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7.3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99pt solid #000000" style:vertical-align="middle"/>
      <style:paragraph-properties fo:text-align="center" fo:margin-left="0mm"/>
      <style:text-properties fo:color="#ce181e" fo:font-size="17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6.2mm" svg:height="149.73mm" svg:x="2.57mm" svg:y="29.17mm">
            <draw:object draw:notify-on-update-of-ranges="Sheet1.A2:Sheet1.A1002 Sheet1.B1:Sheet1.B1 Sheet1.B2:Sheet1.B1002 Sheet1.A2:Sheet1.A1002 Sheet1.C1:Sheet1.C1 Sheet1.C2:Sheet1.C1002 Sheet1.A2:Sheet1.A1002 Sheet1.D1:Sheet1.D1 Sheet1.D2:Sheet1.D1002 Sheet1.A2:Sheet1.A1002 Sheet1.E1:Sheet1.E1 Sheet1.E2:Sheet1.E1002 Sheet1.A2:Sheet1.A1002 Sheet1.F1:Sheet1.F1 Sheet1.F2:Sheet1.F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Sain</text:p>
          </table:table-cell>
          <table:table-cell table:style-name="ce1" office:value-type="string" calcext:value-type="string">
            <text:p>Infecte</text:p>
          </table:table-cell>
          <table:table-cell table:style-name="ce1" office:value-type="string" calcext:value-type="string">
            <text:p>Remis</text:p>
          </table:table-cell>
          <table:table-cell table:style-name="ce1" office:value-type="string" calcext:value-type="string">
            <text:p>Mort</text:p>
          </table:table-cell>
          <table:table-cell table:style-name="ce1" office:value-type="string" calcext:value-type="string">
            <text:p>N total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9500" calcext:value-type="float">
            <text:p>995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2">
          <table:table-cell office:value-type="float" office:value="0.12" calcext:value-type="float">
            <text:p>0,12</text:p>
          </table:table-cell>
          <table:table-cell office:value-type="float" office:value="99481.8875299425" calcext:value-type="float">
            <text:p>99481,8875299425</text:p>
          </table:table-cell>
          <table:table-cell office:value-type="float" office:value="511.4372707161" calcext:value-type="float">
            <text:p>511,4372707161</text:p>
          </table:table-cell>
          <table:table-cell office:value-type="float" office:value="6.0683630377" calcext:value-type="float">
            <text:p>6,0683630377</text:p>
          </table:table-cell>
          <table:table-cell office:value-type="float" office:value="0.6068363038" calcext:value-type="float">
            <text:p>0,6068363038</text:p>
          </table:table-cell>
          <table:table-cell office:value-type="float" office:value="99999.3931636962" calcext:value-type="float">
            <text:p>99999,3931636962</text:p>
          </table:table-cell>
        </table:table-row>
        <table:table-row table:style-name="ro2">
          <table:table-cell office:value-type="float" office:value="0.24" calcext:value-type="float">
            <text:p>0,24</text:p>
          </table:table-cell>
          <table:table-cell office:value-type="float" office:value="99463.364101861" calcext:value-type="float">
            <text:p>99463,364101861</text:p>
          </table:table-cell>
          <table:table-cell office:value-type="float" office:value="523.1328290896" calcext:value-type="float">
            <text:p>523,1328290896</text:p>
          </table:table-cell>
          <table:table-cell office:value-type="float" office:value="12.2755173176" calcext:value-type="float">
            <text:p>12,2755173176</text:p>
          </table:table-cell>
          <table:table-cell office:value-type="float" office:value="1.2275517318" calcext:value-type="float">
            <text:p>1,2275517318</text:p>
          </table:table-cell>
          <table:table-cell office:value-type="float" office:value="99998.7724482682" calcext:value-type="float">
            <text:p>99998,7724482682</text:p>
          </table:table-cell>
        </table:table-row>
        <table:table-row table:style-name="ro2">
          <table:table-cell office:value-type="float" office:value="0.36" calcext:value-type="float">
            <text:p>0,36</text:p>
          </table:table-cell>
          <table:table-cell office:value-type="float" office:value="99444.4205906872" calcext:value-type="float">
            <text:p>99444,4205906872</text:p>
          </table:table-cell>
          <table:table-cell office:value-type="float" office:value="535.092353446" calcext:value-type="float">
            <text:p>535,092353446</text:p>
          </table:table-cell>
          <table:table-cell office:value-type="float" office:value="18.6245962425" calcext:value-type="float">
            <text:p>18,6245962425</text:p>
          </table:table-cell>
          <table:table-cell office:value-type="float" office:value="1.8624596242" calcext:value-type="float">
            <text:p>1,8624596242</text:p>
          </table:table-cell>
          <table:table-cell office:value-type="float" office:value="99998.1375403757" calcext:value-type="float">
            <text:p>99998,1375403757</text:p>
          </table:table-cell>
        </table:table-row>
        <table:table-row table:style-name="ro2">
          <table:table-cell office:value-type="float" office:value="0.48" calcext:value-type="float">
            <text:p>0,48</text:p>
          </table:table-cell>
          <table:table-cell office:value-type="float" office:value="99425.0476779615" calcext:value-type="float">
            <text:p>99425,0476779615</text:p>
          </table:table-cell>
          <table:table-cell office:value-type="float" office:value="547.3216397735" calcext:value-type="float">
            <text:p>547,3216397735</text:p>
          </table:table-cell>
          <table:table-cell office:value-type="float" office:value="25.1188020591" calcext:value-type="float">
            <text:p>25,1188020591</text:p>
          </table:table-cell>
          <table:table-cell office:value-type="float" office:value="2.5118802059" calcext:value-type="float">
            <text:p>2,5118802059</text:p>
          </table:table-cell>
          <table:table-cell office:value-type="float" office:value="99997.4881197941" calcext:value-type="float">
            <text:p>99997,4881197941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99405.2358481641" calcext:value-type="float">
            <text:p>99405,2358481641</text:p>
          </table:table-cell>
          <table:table-cell office:value-type="float" office:value="559.8266038253" calcext:value-type="float">
            <text:p>559,8266038253</text:p>
          </table:table-cell>
          <table:table-cell office:value-type="float" office:value="31.7614072823" calcext:value-type="float">
            <text:p>31,7614072823</text:p>
          </table:table-cell>
          <table:table-cell office:value-type="float" office:value="3.1761407282" calcext:value-type="float">
            <text:p>3,1761407282</text:p>
          </table:table-cell>
          <table:table-cell office:value-type="float" office:value="99996.8238592718" calcext:value-type="float">
            <text:p>99996,8238592718</text:p>
          </table:table-cell>
        </table:table-row>
        <table:table-row table:style-name="ro2">
          <table:table-cell office:value-type="float" office:value="0.72" calcext:value-type="float">
            <text:p>0,72</text:p>
          </table:table-cell>
          <table:table-cell office:value-type="float" office:value="99384.9753849962" calcext:value-type="float">
            <text:p>99384,9753849962</text:p>
          </table:table-cell>
          <table:table-cell office:value-type="float" office:value="572.6132832439" calcext:value-type="float">
            <text:p>572,6132832439</text:p>
          </table:table-cell>
          <table:table-cell office:value-type="float" office:value="38.5557561453" calcext:value-type="float">
            <text:p>38,5557561453</text:p>
          </table:table-cell>
          <table:table-cell office:value-type="float" office:value="3.8555756145" calcext:value-type="float">
            <text:p>3,8555756145</text:p>
          </table:table-cell>
          <table:table-cell office:value-type="float" office:value="99996.1444243854" calcext:value-type="float">
            <text:p>99996,1444243854</text:p>
          </table:table-cell>
        </table:table-row>
        <table:table-row table:style-name="ro2">
          <table:table-cell office:value-type="float" office:value="0.84" calcext:value-type="float">
            <text:p>0,84</text:p>
          </table:table-cell>
          <table:table-cell office:value-type="float" office:value="99364.2563676128" calcext:value-type="float">
            <text:p>99364,2563676128</text:p>
          </table:table-cell>
          <table:table-cell office:value-type="float" office:value="585.6878397048" calcext:value-type="float">
            <text:p>585,6878397048</text:p>
          </table:table-cell>
          <table:table-cell office:value-type="float" office:value="45.5052660749" calcext:value-type="float">
            <text:p>45,5052660749</text:p>
          </table:table-cell>
          <table:table-cell office:value-type="float" office:value="4.5505266075" calcext:value-type="float">
            <text:p>4,5505266075</text:p>
          </table:table-cell>
          <table:table-cell office:value-type="float" office:value="99995.4494733925" calcext:value-type="float">
            <text:p>99995,4494733925</text:p>
          </table:table-cell>
        </table:table-row>
        <table:table-row table:style-name="ro2">
          <table:table-cell office:value-type="float" office:value="0.96" calcext:value-type="float">
            <text:p>0,96</text:p>
          </table:table-cell>
          <table:table-cell office:value-type="float" office:value="99343.0686668069" calcext:value-type="float">
            <text:p>99343,0686668069</text:p>
          </table:table-cell>
          <table:table-cell office:value-type="float" office:value="599.0565610807" calcext:value-type="float">
            <text:p>599,0565610807</text:p>
          </table:table-cell>
          <table:table-cell office:value-type="float" office:value="52.6134291931" calcext:value-type="float">
            <text:p>52,6134291931</text:p>
          </table:table-cell>
          <table:table-cell office:value-type="float" office:value="5.2613429193" calcext:value-type="float">
            <text:p>5,2613429193</text:p>
          </table:table-cell>
          <table:table-cell office:value-type="float" office:value="99994.7386570807" calcext:value-type="float">
            <text:p>99994,7386570807</text:p>
          </table:table-cell>
        </table:table-row>
        <table:table-row table:style-name="ro2">
          <table:table-cell office:value-type="float" office:value="1.08" calcext:value-type="float">
            <text:p>1,08</text:p>
          </table:table-cell>
          <table:table-cell office:value-type="float" office:value="99321.4019411461" calcext:value-type="float">
            <text:p>99321,4019411461</text:p>
          </table:table-cell>
          <table:table-cell office:value-type="float" office:value="612.7258636253" calcext:value-type="float">
            <text:p>612,7258636253</text:p>
          </table:table-cell>
          <table:table-cell office:value-type="float" office:value="59.8838138442" calcext:value-type="float">
            <text:p>59,8838138442</text:p>
          </table:table-cell>
          <table:table-cell office:value-type="float" office:value="5.9883813844" calcext:value-type="float">
            <text:p>5,9883813844</text:p>
          </table:table-cell>
          <table:table-cell office:value-type="float" office:value="99994.0116186156" calcext:value-type="float">
            <text:p>99994,0116186156</text:p>
          </table:table-cell>
        </table:table-row>
        <table:table-row table:style-name="ro2">
          <table:table-cell office:value-type="float" office:value="1.2" calcext:value-type="float">
            <text:p>1,2</text:p>
          </table:table-cell>
          <table:table-cell office:value-type="float" office:value="99299.2456330618" calcext:value-type="float">
            <text:p>99299,2456330618</text:p>
          </table:table-cell>
          <table:table-cell office:value-type="float" office:value="626.7022941743" calcext:value-type="float">
            <text:p>626,7022941743</text:p>
          </table:table-cell>
          <table:table-cell office:value-type="float" office:value="67.3200661489" calcext:value-type="float">
            <text:p>67,3200661489</text:p>
          </table:table-cell>
          <table:table-cell office:value-type="float" office:value="6.7320066149" calcext:value-type="float">
            <text:p>6,7320066149</text:p>
          </table:table-cell>
          <table:table-cell office:value-type="float" office:value="99993.2679933851" calcext:value-type="float">
            <text:p>99993,2679933851</text:p>
          </table:table-cell>
        </table:table-row>
        <table:table-row table:style-name="ro2">
          <table:table-cell office:value-type="float" office:value="1.32" calcext:value-type="float">
            <text:p>1,32</text:p>
          </table:table-cell>
          <table:table-cell office:value-type="float" office:value="99276.5889648921" calcext:value-type="float">
            <text:p>99276,5889648921</text:p>
          </table:table-cell>
          <table:table-cell office:value-type="float" office:value="640.9925323647" calcext:value-type="float">
            <text:p>640,9925323647</text:p>
          </table:table-cell>
          <table:table-cell office:value-type="float" office:value="74.9259115847" calcext:value-type="float">
            <text:p>74,9259115847</text:p>
          </table:table-cell>
          <table:table-cell office:value-type="float" office:value="7.4925911585" calcext:value-type="float">
            <text:p>7,4925911585</text:p>
          </table:table-cell>
          <table:table-cell office:value-type="float" office:value="99992.5074088415" calcext:value-type="float">
            <text:p>99992,5074088415</text:p>
          </table:table-cell>
        </table:table-row>
        <table:table-row table:style-name="ro2">
          <table:table-cell office:value-type="float" office:value="1.44" calcext:value-type="float">
            <text:p>1,44</text:p>
          </table:table-cell>
          <table:table-cell office:value-type="float" office:value="99253.4209348789" calcext:value-type="float">
            <text:p>99253,4209348789</text:p>
          </table:table-cell>
          <table:table-cell office:value-type="float" office:value="655.6033928697" calcext:value-type="float">
            <text:p>655,6033928697</text:p>
          </table:table-cell>
          <table:table-cell office:value-type="float" office:value="82.7051565923" calcext:value-type="float">
            <text:p>82,7051565923</text:p>
          </table:table-cell>
          <table:table-cell office:value-type="float" office:value="8.2705156592" calcext:value-type="float">
            <text:p>8,2705156592</text:p>
          </table:table-cell>
          <table:table-cell office:value-type="float" office:value="99991.7294843407" calcext:value-type="float">
            <text:p>99991,7294843407</text:p>
          </table:table-cell>
        </table:table-row>
        <table:table-row table:style-name="ro2">
          <table:table-cell office:value-type="float" office:value="1.56" calcext:value-type="float">
            <text:p>1,56</text:p>
          </table:table-cell>
          <table:table-cell office:value-type="float" office:value="99229.7303131197" calcext:value-type="float">
            <text:p>99229,7303131197</text:p>
          </table:table-cell>
          <table:table-cell office:value-type="float" office:value="670.5418276493" calcext:value-type="float">
            <text:p>670,5418276493</text:p>
          </table:table-cell>
          <table:table-cell office:value-type="float" office:value="90.66169021" calcext:value-type="float">
            <text:p>90,66169021</text:p>
          </table:table-cell>
          <table:table-cell office:value-type="float" office:value="9.066169021" calcext:value-type="float">
            <text:p>9,066169021</text:p>
          </table:table-cell>
          <table:table-cell office:value-type="float" office:value="99990.933830979" calcext:value-type="float">
            <text:p>99990,933830979</text:p>
          </table:table-cell>
        </table:table-row>
        <table:table-row table:style-name="ro2">
          <table:table-cell office:value-type="float" office:value="1.68" calcext:value-type="float">
            <text:p>1,68</text:p>
          </table:table-cell>
          <table:table-cell office:value-type="float" office:value="99205.5056374766" calcext:value-type="float">
            <text:p>99205,5056374766</text:p>
          </table:table-cell>
          <table:table-cell office:value-type="float" office:value="685.8149282151" calcext:value-type="float">
            <text:p>685,8149282151</text:p>
          </table:table-cell>
          <table:table-cell office:value-type="float" office:value="98.7994857348" calcext:value-type="float">
            <text:p>98,7994857348</text:p>
          </table:table-cell>
          <table:table-cell office:value-type="float" office:value="9.8799485735" calcext:value-type="float">
            <text:p>9,8799485735</text:p>
          </table:table-cell>
          <table:table-cell office:value-type="float" office:value="99990.1200514265" calcext:value-type="float">
            <text:p>99990,1200514265</text:p>
          </table:table-cell>
        </table:table-row>
        <table:table-row table:style-name="ro2">
          <table:table-cell office:value-type="float" office:value="1.8" calcext:value-type="float">
            <text:p>1,8</text:p>
          </table:table-cell>
          <table:table-cell office:value-type="float" office:value="99180.7352094417" calcext:value-type="float">
            <text:p>99180,7352094417</text:p>
          </table:table-cell>
          <table:table-cell office:value-type="float" office:value="701.429927907" calcext:value-type="float">
            <text:p>701,429927907</text:p>
          </table:table-cell>
          <table:table-cell office:value-type="float" office:value="107.1226024103" calcext:value-type="float">
            <text:p>107,1226024103</text:p>
          </table:table-cell>
          <table:table-cell office:value-type="float" office:value="10.712260241" calcext:value-type="float">
            <text:p>10,712260241</text:p>
          </table:table-cell>
          <table:table-cell office:value-type="float" office:value="99989.287739759" calcext:value-type="float">
            <text:p>99989,287739759</text:p>
          </table:table-cell>
        </table:table-row>
        <table:table-row table:style-name="ro2">
          <table:table-cell office:value-type="float" office:value="1.92" calcext:value-type="float">
            <text:p>1,92</text:p>
          </table:table-cell>
          <table:table-cell office:value-type="float" office:value="99155.4070899605" calcext:value-type="float">
            <text:p>99155,4070899605</text:p>
          </table:table-cell>
          <table:table-cell office:value-type="float" office:value="717.3942041827" calcext:value-type="float">
            <text:p>717,3942041827</text:p>
          </table:table-cell>
          <table:table-cell office:value-type="float" office:value="115.6351871425" calcext:value-type="float">
            <text:p>115,6351871425</text:p>
          </table:table-cell>
          <table:table-cell office:value-type="float" office:value="11.5635187143" calcext:value-type="float">
            <text:p>11,5635187143</text:p>
          </table:table-cell>
          <table:table-cell office:value-type="float" office:value="99988.4364812857" calcext:value-type="float">
            <text:p>99988,4364812857</text:p>
          </table:table-cell>
        </table:table-row>
        <table:table-row table:style-name="ro2">
          <table:table-cell office:value-type="float" office:value="2.04" calcext:value-type="float">
            <text:p>2,04</text:p>
          </table:table-cell>
          <table:table-cell office:value-type="float" office:value="99129.5090952163" calcext:value-type="float">
            <text:p>99129,5090952163</text:p>
          </table:table-cell>
          <table:table-cell office:value-type="float" office:value="733.715280916" calcext:value-type="float">
            <text:p>733,715280916</text:p>
          </table:table-cell>
          <table:table-cell office:value-type="float" office:value="124.3414762433" calcext:value-type="float">
            <text:p>124,3414762433</text:p>
          </table:table-cell>
          <table:table-cell office:value-type="float" office:value="12.4341476243" calcext:value-type="float">
            <text:p>12,4341476243</text:p>
          </table:table-cell>
          <table:table-cell office:value-type="float" office:value="99987.5658523757" calcext:value-type="float">
            <text:p>99987,5658523757</text:p>
          </table:table-cell>
        </table:table-row>
        <table:table-row table:style-name="ro2">
          <table:table-cell office:value-type="float" office:value="2.16" calcext:value-type="float">
            <text:p>2,16</text:p>
          </table:table-cell>
          <table:table-cell office:value-type="float" office:value="99103.0287923745" calcext:value-type="float">
            <text:p>99103,0287923745</text:p>
          </table:table-cell>
          <table:table-cell office:value-type="float" office:value="750.4008307045" calcext:value-type="float">
            <text:p>750,4008307045</text:p>
          </table:table-cell>
          <table:table-cell office:value-type="float" office:value="133.2457972008" calcext:value-type="float">
            <text:p>133,2457972008</text:p>
          </table:table-cell>
          <table:table-cell office:value-type="float" office:value="13.3245797201" calcext:value-type="float">
            <text:p>13,3245797201</text:p>
          </table:table-cell>
          <table:table-cell office:value-type="float" office:value="99986.6754202799" calcext:value-type="float">
            <text:p>99986,6754202799</text:p>
          </table:table-cell>
        </table:table-row>
        <table:table-row table:style-name="ro2">
          <table:table-cell office:value-type="float" office:value="2.28" calcext:value-type="float">
            <text:p>2,28</text:p>
          </table:table-cell>
          <table:table-cell office:value-type="float" office:value="99075.95349529" calcext:value-type="float">
            <text:p>99075,95349529</text:p>
          </table:table-cell>
          <table:table-cell office:value-type="float" office:value="767.4586771839" calcext:value-type="float">
            <text:p>767,4586771839</text:p>
          </table:table-cell>
          <table:table-cell office:value-type="float" office:value="142.3525704783" calcext:value-type="float">
            <text:p>142,3525704783</text:p>
          </table:table-cell>
          <table:table-cell office:value-type="float" office:value="14.2352570478" calcext:value-type="float">
            <text:p>14,2352570478</text:p>
          </table:table-cell>
          <table:table-cell office:value-type="float" office:value="99985.7647429522" calcext:value-type="float">
            <text:p>99985,7647429522</text:p>
          </table:table-cell>
        </table:table-row>
        <table:table-row table:style-name="ro2">
          <table:table-cell office:value-type="float" office:value="2.4" calcext:value-type="float">
            <text:p>2,4</text:p>
          </table:table-cell>
          <table:table-cell office:value-type="float" office:value="99048.2702601785" calcext:value-type="float">
            <text:p>99048,2702601785</text:p>
          </table:table-cell>
          <table:table-cell office:value-type="float" office:value="784.896797347" calcext:value-type="float">
            <text:p>784,896797347</text:p>
          </table:table-cell>
          <table:table-cell office:value-type="float" office:value="151.6663113404" calcext:value-type="float">
            <text:p>151,6663113404</text:p>
          </table:table-cell>
          <table:table-cell office:value-type="float" office:value="15.166631134" calcext:value-type="float">
            <text:p>15,166631134</text:p>
          </table:table-cell>
          <table:table-cell office:value-type="float" office:value="99984.833368866" calcext:value-type="float">
            <text:p>99984,833368866</text:p>
          </table:table-cell>
        </table:table-row>
        <table:table-row table:style-name="ro2">
          <table:table-cell office:value-type="float" office:value="2.52" calcext:value-type="float">
            <text:p>2,52</text:p>
          </table:table-cell>
          <table:table-cell office:value-type="float" office:value="99019.9658812547" calcext:value-type="float">
            <text:p>99019,9658812547</text:p>
          </table:table-cell>
          <table:table-cell office:value-type="float" office:value="802.7233238672" calcext:value-type="float">
            <text:p>802,7233238672</text:p>
          </table:table-cell>
          <table:table-cell office:value-type="float" office:value="161.1916317073" calcext:value-type="float">
            <text:p>161,1916317073</text:p>
          </table:table-cell>
          <table:table-cell office:value-type="float" office:value="16.1191631707" calcext:value-type="float">
            <text:p>16,1191631707</text:p>
          </table:table-cell>
          <table:table-cell office:value-type="float" office:value="99983.8808368293" calcext:value-type="float">
            <text:p>99983,8808368293</text:p>
          </table:table-cell>
        </table:table-row>
        <table:table-row table:style-name="ro2">
          <table:table-cell office:value-type="float" office:value="2.64" calcext:value-type="float">
            <text:p>2,64</text:p>
          </table:table-cell>
          <table:table-cell office:value-type="float" office:value="98991.0268863376" calcext:value-type="float">
            <text:p>98991,0268863376</text:p>
          </table:table-cell>
          <table:table-cell office:value-type="float" office:value="820.9465474215" calcext:value-type="float">
            <text:p>820,9465474215</text:p>
          </table:table-cell>
          <table:table-cell office:value-type="float" office:value="170.9332420371" calcext:value-type="float">
            <text:p>170,9332420371</text:p>
          </table:table-cell>
          <table:table-cell office:value-type="float" office:value="17.0933242037" calcext:value-type="float">
            <text:p>17,0933242037</text:p>
          </table:table-cell>
          <table:table-cell office:value-type="float" office:value="99982.9066757963" calcext:value-type="float">
            <text:p>99982,9066757963</text:p>
          </table:table-cell>
        </table:table-row>
        <table:table-row table:style-name="ro2">
          <table:table-cell office:value-type="float" office:value="2.76" calcext:value-type="float">
            <text:p>2,76</text:p>
          </table:table-cell>
          <table:table-cell office:value-type="float" office:value="98961.4395324262" calcext:value-type="float">
            <text:p>98961,4395324262</text:p>
          </table:table-cell>
          <table:table-cell office:value-type="float" office:value="839.5749190146" calcext:value-type="float">
            <text:p>839,5749190146</text:p>
          </table:table-cell>
          <table:table-cell office:value-type="float" office:value="180.8959532356" calcext:value-type="float">
            <text:p>180,8959532356</text:p>
          </table:table-cell>
          <table:table-cell office:value-type="float" office:value="18.0895953236" calcext:value-type="float">
            <text:p>18,0895953236</text:p>
          </table:table-cell>
          <table:table-cell office:value-type="float" office:value="99981.9104046765" calcext:value-type="float">
            <text:p>99981,9104046765</text:p>
          </table:table-cell>
        </table:table-row>
        <table:table-row table:style-name="ro2">
          <table:table-cell office:value-type="float" office:value="2.88" calcext:value-type="float">
            <text:p>2,88</text:p>
          </table:table-cell>
          <table:table-cell office:value-type="float" office:value="98931.1898012476" calcext:value-type="float">
            <text:p>98931,1898012476</text:p>
          </table:table-cell>
          <table:table-cell office:value-type="float" office:value="858.6170522991" calcext:value-type="float">
            <text:p>858,6170522991</text:p>
          </table:table-cell>
          <table:table-cell office:value-type="float" office:value="191.0846785939" calcext:value-type="float">
            <text:p>191,0846785939</text:p>
          </table:table-cell>
          <table:table-cell office:value-type="float" office:value="19.1084678594" calcext:value-type="float">
            <text:p>19,1084678594</text:p>
          </table:table-cell>
          <table:table-cell office:value-type="float" office:value="99980.8915321406" calcext:value-type="float">
            <text:p>99980,89153214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8900.2633947795" calcext:value-type="float">
            <text:p>98900,2633947795</text:p>
          </table:table-cell>
          <table:table-cell office:value-type="float" office:value="878.0817258903" calcext:value-type="float">
            <text:p>878,0817258903</text:p>
          </table:table-cell>
          <table:table-cell office:value-type="float" office:value="201.5044357546" calcext:value-type="float">
            <text:p>201,5044357546</text:p>
          </table:table-cell>
          <table:table-cell office:value-type="float" office:value="20.1504435755" calcext:value-type="float">
            <text:p>20,1504435755</text:p>
          </table:table-cell>
          <table:table-cell office:value-type="float" office:value="99979.8495564245" calcext:value-type="float">
            <text:p>99979,8495564245</text:p>
          </table:table-cell>
        </table:table-row>
        <table:table-row table:style-name="ro2">
          <table:table-cell office:value-type="float" office:value="3.12" calcext:value-type="float">
            <text:p>3,12</text:p>
          </table:table-cell>
          <table:table-cell office:value-type="float" office:value="98868.6457307507" calcext:value-type="float">
            <text:p>98868,6457307507</text:p>
          </table:table-cell>
          <table:table-cell office:value-type="float" office:value="897.9778856736" calcext:value-type="float">
            <text:p>897,9778856736</text:p>
          </table:table-cell>
          <table:table-cell office:value-type="float" office:value="212.1603487051" calcext:value-type="float">
            <text:p>212,1603487051</text:p>
          </table:table-cell>
          <table:table-cell office:value-type="float" office:value="21.2160348705" calcext:value-type="float">
            <text:p>21,2160348705</text:p>
          </table:table-cell>
          <table:table-cell office:value-type="float" office:value="99978.7839651295" calcext:value-type="float">
            <text:p>99978,7839651295</text:p>
          </table:table-cell>
        </table:table-row>
        <table:table-row table:style-name="ro2">
          <table:table-cell office:value-type="float" office:value="3.24" calcext:value-type="float">
            <text:p>3,24</text:p>
          </table:table-cell>
          <table:table-cell office:value-type="float" office:value="98836.3219381203" calcext:value-type="float">
            <text:p>98836,3219381203</text:p>
          </table:table-cell>
          <table:table-cell office:value-type="float" office:value="918.3146471017" calcext:value-type="float">
            <text:p>918,3146471017</text:p>
          </table:table-cell>
          <table:table-cell office:value-type="float" office:value="223.0576497981" calcext:value-type="float">
            <text:p>223,0576497981</text:p>
          </table:table-cell>
          <table:table-cell office:value-type="float" office:value="22.3057649798" calcext:value-type="float">
            <text:p>22,3057649798</text:p>
          </table:table-cell>
          <table:table-cell office:value-type="float" office:value="99977.6942350202" calcext:value-type="float">
            <text:p>99977,6942350202</text:p>
          </table:table-cell>
        </table:table-row>
        <table:table-row table:style-name="ro2">
          <table:table-cell office:value-type="float" office:value="3.36" calcext:value-type="float">
            <text:p>3,36</text:p>
          </table:table-cell>
          <table:table-cell office:value-type="float" office:value="98803.276852541" calcext:value-type="float">
            <text:p>98803,276852541</text:p>
          </table:table-cell>
          <table:table-cell office:value-type="float" office:value="939.1012974781" calcext:value-type="float">
            <text:p>939,1012974781</text:p>
          </table:table-cell>
          <table:table-cell office:value-type="float" office:value="234.2016818007" calcext:value-type="float">
            <text:p>234,2016818007</text:p>
          </table:table-cell>
          <table:table-cell office:value-type="float" office:value="23.4201681801" calcext:value-type="float">
            <text:p>23,4201681801</text:p>
          </table:table-cell>
          <table:table-cell office:value-type="float" office:value="99976.5798318199" calcext:value-type="float">
            <text:p>99976,5798318199</text:p>
          </table:table-cell>
        </table:table-row>
        <table:table-row table:style-name="ro2">
          <table:table-cell office:value-type="float" office:value="3.48" calcext:value-type="float">
            <text:p>3,48</text:p>
          </table:table-cell>
          <table:table-cell office:value-type="float" office:value="98769.495011808" calcext:value-type="float">
            <text:p>98769,495011808</text:p>
          </table:table-cell>
          <table:table-cell office:value-type="float" office:value="960.3472982247" calcext:value-type="float">
            <text:p>960,3472982247</text:p>
          </table:table-cell>
          <table:table-cell office:value-type="float" office:value="245.5978999702" calcext:value-type="float">
            <text:p>245,5978999702</text:p>
          </table:table-cell>
          <table:table-cell office:value-type="float" office:value="24.559789997" calcext:value-type="float">
            <text:p>24,559789997</text:p>
          </table:table-cell>
          <table:table-cell office:value-type="float" office:value="99975.440210003" calcext:value-type="float">
            <text:p>99975,440210003</text:p>
          </table:table-cell>
        </table:table-row>
        <table:table-row table:style-name="ro2">
          <table:table-cell office:value-type="float" office:value="3.6" calcext:value-type="float">
            <text:p>3,6</text:p>
          </table:table-cell>
          <table:table-cell office:value-type="float" office:value="98734.9606512964" calcext:value-type="float">
            <text:p>98734,9606512964</text:p>
          </table:table-cell>
          <table:table-cell office:value-type="float" office:value="982.0622871311" calcext:value-type="float">
            <text:p>982,0622871311</text:p>
          </table:table-cell>
          <table:table-cell office:value-type="float" office:value="257.2518741567" calcext:value-type="float">
            <text:p>257,2518741567</text:p>
          </table:table-cell>
          <table:table-cell office:value-type="float" office:value="25.7251874157" calcext:value-type="float">
            <text:p>25,7251874157</text:p>
          </table:table-cell>
          <table:table-cell office:value-type="float" office:value="99974.2748125844" calcext:value-type="float">
            <text:p>99974,2748125844</text:p>
          </table:table-cell>
        </table:table-row>
        <table:table-row table:style-name="ro2">
          <table:table-cell office:value-type="float" office:value="3.72" calcext:value-type="float">
            <text:p>3,72</text:p>
          </table:table-cell>
          <table:table-cell office:value-type="float" office:value="98699.6576993932" calcext:value-type="float">
            <text:p>98699,6576993932</text:p>
          </table:table-cell>
          <table:table-cell office:value-type="float" office:value="1004.2560805803" calcext:value-type="float">
            <text:p>1004,2560805803</text:p>
          </table:table-cell>
          <table:table-cell office:value-type="float" office:value="269.1692909331" calcext:value-type="float">
            <text:p>269,1692909331</text:p>
          </table:table-cell>
          <table:table-cell office:value-type="float" office:value="26.9169290933" calcext:value-type="float">
            <text:p>26,9169290933</text:p>
          </table:table-cell>
          <table:table-cell office:value-type="float" office:value="99973.0830709067" calcext:value-type="float">
            <text:p>99973,0830709067</text:p>
          </table:table-cell>
        </table:table-row>
        <table:table-row table:style-name="ro2">
          <table:table-cell office:value-type="float" office:value="3.84" calcext:value-type="float">
            <text:p>3,84</text:p>
          </table:table-cell>
          <table:table-cell office:value-type="float" office:value="98663.5697729236" calcext:value-type="float">
            <text:p>98663,5697729236</text:p>
          </table:table-cell>
          <table:table-cell office:value-type="float" office:value="1026.9386757497" calcext:value-type="float">
            <text:p>1026,9386757497</text:p>
          </table:table-cell>
          <table:table-cell office:value-type="float" office:value="281.3559557515" calcext:value-type="float">
            <text:p>281,3559557515</text:p>
          </table:table-cell>
          <table:table-cell office:value-type="float" office:value="28.1355955751" calcext:value-type="float">
            <text:p>28,1355955751</text:p>
          </table:table-cell>
          <table:table-cell office:value-type="float" office:value="99971.8644044249" calcext:value-type="float">
            <text:p>99971,8644044249</text:p>
          </table:table-cell>
        </table:table-row>
        <table:table-row table:style-name="ro2">
          <table:table-cell office:value-type="float" office:value="3.96" calcext:value-type="float">
            <text:p>3,96</text:p>
          </table:table-cell>
          <table:table-cell office:value-type="float" office:value="98626.6801725794" calcext:value-type="float">
            <text:p>98626,6801725794</text:p>
          </table:table-cell>
          <table:table-cell office:value-type="float" office:value="1050.1202527824" calcext:value-type="float">
            <text:p>1050,1202527824</text:p>
          </table:table-cell>
          <table:table-cell office:value-type="float" office:value="293.8177951256" calcext:value-type="float">
            <text:p>293,8177951256</text:p>
          </table:table-cell>
          <table:table-cell office:value-type="float" office:value="29.3817795126" calcext:value-type="float">
            <text:p>29,3817795126</text:p>
          </table:table-cell>
          <table:table-cell office:value-type="float" office:value="99970.6182204874" calcext:value-type="float">
            <text:p>99970,6182204874</text:p>
          </table:table-cell>
        </table:table-row>
        <table:table-row table:style-name="ro2">
          <table:table-cell office:value-type="float" office:value="4.08" calcext:value-type="float">
            <text:p>4,08</text:p>
          </table:table-cell>
          <table:table-cell office:value-type="float" office:value="98588.9718783513" calcext:value-type="float">
            <text:p>98588,9718783513</text:p>
          </table:table-cell>
          <table:table-cell office:value-type="float" office:value="1073.8111769252" calcext:value-type="float">
            <text:p>1073,8111769252</text:p>
          </table:table-cell>
          <table:table-cell office:value-type="float" office:value="306.5608588395" calcext:value-type="float">
            <text:p>306,5608588395</text:p>
          </table:table-cell>
          <table:table-cell office:value-type="float" office:value="30.6560858839" calcext:value-type="float">
            <text:p>30,6560858839</text:p>
          </table:table-cell>
          <table:table-cell office:value-type="float" office:value="99969.343914116" calcext:value-type="float">
            <text:p>99969,343914116</text:p>
          </table:table-cell>
        </table:table-row>
        <table:table-row table:style-name="ro2">
          <table:table-cell office:value-type="float" office:value="4.2" calcext:value-type="float">
            <text:p>4,2</text:p>
          </table:table-cell>
          <table:table-cell office:value-type="float" office:value="98550.4275449703" calcext:value-type="float">
            <text:p>98550,4275449703</text:p>
          </table:table-cell>
          <table:table-cell office:value-type="float" office:value="1098.0220006305" calcext:value-type="float">
            <text:p>1098,0220006305</text:p>
          </table:table-cell>
          <table:table-cell office:value-type="float" office:value="319.5913221811" calcext:value-type="float">
            <text:p>319,5913221811</text:p>
          </table:table-cell>
          <table:table-cell office:value-type="float" office:value="31.9591322181" calcext:value-type="float">
            <text:p>31,9591322181</text:p>
          </table:table-cell>
          <table:table-cell office:value-type="float" office:value="99968.0408677819" calcext:value-type="float">
            <text:p>99968,0408677819</text:p>
          </table:table-cell>
        </table:table-row>
        <table:table-row table:style-name="ro2">
          <table:table-cell office:value-type="float" office:value="4.32" calcext:value-type="float">
            <text:p>4,32</text:p>
          </table:table-cell>
          <table:table-cell office:value-type="float" office:value="98511.0294973625" calcext:value-type="float">
            <text:p>98511,0294973625</text:p>
          </table:table-cell>
          <table:table-cell office:value-type="float" office:value="1122.7634656159" calcext:value-type="float">
            <text:p>1122,7634656159</text:p>
          </table:table-cell>
          <table:table-cell office:value-type="float" office:value="332.9154882014" calcext:value-type="float">
            <text:p>332,9154882014</text:p>
          </table:table-cell>
          <table:table-cell office:value-type="float" office:value="33.2915488201" calcext:value-type="float">
            <text:p>33,2915488201</text:p>
          </table:table-cell>
          <table:table-cell office:value-type="float" office:value="99966.7084511799" calcext:value-type="float">
            <text:p>99966,7084511799</text:p>
          </table:table-cell>
        </table:table-row>
        <table:table-row table:style-name="ro2">
          <table:table-cell office:value-type="float" office:value="4.44" calcext:value-type="float">
            <text:p>4,44</text:p>
          </table:table-cell>
          <table:table-cell office:value-type="float" office:value="98470.7597261229" calcext:value-type="float">
            <text:p>98470,7597261229</text:p>
          </table:table-cell>
          <table:table-cell office:value-type="float" office:value="1148.0465048796" calcext:value-type="float">
            <text:p>1148,0465048796</text:p>
          </table:table-cell>
          <table:table-cell office:value-type="float" office:value="346.5397899977" calcext:value-type="float">
            <text:p>346,5397899977</text:p>
          </table:table-cell>
          <table:table-cell office:value-type="float" office:value="34.6539789998" calcext:value-type="float">
            <text:p>34,6539789998</text:p>
          </table:table-cell>
          <table:table-cell office:value-type="float" office:value="99965.3460210003" calcext:value-type="float">
            <text:p>99965,3460210003</text:p>
          </table:table-cell>
        </table:table-row>
        <table:table-row table:style-name="ro2">
          <table:table-cell office:value-type="float" office:value="4.56" calcext:value-type="float">
            <text:p>4,56</text:p>
          </table:table-cell>
          <table:table-cell office:value-type="float" office:value="98429.5998830124" calcext:value-type="float">
            <text:p>98429,5998830124</text:p>
          </table:table-cell>
          <table:table-cell office:value-type="float" office:value="1173.8822446649" calcext:value-type="float">
            <text:p>1173,8822446649</text:p>
          </table:table-cell>
          <table:table-cell office:value-type="float" office:value="360.4707930206" calcext:value-type="float">
            <text:p>360,4707930206</text:p>
          </table:table-cell>
          <table:table-cell office:value-type="float" office:value="36.0470793021" calcext:value-type="float">
            <text:p>36,0470793021</text:p>
          </table:table-cell>
          <table:table-cell office:value-type="float" office:value="99963.952920698" calcext:value-type="float">
            <text:p>99963,952920698</text:p>
          </table:table-cell>
        </table:table-row>
        <table:table-row table:style-name="ro2">
          <table:table-cell office:value-type="float" office:value="4.68" calcext:value-type="float">
            <text:p>4,68</text:p>
          </table:table-cell>
          <table:table-cell office:value-type="float" office:value="98387.5312764842" calcext:value-type="float">
            <text:p>98387,5312764842</text:p>
          </table:table-cell>
          <table:table-cell office:value-type="float" office:value="1200.2820063704" calcext:value-type="float">
            <text:p>1200,2820063704</text:p>
          </table:table-cell>
          <table:table-cell office:value-type="float" office:value="374.7151974048" calcext:value-type="float">
            <text:p>374,7151974048</text:p>
          </table:table-cell>
          <table:table-cell office:value-type="float" office:value="37.4715197405" calcext:value-type="float">
            <text:p>37,4715197405</text:p>
          </table:table-cell>
          <table:table-cell office:value-type="float" office:value="99962.5284802595" calcext:value-type="float">
            <text:p>99962,5284802595</text:p>
          </table:table-cell>
        </table:table-row>
        <table:table-row table:style-name="ro2">
          <table:table-cell office:value-type="float" office:value="4.8" calcext:value-type="float">
            <text:p>4,8</text:p>
          </table:table-cell>
          <table:table-cell office:value-type="float" office:value="98344.5348672451" calcext:value-type="float">
            <text:p>98344,5348672451</text:p>
          </table:table-cell>
          <table:table-cell office:value-type="float" office:value="1227.2573084007" calcext:value-type="float">
            <text:p>1227,2573084007</text:p>
          </table:table-cell>
          <table:table-cell office:value-type="float" office:value="389.279840322" calcext:value-type="float">
            <text:p>389,279840322</text:p>
          </table:table-cell>
          <table:table-cell office:value-type="float" office:value="38.9279840322" calcext:value-type="float">
            <text:p>38,9279840322</text:p>
          </table:table-cell>
          <table:table-cell office:value-type="float" office:value="99961.0720159678" calcext:value-type="float">
            <text:p>99961,0720159678</text:p>
          </table:table-cell>
        </table:table-row>
        <table:table-row table:style-name="ro2">
          <table:table-cell office:value-type="float" office:value="4.92" calcext:value-type="float">
            <text:p>4,92</text:p>
          </table:table-cell>
          <table:table-cell office:value-type="float" office:value="98300.591263857" calcext:value-type="float">
            <text:p>98300,591263857</text:p>
          </table:table-cell>
          <table:table-cell office:value-type="float" office:value="1254.819867952" calcext:value-type="float">
            <text:p>1254,819867952</text:p>
          </table:table-cell>
          <table:table-cell office:value-type="float" office:value="404.1716983554" calcext:value-type="float">
            <text:p>404,1716983554</text:p>
          </table:table-cell>
          <table:table-cell office:value-type="float" office:value="40.4171698355" calcext:value-type="float">
            <text:p>40,4171698355</text:p>
          </table:table-cell>
          <table:table-cell office:value-type="float" office:value="99959.5828301645" calcext:value-type="float">
            <text:p>99959,5828301645</text:p>
          </table:table-cell>
        </table:table-row>
        <table:table-row table:style-name="ro2">
          <table:table-cell office:value-type="float" office:value="5.04" calcext:value-type="float">
            <text:p>5,04</text:p>
          </table:table-cell>
          <table:table-cell office:value-type="float" office:value="98255.6807183866" calcext:value-type="float">
            <text:p>98255,6807183866</text:p>
          </table:table-cell>
          <table:table-cell office:value-type="float" office:value="1282.9816027273" calcext:value-type="float">
            <text:p>1282,9816027273</text:p>
          </table:table-cell>
          <table:table-cell office:value-type="float" office:value="419.3978898964" calcext:value-type="float">
            <text:p>419,3978898964</text:p>
          </table:table-cell>
          <table:table-cell office:value-type="float" office:value="41.9397889896" calcext:value-type="float">
            <text:p>41,9397889896</text:p>
          </table:table-cell>
          <table:table-cell office:value-type="float" office:value="99958.0602110104" calcext:value-type="float">
            <text:p>99958,0602110104</text:p>
          </table:table-cell>
        </table:table-row>
        <table:table-row table:style-name="ro2">
          <table:table-cell office:value-type="float" office:value="5.16" calcext:value-type="float">
            <text:p>5,16</text:p>
          </table:table-cell>
          <table:table-cell office:value-type="float" office:value="98209.7831221082" calcext:value-type="float">
            <text:p>98209,7831221082</text:p>
          </table:table-cell>
          <table:table-cell office:value-type="float" office:value="1311.7546325763" calcext:value-type="float">
            <text:p>1311,7546325763</text:p>
          </table:table-cell>
          <table:table-cell office:value-type="float" office:value="434.9656775595" calcext:value-type="float">
            <text:p>434,9656775595</text:p>
          </table:table-cell>
          <table:table-cell office:value-type="float" office:value="43.496567756" calcext:value-type="float">
            <text:p>43,496567756</text:p>
          </table:table-cell>
          <table:table-cell office:value-type="float" office:value="99956.503432244" calcext:value-type="float">
            <text:p>99956,503432244</text:p>
          </table:table-cell>
        </table:table-row>
        <table:table-row table:style-name="ro2">
          <table:table-cell office:value-type="float" office:value="5.28" calcext:value-type="float">
            <text:p>5,28</text:p>
          </table:table-cell>
          <table:table-cell office:value-type="float" office:value="98162.8780012669" calcext:value-type="float">
            <text:p>98162,8780012669</text:p>
          </table:table-cell>
          <table:table-cell office:value-type="float" office:value="1341.1512810527" calcext:value-type="float">
            <text:p>1341,1512810527</text:p>
          </table:table-cell>
          <table:table-cell office:value-type="float" office:value="450.8824706185" calcext:value-type="float">
            <text:p>450,8824706185</text:p>
          </table:table-cell>
          <table:table-cell office:value-type="float" office:value="45.0882470619" calcext:value-type="float">
            <text:p>45,0882470619</text:p>
          </table:table-cell>
          <table:table-cell office:value-type="float" office:value="99954.9117529381" calcext:value-type="float">
            <text:p>99954,9117529381</text:p>
          </table:table-cell>
        </table:table-row>
        <table:table-row table:style-name="ro2">
          <table:table-cell office:value-type="float" office:value="5.4" calcext:value-type="float">
            <text:p>5,4</text:p>
          </table:table-cell>
          <table:table-cell office:value-type="float" office:value="98114.9445129105" calcext:value-type="float">
            <text:p>98114,9445129105</text:p>
          </table:table-cell>
          <table:table-cell office:value-type="float" office:value="1371.1840768842" calcext:value-type="float">
            <text:p>1371,1840768842</text:p>
          </table:table-cell>
          <table:table-cell office:value-type="float" office:value="467.1558274594" calcext:value-type="float">
            <text:p>467,1558274594</text:p>
          </table:table-cell>
          <table:table-cell office:value-type="float" office:value="46.7155827459" calcext:value-type="float">
            <text:p>46,7155827459</text:p>
          </table:table-cell>
          <table:table-cell office:value-type="float" office:value="99953.284417254" calcext:value-type="float">
            <text:p>99953,284417254</text:p>
          </table:table-cell>
        </table:table-row>
        <table:table-row table:style-name="ro2">
          <table:table-cell office:value-type="float" office:value="5.52" calcext:value-type="float">
            <text:p>5,52</text:p>
          </table:table-cell>
          <table:table-cell office:value-type="float" office:value="98065.9614407966" calcext:value-type="float">
            <text:p>98065,9614407966</text:p>
          </table:table-cell>
          <table:table-cell office:value-type="float" office:value="1401.8657553477" calcext:value-type="float">
            <text:p>1401,8657553477</text:p>
          </table:table-cell>
          <table:table-cell office:value-type="float" office:value="483.7934580506" calcext:value-type="float">
            <text:p>483,7934580506</text:p>
          </table:table-cell>
          <table:table-cell office:value-type="float" office:value="48.3793458051" calcext:value-type="float">
            <text:p>48,3793458051</text:p>
          </table:table-cell>
          <table:table-cell office:value-type="float" office:value="99951.6206541949" calcext:value-type="float">
            <text:p>99951,6206541949</text:p>
          </table:table-cell>
        </table:table-row>
        <table:table-row table:style-name="ro2">
          <table:table-cell office:value-type="float" office:value="5.64" calcext:value-type="float">
            <text:p>5,64</text:p>
          </table:table-cell>
          <table:table-cell office:value-type="float" office:value="98015.9071913833" calcext:value-type="float">
            <text:p>98015,9071913833</text:p>
          </table:table-cell>
          <table:table-cell office:value-type="float" office:value="1433.2092595439" calcext:value-type="float">
            <text:p>1433,2092595439</text:p>
          </table:table-cell>
          <table:table-cell office:value-type="float" office:value="500.8032264297" calcext:value-type="float">
            <text:p>500,8032264297</text:p>
          </table:table-cell>
          <table:table-cell office:value-type="float" office:value="50.080322643" calcext:value-type="float">
            <text:p>50,080322643</text:p>
          </table:table-cell>
          <table:table-cell office:value-type="float" office:value="99949.919677357" calcext:value-type="float">
            <text:p>99949,919677357</text:p>
          </table:table-cell>
        </table:table-row>
        <table:table-row table:style-name="ro2">
          <table:table-cell office:value-type="float" office:value="5.76" calcext:value-type="float">
            <text:p>5,76</text:p>
          </table:table-cell>
          <table:table-cell office:value-type="float" office:value="97964.7597899119" calcext:value-type="float">
            <text:p>97964,7597899119</text:p>
          </table:table-cell>
          <table:table-cell office:value-type="float" office:value="1465.2277415631" calcext:value-type="float">
            <text:p>1465,2277415631</text:p>
          </table:table-cell>
          <table:table-cell office:value-type="float" office:value="518.1931532045" calcext:value-type="float">
            <text:p>518,1931532045</text:p>
          </table:table-cell>
          <table:table-cell office:value-type="float" office:value="51.8193153204" calcext:value-type="float">
            <text:p>51,8193153204</text:p>
          </table:table-cell>
          <table:table-cell office:value-type="float" office:value="99948.1806846795" calcext:value-type="float">
            <text:p>99948,1806846795</text:p>
          </table:table-cell>
        </table:table-row>
        <table:table-row table:style-name="ro2">
          <table:table-cell office:value-type="float" office:value="5.88" calcext:value-type="float">
            <text:p>5,88</text:p>
          </table:table-cell>
          <table:table-cell office:value-type="float" office:value="97912.4968765895" calcext:value-type="float">
            <text:p>97912,4968765895</text:p>
          </table:table-cell>
          <table:table-cell office:value-type="float" office:value="1497.934563537" calcext:value-type="float">
            <text:p>1497,934563537</text:p>
          </table:table-cell>
          <table:table-cell office:value-type="float" office:value="535.9714180667" calcext:value-type="float">
            <text:p>535,9714180667</text:p>
          </table:table-cell>
          <table:table-cell office:value-type="float" office:value="53.5971418067" calcext:value-type="float">
            <text:p>53,5971418067</text:p>
          </table:table-cell>
          <table:table-cell office:value-type="float" office:value="99946.4028581933" calcext:value-type="float">
            <text:p>99946,40285819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7859.0957028823" calcext:value-type="float">
            <text:p>97859,0957028823</text:p>
          </table:table-cell>
          <table:table-cell office:value-type="float" office:value="1531.3432985667" calcext:value-type="float">
            <text:p>1531,3432985667</text:p>
          </table:table-cell>
          <table:table-cell office:value-type="float" office:value="554.1463623189" calcext:value-type="float">
            <text:p>554,1463623189</text:p>
          </table:table-cell>
          <table:table-cell office:value-type="float" office:value="55.4146362319" calcext:value-type="float">
            <text:p>55,4146362319</text:p>
          </table:table-cell>
          <table:table-cell office:value-type="float" office:value="99944.5853637681" calcext:value-type="float">
            <text:p>99944,5853637681</text:p>
          </table:table-cell>
        </table:table-row>
        <table:table-row table:style-name="ro2">
          <table:table-cell office:value-type="float" office:value="6.12" calcext:value-type="float">
            <text:p>6,12</text:p>
          </table:table-cell>
          <table:table-cell office:value-type="float" office:value="97804.5331279273" calcext:value-type="float">
            <text:p>97804,5331279273</text:p>
          </table:table-cell>
          <table:table-cell office:value-type="float" office:value="1565.467731521" calcext:value-type="float">
            <text:p>1565,467731521</text:p>
          </table:table-cell>
          <table:table-cell office:value-type="float" office:value="572.7264914106" calcext:value-type="float">
            <text:p>572,7264914106</text:p>
          </table:table-cell>
          <table:table-cell office:value-type="float" office:value="57.2726491411" calcext:value-type="float">
            <text:p>57,2726491411</text:p>
          </table:table-cell>
          <table:table-cell office:value-type="float" office:value="99942.7273508589" calcext:value-type="float">
            <text:p>99942,7273508589</text:p>
          </table:table-cell>
        </table:table-row>
        <table:table-row table:style-name="ro2">
          <table:table-cell office:value-type="float" office:value="6.24" calcext:value-type="float">
            <text:p>6,24</text:p>
          </table:table-cell>
          <table:table-cell office:value-type="float" office:value="97748.7856150725" calcext:value-type="float">
            <text:p>97748,7856150725</text:p>
          </table:table-cell>
          <table:table-cell office:value-type="float" office:value="1600.3218596954" calcext:value-type="float">
            <text:p>1600,3218596954</text:p>
          </table:table-cell>
          <table:table-cell office:value-type="float" office:value="591.7204774836" calcext:value-type="float">
            <text:p>591,7204774836</text:p>
          </table:table-cell>
          <table:table-cell office:value-type="float" office:value="59.1720477484" calcext:value-type="float">
            <text:p>59,1720477484</text:p>
          </table:table-cell>
          <table:table-cell office:value-type="float" office:value="99940.8279522517" calcext:value-type="float">
            <text:p>99940,8279522517</text:p>
          </table:table-cell>
        </table:table-row>
        <table:table-row table:style-name="ro2">
          <table:table-cell office:value-type="float" office:value="6.36" calcext:value-type="float">
            <text:p>6,36</text:p>
          </table:table-cell>
          <table:table-cell office:value-type="float" office:value="97691.8292285574" calcext:value-type="float">
            <text:p>97691,8292285574</text:p>
          </table:table-cell>
          <table:table-cell office:value-type="float" office:value="1635.9198933253" calcext:value-type="float">
            <text:p>1635,9198933253</text:p>
          </table:table-cell>
          <table:table-cell office:value-type="float" office:value="611.1371619247" calcext:value-type="float">
            <text:p>611,1371619247</text:p>
          </table:table-cell>
          <table:table-cell office:value-type="float" office:value="61.1137161925" calcext:value-type="float">
            <text:p>61,1137161925</text:p>
          </table:table-cell>
          <table:table-cell office:value-type="float" office:value="99938.8862838075" calcext:value-type="float">
            <text:p>99938,8862838075</text:p>
          </table:table-cell>
        </table:table-row>
        <table:table-row table:style-name="ro2">
          <table:table-cell office:value-type="float" office:value="6.48" calcext:value-type="float">
            <text:p>6,48</text:p>
          </table:table-cell>
          <table:table-cell office:value-type="float" office:value="97633.6396303426" calcext:value-type="float">
            <text:p>97633,6396303426</text:p>
          </table:table-cell>
          <table:table-cell office:value-type="float" office:value="1672.2762559423" calcext:value-type="float">
            <text:p>1672,2762559423</text:p>
          </table:table-cell>
          <table:table-cell office:value-type="float" office:value="630.9855579227" calcext:value-type="float">
            <text:p>630,9855579227</text:p>
          </table:table-cell>
          <table:table-cell office:value-type="float" office:value="63.0985557923" calcext:value-type="float">
            <text:p>63,0985557923</text:p>
          </table:table-cell>
          <table:table-cell office:value-type="float" office:value="99936.9014442077" calcext:value-type="float">
            <text:p>99936,9014442077</text:p>
          </table:table-cell>
        </table:table-row>
        <table:table-row table:style-name="ro2">
          <table:table-cell office:value-type="float" office:value="6.6" calcext:value-type="float">
            <text:p>6,6</text:p>
          </table:table-cell>
          <table:table-cell office:value-type="float" office:value="97574.1920771003" calcext:value-type="float">
            <text:p>97574,1920771003</text:p>
          </table:table-cell>
          <table:table-cell office:value-type="float" office:value="1709.4055845667" calcext:value-type="float">
            <text:p>1709,4055845667</text:p>
          </table:table-cell>
          <table:table-cell office:value-type="float" office:value="651.2748530299" calcext:value-type="float">
            <text:p>651,2748530299</text:p>
          </table:table-cell>
          <table:table-cell office:value-type="float" office:value="65.127485303" calcext:value-type="float">
            <text:p>65,127485303</text:p>
          </table:table-cell>
          <table:table-cell office:value-type="float" office:value="99934.872514697" calcext:value-type="float">
            <text:p>99934,872514697</text:p>
          </table:table-cell>
        </table:table-row>
        <table:table-row table:style-name="ro2">
          <table:table-cell office:value-type="float" office:value="6.72" calcext:value-type="float">
            <text:p>6,72</text:p>
          </table:table-cell>
          <table:table-cell office:value-type="float" office:value="97513.4614173779" calcext:value-type="float">
            <text:p>97513,4614173779</text:p>
          </table:table-cell>
          <table:table-cell office:value-type="float" office:value="1747.3227297258" calcext:value-type="float">
            <text:p>1747,3227297258</text:p>
          </table:table-cell>
          <table:table-cell office:value-type="float" office:value="672.0144117238" calcext:value-type="float">
            <text:p>672,0144117238</text:p>
          </table:table-cell>
          <table:table-cell office:value-type="float" office:value="67.2014411724" calcext:value-type="float">
            <text:p>67,2014411724</text:p>
          </table:table-cell>
          <table:table-cell office:value-type="float" office:value="99932.7985588277" calcext:value-type="float">
            <text:p>99932,7985588277</text:p>
          </table:table-cell>
        </table:table-row>
        <table:table-row table:style-name="ro2">
          <table:table-cell office:value-type="float" office:value="6.84" calcext:value-type="float">
            <text:p>6,84</text:p>
          </table:table-cell>
          <table:table-cell office:value-type="float" office:value="97451.4220889452" calcext:value-type="float">
            <text:p>97451,4220889452</text:p>
          </table:table-cell>
          <table:table-cell office:value-type="float" office:value="1786.0427552893" calcext:value-type="float">
            <text:p>1786,0427552893</text:p>
          </table:table-cell>
          <table:table-cell office:value-type="float" office:value="693.2137779685" calcext:value-type="float">
            <text:p>693,2137779685</text:p>
          </table:table-cell>
          <table:table-cell office:value-type="float" office:value="69.3213777969" calcext:value-type="float">
            <text:p>69,3213777969</text:p>
          </table:table-cell>
          <table:table-cell office:value-type="float" office:value="99930.6786222032" calcext:value-type="float">
            <text:p>99930,6786222032</text:p>
          </table:table-cell>
        </table:table-row>
        <table:table-row table:style-name="ro2">
          <table:table-cell office:value-type="float" office:value="6.96" calcext:value-type="float">
            <text:p>6,96</text:p>
          </table:table-cell>
          <table:table-cell office:value-type="float" office:value="97388.0481163398" calcext:value-type="float">
            <text:p>97388,0481163398</text:p>
          </table:table-cell>
          <table:table-cell office:value-type="float" office:value="1825.5809381097" calcext:value-type="float">
            <text:p>1825,5809381097</text:p>
          </table:table-cell>
          <table:table-cell office:value-type="float" office:value="714.8826777731" calcext:value-type="float">
            <text:p>714,8826777731</text:p>
          </table:table-cell>
          <table:table-cell office:value-type="float" office:value="71.4882677773" calcext:value-type="float">
            <text:p>71,4882677773</text:p>
          </table:table-cell>
          <table:table-cell office:value-type="float" office:value="99928.5117322228" calcext:value-type="float">
            <text:p>99928,5117322228</text:p>
          </table:table-cell>
        </table:table-row>
        <table:table-row table:style-name="ro2">
          <table:table-cell office:value-type="float" office:value="7.08" calcext:value-type="float">
            <text:p>7,08</text:p>
          </table:table-cell>
          <table:table-cell office:value-type="float" office:value="97323.3131086205" calcext:value-type="float">
            <text:p>97323,3131086205</text:p>
          </table:table-cell>
          <table:table-cell office:value-type="float" office:value="1865.9527674611" calcext:value-type="float">
            <text:p>1865,9527674611</text:p>
          </table:table-cell>
          <table:table-cell office:value-type="float" office:value="737.0310217439" calcext:value-type="float">
            <text:p>737,0310217439</text:p>
          </table:table-cell>
          <table:table-cell office:value-type="float" office:value="73.7031021744" calcext:value-type="float">
            <text:p>73,7031021744</text:p>
          </table:table-cell>
          <table:table-cell office:value-type="float" office:value="99926.2968978257" calcext:value-type="float">
            <text:p>99926,2968978257</text:p>
          </table:table-cell>
        </table:table-row>
        <table:table-row table:style-name="ro2">
          <table:table-cell office:value-type="float" office:value="7.2" calcext:value-type="float">
            <text:p>7,2</text:p>
          </table:table-cell>
          <table:table-cell office:value-type="float" office:value="97257.1902573457" calcext:value-type="float">
            <text:p>97257,1902573457</text:p>
          </table:table-cell>
          <table:table-cell office:value-type="float" office:value="1907.1739442618" calcext:value-type="float">
            <text:p>1907,1739442618</text:p>
          </table:table-cell>
          <table:table-cell office:value-type="float" office:value="759.6689076294" calcext:value-type="float">
            <text:p>759,6689076294</text:p>
          </table:table-cell>
          <table:table-cell office:value-type="float" office:value="75.9668907629" calcext:value-type="float">
            <text:p>75,9668907629</text:p>
          </table:table-cell>
          <table:table-cell office:value-type="float" office:value="99924.0331092371" calcext:value-type="float">
            <text:p>99924,0331092371</text:p>
          </table:table-cell>
        </table:table-row>
        <table:table-row table:style-name="ro2">
          <table:table-cell office:value-type="float" office:value="7.32" calcext:value-type="float">
            <text:p>7,32</text:p>
          </table:table-cell>
          <table:table-cell office:value-type="float" office:value="97189.6523347875" calcext:value-type="float">
            <text:p>97189,6523347875</text:p>
          </table:table-cell>
          <table:table-cell office:value-type="float" office:value="1949.2603800729" calcext:value-type="float">
            <text:p>1949,2603800729</text:p>
          </table:table-cell>
          <table:table-cell office:value-type="float" office:value="782.8066228541" calcext:value-type="float">
            <text:p>782,8066228541</text:p>
          </table:table-cell>
          <table:table-cell office:value-type="float" office:value="78.2806622854" calcext:value-type="float">
            <text:p>78,2806622854</text:p>
          </table:table-cell>
          <table:table-cell office:value-type="float" office:value="99921.7193377146" calcext:value-type="float">
            <text:p>99921,7193377146</text:p>
          </table:table-cell>
        </table:table-row>
        <table:table-row table:style-name="ro2">
          <table:table-cell office:value-type="float" office:value="7.44" calcext:value-type="float">
            <text:p>7,44</text:p>
          </table:table-cell>
          <table:table-cell office:value-type="float" office:value="97120.6716923972" calcext:value-type="float">
            <text:p>97120,6716923972</text:p>
          </table:table-cell>
          <table:table-cell office:value-type="float" office:value="1992.2281958597" calcext:value-type="float">
            <text:p>1992,2281958597</text:p>
          </table:table-cell>
          <table:table-cell office:value-type="float" office:value="806.454647039" calcext:value-type="float">
            <text:p>806,454647039</text:p>
          </table:table-cell>
          <table:table-cell office:value-type="float" office:value="80.6454647039" calcext:value-type="float">
            <text:p>80,6454647039</text:p>
          </table:table-cell>
          <table:table-cell office:value-type="float" office:value="99919.3545352961" calcext:value-type="float">
            <text:p>99919,3545352961</text:p>
          </table:table-cell>
        </table:table-row>
        <table:table-row table:style-name="ro2">
          <table:table-cell office:value-type="float" office:value="7.56" calcext:value-type="float">
            <text:p>7,56</text:p>
          </table:table-cell>
          <table:table-cell office:value-type="float" office:value="97050.2202595376" calcext:value-type="float">
            <text:p>97050,2202595376</text:p>
          </table:table-cell>
          <table:table-cell office:value-type="float" office:value="2036.0937205057" calcext:value-type="float">
            <text:p>2036,0937205057</text:p>
          </table:table-cell>
          <table:table-cell office:value-type="float" office:value="830.623654506" calcext:value-type="float">
            <text:p>830,623654506</text:p>
          </table:table-cell>
          <table:table-cell office:value-type="float" office:value="83.0623654506" calcext:value-type="float">
            <text:p>83,0623654506</text:p>
          </table:table-cell>
          <table:table-cell office:value-type="float" office:value="99916.9376345494" calcext:value-type="float">
            <text:p>99916,9376345494</text:p>
          </table:table-cell>
        </table:table-row>
        <table:table-row table:style-name="ro2">
          <table:table-cell office:value-type="float" office:value="7.68" calcext:value-type="float">
            <text:p>7,68</text:p>
          </table:table-cell>
          <table:table-cell office:value-type="float" office:value="96978.2695424954" calcext:value-type="float">
            <text:p>96978,2695424954</text:p>
          </table:table-cell>
          <table:table-cell office:value-type="float" office:value="2080.8734890659" calcext:value-type="float">
            <text:p>2080,8734890659</text:p>
          </table:table-cell>
          <table:table-cell office:value-type="float" office:value="855.3245167623" calcext:value-type="float">
            <text:p>855,3245167623</text:p>
          </table:table-cell>
          <table:table-cell office:value-type="float" office:value="85.5324516762" calcext:value-type="float">
            <text:p>85,5324516762</text:p>
          </table:table-cell>
          <table:table-cell office:value-type="float" office:value="99914.4675483238" calcext:value-type="float">
            <text:p>99914,4675483238</text:p>
          </table:table-cell>
        </table:table-row>
        <table:table-row table:style-name="ro2">
          <table:table-cell office:value-type="float" office:value="7.8" calcext:value-type="float">
            <text:p>7,8</text:p>
          </table:table-cell>
          <table:table-cell office:value-type="float" office:value="96904.7906237918" calcext:value-type="float">
            <text:p>96904,7906237918</text:p>
          </table:table-cell>
          <table:table-cell office:value-type="float" office:value="2126.5842407488" calcext:value-type="float">
            <text:p>2126,5842407488</text:p>
          </table:table-cell>
          <table:table-cell office:value-type="float" office:value="880.568304963" calcext:value-type="float">
            <text:p>880,568304963</text:p>
          </table:table-cell>
          <table:table-cell office:value-type="float" office:value="88.0568304963" calcext:value-type="float">
            <text:p>88,0568304963</text:p>
          </table:table-cell>
          <table:table-cell office:value-type="float" office:value="99911.9431695037" calcext:value-type="float">
            <text:p>99911,9431695037</text:p>
          </table:table-cell>
        </table:table-row>
        <table:table-row table:style-name="ro2">
          <table:table-cell office:value-type="float" office:value="7.92" calcext:value-type="float">
            <text:p>7,92</text:p>
          </table:table-cell>
          <table:table-cell office:value-type="float" office:value="96829.7541618051" calcext:value-type="float">
            <text:p>96829,7541618051</text:p>
          </table:table-cell>
          <table:table-cell office:value-type="float" office:value="2173.2429166127" calcext:value-type="float">
            <text:p>2173,2429166127</text:p>
          </table:table-cell>
          <table:table-cell office:value-type="float" office:value="906.3662923474" calcext:value-type="float">
            <text:p>906,3662923474</text:p>
          </table:table-cell>
          <table:table-cell office:value-type="float" office:value="90.6366292347" calcext:value-type="float">
            <text:p>90,6366292347</text:p>
          </table:table-cell>
          <table:table-cell office:value-type="float" office:value="99909.3633707653" calcext:value-type="float">
            <text:p>99909,3633707653</text:p>
          </table:table-cell>
        </table:table-row>
        <table:table-row table:style-name="ro2">
          <table:table-cell office:value-type="float" office:value="8.04" calcext:value-type="float">
            <text:p>8,04</text:p>
          </table:table-cell>
          <table:table-cell office:value-type="float" office:value="96753.1303907244" calcext:value-type="float">
            <text:p>96753,1303907244</text:p>
          </table:table-cell>
          <table:table-cell office:value-type="float" office:value="2220.8666569653" calcext:value-type="float">
            <text:p>2220,8666569653</text:p>
          </table:table-cell>
          <table:table-cell office:value-type="float" office:value="932.7299566456" calcext:value-type="float">
            <text:p>932,7299566456</text:p>
          </table:table-cell>
          <table:table-cell office:value-type="float" office:value="93.2729956646" calcext:value-type="float">
            <text:p>93,2729956646</text:p>
          </table:table-cell>
          <table:table-cell office:value-type="float" office:value="99906.7270043355" calcext:value-type="float">
            <text:p>99906,7270043355</text:p>
          </table:table-cell>
        </table:table-row>
        <table:table-row table:style-name="ro2">
          <table:table-cell office:value-type="float" office:value="8.16" calcext:value-type="float">
            <text:p>8,16</text:p>
          </table:table-cell>
          <table:table-cell office:value-type="float" office:value="96674.8891208497" calcext:value-type="float">
            <text:p>96674,8891208497</text:p>
          </table:table-cell>
          <table:table-cell office:value-type="float" office:value="2269.4727984522" calcext:value-type="float">
            <text:p>2269,4727984522</text:p>
          </table:table-cell>
          <table:table-cell office:value-type="float" office:value="959.6709824528" calcext:value-type="float">
            <text:p>959,6709824528</text:p>
          </table:table-cell>
          <table:table-cell office:value-type="float" office:value="95.9670982453" calcext:value-type="float">
            <text:p>95,9670982453</text:p>
          </table:table-cell>
          <table:table-cell office:value-type="float" office:value="99904.0329017547" calcext:value-type="float">
            <text:p>99904,0329017547</text:p>
          </table:table-cell>
        </table:table-row>
        <table:table-row table:style-name="ro2">
          <table:table-cell office:value-type="float" office:value="8.28" calcext:value-type="float">
            <text:p>8,28</text:p>
          </table:table-cell>
          <table:table-cell office:value-type="float" office:value="96594.9997392573" calcext:value-type="float">
            <text:p>96594,9997392573</text:p>
          </table:table-cell>
          <table:table-cell office:value-type="float" office:value="2319.0788708203" calcext:value-type="float">
            <text:p>2319,0788708203</text:p>
          </table:table-cell>
          <table:table-cell office:value-type="float" office:value="987.2012635657" calcext:value-type="float">
            <text:p>987,2012635657</text:p>
          </table:table-cell>
          <table:table-cell office:value-type="float" office:value="98.7201263566" calcext:value-type="float">
            <text:p>98,7201263566</text:p>
          </table:table-cell>
          <table:table-cell office:value-type="float" office:value="99901.2798736435" calcext:value-type="float">
            <text:p>99901,2798736435</text:p>
          </table:table-cell>
        </table:table-row>
        <table:table-row table:style-name="ro2">
          <table:table-cell office:value-type="float" office:value="8.4" calcext:value-type="float">
            <text:p>8,4</text:p>
          </table:table-cell>
          <table:table-cell office:value-type="float" office:value="96513.431210848" calcext:value-type="float">
            <text:p>96513,431210848</text:p>
          </table:table-cell>
          <table:table-cell office:value-type="float" office:value="2369.7025933446" calcext:value-type="float">
            <text:p>2369,7025933446</text:p>
          </table:table-cell>
          <table:table-cell office:value-type="float" office:value="1015.3329052793" calcext:value-type="float">
            <text:p>1015,3329052793</text:p>
          </table:table-cell>
          <table:table-cell office:value-type="float" office:value="101.5332905279" calcext:value-type="float">
            <text:p>101,5332905279</text:p>
          </table:table-cell>
          <table:table-cell office:value-type="float" office:value="99898.4667094721" calcext:value-type="float">
            <text:p>99898,4667094721</text:p>
          </table:table-cell>
        </table:table-row>
        <table:table-row table:style-name="ro2">
          <table:table-cell office:value-type="float" office:value="8.52" calcext:value-type="float">
            <text:p>8,52</text:p>
          </table:table-cell>
          <table:table-cell office:value-type="float" office:value="96430.1520797973" calcext:value-type="float">
            <text:p>96430,1520797973</text:p>
          </table:table-cell>
          <table:table-cell office:value-type="float" office:value="2421.3618709014" calcext:value-type="float">
            <text:p>2421,3618709014</text:p>
          </table:table-cell>
          <table:table-cell office:value-type="float" office:value="1044.0782266375" calcext:value-type="float">
            <text:p>1044,0782266375</text:p>
          </table:table-cell>
          <table:table-cell office:value-type="float" office:value="104.4078226637" calcext:value-type="float">
            <text:p>104,4078226637</text:p>
          </table:table-cell>
          <table:table-cell office:value-type="float" office:value="99895.5921773363" calcext:value-type="float">
            <text:p>99895,5921773363</text:p>
          </table:table-cell>
        </table:table-row>
        <table:table-row table:style-name="ro2">
          <table:table-cell office:value-type="float" office:value="8.64" calcext:value-type="float">
            <text:p>8,64</text:p>
          </table:table-cell>
          <table:table-cell office:value-type="float" office:value="96345.1304714258" calcext:value-type="float">
            <text:p>96345,1304714258</text:p>
          </table:table-cell>
          <table:table-cell office:value-type="float" office:value="2474.0747896755" calcext:value-type="float">
            <text:p>2474,0747896755</text:p>
          </table:table-cell>
          <table:table-cell office:value-type="float" office:value="1073.449762635" calcext:value-type="float">
            <text:p>1073,449762635</text:p>
          </table:table-cell>
          <table:table-cell office:value-type="float" office:value="107.3449762635" calcext:value-type="float">
            <text:p>107,3449762635</text:p>
          </table:table-cell>
          <table:table-cell office:value-type="float" office:value="99892.6550237365" calcext:value-type="float">
            <text:p>99892,6550237365</text:p>
          </table:table-cell>
        </table:table-row>
        <table:table-row table:style-name="ro2">
          <table:table-cell office:value-type="float" office:value="8.76" calcext:value-type="float">
            <text:p>8,76</text:p>
          </table:table-cell>
          <table:table-cell office:value-type="float" office:value="96258.3340945115" calcext:value-type="float">
            <text:p>96258,3340945115</text:p>
          </table:table-cell>
          <table:table-cell office:value-type="float" office:value="2527.8596124858" calcext:value-type="float">
            <text:p>2527,8596124858</text:p>
          </table:table-cell>
          <table:table-cell office:value-type="float" office:value="1103.4602663659" calcext:value-type="float">
            <text:p>1103,4602663659</text:p>
          </table:table-cell>
          <table:table-cell office:value-type="float" office:value="110.3460266366" calcext:value-type="float">
            <text:p>110,3460266366</text:p>
          </table:table-cell>
          <table:table-cell office:value-type="float" office:value="99889.6539733634" calcext:value-type="float">
            <text:p>99889,6539733634</text:p>
          </table:table-cell>
        </table:table-row>
        <table:table-row table:style-name="ro2">
          <table:table-cell office:value-type="float" office:value="8.88" calcext:value-type="float">
            <text:p>8,88</text:p>
          </table:table-cell>
          <table:table-cell office:value-type="float" office:value="96169.7302440609" calcext:value-type="float">
            <text:p>96169,7302440609</text:p>
          </table:table-cell>
          <table:table-cell office:value-type="float" office:value="2582.7347737151" calcext:value-type="float">
            <text:p>2582,7347737151</text:p>
          </table:table-cell>
          <table:table-cell office:value-type="float" office:value="1134.1227111126" calcext:value-type="float">
            <text:p>1134,1227111126</text:p>
          </table:table-cell>
          <table:table-cell office:value-type="float" office:value="113.4122711113" calcext:value-type="float">
            <text:p>113,4122711113</text:p>
          </table:table-cell>
          <table:table-cell office:value-type="float" office:value="99886.5877288888" calcext:value-type="float">
            <text:p>99886,587728888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6079.2858045625" calcext:value-type="float">
            <text:p>96079,2858045625</text:p>
          </table:table-cell>
          <table:table-cell office:value-type="float" office:value="2638.7188738278" calcext:value-type="float">
            <text:p>2638,7188738278</text:p>
          </table:table-cell>
          <table:table-cell office:value-type="float" office:value="1165.4502923723" calcext:value-type="float">
            <text:p>1165,4502923723</text:p>
          </table:table-cell>
          <table:table-cell office:value-type="float" office:value="116.5450292372" calcext:value-type="float">
            <text:p>116,5450292372</text:p>
          </table:table-cell>
          <table:table-cell office:value-type="float" office:value="99883.4549707628" calcext:value-type="float">
            <text:p>99883,4549707628</text:p>
          </table:table-cell>
        </table:table-row>
        <table:table-row table:style-name="ro2">
          <table:table-cell office:value-type="float" office:value="9.12" calcext:value-type="float">
            <text:p>9,12</text:p>
          </table:table-cell>
          <table:table-cell office:value-type="float" office:value="95986.9672537423" calcext:value-type="float">
            <text:p>95986,9672537423</text:p>
          </table:table-cell>
          <table:table-cell office:value-type="float" office:value="2695.8306734607" calcext:value-type="float">
            <text:p>2695,8306734607</text:p>
          </table:table-cell>
          <table:table-cell office:value-type="float" office:value="1197.4564298154" calcext:value-type="float">
            <text:p>1197,4564298154</text:p>
          </table:table-cell>
          <table:table-cell office:value-type="float" office:value="119.7456429815" calcext:value-type="float">
            <text:p>119,7456429815</text:p>
          </table:table-cell>
          <table:table-cell office:value-type="float" office:value="99880.2543570185" calcext:value-type="float">
            <text:p>99880,2543570185</text:p>
          </table:table-cell>
        </table:table-row>
        <table:table-row table:style-name="ro2">
          <table:table-cell office:value-type="float" office:value="9.24" calcext:value-type="float">
            <text:p>9,24</text:p>
          </table:table-cell>
          <table:table-cell office:value-type="float" office:value="95892.7406668418" calcext:value-type="float">
            <text:p>95892,7406668418</text:p>
          </table:table-cell>
          <table:table-cell office:value-type="float" office:value="2754.0890870719" calcext:value-type="float">
            <text:p>2754,0890870719</text:p>
          </table:table-cell>
          <table:table-cell office:value-type="float" office:value="1230.1547691692" calcext:value-type="float">
            <text:p>1230,1547691692</text:p>
          </table:table-cell>
          <table:table-cell office:value-type="float" office:value="123.0154769169" calcext:value-type="float">
            <text:p>123,0154769169</text:p>
          </table:table-cell>
          <table:table-cell office:value-type="float" office:value="99876.9845230831" calcext:value-type="float">
            <text:p>99876,9845230831</text:p>
          </table:table-cell>
        </table:table-row>
        <table:table-row table:style-name="ro2">
          <table:table-cell office:value-type="float" office:value="9.36" calcext:value-type="float">
            <text:p>9,36</text:p>
          </table:table-cell>
          <table:table-cell office:value-type="float" office:value="95796.5717214427" calcext:value-type="float">
            <text:p>95796,5717214427</text:p>
          </table:table-cell>
          <table:table-cell office:value-type="float" office:value="2813.5131761308" calcext:value-type="float">
            <text:p>2813,5131761308</text:p>
          </table:table-cell>
          <table:table-cell office:value-type="float" office:value="1263.5591840239" calcext:value-type="float">
            <text:p>1263,5591840239</text:p>
          </table:table-cell>
          <table:table-cell office:value-type="float" office:value="126.3559184024" calcext:value-type="float">
            <text:p>126,3559184024</text:p>
          </table:table-cell>
          <table:table-cell office:value-type="float" office:value="99873.6440815976" calcext:value-type="float">
            <text:p>99873,6440815976</text:p>
          </table:table-cell>
        </table:table-row>
        <table:table-row table:style-name="ro2">
          <table:table-cell office:value-type="float" office:value="9.48" calcext:value-type="float">
            <text:p>9,48</text:p>
          </table:table-cell>
          <table:table-cell office:value-type="float" office:value="95698.4257028576" calcext:value-type="float">
            <text:p>95698,4257028576</text:p>
          </table:table-cell>
          <table:table-cell office:value-type="float" office:value="2874.1221418333" calcext:value-type="float">
            <text:p>2874,1221418333</text:p>
          </table:table-cell>
          <table:table-cell office:value-type="float" office:value="1297.6837775536" calcext:value-type="float">
            <text:p>1297,6837775536</text:p>
          </table:table-cell>
          <table:table-cell office:value-type="float" office:value="129.7683777554" calcext:value-type="float">
            <text:p>129,7683777554</text:p>
          </table:table-cell>
          <table:table-cell office:value-type="float" office:value="99870.2316222446" calcext:value-type="float">
            <text:p>99870,2316222446</text:p>
          </table:table-cell>
        </table:table-row>
        <table:table-row table:style-name="ro2">
          <table:table-cell office:value-type="float" office:value="9.6" calcext:value-type="float">
            <text:p>9,6</text:p>
          </table:table-cell>
          <table:table-cell office:value-type="float" office:value="95598.2675101121" calcext:value-type="float">
            <text:p>95598,2675101121</text:p>
          </table:table-cell>
          <table:table-cell office:value-type="float" office:value="2935.9353173268" calcext:value-type="float">
            <text:p>2935,9353173268</text:p>
          </table:table-cell>
          <table:table-cell office:value-type="float" office:value="1332.5428841463" calcext:value-type="float">
            <text:p>1332,5428841463</text:p>
          </table:table-cell>
          <table:table-cell office:value-type="float" office:value="133.2542884146" calcext:value-type="float">
            <text:p>133,2542884146</text:p>
          </table:table-cell>
          <table:table-cell office:value-type="float" office:value="99866.7457115854" calcext:value-type="float">
            <text:p>99866,7457115854</text:p>
          </table:table-cell>
        </table:table-row>
        <table:table-row table:style-name="ro2">
          <table:table-cell office:value-type="float" office:value="9.72" calcext:value-type="float">
            <text:p>9,72</text:p>
          </table:table-cell>
          <table:table-cell office:value-type="float" office:value="95496.061662539" calcext:value-type="float">
            <text:p>95496,061662539</text:p>
          </table:table-cell>
          <table:table-cell office:value-type="float" office:value="2998.9721594284" calcext:value-type="float">
            <text:p>2998,9721594284</text:p>
          </table:table-cell>
          <table:table-cell office:value-type="float" office:value="1368.1510709386" calcext:value-type="float">
            <text:p>1368,1510709386</text:p>
          </table:table-cell>
          <table:table-cell office:value-type="float" office:value="136.8151070939" calcext:value-type="float">
            <text:p>136,8151070939</text:p>
          </table:table-cell>
          <table:table-cell office:value-type="float" office:value="99863.1848929061" calcext:value-type="float">
            <text:p>99863,1848929061</text:p>
          </table:table-cell>
        </table:table-row>
        <table:table-row table:style-name="ro2">
          <table:table-cell office:value-type="float" office:value="9.84" calcext:value-type="float">
            <text:p>9,84</text:p>
          </table:table-cell>
          <table:table-cell office:value-type="float" office:value="95391.7723070088" calcext:value-type="float">
            <text:p>95391,7723070088</text:p>
          </table:table-cell>
          <table:table-cell office:value-type="float" office:value="3063.2522398189" calcext:value-type="float">
            <text:p>3063,2522398189</text:p>
          </table:table-cell>
          <table:table-cell office:value-type="float" office:value="1404.5231392474" calcext:value-type="float">
            <text:p>1404,5231392474</text:p>
          </table:table-cell>
          <table:table-cell office:value-type="float" office:value="140.4523139247" calcext:value-type="float">
            <text:p>140,4523139247</text:p>
          </table:table-cell>
          <table:table-cell office:value-type="float" office:value="99859.5476860753" calcext:value-type="float">
            <text:p>99859,5476860753</text:p>
          </table:table-cell>
        </table:table-row>
        <table:table-row table:style-name="ro2">
          <table:table-cell office:value-type="float" office:value="9.96" calcext:value-type="float">
            <text:p>9,96</text:p>
          </table:table-cell>
          <table:table-cell office:value-type="float" office:value="95285.36322582" calcext:value-type="float">
            <text:p>95285,36322582</text:p>
          </table:table-cell>
          <table:table-cell office:value-type="float" office:value="3128.7952356978" calcext:value-type="float">
            <text:p>3128,7952356978</text:p>
          </table:table-cell>
          <table:table-cell office:value-type="float" office:value="1441.6741258927" calcext:value-type="float">
            <text:p>1441,6741258927</text:p>
          </table:table-cell>
          <table:table-cell office:value-type="float" office:value="144.1674125893" calcext:value-type="float">
            <text:p>144,1674125893</text:p>
          </table:table-cell>
          <table:table-cell office:value-type="float" office:value="99855.8325874107" calcext:value-type="float">
            <text:p>99855,8325874107</text:p>
          </table:table-cell>
        </table:table-row>
        <table:table-row table:style-name="ro2">
          <table:table-cell office:value-type="float" office:value="10.08" calcext:value-type="float">
            <text:p>10,08</text:p>
          </table:table-cell>
          <table:table-cell office:value-type="float" office:value="95176.7978452729" calcext:value-type="float">
            <text:p>95176,7978452729</text:p>
          </table:table-cell>
          <table:table-cell office:value-type="float" office:value="3195.6209198814" calcext:value-type="float">
            <text:p>3195,6209198814</text:p>
          </table:table-cell>
          <table:table-cell office:value-type="float" office:value="1479.619304405" calcext:value-type="float">
            <text:p>1479,619304405</text:p>
          </table:table-cell>
          <table:table-cell office:value-type="float" office:value="147.9619304405" calcext:value-type="float">
            <text:p>147,9619304405</text:p>
          </table:table-cell>
          <table:table-cell office:value-type="float" office:value="99852.0380695595" calcext:value-type="float">
            <text:p>99852,0380695595</text:p>
          </table:table-cell>
        </table:table-row>
        <table:table-row table:style-name="ro2">
          <table:table-cell office:value-type="float" office:value="10.2" calcext:value-type="float">
            <text:p>10,2</text:p>
          </table:table-cell>
          <table:table-cell office:value-type="float" office:value="95066.0392449502" calcext:value-type="float">
            <text:p>95066,0392449502</text:p>
          </table:table-cell>
          <table:table-cell office:value-type="float" office:value="3263.7491503283" calcext:value-type="float">
            <text:p>3263,7491503283</text:p>
          </table:table-cell>
          <table:table-cell office:value-type="float" office:value="1518.3741861103" calcext:value-type="float">
            <text:p>1518,3741861103</text:p>
          </table:table-cell>
          <table:table-cell office:value-type="float" office:value="151.837418611" calcext:value-type="float">
            <text:p>151,837418611</text:p>
          </table:table-cell>
          <table:table-cell office:value-type="float" office:value="99848.162581389" calcext:value-type="float">
            <text:p>99848,162581389</text:p>
          </table:table-cell>
        </table:table-row>
        <table:table-row table:style-name="ro2">
          <table:table-cell office:value-type="float" office:value="10.32" calcext:value-type="float">
            <text:p>10,32</text:p>
          </table:table-cell>
          <table:table-cell office:value-type="float" office:value="94953.0501677301" calcext:value-type="float">
            <text:p>94953,0501677301</text:p>
          </table:table-cell>
          <table:table-cell office:value-type="float" office:value="3333.1998590748" calcext:value-type="float">
            <text:p>3333,1998590748</text:p>
          </table:table-cell>
          <table:table-cell office:value-type="float" office:value="1557.9545210863" calcext:value-type="float">
            <text:p>1557,9545210863</text:p>
          </table:table-cell>
          <table:table-cell office:value-type="float" office:value="155.7954521086" calcext:value-type="float">
            <text:p>155,7954521086</text:p>
          </table:table-cell>
          <table:table-cell office:value-type="float" office:value="99844.2045478914" calcext:value-type="float">
            <text:p>99844,2045478914</text:p>
          </table:table-cell>
        </table:table-row>
        <table:table-row table:style-name="ro2">
          <table:table-cell office:value-type="float" office:value="10.44" calcext:value-type="float">
            <text:p>10,44</text:p>
          </table:table-cell>
          <table:table-cell office:value-type="float" office:value="94837.7930305545" calcext:value-type="float">
            <text:p>94837,7930305545</text:p>
          </table:table-cell>
          <table:table-cell office:value-type="float" office:value="3403.9930405654" calcext:value-type="float">
            <text:p>3403,9930405654</text:p>
          </table:table-cell>
          <table:table-cell office:value-type="float" office:value="1598.3762989817" calcext:value-type="float">
            <text:p>1598,3762989817</text:p>
          </table:table-cell>
          <table:table-cell office:value-type="float" office:value="159.8376298982" calcext:value-type="float">
            <text:p>159,8376298982</text:p>
          </table:table-cell>
          <table:table-cell office:value-type="float" office:value="99840.1623701018" calcext:value-type="float">
            <text:p>99840,1623701018</text:p>
          </table:table-cell>
        </table:table-row>
        <table:table-row table:style-name="ro2">
          <table:table-cell office:value-type="float" office:value="10.56" calcext:value-type="float">
            <text:p>10,56</text:p>
          </table:table-cell>
          <table:table-cell office:value-type="float" office:value="94720.2299359774" calcext:value-type="float">
            <text:p>94720,2299359774</text:p>
          </table:table-cell>
          <table:table-cell office:value-type="float" office:value="3476.1487393611" calcext:value-type="float">
            <text:p>3476,1487393611</text:p>
          </table:table-cell>
          <table:table-cell office:value-type="float" office:value="1639.6557496921" calcext:value-type="float">
            <text:p>1639,6557496921</text:p>
          </table:table-cell>
          <table:table-cell office:value-type="float" office:value="163.9655749692" calcext:value-type="float">
            <text:p>163,9655749692</text:p>
          </table:table-cell>
          <table:table-cell office:value-type="float" office:value="99836.0344250308" calcext:value-type="float">
            <text:p>99836,0344250308</text:p>
          </table:table-cell>
        </table:table-row>
        <table:table-row table:style-name="ro2">
          <table:table-cell office:value-type="float" office:value="10.68" calcext:value-type="float">
            <text:p>10,68</text:p>
          </table:table-cell>
          <table:table-cell office:value-type="float" office:value="94600.3226845181" calcext:value-type="float">
            <text:p>94600,3226845181</text:p>
          </table:table-cell>
          <table:table-cell office:value-type="float" office:value="3549.6870372087" calcext:value-type="float">
            <text:p>3549,6870372087</text:p>
          </table:table-cell>
          <table:table-cell office:value-type="float" office:value="1681.8093438846" calcext:value-type="float">
            <text:p>1681,8093438846</text:p>
          </table:table-cell>
          <table:table-cell office:value-type="float" office:value="168.1809343885" calcext:value-type="float">
            <text:p>168,1809343885</text:p>
          </table:table-cell>
          <table:table-cell office:value-type="float" office:value="99831.8190656115" calcext:value-type="float">
            <text:p>99831,8190656115</text:p>
          </table:table-cell>
        </table:table-row>
        <table:table-row table:style-name="ro2">
          <table:table-cell office:value-type="float" office:value="10.8" calcext:value-type="float">
            <text:p>10,8</text:p>
          </table:table-cell>
          <table:table-cell office:value-type="float" office:value="94478.0327878434" calcext:value-type="float">
            <text:p>94478,0327878434</text:p>
          </table:table-cell>
          <table:table-cell office:value-type="float" office:value="3624.6280394572" calcext:value-type="float">
            <text:p>3624,6280394572</text:p>
          </table:table-cell>
          <table:table-cell office:value-type="float" office:value="1724.8537933629" calcext:value-type="float">
            <text:p>1724,8537933629</text:p>
          </table:table-cell>
          <table:table-cell office:value-type="float" office:value="172.4853793363" calcext:value-type="float">
            <text:p>172,4853793363</text:p>
          </table:table-cell>
          <table:table-cell office:value-type="float" office:value="99827.5146206637" calcext:value-type="float">
            <text:p>99827,5146206637</text:p>
          </table:table-cell>
        </table:table-row>
        <table:table-row table:style-name="ro2">
          <table:table-cell office:value-type="float" office:value="10.92" calcext:value-type="float">
            <text:p>10,92</text:p>
          </table:table-cell>
          <table:table-cell office:value-type="float" office:value="94353.3214828032" calcext:value-type="float">
            <text:p>94353,3214828032</text:p>
          </table:table-cell>
          <table:table-cell office:value-type="float" office:value="3700.991860804" calcext:value-type="float">
            <text:p>3700,991860804</text:p>
          </table:table-cell>
          <table:table-cell office:value-type="float" office:value="1768.806051266" calcext:value-type="float">
            <text:p>1768,806051266</text:p>
          </table:table-cell>
          <table:table-cell office:value-type="float" office:value="176.8806051266" calcext:value-type="float">
            <text:p>176,8806051266</text:p>
          </table:table-cell>
          <table:table-cell office:value-type="float" office:value="99823.1193948734" calcext:value-type="float">
            <text:p>99823,1193948734</text:p>
          </table:table-cell>
        </table:table-row>
        <table:table-row table:style-name="ro2">
          <table:table-cell office:value-type="float" office:value="11.04" calcext:value-type="float">
            <text:p>11,04</text:p>
          </table:table-cell>
          <table:table-cell office:value-type="float" office:value="94226.1497463433" calcext:value-type="float">
            <text:p>94226,1497463433</text:p>
          </table:table-cell>
          <table:table-cell office:value-type="float" office:value="3778.7986103561" calcext:value-type="float">
            <text:p>3778,7986103561</text:p>
          </table:table-cell>
          <table:table-cell office:value-type="float" office:value="1813.6833120912" calcext:value-type="float">
            <text:p>1813,6833120912</text:p>
          </table:table-cell>
          <table:table-cell office:value-type="float" office:value="181.3683312091" calcext:value-type="float">
            <text:p>181,3683312091</text:p>
          </table:table-cell>
          <table:table-cell office:value-type="float" office:value="99818.6316687909" calcext:value-type="float">
            <text:p>99818,6316687909</text:p>
          </table:table-cell>
        </table:table-row>
        <table:table-row table:style-name="ro2">
          <table:table-cell office:value-type="float" office:value="11.16" calcext:value-type="float">
            <text:p>11,16</text:p>
          </table:table-cell>
          <table:table-cell office:value-type="float" office:value="94096.4783113197" calcext:value-type="float">
            <text:p>94096,4783113197</text:p>
          </table:table-cell>
          <table:table-cell office:value-type="float" office:value="3858.0683759926" calcext:value-type="float">
            <text:p>3858,0683759926</text:p>
          </table:table-cell>
          <table:table-cell office:value-type="float" office:value="1859.5030115341" calcext:value-type="float">
            <text:p>1859,5030115341</text:p>
          </table:table-cell>
          <table:table-cell office:value-type="float" office:value="185.9503011534" calcext:value-type="float">
            <text:p>185,9503011534</text:p>
          </table:table-cell>
          <table:table-cell office:value-type="float" office:value="99814.0496988466" calcext:value-type="float">
            <text:p>99814,0496988466</text:p>
          </table:table-cell>
        </table:table-row>
        <table:table-row table:style-name="ro2">
          <table:table-cell office:value-type="float" office:value="11.28" calcext:value-type="float">
            <text:p>11,28</text:p>
          </table:table-cell>
          <table:table-cell office:value-type="float" office:value="93964.2676832385" calcext:value-type="float">
            <text:p>93964,2676832385</text:p>
          </table:table-cell>
          <table:table-cell office:value-type="float" office:value="3938.8212080114" calcext:value-type="float">
            <text:p>3938,8212080114</text:p>
          </table:table-cell>
          <table:table-cell office:value-type="float" office:value="1906.2828261363" calcext:value-type="float">
            <text:p>1906,2828261363</text:p>
          </table:table-cell>
          <table:table-cell office:value-type="float" office:value="190.6282826136" calcext:value-type="float">
            <text:p>190,6282826136</text:p>
          </table:table-cell>
          <table:table-cell office:value-type="float" office:value="99809.3717173864" calcext:value-type="float">
            <text:p>99809,3717173864</text:p>
          </table:table-cell>
        </table:table-row>
        <table:table-row table:style-name="ro2">
          <table:table-cell office:value-type="float" office:value="11.4" calcext:value-type="float">
            <text:p>11,4</text:p>
          </table:table-cell>
          <table:table-cell office:value-type="float" office:value="93829.4781579436" calcext:value-type="float">
            <text:p>93829,4781579436</text:p>
          </table:table-cell>
          <table:table-cell office:value-type="float" office:value="4021.0771020498" calcext:value-type="float">
            <text:p>4021,0771020498</text:p>
          </table:table-cell>
          <table:table-cell office:value-type="float" office:value="1954.040672733" calcext:value-type="float">
            <text:p>1954,040672733</text:p>
          </table:table-cell>
          <table:table-cell office:value-type="float" office:value="195.4040672733" calcext:value-type="float">
            <text:p>195,4040672733</text:p>
          </table:table-cell>
          <table:table-cell office:value-type="float" office:value="99804.5959327267" calcext:value-type="float">
            <text:p>99804,5959327267</text:p>
          </table:table-cell>
        </table:table-row>
        <table:table-row table:style-name="ro2">
          <table:table-cell office:value-type="float" office:value="11.52" calcext:value-type="float">
            <text:p>11,52</text:p>
          </table:table-cell>
          <table:table-cell office:value-type="float" office:value="93692.0698402771" calcext:value-type="float">
            <text:p>93692,0698402771</text:p>
          </table:table-cell>
          <table:table-cell office:value-type="float" office:value="4104.855981263" calcext:value-type="float">
            <text:p>4104,855981263</text:p>
          </table:table-cell>
          <table:table-cell office:value-type="float" office:value="2002.7947076907" calcext:value-type="float">
            <text:p>2002,7947076907</text:p>
          </table:table-cell>
          <table:table-cell office:value-type="float" office:value="200.2794707691" calcext:value-type="float">
            <text:p>200,2794707691</text:p>
          </table:table-cell>
          <table:table-cell office:value-type="float" office:value="99799.720529231" calcext:value-type="float">
            <text:p>99799,720529231</text:p>
          </table:table-cell>
        </table:table-row>
        <table:table-row table:style-name="ro2">
          <table:table-cell office:value-type="float" office:value="11.64" calcext:value-type="float">
            <text:p>11,64</text:p>
          </table:table-cell>
          <table:table-cell office:value-type="float" office:value="93552.0026637321" calcext:value-type="float">
            <text:p>93552,0026637321</text:p>
          </table:table-cell>
          <table:table-cell office:value-type="float" office:value="4190.1776777487" calcext:value-type="float">
            <text:p>4190,1776777487</text:p>
          </table:table-cell>
          <table:table-cell office:value-type="float" office:value="2052.5633259264" calcext:value-type="float">
            <text:p>2052,5633259264</text:p>
          </table:table-cell>
          <table:table-cell office:value-type="float" office:value="205.2563325926" calcext:value-type="float">
            <text:p>205,2563325926</text:p>
          </table:table-cell>
          <table:table-cell office:value-type="float" office:value="99794.7436674074" calcext:value-type="float">
            <text:p>99794,7436674074</text:p>
          </table:table-cell>
        </table:table-row>
        <table:table-row table:style-name="ro2">
          <table:table-cell office:value-type="float" office:value="11.76" calcext:value-type="float">
            <text:p>11,76</text:p>
          </table:table-cell>
          <table:table-cell office:value-type="float" office:value="93409.2364111226" calcext:value-type="float">
            <text:p>93409,2364111226</text:p>
          </table:table-cell>
          <table:table-cell office:value-type="float" office:value="4277.0619132067" calcext:value-type="float">
            <text:p>4277,0619132067</text:p>
          </table:table-cell>
          <table:table-cell office:value-type="float" office:value="2103.3651597004" calcext:value-type="float">
            <text:p>2103,3651597004</text:p>
          </table:table-cell>
          <table:table-cell office:value-type="float" office:value="210.33651597" calcext:value-type="float">
            <text:p>210,33651597</text:p>
          </table:table-cell>
          <table:table-cell office:value-type="float" office:value="99789.66348403" calcext:value-type="float">
            <text:p>99789,66348403</text:p>
          </table:table-cell>
        </table:table-row>
        <table:table-row table:style-name="ro2">
          <table:table-cell office:value-type="float" office:value="11.88" calcext:value-type="float">
            <text:p>11,88</text:p>
          </table:table-cell>
          <table:table-cell office:value-type="float" office:value="93263.7307362899" calcext:value-type="float">
            <text:p>93263,7307362899</text:p>
          </table:table-cell>
          <table:table-cell office:value-type="float" office:value="4365.5282788216" calcext:value-type="float">
            <text:p>4365,5282788216</text:p>
          </table:table-cell>
          <table:table-cell office:value-type="float" office:value="2155.2190771712" calcext:value-type="float">
            <text:p>2155,2190771712</text:p>
          </table:table-cell>
          <table:table-cell office:value-type="float" office:value="215.5219077171" calcext:value-type="float">
            <text:p>215,5219077171</text:p>
          </table:table-cell>
          <table:table-cell office:value-type="float" office:value="99784.4780922829" calcext:value-type="float">
            <text:p>99784,47809228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3115.4451868658" calcext:value-type="float">
            <text:p>93115,4451868658</text:p>
          </table:table-cell>
          <table:table-cell office:value-type="float" office:value="4455.5962143591" calcext:value-type="float">
            <text:p>4455,5962143591</text:p>
          </table:table-cell>
          <table:table-cell office:value-type="float" office:value="2208.1441807045" calcext:value-type="float">
            <text:p>2208,1441807045</text:p>
          </table:table-cell>
          <table:table-cell office:value-type="float" office:value="220.8144180704" calcext:value-type="float">
            <text:p>220,8144180704</text:p>
          </table:table-cell>
          <table:table-cell office:value-type="float" office:value="99779.1855819296" calcext:value-type="float">
            <text:p>99779,1855819296</text:p>
          </table:table-cell>
        </table:table-row>
        <table:table-row table:style-name="ro2">
          <table:table-cell office:value-type="float" office:value="12.12" calcext:value-type="float">
            <text:p>12,12</text:p>
          </table:table-cell>
          <table:table-cell office:value-type="float" office:value="92964.3392281134" calcext:value-type="float">
            <text:p>92964,3392281134</text:p>
          </table:table-cell>
          <table:table-cell office:value-type="float" office:value="4547.2849864666" calcext:value-type="float">
            <text:p>4547,2849864666</text:p>
          </table:table-cell>
          <table:table-cell office:value-type="float" office:value="2262.1598049271" calcext:value-type="float">
            <text:p>2262,1598049271</text:p>
          </table:table-cell>
          <table:table-cell office:value-type="float" office:value="226.2159804927" calcext:value-type="float">
            <text:p>226,2159804927</text:p>
          </table:table-cell>
          <table:table-cell office:value-type="float" office:value="99773.7840195073" calcext:value-type="float">
            <text:p>99773,7840195073</text:p>
          </table:table-cell>
        </table:table-row>
        <table:table-row table:style-name="ro2">
          <table:table-cell office:value-type="float" office:value="12.24" calcext:value-type="float">
            <text:p>12,24</text:p>
          </table:table-cell>
          <table:table-cell office:value-type="float" office:value="92810.3722678628" calcext:value-type="float">
            <text:p>92810,3722678628</text:p>
          </table:table-cell>
          <table:table-cell office:value-type="float" office:value="4640.6136661702" calcext:value-type="float">
            <text:p>4640,6136661702</text:p>
          </table:table-cell>
          <table:table-cell office:value-type="float" office:value="2317.2855145153" calcext:value-type="float">
            <text:p>2317,2855145153</text:p>
          </table:table-cell>
          <table:table-cell office:value-type="float" office:value="231.7285514515" calcext:value-type="float">
            <text:p>231,7285514515</text:p>
          </table:table-cell>
          <table:table-cell office:value-type="float" office:value="99768.2714485485" calcext:value-type="float">
            <text:p>99768,2714485485</text:p>
          </table:table-cell>
        </table:table-row>
        <table:table-row table:style-name="ro2">
          <table:table-cell office:value-type="float" office:value="12.36" calcext:value-type="float">
            <text:p>12,36</text:p>
          </table:table-cell>
          <table:table-cell office:value-type="float" office:value="92653.5036825592" calcext:value-type="float">
            <text:p>92653,5036825592</text:p>
          </table:table-cell>
          <table:table-cell office:value-type="float" office:value="4735.6011055615" calcext:value-type="float">
            <text:p>4735,6011055615</text:p>
          </table:table-cell>
          <table:table-cell office:value-type="float" office:value="2373.5411017082" calcext:value-type="float">
            <text:p>2373,5411017082</text:p>
          </table:table-cell>
          <table:table-cell office:value-type="float" office:value="237.3541101708" calcext:value-type="float">
            <text:p>237,3541101708</text:p>
          </table:table-cell>
          <table:table-cell office:value-type="float" office:value="99762.6458898292" calcext:value-type="float">
            <text:p>99762,6458898292</text:p>
          </table:table-cell>
        </table:table-row>
        <table:table-row table:style-name="ro2">
          <table:table-cell office:value-type="float" office:value="12.48" calcext:value-type="float">
            <text:p>12,48</text:p>
          </table:table-cell>
          <table:table-cell office:value-type="float" office:value="92493.6928444409" calcext:value-type="float">
            <text:p>92493,6928444409</text:p>
          </table:table-cell>
          <table:table-cell office:value-type="float" office:value="4832.2659136685" calcext:value-type="float">
            <text:p>4832,2659136685</text:p>
          </table:table-cell>
          <table:table-cell office:value-type="float" office:value="2430.9465835368" calcext:value-type="float">
            <text:p>2430,9465835368</text:p>
          </table:table-cell>
          <table:table-cell office:value-type="float" office:value="243.0946583537" calcext:value-type="float">
            <text:p>243,0946583537</text:p>
          </table:table-cell>
          <table:table-cell office:value-type="float" office:value="99756.9053416463" calcext:value-type="float">
            <text:p>99756,9053416463</text:p>
          </table:table-cell>
        </table:table-row>
        <table:table-row table:style-name="ro2">
          <table:table-cell office:value-type="float" office:value="12.6" calcext:value-type="float">
            <text:p>12,6</text:p>
          </table:table-cell>
          <table:table-cell office:value-type="float" office:value="92330.8991498594" calcext:value-type="float">
            <text:p>92330,8991498594</text:p>
          </table:table-cell>
          <table:table-cell office:value-type="float" office:value="4930.6264315066" calcext:value-type="float">
            <text:p>4930,6264315066</text:p>
          </table:table-cell>
          <table:table-cell office:value-type="float" office:value="2489.522198758" calcext:value-type="float">
            <text:p>2489,522198758</text:p>
          </table:table-cell>
          <table:table-cell office:value-type="float" office:value="248.9522198758" calcext:value-type="float">
            <text:p>248,9522198758</text:p>
          </table:table-cell>
          <table:table-cell office:value-type="float" office:value="99751.0477801242" calcext:value-type="float">
            <text:p>99751,0477801242</text:p>
          </table:table-cell>
        </table:table-row>
        <table:table-row table:style-name="ro2">
          <table:table-cell office:value-type="float" office:value="12.72" calcext:value-type="float">
            <text:p>12,72</text:p>
          </table:table-cell>
          <table:table-cell office:value-type="float" office:value="92165.0820487585" calcext:value-type="float">
            <text:p>92165,0820487585</text:p>
          </table:table-cell>
          <table:table-cell office:value-type="float" office:value="5030.7007063078" calcext:value-type="float">
            <text:p>5030,7007063078</text:p>
          </table:table-cell>
          <table:table-cell office:value-type="float" office:value="2549.288404485" calcext:value-type="float">
            <text:p>2549,288404485</text:p>
          </table:table-cell>
          <table:table-cell office:value-type="float" office:value="254.9288404485" calcext:value-type="float">
            <text:p>254,9288404485</text:p>
          </table:table-cell>
          <table:table-cell office:value-type="float" office:value="99745.0711595515" calcext:value-type="float">
            <text:p>99745,0711595515</text:p>
          </table:table-cell>
        </table:table-row>
        <table:table-row table:style-name="ro2">
          <table:table-cell office:value-type="float" office:value="12.84" calcext:value-type="float">
            <text:p>12,84</text:p>
          </table:table-cell>
          <table:table-cell office:value-type="float" office:value="91996.2010753205" calcext:value-type="float">
            <text:p>91996,2010753205</text:p>
          </table:table-cell>
          <table:table-cell office:value-type="float" office:value="5132.5064649259" calcext:value-type="float">
            <text:p>5132,5064649259</text:p>
          </table:table-cell>
          <table:table-cell office:value-type="float" office:value="2610.2658725031" calcext:value-type="float">
            <text:p>2610,2658725031</text:p>
          </table:table-cell>
          <table:table-cell office:value-type="float" office:value="261.0265872503" calcext:value-type="float">
            <text:p>261,0265872503</text:p>
          </table:table-cell>
          <table:table-cell office:value-type="float" office:value="99738.9734127497" calcext:value-type="float">
            <text:p>99738,9734127497</text:p>
          </table:table-cell>
        </table:table-row>
        <table:table-row table:style-name="ro2">
          <table:table-cell office:value-type="float" office:value="12.96" calcext:value-type="float">
            <text:p>12,96</text:p>
          </table:table-cell>
          <table:table-cell office:value-type="float" office:value="91824.2158797927" calcext:value-type="float">
            <text:p>91824,2158797927</text:p>
          </table:table-cell>
          <table:table-cell office:value-type="float" office:value="5236.0610864195" calcext:value-type="float">
            <text:p>5236,0610864195</text:p>
          </table:table-cell>
          <table:table-cell office:value-type="float" office:value="2672.4754852615" calcext:value-type="float">
            <text:p>2672,4754852615</text:p>
          </table:table-cell>
          <table:table-cell office:value-type="float" office:value="267.2475485261" calcext:value-type="float">
            <text:p>267,2475485261</text:p>
          </table:table-cell>
          <table:table-cell office:value-type="float" office:value="99732.7524514738" calcext:value-type="float">
            <text:p>99732,7524514738</text:p>
          </table:table-cell>
        </table:table-row>
        <table:table-row table:style-name="ro2">
          <table:table-cell office:value-type="float" office:value="13.08" calcext:value-type="float">
            <text:p>13,08</text:p>
          </table:table-cell>
          <table:table-cell office:value-type="float" office:value="91649.0862615007" calcext:value-type="float">
            <text:p>91649,0862615007</text:p>
          </table:table-cell>
          <table:table-cell office:value-type="float" office:value="5341.3815738151" calcext:value-type="float">
            <text:p>5341,3815738151</text:p>
          </table:table-cell>
          <table:table-cell office:value-type="float" office:value="2735.9383315309" calcext:value-type="float">
            <text:p>2735,9383315309</text:p>
          </table:table-cell>
          <table:table-cell office:value-type="float" office:value="273.5938331531" calcext:value-type="float">
            <text:p>273,5938331531</text:p>
          </table:table-cell>
          <table:table-cell office:value-type="float" office:value="99726.4061668469" calcext:value-type="float">
            <text:p>99726,4061668469</text:p>
          </table:table-cell>
        </table:table-row>
        <table:table-row table:style-name="ro2">
          <table:table-cell office:value-type="float" office:value="13.2" calcext:value-type="float">
            <text:p>13,2</text:p>
          </table:table-cell>
          <table:table-cell office:value-type="float" office:value="91470.7722030553" calcext:value-type="float">
            <text:p>91470,7722030553</text:p>
          </table:table-cell>
          <table:table-cell office:value-type="float" office:value="5448.4845250546" calcext:value-type="float">
            <text:p>5448,4845250546</text:p>
          </table:table-cell>
          <table:table-cell office:value-type="float" office:value="2800.6757017181" calcext:value-type="float">
            <text:p>2800,6757017181</text:p>
          </table:table-cell>
          <table:table-cell office:value-type="float" office:value="280.0675701718" calcext:value-type="float">
            <text:p>280,0675701718</text:p>
          </table:table-cell>
          <table:table-cell office:value-type="float" office:value="99719.9324298282" calcext:value-type="float">
            <text:p>99719,9324298282</text:p>
          </table:table-cell>
        </table:table-row>
        <table:table-row table:style-name="ro2">
          <table:table-cell office:value-type="float" office:value="13.32" calcext:value-type="float">
            <text:p>13,32</text:p>
          </table:table-cell>
          <table:table-cell office:value-type="float" office:value="91289.2339057565" calcext:value-type="float">
            <text:p>91289,2339057565</text:p>
          </table:table-cell>
          <table:table-cell office:value-type="float" office:value="5557.3861031344" calcext:value-type="float">
            <text:p>5557,3861031344</text:p>
          </table:table-cell>
          <table:table-cell office:value-type="float" office:value="2866.7090828263" calcext:value-type="float">
            <text:p>2866,7090828263</text:p>
          </table:table-cell>
          <table:table-cell office:value-type="float" office:value="286.6709082826" calcext:value-type="float">
            <text:p>286,6709082826</text:p>
          </table:table-cell>
          <table:table-cell office:value-type="float" office:value="99713.3290917174" calcext:value-type="float">
            <text:p>99713,3290917174</text:p>
          </table:table-cell>
        </table:table-row>
        <table:table-row table:style-name="ro2">
          <table:table-cell office:value-type="float" office:value="13.44" calcext:value-type="float">
            <text:p>13,44</text:p>
          </table:table-cell>
          <table:table-cell office:value-type="float" office:value="91104.431826198" calcext:value-type="float">
            <text:p>91104,431826198</text:p>
          </table:table-cell>
          <table:table-cell office:value-type="float" office:value="5668.1020054439" calcext:value-type="float">
            <text:p>5668,1020054439</text:p>
          </table:table-cell>
          <table:table-cell office:value-type="float" office:value="2934.0601530527" calcext:value-type="float">
            <text:p>2934,0601530527</text:p>
          </table:table-cell>
          <table:table-cell office:value-type="float" office:value="293.4060153053" calcext:value-type="float">
            <text:p>293,4060153053</text:p>
          </table:table-cell>
          <table:table-cell office:value-type="float" office:value="99706.5939846947" calcext:value-type="float">
            <text:p>99706,5939846947</text:p>
          </table:table-cell>
        </table:table-row>
        <table:table-row table:style-name="ro2">
          <table:table-cell office:value-type="float" office:value="13.56" calcext:value-type="float">
            <text:p>13,56</text:p>
          </table:table-cell>
          <table:table-cell office:value-type="float" office:value="90916.3267140698" calcext:value-type="float">
            <text:p>90916,3267140698</text:p>
          </table:table-cell>
          <table:table-cell office:value-type="float" office:value="5780.6474323155" calcext:value-type="float">
            <text:p>5780,6474323155</text:p>
          </table:table-cell>
          <table:table-cell office:value-type="float" office:value="3002.7507760132" calcext:value-type="float">
            <text:p>3002,7507760132</text:p>
          </table:table-cell>
          <table:table-cell office:value-type="float" office:value="300.2750776013" calcext:value-type="float">
            <text:p>300,2750776013</text:p>
          </table:table-cell>
          <table:table-cell office:value-type="float" office:value="99699.7249223987" calcext:value-type="float">
            <text:p>99699,7249223987</text:p>
          </table:table-cell>
        </table:table-row>
        <table:table-row table:style-name="ro2">
          <table:table-cell office:value-type="float" office:value="13.68" calcext:value-type="float">
            <text:p>13,68</text:p>
          </table:table-cell>
          <table:table-cell office:value-type="float" office:value="90724.8796511571" calcext:value-type="float">
            <text:p>90724,8796511571</text:p>
          </table:table-cell>
          <table:table-cell office:value-type="float" office:value="5895.0370547986" calcext:value-type="float">
            <text:p>5895,0370547986</text:p>
          </table:table-cell>
          <table:table-cell office:value-type="float" office:value="3072.8029945855" calcext:value-type="float">
            <text:p>3072,8029945855</text:p>
          </table:table-cell>
          <table:table-cell office:value-type="float" office:value="307.2802994585" calcext:value-type="float">
            <text:p>307,2802994585</text:p>
          </table:table-cell>
          <table:table-cell office:value-type="float" office:value="99692.7197005414" calcext:value-type="float">
            <text:p>99692,7197005414</text:p>
          </table:table-cell>
        </table:table-row>
        <table:table-row table:style-name="ro2">
          <table:table-cell office:value-type="float" office:value="13.8" calcext:value-type="float">
            <text:p>13,8</text:p>
          </table:table-cell>
          <table:table-cell office:value-type="float" office:value="90530.0520915292" calcext:value-type="float">
            <text:p>90530,0520915292</text:p>
          </table:table-cell>
          <table:table-cell office:value-type="float" office:value="6011.2849816746" calcext:value-type="float">
            <text:p>6011,2849816746</text:p>
          </table:table-cell>
          <table:table-cell office:value-type="float" office:value="3144.23902436" calcext:value-type="float">
            <text:p>3144,23902436</text:p>
          </table:table-cell>
          <table:table-cell office:value-type="float" office:value="314.423902436" calcext:value-type="float">
            <text:p>314,423902436</text:p>
          </table:table-cell>
          <table:table-cell office:value-type="float" office:value="99685.576097564" calcext:value-type="float">
            <text:p>99685,576097564</text:p>
          </table:table-cell>
        </table:table-row>
        <table:table-row table:style-name="ro2">
          <table:table-cell office:value-type="float" office:value="13.92" calcext:value-type="float">
            <text:p>13,92</text:p>
          </table:table-cell>
          <table:table-cell office:value-type="float" office:value="90331.8059029093" calcext:value-type="float">
            <text:p>90331,8059029093</text:p>
          </table:table-cell>
          <table:table-cell office:value-type="float" office:value="6129.4047257297" calcext:value-type="float">
            <text:p>6129,4047257297</text:p>
          </table:table-cell>
          <table:table-cell office:value-type="float" office:value="3217.0812466916" calcext:value-type="float">
            <text:p>3217,0812466916</text:p>
          </table:table-cell>
          <table:table-cell office:value-type="float" office:value="321.7081246692" calcext:value-type="float">
            <text:p>321,7081246692</text:p>
          </table:table-cell>
          <table:table-cell office:value-type="float" office:value="99678.2918753308" calcext:value-type="float">
            <text:p>99678,2918753308</text:p>
          </table:table-cell>
        </table:table-row>
        <table:table-row table:style-name="ro2">
          <table:table-cell office:value-type="float" office:value="14.04" calcext:value-type="float">
            <text:p>14,04</text:p>
          </table:table-cell>
          <table:table-cell office:value-type="float" office:value="90130.1034092146" calcext:value-type="float">
            <text:p>90130,1034092146</text:p>
          </table:table-cell>
          <table:table-cell office:value-type="float" office:value="6249.4091693098" calcext:value-type="float">
            <text:p>6249,4091693098</text:p>
          </table:table-cell>
          <table:table-cell office:value-type="float" office:value="3291.3522013413" calcext:value-type="float">
            <text:p>3291,3522013413</text:p>
          </table:table-cell>
          <table:table-cell office:value-type="float" office:value="329.1352201341" calcext:value-type="float">
            <text:p>329,1352201341</text:p>
          </table:table-cell>
          <table:table-cell office:value-type="float" office:value="99670.8647798658" calcext:value-type="float">
            <text:p>99670,8647798658</text:p>
          </table:table-cell>
        </table:table-row>
        <table:table-row table:style-name="ro2">
          <table:table-cell office:value-type="float" office:value="14.16" calcext:value-type="float">
            <text:p>14,16</text:p>
          </table:table-cell>
          <table:table-cell office:value-type="float" office:value="89924.9074342508" calcext:value-type="float">
            <text:p>89924,9074342508</text:p>
          </table:table-cell>
          <table:table-cell office:value-type="float" office:value="6371.310529178" calcext:value-type="float">
            <text:p>6371,310529178</text:p>
          </table:table-cell>
          <table:table-cell office:value-type="float" office:value="3367.0745787009" calcext:value-type="float">
            <text:p>3367,0745787009</text:p>
          </table:table-cell>
          <table:table-cell office:value-type="float" office:value="336.7074578701" calcext:value-type="float">
            <text:p>336,7074578701</text:p>
          </table:table-cell>
          <table:table-cell office:value-type="float" office:value="99663.2925421299" calcext:value-type="float">
            <text:p>99663,2925421299</text:p>
          </table:table-cell>
        </table:table-row>
        <table:table-row table:style-name="ro2">
          <table:table-cell office:value-type="float" office:value="14.28" calcext:value-type="float">
            <text:p>14,28</text:p>
          </table:table-cell>
          <table:table-cell office:value-type="float" office:value="89716.1813465435" calcext:value-type="float">
            <text:p>89716,1813465435</text:p>
          </table:table-cell>
          <table:table-cell office:value-type="float" office:value="6495.1203207051" calcext:value-type="float">
            <text:p>6495,1203207051</text:p>
          </table:table-cell>
          <table:table-cell office:value-type="float" office:value="3444.2712115919" calcext:value-type="float">
            <text:p>3444,2712115919</text:p>
          </table:table-cell>
          <table:table-cell office:value-type="float" office:value="344.4271211592" calcext:value-type="float">
            <text:p>344,4271211592</text:p>
          </table:table-cell>
          <table:table-cell office:value-type="float" office:value="99655.5728788408" calcext:value-type="float">
            <text:p>99655,5728788408</text:p>
          </table:table-cell>
        </table:table-row>
        <table:table-row table:style-name="ro2">
          <table:table-cell office:value-type="float" office:value="14.4" calcext:value-type="float">
            <text:p>14,4</text:p>
          </table:table-cell>
          <table:table-cell office:value-type="float" office:value="89503.8891052846" calcext:value-type="float">
            <text:p>89503,8891052846</text:p>
          </table:table-cell>
          <table:table-cell office:value-type="float" office:value="6620.8493214212" calcext:value-type="float">
            <text:p>6620,8493214212</text:p>
          </table:table-cell>
          <table:table-cell office:value-type="float" office:value="3522.9650666309" calcext:value-type="float">
            <text:p>3522,9650666309</text:p>
          </table:table-cell>
          <table:table-cell office:value-type="float" office:value="352.2965066631" calcext:value-type="float">
            <text:p>352,2965066631</text:p>
          </table:table-cell>
          <table:table-cell office:value-type="float" office:value="99647.7034933369" calcext:value-type="float">
            <text:p>99647,7034933369</text:p>
          </table:table-cell>
        </table:table-row>
        <table:table-row table:style-name="ro2">
          <table:table-cell office:value-type="float" office:value="14.52" calcext:value-type="float">
            <text:p>14,52</text:p>
          </table:table-cell>
          <table:table-cell office:value-type="float" office:value="89287.9953073684" calcext:value-type="float">
            <text:p>89287,9953073684</text:p>
          </table:table-cell>
          <table:table-cell office:value-type="float" office:value="6748.5075339628" calcext:value-type="float">
            <text:p>6748,5075339628</text:p>
          </table:table-cell>
          <table:table-cell office:value-type="float" office:value="3603.1792351532" calcext:value-type="float">
            <text:p>3603,1792351532</text:p>
          </table:table-cell>
          <table:table-cell office:value-type="float" office:value="360.3179235153" calcext:value-type="float">
            <text:p>360,3179235153</text:p>
          </table:table-cell>
          <table:table-cell office:value-type="float" office:value="99639.6820764846" calcext:value-type="float">
            <text:p>99639,6820764846</text:p>
          </table:table-cell>
        </table:table-row>
        <table:table-row table:style-name="ro2">
          <table:table-cell office:value-type="float" office:value="14.64" calcext:value-type="float">
            <text:p>14,64</text:p>
          </table:table-cell>
          <table:table-cell office:value-type="float" office:value="89068.4652354893" calcext:value-type="float">
            <text:p>89068,4652354893</text:p>
          </table:table-cell>
          <table:table-cell office:value-type="float" office:value="6878.1041484518" calcext:value-type="float">
            <text:p>6878,1041484518</text:p>
          </table:table-cell>
          <table:table-cell office:value-type="float" office:value="3684.9369236897" calcext:value-type="float">
            <text:p>3684,9369236897</text:p>
          </table:table-cell>
          <table:table-cell office:value-type="float" office:value="368.493692369" calcext:value-type="float">
            <text:p>368,493692369</text:p>
          </table:table-cell>
          <table:table-cell office:value-type="float" office:value="99631.506307631" calcext:value-type="float">
            <text:p>99631,506307631</text:p>
          </table:table-cell>
        </table:table-row>
        <table:table-row table:style-name="ro2">
          <table:table-cell office:value-type="float" office:value="14.76" calcext:value-type="float">
            <text:p>14,76</text:p>
          </table:table-cell>
          <table:table-cell office:value-type="float" office:value="88845.2649072672" calcext:value-type="float">
            <text:p>88845,2649072672</text:p>
          </table:table-cell>
          <table:table-cell office:value-type="float" office:value="7009.6475043461" calcext:value-type="float">
            <text:p>7009,6475043461</text:p>
          </table:table-cell>
          <table:table-cell office:value-type="float" office:value="3768.2614439877" calcext:value-type="float">
            <text:p>3768,2614439877</text:p>
          </table:table-cell>
          <table:table-cell office:value-type="float" office:value="376.8261443988" calcext:value-type="float">
            <text:p>376,8261443988</text:p>
          </table:table-cell>
          <table:table-cell office:value-type="float" office:value="99623.1738556012" calcext:value-type="float">
            <text:p>99623,1738556012</text:p>
          </table:table-cell>
        </table:table-row>
        <table:table-row table:style-name="ro2">
          <table:table-cell office:value-type="float" office:value="14.88" calcext:value-type="float">
            <text:p>14,88</text:p>
          </table:table-cell>
          <table:table-cell office:value-type="float" office:value="88618.3611253646" calcext:value-type="float">
            <text:p>88618,3611253646</text:p>
          </table:table-cell>
          <table:table-cell office:value-type="float" office:value="7143.1450518061" calcext:value-type="float">
            <text:p>7143,1450518061</text:p>
          </table:table-cell>
          <table:table-cell office:value-type="float" office:value="3853.1762025719" calcext:value-type="float">
            <text:p>3853,1762025719</text:p>
          </table:table-cell>
          <table:table-cell office:value-type="float" office:value="385.3176202572" calcext:value-type="float">
            <text:p>385,3176202572</text:p>
          </table:table-cell>
          <table:table-cell office:value-type="float" office:value="99614.6823797428" calcext:value-type="float">
            <text:p>99614,682379742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8387.721528554" calcext:value-type="float">
            <text:p>88387,721528554</text:p>
          </table:table-cell>
          <table:table-cell office:value-type="float" office:value="7278.6033126232" calcext:value-type="float">
            <text:p>7278,6033126232</text:p>
          </table:table-cell>
          <table:table-cell office:value-type="float" office:value="3939.7046898387" calcext:value-type="float">
            <text:p>3939,7046898387</text:p>
          </table:table-cell>
          <table:table-cell office:value-type="float" office:value="393.9704689839" calcext:value-type="float">
            <text:p>393,9704689839</text:p>
          </table:table-cell>
          <table:table-cell office:value-type="float" office:value="99606.0295310161" calcext:value-type="float">
            <text:p>99606,0295310161</text:p>
          </table:table-cell>
        </table:table-row>
        <table:table-row table:style-name="ro2">
          <table:table-cell office:value-type="float" office:value="15.12" calcext:value-type="float">
            <text:p>15,12</text:p>
          </table:table-cell>
          <table:table-cell office:value-type="float" office:value="88153.3146436915" calcext:value-type="float">
            <text:p>88153,3146436915</text:p>
          </table:table-cell>
          <table:table-cell office:value-type="float" office:value="7416.0278407606" calcext:value-type="float">
            <text:p>7416,0278407606</text:p>
          </table:table-cell>
          <table:table-cell office:value-type="float" office:value="4027.8704686797" calcext:value-type="float">
            <text:p>4027,8704686797</text:p>
          </table:table-cell>
          <table:table-cell office:value-type="float" office:value="402.787046868" calcext:value-type="float">
            <text:p>402,787046868</text:p>
          </table:table-cell>
          <table:table-cell office:value-type="float" office:value="99597.212953132" calcext:value-type="float">
            <text:p>99597,212953132</text:p>
          </table:table-cell>
        </table:table-row>
        <table:table-row table:style-name="ro2">
          <table:table-cell office:value-type="float" office:value="15.24" calcext:value-type="float">
            <text:p>15,24</text:p>
          </table:table-cell>
          <table:table-cell office:value-type="float" office:value="87915.1099385455" calcext:value-type="float">
            <text:p>87915,1099385455</text:p>
          </table:table-cell>
          <table:table-cell office:value-type="float" office:value="7555.4231825625" calcext:value-type="float">
            <text:p>7555,4231825625</text:p>
          </table:table-cell>
          <table:table-cell office:value-type="float" office:value="4117.6971626288" calcext:value-type="float">
            <text:p>4117,6971626288</text:p>
          </table:table-cell>
          <table:table-cell office:value-type="float" office:value="411.7697162629" calcext:value-type="float">
            <text:p>411,7697162629</text:p>
          </table:table-cell>
          <table:table-cell office:value-type="float" office:value="99588.2302837371" calcext:value-type="float">
            <text:p>99588,2302837371</text:p>
          </table:table-cell>
        </table:table-row>
        <table:table-row table:style-name="ro2">
          <table:table-cell office:value-type="float" office:value="15.36" calcext:value-type="float">
            <text:p>15,36</text:p>
          </table:table-cell>
          <table:table-cell office:value-type="float" office:value="87673.0778754281" calcext:value-type="float">
            <text:p>87673,0778754281</text:p>
          </table:table-cell>
          <table:table-cell office:value-type="float" office:value="7696.7928366874" calcext:value-type="float">
            <text:p>7696,7928366874</text:p>
          </table:table-cell>
          <table:table-cell office:value-type="float" office:value="4209.2084435311" calcext:value-type="float">
            <text:p>4209,2084435311</text:p>
          </table:table-cell>
          <table:table-cell office:value-type="float" office:value="420.9208443531" calcext:value-type="float">
            <text:p>420,9208443531</text:p>
          </table:table-cell>
          <table:table-cell office:value-type="float" office:value="99579.0791556469" calcext:value-type="float">
            <text:p>99579,0791556469</text:p>
          </table:table-cell>
        </table:table-row>
        <table:table-row table:style-name="ro2">
          <table:table-cell office:value-type="float" office:value="15.48" calcext:value-type="float">
            <text:p>15,48</text:p>
          </table:table-cell>
          <table:table-cell office:value-type="float" office:value="87427.1899655702" calcext:value-type="float">
            <text:p>87427,1899655702</text:p>
          </table:table-cell>
          <table:table-cell office:value-type="float" office:value="7840.1392138278" calcext:value-type="float">
            <text:p>7840,1392138278</text:p>
          </table:table-cell>
          <table:table-cell office:value-type="float" office:value="4302.4280187289" calcext:value-type="float">
            <text:p>4302,4280187289</text:p>
          </table:table-cell>
          <table:table-cell office:value-type="float" office:value="430.2428018729" calcext:value-type="float">
            <text:p>430,2428018729</text:p>
          </table:table-cell>
          <table:table-cell office:value-type="float" office:value="99569.7571981271" calcext:value-type="float">
            <text:p>99569,7571981271</text:p>
          </table:table-cell>
        </table:table-row>
        <table:table-row table:style-name="ro2">
          <table:table-cell office:value-type="float" office:value="15.6" calcext:value-type="float">
            <text:p>15,6</text:p>
          </table:table-cell>
          <table:table-cell office:value-type="float" office:value="87177.4188241767" calcext:value-type="float">
            <text:p>87177,4188241767</text:p>
          </table:table-cell>
          <table:table-cell office:value-type="float" office:value="7985.463596283" calcext:value-type="float">
            <text:p>7985,463596283</text:p>
          </table:table-cell>
          <table:table-cell office:value-type="float" office:value="4397.3796177636" calcext:value-type="float">
            <text:p>4397,3796177636</text:p>
          </table:table-cell>
          <table:table-cell office:value-type="float" office:value="439.7379617764" calcext:value-type="float">
            <text:p>439,7379617764</text:p>
          </table:table-cell>
          <table:table-cell office:value-type="float" office:value="99560.2620382236" calcext:value-type="float">
            <text:p>99560,2620382236</text:p>
          </table:table-cell>
        </table:table-row>
        <table:table-row table:style-name="ro2">
          <table:table-cell office:value-type="float" office:value="15.72" calcext:value-type="float">
            <text:p>15,72</text:p>
          </table:table-cell>
          <table:table-cell office:value-type="float" office:value="86923.7382260952" calcext:value-type="float">
            <text:p>86923,7382260952</text:p>
          </table:table-cell>
          <table:table-cell office:value-type="float" office:value="8132.7660974528" calcext:value-type="float">
            <text:p>8132,7660974528</text:p>
          </table:table-cell>
          <table:table-cell office:value-type="float" office:value="4494.0869785925" calcext:value-type="float">
            <text:p>4494,0869785925</text:p>
          </table:table-cell>
          <table:table-cell office:value-type="float" office:value="449.4086978592" calcext:value-type="float">
            <text:p>449,4086978592</text:p>
          </table:table-cell>
          <table:table-cell office:value-type="float" office:value="99550.5913021407" calcext:value-type="float">
            <text:p>99550,5913021407</text:p>
          </table:table-cell>
        </table:table-row>
        <table:table-row table:style-name="ro2">
          <table:table-cell office:value-type="float" office:value="15.84" calcext:value-type="float">
            <text:p>15,84</text:p>
          </table:table-cell>
          <table:table-cell office:value-type="float" office:value="86666.123162025" calcext:value-type="float">
            <text:p>86666,123162025</text:p>
          </table:table-cell>
          <table:table-cell office:value-type="float" office:value="8282.0456213249" calcext:value-type="float">
            <text:p>8282,0456213249</text:p>
          </table:table-cell>
          <table:table-cell office:value-type="float" office:value="4592.5738333181" calcext:value-type="float">
            <text:p>4592,5738333181</text:p>
          </table:table-cell>
          <table:table-cell office:value-type="float" office:value="459.2573833318" calcext:value-type="float">
            <text:p>459,2573833318</text:p>
          </table:table-cell>
          <table:table-cell office:value-type="float" office:value="99540.7426166682" calcext:value-type="float">
            <text:p>99540,7426166682</text:p>
          </table:table-cell>
        </table:table-row>
        <table:table-row table:style-name="ro2">
          <table:table-cell office:value-type="float" office:value="15.96" calcext:value-type="float">
            <text:p>15,96</text:p>
          </table:table-cell>
          <table:table-cell office:value-type="float" office:value="86404.5498951894" calcext:value-type="float">
            <text:p>86404,5498951894</text:p>
          </table:table-cell>
          <table:table-cell office:value-type="float" office:value="8433.2998220339" calcext:value-type="float">
            <text:p>8433,2998220339</text:p>
          </table:table-cell>
          <table:table-cell office:value-type="float" office:value="4692.8638934331" calcext:value-type="float">
            <text:p>4692,8638934331</text:p>
          </table:table-cell>
          <table:table-cell office:value-type="float" office:value="469.2863893433" calcext:value-type="float">
            <text:p>469,2863893433</text:p>
          </table:table-cell>
          <table:table-cell office:value-type="float" office:value="99530.7136106567" calcext:value-type="float">
            <text:p>99530,7136106567</text:p>
          </table:table-cell>
        </table:table-row>
        <table:table-row table:style-name="ro2">
          <table:table-cell office:value-type="float" office:value="16.08" calcext:value-type="float">
            <text:p>16,08</text:p>
          </table:table-cell>
          <table:table-cell office:value-type="float" office:value="86138.9960183895" calcext:value-type="float">
            <text:p>86138,9960183895</text:p>
          </table:table-cell>
          <table:table-cell office:value-type="float" office:value="8586.5250635723" calcext:value-type="float">
            <text:p>8586,5250635723</text:p>
          </table:table-cell>
          <table:table-cell office:value-type="float" office:value="4794.9808345799" calcext:value-type="float">
            <text:p>4794,9808345799</text:p>
          </table:table-cell>
          <table:table-cell office:value-type="float" office:value="479.498083458" calcext:value-type="float">
            <text:p>479,498083458</text:p>
          </table:table-cell>
          <table:table-cell office:value-type="float" office:value="99520.501916542" calcext:value-type="float">
            <text:p>99520,501916542</text:p>
          </table:table-cell>
        </table:table-row>
        <table:table-row table:style-name="ro2">
          <table:table-cell office:value-type="float" office:value="16.2" calcext:value-type="float">
            <text:p>16,2</text:p>
          </table:table-cell>
          <table:table-cell office:value-type="float" office:value="85869.4405113524" calcext:value-type="float">
            <text:p>85869,4405113524</text:p>
          </table:table-cell>
          <table:table-cell office:value-type="float" office:value="8741.7163797363" calcext:value-type="float">
            <text:p>8741,7163797363</text:p>
          </table:table-cell>
          <table:table-cell office:value-type="float" office:value="4898.9482808283" calcext:value-type="float">
            <text:p>4898,9482808283</text:p>
          </table:table-cell>
          <table:table-cell office:value-type="float" office:value="489.8948280828" calcext:value-type="float">
            <text:p>489,8948280828</text:p>
          </table:table-cell>
          <table:table-cell office:value-type="float" office:value="99510.1051719172" calcext:value-type="float">
            <text:p>99510,1051719172</text:p>
          </table:table-cell>
        </table:table-row>
        <table:table-row table:style-name="ro2">
          <table:table-cell office:value-type="float" office:value="16.32" calcext:value-type="float">
            <text:p>16,32</text:p>
          </table:table-cell>
          <table:table-cell office:value-type="float" office:value="85595.8637982826" calcext:value-type="float">
            <text:p>85595,8637982826</text:p>
          </table:table-cell>
          <table:table-cell office:value-type="float" office:value="8898.8674343954" calcext:value-type="float">
            <text:p>8898,8674343954</text:p>
          </table:table-cell>
          <table:table-cell office:value-type="float" office:value="5004.7897884743" calcext:value-type="float">
            <text:p>5004,7897884743</text:p>
          </table:table-cell>
          <table:table-cell office:value-type="float" office:value="500.4789788474" calcext:value-type="float">
            <text:p>500,4789788474</text:p>
          </table:table-cell>
          <table:table-cell office:value-type="float" office:value="99499.5210211525" calcext:value-type="float">
            <text:p>99499,5210211525</text:p>
          </table:table-cell>
        </table:table-row>
        <table:table-row table:style-name="ro2">
          <table:table-cell office:value-type="float" office:value="16.44" calcext:value-type="float">
            <text:p>16,44</text:p>
          </table:table-cell>
          <table:table-cell office:value-type="float" office:value="85318.2478055207" calcext:value-type="float">
            <text:p>85318,2478055207</text:p>
          </table:table-cell>
          <table:table-cell office:value-type="float" office:value="9057.9704821774" calcext:value-type="float">
            <text:p>9057,9704821774</text:p>
          </table:table-cell>
          <table:table-cell office:value-type="float" office:value="5112.5288293651" calcext:value-type="float">
            <text:p>5112,5288293651</text:p>
          </table:table-cell>
          <table:table-cell office:value-type="float" office:value="511.2528829365" calcext:value-type="float">
            <text:p>511,2528829365</text:p>
          </table:table-cell>
          <table:table-cell office:value-type="float" office:value="99488.7471170635" calcext:value-type="float">
            <text:p>99488,7471170635</text:p>
          </table:table-cell>
        </table:table-row>
        <table:table-row table:style-name="ro2">
          <table:table-cell office:value-type="float" office:value="16.56" calcext:value-type="float">
            <text:p>16,56</text:p>
          </table:table-cell>
          <table:table-cell office:value-type="float" office:value="85036.5760192074" calcext:value-type="float">
            <text:p>85036,5760192074</text:p>
          </table:table-cell>
          <table:table-cell office:value-type="float" office:value="9219.0163296628" calcext:value-type="float">
            <text:p>9219,0163296628</text:p>
          </table:table-cell>
          <table:table-cell office:value-type="float" office:value="5222.1887737541" calcext:value-type="float">
            <text:p>5222,1887737541</text:p>
          </table:table-cell>
          <table:table-cell office:value-type="float" office:value="522.2188773754" calcext:value-type="float">
            <text:p>522,2188773754</text:p>
          </table:table-cell>
          <table:table-cell office:value-type="float" office:value="99477.7811226246" calcext:value-type="float">
            <text:p>99477,7811226246</text:p>
          </table:table-cell>
        </table:table-row>
        <table:table-row table:style-name="ro2">
          <table:table-cell office:value-type="float" office:value="16.68" calcext:value-type="float">
            <text:p>16,68</text:p>
          </table:table-cell>
          <table:table-cell office:value-type="float" office:value="84750.833542849" calcext:value-type="float">
            <text:p>84750,833542849</text:p>
          </table:table-cell>
          <table:table-cell office:value-type="float" office:value="9381.9942971863" calcext:value-type="float">
            <text:p>9381,9942971863</text:p>
          </table:table-cell>
          <table:table-cell office:value-type="float" office:value="5333.792872695" calcext:value-type="float">
            <text:p>5333,792872695</text:p>
          </table:table-cell>
          <table:table-cell office:value-type="float" office:value="533.3792872695" calcext:value-type="float">
            <text:p>533,3792872695</text:p>
          </table:table-cell>
          <table:table-cell office:value-type="float" office:value="99466.6207127305" calcext:value-type="float">
            <text:p>99466,6207127305</text:p>
          </table:table-cell>
        </table:table-row>
        <table:table-row table:style-name="ro2">
          <table:table-cell office:value-type="float" office:value="16.8" calcext:value-type="float">
            <text:p>16,8</text:p>
          </table:table-cell>
          <table:table-cell office:value-type="float" office:value="84461.0071546724" calcext:value-type="float">
            <text:p>84461,0071546724</text:p>
          </table:table-cell>
          <table:table-cell office:value-type="float" office:value="9546.8921813486" calcext:value-type="float">
            <text:p>9546,8921813486</text:p>
          </table:table-cell>
          <table:table-cell office:value-type="float" office:value="5447.3642399807" calcext:value-type="float">
            <text:p>5447,3642399807</text:p>
          </table:table-cell>
          <table:table-cell office:value-type="float" office:value="544.7364239981" calcext:value-type="float">
            <text:p>544,7364239981</text:p>
          </table:table-cell>
          <table:table-cell office:value-type="float" office:value="99455.2635760019" calcext:value-type="float">
            <text:p>99455,2635760019</text:p>
          </table:table-cell>
        </table:table-row>
        <table:table-row table:style-name="ro2">
          <table:table-cell office:value-type="float" office:value="16.92" calcext:value-type="float">
            <text:p>16,92</text:p>
          </table:table-cell>
          <table:table-cell office:value-type="float" office:value="84167.0853646575" calcext:value-type="float">
            <text:p>84167,0853646575</text:p>
          </table:table-cell>
          <table:table-cell office:value-type="float" office:value="9713.6962183401" calcext:value-type="float">
            <text:p>9713,6962183401</text:p>
          </table:table-cell>
          <table:table-cell office:value-type="float" office:value="5562.9258336383" calcext:value-type="float">
            <text:p>5562,9258336383</text:p>
          </table:table-cell>
          <table:table-cell office:value-type="float" office:value="556.2925833638" calcext:value-type="float">
            <text:p>556,2925833638</text:p>
          </table:table-cell>
          <table:table-cell office:value-type="float" office:value="99443.7074166361" calcext:value-type="float">
            <text:p>99443,7074166361</text:p>
          </table:table-cell>
        </table:table-row>
        <table:table-row table:style-name="ro2">
          <table:table-cell office:value-type="float" office:value="17.04" calcext:value-type="float">
            <text:p>17,04</text:p>
          </table:table-cell>
          <table:table-cell office:value-type="float" office:value="83869.0584711268" calcext:value-type="float">
            <text:p>83869,0584711268</text:p>
          </table:table-cell>
          <table:table-cell office:value-type="float" office:value="9882.3910481866" calcext:value-type="float">
            <text:p>9882,3910481866</text:p>
          </table:table-cell>
          <table:table-cell office:value-type="float" office:value="5680.5004369876" calcext:value-type="float">
            <text:p>5680,5004369876</text:p>
          </table:table-cell>
          <table:table-cell office:value-type="float" office:value="568.0500436988" calcext:value-type="float">
            <text:p>568,0500436988</text:p>
          </table:table-cell>
          <table:table-cell office:value-type="float" office:value="99431.9499563012" calcext:value-type="float">
            <text:p>99431,9499563012</text:p>
          </table:table-cell>
        </table:table-row>
        <table:table-row table:style-name="ro2">
          <table:table-cell office:value-type="float" office:value="17.16" calcext:value-type="float">
            <text:p>17,16</text:p>
          </table:table-cell>
          <table:table-cell office:value-type="float" office:value="83566.9186167701" calcext:value-type="float">
            <text:p>83566,9186167701</text:p>
          </table:table-cell>
          <table:table-cell office:value-type="float" office:value="10052.9596800232" calcext:value-type="float">
            <text:p>10052,9596800232</text:p>
          </table:table-cell>
          <table:table-cell office:value-type="float" office:value="5800.1106392786" calcext:value-type="float">
            <text:p>5800,1106392786</text:p>
          </table:table-cell>
          <table:table-cell office:value-type="float" office:value="580.0110639279" calcext:value-type="float">
            <text:p>580,0110639279</text:p>
          </table:table-cell>
          <table:table-cell office:value-type="float" office:value="99419.9889360721" calcext:value-type="float">
            <text:p>99419,9889360721</text:p>
          </table:table-cell>
        </table:table-row>
        <table:table-row table:style-name="ro2">
          <table:table-cell office:value-type="float" office:value="17.28" calcext:value-type="float">
            <text:p>17,28</text:p>
          </table:table-cell>
          <table:table-cell office:value-type="float" office:value="83260.6598439781" calcext:value-type="float">
            <text:p>83260,6598439781</text:p>
          </table:table-cell>
          <table:table-cell office:value-type="float" office:value="10225.3834585123" calcext:value-type="float">
            <text:p>10225,3834585123</text:p>
          </table:table-cell>
          <table:table-cell office:value-type="float" office:value="5921.7788159176" calcext:value-type="float">
            <text:p>5921,7788159176</text:p>
          </table:table-cell>
          <table:table-cell office:value-type="float" office:value="592.1778815918" calcext:value-type="float">
            <text:p>592,1778815918</text:p>
          </table:table-cell>
          <table:table-cell office:value-type="float" office:value="99407.8221184082" calcext:value-type="float">
            <text:p>99407,8221184082</text:p>
          </table:table-cell>
        </table:table-row>
        <table:table-row table:style-name="ro2">
          <table:table-cell office:value-type="float" office:value="17.4" calcext:value-type="float">
            <text:p>17,4</text:p>
          </table:table-cell>
          <table:table-cell office:value-type="float" office:value="82950.2781493557" calcext:value-type="float">
            <text:p>82950,2781493557</text:p>
          </table:table-cell>
          <table:table-cell office:value-type="float" office:value="10399.6420315159" calcext:value-type="float">
            <text:p>10399,6420315159</text:p>
          </table:table-cell>
          <table:table-cell office:value-type="float" office:value="6045.5271082984" calcext:value-type="float">
            <text:p>6045,5271082984</text:p>
          </table:table-cell>
          <table:table-cell office:value-type="float" office:value="604.5527108298" calcext:value-type="float">
            <text:p>604,5527108298</text:p>
          </table:table-cell>
          <table:table-cell office:value-type="float" office:value="99395.4472891701" calcext:value-type="float">
            <text:p>99395,4472891701</text:p>
          </table:table-cell>
        </table:table-row>
        <table:table-row table:style-name="ro2">
          <table:table-cell office:value-type="float" office:value="17.52" calcext:value-type="float">
            <text:p>17,52</text:p>
          </table:table-cell>
          <table:table-cell office:value-type="float" office:value="82635.771537279" calcext:value-type="float">
            <text:p>82635,771537279</text:p>
          </table:table-cell>
          <table:table-cell office:value-type="float" office:value="10575.7133191421" calcext:value-type="float">
            <text:p>10575,7133191421</text:p>
          </table:table-cell>
          <table:table-cell office:value-type="float" office:value="6171.3774032533" calcext:value-type="float">
            <text:p>6171,3774032533</text:p>
          </table:table-cell>
          <table:table-cell office:value-type="float" office:value="617.1377403253" calcext:value-type="float">
            <text:p>617,1377403253</text:p>
          </table:table-cell>
          <table:table-cell office:value-type="float" office:value="99382.8622596746" calcext:value-type="float">
            <text:p>99382,8622596746</text:p>
          </table:table-cell>
        </table:table-row>
        <table:table-row table:style-name="ro2">
          <table:table-cell office:value-type="float" office:value="17.64" calcext:value-type="float">
            <text:p>17,64</text:p>
          </table:table-cell>
          <table:table-cell office:value-type="float" office:value="82317.1400723636" calcext:value-type="float">
            <text:p>82317,1400723636</text:p>
          </table:table-cell>
          <table:table-cell office:value-type="float" office:value="10753.57348428" calcext:value-type="float">
            <text:p>10753,57348428</text:p>
          </table:table-cell>
          <table:table-cell office:value-type="float" office:value="6299.351312142" calcext:value-type="float">
            <text:p>6299,351312142</text:p>
          </table:table-cell>
          <table:table-cell office:value-type="float" office:value="629.9351312142" calcext:value-type="float">
            <text:p>629,9351312142</text:p>
          </table:table-cell>
          <table:table-cell office:value-type="float" office:value="99370.0648687857" calcext:value-type="float">
            <text:p>99370,0648687857</text:p>
          </table:table-cell>
        </table:table-row>
        <table:table-row table:style-name="ro2">
          <table:table-cell office:value-type="float" office:value="17.76" calcext:value-type="float">
            <text:p>17,76</text:p>
          </table:table-cell>
          <table:table-cell office:value-type="float" office:value="81994.3859307006" calcext:value-type="float">
            <text:p>81994,3859307006</text:p>
          </table:table-cell>
          <table:table-cell office:value-type="float" office:value="10933.1969047437" calcext:value-type="float">
            <text:p>10933,1969047437</text:p>
          </table:table-cell>
          <table:table-cell office:value-type="float" office:value="6429.4701495959" calcext:value-type="float">
            <text:p>6429,4701495959</text:p>
          </table:table-cell>
          <table:table-cell office:value-type="float" office:value="642.9470149596" calcext:value-type="float">
            <text:p>642,9470149596</text:p>
          </table:table-cell>
          <table:table-cell office:value-type="float" office:value="99357.0529850403" calcext:value-type="float">
            <text:p>99357,0529850403</text:p>
          </table:table-cell>
        </table:table-row>
        <table:table-row table:style-name="ro2">
          <table:table-cell office:value-type="float" office:value="17.88" calcext:value-type="float">
            <text:p>17,88</text:p>
          </table:table-cell>
          <table:table-cell office:value-type="float" office:value="81667.5134497228" calcext:value-type="float">
            <text:p>81667,5134497228</text:p>
          </table:table-cell>
          <table:table-cell office:value-type="float" office:value="11114.5561471443" calcext:value-type="float">
            <text:p>11114,5561471443</text:p>
          </table:table-cell>
          <table:table-cell office:value-type="float" office:value="6561.7549119388" calcext:value-type="float">
            <text:p>6561,7549119388</text:p>
          </table:table-cell>
          <table:table-cell office:value-type="float" office:value="656.1754911939" calcext:value-type="float">
            <text:p>656,1754911939</text:p>
          </table:table-cell>
          <table:table-cell office:value-type="float" office:value="99343.824508806" calcext:value-type="float">
            <text:p>99343,82450880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1336.5291765549" calcext:value-type="float">
            <text:p>81336,5291765549</text:p>
          </table:table-cell>
          <table:table-cell office:value-type="float" office:value="11297.6219426099" calcext:value-type="float">
            <text:p>11297,6219426099</text:p>
          </table:table-cell>
          <table:table-cell office:value-type="float" office:value="6696.2262553045" calcext:value-type="float">
            <text:p>6696,2262553045</text:p>
          </table:table-cell>
          <table:table-cell office:value-type="float" office:value="669.6226255304" calcext:value-type="float">
            <text:p>669,6226255304</text:p>
          </table:table-cell>
          <table:table-cell office:value-type="float" office:value="99330.3773744694" calcext:value-type="float">
            <text:p>99330,3773744694</text:p>
          </table:table-cell>
        </table:table-row>
        <table:table-row table:style-name="ro2">
          <table:table-cell office:value-type="float" office:value="18.12" calcext:value-type="float">
            <text:p>18,12</text:p>
          </table:table-cell>
          <table:table-cell office:value-type="float" office:value="81001.4419147024" calcext:value-type="float">
            <text:p>81001,4419147024</text:p>
          </table:table-cell>
          <table:table-cell office:value-type="float" office:value="11482.3631644743" calcext:value-type="float">
            <text:p>11482,3631644743</text:p>
          </table:table-cell>
          <table:table-cell office:value-type="float" office:value="6832.9044734755" calcext:value-type="float">
            <text:p>6832,9044734755</text:p>
          </table:table-cell>
          <table:table-cell office:value-type="float" office:value="683.2904473476" calcext:value-type="float">
            <text:p>683,2904473476</text:p>
          </table:table-cell>
          <table:table-cell office:value-type="float" office:value="99316.7095526523" calcext:value-type="float">
            <text:p>99316,7095526523</text:p>
          </table:table-cell>
        </table:table-row>
        <table:table-row table:style-name="ro2">
          <table:table-cell office:value-type="float" office:value="18.24" calcext:value-type="float">
            <text:p>18,24</text:p>
          </table:table-cell>
          <table:table-cell office:value-type="float" office:value="80662.262768935" calcext:value-type="float">
            <text:p>80662,262768935</text:p>
          </table:table-cell>
          <table:table-cell office:value-type="float" office:value="11668.7468080525" calcext:value-type="float">
            <text:p>11668,7468080525</text:p>
          </table:table-cell>
          <table:table-cell office:value-type="float" office:value="6971.8094754657" calcext:value-type="float">
            <text:p>6971,8094754657</text:p>
          </table:table-cell>
          <table:table-cell office:value-type="float" office:value="697.1809475466" calcext:value-type="float">
            <text:p>697,1809475466</text:p>
          </table:table-cell>
          <table:table-cell office:value-type="float" office:value="99302.8190524533" calcext:value-type="float">
            <text:p>99302,8190524533</text:p>
          </table:table-cell>
        </table:table-row>
        <table:table-row table:style-name="ro2">
          <table:table-cell office:value-type="float" office:value="18.36" calcext:value-type="float">
            <text:p>18,36</text:p>
          </table:table-cell>
          <table:table-cell office:value-type="float" office:value="80319.0051882141" calcext:value-type="float">
            <text:p>80319,0051882141</text:p>
          </table:table-cell>
          <table:table-cell office:value-type="float" office:value="11856.7379726248" calcext:value-type="float">
            <text:p>11856,7379726248</text:p>
          </table:table-cell>
          <table:table-cell office:value-type="float" office:value="7112.9607628736" calcext:value-type="float">
            <text:p>7112,9607628736</text:p>
          </table:table-cell>
          <table:table-cell office:value-type="float" office:value="711.2960762874" calcext:value-type="float">
            <text:p>711,2960762874</text:p>
          </table:table-cell>
          <table:table-cell office:value-type="float" office:value="99288.7039237125" calcext:value-type="float">
            <text:p>99288,7039237125</text:p>
          </table:table-cell>
        </table:table-row>
        <table:table-row table:style-name="ro2">
          <table:table-cell office:value-type="float" office:value="18.48" calcext:value-type="float">
            <text:p>18,48</text:p>
          </table:table-cell>
          <table:table-cell office:value-type="float" office:value="79971.6850065189" calcext:value-type="float">
            <text:p>79971,6850065189</text:p>
          </table:table-cell>
          <table:table-cell office:value-type="float" office:value="12046.2998457439" calcext:value-type="float">
            <text:p>12046,2998457439</text:p>
          </table:table-cell>
          <table:table-cell office:value-type="float" office:value="7256.3774070336" calcext:value-type="float">
            <text:p>7256,3774070336</text:p>
          </table:table-cell>
          <table:table-cell office:value-type="float" office:value="725.6377407034" calcext:value-type="float">
            <text:p>725,6377407034</text:p>
          </table:table-cell>
          <table:table-cell office:value-type="float" office:value="99274.3622592965" calcext:value-type="float">
            <text:p>99274,3622592965</text:p>
          </table:table-cell>
        </table:table-row>
        <table:table-row table:style-name="ro2">
          <table:table-cell office:value-type="float" office:value="18.6" calcext:value-type="float">
            <text:p>18,6</text:p>
          </table:table-cell>
          <table:table-cell office:value-type="float" office:value="79620.320481423" calcext:value-type="float">
            <text:p>79620,320481423</text:p>
          </table:table-cell>
          <table:table-cell office:value-type="float" office:value="12237.3936899841" calcext:value-type="float">
            <text:p>12237,3936899841</text:p>
          </table:table-cell>
          <table:table-cell office:value-type="float" office:value="7402.0780259933" calcext:value-type="float">
            <text:p>7402,0780259933</text:p>
          </table:table-cell>
          <table:table-cell office:value-type="float" office:value="740.2078025993" calcext:value-type="float">
            <text:p>740,2078025993</text:p>
          </table:table-cell>
          <table:table-cell office:value-type="float" office:value="99259.7921974006" calcext:value-type="float">
            <text:p>99259,7921974006</text:p>
          </table:table-cell>
        </table:table-row>
        <table:table-row table:style-name="ro2">
          <table:table-cell office:value-type="float" office:value="18.72" calcext:value-type="float">
            <text:p>18,72</text:p>
          </table:table-cell>
          <table:table-cell office:value-type="float" office:value="79264.9323302742" calcext:value-type="float">
            <text:p>79264,9323302742</text:p>
          </table:table-cell>
          <table:table-cell office:value-type="float" office:value="12429.9788322446" calcext:value-type="float">
            <text:p>12429,9788322446</text:p>
          </table:table-cell>
          <table:table-cell office:value-type="float" office:value="7550.0807613463" calcext:value-type="float">
            <text:p>7550,0807613463</text:p>
          </table:table-cell>
          <table:table-cell office:value-type="float" office:value="755.0080761346" calcext:value-type="float">
            <text:p>755,0080761346</text:p>
          </table:table-cell>
          <table:table-cell office:value-type="float" office:value="99244.9919238653" calcext:value-type="float">
            <text:p>99244,9919238653</text:p>
          </table:table-cell>
        </table:table-row>
        <table:table-row table:style-name="ro2">
          <table:table-cell office:value-type="float" office:value="18.84" calcext:value-type="float">
            <text:p>18,84</text:p>
          </table:table-cell>
          <table:table-cell office:value-type="float" office:value="78905.5437638321" calcext:value-type="float">
            <text:p>78905,5437638321</text:p>
          </table:table-cell>
          <table:table-cell office:value-type="float" office:value="12624.0126557183" calcext:value-type="float">
            <text:p>12624,0126557183</text:p>
          </table:table-cell>
          <table:table-cell office:value-type="float" office:value="7700.4032549539" calcext:value-type="float">
            <text:p>7700,4032549539</text:p>
          </table:table-cell>
          <table:table-cell office:value-type="float" office:value="770.0403254954" calcext:value-type="float">
            <text:p>770,0403254954</text:p>
          </table:table-cell>
          <table:table-cell office:value-type="float" office:value="99229.9596745045" calcext:value-type="float">
            <text:p>99229,9596745045</text:p>
          </table:table-cell>
        </table:table-row>
        <table:table-row table:style-name="ro2">
          <table:table-cell office:value-type="float" office:value="18.96" calcext:value-type="float">
            <text:p>18,96</text:p>
          </table:table-cell>
          <table:table-cell office:value-type="float" office:value="78542.1805172207" calcext:value-type="float">
            <text:p>78542,1805172207</text:p>
          </table:table-cell>
          <table:table-cell office:value-type="float" office:value="12819.4505946347" calcext:value-type="float">
            <text:p>12819,4505946347</text:p>
          </table:table-cell>
          <table:table-cell office:value-type="float" office:value="7853.0626255858" calcext:value-type="float">
            <text:p>7853,0626255858</text:p>
          </table:table-cell>
          <table:table-cell office:value-type="float" office:value="785.3062625586" calcext:value-type="float">
            <text:p>785,3062625586</text:p>
          </table:table-cell>
          <table:table-cell office:value-type="float" office:value="99214.6937374413" calcext:value-type="float">
            <text:p>99214,6937374413</text:p>
          </table:table-cell>
        </table:table-row>
        <table:table-row table:style-name="ro2">
          <table:table-cell office:value-type="float" office:value="19.08" calcext:value-type="float">
            <text:p>19,08</text:p>
          </table:table-cell>
          <table:table-cell office:value-type="float" office:value="78174.8708780524" calcext:value-type="float">
            <text:p>78174,8708780524</text:p>
          </table:table-cell>
          <table:table-cell office:value-type="float" office:value="13016.2461318807" calcext:value-type="float">
            <text:p>13016,2461318807</text:p>
          </table:table-cell>
          <table:table-cell office:value-type="float" office:value="8008.075445515" calcext:value-type="float">
            <text:p>8008,075445515</text:p>
          </table:table-cell>
          <table:table-cell office:value-type="float" office:value="800.8075445515" calcext:value-type="float">
            <text:p>800,8075445515</text:p>
          </table:table-cell>
          <table:table-cell office:value-type="float" office:value="99199.1924554484" calcext:value-type="float">
            <text:p>99199,1924554484</text:p>
          </table:table-cell>
        </table:table-row>
        <table:table-row table:style-name="ro2">
          <table:table-cell office:value-type="float" office:value="19.2" calcext:value-type="float">
            <text:p>19,2</text:p>
          </table:table-cell>
          <table:table-cell office:value-type="float" office:value="77803.6457115868" calcext:value-type="float">
            <text:p>77803,6457115868</text:p>
          </table:table-cell>
          <table:table-cell office:value-type="float" office:value="13214.3507995996" calcext:value-type="float">
            <text:p>13214,3507995996</text:p>
          </table:table-cell>
          <table:table-cell office:value-type="float" office:value="8165.4577171031" calcext:value-type="float">
            <text:p>8165,4577171031</text:p>
          </table:table-cell>
          <table:table-cell office:value-type="float" office:value="816.5457717103" calcext:value-type="float">
            <text:p>816,5457717103</text:p>
          </table:table-cell>
          <table:table-cell office:value-type="float" office:value="99183.4542282896" calcext:value-type="float">
            <text:p>99183,4542282896</text:p>
          </table:table-cell>
        </table:table-row>
        <table:table-row table:style-name="ro2">
          <table:table-cell office:value-type="float" office:value="19.32" calcext:value-type="float">
            <text:p>19,32</text:p>
          </table:table-cell>
          <table:table-cell office:value-type="float" office:value="77428.5384827876" calcext:value-type="float">
            <text:p>77428,5384827876</text:p>
          </table:table-cell>
          <table:table-cell office:value-type="float" office:value="13413.7141828621" calcext:value-type="float">
            <text:p>13413,7141828621</text:p>
          </table:table-cell>
          <table:table-cell office:value-type="float" office:value="8325.2248494091" calcext:value-type="float">
            <text:p>8325,2248494091</text:p>
          </table:table-cell>
          <table:table-cell office:value-type="float" office:value="832.5224849409" calcext:value-type="float">
            <text:p>832,5224849409</text:p>
          </table:table-cell>
          <table:table-cell office:value-type="float" office:value="99167.477515059" calcext:value-type="float">
            <text:p>99167,477515059</text:p>
          </table:table-cell>
        </table:table-row>
        <table:table-row table:style-name="ro2">
          <table:table-cell office:value-type="float" office:value="19.44" calcext:value-type="float">
            <text:p>19,44</text:p>
          </table:table-cell>
          <table:table-cell office:value-type="float" office:value="77049.5852751486" calcext:value-type="float">
            <text:p>77049,5852751486</text:p>
          </table:table-cell>
          <table:table-cell office:value-type="float" office:value="13614.2839265017" calcext:value-type="float">
            <text:p>13614,2839265017</text:p>
          </table:table-cell>
          <table:table-cell office:value-type="float" office:value="8487.3916348632" calcext:value-type="float">
            <text:p>8487,3916348632</text:p>
          </table:table-cell>
          <table:table-cell office:value-type="float" office:value="848.7391634863" calcext:value-type="float">
            <text:p>848,7391634863</text:p>
          </table:table-cell>
          <table:table-cell office:value-type="float" office:value="99151.2608365136" calcext:value-type="float">
            <text:p>99151,2608365136</text:p>
          </table:table-cell>
        </table:table-row>
        <table:table-row table:style-name="ro2">
          <table:table-cell office:value-type="float" office:value="19.56" calcext:value-type="float">
            <text:p>19,56</text:p>
          </table:table-cell>
          <table:table-cell office:value-type="float" office:value="76666.8248061598" calcext:value-type="float">
            <text:p>76666,8248061598</text:p>
          </table:table-cell>
          <table:table-cell office:value-type="float" office:value="13816.0057451955" calcext:value-type="float">
            <text:p>13816,0057451955</text:p>
          </table:table-cell>
          <table:table-cell office:value-type="float" office:value="8651.9722260404" calcext:value-type="float">
            <text:p>8651,9722260404</text:p>
          </table:table-cell>
          <table:table-cell office:value-type="float" office:value="865.197222604" calcext:value-type="float">
            <text:p>865,197222604</text:p>
          </table:table-cell>
          <table:table-cell office:value-type="float" office:value="99134.8027773958" calcext:value-type="float">
            <text:p>99134,8027773958</text:p>
          </table:table-cell>
        </table:table-row>
        <table:table-row table:style-name="ro2">
          <table:table-cell office:value-type="float" office:value="19.68" calcext:value-type="float">
            <text:p>19,68</text:p>
          </table:table-cell>
          <table:table-cell office:value-type="float" office:value="76280.2984392955" calcext:value-type="float">
            <text:p>76280,2984392955</text:p>
          </table:table-cell>
          <table:table-cell office:value-type="float" office:value="14018.8234368705" calcext:value-type="float">
            <text:p>14018,8234368705</text:p>
          </table:table-cell>
          <table:table-cell office:value-type="float" office:value="8818.9801125762" calcext:value-type="float">
            <text:p>8818,9801125762</text:p>
          </table:table-cell>
          <table:table-cell office:value-type="float" office:value="881.8980112576" calcext:value-type="float">
            <text:p>881,8980112576</text:p>
          </table:table-cell>
          <table:table-cell office:value-type="float" office:value="99118.1019887423" calcext:value-type="float">
            <text:p>99118,1019887423</text:p>
          </table:table-cell>
        </table:table-row>
        <table:table-row table:style-name="ro2">
          <table:table-cell office:value-type="float" office:value="19.8" calcext:value-type="float">
            <text:p>19,8</text:p>
          </table:table-cell>
          <table:table-cell office:value-type="float" office:value="75890.0501924073" calcext:value-type="float">
            <text:p>75890,0501924073</text:p>
          </table:table-cell>
          <table:table-cell office:value-type="float" office:value="14222.6788995038" calcext:value-type="float">
            <text:p>14222,6788995038</text:p>
          </table:table-cell>
          <table:table-cell office:value-type="float" office:value="8988.4280982624" calcext:value-type="float">
            <text:p>8988,4280982624</text:p>
          </table:table-cell>
          <table:table-cell office:value-type="float" office:value="898.8428098262" calcext:value-type="float">
            <text:p>898,8428098262</text:p>
          </table:table-cell>
          <table:table-cell office:value-type="float" office:value="99101.1571901736" calcext:value-type="float">
            <text:p>99101,1571901736</text:p>
          </table:table-cell>
        </table:table-row>
        <table:table-row table:style-name="ro2">
          <table:table-cell office:value-type="float" office:value="19.92" calcext:value-type="float">
            <text:p>19,92</text:p>
          </table:table-cell>
          <table:table-cell office:value-type="float" office:value="75496.1267424153" calcext:value-type="float">
            <text:p>75496,1267424153</text:p>
          </table:table-cell>
          <table:table-cell office:value-type="float" office:value="14427.5121513816" calcext:value-type="float">
            <text:p>14427,5121513816</text:p>
          </table:table-cell>
          <table:table-cell office:value-type="float" office:value="9160.3282783663" calcext:value-type="float">
            <text:p>9160,3282783663</text:p>
          </table:table-cell>
          <table:table-cell office:value-type="float" office:value="916.0328278366" calcext:value-type="float">
            <text:p>916,0328278366</text:p>
          </table:table-cell>
          <table:table-cell office:value-type="float" office:value="99083.9671721633" calcext:value-type="float">
            <text:p>99083,9671721633</text:p>
          </table:table-cell>
        </table:table-row>
        <table:table-row table:style-name="ro2">
          <table:table-cell office:value-type="float" office:value="20.04" calcext:value-type="float">
            <text:p>20,04</text:p>
          </table:table-cell>
          <table:table-cell office:value-type="float" office:value="75098.5774261948" calcext:value-type="float">
            <text:p>75098,5774261948</text:p>
          </table:table-cell>
          <table:table-cell office:value-type="float" office:value="14633.2613548712" calcext:value-type="float">
            <text:p>14633,2613548712</text:p>
          </table:table-cell>
          <table:table-cell office:value-type="float" office:value="9334.6920172125" calcext:value-type="float">
            <text:p>9334,6920172125</text:p>
          </table:table-cell>
          <table:table-cell office:value-type="float" office:value="933.4692017213" calcext:value-type="float">
            <text:p>933,4692017213</text:p>
          </table:table-cell>
          <table:table-cell office:value-type="float" office:value="99066.5307982786" calcext:value-type="float">
            <text:p>99066,5307982786</text:p>
          </table:table-cell>
        </table:table-row>
        <table:table-row table:style-name="ro2">
          <table:table-cell office:value-type="float" office:value="20.16" calcext:value-type="float">
            <text:p>20,16</text:p>
          </table:table-cell>
          <table:table-cell office:value-type="float" office:value="74697.4542375662" calcext:value-type="float">
            <text:p>74697,4542375662</text:p>
          </table:table-cell>
          <table:table-cell office:value-type="float" office:value="14839.8628437529" calcext:value-type="float">
            <text:p>14839,8628437529</text:p>
          </table:table-cell>
          <table:table-cell office:value-type="float" office:value="9511.5299260734" calcext:value-type="float">
            <text:p>9511,5299260734</text:p>
          </table:table-cell>
          <table:table-cell office:value-type="float" office:value="951.1529926073" calcext:value-type="float">
            <text:p>951,1529926073</text:p>
          </table:table-cell>
          <table:table-cell office:value-type="float" office:value="99048.8470073926" calcext:value-type="float">
            <text:p>99048,8470073926</text:p>
          </table:table-cell>
        </table:table-row>
        <table:table-row table:style-name="ro2">
          <table:table-cell office:value-type="float" office:value="20.28" calcext:value-type="float">
            <text:p>20,28</text:p>
          </table:table-cell>
          <table:table-cell office:value-type="float" office:value="74292.8118203026" calcext:value-type="float">
            <text:p>74292,8118203026</text:p>
          </table:table-cell>
          <table:table-cell office:value-type="float" office:value="15047.2511541495" calcext:value-type="float">
            <text:p>15047,2511541495</text:p>
          </table:table-cell>
          <table:table-cell office:value-type="float" office:value="9690.851841407" calcext:value-type="float">
            <text:p>9690,851841407</text:p>
          </table:table-cell>
          <table:table-cell office:value-type="float" office:value="969.0851841407" calcext:value-type="float">
            <text:p>969,0851841407</text:p>
          </table:table-cell>
          <table:table-cell office:value-type="float" office:value="99030.9148158592" calcext:value-type="float">
            <text:p>99030,9148158592</text:p>
          </table:table-cell>
        </table:table-row>
        <table:table-row table:style-name="ro2">
          <table:table-cell office:value-type="float" office:value="20.4" calcext:value-type="float">
            <text:p>20,4</text:p>
          </table:table-cell>
          <table:table-cell office:value-type="float" office:value="73884.7074570791" calcext:value-type="float">
            <text:p>73884,7074570791</text:p>
          </table:table-cell>
          <table:table-cell office:value-type="float" office:value="15255.3590590826" calcext:value-type="float">
            <text:p>15255,3590590826</text:p>
          </table:table-cell>
          <table:table-cell office:value-type="float" office:value="9872.6668034892" calcext:value-type="float">
            <text:p>9872,6668034892</text:p>
          </table:table-cell>
          <table:table-cell office:value-type="float" office:value="987.2666803489" calcext:value-type="float">
            <text:p>987,2666803489</text:p>
          </table:table-cell>
          <table:table-cell office:value-type="float" office:value="99012.733319651" calcext:value-type="float">
            <text:p>99012,733319651</text:p>
          </table:table-cell>
        </table:table-row>
        <table:table-row table:style-name="ro2">
          <table:table-cell office:value-type="float" office:value="20.52" calcext:value-type="float">
            <text:p>20,52</text:p>
          </table:table-cell>
          <table:table-cell office:value-type="float" office:value="73473.2010542967" calcext:value-type="float">
            <text:p>73473,2010542967</text:p>
          </table:table-cell>
          <table:table-cell office:value-type="float" office:value="15464.1176066728" calcext:value-type="float">
            <text:p>15464,1176066728</text:p>
          </table:table-cell>
          <table:table-cell office:value-type="float" office:value="10056.983035482" calcext:value-type="float">
            <text:p>10056,983035482</text:p>
          </table:table-cell>
          <table:table-cell office:value-type="float" office:value="1005.6983035482" calcext:value-type="float">
            <text:p>1005,6983035482</text:p>
          </table:table-cell>
          <table:table-cell office:value-type="float" office:value="98994.3016964517" calcext:value-type="float">
            <text:p>98994,3016964517</text:p>
          </table:table-cell>
        </table:table-row>
        <table:table-row table:style-name="ro2">
          <table:table-cell office:value-type="float" office:value="20.64" calcext:value-type="float">
            <text:p>20,64</text:p>
          </table:table-cell>
          <table:table-cell office:value-type="float" office:value="73058.3551227248" calcext:value-type="float">
            <text:p>73058,3551227248</text:p>
          </table:table-cell>
          <table:table-cell office:value-type="float" office:value="15673.4561619947" calcext:value-type="float">
            <text:p>15673,4561619947</text:p>
          </table:table-cell>
          <table:table-cell office:value-type="float" office:value="10243.807922982" calcext:value-type="float">
            <text:p>10243,807922982</text:p>
          </table:table-cell>
          <table:table-cell office:value-type="float" office:value="1024.3807922982" calcext:value-type="float">
            <text:p>1024,3807922982</text:p>
          </table:table-cell>
          <table:table-cell office:value-type="float" office:value="98975.6192077017" calcext:value-type="float">
            <text:p>98975,6192077017</text:p>
          </table:table-cell>
        </table:table-row>
        <table:table-row table:style-name="ro2">
          <table:table-cell office:value-type="float" office:value="20.76" calcext:value-type="float">
            <text:p>20,76</text:p>
          </table:table-cell>
          <table:table-cell office:value-type="float" office:value="72640.2347539153" calcext:value-type="float">
            <text:p>72640,2347539153</text:p>
          </table:table-cell>
          <table:table-cell office:value-type="float" office:value="15883.3024525821" calcext:value-type="float">
            <text:p>15883,3024525821</text:p>
          </table:table-cell>
          <table:table-cell office:value-type="float" office:value="10433.147994093" calcext:value-type="float">
            <text:p>10433,147994093</text:p>
          </table:table-cell>
          <table:table-cell office:value-type="float" office:value="1043.3147994093" calcext:value-type="float">
            <text:p>1043,3147994093</text:p>
          </table:table-cell>
          <table:table-cell office:value-type="float" office:value="98956.6852005906" calcext:value-type="float">
            <text:p>98956,6852005906</text:p>
          </table:table-cell>
        </table:table-row>
        <table:table-row table:style-name="ro2">
          <table:table-cell office:value-type="float" office:value="20.88" calcext:value-type="float">
            <text:p>20,88</text:p>
          </table:table-cell>
          <table:table-cell office:value-type="float" office:value="72218.9075923533" calcext:value-type="float">
            <text:p>72218,9075923533</text:p>
          </table:table-cell>
          <table:table-cell office:value-type="float" office:value="16093.5826175725" calcext:value-type="float">
            <text:p>16093,5826175725</text:p>
          </table:table-cell>
          <table:table-cell office:value-type="float" office:value="10625.0089000672" calcext:value-type="float">
            <text:p>10625,0089000672</text:p>
          </table:table-cell>
          <table:table-cell office:value-type="float" office:value="1062.5008900067" calcext:value-type="float">
            <text:p>1062,5008900067</text:p>
          </table:table-cell>
          <table:table-cell office:value-type="float" office:value="98937.4991099932" calcext:value-type="float">
            <text:p>98937,499109993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1794.4438033211" calcext:value-type="float">
            <text:p>71794,4438033211</text:p>
          </table:table-cell>
          <table:table-cell office:value-type="float" office:value="16304.2212604664" calcext:value-type="float">
            <text:p>16304,2212604664</text:p>
          </table:table-cell>
          <table:table-cell office:value-type="float" office:value="10819.3953965565" calcext:value-type="float">
            <text:p>10819,3953965565</text:p>
          </table:table-cell>
          <table:table-cell office:value-type="float" office:value="1081.9395396557" calcext:value-type="float">
            <text:p>1081,9395396557</text:p>
          </table:table-cell>
          <table:table-cell office:value-type="float" office:value="98918.0604603442" calcext:value-type="float">
            <text:p>98918,0604603442</text:p>
          </table:table-cell>
        </table:table-row>
        <table:table-row table:style-name="ro2">
          <table:table-cell office:value-type="float" office:value="21.12" calcext:value-type="float">
            <text:p>21,12</text:p>
          </table:table-cell>
          <table:table-cell office:value-type="float" office:value="71366.9160364613" calcext:value-type="float">
            <text:p>71366,9160364613</text:p>
          </table:table-cell>
          <table:table-cell office:value-type="float" office:value="16515.141505466" calcext:value-type="float">
            <text:p>16515,141505466</text:p>
          </table:table-cell>
          <table:table-cell office:value-type="float" office:value="11016.3113255203" calcext:value-type="float">
            <text:p>11016,3113255203</text:p>
          </table:table-cell>
          <table:table-cell office:value-type="float" office:value="1101.631132552" calcext:value-type="float">
            <text:p>1101,631132552</text:p>
          </table:table-cell>
          <table:table-cell office:value-type="float" office:value="98898.3688674479" calcext:value-type="float">
            <text:p>98898,3688674479</text:p>
          </table:table-cell>
        </table:table-row>
        <table:table-row table:style-name="ro2">
          <table:table-cell office:value-type="float" office:value="21.24" calcext:value-type="float">
            <text:p>21,24</text:p>
          </table:table-cell>
          <table:table-cell office:value-type="float" office:value="70936.3993850413" calcext:value-type="float">
            <text:p>70936,3993850413</text:p>
          </table:table-cell>
          <table:table-cell office:value-type="float" office:value="16726.2650573469" calcext:value-type="float">
            <text:p>16726,2650573469</text:p>
          </table:table-cell>
          <table:table-cell office:value-type="float" office:value="11215.7595978287" calcext:value-type="float">
            <text:p>11215,7595978287</text:p>
          </table:table-cell>
          <table:table-cell office:value-type="float" office:value="1121.5759597829" calcext:value-type="float">
            <text:p>1121,5759597829</text:p>
          </table:table-cell>
          <table:table-cell office:value-type="float" office:value="98878.424040217" calcext:value-type="float">
            <text:p>98878,424040217</text:p>
          </table:table-cell>
        </table:table-row>
        <table:table-row table:style-name="ro2">
          <table:table-cell office:value-type="float" office:value="21.36" calcext:value-type="float">
            <text:p>21,36</text:p>
          </table:table-cell>
          <table:table-cell office:value-type="float" office:value="70502.9713409288" calcext:value-type="float">
            <text:p>70502,9713409288</text:p>
          </table:table-cell>
          <table:table-cell office:value-type="float" office:value="16937.5122648042" calcext:value-type="float">
            <text:p>16937,5122648042</text:p>
          </table:table-cell>
          <table:table-cell office:value-type="float" office:value="11417.7421766061" calcext:value-type="float">
            <text:p>11417,7421766061</text:p>
          </table:table-cell>
          <table:table-cell office:value-type="float" office:value="1141.7742176606" calcext:value-type="float">
            <text:p>1141,7742176606</text:p>
          </table:table-cell>
          <table:table-cell office:value-type="float" office:value="98858.2257823393" calcext:value-type="float">
            <text:p>98858,2257823393</text:p>
          </table:table-cell>
        </table:table-row>
        <table:table-row table:style-name="ro2">
          <table:table-cell office:value-type="float" office:value="21.48" calcext:value-type="float">
            <text:p>21,48</text:p>
          </table:table-cell>
          <table:table-cell office:value-type="float" office:value="70066.7117453048" calcext:value-type="float">
            <text:p>70066,7117453048</text:p>
          </table:table-cell>
          <table:table-cell office:value-type="float" office:value="17148.8021872034" calcext:value-type="float">
            <text:p>17148,8021872034</text:p>
          </table:table-cell>
          <table:table-cell office:value-type="float" office:value="11622.2600613559" calcext:value-type="float">
            <text:p>11622,2600613559</text:p>
          </table:table-cell>
          <table:table-cell office:value-type="float" office:value="1162.2260061356" calcext:value-type="float">
            <text:p>1162,2260061356</text:p>
          </table:table-cell>
          <table:table-cell office:value-type="float" office:value="98837.7739938643" calcext:value-type="float">
            <text:p>98837,7739938643</text:p>
          </table:table-cell>
        </table:table-row>
        <table:table-row table:style-name="ro2">
          <table:table-cell office:value-type="float" office:value="21.6" calcext:value-type="float">
            <text:p>21,6</text:p>
          </table:table-cell>
          <table:table-cell office:value-type="float" office:value="69627.7027351508" calcext:value-type="float">
            <text:p>69627,7027351508</text:p>
          </table:table-cell>
          <table:table-cell office:value-type="float" office:value="17360.0526646535" calcext:value-type="float">
            <text:p>17360,0526646535</text:p>
          </table:table-cell>
          <table:table-cell office:value-type="float" office:value="11829.3132729049" calcext:value-type="float">
            <text:p>11829,3132729049</text:p>
          </table:table-cell>
          <table:table-cell office:value-type="float" office:value="1182.9313272905" calcext:value-type="float">
            <text:p>1182,9313272905</text:p>
          </table:table-cell>
          <table:table-cell office:value-type="float" office:value="98817.0686727094" calcext:value-type="float">
            <text:p>98817,0686727094</text:p>
          </table:table-cell>
        </table:table-row>
        <table:table-row table:style-name="ro2">
          <table:table-cell office:value-type="float" office:value="21.72" calcext:value-type="float">
            <text:p>21,72</text:p>
          </table:table-cell>
          <table:table-cell office:value-type="float" office:value="69186.0286855599" calcext:value-type="float">
            <text:p>69186,0286855599</text:p>
          </table:table-cell>
          <table:table-cell office:value-type="float" office:value="17571.1803913097" calcext:value-type="float">
            <text:p>17571,1803913097</text:p>
          </table:table-cell>
          <table:table-cell office:value-type="float" office:value="12038.9008392092" calcext:value-type="float">
            <text:p>12038,9008392092</text:p>
          </table:table-cell>
          <table:table-cell office:value-type="float" office:value="1203.8900839209" calcext:value-type="float">
            <text:p>1203,8900839209</text:p>
          </table:table-cell>
          <table:table-cell office:value-type="float" office:value="98796.109916079" calcext:value-type="float">
            <text:p>98796,109916079</text:p>
          </table:table-cell>
        </table:table-row>
        <table:table-row table:style-name="ro2">
          <table:table-cell office:value-type="float" office:value="21.84" calcext:value-type="float">
            <text:p>21,84</text:p>
          </table:table-cell>
          <table:table-cell office:value-type="float" office:value="68741.776147936" calcext:value-type="float">
            <text:p>68741,776147936</text:p>
          </table:table-cell>
          <table:table-cell office:value-type="float" office:value="17782.1009917998" calcext:value-type="float">
            <text:p>17782,1009917998</text:p>
          </table:table-cell>
          <table:table-cell office:value-type="float" office:value="12251.0207820581" calcext:value-type="float">
            <text:p>12251,0207820581</text:p>
          </table:table-cell>
          <table:table-cell office:value-type="float" office:value="1225.1020782058" calcext:value-type="float">
            <text:p>1225,1020782058</text:p>
          </table:table-cell>
          <table:table-cell office:value-type="float" office:value="98774.8979217941" calcext:value-type="float">
            <text:p>98774,8979217941</text:p>
          </table:table-cell>
        </table:table-row>
        <table:table-row table:style-name="ro2">
          <table:table-cell office:value-type="float" office:value="21.96" calcext:value-type="float">
            <text:p>21,96</text:p>
          </table:table-cell>
          <table:table-cell office:value-type="float" office:value="68295.0337841572" calcext:value-type="float">
            <text:p>68295,0337841572</text:p>
          </table:table-cell>
          <table:table-cell office:value-type="float" office:value="17992.7291006579" calcext:value-type="float">
            <text:p>17992,7291006579</text:p>
          </table:table-cell>
          <table:table-cell office:value-type="float" office:value="12465.6701047133" calcext:value-type="float">
            <text:p>12465,6701047133</text:p>
          </table:table-cell>
          <table:table-cell office:value-type="float" office:value="1246.5670104713" calcext:value-type="float">
            <text:p>1246,5670104713</text:p>
          </table:table-cell>
          <table:table-cell office:value-type="float" office:value="98753.4329895286" calcext:value-type="float">
            <text:p>98753,4329895286</text:p>
          </table:table-cell>
        </table:table-row>
        <table:table-row table:style-name="ro2">
          <table:table-cell office:value-type="float" office:value="22.08" calcext:value-type="float">
            <text:p>22,08</text:p>
          </table:table-cell>
          <table:table-cell office:value-type="float" office:value="67845.8922967912" calcext:value-type="float">
            <text:p>67845,8922967912</text:p>
          </table:table-cell>
          <table:table-cell office:value-type="float" office:value="18202.9784446377" calcext:value-type="float">
            <text:p>18202,9784446377</text:p>
          </table:table-cell>
          <table:table-cell office:value-type="float" office:value="12682.844780519" calcext:value-type="float">
            <text:p>12682,844780519</text:p>
          </table:table-cell>
          <table:table-cell office:value-type="float" office:value="1268.2844780519" calcext:value-type="float">
            <text:p>1268,2844780519</text:p>
          </table:table-cell>
          <table:table-cell office:value-type="float" office:value="98731.715521948" calcext:value-type="float">
            <text:p>98731,715521948</text:p>
          </table:table-cell>
        </table:table-row>
        <table:table-row table:style-name="ro2">
          <table:table-cell office:value-type="float" office:value="22.2" calcext:value-type="float">
            <text:p>22,2</text:p>
          </table:table-cell>
          <table:table-cell office:value-type="float" office:value="67394.4443554665" calcext:value-type="float">
            <text:p>67394,4443554665</text:p>
          </table:table-cell>
          <table:table-cell office:value-type="float" office:value="18412.761927766" calcext:value-type="float">
            <text:p>18412,761927766</text:p>
          </table:table-cell>
          <table:table-cell office:value-type="float" office:value="12902.5397425157" calcext:value-type="float">
            <text:p>12902,5397425157</text:p>
          </table:table-cell>
          <table:table-cell office:value-type="float" office:value="1290.2539742516" calcext:value-type="float">
            <text:p>1290,2539742516</text:p>
          </table:table-cell>
          <table:table-cell office:value-type="float" office:value="98709.7460257483" calcext:value-type="float">
            <text:p>98709,7460257483</text:p>
          </table:table-cell>
        </table:table-row>
        <table:table-row table:style-name="ro2">
          <table:table-cell office:value-type="float" office:value="22.32" calcext:value-type="float">
            <text:p>22,32</text:p>
          </table:table-cell>
          <table:table-cell office:value-type="float" office:value="66940.7845195126" calcext:value-type="float">
            <text:p>66940,7845195126</text:p>
          </table:table-cell>
          <table:table-cell office:value-type="float" office:value="18621.9917189865" calcext:value-type="float">
            <text:p>18621,9917189865</text:p>
          </table:table-cell>
          <table:table-cell office:value-type="float" office:value="13124.7488740914" calcext:value-type="float">
            <text:p>13124,7488740914</text:p>
          </table:table-cell>
          <table:table-cell office:value-type="float" office:value="1312.4748874091" calcext:value-type="float">
            <text:p>1312,4748874091</text:p>
          </table:table-cell>
          <table:table-cell office:value-type="float" office:value="98687.5251125908" calcext:value-type="float">
            <text:p>98687,5251125908</text:p>
          </table:table-cell>
        </table:table-row>
        <table:table-row table:style-name="ro2">
          <table:table-cell office:value-type="float" office:value="22.44" calcext:value-type="float">
            <text:p>22,44</text:p>
          </table:table-cell>
          <table:table-cell office:value-type="float" office:value="66485.0091569969" calcext:value-type="float">
            <text:p>66485,0091569969</text:p>
          </table:table-cell>
          <table:table-cell office:value-type="float" office:value="18830.5793422349" calcext:value-type="float">
            <text:p>18830,5793422349</text:p>
          </table:table-cell>
          <table:table-cell office:value-type="float" office:value="13349.4650006981" calcext:value-type="float">
            <text:p>13349,4650006981</text:p>
          </table:table-cell>
          <table:table-cell office:value-type="float" office:value="1334.9465000698" calcext:value-type="float">
            <text:p>1334,9465000698</text:p>
          </table:table-cell>
          <table:table-cell office:value-type="float" office:value="98665.0534999301" calcext:value-type="float">
            <text:p>98665,0534999301</text:p>
          </table:table-cell>
        </table:table-row>
        <table:table-row table:style-name="ro2">
          <table:table-cell office:value-type="float" office:value="22.56" calcext:value-type="float">
            <text:p>22,56</text:p>
          </table:table-cell>
          <table:table-cell office:value-type="float" office:value="66027.2163602963" calcext:value-type="float">
            <text:p>66027,2163602963</text:p>
          </table:table-cell>
          <table:table-cell office:value-type="float" office:value="19038.4357687733" calcext:value-type="float">
            <text:p>19038,4357687733</text:p>
          </table:table-cell>
          <table:table-cell office:value-type="float" office:value="13576.6798826638" calcext:value-type="float">
            <text:p>13576,6798826638</text:p>
          </table:table-cell>
          <table:table-cell office:value-type="float" office:value="1357.6679882664" calcext:value-type="float">
            <text:p>1357,6679882664</text:p>
          </table:table-cell>
          <table:table-cell office:value-type="float" office:value="98642.3320117336" calcext:value-type="float">
            <text:p>98642,3320117336</text:p>
          </table:table-cell>
        </table:table-row>
        <table:table-row table:style-name="ro2">
          <table:table-cell office:value-type="float" office:value="22.68" calcext:value-type="float">
            <text:p>22,68</text:p>
          </table:table-cell>
          <table:table-cell office:value-type="float" office:value="65567.5058583557" calcext:value-type="float">
            <text:p>65567,5058583557</text:p>
          </table:table-cell>
          <table:table-cell office:value-type="float" office:value="19245.471511607" calcext:value-type="float">
            <text:p>19245,471511607</text:p>
          </table:table-cell>
          <table:table-cell office:value-type="float" office:value="13806.3842091246" calcext:value-type="float">
            <text:p>13806,3842091246</text:p>
          </table:table-cell>
          <table:table-cell office:value-type="float" office:value="1380.6384209125" calcext:value-type="float">
            <text:p>1380,6384209125</text:p>
          </table:table-cell>
          <table:table-cell office:value-type="float" office:value="98619.3615790875" calcext:value-type="float">
            <text:p>98619,3615790875</text:p>
          </table:table-cell>
        </table:table-row>
        <table:table-row table:style-name="ro2">
          <table:table-cell office:value-type="float" office:value="22.8" calcext:value-type="float">
            <text:p>22,8</text:p>
          </table:table-cell>
          <table:table-cell office:value-type="float" office:value="65105.9789257944" calcext:value-type="float">
            <text:p>65105,9789257944</text:p>
          </table:table-cell>
          <table:table-cell office:value-type="float" office:value="19451.596721793" calcext:value-type="float">
            <text:p>19451,596721793</text:p>
          </table:table-cell>
          <table:table-cell office:value-type="float" office:value="14038.5675931021" calcext:value-type="float">
            <text:p>14038,5675931021</text:p>
          </table:table-cell>
          <table:table-cell office:value-type="float" office:value="1403.8567593102" calcext:value-type="float">
            <text:p>1403,8567593102</text:p>
          </table:table-cell>
          <table:table-cell office:value-type="float" office:value="98596.1432406897" calcext:value-type="float">
            <text:p>98596,1432406897</text:p>
          </table:table-cell>
        </table:table-row>
        <table:table-row table:style-name="ro2">
          <table:table-cell office:value-type="float" office:value="22.92" calcext:value-type="float">
            <text:p>22,92</text:p>
          </table:table-cell>
          <table:table-cell office:value-type="float" office:value="64642.7382890339" calcext:value-type="float">
            <text:p>64642,7382890339</text:p>
          </table:table-cell>
          <table:table-cell office:value-type="float" office:value="19656.7212864451" calcext:value-type="float">
            <text:p>19656,7212864451</text:p>
          </table:table-cell>
          <table:table-cell office:value-type="float" office:value="14273.2185677462" calcext:value-type="float">
            <text:p>14273,2185677462</text:p>
          </table:table-cell>
          <table:table-cell office:value-type="float" office:value="1427.3218567746" calcext:value-type="float">
            <text:p>1427,3218567746</text:p>
          </table:table-cell>
          <table:table-cell office:value-type="float" office:value="98572.6781432253" calcext:value-type="float">
            <text:p>98572,6781432253</text:p>
          </table:table-cell>
        </table:table-row>
        <table:table-row table:style-name="ro2">
          <table:table-cell office:value-type="float" office:value="23.04" calcext:value-type="float">
            <text:p>23,04</text:p>
          </table:table-cell>
          <table:table-cell office:value-type="float" office:value="64177.8880296299" calcext:value-type="float">
            <text:p>64177,8880296299</text:p>
          </table:table-cell>
          <table:table-cell office:value-type="float" office:value="19860.7549282306" calcext:value-type="float">
            <text:p>19860,7549282306</text:p>
          </table:table-cell>
          <table:table-cell office:value-type="float" office:value="14510.3245837629" calcext:value-type="float">
            <text:p>14510,3245837629</text:p>
          </table:table-cell>
          <table:table-cell office:value-type="float" office:value="1451.0324583763" calcext:value-type="float">
            <text:p>1451,0324583763</text:p>
          </table:table-cell>
          <table:table-cell office:value-type="float" office:value="98548.9675416236" calcext:value-type="float">
            <text:p>98548,9675416236</text:p>
          </table:table-cell>
        </table:table-row>
        <table:table-row table:style-name="ro2">
          <table:table-cell office:value-type="float" office:value="23.16" calcext:value-type="float">
            <text:p>23,16</text:p>
          </table:table-cell>
          <table:table-cell office:value-type="float" office:value="63711.533485002" calcext:value-type="float">
            <text:p>63711,533485002</text:p>
          </table:table-cell>
          <table:table-cell office:value-type="float" office:value="20063.6073061479" calcext:value-type="float">
            <text:p>20063,6073061479</text:p>
          </table:table-cell>
          <table:table-cell office:value-type="float" office:value="14749.8720080453" calcext:value-type="float">
            <text:p>14749,8720080453</text:p>
          </table:table-cell>
          <table:table-cell office:value-type="float" office:value="1474.9872008045" calcext:value-type="float">
            <text:p>1474,9872008045</text:p>
          </table:table-cell>
          <table:table-cell office:value-type="float" office:value="98525.0127991954" calcext:value-type="float">
            <text:p>98525,0127991954</text:p>
          </table:table-cell>
        </table:table-row>
        <table:table-row table:style-name="ro2">
          <table:table-cell office:value-type="float" office:value="23.28" calcext:value-type="float">
            <text:p>23,28</text:p>
          </table:table-cell>
          <table:table-cell office:value-type="float" office:value="63243.7811467628" calcext:value-type="float">
            <text:p>63243,7811467628</text:p>
          </table:table-cell>
          <table:table-cell office:value-type="float" office:value="20265.1881173662" calcext:value-type="float">
            <text:p>20265,1881173662</text:p>
          </table:table-cell>
          <table:table-cell office:value-type="float" office:value="14991.8461235189" calcext:value-type="float">
            <text:p>14991,8461235189</text:p>
          </table:table-cell>
          <table:table-cell office:value-type="float" office:value="1499.1846123519" calcext:value-type="float">
            <text:p>1499,1846123519</text:p>
          </table:table-cell>
          <table:table-cell office:value-type="float" office:value="98500.815387648" calcext:value-type="float">
            <text:p>98500,815387648</text:p>
          </table:table-cell>
        </table:table-row>
        <table:table-row table:style-name="ro2">
          <table:table-cell office:value-type="float" office:value="23.4" calcext:value-type="float">
            <text:p>23,4</text:p>
          </table:table-cell>
          <table:table-cell office:value-type="float" office:value="62774.7385568564" calcext:value-type="float">
            <text:p>62774,7385568564</text:p>
          </table:table-cell>
          <table:table-cell office:value-type="float" office:value="20465.4071999065" calcext:value-type="float">
            <text:p>20465,4071999065</text:p>
          </table:table-cell>
          <table:table-cell office:value-type="float" office:value="15236.2311302152" calcext:value-type="float">
            <text:p>15236,2311302152</text:p>
          </table:table-cell>
          <table:table-cell office:value-type="float" office:value="1523.6231130215" calcext:value-type="float">
            <text:p>1523,6231130215</text:p>
          </table:table-cell>
          <table:table-cell office:value-type="float" office:value="98476.3768869784" calcext:value-type="float">
            <text:p>98476,3768869784</text:p>
          </table:table-cell>
        </table:table-row>
        <table:table-row table:style-name="ro2">
          <table:table-cell office:value-type="float" office:value="23.52" calcext:value-type="float">
            <text:p>23,52</text:p>
          </table:table-cell>
          <table:table-cell office:value-type="float" office:value="62304.5142017257" calcext:value-type="float">
            <text:p>62304,5142017257</text:p>
          </table:table-cell>
          <table:table-cell office:value-type="float" office:value="20664.1746359344" calcext:value-type="float">
            <text:p>20664,1746359344</text:p>
          </table:table-cell>
          <table:table-cell office:value-type="float" office:value="15483.0101475815" calcext:value-type="float">
            <text:p>15483,0101475815</text:p>
          </table:table-cell>
          <table:table-cell office:value-type="float" office:value="1548.3010147582" calcext:value-type="float">
            <text:p>1548,3010147582</text:p>
          </table:table-cell>
          <table:table-cell office:value-type="float" office:value="98451.6989852418" calcext:value-type="float">
            <text:p>98451,6989852418</text:p>
          </table:table-cell>
        </table:table-row>
        <table:table-row table:style-name="ro2">
          <table:table-cell office:value-type="float" office:value="23.64" calcext:value-type="float">
            <text:p>23,64</text:p>
          </table:table-cell>
          <table:table-cell office:value-type="float" office:value="61833.2174047311" calcext:value-type="float">
            <text:p>61833,2174047311</text:p>
          </table:table-cell>
          <table:table-cell office:value-type="float" office:value="20861.4008554336" calcext:value-type="float">
            <text:p>20861,4008554336</text:p>
          </table:table-cell>
          <table:table-cell office:value-type="float" office:value="15732.1652180318" calcext:value-type="float">
            <text:p>15732,1652180318</text:p>
          </table:table-cell>
          <table:table-cell office:value-type="float" office:value="1573.2165218032" calcext:value-type="float">
            <text:p>1573,2165218032</text:p>
          </table:table-cell>
          <table:table-cell office:value-type="float" office:value="98426.7834781968" calcext:value-type="float">
            <text:p>98426,7834781968</text:p>
          </table:table-cell>
        </table:table-row>
        <table:table-row table:style-name="ro2">
          <table:table-cell office:value-type="float" office:value="23.76" calcext:value-type="float">
            <text:p>23,76</text:p>
          </table:table-cell>
          <table:table-cell office:value-type="float" office:value="61360.9582170543" calcext:value-type="float">
            <text:p>61360,9582170543</text:p>
          </table:table-cell>
          <table:table-cell office:value-type="float" office:value="21056.9967400269" calcext:value-type="float">
            <text:p>21056,9967400269</text:p>
          </table:table-cell>
          <table:table-cell office:value-type="float" office:value="15983.6773117441" calcext:value-type="float">
            <text:p>15983,6773117441</text:p>
          </table:table-cell>
          <table:table-cell office:value-type="float" office:value="1598.3677311744" calcext:value-type="float">
            <text:p>1598,3677311744</text:p>
          </table:table-cell>
          <table:table-cell office:value-type="float" office:value="98401.6322688256" calcext:value-type="float">
            <text:p>98401,6322688256</text:p>
          </table:table-cell>
        </table:table-row>
        <table:table-row table:style-name="ro2">
          <table:table-cell office:value-type="float" office:value="23.88" calcext:value-type="float">
            <text:p>23,88</text:p>
          </table:table-cell>
          <table:table-cell office:value-type="float" office:value="60887.8473073208" calcext:value-type="float">
            <text:p>60887,8473073208</text:p>
          </table:table-cell>
          <table:table-cell office:value-type="float" office:value="21250.8737267064" calcext:value-type="float">
            <text:p>21250,8737267064</text:p>
          </table:table-cell>
          <table:table-cell office:value-type="float" office:value="16237.5263327023" calcext:value-type="float">
            <text:p>16237,5263327023</text:p>
          </table:table-cell>
          <table:table-cell office:value-type="float" office:value="1623.7526332702" calcext:value-type="float">
            <text:p>1623,7526332702</text:p>
          </table:table-cell>
          <table:table-cell office:value-type="float" office:value="98376.2473667298" calcext:value-type="float">
            <text:p>98376,247366729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0413.9958501829" calcext:value-type="float">
            <text:p>60413,9958501829</text:p>
          </table:table-cell>
          <table:table-cell office:value-type="float" office:value="21442.9439112371" calcext:value-type="float">
            <text:p>21442,9439112371</text:p>
          </table:table-cell>
          <table:table-cell office:value-type="float" office:value="16493.6911259816" calcext:value-type="float">
            <text:p>16493,6911259816</text:p>
          </table:table-cell>
          <table:table-cell office:value-type="float" office:value="1649.3691125982" calcext:value-type="float">
            <text:p>1649,3691125982</text:p>
          </table:table-cell>
          <table:table-cell office:value-type="float" office:value="98350.6308874018" calcext:value-type="float">
            <text:p>98350,6308874018</text:p>
          </table:table-cell>
        </table:table-row>
        <table:table-row table:style-name="ro2">
          <table:table-cell office:value-type="float" office:value="24.12" calcext:value-type="float">
            <text:p>24,12</text:p>
          </table:table-cell>
          <table:table-cell office:value-type="float" office:value="59939.5154141064" calcext:value-type="float">
            <text:p>59939,5154141064</text:p>
          </table:table-cell>
          <table:table-cell office:value-type="float" office:value="21633.1201509948" calcext:value-type="float">
            <text:p>21633,1201509948</text:p>
          </table:table-cell>
          <table:table-cell office:value-type="float" office:value="16752.1494862714" calcext:value-type="float">
            <text:p>16752,1494862714</text:p>
          </table:table-cell>
          <table:table-cell office:value-type="float" office:value="1675.2149486271" calcext:value-type="float">
            <text:p>1675,2149486271</text:p>
          </table:table-cell>
          <table:table-cell office:value-type="float" office:value="98324.7850513728" calcext:value-type="float">
            <text:p>98324,7850513728</text:p>
          </table:table-cell>
        </table:table-row>
        <table:table-row table:style-name="ro2">
          <table:table-cell office:value-type="float" office:value="24.24" calcext:value-type="float">
            <text:p>24,24</text:p>
          </table:table-cell>
          <table:table-cell office:value-type="float" office:value="59464.5178486079" calcext:value-type="float">
            <text:p>59464,5178486079</text:p>
          </table:table-cell>
          <table:table-cell office:value-type="float" office:value="21821.3161670008" calcext:value-type="float">
            <text:p>21821,3161670008</text:p>
          </table:table-cell>
          <table:table-cell office:value-type="float" office:value="17012.8781676283" calcext:value-type="float">
            <text:p>17012,8781676283</text:p>
          </table:table-cell>
          <table:table-cell office:value-type="float" office:value="1701.2878167628" calcext:value-type="float">
            <text:p>1701,2878167628</text:p>
          </table:table-cell>
          <table:table-cell office:value-type="float" office:value="98298.7121832372" calcext:value-type="float">
            <text:p>98298,7121832372</text:p>
          </table:table-cell>
        </table:table-row>
        <table:table-row table:style-name="ro2">
          <table:table-cell office:value-type="float" office:value="24.36" calcext:value-type="float">
            <text:p>24,36</text:p>
          </table:table-cell>
          <table:table-cell office:value-type="float" office:value="58989.1151711896" calcext:value-type="float">
            <text:p>58989,1151711896</text:p>
          </table:table-cell>
          <table:table-cell office:value-type="float" office:value="22007.4466449195" calcext:value-type="float">
            <text:p>22007,4466449195</text:p>
          </table:table-cell>
          <table:table-cell office:value-type="float" office:value="17275.8528944461" calcext:value-type="float">
            <text:p>17275,8528944461</text:p>
          </table:table-cell>
          <table:table-cell office:value-type="float" office:value="1727.5852894446" calcext:value-type="float">
            <text:p>1727,5852894446</text:p>
          </table:table-cell>
          <table:table-cell office:value-type="float" office:value="98272.4147105554" calcext:value-type="float">
            <text:p>98272,4147105554</text:p>
          </table:table-cell>
        </table:table-row>
        <table:table-row table:style-name="ro2">
          <table:table-cell office:value-type="float" office:value="24.48" calcext:value-type="float">
            <text:p>24,48</text:p>
          </table:table-cell>
          <table:table-cell office:value-type="float" office:value="58513.4194542207" calcext:value-type="float">
            <text:p>58513,4194542207</text:p>
          </table:table-cell>
          <table:table-cell office:value-type="float" office:value="22191.4273347838" calcext:value-type="float">
            <text:p>22191,4273347838</text:p>
          </table:table-cell>
          <table:table-cell office:value-type="float" office:value="17541.0483736321" calcext:value-type="float">
            <text:p>17541,0483736321</text:p>
          </table:table-cell>
          <table:table-cell office:value-type="float" office:value="1754.1048373632" calcext:value-type="float">
            <text:p>1754,1048373632</text:p>
          </table:table-cell>
          <table:table-cell office:value-type="float" office:value="98245.8951626368" calcext:value-type="float">
            <text:p>98245,8951626368</text:p>
          </table:table-cell>
        </table:table-row>
        <table:table-row table:style-name="ro2">
          <table:table-cell office:value-type="float" office:value="24.6" calcext:value-type="float">
            <text:p>24,6</text:p>
          </table:table-cell>
          <table:table-cell office:value-type="float" office:value="58037.5427120128" calcext:value-type="float">
            <text:p>58037,5427120128</text:p>
          </table:table-cell>
          <table:table-cell office:value-type="float" office:value="22373.1751492199" calcext:value-type="float">
            <text:p>22373,1751492199</text:p>
          </table:table-cell>
          <table:table-cell office:value-type="float" office:value="17808.4383079701" calcext:value-type="float">
            <text:p>17808,4383079701</text:p>
          </table:table-cell>
          <table:table-cell office:value-type="float" office:value="1780.843830797" calcext:value-type="float">
            <text:p>1780,843830797</text:p>
          </table:table-cell>
          <table:table-cell office:value-type="float" office:value="98219.1561692029" calcext:value-type="float">
            <text:p>98219,1561692029</text:p>
          </table:table-cell>
        </table:table-row>
        <table:table-row table:style-name="ro2">
          <table:table-cell office:value-type="float" office:value="24.72" calcext:value-type="float">
            <text:p>24,72</text:p>
          </table:table-cell>
          <table:table-cell office:value-type="float" office:value="57561.5967883368" calcext:value-type="float">
            <text:p>57561,5967883368</text:p>
          </table:table-cell>
          <table:table-cell office:value-type="float" office:value="22552.6082599452" calcext:value-type="float">
            <text:p>22552,6082599452</text:p>
          </table:table-cell>
          <table:table-cell office:value-type="float" office:value="18077.9954106525" calcext:value-type="float">
            <text:p>18077,9954106525</text:p>
          </table:table-cell>
          <table:table-cell office:value-type="float" office:value="1807.7995410652" calcext:value-type="float">
            <text:p>1807,7995410652</text:p>
          </table:table-cell>
          <table:table-cell office:value-type="float" office:value="98192.2004589347" calcext:value-type="float">
            <text:p>98192,2004589347</text:p>
          </table:table-cell>
        </table:table-row>
        <table:table-row table:style-name="ro2">
          <table:table-cell office:value-type="float" office:value="24.84" calcext:value-type="float">
            <text:p>24,84</text:p>
          </table:table-cell>
          <table:table-cell office:value-type="float" office:value="57085.6932446255" calcext:value-type="float">
            <text:p>57085,6932446255</text:p>
          </table:table-cell>
          <table:table-cell office:value-type="float" office:value="22729.6461923196" calcext:value-type="float">
            <text:p>22729,6461923196</text:p>
          </table:table-cell>
          <table:table-cell office:value-type="float" office:value="18349.6914209587" calcext:value-type="float">
            <text:p>18349,6914209587</text:p>
          </table:table-cell>
          <table:table-cell office:value-type="float" office:value="1834.9691420959" calcext:value-type="float">
            <text:p>1834,9691420959</text:p>
          </table:table-cell>
          <table:table-cell office:value-type="float" office:value="98165.0308579041" calcext:value-type="float">
            <text:p>98165,0308579041</text:p>
          </table:table-cell>
        </table:table-row>
        <table:table-row table:style-name="ro2">
          <table:table-cell office:value-type="float" office:value="24.96" calcext:value-type="float">
            <text:p>24,96</text:p>
          </table:table-cell>
          <table:table-cell office:value-type="float" office:value="56609.9432491025" calcext:value-type="float">
            <text:p>56609,9432491025</text:p>
          </table:table-cell>
          <table:table-cell office:value-type="float" office:value="22904.2099177358" calcext:value-type="float">
            <text:p>22904,2099177358</text:p>
          </table:table-cell>
          <table:table-cell office:value-type="float" office:value="18623.4971210558" calcext:value-type="float">
            <text:p>18623,4971210558</text:p>
          </table:table-cell>
          <table:table-cell office:value-type="float" office:value="1862.3497121056" calcext:value-type="float">
            <text:p>1862,3497121056</text:p>
          </table:table-cell>
          <table:table-cell office:value-type="float" office:value="98137.6502878944" calcext:value-type="float">
            <text:p>98137,6502878944</text:p>
          </table:table-cell>
        </table:table-row>
        <table:table-row table:style-name="ro2">
          <table:table-cell office:value-type="float" office:value="25.08" calcext:value-type="float">
            <text:p>25,08</text:p>
          </table:table-cell>
          <table:table-cell office:value-type="float" office:value="56134.4574670765" calcext:value-type="float">
            <text:p>56134,4574670765</text:p>
          </table:table-cell>
          <table:table-cell office:value-type="float" office:value="23076.2219436408" calcext:value-type="float">
            <text:p>23076,2219436408</text:p>
          </table:table-cell>
          <table:table-cell office:value-type="float" office:value="18899.3823538931" calcext:value-type="float">
            <text:p>18899,3823538931</text:p>
          </table:table-cell>
          <table:table-cell office:value-type="float" office:value="1889.9382353893" calcext:value-type="float">
            <text:p>1889,9382353893</text:p>
          </table:table-cell>
          <table:table-cell office:value-type="float" office:value="98110.0617646106" calcext:value-type="float">
            <text:p>98110,0617646106</text:p>
          </table:table-cell>
        </table:table-row>
        <table:table-row table:style-name="ro2">
          <table:table-cell office:value-type="float" office:value="25.2" calcext:value-type="float">
            <text:p>25,2</text:p>
          </table:table-cell>
          <table:table-cell office:value-type="float" office:value="55659.3459526314" calcext:value-type="float">
            <text:p>55659,3459526314</text:p>
          </table:table-cell>
          <table:table-cell office:value-type="float" office:value="23245.6064009895" calcext:value-type="float">
            <text:p>23245,6064009895</text:p>
          </table:table-cell>
          <table:table-cell office:value-type="float" office:value="19177.3160421626" calcext:value-type="float">
            <text:p>19177,3160421626</text:p>
          </table:table-cell>
          <table:table-cell office:value-type="float" office:value="1917.7316042163" calcext:value-type="float">
            <text:p>1917,7316042163</text:p>
          </table:table-cell>
          <table:table-cell office:value-type="float" office:value="98082.2683957836" calcext:value-type="float">
            <text:p>98082,2683957836</text:p>
          </table:table-cell>
        </table:table-row>
        <table:table-row table:style-name="ro2">
          <table:table-cell office:value-type="float" office:value="25.32" calcext:value-type="float">
            <text:p>25,32</text:p>
          </table:table-cell>
          <table:table-cell office:value-type="float" office:value="55184.7180419408" calcext:value-type="float">
            <text:p>55184,7180419408</text:p>
          </table:table-cell>
          <table:table-cell office:value-type="float" office:value="23412.2891289376" calcext:value-type="float">
            <text:p>23412,2891289376</text:p>
          </table:table-cell>
          <table:table-cell office:value-type="float" office:value="19457.2662082921" calcext:value-type="float">
            <text:p>19457,2662082921</text:p>
          </table:table-cell>
          <table:table-cell office:value-type="float" office:value="1945.7266208292" calcext:value-type="float">
            <text:p>1945,7266208292</text:p>
          </table:table-cell>
          <table:table-cell office:value-type="float" office:value="98054.2733791707" calcext:value-type="float">
            <text:p>98054,2733791707</text:p>
          </table:table-cell>
        </table:table-row>
        <table:table-row table:style-name="ro2">
          <table:table-cell office:value-type="float" office:value="25.44" calcext:value-type="float">
            <text:p>25,44</text:p>
          </table:table-cell>
          <table:table-cell office:value-type="float" office:value="54710.6822484259" calcext:value-type="float">
            <text:p>54710,6822484259</text:p>
          </table:table-cell>
          <table:table-cell office:value-type="float" office:value="23576.1977565932" calcext:value-type="float">
            <text:p>23576,1977565932</text:p>
          </table:table-cell>
          <table:table-cell office:value-type="float" office:value="19739.1999954369" calcext:value-type="float">
            <text:p>19739,1999954369</text:p>
          </table:table-cell>
          <table:table-cell office:value-type="float" office:value="1973.9199995437" calcext:value-type="float">
            <text:p>1973,9199995437</text:p>
          </table:table-cell>
          <table:table-cell office:value-type="float" office:value="98026.0800004562" calcext:value-type="float">
            <text:p>98026,0800004562</text:p>
          </table:table-cell>
        </table:table-row>
        <table:table-row table:style-name="ro2">
          <table:table-cell office:value-type="float" office:value="25.56" calcext:value-type="float">
            <text:p>25,56</text:p>
          </table:table-cell>
          <table:table-cell office:value-type="float" office:value="54237.3461599693" calcext:value-type="float">
            <text:p>54237,3461599693</text:p>
          </table:table-cell>
          <table:table-cell office:value-type="float" office:value="23737.2617816521" calcext:value-type="float">
            <text:p>23737,2617816521</text:p>
          </table:table-cell>
          <table:table-cell office:value-type="float" office:value="20023.0836894349" calcext:value-type="float">
            <text:p>20023,0836894349</text:p>
          </table:table-cell>
          <table:table-cell office:value-type="float" office:value="2002.3083689435" calcext:value-type="float">
            <text:p>2002,3083689435</text:p>
          </table:table-cell>
          <table:table-cell office:value-type="float" office:value="97997.6916310564" calcext:value-type="float">
            <text:p>97997,6916310564</text:p>
          </table:table-cell>
        </table:table-row>
        <table:table-row table:style-name="ro2">
          <table:table-cell office:value-type="float" office:value="25.68" calcext:value-type="float">
            <text:p>25,68</text:p>
          </table:table-cell>
          <table:table-cell office:value-type="float" office:value="53764.8163383909" calcext:value-type="float">
            <text:p>53764,8163383909</text:p>
          </table:table-cell>
          <table:table-cell office:value-type="float" office:value="23895.4126457558" calcext:value-type="float">
            <text:p>23895,4126457558</text:p>
          </table:table-cell>
          <table:table-cell office:value-type="float" office:value="20308.8827416846" calcext:value-type="float">
            <text:p>20308,8827416846</text:p>
          </table:table-cell>
          <table:table-cell office:value-type="float" office:value="2030.8882741685" calcext:value-type="float">
            <text:p>2030,8882741685</text:p>
          </table:table-cell>
          <table:table-cell office:value-type="float" office:value="97969.1117258314" calcext:value-type="float">
            <text:p>97969,1117258314</text:p>
          </table:table-cell>
        </table:table-row>
        <table:table-row table:style-name="ro2">
          <table:table-cell office:value-type="float" office:value="25.8" calcext:value-type="float">
            <text:p>25,8</text:p>
          </table:table-cell>
          <table:table-cell office:value-type="float" office:value="53293.1982213807" calcext:value-type="float">
            <text:p>53293,1982213807</text:p>
          </table:table-cell>
          <table:table-cell office:value-type="float" office:value="24050.5838064201" calcext:value-type="float">
            <text:p>24050,5838064201</text:p>
          </table:table-cell>
          <table:table-cell office:value-type="float" office:value="20596.5617929081" calcext:value-type="float">
            <text:p>20596,5617929081</text:p>
          </table:table-cell>
          <table:table-cell office:value-type="float" office:value="2059.6561792908" calcext:value-type="float">
            <text:p>2059,6561792908</text:p>
          </table:table-cell>
          <table:table-cell office:value-type="float" office:value="97940.3438207091" calcext:value-type="float">
            <text:p>97940,3438207091</text:p>
          </table:table-cell>
        </table:table-row>
        <table:table-row table:style-name="ro2">
          <table:table-cell office:value-type="float" office:value="25.92" calcext:value-type="float">
            <text:p>25,92</text:p>
          </table:table-cell>
          <table:table-cell office:value-type="float" office:value="52822.5960270757" calcext:value-type="float">
            <text:p>52822,5960270757</text:p>
          </table:table-cell>
          <table:table-cell office:value-type="float" office:value="24202.7108053936" calcext:value-type="float">
            <text:p>24202,7108053936</text:p>
          </table:table-cell>
          <table:table-cell office:value-type="float" office:value="20886.084697755" calcext:value-type="float">
            <text:p>20886,084697755</text:p>
          </table:table-cell>
          <table:table-cell office:value-type="float" office:value="2088.6084697755" calcext:value-type="float">
            <text:p>2088,6084697755</text:p>
          </table:table-cell>
          <table:table-cell office:value-type="float" office:value="97911.3915302244" calcext:value-type="float">
            <text:p>97911,3915302244</text:p>
          </table:table-cell>
        </table:table-row>
        <table:table-row table:style-name="ro2">
          <table:table-cell office:value-type="float" office:value="26.04" calcext:value-type="float">
            <text:p>26,04</text:p>
          </table:table-cell>
          <table:table-cell office:value-type="float" office:value="52353.1126614572" calcext:value-type="float">
            <text:p>52353,1126614572</text:p>
          </table:table-cell>
          <table:table-cell office:value-type="float" office:value="24351.7313333167" calcext:value-type="float">
            <text:p>24351,7313333167</text:p>
          </table:table-cell>
          <table:table-cell office:value-type="float" office:value="21177.4145502054" calcext:value-type="float">
            <text:p>21177,4145502054</text:p>
          </table:table-cell>
          <table:table-cell office:value-type="float" office:value="2117.7414550205" calcext:value-type="float">
            <text:p>2117,7414550205</text:p>
          </table:table-cell>
          <table:table-cell office:value-type="float" office:value="97882.2585449794" calcext:value-type="float">
            <text:p>97882,2585449794</text:p>
          </table:table-cell>
        </table:table-row>
        <table:table-row table:style-name="ro2">
          <table:table-cell office:value-type="float" office:value="26.16" calcext:value-type="float">
            <text:p>26,16</text:p>
          </table:table-cell>
          <table:table-cell office:value-type="float" office:value="51884.8496287356" calcext:value-type="float">
            <text:p>51884,8496287356</text:p>
          </table:table-cell>
          <table:table-cell office:value-type="float" office:value="24497.5852905665" calcext:value-type="float">
            <text:p>24497,5852905665</text:p>
          </table:table-cell>
          <table:table-cell office:value-type="float" office:value="21470.5137097252" calcext:value-type="float">
            <text:p>21470,5137097252</text:p>
          </table:table-cell>
          <table:table-cell office:value-type="float" office:value="2147.0513709725" calcext:value-type="float">
            <text:p>2147,0513709725</text:p>
          </table:table-cell>
          <table:table-cell office:value-type="float" office:value="97852.9486290274" calcext:value-type="float">
            <text:p>97852,9486290274</text:p>
          </table:table-cell>
        </table:table-row>
        <table:table-row table:style-name="ro2">
          <table:table-cell office:value-type="float" office:value="26.28" calcext:value-type="float">
            <text:p>26,28</text:p>
          </table:table-cell>
          <table:table-cell office:value-type="float" office:value="51417.9069448772" calcext:value-type="float">
            <text:p>51417,9069448772</text:p>
          </table:table-cell>
          <table:table-cell office:value-type="float" office:value="24640.2148441808" calcext:value-type="float">
            <text:p>24640,2148441808</text:p>
          </table:table-cell>
          <table:table-cell office:value-type="float" office:value="21765.3438281289" calcext:value-type="float">
            <text:p>21765,3438281289</text:p>
          </table:table-cell>
          <table:table-cell office:value-type="float" office:value="2176.5343828129" calcext:value-type="float">
            <text:p>2176,5343828129</text:p>
          </table:table-cell>
          <table:table-cell office:value-type="float" office:value="97823.4656171871" calcext:value-type="float">
            <text:p>97823,4656171871</text:p>
          </table:table-cell>
        </table:table-row>
        <table:table-row table:style-name="ro2">
          <table:table-cell office:value-type="float" office:value="26.4" calcext:value-type="float">
            <text:p>26,4</text:p>
          </table:table-cell>
          <table:table-cell office:value-type="float" office:value="50952.3830544171" calcext:value-type="float">
            <text:p>50952,3830544171</text:p>
          </table:table-cell>
          <table:table-cell office:value-type="float" office:value="24779.5644807716" calcext:value-type="float">
            <text:p>24779,5644807716</text:p>
          </table:table-cell>
          <table:table-cell office:value-type="float" office:value="22061.865877101" calcext:value-type="float">
            <text:p>22061,865877101</text:p>
          </table:table-cell>
          <table:table-cell office:value-type="float" office:value="2206.1865877101" calcext:value-type="float">
            <text:p>2206,1865877101</text:p>
          </table:table-cell>
          <table:table-cell office:value-type="float" office:value="97793.8134122898" calcext:value-type="float">
            <text:p>97793,8134122898</text:p>
          </table:table-cell>
        </table:table-row>
        <table:table-row table:style-name="ro2">
          <table:table-cell office:value-type="float" office:value="26.52" calcext:value-type="float">
            <text:p>26,52</text:p>
          </table:table-cell>
          <table:table-cell office:value-type="float" office:value="50488.3747506914" calcext:value-type="float">
            <text:p>50488,3747506914</text:p>
          </table:table-cell>
          <table:table-cell office:value-type="float" office:value="24915.5810553476" calcext:value-type="float">
            <text:p>24915,5810553476</text:p>
          </table:table-cell>
          <table:table-cell office:value-type="float" office:value="22360.0401763279" calcext:value-type="float">
            <text:p>22360,0401763279</text:p>
          </table:table-cell>
          <table:table-cell office:value-type="float" office:value="2236.0040176328" calcext:value-type="float">
            <text:p>2236,0040176328</text:p>
          </table:table-cell>
          <table:table-cell office:value-type="float" office:value="97763.9959823672" calcext:value-type="float">
            <text:p>97763,9959823672</text:p>
          </table:table-cell>
        </table:table-row>
        <table:table-row table:style-name="ro2">
          <table:table-cell office:value-type="float" office:value="26.64" calcext:value-type="float">
            <text:p>26,64</text:p>
          </table:table-cell>
          <table:table-cell office:value-type="float" office:value="50025.9770996081" calcext:value-type="float">
            <text:p>50025,9770996081</text:p>
          </table:table-cell>
          <table:table-cell office:value-type="float" office:value="25048.2138359812" calcext:value-type="float">
            <text:p>25048,2138359812</text:p>
          </table:table-cell>
          <table:table-cell office:value-type="float" office:value="22659.8264221914" calcext:value-type="float">
            <text:p>22659,8264221914</text:p>
          </table:table-cell>
          <table:table-cell office:value-type="float" office:value="2265.9826422191" calcext:value-type="float">
            <text:p>2265,9826422191</text:p>
          </table:table-cell>
          <table:table-cell office:value-type="float" office:value="97734.0173577808" calcext:value-type="float">
            <text:p>97734,0173577808</text:p>
          </table:table-cell>
        </table:table-row>
        <table:table-row table:style-name="ro2">
          <table:table-cell office:value-type="float" office:value="26.76" calcext:value-type="float">
            <text:p>26,76</text:p>
          </table:table-cell>
          <table:table-cell office:value-type="float" office:value="49565.2833670648" calcext:value-type="float">
            <text:p>49565,2833670648</text:p>
          </table:table-cell>
          <table:table-cell office:value-type="float" office:value="25177.4145442661" calcext:value-type="float">
            <text:p>25177,4145442661</text:p>
          </table:table-cell>
          <table:table-cell office:value-type="float" office:value="22961.1837169717" calcext:value-type="float">
            <text:p>22961,1837169717</text:p>
          </table:table-cell>
          <table:table-cell office:value-type="float" office:value="2296.1183716972" calcext:value-type="float">
            <text:p>2296,1183716972</text:p>
          </table:table-cell>
          <table:table-cell office:value-type="float" office:value="97703.8816283028" calcext:value-type="float">
            <text:p>97703,8816283028</text:p>
          </table:table-cell>
        </table:table-row>
        <table:table-row table:style-name="ro2">
          <table:table-cell office:value-type="float" office:value="26.88" calcext:value-type="float">
            <text:p>26,88</text:p>
          </table:table-cell>
          <table:table-cell office:value-type="float" office:value="49106.3849501102" calcext:value-type="float">
            <text:p>49106,3849501102</text:p>
          </table:table-cell>
          <table:table-cell office:value-type="float" office:value="25303.1373915263" calcext:value-type="float">
            <text:p>25303,1373915263</text:p>
          </table:table-cell>
          <table:table-cell office:value-type="float" office:value="23264.070598512" calcext:value-type="float">
            <text:p>23264,070598512</text:p>
          </table:table-cell>
          <table:table-cell office:value-type="float" office:value="2326.4070598512" calcext:value-type="float">
            <text:p>2326,4070598512</text:p>
          </table:table-cell>
          <table:table-cell office:value-type="float" office:value="97673.5929401487" calcext:value-type="float">
            <text:p>97673,592940148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8649.3713119315" calcext:value-type="float">
            <text:p>48649,3713119315</text:p>
          </table:table-cell>
          <table:table-cell office:value-type="float" office:value="25425.3391107481" calcext:value-type="float">
            <text:p>25425,3391107481</text:p>
          </table:table-cell>
          <table:table-cell office:value-type="float" office:value="23568.4450702911" calcext:value-type="float">
            <text:p>23568,4450702911</text:p>
          </table:table-cell>
          <table:table-cell office:value-type="float" office:value="2356.8445070291" calcext:value-type="float">
            <text:p>2356,8445070291</text:p>
          </table:table-cell>
          <table:table-cell office:value-type="float" office:value="97643.1554929708" calcext:value-type="float">
            <text:p>97643,1554929708</text:p>
          </table:table-cell>
        </table:table-row>
        <table:table-row table:style-name="ro2">
          <table:table-cell office:value-type="float" office:value="27.12" calcext:value-type="float">
            <text:p>27,12</text:p>
          </table:table-cell>
          <table:table-cell office:value-type="float" office:value="48194.3299207386" calcext:value-type="float">
            <text:p>48194,3299207386</text:p>
          </table:table-cell>
          <table:table-cell office:value-type="float" office:value="25543.9789842227" calcext:value-type="float">
            <text:p>25543,9789842227</text:p>
          </table:table-cell>
          <table:table-cell office:value-type="float" office:value="23874.2646318532" calcext:value-type="float">
            <text:p>23874,2646318532</text:p>
          </table:table-cell>
          <table:table-cell office:value-type="float" office:value="2387.4264631853" calcext:value-type="float">
            <text:p>2387,4264631853</text:p>
          </table:table-cell>
          <table:table-cell office:value-type="float" office:value="97612.5735368146" calcext:value-type="float">
            <text:p>97612,5735368146</text:p>
          </table:table-cell>
        </table:table-row>
        <table:table-row table:style-name="ro2">
          <table:table-cell office:value-type="float" office:value="27.24" calcext:value-type="float">
            <text:p>27,24</text:p>
          </table:table-cell>
          <table:table-cell office:value-type="float" office:value="47741.3461926049" calcext:value-type="float">
            <text:p>47741,3461926049</text:p>
          </table:table-cell>
          <table:table-cell office:value-type="float" office:value="25659.018866896" calcext:value-type="float">
            <text:p>25659,018866896</text:p>
          </table:table-cell>
          <table:table-cell office:value-type="float" office:value="24181.4863095444" calcext:value-type="float">
            <text:p>24181,4863095444</text:p>
          </table:table-cell>
          <table:table-cell office:value-type="float" office:value="2418.1486309544" calcext:value-type="float">
            <text:p>2418,1486309544</text:p>
          </table:table-cell>
          <table:table-cell office:value-type="float" office:value="97581.8513690455" calcext:value-type="float">
            <text:p>97581,8513690455</text:p>
          </table:table-cell>
        </table:table-row>
        <table:table-row table:style-name="ro2">
          <table:table-cell office:value-type="float" office:value="27.36" calcext:value-type="float">
            <text:p>27,36</text:p>
          </table:table-cell>
          <table:table-cell office:value-type="float" office:value="47290.5034383089" calcext:value-type="float">
            <text:p>47290,5034383089</text:p>
          </table:table-cell>
          <table:table-cell office:value-type="float" office:value="25770.4232054373" calcext:value-type="float">
            <text:p>25770,4232054373</text:p>
          </table:table-cell>
          <table:table-cell office:value-type="float" office:value="24490.0666875033" calcext:value-type="float">
            <text:p>24490,0666875033</text:p>
          </table:table-cell>
          <table:table-cell office:value-type="float" office:value="2449.0066687503" calcext:value-type="float">
            <text:p>2449,0066687503</text:p>
          </table:table-cell>
          <table:table-cell office:value-type="float" office:value="97550.9933312496" calcext:value-type="float">
            <text:p>97550,9933312496</text:p>
          </table:table-cell>
        </table:table-row>
        <table:table-row table:style-name="ro2">
          <table:table-cell office:value-type="float" office:value="27.48" calcext:value-type="float">
            <text:p>27,48</text:p>
          </table:table-cell>
          <table:table-cell office:value-type="float" office:value="46841.8828142106" calcext:value-type="float">
            <text:p>46841,8828142106</text:p>
          </table:table-cell>
          <table:table-cell office:value-type="float" office:value="25878.1590530491" calcext:value-type="float">
            <text:p>25878,1590530491</text:p>
          </table:table-cell>
          <table:table-cell office:value-type="float" office:value="24799.9619388546" calcext:value-type="float">
            <text:p>24799,9619388546</text:p>
          </table:table-cell>
          <table:table-cell office:value-type="float" office:value="2479.9961938855" calcext:value-type="float">
            <text:p>2479,9961938855</text:p>
          </table:table-cell>
          <table:table-cell office:value-type="float" office:value="97520.0038061145" calcext:value-type="float">
            <text:p>97520,0038061145</text:p>
          </table:table-cell>
        </table:table-row>
        <table:table-row table:style-name="ro2">
          <table:table-cell office:value-type="float" office:value="27.6" calcext:value-type="float">
            <text:p>27,6</text:p>
          </table:table-cell>
          <table:table-cell office:value-type="float" office:value="46395.563277186" calcext:value-type="float">
            <text:p>46395,563277186</text:p>
          </table:table-cell>
          <table:table-cell office:value-type="float" office:value="25982.1960800526" calcext:value-type="float">
            <text:p>25982,1960800526</text:p>
          </table:table-cell>
          <table:table-cell office:value-type="float" office:value="25111.1278570556" calcext:value-type="float">
            <text:p>25111,1278570556</text:p>
          </table:table-cell>
          <table:table-cell office:value-type="float" office:value="2511.1127857056" calcext:value-type="float">
            <text:p>2511,1127857056</text:p>
          </table:table-cell>
          <table:table-cell office:value-type="float" office:value="97488.8872142944" calcext:value-type="float">
            <text:p>97488,8872142944</text:p>
          </table:table-cell>
        </table:table-row>
        <table:table-row table:style-name="ro2">
          <table:table-cell office:value-type="float" office:value="27.72" calcext:value-type="float">
            <text:p>27,72</text:p>
          </table:table-cell>
          <table:table-cell office:value-type="float" office:value="45951.6215436263" calcext:value-type="float">
            <text:p>45951,6215436263</text:p>
          </table:table-cell>
          <table:table-cell office:value-type="float" office:value="26082.5065802949" calcext:value-type="float">
            <text:p>26082,5065802949</text:p>
          </table:table-cell>
          <table:table-cell office:value-type="float" office:value="25423.5198873442" calcext:value-type="float">
            <text:p>25423,5198873442</text:p>
          </table:table-cell>
          <table:table-cell office:value-type="float" office:value="2542.3519887344" calcext:value-type="float">
            <text:p>2542,3519887344</text:p>
          </table:table-cell>
          <table:table-cell office:value-type="float" office:value="97457.6480112655" calcext:value-type="float">
            <text:p>97457,6480112655</text:p>
          </table:table-cell>
        </table:table-row>
        <table:table-row table:style-name="ro2">
          <table:table-cell office:value-type="float" office:value="27.84" calcext:value-type="float">
            <text:p>27,84</text:p>
          </table:table-cell>
          <table:table-cell office:value-type="float" office:value="45510.1320525027" calcext:value-type="float">
            <text:p>45510,1320525027</text:p>
          </table:table-cell>
          <table:table-cell office:value-type="float" office:value="26179.0654734342" calcext:value-type="float">
            <text:p>26179,0654734342</text:p>
          </table:table-cell>
          <table:table-cell office:value-type="float" office:value="25737.093158239" calcext:value-type="float">
            <text:p>25737,093158239</text:p>
          </table:table-cell>
          <table:table-cell office:value-type="float" office:value="2573.7093158239" calcext:value-type="float">
            <text:p>2573,7093158239</text:p>
          </table:table-cell>
          <table:table-cell office:value-type="float" office:value="97426.290684176" calcext:value-type="float">
            <text:p>97426,290684176</text:p>
          </table:table-cell>
        </table:table-row>
        <table:table-row table:style-name="ro2">
          <table:table-cell office:value-type="float" office:value="27.96" calcext:value-type="float">
            <text:p>27,96</text:p>
          </table:table-cell>
          <table:table-cell office:value-type="float" office:value="45071.1669324822" calcext:value-type="float">
            <text:p>45071,1669324822</text:p>
          </table:table-cell>
          <table:table-cell office:value-type="float" office:value="26271.8503031707" calcext:value-type="float">
            <text:p>26271,8503031707</text:p>
          </table:table-cell>
          <table:table-cell office:value-type="float" office:value="26051.8025130426" calcext:value-type="float">
            <text:p>26051,8025130426</text:p>
          </table:table-cell>
          <table:table-cell office:value-type="float" office:value="2605.1802513043" calcext:value-type="float">
            <text:p>2605,1802513043</text:p>
          </table:table-cell>
          <table:table-cell office:value-type="float" office:value="97394.8197486957" calcext:value-type="float">
            <text:p>97394,8197486957</text:p>
          </table:table-cell>
        </table:table-row>
        <table:table-row table:style-name="ro2">
          <table:table-cell office:value-type="float" office:value="28.08" calcext:value-type="float">
            <text:p>28,08</text:p>
          </table:table-cell>
          <table:table-cell office:value-type="float" office:value="44634.7959730702" calcext:value-type="float">
            <text:p>44634,7959730702</text:p>
          </table:table-cell>
          <table:table-cell office:value-type="float" office:value="26360.8412314999" calcext:value-type="float">
            <text:p>26360,8412314999</text:p>
          </table:table-cell>
          <table:table-cell office:value-type="float" office:value="26367.6025412997" calcext:value-type="float">
            <text:p>26367,6025412997</text:p>
          </table:table-cell>
          <table:table-cell office:value-type="float" office:value="2636.76025413" calcext:value-type="float">
            <text:p>2636,76025413</text:p>
          </table:table-cell>
          <table:table-cell office:value-type="float" office:value="97363.23974587" calcext:value-type="float">
            <text:p>97363,23974587</text:p>
          </table:table-cell>
        </table:table-row>
        <table:table-row table:style-name="ro2">
          <table:table-cell office:value-type="float" office:value="28.2" calcext:value-type="float">
            <text:p>28,2</text:p>
          </table:table-cell>
          <table:table-cell office:value-type="float" office:value="44201.0865997454" calcext:value-type="float">
            <text:p>44201,0865997454</text:p>
          </table:table-cell>
          <table:table-cell office:value-type="float" office:value="26446.0210290755" calcext:value-type="float">
            <text:p>26446,0210290755</text:p>
          </table:table-cell>
          <table:table-cell office:value-type="float" office:value="26684.4476101627" calcext:value-type="float">
            <text:p>26684,4476101627</text:p>
          </table:table-cell>
          <table:table-cell office:value-type="float" office:value="2668.4447610163" calcext:value-type="float">
            <text:p>2668,4447610163</text:p>
          </table:table-cell>
          <table:table-cell office:value-type="float" office:value="97331.5552389837" calcext:value-type="float">
            <text:p>97331,5552389837</text:p>
          </table:table-cell>
        </table:table-row>
        <table:table-row table:style-name="ro2">
          <table:table-cell office:value-type="float" office:value="28.32" calcext:value-type="float">
            <text:p>28,32</text:p>
          </table:table-cell>
          <table:table-cell office:value-type="float" office:value="43770.103853043" calcext:value-type="float">
            <text:p>43770,103853043</text:p>
          </table:table-cell>
          <table:table-cell office:value-type="float" office:value="26527.3750617763" calcext:value-type="float">
            <text:p>26527,3750617763</text:p>
          </table:table-cell>
          <table:table-cell office:value-type="float" office:value="27002.2918956186" calcext:value-type="float">
            <text:p>27002,2918956186</text:p>
          </table:table-cell>
          <table:table-cell office:value-type="float" office:value="2700.2291895619" calcext:value-type="float">
            <text:p>2700,2291895619</text:p>
          </table:table-cell>
          <table:table-cell office:value-type="float" office:value="97299.7708104381" calcext:value-type="float">
            <text:p>97299,7708104381</text:p>
          </table:table-cell>
        </table:table-row>
        <table:table-row table:style-name="ro2">
          <table:table-cell office:value-type="float" office:value="28.44" calcext:value-type="float">
            <text:p>28,44</text:p>
          </table:table-cell>
          <table:table-cell office:value-type="float" office:value="43341.9103715308" calcext:value-type="float">
            <text:p>43341,9103715308</text:p>
          </table:table-cell>
          <table:table-cell office:value-type="float" office:value="26604.8912735826" calcext:value-type="float">
            <text:p>26604,8912735826</text:p>
          </table:table-cell>
          <table:table-cell office:value-type="float" office:value="27321.0894135331" calcext:value-type="float">
            <text:p>27321,0894135331</text:p>
          </table:table-cell>
          <table:table-cell office:value-type="float" office:value="2732.1089413533" calcext:value-type="float">
            <text:p>2732,1089413533</text:p>
          </table:table-cell>
          <table:table-cell office:value-type="float" office:value="97267.8910586467" calcext:value-type="float">
            <text:p>97267,8910586467</text:p>
          </table:table-cell>
        </table:table-row>
        <table:table-row table:style-name="ro2">
          <table:table-cell office:value-type="float" office:value="28.56" calcext:value-type="float">
            <text:p>28,56</text:p>
          </table:table-cell>
          <table:table-cell office:value-type="float" office:value="42916.5663786148" calcext:value-type="float">
            <text:p>42916,5663786148</text:p>
          </table:table-cell>
          <table:table-cell office:value-type="float" office:value="26678.5601658715" calcext:value-type="float">
            <text:p>26678,5601658715</text:p>
          </table:table-cell>
          <table:table-cell office:value-type="float" office:value="27640.7940504667" calcext:value-type="float">
            <text:p>27640,7940504667</text:p>
          </table:table-cell>
          <table:table-cell office:value-type="float" office:value="2764.0794050467" calcext:value-type="float">
            <text:p>2764,0794050467</text:p>
          </table:table-cell>
          <table:table-cell office:value-type="float" office:value="97235.9205949534" calcext:value-type="float">
            <text:p>97235,9205949534</text:p>
          </table:table-cell>
        </table:table-row>
        <table:table-row table:style-name="ro2">
          <table:table-cell office:value-type="float" office:value="28.68" calcext:value-type="float">
            <text:p>28,68</text:p>
          </table:table-cell>
          <table:table-cell office:value-type="float" office:value="42494.1296731029" calcext:value-type="float">
            <text:p>42494,1296731029</text:p>
          </table:table-cell>
          <table:table-cell office:value-type="float" office:value="26748.3747732521" calcext:value-type="float">
            <text:p>26748,3747732521</text:p>
          </table:table-cell>
          <table:table-cell office:value-type="float" office:value="27961.3595942225" calcext:value-type="float">
            <text:p>27961,3595942225</text:p>
          </table:table-cell>
          <table:table-cell office:value-type="float" office:value="2796.1359594223" calcext:value-type="float">
            <text:p>2796,1359594223</text:p>
          </table:table-cell>
          <table:table-cell office:value-type="float" office:value="97203.8640405778" calcext:value-type="float">
            <text:p>97203,8640405778</text:p>
          </table:table-cell>
        </table:table-row>
        <table:table-row table:style-name="ro2">
          <table:table-cell office:value-type="float" office:value="28.8" calcext:value-type="float">
            <text:p>28,8</text:p>
          </table:table-cell>
          <table:table-cell office:value-type="float" office:value="42074.6556234455" calcext:value-type="float">
            <text:p>42074,6556234455</text:p>
          </table:table-cell>
          <table:table-cell office:value-type="float" office:value="26814.3306360632" calcext:value-type="float">
            <text:p>26814,3306360632</text:p>
          </table:table-cell>
          <table:table-cell office:value-type="float" office:value="28282.7397640828" calcext:value-type="float">
            <text:p>28282,7397640828</text:p>
          </table:table-cell>
          <table:table-cell office:value-type="float" office:value="2828.2739764083" calcext:value-type="float">
            <text:p>2828,2739764083</text:p>
          </table:table-cell>
          <table:table-cell office:value-type="float" office:value="97171.7260235917" calcext:value-type="float">
            <text:p>97171,7260235917</text:p>
          </table:table-cell>
        </table:table-row>
        <table:table-row table:style-name="ro2">
          <table:table-cell office:value-type="float" office:value="28.92" calcext:value-type="float">
            <text:p>28,92</text:p>
          </table:table-cell>
          <table:table-cell office:value-type="float" office:value="41658.1971655667" calcext:value-type="float">
            <text:p>41658,1971655667</text:p>
          </table:table-cell>
          <table:table-cell office:value-type="float" office:value="26876.4257696664" calcext:value-type="float">
            <text:p>26876,4257696664</text:p>
          </table:table-cell>
          <table:table-cell office:value-type="float" office:value="28604.888240697" calcext:value-type="float">
            <text:p>28604,888240697</text:p>
          </table:table-cell>
          <table:table-cell office:value-type="float" office:value="2860.4888240697" calcext:value-type="float">
            <text:p>2860,4888240697</text:p>
          </table:table-cell>
          <table:table-cell office:value-type="float" office:value="97139.5111759303" calcext:value-type="float">
            <text:p>97139,5111759303</text:p>
          </table:table-cell>
        </table:table-row>
        <table:table-row table:style-name="ro2">
          <table:table-cell office:value-type="float" office:value="29.04" calcext:value-type="float">
            <text:p>29,04</text:p>
          </table:table-cell>
          <table:table-cell office:value-type="float" office:value="41244.8048041894" calcext:value-type="float">
            <text:p>41244,8048041894</text:p>
          </table:table-cell>
          <table:table-cell office:value-type="float" office:value="26934.6606306699" calcext:value-type="float">
            <text:p>26934,6606306699</text:p>
          </table:table-cell>
          <table:table-cell office:value-type="float" office:value="28927.7586955822" calcext:value-type="float">
            <text:p>28927,7586955822</text:p>
          </table:table-cell>
          <table:table-cell office:value-type="float" office:value="2892.7758695582" calcext:value-type="float">
            <text:p>2892,7758695582</text:p>
          </table:table-cell>
          <table:table-cell office:value-type="float" office:value="97107.2241304418" calcext:value-type="float">
            <text:p>97107,2241304418</text:p>
          </table:table-cell>
        </table:table-row>
        <table:table-row table:style-name="ro2">
          <table:table-cell office:value-type="float" office:value="29.16" calcext:value-type="float">
            <text:p>29,16</text:p>
          </table:table-cell>
          <table:table-cell office:value-type="float" office:value="40834.5266175546" calcext:value-type="float">
            <text:p>40834,5266175546</text:p>
          </table:table-cell>
          <table:table-cell office:value-type="float" office:value="26989.0380802238" calcext:value-type="float">
            <text:p>26989,0380802238</text:p>
          </table:table-cell>
          <table:table-cell office:value-type="float" office:value="29251.3048202013" calcext:value-type="float">
            <text:p>29251,3048202013</text:p>
          </table:table-cell>
          <table:table-cell office:value-type="float" office:value="2925.1304820201" calcext:value-type="float">
            <text:p>2925,1304820201</text:p>
          </table:table-cell>
          <table:table-cell office:value-type="float" office:value="97074.8695179799" calcext:value-type="float">
            <text:p>97074,8695179799</text:p>
          </table:table-cell>
        </table:table-row>
        <table:table-row table:style-name="ro2">
          <table:table-cell office:value-type="float" office:value="29.28" calcext:value-type="float">
            <text:p>29,28</text:p>
          </table:table-cell>
          <table:table-cell office:value-type="float" office:value="40427.4082654281" calcext:value-type="float">
            <text:p>40427,4082654281</text:p>
          </table:table-cell>
          <table:table-cell office:value-type="float" office:value="27039.5633445309" calcext:value-type="float">
            <text:p>27039,5633445309</text:p>
          </table:table-cell>
          <table:table-cell office:value-type="float" office:value="29575.4803545825" calcext:value-type="float">
            <text:p>29575,4803545825</text:p>
          </table:table-cell>
          <table:table-cell office:value-type="float" office:value="2957.5480354583" calcext:value-type="float">
            <text:p>2957,5480354583</text:p>
          </table:table-cell>
          <table:table-cell office:value-type="float" office:value="97042.4519645417" calcext:value-type="float">
            <text:p>97042,4519645417</text:p>
          </table:table-cell>
        </table:table-row>
        <table:table-row table:style-name="ro2">
          <table:table-cell office:value-type="float" office:value="29.4" calcext:value-type="float">
            <text:p>29,4</text:p>
          </table:table-cell>
          <table:table-cell office:value-type="float" office:value="40023.4930002812" calcext:value-type="float">
            <text:p>40023,4930002812</text:p>
          </table:table-cell>
          <table:table-cell office:value-type="float" office:value="27086.2439727229" calcext:value-type="float">
            <text:p>27086,2439727229</text:p>
          </table:table-cell>
          <table:table-cell office:value-type="float" office:value="29900.2391154506" calcext:value-type="float">
            <text:p>29900,2391154506</text:p>
          </table:table-cell>
          <table:table-cell office:value-type="float" office:value="2990.0239115451" calcext:value-type="float">
            <text:p>2990,0239115451</text:p>
          </table:table-cell>
          <table:table-cell office:value-type="float" office:value="97009.9760884549" calcext:value-type="float">
            <text:p>97009,9760884549</text:p>
          </table:table-cell>
        </table:table-row>
        <table:table-row table:style-name="ro2">
          <table:table-cell office:value-type="float" office:value="29.52" calcext:value-type="float">
            <text:p>29,52</text:p>
          </table:table-cell>
          <table:table-cell office:value-type="float" office:value="39622.8216815294" calcext:value-type="float">
            <text:p>39622,8216815294</text:p>
          </table:table-cell>
          <table:table-cell office:value-type="float" office:value="27129.0897922502" calcext:value-type="float">
            <text:p>27129,0897922502</text:p>
          </table:table-cell>
          <table:table-cell office:value-type="float" office:value="30225.5350238365" calcext:value-type="float">
            <text:p>30225,5350238365</text:p>
          </table:table-cell>
          <table:table-cell office:value-type="float" office:value="3022.5535023837" calcext:value-type="float">
            <text:p>3022,5535023837</text:p>
          </table:table-cell>
          <table:table-cell office:value-type="float" office:value="96977.4464976163" calcext:value-type="float">
            <text:p>96977,4464976163</text:p>
          </table:table-cell>
        </table:table-row>
        <table:table-row table:style-name="ro2">
          <table:table-cell office:value-type="float" office:value="29.64" calcext:value-type="float">
            <text:p>29,64</text:p>
          </table:table-cell>
          <table:table-cell office:value-type="float" office:value="39225.4327927085" calcext:value-type="float">
            <text:p>39225,4327927085</text:p>
          </table:table-cell>
          <table:table-cell office:value-type="float" office:value="27168.1128619397" calcext:value-type="float">
            <text:p>27168,1128619397</text:p>
          </table:table-cell>
          <table:table-cell office:value-type="float" office:value="30551.3221321378" calcext:value-type="float">
            <text:p>30551,3221321378</text:p>
          </table:table-cell>
          <table:table-cell office:value-type="float" office:value="3055.1322132138" calcext:value-type="float">
            <text:p>3055,1322132138</text:p>
          </table:table-cell>
          <table:table-cell office:value-type="float" office:value="96944.8677867862" calcext:value-type="float">
            <text:p>96944,8677867862</text:p>
          </table:table-cell>
        </table:table-row>
        <table:table-row table:style-name="ro2">
          <table:table-cell office:value-type="float" office:value="29.76" calcext:value-type="float">
            <text:p>29,76</text:p>
          </table:table-cell>
          <table:table-cell office:value-type="float" office:value="38831.3624614624" calcext:value-type="float">
            <text:p>38831,3624614624</text:p>
          </table:table-cell>
          <table:table-cell office:value-type="float" office:value="27203.3274228745" calcext:value-type="float">
            <text:p>27203,3274228745</text:p>
          </table:table-cell>
          <table:table-cell office:value-type="float" office:value="30877.5546506026" calcext:value-type="float">
            <text:p>30877,5546506026</text:p>
          </table:table-cell>
          <table:table-cell office:value-type="float" office:value="3087.7554650603" calcext:value-type="float">
            <text:p>3087,7554650603</text:p>
          </table:table-cell>
          <table:table-cell office:value-type="float" office:value="96912.2445349397" calcext:value-type="float">
            <text:p>96912,2445349397</text:p>
          </table:table-cell>
        </table:table-row>
        <table:table-row table:style-name="ro2">
          <table:table-cell office:value-type="float" office:value="29.88" calcext:value-type="float">
            <text:p>29,88</text:p>
          </table:table-cell>
          <table:table-cell office:value-type="float" office:value="38440.6444822164" calcext:value-type="float">
            <text:p>38440,6444822164</text:p>
          </table:table-cell>
          <table:table-cell office:value-type="float" office:value="27234.7498472502" calcext:value-type="float">
            <text:p>27234,7498472502</text:p>
          </table:table-cell>
          <table:table-cell office:value-type="float" office:value="31204.186973212" calcext:value-type="float">
            <text:p>31204,186973212</text:p>
          </table:table-cell>
          <table:table-cell office:value-type="float" office:value="3120.4186973212" calcext:value-type="float">
            <text:p>3120,4186973212</text:p>
          </table:table-cell>
          <table:table-cell office:value-type="float" office:value="96879.5813026788" calcext:value-type="float">
            <text:p>96879,581302678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8053.3103414055" calcext:value-type="float">
            <text:p>38053,3103414055</text:p>
          </table:table-cell>
          <table:table-cell office:value-type="float" office:value="27262.3985853636" calcext:value-type="float">
            <text:p>27262,3985853636</text:p>
          </table:table-cell>
          <table:table-cell office:value-type="float" office:value="31531.1737029369" calcext:value-type="float">
            <text:p>31531,1737029369</text:p>
          </table:table-cell>
          <table:table-cell office:value-type="float" office:value="3153.1173702937" calcext:value-type="float">
            <text:p>3153,1173702937</text:p>
          </table:table-cell>
          <table:table-cell office:value-type="float" office:value="96846.8826297062" calcext:value-type="float">
            <text:p>96846,8826297062</text:p>
          </table:table-cell>
        </table:table-row>
        <table:table-row table:style-name="ro2">
          <table:table-cell office:value-type="float" office:value="30.12" calcext:value-type="float">
            <text:p>30,12</text:p>
          </table:table-cell>
          <table:table-cell office:value-type="float" office:value="37669.3892451263" calcext:value-type="float">
            <text:p>37669,3892451263</text:p>
          </table:table-cell>
          <table:table-cell office:value-type="float" office:value="27286.2941108898" calcext:value-type="float">
            <text:p>27286,2941108898</text:p>
          </table:table-cell>
          <table:table-cell office:value-type="float" office:value="31858.4696763488" calcext:value-type="float">
            <text:p>31858,4696763488</text:p>
          </table:table-cell>
          <table:table-cell office:value-type="float" office:value="3185.8469676349" calcext:value-type="float">
            <text:p>3185,8469676349</text:p>
          </table:table-cell>
          <table:table-cell office:value-type="float" office:value="96814.1530323651" calcext:value-type="float">
            <text:p>96814,1530323651</text:p>
          </table:table-cell>
        </table:table-row>
        <table:table-row table:style-name="ro2">
          <table:table-cell office:value-type="float" office:value="30.24" calcext:value-type="float">
            <text:p>30,24</text:p>
          </table:table-cell>
          <table:table-cell office:value-type="float" office:value="37288.9081490785" calcext:value-type="float">
            <text:p>37288,9081490785</text:p>
          </table:table-cell>
          <table:table-cell office:value-type="float" office:value="27306.4588646011" calcext:value-type="float">
            <text:p>27306,4588646011</text:p>
          </table:table-cell>
          <table:table-cell office:value-type="float" office:value="32186.0299875639" calcext:value-type="float">
            <text:p>32186,0299875639</text:p>
          </table:table-cell>
          <table:table-cell office:value-type="float" office:value="3218.6029987564" calcext:value-type="float">
            <text:p>3218,6029987564</text:p>
          </table:table-cell>
          <table:table-cell office:value-type="float" office:value="96781.3970012436" calcext:value-type="float">
            <text:p>96781,3970012436</text:p>
          </table:table-cell>
        </table:table-row>
        <table:table-row table:style-name="ro2">
          <table:table-cell office:value-type="float" office:value="30.36" calcext:value-type="float">
            <text:p>30,36</text:p>
          </table:table-cell>
          <table:table-cell office:value-type="float" office:value="36911.8917906637" calcext:value-type="float">
            <text:p>36911,8917906637</text:p>
          </table:table-cell>
          <table:table-cell office:value-type="float" office:value="27322.9171966821" calcext:value-type="float">
            <text:p>27322,9171966821</text:p>
          </table:table-cell>
          <table:table-cell office:value-type="float" office:value="32513.8100115036" calcext:value-type="float">
            <text:p>32513,8100115036</text:p>
          </table:table-cell>
          <table:table-cell office:value-type="float" office:value="3251.3810011504" calcext:value-type="float">
            <text:p>3251,3810011504</text:p>
          </table:table-cell>
          <table:table-cell office:value-type="float" office:value="96748.6189988496" calcext:value-type="float">
            <text:p>96748,6189988496</text:p>
          </table:table-cell>
        </table:table-row>
        <table:table-row table:style-name="ro2">
          <table:table-cell office:value-type="float" office:value="30.48" calcext:value-type="float">
            <text:p>30,48</text:p>
          </table:table-cell>
          <table:table-cell office:value-type="float" office:value="36538.3627231058" calcext:value-type="float">
            <text:p>36538,3627231058</text:p>
          </table:table-cell>
          <table:table-cell office:value-type="float" office:value="27335.6953077932" calcext:value-type="float">
            <text:p>27335,6953077932</text:p>
          </table:table-cell>
          <table:table-cell office:value-type="float" office:value="32841.7654264553" calcext:value-type="float">
            <text:p>32841,7654264553</text:p>
          </table:table-cell>
          <table:table-cell office:value-type="float" office:value="3284.1765426455" calcext:value-type="float">
            <text:p>3284,1765426455</text:p>
          </table:table-cell>
          <table:table-cell office:value-type="float" office:value="96715.8234573544" calcext:value-type="float">
            <text:p>96715,8234573544</text:p>
          </table:table-cell>
        </table:table-row>
        <table:table-row table:style-name="ro2">
          <table:table-cell office:value-type="float" office:value="30.6" calcext:value-type="float">
            <text:p>30,6</text:p>
          </table:table-cell>
          <table:table-cell office:value-type="float" office:value="36168.3413514582" calcext:value-type="float">
            <text:p>36168,3413514582</text:p>
          </table:table-cell>
          <table:table-cell office:value-type="float" office:value="27344.8211890311" calcext:value-type="float">
            <text:p>27344,8211890311</text:p>
          </table:table-cell>
          <table:table-cell office:value-type="float" office:value="33169.8522359186" calcext:value-type="float">
            <text:p>33169,8522359186</text:p>
          </table:table-cell>
          <table:table-cell office:value-type="float" office:value="3316.9852235919" calcext:value-type="float">
            <text:p>3316,9852235919</text:p>
          </table:table-cell>
          <table:table-cell office:value-type="float" office:value="96683.0147764081" calcext:value-type="float">
            <text:p>96683,0147764081</text:p>
          </table:table-cell>
        </table:table-row>
        <table:table-row table:style-name="ro2">
          <table:table-cell office:value-type="float" office:value="30.72" calcext:value-type="float">
            <text:p>30,72</text:p>
          </table:table-cell>
          <table:table-cell office:value-type="float" office:value="35801.8459703667" calcext:value-type="float">
            <text:p>35801,8459703667</text:p>
          </table:table-cell>
          <table:table-cell office:value-type="float" office:value="27350.3245609352" calcext:value-type="float">
            <text:p>27350,3245609352</text:p>
          </table:table-cell>
          <table:table-cell office:value-type="float" office:value="33498.0267897254" calcext:value-type="float">
            <text:p>33498,0267897254</text:p>
          </table:table-cell>
          <table:table-cell office:value-type="float" office:value="3349.8026789725" calcext:value-type="float">
            <text:p>3349,8026789725</text:p>
          </table:table-cell>
          <table:table-cell office:value-type="float" office:value="96650.1973210274" calcext:value-type="float">
            <text:p>96650,1973210274</text:p>
          </table:table-cell>
        </table:table-row>
        <table:table-row table:style-name="ro2">
          <table:table-cell office:value-type="float" office:value="30.84" calcext:value-type="float">
            <text:p>30,84</text:p>
          </table:table-cell>
          <table:table-cell office:value-type="float" office:value="35438.8928034511" calcext:value-type="float">
            <text:p>35438,8928034511</text:p>
          </table:table-cell>
          <table:table-cell office:value-type="float" office:value="27352.2368116828" calcext:value-type="float">
            <text:p>27352,2368116828</text:p>
          </table:table-cell>
          <table:table-cell office:value-type="float" office:value="33826.2458044234" calcext:value-type="float">
            <text:p>33826,2458044234</text:p>
          </table:table-cell>
          <table:table-cell office:value-type="float" office:value="3382.6245804423" calcext:value-type="float">
            <text:p>3382,6245804423</text:p>
          </table:table-cell>
          <table:table-cell office:value-type="float" office:value="96617.3754195576" calcext:value-type="float">
            <text:p>96617,3754195576</text:p>
          </table:table-cell>
        </table:table-row>
        <table:table-row table:style-name="ro2">
          <table:table-cell office:value-type="float" office:value="30.96" calcext:value-type="float">
            <text:p>30,96</text:p>
          </table:table-cell>
          <table:table-cell office:value-type="float" office:value="35079.4960441785" calcext:value-type="float">
            <text:p>35079,4960441785</text:p>
          </table:table-cell>
          <table:table-cell office:value-type="float" office:value="27350.5909346162" calcext:value-type="float">
            <text:p>27350,5909346162</text:p>
          </table:table-cell>
          <table:table-cell office:value-type="float" office:value="34154.4663829137" calcext:value-type="float">
            <text:p>34154,4663829137</text:p>
          </table:table-cell>
          <table:table-cell office:value-type="float" office:value="3415.4466382914" calcext:value-type="float">
            <text:p>3415,4466382914</text:p>
          </table:table-cell>
          <table:table-cell office:value-type="float" office:value="96584.5533617086" calcext:value-type="float">
            <text:p>96584,5533617086</text:p>
          </table:table-cell>
        </table:table-row>
        <table:table-row table:style-name="ro2">
          <table:table-cell office:value-type="float" office:value="31.08" calcext:value-type="float">
            <text:p>31,08</text:p>
          </table:table-cell>
          <table:table-cell office:value-type="float" office:value="34723.6678980938" calcext:value-type="float">
            <text:p>34723,6678980938</text:p>
          </table:table-cell>
          <table:table-cell office:value-type="float" office:value="27345.4214652379" calcext:value-type="float">
            <text:p>27345,4214652379</text:p>
          </table:table-cell>
          <table:table-cell office:value-type="float" office:value="34482.6460333346" calcext:value-type="float">
            <text:p>34482,6460333346</text:p>
          </table:table-cell>
          <table:table-cell office:value-type="float" office:value="3448.2646033335" calcext:value-type="float">
            <text:p>3448,2646033335</text:p>
          </table:table-cell>
          <table:table-cell office:value-type="float" office:value="96551.7353966665" calcext:value-type="float">
            <text:p>96551,7353966665</text:p>
          </table:table-cell>
        </table:table-row>
        <table:table-row table:style-name="ro2">
          <table:table-cell office:value-type="float" office:value="31.2" calcext:value-type="float">
            <text:p>31,2</text:p>
          </table:table-cell>
          <table:table-cell office:value-type="float" office:value="34371.4186262839" calcext:value-type="float">
            <text:p>34371,4186262839</text:p>
          </table:table-cell>
          <table:table-cell office:value-type="float" office:value="27336.7644178092" calcext:value-type="float">
            <text:p>27336,7644178092</text:p>
          </table:table-cell>
          <table:table-cell office:value-type="float" office:value="34810.7426871879" calcext:value-type="float">
            <text:p>34810,7426871879</text:p>
          </table:table-cell>
          <table:table-cell office:value-type="float" office:value="3481.0742687188" calcext:value-type="float">
            <text:p>3481,0742687188</text:p>
          </table:table-cell>
          <table:table-cell office:value-type="float" office:value="96518.9257312812" calcext:value-type="float">
            <text:p>96518,9257312812</text:p>
          </table:table-cell>
        </table:table-row>
        <table:table-row table:style-name="ro2">
          <table:table-cell office:value-type="float" office:value="31.32" calcext:value-type="float">
            <text:p>31,32</text:p>
          </table:table-cell>
          <table:table-cell office:value-type="float" office:value="34022.7565899461" calcext:value-type="float">
            <text:p>34022,7565899461</text:p>
          </table:table-cell>
          <table:table-cell office:value-type="float" office:value="27324.6572216811" calcext:value-type="float">
            <text:p>27324,6572216811</text:p>
          </table:table-cell>
          <table:table-cell office:value-type="float" office:value="35138.7147167023" calcext:value-type="float">
            <text:p>35138,7147167023</text:p>
          </table:table-cell>
          <table:table-cell office:value-type="float" office:value="3513.8714716702" calcext:value-type="float">
            <text:p>3513,8714716702</text:p>
          </table:table-cell>
          <table:table-cell office:value-type="float" office:value="96486.1285283297" calcext:value-type="float">
            <text:p>96486,1285283297</text:p>
          </table:table-cell>
        </table:table-row>
        <table:table-row table:style-name="ro2">
          <table:table-cell office:value-type="float" office:value="31.44" calcext:value-type="float">
            <text:p>31,44</text:p>
          </table:table-cell>
          <table:table-cell office:value-type="float" office:value="33677.6882959409" calcext:value-type="float">
            <text:p>33677,6882959409</text:p>
          </table:table-cell>
          <table:table-cell office:value-type="float" office:value="27309.1386574845" calcext:value-type="float">
            <text:p>27309,1386574845</text:p>
          </table:table-cell>
          <table:table-cell office:value-type="float" office:value="35466.5209514313" calcext:value-type="float">
            <text:p>35466,5209514313</text:p>
          </table:table-cell>
          <table:table-cell office:value-type="float" office:value="3546.6520951431" calcext:value-type="float">
            <text:p>3546,6520951431</text:p>
          </table:table-cell>
          <table:table-cell office:value-type="float" office:value="96453.3479048568" calcext:value-type="float">
            <text:p>96453,3479048568</text:p>
          </table:table-cell>
        </table:table-row>
        <table:table-row table:style-name="ro2">
          <table:table-cell office:value-type="float" office:value="31.56" calcext:value-type="float">
            <text:p>31,56</text:p>
          </table:table-cell>
          <table:table-cell office:value-type="float" office:value="33336.2184432067" calcext:value-type="float">
            <text:p>33336,2184432067</text:p>
          </table:table-cell>
          <table:table-cell office:value-type="float" office:value="27290.2487932987" calcext:value-type="float">
            <text:p>27290,2487932987</text:p>
          </table:table-cell>
          <table:table-cell office:value-type="float" office:value="35794.1206940858" calcext:value-type="float">
            <text:p>35794,1206940858</text:p>
          </table:table-cell>
          <table:table-cell office:value-type="float" office:value="3579.4120694086" calcext:value-type="float">
            <text:p>3579,4120694086</text:p>
          </table:table-cell>
          <table:table-cell office:value-type="float" office:value="96420.5879305914" calcext:value-type="float">
            <text:p>96420,5879305914</text:p>
          </table:table-cell>
        </table:table-row>
        <table:table-row table:style-name="ro2">
          <table:table-cell office:value-type="float" office:value="31.68" calcext:value-type="float">
            <text:p>31,68</text:p>
          </table:table-cell>
          <table:table-cell office:value-type="float" office:value="32998.3499699212" calcext:value-type="float">
            <text:p>32998,3499699212</text:p>
          </table:table-cell>
          <table:table-cell office:value-type="float" office:value="27268.0289209176" calcext:value-type="float">
            <text:p>27268,0289209176</text:p>
          </table:table-cell>
          <table:table-cell office:value-type="float" office:value="36121.4737356009" calcext:value-type="float">
            <text:p>36121,4737356009</text:p>
          </table:table-cell>
          <table:table-cell office:value-type="float" office:value="3612.1473735601" calcext:value-type="float">
            <text:p>3612,1473735601</text:p>
          </table:table-cell>
          <table:table-cell office:value-type="float" office:value="96387.8526264398" calcext:value-type="float">
            <text:p>96387,8526264398</text:p>
          </table:table-cell>
        </table:table-row>
        <table:table-row table:style-name="ro2">
          <table:table-cell office:value-type="float" office:value="31.8" calcext:value-type="float">
            <text:p>31,8</text:p>
          </table:table-cell>
          <table:table-cell office:value-type="float" office:value="32664.0841012942" calcext:value-type="float">
            <text:p>32664,0841012942</text:p>
          </table:table-cell>
          <table:table-cell office:value-type="float" office:value="27242.5214923227" calcext:value-type="float">
            <text:p>27242,5214923227</text:p>
          </table:table-cell>
          <table:table-cell office:value-type="float" office:value="36448.540369439" calcext:value-type="float">
            <text:p>36448,540369439</text:p>
          </table:table-cell>
          <table:table-cell office:value-type="float" office:value="3644.8540369439" calcext:value-type="float">
            <text:p>3644,8540369439</text:p>
          </table:table-cell>
          <table:table-cell office:value-type="float" office:value="96355.145963056" calcext:value-type="float">
            <text:p>96355,145963056</text:p>
          </table:table-cell>
        </table:table-row>
        <table:table-row table:style-name="ro2">
          <table:table-cell office:value-type="float" office:value="31.92" calcext:value-type="float">
            <text:p>31,92</text:p>
          </table:table-cell>
          <table:table-cell office:value-type="float" office:value="32333.4203978837" calcext:value-type="float">
            <text:p>32333,4203978837</text:p>
          </table:table-cell>
          <table:table-cell office:value-type="float" office:value="27213.7700564705" calcext:value-type="float">
            <text:p>27213,7700564705</text:p>
          </table:table-cell>
          <table:table-cell office:value-type="float" office:value="36775.2814051323" calcext:value-type="float">
            <text:p>36775,2814051323</text:p>
          </table:table-cell>
          <table:table-cell office:value-type="float" office:value="3677.5281405132" calcext:value-type="float">
            <text:p>3677,5281405132</text:p>
          </table:table-cell>
          <table:table-cell office:value-type="float" office:value="96322.4718594867" calcext:value-type="float">
            <text:p>96322,4718594867</text:p>
          </table:table-cell>
        </table:table-row>
        <table:table-row table:style-name="ro2">
          <table:table-cell office:value-type="float" office:value="32.04" calcext:value-type="float">
            <text:p>32,04</text:p>
          </table:table-cell>
          <table:table-cell office:value-type="float" office:value="32006.3568043265" calcext:value-type="float">
            <text:p>32006,3568043265</text:p>
          </table:table-cell>
          <table:table-cell office:value-type="float" office:value="27181.8191964967" calcext:value-type="float">
            <text:p>27181,8191964967</text:p>
          </table:table-cell>
          <table:table-cell office:value-type="float" office:value="37101.6581810696" calcext:value-type="float">
            <text:p>37101,6581810696</text:p>
          </table:table-cell>
          <table:table-cell office:value-type="float" office:value="3710.165818107" calcext:value-type="float">
            <text:p>3710,165818107</text:p>
          </table:table-cell>
          <table:table-cell office:value-type="float" office:value="96289.834181893" calcext:value-type="float">
            <text:p>96289,834181893</text:p>
          </table:table-cell>
        </table:table-row>
        <table:table-row table:style-name="ro2">
          <table:table-cell office:value-type="float" office:value="32.16" calcext:value-type="float">
            <text:p>32,16</text:p>
          </table:table-cell>
          <table:table-cell office:value-type="float" office:value="31682.8896983825" calcext:value-type="float">
            <text:p>31682,8896983825</text:p>
          </table:table-cell>
          <table:table-cell office:value-type="float" office:value="27146.7144674324" calcext:value-type="float">
            <text:p>27146,7144674324</text:p>
          </table:table-cell>
          <table:table-cell office:value-type="float" office:value="37427.6325765317" calcext:value-type="float">
            <text:p>37427,6325765317</text:p>
          </table:table-cell>
          <table:table-cell office:value-type="float" office:value="3742.7632576532" calcext:value-type="float">
            <text:p>3742,7632576532</text:p>
          </table:table-cell>
          <table:table-cell office:value-type="float" office:value="96257.2367423468" calcext:value-type="float">
            <text:p>96257,2367423468</text:p>
          </table:table-cell>
        </table:table-row>
        <table:table-row table:style-name="ro2">
          <table:table-cell office:value-type="float" office:value="32.28" calcext:value-type="float">
            <text:p>32,28</text:p>
          </table:table-cell>
          <table:table-cell office:value-type="float" office:value="31363.0139401929" calcext:value-type="float">
            <text:p>31363,0139401929</text:p>
          </table:table-cell>
          <table:table-cell office:value-type="float" office:value="27108.5023345247" calcext:value-type="float">
            <text:p>27108,5023345247</text:p>
          </table:table-cell>
          <table:table-cell office:value-type="float" office:value="37753.1670229838" calcext:value-type="float">
            <text:p>37753,1670229838</text:p>
          </table:table-cell>
          <table:table-cell office:value-type="float" office:value="3775.3167022984" calcext:value-type="float">
            <text:p>3775,3167022984</text:p>
          </table:table-cell>
          <table:table-cell office:value-type="float" office:value="96224.6832977016" calcext:value-type="float">
            <text:p>96224,6832977016</text:p>
          </table:table-cell>
        </table:table-row>
        <table:table-row table:style-name="ro2">
          <table:table-cell office:value-type="float" office:value="32.4" calcext:value-type="float">
            <text:p>32,4</text:p>
          </table:table-cell>
          <table:table-cell office:value-type="float" office:value="31046.7229216585" calcext:value-type="float">
            <text:p>31046,7229216585</text:p>
          </table:table-cell>
          <table:table-cell office:value-type="float" office:value="27067.230112247" calcext:value-type="float">
            <text:p>27067,230112247</text:p>
          </table:table-cell>
          <table:table-cell office:value-type="float" office:value="38078.2245146311" calcext:value-type="float">
            <text:p>38078,2245146311</text:p>
          </table:table-cell>
          <table:table-cell office:value-type="float" office:value="3807.8224514631" calcext:value-type="float">
            <text:p>3807,8224514631</text:p>
          </table:table-cell>
          <table:table-cell office:value-type="float" office:value="96192.1775485369" calcext:value-type="float">
            <text:p>96192,1775485369</text:p>
          </table:table-cell>
        </table:table-row>
        <table:table-row table:style-name="ro2">
          <table:table-cell office:value-type="float" office:value="32.52" calcext:value-type="float">
            <text:p>32,52</text:p>
          </table:table-cell>
          <table:table-cell office:value-type="float" office:value="30734.0086158463" calcext:value-type="float">
            <text:p>30734,0086158463</text:p>
          </table:table-cell>
          <table:table-cell office:value-type="float" office:value="27022.9459040809" calcext:value-type="float">
            <text:p>27022,9459040809</text:p>
          </table:table-cell>
          <table:table-cell office:value-type="float" office:value="38402.7686182478" calcext:value-type="float">
            <text:p>38402,7686182478</text:p>
          </table:table-cell>
          <table:table-cell office:value-type="float" office:value="3840.2768618248" calcext:value-type="float">
            <text:p>3840,2768618248</text:p>
          </table:table-cell>
          <table:table-cell office:value-type="float" office:value="96159.7231381752" calcext:value-type="float">
            <text:p>96159,7231381752</text:p>
          </table:table-cell>
        </table:table-row>
        <table:table-row table:style-name="ro2">
          <table:table-cell office:value-type="float" office:value="32.64" calcext:value-type="float">
            <text:p>32,64</text:p>
          </table:table-cell>
          <table:table-cell office:value-type="float" office:value="30424.8616263396" calcext:value-type="float">
            <text:p>30424,8616263396</text:p>
          </table:table-cell>
          <table:table-cell office:value-type="float" office:value="26975.6985431439" calcext:value-type="float">
            <text:p>26975,6985431439</text:p>
          </table:table-cell>
          <table:table-cell office:value-type="float" office:value="38726.7634822875" calcext:value-type="float">
            <text:p>38726,7634822875</text:p>
          </table:table-cell>
          <table:table-cell office:value-type="float" office:value="3872.6763482288" calcext:value-type="float">
            <text:p>3872,6763482288</text:p>
          </table:table-cell>
          <table:table-cell office:value-type="float" office:value="96127.3236517712" calcext:value-type="float">
            <text:p>96127,3236517712</text:p>
          </table:table-cell>
        </table:table-row>
        <table:table-row table:style-name="ro2">
          <table:table-cell office:value-type="float" office:value="32.76" calcext:value-type="float">
            <text:p>32,76</text:p>
          </table:table-cell>
          <table:table-cell office:value-type="float" office:value="30119.2712364478" calcext:value-type="float">
            <text:p>30119,2712364478</text:p>
          </table:table-cell>
          <table:table-cell office:value-type="float" office:value="26925.5375337356" calcext:value-type="float">
            <text:p>26925,5375337356</text:p>
          </table:table-cell>
          <table:table-cell office:value-type="float" office:value="39050.1738452877" calcext:value-type="float">
            <text:p>39050,1738452877</text:p>
          </table:table-cell>
          <table:table-cell office:value-type="float" office:value="3905.0173845288" calcext:value-type="float">
            <text:p>3905,0173845288</text:p>
          </table:table-cell>
          <table:table-cell office:value-type="float" office:value="96094.9826154712" calcext:value-type="float">
            <text:p>96094,9826154712</text:p>
          </table:table-cell>
        </table:table-row>
        <table:table-row table:style-name="ro2">
          <table:table-cell office:value-type="float" office:value="32.88" calcext:value-type="float">
            <text:p>32,88</text:p>
          </table:table-cell>
          <table:table-cell office:value-type="float" office:value="29817.2254581992" calcext:value-type="float">
            <text:p>29817,2254581992</text:p>
          </table:table-cell>
          <table:table-cell office:value-type="float" office:value="26872.5129938652" calcext:value-type="float">
            <text:p>26872,5129938652</text:p>
          </table:table-cell>
          <table:table-cell office:value-type="float" office:value="39372.9650435776" calcext:value-type="float">
            <text:p>39372,9650435776</text:p>
          </table:table-cell>
          <table:table-cell office:value-type="float" office:value="3937.2965043578" calcext:value-type="float">
            <text:p>3937,2965043578</text:p>
          </table:table-cell>
          <table:table-cell office:value-type="float" office:value="96062.7034956422" calcext:value-type="float">
            <text:p>96062,703495642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9518.7110810427" calcext:value-type="float">
            <text:p>29518,7110810427</text:p>
          </table:table-cell>
          <table:table-cell office:value-type="float" office:value="26816.6755988233" calcext:value-type="float">
            <text:p>26816,6755988233</text:p>
          </table:table-cell>
          <table:table-cell office:value-type="float" office:value="39695.1030183034" calcext:value-type="float">
            <text:p>39695,1030183034</text:p>
          </table:table-cell>
          <table:table-cell office:value-type="float" office:value="3969.5103018303" calcext:value-type="float">
            <text:p>3969,5103018303</text:p>
          </table:table-cell>
          <table:table-cell office:value-type="float" office:value="96030.4896981697" calcext:value-type="float">
            <text:p>96030,4896981697</text:p>
          </table:table-cell>
        </table:table-row>
        <table:table-row table:style-name="ro2">
          <table:table-cell office:value-type="float" office:value="33.12" calcext:value-type="float">
            <text:p>33,12</text:p>
          </table:table-cell>
          <table:table-cell office:value-type="float" office:value="29223.7137201884" calcext:value-type="float">
            <text:p>29223,7137201884</text:p>
          </table:table-cell>
          <table:table-cell office:value-type="float" office:value="26758.0765258509" calcext:value-type="float">
            <text:p>26758,0765258509</text:p>
          </table:table-cell>
          <table:table-cell office:value-type="float" office:value="40016.5543217823" calcext:value-type="float">
            <text:p>40016,5543217823</text:p>
          </table:table-cell>
          <table:table-cell office:value-type="float" office:value="4001.6554321782" calcext:value-type="float">
            <text:p>4001,6554321782</text:p>
          </table:table-cell>
          <table:table-cell office:value-type="float" office:value="95998.3445678218" calcext:value-type="float">
            <text:p>95998,3445678218</text:p>
          </table:table-cell>
        </table:table-row>
        <table:table-row table:style-name="ro2">
          <table:table-cell office:value-type="float" office:value="33.24" calcext:value-type="float">
            <text:p>33,24</text:p>
          </table:table-cell>
          <table:table-cell office:value-type="float" office:value="28932.2178645219" calcext:value-type="float">
            <text:p>28932,2178645219</text:p>
          </table:table-cell>
          <table:table-cell office:value-type="float" office:value="26696.7673999583" calcext:value-type="float">
            <text:p>26696,7673999583</text:p>
          </table:table-cell>
          <table:table-cell office:value-type="float" office:value="40337.2861231996" calcext:value-type="float">
            <text:p>40337,2861231996</text:p>
          </table:table-cell>
          <table:table-cell office:value-type="float" office:value="4033.72861232" calcext:value-type="float">
            <text:p>4033,72861232</text:p>
          </table:table-cell>
          <table:table-cell office:value-type="float" office:value="95966.27138768" calcext:value-type="float">
            <text:p>95966,27138768</text:p>
          </table:table-cell>
        </table:table-row>
        <table:table-row table:style-name="ro2">
          <table:table-cell office:value-type="float" office:value="33.36" calcext:value-type="float">
            <text:p>33,36</text:p>
          </table:table-cell>
          <table:table-cell office:value-type="float" office:value="28644.2069240329" calcext:value-type="float">
            <text:p>28644,2069240329</text:p>
          </table:table-cell>
          <table:table-cell office:value-type="float" office:value="26632.8002409377" calcext:value-type="float">
            <text:p>26632,8002409377</text:p>
          </table:table-cell>
          <table:table-cell office:value-type="float" office:value="40657.2662136629" calcext:value-type="float">
            <text:p>40657,2662136629</text:p>
          </table:table-cell>
          <table:table-cell office:value-type="float" office:value="4065.7266213663" calcext:value-type="float">
            <text:p>4065,7266213663</text:p>
          </table:table-cell>
          <table:table-cell office:value-type="float" office:value="95934.2733786337" calcext:value-type="float">
            <text:p>95934,2733786337</text:p>
          </table:table-cell>
        </table:table-row>
        <table:table-row table:style-name="ro2">
          <table:table-cell office:value-type="float" office:value="33.48" calcext:value-type="float">
            <text:p>33,48</text:p>
          </table:table-cell>
          <table:table-cell office:value-type="float" office:value="28359.6632766975" calcext:value-type="float">
            <text:p>28359,6632766975</text:p>
          </table:table-cell>
          <table:table-cell office:value-type="float" office:value="26566.2274116119" calcext:value-type="float">
            <text:p>26566,2274116119</text:p>
          </table:table-cell>
          <table:table-cell office:value-type="float" office:value="40976.4630106277" calcext:value-type="float">
            <text:p>40976,4630106277</text:p>
          </table:table-cell>
          <table:table-cell office:value-type="float" office:value="4097.6463010628" calcext:value-type="float">
            <text:p>4097,6463010628</text:p>
          </table:table-cell>
          <table:table-cell office:value-type="float" office:value="95902.3536989372" calcext:value-type="float">
            <text:p>95902,3536989372</text:p>
          </table:table-cell>
        </table:table-row>
        <table:table-row table:style-name="ro2">
          <table:table-cell office:value-type="float" office:value="33.6" calcext:value-type="float">
            <text:p>33,6</text:p>
          </table:table-cell>
          <table:table-cell office:value-type="float" office:value="28078.568314765" calcext:value-type="float">
            <text:p>28078,568314765</text:p>
          </table:table-cell>
          <table:table-cell office:value-type="float" office:value="26497.1015673544" calcext:value-type="float">
            <text:p>26497,1015673544</text:p>
          </table:table-cell>
          <table:table-cell office:value-type="float" office:value="41294.8455617094" calcext:value-type="float">
            <text:p>41294,8455617094</text:p>
          </table:table-cell>
          <table:table-cell office:value-type="float" office:value="4129.4845561709" calcext:value-type="float">
            <text:p>4129,4845561709</text:p>
          </table:table-cell>
          <table:table-cell office:value-type="float" office:value="95870.5154438291" calcext:value-type="float">
            <text:p>95870,5154438291</text:p>
          </table:table-cell>
        </table:table-row>
        <table:table-row table:style-name="ro2">
          <table:table-cell office:value-type="float" office:value="33.72" calcext:value-type="float">
            <text:p>33,72</text:p>
          </table:table-cell>
          <table:table-cell office:value-type="float" office:value="27800.9024903977" calcext:value-type="float">
            <text:p>27800,9024903977</text:p>
          </table:table-cell>
          <table:table-cell office:value-type="float" office:value="26425.4756069145" calcext:value-type="float">
            <text:p>26425,4756069145</text:p>
          </table:table-cell>
          <table:table-cell office:value-type="float" office:value="41612.3835478977" calcext:value-type="float">
            <text:p>41612,3835478977</text:p>
          </table:table-cell>
          <table:table-cell office:value-type="float" office:value="4161.2383547898" calcext:value-type="float">
            <text:p>4161,2383547898</text:p>
          </table:table-cell>
          <table:table-cell office:value-type="float" office:value="95838.7616452102" calcext:value-type="float">
            <text:p>95838,7616452102</text:p>
          </table:table-cell>
        </table:table-row>
        <table:table-row table:style-name="ro2">
          <table:table-cell office:value-type="float" office:value="33.84" calcext:value-type="float">
            <text:p>33,84</text:p>
          </table:table-cell>
          <table:table-cell office:value-type="float" office:value="27526.6453606189" calcext:value-type="float">
            <text:p>27526,6453606189</text:p>
          </table:table-cell>
          <table:table-cell office:value-type="float" office:value="26351.4026245734" calcext:value-type="float">
            <text:p>26351,4026245734</text:p>
          </table:table-cell>
          <table:table-cell office:value-type="float" office:value="41929.0472861886" calcext:value-type="float">
            <text:p>41929,0472861886</text:p>
          </table:table-cell>
          <table:table-cell office:value-type="float" office:value="4192.9047286189" calcext:value-type="float">
            <text:p>4192,9047286189</text:p>
          </table:table-cell>
          <table:table-cell office:value-type="float" office:value="95807.0952713811" calcext:value-type="float">
            <text:p>95807,0952713811</text:p>
          </table:table-cell>
        </table:table-row>
        <table:table-row table:style-name="ro2">
          <table:table-cell office:value-type="float" office:value="33.96" calcext:value-type="float">
            <text:p>33,96</text:p>
          </table:table-cell>
          <table:table-cell office:value-type="float" office:value="27255.7756315286" calcext:value-type="float">
            <text:p>27255,7756315286</text:p>
          </table:table-cell>
          <table:table-cell office:value-type="float" office:value="26274.9358636558" calcext:value-type="float">
            <text:p>26274,9358636558</text:p>
          </table:table-cell>
          <table:table-cell office:value-type="float" office:value="42244.8077316503" calcext:value-type="float">
            <text:p>42244,8077316503</text:p>
          </table:table-cell>
          <table:table-cell office:value-type="float" office:value="4224.480773165" calcext:value-type="float">
            <text:p>4224,480773165</text:p>
          </table:table-cell>
          <table:table-cell office:value-type="float" office:value="95775.519226835" calcext:value-type="float">
            <text:p>95775,519226835</text:p>
          </table:table-cell>
        </table:table-row>
        <table:table-row table:style-name="ro2">
          <table:table-cell office:value-type="float" office:value="34.08" calcext:value-type="float">
            <text:p>34,08</text:p>
          </table:table-cell>
          <table:table-cell office:value-type="float" office:value="26988.2712017485" calcext:value-type="float">
            <text:p>26988,2712017485</text:p>
          </table:table-cell>
          <table:table-cell office:value-type="float" office:value="26196.1286714172" calcext:value-type="float">
            <text:p>26196,1286714172</text:p>
          </table:table-cell>
          <table:table-cell office:value-type="float" office:value="42559.6364789401" calcext:value-type="float">
            <text:p>42559,6364789401</text:p>
          </table:table-cell>
          <table:table-cell office:value-type="float" office:value="4255.963647894" calcext:value-type="float">
            <text:p>4255,963647894</text:p>
          </table:table-cell>
          <table:table-cell office:value-type="float" office:value="95744.036352106" calcext:value-type="float">
            <text:p>95744,036352106</text:p>
          </table:table-cell>
        </table:table-row>
        <table:table-row table:style-name="ro2">
          <table:table-cell office:value-type="float" office:value="34.2" calcext:value-type="float">
            <text:p>34,2</text:p>
          </table:table-cell>
          <table:table-cell office:value-type="float" office:value="26724.1092050622" calcext:value-type="float">
            <text:p>26724,1092050622</text:p>
          </table:table-cell>
          <table:table-cell office:value-type="float" office:value="26115.0344553217" calcext:value-type="float">
            <text:p>26115,0344553217</text:p>
          </table:table-cell>
          <table:table-cell office:value-type="float" office:value="42873.5057632871" calcext:value-type="float">
            <text:p>42873,5057632871</text:p>
          </table:table-cell>
          <table:table-cell office:value-type="float" office:value="4287.3505763287" calcext:value-type="float">
            <text:p>4287,3505763287</text:p>
          </table:table-cell>
          <table:table-cell office:value-type="float" office:value="95712.6494236713" calcext:value-type="float">
            <text:p>95712,6494236713</text:p>
          </table:table-cell>
        </table:table-row>
        <table:table-row table:style-name="ro2">
          <table:table-cell office:value-type="float" office:value="34.32" calcext:value-type="float">
            <text:p>34,32</text:p>
          </table:table-cell>
          <table:table-cell office:value-type="float" office:value="26463.26605222" calcext:value-type="float">
            <text:p>26463,26605222</text:p>
          </table:table-cell>
          <table:table-cell office:value-type="float" office:value="26031.7066407236" calcext:value-type="float">
            <text:p>26031,7066407236</text:p>
          </table:table-cell>
          <table:table-cell office:value-type="float" office:value="43186.3884609601" calcext:value-type="float">
            <text:p>43186,3884609601</text:p>
          </table:table-cell>
          <table:table-cell office:value-type="float" office:value="4318.638846096" calcext:value-type="float">
            <text:p>4318,638846096</text:p>
          </table:table-cell>
          <table:table-cell office:value-type="float" office:value="95681.361153904" calcext:value-type="float">
            <text:p>95681,361153904</text:p>
          </table:table-cell>
        </table:table-row>
        <table:table-row table:style-name="ro2">
          <table:table-cell office:value-type="float" office:value="34.44" calcext:value-type="float">
            <text:p>34,44</text:p>
          </table:table-cell>
          <table:table-cell office:value-type="float" office:value="26205.7174718811" calcext:value-type="float">
            <text:p>26205,7174718811</text:p>
          </table:table-cell>
          <table:table-cell office:value-type="float" office:value="25946.1986299602" calcext:value-type="float">
            <text:p>25946,1986299602</text:p>
          </table:table-cell>
          <table:table-cell office:value-type="float" office:value="43498.2580892349" calcext:value-type="float">
            <text:p>43498,2580892349</text:p>
          </table:table-cell>
          <table:table-cell office:value-type="float" office:value="4349.8258089235" calcext:value-type="float">
            <text:p>4349,8258089235</text:p>
          </table:table-cell>
          <table:table-cell office:value-type="float" office:value="95650.1741910765" calcext:value-type="float">
            <text:p>95650,1741910765</text:p>
          </table:table-cell>
        </table:table-row>
        <table:table-row table:style-name="ro2">
          <table:table-cell office:value-type="float" office:value="34.56" calcext:value-type="float">
            <text:p>34,56</text:p>
          </table:table-cell>
          <table:table-cell office:value-type="float" office:value="25951.438550669" calcext:value-type="float">
            <text:p>25951,438550669</text:p>
          </table:table-cell>
          <table:table-cell office:value-type="float" office:value="25858.5637628628" calcext:value-type="float">
            <text:p>25858,5637628628</text:p>
          </table:table-cell>
          <table:table-cell office:value-type="float" office:value="43809.08880588" calcext:value-type="float">
            <text:p>43809,08880588</text:p>
          </table:table-cell>
          <table:table-cell office:value-type="float" office:value="4380.908880588" calcext:value-type="float">
            <text:p>4380,908880588</text:p>
          </table:table-cell>
          <table:table-cell office:value-type="float" office:value="95619.091119412" calcext:value-type="float">
            <text:p>95619,091119412</text:p>
          </table:table-cell>
        </table:table-row>
        <table:table-row table:style-name="ro2">
          <table:table-cell office:value-type="float" office:value="34.68" calcext:value-type="float">
            <text:p>34,68</text:p>
          </table:table-cell>
          <table:table-cell office:value-type="float" office:value="25700.4037723194" calcext:value-type="float">
            <text:p>25700,4037723194</text:p>
          </table:table-cell>
          <table:table-cell office:value-type="float" office:value="25768.8552786865" calcext:value-type="float">
            <text:p>25768,8552786865</text:p>
          </table:table-cell>
          <table:table-cell office:value-type="float" office:value="44118.8554081762" calcext:value-type="float">
            <text:p>44118,8554081762</text:p>
          </table:table-cell>
          <table:table-cell office:value-type="float" office:value="4411.8855408176" calcext:value-type="float">
            <text:p>4411,8855408176</text:p>
          </table:table-cell>
          <table:table-cell office:value-type="float" office:value="95588.1144591823" calcext:value-type="float">
            <text:p>95588,1144591823</text:p>
          </table:table-cell>
        </table:table-row>
        <table:table-row table:style-name="ro2">
          <table:table-cell office:value-type="float" office:value="34.8" calcext:value-type="float">
            <text:p>34,8</text:p>
          </table:table-cell>
          <table:table-cell office:value-type="float" office:value="25452.587055902" calcext:value-type="float">
            <text:p>25452,587055902</text:p>
          </table:table-cell>
          <table:table-cell office:value-type="float" office:value="25677.1262794597" calcext:value-type="float">
            <text:p>25677,1262794597</text:p>
          </table:table-cell>
          <table:table-cell office:value-type="float" office:value="44427.5333314891" calcext:value-type="float">
            <text:p>44427,5333314891</text:p>
          </table:table-cell>
          <table:table-cell office:value-type="float" office:value="4442.7533331489" calcext:value-type="float">
            <text:p>4442,7533331489</text:p>
          </table:table-cell>
          <table:table-cell office:value-type="float" office:value="95557.246666851" calcext:value-type="float">
            <text:p>95557,246666851</text:p>
          </table:table-cell>
        </table:table-row>
        <table:table-row table:style-name="ro2">
          <table:table-cell office:value-type="float" office:value="34.92" calcext:value-type="float">
            <text:p>34,92</text:p>
          </table:table-cell>
          <table:table-cell office:value-type="float" office:value="25207.9617931019" calcext:value-type="float">
            <text:p>25207,9617931019</text:p>
          </table:table-cell>
          <table:table-cell office:value-type="float" office:value="25583.4296947482" calcext:value-type="float">
            <text:p>25583,4296947482</text:p>
          </table:table-cell>
          <table:table-cell office:value-type="float" office:value="44735.0986474089" calcext:value-type="float">
            <text:p>44735,0986474089</text:p>
          </table:table-cell>
          <table:table-cell office:value-type="float" office:value="4473.5098647409" calcext:value-type="float">
            <text:p>4473,5098647409</text:p>
          </table:table-cell>
          <table:table-cell office:value-type="float" office:value="95526.490135259" calcext:value-type="float">
            <text:p>95526,490135259</text:p>
          </table:table-cell>
        </table:table-row>
        <table:table-row table:style-name="ro2">
          <table:table-cell office:value-type="float" office:value="35.04" calcext:value-type="float">
            <text:p>35,04</text:p>
          </table:table-cell>
          <table:table-cell office:value-type="float" office:value="24966.5008845471" calcext:value-type="float">
            <text:p>24966,5008845471</text:p>
          </table:table-cell>
          <table:table-cell office:value-type="float" office:value="25487.8182478287" calcext:value-type="float">
            <text:p>25487,8182478287</text:p>
          </table:table-cell>
          <table:table-cell office:value-type="float" office:value="45041.5280614764" calcext:value-type="float">
            <text:p>45041,5280614764</text:p>
          </table:table-cell>
          <table:table-cell office:value-type="float" office:value="4504.1528061476" calcext:value-type="float">
            <text:p>4504,1528061476</text:p>
          </table:table-cell>
          <table:table-cell office:value-type="float" office:value="95495.8471938523" calcext:value-type="float">
            <text:p>95495,8471938523</text:p>
          </table:table-cell>
        </table:table-row>
        <table:table-row table:style-name="ro2">
          <table:table-cell office:value-type="float" office:value="35.16" calcext:value-type="float">
            <text:p>35,16</text:p>
          </table:table-cell>
          <table:table-cell office:value-type="float" office:value="24728.1767751737" calcext:value-type="float">
            <text:p>24728,1767751737</text:p>
          </table:table-cell>
          <table:table-cell office:value-type="float" office:value="25390.3444232627" calcext:value-type="float">
            <text:p>25390,3444232627</text:p>
          </table:table-cell>
          <table:table-cell office:value-type="float" office:value="45346.7989105121" calcext:value-type="float">
            <text:p>45346,7989105121</text:p>
          </table:table-cell>
          <table:table-cell office:value-type="float" office:value="4534.6798910512" calcext:value-type="float">
            <text:p>4534,6798910512</text:p>
          </table:table-cell>
          <table:table-cell office:value-type="float" office:value="95465.3201089487" calcext:value-type="float">
            <text:p>95465,3201089487</text:p>
          </table:table-cell>
        </table:table-row>
        <table:table-row table:style-name="ro2">
          <table:table-cell office:value-type="float" office:value="35.28" calcext:value-type="float">
            <text:p>35,28</text:p>
          </table:table-cell>
          <table:table-cell office:value-type="float" office:value="24492.9614886201" calcext:value-type="float">
            <text:p>24492,9614886201</text:p>
          </table:table-cell>
          <table:table-cell office:value-type="float" office:value="25291.0604358596" calcext:value-type="float">
            <text:p>25291,0604358596</text:p>
          </table:table-cell>
          <table:table-cell office:value-type="float" office:value="45650.8891595637" calcext:value-type="float">
            <text:p>45650,8891595637</text:p>
          </table:table-cell>
          <table:table-cell office:value-type="float" office:value="4565.0889159564" calcext:value-type="float">
            <text:p>4565,0889159564</text:p>
          </table:table-cell>
          <table:table-cell office:value-type="float" office:value="95434.9110840436" calcext:value-type="float">
            <text:p>95434,9110840436</text:p>
          </table:table-cell>
        </table:table-row>
        <table:table-row table:style-name="ro2">
          <table:table-cell office:value-type="float" office:value="35.4" calcext:value-type="float">
            <text:p>35,4</text:p>
          </table:table-cell>
          <table:table-cell office:value-type="float" office:value="24260.8266606458" calcext:value-type="float">
            <text:p>24260,8266606458</text:p>
          </table:table-cell>
          <table:table-cell office:value-type="float" office:value="25190.0182010155" calcext:value-type="float">
            <text:p>25190,0182010155</text:p>
          </table:table-cell>
          <table:table-cell office:value-type="float" office:value="45953.7773984895" calcext:value-type="float">
            <text:p>45953,7773984895</text:p>
          </table:table-cell>
          <table:table-cell office:value-type="float" office:value="4595.377739849" calcext:value-type="float">
            <text:p>4595,377739849</text:p>
          </table:table-cell>
          <table:table-cell office:value-type="float" office:value="95404.622260151" calcext:value-type="float">
            <text:p>95404,622260151</text:p>
          </table:table-cell>
        </table:table-row>
        <table:table-row table:style-name="ro2">
          <table:table-cell office:value-type="float" office:value="35.52" calcext:value-type="float">
            <text:p>35,52</text:p>
          </table:table-cell>
          <table:table-cell office:value-type="float" office:value="24031.7435715721" calcext:value-type="float">
            <text:p>24031,7435715721</text:p>
          </table:table-cell>
          <table:table-cell office:value-type="float" office:value="25087.2693064137" calcext:value-type="float">
            <text:p>25087,2693064137</text:p>
          </table:table-cell>
          <table:table-cell office:value-type="float" office:value="46255.4428381946" calcext:value-type="float">
            <text:p>46255,4428381946</text:p>
          </table:table-cell>
          <table:table-cell office:value-type="float" office:value="4625.5442838195" calcext:value-type="float">
            <text:p>4625,5442838195</text:p>
          </table:table-cell>
          <table:table-cell office:value-type="float" office:value="95374.4557161805" calcext:value-type="float">
            <text:p>95374,4557161805</text:p>
          </table:table-cell>
        </table:table-row>
        <table:table-row table:style-name="ro2">
          <table:table-cell office:value-type="float" office:value="35.64" calcext:value-type="float">
            <text:p>35,64</text:p>
          </table:table-cell>
          <table:table-cell office:value-type="float" office:value="23805.6831777437" calcext:value-type="float">
            <text:p>23805,6831777437</text:p>
          </table:table-cell>
          <table:table-cell office:value-type="float" office:value="24982.8649850676" calcext:value-type="float">
            <text:p>24982,8649850676</text:p>
          </table:table-cell>
          <table:table-cell office:value-type="float" office:value="46555.8653065349" calcext:value-type="float">
            <text:p>46555,8653065349</text:p>
          </table:table-cell>
          <table:table-cell office:value-type="float" office:value="4655.5865306535" calcext:value-type="float">
            <text:p>4655,5865306535</text:p>
          </table:table-cell>
          <table:table-cell office:value-type="float" office:value="95344.4134693465" calcext:value-type="float">
            <text:p>95344,4134693465</text:p>
          </table:table-cell>
        </table:table-row>
        <table:table-row table:style-name="ro2">
          <table:table-cell office:value-type="float" office:value="35.76" calcext:value-type="float">
            <text:p>35,76</text:p>
          </table:table-cell>
          <table:table-cell office:value-type="float" office:value="23582.6161420127" calcext:value-type="float">
            <text:p>23582,6161420127</text:p>
          </table:table-cell>
          <table:table-cell office:value-type="float" office:value="24876.85608969" calcext:value-type="float">
            <text:p>24876,85608969</text:p>
          </table:table-cell>
          <table:table-cell office:value-type="float" office:value="46855.0252439065" calcext:value-type="float">
            <text:p>46855,0252439065</text:p>
          </table:table-cell>
          <table:table-cell office:value-type="float" office:value="4685.5025243907" calcext:value-type="float">
            <text:p>4685,5025243907</text:p>
          </table:table-cell>
          <table:table-cell office:value-type="float" office:value="95314.4974756093" calcext:value-type="float">
            <text:p>95314,4974756093</text:p>
          </table:table-cell>
        </table:table-row>
        <table:table-row table:style-name="ro2">
          <table:table-cell office:value-type="float" office:value="35.88" calcext:value-type="float">
            <text:p>35,88</text:p>
          </table:table-cell>
          <table:table-cell office:value-type="float" office:value="23362.5128632474" calcext:value-type="float">
            <text:p>23362,5128632474</text:p>
          </table:table-cell>
          <table:table-cell office:value-type="float" office:value="24769.293068365" calcext:value-type="float">
            <text:p>24769,293068365</text:p>
          </table:table-cell>
          <table:table-cell office:value-type="float" office:value="47152.903698534" calcext:value-type="float">
            <text:p>47152,903698534</text:p>
          </table:table-cell>
          <table:table-cell office:value-type="float" office:value="4715.2903698534" calcext:value-type="float">
            <text:p>4715,2903698534</text:p>
          </table:table-cell>
          <table:table-cell office:value-type="float" office:value="95284.7096301466" calcext:value-type="float">
            <text:p>95284,709630146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3145.3435048718" calcext:value-type="float">
            <text:p>23145,3435048718</text:p>
          </table:table-cell>
          <table:table-cell office:value-type="float" office:value="24660.2259415043" calcext:value-type="float">
            <text:p>24660,2259415043</text:p>
          </table:table-cell>
          <table:table-cell office:value-type="float" office:value="47449.4823214761" calcext:value-type="float">
            <text:p>47449,4823214761</text:p>
          </table:table-cell>
          <table:table-cell office:value-type="float" office:value="4744.9482321476" calcext:value-type="float">
            <text:p>4744,9482321476</text:p>
          </table:table-cell>
          <table:table-cell office:value-type="float" office:value="95255.0517678523" calcext:value-type="float">
            <text:p>95255,0517678523</text:p>
          </table:table-cell>
        </table:table-row>
        <table:table-row table:style-name="ro2">
          <table:table-cell office:value-type="float" office:value="36.12" calcext:value-type="float">
            <text:p>36,12</text:p>
          </table:table-cell>
          <table:table-cell office:value-type="float" office:value="22931.078022441" calcext:value-type="float">
            <text:p>22931,078022441</text:p>
          </table:table-cell>
          <table:table-cell office:value-type="float" office:value="24549.7042800613" calcext:value-type="float">
            <text:p>24549,7042800613</text:p>
          </table:table-cell>
          <table:table-cell office:value-type="float" office:value="47744.7433613614" calcext:value-type="float">
            <text:p>47744,7433613614</text:p>
          </table:table-cell>
          <table:table-cell office:value-type="float" office:value="4774.4743361361" calcext:value-type="float">
            <text:p>4774,4743361361</text:p>
          </table:table-cell>
          <table:table-cell office:value-type="float" office:value="95225.5256638638" calcext:value-type="float">
            <text:p>95225,5256638638</text:p>
          </table:table-cell>
        </table:table-row>
        <table:table-row table:style-name="ro2">
          <table:table-cell office:value-type="float" office:value="36.24" calcext:value-type="float">
            <text:p>36,24</text:p>
          </table:table-cell>
          <table:table-cell office:value-type="float" office:value="22719.6861902617" calcext:value-type="float">
            <text:p>22719,6861902617</text:p>
          </table:table-cell>
          <table:table-cell office:value-type="float" office:value="24437.7771849813" calcext:value-type="float">
            <text:p>24437,7771849813</text:p>
          </table:table-cell>
          <table:table-cell office:value-type="float" office:value="48038.6696588698" calcext:value-type="float">
            <text:p>48038,6696588698</text:p>
          </table:table-cell>
          <table:table-cell office:value-type="float" office:value="4803.866965887" calcext:value-type="float">
            <text:p>4803,866965887</text:p>
          </table:table-cell>
          <table:table-cell office:value-type="float" office:value="95196.133034113" calcext:value-type="float">
            <text:p>95196,133034113</text:p>
          </table:table-cell>
        </table:table-row>
        <table:table-row table:style-name="ro2">
          <table:table-cell office:value-type="float" office:value="36.36" calcext:value-type="float">
            <text:p>36,36</text:p>
          </table:table-cell>
          <table:table-cell office:value-type="float" office:value="22511.137627065" calcext:value-type="float">
            <text:p>22511,137627065</text:p>
          </table:table-cell>
          <table:table-cell office:value-type="float" office:value="24324.4932678612" calcext:value-type="float">
            <text:p>24324,4932678612</text:p>
          </table:table-cell>
          <table:table-cell office:value-type="float" office:value="48331.244640976" calcext:value-type="float">
            <text:p>48331,244640976</text:p>
          </table:table-cell>
          <table:table-cell office:value-type="float" office:value="4833.1244640976" calcext:value-type="float">
            <text:p>4833,1244640976</text:p>
          </table:table-cell>
          <table:table-cell office:value-type="float" office:value="95166.8755359024" calcext:value-type="float">
            <text:p>95166,8755359024</text:p>
          </table:table-cell>
        </table:table-row>
        <table:table-row table:style-name="ro2">
          <table:table-cell office:value-type="float" office:value="36.48" calcext:value-type="float">
            <text:p>36,48</text:p>
          </table:table-cell>
          <table:table-cell office:value-type="float" office:value="22305.4018207446" calcext:value-type="float">
            <text:p>22305,4018207446</text:p>
          </table:table-cell>
          <table:table-cell office:value-type="float" office:value="24209.900632792" calcext:value-type="float">
            <text:p>24209,900632792</text:p>
          </table:table-cell>
          <table:table-cell office:value-type="float" office:value="48622.4523149666" calcext:value-type="float">
            <text:p>48622,4523149666</text:p>
          </table:table-cell>
          <table:table-cell office:value-type="float" office:value="4862.2452314967" calcext:value-type="float">
            <text:p>4862,2452314967</text:p>
          </table:table-cell>
          <table:table-cell office:value-type="float" office:value="95137.7547685033" calcext:value-type="float">
            <text:p>95137,7547685033</text:p>
          </table:table-cell>
        </table:table-row>
        <table:table-row table:style-name="ro2">
          <table:table-cell office:value-type="float" office:value="36.6" calcext:value-type="float">
            <text:p>36,6</text:p>
          </table:table-cell>
          <table:table-cell office:value-type="float" office:value="22102.4481521699" calcext:value-type="float">
            <text:p>22102,4481521699</text:p>
          </table:table-cell>
          <table:table-cell office:value-type="float" office:value="24094.0468593583" calcext:value-type="float">
            <text:p>24094,0468593583</text:p>
          </table:table-cell>
          <table:table-cell office:value-type="float" office:value="48912.2772622469" calcext:value-type="float">
            <text:p>48912,2772622469</text:p>
          </table:table-cell>
          <table:table-cell office:value-type="float" office:value="4891.2277262247" calcext:value-type="float">
            <text:p>4891,2277262247</text:p>
          </table:table-cell>
          <table:table-cell office:value-type="float" office:value="95108.7722737753" calcext:value-type="float">
            <text:p>95108,7722737753</text:p>
          </table:table-cell>
        </table:table-row>
        <table:table-row table:style-name="ro2">
          <table:table-cell office:value-type="float" office:value="36.72" calcext:value-type="float">
            <text:p>36,72</text:p>
          </table:table-cell>
          <table:table-cell office:value-type="float" office:value="21902.2459180879" calcext:value-type="float">
            <text:p>21902,2459180879</text:p>
          </table:table-cell>
          <table:table-cell office:value-type="float" office:value="23976.9789867662" calcext:value-type="float">
            <text:p>23976,9789867662</text:p>
          </table:table-cell>
          <table:table-cell office:value-type="float" office:value="49200.7046319507" calcext:value-type="float">
            <text:p>49200,7046319507</text:p>
          </table:table-cell>
          <table:table-cell office:value-type="float" office:value="4920.0704631951" calcext:value-type="float">
            <text:p>4920,0704631951</text:p>
          </table:table-cell>
          <table:table-cell office:value-type="float" office:value="95079.929536805" calcext:value-type="float">
            <text:p>95079,929536805</text:p>
          </table:table-cell>
        </table:table-row>
        <table:table-row table:style-name="ro2">
          <table:table-cell office:value-type="float" office:value="36.84" calcext:value-type="float">
            <text:p>36,84</text:p>
          </table:table-cell>
          <table:table-cell office:value-type="float" office:value="21704.7643531268" calcext:value-type="float">
            <text:p>21704,7643531268</text:p>
          </table:table-cell>
          <table:table-cell office:value-type="float" office:value="23858.7434990706" calcext:value-type="float">
            <text:p>23858,7434990706</text:p>
          </table:table-cell>
          <table:table-cell office:value-type="float" office:value="49487.7201343658" calcext:value-type="float">
            <text:p>49487,7201343658</text:p>
          </table:table-cell>
          <table:table-cell office:value-type="float" office:value="4948.7720134366" calcext:value-type="float">
            <text:p>4948,7720134366</text:p>
          </table:table-cell>
          <table:table-cell office:value-type="float" office:value="95051.2279865634" calcext:value-type="float">
            <text:p>95051,2279865634</text:p>
          </table:table-cell>
        </table:table-row>
        <table:table-row table:style-name="ro2">
          <table:table-cell office:value-type="float" office:value="36.96" calcext:value-type="float">
            <text:p>36,96</text:p>
          </table:table-cell>
          <table:table-cell office:value-type="float" office:value="21509.9726509171" calcext:value-type="float">
            <text:p>21509,9726509171</text:p>
          </table:table-cell>
          <table:table-cell office:value-type="float" office:value="23739.3863114745" calcext:value-type="float">
            <text:p>23739,3863114745</text:p>
          </table:table-cell>
          <table:table-cell office:value-type="float" office:value="49773.3100341892" calcext:value-type="float">
            <text:p>49773,3100341892</text:p>
          </table:table-cell>
          <table:table-cell office:value-type="float" office:value="4977.3310034189" calcext:value-type="float">
            <text:p>4977,3310034189</text:p>
          </table:table-cell>
          <table:table-cell office:value-type="float" office:value="95022.6689965811" calcext:value-type="float">
            <text:p>95022,6689965811</text:p>
          </table:table-cell>
        </table:table-row>
        <table:table-row table:style-name="ro2">
          <table:table-cell office:value-type="float" office:value="37.08" calcext:value-type="float">
            <text:p>37,08</text:p>
          </table:table-cell>
          <table:table-cell office:value-type="float" office:value="21317.8399843443" calcext:value-type="float">
            <text:p>21317,8399843443</text:p>
          </table:table-cell>
          <table:table-cell office:value-type="float" office:value="23618.9527576698" calcext:value-type="float">
            <text:p>23618,9527576698</text:p>
          </table:table-cell>
          <table:table-cell office:value-type="float" office:value="50057.4611436234" calcext:value-type="float">
            <text:p>50057,4611436234</text:p>
          </table:table-cell>
          <table:table-cell office:value-type="float" office:value="5005.7461143623" calcext:value-type="float">
            <text:p>5005,7461143623</text:p>
          </table:table-cell>
          <table:table-cell office:value-type="float" office:value="94994.2538856377" calcext:value-type="float">
            <text:p>94994,2538856377</text:p>
          </table:table-cell>
        </table:table-row>
        <table:table-row table:style-name="ro2">
          <table:table-cell office:value-type="float" office:value="37.2" calcext:value-type="float">
            <text:p>37,2</text:p>
          </table:table-cell>
          <table:table-cell office:value-type="float" office:value="21128.3355249493" calcext:value-type="float">
            <text:p>21128,3355249493</text:p>
          </table:table-cell>
          <table:table-cell office:value-type="float" office:value="23497.4875781901" calcext:value-type="float">
            <text:p>23497,4875781901</text:p>
          </table:table-cell>
          <table:table-cell office:value-type="float" office:value="50340.1608153277" calcext:value-type="float">
            <text:p>50340,1608153277</text:p>
          </table:table-cell>
          <table:table-cell office:value-type="float" office:value="5034.0160815328" calcext:value-type="float">
            <text:p>5034,0160815328</text:p>
          </table:table-cell>
          <table:table-cell office:value-type="float" office:value="94965.9839184672" calcext:value-type="float">
            <text:p>94965,9839184672</text:p>
          </table:table-cell>
        </table:table-row>
        <table:table-row table:style-name="ro2">
          <table:table-cell office:value-type="float" office:value="37.32" calcext:value-type="float">
            <text:p>37,32</text:p>
          </table:table-cell>
          <table:table-cell office:value-type="float" office:value="20941.4284614945" calcext:value-type="float">
            <text:p>20941,4284614945</text:p>
          </table:table-cell>
          <table:table-cell office:value-type="float" office:value="23375.0349097465" calcext:value-type="float">
            <text:p>23375,0349097465</text:p>
          </table:table-cell>
          <table:table-cell office:value-type="float" office:value="50621.3969352353" calcext:value-type="float">
            <text:p>50621,3969352353</text:p>
          </table:table-cell>
          <table:table-cell office:value-type="float" office:value="5062.1396935235" calcext:value-type="float">
            <text:p>5062,1396935235</text:p>
          </table:table-cell>
          <table:table-cell office:value-type="float" office:value="94937.8603064765" calcext:value-type="float">
            <text:p>94937,8603064765</text:p>
          </table:table-cell>
        </table:table-row>
        <table:table-row table:style-name="ro2">
          <table:table-cell office:value-type="float" office:value="37.44" calcext:value-type="float">
            <text:p>37,44</text:p>
          </table:table-cell>
          <table:table-cell office:value-type="float" office:value="20757.0880177113" calcext:value-type="float">
            <text:p>20757,0880177113</text:p>
          </table:table-cell>
          <table:table-cell office:value-type="float" office:value="23251.6382755155" calcext:value-type="float">
            <text:p>23251,6382755155</text:p>
          </table:table-cell>
          <table:table-cell office:value-type="float" office:value="50901.1579152482" calcext:value-type="float">
            <text:p>50901,1579152482</text:p>
          </table:table-cell>
          <table:table-cell office:value-type="float" office:value="5090.1157915248" calcext:value-type="float">
            <text:p>5090,1157915248</text:p>
          </table:table-cell>
          <table:table-cell office:value-type="float" office:value="94909.8842084752" calcext:value-type="float">
            <text:p>94909,8842084752</text:p>
          </table:table-cell>
        </table:table-row>
        <table:table-row table:style-name="ro2">
          <table:table-cell office:value-type="float" office:value="37.56" calcext:value-type="float">
            <text:p>37,56</text:p>
          </table:table-cell>
          <table:table-cell office:value-type="float" office:value="20575.2834692474" calcext:value-type="float">
            <text:p>20575,2834692474</text:p>
          </table:table-cell>
          <table:table-cell office:value-type="float" office:value="23127.3405763492" calcext:value-type="float">
            <text:p>23127,3405763492</text:p>
          </table:table-cell>
          <table:table-cell office:value-type="float" office:value="51179.432685821" calcext:value-type="float">
            <text:p>51179,432685821</text:p>
          </table:table-cell>
          <table:table-cell office:value-type="float" office:value="5117.9432685821" calcext:value-type="float">
            <text:p>5117,9432685821</text:p>
          </table:table-cell>
          <table:table-cell office:value-type="float" office:value="94882.0567314179" calcext:value-type="float">
            <text:p>94882,0567314179</text:p>
          </table:table-cell>
        </table:table-row>
        <table:table-row table:style-name="ro2">
          <table:table-cell office:value-type="float" office:value="37.68" calcext:value-type="float">
            <text:p>37,68</text:p>
          </table:table-cell>
          <table:table-cell office:value-type="float" office:value="20395.984159832" calcext:value-type="float">
            <text:p>20395,984159832</text:p>
          </table:table-cell>
          <table:table-cell office:value-type="float" office:value="23002.1840828785" calcext:value-type="float">
            <text:p>23002,1840828785</text:p>
          </table:table-cell>
          <table:table-cell office:value-type="float" office:value="51456.2106884448" calcext:value-type="float">
            <text:p>51456,2106884448</text:p>
          </table:table-cell>
          <table:table-cell office:value-type="float" office:value="5145.6210688445" calcext:value-type="float">
            <text:p>5145,6210688445</text:p>
          </table:table-cell>
          <table:table-cell office:value-type="float" office:value="94854.3789311555" calcext:value-type="float">
            <text:p>94854,3789311555</text:p>
          </table:table-cell>
        </table:table-row>
        <table:table-row table:style-name="ro2">
          <table:table-cell office:value-type="float" office:value="37.8" calcext:value-type="float">
            <text:p>37,8</text:p>
          </table:table-cell>
          <table:table-cell office:value-type="float" office:value="20219.1595166768" calcext:value-type="float">
            <text:p>20219,1595166768</text:p>
          </table:table-cell>
          <table:table-cell office:value-type="float" office:value="22876.2104284773" calcext:value-type="float">
            <text:p>22876,2104284773</text:p>
          </table:table-cell>
          <table:table-cell office:value-type="float" office:value="51731.4818680415" calcext:value-type="float">
            <text:p>51731,4818680415</text:p>
          </table:table-cell>
          <table:table-cell office:value-type="float" office:value="5173.1481868042" calcext:value-type="float">
            <text:p>5173,1481868042</text:p>
          </table:table-cell>
          <table:table-cell office:value-type="float" office:value="94826.8518131959" calcext:value-type="float">
            <text:p>94826,8518131959</text:p>
          </table:table-cell>
        </table:table-row>
        <table:table-row table:style-name="ro2">
          <table:table-cell office:value-type="float" office:value="37.92" calcext:value-type="float">
            <text:p>37,92</text:p>
          </table:table-cell>
          <table:table-cell office:value-type="float" office:value="20044.779065132" calcext:value-type="float">
            <text:p>20044,779065132</text:p>
          </table:table-cell>
          <table:table-cell office:value-type="float" office:value="22749.4606030612" calcext:value-type="float">
            <text:p>22749,4606030612</text:p>
          </table:table-cell>
          <table:table-cell office:value-type="float" office:value="52005.2366652787" calcext:value-type="float">
            <text:p>52005,2366652787</text:p>
          </table:table-cell>
          <table:table-cell office:value-type="float" office:value="5200.5236665279" calcext:value-type="float">
            <text:p>5200,5236665279</text:p>
          </table:table-cell>
          <table:table-cell office:value-type="float" office:value="94799.4763334721" calcext:value-type="float">
            <text:p>94799,4763334721</text:p>
          </table:table-cell>
        </table:table-row>
        <table:table-row table:style-name="ro2">
          <table:table-cell office:value-type="float" office:value="38.04" calcext:value-type="float">
            <text:p>38,04</text:p>
          </table:table-cell>
          <table:table-cell office:value-type="float" office:value="19872.8124426166" calcext:value-type="float">
            <text:p>19872,8124426166</text:p>
          </table:table-cell>
          <table:table-cell office:value-type="float" office:value="22621.9749476869" calcext:value-type="float">
            <text:p>22621,9749476869</text:p>
          </table:table-cell>
          <table:table-cell office:value-type="float" office:value="52277.4660088148" calcext:value-type="float">
            <text:p>52277,4660088148</text:p>
          </table:table-cell>
          <table:table-cell office:value-type="float" office:value="5227.7466008815" calcext:value-type="float">
            <text:p>5227,7466008815</text:p>
          </table:table-cell>
          <table:table-cell office:value-type="float" office:value="94772.2533991185" calcext:value-type="float">
            <text:p>94772,2533991185</text:p>
          </table:table-cell>
        </table:table-row>
        <table:table-row table:style-name="ro2">
          <table:table-cell office:value-type="float" office:value="38.16" calcext:value-type="float">
            <text:p>38,16</text:p>
          </table:table-cell>
          <table:table-cell office:value-type="float" office:value="19703.2294118401" calcext:value-type="float">
            <text:p>19703,2294118401</text:p>
          </table:table-cell>
          <table:table-cell office:value-type="float" office:value="22493.7931499267" calcext:value-type="float">
            <text:p>22493,7931499267</text:p>
          </table:table-cell>
          <table:table-cell office:value-type="float" office:value="52548.1613074845" calcext:value-type="float">
            <text:p>52548,1613074845</text:p>
          </table:table-cell>
          <table:table-cell office:value-type="float" office:value="5254.8161307485" calcext:value-type="float">
            <text:p>5254,8161307485</text:p>
          </table:table-cell>
          <table:table-cell office:value-type="float" office:value="94745.1838692516" calcext:value-type="float">
            <text:p>94745,1838692516</text:p>
          </table:table-cell>
        </table:table-row>
        <table:table-row table:style-name="ro2">
          <table:table-cell office:value-type="float" office:value="38.28" calcext:value-type="float">
            <text:p>38,28</text:p>
          </table:table-cell>
          <table:table-cell office:value-type="float" office:value="19535.9998733376" calcext:value-type="float">
            <text:p>19535,9998733376</text:p>
          </table:table-cell>
          <table:table-cell office:value-type="float" office:value="22364.9542399863" calcext:value-type="float">
            <text:p>22364,9542399863</text:p>
          </table:table-cell>
          <table:table-cell office:value-type="float" office:value="52817.3144424327" calcext:value-type="float">
            <text:p>52817,3144424327</text:p>
          </table:table-cell>
          <table:table-cell office:value-type="float" office:value="5281.7314442433" calcext:value-type="float">
            <text:p>5281,7314442433</text:p>
          </table:table-cell>
          <table:table-cell office:value-type="float" office:value="94718.2685557567" calcext:value-type="float">
            <text:p>94718,2685557567</text:p>
          </table:table-cell>
        </table:table-row>
        <table:table-row table:style-name="ro2">
          <table:table-cell office:value-type="float" office:value="38.4" calcext:value-type="float">
            <text:p>38,4</text:p>
          </table:table-cell>
          <table:table-cell office:value-type="float" office:value="19371.0938773348" calcext:value-type="float">
            <text:p>19371,0938773348</text:p>
          </table:table-cell>
          <table:table-cell office:value-type="float" office:value="22235.4965875381" calcext:value-type="float">
            <text:p>22235,4965875381</text:p>
          </table:table-cell>
          <table:table-cell office:value-type="float" office:value="53084.9177592062" calcext:value-type="float">
            <text:p>53084,9177592062</text:p>
          </table:table-cell>
          <table:table-cell office:value-type="float" office:value="5308.4917759206" calcext:value-type="float">
            <text:p>5308,4917759206</text:p>
          </table:table-cell>
          <table:table-cell office:value-type="float" office:value="94691.5082240794" calcext:value-type="float">
            <text:p>94691,5082240794</text:p>
          </table:table-cell>
        </table:table-row>
        <table:table-row table:style-name="ro2">
          <table:table-cell office:value-type="float" office:value="38.52" calcext:value-type="float">
            <text:p>38,52</text:p>
          </table:table-cell>
          <table:table-cell office:value-type="float" office:value="19208.4816349642" calcext:value-type="float">
            <text:p>19208,4816349642</text:p>
          </table:table-cell>
          <table:table-cell office:value-type="float" office:value="22105.4578992419" calcext:value-type="float">
            <text:p>22105,4578992419</text:p>
          </table:table-cell>
          <table:table-cell office:value-type="float" office:value="53350.9640598124" calcext:value-type="float">
            <text:p>53350,9640598124</text:p>
          </table:table-cell>
          <table:table-cell office:value-type="float" office:value="5335.0964059812" calcext:value-type="float">
            <text:p>5335,0964059812</text:p>
          </table:table-cell>
          <table:table-cell office:value-type="float" office:value="94664.9035940187" calcext:value-type="float">
            <text:p>94664,9035940187</text:p>
          </table:table-cell>
        </table:table-row>
        <table:table-row table:style-name="ro2">
          <table:table-cell office:value-type="float" office:value="38.64" calcext:value-type="float">
            <text:p>38,64</text:p>
          </table:table-cell>
          <table:table-cell office:value-type="float" office:value="19048.1335288501" calcext:value-type="float">
            <text:p>19048,1335288501</text:p>
          </table:table-cell>
          <table:table-cell office:value-type="float" office:value="21974.8752169237" calcext:value-type="float">
            <text:p>21974,8752169237</text:p>
          </table:table-cell>
          <table:table-cell office:value-type="float" office:value="53615.4465947509" calcext:value-type="float">
            <text:p>53615,4465947509</text:p>
          </table:table-cell>
          <table:table-cell office:value-type="float" office:value="5361.5446594751" calcext:value-type="float">
            <text:p>5361,5446594751</text:p>
          </table:table-cell>
          <table:table-cell office:value-type="float" office:value="94638.4553405249" calcext:value-type="float">
            <text:p>94638,4553405249</text:p>
          </table:table-cell>
        </table:table-row>
        <table:table-row table:style-name="ro2">
          <table:table-cell office:value-type="float" office:value="38.76" calcext:value-type="float">
            <text:p>38,76</text:p>
          </table:table-cell>
          <table:table-cell office:value-type="float" office:value="18890.0201230828" calcext:value-type="float">
            <text:p>18890,0201230828</text:p>
          </table:table-cell>
          <table:table-cell office:value-type="float" office:value="21843.7849163863" calcext:value-type="float">
            <text:p>21843,7849163863</text:p>
          </table:table-cell>
          <table:table-cell office:value-type="float" office:value="53878.3590550279" calcext:value-type="float">
            <text:p>53878,3590550279</text:p>
          </table:table-cell>
          <table:table-cell office:value-type="float" office:value="5387.8359055028" calcext:value-type="float">
            <text:p>5387,8359055028</text:p>
          </table:table-cell>
          <table:table-cell office:value-type="float" office:value="94612.1640944972" calcext:value-type="float">
            <text:p>94612,1640944972</text:p>
          </table:table-cell>
        </table:table-row>
        <table:table-row table:style-name="ro2">
          <table:table-cell office:value-type="float" office:value="38.88" calcext:value-type="float">
            <text:p>38,88</text:p>
          </table:table-cell>
          <table:table-cell office:value-type="float" office:value="18734.1121725996" calcext:value-type="float">
            <text:p>18734,1121725996</text:p>
          </table:table-cell>
          <table:table-cell office:value-type="float" office:value="21712.222706824" calcext:value-type="float">
            <text:p>21712,222706824</text:p>
          </table:table-cell>
          <table:table-cell office:value-type="float" office:value="54139.6955641601" calcext:value-type="float">
            <text:p>54139,6955641601</text:p>
          </table:table-cell>
          <table:table-cell office:value-type="float" office:value="5413.969556416" calcext:value-type="float">
            <text:p>5413,969556416</text:p>
          </table:table-cell>
          <table:table-cell office:value-type="float" office:value="94586.030443584" calcext:value-type="float">
            <text:p>94586,03044358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8580.3806319936" calcext:value-type="float">
            <text:p>18580,3806319936</text:p>
          </table:table-cell>
          <table:table-cell office:value-type="float" office:value="21580.2236308144" calcext:value-type="float">
            <text:p>21580,2236308144</text:p>
          </table:table-cell>
          <table:table-cell office:value-type="float" office:value="54399.4506701744" calcext:value-type="float">
            <text:p>54399,4506701744</text:p>
          </table:table-cell>
          <table:table-cell office:value-type="float" office:value="5439.9450670174" calcext:value-type="float">
            <text:p>5439,9450670174</text:p>
          </table:table-cell>
          <table:table-cell office:value-type="float" office:value="94560.0549329826" calcext:value-type="float">
            <text:p>94560,0549329826</text:p>
          </table:table-cell>
        </table:table-row>
        <table:table-row table:style-name="ro2">
          <table:table-cell office:value-type="float" office:value="39.12" calcext:value-type="float">
            <text:p>39,12</text:p>
          </table:table-cell>
          <table:table-cell office:value-type="float" office:value="18428.796663766" calcext:value-type="float">
            <text:p>18428,796663766</text:p>
          </table:table-cell>
          <table:table-cell office:value-type="float" office:value="21447.8220648613" calcext:value-type="float">
            <text:p>21447,8220648613</text:p>
          </table:table-cell>
          <table:table-cell office:value-type="float" office:value="54657.6193376113" calcext:value-type="float">
            <text:p>54657,6193376113</text:p>
          </table:table-cell>
          <table:table-cell office:value-type="float" office:value="5465.7619337611" calcext:value-type="float">
            <text:p>5465,7619337611</text:p>
          </table:table-cell>
          <table:table-cell office:value-type="float" office:value="94534.2380662389" calcext:value-type="float">
            <text:p>94534,2380662389</text:p>
          </table:table-cell>
        </table:table-row>
        <table:table-row table:style-name="ro2">
          <table:table-cell office:value-type="float" office:value="39.24" calcext:value-type="float">
            <text:p>39,24</text:p>
          </table:table-cell>
          <table:table-cell office:value-type="float" office:value="18279.3316460436" calcext:value-type="float">
            <text:p>18279,3316460436</text:p>
          </table:table-cell>
          <table:table-cell office:value-type="float" office:value="21315.0517204641" calcext:value-type="float">
            <text:p>21315,0517204641</text:p>
          </table:table-cell>
          <table:table-cell office:value-type="float" office:value="54914.1969395382" calcext:value-type="float">
            <text:p>54914,1969395382</text:p>
          </table:table-cell>
          <table:table-cell office:value-type="float" office:value="5491.4196939538" calcext:value-type="float">
            <text:p>5491,4196939538</text:p>
          </table:table-cell>
          <table:table-cell office:value-type="float" office:value="94508.5803060462" calcext:value-type="float">
            <text:p>94508,5803060462</text:p>
          </table:table-cell>
        </table:table-row>
        <table:table-row table:style-name="ro2">
          <table:table-cell office:value-type="float" office:value="39.36" calcext:value-type="float">
            <text:p>39,36</text:p>
          </table:table-cell>
          <table:table-cell office:value-type="float" office:value="18131.9571797774" calcext:value-type="float">
            <text:p>18131,9571797774</text:p>
          </table:table-cell>
          <table:table-cell office:value-type="float" office:value="21181.9456456867" calcext:value-type="float">
            <text:p>21181,9456456867</text:p>
          </table:table-cell>
          <table:table-cell office:value-type="float" office:value="55169.1792495779" calcext:value-type="float">
            <text:p>55169,1792495779</text:p>
          </table:table-cell>
          <table:table-cell office:value-type="float" office:value="5516.9179249578" calcext:value-type="float">
            <text:p>5516,9179249578</text:p>
          </table:table-cell>
          <table:table-cell office:value-type="float" office:value="94483.0820750422" calcext:value-type="float">
            <text:p>94483,0820750422</text:p>
          </table:table-cell>
        </table:table-row>
        <table:table-row table:style-name="ro2">
          <table:table-cell office:value-type="float" office:value="39.48" calcext:value-type="float">
            <text:p>39,48</text:p>
          </table:table-cell>
          <table:table-cell office:value-type="float" office:value="17986.6450954413" calcext:value-type="float">
            <text:p>17986,6450954413</text:p>
          </table:table-cell>
          <table:table-cell office:value-type="float" office:value="21048.5362272032" calcext:value-type="float">
            <text:p>21048,5362272032</text:p>
          </table:table-cell>
          <table:table-cell office:value-type="float" office:value="55422.5624339593" calcext:value-type="float">
            <text:p>55422,5624339593</text:p>
          </table:table-cell>
          <table:table-cell office:value-type="float" office:value="5542.2562433959" calcext:value-type="float">
            <text:p>5542,2562433959</text:p>
          </table:table-cell>
          <table:table-cell office:value-type="float" office:value="94457.743756604" calcext:value-type="float">
            <text:p>94457,743756604</text:p>
          </table:table-cell>
        </table:table-row>
        <table:table-row table:style-name="ro2">
          <table:table-cell office:value-type="float" office:value="39.6" calcext:value-type="float">
            <text:p>39,6</text:p>
          </table:table-cell>
          <table:table-cell office:value-type="float" office:value="17843.3674592491" calcext:value-type="float">
            <text:p>17843,3674592491</text:p>
          </table:table-cell>
          <table:table-cell office:value-type="float" office:value="20914.8551927959" calcext:value-type="float">
            <text:p>20914,8551927959</text:p>
          </table:table-cell>
          <table:table-cell office:value-type="float" office:value="55674.3430435953" calcext:value-type="float">
            <text:p>55674,3430435953</text:p>
          </table:table-cell>
          <table:table-cell office:value-type="float" office:value="5567.4343043595" calcext:value-type="float">
            <text:p>5567,4343043595</text:p>
          </table:table-cell>
          <table:table-cell office:value-type="float" office:value="94432.5656956404" calcext:value-type="float">
            <text:p>94432,5656956404</text:p>
          </table:table-cell>
        </table:table-row>
        <table:table-row table:style-name="ro2">
          <table:table-cell office:value-type="float" office:value="39.72" calcext:value-type="float">
            <text:p>39,72</text:p>
          </table:table-cell>
          <table:table-cell office:value-type="float" office:value="17702.0965789059" calcext:value-type="float">
            <text:p>17702,0965789059</text:p>
          </table:table-cell>
          <table:table-cell office:value-type="float" office:value="20780.9336142814" calcext:value-type="float">
            <text:p>20780,9336142814</text:p>
          </table:table-cell>
          <table:table-cell office:value-type="float" office:value="55924.5180061931" calcext:value-type="float">
            <text:p>55924,5180061931</text:p>
          </table:table-cell>
          <table:table-cell office:value-type="float" office:value="5592.4518006193" calcext:value-type="float">
            <text:p>5592,4518006193</text:p>
          </table:table-cell>
          <table:table-cell office:value-type="float" office:value="94407.5481993806" calcext:value-type="float">
            <text:p>94407,5481993806</text:p>
          </table:table-cell>
        </table:table-row>
        <table:table-row table:style-name="ro2">
          <table:table-cell office:value-type="float" office:value="39.84" calcext:value-type="float">
            <text:p>39,84</text:p>
          </table:table-cell>
          <table:table-cell office:value-type="float" office:value="17562.8050089131" calcext:value-type="float">
            <text:p>17562,8050089131</text:p>
          </table:table-cell>
          <table:table-cell office:value-type="float" office:value="20646.8019108439" calcext:value-type="float">
            <text:p>20646,8019108439</text:p>
          </table:table-cell>
          <table:table-cell office:value-type="float" office:value="56173.0846184025" calcext:value-type="float">
            <text:p>56173,0846184025</text:p>
          </table:table-cell>
          <table:table-cell office:value-type="float" office:value="5617.3084618403" calcext:value-type="float">
            <text:p>5617,3084618403</text:p>
          </table:table-cell>
          <table:table-cell office:value-type="float" office:value="94382.6915381597" calcext:value-type="float">
            <text:p>94382,6915381597</text:p>
          </table:table-cell>
        </table:table-row>
        <table:table-row table:style-name="ro2">
          <table:table-cell office:value-type="float" office:value="39.96" calcext:value-type="float">
            <text:p>39,96</text:p>
          </table:table-cell>
          <table:table-cell office:value-type="float" office:value="17425.4655554416" calcext:value-type="float">
            <text:p>17425,4655554416</text:p>
          </table:table-cell>
          <table:table-cell office:value-type="float" office:value="20512.4898527518" calcext:value-type="float">
            <text:p>20512,4898527518</text:p>
          </table:table-cell>
          <table:table-cell office:value-type="float" office:value="56420.0405380058" calcext:value-type="float">
            <text:p>56420,0405380058</text:p>
          </table:table-cell>
          <table:table-cell office:value-type="float" office:value="5642.0040538006" calcext:value-type="float">
            <text:p>5642,0040538006</text:p>
          </table:table-cell>
          <table:table-cell office:value-type="float" office:value="94357.9959461994" calcext:value-type="float">
            <text:p>94357,9959461994</text:p>
          </table:table-cell>
        </table:table-row>
        <table:table-row table:style-name="ro2">
          <table:table-cell office:value-type="float" office:value="40.08" calcext:value-type="float">
            <text:p>40,08</text:p>
          </table:table-cell>
          <table:table-cell office:value-type="float" office:value="17290.0512807914" calcext:value-type="float">
            <text:p>17290,0512807914</text:p>
          </table:table-cell>
          <table:table-cell office:value-type="float" office:value="20378.0265654375" calcext:value-type="float">
            <text:p>20378,0265654375</text:p>
          </table:table-cell>
          <table:table-cell office:value-type="float" office:value="56665.3837761554" calcext:value-type="float">
            <text:p>56665,3837761554</text:p>
          </table:table-cell>
          <table:table-cell office:value-type="float" office:value="5666.5383776155" calcext:value-type="float">
            <text:p>5666,5383776155</text:p>
          </table:table-cell>
          <table:table-cell office:value-type="float" office:value="94333.4616223844" calcext:value-type="float">
            <text:p>94333,4616223844</text:p>
          </table:table-cell>
        </table:table-row>
        <table:table-row table:style-name="ro2">
          <table:table-cell office:value-type="float" office:value="40.2" calcext:value-type="float">
            <text:p>40,2</text:p>
          </table:table-cell>
          <table:table-cell office:value-type="float" office:value="17156.5355074537" calcext:value-type="float">
            <text:p>17156,5355074537</text:p>
          </table:table-cell>
          <table:table-cell office:value-type="float" office:value="20243.4405339184" calcext:value-type="float">
            <text:p>20243,4405339184</text:p>
          </table:table-cell>
          <table:table-cell office:value-type="float" office:value="56909.1126896615" calcext:value-type="float">
            <text:p>56909,1126896615</text:p>
          </table:table-cell>
          <table:table-cell office:value-type="float" office:value="5690.9112689662" calcext:value-type="float">
            <text:p>5690,9112689662</text:p>
          </table:table-cell>
          <table:table-cell office:value-type="float" office:value="94309.0887310338" calcext:value-type="float">
            <text:p>94309,0887310338</text:p>
          </table:table-cell>
        </table:table-row>
        <table:table-row table:style-name="ro2">
          <table:table-cell office:value-type="float" office:value="40.32" calcext:value-type="float">
            <text:p>40,32</text:p>
          </table:table-cell>
          <table:table-cell office:value-type="float" office:value="17024.8918217905" calcext:value-type="float">
            <text:p>17024,8918217905</text:p>
          </table:table-cell>
          <table:table-cell office:value-type="float" office:value="20108.7596075401" calcext:value-type="float">
            <text:p>20108,7596075401</text:p>
          </table:table-cell>
          <table:table-cell office:value-type="float" office:value="57151.2259733357" calcext:value-type="float">
            <text:p>57151,2259733357</text:p>
          </table:table-cell>
          <table:table-cell office:value-type="float" office:value="5715.1225973336" calcext:value-type="float">
            <text:p>5715,1225973336</text:p>
          </table:table-cell>
          <table:table-cell office:value-type="float" office:value="94284.8774026664" calcext:value-type="float">
            <text:p>94284,8774026664</text:p>
          </table:table-cell>
        </table:table-row>
        <table:table-row table:style-name="ro2">
          <table:table-cell office:value-type="float" office:value="40.44" calcext:value-type="float">
            <text:p>40,44</text:p>
          </table:table-cell>
          <table:table-cell office:value-type="float" office:value="16895.0940773473" calcext:value-type="float">
            <text:p>16895,0940773473</text:p>
          </table:table-cell>
          <table:table-cell office:value-type="float" office:value="19974.0110050207" calcext:value-type="float">
            <text:p>19974,0110050207</text:p>
          </table:table-cell>
          <table:table-cell office:value-type="float" office:value="57391.7226523925" calcext:value-type="float">
            <text:p>57391,7226523925</text:p>
          </table:table-cell>
          <table:table-cell office:value-type="float" office:value="5739.1722652393" calcext:value-type="float">
            <text:p>5739,1722652393</text:p>
          </table:table-cell>
          <table:table-cell office:value-type="float" office:value="94260.8277347607" calcext:value-type="float">
            <text:p>94260,8277347607</text:p>
          </table:table-cell>
        </table:table-row>
        <table:table-row table:style-name="ro2">
          <table:table-cell office:value-type="float" office:value="40.56" calcext:value-type="float">
            <text:p>40,56</text:p>
          </table:table-cell>
          <table:table-cell office:value-type="float" office:value="16767.1163978158" calcext:value-type="float">
            <text:p>16767,1163978158</text:p>
          </table:table-cell>
          <table:table-cell office:value-type="float" office:value="19839.2213197788" calcext:value-type="float">
            <text:p>19839,2213197788</text:p>
          </table:table-cell>
          <table:table-cell office:value-type="float" office:value="57630.6020749137" calcext:value-type="float">
            <text:p>57630,6020749137</text:p>
          </table:table-cell>
          <table:table-cell office:value-type="float" office:value="5763.0602074914" calcext:value-type="float">
            <text:p>5763,0602074914</text:p>
          </table:table-cell>
          <table:table-cell office:value-type="float" office:value="94236.9397925086" calcext:value-type="float">
            <text:p>94236,9397925086</text:p>
          </table:table-cell>
        </table:table-row>
        <table:table-row table:style-name="ro2">
          <table:table-cell office:value-type="float" office:value="40.68" calcext:value-type="float">
            <text:p>40,68</text:p>
          </table:table-cell>
          <table:table-cell office:value-type="float" office:value="16640.9331796584" calcext:value-type="float">
            <text:p>16640,9331796584</text:p>
          </table:table-cell>
          <table:table-cell office:value-type="float" office:value="19704.4165255254" calcext:value-type="float">
            <text:p>19704,4165255254</text:p>
          </table:table-cell>
          <table:table-cell office:value-type="float" office:value="57867.8639043782" calcext:value-type="float">
            <text:p>57867,8639043782</text:p>
          </table:table-cell>
          <table:table-cell office:value-type="float" office:value="5786.7863904378" calcext:value-type="float">
            <text:p>5786,7863904378</text:p>
          </table:table-cell>
          <table:table-cell office:value-type="float" office:value="94213.2136095621" calcext:value-type="float">
            <text:p>94213,2136095621</text:p>
          </table:table-cell>
        </table:table-row>
        <table:table-row table:style-name="ro2">
          <table:table-cell office:value-type="float" office:value="40.8" calcext:value-type="float">
            <text:p>40,8</text:p>
          </table:table-cell>
          <table:table-cell office:value-type="float" office:value="16516.5190944114" calcext:value-type="float">
            <text:p>16516,5190944114</text:p>
          </table:table-cell>
          <table:table-cell office:value-type="float" office:value="19569.6219821024" calcext:value-type="float">
            <text:p>19569,6219821024</text:p>
          </table:table-cell>
          <table:table-cell office:value-type="float" office:value="58103.5081122599" calcext:value-type="float">
            <text:p>58103,5081122599</text:p>
          </table:table-cell>
          <table:table-cell office:value-type="float" office:value="5810.350811226" calcext:value-type="float">
            <text:p>5810,350811226</text:p>
          </table:table-cell>
          <table:table-cell office:value-type="float" office:value="94189.649188774" calcext:value-type="float">
            <text:p>94189,649188774</text:p>
          </table:table-cell>
        </table:table-row>
        <table:table-row table:style-name="ro2">
          <table:table-cell office:value-type="float" office:value="40.92" calcext:value-type="float">
            <text:p>40,92</text:p>
          </table:table-cell>
          <table:table-cell office:value-type="float" office:value="16393.8490906805" calcext:value-type="float">
            <text:p>16393,8490906805</text:p>
          </table:table-cell>
          <table:table-cell office:value-type="float" office:value="19434.8624415516" calcext:value-type="float">
            <text:p>19434,8624415516</text:p>
          </table:table-cell>
          <table:table-cell office:value-type="float" office:value="58337.5349706979" calcext:value-type="float">
            <text:p>58337,5349706979</text:p>
          </table:table-cell>
          <table:table-cell office:value-type="float" office:value="5833.7534970698" calcext:value-type="float">
            <text:p>5833,7534970698</text:p>
          </table:table-cell>
          <table:table-cell office:value-type="float" office:value="94166.2465029302" calcext:value-type="float">
            <text:p>94166,2465029302</text:p>
          </table:table-cell>
        </table:table-row>
        <table:table-row table:style-name="ro2">
          <table:table-cell office:value-type="float" office:value="41.04" calcext:value-type="float">
            <text:p>41,04</text:p>
          </table:table-cell>
          <table:table-cell office:value-type="float" office:value="16272.8983958405" calcext:value-type="float">
            <text:p>16272,8983958405</text:p>
          </table:table-cell>
          <table:table-cell office:value-type="float" office:value="19300.1620543953" calcext:value-type="float">
            <text:p>19300,1620543953</text:p>
          </table:table-cell>
          <table:table-cell office:value-type="float" office:value="58569.94504524" calcext:value-type="float">
            <text:p>58569,94504524</text:p>
          </table:table-cell>
          <table:table-cell office:value-type="float" office:value="5856.994504524" calcext:value-type="float">
            <text:p>5856,994504524</text:p>
          </table:table-cell>
          <table:table-cell office:value-type="float" office:value="94143.005495476" calcext:value-type="float">
            <text:p>94143,005495476</text:p>
          </table:table-cell>
        </table:table-row>
        <table:table-row table:style-name="ro2">
          <table:table-cell office:value-type="float" office:value="41.16" calcext:value-type="float">
            <text:p>41,16</text:p>
          </table:table-cell>
          <table:table-cell office:value-type="float" office:value="16153.6425174551" calcext:value-type="float">
            <text:p>16153,6425174551</text:p>
          </table:table-cell>
          <table:table-cell office:value-type="float" office:value="19165.5443761148" calcext:value-type="float">
            <text:p>19165,5443761148</text:p>
          </table:table-cell>
          <table:table-cell office:value-type="float" office:value="58800.7391876635" calcext:value-type="float">
            <text:p>58800,7391876635</text:p>
          </table:table-cell>
          <table:table-cell office:value-type="float" office:value="5880.0739187664" calcext:value-type="float">
            <text:p>5880,0739187664</text:p>
          </table:table-cell>
          <table:table-cell office:value-type="float" office:value="94119.9260812336" calcext:value-type="float">
            <text:p>94119,9260812336</text:p>
          </table:table-cell>
        </table:table-row>
        <table:table-row table:style-name="ro2">
          <table:table-cell office:value-type="float" office:value="41.28" calcext:value-type="float">
            <text:p>41,28</text:p>
          </table:table-cell>
          <table:table-cell office:value-type="float" office:value="16036.057244428" calcext:value-type="float">
            <text:p>16036,057244428</text:p>
          </table:table-cell>
          <table:table-cell office:value-type="float" office:value="19031.0323738101" calcext:value-type="float">
            <text:p>19031,0323738101</text:p>
          </table:table-cell>
          <table:table-cell office:value-type="float" office:value="59029.9185288742" calcext:value-type="float">
            <text:p>59029,9185288742</text:p>
          </table:table-cell>
          <table:table-cell office:value-type="float" office:value="5902.9918528874" calcext:value-type="float">
            <text:p>5902,9918528874</text:p>
          </table:table-cell>
          <table:table-cell office:value-type="float" office:value="94097.0081471125" calcext:value-type="float">
            <text:p>94097,0081471125</text:p>
          </table:table-cell>
        </table:table-row>
        <table:table-row table:style-name="ro2">
          <table:table-cell office:value-type="float" office:value="41.4" calcext:value-type="float">
            <text:p>41,4</text:p>
          </table:table-cell>
          <table:table-cell office:value-type="float" office:value="15920.1186478979" calcext:value-type="float">
            <text:p>15920,1186478979</text:p>
          </table:table-cell>
          <table:table-cell office:value-type="float" office:value="18896.6484330265" calcext:value-type="float">
            <text:p>18896,6484330265</text:p>
          </table:table-cell>
          <table:table-cell office:value-type="float" office:value="59257.4844718867" calcext:value-type="float">
            <text:p>59257,4844718867</text:p>
          </table:table-cell>
          <table:table-cell office:value-type="float" office:value="5925.7484471887" calcext:value-type="float">
            <text:p>5925,7484471887</text:p>
          </table:table-cell>
          <table:table-cell office:value-type="float" office:value="94074.2515528113" calcext:value-type="float">
            <text:p>94074,2515528113</text:p>
          </table:table-cell>
        </table:table-row>
        <table:table-row table:style-name="ro2">
          <table:table-cell office:value-type="float" office:value="41.52" calcext:value-type="float">
            <text:p>41,52</text:p>
          </table:table-cell>
          <table:table-cell office:value-type="float" office:value="15805.8030818905" calcext:value-type="float">
            <text:p>15805,8030818905</text:p>
          </table:table-cell>
          <table:table-cell office:value-type="float" office:value="18762.414364733" calcext:value-type="float">
            <text:p>18762,414364733</text:p>
          </table:table-cell>
          <table:table-cell office:value-type="float" office:value="59483.4386848875" calcext:value-type="float">
            <text:p>59483,4386848875</text:p>
          </table:table-cell>
          <table:table-cell office:value-type="float" office:value="5948.3438684888" calcext:value-type="float">
            <text:p>5948,3438684888</text:p>
          </table:table-cell>
          <table:table-cell office:value-type="float" office:value="94051.6561315112" calcext:value-type="float">
            <text:p>94051,6561315112</text:p>
          </table:table-cell>
        </table:table-row>
        <table:table-row table:style-name="ro2">
          <table:table-cell office:value-type="float" office:value="41.64" calcext:value-type="float">
            <text:p>41,64</text:p>
          </table:table-cell>
          <table:table-cell office:value-type="float" office:value="15693.0871837382" calcext:value-type="float">
            <text:p>15693,0871837382</text:p>
          </table:table-cell>
          <table:table-cell office:value-type="float" office:value="18628.3514124404" calcext:value-type="float">
            <text:p>18628,3514124404</text:p>
          </table:table-cell>
          <table:table-cell office:value-type="float" office:value="59707.7830943828" calcext:value-type="float">
            <text:p>59707,7830943828</text:p>
          </table:table-cell>
          <table:table-cell office:value-type="float" office:value="5970.7783094383" calcext:value-type="float">
            <text:p>5970,7783094383</text:p>
          </table:table-cell>
          <table:table-cell office:value-type="float" office:value="94029.2216905617" calcext:value-type="float">
            <text:p>94029,2216905617</text:p>
          </table:table-cell>
        </table:table-row>
        <table:table-row table:style-name="ro2">
          <table:table-cell office:value-type="float" office:value="41.76" calcext:value-type="float">
            <text:p>41,76</text:p>
          </table:table-cell>
          <table:table-cell office:value-type="float" office:value="15581.9478742804" calcext:value-type="float">
            <text:p>15581,9478742804</text:p>
          </table:table-cell>
          <table:table-cell office:value-type="float" office:value="18494.4802594441" calcext:value-type="float">
            <text:p>18494,4802594441</text:p>
          </table:table-cell>
          <table:table-cell office:value-type="float" office:value="59930.5198784321" calcext:value-type="float">
            <text:p>59930,5198784321</text:p>
          </table:table-cell>
          <table:table-cell office:value-type="float" office:value="5993.0519878432" calcext:value-type="float">
            <text:p>5993,0519878432</text:p>
          </table:table-cell>
          <table:table-cell office:value-type="float" office:value="94006.9480121568" calcext:value-type="float">
            <text:p>94006,9480121568</text:p>
          </table:table-cell>
        </table:table-row>
        <table:table-row table:style-name="ro2">
          <table:table-cell office:value-type="float" office:value="41.88" calcext:value-type="float">
            <text:p>41,88</text:p>
          </table:table-cell>
          <table:table-cell office:value-type="float" office:value="15472.362357853" calcext:value-type="float">
            <text:p>15472,362357853</text:p>
          </table:table-cell>
          <table:table-cell office:value-type="float" office:value="18360.8210361803" calcext:value-type="float">
            <text:p>18360,8210361803</text:p>
          </table:table-cell>
          <table:table-cell office:value-type="float" office:value="60151.6514599695" calcext:value-type="float">
            <text:p>60151,6514599695</text:p>
          </table:table-cell>
          <table:table-cell office:value-type="float" office:value="6015.165145997" calcext:value-type="float">
            <text:p>6015,165145997</text:p>
          </table:table-cell>
          <table:table-cell office:value-type="float" office:value="93984.834854003" calcext:value-type="float">
            <text:p>93984,83485400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5364.3081220808" calcext:value-type="float">
            <text:p>15364,3081220808</text:p>
          </table:table-cell>
          <table:table-cell office:value-type="float" office:value="18227.3933276827" calcext:value-type="float">
            <text:p>18227,3933276827</text:p>
          </table:table-cell>
          <table:table-cell office:value-type="float" office:value="60371.1805002148" calcext:value-type="float">
            <text:p>60371,1805002148</text:p>
          </table:table-cell>
          <table:table-cell office:value-type="float" office:value="6037.1180500215" calcext:value-type="float">
            <text:p>6037,1180500215</text:p>
          </table:table-cell>
          <table:table-cell office:value-type="float" office:value="93962.8819499785" calcext:value-type="float">
            <text:p>93962,8819499785</text:p>
          </table:table-cell>
        </table:table-row>
        <table:table-row table:style-name="ro2">
          <table:table-cell office:value-type="float" office:value="42.12" calcext:value-type="float">
            <text:p>42,12</text:p>
          </table:table-cell>
          <table:table-cell office:value-type="float" office:value="15257.7629374811" calcext:value-type="float">
            <text:p>15257,7629374811</text:p>
          </table:table-cell>
          <table:table-cell office:value-type="float" office:value="18094.2161811286" calcext:value-type="float">
            <text:p>18094,2161811286</text:p>
          </table:table-cell>
          <table:table-cell office:value-type="float" office:value="60589.1098921727" calcext:value-type="float">
            <text:p>60589,1098921727</text:p>
          </table:table-cell>
          <table:table-cell office:value-type="float" office:value="6058.9109892173" calcext:value-type="float">
            <text:p>6058,9109892173</text:p>
          </table:table-cell>
          <table:table-cell office:value-type="float" office:value="93941.0890107827" calcext:value-type="float">
            <text:p>93941,0890107827</text:p>
          </table:table-cell>
        </table:table-row>
        <table:table-row table:style-name="ro2">
          <table:table-cell office:value-type="float" office:value="42.24" calcext:value-type="float">
            <text:p>42,24</text:p>
          </table:table-cell>
          <table:table-cell office:value-type="float" office:value="15152.7048568887" calcext:value-type="float">
            <text:p>15152,7048568887</text:p>
          </table:table-cell>
          <table:table-cell office:value-type="float" office:value="17961.3081134631" calcext:value-type="float">
            <text:p>17961,3081134631</text:p>
          </table:table-cell>
          <table:table-cell office:value-type="float" office:value="60805.4427542253" calcext:value-type="float">
            <text:p>60805,4427542253</text:p>
          </table:table-cell>
          <table:table-cell office:value-type="float" office:value="6080.5442754225" calcext:value-type="float">
            <text:p>6080,5442754225</text:p>
          </table:table-cell>
          <table:table-cell office:value-type="float" office:value="93919.4557245774" calcext:value-type="float">
            <text:p>93919,4557245774</text:p>
          </table:table-cell>
        </table:table-row>
        <table:table-row table:style-name="ro2">
          <table:table-cell office:value-type="float" office:value="42.36" calcext:value-type="float">
            <text:p>42,36</text:p>
          </table:table-cell>
          <table:table-cell office:value-type="float" office:value="15049.1122147131" calcext:value-type="float">
            <text:p>15049,1122147131</text:p>
          </table:table-cell>
          <table:table-cell office:value-type="float" office:value="17828.6871190904" calcext:value-type="float">
            <text:p>17828,6871190904</text:p>
          </table:table-cell>
          <table:table-cell office:value-type="float" office:value="61020.1824238148" calcext:value-type="float">
            <text:p>61020,1824238148</text:p>
          </table:table-cell>
          <table:table-cell office:value-type="float" office:value="6102.0182423815" calcext:value-type="float">
            <text:p>6102,0182423815</text:p>
          </table:table-cell>
          <table:table-cell office:value-type="float" office:value="93897.9817576184" calcext:value-type="float">
            <text:p>93897,9817576184</text:p>
          </table:table-cell>
        </table:table-row>
        <table:table-row table:style-name="ro2">
          <table:table-cell office:value-type="float" office:value="42.48" calcext:value-type="float">
            <text:p>42,48</text:p>
          </table:table-cell>
          <table:table-cell office:value-type="float" office:value="14946.9636260355" calcext:value-type="float">
            <text:p>14946,9636260355</text:p>
          </table:table-cell>
          <table:table-cell office:value-type="float" office:value="17696.370677623" calcext:value-type="float">
            <text:p>17696,370677623</text:p>
          </table:table-cell>
          <table:table-cell office:value-type="float" office:value="61233.3324512194" calcext:value-type="float">
            <text:p>61233,3324512194</text:p>
          </table:table-cell>
          <table:table-cell office:value-type="float" office:value="6123.333245122" calcext:value-type="float">
            <text:p>6123,333245122</text:p>
          </table:table-cell>
          <table:table-cell office:value-type="float" office:value="93876.666754878" calcext:value-type="float">
            <text:p>93876,666754878</text:p>
          </table:table-cell>
        </table:table-row>
        <table:table-row table:style-name="ro2">
          <table:table-cell office:value-type="float" office:value="42.6" calcext:value-type="float">
            <text:p>42,6</text:p>
          </table:table-cell>
          <table:table-cell office:value-type="float" office:value="14846.2379855568" calcext:value-type="float">
            <text:p>14846,2379855568</text:p>
          </table:table-cell>
          <table:table-cell office:value-type="float" office:value="17564.3757616778" calcext:value-type="float">
            <text:p>17564,3757616778</text:p>
          </table:table-cell>
          <table:table-cell office:value-type="float" office:value="61444.8965934228" calcext:value-type="float">
            <text:p>61444,8965934228</text:p>
          </table:table-cell>
          <table:table-cell office:value-type="float" office:value="6144.4896593423" calcext:value-type="float">
            <text:p>6144,4896593423</text:p>
          </table:table-cell>
          <table:table-cell office:value-type="float" office:value="93855.5103406576" calcext:value-type="float">
            <text:p>93855,5103406576</text:p>
          </table:table-cell>
        </table:table-row>
        <table:table-row table:style-name="ro2">
          <table:table-cell office:value-type="float" office:value="42.72" calcext:value-type="float">
            <text:p>42,72</text:p>
          </table:table-cell>
          <table:table-cell office:value-type="float" office:value="14746.914466403" calcext:value-type="float">
            <text:p>14746,914466403</text:p>
          </table:table-cell>
          <table:table-cell office:value-type="float" office:value="17432.7188447117" calcext:value-type="float">
            <text:p>17432,7188447117</text:p>
          </table:table-cell>
          <table:table-cell office:value-type="float" office:value="61654.8788080773" calcext:value-type="float">
            <text:p>61654,8788080773</text:p>
          </table:table-cell>
          <table:table-cell office:value-type="float" office:value="6165.4878808077" calcext:value-type="float">
            <text:p>6165,4878808077</text:p>
          </table:table-cell>
          <table:table-cell office:value-type="float" office:value="93834.5121191922" calcext:value-type="float">
            <text:p>93834,5121191922</text:p>
          </table:table-cell>
        </table:table-row>
        <table:table-row table:style-name="ro2">
          <table:table-cell office:value-type="float" office:value="42.84" calcext:value-type="float">
            <text:p>42,84</text:p>
          </table:table-cell>
          <table:table-cell office:value-type="float" office:value="14648.9725187974" calcext:value-type="float">
            <text:p>14648,9725187974</text:p>
          </table:table-cell>
          <table:table-cell office:value-type="float" office:value="17301.4159088857" calcext:value-type="float">
            <text:p>17301,4159088857</text:p>
          </table:table-cell>
          <table:table-cell office:value-type="float" office:value="61863.2832475606" calcext:value-type="float">
            <text:p>61863,2832475606</text:p>
          </table:table-cell>
          <table:table-cell office:value-type="float" office:value="6186.3283247561" calcext:value-type="float">
            <text:p>6186,3283247561</text:p>
          </table:table-cell>
          <table:table-cell office:value-type="float" office:value="93813.6716752439" calcext:value-type="float">
            <text:p>93813,6716752439</text:p>
          </table:table-cell>
        </table:table-row>
        <table:table-row table:style-name="ro2">
          <table:table-cell office:value-type="float" office:value="42.96" calcext:value-type="float">
            <text:p>42,96</text:p>
          </table:table-cell>
          <table:table-cell office:value-type="float" office:value="14552.3918686083" calcext:value-type="float">
            <text:p>14552,3918686083</text:p>
          </table:table-cell>
          <table:table-cell office:value-type="float" office:value="17170.4824529507" calcext:value-type="float">
            <text:p>17170,4824529507</text:p>
          </table:table-cell>
          <table:table-cell office:value-type="float" office:value="62070.1142531279" calcext:value-type="float">
            <text:p>62070,1142531279</text:p>
          </table:table-cell>
          <table:table-cell office:value-type="float" office:value="6207.0114253128" calcext:value-type="float">
            <text:p>6207,0114253128</text:p>
          </table:table-cell>
          <table:table-cell office:value-type="float" office:value="93792.9885746871" calcext:value-type="float">
            <text:p>93792,9885746871</text:p>
          </table:table-cell>
        </table:table-row>
        <table:table-row table:style-name="ro2">
          <table:table-cell office:value-type="float" office:value="43.08" calcext:value-type="float">
            <text:p>43,08</text:p>
          </table:table-cell>
          <table:table-cell office:value-type="float" office:value="14457.1525157783" calcext:value-type="float">
            <text:p>14457,1525157783</text:p>
          </table:table-cell>
          <table:table-cell office:value-type="float" office:value="17039.933500147" calcext:value-type="float">
            <text:p>17039,933500147</text:p>
          </table:table-cell>
          <table:table-cell office:value-type="float" office:value="62275.3763491585" calcext:value-type="float">
            <text:p>62275,3763491585</text:p>
          </table:table-cell>
          <table:table-cell office:value-type="float" office:value="6227.5376349159" calcext:value-type="float">
            <text:p>6227,5376349159</text:p>
          </table:table-cell>
          <table:table-cell office:value-type="float" office:value="93772.4623650841" calcext:value-type="float">
            <text:p>93772,4623650841</text:p>
          </table:table-cell>
        </table:table-row>
        <table:table-row table:style-name="ro2">
          <table:table-cell office:value-type="float" office:value="43.2" calcext:value-type="float">
            <text:p>43,2</text:p>
          </table:table-cell>
          <table:table-cell office:value-type="float" office:value="14363.2347326445" calcext:value-type="float">
            <text:p>14363,2347326445</text:p>
          </table:table-cell>
          <table:table-cell office:value-type="float" office:value="16909.7836061089" calcext:value-type="float">
            <text:p>16909,7836061089</text:p>
          </table:table-cell>
          <table:table-cell office:value-type="float" office:value="62479.0742374967" calcext:value-type="float">
            <text:p>62479,0742374967</text:p>
          </table:table-cell>
          <table:table-cell office:value-type="float" office:value="6247.9074237497" calcext:value-type="float">
            <text:p>6247,9074237497</text:p>
          </table:table-cell>
          <table:table-cell office:value-type="float" office:value="93752.0925762502" calcext:value-type="float">
            <text:p>93752,0925762502</text:p>
          </table:table-cell>
        </table:table-row>
        <table:table-row table:style-name="ro2">
          <table:table-cell office:value-type="float" office:value="43.32" calcext:value-type="float">
            <text:p>43,32</text:p>
          </table:table-cell>
          <table:table-cell office:value-type="float" office:value="14270.6190621546" calcext:value-type="float">
            <text:p>14270,6190621546</text:p>
          </table:table-cell>
          <table:table-cell office:value-type="float" office:value="16780.0468667682" calcext:value-type="float">
            <text:p>16780,0468667682</text:p>
          </table:table-cell>
          <table:table-cell office:value-type="float" office:value="62681.2127918881" calcext:value-type="float">
            <text:p>62681,2127918881</text:p>
          </table:table-cell>
          <table:table-cell office:value-type="float" office:value="6268.1212791888" calcext:value-type="float">
            <text:p>6268,1212791888</text:p>
          </table:table-cell>
          <table:table-cell office:value-type="float" office:value="93731.8787208111" calcext:value-type="float">
            <text:p>93731,8787208111</text:p>
          </table:table-cell>
        </table:table-row>
        <table:table-row table:style-name="ro2">
          <table:table-cell office:value-type="float" office:value="43.44" calcext:value-type="float">
            <text:p>43,44</text:p>
          </table:table-cell>
          <table:table-cell office:value-type="float" office:value="14179.2863159884" calcext:value-type="float">
            <text:p>14179,2863159884</text:p>
          </table:table-cell>
          <table:table-cell office:value-type="float" office:value="16650.7369262497" calcext:value-type="float">
            <text:p>16650,7369262497</text:p>
          </table:table-cell>
          <table:table-cell office:value-type="float" office:value="62881.7970525106" calcext:value-type="float">
            <text:p>62881,7970525106</text:p>
          </table:table-cell>
          <table:table-cell office:value-type="float" office:value="6288.1797052511" calcext:value-type="float">
            <text:p>6288,1797052511</text:p>
          </table:table-cell>
          <table:table-cell office:value-type="float" office:value="93711.8202947488" calcext:value-type="float">
            <text:p>93711,8202947488</text:p>
          </table:table-cell>
        </table:table-row>
        <table:table-row table:style-name="ro2">
          <table:table-cell office:value-type="float" office:value="43.56" calcext:value-type="float">
            <text:p>43,56</text:p>
          </table:table-cell>
          <table:table-cell office:value-type="float" office:value="14089.2175725883" calcext:value-type="float">
            <text:p>14089,2175725883</text:p>
          </table:table-cell>
          <table:table-cell office:value-type="float" office:value="16521.8669847513" calcext:value-type="float">
            <text:p>16521,8669847513</text:p>
          </table:table-cell>
          <table:table-cell office:value-type="float" office:value="63080.8322206001" calcext:value-type="float">
            <text:p>63080,8322206001</text:p>
          </table:table-cell>
          <table:table-cell office:value-type="float" office:value="6308.08322206" calcext:value-type="float">
            <text:p>6308,08322206</text:p>
          </table:table-cell>
          <table:table-cell office:value-type="float" office:value="93691.9167779399" calcext:value-type="float">
            <text:p>93691,9167779399</text:p>
          </table:table-cell>
        </table:table-row>
        <table:table-row table:style-name="ro2">
          <table:table-cell office:value-type="float" office:value="43.68" calcext:value-type="float">
            <text:p>43,68</text:p>
          </table:table-cell>
          <table:table-cell office:value-type="float" office:value="14000.3941751076" calcext:value-type="float">
            <text:p>14000,3941751076</text:p>
          </table:table-cell>
          <table:table-cell office:value-type="float" office:value="16393.4498064047" calcext:value-type="float">
            <text:p>16393,4498064047</text:p>
          </table:table-cell>
          <table:table-cell office:value-type="float" office:value="63278.3236531705" calcext:value-type="float">
            <text:p>63278,3236531705</text:p>
          </table:table-cell>
          <table:table-cell office:value-type="float" office:value="6327.8323653171" calcext:value-type="float">
            <text:p>6327,8323653171</text:p>
          </table:table-cell>
          <table:table-cell office:value-type="float" office:value="93672.1676346829" calcext:value-type="float">
            <text:p>93672,1676346829</text:p>
          </table:table-cell>
        </table:table-row>
        <table:table-row table:style-name="ro2">
          <table:table-cell office:value-type="float" office:value="43.8" calcext:value-type="float">
            <text:p>43,8</text:p>
          </table:table-cell>
          <table:table-cell office:value-type="float" office:value="13912.7977292813" calcext:value-type="float">
            <text:p>13912,7977292813</text:p>
          </table:table-cell>
          <table:table-cell office:value-type="float" office:value="16265.497727108" calcext:value-type="float">
            <text:p>16265,497727108</text:p>
          </table:table-cell>
          <table:table-cell office:value-type="float" office:value="63474.2768578277" calcext:value-type="float">
            <text:p>63474,2768578277</text:p>
          </table:table-cell>
          <table:table-cell office:value-type="float" office:value="6347.4276857828" calcext:value-type="float">
            <text:p>6347,4276857828</text:p>
          </table:table-cell>
          <table:table-cell office:value-type="float" office:value="93652.5723142172" calcext:value-type="float">
            <text:p>93652,5723142172</text:p>
          </table:table-cell>
        </table:table-row>
        <table:table-row table:style-name="ro2">
          <table:table-cell office:value-type="float" office:value="43.92" calcext:value-type="float">
            <text:p>43,92</text:p>
          </table:table-cell>
          <table:table-cell office:value-type="float" office:value="13826.410101226" calcext:value-type="float">
            <text:p>13826,410101226</text:p>
          </table:table-cell>
          <table:table-cell office:value-type="float" office:value="16138.0226623279" calcext:value-type="float">
            <text:p>16138,0226623279</text:p>
          </table:table-cell>
          <table:table-cell office:value-type="float" office:value="63668.6974876781" calcext:value-type="float">
            <text:p>63668,6974876781</text:p>
          </table:table-cell>
          <table:table-cell office:value-type="float" office:value="6366.8697487678" calcext:value-type="float">
            <text:p>6366,8697487678</text:p>
          </table:table-cell>
          <table:table-cell office:value-type="float" office:value="93633.1302512321" calcext:value-type="float">
            <text:p>93633,1302512321</text:p>
          </table:table-cell>
        </table:table-row>
        <table:table-row table:style-name="ro2">
          <table:table-cell office:value-type="float" office:value="44.04" calcext:value-type="float">
            <text:p>44,04</text:p>
          </table:table-cell>
          <table:table-cell office:value-type="float" office:value="13741.2134151731" calcext:value-type="float">
            <text:p>13741,2134151731</text:p>
          </table:table-cell>
          <table:table-cell office:value-type="float" office:value="16011.0361148642" calcext:value-type="float">
            <text:p>16011,0361148642</text:p>
          </table:table-cell>
          <table:table-cell office:value-type="float" office:value="63861.5913363296" calcext:value-type="float">
            <text:p>63861,5913363296</text:p>
          </table:table-cell>
          <table:table-cell office:value-type="float" office:value="6386.159133633" calcext:value-type="float">
            <text:p>6386,159133633</text:p>
          </table:table-cell>
          <table:table-cell office:value-type="float" office:value="93613.840866367" calcext:value-type="float">
            <text:p>93613,840866367</text:p>
          </table:table-cell>
        </table:table-row>
        <table:table-row table:style-name="ro2">
          <table:table-cell office:value-type="float" office:value="44.16" calcext:value-type="float">
            <text:p>44,16</text:p>
          </table:table-cell>
          <table:table-cell office:value-type="float" office:value="13657.1900511425" calcext:value-type="float">
            <text:p>13657,1900511425</text:p>
          </table:table-cell>
          <table:table-cell office:value-type="float" office:value="15884.5491825724" calcext:value-type="float">
            <text:p>15884,5491825724</text:p>
          </table:table-cell>
          <table:table-cell office:value-type="float" office:value="64052.9643329863" calcext:value-type="float">
            <text:p>64052,9643329863</text:p>
          </table:table-cell>
          <table:table-cell office:value-type="float" office:value="6405.2964332986" calcext:value-type="float">
            <text:p>6405,2964332986</text:p>
          </table:table-cell>
          <table:table-cell office:value-type="float" office:value="93594.7035667013" calcext:value-type="float">
            <text:p>93594,7035667013</text:p>
          </table:table-cell>
        </table:table-row>
        <table:table-row table:style-name="ro2">
          <table:table-cell office:value-type="float" office:value="44.28" calcext:value-type="float">
            <text:p>44,28</text:p>
          </table:table-cell>
          <table:table-cell office:value-type="float" office:value="13574.3226425604" calcext:value-type="float">
            <text:p>13574,3226425604</text:p>
          </table:table-cell>
          <table:table-cell office:value-type="float" office:value="15758.5725660408" calcext:value-type="float">
            <text:p>15758,5725660408</text:p>
          </table:table-cell>
          <table:table-cell office:value-type="float" office:value="64242.8225376351" calcext:value-type="float">
            <text:p>64242,8225376351</text:p>
          </table:table-cell>
          <table:table-cell office:value-type="float" office:value="6424.2822537635" calcext:value-type="float">
            <text:p>6424,2822537635</text:p>
          </table:table-cell>
          <table:table-cell office:value-type="float" office:value="93575.7177462364" calcext:value-type="float">
            <text:p>93575,7177462364</text:p>
          </table:table-cell>
        </table:table-row>
        <table:table-row table:style-name="ro2">
          <table:table-cell office:value-type="float" office:value="44.4" calcext:value-type="float">
            <text:p>44,4</text:p>
          </table:table-cell>
          <table:table-cell office:value-type="float" office:value="13492.5940738265" calcext:value-type="float">
            <text:p>13492,5940738265</text:p>
          </table:table-cell>
          <table:table-cell office:value-type="float" office:value="15633.1165762165" calcext:value-type="float">
            <text:p>15633,1165762165</text:p>
          </table:table-cell>
          <table:table-cell office:value-type="float" office:value="64431.1721363244" calcext:value-type="float">
            <text:p>64431,1721363244</text:p>
          </table:table-cell>
          <table:table-cell office:value-type="float" office:value="6443.1172136324" calcext:value-type="float">
            <text:p>6443,1172136324</text:p>
          </table:table-cell>
          <table:table-cell office:value-type="float" office:value="93556.8827863675" calcext:value-type="float">
            <text:p>93556,8827863675</text:p>
          </table:table-cell>
        </table:table-row>
        <table:table-row table:style-name="ro2">
          <table:table-cell office:value-type="float" office:value="44.52" calcext:value-type="float">
            <text:p>44,52</text:p>
          </table:table-cell>
          <table:table-cell office:value-type="float" office:value="13411.9874778355" calcext:value-type="float">
            <text:p>13411,9874778355</text:p>
          </table:table-cell>
          <table:table-cell office:value-type="float" office:value="15508.1911419771" calcext:value-type="float">
            <text:p>15508,1911419771</text:p>
          </table:table-cell>
          <table:table-cell office:value-type="float" office:value="64618.0194365338" calcext:value-type="float">
            <text:p>64618,0194365338</text:p>
          </table:table-cell>
          <table:table-cell office:value-type="float" office:value="6461.8019436534" calcext:value-type="float">
            <text:p>6461,8019436534</text:p>
          </table:table-cell>
          <table:table-cell office:value-type="float" office:value="93538.1980563465" calcext:value-type="float">
            <text:p>93538,1980563465</text:p>
          </table:table-cell>
        </table:table-row>
        <table:table-row table:style-name="ro2">
          <table:table-cell office:value-type="float" office:value="44.64" calcext:value-type="float">
            <text:p>44,64</text:p>
          </table:table-cell>
          <table:table-cell office:value-type="float" office:value="13332.4862334571" calcext:value-type="float">
            <text:p>13332,4862334571</text:p>
          </table:table-cell>
          <table:table-cell office:value-type="float" office:value="15383.8058176447" calcext:value-type="float">
            <text:p>15383,8058176447</text:p>
          </table:table-cell>
          <table:table-cell office:value-type="float" office:value="64803.3708626345" calcext:value-type="float">
            <text:p>64803,3708626345</text:p>
          </table:table-cell>
          <table:table-cell office:value-type="float" office:value="6480.3370862635" calcext:value-type="float">
            <text:p>6480,3370862635</text:p>
          </table:table-cell>
          <table:table-cell office:value-type="float" office:value="93519.6629137364" calcext:value-type="float">
            <text:p>93519,6629137364</text:p>
          </table:table-cell>
        </table:table-row>
        <table:table-row table:style-name="ro2">
          <table:table-cell office:value-type="float" office:value="44.76" calcext:value-type="float">
            <text:p>44,76</text:p>
          </table:table-cell>
          <table:table-cell office:value-type="float" office:value="13254.0739629784" calcext:value-type="float">
            <text:p>13254,0739629784</text:p>
          </table:table-cell>
          <table:table-cell office:value-type="float" office:value="15259.969790438" calcext:value-type="float">
            <text:p>15259,969790438</text:p>
          </table:table-cell>
          <table:table-cell office:value-type="float" office:value="64987.2329514394" calcext:value-type="float">
            <text:p>64987,2329514394</text:p>
          </table:table-cell>
          <table:table-cell office:value-type="float" office:value="6498.723295144" calcext:value-type="float">
            <text:p>6498,723295144</text:p>
          </table:table-cell>
          <table:table-cell office:value-type="float" office:value="93501.276704856" calcext:value-type="float">
            <text:p>93501,276704856</text:p>
          </table:table-cell>
        </table:table-row>
        <table:table-row table:style-name="ro2">
          <table:table-cell office:value-type="float" office:value="44.88" calcext:value-type="float">
            <text:p>44,88</text:p>
          </table:table-cell>
          <table:table-cell office:value-type="float" office:value="13176.7345295138" calcext:value-type="float">
            <text:p>13176,7345295138</text:p>
          </table:table-cell>
          <table:table-cell office:value-type="float" office:value="15136.6918878595" calcext:value-type="float">
            <text:p>15136,6918878595</text:p>
          </table:table-cell>
          <table:table-cell office:value-type="float" office:value="65169.6123478422" calcext:value-type="float">
            <text:p>65169,6123478422</text:p>
          </table:table-cell>
          <table:table-cell office:value-type="float" office:value="6516.9612347842" calcext:value-type="float">
            <text:p>6516,9612347842</text:p>
          </table:table-cell>
          <table:table-cell office:value-type="float" office:value="93483.0387652157" calcext:value-type="float">
            <text:p>93483,0387652157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3100.4520343843" calcext:value-type="float">
            <text:p>13100,4520343843</text:p>
          </table:table-cell>
          <table:table-cell office:value-type="float" office:value="15013.9805850161" calcext:value-type="float">
            <text:p>15013,9805850161</text:p>
          </table:table-cell>
          <table:table-cell office:value-type="float" office:value="65350.5158005448" calcext:value-type="float">
            <text:p>65350,5158005448</text:p>
          </table:table-cell>
          <table:table-cell office:value-type="float" office:value="6535.0515800545" calcext:value-type="float">
            <text:p>6535,0515800545</text:p>
          </table:table-cell>
          <table:table-cell office:value-type="float" office:value="93464.9484199454" calcext:value-type="float">
            <text:p>93464,9484199454</text:p>
          </table:table-cell>
        </table:table-row>
        <table:table-row table:style-name="ro2">
          <table:table-cell office:value-type="float" office:value="45.12" calcext:value-type="float">
            <text:p>45,12</text:p>
          </table:table-cell>
          <table:table-cell office:value-type="float" office:value="13025.2108144723" calcext:value-type="float">
            <text:p>13025,2108144723</text:p>
          </table:table-cell>
          <table:table-cell office:value-type="float" office:value="14891.8440118681" calcext:value-type="float">
            <text:p>14891,8440118681</text:p>
          </table:table-cell>
          <table:table-cell office:value-type="float" office:value="65529.9501578722" calcext:value-type="float">
            <text:p>65529,9501578722</text:p>
          </table:table-cell>
          <table:table-cell office:value-type="float" office:value="6552.9950157872" calcext:value-type="float">
            <text:p>6552,9950157872</text:p>
          </table:table-cell>
          <table:table-cell office:value-type="float" office:value="93447.0049842127" calcext:value-type="float">
            <text:p>93447,0049842127</text:p>
          </table:table-cell>
        </table:table-row>
        <table:table-row table:style-name="ro2">
          <table:table-cell office:value-type="float" office:value="45.24" calcext:value-type="float">
            <text:p>45,24</text:p>
          </table:table-cell>
          <table:table-cell office:value-type="float" office:value="12950.995439553" calcext:value-type="float">
            <text:p>12950,995439553</text:p>
          </table:table-cell>
          <table:table-cell office:value-type="float" office:value="14770.2899604057" calcext:value-type="float">
            <text:p>14770,2899604057</text:p>
          </table:table-cell>
          <table:table-cell office:value-type="float" office:value="65707.9223636737" calcext:value-type="float">
            <text:p>65707,9223636737</text:p>
          </table:table-cell>
          <table:table-cell office:value-type="float" office:value="6570.7922363674" calcext:value-type="float">
            <text:p>6570,7922363674</text:p>
          </table:table-cell>
          <table:table-cell office:value-type="float" office:value="93429.2077636325" calcext:value-type="float">
            <text:p>93429,2077636325</text:p>
          </table:table-cell>
        </table:table-row>
        <table:table-row table:style-name="ro2">
          <table:table-cell office:value-type="float" office:value="45.36" calcext:value-type="float">
            <text:p>45,36</text:p>
          </table:table-cell>
          <table:table-cell office:value-type="float" office:value="12877.7907096077" calcext:value-type="float">
            <text:p>12877,7907096077</text:p>
          </table:table-cell>
          <table:table-cell office:value-type="float" office:value="14649.3258917507" calcext:value-type="float">
            <text:p>14649,3258917507</text:p>
          </table:table-cell>
          <table:table-cell office:value-type="float" office:value="65884.4394533102" calcext:value-type="float">
            <text:p>65884,4394533102</text:p>
          </table:table-cell>
          <table:table-cell office:value-type="float" office:value="6588.443945331" calcext:value-type="float">
            <text:p>6588,443945331</text:p>
          </table:table-cell>
          <table:table-cell office:value-type="float" office:value="93411.5560546689" calcext:value-type="float">
            <text:p>93411,5560546689</text:p>
          </table:table-cell>
        </table:table-row>
        <table:table-row table:style-name="ro2">
          <table:table-cell office:value-type="float" office:value="45.48" calcext:value-type="float">
            <text:p>45,48</text:p>
          </table:table-cell>
          <table:table-cell office:value-type="float" office:value="12805.5816521206" calcext:value-type="float">
            <text:p>12805,5816521206</text:p>
          </table:table-cell>
          <table:table-cell office:value-type="float" office:value="14528.9589431805" calcext:value-type="float">
            <text:p>14528,9589431805</text:p>
          </table:table-cell>
          <table:table-cell office:value-type="float" office:value="66059.5085497259" calcext:value-type="float">
            <text:p>66059,5085497259</text:p>
          </table:table-cell>
          <table:table-cell office:value-type="float" office:value="6605.9508549726" calcext:value-type="float">
            <text:p>6605,9508549726</text:p>
          </table:table-cell>
          <table:table-cell office:value-type="float" office:value="93394.0491450273" calcext:value-type="float">
            <text:p>93394,0491450273</text:p>
          </table:table-cell>
        </table:table-row>
        <table:table-row table:style-name="ro2">
          <table:table-cell office:value-type="float" office:value="45.6" calcext:value-type="float">
            <text:p>45,6</text:p>
          </table:table-cell>
          <table:table-cell office:value-type="float" office:value="12734.3535193629" calcext:value-type="float">
            <text:p>12734,3535193629</text:p>
          </table:table-cell>
          <table:table-cell office:value-type="float" office:value="14409.1959350727" calcext:value-type="float">
            <text:p>14409,1959350727</text:p>
          </table:table-cell>
          <table:table-cell office:value-type="float" office:value="66233.1368596038" calcext:value-type="float">
            <text:p>66233,1368596038</text:p>
          </table:table-cell>
          <table:table-cell office:value-type="float" office:value="6623.3136859604" calcext:value-type="float">
            <text:p>6623,3136859604</text:p>
          </table:table-cell>
          <table:table-cell office:value-type="float" office:value="93376.6863140395" calcext:value-type="float">
            <text:p>93376,6863140395</text:p>
          </table:table-cell>
        </table:table-row>
        <table:table-row table:style-name="ro2">
          <table:table-cell office:value-type="float" office:value="45.72" calcext:value-type="float">
            <text:p>45,72</text:p>
          </table:table-cell>
          <table:table-cell office:value-type="float" office:value="12664.0917856667" calcext:value-type="float">
            <text:p>12664,0917856667</text:p>
          </table:table-cell>
          <table:table-cell office:value-type="float" office:value="14290.0433777684" calcext:value-type="float">
            <text:p>14290,0433777684</text:p>
          </table:table-cell>
          <table:table-cell office:value-type="float" office:value="66405.3316696042" calcext:value-type="float">
            <text:p>66405,3316696042</text:p>
          </table:table-cell>
          <table:table-cell office:value-type="float" office:value="6640.5331669604" calcext:value-type="float">
            <text:p>6640,5331669604</text:p>
          </table:table-cell>
          <table:table-cell office:value-type="float" office:value="93359.4668330395" calcext:value-type="float">
            <text:p>93359,4668330395</text:p>
          </table:table-cell>
        </table:table-row>
        <table:table-row table:style-name="ro2">
          <table:table-cell office:value-type="float" office:value="45.84" calcext:value-type="float">
            <text:p>45,84</text:p>
          </table:table-cell>
          <table:table-cell office:value-type="float" office:value="12594.782144692" calcext:value-type="float">
            <text:p>12594,782144692</text:p>
          </table:table-cell>
          <table:table-cell office:value-type="float" office:value="14171.5074783541" calcext:value-type="float">
            <text:p>14171,5074783541</text:p>
          </table:table-cell>
          <table:table-cell office:value-type="float" office:value="66576.1003426851" calcext:value-type="float">
            <text:p>66576,1003426851</text:p>
          </table:table-cell>
          <table:table-cell office:value-type="float" office:value="6657.6100342685" calcext:value-type="float">
            <text:p>6657,6100342685</text:p>
          </table:table-cell>
          <table:table-cell office:value-type="float" office:value="93342.3899657314" calcext:value-type="float">
            <text:p>93342,3899657314</text:p>
          </table:table-cell>
        </table:table-row>
        <table:table-row table:style-name="ro2">
          <table:table-cell office:value-type="float" office:value="45.96" calcext:value-type="float">
            <text:p>45,96</text:p>
          </table:table-cell>
          <table:table-cell office:value-type="float" office:value="12526.410506688" calcext:value-type="float">
            <text:p>12526,410506688</text:p>
          </table:table-cell>
          <table:table-cell office:value-type="float" office:value="14053.5941473577" calcext:value-type="float">
            <text:p>14053,5941473577</text:p>
          </table:table-cell>
          <table:table-cell office:value-type="float" office:value="66745.4503145036" calcext:value-type="float">
            <text:p>66745,4503145036</text:p>
          </table:table-cell>
          <table:table-cell office:value-type="float" office:value="6674.5450314504" calcext:value-type="float">
            <text:p>6674,5450314504</text:p>
          </table:table-cell>
          <table:table-cell office:value-type="float" office:value="93325.4549685496" calcext:value-type="float">
            <text:p>93325,4549685496</text:p>
          </table:table-cell>
        </table:table-row>
        <table:table-row table:style-name="ro2">
          <table:table-cell office:value-type="float" office:value="46.08" calcext:value-type="float">
            <text:p>46,08</text:p>
          </table:table-cell>
          <table:table-cell office:value-type="float" office:value="12458.9629957525" calcext:value-type="float">
            <text:p>12458,9629957525</text:p>
          </table:table-cell>
          <table:table-cell office:value-type="float" office:value="13936.3090053609" calcext:value-type="float">
            <text:p>13936,3090053609</text:p>
          </table:table-cell>
          <table:table-cell office:value-type="float" office:value="66913.3890898966" calcext:value-type="float">
            <text:p>66913,3890898966</text:p>
          </table:table-cell>
          <table:table-cell office:value-type="float" office:value="6691.3389089897" calcext:value-type="float">
            <text:p>6691,3389089897</text:p>
          </table:table-cell>
          <table:table-cell office:value-type="float" office:value="93308.6610910103" calcext:value-type="float">
            <text:p>93308,6610910103</text:p>
          </table:table-cell>
        </table:table-row>
        <table:table-row table:style-name="ro2">
          <table:table-cell office:value-type="float" office:value="46.2" calcext:value-type="float">
            <text:p>46,2</text:p>
          </table:table-cell>
          <table:table-cell office:value-type="float" office:value="12392.425947091" calcext:value-type="float">
            <text:p>12392,425947091</text:p>
          </table:table-cell>
          <table:table-cell office:value-type="float" office:value="13819.6573895239" calcext:value-type="float">
            <text:p>13819,6573895239</text:p>
          </table:table-cell>
          <table:table-cell office:value-type="float" office:value="67079.9242394408" calcext:value-type="float">
            <text:p>67079,9242394408</text:p>
          </table:table-cell>
          <table:table-cell office:value-type="float" office:value="6707.9924239441" calcext:value-type="float">
            <text:p>6707,9924239441</text:p>
          </table:table-cell>
          <table:table-cell office:value-type="float" office:value="93292.0075760559" calcext:value-type="float">
            <text:p>93292,0075760559</text:p>
          </table:table-cell>
        </table:table-row>
        <table:table-row table:style-name="ro2">
          <table:table-cell office:value-type="float" office:value="46.32" calcext:value-type="float">
            <text:p>46,32</text:p>
          </table:table-cell>
          <table:table-cell office:value-type="float" office:value="12326.7859042774" calcext:value-type="float">
            <text:p>12326,7859042774</text:p>
          </table:table-cell>
          <table:table-cell office:value-type="float" office:value="13703.6443600229" calcext:value-type="float">
            <text:p>13703,6443600229</text:p>
          </table:table-cell>
          <table:table-cell office:value-type="float" office:value="67245.0633960905" calcext:value-type="float">
            <text:p>67245,0633960905</text:p>
          </table:table-cell>
          <table:table-cell office:value-type="float" office:value="6724.5063396091" calcext:value-type="float">
            <text:p>6724,5063396091</text:p>
          </table:table-cell>
          <table:table-cell office:value-type="float" office:value="93275.4936603909" calcext:value-type="float">
            <text:p>93275,4936603909</text:p>
          </table:table-cell>
        </table:table-row>
        <table:table-row table:style-name="ro2">
          <table:table-cell office:value-type="float" office:value="46.44" calcext:value-type="float">
            <text:p>46,44</text:p>
          </table:table-cell>
          <table:table-cell office:value-type="float" office:value="12262.029616519" calcext:value-type="float">
            <text:p>12262,029616519</text:p>
          </table:table-cell>
          <table:table-cell office:value-type="float" office:value="13588.2747063999" calcext:value-type="float">
            <text:p>13588,2747063999</text:p>
          </table:table-cell>
          <table:table-cell office:value-type="float" office:value="67408.8142518917" calcext:value-type="float">
            <text:p>67408,8142518917</text:p>
          </table:table-cell>
          <table:table-cell office:value-type="float" office:value="6740.8814251892" calcext:value-type="float">
            <text:p>6740,8814251892</text:p>
          </table:table-cell>
          <table:table-cell office:value-type="float" office:value="93259.1185748108" calcext:value-type="float">
            <text:p>93259,1185748108</text:p>
          </table:table-cell>
        </table:table-row>
        <table:table-row table:style-name="ro2">
          <table:table-cell office:value-type="float" office:value="46.56" calcext:value-type="float">
            <text:p>46,56</text:p>
          </table:table-cell>
          <table:table-cell office:value-type="float" office:value="12198.1440359272" calcext:value-type="float">
            <text:p>12198,1440359272</text:p>
          </table:table-cell>
          <table:table-cell office:value-type="float" office:value="13473.5529538227" calcext:value-type="float">
            <text:p>13473,5529538227</text:p>
          </table:table-cell>
          <table:table-cell office:value-type="float" office:value="67571.1845547726" calcext:value-type="float">
            <text:p>67571,1845547726</text:p>
          </table:table-cell>
          <table:table-cell office:value-type="float" office:value="6757.1184554773" calcext:value-type="float">
            <text:p>6757,1184554773</text:p>
          </table:table-cell>
          <table:table-cell office:value-type="float" office:value="93242.8815445227" calcext:value-type="float">
            <text:p>93242,8815445227</text:p>
          </table:table-cell>
        </table:table-row>
        <table:table-row table:style-name="ro2">
          <table:table-cell office:value-type="float" office:value="46.68" calcext:value-type="float">
            <text:p>46,68</text:p>
          </table:table-cell>
          <table:table-cell office:value-type="float" office:value="12135.1163147954" calcext:value-type="float">
            <text:p>12135,1163147954</text:p>
          </table:table-cell>
          <table:table-cell office:value-type="float" office:value="13359.4833692558" calcext:value-type="float">
            <text:p>13359,4833692558</text:p>
          </table:table-cell>
          <table:table-cell office:value-type="float" office:value="67732.1821054077" calcext:value-type="float">
            <text:p>67732,1821054077</text:p>
          </table:table-cell>
          <table:table-cell office:value-type="float" office:value="6773.2182105408" calcext:value-type="float">
            <text:p>6773,2182105408</text:p>
          </table:table-cell>
          <table:table-cell office:value-type="float" office:value="93226.7817894592" calcext:value-type="float">
            <text:p>93226,7817894592</text:p>
          </table:table-cell>
        </table:table-row>
        <table:table-row table:style-name="ro2">
          <table:table-cell office:value-type="float" office:value="46.8" calcext:value-type="float">
            <text:p>46,8</text:p>
          </table:table-cell>
          <table:table-cell office:value-type="float" office:value="12072.9338028871" calcext:value-type="float">
            <text:p>12072,9338028871</text:p>
          </table:table-cell>
          <table:table-cell office:value-type="float" office:value="13246.0699675407" calcext:value-type="float">
            <text:p>13246,0699675407</text:p>
          </table:table-cell>
          <table:table-cell office:value-type="float" office:value="67891.8147541564" calcext:value-type="float">
            <text:p>67891,8147541564</text:p>
          </table:table-cell>
          <table:table-cell office:value-type="float" office:value="6789.1814754157" calcext:value-type="float">
            <text:p>6789,1814754157</text:p>
          </table:table-cell>
          <table:table-cell office:value-type="float" office:value="93210.8185245843" calcext:value-type="float">
            <text:p>93210,8185245843</text:p>
          </table:table-cell>
        </table:table-row>
        <table:table-row table:style-name="ro2">
          <table:table-cell office:value-type="float" office:value="46.92" calcext:value-type="float">
            <text:p>46,92</text:p>
          </table:table-cell>
          <table:table-cell office:value-type="float" office:value="12011.5840447338" calcext:value-type="float">
            <text:p>12011,5840447338</text:p>
          </table:table-cell>
          <table:table-cell office:value-type="float" office:value="13133.3165173856" calcext:value-type="float">
            <text:p>13133,3165173856</text:p>
          </table:table-cell>
          <table:table-cell office:value-type="float" office:value="68050.090398073" calcext:value-type="float">
            <text:p>68050,090398073</text:p>
          </table:table-cell>
          <table:table-cell office:value-type="float" office:value="6805.0090398073" calcext:value-type="float">
            <text:p>6805,0090398073</text:p>
          </table:table-cell>
          <table:table-cell office:value-type="float" office:value="93194.9909601926" calcext:value-type="float">
            <text:p>93194,9909601926</text:p>
          </table:table-cell>
        </table:table-row>
        <table:table-row table:style-name="ro2">
          <table:table-cell office:value-type="float" office:value="47.04" calcext:value-type="float">
            <text:p>47,04</text:p>
          </table:table-cell>
          <table:table-cell office:value-type="float" office:value="11951.054776946" calcext:value-type="float">
            <text:p>11951,054776946</text:p>
          </table:table-cell>
          <table:table-cell office:value-type="float" office:value="13021.2265472655" calcext:value-type="float">
            <text:p>13021,2265472655</text:p>
          </table:table-cell>
          <table:table-cell office:value-type="float" office:value="68207.0169779893" calcext:value-type="float">
            <text:p>68207,0169779893</text:p>
          </table:table-cell>
          <table:table-cell office:value-type="float" office:value="6820.7016977989" calcext:value-type="float">
            <text:p>6820,7016977989</text:p>
          </table:table-cell>
          <table:table-cell office:value-type="float" office:value="93179.298302201" calcext:value-type="float">
            <text:p>93179,298302201</text:p>
          </table:table-cell>
        </table:table-row>
        <table:table-row table:style-name="ro2">
          <table:table-cell office:value-type="float" office:value="47.16" calcext:value-type="float">
            <text:p>47,16</text:p>
          </table:table-cell>
          <table:table-cell office:value-type="float" office:value="11891.3339255377" calcext:value-type="float">
            <text:p>11891,3339255377</text:p>
          </table:table-cell>
          <table:table-cell office:value-type="float" office:value="12909.8033512292" calcext:value-type="float">
            <text:p>12909,8033512292</text:p>
          </table:table-cell>
          <table:table-cell office:value-type="float" office:value="68362.6024756662" calcext:value-type="float">
            <text:p>68362,6024756662</text:p>
          </table:table-cell>
          <table:table-cell office:value-type="float" office:value="6836.2602475666" calcext:value-type="float">
            <text:p>6836,2602475666</text:p>
          </table:table-cell>
          <table:table-cell office:value-type="float" office:value="93163.7397524333" calcext:value-type="float">
            <text:p>93163,7397524333</text:p>
          </table:table-cell>
        </table:table-row>
        <table:table-row table:style-name="ro2">
          <table:table-cell office:value-type="float" office:value="47.28" calcext:value-type="float">
            <text:p>47,28</text:p>
          </table:table-cell>
          <table:table-cell office:value-type="float" office:value="11832.4096032657" calcext:value-type="float">
            <text:p>11832,4096032657</text:p>
          </table:table-cell>
          <table:table-cell office:value-type="float" office:value="12799.0499946174" calcext:value-type="float">
            <text:p>12799,0499946174</text:p>
          </table:table-cell>
          <table:table-cell office:value-type="float" office:value="68516.8549110151" calcext:value-type="float">
            <text:p>68516,8549110151</text:p>
          </table:table-cell>
          <table:table-cell office:value-type="float" office:value="6851.6854911015" calcext:value-type="float">
            <text:p>6851,6854911015</text:p>
          </table:table-cell>
          <table:table-cell office:value-type="float" office:value="93148.3145088984" calcext:value-type="float">
            <text:p>93148,3145088984</text:p>
          </table:table-cell>
        </table:table-row>
        <table:table-row table:style-name="ro2">
          <table:table-cell office:value-type="float" office:value="47.4" calcext:value-type="float">
            <text:p>47,4</text:p>
          </table:table-cell>
          <table:table-cell office:value-type="float" office:value="11774.2701069857" calcext:value-type="float">
            <text:p>11774,2701069857</text:p>
          </table:table-cell>
          <table:table-cell office:value-type="float" office:value="12688.969319688" calcext:value-type="float">
            <text:p>12688,969319688</text:p>
          </table:table-cell>
          <table:table-cell office:value-type="float" office:value="68669.7823393873" calcext:value-type="float">
            <text:p>68669,7823393873</text:p>
          </table:table-cell>
          <table:table-cell office:value-type="float" office:value="6866.9782339387" calcext:value-type="float">
            <text:p>6866,9782339387</text:p>
          </table:table-cell>
          <table:table-cell office:value-type="float" office:value="93133.0217660612" calcext:value-type="float">
            <text:p>93133,0217660612</text:p>
          </table:table-cell>
        </table:table-row>
        <table:table-row table:style-name="ro2">
          <table:table-cell office:value-type="float" office:value="47.52" calcext:value-type="float">
            <text:p>47,52</text:p>
          </table:table-cell>
          <table:table-cell office:value-type="float" office:value="11716.9039150247" calcext:value-type="float">
            <text:p>11716,9039150247</text:p>
          </table:table-cell>
          <table:table-cell office:value-type="float" office:value="12579.5639511515" calcext:value-type="float">
            <text:p>12579,5639511515</text:p>
          </table:table-cell>
          <table:table-cell office:value-type="float" office:value="68821.3928489305" calcext:value-type="float">
            <text:p>68821,3928489305</text:p>
          </table:table-cell>
          <table:table-cell office:value-type="float" office:value="6882.1392848931" calcext:value-type="float">
            <text:p>6882,1392848931</text:p>
          </table:table-cell>
          <table:table-cell office:value-type="float" office:value="93117.8607151069" calcext:value-type="float">
            <text:p>93117,8607151069</text:p>
          </table:table-cell>
        </table:table-row>
        <table:table-row table:style-name="ro2">
          <table:table-cell office:value-type="float" office:value="47.64" calcext:value-type="float">
            <text:p>47,64</text:p>
          </table:table-cell>
          <table:table-cell office:value-type="float" office:value="11660.2996845733" calcext:value-type="float">
            <text:p>11660,2996845733</text:p>
          </table:table-cell>
          <table:table-cell office:value-type="float" office:value="12470.8363016148" calcext:value-type="float">
            <text:p>12470,8363016148</text:p>
          </table:table-cell>
          <table:table-cell office:value-type="float" office:value="68971.6945580106" calcext:value-type="float">
            <text:p>68971,6945580106</text:p>
          </table:table-cell>
          <table:table-cell office:value-type="float" office:value="6897.1694558011" calcext:value-type="float">
            <text:p>6897,1694558011</text:p>
          </table:table-cell>
          <table:table-cell office:value-type="float" office:value="93102.8305441989" calcext:value-type="float">
            <text:p>93102,8305441989</text:p>
          </table:table-cell>
        </table:table-row>
        <table:table-row table:style-name="ro2">
          <table:table-cell office:value-type="float" office:value="47.76" calcext:value-type="float">
            <text:p>47,76</text:p>
          </table:table-cell>
          <table:table-cell office:value-type="float" office:value="11604.4462490961" calcext:value-type="float">
            <text:p>11604,4462490961</text:p>
          </table:table-cell>
          <table:table-cell office:value-type="float" office:value="12362.7885769349" calcext:value-type="float">
            <text:p>12362,7885769349</text:p>
          </table:table-cell>
          <table:table-cell office:value-type="float" office:value="69120.6956126989" calcext:value-type="float">
            <text:p>69120,6956126989</text:p>
          </table:table-cell>
          <table:table-cell office:value-type="float" office:value="6912.0695612699" calcext:value-type="float">
            <text:p>6912,0695612699</text:p>
          </table:table-cell>
          <table:table-cell office:value-type="float" office:value="93087.9304387301" calcext:value-type="float">
            <text:p>93087,9304387301</text:p>
          </table:table-cell>
        </table:table-row>
        <table:table-row table:style-name="ro2">
          <table:table-cell office:value-type="float" office:value="47.88" calcext:value-type="float">
            <text:p>47,88</text:p>
          </table:table-cell>
          <table:table-cell office:value-type="float" office:value="11549.3326157627" calcext:value-type="float">
            <text:p>11549,3326157627</text:p>
          </table:table-cell>
          <table:table-cell office:value-type="float" office:value="12255.422781482" calcext:value-type="float">
            <text:p>12255,422781482</text:p>
          </table:table-cell>
          <table:table-cell office:value-type="float" office:value="69268.4041843227" calcext:value-type="float">
            <text:p>69268,4041843227</text:p>
          </table:table-cell>
          <table:table-cell office:value-type="float" office:value="6926.8404184323" calcext:value-type="float">
            <text:p>6926,8404184323</text:p>
          </table:table-cell>
          <table:table-cell office:value-type="float" office:value="93073.1595815677" calcext:value-type="float">
            <text:p>93073,159581567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1494.9479629004" calcext:value-type="float">
            <text:p>11494,9479629004</text:p>
          </table:table-cell>
          <table:table-cell office:value-type="float" office:value="12148.7407233126" calcext:value-type="float">
            <text:p>12148,7407233126</text:p>
          </table:table-cell>
          <table:table-cell office:value-type="float" office:value="69414.8284670789" calcext:value-type="float">
            <text:p>69414,8284670789</text:p>
          </table:table-cell>
          <table:table-cell office:value-type="float" office:value="6941.4828467079" calcext:value-type="float">
            <text:p>6941,4828467079</text:p>
          </table:table-cell>
          <table:table-cell office:value-type="float" office:value="93058.5171532921" calcext:value-type="float">
            <text:p>93058,5171532921</text:p>
          </table:table-cell>
        </table:table-row>
        <table:table-row table:style-name="ro2">
          <table:table-cell office:value-type="float" office:value="48.12" calcext:value-type="float">
            <text:p>48,12</text:p>
          </table:table-cell>
          <table:table-cell office:value-type="float" office:value="11441.2816374678" calcext:value-type="float">
            <text:p>11441,2816374678</text:p>
          </table:table-cell>
          <table:table-cell office:value-type="float" office:value="12042.7440192529" calcext:value-type="float">
            <text:p>12042,7440192529</text:p>
          </table:table-cell>
          <table:table-cell office:value-type="float" office:value="69559.9766757082" calcext:value-type="float">
            <text:p>69559,9766757082</text:p>
          </table:table-cell>
          <table:table-cell office:value-type="float" office:value="6955.9976675708" calcext:value-type="float">
            <text:p>6955,9976675708</text:p>
          </table:table-cell>
          <table:table-cell office:value-type="float" office:value="93044.0023324291" calcext:value-type="float">
            <text:p>93044,0023324291</text:p>
          </table:table-cell>
        </table:table-row>
        <table:table-row table:style-name="ro2">
          <table:table-cell office:value-type="float" office:value="48.24" calcext:value-type="float">
            <text:p>48,24</text:p>
          </table:table-cell>
          <table:table-cell office:value-type="float" office:value="11388.3231525519" calcext:value-type="float">
            <text:p>11388,3231525519</text:p>
          </table:table-cell>
          <table:table-cell office:value-type="float" office:value="11937.4340998938" calcext:value-type="float">
            <text:p>11937,4340998938</text:p>
          </table:table-cell>
          <table:table-cell office:value-type="float" office:value="69703.857043231" calcext:value-type="float">
            <text:p>69703,857043231</text:p>
          </table:table-cell>
          <table:table-cell office:value-type="float" office:value="6970.3857043231" calcext:value-type="float">
            <text:p>6970,3857043231</text:p>
          </table:table-cell>
          <table:table-cell office:value-type="float" office:value="93029.6142956769" calcext:value-type="float">
            <text:p>93029,6142956769</text:p>
          </table:table-cell>
        </table:table-row>
        <table:table-row table:style-name="ro2">
          <table:table-cell office:value-type="float" office:value="48.36" calcext:value-type="float">
            <text:p>48,36</text:p>
          </table:table-cell>
          <table:table-cell office:value-type="float" office:value="11336.0621848879" calcext:value-type="float">
            <text:p>11336,0621848879</text:p>
          </table:table-cell>
          <table:table-cell office:value-type="float" office:value="11832.812214496" calcext:value-type="float">
            <text:p>11832,812214496</text:p>
          </table:table-cell>
          <table:table-cell office:value-type="float" office:value="69846.4778187417" calcext:value-type="float">
            <text:p>69846,4778187417</text:p>
          </table:table-cell>
          <table:table-cell office:value-type="float" office:value="6984.6477818742" calcext:value-type="float">
            <text:p>6984,6477818742</text:p>
          </table:table-cell>
          <table:table-cell office:value-type="float" office:value="93015.3522181258" calcext:value-type="float">
            <text:p>93015,3522181258</text:p>
          </table:table-cell>
        </table:table-row>
        <table:table-row table:style-name="ro2">
          <table:table-cell office:value-type="float" office:value="48.48" calcext:value-type="float">
            <text:p>48,48</text:p>
          </table:table-cell>
          <table:table-cell office:value-type="float" office:value="11284.4885724029" calcext:value-type="float">
            <text:p>11284,4885724029</text:p>
          </table:table-cell>
          <table:table-cell office:value-type="float" office:value="11728.8794358087" calcext:value-type="float">
            <text:p>11728,8794358087</text:p>
          </table:table-cell>
          <table:table-cell office:value-type="float" office:value="69987.847265262" calcext:value-type="float">
            <text:p>69987,847265262</text:p>
          </table:table-cell>
          <table:table-cell office:value-type="float" office:value="6998.7847265262" calcext:value-type="float">
            <text:p>6998,7847265262</text:p>
          </table:table-cell>
          <table:table-cell office:value-type="float" office:value="93001.2152734738" calcext:value-type="float">
            <text:p>93001,2152734738</text:p>
          </table:table-cell>
        </table:table-row>
        <table:table-row table:style-name="ro2">
          <table:table-cell office:value-type="float" office:value="48.6" calcext:value-type="float">
            <text:p>48,6</text:p>
          </table:table-cell>
          <table:table-cell office:value-type="float" office:value="11233.592311784" calcext:value-type="float">
            <text:p>11233,592311784</text:p>
          </table:table-cell>
          <table:table-cell office:value-type="float" office:value="11625.6366647997" calcext:value-type="float">
            <text:p>11625,6366647997</text:p>
          </table:table-cell>
          <table:table-cell office:value-type="float" office:value="70127.973657651" calcext:value-type="float">
            <text:p>70127,973657651</text:p>
          </table:table-cell>
          <table:table-cell office:value-type="float" office:value="7012.7973657651" calcext:value-type="float">
            <text:p>7012,7973657651</text:p>
          </table:table-cell>
          <table:table-cell office:value-type="float" office:value="92987.2026342349" calcext:value-type="float">
            <text:p>92987,2026342349</text:p>
          </table:table-cell>
        </table:table-row>
        <table:table-row table:style-name="ro2">
          <table:table-cell office:value-type="float" office:value="48.72" calcext:value-type="float">
            <text:p>48,72</text:p>
          </table:table-cell>
          <table:table-cell office:value-type="float" office:value="11183.363556071" calcext:value-type="float">
            <text:p>11183,363556071</text:p>
          </table:table-cell>
          <table:table-cell office:value-type="float" office:value="11523.0846352996" calcext:value-type="float">
            <text:p>11523,0846352996</text:p>
          </table:table-cell>
          <table:table-cell office:value-type="float" office:value="70266.865280572" calcext:value-type="float">
            <text:p>70266,865280572</text:p>
          </table:table-cell>
          <table:table-cell office:value-type="float" office:value="7026.6865280572" calcext:value-type="float">
            <text:p>7026,6865280572</text:p>
          </table:table-cell>
          <table:table-cell office:value-type="float" office:value="92973.3134719428" calcext:value-type="float">
            <text:p>92973,3134719428</text:p>
          </table:table-cell>
        </table:table-row>
        <table:table-row table:style-name="ro2">
          <table:table-cell office:value-type="float" office:value="48.84" calcext:value-type="float">
            <text:p>48,84</text:p>
          </table:table-cell>
          <table:table-cell office:value-type="float" office:value="11133.7926122751" calcext:value-type="float">
            <text:p>11133,7926122751</text:p>
          </table:table-cell>
          <table:table-cell office:value-type="float" office:value="11421.2239185591" calcext:value-type="float">
            <text:p>11421,2239185591</text:p>
          </table:table-cell>
          <table:table-cell office:value-type="float" office:value="70404.5304265142" calcext:value-type="float">
            <text:p>70404,5304265142</text:p>
          </table:table-cell>
          <table:table-cell office:value-type="float" office:value="7040.4530426514" calcext:value-type="float">
            <text:p>7040,4530426514</text:p>
          </table:table-cell>
          <table:table-cell office:value-type="float" office:value="92959.5469573485" calcext:value-type="float">
            <text:p>92959,5469573485</text:p>
          </table:table-cell>
        </table:table-row>
        <table:table-row table:style-name="ro2">
          <table:table-cell office:value-type="float" office:value="48.96" calcext:value-type="float">
            <text:p>48,96</text:p>
          </table:table-cell>
          <table:table-cell office:value-type="float" office:value="11084.8699390223" calcext:value-type="float">
            <text:p>11084,8699390223</text:p>
          </table:table-cell>
          <table:table-cell office:value-type="float" office:value="11320.0549277221" calcext:value-type="float">
            <text:p>11320,0549277221</text:p>
          </table:table-cell>
          <table:table-cell office:value-type="float" office:value="70540.9773938685" calcext:value-type="float">
            <text:p>70540,9773938685</text:p>
          </table:table-cell>
          <table:table-cell office:value-type="float" office:value="7054.0977393869" calcext:value-type="float">
            <text:p>7054,0977393869</text:p>
          </table:table-cell>
          <table:table-cell office:value-type="float" office:value="92945.9022606131" calcext:value-type="float">
            <text:p>92945,9022606131</text:p>
          </table:table-cell>
        </table:table-row>
        <table:table-row table:style-name="ro2">
          <table:table-cell office:value-type="float" office:value="49.08" calcext:value-type="float">
            <text:p>49,08</text:p>
          </table:table-cell>
          <table:table-cell office:value-type="float" office:value="11036.5861442233" calcext:value-type="float">
            <text:p>11036,5861442233</text:p>
          </table:table-cell>
          <table:table-cell office:value-type="float" office:value="11219.5779222138" calcext:value-type="float">
            <text:p>11219,5779222138</text:p>
          </table:table-cell>
          <table:table-cell office:value-type="float" office:value="70676.2144850569" calcext:value-type="float">
            <text:p>70676,2144850569</text:p>
          </table:table-cell>
          <table:table-cell office:value-type="float" office:value="7067.6214485057" calcext:value-type="float">
            <text:p>7067,6214485057</text:p>
          </table:table-cell>
          <table:table-cell office:value-type="float" office:value="92932.3785514943" calcext:value-type="float">
            <text:p>92932,3785514943</text:p>
          </table:table-cell>
        </table:table-row>
        <table:table-row table:style-name="ro2">
          <table:table-cell office:value-type="float" office:value="49.2" calcext:value-type="float">
            <text:p>49,2</text:p>
          </table:table-cell>
          <table:table-cell office:value-type="float" office:value="10988.9319827699" calcext:value-type="float">
            <text:p>10988,9319827699</text:p>
          </table:table-cell>
          <table:table-cell office:value-type="float" office:value="11119.7930120447" calcext:value-type="float">
            <text:p>11119,7930120447</text:p>
          </table:table-cell>
          <table:table-cell office:value-type="float" office:value="70810.2500047138" calcext:value-type="float">
            <text:p>70810,2500047138</text:p>
          </table:table-cell>
          <table:table-cell office:value-type="float" office:value="7081.0250004714" calcext:value-type="float">
            <text:p>7081,0250004714</text:p>
          </table:table-cell>
          <table:table-cell office:value-type="float" office:value="92918.9749995286" calcext:value-type="float">
            <text:p>92918,9749995286</text:p>
          </table:table-cell>
        </table:table-row>
        <table:table-row table:style-name="ro2">
          <table:table-cell office:value-type="float" office:value="49.32" calcext:value-type="float">
            <text:p>49,32</text:p>
          </table:table-cell>
          <table:table-cell office:value-type="float" office:value="10941.8983542573" calcext:value-type="float">
            <text:p>10941,8983542573</text:p>
          </table:table-cell>
          <table:table-cell office:value-type="float" office:value="11020.7001620327" calcext:value-type="float">
            <text:p>11020,7001620327</text:p>
          </table:table-cell>
          <table:table-cell office:value-type="float" office:value="70943.092257918" calcext:value-type="float">
            <text:p>70943,092257918</text:p>
          </table:table-cell>
          <table:table-cell office:value-type="float" office:value="7094.3092257918" calcext:value-type="float">
            <text:p>7094,3092257918</text:p>
          </table:table-cell>
          <table:table-cell office:value-type="float" office:value="92905.6907742082" calcext:value-type="float">
            <text:p>92905,6907742082</text:p>
          </table:table-cell>
        </table:table-row>
        <table:table-row table:style-name="ro2">
          <table:table-cell office:value-type="float" office:value="49.44" calcext:value-type="float">
            <text:p>49,44</text:p>
          </table:table-cell>
          <table:table-cell office:value-type="float" office:value="10895.476300734" calcext:value-type="float">
            <text:p>10895,476300734</text:p>
          </table:table-cell>
          <table:table-cell office:value-type="float" office:value="10922.2991959423" calcext:value-type="float">
            <text:p>10922,2991959423</text:p>
          </table:table-cell>
          <table:table-cell office:value-type="float" office:value="71074.7495484759" calcext:value-type="float">
            <text:p>71074,7495484759</text:p>
          </table:table-cell>
          <table:table-cell office:value-type="float" office:value="7107.4749548476" calcext:value-type="float">
            <text:p>7107,4749548476</text:p>
          </table:table-cell>
          <table:table-cell office:value-type="float" office:value="92892.5250451524" calcext:value-type="float">
            <text:p>92892,5250451524</text:p>
          </table:table-cell>
        </table:table-row>
        <table:table-row table:style-name="ro2">
          <table:table-cell office:value-type="float" office:value="49.56" calcext:value-type="float">
            <text:p>49,56</text:p>
          </table:table-cell>
          <table:table-cell office:value-type="float" office:value="10849.6570044783" calcext:value-type="float">
            <text:p>10849,6570044783</text:p>
          </table:table-cell>
          <table:table-cell office:value-type="float" office:value="10824.5898005436" calcext:value-type="float">
            <text:p>10824,5898005436</text:p>
          </table:table-cell>
          <table:table-cell office:value-type="float" office:value="71205.2301772526" calcext:value-type="float">
            <text:p>71205,2301772526</text:p>
          </table:table-cell>
          <table:table-cell office:value-type="float" office:value="7120.5230177253" calcext:value-type="float">
            <text:p>7120,5230177253</text:p>
          </table:table-cell>
          <table:table-cell office:value-type="float" office:value="92879.4769822747" calcext:value-type="float">
            <text:p>92879,4769822747</text:p>
          </table:table-cell>
        </table:table-row>
        <table:table-row table:style-name="ro2">
          <table:table-cell office:value-type="float" office:value="49.68" calcext:value-type="float">
            <text:p>49,68</text:p>
          </table:table-cell>
          <table:table-cell office:value-type="float" office:value="10804.4317858016" calcext:value-type="float">
            <text:p>10804,4317858016</text:p>
          </table:table-cell>
          <table:table-cell office:value-type="float" office:value="10727.57152959" calcext:value-type="float">
            <text:p>10727,57152959</text:p>
          </table:table-cell>
          <table:table-cell office:value-type="float" office:value="71334.5424405529" calcext:value-type="float">
            <text:p>71334,5424405529</text:p>
          </table:table-cell>
          <table:table-cell office:value-type="float" office:value="7133.4542440553" calcext:value-type="float">
            <text:p>7133,4542440553</text:p>
          </table:table-cell>
          <table:table-cell office:value-type="float" office:value="92866.5457559447" calcext:value-type="float">
            <text:p>92866,5457559447</text:p>
          </table:table-cell>
        </table:table-row>
        <table:table-row table:style-name="ro2">
          <table:table-cell office:value-type="float" office:value="49.8" calcext:value-type="float">
            <text:p>49,8</text:p>
          </table:table-cell>
          <table:table-cell office:value-type="float" office:value="10759.7921008796" calcext:value-type="float">
            <text:p>10759,7921008796</text:p>
          </table:table-cell>
          <table:table-cell office:value-type="float" office:value="10631.2438077178" calcext:value-type="float">
            <text:p>10631,2438077178</text:p>
          </table:table-cell>
          <table:table-cell office:value-type="float" office:value="71462.6946285476" calcext:value-type="float">
            <text:p>71462,6946285476</text:p>
          </table:table-cell>
          <table:table-cell office:value-type="float" office:value="7146.2694628548" calcext:value-type="float">
            <text:p>7146,2694628548</text:p>
          </table:table-cell>
          <table:table-cell office:value-type="float" office:value="92853.7305371452" calcext:value-type="float">
            <text:p>92853,7305371452</text:p>
          </table:table-cell>
        </table:table-row>
        <table:table-row table:style-name="ro2">
          <table:table-cell office:value-type="float" office:value="49.92" calcext:value-type="float">
            <text:p>49,92</text:p>
          </table:table-cell>
          <table:table-cell office:value-type="float" office:value="10715.7295396106" calcext:value-type="float">
            <text:p>10715,7295396106</text:p>
          </table:table-cell>
          <table:table-cell office:value-type="float" office:value="10535.6059342669" calcext:value-type="float">
            <text:p>10535,6059342669</text:p>
          </table:table-cell>
          <table:table-cell office:value-type="float" office:value="71589.6950237475" calcext:value-type="float">
            <text:p>71589,6950237475</text:p>
          </table:table-cell>
          <table:table-cell office:value-type="float" office:value="7158.9695023748" calcext:value-type="float">
            <text:p>7158,9695023748</text:p>
          </table:table-cell>
          <table:table-cell office:value-type="float" office:value="92841.0304976252" calcext:value-type="float">
            <text:p>92841,0304976252</text:p>
          </table:table-cell>
        </table:table-row>
        <table:table-row table:style-name="ro2">
          <table:table-cell office:value-type="float" office:value="50.04" calcext:value-type="float">
            <text:p>50,04</text:p>
          </table:table-cell>
          <table:table-cell office:value-type="float" office:value="10672.2358235012" calcext:value-type="float">
            <text:p>10672,2358235012</text:p>
          </table:table-cell>
          <table:table-cell office:value-type="float" office:value="10440.6570870238" calcext:value-type="float">
            <text:p>10440,6570870238</text:p>
          </table:table-cell>
          <table:table-cell office:value-type="float" office:value="71715.5518995226" calcext:value-type="float">
            <text:p>71715,5518995226</text:p>
          </table:table-cell>
          <table:table-cell office:value-type="float" office:value="7171.5551899523" calcext:value-type="float">
            <text:p>7171,5551899523</text:p>
          </table:table-cell>
          <table:table-cell office:value-type="float" office:value="92828.4448100477" calcext:value-type="float">
            <text:p>92828,4448100477</text:p>
          </table:table-cell>
        </table:table-row>
        <table:table-row table:style-name="ro2">
          <table:table-cell office:value-type="float" office:value="50.16" calcext:value-type="float">
            <text:p>50,16</text:p>
          </table:table-cell>
          <table:table-cell office:value-type="float" office:value="10629.3028035792" calcext:value-type="float">
            <text:p>10629,3028035792</text:p>
          </table:table-cell>
          <table:table-cell office:value-type="float" office:value="10346.3963258889" calcext:value-type="float">
            <text:p>10346,3963258889</text:p>
          </table:table-cell>
          <table:table-cell office:value-type="float" office:value="71840.2735186652" calcext:value-type="float">
            <text:p>71840,2735186652</text:p>
          </table:table-cell>
          <table:table-cell office:value-type="float" office:value="7184.0273518665" calcext:value-type="float">
            <text:p>7184,0273518665</text:p>
          </table:table-cell>
          <table:table-cell office:value-type="float" office:value="92815.9726481334" calcext:value-type="float">
            <text:p>92815,9726481334</text:p>
          </table:table-cell>
        </table:table-row>
        <table:table-row table:style-name="ro2">
          <table:table-cell office:value-type="float" office:value="50.28" calcext:value-type="float">
            <text:p>50,28</text:p>
          </table:table-cell>
          <table:table-cell office:value-type="float" office:value="10586.9224583349" calcext:value-type="float">
            <text:p>10586,9224583349</text:p>
          </table:table-cell>
          <table:table-cell office:value-type="float" office:value="10252.8225964683" calcext:value-type="float">
            <text:p>10252,8225964683</text:p>
          </table:table-cell>
          <table:table-cell office:value-type="float" office:value="71963.8681319969" calcext:value-type="float">
            <text:p>71963,8681319969</text:p>
          </table:table-cell>
          <table:table-cell office:value-type="float" office:value="7196.3868131997" calcext:value-type="float">
            <text:p>7196,3868131997</text:p>
          </table:table-cell>
          <table:table-cell office:value-type="float" office:value="92803.6131868002" calcext:value-type="float">
            <text:p>92803,6131868002</text:p>
          </table:table-cell>
        </table:table-row>
        <table:table-row table:style-name="ro2">
          <table:table-cell office:value-type="float" office:value="50.4" calcext:value-type="float">
            <text:p>50,4</text:p>
          </table:table-cell>
          <table:table-cell office:value-type="float" office:value="10545.0868916888" calcext:value-type="float">
            <text:p>10545,0868916888</text:p>
          </table:table-cell>
          <table:table-cell office:value-type="float" office:value="10159.9347335905" calcext:value-type="float">
            <text:p>10159,9347335905</text:p>
          </table:table-cell>
          <table:table-cell office:value-type="float" office:value="72086.3439770186" calcext:value-type="float">
            <text:p>72086,3439770186</text:p>
          </table:table-cell>
          <table:table-cell office:value-type="float" office:value="7208.6343977019" calcext:value-type="float">
            <text:p>7208,6343977019</text:p>
          </table:table-cell>
          <table:table-cell office:value-type="float" office:value="92791.365602298" calcext:value-type="float">
            <text:p>92791,365602298</text:p>
          </table:table-cell>
        </table:table-row>
        <table:table-row table:style-name="ro2">
          <table:table-cell office:value-type="float" office:value="50.52" calcext:value-type="float">
            <text:p>50,52</text:p>
          </table:table-cell>
          <table:table-cell office:value-type="float" office:value="10503.7883309875" calcext:value-type="float">
            <text:p>10503,7883309875</text:p>
          </table:table-cell>
          <table:table-cell office:value-type="float" office:value="10067.7314647507" calcext:value-type="float">
            <text:p>10067,7314647507</text:p>
          </table:table-cell>
          <table:table-cell office:value-type="float" office:value="72207.7092766015" calcext:value-type="float">
            <text:p>72207,7092766015</text:p>
          </table:table-cell>
          <table:table-cell office:value-type="float" office:value="7220.7709276601" calcext:value-type="float">
            <text:p>7220,7709276601</text:p>
          </table:table-cell>
          <table:table-cell office:value-type="float" office:value="92779.2290723398" calcext:value-type="float">
            <text:p>92779,2290723398</text:p>
          </table:table-cell>
        </table:table-row>
        <table:table-row table:style-name="ro2">
          <table:table-cell office:value-type="float" office:value="50.64" calcext:value-type="float">
            <text:p>50,64</text:p>
          </table:table-cell>
          <table:table-cell office:value-type="float" office:value="10463.0191250265" calcext:value-type="float">
            <text:p>10463,0191250265</text:p>
          </table:table-cell>
          <table:table-cell office:value-type="float" office:value="9976.2114134818" calcext:value-type="float">
            <text:p>9976,2114134818</text:p>
          </table:table-cell>
          <table:table-cell office:value-type="float" office:value="72327.9722377195" calcext:value-type="float">
            <text:p>72327,9722377195</text:p>
          </table:table-cell>
          <table:table-cell office:value-type="float" office:value="7232.797223772" calcext:value-type="float">
            <text:p>7232,797223772</text:p>
          </table:table-cell>
          <table:table-cell office:value-type="float" office:value="92767.202776228" calcext:value-type="float">
            <text:p>92767,202776228</text:p>
          </table:table-cell>
        </table:table-row>
        <table:table-row table:style-name="ro2">
          <table:table-cell office:value-type="float" office:value="50.76" calcext:value-type="float">
            <text:p>50,76</text:p>
          </table:table-cell>
          <table:table-cell office:value-type="float" office:value="10422.771742101" calcext:value-type="float">
            <text:p>10422,771742101</text:p>
          </table:table-cell>
          <table:table-cell office:value-type="float" office:value="9885.3731026548" calcext:value-type="float">
            <text:p>9885,3731026548</text:p>
          </table:table-cell>
          <table:table-cell office:value-type="float" office:value="72447.1410502218" calcext:value-type="float">
            <text:p>72447,1410502218</text:p>
          </table:table-cell>
          <table:table-cell office:value-type="float" office:value="7244.7141050222" calcext:value-type="float">
            <text:p>7244,7141050222</text:p>
          </table:table-cell>
          <table:table-cell office:value-type="float" office:value="92755.2858949777" calcext:value-type="float">
            <text:p>92755,2858949777</text:p>
          </table:table-cell>
        </table:table-row>
        <table:table-row table:style-name="ro2">
          <table:table-cell office:value-type="float" office:value="50.88" calcext:value-type="float">
            <text:p>50,88</text:p>
          </table:table-cell>
          <table:table-cell office:value-type="float" office:value="10383.0387680831" calcext:value-type="float">
            <text:p>10383,0387680831</text:p>
          </table:table-cell>
          <table:table-cell office:value-type="float" office:value="9795.2149577081" calcext:value-type="float">
            <text:p>9795,2149577081</text:p>
          </table:table-cell>
          <table:table-cell office:value-type="float" office:value="72565.2238856441" calcext:value-type="float">
            <text:p>72565,2238856441</text:p>
          </table:table-cell>
          <table:table-cell office:value-type="float" office:value="7256.5223885644" calcext:value-type="float">
            <text:p>7256,5223885644</text:p>
          </table:table-cell>
          <table:table-cell office:value-type="float" office:value="92743.4776114355" calcext:value-type="float">
            <text:p>92743,477611435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0343.8129045269" calcext:value-type="float">
            <text:p>10343,8129045269</text:p>
          </table:table-cell>
          <table:table-cell office:value-type="float" office:value="9705.7353098085" calcext:value-type="float">
            <text:p>9705,7353098085</text:p>
          </table:table-cell>
          <table:table-cell office:value-type="float" office:value="72682.2288960585" calcext:value-type="float">
            <text:p>72682,2288960585</text:p>
          </table:table-cell>
          <table:table-cell office:value-type="float" office:value="7268.2228896058" calcext:value-type="float">
            <text:p>7268,2228896058</text:p>
          </table:table-cell>
          <table:table-cell office:value-type="float" office:value="92731.7771103941" calcext:value-type="float">
            <text:p>92731,7771103941</text:p>
          </table:table-cell>
        </table:table-row>
        <table:table-row table:style-name="ro2">
          <table:table-cell office:value-type="float" office:value="51.12" calcext:value-type="float">
            <text:p>51,12</text:p>
          </table:table-cell>
          <table:table-cell office:value-type="float" office:value="10305.0869667999" calcext:value-type="float">
            <text:p>10305,0869667999</text:p>
          </table:table-cell>
          <table:table-cell office:value-type="float" office:value="9616.9323989428" calcext:value-type="float">
            <text:p>9616,9323989428</text:p>
          </table:table-cell>
          <table:table-cell office:value-type="float" office:value="72798.164212961" calcext:value-type="float">
            <text:p>72798,164212961</text:p>
          </table:table-cell>
          <table:table-cell office:value-type="float" office:value="7279.8164212961" calcext:value-type="float">
            <text:p>7279,8164212961</text:p>
          </table:table-cell>
          <table:table-cell office:value-type="float" office:value="92720.1835787038" calcext:value-type="float">
            <text:p>92720,1835787038</text:p>
          </table:table-cell>
        </table:table-row>
        <table:table-row table:style-name="ro2">
          <table:table-cell office:value-type="float" office:value="51.24" calcext:value-type="float">
            <text:p>51,24</text:p>
          </table:table-cell>
          <table:table-cell office:value-type="float" office:value="10266.8538822423" calcext:value-type="float">
            <text:p>10266,8538822423</text:p>
          </table:table-cell>
          <table:table-cell office:value-type="float" office:value="9528.8043769427" calcext:value-type="float">
            <text:p>9528,8043769427</text:p>
          </table:table-cell>
          <table:table-cell office:value-type="float" office:value="72913.0379461952" calcext:value-type="float">
            <text:p>72913,0379461952</text:p>
          </table:table-cell>
          <table:table-cell office:value-type="float" office:value="7291.3037946195" calcext:value-type="float">
            <text:p>7291,3037946195</text:p>
          </table:table-cell>
          <table:table-cell office:value-type="float" office:value="92708.6962053804" calcext:value-type="float">
            <text:p>92708,6962053804</text:p>
          </table:table-cell>
        </table:table-row>
        <table:table-row table:style-name="ro2">
          <table:table-cell office:value-type="float" office:value="51.36" calcext:value-type="float">
            <text:p>51,36</text:p>
          </table:table-cell>
          <table:table-cell office:value-type="float" office:value="10229.1066883518" calcext:value-type="float">
            <text:p>10229,1066883518</text:p>
          </table:table-cell>
          <table:table-cell office:value-type="float" office:value="9441.3493104437" calcext:value-type="float">
            <text:p>9441,3493104437</text:p>
          </table:table-cell>
          <table:table-cell office:value-type="float" office:value="73026.858182913" calcext:value-type="float">
            <text:p>73026,858182913</text:p>
          </table:table-cell>
          <table:table-cell office:value-type="float" office:value="7302.6858182913" calcext:value-type="float">
            <text:p>7302,6858182913</text:p>
          </table:table-cell>
          <table:table-cell office:value-type="float" office:value="92697.3141817086" calcext:value-type="float">
            <text:p>92697,3141817086</text:p>
          </table:table-cell>
        </table:table-row>
        <table:table-row table:style-name="ro2">
          <table:table-cell office:value-type="float" office:value="51.48" calcext:value-type="float">
            <text:p>51,48</text:p>
          </table:table-cell>
          <table:table-cell office:value-type="float" office:value="10191.8385309958" calcext:value-type="float">
            <text:p>10191,8385309958</text:p>
          </table:table-cell>
          <table:table-cell office:value-type="float" office:value="9354.5651837785" calcext:value-type="float">
            <text:p>9354,5651837785</text:p>
          </table:table-cell>
          <table:table-cell office:value-type="float" office:value="73139.6329865687" calcext:value-type="float">
            <text:p>73139,6329865687</text:p>
          </table:table-cell>
          <table:table-cell office:value-type="float" office:value="7313.9632986569" calcext:value-type="float">
            <text:p>7313,9632986569</text:p>
          </table:table-cell>
          <table:table-cell office:value-type="float" office:value="92686.0367013431" calcext:value-type="float">
            <text:p>92686,0367013431</text:p>
          </table:table-cell>
        </table:table-row>
        <table:table-row table:style-name="ro2">
          <table:table-cell office:value-type="float" office:value="51.6" calcext:value-type="float">
            <text:p>51,6</text:p>
          </table:table-cell>
          <table:table-cell office:value-type="float" office:value="10155.0426626498" calcext:value-type="float">
            <text:p>10155,0426626498</text:p>
          </table:table-cell>
          <table:table-cell office:value-type="float" office:value="9268.4499018059" calcext:value-type="float">
            <text:p>9268,4499018059</text:p>
          </table:table-cell>
          <table:table-cell office:value-type="float" office:value="73251.3703959492" calcext:value-type="float">
            <text:p>73251,3703959492</text:p>
          </table:table-cell>
          <table:table-cell office:value-type="float" office:value="7325.1370395949" calcext:value-type="float">
            <text:p>7325,1370395949</text:p>
          </table:table-cell>
          <table:table-cell office:value-type="float" office:value="92674.862960405" calcext:value-type="float">
            <text:p>92674,862960405</text:p>
          </table:table-cell>
        </table:table-row>
        <table:table-row table:style-name="ro2">
          <table:table-cell office:value-type="float" office:value="51.72" calcext:value-type="float">
            <text:p>51,72</text:p>
          </table:table-cell>
          <table:table-cell office:value-type="float" office:value="10118.7124406621" calcext:value-type="float">
            <text:p>10118,7124406621</text:p>
          </table:table-cell>
          <table:table-cell office:value-type="float" office:value="9183.0012926775" calcext:value-type="float">
            <text:p>9183,0012926775</text:p>
          </table:table-cell>
          <table:table-cell office:value-type="float" office:value="73362.0784242365" calcext:value-type="float">
            <text:p>73362,0784242365</text:p>
          </table:table-cell>
          <table:table-cell office:value-type="float" office:value="7336.2078424236" calcext:value-type="float">
            <text:p>7336,2078424236</text:p>
          </table:table-cell>
          <table:table-cell office:value-type="float" office:value="92663.7921575763" calcext:value-type="float">
            <text:p>92663,7921575763</text:p>
          </table:table-cell>
        </table:table-row>
        <table:table-row table:style-name="ro2">
          <table:table-cell office:value-type="float" office:value="51.84" calcext:value-type="float">
            <text:p>51,84</text:p>
          </table:table-cell>
          <table:table-cell office:value-type="float" office:value="10082.841325544" calcext:value-type="float">
            <text:p>10082,841325544</text:p>
          </table:table-cell>
          <table:table-cell office:value-type="float" office:value="9098.2171105416" calcext:value-type="float">
            <text:p>9098,2171105416</text:p>
          </table:table-cell>
          <table:table-cell office:value-type="float" office:value="73471.7650581038" calcext:value-type="float">
            <text:p>73471,7650581038</text:p>
          </table:table-cell>
          <table:table-cell office:value-type="float" office:value="7347.1765058104" calcext:value-type="float">
            <text:p>7347,1765058104</text:p>
          </table:table-cell>
          <table:table-cell office:value-type="float" office:value="92652.8234941895" calcext:value-type="float">
            <text:p>92652,8234941895</text:p>
          </table:table-cell>
        </table:table-row>
        <table:table-row table:style-name="ro2">
          <table:table-cell office:value-type="float" office:value="51.96" calcext:value-type="float">
            <text:p>51,96</text:p>
          </table:table-cell>
          <table:table-cell office:value-type="float" office:value="10047.4228792864" calcext:value-type="float">
            <text:p>10047,4228792864</text:p>
          </table:table-cell>
          <table:table-cell office:value-type="float" office:value="9014.0950381859" calcext:value-type="float">
            <text:p>9014,0950381859</text:p>
          </table:table-cell>
          <table:table-cell office:value-type="float" office:value="73580.4382568432" calcext:value-type="float">
            <text:p>73580,4382568432</text:p>
          </table:table-cell>
          <table:table-cell office:value-type="float" office:value="7358.0438256843" calcext:value-type="float">
            <text:p>7358,0438256843</text:p>
          </table:table-cell>
          <table:table-cell office:value-type="float" office:value="92641.9561743156" calcext:value-type="float">
            <text:p>92641,9561743156</text:p>
          </table:table-cell>
        </table:table-row>
        <table:table-row table:style-name="ro2">
          <table:table-cell office:value-type="float" office:value="52.08" calcext:value-type="float">
            <text:p>52,08</text:p>
          </table:table-cell>
          <table:table-cell office:value-type="float" office:value="10012.4507637016" calcext:value-type="float">
            <text:p>10012,4507637016</text:p>
          </table:table-cell>
          <table:table-cell office:value-type="float" office:value="8930.6326896207" calcext:value-type="float">
            <text:p>8930,6326896207</text:p>
          </table:table-cell>
          <table:table-cell office:value-type="float" office:value="73688.105951525" calcext:value-type="float">
            <text:p>73688,105951525</text:p>
          </table:table-cell>
          <table:table-cell office:value-type="float" office:value="7368.8105951525" calcext:value-type="float">
            <text:p>7368,8105951525</text:p>
          </table:table-cell>
          <table:table-cell office:value-type="float" office:value="92631.1894048474" calcext:value-type="float">
            <text:p>92631,1894048474</text:p>
          </table:table-cell>
        </table:table-row>
        <table:table-row table:style-name="ro2">
          <table:table-cell office:value-type="float" office:value="52.2" calcext:value-type="float">
            <text:p>52,2</text:p>
          </table:table-cell>
          <table:table-cell office:value-type="float" office:value="9977.9187387909" calcext:value-type="float">
            <text:p>9977,9187387909</text:p>
          </table:table-cell>
          <table:table-cell office:value-type="float" office:value="8847.8276126027" calcext:value-type="float">
            <text:p>8847,8276126027</text:p>
          </table:table-cell>
          <table:table-cell office:value-type="float" office:value="73794.7760441875" calcext:value-type="float">
            <text:p>73794,7760441875</text:p>
          </table:table-cell>
          <table:table-cell office:value-type="float" office:value="7379.4776044187" calcext:value-type="float">
            <text:p>7379,4776044187</text:p>
          </table:table-cell>
          <table:table-cell office:value-type="float" office:value="92620.5223955811" calcext:value-type="float">
            <text:p>92620,5223955811</text:p>
          </table:table-cell>
        </table:table-row>
        <table:table-row table:style-name="ro2">
          <table:table-cell office:value-type="float" office:value="52.32" calcext:value-type="float">
            <text:p>52,32</text:p>
          </table:table-cell>
          <table:table-cell office:value-type="float" office:value="9943.8206611364" calcext:value-type="float">
            <text:p>9943,8206611364</text:p>
          </table:table-cell>
          <table:table-cell office:value-type="float" office:value="8765.6772911008" calcext:value-type="float">
            <text:p>8765,6772911008</text:p>
          </table:table-cell>
          <table:table-cell office:value-type="float" office:value="73900.4564070569" calcext:value-type="float">
            <text:p>73900,4564070569</text:p>
          </table:table-cell>
          <table:table-cell office:value-type="float" office:value="7390.0456407057" calcext:value-type="float">
            <text:p>7390,0456407057</text:p>
          </table:table-cell>
          <table:table-cell office:value-type="float" office:value="92609.9543592942" calcext:value-type="float">
            <text:p>92609,9543592942</text:p>
          </table:table-cell>
        </table:table-row>
        <table:table-row table:style-name="ro2">
          <table:table-cell office:value-type="float" office:value="52.44" calcext:value-type="float">
            <text:p>52,44</text:p>
          </table:table-cell>
          <table:table-cell office:value-type="float" office:value="9910.1504823189" calcext:value-type="float">
            <text:p>9910,1504823189</text:p>
          </table:table-cell>
          <table:table-cell office:value-type="float" office:value="8684.1791477049" calcext:value-type="float">
            <text:p>8684,1791477049</text:p>
          </table:table-cell>
          <table:table-cell office:value-type="float" office:value="74005.1548817964" calcext:value-type="float">
            <text:p>74005,1548817964</text:p>
          </table:table-cell>
          <table:table-cell office:value-type="float" office:value="7400.5154881796" calcext:value-type="float">
            <text:p>7400,5154881796</text:p>
          </table:table-cell>
          <table:table-cell office:value-type="float" office:value="92599.4845118202" calcext:value-type="float">
            <text:p>92599,4845118202</text:p>
          </table:table-cell>
        </table:table-row>
        <table:table-row table:style-name="ro2">
          <table:table-cell office:value-type="float" office:value="52.56" calcext:value-type="float">
            <text:p>52,56</text:p>
          </table:table-cell>
          <table:table-cell office:value-type="float" office:value="9876.9022473596" calcext:value-type="float">
            <text:p>9876,9022473596</text:p>
          </table:table-cell>
          <table:table-cell office:value-type="float" office:value="8603.3305459783" calcext:value-type="float">
            <text:p>8603,3305459783</text:p>
          </table:table-cell>
          <table:table-cell office:value-type="float" office:value="74108.8792787836" calcext:value-type="float">
            <text:p>74108,8792787836</text:p>
          </table:table-cell>
          <table:table-cell office:value-type="float" office:value="7410.8879278784" calcext:value-type="float">
            <text:p>7410,8879278784</text:p>
          </table:table-cell>
          <table:table-cell office:value-type="float" office:value="92589.1120721215" calcext:value-type="float">
            <text:p>92589,1120721215</text:p>
          </table:table-cell>
        </table:table-row>
        <table:table-row table:style-name="ro2">
          <table:table-cell office:value-type="float" office:value="52.68" calcext:value-type="float">
            <text:p>52,68</text:p>
          </table:table-cell>
          <table:table-cell office:value-type="float" office:value="9844.0700931863" calcext:value-type="float">
            <text:p>9844,0700931863</text:p>
          </table:table-cell>
          <table:table-cell office:value-type="float" office:value="8523.1287927557" calcext:value-type="float">
            <text:p>8523,1287927557</text:p>
          </table:table-cell>
          <table:table-cell office:value-type="float" office:value="74211.6373764163" calcext:value-type="float">
            <text:p>74211,6373764163</text:p>
          </table:table-cell>
          <table:table-cell office:value-type="float" office:value="7421.1637376416" calcext:value-type="float">
            <text:p>7421,1637376416</text:p>
          </table:table-cell>
          <table:table-cell office:value-type="float" office:value="92578.8362623582" calcext:value-type="float">
            <text:p>92578,8362623582</text:p>
          </table:table-cell>
        </table:table-row>
        <table:table-row table:style-name="ro2">
          <table:table-cell office:value-type="float" office:value="52.8" calcext:value-type="float">
            <text:p>52,8</text:p>
          </table:table-cell>
          <table:table-cell office:value-type="float" office:value="9811.6482471236" calcext:value-type="float">
            <text:p>9811,6482471236</text:p>
          </table:table-cell>
          <table:table-cell office:value-type="float" office:value="8443.5711403867" calcext:value-type="float">
            <text:p>8443,5711403867</text:p>
          </table:table-cell>
          <table:table-cell office:value-type="float" office:value="74313.436920445" calcext:value-type="float">
            <text:p>74313,436920445</text:p>
          </table:table-cell>
          <table:table-cell office:value-type="float" office:value="7431.3436920445" calcext:value-type="float">
            <text:p>7431,3436920445</text:p>
          </table:table-cell>
          <table:table-cell office:value-type="float" office:value="92568.6563079553" calcext:value-type="float">
            <text:p>92568,6563079553</text:p>
          </table:table-cell>
        </table:table-row>
        <table:table-row table:style-name="ro2">
          <table:table-cell office:value-type="float" office:value="52.92" calcext:value-type="float">
            <text:p>52,92</text:p>
          </table:table-cell>
          <table:table-cell office:value-type="float" office:value="9779.631025408" calcext:value-type="float">
            <text:p>9779,631025408</text:p>
          </table:table-cell>
          <table:table-cell office:value-type="float" office:value="8364.6547889259" calcext:value-type="float">
            <text:p>8364,6547889259</text:p>
          </table:table-cell>
          <table:table-cell office:value-type="float" office:value="74414.2856233327" calcext:value-type="float">
            <text:p>74414,2856233327</text:p>
          </table:table-cell>
          <table:table-cell office:value-type="float" office:value="7441.4285623333" calcext:value-type="float">
            <text:p>7441,4285623333</text:p>
          </table:table-cell>
          <table:table-cell office:value-type="float" office:value="92558.5714376666" calcext:value-type="float">
            <text:p>92558,5714376666</text:p>
          </table:table-cell>
        </table:table-row>
        <table:table-row table:style-name="ro2">
          <table:table-cell office:value-type="float" office:value="53.04" calcext:value-type="float">
            <text:p>53,04</text:p>
          </table:table-cell>
          <table:table-cell office:value-type="float" office:value="9748.0128317249" calcext:value-type="float">
            <text:p>9748,0128317249</text:p>
          </table:table-cell>
          <table:table-cell office:value-type="float" office:value="8286.3768882714" calcext:value-type="float">
            <text:p>8286,3768882714</text:p>
          </table:table-cell>
          <table:table-cell office:value-type="float" office:value="74514.1911636396" calcext:value-type="float">
            <text:p>74514,1911636396</text:p>
          </table:table-cell>
          <table:table-cell office:value-type="float" office:value="7451.419116364" calcext:value-type="float">
            <text:p>7451,419116364</text:p>
          </table:table-cell>
          <table:table-cell office:value-type="float" office:value="92548.5808836359" calcext:value-type="float">
            <text:p>92548,5808836359</text:p>
          </table:table-cell>
        </table:table-row>
        <table:table-row table:style-name="ro2">
          <table:table-cell office:value-type="float" office:value="53.16" calcext:value-type="float">
            <text:p>53,16</text:p>
          </table:table-cell>
          <table:table-cell office:value-type="float" office:value="9716.7881557702" calcext:value-type="float">
            <text:p>9716,7881557702</text:p>
          </table:table-cell>
          <table:table-cell office:value-type="float" office:value="8208.7345402518" calcext:value-type="float">
            <text:p>8208,7345402518</text:p>
          </table:table-cell>
          <table:table-cell office:value-type="float" office:value="74613.1611854344" calcext:value-type="float">
            <text:p>74613,1611854344</text:p>
          </table:table-cell>
          <table:table-cell office:value-type="float" office:value="7461.3161185434" calcext:value-type="float">
            <text:p>7461,3161185434</text:p>
          </table:table-cell>
          <table:table-cell office:value-type="float" office:value="92538.6838814564" calcext:value-type="float">
            <text:p>92538,6838814564</text:p>
          </table:table-cell>
        </table:table-row>
        <table:table-row table:style-name="ro2">
          <table:table-cell office:value-type="float" office:value="53.28" calcext:value-type="float">
            <text:p>53,28</text:p>
          </table:table-cell>
          <table:table-cell office:value-type="float" office:value="9685.9515718347" calcext:value-type="float">
            <text:p>9685,9515718347</text:p>
          </table:table-cell>
          <table:table-cell office:value-type="float" office:value="8131.7248006628" calcext:value-type="float">
            <text:p>8131,7248006628</text:p>
          </table:table-cell>
          <table:table-cell office:value-type="float" office:value="74711.2032977294" calcext:value-type="float">
            <text:p>74711,2032977294</text:p>
          </table:table-cell>
          <table:table-cell office:value-type="float" office:value="7471.1203297729" calcext:value-type="float">
            <text:p>7471,1203297729</text:p>
          </table:table-cell>
          <table:table-cell office:value-type="float" office:value="92528.8796702269" calcext:value-type="float">
            <text:p>92528,8796702269</text:p>
          </table:table-cell>
        </table:table-row>
        <table:table-row table:style-name="ro2">
          <table:table-cell office:value-type="float" office:value="53.4" calcext:value-type="float">
            <text:p>53,4</text:p>
          </table:table-cell>
          <table:table-cell office:value-type="float" office:value="9655.4977374109" calcext:value-type="float">
            <text:p>9655,4977374109</text:p>
          </table:table-cell>
          <table:table-cell office:value-type="float" office:value="8055.3446812546" calcext:value-type="float">
            <text:p>8055,3446812546</text:p>
          </table:table-cell>
          <table:table-cell office:value-type="float" office:value="74808.3250739403" calcext:value-type="float">
            <text:p>74808,3250739403</text:p>
          </table:table-cell>
          <table:table-cell office:value-type="float" office:value="7480.832507394" calcext:value-type="float">
            <text:p>7480,832507394</text:p>
          </table:table-cell>
          <table:table-cell office:value-type="float" office:value="92519.1674926058" calcext:value-type="float">
            <text:p>92519,1674926058</text:p>
          </table:table-cell>
        </table:table-row>
        <table:table-row table:style-name="ro2">
          <table:table-cell office:value-type="float" office:value="53.52" calcext:value-type="float">
            <text:p>53,52</text:p>
          </table:table-cell>
          <table:table-cell office:value-type="float" office:value="9625.4213918228" calcext:value-type="float">
            <text:p>9625,4213918228</text:p>
          </table:table-cell>
          <table:table-cell office:value-type="float" office:value="7979.5911516711" calcext:value-type="float">
            <text:p>7979,5911516711</text:p>
          </table:table-cell>
          <table:table-cell office:value-type="float" office:value="74904.534051369" calcext:value-type="float">
            <text:p>74904,534051369</text:p>
          </table:table-cell>
          <table:table-cell office:value-type="float" office:value="7490.4534051369" calcext:value-type="float">
            <text:p>7490,4534051369</text:p>
          </table:table-cell>
          <table:table-cell office:value-type="float" office:value="92509.546594863" calcext:value-type="float">
            <text:p>92509,546594863</text:p>
          </table:table-cell>
        </table:table-row>
        <table:table-row table:style-name="ro2">
          <table:table-cell office:value-type="float" office:value="53.64" calcext:value-type="float">
            <text:p>53,64</text:p>
          </table:table-cell>
          <table:table-cell office:value-type="float" office:value="9595.7173548774" calcext:value-type="float">
            <text:p>9595,7173548774</text:p>
          </table:table-cell>
          <table:table-cell office:value-type="float" office:value="7904.4611413413" calcext:value-type="float">
            <text:p>7904,4611413413</text:p>
          </table:table-cell>
          <table:table-cell office:value-type="float" office:value="74999.8377307101" calcext:value-type="float">
            <text:p>74999,8377307101</text:p>
          </table:table-cell>
          <table:table-cell office:value-type="float" office:value="7499.983773071" calcext:value-type="float">
            <text:p>7499,983773071</text:p>
          </table:table-cell>
          <table:table-cell office:value-type="float" office:value="92500.0162269289" calcext:value-type="float">
            <text:p>92500,0162269289</text:p>
          </table:table-cell>
        </table:table-row>
        <table:table-row table:style-name="ro2">
          <table:table-cell office:value-type="float" office:value="53.76" calcext:value-type="float">
            <text:p>53,76</text:p>
          </table:table-cell>
          <table:table-cell office:value-type="float" office:value="9566.3805255389" calcext:value-type="float">
            <text:p>9566,3805255389</text:p>
          </table:table-cell>
          <table:table-cell office:value-type="float" office:value="7829.9515413237" calcext:value-type="float">
            <text:p>7829,9515413237</text:p>
          </table:table-cell>
          <table:table-cell office:value-type="float" office:value="75094.2435755792" calcext:value-type="float">
            <text:p>75094,2435755792</text:p>
          </table:table-cell>
          <table:table-cell office:value-type="float" office:value="7509.4243575579" calcext:value-type="float">
            <text:p>7509,4243575579</text:p>
          </table:table-cell>
          <table:table-cell office:value-type="float" office:value="92490.575642442" calcext:value-type="float">
            <text:p>92490,575642442</text:p>
          </table:table-cell>
        </table:table-row>
        <table:table-row table:style-name="ro2">
          <table:table-cell office:value-type="float" office:value="53.88" calcext:value-type="float">
            <text:p>53,88</text:p>
          </table:table-cell>
          <table:table-cell office:value-type="float" office:value="9537.4058806238" calcext:value-type="float">
            <text:p>9537,4058806238</text:p>
          </table:table-cell>
          <table:table-cell office:value-type="float" office:value="7756.0592061064" calcext:value-type="float">
            <text:p>7756,0592061064</text:p>
          </table:table-cell>
          <table:table-cell office:value-type="float" office:value="75187.7590120634" calcext:value-type="float">
            <text:p>75187,7590120634</text:p>
          </table:table-cell>
          <table:table-cell office:value-type="float" office:value="7518.7759012063" calcext:value-type="float">
            <text:p>7518,7759012063</text:p>
          </table:table-cell>
          <table:table-cell office:value-type="float" office:value="92481.2240987935" calcext:value-type="float">
            <text:p>92481,2240987935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9508.7884735175" calcext:value-type="float">
            <text:p>9508,7884735175</text:p>
          </table:table-cell>
          <table:table-cell office:value-type="float" office:value="7682.7809553602" calcext:value-type="float">
            <text:p>7682,7809553602</text:p>
          </table:table-cell>
          <table:table-cell office:value-type="float" office:value="75280.3914282929" calcext:value-type="float">
            <text:p>75280,3914282929</text:p>
          </table:table-cell>
          <table:table-cell office:value-type="float" office:value="7528.0391428293" calcext:value-type="float">
            <text:p>7528,0391428293</text:p>
          </table:table-cell>
          <table:table-cell office:value-type="float" office:value="92471.9608571706" calcext:value-type="float">
            <text:p>92471,9608571706</text:p>
          </table:table-cell>
        </table:table-row>
        <table:table-row table:style-name="ro2">
          <table:table-cell office:value-type="float" office:value="54.12" calcext:value-type="float">
            <text:p>54,12</text:p>
          </table:table-cell>
          <table:table-cell office:value-type="float" office:value="9480.5234329127" calcext:value-type="float">
            <text:p>9480,5234329127</text:p>
          </table:table-cell>
          <table:table-cell office:value-type="float" office:value="7610.1135756501" calcext:value-type="float">
            <text:p>7610,1135756501</text:p>
          </table:table-cell>
          <table:table-cell office:value-type="float" office:value="75372.1481740336" calcext:value-type="float">
            <text:p>75372,1481740336</text:p>
          </table:table-cell>
          <table:table-cell office:value-type="float" office:value="7537.2148174034" calcext:value-type="float">
            <text:p>7537,2148174034</text:p>
          </table:table-cell>
          <table:table-cell office:value-type="float" office:value="92462.7851825965" calcext:value-type="float">
            <text:p>92462,7851825965</text:p>
          </table:table-cell>
        </table:table-row>
        <table:table-row table:style-name="ro2">
          <table:table-cell office:value-type="float" office:value="54.24" calcext:value-type="float">
            <text:p>54,24</text:p>
          </table:table-cell>
          <table:table-cell office:value-type="float" office:value="9452.605961568" calcext:value-type="float">
            <text:p>9452,605961568</text:p>
          </table:table-cell>
          <table:table-cell office:value-type="float" office:value="7538.0538221018" calcext:value-type="float">
            <text:p>7538,0538221018</text:p>
          </table:table-cell>
          <table:table-cell office:value-type="float" office:value="75463.0365603001" calcext:value-type="float">
            <text:p>75463,0365603001</text:p>
          </table:table-cell>
          <table:table-cell office:value-type="float" office:value="7546.30365603" calcext:value-type="float">
            <text:p>7546,30365603</text:p>
          </table:table-cell>
          <table:table-cell office:value-type="float" office:value="92453.6963439699" calcext:value-type="float">
            <text:p>92453,6963439699</text:p>
          </table:table-cell>
        </table:table-row>
        <table:table-row table:style-name="ro2">
          <table:table-cell office:value-type="float" office:value="54.36" calcext:value-type="float">
            <text:p>54,36</text:p>
          </table:table-cell>
          <table:table-cell office:value-type="float" office:value="9425.0313350866" calcext:value-type="float">
            <text:p>9425,0313350866</text:p>
          </table:table-cell>
          <table:table-cell office:value-type="float" office:value="7466.5984200268" calcext:value-type="float">
            <text:p>7466,5984200268</text:p>
          </table:table-cell>
          <table:table-cell office:value-type="float" office:value="75553.0638589876" calcext:value-type="float">
            <text:p>75553,0638589876</text:p>
          </table:table-cell>
          <table:table-cell office:value-type="float" office:value="7555.3063858988" calcext:value-type="float">
            <text:p>7555,3063858988</text:p>
          </table:table-cell>
          <table:table-cell office:value-type="float" office:value="92444.6936141012" calcext:value-type="float">
            <text:p>92444,6936141012</text:p>
          </table:table-cell>
        </table:table-row>
        <table:table-row table:style-name="ro2">
          <table:table-cell office:value-type="float" office:value="54.48" calcext:value-type="float">
            <text:p>54,48</text:p>
          </table:table-cell>
          <table:table-cell office:value-type="float" office:value="9397.7949007167" calcext:value-type="float">
            <text:p>9397,7949007167</text:p>
          </table:table-cell>
          <table:table-cell office:value-type="float" office:value="7395.7440665062" calcext:value-type="float">
            <text:p>7395,7440665062</text:p>
          </table:table-cell>
          <table:table-cell office:value-type="float" office:value="75642.2373025245" calcext:value-type="float">
            <text:p>75642,2373025245</text:p>
          </table:table-cell>
          <table:table-cell office:value-type="float" office:value="7564.2237302524" calcext:value-type="float">
            <text:p>7564,2237302524</text:p>
          </table:table-cell>
          <table:table-cell office:value-type="float" office:value="92435.7762697475" calcext:value-type="float">
            <text:p>92435,7762697475</text:p>
          </table:table-cell>
        </table:table-row>
        <table:table-row table:style-name="ro2">
          <table:table-cell office:value-type="float" office:value="54.6" calcext:value-type="float">
            <text:p>54,6</text:p>
          </table:table-cell>
          <table:table-cell office:value-type="float" office:value="9370.8920761702" calcext:value-type="float">
            <text:p>9370,8920761702</text:p>
          </table:table-cell>
          <table:table-cell office:value-type="float" office:value="7325.4874319333" calcext:value-type="float">
            <text:p>7325,4874319333</text:p>
          </table:table-cell>
          <table:table-cell office:value-type="float" office:value="75730.5640835421" calcext:value-type="float">
            <text:p>75730,5640835421</text:p>
          </table:table-cell>
          <table:table-cell office:value-type="float" office:value="7573.0564083542" calcext:value-type="float">
            <text:p>7573,0564083542</text:p>
          </table:table-cell>
          <table:table-cell office:value-type="float" office:value="92426.9435916457" calcext:value-type="float">
            <text:p>92426,9435916457</text:p>
          </table:table-cell>
        </table:table-row>
        <table:table-row table:style-name="ro2">
          <table:table-cell office:value-type="float" office:value="54.72" calcext:value-type="float">
            <text:p>54,72</text:p>
          </table:table-cell>
          <table:table-cell office:value-type="float" office:value="9344.3183484625" calcext:value-type="float">
            <text:p>9344,3183484625</text:p>
          </table:table-cell>
          <table:table-cell office:value-type="float" office:value="7255.825161517" calcext:value-type="float">
            <text:p>7255,825161517</text:p>
          </table:table-cell>
          <table:table-cell office:value-type="float" office:value="75818.051354564" calcext:value-type="float">
            <text:p>75818,051354564</text:p>
          </table:table-cell>
          <table:table-cell office:value-type="float" office:value="7581.8051354564" calcext:value-type="float">
            <text:p>7581,8051354564</text:p>
          </table:table-cell>
          <table:table-cell office:value-type="float" office:value="92418.1948645435" calcext:value-type="float">
            <text:p>92418,1948645435</text:p>
          </table:table-cell>
        </table:table-row>
        <table:table-row table:style-name="ro2">
          <table:table-cell office:value-type="float" office:value="54.84" calcext:value-type="float">
            <text:p>54,84</text:p>
          </table:table-cell>
          <table:table-cell office:value-type="float" office:value="9318.0692727703" calcext:value-type="float">
            <text:p>9318,0692727703</text:p>
          </table:table-cell>
          <table:table-cell office:value-type="float" office:value="7186.7538767458" calcext:value-type="float">
            <text:p>7186,7538767458</text:p>
          </table:table-cell>
          <table:table-cell office:value-type="float" office:value="75904.7062277125" calcext:value-type="float">
            <text:p>75904,7062277125</text:p>
          </table:table-cell>
          <table:table-cell office:value-type="float" office:value="7590.4706227712" calcext:value-type="float">
            <text:p>7590,4706227712</text:p>
          </table:table-cell>
          <table:table-cell office:value-type="float" office:value="92409.5293772286" calcext:value-type="float">
            <text:p>92409,5293772286</text:p>
          </table:table-cell>
        </table:table-row>
        <table:table-row table:style-name="ro2">
          <table:table-cell office:value-type="float" office:value="54.96" calcext:value-type="float">
            <text:p>54,96</text:p>
          </table:table-cell>
          <table:table-cell office:value-type="float" office:value="9292.1404713103" calcext:value-type="float">
            <text:p>9292,1404713103</text:p>
          </table:table-cell>
          <table:table-cell office:value-type="float" office:value="7118.2701768139" calcext:value-type="float">
            <text:p>7118,2701768139</text:p>
          </table:table-cell>
          <table:table-cell office:value-type="float" office:value="75990.5357744325" calcext:value-type="float">
            <text:p>75990,5357744325</text:p>
          </table:table-cell>
          <table:table-cell office:value-type="float" office:value="7599.0535774432" calcext:value-type="float">
            <text:p>7599,0535774432</text:p>
          </table:table-cell>
          <table:table-cell office:value-type="float" office:value="92400.9464225566" calcext:value-type="float">
            <text:p>92400,9464225566</text:p>
          </table:table-cell>
        </table:table-row>
        <table:table-row table:style-name="ro2">
          <table:table-cell office:value-type="float" office:value="55.08" calcext:value-type="float">
            <text:p>55,08</text:p>
          </table:table-cell>
          <table:table-cell office:value-type="float" office:value="9266.5276322347" calcext:value-type="float">
            <text:p>9266,5276322347</text:p>
          </table:table-cell>
          <table:table-cell office:value-type="float" office:value="7050.3706400095" calcext:value-type="float">
            <text:p>7050,3706400095</text:p>
          </table:table-cell>
          <table:table-cell office:value-type="float" office:value="76075.5470252324" calcext:value-type="float">
            <text:p>76075,5470252324</text:p>
          </table:table-cell>
          <table:table-cell office:value-type="float" office:value="7607.5547025232" calcext:value-type="float">
            <text:p>7607,5547025232</text:p>
          </table:table-cell>
          <table:table-cell office:value-type="float" office:value="92392.4452974766" calcext:value-type="float">
            <text:p>92392,4452974766</text:p>
          </table:table-cell>
        </table:table-row>
        <table:table-row table:style-name="ro2">
          <table:table-cell office:value-type="float" office:value="55.2" calcext:value-type="float">
            <text:p>55,2</text:p>
          </table:table-cell>
          <table:table-cell office:value-type="float" office:value="9241.226508547" calcext:value-type="float">
            <text:p>9241,226508547</text:p>
          </table:table-cell>
          <table:table-cell office:value-type="float" office:value="6983.0518250672" calcext:value-type="float">
            <text:p>6983,0518250672</text:p>
          </table:table-cell>
          <table:table-cell office:value-type="float" office:value="76159.7469694415" calcext:value-type="float">
            <text:p>76159,7469694415</text:p>
          </table:table-cell>
          <table:table-cell office:value-type="float" office:value="7615.9746969441" calcext:value-type="float">
            <text:p>7615,9746969441</text:p>
          </table:table-cell>
          <table:table-cell office:value-type="float" office:value="92384.0253030557" calcext:value-type="float">
            <text:p>92384,0253030557</text:p>
          </table:table-cell>
        </table:table-row>
        <table:table-row table:style-name="ro2">
          <table:table-cell office:value-type="float" office:value="55.32" calcext:value-type="float">
            <text:p>55,32</text:p>
          </table:table-cell>
          <table:table-cell office:value-type="float" office:value="9216.2329170352" calcext:value-type="float">
            <text:p>9216,2329170352</text:p>
          </table:table-cell>
          <table:table-cell office:value-type="float" office:value="6916.3102724834" calcext:value-type="float">
            <text:p>6916,3102724834</text:p>
          </table:table-cell>
          <table:table-cell office:value-type="float" office:value="76243.142554983" calcext:value-type="float">
            <text:p>76243,142554983</text:p>
          </table:table-cell>
          <table:table-cell office:value-type="float" office:value="7624.3142554983" calcext:value-type="float">
            <text:p>7624,3142554983</text:p>
          </table:table-cell>
          <table:table-cell office:value-type="float" office:value="92375.6857445015" calcext:value-type="float">
            <text:p>92375,6857445015</text:p>
          </table:table-cell>
        </table:table-row>
        <table:table-row table:style-name="ro2">
          <table:table-cell office:value-type="float" office:value="55.44" calcext:value-type="float">
            <text:p>55,44</text:p>
          </table:table-cell>
          <table:table-cell office:value-type="float" office:value="9191.5427372232" calcext:value-type="float">
            <text:p>9191,5427372232</text:p>
          </table:table-cell>
          <table:table-cell office:value-type="float" office:value="6850.1425057973" calcext:value-type="float">
            <text:p>6850,1425057973</text:p>
          </table:table-cell>
          <table:table-cell office:value-type="float" office:value="76325.7406881631" calcext:value-type="float">
            <text:p>76325,7406881631</text:p>
          </table:table-cell>
          <table:table-cell office:value-type="float" office:value="7632.5740688163" calcext:value-type="float">
            <text:p>7632,5740688163</text:p>
          </table:table-cell>
          <table:table-cell office:value-type="float" office:value="92367.4259311835" calcext:value-type="float">
            <text:p>92367,4259311835</text:p>
          </table:table-cell>
        </table:table-row>
        <table:table-row table:style-name="ro2">
          <table:table-cell office:value-type="float" office:value="55.56" calcext:value-type="float">
            <text:p>55,56</text:p>
          </table:table-cell>
          <table:table-cell office:value-type="float" office:value="9167.1519103399" calcext:value-type="float">
            <text:p>9167,1519103399</text:p>
          </table:table-cell>
          <table:table-cell office:value-type="float" office:value="6784.5450328375" calcext:value-type="float">
            <text:p>6784,5450328375</text:p>
          </table:table-cell>
          <table:table-cell office:value-type="float" office:value="76407.548233475" calcext:value-type="float">
            <text:p>76407,548233475</text:p>
          </table:table-cell>
          <table:table-cell office:value-type="float" office:value="7640.7548233475" calcext:value-type="float">
            <text:p>7640,7548233475</text:p>
          </table:table-cell>
          <table:table-cell office:value-type="float" office:value="92359.2451766524" calcext:value-type="float">
            <text:p>92359,2451766524</text:p>
          </table:table-cell>
        </table:table-row>
        <table:table-row table:style-name="ro2">
          <table:table-cell office:value-type="float" office:value="55.68" calcext:value-type="float">
            <text:p>55,68</text:p>
          </table:table-cell>
          <table:table-cell office:value-type="float" office:value="9143.056438306" calcext:value-type="float">
            <text:p>9143,056438306</text:p>
          </table:table-cell>
          <table:table-cell office:value-type="float" office:value="6719.5143469347" calcext:value-type="float">
            <text:p>6719,5143469347</text:p>
          </table:table-cell>
          <table:table-cell office:value-type="float" office:value="76488.5720134175" calcext:value-type="float">
            <text:p>76488,5720134175</text:p>
          </table:table-cell>
          <table:table-cell office:value-type="float" office:value="7648.8572013417" calcext:value-type="float">
            <text:p>7648,8572013417</text:p>
          </table:table-cell>
          <table:table-cell office:value-type="float" office:value="92351.1427986581" calcext:value-type="float">
            <text:p>92351,1427986581</text:p>
          </table:table-cell>
        </table:table-row>
        <table:table-row table:style-name="ro2">
          <table:table-cell office:value-type="float" office:value="55.8" calcext:value-type="float">
            <text:p>55,8</text:p>
          </table:table-cell>
          <table:table-cell office:value-type="float" office:value="9119.2523827376" calcext:value-type="float">
            <text:p>9119,2523827376</text:p>
          </table:table-cell>
          <table:table-cell office:value-type="float" office:value="6655.0469281011" calcext:value-type="float">
            <text:p>6655,0469281011</text:p>
          </table:table-cell>
          <table:table-cell office:value-type="float" office:value="76568.8188083283" calcext:value-type="float">
            <text:p>76568,8188083283</text:p>
          </table:table-cell>
          <table:table-cell office:value-type="float" office:value="7656.8818808328" calcext:value-type="float">
            <text:p>7656,8818808328</text:p>
          </table:table-cell>
          <table:table-cell office:value-type="float" office:value="92343.118119167" calcext:value-type="float">
            <text:p>92343,118119167</text:p>
          </table:table-cell>
        </table:table-row>
        <table:table-row table:style-name="ro2">
          <table:table-cell office:value-type="float" office:value="55.92" calcext:value-type="float">
            <text:p>55,92</text:p>
          </table:table-cell>
          <table:table-cell office:value-type="float" office:value="9095.7358639673" calcext:value-type="float">
            <text:p>9095,7358639673</text:p>
          </table:table-cell>
          <table:table-cell office:value-type="float" office:value="6591.1392441781" calcext:value-type="float">
            <text:p>6591,1392441781</text:p>
          </table:table-cell>
          <table:table-cell office:value-type="float" office:value="76648.2953562313" calcext:value-type="float">
            <text:p>76648,2953562313</text:p>
          </table:table-cell>
          <table:table-cell office:value-type="float" office:value="7664.8295356231" calcext:value-type="float">
            <text:p>7664,8295356231</text:p>
          </table:table-cell>
          <table:table-cell office:value-type="float" office:value="92335.1704643767" calcext:value-type="float">
            <text:p>92335,1704643767</text:p>
          </table:table-cell>
        </table:table-row>
        <table:table-row table:style-name="ro2">
          <table:table-cell office:value-type="float" office:value="56.04" calcext:value-type="float">
            <text:p>56,04</text:p>
          </table:table-cell>
          <table:table-cell office:value-type="float" office:value="9072.5030600814" calcext:value-type="float">
            <text:p>9072,5030600814</text:p>
          </table:table-cell>
          <table:table-cell office:value-type="float" office:value="6527.787751952" calcext:value-type="float">
            <text:p>6527,787751952</text:p>
          </table:table-cell>
          <table:table-cell office:value-type="float" office:value="76727.0083526967" calcext:value-type="float">
            <text:p>76727,0083526967</text:p>
          </table:table-cell>
          <table:table-cell office:value-type="float" office:value="7672.7008352697" calcext:value-type="float">
            <text:p>7672,7008352697</text:p>
          </table:table-cell>
          <table:table-cell office:value-type="float" office:value="92327.2991647302" calcext:value-type="float">
            <text:p>92327,2991647302</text:p>
          </table:table-cell>
        </table:table-row>
        <table:table-row table:style-name="ro2">
          <table:table-cell office:value-type="float" office:value="56.16" calcext:value-type="float">
            <text:p>56,16</text:p>
          </table:table-cell>
          <table:table-cell office:value-type="float" office:value="9049.5502059737" calcext:value-type="float">
            <text:p>9049,5502059737</text:p>
          </table:table-cell>
          <table:table-cell office:value-type="float" office:value="6464.9888982391" calcext:value-type="float">
            <text:p>6464,9888982391</text:p>
          </table:table-cell>
          <table:table-cell office:value-type="float" office:value="76804.9644507156" calcext:value-type="float">
            <text:p>76804,9644507156</text:p>
          </table:table-cell>
          <table:table-cell office:value-type="float" office:value="7680.4964450715" calcext:value-type="float">
            <text:p>7680,4964450715</text:p>
          </table:table-cell>
          <table:table-cell office:value-type="float" office:value="92319.5035549283" calcext:value-type="float">
            <text:p>92319,5035549283</text:p>
          </table:table-cell>
        </table:table-row>
        <table:table-row table:style-name="ro2">
          <table:table-cell office:value-type="float" office:value="56.28" calcext:value-type="float">
            <text:p>56,28</text:p>
          </table:table-cell>
          <table:table-cell office:value-type="float" office:value="9026.8735924158" calcext:value-type="float">
            <text:p>9026,8735924158</text:p>
          </table:table-cell>
          <table:table-cell office:value-type="float" office:value="6402.7391209396" calcext:value-type="float">
            <text:p>6402,7391209396</text:p>
          </table:table-cell>
          <table:table-cell office:value-type="float" office:value="76882.1702605859" calcext:value-type="float">
            <text:p>76882,1702605859</text:p>
          </table:table-cell>
          <table:table-cell office:value-type="float" office:value="7688.2170260586" calcext:value-type="float">
            <text:p>7688,2170260586</text:p>
          </table:table-cell>
          <table:table-cell office:value-type="float" office:value="92311.7829739413" calcext:value-type="float">
            <text:p>92311,7829739413</text:p>
          </table:table-cell>
        </table:table-row>
        <table:table-row table:style-name="ro2">
          <table:table-cell office:value-type="float" office:value="56.4" calcext:value-type="float">
            <text:p>56,4</text:p>
          </table:table-cell>
          <table:table-cell office:value-type="float" office:value="9004.4695651428" calcext:value-type="float">
            <text:p>9004,4695651428</text:p>
          </table:table-cell>
          <table:table-cell office:value-type="float" office:value="6341.0348500636" calcext:value-type="float">
            <text:p>6341,0348500636</text:p>
          </table:table-cell>
          <table:table-cell office:value-type="float" office:value="76958.6323498122" calcext:value-type="float">
            <text:p>76958,6323498122</text:p>
          </table:table-cell>
          <table:table-cell office:value-type="float" office:value="7695.8632349812" calcext:value-type="float">
            <text:p>7695,8632349812</text:p>
          </table:table-cell>
          <table:table-cell office:value-type="float" office:value="92304.1367650186" calcext:value-type="float">
            <text:p>92304,1367650186</text:p>
          </table:table-cell>
        </table:table-row>
        <table:table-row table:style-name="ro2">
          <table:table-cell office:value-type="float" office:value="56.52" calcext:value-type="float">
            <text:p>56,52</text:p>
          </table:table-cell>
          <table:table-cell office:value-type="float" office:value="8982.3345239551" calcext:value-type="float">
            <text:p>8982,3345239551</text:p>
          </table:table-cell>
          <table:table-cell office:value-type="float" office:value="6279.8725087262" calcext:value-type="float">
            <text:p>6279,8725087262</text:p>
          </table:table-cell>
          <table:table-cell office:value-type="float" office:value="77034.3572430169" calcext:value-type="float">
            <text:p>77034,3572430169</text:p>
          </table:table-cell>
          <table:table-cell office:value-type="float" office:value="7703.4357243017" calcext:value-type="float">
            <text:p>7703,4357243017</text:p>
          </table:table-cell>
          <table:table-cell office:value-type="float" office:value="92296.5642756982" calcext:value-type="float">
            <text:p>92296,5642756982</text:p>
          </table:table-cell>
        </table:table-row>
        <table:table-row table:style-name="ro2">
          <table:table-cell office:value-type="float" office:value="56.64" calcext:value-type="float">
            <text:p>56,64</text:p>
          </table:table-cell>
          <table:table-cell office:value-type="float" office:value="8960.464921835" calcext:value-type="float">
            <text:p>8960,464921835</text:p>
          </table:table-cell>
          <table:table-cell office:value-type="float" office:value="6219.2485141155" calcext:value-type="float">
            <text:p>6219,2485141155</text:p>
          </table:table-cell>
          <table:table-cell office:value-type="float" office:value="77109.3514218631" calcext:value-type="float">
            <text:p>77109,3514218631</text:p>
          </table:table-cell>
          <table:table-cell office:value-type="float" office:value="7710.9351421863" calcext:value-type="float">
            <text:p>7710,9351421863</text:p>
          </table:table-cell>
          <table:table-cell office:value-type="float" office:value="92289.0648578135" calcext:value-type="float">
            <text:p>92289,0648578135</text:p>
          </table:table-cell>
        </table:table-row>
        <table:table-row table:style-name="ro2">
          <table:table-cell office:value-type="float" office:value="56.76" calcext:value-type="float">
            <text:p>56,76</text:p>
          </table:table-cell>
          <table:table-cell office:value-type="float" office:value="8938.8572640789" calcext:value-type="float">
            <text:p>8938,8572640789</text:p>
          </table:table-cell>
          <table:table-cell office:value-type="float" office:value="6159.1592784327" calcext:value-type="float">
            <text:p>6159,1592784327</text:p>
          </table:table-cell>
          <table:table-cell office:value-type="float" office:value="77183.6213249893" calcext:value-type="float">
            <text:p>77183,6213249893</text:p>
          </table:table-cell>
          <table:table-cell office:value-type="float" office:value="7718.3621324989" calcext:value-type="float">
            <text:p>7718,3621324989</text:p>
          </table:table-cell>
          <table:table-cell office:value-type="float" office:value="92281.6378675009" calcext:value-type="float">
            <text:p>92281,6378675009</text:p>
          </table:table-cell>
        </table:table-row>
        <table:table-row table:style-name="ro2">
          <table:table-cell office:value-type="float" office:value="56.88" calcext:value-type="float">
            <text:p>56,88</text:p>
          </table:table-cell>
          <table:table-cell office:value-type="float" office:value="8917.5081074446" calcext:value-type="float">
            <text:p>8917,5081074446</text:p>
          </table:table-cell>
          <table:table-cell office:value-type="float" office:value="6099.6012098045" calcext:value-type="float">
            <text:p>6099,6012098045</text:p>
          </table:table-cell>
          <table:table-cell office:value-type="float" office:value="77257.1733479552" calcext:value-type="float">
            <text:p>77257,1733479552</text:p>
          </table:table-cell>
          <table:table-cell office:value-type="float" office:value="7725.7173347955" calcext:value-type="float">
            <text:p>7725,7173347955</text:p>
          </table:table-cell>
          <table:table-cell office:value-type="float" office:value="92274.2826652043" calcext:value-type="float">
            <text:p>92274,282665204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8896.4140593124" calcext:value-type="float">
            <text:p>8896,4140593124</text:p>
          </table:table-cell>
          <table:table-cell office:value-type="float" office:value="6040.5707131698" calcext:value-type="float">
            <text:p>6040,5707131698</text:p>
          </table:table-cell>
          <table:table-cell office:value-type="float" office:value="77330.0138431979" calcext:value-type="float">
            <text:p>77330,0138431979</text:p>
          </table:table-cell>
          <table:table-cell office:value-type="float" office:value="7733.0013843198" calcext:value-type="float">
            <text:p>7733,0013843198</text:p>
          </table:table-cell>
          <table:table-cell office:value-type="float" office:value="92266.9986156801" calcext:value-type="float">
            <text:p>92266,9986156801</text:p>
          </table:table-cell>
        </table:table-row>
        <table:table-row table:style-name="ro2">
          <table:table-cell office:value-type="float" office:value="57.12" calcext:value-type="float">
            <text:p>57,12</text:p>
          </table:table-cell>
          <table:table-cell office:value-type="float" office:value="8875.5717768617" calcext:value-type="float">
            <text:p>8875,5717768617</text:p>
          </table:table-cell>
          <table:table-cell office:value-type="float" office:value="5982.0641911396" calcext:value-type="float">
            <text:p>5982,0641911396</text:p>
          </table:table-cell>
          <table:table-cell office:value-type="float" office:value="77402.1491199988" calcext:value-type="float">
            <text:p>77402,1491199988</text:p>
          </table:table-cell>
          <table:table-cell office:value-type="float" office:value="7740.2149119999" calcext:value-type="float">
            <text:p>7740,2149119999</text:p>
          </table:table-cell>
          <table:table-cell office:value-type="float" office:value="92259.7850879999" calcext:value-type="float">
            <text:p>92259,7850879999</text:p>
          </table:table-cell>
        </table:table-row>
        <table:table-row table:style-name="ro2">
          <table:table-cell office:value-type="float" office:value="57.24" calcext:value-type="float">
            <text:p>57,24</text:p>
          </table:table-cell>
          <table:table-cell office:value-type="float" office:value="8854.9779662605" calcext:value-type="float">
            <text:p>8854,9779662605</text:p>
          </table:table-cell>
          <table:table-cell office:value-type="float" office:value="5924.0780448322" calcext:value-type="float">
            <text:p>5924,0780448322</text:p>
          </table:table-cell>
          <table:table-cell office:value-type="float" office:value="77473.585444461" calcext:value-type="float">
            <text:p>77473,585444461</text:p>
          </table:table-cell>
          <table:table-cell office:value-type="float" office:value="7747.3585444461" calcext:value-type="float">
            <text:p>7747,3585444461</text:p>
          </table:table-cell>
          <table:table-cell office:value-type="float" office:value="92252.6414555537" calcext:value-type="float">
            <text:p>92252,6414555537</text:p>
          </table:table-cell>
        </table:table-row>
        <table:table-row table:style-name="ro2">
          <table:table-cell office:value-type="float" office:value="57.36" calcext:value-type="float">
            <text:p>57,36</text:p>
          </table:table-cell>
          <table:table-cell office:value-type="float" office:value="8834.6293818705" calcext:value-type="float">
            <text:p>8834,6293818705</text:p>
          </table:table-cell>
          <table:table-cell office:value-type="float" office:value="5866.6086746836" calcext:value-type="float">
            <text:p>5866,6086746836</text:p>
          </table:table-cell>
          <table:table-cell office:value-type="float" office:value="77544.3290394962" calcext:value-type="float">
            <text:p>77544,3290394962</text:p>
          </table:table-cell>
          <table:table-cell office:value-type="float" office:value="7754.4329039496" calcext:value-type="float">
            <text:p>7754,4329039496</text:p>
          </table:table-cell>
          <table:table-cell office:value-type="float" office:value="92245.5670960502" calcext:value-type="float">
            <text:p>92245,5670960502</text:p>
          </table:table-cell>
        </table:table-row>
        <table:table-row table:style-name="ro2">
          <table:table-cell office:value-type="float" office:value="57.48" calcext:value-type="float">
            <text:p>57,48</text:p>
          </table:table-cell>
          <table:table-cell office:value-type="float" office:value="8814.522825464" calcext:value-type="float">
            <text:p>8814,522825464</text:p>
          </table:table-cell>
          <table:table-cell office:value-type="float" office:value="5809.6524812328" calcext:value-type="float">
            <text:p>5809,6524812328</text:p>
          </table:table-cell>
          <table:table-cell office:value-type="float" office:value="77614.3860848209" calcext:value-type="float">
            <text:p>77614,3860848209</text:p>
          </table:table-cell>
          <table:table-cell office:value-type="float" office:value="7761.4386084821" calcext:value-type="float">
            <text:p>7761,4386084821</text:p>
          </table:table-cell>
          <table:table-cell office:value-type="float" office:value="92238.5613915177" calcext:value-type="float">
            <text:p>92238,5613915177</text:p>
          </table:table-cell>
        </table:table-row>
        <table:table-row table:style-name="ro2">
          <table:table-cell office:value-type="float" office:value="57.6" calcext:value-type="float">
            <text:p>57,6</text:p>
          </table:table-cell>
          <table:table-cell office:value-type="float" office:value="8794.655145456" calcext:value-type="float">
            <text:p>8794,655145456</text:p>
          </table:table-cell>
          <table:table-cell office:value-type="float" office:value="5753.2058658848" calcext:value-type="float">
            <text:p>5753,2058658848</text:p>
          </table:table-cell>
          <table:table-cell office:value-type="float" office:value="77683.7627169628" calcext:value-type="float">
            <text:p>77683,7627169628</text:p>
          </table:table-cell>
          <table:table-cell office:value-type="float" office:value="7768.3762716963" calcext:value-type="float">
            <text:p>7768,3762716963</text:p>
          </table:table-cell>
          <table:table-cell office:value-type="float" office:value="92231.6237283035" calcext:value-type="float">
            <text:p>92231,6237283035</text:p>
          </table:table-cell>
        </table:table-row>
        <table:table-row table:style-name="ro2">
          <table:table-cell office:value-type="float" office:value="57.72" calcext:value-type="float">
            <text:p>57,72</text:p>
          </table:table-cell>
          <table:table-cell office:value-type="float" office:value="8775.0232361483" calcext:value-type="float">
            <text:p>8775,0232361483</text:p>
          </table:table-cell>
          <table:table-cell office:value-type="float" office:value="5697.2652316491" calcext:value-type="float">
            <text:p>5697,2652316491</text:p>
          </table:table-cell>
          <table:table-cell office:value-type="float" office:value="77752.465029275" calcext:value-type="float">
            <text:p>77752,465029275</text:p>
          </table:table-cell>
          <table:table-cell office:value-type="float" office:value="7775.2465029275" calcext:value-type="float">
            <text:p>7775,2465029275</text:p>
          </table:table-cell>
          <table:table-cell office:value-type="float" office:value="92224.7534970723" calcext:value-type="float">
            <text:p>92224,7534970723</text:p>
          </table:table-cell>
        </table:table-row>
        <table:table-row table:style-name="ro2">
          <table:table-cell office:value-type="float" office:value="57.84" calcext:value-type="float">
            <text:p>57,84</text:p>
          </table:table-cell>
          <table:table-cell office:value-type="float" office:value="8755.6240369871" calcext:value-type="float">
            <text:p>8755,6240369871</text:p>
          </table:table-cell>
          <table:table-cell office:value-type="float" office:value="5641.8269838565" calcext:value-type="float">
            <text:p>5641,8269838565</text:p>
          </table:table-cell>
          <table:table-cell office:value-type="float" office:value="77820.4990719603" calcext:value-type="float">
            <text:p>77820,4990719603</text:p>
          </table:table-cell>
          <table:table-cell office:value-type="float" office:value="7782.049907196" calcext:value-type="float">
            <text:p>7782,049907196</text:p>
          </table:table-cell>
          <table:table-cell office:value-type="float" office:value="92217.9500928038" calcext:value-type="float">
            <text:p>92217,9500928038</text:p>
          </table:table-cell>
        </table:table-row>
        <table:table-row table:style-name="ro2">
          <table:table-cell office:value-type="float" office:value="57.96" calcext:value-type="float">
            <text:p>57,96</text:p>
          </table:table-cell>
          <table:table-cell office:value-type="float" office:value="8736.454531834" calcext:value-type="float">
            <text:p>8736,454531834</text:p>
          </table:table-cell>
          <table:table-cell office:value-type="float" office:value="5586.8875308532" calcext:value-type="float">
            <text:p>5586,8875308532</text:p>
          </table:table-cell>
          <table:table-cell office:value-type="float" office:value="77887.8708521025" calcext:value-type="float">
            <text:p>77887,8708521025</text:p>
          </table:table-cell>
          <table:table-cell office:value-type="float" office:value="7788.7870852102" calcext:value-type="float">
            <text:p>7788,7870852102</text:p>
          </table:table-cell>
          <table:table-cell office:value-type="float" office:value="92211.2129147896" calcext:value-type="float">
            <text:p>92211,2129147896</text:p>
          </table:table-cell>
        </table:table-row>
        <table:table-row table:style-name="ro2">
          <table:table-cell office:value-type="float" office:value="58.08" calcext:value-type="float">
            <text:p>58,08</text:p>
          </table:table-cell>
          <table:table-cell office:value-type="float" office:value="8717.5117482482" calcext:value-type="float">
            <text:p>8717,5117482482</text:p>
          </table:table-cell>
          <table:table-cell office:value-type="float" office:value="5532.4432846737" calcext:value-type="float">
            <text:p>5532,4432846737</text:p>
          </table:table-cell>
          <table:table-cell office:value-type="float" office:value="77954.5863337073" calcext:value-type="float">
            <text:p>77954,5863337073</text:p>
          </table:table-cell>
          <table:table-cell office:value-type="float" office:value="7795.4586333707" calcext:value-type="float">
            <text:p>7795,4586333707</text:p>
          </table:table-cell>
          <table:table-cell office:value-type="float" office:value="92204.5413666291" calcext:value-type="float">
            <text:p>92204,5413666291</text:p>
          </table:table-cell>
        </table:table-row>
        <table:table-row table:style-name="ro2">
          <table:table-cell office:value-type="float" office:value="58.2" calcext:value-type="float">
            <text:p>58,2</text:p>
          </table:table-cell>
          <table:table-cell office:value-type="float" office:value="8698.7927567825" calcext:value-type="float">
            <text:p>8698,7927567825</text:p>
          </table:table-cell>
          <table:table-cell office:value-type="float" office:value="5478.4906616925" calcext:value-type="float">
            <text:p>5478,4906616925</text:p>
          </table:table-cell>
          <table:table-cell office:value-type="float" office:value="78020.65143775" calcext:value-type="float">
            <text:p>78020,65143775</text:p>
          </table:table-cell>
          <table:table-cell office:value-type="float" office:value="7802.065143775" calcext:value-type="float">
            <text:p>7802,065143775</text:p>
          </table:table-cell>
          <table:table-cell office:value-type="float" office:value="92197.9348562248" calcext:value-type="float">
            <text:p>92197,9348562248</text:p>
          </table:table-cell>
        </table:table-row>
        <table:table-row table:style-name="ro2">
          <table:table-cell office:value-type="float" office:value="58.32" calcext:value-type="float">
            <text:p>58,32</text:p>
          </table:table-cell>
          <table:table-cell office:value-type="float" office:value="8680.2946702904" calcext:value-type="float">
            <text:p>8680,2946702904</text:p>
          </table:table-cell>
          <table:table-cell office:value-type="float" office:value="5425.0260832547" calcext:value-type="float">
            <text:p>5425,0260832547</text:p>
          </table:table-cell>
          <table:table-cell office:value-type="float" office:value="78086.0720422317" calcext:value-type="float">
            <text:p>78086,0720422317</text:p>
          </table:table-cell>
          <table:table-cell office:value-type="float" office:value="7808.6072042231" calcext:value-type="float">
            <text:p>7808,6072042231</text:p>
          </table:table-cell>
          <table:table-cell office:value-type="float" office:value="92191.3927957767" calcext:value-type="float">
            <text:p>92191,3927957767</text:p>
          </table:table-cell>
        </table:table-row>
        <table:table-row table:style-name="ro2">
          <table:table-cell office:value-type="float" office:value="58.44" calcext:value-type="float">
            <text:p>58,44</text:p>
          </table:table-cell>
          <table:table-cell office:value-type="float" office:value="8662.0146432461" calcext:value-type="float">
            <text:p>8662,0146432461</text:p>
          </table:table-cell>
          <table:table-cell office:value-type="float" office:value="5372.0459762872" calcext:value-type="float">
            <text:p>5372,0459762872</text:p>
          </table:table-cell>
          <table:table-cell office:value-type="float" office:value="78150.8539822424" calcext:value-type="float">
            <text:p>78150,8539822424</text:p>
          </table:table-cell>
          <table:table-cell office:value-type="float" office:value="7815.0853982242" calcext:value-type="float">
            <text:p>7815,0853982242</text:p>
          </table:table-cell>
          <table:table-cell office:value-type="float" office:value="92184.9146017756" calcext:value-type="float">
            <text:p>92184,9146017756</text:p>
          </table:table-cell>
        </table:table-row>
        <table:table-row table:style-name="ro2">
          <table:table-cell office:value-type="float" office:value="58.56" calcext:value-type="float">
            <text:p>58,56</text:p>
          </table:table-cell>
          <table:table-cell office:value-type="float" office:value="8643.9498710751" calcext:value-type="float">
            <text:p>8643,9498710751</text:p>
          </table:table-cell>
          <table:table-cell office:value-type="float" office:value="5319.5467738897" calcext:value-type="float">
            <text:p>5319,5467738897</text:p>
          </table:table-cell>
          <table:table-cell office:value-type="float" office:value="78215.0030500319" calcext:value-type="float">
            <text:p>78215,0030500319</text:p>
          </table:table-cell>
          <table:table-cell office:value-type="float" office:value="7821.5003050032" calcext:value-type="float">
            <text:p>7821,5003050032</text:p>
          </table:table-cell>
          <table:table-cell office:value-type="float" office:value="92178.4996949967" calcext:value-type="float">
            <text:p>92178,4996949967</text:p>
          </table:table-cell>
        </table:table-row>
        <table:table-row table:style-name="ro2">
          <table:table-cell office:value-type="float" office:value="58.68" calcext:value-type="float">
            <text:p>58,68</text:p>
          </table:table-cell>
          <table:table-cell office:value-type="float" office:value="8626.0975894976" calcext:value-type="float">
            <text:p>8626,0975894976</text:p>
          </table:table-cell>
          <table:table-cell office:value-type="float" office:value="5267.5249159067" calcext:value-type="float">
            <text:p>5267,5249159067</text:p>
          </table:table-cell>
          <table:table-cell office:value-type="float" office:value="78278.5249950869" calcext:value-type="float">
            <text:p>78278,5249950869</text:p>
          </table:table-cell>
          <table:table-cell office:value-type="float" office:value="7827.8524995087" calcext:value-type="float">
            <text:p>7827,8524995087</text:p>
          </table:table-cell>
          <table:table-cell office:value-type="float" office:value="92172.1475004911" calcext:value-type="float">
            <text:p>92172,1475004911</text:p>
          </table:table-cell>
        </table:table-row>
        <table:table-row table:style-name="ro2">
          <table:table-cell office:value-type="float" office:value="58.8" calcext:value-type="float">
            <text:p>58,8</text:p>
          </table:table-cell>
          <table:table-cell office:value-type="float" office:value="8608.4550738823" calcext:value-type="float">
            <text:p>8608,4550738823</text:p>
          </table:table-cell>
          <table:table-cell office:value-type="float" office:value="5215.9768494806" calcext:value-type="float">
            <text:p>5215,9768494806</text:p>
          </table:table-cell>
          <table:table-cell office:value-type="float" office:value="78341.4255242155" calcext:value-type="float">
            <text:p>78341,4255242155</text:p>
          </table:table-cell>
          <table:table-cell office:value-type="float" office:value="7834.1425524215" calcext:value-type="float">
            <text:p>7834,1425524215</text:p>
          </table:table-cell>
          <table:table-cell office:value-type="float" office:value="92165.8574475783" calcext:value-type="float">
            <text:p>92165,8574475783</text:p>
          </table:table-cell>
        </table:table-row>
        <table:table-row table:style-name="ro2">
          <table:table-cell office:value-type="float" office:value="58.92" calcext:value-type="float">
            <text:p>58,92</text:p>
          </table:table-cell>
          <table:table-cell office:value-type="float" office:value="8591.0196386119" calcext:value-type="float">
            <text:p>8591,0196386119</text:p>
          </table:table-cell>
          <table:table-cell office:value-type="float" office:value="5164.8990295863" calcext:value-type="float">
            <text:p>5164,8990295863</text:p>
          </table:table-cell>
          <table:table-cell office:value-type="float" office:value="78403.710301638" calcext:value-type="float">
            <text:p>78403,710301638</text:p>
          </table:table-cell>
          <table:table-cell office:value-type="float" office:value="7840.3710301638" calcext:value-type="float">
            <text:p>7840,3710301638</text:p>
          </table:table-cell>
          <table:table-cell office:value-type="float" office:value="92159.628969836" calcext:value-type="float">
            <text:p>92159,628969836</text:p>
          </table:table-cell>
        </table:table-row>
        <table:table-row table:style-name="ro2">
          <table:table-cell office:value-type="float" office:value="59.04" calcext:value-type="float">
            <text:p>59,04</text:p>
          </table:table-cell>
          <table:table-cell office:value-type="float" office:value="8573.7886364591" calcext:value-type="float">
            <text:p>8573,7886364591</text:p>
          </table:table-cell>
          <table:table-cell office:value-type="float" office:value="5114.2879195487" calcext:value-type="float">
            <text:p>5114,2879195487</text:p>
          </table:table-cell>
          <table:table-cell office:value-type="float" office:value="78465.3849490838" calcext:value-type="float">
            <text:p>78465,3849490838</text:p>
          </table:table-cell>
          <table:table-cell office:value-type="float" office:value="7846.5384949084" calcext:value-type="float">
            <text:p>7846,5384949084</text:p>
          </table:table-cell>
          <table:table-cell office:value-type="float" office:value="92153.4615050914" calcext:value-type="float">
            <text:p>92153,4615050914</text:p>
          </table:table-cell>
        </table:table-row>
        <table:table-row table:style-name="ro2">
          <table:table-cell office:value-type="float" office:value="59.16" calcext:value-type="float">
            <text:p>59,16</text:p>
          </table:table-cell>
          <table:table-cell office:value-type="float" office:value="8556.7594579738" calcext:value-type="float">
            <text:p>8556,7594579738</text:p>
          </table:table-cell>
          <table:table-cell office:value-type="float" office:value="5064.1399915415" calcext:value-type="float">
            <text:p>5064,1399915415</text:p>
          </table:table-cell>
          <table:table-cell office:value-type="float" office:value="78526.4550458951" calcext:value-type="float">
            <text:p>78526,4550458951</text:p>
          </table:table-cell>
          <table:table-cell office:value-type="float" office:value="7852.6455045895" calcext:value-type="float">
            <text:p>7852,6455045895</text:p>
          </table:table-cell>
          <table:table-cell office:value-type="float" office:value="92147.3544954103" calcext:value-type="float">
            <text:p>92147,3544954103</text:p>
          </table:table-cell>
        </table:table-row>
        <table:table-row table:style-name="ro2">
          <table:table-cell office:value-type="float" office:value="59.28" calcext:value-type="float">
            <text:p>59,28</text:p>
          </table:table-cell>
          <table:table-cell office:value-type="float" office:value="8539.9295308808" calcext:value-type="float">
            <text:p>8539,9295308808</text:p>
          </table:table-cell>
          <table:table-cell office:value-type="float" office:value="5014.4517270701" calcext:value-type="float">
            <text:p>5014,4517270701</text:p>
          </table:table-cell>
          <table:table-cell office:value-type="float" office:value="78586.9261291356" calcext:value-type="float">
            <text:p>78586,9261291356</text:p>
          </table:table-cell>
          <table:table-cell office:value-type="float" office:value="7858.6926129135" calcext:value-type="float">
            <text:p>7858,6926129135</text:p>
          </table:table-cell>
          <table:table-cell office:value-type="float" office:value="92141.3073870863" calcext:value-type="float">
            <text:p>92141,3073870863</text:p>
          </table:table-cell>
        </table:table-row>
        <table:table-row table:style-name="ro2">
          <table:table-cell office:value-type="float" office:value="59.4" calcext:value-type="float">
            <text:p>59,4</text:p>
          </table:table-cell>
          <table:table-cell office:value-type="float" office:value="8523.2963194874" calcext:value-type="float">
            <text:p>8523,2963194874</text:p>
          </table:table-cell>
          <table:table-cell office:value-type="float" office:value="4965.2196174369" calcext:value-type="float">
            <text:p>4965,2196174369</text:p>
          </table:table-cell>
          <table:table-cell office:value-type="float" office:value="78646.8036937051" calcext:value-type="float">
            <text:p>78646,8036937051</text:p>
          </table:table-cell>
          <table:table-cell office:value-type="float" office:value="7864.6803693705" calcext:value-type="float">
            <text:p>7864,6803693705</text:p>
          </table:table-cell>
          <table:table-cell office:value-type="float" office:value="92135.3196306293" calcext:value-type="float">
            <text:p>92135,3196306293</text:p>
          </table:table-cell>
        </table:table-row>
        <table:table-row table:style-name="ro2">
          <table:table-cell office:value-type="float" office:value="59.52" calcext:value-type="float">
            <text:p>59,52</text:p>
          </table:table-cell>
          <table:table-cell office:value-type="float" office:value="8506.8573241021" calcext:value-type="float">
            <text:p>8506,8573241021</text:p>
          </table:table-cell>
          <table:table-cell office:value-type="float" office:value="4916.4401641913" calcext:value-type="float">
            <text:p>4916,4401641913</text:p>
          </table:table-cell>
          <table:table-cell office:value-type="float" office:value="78706.0931924605" calcext:value-type="float">
            <text:p>78706,0931924605</text:p>
          </table:table-cell>
          <table:table-cell office:value-type="float" office:value="7870.609319246" calcext:value-type="float">
            <text:p>7870,609319246</text:p>
          </table:table-cell>
          <table:table-cell office:value-type="float" office:value="92129.3906807538" calcext:value-type="float">
            <text:p>92129,3906807538</text:p>
          </table:table-cell>
        </table:table-row>
        <table:table-row table:style-name="ro2">
          <table:table-cell office:value-type="float" office:value="59.64" calcext:value-type="float">
            <text:p>59,64</text:p>
          </table:table-cell>
          <table:table-cell office:value-type="float" office:value="8490.6100804626" calcext:value-type="float">
            <text:p>8490,6100804626</text:p>
          </table:table-cell>
          <table:table-cell office:value-type="float" office:value="4868.1098795627" calcext:value-type="float">
            <text:p>4868,1098795627</text:p>
          </table:table-cell>
          <table:table-cell office:value-type="float" office:value="78764.8000363406" calcext:value-type="float">
            <text:p>78764,8000363406</text:p>
          </table:table-cell>
          <table:table-cell office:value-type="float" office:value="7876.480003634" calcext:value-type="float">
            <text:p>7876,480003634</text:p>
          </table:table-cell>
          <table:table-cell office:value-type="float" office:value="92123.5199963658" calcext:value-type="float">
            <text:p>92123,5199963658</text:p>
          </table:table-cell>
        </table:table-row>
        <table:table-row table:style-name="ro2">
          <table:table-cell office:value-type="float" office:value="59.76" calcext:value-type="float">
            <text:p>59,76</text:p>
          </table:table-cell>
          <table:table-cell office:value-type="float" office:value="8474.5521591738" calcext:value-type="float">
            <text:p>8474,5521591738</text:p>
          </table:table-cell>
          <table:table-cell office:value-type="float" office:value="4820.2252868792" calcext:value-type="float">
            <text:p>4820,2252868792</text:p>
          </table:table-cell>
          <table:table-cell office:value-type="float" office:value="78822.9295944972" calcext:value-type="float">
            <text:p>78822,9295944972</text:p>
          </table:table-cell>
          <table:table-cell office:value-type="float" office:value="7882.2929594497" calcext:value-type="float">
            <text:p>7882,2929594497</text:p>
          </table:table-cell>
          <table:table-cell office:value-type="float" office:value="92117.7070405501" calcext:value-type="float">
            <text:p>92117,7070405501</text:p>
          </table:table-cell>
        </table:table-row>
        <table:table-row table:style-name="ro2">
          <table:table-cell office:value-type="float" office:value="59.88" calcext:value-type="float">
            <text:p>59,88</text:p>
          </table:table-cell>
          <table:table-cell office:value-type="float" office:value="8458.6811651557" calcext:value-type="float">
            <text:p>8458,6811651557</text:p>
          </table:table-cell>
          <table:table-cell office:value-type="float" office:value="4772.7829209703" calcext:value-type="float">
            <text:p>4772,7829209703</text:p>
          </table:table-cell>
          <table:table-cell office:value-type="float" office:value="78880.4871944308" calcext:value-type="float">
            <text:p>78880,4871944308</text:p>
          </table:table-cell>
          <table:table-cell office:value-type="float" office:value="7888.0487194431" calcext:value-type="float">
            <text:p>7888,0487194431</text:p>
          </table:table-cell>
          <table:table-cell office:value-type="float" office:value="92111.9512805568" calcext:value-type="float">
            <text:p>92111,951280556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8442.9947371008" calcext:value-type="float">
            <text:p>8442,9947371008</text:p>
          </table:table-cell>
          <table:table-cell office:value-type="float" office:value="4725.7793285554" calcext:value-type="float">
            <text:p>4725,7793285554</text:p>
          </table:table-cell>
          <table:table-cell office:value-type="float" office:value="78937.4781221307" calcext:value-type="float">
            <text:p>78937,4781221307</text:p>
          </table:table-cell>
          <table:table-cell office:value-type="float" office:value="7893.747812213" calcext:value-type="float">
            <text:p>7893,747812213</text:p>
          </table:table-cell>
          <table:table-cell office:value-type="float" office:value="92106.2521877868" calcext:value-type="float">
            <text:p>92106,2521877868</text:p>
          </table:table-cell>
        </table:table-row>
        <table:table-row table:style-name="ro2">
          <table:table-cell office:value-type="float" office:value="60.12" calcext:value-type="float">
            <text:p>60,12</text:p>
          </table:table-cell>
          <table:table-cell office:value-type="float" office:value="8427.4905469404" calcext:value-type="float">
            <text:p>8427,4905469404</text:p>
          </table:table-cell>
          <table:table-cell office:value-type="float" office:value="4679.2110686176" calcext:value-type="float">
            <text:p>4679,2110686176</text:p>
          </table:table-cell>
          <table:table-cell office:value-type="float" office:value="78993.9076222199" calcext:value-type="float">
            <text:p>78993,9076222199</text:p>
          </table:table-cell>
          <table:table-cell office:value-type="float" office:value="7899.390762222" calcext:value-type="float">
            <text:p>7899,390762222</text:p>
          </table:table-cell>
          <table:table-cell office:value-type="float" office:value="92100.6092377778" calcext:value-type="float">
            <text:p>92100,6092377778</text:p>
          </table:table-cell>
        </table:table-row>
        <table:table-row table:style-name="ro2">
          <table:table-cell office:value-type="float" office:value="60.24" calcext:value-type="float">
            <text:p>60,24</text:p>
          </table:table-cell>
          <table:table-cell office:value-type="float" office:value="8412.166299321" calcext:value-type="float">
            <text:p>8412,166299321</text:p>
          </table:table-cell>
          <table:table-cell office:value-type="float" office:value="4633.0747127636" calcext:value-type="float">
            <text:p>4633,0747127636</text:p>
          </table:table-cell>
          <table:table-cell office:value-type="float" office:value="79049.7808981048" calcext:value-type="float">
            <text:p>79049,7808981048</text:p>
          </table:table-cell>
          <table:table-cell office:value-type="float" office:value="7904.9780898105" calcext:value-type="float">
            <text:p>7904,9780898105</text:p>
          </table:table-cell>
          <table:table-cell office:value-type="float" office:value="92095.0219101893" calcext:value-type="float">
            <text:p>92095,0219101893</text:p>
          </table:table-cell>
        </table:table-row>
        <table:table-row table:style-name="ro2">
          <table:table-cell office:value-type="float" office:value="60.36" calcext:value-type="float">
            <text:p>60,36</text:p>
          </table:table-cell>
          <table:table-cell office:value-type="float" office:value="8397.0197310886" calcext:value-type="float">
            <text:p>8397,0197310886</text:p>
          </table:table-cell>
          <table:table-cell office:value-type="float" office:value="4587.36684557" calcext:value-type="float">
            <text:p>4587,36684557</text:p>
          </table:table-cell>
          <table:table-cell office:value-type="float" office:value="79105.1031121285" calcext:value-type="float">
            <text:p>79105,1031121285</text:p>
          </table:table-cell>
          <table:table-cell office:value-type="float" office:value="7910.5103112128" calcext:value-type="float">
            <text:p>7910,5103112128</text:p>
          </table:table-cell>
          <table:table-cell office:value-type="float" office:value="92089.489688787" calcext:value-type="float">
            <text:p>92089,489688787</text:p>
          </table:table-cell>
        </table:table-row>
        <table:table-row table:style-name="ro2">
          <table:table-cell office:value-type="float" office:value="60.48" calcext:value-type="float">
            <text:p>60,48</text:p>
          </table:table-cell>
          <table:table-cell office:value-type="float" office:value="8382.0486107825" calcext:value-type="float">
            <text:p>8382,0486107825</text:p>
          </table:table-cell>
          <table:table-cell office:value-type="float" office:value="4542.0840649162" calcext:value-type="float">
            <text:p>4542,0840649162</text:p>
          </table:table-cell>
          <table:table-cell office:value-type="float" office:value="79159.8793857284" calcext:value-type="float">
            <text:p>79159,8793857284</text:p>
          </table:table-cell>
          <table:table-cell office:value-type="float" office:value="7915.9879385728" calcext:value-type="float">
            <text:p>7915,9879385728</text:p>
          </table:table-cell>
          <table:table-cell office:value-type="float" office:value="92084.012061427" calcext:value-type="float">
            <text:p>92084,012061427</text:p>
          </table:table-cell>
        </table:table-row>
        <table:table-row table:style-name="ro2">
          <table:table-cell office:value-type="float" office:value="60.6" calcext:value-type="float">
            <text:p>60,6</text:p>
          </table:table-cell>
          <table:table-cell office:value-type="float" office:value="8367.2507381379" calcext:value-type="float">
            <text:p>8367,2507381379</text:p>
          </table:table-cell>
          <table:table-cell office:value-type="float" office:value="4497.2229823043" calcext:value-type="float">
            <text:p>4497,2229823043</text:p>
          </table:table-cell>
          <table:table-cell office:value-type="float" office:value="79214.114799598" calcext:value-type="float">
            <text:p>79214,114799598</text:p>
          </table:table-cell>
          <table:table-cell office:value-type="float" office:value="7921.4114799598" calcext:value-type="float">
            <text:p>7921,4114799598</text:p>
          </table:table-cell>
          <table:table-cell office:value-type="float" office:value="92078.58852004" calcext:value-type="float">
            <text:p>92078,58852004</text:p>
          </table:table-cell>
        </table:table-row>
        <table:table-row table:style-name="ro2">
          <table:table-cell office:value-type="float" office:value="60.72" calcext:value-type="float">
            <text:p>60,72</text:p>
          </table:table-cell>
          <table:table-cell office:value-type="float" office:value="8352.6239435968" calcext:value-type="float">
            <text:p>8352,6239435968</text:p>
          </table:table-cell>
          <table:table-cell office:value-type="float" office:value="4452.7802231661" calcext:value-type="float">
            <text:p>4452,7802231661</text:p>
          </table:table-cell>
          <table:table-cell office:value-type="float" office:value="79267.8143938519" calcext:value-type="float">
            <text:p>79267,8143938519</text:p>
          </table:table-cell>
          <table:table-cell office:value-type="float" office:value="7926.7814393852" calcext:value-type="float">
            <text:p>7926,7814393852</text:p>
          </table:table-cell>
          <table:table-cell office:value-type="float" office:value="92073.2185606147" calcext:value-type="float">
            <text:p>92073,2185606147</text:p>
          </table:table-cell>
        </table:table-row>
        <table:table-row table:style-name="ro2">
          <table:table-cell office:value-type="float" office:value="60.84" calcext:value-type="float">
            <text:p>60,84</text:p>
          </table:table-cell>
          <table:table-cell office:value-type="float" office:value="8338.1660878271" calcext:value-type="float">
            <text:p>8338,1660878271</text:p>
          </table:table-cell>
          <table:table-cell office:value-type="float" office:value="4408.7524271582" calcext:value-type="float">
            <text:p>4408,7524271582</text:p>
          </table:table-cell>
          <table:table-cell office:value-type="float" office:value="79320.9831681952" calcext:value-type="float">
            <text:p>79320,9831681952</text:p>
          </table:table-cell>
          <table:table-cell office:value-type="float" office:value="7932.0983168195" calcext:value-type="float">
            <text:p>7932,0983168195</text:p>
          </table:table-cell>
          <table:table-cell office:value-type="float" office:value="92067.9016831803" calcext:value-type="float">
            <text:p>92067,9016831803</text:p>
          </table:table-cell>
        </table:table-row>
        <table:table-row table:style-name="ro2">
          <table:table-cell office:value-type="float" office:value="60.96" calcext:value-type="float">
            <text:p>60,96</text:p>
          </table:table-cell>
          <table:table-cell office:value-type="float" office:value="8323.8750612504" calcext:value-type="float">
            <text:p>8323,8750612504</text:p>
          </table:table-cell>
          <table:table-cell office:value-type="float" office:value="4365.1362484446" calcext:value-type="float">
            <text:p>4365,1362484446</text:p>
          </table:table-cell>
          <table:table-cell office:value-type="float" office:value="79373.6260820955" calcext:value-type="float">
            <text:p>79373,6260820955</text:p>
          </table:table-cell>
          <table:table-cell office:value-type="float" office:value="7937.3626082095" calcext:value-type="float">
            <text:p>7937,3626082095</text:p>
          </table:table-cell>
          <table:table-cell office:value-type="float" office:value="92062.6373917903" calcext:value-type="float">
            <text:p>92062,6373917903</text:p>
          </table:table-cell>
        </table:table-row>
        <table:table-row table:style-name="ro2">
          <table:table-cell office:value-type="float" office:value="61.08" calcext:value-type="float">
            <text:p>61,08</text:p>
          </table:table-cell>
          <table:table-cell office:value-type="float" office:value="8309.7487835778" calcext:value-type="float">
            <text:p>8309,7487835778</text:p>
          </table:table-cell>
          <table:table-cell office:value-type="float" office:value="4321.9283559678" calcext:value-type="float">
            <text:p>4321,9283559678</text:p>
          </table:table-cell>
          <table:table-cell office:value-type="float" office:value="79425.7480549586" calcext:value-type="float">
            <text:p>79425,7480549586</text:p>
          </table:table-cell>
          <table:table-cell office:value-type="float" office:value="7942.5748054958" calcext:value-type="float">
            <text:p>7942,5748054958</text:p>
          </table:table-cell>
          <table:table-cell office:value-type="float" office:value="92057.425194504" calcext:value-type="float">
            <text:p>92057,425194504</text:p>
          </table:table-cell>
        </table:table-row>
        <table:table-row table:style-name="ro2">
          <table:table-cell office:value-type="float" office:value="61.2" calcext:value-type="float">
            <text:p>61,2</text:p>
          </table:table-cell>
          <table:table-cell office:value-type="float" office:value="8295.785203353" calcext:value-type="float">
            <text:p>8295,785203353</text:p>
          </table:table-cell>
          <table:table-cell office:value-type="float" office:value="4279.1254337082" calcext:value-type="float">
            <text:p>4279,1254337082</text:p>
          </table:table-cell>
          <table:table-cell office:value-type="float" office:value="79477.3539663081" calcext:value-type="float">
            <text:p>79477,3539663081</text:p>
          </table:table-cell>
          <table:table-cell office:value-type="float" office:value="7947.7353966308" calcext:value-type="float">
            <text:p>7947,7353966308</text:p>
          </table:table-cell>
          <table:table-cell office:value-type="float" office:value="92052.264603369" calcext:value-type="float">
            <text:p>92052,264603369</text:p>
          </table:table-cell>
        </table:table-row>
        <table:table-row table:style-name="ro2">
          <table:table-cell office:value-type="float" office:value="61.32" calcext:value-type="float">
            <text:p>61,32</text:p>
          </table:table-cell>
          <table:table-cell office:value-type="float" office:value="8281.9822975044" calcext:value-type="float">
            <text:p>8281,9822975044</text:p>
          </table:table-cell>
          <table:table-cell office:value-type="float" office:value="4236.7241809329" calcext:value-type="float">
            <text:p>4236,7241809329</text:p>
          </table:table-cell>
          <table:table-cell office:value-type="float" office:value="79528.4486559661" calcext:value-type="float">
            <text:p>79528,4486559661</text:p>
          </table:table-cell>
          <table:table-cell office:value-type="float" office:value="7952.8448655966" calcext:value-type="float">
            <text:p>7952,8448655966</text:p>
          </table:table-cell>
          <table:table-cell office:value-type="float" office:value="92047.1551344032" calcext:value-type="float">
            <text:p>92047,1551344032</text:p>
          </table:table-cell>
        </table:table-row>
        <table:table-row table:style-name="ro2">
          <table:table-cell office:value-type="float" office:value="61.44" calcext:value-type="float">
            <text:p>61,44</text:p>
          </table:table-cell>
          <table:table-cell office:value-type="float" office:value="8268.3380709038" calcext:value-type="float">
            <text:p>8268,3380709038</text:p>
          </table:table-cell>
          <table:table-cell office:value-type="float" office:value="4194.7213124328" calcext:value-type="float">
            <text:p>4194,7213124328</text:p>
          </table:table-cell>
          <table:table-cell office:value-type="float" office:value="79579.0369242395" calcext:value-type="float">
            <text:p>79579,0369242395</text:p>
          </table:table-cell>
          <table:table-cell office:value-type="float" office:value="7957.9036924239" calcext:value-type="float">
            <text:p>7957,9036924239</text:p>
          </table:table-cell>
          <table:table-cell office:value-type="float" office:value="92042.0963075758" calcext:value-type="float">
            <text:p>92042,0963075758</text:p>
          </table:table-cell>
        </table:table-row>
        <table:table-row table:style-name="ro2">
          <table:table-cell office:value-type="float" office:value="61.56" calcext:value-type="float">
            <text:p>61,56</text:p>
          </table:table-cell>
          <table:table-cell office:value-type="float" office:value="8254.8505559331" calcext:value-type="float">
            <text:p>8254,8505559331</text:p>
          </table:table-cell>
          <table:table-cell office:value-type="float" office:value="4153.1135587498" calcext:value-type="float">
            <text:p>4153,1135587498</text:p>
          </table:table-cell>
          <table:table-cell office:value-type="float" office:value="79629.1235321066" calcext:value-type="float">
            <text:p>79629,1235321066</text:p>
          </table:table-cell>
          <table:table-cell office:value-type="float" office:value="7962.9123532106" calcext:value-type="float">
            <text:p>7962,9123532106</text:p>
          </table:table-cell>
          <table:table-cell office:value-type="float" office:value="92037.0876467892" calcext:value-type="float">
            <text:p>92037,0876467892</text:p>
          </table:table-cell>
        </table:table-row>
        <table:table-row table:style-name="ro2">
          <table:table-cell office:value-type="float" office:value="61.68" calcext:value-type="float">
            <text:p>61,68</text:p>
          </table:table-cell>
          <table:table-cell office:value-type="float" office:value="8241.5178120583" calcext:value-type="float">
            <text:p>8241,5178120583</text:p>
          </table:table-cell>
          <table:table-cell office:value-type="float" office:value="4111.8976663931" calcext:value-type="float">
            <text:p>4111,8976663931</text:p>
          </table:table-cell>
          <table:table-cell office:value-type="float" office:value="79678.7132014078" calcext:value-type="float">
            <text:p>79678,7132014078</text:p>
          </table:table-cell>
          <table:table-cell office:value-type="float" office:value="7967.8713201407" calcext:value-type="float">
            <text:p>7967,8713201407</text:p>
          </table:table-cell>
          <table:table-cell office:value-type="float" office:value="92032.128679859" calcext:value-type="float">
            <text:p>92032,128679859</text:p>
          </table:table-cell>
        </table:table-row>
        <table:table-row table:style-name="ro2">
          <table:table-cell office:value-type="float" office:value="61.8" calcext:value-type="float">
            <text:p>61,8</text:p>
          </table:table-cell>
          <table:table-cell office:value-type="float" office:value="8228.3379254112" calcext:value-type="float">
            <text:p>8228,3379254112</text:p>
          </table:table-cell>
          <table:table-cell office:value-type="float" office:value="4071.0703980464" calcext:value-type="float">
            <text:p>4071,0703980464</text:p>
          </table:table-cell>
          <table:table-cell office:value-type="float" office:value="79727.8106150385" calcext:value-type="float">
            <text:p>79727,8106150385</text:p>
          </table:table-cell>
          <table:table-cell office:value-type="float" office:value="7972.7810615038" calcext:value-type="float">
            <text:p>7972,7810615038</text:p>
          </table:table-cell>
          <table:table-cell office:value-type="float" office:value="92027.2189384959" calcext:value-type="float">
            <text:p>92027,2189384959</text:p>
          </table:table-cell>
        </table:table-row>
        <table:table-row table:style-name="ro2">
          <table:table-cell office:value-type="float" office:value="61.92" calcext:value-type="float">
            <text:p>61,92</text:p>
          </table:table-cell>
          <table:table-cell office:value-type="float" office:value="8215.3090083773" calcext:value-type="float">
            <text:p>8215,3090083773</text:p>
          </table:table-cell>
          <table:table-cell office:value-type="float" office:value="4030.6285327638" calcext:value-type="float">
            <text:p>4030,6285327638</text:p>
          </table:table-cell>
          <table:table-cell office:value-type="float" office:value="79776.4204171445" calcext:value-type="float">
            <text:p>79776,4204171445</text:p>
          </table:table-cell>
          <table:table-cell office:value-type="float" office:value="7977.6420417144" calcext:value-type="float">
            <text:p>7977,6420417144</text:p>
          </table:table-cell>
          <table:table-cell office:value-type="float" office:value="92022.3579582854" calcext:value-type="float">
            <text:p>92022,3579582854</text:p>
          </table:table-cell>
        </table:table-row>
        <table:table-row table:style-name="ro2">
          <table:table-cell office:value-type="float" office:value="62.04" calcext:value-type="float">
            <text:p>62,04</text:p>
          </table:table-cell>
          <table:table-cell office:value-type="float" office:value="8202.4291991915" calcext:value-type="float">
            <text:p>8202,4291991915</text:p>
          </table:table-cell>
          <table:table-cell office:value-type="float" office:value="3990.5688661575" calcext:value-type="float">
            <text:p>3990,5688661575</text:p>
          </table:table-cell>
          <table:table-cell office:value-type="float" office:value="79824.5472133191" calcext:value-type="float">
            <text:p>79824,5472133191</text:p>
          </table:table-cell>
          <table:table-cell office:value-type="float" office:value="7982.4547213319" calcext:value-type="float">
            <text:p>7982,4547213319</text:p>
          </table:table-cell>
          <table:table-cell office:value-type="float" office:value="92017.5452786679" calcext:value-type="float">
            <text:p>92017,5452786679</text:p>
          </table:table-cell>
        </table:table-row>
        <table:table-row table:style-name="ro2">
          <table:table-cell office:value-type="float" office:value="62.16" calcext:value-type="float">
            <text:p>62,16</text:p>
          </table:table-cell>
          <table:table-cell office:value-type="float" office:value="8189.6966615405" calcext:value-type="float">
            <text:p>8189,6966615405</text:p>
          </table:table-cell>
          <table:table-cell office:value-type="float" office:value="3950.8882105757" calcext:value-type="float">
            <text:p>3950,8882105757</text:p>
          </table:table-cell>
          <table:table-cell office:value-type="float" office:value="79872.1955708035" calcext:value-type="float">
            <text:p>79872,1955708035</text:p>
          </table:table-cell>
          <table:table-cell office:value-type="float" office:value="7987.2195570803" calcext:value-type="float">
            <text:p>7987,2195570803</text:p>
          </table:table-cell>
          <table:table-cell office:value-type="float" office:value="92012.7804429195" calcext:value-type="float">
            <text:p>92012,7804429195</text:p>
          </table:table-cell>
        </table:table-row>
        <table:table-row table:style-name="ro2">
          <table:table-cell office:value-type="float" office:value="62.28" calcext:value-type="float">
            <text:p>62,28</text:p>
          </table:table-cell>
          <table:table-cell office:value-type="float" office:value="8177.1095841718" calcext:value-type="float">
            <text:p>8177,1095841718</text:p>
          </table:table-cell>
          <table:table-cell office:value-type="float" office:value="3911.5833952714" calcext:value-type="float">
            <text:p>3911,5833952714</text:p>
          </table:table-cell>
          <table:table-cell office:value-type="float" office:value="79919.3700186881" calcext:value-type="float">
            <text:p>79919,3700186881</text:p>
          </table:table-cell>
          <table:table-cell office:value-type="float" office:value="7991.9370018688" calcext:value-type="float">
            <text:p>7991,9370018688</text:p>
          </table:table-cell>
          <table:table-cell office:value-type="float" office:value="92008.062998131" calcext:value-type="float">
            <text:p>92008,062998131</text:p>
          </table:table-cell>
        </table:table-row>
        <table:table-row table:style-name="ro2">
          <table:table-cell office:value-type="float" office:value="62.4" calcext:value-type="float">
            <text:p>62,4</text:p>
          </table:table-cell>
          <table:table-cell office:value-type="float" office:value="8164.6661805094" calcext:value-type="float">
            <text:p>8164,6661805094</text:p>
          </table:table-cell>
          <table:table-cell office:value-type="float" office:value="3872.6512665624" calcext:value-type="float">
            <text:p>3872,6512665624</text:p>
          </table:table-cell>
          <table:table-cell office:value-type="float" office:value="79966.0750481166" calcext:value-type="float">
            <text:p>79966,0750481166</text:p>
          </table:table-cell>
          <table:table-cell office:value-type="float" office:value="7996.6075048116" calcext:value-type="float">
            <text:p>7996,6075048116</text:p>
          </table:table-cell>
          <table:table-cell office:value-type="float" office:value="92003.3924951882" calcext:value-type="float">
            <text:p>92003,3924951882</text:p>
          </table:table-cell>
        </table:table-row>
        <table:table-row table:style-name="ro2">
          <table:table-cell office:value-type="float" office:value="62.52" calcext:value-type="float">
            <text:p>62,52</text:p>
          </table:table-cell>
          <table:table-cell office:value-type="float" office:value="8152.3646882761" calcext:value-type="float">
            <text:p>8152,3646882761</text:p>
          </table:table-cell>
          <table:table-cell office:value-type="float" office:value="3834.088687983" calcext:value-type="float">
            <text:p>3834,088687983</text:p>
          </table:table-cell>
          <table:table-cell office:value-type="float" office:value="80012.3151124918" calcext:value-type="float">
            <text:p>80012,3151124918</text:p>
          </table:table-cell>
          <table:table-cell office:value-type="float" office:value="8001.2315112492" calcext:value-type="float">
            <text:p>8001,2315112492</text:p>
          </table:table-cell>
          <table:table-cell office:value-type="float" office:value="91998.7684887506" calcext:value-type="float">
            <text:p>91998,7684887506</text:p>
          </table:table-cell>
        </table:table-row>
        <table:table-row table:style-name="ro2">
          <table:table-cell office:value-type="float" office:value="62.64" calcext:value-type="float">
            <text:p>62,64</text:p>
          </table:table-cell>
          <table:table-cell office:value-type="float" office:value="8140.2033691223" calcext:value-type="float">
            <text:p>8140,2033691223</text:p>
          </table:table-cell>
          <table:table-cell office:value-type="float" office:value="3795.8925404267" calcext:value-type="float">
            <text:p>3795,8925404267</text:p>
          </table:table-cell>
          <table:table-cell office:value-type="float" office:value="80058.0946276828" calcext:value-type="float">
            <text:p>80058,0946276828</text:p>
          </table:table-cell>
          <table:table-cell office:value-type="float" office:value="8005.8094627682" calcext:value-type="float">
            <text:p>8005,8094627682</text:p>
          </table:table-cell>
          <table:table-cell office:value-type="float" office:value="91994.1905372316" calcext:value-type="float">
            <text:p>91994,1905372316</text:p>
          </table:table-cell>
        </table:table-row>
        <table:table-row table:style-name="ro2">
          <table:table-cell office:value-type="float" office:value="62.76" calcext:value-type="float">
            <text:p>62,76</text:p>
          </table:table-cell>
          <table:table-cell office:value-type="float" office:value="8128.1805082606" calcext:value-type="float">
            <text:p>8128,1805082606</text:p>
          </table:table-cell>
          <table:table-cell office:value-type="float" office:value="3758.0597222817" calcext:value-type="float">
            <text:p>3758,0597222817</text:p>
          </table:table-cell>
          <table:table-cell office:value-type="float" office:value="80103.4179722343" calcext:value-type="float">
            <text:p>80103,4179722343</text:p>
          </table:table-cell>
          <table:table-cell office:value-type="float" office:value="8010.3417972234" calcext:value-type="float">
            <text:p>8010,3417972234</text:p>
          </table:table-cell>
          <table:table-cell office:value-type="float" office:value="91989.6582027764" calcext:value-type="float">
            <text:p>91989,6582027764</text:p>
          </table:table-cell>
        </table:table-row>
        <table:table-row table:style-name="ro2">
          <table:table-cell office:value-type="float" office:value="62.88" calcext:value-type="float">
            <text:p>62,88</text:p>
          </table:table-cell>
          <table:table-cell office:value-type="float" office:value="8116.2944141073" calcext:value-type="float">
            <text:p>8116,2944141073</text:p>
          </table:table-cell>
          <table:table-cell office:value-type="float" office:value="3720.5871495578" calcext:value-type="float">
            <text:p>3720,5871495578</text:p>
          </table:table-cell>
          <table:table-cell office:value-type="float" office:value="80148.2894875773" calcext:value-type="float">
            <text:p>80148,2894875773</text:p>
          </table:table-cell>
          <table:table-cell office:value-type="float" office:value="8014.8289487577" calcext:value-type="float">
            <text:p>8014,8289487577</text:p>
          </table:table-cell>
          <table:table-cell office:value-type="float" office:value="91985.1710512421" calcext:value-type="float">
            <text:p>91985,171051242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8104.543417929" calcext:value-type="float">
            <text:p>8104,543417929</text:p>
          </table:table-cell>
          <table:table-cell office:value-type="float" office:value="3683.4717560059" calcext:value-type="float">
            <text:p>3683,4717560059</text:p>
          </table:table-cell>
          <table:table-cell office:value-type="float" office:value="80192.7134782411" calcext:value-type="float">
            <text:p>80192,7134782411</text:p>
          </table:table-cell>
          <table:table-cell office:value-type="float" office:value="8019.2713478241" calcext:value-type="float">
            <text:p>8019,2713478241</text:p>
          </table:table-cell>
          <table:table-cell office:value-type="float" office:value="91980.7286521757" calcext:value-type="float">
            <text:p>91980,7286521757</text:p>
          </table:table-cell>
        </table:table-row>
        <table:table-row table:style-name="ro2">
          <table:table-cell office:value-type="float" office:value="63.12" calcext:value-type="float">
            <text:p>63,12</text:p>
          </table:table-cell>
          <table:table-cell office:value-type="float" office:value="8092.9258734964" calcext:value-type="float">
            <text:p>8092,9258734964</text:p>
          </table:table-cell>
          <table:table-cell office:value-type="float" office:value="3646.7104932297" calcext:value-type="float">
            <text:p>3646,7104932297</text:p>
          </table:table-cell>
          <table:table-cell office:value-type="float" office:value="80236.6942120672" calcext:value-type="float">
            <text:p>80236,6942120672</text:p>
          </table:table-cell>
          <table:table-cell office:value-type="float" office:value="8023.6694212067" calcext:value-type="float">
            <text:p>8023,6694212067</text:p>
          </table:table-cell>
          <table:table-cell office:value-type="float" office:value="91976.3305787931" calcext:value-type="float">
            <text:p>91976,3305787931</text:p>
          </table:table-cell>
        </table:table-row>
        <table:table-row table:style-name="ro2">
          <table:table-cell office:value-type="float" office:value="63.24" calcext:value-type="float">
            <text:p>63,24</text:p>
          </table:table-cell>
          <table:table-cell office:value-type="float" office:value="8081.440156743" calcext:value-type="float">
            <text:p>8081,440156743</text:p>
          </table:table-cell>
          <table:table-cell office:value-type="float" office:value="3610.3003307907" calcext:value-type="float">
            <text:p>3610,3003307907</text:p>
          </table:table-cell>
          <table:table-cell office:value-type="float" office:value="80280.2359204239" calcext:value-type="float">
            <text:p>80280,2359204239</text:p>
          </table:table-cell>
          <table:table-cell office:value-type="float" office:value="8028.0235920424" calcext:value-type="float">
            <text:p>8028,0235920424</text:p>
          </table:table-cell>
          <table:table-cell office:value-type="float" office:value="91971.9764079574" calcext:value-type="float">
            <text:p>91971,9764079574</text:p>
          </table:table-cell>
        </table:table-row>
        <table:table-row table:style-name="ro2">
          <table:table-cell office:value-type="float" office:value="63.36" calcext:value-type="float">
            <text:p>63,36</text:p>
          </table:table-cell>
          <table:table-cell office:value-type="float" office:value="8070.0846654295" calcext:value-type="float">
            <text:p>8070,0846654295</text:p>
          </table:table-cell>
          <table:table-cell office:value-type="float" office:value="3574.2382563058" calcext:value-type="float">
            <text:p>3574,2382563058</text:p>
          </table:table-cell>
          <table:table-cell office:value-type="float" office:value="80323.3427984225" calcext:value-type="float">
            <text:p>80323,3427984225</text:p>
          </table:table-cell>
          <table:table-cell office:value-type="float" office:value="8032.3342798422" calcext:value-type="float">
            <text:p>8032,3342798422</text:p>
          </table:table-cell>
          <table:table-cell office:value-type="float" office:value="91967.6657201575" calcext:value-type="float">
            <text:p>91967,6657201575</text:p>
          </table:table-cell>
        </table:table-row>
        <table:table-row table:style-name="ro2">
          <table:table-cell office:value-type="float" office:value="63.48" calcext:value-type="float">
            <text:p>63,48</text:p>
          </table:table-cell>
          <table:table-cell office:value-type="float" office:value="8058.8578188146" calcext:value-type="float">
            <text:p>8058,8578188146</text:p>
          </table:table-cell>
          <table:table-cell office:value-type="float" office:value="3538.5212755375" calcext:value-type="float">
            <text:p>3538,5212755375</text:p>
          </table:table-cell>
          <table:table-cell office:value-type="float" office:value="80366.0190051344" calcext:value-type="float">
            <text:p>80366,0190051344</text:p>
          </table:table-cell>
          <table:table-cell office:value-type="float" office:value="8036.6019005134" calcext:value-type="float">
            <text:p>8036,6019005134</text:p>
          </table:table-cell>
          <table:table-cell office:value-type="float" office:value="91963.3980994863" calcext:value-type="float">
            <text:p>91963,3980994863</text:p>
          </table:table-cell>
        </table:table-row>
        <table:table-row table:style-name="ro2">
          <table:table-cell office:value-type="float" office:value="63.6" calcext:value-type="float">
            <text:p>63,6</text:p>
          </table:table-cell>
          <table:table-cell office:value-type="float" office:value="8047.7580573306" calcext:value-type="float">
            <text:p>8047,7580573306</text:p>
          </table:table-cell>
          <table:table-cell office:value-type="float" office:value="3503.1464124788" calcext:value-type="float">
            <text:p>3503,1464124788</text:p>
          </table:table-cell>
          <table:table-cell office:value-type="float" office:value="80408.2686638097" calcext:value-type="float">
            <text:p>80408,2686638097</text:p>
          </table:table-cell>
          <table:table-cell office:value-type="float" office:value="8040.8268663809" calcext:value-type="float">
            <text:p>8040,8268663809</text:p>
          </table:table-cell>
          <table:table-cell office:value-type="float" office:value="91959.1731336188" calcext:value-type="float">
            <text:p>91959,1731336188</text:p>
          </table:table-cell>
        </table:table-row>
        <table:table-row table:style-name="ro2">
          <table:table-cell office:value-type="float" office:value="63.72" calcext:value-type="float">
            <text:p>63,72</text:p>
          </table:table-cell>
          <table:table-cell office:value-type="float" office:value="8036.7838422649" calcext:value-type="float">
            <text:p>8036,7838422649</text:p>
          </table:table-cell>
          <table:table-cell office:value-type="float" office:value="3468.1107094298" calcext:value-type="float">
            <text:p>3468,1107094298</text:p>
          </table:table-cell>
          <table:table-cell office:value-type="float" office:value="80450.0958620958" calcext:value-type="float">
            <text:p>80450,0958620958</text:p>
          </table:table-cell>
          <table:table-cell office:value-type="float" office:value="8045.0095862095" calcext:value-type="float">
            <text:p>8045,0095862095</text:p>
          </table:table-cell>
          <table:table-cell office:value-type="float" office:value="91954.9904137902" calcext:value-type="float">
            <text:p>91954,9904137902</text:p>
          </table:table-cell>
        </table:table-row>
        <table:table-row table:style-name="ro2">
          <table:table-cell office:value-type="float" office:value="63.84" calcext:value-type="float">
            <text:p>63,84</text:p>
          </table:table-cell>
          <table:table-cell office:value-type="float" office:value="8025.9336554466" calcext:value-type="float">
            <text:p>8025,9336554466</text:p>
          </table:table-cell>
          <table:table-cell office:value-type="float" office:value="3433.4112270695" calcext:value-type="float">
            <text:p>3433,4112270695</text:p>
          </table:table-cell>
          <table:table-cell office:value-type="float" office:value="80491.5046522582" calcext:value-type="float">
            <text:p>80491,5046522582</text:p>
          </table:table-cell>
          <table:table-cell office:value-type="float" office:value="8049.1504652258" calcext:value-type="float">
            <text:p>8049,1504652258</text:p>
          </table:table-cell>
          <table:table-cell office:value-type="float" office:value="91950.849534774" calcext:value-type="float">
            <text:p>91950,849534774</text:p>
          </table:table-cell>
        </table:table-row>
        <table:table-row table:style-name="ro2">
          <table:table-cell office:value-type="float" office:value="63.96" calcext:value-type="float">
            <text:p>63,96</text:p>
          </table:table-cell>
          <table:table-cell office:value-type="float" office:value="8015.2059989382" calcext:value-type="float">
            <text:p>8015,2059989382</text:p>
          </table:table-cell>
          <table:table-cell office:value-type="float" office:value="3399.0450445207" calcext:value-type="float">
            <text:p>3399,0450445207</text:p>
          </table:table-cell>
          <table:table-cell office:value-type="float" office:value="80532.499051401" calcext:value-type="float">
            <text:p>80532,499051401</text:p>
          </table:table-cell>
          <table:table-cell office:value-type="float" office:value="8053.2499051401" calcext:value-type="float">
            <text:p>8053,2499051401</text:p>
          </table:table-cell>
          <table:table-cell office:value-type="float" office:value="91946.7500948597" calcext:value-type="float">
            <text:p>91946,7500948597</text:p>
          </table:table-cell>
        </table:table-row>
        <table:table-row table:style-name="ro2">
          <table:table-cell office:value-type="float" office:value="64.08" calcext:value-type="float">
            <text:p>64,08</text:p>
          </table:table-cell>
          <table:table-cell office:value-type="float" office:value="8004.5993947331" calcext:value-type="float">
            <text:p>8004,5993947331</text:p>
          </table:table-cell>
          <table:table-cell office:value-type="float" office:value="3365.0092594091" calcext:value-type="float">
            <text:p>3365,0092594091</text:p>
          </table:table-cell>
          <table:table-cell office:value-type="float" office:value="80573.0830416888" calcext:value-type="float">
            <text:p>80573,0830416888</text:p>
          </table:table-cell>
          <table:table-cell office:value-type="float" office:value="8057.3083041689" calcext:value-type="float">
            <text:p>8057,3083041689</text:p>
          </table:table-cell>
          <table:table-cell office:value-type="float" office:value="91942.6916958309" calcext:value-type="float">
            <text:p>91942,6916958309</text:p>
          </table:table-cell>
        </table:table-row>
        <table:table-row table:style-name="ro2">
          <table:table-cell office:value-type="float" office:value="64.2" calcext:value-type="float">
            <text:p>64,2</text:p>
          </table:table-cell>
          <table:table-cell office:value-type="float" office:value="7994.1123844573" calcext:value-type="float">
            <text:p>7994,1123844573</text:p>
          </table:table-cell>
          <table:table-cell office:value-type="float" office:value="3331.3009879167" calcext:value-type="float">
            <text:p>3331,3009879167</text:p>
          </table:table-cell>
          <table:table-cell office:value-type="float" office:value="80613.2605705692" calcext:value-type="float">
            <text:p>80613,2605705692</text:p>
          </table:table-cell>
          <table:table-cell office:value-type="float" office:value="8061.3260570569" calcext:value-type="float">
            <text:p>8061,3260570569</text:p>
          </table:table-cell>
          <table:table-cell office:value-type="float" office:value="91938.6739429429" calcext:value-type="float">
            <text:p>91938,6739429429</text:p>
          </table:table-cell>
        </table:table-row>
        <table:table-row table:style-name="ro2">
          <table:table-cell office:value-type="float" office:value="64.32" calcext:value-type="float">
            <text:p>64,32</text:p>
          </table:table-cell>
          <table:table-cell office:value-type="float" office:value="7983.7435290765" calcext:value-type="float">
            <text:p>7983,7435290765</text:p>
          </table:table-cell>
          <table:table-cell office:value-type="float" office:value="3297.917364829" calcext:value-type="float">
            <text:p>3297,917364829</text:p>
          </table:table-cell>
          <table:table-cell office:value-type="float" office:value="80653.035550995" calcext:value-type="float">
            <text:p>80653,035550995</text:p>
          </table:table-cell>
          <table:table-cell office:value-type="float" office:value="8065.3035550995" calcext:value-type="float">
            <text:p>8065,3035550995</text:p>
          </table:table-cell>
          <table:table-cell office:value-type="float" office:value="91934.6964449003" calcext:value-type="float">
            <text:p>91934,6964449003</text:p>
          </table:table-cell>
        </table:table-row>
        <table:table-row table:style-name="ro2">
          <table:table-cell office:value-type="float" office:value="64.44" calcext:value-type="float">
            <text:p>64,44</text:p>
          </table:table-cell>
          <table:table-cell office:value-type="float" office:value="7973.4914086084" calcext:value-type="float">
            <text:p>7973,4914086084</text:p>
          </table:table-cell>
          <table:table-cell office:value-type="float" office:value="3264.8555435778" calcext:value-type="float">
            <text:p>3264,8555435778</text:p>
          </table:table-cell>
          <table:table-cell office:value-type="float" office:value="80692.4118616489" calcext:value-type="float">
            <text:p>80692,4118616489</text:p>
          </table:table-cell>
          <table:table-cell office:value-type="float" office:value="8069.2411861649" calcext:value-type="float">
            <text:p>8069,2411861649</text:p>
          </table:table-cell>
          <table:table-cell office:value-type="float" office:value="91930.758813835" calcext:value-type="float">
            <text:p>91930,758813835</text:p>
          </table:table-cell>
        </table:table-row>
        <table:table-row table:style-name="ro2">
          <table:table-cell office:value-type="float" office:value="64.56" calcext:value-type="float">
            <text:p>64,56</text:p>
          </table:table-cell>
          <table:table-cell office:value-type="float" office:value="7963.3546218392" calcext:value-type="float">
            <text:p>7963,3546218392</text:p>
          </table:table-cell>
          <table:table-cell office:value-type="float" office:value="3232.1126962779" calcext:value-type="float">
            <text:p>3232,1126962779</text:p>
          </table:table-cell>
          <table:table-cell office:value-type="float" office:value="80731.3933471664" calcext:value-type="float">
            <text:p>80731,3933471664</text:p>
          </table:table-cell>
          <table:table-cell office:value-type="float" office:value="8073.1393347166" calcext:value-type="float">
            <text:p>8073,1393347166</text:p>
          </table:table-cell>
          <table:table-cell office:value-type="float" office:value="91926.8606652832" calcext:value-type="float">
            <text:p>91926,8606652832</text:p>
          </table:table-cell>
        </table:table-row>
        <table:table-row table:style-name="ro2">
          <table:table-cell office:value-type="float" office:value="64.68" calcext:value-type="float">
            <text:p>64,68</text:p>
          </table:table-cell>
          <table:table-cell office:value-type="float" office:value="7953.3317860448" calcext:value-type="float">
            <text:p>7953,3317860448</text:p>
          </table:table-cell>
          <table:table-cell office:value-type="float" office:value="3199.6860137584" calcext:value-type="float">
            <text:p>3199,6860137584</text:p>
          </table:table-cell>
          <table:table-cell office:value-type="float" office:value="80769.9838183608" calcext:value-type="float">
            <text:p>80769,9838183608</text:p>
          </table:table-cell>
          <table:table-cell office:value-type="float" office:value="8076.998381836" calcext:value-type="float">
            <text:p>8076,998381836</text:p>
          </table:table-cell>
          <table:table-cell office:value-type="float" office:value="91923.0016181638" calcext:value-type="float">
            <text:p>91923,0016181638</text:p>
          </table:table-cell>
        </table:table-row>
        <table:table-row table:style-name="ro2">
          <table:table-cell office:value-type="float" office:value="64.8" calcext:value-type="float">
            <text:p>64,8</text:p>
          </table:table-cell>
          <table:table-cell office:value-type="float" office:value="7943.4215367173" calcext:value-type="float">
            <text:p>7943,4215367173</text:p>
          </table:table-cell>
          <table:table-cell office:value-type="float" office:value="3167.5727055903" calcext:value-type="float">
            <text:p>3167,5727055903</text:p>
          </table:table-cell>
          <table:table-cell office:value-type="float" office:value="80808.1870524477" calcext:value-type="float">
            <text:p>80808,1870524477</text:p>
          </table:table-cell>
          <table:table-cell office:value-type="float" office:value="8080.8187052447" calcext:value-type="float">
            <text:p>8080,8187052447</text:p>
          </table:table-cell>
          <table:table-cell office:value-type="float" office:value="91919.1812947551" calcext:value-type="float">
            <text:p>91919,1812947551</text:p>
          </table:table-cell>
        </table:table-row>
        <table:table-row table:style-name="ro2">
          <table:table-cell office:value-type="float" office:value="64.92" calcext:value-type="float">
            <text:p>64,92</text:p>
          </table:table-cell>
          <table:table-cell office:value-type="float" office:value="7933.6225272954" calcext:value-type="float">
            <text:p>7933,6225272954</text:p>
          </table:table-cell>
          <table:table-cell office:value-type="float" office:value="3135.7700001072" calcext:value-type="float">
            <text:p>3135,7700001072</text:p>
          </table:table-cell>
          <table:table-cell office:value-type="float" office:value="80846.0067932703" calcext:value-type="float">
            <text:p>80846,0067932703</text:p>
          </table:table-cell>
          <table:table-cell office:value-type="float" office:value="8084.600679327" calcext:value-type="float">
            <text:p>8084,600679327</text:p>
          </table:table-cell>
          <table:table-cell office:value-type="float" office:value="91915.3993206728" calcext:value-type="float">
            <text:p>91915,3993206728</text:p>
          </table:table-cell>
        </table:table-row>
        <table:table-row table:style-name="ro2">
          <table:table-cell office:value-type="float" office:value="65.04" calcext:value-type="float">
            <text:p>65,04</text:p>
          </table:table-cell>
          <table:table-cell office:value-type="float" office:value="7923.9334288996" calcext:value-type="float">
            <text:p>7923,9334288996</text:p>
          </table:table-cell>
          <table:table-cell office:value-type="float" office:value="3104.2751444237" calcext:value-type="float">
            <text:p>3104,2751444237</text:p>
          </table:table-cell>
          <table:table-cell office:value-type="float" office:value="80883.4467515243" calcext:value-type="float">
            <text:p>80883,4467515243</text:p>
          </table:table-cell>
          <table:table-cell office:value-type="float" office:value="8088.3446751524" calcext:value-type="float">
            <text:p>8088,3446751524</text:p>
          </table:table-cell>
          <table:table-cell office:value-type="float" office:value="91911.6553248474" calcext:value-type="float">
            <text:p>91911,6553248474</text:p>
          </table:table-cell>
        </table:table-row>
        <table:table-row table:style-name="ro2">
          <table:table-cell office:value-type="float" office:value="65.16" calcext:value-type="float">
            <text:p>65,16</text:p>
          </table:table-cell>
          <table:table-cell office:value-type="float" office:value="7914.3529300711" calcext:value-type="float">
            <text:p>7914,3529300711</text:p>
          </table:table-cell>
          <table:table-cell office:value-type="float" office:value="3073.085404447" calcext:value-type="float">
            <text:p>3073,085404447</text:p>
          </table:table-cell>
          <table:table-cell office:value-type="float" office:value="80920.5106049836" calcext:value-type="float">
            <text:p>80920,5106049836</text:p>
          </table:table-cell>
          <table:table-cell office:value-type="float" office:value="8092.0510604983" calcext:value-type="float">
            <text:p>8092,0510604983</text:p>
          </table:table-cell>
          <table:table-cell office:value-type="float" office:value="91907.9489395015" calcext:value-type="float">
            <text:p>91907,9489395015</text:p>
          </table:table-cell>
        </table:table-row>
        <table:table-row table:style-name="ro2">
          <table:table-cell office:value-type="float" office:value="65.28" calcext:value-type="float">
            <text:p>65,28</text:p>
          </table:table-cell>
          <table:table-cell office:value-type="float" office:value="7904.8797365163" calcext:value-type="float">
            <text:p>7904,8797365163</text:p>
          </table:table-cell>
          <table:table-cell office:value-type="float" office:value="3042.1980648854" calcext:value-type="float">
            <text:p>3042,1980648854</text:p>
          </table:table-cell>
          <table:table-cell office:value-type="float" office:value="80957.2019987257" calcext:value-type="float">
            <text:p>80957,2019987257</text:p>
          </table:table-cell>
          <table:table-cell office:value-type="float" office:value="8095.7201998725" calcext:value-type="float">
            <text:p>8095,7201998725</text:p>
          </table:table-cell>
          <table:table-cell office:value-type="float" office:value="91904.2798001273" calcext:value-type="float">
            <text:p>91904,2798001273</text:p>
          </table:table-cell>
        </table:table-row>
        <table:table-row table:style-name="ro2">
          <table:table-cell office:value-type="float" office:value="65.4" calcext:value-type="float">
            <text:p>65,4</text:p>
          </table:table-cell>
          <table:table-cell office:value-type="float" office:value="7895.5125708543" calcext:value-type="float">
            <text:p>7895,5125708543</text:p>
          </table:table-cell>
          <table:table-cell office:value-type="float" office:value="3011.6104292526" calcext:value-type="float">
            <text:p>3011,6104292526</text:p>
          </table:table-cell>
          <table:table-cell office:value-type="float" office:value="80993.5245453574" calcext:value-type="float">
            <text:p>80993,5245453574</text:p>
          </table:table-cell>
          <table:table-cell office:value-type="float" office:value="8099.3524545357" calcext:value-type="float">
            <text:p>8099,3524545357</text:p>
          </table:table-cell>
          <table:table-cell office:value-type="float" office:value="91900.6475454641" calcext:value-type="float">
            <text:p>91900,6475454641</text:p>
          </table:table-cell>
        </table:table-row>
        <table:table-row table:style-name="ro2">
          <table:table-cell office:value-type="float" office:value="65.52" calcext:value-type="float">
            <text:p>65,52</text:p>
          </table:table-cell>
          <table:table-cell office:value-type="float" office:value="7886.2501723688" calcext:value-type="float">
            <text:p>7886,2501723688</text:p>
          </table:table-cell>
          <table:table-cell office:value-type="float" office:value="2981.3198198664" calcext:value-type="float">
            <text:p>2981,3198198664</text:p>
          </table:table-cell>
          <table:table-cell office:value-type="float" office:value="81029.4818252408" calcext:value-type="float">
            <text:p>81029,4818252408</text:p>
          </table:table-cell>
          <table:table-cell office:value-type="float" office:value="8102.9481825241" calcext:value-type="float">
            <text:p>8102,9481825241</text:p>
          </table:table-cell>
          <table:table-cell office:value-type="float" office:value="91897.0518174758" calcext:value-type="float">
            <text:p>91897,0518174758</text:p>
          </table:table-cell>
        </table:table-row>
        <table:table-row table:style-name="ro2">
          <table:table-cell office:value-type="float" office:value="65.64" calcext:value-type="float">
            <text:p>65,64</text:p>
          </table:table-cell>
          <table:table-cell office:value-type="float" office:value="7877.0912967648" calcext:value-type="float">
            <text:p>7877,0912967648</text:p>
          </table:table-cell>
          <table:table-cell office:value-type="float" office:value="2951.3235778453" calcext:value-type="float">
            <text:p>2951,3235778453</text:p>
          </table:table-cell>
          <table:table-cell office:value-type="float" office:value="81065.0773867182" calcext:value-type="float">
            <text:p>81065,0773867182</text:p>
          </table:table-cell>
          <table:table-cell office:value-type="float" office:value="8106.5077386718" calcext:value-type="float">
            <text:p>8106,5077386718</text:p>
          </table:table-cell>
          <table:table-cell office:value-type="float" office:value="91893.4922613281" calcext:value-type="float">
            <text:p>91893,4922613281</text:p>
          </table:table-cell>
        </table:table-row>
        <table:table-row table:style-name="ro2">
          <table:table-cell office:value-type="float" office:value="65.76" calcext:value-type="float">
            <text:p>65,76</text:p>
          </table:table-cell>
          <table:table-cell office:value-type="float" office:value="7868.0347159282" calcext:value-type="float">
            <text:p>7868,0347159282</text:p>
          </table:table-cell>
          <table:table-cell office:value-type="float" office:value="2921.6190630997" calcext:value-type="float">
            <text:p>2921,6190630997</text:p>
          </table:table-cell>
          <table:table-cell office:value-type="float" office:value="81100.3147463383" calcext:value-type="float">
            <text:p>81100,3147463383</text:p>
          </table:table-cell>
          <table:table-cell office:value-type="float" office:value="8110.0314746338" calcext:value-type="float">
            <text:p>8110,0314746338</text:p>
          </table:table-cell>
          <table:table-cell office:value-type="float" office:value="91889.9685253661" calcext:value-type="float">
            <text:p>91889,9685253661</text:p>
          </table:table-cell>
        </table:table-row>
        <table:table-row table:style-name="ro2">
          <table:table-cell office:value-type="float" office:value="65.88" calcext:value-type="float">
            <text:p>65,88</text:p>
          </table:table-cell>
          <table:table-cell office:value-type="float" office:value="7859.0792176905" calcext:value-type="float">
            <text:p>7859,0792176905</text:p>
          </table:table-cell>
          <table:table-cell office:value-type="float" office:value="2892.2036543199" calcext:value-type="float">
            <text:p>2892,2036543199</text:p>
          </table:table-cell>
          <table:table-cell office:value-type="float" office:value="81135.1973890815" calcext:value-type="float">
            <text:p>81135,1973890815</text:p>
          </table:table-cell>
          <table:table-cell office:value-type="float" office:value="8113.5197389081" calcext:value-type="float">
            <text:p>8113,5197389081</text:p>
          </table:table-cell>
          <table:table-cell office:value-type="float" office:value="91886.4802610917" calcext:value-type="float">
            <text:p>91886,480261091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7850.223605596" calcext:value-type="float">
            <text:p>7850,223605596</text:p>
          </table:table-cell>
          <table:table-cell office:value-type="float" office:value="2863.0747489607" calcext:value-type="float">
            <text:p>2863,0747489607</text:p>
          </table:table-cell>
          <table:table-cell office:value-type="float" office:value="81169.7287685849" calcext:value-type="float">
            <text:p>81169,7287685849</text:p>
          </table:table-cell>
          <table:table-cell office:value-type="float" office:value="8116.9728768585" calcext:value-type="float">
            <text:p>8116,9728768585</text:p>
          </table:table-cell>
          <table:table-cell office:value-type="float" office:value="91883.0271231414" calcext:value-type="float">
            <text:p>91883,0271231414</text:p>
          </table:table-cell>
        </table:table-row>
        <table:table-row table:style-name="ro2">
          <table:table-cell office:value-type="float" office:value="66.12" calcext:value-type="float">
            <text:p>66,12</text:p>
          </table:table-cell>
          <table:table-cell office:value-type="float" office:value="7841.4666986741" calcext:value-type="float">
            <text:p>7841,4666986741</text:p>
          </table:table-cell>
          <table:table-cell office:value-type="float" office:value="2834.2297632215" calcext:value-type="float">
            <text:p>2834,2297632215</text:p>
          </table:table-cell>
          <table:table-cell office:value-type="float" office:value="81203.9123073676" calcext:value-type="float">
            <text:p>81203,9123073676</text:p>
          </table:table-cell>
          <table:table-cell office:value-type="float" office:value="8120.3912307367" calcext:value-type="float">
            <text:p>8120,3912307367</text:p>
          </table:table-cell>
          <table:table-cell office:value-type="float" office:value="91879.6087692631" calcext:value-type="float">
            <text:p>91879,6087692631</text:p>
          </table:table-cell>
        </table:table-row>
        <table:table-row table:style-name="ro2">
          <table:table-cell office:value-type="float" office:value="66.24" calcext:value-type="float">
            <text:p>66,24</text:p>
          </table:table-cell>
          <table:table-cell office:value-type="float" office:value="7832.8073312145" calcext:value-type="float">
            <text:p>7832,8073312145</text:p>
          </table:table-cell>
          <table:table-cell office:value-type="float" office:value="2805.6661320242" calcext:value-type="float">
            <text:p>2805,6661320242</text:p>
          </table:table-cell>
          <table:table-cell office:value-type="float" office:value="81237.7513970556" calcext:value-type="float">
            <text:p>81237,7513970556</text:p>
          </table:table-cell>
          <table:table-cell office:value-type="float" office:value="8123.7751397055" calcext:value-type="float">
            <text:p>8123,7751397055</text:p>
          </table:table-cell>
          <table:table-cell office:value-type="float" office:value="91876.2248602943" calcext:value-type="float">
            <text:p>91876,2248602943</text:p>
          </table:table-cell>
        </table:table-row>
        <table:table-row table:style-name="ro2">
          <table:table-cell office:value-type="float" office:value="66.36" calcext:value-type="float">
            <text:p>66,36</text:p>
          </table:table-cell>
          <table:table-cell office:value-type="float" office:value="7824.2443525466" calcext:value-type="float">
            <text:p>7824,2443525466</text:p>
          </table:table-cell>
          <table:table-cell office:value-type="float" office:value="2777.3813089867" calcext:value-type="float">
            <text:p>2777,3813089867</text:p>
          </table:table-cell>
          <table:table-cell office:value-type="float" office:value="81271.2493986061" calcext:value-type="float">
            <text:p>81271,2493986061</text:p>
          </table:table-cell>
          <table:table-cell office:value-type="float" office:value="8127.1249398606" calcext:value-type="float">
            <text:p>8127,1249398606</text:p>
          </table:table-cell>
          <table:table-cell office:value-type="float" office:value="91872.8750601393" calcext:value-type="float">
            <text:p>91872,8750601393</text:p>
          </table:table-cell>
        </table:table-row>
        <table:table-row table:style-name="ro2">
          <table:table-cell office:value-type="float" office:value="66.48" calcext:value-type="float">
            <text:p>66,48</text:p>
          </table:table-cell>
          <table:table-cell office:value-type="float" office:value="7815.7766268215" calcext:value-type="float">
            <text:p>7815,7766268215</text:p>
          </table:table-cell>
          <table:table-cell office:value-type="float" office:value="2749.3727663939" calcext:value-type="float">
            <text:p>2749,3727663939</text:p>
          </table:table-cell>
          <table:table-cell office:value-type="float" office:value="81304.4096425315" calcext:value-type="float">
            <text:p>81304,4096425315</text:p>
          </table:table-cell>
          <table:table-cell office:value-type="float" office:value="8130.4409642531" calcext:value-type="float">
            <text:p>8130,4409642531</text:p>
          </table:table-cell>
          <table:table-cell office:value-type="float" office:value="91869.5590357467" calcext:value-type="float">
            <text:p>91869,5590357467</text:p>
          </table:table-cell>
        </table:table-row>
        <table:table-row table:style-name="ro2">
          <table:table-cell office:value-type="float" office:value="66.6" calcext:value-type="float">
            <text:p>66,6</text:p>
          </table:table-cell>
          <table:table-cell office:value-type="float" office:value="7807.4030327989" calcext:value-type="float">
            <text:p>7807,4030327989</text:p>
          </table:table-cell>
          <table:table-cell office:value-type="float" office:value="2721.6379951649" calcext:value-type="float">
            <text:p>2721,6379951649</text:p>
          </table:table-cell>
          <table:table-cell office:value-type="float" office:value="81337.2354291239" calcext:value-type="float">
            <text:p>81337,2354291239</text:p>
          </table:table-cell>
          <table:table-cell office:value-type="float" office:value="8133.7235429124" calcext:value-type="float">
            <text:p>8133,7235429124</text:p>
          </table:table-cell>
          <table:table-cell office:value-type="float" office:value="91866.2764570875" calcext:value-type="float">
            <text:p>91866,2764570875</text:p>
          </table:table-cell>
        </table:table-row>
        <table:table-row table:style-name="ro2">
          <table:table-cell office:value-type="float" office:value="66.72" calcext:value-type="float">
            <text:p>66,72</text:p>
          </table:table-cell>
          <table:table-cell office:value-type="float" office:value="7799.1224636367" calcext:value-type="float">
            <text:p>7799,1224636367</text:p>
          </table:table-cell>
          <table:table-cell office:value-type="float" office:value="2694.174504818" calcext:value-type="float">
            <text:p>2694,174504818</text:p>
          </table:table-cell>
          <table:table-cell office:value-type="float" office:value="81369.7300286776" calcext:value-type="float">
            <text:p>81369,7300286776</text:p>
          </table:table-cell>
          <table:table-cell office:value-type="float" office:value="8136.9730028677" calcext:value-type="float">
            <text:p>8136,9730028677</text:p>
          </table:table-cell>
          <table:table-cell office:value-type="float" office:value="91863.0269971321" calcext:value-type="float">
            <text:p>91863,0269971321</text:p>
          </table:table-cell>
        </table:table-row>
        <table:table-row table:style-name="ro2">
          <table:table-cell office:value-type="float" office:value="66.84" calcext:value-type="float">
            <text:p>66,84</text:p>
          </table:table-cell>
          <table:table-cell office:value-type="float" office:value="7790.9338266837" calcext:value-type="float">
            <text:p>7790,9338266837</text:p>
          </table:table-cell>
          <table:table-cell office:value-type="float" office:value="2666.9798234323" calcext:value-type="float">
            <text:p>2666,9798234323</text:p>
          </table:table-cell>
          <table:table-cell office:value-type="float" office:value="81401.8966817128" calcext:value-type="float">
            <text:p>81401,8966817128</text:p>
          </table:table-cell>
          <table:table-cell office:value-type="float" office:value="8140.1896681712" calcext:value-type="float">
            <text:p>8140,1896681712</text:p>
          </table:table-cell>
          <table:table-cell office:value-type="float" office:value="91859.8103318286" calcext:value-type="float">
            <text:p>91859,8103318286</text:p>
          </table:table-cell>
        </table:table-row>
        <table:table-row table:style-name="ro2">
          <table:table-cell office:value-type="float" office:value="66.96" calcext:value-type="float">
            <text:p>66,96</text:p>
          </table:table-cell>
          <table:table-cell office:value-type="float" office:value="7782.8360432761" calcext:value-type="float">
            <text:p>7782,8360432761</text:p>
          </table:table-cell>
          <table:table-cell office:value-type="float" office:value="2640.0514976063" calcext:value-type="float">
            <text:p>2640,0514976063</text:p>
          </table:table-cell>
          <table:table-cell office:value-type="float" office:value="81433.7385991979" calcext:value-type="float">
            <text:p>81433,7385991979</text:p>
          </table:table-cell>
          <table:table-cell office:value-type="float" office:value="8143.3738599198" calcext:value-type="float">
            <text:p>8143,3738599198</text:p>
          </table:table-cell>
          <table:table-cell office:value-type="float" office:value="91856.6261400801" calcext:value-type="float">
            <text:p>91856,6261400801</text:p>
          </table:table-cell>
        </table:table-row>
        <table:table-row table:style-name="ro2">
          <table:table-cell office:value-type="float" office:value="67.08" calcext:value-type="float">
            <text:p>67,08</text:p>
          </table:table-cell>
          <table:table-cell office:value-type="float" office:value="7774.8280485377" calcext:value-type="float">
            <text:p>7774,8280485377</text:p>
          </table:table-cell>
          <table:table-cell office:value-type="float" office:value="2613.3870924142" calcext:value-type="float">
            <text:p>2613,3870924142</text:p>
          </table:table-cell>
          <table:table-cell office:value-type="float" office:value="81465.2589627711" calcext:value-type="float">
            <text:p>81465,2589627711</text:p>
          </table:table-cell>
          <table:table-cell office:value-type="float" office:value="8146.5258962771" calcext:value-type="float">
            <text:p>8146,5258962771</text:p>
          </table:table-cell>
          <table:table-cell office:value-type="float" office:value="91853.4741037228" calcext:value-type="float">
            <text:p>91853,4741037228</text:p>
          </table:table-cell>
        </table:table-row>
        <table:table-row table:style-name="ro2">
          <table:table-cell office:value-type="float" office:value="67.2" calcext:value-type="float">
            <text:p>67,2</text:p>
          </table:table-cell>
          <table:table-cell office:value-type="float" office:value="7766.9087911823" calcext:value-type="float">
            <text:p>7766,9087911823</text:p>
          </table:table-cell>
          <table:table-cell office:value-type="float" office:value="2586.9841913594" calcext:value-type="float">
            <text:p>2586,9841913594</text:p>
          </table:table-cell>
          <table:table-cell office:value-type="float" office:value="81496.4609249622" calcext:value-type="float">
            <text:p>81496,4609249622</text:p>
          </table:table-cell>
          <table:table-cell office:value-type="float" office:value="8149.6460924962" calcext:value-type="float">
            <text:p>8149,6460924962</text:p>
          </table:table-cell>
          <table:table-cell office:value-type="float" office:value="91850.3539075037" calcext:value-type="float">
            <text:p>91850,3539075037</text:p>
          </table:table-cell>
        </table:table-row>
        <table:table-row table:style-name="ro2">
          <table:table-cell office:value-type="float" office:value="67.32" calcext:value-type="float">
            <text:p>67,32</text:p>
          </table:table-cell>
          <table:table-cell office:value-type="float" office:value="7759.0772333197" calcext:value-type="float">
            <text:p>7759,0772333197</text:p>
          </table:table-cell>
          <table:table-cell office:value-type="float" office:value="2560.8403963254" calcext:value-type="float">
            <text:p>2560,8403963254</text:p>
          </table:table-cell>
          <table:table-cell office:value-type="float" office:value="81527.3476094136" calcext:value-type="float">
            <text:p>81527,3476094136</text:p>
          </table:table-cell>
          <table:table-cell office:value-type="float" office:value="8152.7347609413" calcext:value-type="float">
            <text:p>8152,7347609413</text:p>
          </table:table-cell>
          <table:table-cell office:value-type="float" office:value="91847.2652390585" calcext:value-type="float">
            <text:p>91847,2652390585</text:p>
          </table:table-cell>
        </table:table-row>
        <table:table-row table:style-name="ro2">
          <table:table-cell office:value-type="float" office:value="67.44" calcext:value-type="float">
            <text:p>67,44</text:p>
          </table:table-cell>
          <table:table-cell office:value-type="float" office:value="7751.3323502655" calcext:value-type="float">
            <text:p>7751,3323502655</text:p>
          </table:table-cell>
          <table:table-cell office:value-type="float" office:value="2534.9533275245" calcext:value-type="float">
            <text:p>2534,9533275245</text:p>
          </table:table-cell>
          <table:table-cell office:value-type="float" office:value="81557.9221111" calcext:value-type="float">
            <text:p>81557,9221111</text:p>
          </table:table-cell>
          <table:table-cell office:value-type="float" office:value="8155.79221111" calcext:value-type="float">
            <text:p>8155,79221111</text:p>
          </table:table-cell>
          <table:table-cell office:value-type="float" office:value="91844.2077888898" calcext:value-type="float">
            <text:p>91844,2077888898</text:p>
          </table:table-cell>
        </table:table-row>
        <table:table-row table:style-name="ro2">
          <table:table-cell office:value-type="float" office:value="67.56" calcext:value-type="float">
            <text:p>67,56</text:p>
          </table:table-cell>
          <table:table-cell office:value-type="float" office:value="7743.6731303529" calcext:value-type="float">
            <text:p>7743,6731303529</text:p>
          </table:table-cell>
          <table:table-cell office:value-type="float" office:value="2509.3206234436" calcext:value-type="float">
            <text:p>2509,3206234436</text:p>
          </table:table-cell>
          <table:table-cell office:value-type="float" office:value="81588.1874965487" calcext:value-type="float">
            <text:p>81588,1874965487</text:p>
          </table:table-cell>
          <table:table-cell office:value-type="float" office:value="8158.8187496548" calcext:value-type="float">
            <text:p>8158,8187496548</text:p>
          </table:table-cell>
          <table:table-cell office:value-type="float" office:value="91841.181250345" calcext:value-type="float">
            <text:p>91841,181250345</text:p>
          </table:table-cell>
        </table:table-row>
        <table:table-row table:style-name="ro2">
          <table:table-cell office:value-type="float" office:value="67.68" calcext:value-type="float">
            <text:p>67,68</text:p>
          </table:table-cell>
          <table:table-cell office:value-type="float" office:value="7736.098574748" calcext:value-type="float">
            <text:p>7736,098574748</text:p>
          </table:table-cell>
          <table:table-cell office:value-type="float" office:value="2483.9399407884" calcext:value-type="float">
            <text:p>2483,9399407884</text:p>
          </table:table-cell>
          <table:table-cell office:value-type="float" office:value="81618.1468040578" calcext:value-type="float">
            <text:p>81618,1468040578</text:p>
          </table:table-cell>
          <table:table-cell office:value-type="float" office:value="8161.8146804057" calcext:value-type="float">
            <text:p>8161,8146804057</text:p>
          </table:table-cell>
          <table:table-cell office:value-type="float" office:value="91838.1853195941" calcext:value-type="float">
            <text:p>91838,1853195941</text:p>
          </table:table-cell>
        </table:table-row>
        <table:table-row table:style-name="ro2">
          <table:table-cell office:value-type="float" office:value="67.8" calcext:value-type="float">
            <text:p>67,8</text:p>
          </table:table-cell>
          <table:table-cell office:value-type="float" office:value="7728.6076972682" calcext:value-type="float">
            <text:p>7728,6076972682</text:p>
          </table:table-cell>
          <table:table-cell office:value-type="float" office:value="2458.8089544251" calcext:value-type="float">
            <text:p>2458,8089544251</text:p>
          </table:table-cell>
          <table:table-cell office:value-type="float" office:value="81647.8030439153" calcext:value-type="float">
            <text:p>81647,8030439153</text:p>
          </table:table-cell>
          <table:table-cell office:value-type="float" office:value="8164.7803043915" calcext:value-type="float">
            <text:p>8164,7803043915</text:p>
          </table:table-cell>
          <table:table-cell office:value-type="float" office:value="91835.2196956083" calcext:value-type="float">
            <text:p>91835,2196956083</text:p>
          </table:table-cell>
        </table:table-row>
        <table:table-row table:style-name="ro2">
          <table:table-cell office:value-type="float" office:value="67.92" calcext:value-type="float">
            <text:p>67,92</text:p>
          </table:table-cell>
          <table:table-cell office:value-type="float" office:value="7721.199524203" calcext:value-type="float">
            <text:p>7721,199524203</text:p>
          </table:table-cell>
          <table:table-cell office:value-type="float" office:value="2433.9253573196" calcext:value-type="float">
            <text:p>2433,9253573196</text:p>
          </table:table-cell>
          <table:table-cell office:value-type="float" office:value="81677.1591986159" calcext:value-type="float">
            <text:p>81677,1591986159</text:p>
          </table:table-cell>
          <table:table-cell office:value-type="float" office:value="8167.7159198616" calcext:value-type="float">
            <text:p>8167,7159198616</text:p>
          </table:table-cell>
          <table:table-cell office:value-type="float" office:value="91832.2840801383" calcext:value-type="float">
            <text:p>91832,2840801383</text:p>
          </table:table-cell>
        </table:table-row>
        <table:table-row table:style-name="ro2">
          <table:table-cell office:value-type="float" office:value="68.04" calcext:value-type="float">
            <text:p>68,04</text:p>
          </table:table-cell>
          <table:table-cell office:value-type="float" office:value="7713.8730941383" calcext:value-type="float">
            <text:p>7713,8730941383</text:p>
          </table:table-cell>
          <table:table-cell office:value-type="float" office:value="2409.2868604755" calcext:value-type="float">
            <text:p>2409,2868604755</text:p>
          </table:table-cell>
          <table:table-cell office:value-type="float" office:value="81706.2182230785" calcext:value-type="float">
            <text:p>81706,2182230785</text:p>
          </table:table-cell>
          <table:table-cell office:value-type="float" office:value="8170.6218223078" calcext:value-type="float">
            <text:p>8170,6218223078</text:p>
          </table:table-cell>
          <table:table-cell office:value-type="float" office:value="91829.378177692" calcext:value-type="float">
            <text:p>91829,378177692</text:p>
          </table:table-cell>
        </table:table-row>
        <table:table-row table:style-name="ro2">
          <table:table-cell office:value-type="float" office:value="68.16" calcext:value-type="float">
            <text:p>68,16</text:p>
          </table:table-cell>
          <table:table-cell office:value-type="float" office:value="7706.6274577829" calcext:value-type="float">
            <text:p>7706,6274577829</text:p>
          </table:table-cell>
          <table:table-cell office:value-type="float" office:value="2384.8911928693" calcext:value-type="float">
            <text:p>2384,8911928693</text:p>
          </table:table-cell>
          <table:table-cell office:value-type="float" office:value="81734.9830448617" calcext:value-type="float">
            <text:p>81734,9830448617</text:p>
          </table:table-cell>
          <table:table-cell office:value-type="float" office:value="8173.4983044861" calcext:value-type="float">
            <text:p>8173,4983044861</text:p>
          </table:table-cell>
          <table:table-cell office:value-type="float" office:value="91826.5016955137" calcext:value-type="float">
            <text:p>91826,5016955137</text:p>
          </table:table-cell>
        </table:table-row>
        <table:table-row table:style-name="ro2">
          <table:table-cell office:value-type="float" office:value="68.28" calcext:value-type="float">
            <text:p>68,28</text:p>
          </table:table-cell>
          <table:table-cell office:value-type="float" office:value="7699.4616777981" calcext:value-type="float">
            <text:p>7699,4616777981</text:p>
          </table:table-cell>
          <table:table-cell office:value-type="float" office:value="2360.7361013846" calcext:value-type="float">
            <text:p>2360,7361013846</text:p>
          </table:table-cell>
          <table:table-cell office:value-type="float" office:value="81763.4565643794" calcext:value-type="float">
            <text:p>81763,4565643794</text:p>
          </table:table-cell>
          <table:table-cell office:value-type="float" office:value="8176.3456564379" calcext:value-type="float">
            <text:p>8176,3456564379</text:p>
          </table:table-cell>
          <table:table-cell office:value-type="float" office:value="91823.6543435619" calcext:value-type="float">
            <text:p>91823,6543435619</text:p>
          </table:table-cell>
        </table:table-row>
        <table:table-row table:style-name="ro2">
          <table:table-cell office:value-type="float" office:value="68.4" calcext:value-type="float">
            <text:p>68,4</text:p>
          </table:table-cell>
          <table:table-cell office:value-type="float" office:value="7692.3748286299" calcext:value-type="float">
            <text:p>7692,3748286299</text:p>
          </table:table-cell>
          <table:table-cell office:value-type="float" office:value="2336.8193507432" calcext:value-type="float">
            <text:p>2336,8193507432</text:p>
          </table:table-cell>
          <table:table-cell office:value-type="float" office:value="81791.6416551153" calcext:value-type="float">
            <text:p>81791,6416551153</text:p>
          </table:table-cell>
          <table:table-cell office:value-type="float" office:value="8179.1641655115" calcext:value-type="float">
            <text:p>8179,1641655115</text:p>
          </table:table-cell>
          <table:table-cell office:value-type="float" office:value="91820.8358344883" calcext:value-type="float">
            <text:p>91820,8358344883</text:p>
          </table:table-cell>
        </table:table-row>
        <table:table-row table:style-name="ro2">
          <table:table-cell office:value-type="float" office:value="68.52" calcext:value-type="float">
            <text:p>68,52</text:p>
          </table:table-cell>
          <table:table-cell office:value-type="float" office:value="7685.3659963439" calcext:value-type="float">
            <text:p>7685,3659963439</text:p>
          </table:table-cell>
          <table:table-cell office:value-type="float" office:value="2313.1387234361" calcext:value-type="float">
            <text:p>2313,1387234361</text:p>
          </table:table-cell>
          <table:table-cell office:value-type="float" office:value="81819.5411638364" calcext:value-type="float">
            <text:p>81819,5411638364</text:p>
          </table:table-cell>
          <table:table-cell office:value-type="float" office:value="8181.9541163836" calcext:value-type="float">
            <text:p>8181,9541163836</text:p>
          </table:table-cell>
          <table:table-cell office:value-type="float" office:value="91818.0458836162" calcext:value-type="float">
            <text:p>91818,0458836162</text:p>
          </table:table-cell>
        </table:table-row>
        <table:table-row table:style-name="ro2">
          <table:table-cell office:value-type="float" office:value="68.64" calcext:value-type="float">
            <text:p>68,64</text:p>
          </table:table-cell>
          <table:table-cell office:value-type="float" office:value="7678.4342784625" calcext:value-type="float">
            <text:p>7678,4342784625</text:p>
          </table:table-cell>
          <table:table-cell office:value-type="float" office:value="2289.6920196512" calcext:value-type="float">
            <text:p>2289,6920196512</text:p>
          </table:table-cell>
          <table:table-cell office:value-type="float" office:value="81847.1579108058" calcext:value-type="float">
            <text:p>81847,1579108058</text:p>
          </table:table-cell>
          <table:table-cell office:value-type="float" office:value="8184.7157910805" calcext:value-type="float">
            <text:p>8184,7157910805</text:p>
          </table:table-cell>
          <table:table-cell office:value-type="float" office:value="91815.2842089193" calcext:value-type="float">
            <text:p>91815,2842089193</text:p>
          </table:table-cell>
        </table:table-row>
        <table:table-row table:style-name="ro2">
          <table:table-cell office:value-type="float" office:value="68.76" calcext:value-type="float">
            <text:p>68,76</text:p>
          </table:table-cell>
          <table:table-cell office:value-type="float" office:value="7671.5787838053" calcext:value-type="float">
            <text:p>7671,5787838053</text:p>
          </table:table-cell>
          <table:table-cell office:value-type="float" office:value="2266.4770572007" calcext:value-type="float">
            <text:p>2266,4770572007</text:p>
          </table:table-cell>
          <table:table-cell office:value-type="float" office:value="81874.4946899946" calcext:value-type="float">
            <text:p>81874,4946899946</text:p>
          </table:table-cell>
          <table:table-cell office:value-type="float" office:value="8187.4494689994" calcext:value-type="float">
            <text:p>8187,4494689994</text:p>
          </table:table-cell>
          <table:table-cell office:value-type="float" office:value="91812.5505310004" calcext:value-type="float">
            <text:p>91812,5505310004</text:p>
          </table:table-cell>
        </table:table-row>
        <table:table-row table:style-name="ro2">
          <table:table-cell office:value-type="float" office:value="68.88" calcext:value-type="float">
            <text:p>68,88</text:p>
          </table:table-cell>
          <table:table-cell office:value-type="float" office:value="7664.7986323312" calcext:value-type="float">
            <text:p>7664,7986323312</text:p>
          </table:table-cell>
          <table:table-cell office:value-type="float" office:value="2243.4916714463" calcext:value-type="float">
            <text:p>2243,4916714463</text:p>
          </table:table-cell>
          <table:table-cell office:value-type="float" office:value="81901.5542692933" calcext:value-type="float">
            <text:p>81901,5542692933</text:p>
          </table:table-cell>
          <table:table-cell office:value-type="float" office:value="8190.1554269293" calcext:value-type="float">
            <text:p>8190,1554269293</text:p>
          </table:table-cell>
          <table:table-cell office:value-type="float" office:value="91809.8445730705" calcext:value-type="float">
            <text:p>91809,844573070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7658.0929549838" calcext:value-type="float">
            <text:p>7658,0929549838</text:p>
          </table:table-cell>
          <table:table-cell office:value-type="float" office:value="2220.7337152228" calcext:value-type="float">
            <text:p>2220,7337152228</text:p>
          </table:table-cell>
          <table:table-cell office:value-type="float" office:value="81928.3393907213" calcext:value-type="float">
            <text:p>81928,3393907213</text:p>
          </table:table-cell>
          <table:table-cell office:value-type="float" office:value="8192.8339390721" calcext:value-type="float">
            <text:p>8192,8339390721</text:p>
          </table:table-cell>
          <table:table-cell office:value-type="float" office:value="91807.1660609277" calcext:value-type="float">
            <text:p>91807,1660609277</text:p>
          </table:table-cell>
        </table:table-row>
        <table:table-row table:style-name="ro2">
          <table:table-cell office:value-type="float" office:value="69.12" calcext:value-type="float">
            <text:p>69,12</text:p>
          </table:table-cell>
          <table:table-cell office:value-type="float" office:value="7651.4608935386" calcext:value-type="float">
            <text:p>7651,4608935386</text:p>
          </table:table-cell>
          <table:table-cell office:value-type="float" office:value="2198.201058761" calcext:value-type="float">
            <text:p>2198,201058761</text:p>
          </table:table-cell>
          <table:table-cell office:value-type="float" office:value="81954.8527706368" calcext:value-type="float">
            <text:p>81954,8527706368</text:p>
          </table:table-cell>
          <table:table-cell office:value-type="float" office:value="8195.4852770636" calcext:value-type="float">
            <text:p>8195,4852770636</text:p>
          </table:table-cell>
          <table:table-cell office:value-type="float" office:value="91804.5147229361" calcext:value-type="float">
            <text:p>91804,5147229361</text:p>
          </table:table-cell>
        </table:table-row>
        <table:table-row table:style-name="ro2">
          <table:table-cell office:value-type="float" office:value="69.24" calcext:value-type="float">
            <text:p>69,24</text:p>
          </table:table-cell>
          <table:table-cell office:value-type="float" office:value="7644.9016004529" calcext:value-type="float">
            <text:p>7644,9016004529</text:p>
          </table:table-cell>
          <table:table-cell office:value-type="float" office:value="2175.8915896082" calcext:value-type="float">
            <text:p>2175,8915896082</text:p>
          </table:table-cell>
          <table:table-cell office:value-type="float" office:value="81981.0970999445" calcext:value-type="float">
            <text:p>81981,0970999445</text:p>
          </table:table-cell>
          <table:table-cell office:value-type="float" office:value="8198.1097099944" calcext:value-type="float">
            <text:p>8198,1097099944</text:p>
          </table:table-cell>
          <table:table-cell office:value-type="float" office:value="91801.8902900054" calcext:value-type="float">
            <text:p>91801,8902900054</text:p>
          </table:table-cell>
        </table:table-row>
        <table:table-row table:style-name="ro2">
          <table:table-cell office:value-type="float" office:value="69.36" calcext:value-type="float">
            <text:p>69,36</text:p>
          </table:table-cell>
          <table:table-cell office:value-type="float" office:value="7638.4142387179" calcext:value-type="float">
            <text:p>7638,4142387179</text:p>
          </table:table-cell>
          <table:table-cell office:value-type="float" office:value="2153.8032125485" calcext:value-type="float">
            <text:p>2153,8032125485</text:p>
          </table:table-cell>
          <table:table-cell office:value-type="float" office:value="82007.0750443033" calcext:value-type="float">
            <text:p>82007,0750443033</text:p>
          </table:table-cell>
          <table:table-cell office:value-type="float" office:value="8200.7075044303" calcext:value-type="float">
            <text:p>8200,7075044303</text:p>
          </table:table-cell>
          <table:table-cell office:value-type="float" office:value="91799.2924955695" calcext:value-type="float">
            <text:p>91799,2924955695</text:p>
          </table:table-cell>
        </table:table-row>
        <table:table-row table:style-name="ro2">
          <table:table-cell office:value-type="float" office:value="69.48" calcext:value-type="float">
            <text:p>69,48</text:p>
          </table:table-cell>
          <table:table-cell office:value-type="float" office:value="7631.9979817133" calcext:value-type="float">
            <text:p>7631,9979817133</text:p>
          </table:table-cell>
          <table:table-cell office:value-type="float" office:value="2131.933849521" calcext:value-type="float">
            <text:p>2131,933849521</text:p>
          </table:table-cell>
          <table:table-cell office:value-type="float" office:value="82032.7892443325" calcext:value-type="float">
            <text:p>82032,7892443325</text:p>
          </table:table-cell>
          <table:table-cell office:value-type="float" office:value="8203.2789244332" calcext:value-type="float">
            <text:p>8203,2789244332</text:p>
          </table:table-cell>
          <table:table-cell office:value-type="float" office:value="91796.7210755666" calcext:value-type="float">
            <text:p>91796,7210755666</text:p>
          </table:table-cell>
        </table:table-row>
        <table:table-row table:style-name="ro2">
          <table:table-cell office:value-type="float" office:value="69.6" calcext:value-type="float">
            <text:p>69,6</text:p>
          </table:table-cell>
          <table:table-cell office:value-type="float" office:value="7625.6520130638" calcext:value-type="float">
            <text:p>7625,6520130638</text:p>
          </table:table-cell>
          <table:table-cell office:value-type="float" office:value="2110.2814395374" calcext:value-type="float">
            <text:p>2110,2814395374</text:p>
          </table:table-cell>
          <table:table-cell office:value-type="float" office:value="82058.2423158172" calcext:value-type="float">
            <text:p>82058,2423158172</text:p>
          </table:table-cell>
          <table:table-cell office:value-type="float" office:value="8205.8242315817" calcext:value-type="float">
            <text:p>8205,8242315817</text:p>
          </table:table-cell>
          <table:table-cell office:value-type="float" office:value="91794.1757684181" calcext:value-type="float">
            <text:p>91794,1757684181</text:p>
          </table:table-cell>
        </table:table-row>
        <table:table-row table:style-name="ro2">
          <table:table-cell office:value-type="float" office:value="69.72" calcext:value-type="float">
            <text:p>69,72</text:p>
          </table:table-cell>
          <table:table-cell office:value-type="float" office:value="7619.3755264982" calcext:value-type="float">
            <text:p>7619,3755264982</text:p>
          </table:table-cell>
          <table:table-cell office:value-type="float" office:value="2088.8439385979" calcext:value-type="float">
            <text:p>2088,8439385979</text:p>
          </table:table-cell>
          <table:table-cell office:value-type="float" office:value="82083.4368499126" calcext:value-type="float">
            <text:p>82083,4368499126</text:p>
          </table:table-cell>
          <table:table-cell office:value-type="float" office:value="8208.3436849912" calcext:value-type="float">
            <text:p>8208,3436849912</text:p>
          </table:table-cell>
          <table:table-cell office:value-type="float" office:value="91791.6563150086" calcext:value-type="float">
            <text:p>91791,6563150086</text:p>
          </table:table-cell>
        </table:table-row>
        <table:table-row table:style-name="ro2">
          <table:table-cell office:value-type="float" office:value="69.84" calcext:value-type="float">
            <text:p>69,84</text:p>
          </table:table-cell>
          <table:table-cell office:value-type="float" office:value="7613.1677257107" calcext:value-type="float">
            <text:p>7613,1677257107</text:p>
          </table:table-cell>
          <table:table-cell office:value-type="float" office:value="2067.619319607" calcext:value-type="float">
            <text:p>2067,619319607</text:p>
          </table:table-cell>
          <table:table-cell office:value-type="float" office:value="82108.3754133475" calcext:value-type="float">
            <text:p>82108,3754133475</text:p>
          </table:table-cell>
          <table:table-cell office:value-type="float" office:value="8210.8375413347" calcext:value-type="float">
            <text:p>8210,8375413347</text:p>
          </table:table-cell>
          <table:table-cell office:value-type="float" office:value="91789.1624586651" calcext:value-type="float">
            <text:p>91789,1624586651</text:p>
          </table:table-cell>
        </table:table-row>
        <table:table-row table:style-name="ro2">
          <table:table-cell office:value-type="float" office:value="69.96" calcext:value-type="float">
            <text:p>69,96</text:p>
          </table:table-cell>
          <table:table-cell office:value-type="float" office:value="7607.027824224" calcext:value-type="float">
            <text:p>7607,027824224</text:p>
          </table:table-cell>
          <table:table-cell office:value-type="float" office:value="2046.6055722869" calcext:value-type="float">
            <text:p>2046,6055722869</text:p>
          </table:table-cell>
          <table:table-cell office:value-type="float" office:value="82133.0605486265" calcext:value-type="float">
            <text:p>82133,0605486265</text:p>
          </table:table-cell>
          <table:table-cell office:value-type="float" office:value="8213.3060548626" calcext:value-type="float">
            <text:p>8213,3060548626</text:p>
          </table:table-cell>
          <table:table-cell office:value-type="float" office:value="91786.6939451371" calcext:value-type="float">
            <text:p>91786,6939451371</text:p>
          </table:table-cell>
        </table:table-row>
        <table:table-row table:style-name="ro2">
          <table:table-cell office:value-type="float" office:value="70.08" calcext:value-type="float">
            <text:p>70,08</text:p>
          </table:table-cell>
          <table:table-cell office:value-type="float" office:value="7600.9550452545" calcext:value-type="float">
            <text:p>7600,9550452545</text:p>
          </table:table-cell>
          <table:table-cell office:value-type="float" office:value="2025.800703091" calcext:value-type="float">
            <text:p>2025,800703091</text:p>
          </table:table-cell>
          <table:table-cell office:value-type="float" office:value="82157.4947742314" calcext:value-type="float">
            <text:p>82157,4947742314</text:p>
          </table:table-cell>
          <table:table-cell office:value-type="float" office:value="8215.7494774231" calcext:value-type="float">
            <text:p>8215,7494774231</text:p>
          </table:table-cell>
          <table:table-cell office:value-type="float" office:value="91784.2505225767" calcext:value-type="float">
            <text:p>91784,2505225767</text:p>
          </table:table-cell>
        </table:table-row>
        <table:table-row table:style-name="ro2">
          <table:table-cell office:value-type="float" office:value="70.2" calcext:value-type="float">
            <text:p>70,2</text:p>
          </table:table-cell>
          <table:table-cell office:value-type="float" office:value="7594.9486215803" calcext:value-type="float">
            <text:p>7594,9486215803</text:p>
          </table:table-cell>
          <table:table-cell office:value-type="float" office:value="2005.2027351164" calcext:value-type="float">
            <text:p>2005,2027351164</text:p>
          </table:table-cell>
          <table:table-cell office:value-type="float" office:value="82181.6805848212" calcext:value-type="float">
            <text:p>82181,6805848212</text:p>
          </table:table-cell>
          <table:table-cell office:value-type="float" office:value="8218.1680584821" calcext:value-type="float">
            <text:p>8218,1680584821</text:p>
          </table:table-cell>
          <table:table-cell office:value-type="float" office:value="91781.8319415177" calcext:value-type="float">
            <text:p>91781,8319415177</text:p>
          </table:table-cell>
        </table:table-row>
        <table:table-row table:style-name="ro2">
          <table:table-cell office:value-type="float" office:value="70.32" calcext:value-type="float">
            <text:p>70,32</text:p>
          </table:table-cell>
          <table:table-cell office:value-type="float" office:value="7589.0077954103" calcext:value-type="float">
            <text:p>7589,0077954103</text:p>
          </table:table-cell>
          <table:table-cell office:value-type="float" office:value="1984.8097080148" calcext:value-type="float">
            <text:p>1984,8097080148</text:p>
          </table:table-cell>
          <table:table-cell office:value-type="float" office:value="82205.6204514318" calcext:value-type="float">
            <text:p>82205,6204514318</text:p>
          </table:table-cell>
          <table:table-cell office:value-type="float" office:value="8220.5620451432" calcext:value-type="float">
            <text:p>8220,5620451432</text:p>
          </table:table-cell>
          <table:table-cell office:value-type="float" office:value="91779.4379548566" calcext:value-type="float">
            <text:p>91779,4379548566</text:p>
          </table:table-cell>
        </table:table-row>
        <table:table-row table:style-name="ro2">
          <table:table-cell office:value-type="float" office:value="70.44" calcext:value-type="float">
            <text:p>70,44</text:p>
          </table:table-cell>
          <table:table-cell office:value-type="float" office:value="7583.1318182559" calcext:value-type="float">
            <text:p>7583,1318182559</text:p>
          </table:table-cell>
          <table:table-cell office:value-type="float" office:value="1964.6196779032" calcext:value-type="float">
            <text:p>1964,6196779032</text:p>
          </table:table-cell>
          <table:table-cell office:value-type="float" office:value="82229.3168216735" calcext:value-type="float">
            <text:p>82229,3168216735</text:p>
          </table:table-cell>
          <table:table-cell office:value-type="float" office:value="8222.9316821673" calcext:value-type="float">
            <text:p>8222,9316821673</text:p>
          </table:table-cell>
          <table:table-cell office:value-type="float" office:value="91777.0683178325" calcext:value-type="float">
            <text:p>91777,0683178325</text:p>
          </table:table-cell>
        </table:table-row>
        <table:table-row table:style-name="ro2">
          <table:table-cell office:value-type="float" office:value="70.56" calcext:value-type="float">
            <text:p>70,56</text:p>
          </table:table-cell>
          <table:table-cell office:value-type="float" office:value="7577.3199508047" calcext:value-type="float">
            <text:p>7577,3199508047</text:p>
          </table:table-cell>
          <table:table-cell office:value-type="float" office:value="1944.630717274" calcext:value-type="float">
            <text:p>1944,630717274</text:p>
          </table:table-cell>
          <table:table-cell office:value-type="float" office:value="82252.7721199285" calcext:value-type="float">
            <text:p>82252,7721199285</text:p>
          </table:table-cell>
          <table:table-cell office:value-type="float" office:value="8225.2772119928" calcext:value-type="float">
            <text:p>8225,2772119928</text:p>
          </table:table-cell>
          <table:table-cell office:value-type="float" office:value="91774.722788007" calcext:value-type="float">
            <text:p>91774,722788007</text:p>
          </table:table-cell>
        </table:table-row>
        <table:table-row table:style-name="ro2">
          <table:table-cell office:value-type="float" office:value="70.68" calcext:value-type="float">
            <text:p>70,68</text:p>
          </table:table-cell>
          <table:table-cell office:value-type="float" office:value="7571.5714627953" calcext:value-type="float">
            <text:p>7571,5714627953</text:p>
          </table:table-cell>
          <table:table-cell office:value-type="float" office:value="1924.8409149034" calcext:value-type="float">
            <text:p>1924,8409149034</text:p>
          </table:table-cell>
          <table:table-cell office:value-type="float" office:value="82275.9887475467" calcext:value-type="float">
            <text:p>82275,9887475467</text:p>
          </table:table-cell>
          <table:table-cell office:value-type="float" office:value="8227.5988747546" calcext:value-type="float">
            <text:p>8227,5988747546</text:p>
          </table:table-cell>
          <table:table-cell office:value-type="float" office:value="91772.4011252452" calcext:value-type="float">
            <text:p>91772,4011252452</text:p>
          </table:table-cell>
        </table:table-row>
        <table:table-row table:style-name="ro2">
          <table:table-cell office:value-type="float" office:value="70.8" calcext:value-type="float">
            <text:p>70,8</text:p>
          </table:table-cell>
          <table:table-cell office:value-type="float" office:value="7565.8856328953" calcext:value-type="float">
            <text:p>7565,8856328953</text:p>
          </table:table-cell>
          <table:table-cell office:value-type="float" office:value="1905.2483757601" calcext:value-type="float">
            <text:p>1905,2483757601</text:p>
          </table:table-cell>
          <table:table-cell office:value-type="float" office:value="82298.9690830405" calcext:value-type="float">
            <text:p>82298,9690830405</text:p>
          </table:table-cell>
          <table:table-cell office:value-type="float" office:value="8229.896908304" calcext:value-type="float">
            <text:p>8229,896908304</text:p>
          </table:table-cell>
          <table:table-cell office:value-type="float" office:value="91770.1030916958" calcext:value-type="float">
            <text:p>91770,1030916958</text:p>
          </table:table-cell>
        </table:table-row>
        <table:table-row table:style-name="ro2">
          <table:table-cell office:value-type="float" office:value="70.92" calcext:value-type="float">
            <text:p>70,92</text:p>
          </table:table-cell>
          <table:table-cell office:value-type="float" office:value="7560.2617485802" calcext:value-type="float">
            <text:p>7560,2617485802</text:p>
          </table:table-cell>
          <table:table-cell office:value-type="float" office:value="1885.8512209131" calcext:value-type="float">
            <text:p>1885,8512209131</text:p>
          </table:table-cell>
          <table:table-cell office:value-type="float" office:value="82321.7154822788" calcext:value-type="float">
            <text:p>82321,7154822788</text:p>
          </table:table-cell>
          <table:table-cell office:value-type="float" office:value="8232.1715482279" calcext:value-type="float">
            <text:p>8232,1715482279</text:p>
          </table:table-cell>
          <table:table-cell office:value-type="float" office:value="91767.828451772" calcext:value-type="float">
            <text:p>91767,828451772</text:p>
          </table:table-cell>
        </table:table-row>
        <table:table-row table:style-name="ro2">
          <table:table-cell office:value-type="float" office:value="71.04" calcext:value-type="float">
            <text:p>71,04</text:p>
          </table:table-cell>
          <table:table-cell office:value-type="float" office:value="7554.6991060147" calcext:value-type="float">
            <text:p>7554,6991060147</text:p>
          </table:table-cell>
          <table:table-cell office:value-type="float" office:value="1866.6475874382" calcext:value-type="float">
            <text:p>1866,6475874382</text:p>
          </table:table-cell>
          <table:table-cell office:value-type="float" office:value="82344.2302786792" calcext:value-type="float">
            <text:p>82344,2302786792</text:p>
          </table:table-cell>
          <table:table-cell office:value-type="float" office:value="8234.4230278679" calcext:value-type="float">
            <text:p>8234,4230278679</text:p>
          </table:table-cell>
          <table:table-cell office:value-type="float" office:value="91765.5769721319" calcext:value-type="float">
            <text:p>91765,5769721319</text:p>
          </table:table-cell>
        </table:table-row>
        <table:table-row table:style-name="ro2">
          <table:table-cell office:value-type="float" office:value="71.16" calcext:value-type="float">
            <text:p>71,16</text:p>
          </table:table-cell>
          <table:table-cell office:value-type="float" office:value="7549.1970099351" calcext:value-type="float">
            <text:p>7549,1970099351</text:p>
          </table:table-cell>
          <table:table-cell office:value-type="float" office:value="1847.6356283249" calcext:value-type="float">
            <text:p>1847,6356283249</text:p>
          </table:table-cell>
          <table:table-cell office:value-type="float" office:value="82366.5157834" calcext:value-type="float">
            <text:p>82366,5157834</text:p>
          </table:table-cell>
          <table:table-cell office:value-type="float" office:value="8236.65157834" calcext:value-type="float">
            <text:p>8236,65157834</text:p>
          </table:table-cell>
          <table:table-cell office:value-type="float" office:value="91763.3484216598" calcext:value-type="float">
            <text:p>91763,3484216598</text:p>
          </table:table-cell>
        </table:table-row>
        <table:table-row table:style-name="ro2">
          <table:table-cell office:value-type="float" office:value="71.28" calcext:value-type="float">
            <text:p>71,28</text:p>
          </table:table-cell>
          <table:table-cell office:value-type="float" office:value="7543.7547735344" calcext:value-type="float">
            <text:p>7543,7547735344</text:p>
          </table:table-cell>
          <table:table-cell office:value-type="float" office:value="1828.8135123824" calcext:value-type="float">
            <text:p>1828,8135123824</text:p>
          </table:table-cell>
          <table:table-cell office:value-type="float" office:value="82388.5742855303" calcext:value-type="float">
            <text:p>82388,5742855303</text:p>
          </table:table-cell>
          <table:table-cell office:value-type="float" office:value="8238.857428553" calcext:value-type="float">
            <text:p>8238,857428553</text:p>
          </table:table-cell>
          <table:table-cell office:value-type="float" office:value="91761.1425714468" calcext:value-type="float">
            <text:p>91761,1425714468</text:p>
          </table:table-cell>
        </table:table-row>
        <table:table-row table:style-name="ro2">
          <table:table-cell office:value-type="float" office:value="71.4" calcext:value-type="float">
            <text:p>71,4</text:p>
          </table:table-cell>
          <table:table-cell office:value-type="float" office:value="7538.3717183484" calcext:value-type="float">
            <text:p>7538,3717183484</text:p>
          </table:table-cell>
          <table:table-cell office:value-type="float" office:value="1810.1794241445" calcext:value-type="float">
            <text:p>1810,1794241445</text:p>
          </table:table-cell>
          <table:table-cell office:value-type="float" office:value="82410.4080522792" calcext:value-type="float">
            <text:p>82410,4080522792</text:p>
          </table:table-cell>
          <table:table-cell office:value-type="float" office:value="8241.0408052279" calcext:value-type="float">
            <text:p>8241,0408052279</text:p>
          </table:table-cell>
          <table:table-cell office:value-type="float" office:value="91758.9591947719" calcext:value-type="float">
            <text:p>91758,9591947719</text:p>
          </table:table-cell>
        </table:table-row>
        <table:table-row table:style-name="ro2">
          <table:table-cell office:value-type="float" office:value="71.52" calcext:value-type="float">
            <text:p>71,52</text:p>
          </table:table-cell>
          <table:table-cell office:value-type="float" office:value="7533.047174144" calcext:value-type="float">
            <text:p>7533,047174144</text:p>
          </table:table-cell>
          <table:table-cell office:value-type="float" office:value="1791.7315637751" calcext:value-type="float">
            <text:p>1791,7315637751</text:p>
          </table:table-cell>
          <table:table-cell office:value-type="float" office:value="82432.0193291645" calcext:value-type="float">
            <text:p>82432,0193291645</text:p>
          </table:table-cell>
          <table:table-cell office:value-type="float" office:value="8243.2019329164" calcext:value-type="float">
            <text:p>8243,2019329164</text:p>
          </table:table-cell>
          <table:table-cell office:value-type="float" office:value="91756.7980670834" calcext:value-type="float">
            <text:p>91756,7980670834</text:p>
          </table:table-cell>
        </table:table-row>
        <table:table-row table:style-name="ro2">
          <table:table-cell office:value-type="float" office:value="71.64" calcext:value-type="float">
            <text:p>71,64</text:p>
          </table:table-cell>
          <table:table-cell office:value-type="float" office:value="7527.780478809" calcext:value-type="float">
            <text:p>7527,780478809</text:p>
          </table:table-cell>
          <table:table-cell office:value-type="float" office:value="1773.4681469724" calcext:value-type="float">
            <text:p>1773,4681469724</text:p>
          </table:table-cell>
          <table:table-cell office:value-type="float" office:value="82453.4103401988" calcext:value-type="float">
            <text:p>82453,4103401988</text:p>
          </table:table-cell>
          <table:table-cell office:value-type="float" office:value="8245.3410340198" calcext:value-type="float">
            <text:p>8245,3410340198</text:p>
          </table:table-cell>
          <table:table-cell office:value-type="float" office:value="91754.6589659799" calcext:value-type="float">
            <text:p>91754,6589659799</text:p>
          </table:table-cell>
        </table:table-row>
        <table:table-row table:style-name="ro2">
          <table:table-cell office:value-type="float" office:value="71.76" calcext:value-type="float">
            <text:p>71,76</text:p>
          </table:table-cell>
          <table:table-cell office:value-type="float" office:value="7522.5709782432" calcext:value-type="float">
            <text:p>7522,5709782432</text:p>
          </table:table-cell>
          <table:table-cell office:value-type="float" office:value="1755.3874048731" calcext:value-type="float">
            <text:p>1755,3874048731</text:p>
          </table:table-cell>
          <table:table-cell office:value-type="float" office:value="82474.5832880762" calcext:value-type="float">
            <text:p>82474,5832880762</text:p>
          </table:table-cell>
          <table:table-cell office:value-type="float" office:value="8247.4583288076" calcext:value-type="float">
            <text:p>8247,4583288076</text:p>
          </table:table-cell>
          <table:table-cell office:value-type="float" office:value="91752.5416711922" calcext:value-type="float">
            <text:p>91752,5416711922</text:p>
          </table:table-cell>
        </table:table-row>
        <table:table-row table:style-name="ro2">
          <table:table-cell office:value-type="float" office:value="71.88" calcext:value-type="float">
            <text:p>71,88</text:p>
          </table:table-cell>
          <table:table-cell office:value-type="float" office:value="7517.418026252" calcext:value-type="float">
            <text:p>7517,418026252</text:p>
          </table:table-cell>
          <table:table-cell office:value-type="float" office:value="1737.4875839562" calcext:value-type="float">
            <text:p>1737,4875839562</text:p>
          </table:table-cell>
          <table:table-cell office:value-type="float" office:value="82495.5403543562" calcext:value-type="float">
            <text:p>82495,5403543562</text:p>
          </table:table-cell>
          <table:table-cell office:value-type="float" office:value="8249.5540354356" calcext:value-type="float">
            <text:p>8249,5540354356</text:p>
          </table:table-cell>
          <table:table-cell office:value-type="float" office:value="91750.4459645642" calcext:value-type="float">
            <text:p>91750,445964564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7512.3209844406" calcext:value-type="float">
            <text:p>7512,3209844406</text:p>
          </table:table-cell>
          <table:table-cell office:value-type="float" office:value="1719.7669459466" calcext:value-type="float">
            <text:p>1719,7669459466</text:p>
          </table:table-cell>
          <table:table-cell office:value-type="float" office:value="82516.283699648" calcext:value-type="float">
            <text:p>82516,283699648</text:p>
          </table:table-cell>
          <table:table-cell office:value-type="float" office:value="8251.6283699648" calcext:value-type="float">
            <text:p>8251,6283699648</text:p>
          </table:table-cell>
          <table:table-cell office:value-type="float" office:value="91748.371630035" calcext:value-type="float">
            <text:p>91748,371630035</text:p>
          </table:table-cell>
        </table:table-row>
        <table:table-row table:style-name="ro2">
          <table:table-cell office:value-type="float" office:value="72.12" calcext:value-type="float">
            <text:p>72,12</text:p>
          </table:table-cell>
          <table:table-cell office:value-type="float" office:value="7507.2792221108" calcext:value-type="float">
            <text:p>7507,2792221108</text:p>
          </table:table-cell>
          <table:table-cell office:value-type="float" office:value="1702.2237677176" calcext:value-type="float">
            <text:p>1702,2237677176</text:p>
          </table:table-cell>
          <table:table-cell office:value-type="float" office:value="82536.8154637924" calcext:value-type="float">
            <text:p>82536,8154637924</text:p>
          </table:table-cell>
          <table:table-cell office:value-type="float" office:value="8253.6815463792" calcext:value-type="float">
            <text:p>8253,6815463792</text:p>
          </table:table-cell>
          <table:table-cell office:value-type="float" office:value="91746.3184536205" calcext:value-type="float">
            <text:p>91746,3184536205</text:p>
          </table:table-cell>
        </table:table-row>
        <table:table-row table:style-name="ro2">
          <table:table-cell office:value-type="float" office:value="72.24" calcext:value-type="float">
            <text:p>72,24</text:p>
          </table:table-cell>
          <table:table-cell office:value-type="float" office:value="7502.2921161584" calcext:value-type="float">
            <text:p>7502,2921161584</text:p>
          </table:table-cell>
          <table:table-cell office:value-type="float" office:value="1684.8563411946" calcext:value-type="float">
            <text:p>1684,8563411946</text:p>
          </table:table-cell>
          <table:table-cell office:value-type="float" office:value="82557.1377660428" calcext:value-type="float">
            <text:p>82557,1377660428</text:p>
          </table:table-cell>
          <table:table-cell office:value-type="float" office:value="8255.7137766042" calcext:value-type="float">
            <text:p>8255,7137766042</text:p>
          </table:table-cell>
          <table:table-cell office:value-type="float" office:value="91744.2862233955" calcext:value-type="float">
            <text:p>91744,2862233955</text:p>
          </table:table-cell>
        </table:table-row>
        <table:table-row table:style-name="ro2">
          <table:table-cell office:value-type="float" office:value="72.36" calcext:value-type="float">
            <text:p>72,36</text:p>
          </table:table-cell>
          <table:table-cell office:value-type="float" office:value="7497.3590509726" calcext:value-type="float">
            <text:p>7497,3590509726</text:p>
          </table:table-cell>
          <table:table-cell office:value-type="float" office:value="1667.662973257" calcext:value-type="float">
            <text:p>1667,662973257</text:p>
          </table:table-cell>
          <table:table-cell office:value-type="float" office:value="82577.2527052459" calcext:value-type="float">
            <text:p>82577,2527052459</text:p>
          </table:table-cell>
          <table:table-cell office:value-type="float" office:value="8257.7252705245" calcext:value-type="float">
            <text:p>8257,7252705245</text:p>
          </table:table-cell>
          <table:table-cell office:value-type="float" office:value="91742.2747294752" calcext:value-type="float">
            <text:p>91742,2747294752</text:p>
          </table:table-cell>
        </table:table-row>
        <table:table-row table:style-name="ro2">
          <table:table-cell office:value-type="float" office:value="72.48" calcext:value-type="float">
            <text:p>72,48</text:p>
          </table:table-cell>
          <table:table-cell office:value-type="float" office:value="7492.4794183371" calcext:value-type="float">
            <text:p>7492,4794183371</text:p>
          </table:table-cell>
          <table:table-cell office:value-type="float" office:value="1650.6419856411" calcext:value-type="float">
            <text:p>1650,6419856411</text:p>
          </table:table-cell>
          <table:table-cell office:value-type="float" office:value="82597.1623600199" calcext:value-type="float">
            <text:p>82597,1623600199</text:p>
          </table:table-cell>
          <table:table-cell office:value-type="float" office:value="8259.716236002" calcext:value-type="float">
            <text:p>8259,716236002</text:p>
          </table:table-cell>
          <table:table-cell office:value-type="float" office:value="91740.2837639978" calcext:value-type="float">
            <text:p>91740,2837639978</text:p>
          </table:table-cell>
        </table:table-row>
        <table:table-row table:style-name="ro2">
          <table:table-cell office:value-type="float" office:value="72.6" calcext:value-type="float">
            <text:p>72,6</text:p>
          </table:table-cell>
          <table:table-cell office:value-type="float" office:value="7487.6526173321" calcext:value-type="float">
            <text:p>7487,6526173321</text:p>
          </table:table-cell>
          <table:table-cell office:value-type="float" office:value="1633.7917148419" calcext:value-type="float">
            <text:p>1633,7917148419</text:p>
          </table:table-cell>
          <table:table-cell office:value-type="float" office:value="82616.8687889328" calcext:value-type="float">
            <text:p>82616,8687889328</text:p>
          </table:table-cell>
          <table:table-cell office:value-type="float" office:value="8261.6868788932" calcext:value-type="float">
            <text:p>8261,6868788932</text:p>
          </table:table-cell>
          <table:table-cell office:value-type="float" office:value="91738.3131211065" calcext:value-type="float">
            <text:p>91738,3131211065</text:p>
          </table:table-cell>
        </table:table-row>
        <table:table-row table:style-name="ro2">
          <table:table-cell office:value-type="float" office:value="72.72" calcext:value-type="float">
            <text:p>72,72</text:p>
          </table:table-cell>
          <table:table-cell office:value-type="float" office:value="7482.8780542383" calcext:value-type="float">
            <text:p>7482,8780542383</text:p>
          </table:table-cell>
          <table:table-cell office:value-type="float" office:value="1617.1105120156" calcext:value-type="float">
            <text:p>1617,1105120156</text:p>
          </table:table-cell>
          <table:table-cell office:value-type="float" office:value="82636.3740306783" calcext:value-type="float">
            <text:p>82636,3740306783</text:p>
          </table:table-cell>
          <table:table-cell office:value-type="float" office:value="8263.6374030678" calcext:value-type="float">
            <text:p>8263,6374030678</text:p>
          </table:table-cell>
          <table:table-cell office:value-type="float" office:value="91736.3625969319" calcext:value-type="float">
            <text:p>91736,3625969319</text:p>
          </table:table-cell>
        </table:table-row>
        <table:table-row table:style-name="ro2">
          <table:table-cell office:value-type="float" office:value="72.84" calcext:value-type="float">
            <text:p>72,84</text:p>
          </table:table-cell>
          <table:table-cell office:value-type="float" office:value="7478.1551424421" calcext:value-type="float">
            <text:p>7478,1551424421</text:p>
          </table:table-cell>
          <table:table-cell office:value-type="float" office:value="1600.5967428811" calcext:value-type="float">
            <text:p>1600,5967428811</text:p>
          </table:table-cell>
          <table:table-cell office:value-type="float" office:value="82655.6801042517" calcext:value-type="float">
            <text:p>82655,6801042517</text:p>
          </table:table-cell>
          <table:table-cell office:value-type="float" office:value="8265.5680104251" calcext:value-type="float">
            <text:p>8265,5680104251</text:p>
          </table:table-cell>
          <table:table-cell office:value-type="float" office:value="91734.4319895746" calcext:value-type="float">
            <text:p>91734,4319895746</text:p>
          </table:table-cell>
        </table:table-row>
        <table:table-row table:style-name="ro2">
          <table:table-cell office:value-type="float" office:value="72.96" calcext:value-type="float">
            <text:p>72,96</text:p>
          </table:table-cell>
          <table:table-cell office:value-type="float" office:value="7473.4833023421" calcext:value-type="float">
            <text:p>7473,4833023421</text:p>
          </table:table-cell>
          <table:table-cell office:value-type="float" office:value="1584.2487876221" calcext:value-type="float">
            <text:p>1584,2487876221</text:p>
          </table:table-cell>
          <table:table-cell office:value-type="float" office:value="82674.7890091235" calcext:value-type="float">
            <text:p>82674,7890091235</text:p>
          </table:table-cell>
          <table:table-cell office:value-type="float" office:value="8267.4789009123" calcext:value-type="float">
            <text:p>8267,4789009123</text:p>
          </table:table-cell>
          <table:table-cell office:value-type="float" office:value="91732.5210990874" calcext:value-type="float">
            <text:p>91732,5210990874</text:p>
          </table:table-cell>
        </table:table-row>
        <table:table-row table:style-name="ro2">
          <table:table-cell office:value-type="float" office:value="73.08" calcext:value-type="float">
            <text:p>73,08</text:p>
          </table:table-cell>
          <table:table-cell office:value-type="float" office:value="7468.861961257" calcext:value-type="float">
            <text:p>7468,861961257</text:p>
          </table:table-cell>
          <table:table-cell office:value-type="float" office:value="1568.0650407886" calcext:value-type="float">
            <text:p>1568,0650407886</text:p>
          </table:table-cell>
          <table:table-cell office:value-type="float" office:value="82693.7027254132" calcext:value-type="float">
            <text:p>82693,7027254132</text:p>
          </table:table-cell>
          <table:table-cell office:value-type="float" office:value="8269.3702725413" calcext:value-type="float">
            <text:p>8269,3702725413</text:p>
          </table:table-cell>
          <table:table-cell office:value-type="float" office:value="91730.6297274585" calcext:value-type="float">
            <text:p>91730,6297274585</text:p>
          </table:table-cell>
        </table:table-row>
        <table:table-row table:style-name="ro2">
          <table:table-cell office:value-type="float" office:value="73.2" calcext:value-type="float">
            <text:p>73,2</text:p>
          </table:table-cell>
          <table:table-cell office:value-type="float" office:value="7464.2905533353" calcext:value-type="float">
            <text:p>7464,2905533353</text:p>
          </table:table-cell>
          <table:table-cell office:value-type="float" office:value="1552.0439111989" calcext:value-type="float">
            <text:p>1552,0439111989</text:p>
          </table:table-cell>
          <table:table-cell office:value-type="float" office:value="82712.42321406" calcext:value-type="float">
            <text:p>82712,42321406</text:p>
          </table:table-cell>
          <table:table-cell office:value-type="float" office:value="8271.2423214059" calcext:value-type="float">
            <text:p>8271,2423214059</text:p>
          </table:table-cell>
          <table:table-cell office:value-type="float" office:value="91728.7576785938" calcext:value-type="float">
            <text:p>91728,7576785938</text:p>
          </table:table-cell>
        </table:table-row>
        <table:table-row table:style-name="ro2">
          <table:table-cell office:value-type="float" office:value="73.32" calcext:value-type="float">
            <text:p>73,32</text:p>
          </table:table-cell>
          <table:table-cell office:value-type="float" office:value="7459.7685194653" calcext:value-type="float">
            <text:p>7459,7685194653</text:p>
          </table:table-cell>
          <table:table-cell office:value-type="float" office:value="1536.1838218409" calcext:value-type="float">
            <text:p>1536,1838218409</text:p>
          </table:table-cell>
          <table:table-cell office:value-type="float" office:value="82730.9524169945" calcext:value-type="float">
            <text:p>82730,9524169945</text:p>
          </table:table-cell>
          <table:table-cell office:value-type="float" office:value="8273.0952416994" calcext:value-type="float">
            <text:p>8273,0952416994</text:p>
          </table:table-cell>
          <table:table-cell office:value-type="float" office:value="91726.9047583003" calcext:value-type="float">
            <text:p>91726,9047583003</text:p>
          </table:table-cell>
        </table:table-row>
        <table:table-row table:style-name="ro2">
          <table:table-cell office:value-type="float" office:value="73.44" calcext:value-type="float">
            <text:p>73,44</text:p>
          </table:table-cell>
          <table:table-cell office:value-type="float" office:value="7455.295307188" calcext:value-type="float">
            <text:p>7455,295307188</text:p>
          </table:table-cell>
          <table:table-cell office:value-type="float" office:value="1520.4832097738" calcext:value-type="float">
            <text:p>1520,4832097738</text:p>
          </table:table-cell>
          <table:table-cell office:value-type="float" office:value="82749.2922573076" calcext:value-type="float">
            <text:p>82749,2922573076</text:p>
          </table:table-cell>
          <table:table-cell office:value-type="float" office:value="8274.9292257307" calcext:value-type="float">
            <text:p>8274,9292257307</text:p>
          </table:table-cell>
          <table:table-cell office:value-type="float" office:value="91725.070774269" calcext:value-type="float">
            <text:p>91725,070774269</text:p>
          </table:table-cell>
        </table:table-row>
        <table:table-row table:style-name="ro2">
          <table:table-cell office:value-type="float" office:value="73.56" calcext:value-type="float">
            <text:p>73,56</text:p>
          </table:table-cell>
          <table:table-cell office:value-type="float" office:value="7450.8703706096" calcext:value-type="float">
            <text:p>7450,8703706096</text:p>
          </table:table-cell>
          <table:table-cell office:value-type="float" office:value="1504.94052603" calcext:value-type="float">
            <text:p>1504,94052603</text:p>
          </table:table-cell>
          <table:table-cell office:value-type="float" office:value="82767.4446394186" calcext:value-type="float">
            <text:p>82767,4446394186</text:p>
          </table:table-cell>
          <table:table-cell office:value-type="float" office:value="8276.7444639418" calcext:value-type="float">
            <text:p>8276,7444639418</text:p>
          </table:table-cell>
          <table:table-cell office:value-type="float" office:value="91723.2555360579" calcext:value-type="float">
            <text:p>91723,2555360579</text:p>
          </table:table-cell>
        </table:table-row>
        <table:table-row table:style-name="ro2">
          <table:table-cell office:value-type="float" office:value="73.68" calcext:value-type="float">
            <text:p>73,68</text:p>
          </table:table-cell>
          <table:table-cell office:value-type="float" office:value="7446.4931703164" calcext:value-type="float">
            <text:p>7446,4931703164</text:p>
          </table:table-cell>
          <table:table-cell office:value-type="float" office:value="1489.5542355165" calcext:value-type="float">
            <text:p>1489,5542355165</text:p>
          </table:table-cell>
          <table:table-cell office:value-type="float" office:value="82785.4114492429" calcext:value-type="float">
            <text:p>82785,4114492429</text:p>
          </table:table-cell>
          <table:table-cell office:value-type="float" office:value="8278.5411449242" calcext:value-type="float">
            <text:p>8278,5411449242</text:p>
          </table:table-cell>
          <table:table-cell office:value-type="float" office:value="91721.4588550755" calcext:value-type="float">
            <text:p>91721,4588550755</text:p>
          </table:table-cell>
        </table:table-row>
        <table:table-row table:style-name="ro2">
          <table:table-cell office:value-type="float" office:value="73.8" calcext:value-type="float">
            <text:p>73,8</text:p>
          </table:table-cell>
          <table:table-cell office:value-type="float" office:value="7442.1631732905" calcext:value-type="float">
            <text:p>7442,1631732905</text:p>
          </table:table-cell>
          <table:table-cell office:value-type="float" office:value="1474.3228169166" calcext:value-type="float">
            <text:p>1474,3228169166</text:p>
          </table:table-cell>
          <table:table-cell office:value-type="float" office:value="82803.1945543573" calcext:value-type="float">
            <text:p>82803,1945543573</text:p>
          </table:table-cell>
          <table:table-cell office:value-type="float" office:value="8280.3194554357" calcext:value-type="float">
            <text:p>8280,3194554357</text:p>
          </table:table-cell>
          <table:table-cell office:value-type="float" office:value="91719.680544564" calcext:value-type="float">
            <text:p>91719,680544564</text:p>
          </table:table-cell>
        </table:table-row>
        <table:table-row table:style-name="ro2">
          <table:table-cell office:value-type="float" office:value="73.92" calcext:value-type="float">
            <text:p>73,92</text:p>
          </table:table-cell>
          <table:table-cell office:value-type="float" office:value="7437.8798528268" calcext:value-type="float">
            <text:p>7437,8798528268</text:p>
          </table:table-cell>
          <table:table-cell office:value-type="float" office:value="1459.2447625919" calcext:value-type="float">
            <text:p>1459,2447625919</text:p>
          </table:table-cell>
          <table:table-cell office:value-type="float" office:value="82820.795804165" calcext:value-type="float">
            <text:p>82820,795804165</text:p>
          </table:table-cell>
          <table:table-cell office:value-type="float" office:value="8282.0795804165" calcext:value-type="float">
            <text:p>8282,0795804165</text:p>
          </table:table-cell>
          <table:table-cell office:value-type="float" office:value="91717.9204195833" calcext:value-type="float">
            <text:p>91717,9204195833</text:p>
          </table:table-cell>
        </table:table-row>
        <table:table-row table:style-name="ro2">
          <table:table-cell office:value-type="float" office:value="74.04" calcext:value-type="float">
            <text:p>74,04</text:p>
          </table:table-cell>
          <table:table-cell office:value-type="float" office:value="7433.6426884513" calcext:value-type="float">
            <text:p>7433,6426884513</text:p>
          </table:table-cell>
          <table:table-cell office:value-type="float" office:value="1444.3185784837" calcext:value-type="float">
            <text:p>1444,3185784837</text:p>
          </table:table-cell>
          <table:table-cell office:value-type="float" office:value="82838.2170300592" calcext:value-type="float">
            <text:p>82838,2170300592</text:p>
          </table:table-cell>
          <table:table-cell office:value-type="float" office:value="8283.8217030059" calcext:value-type="float">
            <text:p>8283,8217030059</text:p>
          </table:table-cell>
          <table:table-cell office:value-type="float" office:value="91716.1782969939" calcext:value-type="float">
            <text:p>91716,1782969939</text:p>
          </table:table-cell>
        </table:table-row>
        <table:table-row table:style-name="ro2">
          <table:table-cell office:value-type="float" office:value="74.16" calcext:value-type="float">
            <text:p>74,16</text:p>
          </table:table-cell>
          <table:table-cell office:value-type="float" office:value="7429.4511658406" calcext:value-type="float">
            <text:p>7429,4511658406</text:p>
          </table:table-cell>
          <table:table-cell office:value-type="float" office:value="1429.5427840158" calcext:value-type="float">
            <text:p>1429,5427840158</text:p>
          </table:table-cell>
          <table:table-cell office:value-type="float" office:value="82855.4600455853" calcext:value-type="float">
            <text:p>82855,4600455853</text:p>
          </table:table-cell>
          <table:table-cell office:value-type="float" office:value="8285.5460045585" calcext:value-type="float">
            <text:p>8285,5460045585</text:p>
          </table:table-cell>
          <table:table-cell office:value-type="float" office:value="91714.4539954412" calcext:value-type="float">
            <text:p>91714,4539954412</text:p>
          </table:table-cell>
        </table:table-row>
        <table:table-row table:style-name="ro2">
          <table:table-cell office:value-type="float" office:value="74.28" calcext:value-type="float">
            <text:p>74,28</text:p>
          </table:table-cell>
          <table:table-cell office:value-type="float" office:value="7425.3047767421" calcext:value-type="float">
            <text:p>7425,3047767421</text:p>
          </table:table-cell>
          <table:table-cell office:value-type="float" office:value="1414.9159119956" calcext:value-type="float">
            <text:p>1414,9159119956</text:p>
          </table:table-cell>
          <table:table-cell office:value-type="float" office:value="82872.5266466022" calcext:value-type="float">
            <text:p>82872,5266466022</text:p>
          </table:table-cell>
          <table:table-cell office:value-type="float" office:value="8287.2526646602" calcext:value-type="float">
            <text:p>8287,2526646602</text:p>
          </table:table-cell>
          <table:table-cell office:value-type="float" office:value="91712.7473353396" calcext:value-type="float">
            <text:p>91712,7473353396</text:p>
          </table:table-cell>
        </table:table-row>
        <table:table-row table:style-name="ro2">
          <table:table-cell office:value-type="float" office:value="74.4" calcext:value-type="float">
            <text:p>74,4</text:p>
          </table:table-cell>
          <table:table-cell office:value-type="float" office:value="7421.2030188962" calcext:value-type="float">
            <text:p>7421,2030188962</text:p>
          </table:table-cell>
          <table:table-cell office:value-type="float" office:value="1400.4365085173" calcext:value-type="float">
            <text:p>1400,4365085173</text:p>
          </table:table-cell>
          <table:table-cell office:value-type="float" office:value="82889.4186114424" calcext:value-type="float">
            <text:p>82889,4186114424</text:p>
          </table:table-cell>
          <table:table-cell office:value-type="float" office:value="8288.9418611442" calcext:value-type="float">
            <text:p>8288,9418611442</text:p>
          </table:table-cell>
          <table:table-cell office:value-type="float" office:value="91711.0581388555" calcext:value-type="float">
            <text:p>91711,0581388555</text:p>
          </table:table-cell>
        </table:table-row>
        <table:table-row table:style-name="ro2">
          <table:table-cell office:value-type="float" office:value="74.52" calcext:value-type="float">
            <text:p>74,52</text:p>
          </table:table-cell>
          <table:table-cell office:value-type="float" office:value="7417.1453959589" calcext:value-type="float">
            <text:p>7417,1453959589</text:p>
          </table:table-cell>
          <table:table-cell office:value-type="float" office:value="1386.1031328635" calcext:value-type="float">
            <text:p>1386,1031328635</text:p>
          </table:table-cell>
          <table:table-cell office:value-type="float" office:value="82906.1377010706" calcext:value-type="float">
            <text:p>82906,1377010706</text:p>
          </table:table-cell>
          <table:table-cell office:value-type="float" office:value="8290.613770107" calcext:value-type="float">
            <text:p>8290,613770107</text:p>
          </table:table-cell>
          <table:table-cell office:value-type="float" office:value="91709.3862298927" calcext:value-type="float">
            <text:p>91709,3862298927</text:p>
          </table:table-cell>
        </table:table-row>
        <table:table-row table:style-name="ro2">
          <table:table-cell office:value-type="float" office:value="74.64" calcext:value-type="float">
            <text:p>74,64</text:p>
          </table:table-cell>
          <table:table-cell office:value-type="float" office:value="7413.1314174258" calcext:value-type="float">
            <text:p>7413,1314174258</text:p>
          </table:table-cell>
          <table:table-cell office:value-type="float" office:value="1371.9143574084" calcext:value-type="float">
            <text:p>1371,9143574084</text:p>
          </table:table-cell>
          <table:table-cell office:value-type="float" office:value="82922.6856592418" calcext:value-type="float">
            <text:p>82922,6856592418</text:p>
          </table:table-cell>
          <table:table-cell office:value-type="float" office:value="8292.2685659241" calcext:value-type="float">
            <text:p>8292,2685659241</text:p>
          </table:table-cell>
          <table:table-cell office:value-type="float" office:value="91707.7314340756" calcext:value-type="float">
            <text:p>91707,7314340756</text:p>
          </table:table-cell>
        </table:table-row>
        <table:table-row table:style-name="ro2">
          <table:table-cell office:value-type="float" office:value="74.76" calcext:value-type="float">
            <text:p>74,76</text:p>
          </table:table-cell>
          <table:table-cell office:value-type="float" office:value="7409.1605985572" calcext:value-type="float">
            <text:p>7409,1605985572</text:p>
          </table:table-cell>
          <table:table-cell office:value-type="float" office:value="1357.86876752" calcext:value-type="float">
            <text:p>1357,86876752</text:p>
          </table:table-cell>
          <table:table-cell office:value-type="float" office:value="82939.0642126572" calcext:value-type="float">
            <text:p>82939,0642126572</text:p>
          </table:table-cell>
          <table:table-cell office:value-type="float" office:value="8293.9064212657" calcext:value-type="float">
            <text:p>8293,9064212657</text:p>
          </table:table-cell>
          <table:table-cell office:value-type="float" office:value="91706.0935787341" calcext:value-type="float">
            <text:p>91706,0935787341</text:p>
          </table:table-cell>
        </table:table-row>
        <table:table-row table:style-name="ro2">
          <table:table-cell office:value-type="float" office:value="74.88" calcext:value-type="float">
            <text:p>74,88</text:p>
          </table:table-cell>
          <table:table-cell office:value-type="float" office:value="7405.2324603042" calcext:value-type="float">
            <text:p>7405,2324603042</text:p>
          </table:table-cell>
          <table:table-cell office:value-type="float" office:value="1343.9649614636" calcext:value-type="float">
            <text:p>1343,9649614636</text:p>
          </table:table-cell>
          <table:table-cell office:value-type="float" office:value="82955.2750711202" calcext:value-type="float">
            <text:p>82955,2750711202</text:p>
          </table:table-cell>
          <table:table-cell office:value-type="float" office:value="8295.527507112" calcext:value-type="float">
            <text:p>8295,527507112</text:p>
          </table:table-cell>
          <table:table-cell office:value-type="float" office:value="91704.4724928877" calcext:value-type="float">
            <text:p>91704,4724928877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7401.3465292361" calcext:value-type="float">
            <text:p>7401,3465292361</text:p>
          </table:table-cell>
          <table:table-cell office:value-type="float" office:value="1330.2015503048" calcext:value-type="float">
            <text:p>1330,2015503048</text:p>
          </table:table-cell>
          <table:table-cell office:value-type="float" office:value="82971.3199276902" calcext:value-type="float">
            <text:p>82971,3199276902</text:p>
          </table:table-cell>
          <table:table-cell office:value-type="float" office:value="8297.131992769" calcext:value-type="float">
            <text:p>8297,131992769</text:p>
          </table:table-cell>
          <table:table-cell office:value-type="float" office:value="91702.8680072307" calcext:value-type="float">
            <text:p>91702,8680072307</text:p>
          </table:table-cell>
        </table:table-row>
        <table:table-row table:style-name="ro2">
          <table:table-cell office:value-type="float" office:value="75.12" calcext:value-type="float">
            <text:p>75,12</text:p>
          </table:table-cell>
          <table:table-cell office:value-type="float" office:value="7397.5023374683" calcext:value-type="float">
            <text:p>7397,5023374683</text:p>
          </table:table-cell>
          <table:table-cell office:value-type="float" office:value="1316.5771578127" calcext:value-type="float">
            <text:p>1316,5771578127</text:p>
          </table:table-cell>
          <table:table-cell office:value-type="float" office:value="82987.2004588355" calcext:value-type="float">
            <text:p>82987,2004588355</text:p>
          </table:table-cell>
          <table:table-cell office:value-type="float" office:value="8298.7200458835" calcext:value-type="float">
            <text:p>8298,7200458835</text:p>
          </table:table-cell>
          <table:table-cell office:value-type="float" office:value="91701.2799541162" calcext:value-type="float">
            <text:p>91701,2799541162</text:p>
          </table:table-cell>
        </table:table-row>
        <table:table-row table:style-name="ro2">
          <table:table-cell office:value-type="float" office:value="75.24" calcext:value-type="float">
            <text:p>75,24</text:p>
          </table:table-cell>
          <table:table-cell office:value-type="float" office:value="7393.6994225919" calcext:value-type="float">
            <text:p>7393,6994225919</text:p>
          </table:table-cell>
          <table:table-cell office:value-type="float" office:value="1303.0904203638" calcext:value-type="float">
            <text:p>1303,0904203638</text:p>
          </table:table-cell>
          <table:table-cell office:value-type="float" office:value="83002.9183245858" calcext:value-type="float">
            <text:p>83002,9183245858</text:p>
          </table:table-cell>
          <table:table-cell office:value-type="float" office:value="8300.2918324585" calcext:value-type="float">
            <text:p>8300,2918324585</text:p>
          </table:table-cell>
          <table:table-cell office:value-type="float" office:value="91699.7081675412" calcext:value-type="float">
            <text:p>91699,7081675412</text:p>
          </table:table-cell>
        </table:table-row>
        <table:table-row table:style-name="ro2">
          <table:table-cell office:value-type="float" office:value="75.36" calcext:value-type="float">
            <text:p>75,36</text:p>
          </table:table-cell>
          <table:table-cell office:value-type="float" office:value="7389.9373276038" calcext:value-type="float">
            <text:p>7389,9373276038</text:p>
          </table:table-cell>
          <table:table-cell office:value-type="float" office:value="1289.7399868461" calcext:value-type="float">
            <text:p>1289,7399868461</text:p>
          </table:table-cell>
          <table:table-cell office:value-type="float" office:value="83018.4751686821" calcext:value-type="float">
            <text:p>83018,4751686821</text:p>
          </table:table-cell>
          <table:table-cell office:value-type="float" office:value="8301.8475168682" calcext:value-type="float">
            <text:p>8301,8475168682</text:p>
          </table:table-cell>
          <table:table-cell office:value-type="float" office:value="91698.1524831316" calcext:value-type="float">
            <text:p>91698,1524831316</text:p>
          </table:table-cell>
        </table:table-row>
        <table:table-row table:style-name="ro2">
          <table:table-cell office:value-type="float" office:value="75.48" calcext:value-type="float">
            <text:p>75,48</text:p>
          </table:table-cell>
          <table:table-cell office:value-type="float" office:value="7386.2156008379" calcext:value-type="float">
            <text:p>7386,2156008379</text:p>
          </table:table-cell>
          <table:table-cell office:value-type="float" office:value="1276.5245185629" calcext:value-type="float">
            <text:p>1276,5245185629</text:p>
          </table:table-cell>
          <table:table-cell office:value-type="float" office:value="83033.8726187267" calcext:value-type="float">
            <text:p>83033,8726187267</text:p>
          </table:table-cell>
          <table:table-cell office:value-type="float" office:value="8303.3872618726" calcext:value-type="float">
            <text:p>8303,3872618726</text:p>
          </table:table-cell>
          <table:table-cell office:value-type="float" office:value="91696.6127381271" calcext:value-type="float">
            <text:p>91696,6127381271</text:p>
          </table:table-cell>
        </table:table-row>
        <table:table-row table:style-name="ro2">
          <table:table-cell office:value-type="float" office:value="75.6" calcext:value-type="float">
            <text:p>75,6</text:p>
          </table:table-cell>
          <table:table-cell office:value-type="float" office:value="7382.5337958976" calcext:value-type="float">
            <text:p>7382,5337958976</text:p>
          </table:table-cell>
          <table:table-cell office:value-type="float" office:value="1263.4426891376" calcext:value-type="float">
            <text:p>1263,4426891376</text:p>
          </table:table-cell>
          <table:table-cell office:value-type="float" office:value="83049.1122863317" calcext:value-type="float">
            <text:p>83049,1122863317</text:p>
          </table:table-cell>
          <table:table-cell office:value-type="float" office:value="8304.9112286331" calcext:value-type="float">
            <text:p>8304,9112286331</text:p>
          </table:table-cell>
          <table:table-cell office:value-type="float" office:value="91695.0887713666" calcext:value-type="float">
            <text:p>91695,0887713666</text:p>
          </table:table-cell>
        </table:table-row>
        <table:table-row table:style-name="ro2">
          <table:table-cell office:value-type="float" office:value="75.72" calcext:value-type="float">
            <text:p>75,72</text:p>
          </table:table-cell>
          <table:table-cell office:value-type="float" office:value="7378.8914715889" calcext:value-type="float">
            <text:p>7378,8914715889</text:p>
          </table:table-cell>
          <table:table-cell office:value-type="float" office:value="1250.4931844184" calcext:value-type="float">
            <text:p>1250,4931844184</text:p>
          </table:table-cell>
          <table:table-cell office:value-type="float" office:value="83064.1957672662" calcext:value-type="float">
            <text:p>83064,1957672662</text:p>
          </table:table-cell>
          <table:table-cell office:value-type="float" office:value="8306.4195767266" calcext:value-type="float">
            <text:p>8306,4195767266</text:p>
          </table:table-cell>
          <table:table-cell office:value-type="float" office:value="91693.5804232731" calcext:value-type="float">
            <text:p>91693,5804232731</text:p>
          </table:table-cell>
        </table:table-row>
        <table:table-row table:style-name="ro2">
          <table:table-cell office:value-type="float" office:value="75.84" calcext:value-type="float">
            <text:p>75,84</text:p>
          </table:table-cell>
          <table:table-cell office:value-type="float" office:value="7375.2881918544" calcext:value-type="float">
            <text:p>7375,2881918544</text:p>
          </table:table-cell>
          <table:table-cell office:value-type="float" office:value="1237.6747023835" calcext:value-type="float">
            <text:p>1237,6747023835</text:p>
          </table:table-cell>
          <table:table-cell office:value-type="float" office:value="83079.124641602" calcext:value-type="float">
            <text:p>83079,124641602</text:p>
          </table:table-cell>
          <table:table-cell office:value-type="float" office:value="8307.9124641602" calcext:value-type="float">
            <text:p>8307,9124641602</text:p>
          </table:table-cell>
          <table:table-cell office:value-type="float" office:value="91692.0875358396" calcext:value-type="float">
            <text:p>91692,0875358396</text:p>
          </table:table-cell>
        </table:table-row>
        <table:table-row table:style-name="ro2">
          <table:table-cell office:value-type="float" office:value="75.96" calcext:value-type="float">
            <text:p>75,96</text:p>
          </table:table-cell>
          <table:table-cell office:value-type="float" office:value="7371.7235257085" calcext:value-type="float">
            <text:p>7371,7235257085</text:p>
          </table:table-cell>
          <table:table-cell office:value-type="float" office:value="1224.9859530463" calcext:value-type="float">
            <text:p>1224,9859530463</text:p>
          </table:table-cell>
          <table:table-cell office:value-type="float" office:value="83093.9004738593" calcext:value-type="float">
            <text:p>83093,9004738593</text:p>
          </table:table-cell>
          <table:table-cell office:value-type="float" office:value="8309.3900473859" calcext:value-type="float">
            <text:p>8309,3900473859</text:p>
          </table:table-cell>
          <table:table-cell office:value-type="float" office:value="91690.6099526138" calcext:value-type="float">
            <text:p>91690,6099526138</text:p>
          </table:table-cell>
        </table:table-row>
        <table:table-row table:style-name="ro2">
          <table:table-cell office:value-type="float" office:value="76.08" calcext:value-type="float">
            <text:p>76,08</text:p>
          </table:table-cell>
          <table:table-cell office:value-type="float" office:value="7368.1970471736" calcext:value-type="float">
            <text:p>7368,1970471736</text:p>
          </table:table-cell>
          <table:table-cell office:value-type="float" office:value="1212.4256583614" calcext:value-type="float">
            <text:p>1212,4256583614</text:p>
          </table:table-cell>
          <table:table-cell office:value-type="float" office:value="83108.5248131501" calcext:value-type="float">
            <text:p>83108,5248131501</text:p>
          </table:table-cell>
          <table:table-cell office:value-type="float" office:value="8310.852481315" calcext:value-type="float">
            <text:p>8310,852481315</text:p>
          </table:table-cell>
          <table:table-cell office:value-type="float" office:value="91689.1475186848" calcext:value-type="float">
            <text:p>91689,1475186848</text:p>
          </table:table-cell>
        </table:table-row>
        <table:table-row table:style-name="ro2">
          <table:table-cell office:value-type="float" office:value="76.2" calcext:value-type="float">
            <text:p>76,2</text:p>
          </table:table-cell>
          <table:table-cell office:value-type="float" office:value="7364.7083352167" calcext:value-type="float">
            <text:p>7364,7083352167</text:p>
          </table:table-cell>
          <table:table-cell office:value-type="float" office:value="1199.9925521305" calcext:value-type="float">
            <text:p>1199,9925521305</text:p>
          </table:table-cell>
          <table:table-cell office:value-type="float" office:value="83122.9991933209" calcext:value-type="float">
            <text:p>83122,9991933209</text:p>
          </table:table-cell>
          <table:table-cell office:value-type="float" office:value="8312.299919332" calcext:value-type="float">
            <text:p>8312,299919332</text:p>
          </table:table-cell>
          <table:table-cell office:value-type="float" office:value="91687.7000806677" calcext:value-type="float">
            <text:p>91687,7000806677</text:p>
          </table:table-cell>
        </table:table-row>
        <table:table-row table:style-name="ro2">
          <table:table-cell office:value-type="float" office:value="76.32" calcext:value-type="float">
            <text:p>76,32</text:p>
          </table:table-cell>
          <table:table-cell office:value-type="float" office:value="7361.2569736871" calcext:value-type="float">
            <text:p>7361,2569736871</text:p>
          </table:table-cell>
          <table:table-cell office:value-type="float" office:value="1187.685379909" calcext:value-type="float">
            <text:p>1187,685379909</text:p>
          </table:table-cell>
          <table:table-cell office:value-type="float" office:value="83137.3251330945" calcext:value-type="float">
            <text:p>83137,3251330945</text:p>
          </table:table-cell>
          <table:table-cell office:value-type="float" office:value="8313.7325133094" calcext:value-type="float">
            <text:p>8313,7325133094</text:p>
          </table:table-cell>
          <table:table-cell office:value-type="float" office:value="91686.2674866903" calcext:value-type="float">
            <text:p>91686,2674866903</text:p>
          </table:table-cell>
        </table:table-row>
        <table:table-row table:style-name="ro2">
          <table:table-cell office:value-type="float" office:value="76.44" calcext:value-type="float">
            <text:p>76,44</text:p>
          </table:table-cell>
          <table:table-cell office:value-type="float" office:value="7357.8425512556" calcext:value-type="float">
            <text:p>7357,8425512556</text:p>
          </table:table-cell>
          <table:table-cell office:value-type="float" office:value="1175.5028989128" calcext:value-type="float">
            <text:p>1175,5028989128</text:p>
          </table:table-cell>
          <table:table-cell office:value-type="float" office:value="83151.5041362106" calcext:value-type="float">
            <text:p>83151,5041362106</text:p>
          </table:table-cell>
          <table:table-cell office:value-type="float" office:value="8315.150413621" calcext:value-type="float">
            <text:p>8315,150413621</text:p>
          </table:table-cell>
          <table:table-cell office:value-type="float" office:value="91684.8495863787" calcext:value-type="float">
            <text:p>91684,8495863787</text:p>
          </table:table-cell>
        </table:table-row>
        <table:table-row table:style-name="ro2">
          <table:table-cell office:value-type="float" office:value="76.56" calcext:value-type="float">
            <text:p>76,56</text:p>
          </table:table-cell>
          <table:table-cell office:value-type="float" office:value="7354.4646613536" calcext:value-type="float">
            <text:p>7354,4646613536</text:p>
          </table:table-cell>
          <table:table-cell office:value-type="float" office:value="1163.4438779253" calcext:value-type="float">
            <text:p>1163,4438779253</text:p>
          </table:table-cell>
          <table:table-cell office:value-type="float" office:value="83165.5376915647" calcext:value-type="float">
            <text:p>83165,5376915647</text:p>
          </table:table-cell>
          <table:table-cell office:value-type="float" office:value="8316.5537691564" calcext:value-type="float">
            <text:p>8316,5537691564</text:p>
          </table:table-cell>
          <table:table-cell office:value-type="float" office:value="91683.4462308433" calcext:value-type="float">
            <text:p>91683,4462308433</text:p>
          </table:table-cell>
        </table:table-row>
        <table:table-row table:style-name="ro2">
          <table:table-cell office:value-type="float" office:value="76.68" calcext:value-type="float">
            <text:p>76,68</text:p>
          </table:table-cell>
          <table:table-cell office:value-type="float" office:value="7351.1229021134" calcext:value-type="float">
            <text:p>7351,1229021134</text:p>
          </table:table-cell>
          <table:table-cell office:value-type="float" office:value="1151.5070972051" calcext:value-type="float">
            <text:p>1151,5070972051</text:p>
          </table:table-cell>
          <table:table-cell office:value-type="float" office:value="83179.427273347" calcext:value-type="float">
            <text:p>83179,427273347</text:p>
          </table:table-cell>
          <table:table-cell office:value-type="float" office:value="8317.9427273347" calcext:value-type="float">
            <text:p>8317,9427273347</text:p>
          </table:table-cell>
          <table:table-cell office:value-type="float" office:value="91682.0572726651" calcext:value-type="float">
            <text:p>91682,0572726651</text:p>
          </table:table-cell>
        </table:table-row>
        <table:table-row table:style-name="ro2">
          <table:table-cell office:value-type="float" office:value="76.8" calcext:value-type="float">
            <text:p>76,8</text:p>
          </table:table-cell>
          <table:table-cell office:value-type="float" office:value="7347.8168763095" calcext:value-type="float">
            <text:p>7347,8168763095</text:p>
          </table:table-cell>
          <table:table-cell office:value-type="float" office:value="1139.6913483939" calcext:value-type="float">
            <text:p>1139,6913483939</text:p>
          </table:table-cell>
          <table:table-cell office:value-type="float" office:value="83193.1743411788" calcext:value-type="float">
            <text:p>83193,1743411788</text:p>
          </table:table-cell>
          <table:table-cell office:value-type="float" office:value="8319.3174341178" calcext:value-type="float">
            <text:p>8319,3174341178</text:p>
          </table:table-cell>
          <table:table-cell office:value-type="float" office:value="91680.682565882" calcext:value-type="float">
            <text:p>91680,682565882</text:p>
          </table:table-cell>
        </table:table-row>
        <table:table-row table:style-name="ro2">
          <table:table-cell office:value-type="float" office:value="76.92" calcext:value-type="float">
            <text:p>76,92</text:p>
          </table:table-cell>
          <table:table-cell office:value-type="float" office:value="7344.5461913011" calcext:value-type="float">
            <text:p>7344,5461913011</text:p>
          </table:table-cell>
          <table:table-cell office:value-type="float" office:value="1127.9954344248" calcext:value-type="float">
            <text:p>1127,9954344248</text:p>
          </table:table-cell>
          <table:table-cell office:value-type="float" office:value="83206.7803402493" calcext:value-type="float">
            <text:p>83206,7803402493</text:p>
          </table:table-cell>
          <table:table-cell office:value-type="float" office:value="8320.6780340249" calcext:value-type="float">
            <text:p>8320,6780340249</text:p>
          </table:table-cell>
          <table:table-cell office:value-type="float" office:value="91679.3219659749" calcext:value-type="float">
            <text:p>91679,3219659749</text:p>
          </table:table-cell>
        </table:table-row>
        <table:table-row table:style-name="ro2">
          <table:table-cell office:value-type="float" office:value="77.04" calcext:value-type="float">
            <text:p>77,04</text:p>
          </table:table-cell>
          <table:table-cell office:value-type="float" office:value="7341.3104589739" calcext:value-type="float">
            <text:p>7341,3104589739</text:p>
          </table:table-cell>
          <table:table-cell office:value-type="float" office:value="1116.4181694314" calcext:value-type="float">
            <text:p>1116,4181694314</text:p>
          </table:table-cell>
          <table:table-cell office:value-type="float" office:value="83220.2467014499" calcext:value-type="float">
            <text:p>83220,2467014499</text:p>
          </table:table-cell>
          <table:table-cell office:value-type="float" office:value="8322.0246701449" calcext:value-type="float">
            <text:p>8322,0246701449</text:p>
          </table:table-cell>
          <table:table-cell office:value-type="float" office:value="91677.9753298549" calcext:value-type="float">
            <text:p>91677,9753298549</text:p>
          </table:table-cell>
        </table:table-row>
        <table:table-row table:style-name="ro2">
          <table:table-cell office:value-type="float" office:value="77.16" calcext:value-type="float">
            <text:p>77,16</text:p>
          </table:table-cell>
          <table:table-cell office:value-type="float" office:value="7338.1092956847" calcext:value-type="float">
            <text:p>7338,1092956847</text:p>
          </table:table-cell>
          <table:table-cell office:value-type="float" office:value="1104.9583786561" calcext:value-type="float">
            <text:p>1104,9583786561</text:p>
          </table:table-cell>
          <table:table-cell office:value-type="float" office:value="83233.5748415084" calcext:value-type="float">
            <text:p>83233,5748415084</text:p>
          </table:table-cell>
          <table:table-cell office:value-type="float" office:value="8323.3574841508" calcext:value-type="float">
            <text:p>8323,3574841508</text:p>
          </table:table-cell>
          <table:table-cell office:value-type="float" office:value="91676.642515849" calcext:value-type="float">
            <text:p>91676,642515849</text:p>
          </table:table-cell>
        </table:table-row>
        <table:table-row table:style-name="ro2">
          <table:table-cell office:value-type="float" office:value="77.28" calcext:value-type="float">
            <text:p>77,28</text:p>
          </table:table-cell>
          <table:table-cell office:value-type="float" office:value="7334.9423222053" calcext:value-type="float">
            <text:p>7334,9423222053</text:p>
          </table:table-cell>
          <table:table-cell office:value-type="float" office:value="1093.6148983605" calcext:value-type="float">
            <text:p>1093,6148983605</text:p>
          </table:table-cell>
          <table:table-cell office:value-type="float" office:value="83246.766163122" calcext:value-type="float">
            <text:p>83246,766163122</text:p>
          </table:table-cell>
          <table:table-cell office:value-type="float" office:value="8324.6766163122" calcext:value-type="float">
            <text:p>8324,6766163122</text:p>
          </table:table-cell>
          <table:table-cell office:value-type="float" office:value="91675.3233836876" calcext:value-type="float">
            <text:p>91675,3233836876</text:p>
          </table:table-cell>
        </table:table-row>
        <table:table-row table:style-name="ro2">
          <table:table-cell office:value-type="float" office:value="77.4" calcext:value-type="float">
            <text:p>77,4</text:p>
          </table:table-cell>
          <table:table-cell office:value-type="float" office:value="7331.8091636677" calcext:value-type="float">
            <text:p>7331,8091636677</text:p>
          </table:table-cell>
          <table:table-cell office:value-type="float" office:value="1082.386575735" calcext:value-type="float">
            <text:p>1082,386575735</text:p>
          </table:table-cell>
          <table:table-cell office:value-type="float" office:value="83259.8220550885" calcext:value-type="float">
            <text:p>83259,8220550885</text:p>
          </table:table-cell>
          <table:table-cell office:value-type="float" office:value="8325.9822055088" calcext:value-type="float">
            <text:p>8325,9822055088</text:p>
          </table:table-cell>
          <table:table-cell office:value-type="float" office:value="91674.017794491" calcext:value-type="float">
            <text:p>91674,017794491</text:p>
          </table:table-cell>
        </table:table-row>
        <table:table-row table:style-name="ro2">
          <table:table-cell office:value-type="float" office:value="77.52" calcext:value-type="float">
            <text:p>77,52</text:p>
          </table:table-cell>
          <table:table-cell office:value-type="float" office:value="7328.7094495102" calcext:value-type="float">
            <text:p>7328,7094495102</text:p>
          </table:table-cell>
          <table:table-cell office:value-type="float" office:value="1071.2722688093" calcext:value-type="float">
            <text:p>1071,2722688093</text:p>
          </table:table-cell>
          <table:table-cell office:value-type="float" office:value="83272.7438924369" calcext:value-type="float">
            <text:p>83272,7438924369</text:p>
          </table:table-cell>
          <table:table-cell office:value-type="float" office:value="8327.2743892437" calcext:value-type="float">
            <text:p>8327,2743892437</text:p>
          </table:table-cell>
          <table:table-cell office:value-type="float" office:value="91672.7256107561" calcext:value-type="float">
            <text:p>91672,7256107561</text:p>
          </table:table-cell>
        </table:table-row>
        <table:table-row table:style-name="ro2">
          <table:table-cell office:value-type="float" office:value="77.64" calcext:value-type="float">
            <text:p>77,64</text:p>
          </table:table-cell>
          <table:table-cell office:value-type="float" office:value="7325.6428134238" calcext:value-type="float">
            <text:p>7325,6428134238</text:p>
          </table:table-cell>
          <table:table-cell office:value-type="float" office:value="1060.270846363" calcext:value-type="float">
            <text:p>1060,270846363</text:p>
          </table:table-cell>
          <table:table-cell office:value-type="float" office:value="83285.5330365575" calcext:value-type="float">
            <text:p>83285,5330365575</text:p>
          </table:table-cell>
          <table:table-cell office:value-type="float" office:value="8328.5533036557" calcext:value-type="float">
            <text:p>8328,5533036557</text:p>
          </table:table-cell>
          <table:table-cell office:value-type="float" office:value="91671.446696344" calcext:value-type="float">
            <text:p>91671,446696344</text:p>
          </table:table-cell>
        </table:table-row>
        <table:table-row table:style-name="ro2">
          <table:table-cell office:value-type="float" office:value="77.76" calcext:value-type="float">
            <text:p>77,76</text:p>
          </table:table-cell>
          <table:table-cell office:value-type="float" office:value="7322.6088932998" calcext:value-type="float">
            <text:p>7322,6088932998</text:p>
          </table:table-cell>
          <table:table-cell office:value-type="float" office:value="1049.3811878373" calcext:value-type="float">
            <text:p>1049,3811878373</text:p>
          </table:table-cell>
          <table:table-cell office:value-type="float" office:value="83298.1908353299" calcext:value-type="float">
            <text:p>83298,1908353299</text:p>
          </table:table-cell>
          <table:table-cell office:value-type="float" office:value="8329.819083533" calcext:value-type="float">
            <text:p>8329,819083533</text:p>
          </table:table-cell>
          <table:table-cell office:value-type="float" office:value="91670.1809164668" calcext:value-type="float">
            <text:p>91670,1809164668</text:p>
          </table:table-cell>
        </table:table-row>
        <table:table-row table:style-name="ro2">
          <table:table-cell office:value-type="float" office:value="77.88" calcext:value-type="float">
            <text:p>77,88</text:p>
          </table:table-cell>
          <table:table-cell office:value-type="float" office:value="7319.6073311782" calcext:value-type="float">
            <text:p>7319,6073311782</text:p>
          </table:table-cell>
          <table:table-cell office:value-type="float" office:value="1038.6021832464" calcext:value-type="float">
            <text:p>1038,6021832464</text:p>
          </table:table-cell>
          <table:table-cell office:value-type="float" office:value="83310.7186232504" calcext:value-type="float">
            <text:p>83310,7186232504</text:p>
          </table:table-cell>
          <table:table-cell office:value-type="float" office:value="8331.071862325" calcext:value-type="float">
            <text:p>8331,071862325</text:p>
          </table:table-cell>
          <table:table-cell office:value-type="float" office:value="91668.9281376748" calcext:value-type="float">
            <text:p>91668,9281376748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7316.6377731956" calcext:value-type="float">
            <text:p>7316,6377731956</text:p>
          </table:table-cell>
          <table:table-cell office:value-type="float" office:value="1027.9327330899" calcext:value-type="float">
            <text:p>1027,9327330899</text:p>
          </table:table-cell>
          <table:table-cell office:value-type="float" office:value="83323.1177215587" calcext:value-type="float">
            <text:p>83323,1177215587</text:p>
          </table:table-cell>
          <table:table-cell office:value-type="float" office:value="8332.3117721558" calcext:value-type="float">
            <text:p>8332,3117721558</text:p>
          </table:table-cell>
          <table:table-cell office:value-type="float" office:value="91667.6882278439" calcext:value-type="float">
            <text:p>91667,6882278439</text:p>
          </table:table-cell>
        </table:table-row>
        <table:table-row table:style-name="ro2">
          <table:table-cell office:value-type="float" office:value="78.12" calcext:value-type="float">
            <text:p>78,12</text:p>
          </table:table-cell>
          <table:table-cell office:value-type="float" office:value="7313.699869536" calcext:value-type="float">
            <text:p>7313,699869536</text:p>
          </table:table-cell>
          <table:table-cell office:value-type="float" office:value="1017.3717482652" calcext:value-type="float">
            <text:p>1017,3717482652</text:p>
          </table:table-cell>
          <table:table-cell office:value-type="float" office:value="83335.3894383626" calcext:value-type="float">
            <text:p>83335,3894383626</text:p>
          </table:table-cell>
          <table:table-cell office:value-type="float" office:value="8333.5389438362" calcext:value-type="float">
            <text:p>8333,5389438362</text:p>
          </table:table-cell>
          <table:table-cell office:value-type="float" office:value="91666.4610561635" calcext:value-type="float">
            <text:p>91666,4610561635</text:p>
          </table:table-cell>
        </table:table-row>
        <table:table-row table:style-name="ro2">
          <table:table-cell office:value-type="float" office:value="78.24" calcext:value-type="float">
            <text:p>78,24</text:p>
          </table:table-cell>
          <table:table-cell office:value-type="float" office:value="7310.7932743798" calcext:value-type="float">
            <text:p>7310,7932743798</text:p>
          </table:table-cell>
          <table:table-cell office:value-type="float" office:value="1006.9181499808" calcext:value-type="float">
            <text:p>1006,9181499808</text:p>
          </table:table-cell>
          <table:table-cell office:value-type="float" office:value="83347.5350687631" calcext:value-type="float">
            <text:p>83347,5350687631</text:p>
          </table:table-cell>
          <table:table-cell office:value-type="float" office:value="8334.7535068763" calcext:value-type="float">
            <text:p>8334,7535068763</text:p>
          </table:table-cell>
          <table:table-cell office:value-type="float" office:value="91665.2464931235" calcext:value-type="float">
            <text:p>91665,2464931235</text:p>
          </table:table-cell>
        </table:table-row>
        <table:table-row table:style-name="ro2">
          <table:table-cell office:value-type="float" office:value="78.36" calcext:value-type="float">
            <text:p>78,36</text:p>
          </table:table-cell>
          <table:table-cell office:value-type="float" office:value="7307.9176458558" calcext:value-type="float">
            <text:p>7307,9176458558</text:p>
          </table:table-cell>
          <table:table-cell office:value-type="float" office:value="996.5708696699" calcext:value-type="float">
            <text:p>996,5708696699</text:p>
          </table:table-cell>
          <table:table-cell office:value-type="float" office:value="83359.5558949767" calcext:value-type="float">
            <text:p>83359,5558949767</text:p>
          </table:table-cell>
          <table:table-cell office:value-type="float" office:value="8335.9555894976" calcext:value-type="float">
            <text:p>8335,9555894976</text:p>
          </table:table-cell>
          <table:table-cell office:value-type="float" office:value="91664.0444105021" calcext:value-type="float">
            <text:p>91664,0444105021</text:p>
          </table:table-cell>
        </table:table-row>
        <table:table-row table:style-name="ro2">
          <table:table-cell office:value-type="float" office:value="78.48" calcext:value-type="float">
            <text:p>78,48</text:p>
          </table:table-cell>
          <table:table-cell office:value-type="float" office:value="7305.0726459918" calcext:value-type="float">
            <text:p>7305,0726459918</text:p>
          </table:table-cell>
          <table:table-cell office:value-type="float" office:value="986.328848904" calcext:value-type="float">
            <text:p>986,328848904</text:p>
          </table:table-cell>
          <table:table-cell office:value-type="float" office:value="83371.4531864584" calcext:value-type="float">
            <text:p>83371,4531864584</text:p>
          </table:table-cell>
          <table:table-cell office:value-type="float" office:value="8337.1453186458" calcext:value-type="float">
            <text:p>8337,1453186458</text:p>
          </table:table-cell>
          <table:table-cell office:value-type="float" office:value="91662.854681354" calcext:value-type="float">
            <text:p>91662,854681354</text:p>
          </table:table-cell>
        </table:table-row>
        <table:table-row table:style-name="ro2">
          <table:table-cell office:value-type="float" office:value="78.6" calcext:value-type="float">
            <text:p>78,6</text:p>
          </table:table-cell>
          <table:table-cell office:value-type="float" office:value="7302.2579406676" calcext:value-type="float">
            <text:p>7302,2579406676</text:p>
          </table:table-cell>
          <table:table-cell office:value-type="float" office:value="976.1910393082" calcext:value-type="float">
            <text:p>976,1910393082</text:p>
          </table:table-cell>
          <table:table-cell office:value-type="float" office:value="83383.2282000221" calcext:value-type="float">
            <text:p>83383,2282000221</text:p>
          </table:table-cell>
          <table:table-cell office:value-type="float" office:value="8338.3228200022" calcext:value-type="float">
            <text:p>8338,3228200022</text:p>
          </table:table-cell>
          <table:table-cell office:value-type="float" office:value="91661.6771799976" calcext:value-type="float">
            <text:p>91661,6771799976</text:p>
          </table:table-cell>
        </table:table-row>
        <table:table-row table:style-name="ro2">
          <table:table-cell office:value-type="float" office:value="78.72" calcext:value-type="float">
            <text:p>78,72</text:p>
          </table:table-cell>
          <table:table-cell office:value-type="float" office:value="7299.4731995673" calcext:value-type="float">
            <text:p>7299,4731995673</text:p>
          </table:table-cell>
          <table:table-cell office:value-type="float" office:value="966.1564024752" calcext:value-type="float">
            <text:p>966,1564024752</text:p>
          </table:table-cell>
          <table:table-cell office:value-type="float" office:value="83394.8821799614" calcext:value-type="float">
            <text:p>83394,8821799614</text:p>
          </table:table-cell>
          <table:table-cell office:value-type="float" office:value="8339.4882179961" calcext:value-type="float">
            <text:p>8339,4882179961</text:p>
          </table:table-cell>
          <table:table-cell office:value-type="float" office:value="91660.5117820037" calcext:value-type="float">
            <text:p>91660,5117820037</text:p>
          </table:table-cell>
        </table:table-row>
        <table:table-row table:style-name="ro2">
          <table:table-cell office:value-type="float" office:value="78.84" calcext:value-type="float">
            <text:p>78,84</text:p>
          </table:table-cell>
          <table:table-cell office:value-type="float" office:value="7296.7180961332" calcext:value-type="float">
            <text:p>7296,7180961332</text:p>
          </table:table-cell>
          <table:table-cell office:value-type="float" office:value="956.2239098817" calcext:value-type="float">
            <text:p>956,2239098817</text:p>
          </table:table-cell>
          <table:table-cell office:value-type="float" office:value="83406.4163581683" calcext:value-type="float">
            <text:p>83406,4163581683</text:p>
          </table:table-cell>
          <table:table-cell office:value-type="float" office:value="8340.6416358168" calcext:value-type="float">
            <text:p>8340,6416358168</text:p>
          </table:table-cell>
          <table:table-cell office:value-type="float" office:value="91659.358364183" calcext:value-type="float">
            <text:p>91659,358364183</text:p>
          </table:table-cell>
        </table:table-row>
        <table:table-row table:style-name="ro2">
          <table:table-cell office:value-type="float" office:value="78.96" calcext:value-type="float">
            <text:p>78,96</text:p>
          </table:table-cell>
          <table:table-cell office:value-type="float" office:value="7293.9923075199" calcext:value-type="float">
            <text:p>7293,9923075199</text:p>
          </table:table-cell>
          <table:table-cell office:value-type="float" office:value="946.3925428038" calcext:value-type="float">
            <text:p>946,3925428038</text:p>
          </table:table-cell>
          <table:table-cell office:value-type="float" office:value="83417.8319542512" calcext:value-type="float">
            <text:p>83417,8319542512</text:p>
          </table:table-cell>
          <table:table-cell office:value-type="float" office:value="8341.7831954251" calcext:value-type="float">
            <text:p>8341,7831954251</text:p>
          </table:table-cell>
          <table:table-cell office:value-type="float" office:value="91658.2168045747" calcext:value-type="float">
            <text:p>91658,2168045747</text:p>
          </table:table-cell>
        </table:table-row>
        <table:table-row table:style-name="ro2">
          <table:table-cell office:value-type="float" office:value="79.08" calcext:value-type="float">
            <text:p>79,08</text:p>
          </table:table-cell>
          <table:table-cell office:value-type="float" office:value="7291.2955145488" calcext:value-type="float">
            <text:p>7291,2955145488</text:p>
          </table:table-cell>
          <table:table-cell office:value-type="float" office:value="936.6612922334" calcext:value-type="float">
            <text:p>936,6612922334</text:p>
          </table:table-cell>
          <table:table-cell office:value-type="float" office:value="83429.1301756526" calcext:value-type="float">
            <text:p>83429,1301756526</text:p>
          </table:table-cell>
          <table:table-cell office:value-type="float" office:value="8342.9130175652" calcext:value-type="float">
            <text:p>8342,9130175652</text:p>
          </table:table-cell>
          <table:table-cell office:value-type="float" office:value="91657.0869824345" calcext:value-type="float">
            <text:p>91657,0869824345</text:p>
          </table:table-cell>
        </table:table-row>
        <table:table-row table:style-name="ro2">
          <table:table-cell office:value-type="float" office:value="79.2" calcext:value-type="float">
            <text:p>79,2</text:p>
          </table:table-cell>
          <table:table-cell office:value-type="float" office:value="7288.6274016638" calcext:value-type="float">
            <text:p>7288,6274016638</text:p>
          </table:table-cell>
          <table:table-cell office:value-type="float" office:value="927.0291587955" calcext:value-type="float">
            <text:p>927,0291587955</text:p>
          </table:table-cell>
          <table:table-cell office:value-type="float" office:value="83440.3122177644" calcext:value-type="float">
            <text:p>83440,3122177644</text:p>
          </table:table-cell>
          <table:table-cell office:value-type="float" office:value="8344.0312217764" calcext:value-type="float">
            <text:p>8344,0312217764</text:p>
          </table:table-cell>
          <table:table-cell office:value-type="float" office:value="91655.9687782233" calcext:value-type="float">
            <text:p>91655,9687782233</text:p>
          </table:table-cell>
        </table:table-row>
        <table:table-row table:style-name="ro2">
          <table:table-cell office:value-type="float" office:value="79.32" calcext:value-type="float">
            <text:p>79,32</text:p>
          </table:table-cell>
          <table:table-cell office:value-type="float" office:value="7285.9876568869" calcext:value-type="float">
            <text:p>7285,9876568869</text:p>
          </table:table-cell>
          <table:table-cell office:value-type="float" office:value="917.4951526653" calcext:value-type="float">
            <text:p>917,4951526653</text:p>
          </table:table-cell>
          <table:table-cell office:value-type="float" office:value="83451.3792640435" calcext:value-type="float">
            <text:p>83451,3792640435</text:p>
          </table:table-cell>
          <table:table-cell office:value-type="float" office:value="8345.1379264043" calcext:value-type="float">
            <text:p>8345,1379264043</text:p>
          </table:table-cell>
          <table:table-cell office:value-type="float" office:value="91654.8620735954" calcext:value-type="float">
            <text:p>91654,8620735954</text:p>
          </table:table-cell>
        </table:table-row>
        <table:table-row table:style-name="ro2">
          <table:table-cell office:value-type="float" office:value="79.44" calcext:value-type="float">
            <text:p>79,44</text:p>
          </table:table-cell>
          <table:table-cell office:value-type="float" office:value="7283.3759717751" calcext:value-type="float">
            <text:p>7283,3759717751</text:p>
          </table:table-cell>
          <table:table-cell office:value-type="float" office:value="908.0582934864" calcext:value-type="float">
            <text:p>908,0582934864</text:p>
          </table:table-cell>
          <table:table-cell office:value-type="float" office:value="83462.332486126" calcext:value-type="float">
            <text:p>83462,332486126</text:p>
          </table:table-cell>
          <table:table-cell office:value-type="float" office:value="8346.2332486125" calcext:value-type="float">
            <text:p>8346,2332486125</text:p>
          </table:table-cell>
          <table:table-cell office:value-type="float" office:value="91653.7667513872" calcext:value-type="float">
            <text:p>91653,7667513872</text:p>
          </table:table-cell>
        </table:table-row>
        <table:table-row table:style-name="ro2">
          <table:table-cell office:value-type="float" office:value="79.56" calcext:value-type="float">
            <text:p>79,56</text:p>
          </table:table-cell>
          <table:table-cell office:value-type="float" office:value="7280.7920413774" calcext:value-type="float">
            <text:p>7280,7920413774</text:p>
          </table:table-cell>
          <table:table-cell office:value-type="float" office:value="898.7176102888" calcext:value-type="float">
            <text:p>898,7176102888</text:p>
          </table:table-cell>
          <table:table-cell office:value-type="float" office:value="83473.1730439399" calcext:value-type="float">
            <text:p>83473,1730439399</text:p>
          </table:table-cell>
          <table:table-cell office:value-type="float" office:value="8347.3173043939" calcext:value-type="float">
            <text:p>8347,3173043939</text:p>
          </table:table-cell>
          <table:table-cell office:value-type="float" office:value="91652.6826956058" calcext:value-type="float">
            <text:p>91652,6826956058</text:p>
          </table:table-cell>
        </table:table-row>
        <table:table-row table:style-name="ro2">
          <table:table-cell office:value-type="float" office:value="79.68" calcext:value-type="float">
            <text:p>79,68</text:p>
          </table:table-cell>
          <table:table-cell office:value-type="float" office:value="7278.2355641926" calcext:value-type="float">
            <text:p>7278,2355641926</text:p>
          </table:table-cell>
          <table:table-cell office:value-type="float" office:value="889.4721414082" calcext:value-type="float">
            <text:p>889,4721414082</text:p>
          </table:table-cell>
          <table:table-cell office:value-type="float" office:value="83483.9020858175" calcext:value-type="float">
            <text:p>83483,9020858175</text:p>
          </table:table-cell>
          <table:table-cell office:value-type="float" office:value="8348.3902085817" calcext:value-type="float">
            <text:p>8348,3902085817</text:p>
          </table:table-cell>
          <table:table-cell office:value-type="float" office:value="91651.609791418" calcext:value-type="float">
            <text:p>91651,609791418</text:p>
          </table:table-cell>
        </table:table-row>
        <table:table-row table:style-name="ro2">
          <table:table-cell office:value-type="float" office:value="79.8" calcext:value-type="float">
            <text:p>79,8</text:p>
          </table:table-cell>
          <table:table-cell office:value-type="float" office:value="7275.7062421275" calcext:value-type="float">
            <text:p>7275,7062421275</text:p>
          </table:table-cell>
          <table:table-cell office:value-type="float" office:value="880.3209344053" calcext:value-type="float">
            <text:p>880,3209344053</text:p>
          </table:table-cell>
          <table:table-cell office:value-type="float" office:value="83494.5207486066" calcext:value-type="float">
            <text:p>83494,5207486066</text:p>
          </table:table-cell>
          <table:table-cell office:value-type="float" office:value="8349.4520748606" calcext:value-type="float">
            <text:p>8349,4520748606</text:p>
          </table:table-cell>
          <table:table-cell office:value-type="float" office:value="91650.5479251391" calcext:value-type="float">
            <text:p>91650,5479251391</text:p>
          </table:table-cell>
        </table:table-row>
        <table:table-row table:style-name="ro2">
          <table:table-cell office:value-type="float" office:value="79.92" calcext:value-type="float">
            <text:p>79,92</text:p>
          </table:table-cell>
          <table:table-cell office:value-type="float" office:value="7273.2037804556" calcext:value-type="float">
            <text:p>7273,2037804556</text:p>
          </table:table-cell>
          <table:table-cell office:value-type="float" office:value="871.2630459857" calcext:value-type="float">
            <text:p>871,2630459857</text:p>
          </table:table-cell>
          <table:table-cell office:value-type="float" office:value="83505.0301577807" calcext:value-type="float">
            <text:p>83505,0301577807</text:p>
          </table:table-cell>
          <table:table-cell office:value-type="float" office:value="8350.503015778" calcext:value-type="float">
            <text:p>8350,503015778</text:p>
          </table:table-cell>
          <table:table-cell office:value-type="float" office:value="91649.4969842217" calcext:value-type="float">
            <text:p>91649,4969842217</text:p>
          </table:table-cell>
        </table:table-row>
        <table:table-row table:style-name="ro2">
          <table:table-cell office:value-type="float" office:value="80.04" calcext:value-type="float">
            <text:p>80,04</text:p>
          </table:table-cell>
          <table:table-cell office:value-type="float" office:value="7270.7278877768" calcext:value-type="float">
            <text:p>7270,7278877768</text:p>
          </table:table-cell>
          <table:table-cell office:value-type="float" office:value="862.2975419202" calcext:value-type="float">
            <text:p>862,2975419202</text:p>
          </table:table-cell>
          <table:table-cell office:value-type="float" office:value="83515.4314275483" calcext:value-type="float">
            <text:p>83515,4314275483</text:p>
          </table:table-cell>
          <table:table-cell office:value-type="float" office:value="8351.5431427548" calcext:value-type="float">
            <text:p>8351,5431427548</text:p>
          </table:table-cell>
          <table:table-cell office:value-type="float" office:value="91648.456857245" calcext:value-type="float">
            <text:p>91648,456857245</text:p>
          </table:table-cell>
        </table:table-row>
        <table:table-row table:style-name="ro2">
          <table:table-cell office:value-type="float" office:value="80.16" calcext:value-type="float">
            <text:p>80,16</text:p>
          </table:table-cell>
          <table:table-cell office:value-type="float" office:value="7268.278275977" calcext:value-type="float">
            <text:p>7268,278275977</text:p>
          </table:table-cell>
          <table:table-cell office:value-type="float" office:value="853.423496966" calcext:value-type="float">
            <text:p>853,423496966</text:p>
          </table:table-cell>
          <table:table-cell office:value-type="float" office:value="83525.7256609609" calcext:value-type="float">
            <text:p>83525,7256609609</text:p>
          </table:table-cell>
          <table:table-cell office:value-type="float" office:value="8352.572566096" calcext:value-type="float">
            <text:p>8352,572566096</text:p>
          </table:table-cell>
          <table:table-cell office:value-type="float" office:value="91647.4274339037" calcext:value-type="float">
            <text:p>91647,4274339037</text:p>
          </table:table-cell>
        </table:table-row>
        <table:table-row table:style-name="ro2">
          <table:table-cell office:value-type="float" office:value="80.28" calcext:value-type="float">
            <text:p>80,28</text:p>
          </table:table-cell>
          <table:table-cell office:value-type="float" office:value="7265.854660189" calcext:value-type="float">
            <text:p>7265,854660189</text:p>
          </table:table-cell>
          <table:table-cell office:value-type="float" office:value="844.6399947881" calcext:value-type="float">
            <text:p>844,6399947881</text:p>
          </table:table-cell>
          <table:table-cell office:value-type="float" office:value="83535.9139500209" calcext:value-type="float">
            <text:p>83535,9139500209</text:p>
          </table:table-cell>
          <table:table-cell office:value-type="float" office:value="8353.591395002" calcext:value-type="float">
            <text:p>8353,591395002</text:p>
          </table:table-cell>
          <table:table-cell office:value-type="float" office:value="91646.4086049977" calcext:value-type="float">
            <text:p>91646,4086049977</text:p>
          </table:table-cell>
        </table:table-row>
        <table:table-row table:style-name="ro2">
          <table:table-cell office:value-type="float" office:value="80.4" calcext:value-type="float">
            <text:p>80,4</text:p>
          </table:table-cell>
          <table:table-cell office:value-type="float" office:value="7263.4567587529" calcext:value-type="float">
            <text:p>7263,4567587529</text:p>
          </table:table-cell>
          <table:table-cell office:value-type="float" office:value="835.9461278809" calcext:value-type="float">
            <text:p>835,9461278809</text:p>
          </table:table-cell>
          <table:table-cell office:value-type="float" office:value="83545.9973757876" calcext:value-type="float">
            <text:p>83545,9973757876</text:p>
          </table:table-cell>
          <table:table-cell office:value-type="float" office:value="8354.5997375787" calcext:value-type="float">
            <text:p>8354,5997375787</text:p>
          </table:table-cell>
          <table:table-cell office:value-type="float" office:value="91645.400262421" calcext:value-type="float">
            <text:p>91645,400262421</text:p>
          </table:table-cell>
        </table:table-row>
        <table:table-row table:style-name="ro2">
          <table:table-cell office:value-type="float" office:value="80.52" calcext:value-type="float">
            <text:p>80,52</text:p>
          </table:table-cell>
          <table:table-cell office:value-type="float" office:value="7261.084293178" calcext:value-type="float">
            <text:p>7261,084293178</text:p>
          </table:table-cell>
          <table:table-cell office:value-type="float" office:value="827.340997491" calcext:value-type="float">
            <text:p>827,340997491</text:p>
          </table:table-cell>
          <table:table-cell office:value-type="float" office:value="83555.9770084828" calcext:value-type="float">
            <text:p>83555,9770084828</text:p>
          </table:table-cell>
          <table:table-cell office:value-type="float" office:value="8355.5977008482" calcext:value-type="float">
            <text:p>8355,5977008482</text:p>
          </table:table-cell>
          <table:table-cell office:value-type="float" office:value="91644.4022991515" calcext:value-type="float">
            <text:p>91644,4022991515</text:p>
          </table:table-cell>
        </table:table-row>
        <table:table-row table:style-name="ro2">
          <table:table-cell office:value-type="float" office:value="80.64" calcext:value-type="float">
            <text:p>80,64</text:p>
          </table:table-cell>
          <table:table-cell office:value-type="float" office:value="7258.7369881048" calcext:value-type="float">
            <text:p>7258,7369881048</text:p>
          </table:table-cell>
          <table:table-cell office:value-type="float" office:value="818.8237135404" calcext:value-type="float">
            <text:p>818,8237135404</text:p>
          </table:table-cell>
          <table:table-cell office:value-type="float" office:value="83565.8539075954" calcext:value-type="float">
            <text:p>83565,8539075954</text:p>
          </table:table-cell>
          <table:table-cell office:value-type="float" office:value="8356.5853907595" calcext:value-type="float">
            <text:p>8356,5853907595</text:p>
          </table:table-cell>
          <table:table-cell office:value-type="float" office:value="91643.4146092403" calcext:value-type="float">
            <text:p>91643,4146092403</text:p>
          </table:table-cell>
        </table:table-row>
        <table:table-row table:style-name="ro2">
          <table:table-cell office:value-type="float" office:value="80.76" calcext:value-type="float">
            <text:p>80,76</text:p>
          </table:table-cell>
          <table:table-cell office:value-type="float" office:value="7256.4145712672" calcext:value-type="float">
            <text:p>7256,4145712672</text:p>
          </table:table-cell>
          <table:table-cell office:value-type="float" office:value="810.3933945492" calcext:value-type="float">
            <text:p>810,3933945492</text:p>
          </table:table-cell>
          <table:table-cell office:value-type="float" office:value="83575.6291219852" calcext:value-type="float">
            <text:p>83575,6291219852</text:p>
          </table:table-cell>
          <table:table-cell office:value-type="float" office:value="8357.5629121985" calcext:value-type="float">
            <text:p>8357,5629121985</text:p>
          </table:table-cell>
          <table:table-cell office:value-type="float" office:value="91642.4370878013" calcext:value-type="float">
            <text:p>91642,4370878013</text:p>
          </table:table-cell>
        </table:table-row>
        <table:table-row table:style-name="ro2">
          <table:table-cell office:value-type="float" office:value="80.88" calcext:value-type="float">
            <text:p>80,88</text:p>
          </table:table-cell>
          <table:table-cell office:value-type="float" office:value="7254.1167734559" calcext:value-type="float">
            <text:p>7254,1167734559</text:p>
          </table:table-cell>
          <table:table-cell office:value-type="float" office:value="802.0491675606" calcext:value-type="float">
            <text:p>802,0491675606</text:p>
          </table:table-cell>
          <table:table-cell office:value-type="float" office:value="83585.3036899851" calcext:value-type="float">
            <text:p>83585,3036899851</text:p>
          </table:table-cell>
          <table:table-cell office:value-type="float" office:value="8358.5303689985" calcext:value-type="float">
            <text:p>8358,5303689985</text:p>
          </table:table-cell>
          <table:table-cell office:value-type="float" office:value="91641.4696310013" calcext:value-type="float">
            <text:p>91641,4696310013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7251.8433284815" calcext:value-type="float">
            <text:p>7251,8433284815</text:p>
          </table:table-cell>
          <table:table-cell office:value-type="float" office:value="793.7901680645" calcext:value-type="float">
            <text:p>793,7901680645</text:p>
          </table:table-cell>
          <table:table-cell office:value-type="float" office:value="83594.8786395037" calcext:value-type="float">
            <text:p>83594,8786395037</text:p>
          </table:table-cell>
          <table:table-cell office:value-type="float" office:value="8359.4878639503" calcext:value-type="float">
            <text:p>8359,4878639503</text:p>
          </table:table-cell>
          <table:table-cell office:value-type="float" office:value="91640.5121360494" calcext:value-type="float">
            <text:p>91640,5121360494</text:p>
          </table:table-cell>
        </table:table-row>
        <table:table-row table:style-name="ro2">
          <table:table-cell office:value-type="float" office:value="81.12" calcext:value-type="float">
            <text:p>81,12</text:p>
          </table:table-cell>
          <table:table-cell office:value-type="float" office:value="7249.5939731388" calcext:value-type="float">
            <text:p>7249,5939731388</text:p>
          </table:table-cell>
          <table:table-cell office:value-type="float" office:value="785.6155399232" calcext:value-type="float">
            <text:p>785,6155399232</text:p>
          </table:table-cell>
          <table:table-cell office:value-type="float" office:value="83604.3549881255" calcext:value-type="float">
            <text:p>83604,3549881255</text:p>
          </table:table-cell>
          <table:table-cell office:value-type="float" office:value="8360.4354988125" calcext:value-type="float">
            <text:p>8360,4354988125</text:p>
          </table:table-cell>
          <table:table-cell office:value-type="float" office:value="91639.5645011872" calcext:value-type="float">
            <text:p>91639,5645011872</text:p>
          </table:table-cell>
        </table:table-row>
        <table:table-row table:style-name="ro2">
          <table:table-cell office:value-type="float" office:value="81.24" calcext:value-type="float">
            <text:p>81,24</text:p>
          </table:table-cell>
          <table:table-cell office:value-type="float" office:value="7247.368447171" calcext:value-type="float">
            <text:p>7247,368447171</text:p>
          </table:table-cell>
          <table:table-cell office:value-type="float" office:value="777.5244352967" calcext:value-type="float">
            <text:p>777,5244352967</text:p>
          </table:table-cell>
          <table:table-cell office:value-type="float" office:value="83613.7337432114" calcext:value-type="float">
            <text:p>83613,7337432114</text:p>
          </table:table-cell>
          <table:table-cell office:value-type="float" office:value="8361.3733743211" calcext:value-type="float">
            <text:p>8361,3733743211</text:p>
          </table:table-cell>
          <table:table-cell office:value-type="float" office:value="91638.6266256786" calcext:value-type="float">
            <text:p>91638,6266256786</text:p>
          </table:table-cell>
        </table:table-row>
        <table:table-row table:style-name="ro2">
          <table:table-cell office:value-type="float" office:value="81.36" calcext:value-type="float">
            <text:p>81,36</text:p>
          </table:table-cell>
          <table:table-cell office:value-type="float" office:value="7245.1664932347" calcext:value-type="float">
            <text:p>7245,1664932347</text:p>
          </table:table-cell>
          <table:table-cell office:value-type="float" office:value="769.5160145685" calcext:value-type="float">
            <text:p>769,5160145685</text:p>
          </table:table-cell>
          <table:table-cell office:value-type="float" office:value="83623.0159019973" calcext:value-type="float">
            <text:p>83623,0159019973</text:p>
          </table:table-cell>
          <table:table-cell office:value-type="float" office:value="8362.3015901997" calcext:value-type="float">
            <text:p>8362,3015901997</text:p>
          </table:table-cell>
          <table:table-cell office:value-type="float" office:value="91637.6984098" calcext:value-type="float">
            <text:p>91637,6984098</text:p>
          </table:table-cell>
        </table:table-row>
        <table:table-row table:style-name="ro2">
          <table:table-cell office:value-type="float" office:value="81.48" calcext:value-type="float">
            <text:p>81,48</text:p>
          </table:table-cell>
          <table:table-cell office:value-type="float" office:value="7242.9878568651" calcext:value-type="float">
            <text:p>7242,9878568651</text:p>
          </table:table-cell>
          <table:table-cell office:value-type="float" office:value="761.5894462727" calcext:value-type="float">
            <text:p>761,5894462727</text:p>
          </table:table-cell>
          <table:table-cell office:value-type="float" office:value="83632.202451693" calcext:value-type="float">
            <text:p>83632,202451693</text:p>
          </table:table-cell>
          <table:table-cell office:value-type="float" office:value="8363.2202451692" calcext:value-type="float">
            <text:p>8363,2202451692</text:p>
          </table:table-cell>
          <table:table-cell office:value-type="float" office:value="91636.7797548305" calcext:value-type="float">
            <text:p>91636,7797548305</text:p>
          </table:table-cell>
        </table:table-row>
        <table:table-row table:style-name="ro2">
          <table:table-cell office:value-type="float" office:value="81.6" calcext:value-type="float">
            <text:p>81,6</text:p>
          </table:table-cell>
          <table:table-cell office:value-type="float" office:value="7240.8322864422" calcext:value-type="float">
            <text:p>7240,8322864422</text:p>
          </table:table-cell>
          <table:table-cell office:value-type="float" office:value="753.7439070208" calcext:value-type="float">
            <text:p>753,7439070208</text:p>
          </table:table-cell>
          <table:table-cell office:value-type="float" office:value="83641.2943695793" calcext:value-type="float">
            <text:p>83641,2943695793</text:p>
          </table:table-cell>
          <table:table-cell office:value-type="float" office:value="8364.1294369579" calcext:value-type="float">
            <text:p>8364,1294369579</text:p>
          </table:table-cell>
          <table:table-cell office:value-type="float" office:value="91635.8705630418" calcext:value-type="float">
            <text:p>91635,8705630418</text:p>
          </table:table-cell>
        </table:table-row>
        <table:table-row table:style-name="ro2">
          <table:table-cell office:value-type="float" office:value="81.72" calcext:value-type="float">
            <text:p>81,72</text:p>
          </table:table-cell>
          <table:table-cell office:value-type="float" office:value="7238.6995331566" calcext:value-type="float">
            <text:p>7238,6995331566</text:p>
          </table:table-cell>
          <table:table-cell office:value-type="float" office:value="745.9785814291" calcext:value-type="float">
            <text:p>745,9785814291</text:p>
          </table:table-cell>
          <table:table-cell office:value-type="float" office:value="83650.2926231041" calcext:value-type="float">
            <text:p>83650,2926231041</text:p>
          </table:table-cell>
          <table:table-cell office:value-type="float" office:value="8365.0292623103" calcext:value-type="float">
            <text:p>8365,0292623103</text:p>
          </table:table-cell>
          <table:table-cell office:value-type="float" office:value="91634.9707376893" calcext:value-type="float">
            <text:p>91634,9707376893</text:p>
          </table:table-cell>
        </table:table-row>
        <table:table-row table:style-name="ro2">
          <table:table-cell office:value-type="float" office:value="81.84" calcext:value-type="float">
            <text:p>81,84</text:p>
          </table:table-cell>
          <table:table-cell office:value-type="float" office:value="7236.5893509764" calcext:value-type="float">
            <text:p>7236,5893509764</text:p>
          </table:table-cell>
          <table:table-cell office:value-type="float" office:value="738.2926620472" calcext:value-type="float">
            <text:p>738,2926620472</text:p>
          </table:table-cell>
          <table:table-cell office:value-type="float" office:value="83659.1981699786" calcext:value-type="float">
            <text:p>83659,1981699786</text:p>
          </table:table-cell>
          <table:table-cell office:value-type="float" office:value="8365.9198169978" calcext:value-type="float">
            <text:p>8365,9198169978</text:p>
          </table:table-cell>
          <table:table-cell office:value-type="float" office:value="91634.0801830019" calcext:value-type="float">
            <text:p>91634,0801830019</text:p>
          </table:table-cell>
        </table:table-row>
        <table:table-row table:style-name="ro2">
          <table:table-cell office:value-type="float" office:value="81.96" calcext:value-type="float">
            <text:p>81,96</text:p>
          </table:table-cell>
          <table:table-cell office:value-type="float" office:value="7234.5014966144" calcext:value-type="float">
            <text:p>7234,5014966144</text:p>
          </table:table-cell>
          <table:table-cell office:value-type="float" office:value="730.6853492866" calcext:value-type="float">
            <text:p>730,6853492866</text:p>
          </table:table-cell>
          <table:table-cell office:value-type="float" office:value="83668.0119582719" calcext:value-type="float">
            <text:p>83668,0119582719</text:p>
          </table:table-cell>
          <table:table-cell office:value-type="float" office:value="8366.8011958271" calcext:value-type="float">
            <text:p>8366,8011958271</text:p>
          </table:table-cell>
          <table:table-cell office:value-type="float" office:value="91633.1988041725" calcext:value-type="float">
            <text:p>91633,1988041725</text:p>
          </table:table-cell>
        </table:table-row>
        <table:table-row table:style-name="ro2">
          <table:table-cell office:value-type="float" office:value="82.08" calcext:value-type="float">
            <text:p>82,08</text:p>
          </table:table-cell>
          <table:table-cell office:value-type="float" office:value="7232.4357294955" calcext:value-type="float">
            <text:p>7232,4357294955</text:p>
          </table:table-cell>
          <table:table-cell office:value-type="float" office:value="723.1558513494" calcext:value-type="float">
            <text:p>723,1558513494</text:p>
          </table:table-cell>
          <table:table-cell office:value-type="float" office:value="83676.7349265048" calcext:value-type="float">
            <text:p>83676,7349265048</text:p>
          </table:table-cell>
          <table:table-cell office:value-type="float" office:value="8367.6734926504" calcext:value-type="float">
            <text:p>8367,6734926504</text:p>
          </table:table-cell>
          <table:table-cell office:value-type="float" office:value="91632.3265073493" calcext:value-type="float">
            <text:p>91632,3265073493</text:p>
          </table:table-cell>
        </table:table-row>
        <table:table-row table:style-name="ro2">
          <table:table-cell office:value-type="float" office:value="82.2" calcext:value-type="float">
            <text:p>82,2</text:p>
          </table:table-cell>
          <table:table-cell office:value-type="float" office:value="7230.3918117246" calcext:value-type="float">
            <text:p>7230,3918117246</text:p>
          </table:table-cell>
          <table:table-cell office:value-type="float" office:value="715.7033841585" calcext:value-type="float">
            <text:p>715,7033841585</text:p>
          </table:table-cell>
          <table:table-cell office:value-type="float" office:value="83685.3680037427" calcext:value-type="float">
            <text:p>83685,3680037427</text:p>
          </table:table-cell>
          <table:table-cell office:value-type="float" office:value="8368.5368003742" calcext:value-type="float">
            <text:p>8368,5368003742</text:p>
          </table:table-cell>
          <table:table-cell office:value-type="float" office:value="91631.4631996254" calcext:value-type="float">
            <text:p>91631,4631996254</text:p>
          </table:table-cell>
        </table:table-row>
        <table:table-row table:style-name="ro2">
          <table:table-cell office:value-type="float" office:value="82.32" calcext:value-type="float">
            <text:p>82,32</text:p>
          </table:table-cell>
          <table:table-cell office:value-type="float" office:value="7228.3695080554" calcext:value-type="float">
            <text:p>7228,3695080554</text:p>
          </table:table-cell>
          <table:table-cell office:value-type="float" office:value="708.3271712876" calcext:value-type="float">
            <text:p>708,3271712876</text:p>
          </table:table-cell>
          <table:table-cell office:value-type="float" office:value="83693.9121096884" calcext:value-type="float">
            <text:p>83693,9121096884</text:p>
          </table:table-cell>
          <table:table-cell office:value-type="float" office:value="8369.3912109688" calcext:value-type="float">
            <text:p>8369,3912109688</text:p>
          </table:table-cell>
          <table:table-cell office:value-type="float" office:value="91630.6087890309" calcext:value-type="float">
            <text:p>91630,6087890309</text:p>
          </table:table-cell>
        </table:table-row>
        <table:table-row table:style-name="ro2">
          <table:table-cell office:value-type="float" office:value="82.44" calcext:value-type="float">
            <text:p>82,44</text:p>
          </table:table-cell>
          <table:table-cell office:value-type="float" office:value="7226.3685858585" calcext:value-type="float">
            <text:p>7226,3685858585</text:p>
          </table:table-cell>
          <table:table-cell office:value-type="float" office:value="701.0264438916" calcext:value-type="float">
            <text:p>701,0264438916</text:p>
          </table:table-cell>
          <table:table-cell office:value-type="float" office:value="83702.3681547728" calcext:value-type="float">
            <text:p>83702,3681547728</text:p>
          </table:table-cell>
          <table:table-cell office:value-type="float" office:value="8370.2368154772" calcext:value-type="float">
            <text:p>8370,2368154772</text:p>
          </table:table-cell>
          <table:table-cell office:value-type="float" office:value="91629.7631845224" calcext:value-type="float">
            <text:p>91629,7631845224</text:p>
          </table:table-cell>
        </table:table-row>
        <table:table-row table:style-name="ro2">
          <table:table-cell office:value-type="float" office:value="82.56" calcext:value-type="float">
            <text:p>82,56</text:p>
          </table:table-cell>
          <table:table-cell office:value-type="float" office:value="7224.3888150913" calcext:value-type="float">
            <text:p>7224,3888150913</text:p>
          </table:table-cell>
          <table:table-cell office:value-type="float" office:value="693.8004406382" calcext:value-type="float">
            <text:p>693,8004406382</text:p>
          </table:table-cell>
          <table:table-cell office:value-type="float" office:value="83710.7370402461" calcext:value-type="float">
            <text:p>83710,7370402461</text:p>
          </table:table-cell>
          <table:table-cell office:value-type="float" office:value="8371.0737040245" calcext:value-type="float">
            <text:p>8371,0737040245</text:p>
          </table:table-cell>
          <table:table-cell office:value-type="float" office:value="91628.9262959751" calcext:value-type="float">
            <text:p>91628,9262959751</text:p>
          </table:table-cell>
        </table:table-row>
        <table:table-row table:style-name="ro2">
          <table:table-cell office:value-type="float" office:value="82.68" calcext:value-type="float">
            <text:p>82,68</text:p>
          </table:table-cell>
          <table:table-cell office:value-type="float" office:value="7222.4299682671" calcext:value-type="float">
            <text:p>7222,4299682671</text:p>
          </table:table-cell>
          <table:table-cell office:value-type="float" office:value="686.6484076394" calcext:value-type="float">
            <text:p>686,6484076394</text:p>
          </table:table-cell>
          <table:table-cell office:value-type="float" office:value="83719.019658267" calcext:value-type="float">
            <text:p>83719,019658267</text:p>
          </table:table-cell>
          <table:table-cell office:value-type="float" office:value="8371.9019658266" calcext:value-type="float">
            <text:p>8371,9019658266</text:p>
          </table:table-cell>
          <table:table-cell office:value-type="float" office:value="91628.098034173" calcext:value-type="float">
            <text:p>91628,098034173</text:p>
          </table:table-cell>
        </table:table-row>
        <table:table-row table:style-name="ro2">
          <table:table-cell office:value-type="float" office:value="82.8" calcext:value-type="float">
            <text:p>82,8</text:p>
          </table:table-cell>
          <table:table-cell office:value-type="float" office:value="7220.4918204252" calcext:value-type="float">
            <text:p>7220,4918204252</text:p>
          </table:table-cell>
          <table:table-cell office:value-type="float" office:value="679.5695983836" calcext:value-type="float">
            <text:p>679,5695983836</text:p>
          </table:table-cell>
          <table:table-cell office:value-type="float" office:value="83727.2168919922" calcext:value-type="float">
            <text:p>83727,2168919922</text:p>
          </table:table-cell>
          <table:table-cell office:value-type="float" office:value="8372.7216891991" calcext:value-type="float">
            <text:p>8372,7216891991</text:p>
          </table:table-cell>
          <table:table-cell office:value-type="float" office:value="91627.2783108005" calcext:value-type="float">
            <text:p>91627,2783108005</text:p>
          </table:table-cell>
        </table:table-row>
        <table:table-row table:style-name="ro2">
          <table:table-cell office:value-type="float" office:value="82.92" calcext:value-type="float">
            <text:p>82,92</text:p>
          </table:table-cell>
          <table:table-cell office:value-type="float" office:value="7218.5741491015" calcext:value-type="float">
            <text:p>7218,5741491015</text:p>
          </table:table-cell>
          <table:table-cell office:value-type="float" office:value="672.5632736685" calcext:value-type="float">
            <text:p>672,5632736685</text:p>
          </table:table-cell>
          <table:table-cell office:value-type="float" office:value="83735.3296156638" calcext:value-type="float">
            <text:p>83735,3296156638</text:p>
          </table:table-cell>
          <table:table-cell office:value-type="float" office:value="8373.5329615663" calcext:value-type="float">
            <text:p>8373,5329615663</text:p>
          </table:table-cell>
          <table:table-cell office:value-type="float" office:value="91626.4670384333" calcext:value-type="float">
            <text:p>91626,4670384333</text:p>
          </table:table-cell>
        </table:table-row>
        <table:table-row table:style-name="ro2">
          <table:table-cell office:value-type="float" office:value="83.04" calcext:value-type="float">
            <text:p>83,04</text:p>
          </table:table-cell>
          <table:table-cell office:value-type="float" office:value="7216.6767342988" calcext:value-type="float">
            <text:p>7216,6767342988</text:p>
          </table:table-cell>
          <table:table-cell office:value-type="float" office:value="665.6287015344" calcext:value-type="float">
            <text:p>665,6287015344</text:p>
          </table:table-cell>
          <table:table-cell office:value-type="float" office:value="83743.3586946973" calcext:value-type="float">
            <text:p>83743,3586946973</text:p>
          </table:table-cell>
          <table:table-cell office:value-type="float" office:value="8374.3358694697" calcext:value-type="float">
            <text:p>8374,3358694697</text:p>
          </table:table-cell>
          <table:table-cell office:value-type="float" office:value="91625.66413053" calcext:value-type="float">
            <text:p>91625,66413053</text:p>
          </table:table-cell>
        </table:table-row>
        <table:table-row table:style-name="ro2">
          <table:table-cell office:value-type="float" office:value="83.16" calcext:value-type="float">
            <text:p>83,16</text:p>
          </table:table-cell>
          <table:table-cell office:value-type="float" office:value="7214.7993584583" calcext:value-type="float">
            <text:p>7214,7993584583</text:p>
          </table:table-cell>
          <table:table-cell office:value-type="float" office:value="658.7651571976" calcext:value-type="float">
            <text:p>658,7651571976</text:p>
          </table:table-cell>
          <table:table-cell office:value-type="float" office:value="83751.3049857675" calcext:value-type="float">
            <text:p>83751,3049857675</text:p>
          </table:table-cell>
          <table:table-cell office:value-type="float" office:value="8375.1304985767" calcext:value-type="float">
            <text:p>8375,1304985767</text:p>
          </table:table-cell>
          <table:table-cell office:value-type="float" office:value="91624.869501423" calcext:value-type="float">
            <text:p>91624,869501423</text:p>
          </table:table-cell>
        </table:table-row>
        <table:table-row table:style-name="ro2">
          <table:table-cell office:value-type="float" office:value="83.28" calcext:value-type="float">
            <text:p>83,28</text:p>
          </table:table-cell>
          <table:table-cell office:value-type="float" office:value="7212.9418064308" calcext:value-type="float">
            <text:p>7212,9418064308</text:p>
          </table:table-cell>
          <table:table-cell office:value-type="float" office:value="651.9719229849" calcext:value-type="float">
            <text:p>651,9719229849</text:p>
          </table:table-cell>
          <table:table-cell office:value-type="float" office:value="83759.1693368949" calcext:value-type="float">
            <text:p>83759,1693368949</text:p>
          </table:table-cell>
          <table:table-cell office:value-type="float" office:value="8375.9169336894" calcext:value-type="float">
            <text:p>8375,9169336894</text:p>
          </table:table-cell>
          <table:table-cell office:value-type="float" office:value="91624.0830663102" calcext:value-type="float">
            <text:p>91624,0830663102</text:p>
          </table:table-cell>
        </table:table-row>
        <table:table-row table:style-name="ro2">
          <table:table-cell office:value-type="float" office:value="83.4" calcext:value-type="float">
            <text:p>83,4</text:p>
          </table:table-cell>
          <table:table-cell office:value-type="float" office:value="7211.1038654488" calcext:value-type="float">
            <text:p>7211,1038654488</text:p>
          </table:table-cell>
          <table:table-cell office:value-type="float" office:value="645.2482882683" calcext:value-type="float">
            <text:p>645,2482882683</text:p>
          </table:table-cell>
          <table:table-cell office:value-type="float" office:value="83766.9525875301" calcext:value-type="float">
            <text:p>83766,9525875301</text:p>
          </table:table-cell>
          <table:table-cell office:value-type="float" office:value="8376.6952587529" calcext:value-type="float">
            <text:p>8376,6952587529</text:p>
          </table:table-cell>
          <table:table-cell office:value-type="float" office:value="91623.3047412467" calcext:value-type="float">
            <text:p>91623,3047412467</text:p>
          </table:table-cell>
        </table:table-row>
        <table:table-row table:style-name="ro2">
          <table:table-cell office:value-type="float" office:value="83.52" calcext:value-type="float">
            <text:p>83,52</text:p>
          </table:table-cell>
          <table:table-cell office:value-type="float" office:value="7209.2853250984" calcext:value-type="float">
            <text:p>7209,2853250984</text:p>
          </table:table-cell>
          <table:table-cell office:value-type="float" office:value="638.5935494001" calcext:value-type="float">
            <text:p>638,5935494001</text:p>
          </table:table-cell>
          <table:table-cell office:value-type="float" office:value="83774.6555686379" calcext:value-type="float">
            <text:p>83774,6555686379</text:p>
          </table:table-cell>
          <table:table-cell office:value-type="float" office:value="8377.4655568637" calcext:value-type="float">
            <text:p>8377,4655568637</text:p>
          </table:table-cell>
          <table:table-cell office:value-type="float" office:value="91622.534443136" calcext:value-type="float">
            <text:p>91622,534443136</text:p>
          </table:table-cell>
        </table:table-row>
        <table:table-row table:style-name="ro2">
          <table:table-cell office:value-type="float" office:value="83.64" calcext:value-type="float">
            <text:p>83,64</text:p>
          </table:table-cell>
          <table:table-cell office:value-type="float" office:value="7207.4859772921" calcext:value-type="float">
            <text:p>7207,4859772921</text:p>
          </table:table-cell>
          <table:table-cell office:value-type="float" office:value="632.0070096488" calcext:value-type="float">
            <text:p>632,0070096488</text:p>
          </table:table-cell>
          <table:table-cell office:value-type="float" office:value="83782.2791027812" calcext:value-type="float">
            <text:p>83782,2791027812</text:p>
          </table:table-cell>
          <table:table-cell office:value-type="float" office:value="8378.2279102781" calcext:value-type="float">
            <text:p>8378,2279102781</text:p>
          </table:table-cell>
          <table:table-cell office:value-type="float" office:value="91621.7720897217" calcext:value-type="float">
            <text:p>91621,7720897217</text:p>
          </table:table-cell>
        </table:table-row>
        <table:table-row table:style-name="ro2">
          <table:table-cell office:value-type="float" office:value="83.76" calcext:value-type="float">
            <text:p>83,76</text:p>
          </table:table-cell>
          <table:table-cell office:value-type="float" office:value="7205.7056162417" calcext:value-type="float">
            <text:p>7205,7056162417</text:p>
          </table:table-cell>
          <table:table-cell office:value-type="float" office:value="625.4879791351" calcext:value-type="float">
            <text:p>625,4879791351</text:p>
          </table:table-cell>
          <table:table-cell office:value-type="float" office:value="83789.8240042031" calcext:value-type="float">
            <text:p>83789,8240042031</text:p>
          </table:table-cell>
          <table:table-cell office:value-type="float" office:value="8378.9824004202" calcext:value-type="float">
            <text:p>8378,9824004202</text:p>
          </table:table-cell>
          <table:table-cell office:value-type="float" office:value="91621.0175995795" calcext:value-type="float">
            <text:p>91621,0175995795</text:p>
          </table:table-cell>
        </table:table-row>
        <table:table-row table:style-name="ro2">
          <table:table-cell office:value-type="float" office:value="83.88" calcext:value-type="float">
            <text:p>83,88</text:p>
          </table:table-cell>
          <table:table-cell office:value-type="float" office:value="7203.9440384313" calcext:value-type="float">
            <text:p>7203,9440384313</text:p>
          </table:table-cell>
          <table:table-cell office:value-type="float" office:value="619.035774769" calcext:value-type="float">
            <text:p>619,035774769</text:p>
          </table:table-cell>
          <table:table-cell office:value-type="float" office:value="83797.291078909" calcext:value-type="float">
            <text:p>83797,291078909</text:p>
          </table:table-cell>
          <table:table-cell office:value-type="float" office:value="8379.7291078908" calcext:value-type="float">
            <text:p>8379,7291078908</text:p>
          </table:table-cell>
          <table:table-cell office:value-type="float" office:value="91620.2708921089" calcext:value-type="float">
            <text:p>91620,2708921089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7202.2010425911" calcext:value-type="float">
            <text:p>7202,2010425911</text:p>
          </table:table-cell>
          <table:table-cell office:value-type="float" office:value="612.6497201866" calcext:value-type="float">
            <text:p>612,6497201866</text:p>
          </table:table-cell>
          <table:table-cell office:value-type="float" office:value="83804.6811247477" calcext:value-type="float">
            <text:p>83804,6811247477</text:p>
          </table:table-cell>
          <table:table-cell office:value-type="float" office:value="8380.4681124747" calcext:value-type="float">
            <text:p>8380,4681124747</text:p>
          </table:table-cell>
          <table:table-cell office:value-type="float" office:value="91619.531887525" calcext:value-type="float">
            <text:p>91619,531887525</text:p>
          </table:table-cell>
        </table:table-row>
        <table:table-row table:style-name="ro2">
          <table:table-cell office:value-type="float" office:value="84.12" calcext:value-type="float">
            <text:p>84,12</text:p>
          </table:table-cell>
          <table:table-cell office:value-type="float" office:value="7200.4764296713" calcext:value-type="float">
            <text:p>7200,4764296713</text:p>
          </table:table-cell>
          <table:table-cell office:value-type="float" office:value="606.329145688" calcext:value-type="float">
            <text:p>606,329145688</text:p>
          </table:table-cell>
          <table:table-cell office:value-type="float" office:value="83811.9949314917" calcext:value-type="float">
            <text:p>83811,9949314917</text:p>
          </table:table-cell>
          <table:table-cell office:value-type="float" office:value="8381.1994931491" calcext:value-type="float">
            <text:p>8381,1994931491</text:p>
          </table:table-cell>
          <table:table-cell office:value-type="float" office:value="91618.8005068506" calcext:value-type="float">
            <text:p>91618,8005068506</text:p>
          </table:table-cell>
        </table:table-row>
        <table:table-row table:style-name="ro2">
          <table:table-cell office:value-type="float" office:value="84.24" calcext:value-type="float">
            <text:p>84,24</text:p>
          </table:table-cell>
          <table:table-cell office:value-type="float" office:value="7198.7700028163" calcext:value-type="float">
            <text:p>7198,7700028163</text:p>
          </table:table-cell>
          <table:table-cell office:value-type="float" office:value="600.0733881757" calcext:value-type="float">
            <text:p>600,0733881757</text:p>
          </table:table-cell>
          <table:table-cell office:value-type="float" office:value="83819.2332809166" calcext:value-type="float">
            <text:p>83819,2332809166</text:p>
          </table:table-cell>
          <table:table-cell office:value-type="float" office:value="8381.9233280916" calcext:value-type="float">
            <text:p>8381,9233280916</text:p>
          </table:table-cell>
          <table:table-cell office:value-type="float" office:value="91618.0766719081" calcext:value-type="float">
            <text:p>91618,0766719081</text:p>
          </table:table-cell>
        </table:table-row>
        <table:table-row table:style-name="ro2">
          <table:table-cell office:value-type="float" office:value="84.36" calcext:value-type="float">
            <text:p>84,36</text:p>
          </table:table-cell>
          <table:table-cell office:value-type="float" office:value="7197.0815673391" calcext:value-type="float">
            <text:p>7197,0815673391</text:p>
          </table:table-cell>
          <table:table-cell office:value-type="float" office:value="593.8817910928" calcext:value-type="float">
            <text:p>593,8817910928</text:p>
          </table:table-cell>
          <table:table-cell office:value-type="float" office:value="83826.3969468804" calcext:value-type="float">
            <text:p>83826,3969468804</text:p>
          </table:table-cell>
          <table:table-cell office:value-type="float" office:value="8382.639694688" calcext:value-type="float">
            <text:p>8382,639694688</text:p>
          </table:table-cell>
          <table:table-cell office:value-type="float" office:value="91617.3603053117" calcext:value-type="float">
            <text:p>91617,3603053117</text:p>
          </table:table-cell>
        </table:table-row>
        <table:table-row table:style-name="ro2">
          <table:table-cell office:value-type="float" office:value="84.48" calcext:value-type="float">
            <text:p>84,48</text:p>
          </table:table-cell>
          <table:table-cell office:value-type="float" office:value="7195.4109306965" calcext:value-type="float">
            <text:p>7195,4109306965</text:p>
          </table:table-cell>
          <table:table-cell office:value-type="float" office:value="587.7537043626" calcext:value-type="float">
            <text:p>587,7537043626</text:p>
          </table:table-cell>
          <table:table-cell office:value-type="float" office:value="83833.4866954011" calcext:value-type="float">
            <text:p>83833,4866954011</text:p>
          </table:table-cell>
          <table:table-cell office:value-type="float" office:value="8383.34866954" calcext:value-type="float">
            <text:p>8383,34866954</text:p>
          </table:table-cell>
          <table:table-cell office:value-type="float" office:value="91616.6513304596" calcext:value-type="float">
            <text:p>91616,6513304596</text:p>
          </table:table-cell>
        </table:table-row>
        <table:table-row table:style-name="ro2">
          <table:table-cell office:value-type="float" office:value="84.6" calcext:value-type="float">
            <text:p>84,6</text:p>
          </table:table-cell>
          <table:table-cell office:value-type="float" office:value="7193.7579024641" calcext:value-type="float">
            <text:p>7193,7579024641</text:p>
          </table:table-cell>
          <table:table-cell office:value-type="float" office:value="581.6884843283" calcext:value-type="float">
            <text:p>581,6884843283</text:p>
          </table:table-cell>
          <table:table-cell office:value-type="float" office:value="83840.5032847344" calcext:value-type="float">
            <text:p>83840,5032847344</text:p>
          </table:table-cell>
          <table:table-cell office:value-type="float" office:value="8384.0503284734" calcext:value-type="float">
            <text:p>8384,0503284734</text:p>
          </table:table-cell>
          <table:table-cell office:value-type="float" office:value="91615.9496715263" calcext:value-type="float">
            <text:p>91615,9496715263</text:p>
          </table:table-cell>
        </table:table-row>
        <table:table-row table:style-name="ro2">
          <table:table-cell office:value-type="float" office:value="84.72" calcext:value-type="float">
            <text:p>84,72</text:p>
          </table:table-cell>
          <table:table-cell office:value-type="float" office:value="7192.1222943119" calcext:value-type="float">
            <text:p>7192,1222943119</text:p>
          </table:table-cell>
          <table:table-cell office:value-type="float" office:value="575.6854936928" calcext:value-type="float">
            <text:p>575,6854936928</text:p>
          </table:table-cell>
          <table:table-cell office:value-type="float" office:value="83847.4474654505" calcext:value-type="float">
            <text:p>83847,4474654505</text:p>
          </table:table-cell>
          <table:table-cell office:value-type="float" office:value="8384.744746545" calcext:value-type="float">
            <text:p>8384,744746545</text:p>
          </table:table-cell>
          <table:table-cell office:value-type="float" office:value="91615.2552534547" calcext:value-type="float">
            <text:p>91615,2552534547</text:p>
          </table:table-cell>
        </table:table-row>
        <table:table-row table:style-name="ro2">
          <table:table-cell office:value-type="float" office:value="84.84" calcext:value-type="float">
            <text:p>84,84</text:p>
          </table:table-cell>
          <table:table-cell office:value-type="float" office:value="7190.5039199799" calcext:value-type="float">
            <text:p>7190,5039199799</text:p>
          </table:table-cell>
          <table:table-cell office:value-type="float" office:value="569.7441014594" calcext:value-type="float">
            <text:p>569,7441014594</text:p>
          </table:table-cell>
          <table:table-cell office:value-type="float" office:value="83854.3199805099" calcext:value-type="float">
            <text:p>83854,3199805099</text:p>
          </table:table-cell>
          <table:table-cell office:value-type="float" office:value="8385.4319980509" calcext:value-type="float">
            <text:p>8385,4319980509</text:p>
          </table:table-cell>
          <table:table-cell office:value-type="float" office:value="91614.5680019488" calcext:value-type="float">
            <text:p>91614,5680019488</text:p>
          </table:table-cell>
        </table:table-row>
        <table:table-row table:style-name="ro2">
          <table:table-cell office:value-type="float" office:value="84.96" calcext:value-type="float">
            <text:p>84,96</text:p>
          </table:table-cell>
          <table:table-cell office:value-type="float" office:value="7188.9025952546" calcext:value-type="float">
            <text:p>7188,9025952546</text:p>
          </table:table-cell>
          <table:table-cell office:value-type="float" office:value="563.8636828733" calcext:value-type="float">
            <text:p>563,8636828733</text:p>
          </table:table-cell>
          <table:table-cell office:value-type="float" office:value="83861.1215653385" calcext:value-type="float">
            <text:p>83861,1215653385</text:p>
          </table:table-cell>
          <table:table-cell office:value-type="float" office:value="8386.1121565338" calcext:value-type="float">
            <text:p>8386,1121565338</text:p>
          </table:table-cell>
          <table:table-cell office:value-type="float" office:value="91613.8878434659" calcext:value-type="float">
            <text:p>91613,8878434659</text:p>
          </table:table-cell>
        </table:table-row>
        <table:table-row table:style-name="ro2">
          <table:table-cell office:value-type="float" office:value="85.08" calcext:value-type="float">
            <text:p>85,08</text:p>
          </table:table-cell>
          <table:table-cell office:value-type="float" office:value="7187.3181379451" calcext:value-type="float">
            <text:p>7187,3181379451</text:p>
          </table:table-cell>
          <table:table-cell office:value-type="float" office:value="558.0436193626" calcext:value-type="float">
            <text:p>558,0436193626</text:p>
          </table:table-cell>
          <table:table-cell office:value-type="float" office:value="83867.8529479023" calcext:value-type="float">
            <text:p>83867,8529479023</text:p>
          </table:table-cell>
          <table:table-cell office:value-type="float" office:value="8386.7852947902" calcext:value-type="float">
            <text:p>8386,7852947902</text:p>
          </table:table-cell>
          <table:table-cell office:value-type="float" office:value="91613.2147052095" calcext:value-type="float">
            <text:p>91613,2147052095</text:p>
          </table:table-cell>
        </table:table-row>
        <table:table-row table:style-name="ro2">
          <table:table-cell office:value-type="float" office:value="85.2" calcext:value-type="float">
            <text:p>85,2</text:p>
          </table:table-cell>
          <table:table-cell office:value-type="float" office:value="7185.75036786" calcext:value-type="float">
            <text:p>7185,75036786</text:p>
          </table:table-cell>
          <table:table-cell office:value-type="float" office:value="552.2832984808" calcext:value-type="float">
            <text:p>552,2832984808</text:p>
          </table:table-cell>
          <table:table-cell office:value-type="float" office:value="83874.5148487813" calcext:value-type="float">
            <text:p>83874,5148487813</text:p>
          </table:table-cell>
          <table:table-cell office:value-type="float" office:value="8387.4514848781" calcext:value-type="float">
            <text:p>8387,4514848781</text:p>
          </table:table-cell>
          <table:table-cell office:value-type="float" office:value="91612.5485151216" calcext:value-type="float">
            <text:p>91612,5485151216</text:p>
          </table:table-cell>
        </table:table-row>
        <table:table-row table:style-name="ro2">
          <table:table-cell office:value-type="float" office:value="85.32" calcext:value-type="float">
            <text:p>85,32</text:p>
          </table:table-cell>
          <table:table-cell office:value-type="float" office:value="7184.1991067841" calcext:value-type="float">
            <text:p>7184,1991067841</text:p>
          </table:table-cell>
          <table:table-cell office:value-type="float" office:value="546.5821138492" calcext:value-type="float">
            <text:p>546,5821138492</text:p>
          </table:table-cell>
          <table:table-cell office:value-type="float" office:value="83881.1079812427" calcext:value-type="float">
            <text:p>83881,1079812427</text:p>
          </table:table-cell>
          <table:table-cell office:value-type="float" office:value="8388.1107981242" calcext:value-type="float">
            <text:p>8388,1107981242</text:p>
          </table:table-cell>
          <table:table-cell office:value-type="float" office:value="91611.8892018755" calcext:value-type="float">
            <text:p>91611,8892018755</text:p>
          </table:table-cell>
        </table:table-row>
        <table:table-row table:style-name="ro2">
          <table:table-cell office:value-type="float" office:value="85.44" calcext:value-type="float">
            <text:p>85,44</text:p>
          </table:table-cell>
          <table:table-cell office:value-type="float" office:value="7182.664178456" calcext:value-type="float">
            <text:p>7182,664178456</text:p>
          </table:table-cell>
          <table:table-cell office:value-type="float" office:value="540.9394650997" calcext:value-type="float">
            <text:p>540,9394650997</text:p>
          </table:table-cell>
          <table:table-cell office:value-type="float" office:value="83887.6330513132" calcext:value-type="float">
            <text:p>83887,6330513132</text:p>
          </table:table-cell>
          <table:table-cell office:value-type="float" office:value="8388.7633051313" calcext:value-type="float">
            <text:p>8388,7633051313</text:p>
          </table:table-cell>
          <table:table-cell office:value-type="float" office:value="91611.2366948685" calcext:value-type="float">
            <text:p>91611,2366948685</text:p>
          </table:table-cell>
        </table:table-row>
        <table:table-row table:style-name="ro2">
          <table:table-cell office:value-type="float" office:value="85.56" calcext:value-type="float">
            <text:p>85,56</text:p>
          </table:table-cell>
          <table:table-cell office:value-type="float" office:value="7181.1454085458" calcext:value-type="float">
            <text:p>7181,1454085458</text:p>
          </table:table-cell>
          <table:table-cell office:value-type="float" office:value="535.3547578186" calcext:value-type="float">
            <text:p>535,3547578186</text:p>
          </table:table-cell>
          <table:table-cell office:value-type="float" office:value="83894.0907578507" calcext:value-type="float">
            <text:p>83894,0907578507</text:p>
          </table:table-cell>
          <table:table-cell office:value-type="float" office:value="8389.409075785" calcext:value-type="float">
            <text:p>8389,409075785</text:p>
          </table:table-cell>
          <table:table-cell office:value-type="float" office:value="91610.5909242147" calcext:value-type="float">
            <text:p>91610,5909242147</text:p>
          </table:table-cell>
        </table:table-row>
        <table:table-row table:style-name="ro2">
          <table:table-cell office:value-type="float" office:value="85.68" calcext:value-type="float">
            <text:p>85,68</text:p>
          </table:table-cell>
          <table:table-cell office:value-type="float" office:value="7179.6426246323" calcext:value-type="float">
            <text:p>7179,6426246323</text:p>
          </table:table-cell>
          <table:table-cell office:value-type="float" office:value="529.8274034904" calcext:value-type="float">
            <text:p>529,8274034904</text:p>
          </table:table-cell>
          <table:table-cell office:value-type="float" office:value="83900.4817926159" calcext:value-type="float">
            <text:p>83900,4817926159</text:p>
          </table:table-cell>
          <table:table-cell office:value-type="float" office:value="8390.0481792615" calcext:value-type="float">
            <text:p>8390,0481792615</text:p>
          </table:table-cell>
          <table:table-cell office:value-type="float" office:value="91609.9518207382" calcext:value-type="float">
            <text:p>91609,9518207382</text:p>
          </table:table-cell>
        </table:table-row>
        <table:table-row table:style-name="ro2">
          <table:table-cell office:value-type="float" office:value="85.8" calcext:value-type="float">
            <text:p>85,8</text:p>
          </table:table-cell>
          <table:table-cell office:value-type="float" office:value="7178.1556561818" calcext:value-type="float">
            <text:p>7178,1556561818</text:p>
          </table:table-cell>
          <table:table-cell office:value-type="float" office:value="524.3568194419" calcext:value-type="float">
            <text:p>524,3568194419</text:p>
          </table:table-cell>
          <table:table-cell office:value-type="float" office:value="83906.8068403422" calcext:value-type="float">
            <text:p>83906,8068403422</text:p>
          </table:table-cell>
          <table:table-cell office:value-type="float" office:value="8390.6806840342" calcext:value-type="float">
            <text:p>8390,6806840342</text:p>
          </table:table-cell>
          <table:table-cell office:value-type="float" office:value="91609.3193159655" calcext:value-type="float">
            <text:p>91609,3193159655</text:p>
          </table:table-cell>
        </table:table-row>
        <table:table-row table:style-name="ro2">
          <table:table-cell office:value-type="float" office:value="85.92" calcext:value-type="float">
            <text:p>85,92</text:p>
          </table:table-cell>
          <table:table-cell office:value-type="float" office:value="7176.6843345261" calcext:value-type="float">
            <text:p>7176,6843345261</text:p>
          </table:table-cell>
          <table:table-cell office:value-type="float" office:value="518.9424287877" calcext:value-type="float">
            <text:p>518,9424287877</text:p>
          </table:table-cell>
          <table:table-cell office:value-type="float" office:value="83913.0665788059" calcext:value-type="float">
            <text:p>83913,0665788059</text:p>
          </table:table-cell>
          <table:table-cell office:value-type="float" office:value="8391.3066578805" calcext:value-type="float">
            <text:p>8391,3066578805</text:p>
          </table:table-cell>
          <table:table-cell office:value-type="float" office:value="91608.6933421192" calcext:value-type="float">
            <text:p>91608,6933421192</text:p>
          </table:table-cell>
        </table:table-row>
        <table:table-row table:style-name="ro2">
          <table:table-cell office:value-type="float" office:value="86.04" calcext:value-type="float">
            <text:p>86,04</text:p>
          </table:table-cell>
          <table:table-cell office:value-type="float" office:value="7175.2284928413" calcext:value-type="float">
            <text:p>7175,2284928413</text:p>
          </table:table-cell>
          <table:table-cell office:value-type="float" office:value="513.5836603747" calcext:value-type="float">
            <text:p>513,5836603747</text:p>
          </table:table-cell>
          <table:table-cell office:value-type="float" office:value="83919.2616788947" calcext:value-type="float">
            <text:p>83919,2616788947</text:p>
          </table:table-cell>
          <table:table-cell office:value-type="float" office:value="8391.9261678894" calcext:value-type="float">
            <text:p>8391,9261678894</text:p>
          </table:table-cell>
          <table:table-cell office:value-type="float" office:value="91608.0738321103" calcext:value-type="float">
            <text:p>91608,0738321103</text:p>
          </table:table-cell>
        </table:table-row>
        <table:table-row table:style-name="ro2">
          <table:table-cell office:value-type="float" office:value="86.16" calcext:value-type="float">
            <text:p>86,16</text:p>
          </table:table-cell>
          <table:table-cell office:value-type="float" office:value="7173.7879661266" calcext:value-type="float">
            <text:p>7173,7879661266</text:p>
          </table:table-cell>
          <table:table-cell office:value-type="float" office:value="508.2799487287" calcext:value-type="float">
            <text:p>508,2799487287</text:p>
          </table:table-cell>
          <table:table-cell office:value-type="float" office:value="83925.3928046772" calcext:value-type="float">
            <text:p>83925,3928046772</text:p>
          </table:table-cell>
          <table:table-cell office:value-type="float" office:value="8392.5392804677" calcext:value-type="float">
            <text:p>8392,5392804677</text:p>
          </table:table-cell>
          <table:table-cell office:value-type="float" office:value="91607.4607195321" calcext:value-type="float">
            <text:p>91607,4607195321</text:p>
          </table:table-cell>
        </table:table-row>
        <table:table-row table:style-name="ro2">
          <table:table-cell office:value-type="float" office:value="86.28" calcext:value-type="float">
            <text:p>86,28</text:p>
          </table:table-cell>
          <table:table-cell office:value-type="float" office:value="7172.3625911837" calcext:value-type="float">
            <text:p>7172,3625911837</text:p>
          </table:table-cell>
          <table:table-cell office:value-type="float" office:value="503.0307339999" calcext:value-type="float">
            <text:p>503,0307339999</text:p>
          </table:table-cell>
          <table:table-cell office:value-type="float" office:value="83931.4606134696" calcext:value-type="float">
            <text:p>83931,4606134696</text:p>
          </table:table-cell>
          <table:table-cell office:value-type="float" office:value="8393.1460613469" calcext:value-type="float">
            <text:p>8393,1460613469</text:p>
          </table:table-cell>
          <table:table-cell office:value-type="float" office:value="91606.8539386528" calcext:value-type="float">
            <text:p>91606,8539386528</text:p>
          </table:table-cell>
        </table:table-row>
        <table:table-row table:style-name="ro2">
          <table:table-cell office:value-type="float" office:value="86.4" calcext:value-type="float">
            <text:p>86,4</text:p>
          </table:table-cell>
          <table:table-cell office:value-type="float" office:value="7170.9522065961" calcext:value-type="float">
            <text:p>7170,9522065961</text:p>
          </table:table-cell>
          <table:table-cell office:value-type="float" office:value="497.8354619102" calcext:value-type="float">
            <text:p>497,8354619102</text:p>
          </table:table-cell>
          <table:table-cell office:value-type="float" office:value="83937.4657559036" calcext:value-type="float">
            <text:p>83937,4657559036</text:p>
          </table:table-cell>
          <table:table-cell office:value-type="float" office:value="8393.7465755903" calcext:value-type="float">
            <text:p>8393,7465755903</text:p>
          </table:table-cell>
          <table:table-cell office:value-type="float" office:value="91606.2534244094" calcext:value-type="float">
            <text:p>91606,2534244094</text:p>
          </table:table-cell>
        </table:table-row>
        <table:table-row table:style-name="ro2">
          <table:table-cell office:value-type="float" office:value="86.52" calcext:value-type="float">
            <text:p>86,52</text:p>
          </table:table-cell>
          <table:table-cell office:value-type="float" office:value="7169.5566527084" calcext:value-type="float">
            <text:p>7169,5566527084</text:p>
          </table:table-cell>
          <table:table-cell office:value-type="float" office:value="492.6935836997" calcext:value-type="float">
            <text:p>492,6935836997</text:p>
          </table:table-cell>
          <table:table-cell office:value-type="float" office:value="83943.4088759928" calcext:value-type="float">
            <text:p>83943,4088759928</text:p>
          </table:table-cell>
          <table:table-cell office:value-type="float" office:value="8394.3408875992" calcext:value-type="float">
            <text:p>8394,3408875992</text:p>
          </table:table-cell>
          <table:table-cell office:value-type="float" office:value="91605.6591124005" calcext:value-type="float">
            <text:p>91605,6591124005</text:p>
          </table:table-cell>
        </table:table-row>
        <table:table-row table:style-name="ro2">
          <table:table-cell office:value-type="float" office:value="86.64" calcext:value-type="float">
            <text:p>86,64</text:p>
          </table:table-cell>
          <table:table-cell office:value-type="float" office:value="7168.1757716071" calcext:value-type="float">
            <text:p>7168,1757716071</text:p>
          </table:table-cell>
          <table:table-cell office:value-type="float" office:value="487.6045560749" calcext:value-type="float">
            <text:p>487,6045560749</text:p>
          </table:table-cell>
          <table:table-cell office:value-type="float" office:value="83949.2906111984" calcext:value-type="float">
            <text:p>83949,2906111984</text:p>
          </table:table-cell>
          <table:table-cell office:value-type="float" office:value="8394.9290611198" calcext:value-type="float">
            <text:p>8394,9290611198</text:p>
          </table:table-cell>
          <table:table-cell office:value-type="float" office:value="91605.0709388799" calcext:value-type="float">
            <text:p>91605,0709388799</text:p>
          </table:table-cell>
        </table:table-row>
        <table:table-row table:style-name="ro2">
          <table:table-cell office:value-type="float" office:value="86.76" calcext:value-type="float">
            <text:p>86,76</text:p>
          </table:table-cell>
          <table:table-cell office:value-type="float" office:value="7166.8094071" calcext:value-type="float">
            <text:p>7166,8094071</text:p>
          </table:table-cell>
          <table:table-cell office:value-type="float" office:value="482.5678411562" calcext:value-type="float">
            <text:p>482,5678411562</text:p>
          </table:table-cell>
          <table:table-cell office:value-type="float" office:value="83955.1115924946" calcext:value-type="float">
            <text:p>83955,1115924946</text:p>
          </table:table-cell>
          <table:table-cell office:value-type="float" office:value="8395.5111592494" calcext:value-type="float">
            <text:p>8395,5111592494</text:p>
          </table:table-cell>
          <table:table-cell office:value-type="float" office:value="91604.4888407503" calcext:value-type="float">
            <text:p>91604,4888407503</text:p>
          </table:table-cell>
        </table:table-row>
        <table:table-row table:style-name="ro2">
          <table:table-cell office:value-type="float" office:value="86.88" calcext:value-type="float">
            <text:p>86,88</text:p>
          </table:table-cell>
          <table:table-cell office:value-type="float" office:value="7165.4574046969" calcext:value-type="float">
            <text:p>7165,4574046969</text:p>
          </table:table-cell>
          <table:table-cell office:value-type="float" office:value="477.5829064267" calcext:value-type="float">
            <text:p>477,5829064267</text:p>
          </table:table-cell>
          <table:table-cell office:value-type="float" office:value="83960.8724444333" calcext:value-type="float">
            <text:p>83960,8724444333</text:p>
          </table:table-cell>
          <table:table-cell office:value-type="float" office:value="8396.0872444433" calcext:value-type="float">
            <text:p>8396,0872444433</text:p>
          </table:table-cell>
          <table:table-cell office:value-type="float" office:value="91603.9127555564" calcext:value-type="float">
            <text:p>91603,912755556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7164.1196115903" calcext:value-type="float">
            <text:p>7164,1196115903</text:p>
          </table:table-cell>
          <table:table-cell office:value-type="float" office:value="472.6492246808" calcext:value-type="float">
            <text:p>472,6492246808</text:p>
          </table:table-cell>
          <table:table-cell office:value-type="float" office:value="83966.5737852083" calcext:value-type="float">
            <text:p>83966,5737852083</text:p>
          </table:table-cell>
          <table:table-cell office:value-type="float" office:value="8396.6573785208" calcext:value-type="float">
            <text:p>8396,6573785208</text:p>
          </table:table-cell>
          <table:table-cell office:value-type="float" office:value="91603.3426214789" calcext:value-type="float">
            <text:p>91603,3426214789</text:p>
          </table:table-cell>
        </table:table-row>
        <table:table-row table:style-name="ro2">
          <table:table-cell office:value-type="float" office:value="87.12" calcext:value-type="float">
            <text:p>87,12</text:p>
          </table:table-cell>
          <table:table-cell office:value-type="float" office:value="7162.7958766363" calcext:value-type="float">
            <text:p>7162,7958766363</text:p>
          </table:table-cell>
          <table:table-cell office:value-type="float" office:value="467.7662739738" calcext:value-type="float">
            <text:p>467,7662739738</text:p>
          </table:table-cell>
          <table:table-cell office:value-type="float" office:value="83972.2162267183" calcext:value-type="float">
            <text:p>83972,2162267183</text:p>
          </table:table-cell>
          <table:table-cell office:value-type="float" office:value="8397.2216226718" calcext:value-type="float">
            <text:p>8397,2216226718</text:p>
          </table:table-cell>
          <table:table-cell office:value-type="float" office:value="91602.7783773279" calcext:value-type="float">
            <text:p>91602,7783773279</text:p>
          </table:table-cell>
        </table:table-row>
        <table:table-row table:style-name="ro2">
          <table:table-cell office:value-type="float" office:value="87.24" calcext:value-type="float">
            <text:p>87,24</text:p>
          </table:table-cell>
          <table:table-cell office:value-type="float" office:value="7161.4860503356" calcext:value-type="float">
            <text:p>7161,4860503356</text:p>
          </table:table-cell>
          <table:table-cell office:value-type="float" office:value="462.9335375715" calcext:value-type="float">
            <text:p>462,9335375715</text:p>
          </table:table-cell>
          <table:table-cell office:value-type="float" office:value="83977.8003746301" calcext:value-type="float">
            <text:p>83977,8003746301</text:p>
          </table:table-cell>
          <table:table-cell office:value-type="float" office:value="8397.780037463" calcext:value-type="float">
            <text:p>8397,780037463</text:p>
          </table:table-cell>
          <table:table-cell office:value-type="float" office:value="91602.2199625367" calcext:value-type="float">
            <text:p>91602,2199625367</text:p>
          </table:table-cell>
        </table:table-row>
        <table:table-row table:style-name="ro2">
          <table:table-cell office:value-type="float" office:value="87.36" calcext:value-type="float">
            <text:p>87,36</text:p>
          </table:table-cell>
          <table:table-cell office:value-type="float" office:value="7160.1899848149" calcext:value-type="float">
            <text:p>7160,1899848149</text:p>
          </table:table-cell>
          <table:table-cell office:value-type="float" office:value="458.1505039006" calcext:value-type="float">
            <text:p>458,1505039006</text:p>
          </table:table-cell>
          <table:table-cell office:value-type="float" office:value="83983.3268284406" calcext:value-type="float">
            <text:p>83983,3268284406</text:p>
          </table:table-cell>
          <table:table-cell office:value-type="float" office:value="8398.332682844" calcext:value-type="float">
            <text:p>8398,332682844</text:p>
          </table:table-cell>
          <table:table-cell office:value-type="float" office:value="91601.6673171557" calcext:value-type="float">
            <text:p>91601,6673171557</text:p>
          </table:table-cell>
        </table:table-row>
        <table:table-row table:style-name="ro2">
          <table:table-cell office:value-type="float" office:value="87.48" calcext:value-type="float">
            <text:p>87,48</text:p>
          </table:table-cell>
          <table:table-cell office:value-type="float" office:value="7158.9075338087" calcext:value-type="float">
            <text:p>7158,9075338087</text:p>
          </table:table-cell>
          <table:table-cell office:value-type="float" office:value="453.4166664989" calcext:value-type="float">
            <text:p>453,4166664989</text:p>
          </table:table-cell>
          <table:table-cell office:value-type="float" office:value="83988.7961815387" calcext:value-type="float">
            <text:p>83988,7961815387</text:p>
          </table:table-cell>
          <table:table-cell office:value-type="float" office:value="8398.8796181538" calcext:value-type="float">
            <text:p>8398,8796181538</text:p>
          </table:table-cell>
          <table:table-cell office:value-type="float" office:value="91601.1203818459" calcext:value-type="float">
            <text:p>91601,1203818459</text:p>
          </table:table-cell>
        </table:table-row>
        <table:table-row table:style-name="ro2">
          <table:table-cell office:value-type="float" office:value="87.6" calcext:value-type="float">
            <text:p>87,6</text:p>
          </table:table-cell>
          <table:table-cell office:value-type="float" office:value="7157.6385526406" calcext:value-type="float">
            <text:p>7157,6385526406</text:p>
          </table:table-cell>
          <table:table-cell office:value-type="float" office:value="448.7315239669" calcext:value-type="float">
            <text:p>448,7315239669</text:p>
          </table:table-cell>
          <table:table-cell office:value-type="float" office:value="83994.209021266" calcext:value-type="float">
            <text:p>83994,209021266</text:p>
          </table:table-cell>
          <table:table-cell office:value-type="float" office:value="8399.4209021266" calcext:value-type="float">
            <text:p>8399,4209021266</text:p>
          </table:table-cell>
          <table:table-cell office:value-type="float" office:value="91600.5790978731" calcext:value-type="float">
            <text:p>91600,5790978731</text:p>
          </table:table-cell>
        </table:table-row>
        <table:table-row table:style-name="ro2">
          <table:table-cell office:value-type="float" office:value="87.72" calcext:value-type="float">
            <text:p>87,72</text:p>
          </table:table-cell>
          <table:table-cell office:value-type="float" office:value="7156.382898206" calcext:value-type="float">
            <text:p>7156,382898206</text:p>
          </table:table-cell>
          <table:table-cell office:value-type="float" office:value="444.0945799186" calcext:value-type="float">
            <text:p>444,0945799186</text:p>
          </table:table-cell>
          <table:table-cell office:value-type="float" office:value="83999.5659289777" calcext:value-type="float">
            <text:p>83999,5659289777</text:p>
          </table:table-cell>
          <table:table-cell office:value-type="float" office:value="8399.9565928977" calcext:value-type="float">
            <text:p>8399,9565928977</text:p>
          </table:table-cell>
          <table:table-cell office:value-type="float" office:value="91600.043407102" calcext:value-type="float">
            <text:p>91600,043407102</text:p>
          </table:table-cell>
        </table:table-row>
        <table:table-row table:style-name="ro2">
          <table:table-cell office:value-type="float" office:value="87.84" calcext:value-type="float">
            <text:p>87,84</text:p>
          </table:table-cell>
          <table:table-cell office:value-type="float" office:value="7155.1404289538" calcext:value-type="float">
            <text:p>7155,1404289538</text:p>
          </table:table-cell>
          <table:table-cell office:value-type="float" office:value="439.5053429343" calcext:value-type="float">
            <text:p>439,5053429343</text:p>
          </table:table-cell>
          <table:table-cell office:value-type="float" office:value="84004.8674801019" calcext:value-type="float">
            <text:p>84004,8674801019</text:p>
          </table:table-cell>
          <table:table-cell office:value-type="float" office:value="8400.4867480101" calcext:value-type="float">
            <text:p>8400,4867480101</text:p>
          </table:table-cell>
          <table:table-cell office:value-type="float" office:value="91599.5132519895" calcext:value-type="float">
            <text:p>91599,5132519895</text:p>
          </table:table-cell>
        </table:table-row>
        <table:table-row table:style-name="ro2">
          <table:table-cell office:value-type="float" office:value="87.96" calcext:value-type="float">
            <text:p>87,96</text:p>
          </table:table-cell>
          <table:table-cell office:value-type="float" office:value="7153.9110048689" calcext:value-type="float">
            <text:p>7153,9110048689</text:p>
          </table:table-cell>
          <table:table-cell office:value-type="float" office:value="434.9633265119" calcext:value-type="float">
            <text:p>434,9633265119</text:p>
          </table:table-cell>
          <table:table-cell office:value-type="float" office:value="84010.1142441994" calcext:value-type="float">
            <text:p>84010,1142441994</text:p>
          </table:table-cell>
          <table:table-cell office:value-type="float" office:value="8401.0114244199" calcext:value-type="float">
            <text:p>8401,0114244199</text:p>
          </table:table-cell>
          <table:table-cell office:value-type="float" office:value="91598.9885755798" calcext:value-type="float">
            <text:p>91598,9885755798</text:p>
          </table:table-cell>
        </table:table-row>
        <table:table-row table:style-name="ro2">
          <table:table-cell office:value-type="float" office:value="88.08" calcext:value-type="float">
            <text:p>88,08</text:p>
          </table:table-cell>
          <table:table-cell office:value-type="float" office:value="7152.6944874552" calcext:value-type="float">
            <text:p>7152,6944874552</text:p>
          </table:table-cell>
          <table:table-cell office:value-type="float" office:value="430.4680490204" calcext:value-type="float">
            <text:p>430,4680490204</text:p>
          </table:table-cell>
          <table:table-cell office:value-type="float" office:value="84015.3067850222" calcext:value-type="float">
            <text:p>84015,3067850222</text:p>
          </table:table-cell>
          <table:table-cell office:value-type="float" office:value="8401.5306785022" calcext:value-type="float">
            <text:p>8401,5306785022</text:p>
          </table:table-cell>
          <table:table-cell office:value-type="float" office:value="91598.4693214975" calcext:value-type="float">
            <text:p>91598,4693214975</text:p>
          </table:table-cell>
        </table:table-row>
        <table:table-row table:style-name="ro2">
          <table:table-cell office:value-type="float" office:value="88.2" calcext:value-type="float">
            <text:p>88,2</text:p>
          </table:table-cell>
          <table:table-cell office:value-type="float" office:value="7151.4907397184" calcext:value-type="float">
            <text:p>7151,4907397184</text:p>
          </table:table-cell>
          <table:table-cell office:value-type="float" office:value="426.0190336527" calcext:value-type="float">
            <text:p>426,0190336527</text:p>
          </table:table-cell>
          <table:table-cell office:value-type="float" office:value="84020.4456605718" calcext:value-type="float">
            <text:p>84020,4456605718</text:p>
          </table:table-cell>
          <table:table-cell office:value-type="float" office:value="8402.0445660571" calcext:value-type="float">
            <text:p>8402,0445660571</text:p>
          </table:table-cell>
          <table:table-cell office:value-type="float" office:value="91597.9554339425" calcext:value-type="float">
            <text:p>91597,9554339425</text:p>
          </table:table-cell>
        </table:table-row>
        <table:table-row table:style-name="ro2">
          <table:table-cell office:value-type="float" office:value="88.32" calcext:value-type="float">
            <text:p>88,32</text:p>
          </table:table-cell>
          <table:table-cell office:value-type="float" office:value="7150.2996261486" calcext:value-type="float">
            <text:p>7150,2996261486</text:p>
          </table:table-cell>
          <table:table-cell office:value-type="float" office:value="421.6158083792" calcext:value-type="float">
            <text:p>421,6158083792</text:p>
          </table:table-cell>
          <table:table-cell office:value-type="float" office:value="84025.5314231566" calcext:value-type="float">
            <text:p>84025,5314231566</text:p>
          </table:table-cell>
          <table:table-cell office:value-type="float" office:value="8402.5531423156" calcext:value-type="float">
            <text:p>8402,5531423156</text:p>
          </table:table-cell>
          <table:table-cell office:value-type="float" office:value="91597.446857684" calcext:value-type="float">
            <text:p>91597,446857684</text:p>
          </table:table-cell>
        </table:table-row>
        <table:table-row table:style-name="ro2">
          <table:table-cell office:value-type="float" office:value="88.44" calcext:value-type="float">
            <text:p>88,44</text:p>
          </table:table-cell>
          <table:table-cell office:value-type="float" office:value="7149.1210127043" calcext:value-type="float">
            <text:p>7149,1210127043</text:p>
          </table:table-cell>
          <table:table-cell office:value-type="float" office:value="417.2579059018" calcext:value-type="float">
            <text:p>417,2579059018</text:p>
          </table:table-cell>
          <table:table-cell office:value-type="float" office:value="84030.5646194491" calcext:value-type="float">
            <text:p>84030,5646194491</text:p>
          </table:table-cell>
          <table:table-cell office:value-type="float" office:value="8403.0564619449" calcext:value-type="float">
            <text:p>8403,0564619449</text:p>
          </table:table-cell>
          <table:table-cell office:value-type="float" office:value="91596.9435380548" calcext:value-type="float">
            <text:p>91596,9435380548</text:p>
          </table:table-cell>
        </table:table-row>
        <table:table-row table:style-name="ro2">
          <table:table-cell office:value-type="float" office:value="88.56" calcext:value-type="float">
            <text:p>88,56</text:p>
          </table:table-cell>
          <table:table-cell office:value-type="float" office:value="7147.9547667954" calcext:value-type="float">
            <text:p>7147,9547667954</text:p>
          </table:table-cell>
          <table:table-cell office:value-type="float" office:value="412.944863608" calcext:value-type="float">
            <text:p>412,944863608</text:p>
          </table:table-cell>
          <table:table-cell office:value-type="float" office:value="84035.5457905425" calcext:value-type="float">
            <text:p>84035,5457905425</text:p>
          </table:table-cell>
          <table:table-cell office:value-type="float" office:value="8403.5545790542" calcext:value-type="float">
            <text:p>8403,5545790542</text:p>
          </table:table-cell>
          <table:table-cell office:value-type="float" office:value="91596.4454209454" calcext:value-type="float">
            <text:p>91596,4454209454</text:p>
          </table:table-cell>
        </table:table-row>
        <table:table-row table:style-name="ro2">
          <table:table-cell office:value-type="float" office:value="88.68" calcext:value-type="float">
            <text:p>88,68</text:p>
          </table:table-cell>
          <table:table-cell office:value-type="float" office:value="7146.8007572669" calcext:value-type="float">
            <text:p>7146,8007572669</text:p>
          </table:table-cell>
          <table:table-cell office:value-type="float" office:value="408.6762235261" calcext:value-type="float">
            <text:p>408,6762235261</text:p>
          </table:table-cell>
          <table:table-cell office:value-type="float" office:value="84040.4754720065" calcext:value-type="float">
            <text:p>84040,4754720065</text:p>
          </table:table-cell>
          <table:table-cell office:value-type="float" office:value="8404.0475472006" calcext:value-type="float">
            <text:p>8404,0475472006</text:p>
          </table:table-cell>
          <table:table-cell office:value-type="float" office:value="91595.952452799" calcext:value-type="float">
            <text:p>91595,952452799</text:p>
          </table:table-cell>
        </table:table-row>
        <table:table-row table:style-name="ro2">
          <table:table-cell office:value-type="float" office:value="88.8" calcext:value-type="float">
            <text:p>88,8</text:p>
          </table:table-cell>
          <table:table-cell office:value-type="float" office:value="7145.6588543831" calcext:value-type="float">
            <text:p>7145,6588543831</text:p>
          </table:table-cell>
          <table:table-cell office:value-type="float" office:value="404.4515322802" calcext:value-type="float">
            <text:p>404,4515322802</text:p>
          </table:table-cell>
          <table:table-cell office:value-type="float" office:value="84045.3541939426" calcext:value-type="float">
            <text:p>84045,3541939426</text:p>
          </table:table-cell>
          <table:table-cell office:value-type="float" office:value="8404.5354193942" calcext:value-type="float">
            <text:p>8404,5354193942</text:p>
          </table:table-cell>
          <table:table-cell office:value-type="float" office:value="91595.4645806054" calcext:value-type="float">
            <text:p>91595,4645806054</text:p>
          </table:table-cell>
        </table:table-row>
        <table:table-row table:style-name="ro2">
          <table:table-cell office:value-type="float" office:value="88.92" calcext:value-type="float">
            <text:p>88,92</text:p>
          </table:table-cell>
          <table:table-cell office:value-type="float" office:value="7144.5289298115" calcext:value-type="float">
            <text:p>7144,5289298115</text:p>
          </table:table-cell>
          <table:table-cell office:value-type="float" office:value="400.2703410454" calcext:value-type="float">
            <text:p>400,2703410454</text:p>
          </table:table-cell>
          <table:table-cell office:value-type="float" office:value="84050.1824810393" calcext:value-type="float">
            <text:p>84050,1824810393</text:p>
          </table:table-cell>
          <table:table-cell office:value-type="float" office:value="8405.0182481039" calcext:value-type="float">
            <text:p>8405,0182481039</text:p>
          </table:table-cell>
          <table:table-cell office:value-type="float" office:value="91594.9817518958" calcext:value-type="float">
            <text:p>91594,9817518958</text:p>
          </table:table-cell>
        </table:table-row>
        <table:table-row table:style-name="ro2">
          <table:table-cell office:value-type="float" office:value="89.04" calcext:value-type="float">
            <text:p>89,04</text:p>
          </table:table-cell>
          <table:table-cell office:value-type="float" office:value="7143.4108566068" calcext:value-type="float">
            <text:p>7143,4108566068</text:p>
          </table:table-cell>
          <table:table-cell office:value-type="float" office:value="396.1322055044" calcext:value-type="float">
            <text:p>396,1322055044</text:p>
          </table:table-cell>
          <table:table-cell office:value-type="float" office:value="84054.9608526263" calcext:value-type="float">
            <text:p>84054,9608526263</text:p>
          </table:table-cell>
          <table:table-cell office:value-type="float" office:value="8405.4960852626" calcext:value-type="float">
            <text:p>8405,4960852626</text:p>
          </table:table-cell>
          <table:table-cell office:value-type="float" office:value="91594.5039147371" calcext:value-type="float">
            <text:p>91594,5039147371</text:p>
          </table:table-cell>
        </table:table-row>
        <table:table-row table:style-name="ro2">
          <table:table-cell office:value-type="float" office:value="89.16" calcext:value-type="float">
            <text:p>89,16</text:p>
          </table:table-cell>
          <table:table-cell office:value-type="float" office:value="7142.3045091958" calcext:value-type="float">
            <text:p>7142,3045091958</text:p>
          </table:table-cell>
          <table:table-cell office:value-type="float" office:value="392.0366858033" calcext:value-type="float">
            <text:p>392,0366858033</text:p>
          </table:table-cell>
          <table:table-cell office:value-type="float" office:value="84059.6898227283" calcext:value-type="float">
            <text:p>84059,6898227283</text:p>
          </table:table-cell>
          <table:table-cell office:value-type="float" office:value="8405.9689822728" calcext:value-type="float">
            <text:p>8405,9689822728</text:p>
          </table:table-cell>
          <table:table-cell office:value-type="float" office:value="91594.0310177269" calcext:value-type="float">
            <text:p>91594,0310177269</text:p>
          </table:table-cell>
        </table:table-row>
        <table:table-row table:style-name="ro2">
          <table:table-cell office:value-type="float" office:value="89.28" calcext:value-type="float">
            <text:p>89,28</text:p>
          </table:table-cell>
          <table:table-cell office:value-type="float" office:value="7141.2097633617" calcext:value-type="float">
            <text:p>7141,2097633617</text:p>
          </table:table-cell>
          <table:table-cell office:value-type="float" office:value="387.9833465085" calcext:value-type="float">
            <text:p>387,9833465085</text:p>
          </table:table-cell>
          <table:table-cell office:value-type="float" office:value="84064.3699001182" calcext:value-type="float">
            <text:p>84064,3699001182</text:p>
          </table:table-cell>
          <table:table-cell office:value-type="float" office:value="8406.4369900118" calcext:value-type="float">
            <text:p>8406,4369900118</text:p>
          </table:table-cell>
          <table:table-cell office:value-type="float" office:value="91593.5630099879" calcext:value-type="float">
            <text:p>91593,5630099879</text:p>
          </table:table-cell>
        </table:table-row>
        <table:table-row table:style-name="ro2">
          <table:table-cell office:value-type="float" office:value="89.4" calcext:value-type="float">
            <text:p>89,4</text:p>
          </table:table-cell>
          <table:table-cell office:value-type="float" office:value="7140.1264962292" calcext:value-type="float">
            <text:p>7140,1264962292</text:p>
          </table:table-cell>
          <table:table-cell office:value-type="float" office:value="383.971756564" calcext:value-type="float">
            <text:p>383,971756564</text:p>
          </table:table-cell>
          <table:table-cell office:value-type="float" office:value="84069.00158837" calcext:value-type="float">
            <text:p>84069,00158837</text:p>
          </table:table-cell>
          <table:table-cell office:value-type="float" office:value="8406.900158837" calcext:value-type="float">
            <text:p>8406,900158837</text:p>
          </table:table-cell>
          <table:table-cell office:value-type="float" office:value="91593.0998411627" calcext:value-type="float">
            <text:p>91593,0998411627</text:p>
          </table:table-cell>
        </table:table-row>
        <table:table-row table:style-name="ro2">
          <table:table-cell office:value-type="float" office:value="89.52" calcext:value-type="float">
            <text:p>89,52</text:p>
          </table:table-cell>
          <table:table-cell office:value-type="float" office:value="7139.0545862492" calcext:value-type="float">
            <text:p>7139,0545862492</text:p>
          </table:table-cell>
          <table:table-cell office:value-type="float" office:value="380.0014892485" calcext:value-type="float">
            <text:p>380,0014892485</text:p>
          </table:table-cell>
          <table:table-cell office:value-type="float" office:value="84073.5853859114" calcext:value-type="float">
            <text:p>84073,5853859114</text:p>
          </table:table-cell>
          <table:table-cell office:value-type="float" office:value="8407.3585385911" calcext:value-type="float">
            <text:p>8407,3585385911</text:p>
          </table:table-cell>
          <table:table-cell office:value-type="float" office:value="91592.6414614086" calcext:value-type="float">
            <text:p>91592,6414614086</text:p>
          </table:table-cell>
        </table:table-row>
        <table:table-row table:style-name="ro2">
          <table:table-cell office:value-type="float" office:value="89.64" calcext:value-type="float">
            <text:p>89,64</text:p>
          </table:table-cell>
          <table:table-cell office:value-type="float" office:value="7137.9939131841" calcext:value-type="float">
            <text:p>7137,9939131841</text:p>
          </table:table-cell>
          <table:table-cell office:value-type="float" office:value="376.0721221337" calcext:value-type="float">
            <text:p>376,0721221337</text:p>
          </table:table-cell>
          <table:table-cell office:value-type="float" office:value="84078.121786075" calcext:value-type="float">
            <text:p>84078,121786075</text:p>
          </table:table-cell>
          <table:table-cell office:value-type="float" office:value="8407.8121786074" calcext:value-type="float">
            <text:p>8407,8121786074</text:p>
          </table:table-cell>
          <table:table-cell office:value-type="float" office:value="91592.1878213922" calcext:value-type="float">
            <text:p>91592,1878213922</text:p>
          </table:table-cell>
        </table:table-row>
        <table:table-row table:style-name="ro2">
          <table:table-cell office:value-type="float" office:value="89.76" calcext:value-type="float">
            <text:p>89,76</text:p>
          </table:table-cell>
          <table:table-cell office:value-type="float" office:value="7136.9443580933" calcext:value-type="float">
            <text:p>7136,9443580933</text:p>
          </table:table-cell>
          <table:table-cell office:value-type="float" office:value="372.1832370423" calcext:value-type="float">
            <text:p>372,1832370423</text:p>
          </table:table-cell>
          <table:table-cell office:value-type="float" office:value="84082.6112771497" calcext:value-type="float">
            <text:p>84082,6112771497</text:p>
          </table:table-cell>
          <table:table-cell office:value-type="float" office:value="8408.2611277149" calcext:value-type="float">
            <text:p>8408,2611277149</text:p>
          </table:table-cell>
          <table:table-cell office:value-type="float" office:value="91591.7388722847" calcext:value-type="float">
            <text:p>91591,7388722847</text:p>
          </table:table-cell>
        </table:table-row>
        <table:table-row table:style-name="ro2">
          <table:table-cell office:value-type="float" office:value="89.88" calcext:value-type="float">
            <text:p>89,88</text:p>
          </table:table-cell>
          <table:table-cell office:value-type="float" office:value="7135.9058033185" calcext:value-type="float">
            <text:p>7135,9058033185</text:p>
          </table:table-cell>
          <table:table-cell office:value-type="float" office:value="368.3344200069" calcext:value-type="float">
            <text:p>368,3344200069</text:p>
          </table:table-cell>
          <table:table-cell office:value-type="float" office:value="84087.0543424317" calcext:value-type="float">
            <text:p>84087,0543424317</text:p>
          </table:table-cell>
          <table:table-cell office:value-type="float" office:value="8408.7054342431" calcext:value-type="float">
            <text:p>8408,7054342431</text:p>
          </table:table-cell>
          <table:table-cell office:value-type="float" office:value="91591.2945657565" calcext:value-type="float">
            <text:p>91591,294565756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7134.8781324694" calcext:value-type="float">
            <text:p>7134,8781324694</text:p>
          </table:table-cell>
          <table:table-cell office:value-type="float" office:value="364.5252612286" calcext:value-type="float">
            <text:p>364,5252612286</text:p>
          </table:table-cell>
          <table:table-cell office:value-type="float" office:value="84091.4514602747" calcext:value-type="float">
            <text:p>84091,4514602747</text:p>
          </table:table-cell>
          <table:table-cell office:value-type="float" office:value="8409.1451460274" calcext:value-type="float">
            <text:p>8409,1451460274</text:p>
          </table:table-cell>
          <table:table-cell office:value-type="float" office:value="91590.8548539722" calcext:value-type="float">
            <text:p>91590,8548539722</text:p>
          </table:table-cell>
        </table:table-row>
        <table:table-row table:style-name="ro2">
          <table:table-cell office:value-type="float" office:value="90.12" calcext:value-type="float">
            <text:p>90,12</text:p>
          </table:table-cell>
          <table:table-cell office:value-type="float" office:value="7133.86123041" calcext:value-type="float">
            <text:p>7133,86123041</text:p>
          </table:table-cell>
          <table:table-cell office:value-type="float" office:value="360.7553550367" calcext:value-type="float">
            <text:p>360,7553550367</text:p>
          </table:table-cell>
          <table:table-cell office:value-type="float" office:value="84095.8031041396" calcext:value-type="float">
            <text:p>84095,8031041396</text:p>
          </table:table-cell>
          <table:table-cell office:value-type="float" office:value="8409.5803104139" calcext:value-type="float">
            <text:p>8409,5803104139</text:p>
          </table:table-cell>
          <table:table-cell office:value-type="float" office:value="91590.4196895857" calcext:value-type="float">
            <text:p>91590,4196895857</text:p>
          </table:table-cell>
        </table:table-row>
        <table:table-row table:style-name="ro2">
          <table:table-cell office:value-type="float" office:value="90.24" calcext:value-type="float">
            <text:p>90,24</text:p>
          </table:table-cell>
          <table:table-cell office:value-type="float" office:value="7132.8549832438" calcext:value-type="float">
            <text:p>7132,8549832438</text:p>
          </table:table-cell>
          <table:table-cell office:value-type="float" office:value="357.0242998482" calcext:value-type="float">
            <text:p>357,0242998482</text:p>
          </table:table-cell>
          <table:table-cell office:value-type="float" office:value="84100.1097426438" calcext:value-type="float">
            <text:p>84100,1097426438</text:p>
          </table:table-cell>
          <table:table-cell office:value-type="float" office:value="8410.0109742643" calcext:value-type="float">
            <text:p>8410,0109742643</text:p>
          </table:table-cell>
          <table:table-cell office:value-type="float" office:value="91589.9890257353" calcext:value-type="float">
            <text:p>91589,9890257353</text:p>
          </table:table-cell>
        </table:table-row>
        <table:table-row table:style-name="ro2">
          <table:table-cell office:value-type="float" office:value="90.36" calcext:value-type="float">
            <text:p>90,36</text:p>
          </table:table-cell>
          <table:table-cell office:value-type="float" office:value="7131.859278301" calcext:value-type="float">
            <text:p>7131,859278301</text:p>
          </table:table-cell>
          <table:table-cell office:value-type="float" office:value="353.3316981282" calcext:value-type="float">
            <text:p>353,3316981282</text:p>
          </table:table-cell>
          <table:table-cell office:value-type="float" office:value="84104.37183961" calcext:value-type="float">
            <text:p>84104,37183961</text:p>
          </table:table-cell>
          <table:table-cell office:value-type="float" office:value="8410.4371839609" calcext:value-type="float">
            <text:p>8410,4371839609</text:p>
          </table:table-cell>
          <table:table-cell office:value-type="float" office:value="91589.5628160387" calcext:value-type="float">
            <text:p>91589,5628160387</text:p>
          </table:table-cell>
        </table:table-row>
        <table:table-row table:style-name="ro2">
          <table:table-cell office:value-type="float" office:value="90.48" calcext:value-type="float">
            <text:p>90,48</text:p>
          </table:table-cell>
          <table:table-cell office:value-type="float" office:value="7130.874004124" calcext:value-type="float">
            <text:p>7130,874004124</text:p>
          </table:table-cell>
          <table:table-cell office:value-type="float" office:value="349.6771563502" calcext:value-type="float">
            <text:p>349,6771563502</text:p>
          </table:table-cell>
          <table:table-cell office:value-type="float" office:value="84108.5898541145" calcext:value-type="float">
            <text:p>84108,5898541145</text:p>
          </table:table-cell>
          <table:table-cell office:value-type="float" office:value="8410.8589854114" calcext:value-type="float">
            <text:p>8410,8589854114</text:p>
          </table:table-cell>
          <table:table-cell office:value-type="float" office:value="91589.1410145882" calcext:value-type="float">
            <text:p>91589,1410145882</text:p>
          </table:table-cell>
        </table:table-row>
        <table:table-row table:style-name="ro2">
          <table:table-cell office:value-type="float" office:value="90.6" calcext:value-type="float">
            <text:p>90,6</text:p>
          </table:table-cell>
          <table:table-cell office:value-type="float" office:value="7129.8990504544" calcext:value-type="float">
            <text:p>7129,8990504544</text:p>
          </table:table-cell>
          <table:table-cell office:value-type="float" office:value="346.0602849569" calcext:value-type="float">
            <text:p>346,0602849569</text:p>
          </table:table-cell>
          <table:table-cell office:value-type="float" office:value="84112.7642405354" calcext:value-type="float">
            <text:p>84112,7642405354</text:p>
          </table:table-cell>
          <table:table-cell office:value-type="float" office:value="8411.2764240535" calcext:value-type="float">
            <text:p>8411,2764240535</text:p>
          </table:table-cell>
          <table:table-cell office:value-type="float" office:value="91588.7235759462" calcext:value-type="float">
            <text:p>91588,7235759462</text:p>
          </table:table-cell>
        </table:table-row>
        <table:table-row table:style-name="ro2">
          <table:table-cell office:value-type="float" office:value="90.72" calcext:value-type="float">
            <text:p>90,72</text:p>
          </table:table-cell>
          <table:table-cell office:value-type="float" office:value="7128.9343082196" calcext:value-type="float">
            <text:p>7128,9343082196</text:p>
          </table:table-cell>
          <table:table-cell office:value-type="float" office:value="342.4806983213" calcext:value-type="float">
            <text:p>342,4806983213</text:p>
          </table:table-cell>
          <table:table-cell office:value-type="float" office:value="84116.8954485995" calcext:value-type="float">
            <text:p>84116,8954485995</text:p>
          </table:table-cell>
          <table:table-cell office:value-type="float" office:value="8411.6895448599" calcext:value-type="float">
            <text:p>8411,6895448599</text:p>
          </table:table-cell>
          <table:table-cell office:value-type="float" office:value="91588.3104551398" calcext:value-type="float">
            <text:p>91588,3104551398</text:p>
          </table:table-cell>
        </table:table-row>
        <table:table-row table:style-name="ro2">
          <table:table-cell office:value-type="float" office:value="90.84" calcext:value-type="float">
            <text:p>90,84</text:p>
          </table:table-cell>
          <table:table-cell office:value-type="float" office:value="7127.9796695193" calcext:value-type="float">
            <text:p>7127,9796695193</text:p>
          </table:table-cell>
          <table:table-cell office:value-type="float" office:value="338.9380147086" calcext:value-type="float">
            <text:p>338,9380147086</text:p>
          </table:table-cell>
          <table:table-cell office:value-type="float" office:value="84120.9839234294" calcext:value-type="float">
            <text:p>84120,9839234294</text:p>
          </table:table-cell>
          <table:table-cell office:value-type="float" office:value="8412.0983923429" calcext:value-type="float">
            <text:p>8412,0983923429</text:p>
          </table:table-cell>
          <table:table-cell office:value-type="float" office:value="91587.9016076568" calcext:value-type="float">
            <text:p>91587,9016076568</text:p>
          </table:table-cell>
        </table:table-row>
        <table:table-row table:style-name="ro2">
          <table:table-cell office:value-type="float" office:value="90.96" calcext:value-type="float">
            <text:p>90,96</text:p>
          </table:table-cell>
          <table:table-cell office:value-type="float" office:value="7127.0350276132" calcext:value-type="float">
            <text:p>7127,0350276132</text:p>
          </table:table-cell>
          <table:table-cell office:value-type="float" office:value="335.4318562376" calcext:value-type="float">
            <text:p>335,4318562376</text:p>
          </table:table-cell>
          <table:table-cell office:value-type="float" office:value="84125.0301055904" calcext:value-type="float">
            <text:p>84125,0301055904</text:p>
          </table:table-cell>
          <table:table-cell office:value-type="float" office:value="8412.503010559" calcext:value-type="float">
            <text:p>8412,503010559</text:p>
          </table:table-cell>
          <table:table-cell office:value-type="float" office:value="91587.4969894407" calcext:value-type="float">
            <text:p>91587,4969894407</text:p>
          </table:table-cell>
        </table:table-row>
        <table:table-row table:style-name="ro2">
          <table:table-cell office:value-type="float" office:value="91.08" calcext:value-type="float">
            <text:p>91,08</text:p>
          </table:table-cell>
          <table:table-cell office:value-type="float" office:value="7126.1002769075" calcext:value-type="float">
            <text:p>7126,1002769075</text:p>
          </table:table-cell>
          <table:table-cell office:value-type="float" office:value="331.9618488434" calcext:value-type="float">
            <text:p>331,9618488434</text:p>
          </table:table-cell>
          <table:table-cell office:value-type="float" office:value="84129.0344311358" calcext:value-type="float">
            <text:p>84129,0344311358</text:p>
          </table:table-cell>
          <table:table-cell office:value-type="float" office:value="8412.9034431135" calcext:value-type="float">
            <text:p>8412,9034431135</text:p>
          </table:table-cell>
          <table:table-cell office:value-type="float" office:value="91587.0965568862" calcext:value-type="float">
            <text:p>91587,0965568862</text:p>
          </table:table-cell>
        </table:table-row>
        <table:table-row table:style-name="ro2">
          <table:table-cell office:value-type="float" office:value="91.2" calcext:value-type="float">
            <text:p>91,2</text:p>
          </table:table-cell>
          <table:table-cell office:value-type="float" office:value="7125.1753129423" calcext:value-type="float">
            <text:p>7125,1753129423</text:p>
          </table:table-cell>
          <table:table-cell office:value-type="float" office:value="328.5276222397" calcext:value-type="float">
            <text:p>328,5276222397</text:p>
          </table:table-cell>
          <table:table-cell office:value-type="float" office:value="84132.997331653" calcext:value-type="float">
            <text:p>84132,997331653</text:p>
          </table:table-cell>
          <table:table-cell office:value-type="float" office:value="8413.2997331652" calcext:value-type="float">
            <text:p>8413,2997331652</text:p>
          </table:table-cell>
          <table:table-cell office:value-type="float" office:value="91586.7002668345" calcext:value-type="float">
            <text:p>91586,7002668345</text:p>
          </table:table-cell>
        </table:table-row>
        <table:table-row table:style-name="ro2">
          <table:table-cell office:value-type="float" office:value="91.32" calcext:value-type="float">
            <text:p>91,32</text:p>
          </table:table-cell>
          <table:table-cell office:value-type="float" office:value="7124.2600323795" calcext:value-type="float">
            <text:p>7124,2600323795</text:p>
          </table:table-cell>
          <table:table-cell office:value-type="float" office:value="325.1288098816" calcext:value-type="float">
            <text:p>325,1288098816</text:p>
          </table:table-cell>
          <table:table-cell office:value-type="float" office:value="84136.9192343083" calcext:value-type="float">
            <text:p>84136,9192343083</text:p>
          </table:table-cell>
          <table:table-cell office:value-type="float" office:value="8413.6919234308" calcext:value-type="float">
            <text:p>8413,6919234308</text:p>
          </table:table-cell>
          <table:table-cell office:value-type="float" office:value="91586.3080765689" calcext:value-type="float">
            <text:p>91586,3080765689</text:p>
          </table:table-cell>
        </table:table-row>
        <table:table-row table:style-name="ro2">
          <table:table-cell office:value-type="float" office:value="91.44" calcext:value-type="float">
            <text:p>91,44</text:p>
          </table:table-cell>
          <table:table-cell office:value-type="float" office:value="7123.3543329896" calcext:value-type="float">
            <text:p>7123,3543329896</text:p>
          </table:table-cell>
          <table:table-cell office:value-type="float" office:value="321.7650489294" calcext:value-type="float">
            <text:p>321,7650489294</text:p>
          </table:table-cell>
          <table:table-cell office:value-type="float" office:value="84140.8005618921" calcext:value-type="float">
            <text:p>84140,8005618921</text:p>
          </table:table-cell>
          <table:table-cell office:value-type="float" office:value="8414.0800561892" calcext:value-type="float">
            <text:p>8414,0800561892</text:p>
          </table:table-cell>
          <table:table-cell office:value-type="float" office:value="91585.9199438105" calcext:value-type="float">
            <text:p>91585,9199438105</text:p>
          </table:table-cell>
        </table:table-row>
        <table:table-row table:style-name="ro2">
          <table:table-cell office:value-type="float" office:value="91.56" calcext:value-type="float">
            <text:p>91,56</text:p>
          </table:table-cell>
          <table:table-cell office:value-type="float" office:value="7122.4581136402" calcext:value-type="float">
            <text:p>7122,4581136402</text:p>
          </table:table-cell>
          <table:table-cell office:value-type="float" office:value="318.4359802115" calcext:value-type="float">
            <text:p>318,4359802115</text:p>
          </table:table-cell>
          <table:table-cell office:value-type="float" office:value="84144.6417328624" calcext:value-type="float">
            <text:p>84144,6417328624</text:p>
          </table:table-cell>
          <table:table-cell office:value-type="float" office:value="8414.4641732862" calcext:value-type="float">
            <text:p>8414,4641732862</text:p>
          </table:table-cell>
          <table:table-cell office:value-type="float" office:value="91585.5358267135" calcext:value-type="float">
            <text:p>91585,5358267135</text:p>
          </table:table-cell>
        </table:table-row>
        <table:table-row table:style-name="ro2">
          <table:table-cell office:value-type="float" office:value="91.68" calcext:value-type="float">
            <text:p>91,68</text:p>
          </table:table-cell>
          <table:table-cell office:value-type="float" office:value="7121.5712742835" calcext:value-type="float">
            <text:p>7121,5712742835</text:p>
          </table:table-cell>
          <table:table-cell office:value-type="float" office:value="315.1412481889" calcext:value-type="float">
            <text:p>315,1412481889</text:p>
          </table:table-cell>
          <table:table-cell office:value-type="float" office:value="84148.443161389" calcext:value-type="float">
            <text:p>84148,443161389</text:p>
          </table:table-cell>
          <table:table-cell office:value-type="float" office:value="8414.8443161388" calcext:value-type="float">
            <text:p>8414,8443161388</text:p>
          </table:table-cell>
          <table:table-cell office:value-type="float" office:value="91585.1556838608" calcext:value-type="float">
            <text:p>91585,1556838608</text:p>
          </table:table-cell>
        </table:table-row>
        <table:table-row table:style-name="ro2">
          <table:table-cell office:value-type="float" office:value="91.8" calcext:value-type="float">
            <text:p>91,8</text:p>
          </table:table-cell>
          <table:table-cell office:value-type="float" office:value="7120.6937159443" calcext:value-type="float">
            <text:p>7120,6937159443</text:p>
          </table:table-cell>
          <table:table-cell office:value-type="float" office:value="311.8805009193" calcext:value-type="float">
            <text:p>311,8805009193</text:p>
          </table:table-cell>
          <table:table-cell office:value-type="float" office:value="84152.205257397" calcext:value-type="float">
            <text:p>84152,205257397</text:p>
          </table:table-cell>
          <table:table-cell office:value-type="float" office:value="8415.2205257396" calcext:value-type="float">
            <text:p>8415,2205257396</text:p>
          </table:table-cell>
          <table:table-cell office:value-type="float" office:value="91584.77947426" calcext:value-type="float">
            <text:p>91584,77947426</text:p>
          </table:table-cell>
        </table:table-row>
        <table:table-row table:style-name="ro2">
          <table:table-cell office:value-type="float" office:value="91.92" calcext:value-type="float">
            <text:p>91,92</text:p>
          </table:table-cell>
          <table:table-cell office:value-type="float" office:value="7119.8253407083" calcext:value-type="float">
            <text:p>7119,8253407083</text:p>
          </table:table-cell>
          <table:table-cell office:value-type="float" office:value="308.6533900216" calcext:value-type="float">
            <text:p>308,6533900216</text:p>
          </table:table-cell>
          <table:table-cell office:value-type="float" office:value="84155.9284266096" calcext:value-type="float">
            <text:p>84155,9284266096</text:p>
          </table:table-cell>
          <table:table-cell office:value-type="float" office:value="8415.5928426609" calcext:value-type="float">
            <text:p>8415,5928426609</text:p>
          </table:table-cell>
          <table:table-cell office:value-type="float" office:value="91584.4071573388" calcext:value-type="float">
            <text:p>91584,4071573388</text:p>
          </table:table-cell>
        </table:table-row>
        <table:table-row table:style-name="ro2">
          <table:table-cell office:value-type="float" office:value="92.04" calcext:value-type="float">
            <text:p>92,04</text:p>
          </table:table-cell>
          <table:table-cell office:value-type="float" office:value="7118.9660517101" calcext:value-type="float">
            <text:p>7118,9660517101</text:p>
          </table:table-cell>
          <table:table-cell office:value-type="float" office:value="305.4595706407" calcext:value-type="float">
            <text:p>305,4595706407</text:p>
          </table:table-cell>
          <table:table-cell office:value-type="float" office:value="84159.6130705904" calcext:value-type="float">
            <text:p>84159,6130705904</text:p>
          </table:table-cell>
          <table:table-cell office:value-type="float" office:value="8415.961307059" calcext:value-type="float">
            <text:p>8415,961307059</text:p>
          </table:table-cell>
          <table:table-cell office:value-type="float" office:value="91584.0386929407" calcext:value-type="float">
            <text:p>91584,0386929407</text:p>
          </table:table-cell>
        </table:table-row>
        <table:table-row table:style-name="ro2">
          <table:table-cell office:value-type="float" office:value="92.16" calcext:value-type="float">
            <text:p>92,16</text:p>
          </table:table-cell>
          <table:table-cell office:value-type="float" office:value="7118.1157531223" calcext:value-type="float">
            <text:p>7118,1157531223</text:p>
          </table:table-cell>
          <table:table-cell office:value-type="float" office:value="302.2987014134" calcext:value-type="float">
            <text:p>302,2987014134</text:p>
          </table:table-cell>
          <table:table-cell office:value-type="float" office:value="84163.259586786" calcext:value-type="float">
            <text:p>84163,259586786</text:p>
          </table:table-cell>
          <table:table-cell office:value-type="float" office:value="8416.3259586785" calcext:value-type="float">
            <text:p>8416,3259586785</text:p>
          </table:table-cell>
          <table:table-cell office:value-type="float" office:value="91583.6740413211" calcext:value-type="float">
            <text:p>91583,6740413211</text:p>
          </table:table-cell>
        </table:table-row>
        <table:table-row table:style-name="ro2">
          <table:table-cell office:value-type="float" office:value="92.28" calcext:value-type="float">
            <text:p>92,28</text:p>
          </table:table-cell>
          <table:table-cell office:value-type="float" office:value="7117.2743501431" calcext:value-type="float">
            <text:p>7117,2743501431</text:p>
          </table:table-cell>
          <table:table-cell office:value-type="float" office:value="299.1704444332" calcext:value-type="float">
            <text:p>299,1704444332</text:p>
          </table:table-cell>
          <table:table-cell office:value-type="float" office:value="84166.8683685673" calcext:value-type="float">
            <text:p>84166,8683685673</text:p>
          </table:table-cell>
          <table:table-cell office:value-type="float" office:value="8416.6868368567" calcext:value-type="float">
            <text:p>8416,6868368567</text:p>
          </table:table-cell>
          <table:table-cell office:value-type="float" office:value="91583.313163143" calcext:value-type="float">
            <text:p>91583,313163143</text:p>
          </table:table-cell>
        </table:table-row>
        <table:table-row table:style-name="ro2">
          <table:table-cell office:value-type="float" office:value="92.4" calcext:value-type="float">
            <text:p>92,4</text:p>
          </table:table-cell>
          <table:table-cell office:value-type="float" office:value="7116.4417489858" calcext:value-type="float">
            <text:p>7116,4417489858</text:p>
          </table:table-cell>
          <table:table-cell office:value-type="float" office:value="296.0744652165" calcext:value-type="float">
            <text:p>296,0744652165</text:p>
          </table:table-cell>
          <table:table-cell office:value-type="float" office:value="84170.4398052709" calcext:value-type="float">
            <text:p>84170,4398052709</text:p>
          </table:table-cell>
          <table:table-cell office:value-type="float" office:value="8417.043980527" calcext:value-type="float">
            <text:p>8417,043980527</text:p>
          </table:table-cell>
          <table:table-cell office:value-type="float" office:value="91582.9560194727" calcext:value-type="float">
            <text:p>91582,9560194727</text:p>
          </table:table-cell>
        </table:table-row>
        <table:table-row table:style-name="ro2">
          <table:table-cell office:value-type="float" office:value="92.52" calcext:value-type="float">
            <text:p>92,52</text:p>
          </table:table-cell>
          <table:table-cell office:value-type="float" office:value="7115.6178568675" calcext:value-type="float">
            <text:p>7115,6178568675</text:p>
          </table:table-cell>
          <table:table-cell office:value-type="float" office:value="293.010432669" calcext:value-type="float">
            <text:p>293,010432669</text:p>
          </table:table-cell>
          <table:table-cell office:value-type="float" office:value="84173.9742822399" calcext:value-type="float">
            <text:p>84173,9742822399</text:p>
          </table:table-cell>
          <table:table-cell office:value-type="float" office:value="8417.3974282239" calcext:value-type="float">
            <text:p>8417,3974282239</text:p>
          </table:table-cell>
          <table:table-cell office:value-type="float" office:value="91582.6025717758" calcext:value-type="float">
            <text:p>91582,6025717758</text:p>
          </table:table-cell>
        </table:table-row>
        <table:table-row table:style-name="ro2">
          <table:table-cell office:value-type="float" office:value="92.64" calcext:value-type="float">
            <text:p>92,64</text:p>
          </table:table-cell>
          <table:table-cell office:value-type="float" office:value="7114.8025819974" calcext:value-type="float">
            <text:p>7114,8025819974</text:p>
          </table:table-cell>
          <table:table-cell office:value-type="float" office:value="289.978019052" calcext:value-type="float">
            <text:p>289,978019052</text:p>
          </table:table-cell>
          <table:table-cell office:value-type="float" office:value="84177.4721808645" calcext:value-type="float">
            <text:p>84177,4721808645</text:p>
          </table:table-cell>
          <table:table-cell office:value-type="float" office:value="8417.7472180864" calcext:value-type="float">
            <text:p>8417,7472180864</text:p>
          </table:table-cell>
          <table:table-cell office:value-type="float" office:value="91582.2527819133" calcext:value-type="float">
            <text:p>91582,2527819133</text:p>
          </table:table-cell>
        </table:table-row>
        <table:table-row table:style-name="ro2">
          <table:table-cell office:value-type="float" office:value="92.76" calcext:value-type="float">
            <text:p>92,76</text:p>
          </table:table-cell>
          <table:table-cell office:value-type="float" office:value="7113.9958335669" calcext:value-type="float">
            <text:p>7113,9958335669</text:p>
          </table:table-cell>
          <table:table-cell office:value-type="float" office:value="286.9768999492" calcext:value-type="float">
            <text:p>286,9768999492</text:p>
          </table:table-cell>
          <table:table-cell office:value-type="float" office:value="84180.933878622" calcext:value-type="float">
            <text:p>84180,933878622</text:p>
          </table:table-cell>
          <table:table-cell office:value-type="float" office:value="8418.0933878621" calcext:value-type="float">
            <text:p>8418,0933878621</text:p>
          </table:table-cell>
          <table:table-cell office:value-type="float" office:value="91581.9066121376" calcext:value-type="float">
            <text:p>91581,9066121376</text:p>
          </table:table-cell>
        </table:table-row>
        <table:table-row table:style-name="ro2">
          <table:table-cell office:value-type="float" office:value="92.88" calcext:value-type="float">
            <text:p>92,88</text:p>
          </table:table-cell>
          <table:table-cell office:value-type="float" office:value="7113.197521738" calcext:value-type="float">
            <text:p>7113,197521738</text:p>
          </table:table-cell>
          <table:table-cell office:value-type="float" office:value="284.0067542342" calcext:value-type="float">
            <text:p>284,0067542342</text:p>
          </table:table-cell>
          <table:table-cell office:value-type="float" office:value="84184.3597491164" calcext:value-type="float">
            <text:p>84184,3597491164</text:p>
          </table:table-cell>
          <table:table-cell office:value-type="float" office:value="8418.4359749116" calcext:value-type="float">
            <text:p>8418,4359749116</text:p>
          </table:table-cell>
          <table:table-cell office:value-type="float" office:value="91581.5640250881" calcext:value-type="float">
            <text:p>91581,564025088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7112.4075576329" calcext:value-type="float">
            <text:p>7112,4075576329</text:p>
          </table:table-cell>
          <table:table-cell office:value-type="float" office:value="281.0672640375" calcext:value-type="float">
            <text:p>281,0672640375</text:p>
          </table:table-cell>
          <table:table-cell office:value-type="float" office:value="84187.750162118" calcext:value-type="float">
            <text:p>84187,750162118</text:p>
          </table:table-cell>
          <table:table-cell office:value-type="float" office:value="8418.7750162117" calcext:value-type="float">
            <text:p>8418,7750162117</text:p>
          </table:table-cell>
          <table:table-cell office:value-type="float" office:value="91581.224983788" calcext:value-type="float">
            <text:p>91581,224983788</text:p>
          </table:table-cell>
        </table:table-row>
        <table:table-row table:style-name="ro2">
          <table:table-cell office:value-type="float" office:value="93.12" calcext:value-type="float">
            <text:p>93,12</text:p>
          </table:table-cell>
          <table:table-cell office:value-type="float" office:value="7111.6258533238" calcext:value-type="float">
            <text:p>7111,6258533238</text:p>
          </table:table-cell>
          <table:table-cell office:value-type="float" office:value="278.1581147145" calcext:value-type="float">
            <text:p>278,1581147145</text:p>
          </table:table-cell>
          <table:table-cell office:value-type="float" office:value="84191.1054836018" calcext:value-type="float">
            <text:p>84191,1054836018</text:p>
          </table:table-cell>
          <table:table-cell office:value-type="float" office:value="8419.1105483601" calcext:value-type="float">
            <text:p>8419,1105483601</text:p>
          </table:table-cell>
          <table:table-cell office:value-type="float" office:value="91580.8894516396" calcext:value-type="float">
            <text:p>91580,8894516396</text:p>
          </table:table-cell>
        </table:table-row>
        <table:table-row table:style-name="ro2">
          <table:table-cell office:value-type="float" office:value="93.24" calcext:value-type="float">
            <text:p>93,24</text:p>
          </table:table-cell>
          <table:table-cell office:value-type="float" office:value="7110.8523218218" calcext:value-type="float">
            <text:p>7110,8523218218</text:p>
          </table:table-cell>
          <table:table-cell office:value-type="float" office:value="275.2789948135" calcext:value-type="float">
            <text:p>275,2789948135</text:p>
          </table:table-cell>
          <table:table-cell office:value-type="float" office:value="84194.4260757863" calcext:value-type="float">
            <text:p>84194,4260757863</text:p>
          </table:table-cell>
          <table:table-cell office:value-type="float" office:value="8419.4426075786" calcext:value-type="float">
            <text:p>8419,4426075786</text:p>
          </table:table-cell>
          <table:table-cell office:value-type="float" office:value="91580.5573924211" calcext:value-type="float">
            <text:p>91580,5573924211</text:p>
          </table:table-cell>
        </table:table-row>
        <table:table-row table:style-name="ro2">
          <table:table-cell office:value-type="float" office:value="93.36" calcext:value-type="float">
            <text:p>93,36</text:p>
          </table:table-cell>
          <table:table-cell office:value-type="float" office:value="7110.0868770671" calcext:value-type="float">
            <text:p>7110,0868770671</text:p>
          </table:table-cell>
          <table:table-cell office:value-type="float" office:value="272.4295960443" calcext:value-type="float">
            <text:p>272,4295960443</text:p>
          </table:table-cell>
          <table:table-cell office:value-type="float" office:value="84197.7122971716" calcext:value-type="float">
            <text:p>84197,7122971716</text:p>
          </table:table-cell>
          <table:table-cell office:value-type="float" office:value="8419.7712297171" calcext:value-type="float">
            <text:p>8419,7712297171</text:p>
          </table:table-cell>
          <table:table-cell office:value-type="float" office:value="91580.2287702826" calcext:value-type="float">
            <text:p>91580,2287702826</text:p>
          </table:table-cell>
        </table:table-row>
        <table:table-row table:style-name="ro2">
          <table:table-cell office:value-type="float" office:value="93.48" calcext:value-type="float">
            <text:p>93,48</text:p>
          </table:table-cell>
          <table:table-cell office:value-type="float" office:value="7109.3294339188" calcext:value-type="float">
            <text:p>7109,3294339188</text:p>
          </table:table-cell>
          <table:table-cell office:value-type="float" office:value="269.6096132464" calcext:value-type="float">
            <text:p>269,6096132464</text:p>
          </table:table-cell>
          <table:table-cell office:value-type="float" office:value="84200.9645025773" calcext:value-type="float">
            <text:p>84200,9645025773</text:p>
          </table:table-cell>
          <table:table-cell office:value-type="float" office:value="8420.0964502577" calcext:value-type="float">
            <text:p>8420,0964502577</text:p>
          </table:table-cell>
          <table:table-cell office:value-type="float" office:value="91579.903549742" calcext:value-type="float">
            <text:p>91579,903549742</text:p>
          </table:table-cell>
        </table:table-row>
        <table:table-row table:style-name="ro2">
          <table:table-cell office:value-type="float" office:value="93.6" calcext:value-type="float">
            <text:p>93,6</text:p>
          </table:table-cell>
          <table:table-cell office:value-type="float" office:value="7108.5799081446" calcext:value-type="float">
            <text:p>7108,5799081446</text:p>
          </table:table-cell>
          <table:table-cell office:value-type="float" office:value="266.8187443584" calcext:value-type="float">
            <text:p>266,8187443584</text:p>
          </table:table-cell>
          <table:table-cell office:value-type="float" office:value="84204.1830431793" calcext:value-type="float">
            <text:p>84204,1830431793</text:p>
          </table:table-cell>
          <table:table-cell office:value-type="float" office:value="8420.4183043179" calcext:value-type="float">
            <text:p>8420,4183043179</text:p>
          </table:table-cell>
          <table:table-cell office:value-type="float" office:value="91579.5816956818" calcext:value-type="float">
            <text:p>91579,5816956818</text:p>
          </table:table-cell>
        </table:table-row>
        <table:table-row table:style-name="ro2">
          <table:table-cell office:value-type="float" office:value="93.72" calcext:value-type="float">
            <text:p>93,72</text:p>
          </table:table-cell>
          <table:table-cell office:value-type="float" office:value="7107.8382164109" calcext:value-type="float">
            <text:p>7107,8382164109</text:p>
          </table:table-cell>
          <table:table-cell office:value-type="float" office:value="264.056690387" calcext:value-type="float">
            <text:p>264,056690387</text:p>
          </table:table-cell>
          <table:table-cell office:value-type="float" office:value="84207.3682665476" calcext:value-type="float">
            <text:p>84207,3682665476</text:p>
          </table:table-cell>
          <table:table-cell office:value-type="float" office:value="8420.7368266547" calcext:value-type="float">
            <text:p>8420,7368266547</text:p>
          </table:table-cell>
          <table:table-cell office:value-type="float" office:value="91579.263173345" calcext:value-type="float">
            <text:p>91579,263173345</text:p>
          </table:table-cell>
        </table:table-row>
        <table:table-row table:style-name="ro2">
          <table:table-cell office:value-type="float" office:value="93.84" calcext:value-type="float">
            <text:p>93,84</text:p>
          </table:table-cell>
          <table:table-cell office:value-type="float" office:value="7107.1042762732" calcext:value-type="float">
            <text:p>7107,1042762732</text:p>
          </table:table-cell>
          <table:table-cell office:value-type="float" office:value="261.3231553764" calcext:value-type="float">
            <text:p>261,3231553764</text:p>
          </table:table-cell>
          <table:table-cell office:value-type="float" office:value="84210.5205166824" calcext:value-type="float">
            <text:p>84210,5205166824</text:p>
          </table:table-cell>
          <table:table-cell office:value-type="float" office:value="8421.0520516682" calcext:value-type="float">
            <text:p>8421,0520516682</text:p>
          </table:table-cell>
          <table:table-cell office:value-type="float" office:value="91578.9479483315" calcext:value-type="float">
            <text:p>91578,9479483315</text:p>
          </table:table-cell>
        </table:table-row>
        <table:table-row table:style-name="ro2">
          <table:table-cell office:value-type="float" office:value="93.96" calcext:value-type="float">
            <text:p>93,96</text:p>
          </table:table-cell>
          <table:table-cell office:value-type="float" office:value="7106.3780061661" calcext:value-type="float">
            <text:p>7106,3780061661</text:p>
          </table:table-cell>
          <table:table-cell office:value-type="float" office:value="258.6178463788" calcext:value-type="float">
            <text:p>258,6178463788</text:p>
          </table:table-cell>
          <table:table-cell office:value-type="float" office:value="84213.6401340504" calcext:value-type="float">
            <text:p>84213,6401340504</text:p>
          </table:table-cell>
          <table:table-cell office:value-type="float" office:value="8421.364013405" calcext:value-type="float">
            <text:p>8421,364013405</text:p>
          </table:table-cell>
          <table:table-cell office:value-type="float" office:value="91578.6359865947" calcext:value-type="float">
            <text:p>91578,6359865947</text:p>
          </table:table-cell>
        </table:table-row>
        <table:table-row table:style-name="ro2">
          <table:table-cell office:value-type="float" office:value="94.08" calcext:value-type="float">
            <text:p>94,08</text:p>
          </table:table-cell>
          <table:table-cell office:value-type="float" office:value="7105.6593253937" calcext:value-type="float">
            <text:p>7105,6593253937</text:p>
          </table:table-cell>
          <table:table-cell office:value-type="float" office:value="255.9404734235" calcext:value-type="float">
            <text:p>255,9404734235</text:p>
          </table:table-cell>
          <table:table-cell office:value-type="float" office:value="84216.7274556209" calcext:value-type="float">
            <text:p>84216,7274556209</text:p>
          </table:table-cell>
          <table:table-cell office:value-type="float" office:value="8421.672745562" calcext:value-type="float">
            <text:p>8421,672745562</text:p>
          </table:table-cell>
          <table:table-cell office:value-type="float" office:value="91578.3272544376" calcext:value-type="float">
            <text:p>91578,3272544376</text:p>
          </table:table-cell>
        </table:table-row>
        <table:table-row table:style-name="ro2">
          <table:table-cell office:value-type="float" office:value="94.2" calcext:value-type="float">
            <text:p>94,2</text:p>
          </table:table-cell>
          <table:table-cell office:value-type="float" office:value="7104.9481541206" calcext:value-type="float">
            <text:p>7104,9481541206</text:p>
          </table:table-cell>
          <table:table-cell office:value-type="float" office:value="253.2907494881" calcext:value-type="float">
            <text:p>253,2907494881</text:p>
          </table:table-cell>
          <table:table-cell office:value-type="float" office:value="84219.7828149014" calcext:value-type="float">
            <text:p>84219,7828149014</text:p>
          </table:table-cell>
          <table:table-cell office:value-type="float" office:value="8421.9782814901" calcext:value-type="float">
            <text:p>8421,9782814901</text:p>
          </table:table-cell>
          <table:table-cell office:value-type="float" office:value="91578.0217185096" calcext:value-type="float">
            <text:p>91578,0217185096</text:p>
          </table:table-cell>
        </table:table-row>
        <table:table-row table:style-name="ro2">
          <table:table-cell office:value-type="float" office:value="94.32" calcext:value-type="float">
            <text:p>94,32</text:p>
          </table:table-cell>
          <table:table-cell office:value-type="float" office:value="7104.2444133615" calcext:value-type="float">
            <text:p>7104,2444133615</text:p>
          </table:table-cell>
          <table:table-cell office:value-type="float" office:value="250.668390469" calcext:value-type="float">
            <text:p>250,668390469</text:p>
          </table:table-cell>
          <table:table-cell office:value-type="float" office:value="84222.8065419725" calcext:value-type="float">
            <text:p>84222,8065419725</text:p>
          </table:table-cell>
          <table:table-cell office:value-type="float" office:value="8422.2806541972" calcext:value-type="float">
            <text:p>8422,2806541972</text:p>
          </table:table-cell>
          <table:table-cell office:value-type="float" office:value="91577.7193458025" calcext:value-type="float">
            <text:p>91577,7193458025</text:p>
          </table:table-cell>
        </table:table-row>
        <table:table-row table:style-name="ro2">
          <table:table-cell office:value-type="float" office:value="94.44" calcext:value-type="float">
            <text:p>94,44</text:p>
          </table:table-cell>
          <table:table-cell office:value-type="float" office:value="7103.548024973" calcext:value-type="float">
            <text:p>7103,548024973</text:p>
          </table:table-cell>
          <table:table-cell office:value-type="float" office:value="248.0731151521" calcext:value-type="float">
            <text:p>248,0731151521</text:p>
          </table:table-cell>
          <table:table-cell office:value-type="float" office:value="84225.7989635229" calcext:value-type="float">
            <text:p>84225,7989635229</text:p>
          </table:table-cell>
          <table:table-cell office:value-type="float" office:value="8422.5798963522" calcext:value-type="float">
            <text:p>8422,5798963522</text:p>
          </table:table-cell>
          <table:table-cell office:value-type="float" office:value="91577.4201036474" calcext:value-type="float">
            <text:p>91577,4201036474</text:p>
          </table:table-cell>
        </table:table-row>
        <table:table-row table:style-name="ro2">
          <table:table-cell office:value-type="float" office:value="94.56" calcext:value-type="float">
            <text:p>94,56</text:p>
          </table:table-cell>
          <table:table-cell office:value-type="float" office:value="7102.8589116436" calcext:value-type="float">
            <text:p>7102,8589116436</text:p>
          </table:table-cell>
          <table:table-cell office:value-type="float" office:value="245.5046451841" calcext:value-type="float">
            <text:p>245,5046451841</text:p>
          </table:table-cell>
          <table:table-cell office:value-type="float" office:value="84228.7604028841" calcext:value-type="float">
            <text:p>84228,7604028841</text:p>
          </table:table-cell>
          <table:table-cell office:value-type="float" office:value="8422.8760402883" calcext:value-type="float">
            <text:p>8422,8760402883</text:p>
          </table:table-cell>
          <table:table-cell office:value-type="float" office:value="91577.1239597113" calcext:value-type="float">
            <text:p>91577,1239597113</text:p>
          </table:table-cell>
        </table:table-row>
        <table:table-row table:style-name="ro2">
          <table:table-cell office:value-type="float" office:value="94.68" calcext:value-type="float">
            <text:p>94,68</text:p>
          </table:table-cell>
          <table:table-cell office:value-type="float" office:value="7102.1769968853" calcext:value-type="float">
            <text:p>7102,1769968853</text:p>
          </table:table-cell>
          <table:table-cell office:value-type="float" office:value="242.9627050443" calcext:value-type="float">
            <text:p>242,9627050443</text:p>
          </table:table-cell>
          <table:table-cell office:value-type="float" office:value="84231.6911800642" calcext:value-type="float">
            <text:p>84231,6911800642</text:p>
          </table:table-cell>
          <table:table-cell office:value-type="float" office:value="8423.1691180064" calcext:value-type="float">
            <text:p>8423,1691180064</text:p>
          </table:table-cell>
          <table:table-cell office:value-type="float" office:value="91576.8308819933" calcext:value-type="float">
            <text:p>91576,8308819933</text:p>
          </table:table-cell>
        </table:table-row>
        <table:table-row table:style-name="ro2">
          <table:table-cell office:value-type="float" office:value="94.8" calcext:value-type="float">
            <text:p>94,8</text:p>
          </table:table-cell>
          <table:table-cell office:value-type="float" office:value="7101.502205024" calcext:value-type="float">
            <text:p>7101,502205024</text:p>
          </table:table-cell>
          <table:table-cell office:value-type="float" office:value="240.4470220159" calcext:value-type="float">
            <text:p>240,4470220159</text:p>
          </table:table-cell>
          <table:table-cell office:value-type="float" office:value="84234.5916117821" calcext:value-type="float">
            <text:p>84234,5916117821</text:p>
          </table:table-cell>
          <table:table-cell office:value-type="float" office:value="8423.4591611781" calcext:value-type="float">
            <text:p>8423,4591611781</text:p>
          </table:table-cell>
          <table:table-cell office:value-type="float" office:value="91576.5408388215" calcext:value-type="float">
            <text:p>91576,5408388215</text:p>
          </table:table-cell>
        </table:table-row>
        <table:table-row table:style-name="ro2">
          <table:table-cell office:value-type="float" office:value="94.92" calcext:value-type="float">
            <text:p>94,92</text:p>
          </table:table-cell>
          <table:table-cell office:value-type="float" office:value="7100.8344611909" calcext:value-type="float">
            <text:p>7100,8344611909</text:p>
          </table:table-cell>
          <table:table-cell office:value-type="float" office:value="237.9573261586" calcext:value-type="float">
            <text:p>237,9573261586</text:p>
          </table:table-cell>
          <table:table-cell office:value-type="float" office:value="84237.4620115006" calcext:value-type="float">
            <text:p>84237,4620115006</text:p>
          </table:table-cell>
          <table:table-cell office:value-type="float" office:value="8423.74620115" calcext:value-type="float">
            <text:p>8423,74620115</text:p>
          </table:table-cell>
          <table:table-cell office:value-type="float" office:value="91576.2537988496" calcext:value-type="float">
            <text:p>91576,2537988496</text:p>
          </table:table-cell>
        </table:table-row>
        <table:table-row table:style-name="ro2">
          <table:table-cell office:value-type="float" office:value="95.04" calcext:value-type="float">
            <text:p>95,04</text:p>
          </table:table-cell>
          <table:table-cell office:value-type="float" office:value="7100.173691314" calcext:value-type="float">
            <text:p>7100,173691314</text:p>
          </table:table-cell>
          <table:table-cell office:value-type="float" office:value="235.4933502804" calcext:value-type="float">
            <text:p>235,4933502804</text:p>
          </table:table-cell>
          <table:table-cell office:value-type="float" office:value="84240.3026894598" calcext:value-type="float">
            <text:p>84240,3026894598</text:p>
          </table:table-cell>
          <table:table-cell office:value-type="float" office:value="8424.0302689459" calcext:value-type="float">
            <text:p>8424,0302689459</text:p>
          </table:table-cell>
          <table:table-cell office:value-type="float" office:value="91575.9697310537" calcext:value-type="float">
            <text:p>91575,9697310537</text:p>
          </table:table-cell>
        </table:table-row>
        <table:table-row table:style-name="ro2">
          <table:table-cell office:value-type="float" office:value="95.16" calcext:value-type="float">
            <text:p>95,16</text:p>
          </table:table-cell>
          <table:table-cell office:value-type="float" office:value="7099.5198221089" calcext:value-type="float">
            <text:p>7099,5198221089</text:p>
          </table:table-cell>
          <table:table-cell office:value-type="float" office:value="233.0548299103" calcext:value-type="float">
            <text:p>233,0548299103</text:p>
          </table:table-cell>
          <table:table-cell office:value-type="float" office:value="84243.11395271" calcext:value-type="float">
            <text:p>84243,11395271</text:p>
          </table:table-cell>
          <table:table-cell office:value-type="float" office:value="8424.3113952709" calcext:value-type="float">
            <text:p>8424,3113952709</text:p>
          </table:table-cell>
          <table:table-cell office:value-type="float" office:value="91575.6886047287" calcext:value-type="float">
            <text:p>91575,6886047287</text:p>
          </table:table-cell>
        </table:table-row>
        <table:table-row table:style-name="ro2">
          <table:table-cell office:value-type="float" office:value="95.28" calcext:value-type="float">
            <text:p>95,28</text:p>
          </table:table-cell>
          <table:table-cell office:value-type="float" office:value="7098.8727810706" calcext:value-type="float">
            <text:p>7098,8727810706</text:p>
          </table:table-cell>
          <table:table-cell office:value-type="float" office:value="230.6415032715" calcext:value-type="float">
            <text:p>230,6415032715</text:p>
          </table:table-cell>
          <table:table-cell office:value-type="float" office:value="84245.8961051437" calcext:value-type="float">
            <text:p>84245,8961051437</text:p>
          </table:table-cell>
          <table:table-cell office:value-type="float" office:value="8424.5896105143" calcext:value-type="float">
            <text:p>8424,5896105143</text:p>
          </table:table-cell>
          <table:table-cell office:value-type="float" office:value="91575.4103894853" calcext:value-type="float">
            <text:p>91575,4103894853</text:p>
          </table:table-cell>
        </table:table-row>
        <table:table-row table:style-name="ro2">
          <table:table-cell office:value-type="float" office:value="95.4" calcext:value-type="float">
            <text:p>95,4</text:p>
          </table:table-cell>
          <table:table-cell office:value-type="float" office:value="7098.232496465" calcext:value-type="float">
            <text:p>7098,232496465</text:p>
          </table:table-cell>
          <table:table-cell office:value-type="float" office:value="228.2531112539" calcext:value-type="float">
            <text:p>228,2531112539</text:p>
          </table:table-cell>
          <table:table-cell office:value-type="float" office:value="84248.6494475285" calcext:value-type="float">
            <text:p>84248,6494475285</text:p>
          </table:table-cell>
          <table:table-cell office:value-type="float" office:value="8424.8649447528" calcext:value-type="float">
            <text:p>8424,8649447528</text:p>
          </table:table-cell>
          <table:table-cell office:value-type="float" office:value="91575.1350552469" calcext:value-type="float">
            <text:p>91575,1350552469</text:p>
          </table:table-cell>
        </table:table-row>
        <table:table-row table:style-name="ro2">
          <table:table-cell office:value-type="float" office:value="95.52" calcext:value-type="float">
            <text:p>95,52</text:p>
          </table:table-cell>
          <table:table-cell office:value-type="float" office:value="7097.5988973204" calcext:value-type="float">
            <text:p>7097,5988973204</text:p>
          </table:table-cell>
          <table:table-cell office:value-type="float" office:value="225.8893973879" calcext:value-type="float">
            <text:p>225,8893973879</text:p>
          </table:table-cell>
          <table:table-cell office:value-type="float" office:value="84251.3742775382" calcext:value-type="float">
            <text:p>84251,3742775382</text:p>
          </table:table-cell>
          <table:table-cell office:value-type="float" office:value="8425.1374277538" calcext:value-type="float">
            <text:p>8425,1374277538</text:p>
          </table:table-cell>
          <table:table-cell office:value-type="float" office:value="91574.8625722459" calcext:value-type="float">
            <text:p>91574,8625722459</text:p>
          </table:table-cell>
        </table:table-row>
        <table:table-row table:style-name="ro2">
          <table:table-cell office:value-type="float" office:value="95.64" calcext:value-type="float">
            <text:p>95,64</text:p>
          </table:table-cell>
          <table:table-cell office:value-type="float" office:value="7096.971913419" calcext:value-type="float">
            <text:p>7096,971913419</text:p>
          </table:table-cell>
          <table:table-cell office:value-type="float" office:value="223.5501078178" calcext:value-type="float">
            <text:p>223,5501078178</text:p>
          </table:table-cell>
          <table:table-cell office:value-type="float" office:value="84254.0708897849" calcext:value-type="float">
            <text:p>84254,0708897849</text:p>
          </table:table-cell>
          <table:table-cell office:value-type="float" office:value="8425.4070889784" calcext:value-type="float">
            <text:p>8425,4070889784</text:p>
          </table:table-cell>
          <table:table-cell office:value-type="float" office:value="91574.5929110212" calcext:value-type="float">
            <text:p>91574,5929110212</text:p>
          </table:table-cell>
        </table:table-row>
        <table:table-row table:style-name="ro2">
          <table:table-cell office:value-type="float" office:value="95.76" calcext:value-type="float">
            <text:p>95,76</text:p>
          </table:table-cell>
          <table:table-cell office:value-type="float" office:value="7096.3514752895" calcext:value-type="float">
            <text:p>7096,3514752895</text:p>
          </table:table-cell>
          <table:table-cell office:value-type="float" office:value="221.2349912759" calcext:value-type="float">
            <text:p>221,2349912759</text:p>
          </table:table-cell>
          <table:table-cell office:value-type="float" office:value="84256.7395758499" calcext:value-type="float">
            <text:p>84256,7395758499</text:p>
          </table:table-cell>
          <table:table-cell office:value-type="float" office:value="8425.6739575849" calcext:value-type="float">
            <text:p>8425,6739575849</text:p>
          </table:table-cell>
          <table:table-cell office:value-type="float" office:value="91574.3260424147" calcext:value-type="float">
            <text:p>91574,3260424147</text:p>
          </table:table-cell>
        </table:table-row>
        <table:table-row table:style-name="ro2">
          <table:table-cell office:value-type="float" office:value="95.88" calcext:value-type="float">
            <text:p>95,88</text:p>
          </table:table-cell>
          <table:table-cell office:value-type="float" office:value="7095.7375141979" calcext:value-type="float">
            <text:p>7095,7375141979</text:p>
          </table:table-cell>
          <table:table-cell office:value-type="float" office:value="218.9437990561" calcext:value-type="float">
            <text:p>218,9437990561</text:p>
          </table:table-cell>
          <table:table-cell office:value-type="float" office:value="84259.3806243147" calcext:value-type="float">
            <text:p>84259,3806243147</text:p>
          </table:table-cell>
          <table:table-cell office:value-type="float" office:value="8425.9380624314" calcext:value-type="float">
            <text:p>8425,9380624314</text:p>
          </table:table-cell>
          <table:table-cell office:value-type="float" office:value="91574.0619375682" calcext:value-type="float">
            <text:p>91574,0619375682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7095.1299621405" calcext:value-type="float">
            <text:p>7095,1299621405</text:p>
          </table:table-cell>
          <table:table-cell office:value-type="float" office:value="216.6762849889" calcext:value-type="float">
            <text:p>216,6762849889</text:p>
          </table:table-cell>
          <table:table-cell office:value-type="float" office:value="84261.9943207916" calcext:value-type="float">
            <text:p>84261,9943207916</text:p>
          </table:table-cell>
          <table:table-cell office:value-type="float" office:value="8426.1994320791" calcext:value-type="float">
            <text:p>8426,1994320791</text:p>
          </table:table-cell>
          <table:table-cell office:value-type="float" office:value="91573.8005679205" calcext:value-type="float">
            <text:p>91573,8005679205</text:p>
          </table:table-cell>
        </table:table-row>
        <table:table-row table:style-name="ro2">
          <table:table-cell office:value-type="float" office:value="96.12" calcext:value-type="float">
            <text:p>96,12</text:p>
          </table:table-cell>
          <table:table-cell office:value-type="float" office:value="7094.5287518354" calcext:value-type="float">
            <text:p>7094,5287518354</text:p>
          </table:table-cell>
          <table:table-cell office:value-type="float" office:value="214.4322054155" calcext:value-type="float">
            <text:p>214,4322054155</text:p>
          </table:table-cell>
          <table:table-cell office:value-type="float" office:value="84264.5809479539" calcext:value-type="float">
            <text:p>84264,5809479539</text:p>
          </table:table-cell>
          <table:table-cell office:value-type="float" office:value="8426.4580947953" calcext:value-type="float">
            <text:p>8426,4580947953</text:p>
          </table:table-cell>
          <table:table-cell office:value-type="float" office:value="91573.5419052043" calcext:value-type="float">
            <text:p>91573,5419052043</text:p>
          </table:table-cell>
        </table:table-row>
        <table:table-row table:style-name="ro2">
          <table:table-cell office:value-type="float" office:value="96.24" calcext:value-type="float">
            <text:p>96,24</text:p>
          </table:table-cell>
          <table:table-cell office:value-type="float" office:value="7093.9338167146" calcext:value-type="float">
            <text:p>7093,9338167146</text:p>
          </table:table-cell>
          <table:table-cell office:value-type="float" office:value="212.2113191629" calcext:value-type="float">
            <text:p>212,2113191629</text:p>
          </table:table-cell>
          <table:table-cell office:value-type="float" office:value="84267.1407855661" calcext:value-type="float">
            <text:p>84267,1407855661</text:p>
          </table:table-cell>
          <table:table-cell office:value-type="float" office:value="8426.7140785566" calcext:value-type="float">
            <text:p>8426,7140785566</text:p>
          </table:table-cell>
          <table:table-cell office:value-type="float" office:value="91573.2859214431" calcext:value-type="float">
            <text:p>91573,2859214431</text:p>
          </table:table-cell>
        </table:table-row>
        <table:table-row table:style-name="ro2">
          <table:table-cell office:value-type="float" office:value="96.36" calcext:value-type="float">
            <text:p>96,36</text:p>
          </table:table-cell>
          <table:table-cell office:value-type="float" office:value="7093.3450909168" calcext:value-type="float">
            <text:p>7093,3450909168</text:p>
          </table:table-cell>
          <table:table-cell office:value-type="float" office:value="210.013387519" calcext:value-type="float">
            <text:p>210,013387519</text:p>
          </table:table-cell>
          <table:table-cell office:value-type="float" office:value="84269.6741105131" calcext:value-type="float">
            <text:p>84269,6741105131</text:p>
          </table:table-cell>
          <table:table-cell office:value-type="float" office:value="8426.9674110513" calcext:value-type="float">
            <text:p>8426,9674110513</text:p>
          </table:table-cell>
          <table:table-cell office:value-type="float" office:value="91573.0325889484" calcext:value-type="float">
            <text:p>91573,0325889484</text:p>
          </table:table-cell>
        </table:table-row>
        <table:table-row table:style-name="ro2">
          <table:table-cell office:value-type="float" office:value="96.48" calcext:value-type="float">
            <text:p>96,48</text:p>
          </table:table-cell>
          <table:table-cell office:value-type="float" office:value="7092.7625092794" calcext:value-type="float">
            <text:p>7092,7625092794</text:p>
          </table:table-cell>
          <table:table-cell office:value-type="float" office:value="207.8381742077" calcext:value-type="float">
            <text:p>207,8381742077</text:p>
          </table:table-cell>
          <table:table-cell office:value-type="float" office:value="84272.1811968301" calcext:value-type="float">
            <text:p>84272,1811968301</text:p>
          </table:table-cell>
          <table:table-cell office:value-type="float" office:value="8427.218119683" calcext:value-type="float">
            <text:p>8427,218119683</text:p>
          </table:table-cell>
          <table:table-cell office:value-type="float" office:value="91572.7818803167" calcext:value-type="float">
            <text:p>91572,7818803167</text:p>
          </table:table-cell>
        </table:table-row>
        <table:table-row table:style-name="ro2">
          <table:table-cell office:value-type="float" office:value="96.6" calcext:value-type="float">
            <text:p>96,6</text:p>
          </table:table-cell>
          <table:table-cell office:value-type="float" office:value="7092.1860073307" calcext:value-type="float">
            <text:p>7092,1860073307</text:p>
          </table:table-cell>
          <table:table-cell office:value-type="float" office:value="205.6854453648" calcext:value-type="float">
            <text:p>205,6854453648</text:p>
          </table:table-cell>
          <table:table-cell office:value-type="float" office:value="84274.6623157315" calcext:value-type="float">
            <text:p>84274,6623157315</text:p>
          </table:table-cell>
          <table:table-cell office:value-type="float" office:value="8427.4662315731" calcext:value-type="float">
            <text:p>8427,4662315731</text:p>
          </table:table-cell>
          <table:table-cell office:value-type="float" office:value="91572.5337684266" calcext:value-type="float">
            <text:p>91572,5337684266</text:p>
          </table:table-cell>
        </table:table-row>
        <table:table-row table:style-name="ro2">
          <table:table-cell office:value-type="float" office:value="96.72" calcext:value-type="float">
            <text:p>96,72</text:p>
          </table:table-cell>
          <table:table-cell office:value-type="float" office:value="7091.6155212829" calcext:value-type="float">
            <text:p>7091,6155212829</text:p>
          </table:table-cell>
          <table:table-cell office:value-type="float" office:value="203.5549695136" calcext:value-type="float">
            <text:p>203,5549695136</text:p>
          </table:table-cell>
          <table:table-cell office:value-type="float" office:value="84277.1177356397" calcext:value-type="float">
            <text:p>84277,1177356397</text:p>
          </table:table-cell>
          <table:table-cell office:value-type="float" office:value="8427.7117735639" calcext:value-type="float">
            <text:p>8427,7117735639</text:p>
          </table:table-cell>
          <table:table-cell office:value-type="float" office:value="91572.2882264357" calcext:value-type="float">
            <text:p>91572,2882264357</text:p>
          </table:table-cell>
        </table:table-row>
        <table:table-row table:style-name="ro2">
          <table:table-cell office:value-type="float" office:value="96.84" calcext:value-type="float">
            <text:p>96,84</text:p>
          </table:table-cell>
          <table:table-cell office:value-type="float" office:value="7091.0509880245" calcext:value-type="float">
            <text:p>7091,0509880245</text:p>
          </table:table-cell>
          <table:table-cell office:value-type="float" office:value="201.446517541" calcext:value-type="float">
            <text:p>201,446517541</text:p>
          </table:table-cell>
          <table:table-cell office:value-type="float" office:value="84279.5477222134" calcext:value-type="float">
            <text:p>84279,5477222134</text:p>
          </table:table-cell>
          <table:table-cell office:value-type="float" office:value="8427.9547722213" calcext:value-type="float">
            <text:p>8427,9547722213</text:p>
          </table:table-cell>
          <table:table-cell office:value-type="float" office:value="91572.0452277784" calcext:value-type="float">
            <text:p>91572,0452277784</text:p>
          </table:table-cell>
        </table:table-row>
        <table:table-row table:style-name="ro2">
          <table:table-cell office:value-type="float" office:value="96.96" calcext:value-type="float">
            <text:p>96,96</text:p>
          </table:table-cell>
          <table:table-cell office:value-type="float" office:value="7090.4923451128" calcext:value-type="float">
            <text:p>7090,4923451128</text:p>
          </table:table-cell>
          <table:table-cell office:value-type="float" office:value="199.3598626736" calcext:value-type="float">
            <text:p>199,3598626736</text:p>
          </table:table-cell>
          <table:table-cell office:value-type="float" office:value="84281.9525383762" calcext:value-type="float">
            <text:p>84281,9525383762</text:p>
          </table:table-cell>
          <table:table-cell office:value-type="float" office:value="8428.1952538376" calcext:value-type="float">
            <text:p>8428,1952538376</text:p>
          </table:table-cell>
          <table:table-cell office:value-type="float" office:value="91571.8047461621" calcext:value-type="float">
            <text:p>91571,8047461621</text:p>
          </table:table-cell>
        </table:table-row>
        <table:table-row table:style-name="ro2">
          <table:table-cell office:value-type="float" office:value="97.08" calcext:value-type="float">
            <text:p>97,08</text:p>
          </table:table-cell>
          <table:table-cell office:value-type="float" office:value="7089.939530767" calcext:value-type="float">
            <text:p>7089,939530767</text:p>
          </table:table-cell>
          <table:table-cell office:value-type="float" office:value="197.2947804545" calcext:value-type="float">
            <text:p>197,2947804545</text:p>
          </table:table-cell>
          <table:table-cell office:value-type="float" office:value="84284.3324443443" calcext:value-type="float">
            <text:p>84284,3324443443</text:p>
          </table:table-cell>
          <table:table-cell office:value-type="float" office:value="8428.4332444344" calcext:value-type="float">
            <text:p>8428,4332444344</text:p>
          </table:table-cell>
          <table:table-cell office:value-type="float" office:value="91571.5667555653" calcext:value-type="float">
            <text:p>91571,5667555653</text:p>
          </table:table-cell>
        </table:table-row>
        <table:table-row table:style-name="ro2">
          <table:table-cell office:value-type="float" office:value="97.2" calcext:value-type="float">
            <text:p>97,2</text:p>
          </table:table-cell>
          <table:table-cell office:value-type="float" office:value="7089.3924838608" calcext:value-type="float">
            <text:p>7089,3924838608</text:p>
          </table:table-cell>
          <table:table-cell office:value-type="float" office:value="195.2510487199" calcext:value-type="float">
            <text:p>195,2510487199</text:p>
          </table:table-cell>
          <table:table-cell office:value-type="float" office:value="84286.6876976541" calcext:value-type="float">
            <text:p>84286,6876976541</text:p>
          </table:table-cell>
          <table:table-cell office:value-type="float" office:value="8428.6687697654" calcext:value-type="float">
            <text:p>8428,6687697654</text:p>
          </table:table-cell>
          <table:table-cell office:value-type="float" office:value="91571.3312302343" calcext:value-type="float">
            <text:p>91571,3312302343</text:p>
          </table:table-cell>
        </table:table-row>
        <table:table-row table:style-name="ro2">
          <table:table-cell office:value-type="float" office:value="97.32" calcext:value-type="float">
            <text:p>97,32</text:p>
          </table:table-cell>
          <table:table-cell office:value-type="float" office:value="7088.8511439155" calcext:value-type="float">
            <text:p>7088,8511439155</text:p>
          </table:table-cell>
          <table:table-cell office:value-type="float" office:value="193.228447576" calcext:value-type="float">
            <text:p>193,228447576</text:p>
          </table:table-cell>
          <table:table-cell office:value-type="float" office:value="84289.0185531897" calcext:value-type="float">
            <text:p>84289,0185531897</text:p>
          </table:table-cell>
          <table:table-cell office:value-type="float" office:value="8428.9018553189" calcext:value-type="float">
            <text:p>8428,9018553189</text:p>
          </table:table-cell>
          <table:table-cell office:value-type="float" office:value="91571.0981446808" calcext:value-type="float">
            <text:p>91571,0981446808</text:p>
          </table:table-cell>
        </table:table-row>
        <table:table-row table:style-name="ro2">
          <table:table-cell office:value-type="float" office:value="97.44" calcext:value-type="float">
            <text:p>97,44</text:p>
          </table:table-cell>
          <table:table-cell office:value-type="float" office:value="7088.3154510929" calcext:value-type="float">
            <text:p>7088,3154510929</text:p>
          </table:table-cell>
          <table:table-cell office:value-type="float" office:value="191.2267593761" calcext:value-type="float">
            <text:p>191,2267593761</text:p>
          </table:table-cell>
          <table:table-cell office:value-type="float" office:value="84291.3252632102" calcext:value-type="float">
            <text:p>84291,3252632102</text:p>
          </table:table-cell>
          <table:table-cell office:value-type="float" office:value="8429.132526321" calcext:value-type="float">
            <text:p>8429,132526321</text:p>
          </table:table-cell>
          <table:table-cell office:value-type="float" office:value="91570.8674736787" calcext:value-type="float">
            <text:p>91570,8674736787</text:p>
          </table:table-cell>
        </table:table-row>
        <table:table-row table:style-name="ro2">
          <table:table-cell office:value-type="float" office:value="97.56" calcext:value-type="float">
            <text:p>97,56</text:p>
          </table:table-cell>
          <table:table-cell office:value-type="float" office:value="7087.7853461883" calcext:value-type="float">
            <text:p>7087,7853461883</text:p>
          </table:table-cell>
          <table:table-cell office:value-type="float" office:value="189.2457686983" calcext:value-type="float">
            <text:p>189,2457686983</text:p>
          </table:table-cell>
          <table:table-cell office:value-type="float" office:value="84293.608077376" calcext:value-type="float">
            <text:p>84293,608077376</text:p>
          </table:table-cell>
          <table:table-cell office:value-type="float" office:value="8429.3608077376" calcext:value-type="float">
            <text:p>8429,3608077376</text:p>
          </table:table-cell>
          <table:table-cell office:value-type="float" office:value="91570.6391922621" calcext:value-type="float">
            <text:p>91570,6391922621</text:p>
          </table:table-cell>
        </table:table-row>
        <table:table-row table:style-name="ro2">
          <table:table-cell office:value-type="float" office:value="97.68" calcext:value-type="float">
            <text:p>97,68</text:p>
          </table:table-cell>
          <table:table-cell office:value-type="float" office:value="7087.2607706239" calcext:value-type="float">
            <text:p>7087,2607706239</text:p>
          </table:table-cell>
          <table:table-cell office:value-type="float" office:value="187.2852623228" calcext:value-type="float">
            <text:p>187,2852623228</text:p>
          </table:table-cell>
          <table:table-cell office:value-type="float" office:value="84295.8672427759" calcext:value-type="float">
            <text:p>84295,8672427759</text:p>
          </table:table-cell>
          <table:table-cell office:value-type="float" office:value="8429.5867242775" calcext:value-type="float">
            <text:p>8429,5867242775</text:p>
          </table:table-cell>
          <table:table-cell office:value-type="float" office:value="91570.4132757221" calcext:value-type="float">
            <text:p>91570,4132757221</text:p>
          </table:table-cell>
        </table:table-row>
        <table:table-row table:style-name="ro2">
          <table:table-cell office:value-type="float" office:value="97.8" calcext:value-type="float">
            <text:p>97,8</text:p>
          </table:table-cell>
          <table:table-cell office:value-type="float" office:value="7086.7416664419" calcext:value-type="float">
            <text:p>7086,7416664419</text:p>
          </table:table-cell>
          <table:table-cell office:value-type="float" office:value="185.3450292101" calcext:value-type="float">
            <text:p>185,3450292101</text:p>
          </table:table-cell>
          <table:table-cell office:value-type="float" office:value="84298.103003953" calcext:value-type="float">
            <text:p>84298,103003953</text:p>
          </table:table-cell>
          <table:table-cell office:value-type="float" office:value="8429.8103003952" calcext:value-type="float">
            <text:p>8429,8103003952</text:p>
          </table:table-cell>
          <table:table-cell office:value-type="float" office:value="91570.1896996044" calcext:value-type="float">
            <text:p>91570,1896996044</text:p>
          </table:table-cell>
        </table:table-row>
        <table:table-row table:style-name="ro2">
          <table:table-cell office:value-type="float" office:value="97.92" calcext:value-type="float">
            <text:p>97,92</text:p>
          </table:table-cell>
          <table:table-cell office:value-type="float" office:value="7086.2279762978" calcext:value-type="float">
            <text:p>7086,2279762978</text:p>
          </table:table-cell>
          <table:table-cell office:value-type="float" office:value="183.4248604784" calcext:value-type="float">
            <text:p>183,4248604784</text:p>
          </table:table-cell>
          <table:table-cell office:value-type="float" office:value="84300.315602931" calcext:value-type="float">
            <text:p>84300,315602931</text:p>
          </table:table-cell>
          <table:table-cell office:value-type="float" office:value="8430.031560293" calcext:value-type="float">
            <text:p>8430,031560293</text:p>
          </table:table-cell>
          <table:table-cell office:value-type="float" office:value="91569.9684397066" calcext:value-type="float">
            <text:p>91569,9684397066</text:p>
          </table:table-cell>
        </table:table-row>
        <table:table-row table:style-name="ro2">
          <table:table-cell office:value-type="float" office:value="98.04" calcext:value-type="float">
            <text:p>98,04</text:p>
          </table:table-cell>
          <table:table-cell office:value-type="float" office:value="7085.7196434538" calcext:value-type="float">
            <text:p>7085,7196434538</text:p>
          </table:table-cell>
          <table:table-cell office:value-type="float" office:value="181.5245493826" calcext:value-type="float">
            <text:p>181,5245493826</text:p>
          </table:table-cell>
          <table:table-cell office:value-type="float" office:value="84302.5052792398" calcext:value-type="float">
            <text:p>84302,5052792398</text:p>
          </table:table-cell>
          <table:table-cell office:value-type="float" office:value="8430.2505279239" calcext:value-type="float">
            <text:p>8430,2505279239</text:p>
          </table:table-cell>
          <table:table-cell office:value-type="float" office:value="91569.7494720757" calcext:value-type="float">
            <text:p>91569,7494720757</text:p>
          </table:table-cell>
        </table:table-row>
        <table:table-row table:style-name="ro2">
          <table:table-cell office:value-type="float" office:value="98.16" calcext:value-type="float">
            <text:p>98,16</text:p>
          </table:table-cell>
          <table:table-cell office:value-type="float" office:value="7085.2166117724" calcext:value-type="float">
            <text:p>7085,2166117724</text:p>
          </table:table-cell>
          <table:table-cell office:value-type="float" office:value="179.6438912926" calcext:value-type="float">
            <text:p>179,6438912926</text:p>
          </table:table-cell>
          <table:table-cell office:value-type="float" office:value="84304.6722699412" calcext:value-type="float">
            <text:p>84304,6722699412</text:p>
          </table:table-cell>
          <table:table-cell office:value-type="float" office:value="8430.4672269941" calcext:value-type="float">
            <text:p>8430,4672269941</text:p>
          </table:table-cell>
          <table:table-cell office:value-type="float" office:value="91569.5327730056" calcext:value-type="float">
            <text:p>91569,5327730056</text:p>
          </table:table-cell>
        </table:table-row>
        <table:table-row table:style-name="ro2">
          <table:table-cell office:value-type="float" office:value="98.28" calcext:value-type="float">
            <text:p>98,28</text:p>
          </table:table-cell>
          <table:table-cell office:value-type="float" office:value="7084.7188257097" calcext:value-type="float">
            <text:p>7084,7188257097</text:p>
          </table:table-cell>
          <table:table-cell office:value-type="float" office:value="177.7826836714" calcext:value-type="float">
            <text:p>177,7826836714</text:p>
          </table:table-cell>
          <table:table-cell office:value-type="float" office:value="84306.8168096538" calcext:value-type="float">
            <text:p>84306,8168096538</text:p>
          </table:table-cell>
          <table:table-cell office:value-type="float" office:value="8430.6816809653" calcext:value-type="float">
            <text:p>8430,6816809653</text:p>
          </table:table-cell>
          <table:table-cell office:value-type="float" office:value="91569.3183190343" calcext:value-type="float">
            <text:p>91569,3183190343</text:p>
          </table:table-cell>
        </table:table-row>
        <table:table-row table:style-name="ro2">
          <table:table-cell office:value-type="float" office:value="98.4" calcext:value-type="float">
            <text:p>98,4</text:p>
          </table:table-cell>
          <table:table-cell office:value-type="float" office:value="7084.2262303092" calcext:value-type="float">
            <text:p>7084,2262303092</text:p>
          </table:table-cell>
          <table:table-cell office:value-type="float" office:value="175.9407260548" calcext:value-type="float">
            <text:p>175,9407260548</text:p>
          </table:table-cell>
          <table:table-cell office:value-type="float" office:value="84308.9391305784" calcext:value-type="float">
            <text:p>84308,9391305784</text:p>
          </table:table-cell>
          <table:table-cell office:value-type="float" office:value="8430.8939130578" calcext:value-type="float">
            <text:p>8430,8939130578</text:p>
          </table:table-cell>
          <table:table-cell office:value-type="float" office:value="91569.1060869419" calcext:value-type="float">
            <text:p>91569,1060869419</text:p>
          </table:table-cell>
        </table:table-row>
        <table:table-row table:style-name="ro2">
          <table:table-cell office:value-type="float" office:value="98.52" calcext:value-type="float">
            <text:p>98,52</text:p>
          </table:table-cell>
          <table:table-cell office:value-type="float" office:value="7083.7387711953" calcext:value-type="float">
            <text:p>7083,7387711953</text:p>
          </table:table-cell>
          <table:table-cell office:value-type="float" office:value="174.1178200301" calcext:value-type="float">
            <text:p>174,1178200301</text:p>
          </table:table-cell>
          <table:table-cell office:value-type="float" office:value="84311.0394625226" calcext:value-type="float">
            <text:p>84311,0394625226</text:p>
          </table:table-cell>
          <table:table-cell office:value-type="float" office:value="8431.1039462522" calcext:value-type="float">
            <text:p>8431,1039462522</text:p>
          </table:table-cell>
          <table:table-cell office:value-type="float" office:value="91568.8960537475" calcext:value-type="float">
            <text:p>91568,8960537475</text:p>
          </table:table-cell>
        </table:table-row>
        <table:table-row table:style-name="ro2">
          <table:table-cell office:value-type="float" office:value="98.64" calcext:value-type="float">
            <text:p>98,64</text:p>
          </table:table-cell>
          <table:table-cell office:value-type="float" office:value="7083.2563945674" calcext:value-type="float">
            <text:p>7083,2563945674</text:p>
          </table:table-cell>
          <table:table-cell office:value-type="float" office:value="172.3137692155" calcext:value-type="float">
            <text:p>172,3137692155</text:p>
          </table:table-cell>
          <table:table-cell office:value-type="float" office:value="84313.1180329249" calcext:value-type="float">
            <text:p>84313,1180329249</text:p>
          </table:table-cell>
          <table:table-cell office:value-type="float" office:value="8431.3118032924" calcext:value-type="float">
            <text:p>8431,3118032924</text:p>
          </table:table-cell>
          <table:table-cell office:value-type="float" office:value="91568.6881967072" calcext:value-type="float">
            <text:p>91568,6881967072</text:p>
          </table:table-cell>
        </table:table-row>
        <table:table-row table:style-name="ro2">
          <table:table-cell office:value-type="float" office:value="98.76" calcext:value-type="float">
            <text:p>98,76</text:p>
          </table:table-cell>
          <table:table-cell office:value-type="float" office:value="7082.7790471932" calcext:value-type="float">
            <text:p>7082,7790471932</text:p>
          </table:table-cell>
          <table:table-cell office:value-type="float" office:value="170.5283792393" calcext:value-type="float">
            <text:p>170,5283792393</text:p>
          </table:table-cell>
          <table:table-cell office:value-type="float" office:value="84315.1750668798" calcext:value-type="float">
            <text:p>84315,1750668798</text:p>
          </table:table-cell>
          <table:table-cell office:value-type="float" office:value="8431.5175066879" calcext:value-type="float">
            <text:p>8431,5175066879</text:p>
          </table:table-cell>
          <table:table-cell office:value-type="float" office:value="91568.4824933117" calcext:value-type="float">
            <text:p>91568,4824933117</text:p>
          </table:table-cell>
        </table:table-row>
        <table:table-row table:style-name="ro2">
          <table:table-cell office:value-type="float" office:value="98.88" calcext:value-type="float">
            <text:p>98,88</text:p>
          </table:table-cell>
          <table:table-cell office:value-type="float" office:value="7082.306676403" calcext:value-type="float">
            <text:p>7082,306676403</text:p>
          </table:table-cell>
          <table:table-cell office:value-type="float" office:value="168.7614577202" calcext:value-type="float">
            <text:p>168,7614577202</text:p>
          </table:table-cell>
          <table:table-cell office:value-type="float" office:value="84317.2107871609" calcext:value-type="float">
            <text:p>84317,2107871609</text:p>
          </table:table-cell>
          <table:table-cell office:value-type="float" office:value="8431.721078716" calcext:value-type="float">
            <text:p>8431,721078716</text:p>
          </table:table-cell>
          <table:table-cell office:value-type="float" office:value="91568.2789212836" calcext:value-type="float">
            <text:p>91568,2789212836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7081.8392300837" calcext:value-type="float">
            <text:p>7081,8392300837</text:p>
          </table:table-cell>
          <table:table-cell office:value-type="float" office:value="167.0128142468" calcext:value-type="float">
            <text:p>167,0128142468</text:p>
          </table:table-cell>
          <table:table-cell office:value-type="float" office:value="84319.2254142453" calcext:value-type="float">
            <text:p>84319,2254142453</text:p>
          </table:table-cell>
          <table:table-cell office:value-type="float" office:value="8431.9225414245" calcext:value-type="float">
            <text:p>8431,9225414245</text:p>
          </table:table-cell>
          <table:table-cell office:value-type="float" office:value="91568.0774585752" calcext:value-type="float">
            <text:p>91568,0774585752</text:p>
          </table:table-cell>
        </table:table-row>
        <table:table-row table:style-name="ro2">
          <table:table-cell office:value-type="float" office:value="99.12" calcext:value-type="float">
            <text:p>99,12</text:p>
          </table:table-cell>
          <table:table-cell office:value-type="float" office:value="7081.3766566722" calcext:value-type="float">
            <text:p>7081,3766566722</text:p>
          </table:table-cell>
          <table:table-cell office:value-type="float" office:value="165.2822603577" calcext:value-type="float">
            <text:p>165,2822603577</text:p>
          </table:table-cell>
          <table:table-cell office:value-type="float" office:value="84321.2191663368" calcext:value-type="float">
            <text:p>84321,2191663368</text:p>
          </table:table-cell>
          <table:table-cell office:value-type="float" office:value="8432.1219166336" calcext:value-type="float">
            <text:p>8432,1219166336</text:p>
          </table:table-cell>
          <table:table-cell office:value-type="float" office:value="91567.878083366" calcext:value-type="float">
            <text:p>91567,878083366</text:p>
          </table:table-cell>
        </table:table-row>
        <table:table-row table:style-name="ro2">
          <table:table-cell office:value-type="float" office:value="99.24" calcext:value-type="float">
            <text:p>99,24</text:p>
          </table:table-cell>
          <table:table-cell office:value-type="float" office:value="7080.9189051503" calcext:value-type="float">
            <text:p>7080,9189051503</text:p>
          </table:table-cell>
          <table:table-cell office:value-type="float" office:value="163.5696095219" calcext:value-type="float">
            <text:p>163,5696095219</text:p>
          </table:table-cell>
          <table:table-cell office:value-type="float" office:value="84323.1922593892" calcext:value-type="float">
            <text:p>84323,1922593892</text:p>
          </table:table-cell>
          <table:table-cell office:value-type="float" office:value="8432.3192259389" calcext:value-type="float">
            <text:p>8432,3192259389</text:p>
          </table:table-cell>
          <table:table-cell office:value-type="float" office:value="91567.6807740608" calcext:value-type="float">
            <text:p>91567,6807740608</text:p>
          </table:table-cell>
        </table:table-row>
        <table:table-row table:style-name="ro2">
          <table:table-cell office:value-type="float" office:value="99.36" calcext:value-type="float">
            <text:p>99,36</text:p>
          </table:table-cell>
          <table:table-cell office:value-type="float" office:value="7080.4659250385" calcext:value-type="float">
            <text:p>7080,4659250385</text:p>
          </table:table-cell>
          <table:table-cell office:value-type="float" office:value="161.8746771194" calcext:value-type="float">
            <text:p>161,8746771194</text:p>
          </table:table-cell>
          <table:table-cell office:value-type="float" office:value="84325.1449071294" calcext:value-type="float">
            <text:p>84325,1449071294</text:p>
          </table:table-cell>
          <table:table-cell office:value-type="float" office:value="8432.5144907129" calcext:value-type="float">
            <text:p>8432,5144907129</text:p>
          </table:table-cell>
          <table:table-cell office:value-type="float" office:value="91567.4855092868" calcext:value-type="float">
            <text:p>91567,4855092868</text:p>
          </table:table-cell>
        </table:table-row>
        <table:table-row table:style-name="ro2">
          <table:table-cell office:value-type="float" office:value="99.48" calcext:value-type="float">
            <text:p>99,48</text:p>
          </table:table-cell>
          <table:table-cell office:value-type="float" office:value="7080.01766639" calcext:value-type="float">
            <text:p>7080,01766639</text:p>
          </table:table-cell>
          <table:table-cell office:value-type="float" office:value="160.1972804216" calcext:value-type="float">
            <text:p>160,1972804216</text:p>
          </table:table-cell>
          <table:table-cell office:value-type="float" office:value="84327.0773210806" calcext:value-type="float">
            <text:p>84327,0773210806</text:p>
          </table:table-cell>
          <table:table-cell office:value-type="float" office:value="8432.707732108" calcext:value-type="float">
            <text:p>8432,707732108</text:p>
          </table:table-cell>
          <table:table-cell office:value-type="float" office:value="91567.2922678917" calcext:value-type="float">
            <text:p>91567,2922678917</text:p>
          </table:table-cell>
        </table:table-row>
        <table:table-row table:style-name="ro2">
          <table:table-cell office:value-type="float" office:value="99.6" calcext:value-type="float">
            <text:p>99,6</text:p>
          </table:table-cell>
          <table:table-cell office:value-type="float" office:value="7079.5740797853" calcext:value-type="float">
            <text:p>7079,5740797853</text:p>
          </table:table-cell>
          <table:table-cell office:value-type="float" office:value="158.5372385726" calcext:value-type="float">
            <text:p>158,5372385726</text:p>
          </table:table-cell>
          <table:table-cell office:value-type="float" office:value="84328.989710584" calcext:value-type="float">
            <text:p>84328,989710584</text:p>
          </table:table-cell>
          <table:table-cell office:value-type="float" office:value="8432.8989710583" calcext:value-type="float">
            <text:p>8432,8989710583</text:p>
          </table:table-cell>
          <table:table-cell office:value-type="float" office:value="91567.1010289413" calcext:value-type="float">
            <text:p>91567,1010289413</text:p>
          </table:table-cell>
        </table:table-row>
        <table:table-row table:style-name="ro2">
          <table:table-cell office:value-type="float" office:value="99.72" calcext:value-type="float">
            <text:p>99,72</text:p>
          </table:table-cell>
          <table:table-cell office:value-type="float" office:value="7079.1351163264" calcext:value-type="float">
            <text:p>7079,1351163264</text:p>
          </table:table-cell>
          <table:table-cell office:value-type="float" office:value="156.8943725698" calcext:value-type="float">
            <text:p>156,8943725698</text:p>
          </table:table-cell>
          <table:table-cell office:value-type="float" office:value="84330.8822828219" calcext:value-type="float">
            <text:p>84330,8822828219</text:p>
          </table:table-cell>
          <table:table-cell office:value-type="float" office:value="8433.0882282821" calcext:value-type="float">
            <text:p>8433,0882282821</text:p>
          </table:table-cell>
          <table:table-cell office:value-type="float" office:value="91566.9117717175" calcext:value-type="float">
            <text:p>91566,9117717175</text:p>
          </table:table-cell>
        </table:table-row>
        <table:table-row table:style-name="ro2">
          <table:table-cell office:value-type="float" office:value="99.84" calcext:value-type="float">
            <text:p>99,84</text:p>
          </table:table-cell>
          <table:table-cell office:value-type="float" office:value="7078.7007276314" calcext:value-type="float">
            <text:p>7078,7007276314</text:p>
          </table:table-cell>
          <table:table-cell office:value-type="float" office:value="155.2685052453" calcext:value-type="float">
            <text:p>155,2685052453</text:p>
          </table:table-cell>
          <table:table-cell office:value-type="float" office:value="84332.7552428397" calcext:value-type="float">
            <text:p>84332,7552428397</text:p>
          </table:table-cell>
          <table:table-cell office:value-type="float" office:value="8433.2755242839" calcext:value-type="float">
            <text:p>8433,2755242839</text:p>
          </table:table-cell>
          <table:table-cell office:value-type="float" office:value="91566.7244757158" calcext:value-type="float">
            <text:p>91566,7244757158</text:p>
          </table:table-cell>
        </table:table-row>
        <table:table-row table:style-name="ro2">
          <table:table-cell office:value-type="float" office:value="99.96" calcext:value-type="float">
            <text:p>99,96</text:p>
          </table:table-cell>
          <table:table-cell office:value-type="float" office:value="7078.2708658285" calcext:value-type="float">
            <text:p>7078,2708658285</text:p>
          </table:table-cell>
          <table:table-cell office:value-type="float" office:value="153.6594612476" calcext:value-type="float">
            <text:p>153,6594612476</text:p>
          </table:table-cell>
          <table:table-cell office:value-type="float" office:value="84334.6087935674" calcext:value-type="float">
            <text:p>84334,6087935674</text:p>
          </table:table-cell>
          <table:table-cell office:value-type="float" office:value="8433.4608793567" calcext:value-type="float">
            <text:p>8433,4608793567</text:p>
          </table:table-cell>
          <table:table-cell office:value-type="float" office:value="91566.539120643" calcext:value-type="float">
            <text:p>91566,539120643</text:p>
          </table:table-cell>
        </table:table-row>
        <table:table-row table:style-name="ro2">
          <table:table-cell office:value-type="float" office:value="100.08" calcext:value-type="float">
            <text:p>100,08</text:p>
          </table:table-cell>
          <table:table-cell office:value-type="float" office:value="7077.8454835512" calcext:value-type="float">
            <text:p>7077,8454835512</text:p>
          </table:table-cell>
          <table:table-cell office:value-type="float" office:value="152.067067023" calcext:value-type="float">
            <text:p>152,067067023</text:p>
          </table:table-cell>
          <table:table-cell office:value-type="float" office:value="84336.443135842" calcext:value-type="float">
            <text:p>84336,443135842</text:p>
          </table:table-cell>
          <table:table-cell office:value-type="float" office:value="8433.6443135841" calcext:value-type="float">
            <text:p>8433,6443135841</text:p>
          </table:table-cell>
          <table:table-cell office:value-type="float" office:value="91566.3556864155" calcext:value-type="float">
            <text:p>91566,3556864155</text:p>
          </table:table-cell>
        </table:table-row>
        <table:table-row table:style-name="ro2">
          <table:table-cell office:value-type="float" office:value="100.2" calcext:value-type="float">
            <text:p>100,2</text:p>
          </table:table-cell>
          <table:table-cell office:value-type="float" office:value="7077.4245339322" calcext:value-type="float">
            <text:p>7077,4245339322</text:p>
          </table:table-cell>
          <table:table-cell office:value-type="float" office:value="150.4911507971" calcext:value-type="float">
            <text:p>150,4911507971</text:p>
          </table:table-cell>
          <table:table-cell office:value-type="float" office:value="84338.2584684281" calcext:value-type="float">
            <text:p>84338,2584684281</text:p>
          </table:table-cell>
          <table:table-cell office:value-type="float" office:value="8433.8258468428" calcext:value-type="float">
            <text:p>8433,8258468428</text:p>
          </table:table-cell>
          <table:table-cell office:value-type="float" office:value="91566.1741531569" calcext:value-type="float">
            <text:p>91566,1741531569</text:p>
          </table:table-cell>
        </table:table-row>
        <table:table-row table:style-name="ro2">
          <table:table-cell office:value-type="float" office:value="100.32" calcext:value-type="float">
            <text:p>100,32</text:p>
          </table:table-cell>
          <table:table-cell office:value-type="float" office:value="7077.0079705988" calcext:value-type="float">
            <text:p>7077,0079705988</text:p>
          </table:table-cell>
          <table:table-cell office:value-type="float" office:value="148.9315425575" calcext:value-type="float">
            <text:p>148,9315425575</text:p>
          </table:table-cell>
          <table:table-cell office:value-type="float" office:value="84340.05498804" calcext:value-type="float">
            <text:p>84340,05498804</text:p>
          </table:table-cell>
          <table:table-cell office:value-type="float" office:value="8434.0054988039" calcext:value-type="float">
            <text:p>8434,0054988039</text:p>
          </table:table-cell>
          <table:table-cell office:value-type="float" office:value="91565.9945011957" calcext:value-type="float">
            <text:p>91565,9945011957</text:p>
          </table:table-cell>
        </table:table-row>
        <table:table-row table:style-name="ro2">
          <table:table-cell office:value-type="float" office:value="100.44" calcext:value-type="float">
            <text:p>100,44</text:p>
          </table:table-cell>
          <table:table-cell office:value-type="float" office:value="7076.5957476669" calcext:value-type="float">
            <text:p>7076,5957476669</text:p>
          </table:table-cell>
          <table:table-cell office:value-type="float" office:value="147.3880740352" calcext:value-type="float">
            <text:p>147,3880740352</text:p>
          </table:table-cell>
          <table:table-cell office:value-type="float" office:value="84341.832889362" calcext:value-type="float">
            <text:p>84341,832889362</text:p>
          </table:table-cell>
          <table:table-cell office:value-type="float" office:value="8434.1832889361" calcext:value-type="float">
            <text:p>8434,1832889361</text:p>
          </table:table-cell>
          <table:table-cell office:value-type="float" office:value="91565.8167110635" calcext:value-type="float">
            <text:p>91565,8167110635</text:p>
          </table:table-cell>
        </table:table-row>
        <table:table-row table:style-name="ro2">
          <table:table-cell office:value-type="float" office:value="100.56" calcext:value-type="float">
            <text:p>100,56</text:p>
          </table:table-cell>
          <table:table-cell office:value-type="float" office:value="7076.187819736" calcext:value-type="float">
            <text:p>7076,187819736</text:p>
          </table:table-cell>
          <table:table-cell office:value-type="float" office:value="145.8605786875" calcext:value-type="float">
            <text:p>145,8605786875</text:p>
          </table:table-cell>
          <table:table-cell office:value-type="float" office:value="84343.5923650699" calcext:value-type="float">
            <text:p>84343,5923650699</text:p>
          </table:table-cell>
          <table:table-cell office:value-type="float" office:value="8434.3592365069" calcext:value-type="float">
            <text:p>8434,3592365069</text:p>
          </table:table-cell>
          <table:table-cell office:value-type="float" office:value="91565.6407634928" calcext:value-type="float">
            <text:p>91565,6407634928</text:p>
          </table:table-cell>
        </table:table-row>
        <table:table-row table:style-name="ro2">
          <table:table-cell office:value-type="float" office:value="100.68" calcext:value-type="float">
            <text:p>100,68</text:p>
          </table:table-cell>
          <table:table-cell office:value-type="float" office:value="7075.7841418843" calcext:value-type="float">
            <text:p>7075,7841418843</text:p>
          </table:table-cell>
          <table:table-cell office:value-type="float" office:value="144.3488916801" calcext:value-type="float">
            <text:p>144,3488916801</text:p>
          </table:table-cell>
          <table:table-cell office:value-type="float" office:value="84345.3336058509" calcext:value-type="float">
            <text:p>84345,3336058509</text:p>
          </table:table-cell>
          <table:table-cell office:value-type="float" office:value="8434.533360585" calcext:value-type="float">
            <text:p>8434,533360585</text:p>
          </table:table-cell>
          <table:table-cell office:value-type="float" office:value="91565.4666394147" calcext:value-type="float">
            <text:p>91565,4666394147</text:p>
          </table:table-cell>
        </table:table-row>
        <table:table-row table:style-name="ro2">
          <table:table-cell office:value-type="float" office:value="100.8" calcext:value-type="float">
            <text:p>100,8</text:p>
          </table:table-cell>
          <table:table-cell office:value-type="float" office:value="7075.3846696634" calcext:value-type="float">
            <text:p>7075,3846696634</text:p>
          </table:table-cell>
          <table:table-cell office:value-type="float" office:value="142.85284987" calcext:value-type="float">
            <text:p>142,85284987</text:p>
          </table:table-cell>
          <table:table-cell office:value-type="float" office:value="84347.0568004245" calcext:value-type="float">
            <text:p>84347,0568004245</text:p>
          </table:table-cell>
          <table:table-cell office:value-type="float" office:value="8434.7056800424" calcext:value-type="float">
            <text:p>8434,7056800424</text:p>
          </table:table-cell>
          <table:table-cell office:value-type="float" office:value="91565.2943199573" calcext:value-type="float">
            <text:p>91565,2943199573</text:p>
          </table:table-cell>
        </table:table-row>
        <table:table-row table:style-name="ro2">
          <table:table-cell office:value-type="float" office:value="100.92" calcext:value-type="float">
            <text:p>100,92</text:p>
          </table:table-cell>
          <table:table-cell office:value-type="float" office:value="7074.9893590931" calcext:value-type="float">
            <text:p>7074,9893590931</text:p>
          </table:table-cell>
          <table:table-cell office:value-type="float" office:value="141.3722917884" calcext:value-type="float">
            <text:p>141,3722917884</text:p>
          </table:table-cell>
          <table:table-cell office:value-type="float" office:value="84348.7621355626" calcext:value-type="float">
            <text:p>84348,7621355626</text:p>
          </table:table-cell>
          <table:table-cell office:value-type="float" office:value="8434.8762135562" calcext:value-type="float">
            <text:p>8434,8762135562</text:p>
          </table:table-cell>
          <table:table-cell office:value-type="float" office:value="91565.1237864435" calcext:value-type="float">
            <text:p>91565,1237864435</text:p>
          </table:table-cell>
        </table:table-row>
        <table:table-row table:style-name="ro2">
          <table:table-cell office:value-type="float" office:value="101.04" calcext:value-type="float">
            <text:p>101,04</text:p>
          </table:table-cell>
          <table:table-cell office:value-type="float" office:value="7074.5981666565" calcext:value-type="float">
            <text:p>7074,5981666565</text:p>
          </table:table-cell>
          <table:table-cell office:value-type="float" office:value="139.9070576235" calcext:value-type="float">
            <text:p>139,9070576235</text:p>
          </table:table-cell>
          <table:table-cell office:value-type="float" office:value="84350.4497961095" calcext:value-type="float">
            <text:p>84350,4497961095</text:p>
          </table:table-cell>
          <table:table-cell office:value-type="float" office:value="8435.0449796109" calcext:value-type="float">
            <text:p>8435,0449796109</text:p>
          </table:table-cell>
          <table:table-cell office:value-type="float" office:value="91564.9550203888" calcext:value-type="float">
            <text:p>91564,9550203888</text:p>
          </table:table-cell>
        </table:table-row>
        <table:table-row table:style-name="ro2">
          <table:table-cell office:value-type="float" office:value="101.16" calcext:value-type="float">
            <text:p>101,16</text:p>
          </table:table-cell>
          <table:table-cell office:value-type="float" office:value="7074.2110492951" calcext:value-type="float">
            <text:p>7074,2110492951</text:p>
          </table:table-cell>
          <table:table-cell office:value-type="float" office:value="138.4569892039" calcext:value-type="float">
            <text:p>138,4569892039</text:p>
          </table:table-cell>
          <table:table-cell office:value-type="float" office:value="84352.1199650013" calcext:value-type="float">
            <text:p>84352,1199650013</text:p>
          </table:table-cell>
          <table:table-cell office:value-type="float" office:value="8435.2119965001" calcext:value-type="float">
            <text:p>8435,2119965001</text:p>
          </table:table-cell>
          <table:table-cell office:value-type="float" office:value="91564.7880034996" calcext:value-type="float">
            <text:p>91564,7880034996</text:p>
          </table:table-cell>
        </table:table-row>
        <table:table-row table:style-name="ro2">
          <table:table-cell office:value-type="float" office:value="101.28" calcext:value-type="float">
            <text:p>101,28</text:p>
          </table:table-cell>
          <table:table-cell office:value-type="float" office:value="7073.8279644039" calcext:value-type="float">
            <text:p>7073,8279644039</text:p>
          </table:table-cell>
          <table:table-cell office:value-type="float" office:value="137.0219299818" calcext:value-type="float">
            <text:p>137,0219299818</text:p>
          </table:table-cell>
          <table:table-cell office:value-type="float" office:value="84353.7728232861" calcext:value-type="float">
            <text:p>84353,7728232861</text:p>
          </table:table-cell>
          <table:table-cell office:value-type="float" office:value="8435.3772823285" calcext:value-type="float">
            <text:p>8435,3772823285</text:p>
          </table:table-cell>
          <table:table-cell office:value-type="float" office:value="91564.6227176712" calcext:value-type="float">
            <text:p>91564,6227176712</text:p>
          </table:table-cell>
        </table:table-row>
        <table:table-row table:style-name="ro2">
          <table:table-cell office:value-type="float" office:value="101.4" calcext:value-type="float">
            <text:p>101,4</text:p>
          </table:table-cell>
          <table:table-cell office:value-type="float" office:value="7073.4488698265" calcext:value-type="float">
            <text:p>7073,4488698265</text:p>
          </table:table-cell>
          <table:table-cell office:value-type="float" office:value="135.6017250166" calcext:value-type="float">
            <text:p>135,6017250166</text:p>
          </table:table-cell>
          <table:table-cell office:value-type="float" office:value="84355.408550143" calcext:value-type="float">
            <text:p>84355,408550143</text:p>
          </table:table-cell>
          <table:table-cell office:value-type="float" office:value="8435.5408550142" calcext:value-type="float">
            <text:p>8435,5408550142</text:p>
          </table:table-cell>
          <table:table-cell office:value-type="float" office:value="91564.4591449855" calcext:value-type="float">
            <text:p>91564,4591449855</text:p>
          </table:table-cell>
        </table:table-row>
        <table:table-row table:style-name="ro2">
          <table:table-cell office:value-type="float" office:value="101.52" calcext:value-type="float">
            <text:p>101,52</text:p>
          </table:table-cell>
          <table:table-cell office:value-type="float" office:value="7073.0737238503" calcext:value-type="float">
            <text:p>7073,0737238503</text:p>
          </table:table-cell>
          <table:table-cell office:value-type="float" office:value="134.1962209585" calcext:value-type="float">
            <text:p>134,1962209585</text:p>
          </table:table-cell>
          <table:table-cell office:value-type="float" office:value="84357.0273229014" calcext:value-type="float">
            <text:p>84357,0273229014</text:p>
          </table:table-cell>
          <table:table-cell office:value-type="float" office:value="8435.7027322901" calcext:value-type="float">
            <text:p>8435,7027322901</text:p>
          </table:table-cell>
          <table:table-cell office:value-type="float" office:value="91564.2972677097" calcext:value-type="float">
            <text:p>91564,2972677097</text:p>
          </table:table-cell>
        </table:table-row>
        <table:table-row table:style-name="ro2">
          <table:table-cell office:value-type="float" office:value="101.64" calcext:value-type="float">
            <text:p>101,64</text:p>
          </table:table-cell>
          <table:table-cell office:value-type="float" office:value="7072.7024852019" calcext:value-type="float">
            <text:p>7072,7024852019</text:p>
          </table:table-cell>
          <table:table-cell office:value-type="float" office:value="132.8052660326" calcext:value-type="float">
            <text:p>132,8052660326</text:p>
          </table:table-cell>
          <table:table-cell office:value-type="float" office:value="84358.6293170599" calcext:value-type="float">
            <text:p>84358,6293170599</text:p>
          </table:table-cell>
          <table:table-cell office:value-type="float" office:value="8435.8629317059" calcext:value-type="float">
            <text:p>8435,8629317059</text:p>
          </table:table-cell>
          <table:table-cell office:value-type="float" office:value="91564.1370682938" calcext:value-type="float">
            <text:p>91564,1370682938</text:p>
          </table:table-cell>
        </table:table-row>
        <table:table-row table:style-name="ro2">
          <table:table-cell office:value-type="float" office:value="101.76" calcext:value-type="float">
            <text:p>101,76</text:p>
          </table:table-cell>
          <table:table-cell office:value-type="float" office:value="7072.3351130421" calcext:value-type="float">
            <text:p>7072,3351130421</text:p>
          </table:table-cell>
          <table:table-cell office:value-type="float" office:value="131.4287100226" calcext:value-type="float">
            <text:p>131,4287100226</text:p>
          </table:table-cell>
          <table:table-cell office:value-type="float" office:value="84360.2147063052" calcext:value-type="float">
            <text:p>84360,2147063052</text:p>
          </table:table-cell>
          <table:table-cell office:value-type="float" office:value="8436.0214706304" calcext:value-type="float">
            <text:p>8436,0214706304</text:p>
          </table:table-cell>
          <table:table-cell office:value-type="float" office:value="91563.9785293693" calcext:value-type="float">
            <text:p>91563,9785293693</text:p>
          </table:table-cell>
        </table:table-row>
        <table:table-row table:style-name="ro2">
          <table:table-cell office:value-type="float" office:value="101.88" calcext:value-type="float">
            <text:p>101,88</text:p>
          </table:table-cell>
          <table:table-cell office:value-type="float" office:value="7071.9715669617" calcext:value-type="float">
            <text:p>7071,9715669617</text:p>
          </table:table-cell>
          <table:table-cell office:value-type="float" office:value="130.0664042549" calcext:value-type="float">
            <text:p>130,0664042549</text:p>
          </table:table-cell>
          <table:table-cell office:value-type="float" office:value="84361.7836625308" calcext:value-type="float">
            <text:p>84361,7836625308</text:p>
          </table:table-cell>
          <table:table-cell office:value-type="float" office:value="8436.178366253" calcext:value-type="float">
            <text:p>8436,178366253</text:p>
          </table:table-cell>
          <table:table-cell office:value-type="float" office:value="91563.8216337467" calcext:value-type="float">
            <text:p>91563,8216337467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7071.6118069766" calcext:value-type="float">
            <text:p>7071,6118069766</text:p>
          </table:table-cell>
          <table:table-cell office:value-type="float" office:value="128.7182015834" calcext:value-type="float">
            <text:p>128,7182015834</text:p>
          </table:table-cell>
          <table:table-cell office:value-type="float" office:value="84363.336355855" calcext:value-type="float">
            <text:p>84363,336355855</text:p>
          </table:table-cell>
          <table:table-cell office:value-type="float" office:value="8436.3336355854" calcext:value-type="float">
            <text:p>8436,3336355854</text:p>
          </table:table-cell>
          <table:table-cell office:value-type="float" office:value="91563.6663644143" calcext:value-type="float">
            <text:p>91563,6663644143</text:p>
          </table:table-cell>
        </table:table-row>
        <table:table-row table:style-name="ro2">
          <table:table-cell office:value-type="float" office:value="102.12" calcext:value-type="float">
            <text:p>102,12</text:p>
          </table:table-cell>
          <table:table-cell office:value-type="float" office:value="7071.2557935233" calcext:value-type="float">
            <text:p>7071,2557935233</text:p>
          </table:table-cell>
          <table:table-cell office:value-type="float" office:value="127.3839563735" calcext:value-type="float">
            <text:p>127,3839563735</text:p>
          </table:table-cell>
          <table:table-cell office:value-type="float" office:value="84364.8729546397" calcext:value-type="float">
            <text:p>84364,8729546397</text:p>
          </table:table-cell>
          <table:table-cell office:value-type="float" office:value="8436.4872954639" calcext:value-type="float">
            <text:p>8436,4872954639</text:p>
          </table:table-cell>
          <table:table-cell office:value-type="float" office:value="91563.5127045358" calcext:value-type="float">
            <text:p>91563,5127045358</text:p>
          </table:table-cell>
        </table:table-row>
        <table:table-row table:style-name="ro2">
          <table:table-cell office:value-type="float" office:value="102.24" calcext:value-type="float">
            <text:p>102,24</text:p>
          </table:table-cell>
          <table:table-cell office:value-type="float" office:value="7070.9034874547" calcext:value-type="float">
            <text:p>7070,9034874547</text:p>
          </table:table-cell>
          <table:table-cell office:value-type="float" office:value="126.0635244869" calcext:value-type="float">
            <text:p>126,0635244869</text:p>
          </table:table-cell>
          <table:table-cell office:value-type="float" office:value="84366.3936255081" calcext:value-type="float">
            <text:p>84366,3936255081</text:p>
          </table:table-cell>
          <table:table-cell office:value-type="float" office:value="8436.6393625507" calcext:value-type="float">
            <text:p>8436,6393625507</text:p>
          </table:table-cell>
          <table:table-cell office:value-type="float" office:value="91563.360637449" calcext:value-type="float">
            <text:p>91563,360637449</text:p>
          </table:table-cell>
        </table:table-row>
        <table:table-row table:style-name="ro2">
          <table:table-cell office:value-type="float" office:value="102.36" calcext:value-type="float">
            <text:p>102,36</text:p>
          </table:table-cell>
          <table:table-cell office:value-type="float" office:value="7070.5548500351" calcext:value-type="float">
            <text:p>7070,5548500351</text:p>
          </table:table-cell>
          <table:table-cell office:value-type="float" office:value="124.7567632665" calcext:value-type="float">
            <text:p>124,7567632665</text:p>
          </table:table-cell>
          <table:table-cell office:value-type="float" office:value="84367.8985333625" calcext:value-type="float">
            <text:p>84367,8985333625</text:p>
          </table:table-cell>
          <table:table-cell office:value-type="float" office:value="8436.7898533362" calcext:value-type="float">
            <text:p>8436,7898533362</text:p>
          </table:table-cell>
          <table:table-cell office:value-type="float" office:value="91563.2101466635" calcext:value-type="float">
            <text:p>91563,2101466635</text:p>
          </table:table-cell>
        </table:table-row>
        <table:table-row table:style-name="ro2">
          <table:table-cell office:value-type="float" office:value="102.48" calcext:value-type="float">
            <text:p>102,48</text:p>
          </table:table-cell>
          <table:table-cell office:value-type="float" office:value="7070.2098429366" calcext:value-type="float">
            <text:p>7070,2098429366</text:p>
          </table:table-cell>
          <table:table-cell office:value-type="float" office:value="123.463531521" calcext:value-type="float">
            <text:p>123,463531521</text:p>
          </table:table-cell>
          <table:table-cell office:value-type="float" office:value="84369.3878414026" calcext:value-type="float">
            <text:p>84369,3878414026</text:p>
          </table:table-cell>
          <table:table-cell office:value-type="float" office:value="8436.9387841402" calcext:value-type="float">
            <text:p>8436,9387841402</text:p>
          </table:table-cell>
          <table:table-cell office:value-type="float" office:value="91563.0612158595" calcext:value-type="float">
            <text:p>91563,0612158595</text:p>
          </table:table-cell>
        </table:table-row>
        <table:table-row table:style-name="ro2">
          <table:table-cell office:value-type="float" office:value="102.6" calcext:value-type="float">
            <text:p>102,6</text:p>
          </table:table-cell>
          <table:table-cell office:value-type="float" office:value="7069.8684282338" calcext:value-type="float">
            <text:p>7069,8684282338</text:p>
          </table:table-cell>
          <table:table-cell office:value-type="float" office:value="122.1836895106" calcext:value-type="float">
            <text:p>122,1836895106</text:p>
          </table:table-cell>
          <table:table-cell office:value-type="float" office:value="84370.8617111419" calcext:value-type="float">
            <text:p>84370,8617111419</text:p>
          </table:table-cell>
          <table:table-cell office:value-type="float" office:value="8437.0861711141" calcext:value-type="float">
            <text:p>8437,0861711141</text:p>
          </table:table-cell>
          <table:table-cell office:value-type="float" office:value="91562.9138288856" calcext:value-type="float">
            <text:p>91562,9138288856</text:p>
          </table:table-cell>
        </table:table-row>
        <table:table-row table:style-name="ro2">
          <table:table-cell office:value-type="float" office:value="102.72" calcext:value-type="float">
            <text:p>102,72</text:p>
          </table:table-cell>
          <table:table-cell office:value-type="float" office:value="7069.5305684005" calcext:value-type="float">
            <text:p>7069,5305684005</text:p>
          </table:table-cell>
          <table:table-cell office:value-type="float" office:value="120.9170989315" calcext:value-type="float">
            <text:p>120,9170989315</text:p>
          </table:table-cell>
          <table:table-cell office:value-type="float" office:value="84372.3203024259" calcext:value-type="float">
            <text:p>84372,3203024259</text:p>
          </table:table-cell>
          <table:table-cell office:value-type="float" office:value="8437.2320302425" calcext:value-type="float">
            <text:p>8437,2320302425</text:p>
          </table:table-cell>
          <table:table-cell office:value-type="float" office:value="91562.7679697572" calcext:value-type="float">
            <text:p>91562,7679697572</text:p>
          </table:table-cell>
        </table:table-row>
        <table:table-row table:style-name="ro2">
          <table:table-cell office:value-type="float" office:value="102.84" calcext:value-type="float">
            <text:p>102,84</text:p>
          </table:table-cell>
          <table:table-cell office:value-type="float" office:value="7069.1962263047" calcext:value-type="float">
            <text:p>7069,1962263047</text:p>
          </table:table-cell>
          <table:table-cell office:value-type="float" office:value="119.6636229016" calcext:value-type="float">
            <text:p>119,6636229016</text:p>
          </table:table-cell>
          <table:table-cell office:value-type="float" office:value="84373.7637734492" calcext:value-type="float">
            <text:p>84373,7637734492</text:p>
          </table:table-cell>
          <table:table-cell office:value-type="float" office:value="8437.3763773448" calcext:value-type="float">
            <text:p>8437,3763773448</text:p>
          </table:table-cell>
          <table:table-cell office:value-type="float" office:value="91562.6236226549" calcext:value-type="float">
            <text:p>91562,6236226549</text:p>
          </table:table-cell>
        </table:table-row>
        <table:table-row table:style-name="ro2">
          <table:table-cell office:value-type="float" office:value="102.96" calcext:value-type="float">
            <text:p>102,96</text:p>
          </table:table-cell>
          <table:table-cell office:value-type="float" office:value="7068.8653652048" calcext:value-type="float">
            <text:p>7068,8653652048</text:p>
          </table:table-cell>
          <table:table-cell office:value-type="float" office:value="118.4231259464" calcext:value-type="float">
            <text:p>118,4231259464</text:p>
          </table:table-cell>
          <table:table-cell office:value-type="float" office:value="84375.1922807721" calcext:value-type="float">
            <text:p>84375,1922807721</text:p>
          </table:table-cell>
          <table:table-cell office:value-type="float" office:value="8437.5192280771" calcext:value-type="float">
            <text:p>8437,5192280771</text:p>
          </table:table-cell>
          <table:table-cell office:value-type="float" office:value="91562.4807719226" calcext:value-type="float">
            <text:p>91562,4807719226</text:p>
          </table:table-cell>
        </table:table-row>
        <table:table-row table:style-name="ro2">
          <table:table-cell office:value-type="float" office:value="103.08" calcext:value-type="float">
            <text:p>103,08</text:p>
          </table:table-cell>
          <table:table-cell office:value-type="float" office:value="7068.5379487453" calcext:value-type="float">
            <text:p>7068,5379487453</text:p>
          </table:table-cell>
          <table:table-cell office:value-type="float" office:value="117.1954739839" calcext:value-type="float">
            <text:p>117,1954739839</text:p>
          </table:table-cell>
          <table:table-cell office:value-type="float" office:value="84376.6059793375" calcext:value-type="float">
            <text:p>84376,6059793375</text:p>
          </table:table-cell>
          <table:table-cell office:value-type="float" office:value="8437.6605979337" calcext:value-type="float">
            <text:p>8437,6605979337</text:p>
          </table:table-cell>
          <table:table-cell office:value-type="float" office:value="91562.339402066" calcext:value-type="float">
            <text:p>91562,339402066</text:p>
          </table:table-cell>
        </table:table-row>
        <table:table-row table:style-name="ro2">
          <table:table-cell office:value-type="float" office:value="103.2" calcext:value-type="float">
            <text:p>103,2</text:p>
          </table:table-cell>
          <table:table-cell office:value-type="float" office:value="7068.2139409527" calcext:value-type="float">
            <text:p>7068,2139409527</text:p>
          </table:table-cell>
          <table:table-cell office:value-type="float" office:value="115.9805343112" calcext:value-type="float">
            <text:p>115,9805343112</text:p>
          </table:table-cell>
          <table:table-cell office:value-type="float" office:value="84378.0050224878" calcext:value-type="float">
            <text:p>84378,0050224878</text:p>
          </table:table-cell>
          <table:table-cell office:value-type="float" office:value="8437.8005022487" calcext:value-type="float">
            <text:p>8437,8005022487</text:p>
          </table:table-cell>
          <table:table-cell office:value-type="float" office:value="91562.1994977509" calcext:value-type="float">
            <text:p>91562,1994977509</text:p>
          </table:table-cell>
        </table:table-row>
        <table:table-row table:style-name="ro2">
          <table:table-cell office:value-type="float" office:value="103.32" calcext:value-type="float">
            <text:p>103,32</text:p>
          </table:table-cell>
          <table:table-cell office:value-type="float" office:value="7067.8933062315" calcext:value-type="float">
            <text:p>7067,8933062315</text:p>
          </table:table-cell>
          <table:table-cell office:value-type="float" office:value="114.7781755898" calcext:value-type="float">
            <text:p>114,7781755898</text:p>
          </table:table-cell>
          <table:table-cell office:value-type="float" office:value="84379.389561981" calcext:value-type="float">
            <text:p>84379,389561981</text:p>
          </table:table-cell>
          <table:table-cell office:value-type="float" office:value="8437.938956198" calcext:value-type="float">
            <text:p>8437,938956198</text:p>
          </table:table-cell>
          <table:table-cell office:value-type="float" office:value="91562.0610438016" calcext:value-type="float">
            <text:p>91562,0610438016</text:p>
          </table:table-cell>
        </table:table-row>
        <table:table-row table:style-name="ro2">
          <table:table-cell office:value-type="float" office:value="103.44" calcext:value-type="float">
            <text:p>103,44</text:p>
          </table:table-cell>
          <table:table-cell office:value-type="float" office:value="7067.5760093603" calcext:value-type="float">
            <text:p>7067,5760093603</text:p>
          </table:table-cell>
          <table:table-cell office:value-type="float" office:value="113.5882678323" calcext:value-type="float">
            <text:p>113,5882678323</text:p>
          </table:table-cell>
          <table:table-cell office:value-type="float" office:value="84380.7597480072" calcext:value-type="float">
            <text:p>84380,7597480072</text:p>
          </table:table-cell>
          <table:table-cell office:value-type="float" office:value="8438.0759748006" calcext:value-type="float">
            <text:p>8438,0759748006</text:p>
          </table:table-cell>
          <table:table-cell office:value-type="float" office:value="91561.924025199" calcext:value-type="float">
            <text:p>91561,924025199</text:p>
          </table:table-cell>
        </table:table-row>
        <table:table-row table:style-name="ro2">
          <table:table-cell office:value-type="float" office:value="103.56" calcext:value-type="float">
            <text:p>103,56</text:p>
          </table:table-cell>
          <table:table-cell office:value-type="float" office:value="7067.2620154873" calcext:value-type="float">
            <text:p>7067,2620154873</text:p>
          </table:table-cell>
          <table:table-cell office:value-type="float" office:value="112.4106823879" calcext:value-type="float">
            <text:p>112,4106823879</text:p>
          </table:table-cell>
          <table:table-cell office:value-type="float" office:value="84382.1157292048" calcext:value-type="float">
            <text:p>84382,1157292048</text:p>
          </table:table-cell>
          <table:table-cell office:value-type="float" office:value="8438.2115729204" calcext:value-type="float">
            <text:p>8438,2115729204</text:p>
          </table:table-cell>
          <table:table-cell office:value-type="float" office:value="91561.7884270792" calcext:value-type="float">
            <text:p>91561,7884270792</text:p>
          </table:table-cell>
        </table:table-row>
        <table:table-row table:style-name="ro2">
          <table:table-cell office:value-type="float" office:value="103.68" calcext:value-type="float">
            <text:p>103,68</text:p>
          </table:table-cell>
          <table:table-cell office:value-type="float" office:value="7066.9512901271" calcext:value-type="float">
            <text:p>7066,9512901271</text:p>
          </table:table-cell>
          <table:table-cell office:value-type="float" office:value="111.2452919296" calcext:value-type="float">
            <text:p>111,2452919296</text:p>
          </table:table-cell>
          <table:table-cell office:value-type="float" office:value="84383.4576526761" calcext:value-type="float">
            <text:p>84383,4576526761</text:p>
          </table:table-cell>
          <table:table-cell office:value-type="float" office:value="8438.3457652675" calcext:value-type="float">
            <text:p>8438,3457652675</text:p>
          </table:table-cell>
          <table:table-cell office:value-type="float" office:value="91561.6542347321" calcext:value-type="float">
            <text:p>91561,6542347321</text:p>
          </table:table-cell>
        </table:table-row>
        <table:table-row table:style-name="ro2">
          <table:table-cell office:value-type="float" office:value="103.8" calcext:value-type="float">
            <text:p>103,8</text:p>
          </table:table-cell>
          <table:table-cell office:value-type="float" office:value="7066.6437991564" calcext:value-type="float">
            <text:p>7066,6437991564</text:p>
          </table:table-cell>
          <table:table-cell office:value-type="float" office:value="110.0919704401" calcext:value-type="float">
            <text:p>110,0919704401</text:p>
          </table:table-cell>
          <table:table-cell office:value-type="float" office:value="84384.7856640037" calcext:value-type="float">
            <text:p>84384,7856640037</text:p>
          </table:table-cell>
          <table:table-cell office:value-type="float" office:value="8438.4785664003" calcext:value-type="float">
            <text:p>8438,4785664003</text:p>
          </table:table-cell>
          <table:table-cell office:value-type="float" office:value="91561.5214335994" calcext:value-type="float">
            <text:p>91561,5214335994</text:p>
          </table:table-cell>
        </table:table-row>
        <table:table-row table:style-name="ro2">
          <table:table-cell office:value-type="float" office:value="103.92" calcext:value-type="float">
            <text:p>103,92</text:p>
          </table:table-cell>
          <table:table-cell office:value-type="float" office:value="7066.3395088099" calcext:value-type="float">
            <text:p>7066,3395088099</text:p>
          </table:table-cell>
          <table:table-cell office:value-type="float" office:value="108.9505931987" calcext:value-type="float">
            <text:p>108,9505931987</text:p>
          </table:table-cell>
          <table:table-cell office:value-type="float" office:value="84386.0999072654" calcext:value-type="float">
            <text:p>84386,0999072654</text:p>
          </table:table-cell>
          <table:table-cell office:value-type="float" office:value="8438.6099907265" calcext:value-type="float">
            <text:p>8438,6099907265</text:p>
          </table:table-cell>
          <table:table-cell office:value-type="float" office:value="91561.3900092732" calcext:value-type="float">
            <text:p>91561,3900092732</text:p>
          </table:table-cell>
        </table:table-row>
        <table:table-row table:style-name="ro2">
          <table:table-cell office:value-type="float" office:value="104.04" calcext:value-type="float">
            <text:p>104,04</text:p>
          </table:table-cell>
          <table:table-cell office:value-type="float" office:value="7066.0383856771" calcext:value-type="float">
            <text:p>7066,0383856771</text:p>
          </table:table-cell>
          <table:table-cell office:value-type="float" office:value="107.821036768" calcext:value-type="float">
            <text:p>107,821036768</text:p>
          </table:table-cell>
          <table:table-cell office:value-type="float" office:value="84387.4005250503" calcext:value-type="float">
            <text:p>84387,4005250503</text:p>
          </table:table-cell>
          <table:table-cell office:value-type="float" office:value="8438.7400525049" calcext:value-type="float">
            <text:p>8438,7400525049</text:p>
          </table:table-cell>
          <table:table-cell office:value-type="float" office:value="91561.2599474947" calcext:value-type="float">
            <text:p>91561,2599474947</text:p>
          </table:table-cell>
        </table:table-row>
        <table:table-row table:style-name="ro2">
          <table:table-cell office:value-type="float" office:value="104.16" calcext:value-type="float">
            <text:p>104,16</text:p>
          </table:table-cell>
          <table:table-cell office:value-type="float" office:value="7065.7403966983" calcext:value-type="float">
            <text:p>7065,7403966983</text:p>
          </table:table-cell>
          <table:table-cell office:value-type="float" office:value="106.7031789809" calcext:value-type="float">
            <text:p>106,7031789809</text:p>
          </table:table-cell>
          <table:table-cell office:value-type="float" office:value="84388.6876584739" calcext:value-type="float">
            <text:p>84388,6876584739</text:p>
          </table:table-cell>
          <table:table-cell office:value-type="float" office:value="8438.8687658473" calcext:value-type="float">
            <text:p>8438,8687658473</text:p>
          </table:table-cell>
          <table:table-cell office:value-type="float" office:value="91561.1312341524" calcext:value-type="float">
            <text:p>91561,1312341524</text:p>
          </table:table-cell>
        </table:table-row>
        <table:table-row table:style-name="ro2">
          <table:table-cell office:value-type="float" office:value="104.28" calcext:value-type="float">
            <text:p>104,28</text:p>
          </table:table-cell>
          <table:table-cell office:value-type="float" office:value="7065.4455091605" calcext:value-type="float">
            <text:p>7065,4455091605</text:p>
          </table:table-cell>
          <table:table-cell office:value-type="float" office:value="105.5968989275" calcext:value-type="float">
            <text:p>105,5968989275</text:p>
          </table:table-cell>
          <table:table-cell office:value-type="float" office:value="84389.9614471932" calcext:value-type="float">
            <text:p>84389,9614471932</text:p>
          </table:table-cell>
          <table:table-cell office:value-type="float" office:value="8438.9961447192" calcext:value-type="float">
            <text:p>8438,9961447192</text:p>
          </table:table-cell>
          <table:table-cell office:value-type="float" office:value="91561.0038552805" calcext:value-type="float">
            <text:p>91561,0038552805</text:p>
          </table:table-cell>
        </table:table-row>
        <table:table-row table:style-name="ro2">
          <table:table-cell office:value-type="float" office:value="104.4" calcext:value-type="float">
            <text:p>104,4</text:p>
          </table:table-cell>
          <table:table-cell office:value-type="float" office:value="7065.1536906944" calcext:value-type="float">
            <text:p>7065,1536906944</text:p>
          </table:table-cell>
          <table:table-cell office:value-type="float" office:value="104.5020769424" calcext:value-type="float">
            <text:p>104,5020769424</text:p>
          </table:table-cell>
          <table:table-cell office:value-type="float" office:value="84391.2220294216" calcext:value-type="float">
            <text:p>84391,2220294216</text:p>
          </table:table-cell>
          <table:table-cell office:value-type="float" office:value="8439.1222029421" calcext:value-type="float">
            <text:p>8439,1222029421</text:p>
          </table:table-cell>
          <table:table-cell office:value-type="float" office:value="91560.8777970576" calcext:value-type="float">
            <text:p>91560,8777970576</text:p>
          </table:table-cell>
        </table:table-row>
        <table:table-row table:style-name="ro2">
          <table:table-cell office:value-type="float" office:value="104.52" calcext:value-type="float">
            <text:p>104,52</text:p>
          </table:table-cell>
          <table:table-cell office:value-type="float" office:value="7064.86490927" calcext:value-type="float">
            <text:p>7064,86490927</text:p>
          </table:table-cell>
          <table:table-cell office:value-type="float" office:value="103.4185945919" calcext:value-type="float">
            <text:p>103,4185945919</text:p>
          </table:table-cell>
          <table:table-cell office:value-type="float" office:value="84392.4695419442" calcext:value-type="float">
            <text:p>84392,4695419442</text:p>
          </table:table-cell>
          <table:table-cell office:value-type="float" office:value="8439.2469541943" calcext:value-type="float">
            <text:p>8439,2469541943</text:p>
          </table:table-cell>
          <table:table-cell office:value-type="float" office:value="91560.7530458054" calcext:value-type="float">
            <text:p>91560,7530458054</text:p>
          </table:table-cell>
        </table:table-row>
        <table:table-row table:style-name="ro2">
          <table:table-cell office:value-type="float" office:value="104.64" calcext:value-type="float">
            <text:p>104,64</text:p>
          </table:table-cell>
          <table:table-cell office:value-type="float" office:value="7064.5791331938" calcext:value-type="float">
            <text:p>7064,5791331938</text:p>
          </table:table-cell>
          <table:table-cell office:value-type="float" office:value="102.3463346614" calcext:value-type="float">
            <text:p>102,3463346614</text:p>
          </table:table-cell>
          <table:table-cell office:value-type="float" office:value="84393.7041201321" calcext:value-type="float">
            <text:p>84393,7041201321</text:p>
          </table:table-cell>
          <table:table-cell office:value-type="float" office:value="8439.3704120131" calcext:value-type="float">
            <text:p>8439,3704120131</text:p>
          </table:table-cell>
          <table:table-cell office:value-type="float" office:value="91560.6295879866" calcext:value-type="float">
            <text:p>91560,6295879866</text:p>
          </table:table-cell>
        </table:table-row>
        <table:table-row table:style-name="ro2">
          <table:table-cell office:value-type="float" office:value="104.76" calcext:value-type="float">
            <text:p>104,76</text:p>
          </table:table-cell>
          <table:table-cell office:value-type="float" office:value="7064.2963311045" calcext:value-type="float">
            <text:p>7064,2963311045</text:p>
          </table:table-cell>
          <table:table-cell office:value-type="float" office:value="101.2851811434" calcext:value-type="float">
            <text:p>101,2851811434</text:p>
          </table:table-cell>
          <table:table-cell office:value-type="float" office:value="84394.925897957" calcext:value-type="float">
            <text:p>84394,925897957</text:p>
          </table:table-cell>
          <table:table-cell office:value-type="float" office:value="8439.4925897956" calcext:value-type="float">
            <text:p>8439,4925897956</text:p>
          </table:table-cell>
          <table:table-cell office:value-type="float" office:value="91560.5074102041" calcext:value-type="float">
            <text:p>91560,5074102041</text:p>
          </table:table-cell>
        </table:table-row>
        <table:table-row table:style-name="ro2">
          <table:table-cell office:value-type="float" office:value="104.88" calcext:value-type="float">
            <text:p>104,88</text:p>
          </table:table-cell>
          <table:table-cell office:value-type="float" office:value="7064.0164719699" calcext:value-type="float">
            <text:p>7064,0164719699</text:p>
          </table:table-cell>
          <table:table-cell office:value-type="float" office:value="100.2350192243" calcext:value-type="float">
            <text:p>100,2350192243</text:p>
          </table:table-cell>
          <table:table-cell office:value-type="float" office:value="84396.1350080058" calcext:value-type="float">
            <text:p>84396,1350080058</text:p>
          </table:table-cell>
          <table:table-cell office:value-type="float" office:value="8439.6135008005" calcext:value-type="float">
            <text:p>8439,6135008005</text:p>
          </table:table-cell>
          <table:table-cell office:value-type="float" office:value="91560.3864991992" calcext:value-type="float">
            <text:p>91560,3864991992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7063.7395250835" calcext:value-type="float">
            <text:p>7063,7395250835</text:p>
          </table:table-cell>
          <table:table-cell office:value-type="float" office:value="99.195735273" calcext:value-type="float">
            <text:p>99,195735273</text:p>
          </table:table-cell>
          <table:table-cell office:value-type="float" office:value="84397.3315814946" calcext:value-type="float">
            <text:p>84397,3315814946</text:p>
          </table:table-cell>
          <table:table-cell office:value-type="float" office:value="8439.7331581494" calcext:value-type="float">
            <text:p>8439,7331581494</text:p>
          </table:table-cell>
          <table:table-cell office:value-type="float" office:value="91560.2668418504" calcext:value-type="float">
            <text:p>91560,2668418504</text:p>
          </table:table-cell>
        </table:table-row>
        <table:table-row table:style-name="ro2">
          <table:table-cell office:value-type="float" office:value="105.12" calcext:value-type="float">
            <text:p>105,12</text:p>
          </table:table-cell>
          <table:table-cell office:value-type="float" office:value="7063.4654600605" calcext:value-type="float">
            <text:p>7063,4654600605</text:p>
          </table:table-cell>
          <table:table-cell office:value-type="float" office:value="98.1672168285" calcext:value-type="float">
            <text:p>98,1672168285</text:p>
          </table:table-cell>
          <table:table-cell office:value-type="float" office:value="84398.5157482832" calcext:value-type="float">
            <text:p>84398,5157482832</text:p>
          </table:table-cell>
          <table:table-cell office:value-type="float" office:value="8439.8515748282" calcext:value-type="float">
            <text:p>8439,8515748282</text:p>
          </table:table-cell>
          <table:table-cell office:value-type="float" office:value="91560.1484251715" calcext:value-type="float">
            <text:p>91560,1484251715</text:p>
          </table:table-cell>
        </table:table-row>
        <table:table-row table:style-name="ro2">
          <table:table-cell office:value-type="float" office:value="105.24" calcext:value-type="float">
            <text:p>105,24</text:p>
          </table:table-cell>
          <table:table-cell office:value-type="float" office:value="7063.194246835" calcext:value-type="float">
            <text:p>7063,194246835</text:p>
          </table:table-cell>
          <table:table-cell office:value-type="float" office:value="97.149352588" calcext:value-type="float">
            <text:p>97,149352588</text:p>
          </table:table-cell>
          <table:table-cell office:value-type="float" office:value="84399.6876368887" calcext:value-type="float">
            <text:p>84399,6876368887</text:p>
          </table:table-cell>
          <table:table-cell office:value-type="float" office:value="8439.9687636888" calcext:value-type="float">
            <text:p>8439,9687636888</text:p>
          </table:table-cell>
          <table:table-cell office:value-type="float" office:value="91560.031236311" calcext:value-type="float">
            <text:p>91560,031236311</text:p>
          </table:table-cell>
        </table:table-row>
        <table:table-row table:style-name="ro2">
          <table:table-cell office:value-type="float" office:value="105.36" calcext:value-type="float">
            <text:p>105,36</text:p>
          </table:table-cell>
          <table:table-cell office:value-type="float" office:value="7062.9258556564" calcext:value-type="float">
            <text:p>7062,9258556564</text:p>
          </table:table-cell>
          <table:table-cell office:value-type="float" office:value="96.142032395" calcext:value-type="float">
            <text:p>96,142032395</text:p>
          </table:table-cell>
          <table:table-cell office:value-type="float" office:value="84400.8473744993" calcext:value-type="float">
            <text:p>84400,8473744993</text:p>
          </table:table-cell>
          <table:table-cell office:value-type="float" office:value="8440.0847374498" calcext:value-type="float">
            <text:p>8440,0847374498</text:p>
          </table:table-cell>
          <table:table-cell office:value-type="float" office:value="91559.9152625499" calcext:value-type="float">
            <text:p>91559,9152625499</text:p>
          </table:table-cell>
        </table:table-row>
        <table:table-row table:style-name="ro2">
          <table:table-cell office:value-type="float" office:value="105.48" calcext:value-type="float">
            <text:p>105,48</text:p>
          </table:table-cell>
          <table:table-cell office:value-type="float" office:value="7062.6602570858" calcext:value-type="float">
            <text:p>7062,6602570858</text:p>
          </table:table-cell>
          <table:table-cell office:value-type="float" office:value="95.1451472275" calcext:value-type="float">
            <text:p>95,1451472275</text:p>
          </table:table-cell>
          <table:table-cell office:value-type="float" office:value="84401.9950869884" calcext:value-type="float">
            <text:p>84401,9950869884</text:p>
          </table:table-cell>
          <table:table-cell office:value-type="float" office:value="8440.1995086988" calcext:value-type="float">
            <text:p>8440,1995086988</text:p>
          </table:table-cell>
          <table:table-cell office:value-type="float" office:value="91559.800491301" calcext:value-type="float">
            <text:p>91559,800491301</text:p>
          </table:table-cell>
        </table:table-row>
        <table:table-row table:style-name="ro2">
          <table:table-cell office:value-type="float" office:value="105.6" calcext:value-type="float">
            <text:p>105,6</text:p>
          </table:table-cell>
          <table:table-cell office:value-type="float" office:value="7062.3974219933" calcext:value-type="float">
            <text:p>7062,3974219933</text:p>
          </table:table-cell>
          <table:table-cell office:value-type="float" office:value="94.1585891868" calcext:value-type="float">
            <text:p>94,1585891868</text:p>
          </table:table-cell>
          <table:table-cell office:value-type="float" office:value="84403.1308989277" calcext:value-type="float">
            <text:p>84403,1308989277</text:p>
          </table:table-cell>
          <table:table-cell office:value-type="float" office:value="8440.3130898927" calcext:value-type="float">
            <text:p>8440,3130898927</text:p>
          </table:table-cell>
          <table:table-cell office:value-type="float" office:value="91559.6869101071" calcext:value-type="float">
            <text:p>91559,6869101071</text:p>
          </table:table-cell>
        </table:table-row>
        <table:table-row table:style-name="ro2">
          <table:table-cell office:value-type="float" office:value="105.72" calcext:value-type="float">
            <text:p>105,72</text:p>
          </table:table-cell>
          <table:table-cell office:value-type="float" office:value="7062.137321554" calcext:value-type="float">
            <text:p>7062,137321554</text:p>
          </table:table-cell>
          <table:table-cell office:value-type="float" office:value="93.1822514855" calcext:value-type="float">
            <text:p>93,1822514855</text:p>
          </table:table-cell>
          <table:table-cell office:value-type="float" office:value="84404.2549336009" calcext:value-type="float">
            <text:p>84404,2549336009</text:p>
          </table:table-cell>
          <table:table-cell office:value-type="float" office:value="8440.42549336" calcext:value-type="float">
            <text:p>8440,42549336</text:p>
          </table:table-cell>
          <table:table-cell office:value-type="float" office:value="91559.5745066398" calcext:value-type="float">
            <text:p>91559,5745066398</text:p>
          </table:table-cell>
        </table:table-row>
        <table:table-row table:style-name="ro2">
          <table:table-cell office:value-type="float" office:value="105.84" calcext:value-type="float">
            <text:p>105,84</text:p>
          </table:table-cell>
          <table:table-cell office:value-type="float" office:value="7061.8799272454" calcext:value-type="float">
            <text:p>7061,8799272454</text:p>
          </table:table-cell>
          <table:table-cell office:value-type="float" office:value="92.2160284366" calcext:value-type="float">
            <text:p>92,2160284366</text:p>
          </table:table-cell>
          <table:table-cell office:value-type="float" office:value="84405.3673130169" calcext:value-type="float">
            <text:p>84405,3673130169</text:p>
          </table:table-cell>
          <table:table-cell office:value-type="float" office:value="8440.5367313016" calcext:value-type="float">
            <text:p>8440,5367313016</text:p>
          </table:table-cell>
          <table:table-cell office:value-type="float" office:value="91559.4632686981" calcext:value-type="float">
            <text:p>91559,4632686981</text:p>
          </table:table-cell>
        </table:table-row>
        <table:table-row table:style-name="ro2">
          <table:table-cell office:value-type="float" office:value="105.96" calcext:value-type="float">
            <text:p>105,96</text:p>
          </table:table-cell>
          <table:table-cell office:value-type="float" office:value="7061.6252108437" calcext:value-type="float">
            <text:p>7061,6252108437</text:p>
          </table:table-cell>
          <table:table-cell office:value-type="float" office:value="91.2598154418" calcext:value-type="float">
            <text:p>91,2598154418</text:p>
          </table:table-cell>
          <table:table-cell office:value-type="float" office:value="84406.4681579228" calcext:value-type="float">
            <text:p>84406,4681579228</text:p>
          </table:table-cell>
          <table:table-cell office:value-type="float" office:value="8440.6468157922" calcext:value-type="float">
            <text:p>8440,6468157922</text:p>
          </table:table-cell>
          <table:table-cell office:value-type="float" office:value="91559.3531842076" calcext:value-type="float">
            <text:p>91559,3531842076</text:p>
          </table:table-cell>
        </table:table-row>
        <table:table-row table:style-name="ro2">
          <table:table-cell office:value-type="float" office:value="106.08" calcext:value-type="float">
            <text:p>106,08</text:p>
          </table:table-cell>
          <table:table-cell office:value-type="float" office:value="7061.3731444211" calcext:value-type="float">
            <text:p>7061,3731444211</text:p>
          </table:table-cell>
          <table:table-cell office:value-type="float" office:value="90.3135089808" calcext:value-type="float">
            <text:p>90,3135089808</text:p>
          </table:table-cell>
          <table:table-cell office:value-type="float" office:value="84407.557587817" calcext:value-type="float">
            <text:p>84407,557587817</text:p>
          </table:table-cell>
          <table:table-cell office:value-type="float" office:value="8440.7557587816" calcext:value-type="float">
            <text:p>8440,7557587816</text:p>
          </table:table-cell>
          <table:table-cell office:value-type="float" office:value="91559.2442412182" calcext:value-type="float">
            <text:p>91559,2442412182</text:p>
          </table:table-cell>
        </table:table-row>
        <table:table-row table:style-name="ro2">
          <table:table-cell office:value-type="float" office:value="106.2" calcext:value-type="float">
            <text:p>106,2</text:p>
          </table:table-cell>
          <table:table-cell office:value-type="float" office:value="7061.1237003423" calcext:value-type="float">
            <text:p>7061,1237003423</text:p>
          </table:table-cell>
          <table:table-cell office:value-type="float" office:value="89.3770066" calcext:value-type="float">
            <text:p>89,3770066</text:p>
          </table:table-cell>
          <table:table-cell office:value-type="float" office:value="84408.635720962" calcext:value-type="float">
            <text:p>84408,635720962</text:p>
          </table:table-cell>
          <table:table-cell office:value-type="float" office:value="8440.8635720961" calcext:value-type="float">
            <text:p>8440,8635720961</text:p>
          </table:table-cell>
          <table:table-cell office:value-type="float" office:value="91559.1364279036" calcext:value-type="float">
            <text:p>91559,1364279036</text:p>
          </table:table-cell>
        </table:table-row>
        <table:table-row table:style-name="ro2">
          <table:table-cell office:value-type="float" office:value="106.32" calcext:value-type="float">
            <text:p>106,32</text:p>
          </table:table-cell>
          <table:table-cell office:value-type="float" office:value="7060.8768512617" calcext:value-type="float">
            <text:p>7060,8768512617</text:p>
          </table:table-cell>
          <table:table-cell office:value-type="float" office:value="88.4502069016" calcext:value-type="float">
            <text:p>88,4502069016</text:p>
          </table:table-cell>
          <table:table-cell office:value-type="float" office:value="84409.7026743975" calcext:value-type="float">
            <text:p>84409,7026743975</text:p>
          </table:table-cell>
          <table:table-cell office:value-type="float" office:value="8440.9702674397" calcext:value-type="float">
            <text:p>8440,9702674397</text:p>
          </table:table-cell>
          <table:table-cell office:value-type="float" office:value="91559.0297325601" calcext:value-type="float">
            <text:p>91559,0297325601</text:p>
          </table:table-cell>
        </table:table-row>
        <table:table-row table:style-name="ro2">
          <table:table-cell office:value-type="float" office:value="106.44" calcext:value-type="float">
            <text:p>106,44</text:p>
          </table:table-cell>
          <table:table-cell office:value-type="float" office:value="7060.6325701199" calcext:value-type="float">
            <text:p>7060,6325701199</text:p>
          </table:table-cell>
          <table:table-cell office:value-type="float" office:value="87.533009533" calcext:value-type="float">
            <text:p>87,533009533</text:p>
          </table:table-cell>
          <table:table-cell office:value-type="float" office:value="84410.7585639524" calcext:value-type="float">
            <text:p>84410,7585639524</text:p>
          </table:table-cell>
          <table:table-cell office:value-type="float" office:value="8441.0758563952" calcext:value-type="float">
            <text:p>8441,0758563952</text:p>
          </table:table-cell>
          <table:table-cell office:value-type="float" office:value="91558.9241436046" calcext:value-type="float">
            <text:p>91558,9241436046</text:p>
          </table:table-cell>
        </table:table-row>
        <table:table-row table:style-name="ro2">
          <table:table-cell office:value-type="float" office:value="106.56" calcext:value-type="float">
            <text:p>106,56</text:p>
          </table:table-cell>
          <table:table-cell office:value-type="float" office:value="7060.3908301413" calcext:value-type="float">
            <text:p>7060,3908301413</text:p>
          </table:table-cell>
          <table:table-cell office:value-type="float" office:value="86.6253151757" calcext:value-type="float">
            <text:p>86,6253151757</text:p>
          </table:table-cell>
          <table:table-cell office:value-type="float" office:value="84411.8035042578" calcext:value-type="float">
            <text:p>84411,8035042578</text:p>
          </table:table-cell>
          <table:table-cell office:value-type="float" office:value="8441.1803504257" calcext:value-type="float">
            <text:p>8441,1803504257</text:p>
          </table:table-cell>
          <table:table-cell office:value-type="float" office:value="91558.819649574" calcext:value-type="float">
            <text:p>91558,819649574</text:p>
          </table:table-cell>
        </table:table-row>
        <table:table-row table:style-name="ro2">
          <table:table-cell office:value-type="float" office:value="106.68" calcext:value-type="float">
            <text:p>106,68</text:p>
          </table:table-cell>
          <table:table-cell office:value-type="float" office:value="7060.1516048305" calcext:value-type="float">
            <text:p>7060,1516048305</text:p>
          </table:table-cell>
          <table:table-cell office:value-type="float" office:value="85.7270255352" calcext:value-type="float">
            <text:p>85,7270255352</text:p>
          </table:table-cell>
          <table:table-cell office:value-type="float" office:value="84412.8376087589" calcext:value-type="float">
            <text:p>84412,8376087589</text:p>
          </table:table-cell>
          <table:table-cell office:value-type="float" office:value="8441.2837608758" calcext:value-type="float">
            <text:p>8441,2837608758</text:p>
          </table:table-cell>
          <table:table-cell office:value-type="float" office:value="91558.7162391239" calcext:value-type="float">
            <text:p>91558,7162391239</text:p>
          </table:table-cell>
        </table:table-row>
        <table:table-row table:style-name="ro2">
          <table:table-cell office:value-type="float" office:value="106.8" calcext:value-type="float">
            <text:p>106,8</text:p>
          </table:table-cell>
          <table:table-cell office:value-type="float" office:value="7059.9148679698" calcext:value-type="float">
            <text:p>7059,9148679698</text:p>
          </table:table-cell>
          <table:table-cell office:value-type="float" office:value="84.8380433303" calcext:value-type="float">
            <text:p>84,8380433303</text:p>
          </table:table-cell>
          <table:table-cell office:value-type="float" office:value="84413.8609897277" calcext:value-type="float">
            <text:p>84413,8609897277</text:p>
          </table:table-cell>
          <table:table-cell office:value-type="float" office:value="8441.3860989727" calcext:value-type="float">
            <text:p>8441,3860989727</text:p>
          </table:table-cell>
          <table:table-cell office:value-type="float" office:value="91558.613901027" calcext:value-type="float">
            <text:p>91558,613901027</text:p>
          </table:table-cell>
        </table:table-row>
        <table:table-row table:style-name="ro2">
          <table:table-cell office:value-type="float" office:value="106.92" calcext:value-type="float">
            <text:p>106,92</text:p>
          </table:table-cell>
          <table:table-cell office:value-type="float" office:value="7059.680593616" calcext:value-type="float">
            <text:p>7059,680593616</text:p>
          </table:table-cell>
          <table:table-cell office:value-type="float" office:value="83.9582722825" calcext:value-type="float">
            <text:p>83,9582722825</text:p>
          </table:table-cell>
          <table:table-cell office:value-type="float" office:value="84414.8737582746" calcext:value-type="float">
            <text:p>84414,8737582746</text:p>
          </table:table-cell>
          <table:table-cell office:value-type="float" office:value="8441.4873758274" calcext:value-type="float">
            <text:p>8441,4873758274</text:p>
          </table:table-cell>
          <table:table-cell office:value-type="float" office:value="91558.5126241723" calcext:value-type="float">
            <text:p>91558,5126241723</text:p>
          </table:table-cell>
        </table:table-row>
        <table:table-row table:style-name="ro2">
          <table:table-cell office:value-type="float" office:value="107.04" calcext:value-type="float">
            <text:p>107,04</text:p>
          </table:table-cell>
          <table:table-cell office:value-type="float" office:value="7059.4487560974" calcext:value-type="float">
            <text:p>7059,4487560974</text:p>
          </table:table-cell>
          <table:table-cell office:value-type="float" office:value="83.0876171062" calcext:value-type="float">
            <text:p>83,0876171062</text:p>
          </table:table-cell>
          <table:table-cell office:value-type="float" office:value="84415.8760243609" calcext:value-type="float">
            <text:p>84415,8760243609</text:p>
          </table:table-cell>
          <table:table-cell office:value-type="float" office:value="8441.587602436" calcext:value-type="float">
            <text:p>8441,587602436</text:p>
          </table:table-cell>
          <table:table-cell office:value-type="float" office:value="91558.4123975637" calcext:value-type="float">
            <text:p>91558,4123975637</text:p>
          </table:table-cell>
        </table:table-row>
        <table:table-row table:style-name="ro2">
          <table:table-cell office:value-type="float" office:value="107.16" calcext:value-type="float">
            <text:p>107,16</text:p>
          </table:table-cell>
          <table:table-cell office:value-type="float" office:value="7059.2193300113" calcext:value-type="float">
            <text:p>7059,2193300113</text:p>
          </table:table-cell>
          <table:table-cell office:value-type="float" office:value="82.2259834981" calcext:value-type="float">
            <text:p>82,2259834981</text:p>
          </table:table-cell>
          <table:table-cell office:value-type="float" office:value="84416.8678968102" calcext:value-type="float">
            <text:p>84416,8678968102</text:p>
          </table:table-cell>
          <table:table-cell office:value-type="float" office:value="8441.6867896809" calcext:value-type="float">
            <text:p>8441,6867896809</text:p>
          </table:table-cell>
          <table:table-cell office:value-type="float" office:value="91558.3132103188" calcext:value-type="float">
            <text:p>91558,3132103188</text:p>
          </table:table-cell>
        </table:table-row>
        <table:table-row table:style-name="ro2">
          <table:table-cell office:value-type="float" office:value="107.28" calcext:value-type="float">
            <text:p>107,28</text:p>
          </table:table-cell>
          <table:table-cell office:value-type="float" office:value="7058.992290221" calcext:value-type="float">
            <text:p>7058,992290221</text:p>
          </table:table-cell>
          <table:table-cell office:value-type="float" office:value="81.3732781273" calcext:value-type="float">
            <text:p>81,3732781273</text:p>
          </table:table-cell>
          <table:table-cell office:value-type="float" office:value="84417.8494833203" calcext:value-type="float">
            <text:p>84417,8494833203</text:p>
          </table:table-cell>
          <table:table-cell office:value-type="float" office:value="8441.7849483319" calcext:value-type="float">
            <text:p>8441,7849483319</text:p>
          </table:table-cell>
          <table:table-cell office:value-type="float" office:value="91558.2150516678" calcext:value-type="float">
            <text:p>91558,2150516678</text:p>
          </table:table-cell>
        </table:table-row>
        <table:table-row table:style-name="ro2">
          <table:table-cell office:value-type="float" office:value="107.4" calcext:value-type="float">
            <text:p>107,4</text:p>
          </table:table-cell>
          <table:table-cell office:value-type="float" office:value="7058.7676118528" calcext:value-type="float">
            <text:p>7058,7676118528</text:p>
          </table:table-cell>
          <table:table-cell office:value-type="float" office:value="80.5294086255" calcext:value-type="float">
            <text:p>80,5294086255</text:p>
          </table:table-cell>
          <table:table-cell office:value-type="float" office:value="84418.8208904748" calcext:value-type="float">
            <text:p>84418,8208904748</text:p>
          </table:table-cell>
          <table:table-cell office:value-type="float" office:value="8441.8820890474" calcext:value-type="float">
            <text:p>8441,8820890474</text:p>
          </table:table-cell>
          <table:table-cell office:value-type="float" office:value="91558.1179109523" calcext:value-type="float">
            <text:p>91558,1179109523</text:p>
          </table:table-cell>
        </table:table-row>
        <table:table-row table:style-name="ro2">
          <table:table-cell office:value-type="float" office:value="107.52" calcext:value-type="float">
            <text:p>107,52</text:p>
          </table:table-cell>
          <table:table-cell office:value-type="float" office:value="7058.5452702933" calcext:value-type="float">
            <text:p>7058,5452702933</text:p>
          </table:table-cell>
          <table:table-cell office:value-type="float" office:value="79.6942835769" calcext:value-type="float">
            <text:p>79,6942835769</text:p>
          </table:table-cell>
          <table:table-cell office:value-type="float" office:value="84419.7822237549" calcext:value-type="float">
            <text:p>84419,7822237549</text:p>
          </table:table-cell>
          <table:table-cell office:value-type="float" office:value="8441.9782223754" calcext:value-type="float">
            <text:p>8441,9782223754</text:p>
          </table:table-cell>
          <table:table-cell office:value-type="float" office:value="91558.0217776243" calcext:value-type="float">
            <text:p>91558,0217776243</text:p>
          </table:table-cell>
        </table:table-row>
        <table:table-row table:style-name="ro2">
          <table:table-cell office:value-type="float" office:value="107.64" calcext:value-type="float">
            <text:p>107,64</text:p>
          </table:table-cell>
          <table:table-cell office:value-type="float" office:value="7058.325241187" calcext:value-type="float">
            <text:p>7058,325241187</text:p>
          </table:table-cell>
          <table:table-cell office:value-type="float" office:value="78.8678125085" calcext:value-type="float">
            <text:p>78,8678125085</text:p>
          </table:table-cell>
          <table:table-cell office:value-type="float" office:value="84420.7335875501" calcext:value-type="float">
            <text:p>84420,7335875501</text:p>
          </table:table-cell>
          <table:table-cell office:value-type="float" office:value="8442.0733587549" calcext:value-type="float">
            <text:p>8442,0733587549</text:p>
          </table:table-cell>
          <table:table-cell office:value-type="float" office:value="91557.9266412447" calcext:value-type="float">
            <text:p>91557,9266412447</text:p>
          </table:table-cell>
        </table:table-row>
        <table:table-row table:style-name="ro2">
          <table:table-cell office:value-type="float" office:value="107.76" calcext:value-type="float">
            <text:p>107,76</text:p>
          </table:table-cell>
          <table:table-cell office:value-type="float" office:value="7058.1075004331" calcext:value-type="float">
            <text:p>7058,1075004331</text:p>
          </table:table-cell>
          <table:table-cell office:value-type="float" office:value="78.0499058806" calcext:value-type="float">
            <text:p>78,0499058806</text:p>
          </table:table-cell>
          <table:table-cell office:value-type="float" office:value="84421.6750851699" calcext:value-type="float">
            <text:p>84421,6750851699</text:p>
          </table:table-cell>
          <table:table-cell office:value-type="float" office:value="8442.1675085169" calcext:value-type="float">
            <text:p>8442,1675085169</text:p>
          </table:table-cell>
          <table:table-cell office:value-type="float" office:value="91557.8324914827" calcext:value-type="float">
            <text:p>91557,8324914827</text:p>
          </table:table-cell>
        </table:table-row>
        <table:table-row table:style-name="ro2">
          <table:table-cell office:value-type="float" office:value="107.88" calcext:value-type="float">
            <text:p>107,88</text:p>
          </table:table-cell>
          <table:table-cell office:value-type="float" office:value="7057.8920241831" calcext:value-type="float">
            <text:p>7057,8920241831</text:p>
          </table:table-cell>
          <table:table-cell office:value-type="float" office:value="77.240475077" calcext:value-type="float">
            <text:p>77,240475077</text:p>
          </table:table-cell>
          <table:table-cell office:value-type="float" office:value="84422.6068188551" calcext:value-type="float">
            <text:p>84422,6068188551</text:p>
          </table:table-cell>
          <table:table-cell office:value-type="float" office:value="8442.2606818854" calcext:value-type="float">
            <text:p>8442,2606818854</text:p>
          </table:table-cell>
          <table:table-cell office:value-type="float" office:value="91557.7393181142" calcext:value-type="float">
            <text:p>91557,739318114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7057.6787888379" calcext:value-type="float">
            <text:p>7057,6787888379</text:p>
          </table:table-cell>
          <table:table-cell office:value-type="float" office:value="76.4394323955" calcext:value-type="float">
            <text:p>76,4394323955</text:p>
          </table:table-cell>
          <table:table-cell office:value-type="float" office:value="84423.5288897883" calcext:value-type="float">
            <text:p>84423,5288897883</text:p>
          </table:table-cell>
          <table:table-cell office:value-type="float" office:value="8442.3528889787" calcext:value-type="float">
            <text:p>8442,3528889787</text:p>
          </table:table-cell>
          <table:table-cell office:value-type="float" office:value="91557.6471110209" calcext:value-type="float">
            <text:p>91557,6471110209</text:p>
          </table:table-cell>
        </table:table-row>
        <table:table-row table:style-name="ro2">
          <table:table-cell office:value-type="float" office:value="108.12" calcext:value-type="float">
            <text:p>108,12</text:p>
          </table:table-cell>
          <table:table-cell office:value-type="float" office:value="7057.4677710456" calcext:value-type="float">
            <text:p>7057,4677710456</text:p>
          </table:table-cell>
          <table:table-cell office:value-type="float" office:value="75.646691039" calcext:value-type="float">
            <text:p>75,646691039</text:p>
          </table:table-cell>
          <table:table-cell office:value-type="float" office:value="84424.4413981054" calcext:value-type="float">
            <text:p>84424,4413981054</text:p>
          </table:table-cell>
          <table:table-cell office:value-type="float" office:value="8442.4441398104" calcext:value-type="float">
            <text:p>8442,4441398104</text:p>
          </table:table-cell>
          <table:table-cell office:value-type="float" office:value="91557.5558601892" calcext:value-type="float">
            <text:p>91557,5558601892</text:p>
          </table:table-cell>
        </table:table-row>
        <table:table-row table:style-name="ro2">
          <table:table-cell office:value-type="float" office:value="108.24" calcext:value-type="float">
            <text:p>108,24</text:p>
          </table:table-cell>
          <table:table-cell office:value-type="float" office:value="7057.2589476984" calcext:value-type="float">
            <text:p>7057,2589476984</text:p>
          </table:table-cell>
          <table:table-cell office:value-type="float" office:value="74.8621651056" calcext:value-type="float">
            <text:p>74,8621651056</text:p>
          </table:table-cell>
          <table:table-cell office:value-type="float" office:value="84425.344442906" calcext:value-type="float">
            <text:p>84425,344442906</text:p>
          </table:table-cell>
          <table:table-cell office:value-type="float" office:value="8442.5344442905" calcext:value-type="float">
            <text:p>8442,5344442905</text:p>
          </table:table-cell>
          <table:table-cell office:value-type="float" office:value="91557.4655557091" calcext:value-type="float">
            <text:p>91557,4655557091</text:p>
          </table:table-cell>
        </table:table-row>
        <table:table-row table:style-name="ro2">
          <table:table-cell office:value-type="float" office:value="108.36" calcext:value-type="float">
            <text:p>108,36</text:p>
          </table:table-cell>
          <table:table-cell office:value-type="float" office:value="7057.0522959304" calcext:value-type="float">
            <text:p>7057,0522959304</text:p>
          </table:table-cell>
          <table:table-cell office:value-type="float" office:value="74.0857695798" calcext:value-type="float">
            <text:p>74,0857695798</text:p>
          </table:table-cell>
          <table:table-cell office:value-type="float" office:value="84426.238122264" calcext:value-type="float">
            <text:p>84426,238122264</text:p>
          </table:table-cell>
          <table:table-cell office:value-type="float" office:value="8442.6238122263" calcext:value-type="float">
            <text:p>8442,6238122263</text:p>
          </table:table-cell>
          <table:table-cell office:value-type="float" office:value="91557.3761877733" calcext:value-type="float">
            <text:p>91557,3761877733</text:p>
          </table:table-cell>
        </table:table-row>
        <table:table-row table:style-name="ro2">
          <table:table-cell office:value-type="float" office:value="108.48" calcext:value-type="float">
            <text:p>108,48</text:p>
          </table:table-cell>
          <table:table-cell office:value-type="float" office:value="7056.8477931147" calcext:value-type="float">
            <text:p>7056,8477931147</text:p>
          </table:table-cell>
          <table:table-cell office:value-type="float" office:value="73.3174203233" calcext:value-type="float">
            <text:p>73,3174203233</text:p>
          </table:table-cell>
          <table:table-cell office:value-type="float" office:value="84427.1225332387" calcext:value-type="float">
            <text:p>84427,1225332387</text:p>
          </table:table-cell>
          <table:table-cell office:value-type="float" office:value="8442.7122533238" calcext:value-type="float">
            <text:p>8442,7122533238</text:p>
          </table:table-cell>
          <table:table-cell office:value-type="float" office:value="91557.2877466758" calcext:value-type="float">
            <text:p>91557,2877466758</text:p>
          </table:table-cell>
        </table:table-row>
        <table:table-row table:style-name="ro2">
          <table:table-cell office:value-type="float" office:value="108.6" calcext:value-type="float">
            <text:p>108,6</text:p>
          </table:table-cell>
          <table:table-cell office:value-type="float" office:value="7056.6454168611" calcext:value-type="float">
            <text:p>7056,6454168611</text:p>
          </table:table-cell>
          <table:table-cell office:value-type="float" office:value="72.5570340661" calcext:value-type="float">
            <text:p>72,5570340661</text:p>
          </table:table-cell>
          <table:table-cell office:value-type="float" office:value="84427.9977718849" calcext:value-type="float">
            <text:p>84427,9977718849</text:p>
          </table:table-cell>
          <table:table-cell office:value-type="float" office:value="8442.7997771884" calcext:value-type="float">
            <text:p>8442,7997771884</text:p>
          </table:table-cell>
          <table:table-cell office:value-type="float" office:value="91557.2002228112" calcext:value-type="float">
            <text:p>91557,2002228112</text:p>
          </table:table-cell>
        </table:table-row>
        <table:table-row table:style-name="ro2">
          <table:table-cell office:value-type="float" office:value="108.72" calcext:value-type="float">
            <text:p>108,72</text:p>
          </table:table-cell>
          <table:table-cell office:value-type="float" office:value="7056.4451450139" calcext:value-type="float">
            <text:p>7056,4451450139</text:p>
          </table:table-cell>
          <table:table-cell office:value-type="float" office:value="71.8045283973" calcext:value-type="float">
            <text:p>71,8045283973</text:p>
          </table:table-cell>
          <table:table-cell office:value-type="float" office:value="84428.8639332631" calcext:value-type="float">
            <text:p>84428,8639332631</text:p>
          </table:table-cell>
          <table:table-cell office:value-type="float" office:value="8442.8863933262" calcext:value-type="float">
            <text:p>8442,8863933262</text:p>
          </table:table-cell>
          <table:table-cell office:value-type="float" office:value="91557.1136066734" calcext:value-type="float">
            <text:p>91557,1136066734</text:p>
          </table:table-cell>
        </table:table-row>
        <table:table-row table:style-name="ro2">
          <table:table-cell office:value-type="float" office:value="108.84" calcext:value-type="float">
            <text:p>108,84</text:p>
          </table:table-cell>
          <table:table-cell office:value-type="float" office:value="7056.2469556487" calcext:value-type="float">
            <text:p>7056,2469556487</text:p>
          </table:table-cell>
          <table:table-cell office:value-type="float" office:value="71.0598217567" calcext:value-type="float">
            <text:p>71,0598217567</text:p>
          </table:table-cell>
          <table:table-cell office:value-type="float" office:value="84429.7211114502" calcext:value-type="float">
            <text:p>84429,7211114502</text:p>
          </table:table-cell>
          <table:table-cell office:value-type="float" office:value="8442.9721111449" calcext:value-type="float">
            <text:p>8442,9721111449</text:p>
          </table:table-cell>
          <table:table-cell office:value-type="float" office:value="91557.0278888547" calcext:value-type="float">
            <text:p>91557,0278888547</text:p>
          </table:table-cell>
        </table:table-row>
        <table:table-row table:style-name="ro2">
          <table:table-cell office:value-type="float" office:value="108.96" calcext:value-type="float">
            <text:p>108,96</text:p>
          </table:table-cell>
          <table:table-cell office:value-type="float" office:value="7056.0508270706" calcext:value-type="float">
            <text:p>7056,0508270706</text:p>
          </table:table-cell>
          <table:table-cell office:value-type="float" office:value="70.3228334257" calcext:value-type="float">
            <text:p>70,3228334257</text:p>
          </table:table-cell>
          <table:table-cell office:value-type="float" office:value="84430.5693995494" calcext:value-type="float">
            <text:p>84430,5693995494</text:p>
          </table:table-cell>
          <table:table-cell office:value-type="float" office:value="8443.0569399549" calcext:value-type="float">
            <text:p>8443,0569399549</text:p>
          </table:table-cell>
          <table:table-cell office:value-type="float" office:value="91556.9430600448" calcext:value-type="float">
            <text:p>91556,9430600448</text:p>
          </table:table-cell>
        </table:table-row>
        <table:table-row table:style-name="ro2">
          <table:table-cell office:value-type="float" office:value="109.08" calcext:value-type="float">
            <text:p>109,08</text:p>
          </table:table-cell>
          <table:table-cell office:value-type="float" office:value="7055.8567378114" calcext:value-type="float">
            <text:p>7055,8567378114</text:p>
          </table:table-cell>
          <table:table-cell office:value-type="float" office:value="69.5934835189" calcext:value-type="float">
            <text:p>69,5934835189</text:p>
          </table:table-cell>
          <table:table-cell office:value-type="float" office:value="84431.4088897002" calcext:value-type="float">
            <text:p>84431,4088897002</text:p>
          </table:table-cell>
          <table:table-cell office:value-type="float" office:value="8443.1408889699" calcext:value-type="float">
            <text:p>8443,1408889699</text:p>
          </table:table-cell>
          <table:table-cell office:value-type="float" office:value="91556.8591110297" calcext:value-type="float">
            <text:p>91556,8591110297</text:p>
          </table:table-cell>
        </table:table-row>
        <table:table-row table:style-name="ro2">
          <table:table-cell office:value-type="float" office:value="109.2" calcext:value-type="float">
            <text:p>109,2</text:p>
          </table:table-cell>
          <table:table-cell office:value-type="float" office:value="7055.6646666276" calcext:value-type="float">
            <text:p>7055,6646666276</text:p>
          </table:table-cell>
          <table:table-cell office:value-type="float" office:value="68.8716929756" calcext:value-type="float">
            <text:p>68,8716929756</text:p>
          </table:table-cell>
          <table:table-cell office:value-type="float" office:value="84432.2396730885" calcext:value-type="float">
            <text:p>84432,2396730885</text:p>
          </table:table-cell>
          <table:table-cell office:value-type="float" office:value="8443.2239673088" calcext:value-type="float">
            <text:p>8443,2239673088</text:p>
          </table:table-cell>
          <table:table-cell office:value-type="float" office:value="91556.7760326909" calcext:value-type="float">
            <text:p>91556,7760326909</text:p>
          </table:table-cell>
        </table:table-row>
        <table:table-row table:style-name="ro2">
          <table:table-cell office:value-type="float" office:value="109.32" calcext:value-type="float">
            <text:p>109,32</text:p>
          </table:table-cell>
          <table:table-cell office:value-type="float" office:value="7055.4745924976" calcext:value-type="float">
            <text:p>7055,4745924976</text:p>
          </table:table-cell>
          <table:table-cell office:value-type="float" office:value="68.1573835508" calcext:value-type="float">
            <text:p>68,1573835508</text:p>
          </table:table-cell>
          <table:table-cell office:value-type="float" office:value="84433.0618399565" calcext:value-type="float">
            <text:p>84433,0618399565</text:p>
          </table:table-cell>
          <table:table-cell office:value-type="float" office:value="8443.3061839956" calcext:value-type="float">
            <text:p>8443,3061839956</text:p>
          </table:table-cell>
          <table:table-cell office:value-type="float" office:value="91556.6938160041" calcext:value-type="float">
            <text:p>91556,6938160041</text:p>
          </table:table-cell>
        </table:table-row>
        <table:table-row table:style-name="ro2">
          <table:table-cell office:value-type="float" office:value="109.44" calcext:value-type="float">
            <text:p>109,44</text:p>
          </table:table-cell>
          <table:table-cell office:value-type="float" office:value="7055.2864946196" calcext:value-type="float">
            <text:p>7055,2864946196</text:p>
          </table:table-cell>
          <table:table-cell office:value-type="float" office:value="67.4504778078" calcext:value-type="float">
            <text:p>67,4504778078</text:p>
          </table:table-cell>
          <table:table-cell office:value-type="float" office:value="84433.875479612" calcext:value-type="float">
            <text:p>84433,875479612</text:p>
          </table:table-cell>
          <table:table-cell office:value-type="float" office:value="8443.3875479611" calcext:value-type="float">
            <text:p>8443,3875479611</text:p>
          </table:table-cell>
          <table:table-cell office:value-type="float" office:value="91556.6124520385" calcext:value-type="float">
            <text:p>91556,6124520385</text:p>
          </table:table-cell>
        </table:table-row>
        <table:table-row table:style-name="ro2">
          <table:table-cell office:value-type="float" office:value="109.56" calcext:value-type="float">
            <text:p>109,56</text:p>
          </table:table-cell>
          <table:table-cell office:value-type="float" office:value="7055.1003524092" calcext:value-type="float">
            <text:p>7055,1003524092</text:p>
          </table:table-cell>
          <table:table-cell office:value-type="float" office:value="66.7508991088" calcext:value-type="float">
            <text:p>66,7508991088</text:p>
          </table:table-cell>
          <table:table-cell office:value-type="float" office:value="84434.6806804386" calcext:value-type="float">
            <text:p>84434,6806804386</text:p>
          </table:table-cell>
          <table:table-cell office:value-type="float" office:value="8443.4680680438" calcext:value-type="float">
            <text:p>8443,4680680438</text:p>
          </table:table-cell>
          <table:table-cell office:value-type="float" office:value="91556.5319319558" calcext:value-type="float">
            <text:p>91556,5319319558</text:p>
          </table:table-cell>
        </table:table-row>
        <table:table-row table:style-name="ro2">
          <table:table-cell office:value-type="float" office:value="109.68" calcext:value-type="float">
            <text:p>109,68</text:p>
          </table:table-cell>
          <table:table-cell office:value-type="float" office:value="7054.9161454974" calcext:value-type="float">
            <text:p>7054,9161454974</text:p>
          </table:table-cell>
          <table:table-cell office:value-type="float" office:value="66.0585716076" calcext:value-type="float">
            <text:p>66,0585716076</text:p>
          </table:table-cell>
          <table:table-cell office:value-type="float" office:value="84435.477529905" calcext:value-type="float">
            <text:p>84435,477529905</text:p>
          </table:table-cell>
          <table:table-cell office:value-type="float" office:value="8443.5477529904" calcext:value-type="float">
            <text:p>8443,5477529904</text:p>
          </table:table-cell>
          <table:table-cell office:value-type="float" office:value="91556.4522470092" calcext:value-type="float">
            <text:p>91556,4522470092</text:p>
          </table:table-cell>
        </table:table-row>
        <table:table-row table:style-name="ro2">
          <table:table-cell office:value-type="float" office:value="109.8" calcext:value-type="float">
            <text:p>109,8</text:p>
          </table:table-cell>
          <table:table-cell office:value-type="float" office:value="7054.7338537279" calcext:value-type="float">
            <text:p>7054,7338537279</text:p>
          </table:table-cell>
          <table:table-cell office:value-type="float" office:value="65.3734202409" calcext:value-type="float">
            <text:p>65,3734202409</text:p>
          </table:table-cell>
          <table:table-cell office:value-type="float" office:value="84436.2661145743" calcext:value-type="float">
            <text:p>84436,2661145743</text:p>
          </table:table-cell>
          <table:table-cell office:value-type="float" office:value="8443.6266114573" calcext:value-type="float">
            <text:p>8443,6266114573</text:p>
          </table:table-cell>
          <table:table-cell office:value-type="float" office:value="91556.3733885423" calcext:value-type="float">
            <text:p>91556,3733885423</text:p>
          </table:table-cell>
        </table:table-row>
        <table:table-row table:style-name="ro2">
          <table:table-cell office:value-type="float" office:value="109.92" calcext:value-type="float">
            <text:p>109,92</text:p>
          </table:table-cell>
          <table:table-cell office:value-type="float" office:value="7054.5534571549" calcext:value-type="float">
            <text:p>7054,5534571549</text:p>
          </table:table-cell>
          <table:table-cell office:value-type="float" office:value="64.6953707204" calcext:value-type="float">
            <text:p>64,6953707204</text:p>
          </table:table-cell>
          <table:table-cell office:value-type="float" office:value="84437.0465201138" calcext:value-type="float">
            <text:p>84437,0465201138</text:p>
          </table:table-cell>
          <table:table-cell office:value-type="float" office:value="8443.7046520113" calcext:value-type="float">
            <text:p>8443,7046520113</text:p>
          </table:table-cell>
          <table:table-cell office:value-type="float" office:value="91556.2953479884" calcext:value-type="float">
            <text:p>91556,2953479884</text:p>
          </table:table-cell>
        </table:table-row>
        <table:table-row table:style-name="ro2">
          <table:table-cell office:value-type="float" office:value="110.04" calcext:value-type="float">
            <text:p>110,04</text:p>
          </table:table-cell>
          <table:table-cell office:value-type="float" office:value="7054.3749360415" calcext:value-type="float">
            <text:p>7054,3749360415</text:p>
          </table:table-cell>
          <table:table-cell office:value-type="float" office:value="64.0243495252" calcext:value-type="float">
            <text:p>64,0243495252</text:p>
          </table:table-cell>
          <table:table-cell office:value-type="float" office:value="84437.8188313035" calcext:value-type="float">
            <text:p>84437,8188313035</text:p>
          </table:table-cell>
          <table:table-cell office:value-type="float" office:value="8443.7818831303" calcext:value-type="float">
            <text:p>8443,7818831303</text:p>
          </table:table-cell>
          <table:table-cell office:value-type="float" office:value="91556.2181168694" calcext:value-type="float">
            <text:p>91556,2181168694</text:p>
          </table:table-cell>
        </table:table-row>
        <table:table-row table:style-name="ro2">
          <table:table-cell office:value-type="float" office:value="110.16" calcext:value-type="float">
            <text:p>110,16</text:p>
          </table:table-cell>
          <table:table-cell office:value-type="float" office:value="7054.1982708565" calcext:value-type="float">
            <text:p>7054,1982708565</text:p>
          </table:table-cell>
          <table:table-cell office:value-type="float" office:value="63.3602838934" calcext:value-type="float">
            <text:p>63,3602838934</text:p>
          </table:table-cell>
          <table:table-cell office:value-type="float" office:value="84438.5831320461" calcext:value-type="float">
            <text:p>84438,5831320461</text:p>
          </table:table-cell>
          <table:table-cell office:value-type="float" office:value="8443.8583132045" calcext:value-type="float">
            <text:p>8443,8583132045</text:p>
          </table:table-cell>
          <table:table-cell office:value-type="float" office:value="91556.1416867951" calcext:value-type="float">
            <text:p>91556,1416867951</text:p>
          </table:table-cell>
        </table:table-row>
        <table:table-row table:style-name="ro2">
          <table:table-cell office:value-type="float" office:value="110.28" calcext:value-type="float">
            <text:p>110,28</text:p>
          </table:table-cell>
          <table:table-cell office:value-type="float" office:value="7054.0234422732" calcext:value-type="float">
            <text:p>7054,0234422732</text:p>
          </table:table-cell>
          <table:table-cell office:value-type="float" office:value="62.7031018143" calcext:value-type="float">
            <text:p>62,7031018143</text:p>
          </table:table-cell>
          <table:table-cell office:value-type="float" office:value="84439.3395053755" calcext:value-type="float">
            <text:p>84439,3395053755</text:p>
          </table:table-cell>
          <table:table-cell office:value-type="float" office:value="8443.9339505375" calcext:value-type="float">
            <text:p>8443,9339505375</text:p>
          </table:table-cell>
          <table:table-cell office:value-type="float" office:value="91556.0660494622" calcext:value-type="float">
            <text:p>91556,0660494622</text:p>
          </table:table-cell>
        </table:table-row>
        <table:table-row table:style-name="ro2">
          <table:table-cell office:value-type="float" office:value="110.4" calcext:value-type="float">
            <text:p>110,4</text:p>
          </table:table-cell>
          <table:table-cell office:value-type="float" office:value="7053.8504311666" calcext:value-type="float">
            <text:p>7053,8504311666</text:p>
          </table:table-cell>
          <table:table-cell office:value-type="float" office:value="62.0527320214" calcext:value-type="float">
            <text:p>62,0527320214</text:p>
          </table:table-cell>
          <table:table-cell office:value-type="float" office:value="84440.088033466" calcext:value-type="float">
            <text:p>84440,088033466</text:p>
          </table:table-cell>
          <table:table-cell office:value-type="float" office:value="8444.0088033465" calcext:value-type="float">
            <text:p>8444,0088033465</text:p>
          </table:table-cell>
          <table:table-cell office:value-type="float" office:value="91555.9911966532" calcext:value-type="float">
            <text:p>91555,9911966532</text:p>
          </table:table-cell>
        </table:table-row>
        <table:table-row table:style-name="ro2">
          <table:table-cell office:value-type="float" office:value="110.52" calcext:value-type="float">
            <text:p>110,52</text:p>
          </table:table-cell>
          <table:table-cell office:value-type="float" office:value="7053.6792186116" calcext:value-type="float">
            <text:p>7053,6792186116</text:p>
          </table:table-cell>
          <table:table-cell office:value-type="float" office:value="61.4091039838" calcext:value-type="float">
            <text:p>61,4091039838</text:p>
          </table:table-cell>
          <table:table-cell office:value-type="float" office:value="84440.8287976411" calcext:value-type="float">
            <text:p>84440,8287976411</text:p>
          </table:table-cell>
          <table:table-cell office:value-type="float" office:value="8444.082879764" calcext:value-type="float">
            <text:p>8444,082879764</text:p>
          </table:table-cell>
          <table:table-cell office:value-type="float" office:value="91555.9171202357" calcext:value-type="float">
            <text:p>91555,9171202357</text:p>
          </table:table-cell>
        </table:table-row>
        <table:table-row table:style-name="ro2">
          <table:table-cell office:value-type="float" office:value="110.64" calcext:value-type="float">
            <text:p>110,64</text:p>
          </table:table-cell>
          <table:table-cell office:value-type="float" office:value="7053.5097858808" calcext:value-type="float">
            <text:p>7053,5097858808</text:p>
          </table:table-cell>
          <table:table-cell office:value-type="float" office:value="60.7721478993" calcext:value-type="float">
            <text:p>60,7721478993</text:p>
          </table:table-cell>
          <table:table-cell office:value-type="float" office:value="84441.5618783822" calcext:value-type="float">
            <text:p>84441,5618783822</text:p>
          </table:table-cell>
          <table:table-cell office:value-type="float" office:value="8444.1561878381" calcext:value-type="float">
            <text:p>8444,1561878381</text:p>
          </table:table-cell>
          <table:table-cell office:value-type="float" office:value="91555.8438121615" calcext:value-type="float">
            <text:p>91555,8438121615</text:p>
          </table:table-cell>
        </table:table-row>
        <table:table-row table:style-name="ro2">
          <table:table-cell office:value-type="float" office:value="110.76" calcext:value-type="float">
            <text:p>110,76</text:p>
          </table:table-cell>
          <table:table-cell office:value-type="float" office:value="7053.3421144425" calcext:value-type="float">
            <text:p>7053,3421144425</text:p>
          </table:table-cell>
          <table:table-cell office:value-type="float" office:value="60.1417946866" calcext:value-type="float">
            <text:p>60,1417946866</text:p>
          </table:table-cell>
          <table:table-cell office:value-type="float" office:value="84442.2873553377" calcext:value-type="float">
            <text:p>84442,2873553377</text:p>
          </table:table-cell>
          <table:table-cell office:value-type="float" office:value="8444.2287355337" calcext:value-type="float">
            <text:p>8444,2287355337</text:p>
          </table:table-cell>
          <table:table-cell office:value-type="float" office:value="91555.771264466" calcext:value-type="float">
            <text:p>91555,771264466</text:p>
          </table:table-cell>
        </table:table-row>
        <table:table-row table:style-name="ro2">
          <table:table-cell office:value-type="float" office:value="110.88" calcext:value-type="float">
            <text:p>110,88</text:p>
          </table:table-cell>
          <table:table-cell office:value-type="float" office:value="7053.1761859583" calcext:value-type="float">
            <text:p>7053,1761859583</text:p>
          </table:table-cell>
          <table:table-cell office:value-type="float" office:value="59.5179759782" calcext:value-type="float">
            <text:p>59,5179759782</text:p>
          </table:table-cell>
          <table:table-cell office:value-type="float" office:value="84443.005307331" calcext:value-type="float">
            <text:p>84443,005307331</text:p>
          </table:table-cell>
          <table:table-cell office:value-type="float" office:value="8444.300530733" calcext:value-type="float">
            <text:p>8444,300530733</text:p>
          </table:table-cell>
          <table:table-cell office:value-type="float" office:value="91555.6994692666" calcext:value-type="float">
            <text:p>91555,6994692666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7053.0119822815" calcext:value-type="float">
            <text:p>7053,0119822815</text:p>
          </table:table-cell>
          <table:table-cell office:value-type="float" office:value="58.9006241125" calcext:value-type="float">
            <text:p>58,9006241125</text:p>
          </table:table-cell>
          <table:table-cell office:value-type="float" office:value="84443.7158123695" calcext:value-type="float">
            <text:p>84443,7158123695</text:p>
          </table:table-cell>
          <table:table-cell office:value-type="float" office:value="8444.3715812369" calcext:value-type="float">
            <text:p>8444,3715812369</text:p>
          </table:table-cell>
          <table:table-cell office:value-type="float" office:value="91555.6284187628" calcext:value-type="float">
            <text:p>91555,6284187628</text:p>
          </table:table-cell>
        </table:table-row>
        <table:table-row table:style-name="ro2">
          <table:table-cell office:value-type="float" office:value="111.12" calcext:value-type="float">
            <text:p>111,12</text:p>
          </table:table-cell>
          <table:table-cell office:value-type="float" office:value="7052.8494854552" calcext:value-type="float">
            <text:p>7052,8494854552</text:p>
          </table:table-cell>
          <table:table-cell office:value-type="float" office:value="58.2896721271" calcext:value-type="float">
            <text:p>58,2896721271</text:p>
          </table:table-cell>
          <table:table-cell office:value-type="float" office:value="84444.4189476529" calcext:value-type="float">
            <text:p>84444,4189476529</text:p>
          </table:table-cell>
          <table:table-cell office:value-type="float" office:value="8444.4418947652" calcext:value-type="float">
            <text:p>8444,4418947652</text:p>
          </table:table-cell>
          <table:table-cell office:value-type="float" office:value="91555.5581052344" calcext:value-type="float">
            <text:p>91555,5581052344</text:p>
          </table:table-cell>
        </table:table-row>
        <table:table-row table:style-name="ro2">
          <table:table-cell office:value-type="float" office:value="111.24" calcext:value-type="float">
            <text:p>111,24</text:p>
          </table:table-cell>
          <table:table-cell office:value-type="float" office:value="7052.6886777095" calcext:value-type="float">
            <text:p>7052,6886777095</text:p>
          </table:table-cell>
          <table:table-cell office:value-type="float" office:value="57.6850537515" calcext:value-type="float">
            <text:p>57,6850537515</text:p>
          </table:table-cell>
          <table:table-cell office:value-type="float" office:value="84445.1147895814" calcext:value-type="float">
            <text:p>84445,1147895814</text:p>
          </table:table-cell>
          <table:table-cell office:value-type="float" office:value="8444.511478958" calcext:value-type="float">
            <text:p>8444,511478958</text:p>
          </table:table-cell>
          <table:table-cell office:value-type="float" office:value="91555.4885210416" calcext:value-type="float">
            <text:p>91555,4885210416</text:p>
          </table:table-cell>
        </table:table-row>
        <table:table-row table:style-name="ro2">
          <table:table-cell office:value-type="float" office:value="111.36" calcext:value-type="float">
            <text:p>111,36</text:p>
          </table:table-cell>
          <table:table-cell office:value-type="float" office:value="7052.5295414605" calcext:value-type="float">
            <text:p>7052,5295414605</text:p>
          </table:table-cell>
          <table:table-cell office:value-type="float" office:value="57.0867033996" calcext:value-type="float">
            <text:p>57,0867033996</text:p>
          </table:table-cell>
          <table:table-cell office:value-type="float" office:value="84445.803413764" calcext:value-type="float">
            <text:p>84445,803413764</text:p>
          </table:table-cell>
          <table:table-cell office:value-type="float" office:value="8444.5803413763" calcext:value-type="float">
            <text:p>8444,5803413763</text:p>
          </table:table-cell>
          <table:table-cell office:value-type="float" office:value="91555.4196586233" calcext:value-type="float">
            <text:p>91555,4196586233</text:p>
          </table:table-cell>
        </table:table-row>
        <table:table-row table:style-name="ro2">
          <table:table-cell office:value-type="float" office:value="111.48" calcext:value-type="float">
            <text:p>111,48</text:p>
          </table:table-cell>
          <table:table-cell office:value-type="float" office:value="7052.3720593076" calcext:value-type="float">
            <text:p>7052,3720593076</text:p>
          </table:table-cell>
          <table:table-cell office:value-type="float" office:value="56.4945561631" calcext:value-type="float">
            <text:p>56,4945561631</text:p>
          </table:table-cell>
          <table:table-cell office:value-type="float" office:value="84446.484895027" calcext:value-type="float">
            <text:p>84446,484895027</text:p>
          </table:table-cell>
          <table:table-cell office:value-type="float" office:value="8444.6484895026" calcext:value-type="float">
            <text:p>8444,6484895026</text:p>
          </table:table-cell>
          <table:table-cell office:value-type="float" office:value="91555.351510497" calcext:value-type="float">
            <text:p>91555,351510497</text:p>
          </table:table-cell>
        </table:table-row>
        <table:table-row table:style-name="ro2">
          <table:table-cell office:value-type="float" office:value="111.6" calcext:value-type="float">
            <text:p>111,6</text:p>
          </table:table-cell>
          <table:table-cell office:value-type="float" office:value="7052.2162140322" calcext:value-type="float">
            <text:p>7052,2162140322</text:p>
          </table:table-cell>
          <table:table-cell office:value-type="float" office:value="55.9085478045" calcext:value-type="float">
            <text:p>55,9085478045</text:p>
          </table:table-cell>
          <table:table-cell office:value-type="float" office:value="84447.1593074216" calcext:value-type="float">
            <text:p>84447,1593074216</text:p>
          </table:table-cell>
          <table:table-cell office:value-type="float" office:value="8444.7159307421" calcext:value-type="float">
            <text:p>8444,7159307421</text:p>
          </table:table-cell>
          <table:table-cell office:value-type="float" office:value="91555.2840692575" calcext:value-type="float">
            <text:p>91555,2840692575</text:p>
          </table:table-cell>
        </table:table-row>
        <table:table-row table:style-name="ro2">
          <table:table-cell office:value-type="float" office:value="111.72" calcext:value-type="float">
            <text:p>111,72</text:p>
          </table:table-cell>
          <table:table-cell office:value-type="float" office:value="7052.0619885951" calcext:value-type="float">
            <text:p>7052,0619885951</text:p>
          </table:table-cell>
          <table:table-cell office:value-type="float" office:value="55.3286147499" calcext:value-type="float">
            <text:p>55,3286147499</text:p>
          </table:table-cell>
          <table:table-cell office:value-type="float" office:value="84447.8267242322" calcext:value-type="float">
            <text:p>84447,8267242322</text:p>
          </table:table-cell>
          <table:table-cell office:value-type="float" office:value="8444.7826724231" calcext:value-type="float">
            <text:p>8444,7826724231</text:p>
          </table:table-cell>
          <table:table-cell office:value-type="float" office:value="91555.2173275765" calcext:value-type="float">
            <text:p>91555,2173275765</text:p>
          </table:table-cell>
        </table:table-row>
        <table:table-row table:style-name="ro2">
          <table:table-cell office:value-type="float" office:value="111.84" calcext:value-type="float">
            <text:p>111,84</text:p>
          </table:table-cell>
          <table:table-cell office:value-type="float" office:value="7051.9093661354" calcext:value-type="float">
            <text:p>7051,9093661354</text:p>
          </table:table-cell>
          <table:table-cell office:value-type="float" office:value="54.7546940823" calcext:value-type="float">
            <text:p>54,7546940823</text:p>
          </table:table-cell>
          <table:table-cell office:value-type="float" office:value="84448.4872179844" calcext:value-type="float">
            <text:p>84448,4872179844</text:p>
          </table:table-cell>
          <table:table-cell office:value-type="float" office:value="8444.8487217983" calcext:value-type="float">
            <text:p>8444,8487217983</text:p>
          </table:table-cell>
          <table:table-cell office:value-type="float" office:value="91555.1512782013" calcext:value-type="float">
            <text:p>91555,1512782013</text:p>
          </table:table-cell>
        </table:table-row>
        <table:table-row table:style-name="ro2">
          <table:table-cell office:value-type="float" office:value="111.96" calcext:value-type="float">
            <text:p>111,96</text:p>
          </table:table-cell>
          <table:table-cell office:value-type="float" office:value="7051.7583299678" calcext:value-type="float">
            <text:p>7051,7583299678</text:p>
          </table:table-cell>
          <table:table-cell office:value-type="float" office:value="54.186723535" calcext:value-type="float">
            <text:p>54,186723535</text:p>
          </table:table-cell>
          <table:table-cell office:value-type="float" office:value="84449.1408604524" calcext:value-type="float">
            <text:p>84449,1408604524</text:p>
          </table:table-cell>
          <table:table-cell office:value-type="float" office:value="8444.9140860451" calcext:value-type="float">
            <text:p>8444,9140860451</text:p>
          </table:table-cell>
          <table:table-cell office:value-type="float" office:value="91555.0859139544" calcext:value-type="float">
            <text:p>91555,0859139544</text:p>
          </table:table-cell>
        </table:table-row>
        <table:table-row table:style-name="ro2">
          <table:table-cell office:value-type="float" office:value="112.08" calcext:value-type="float">
            <text:p>112,08</text:p>
          </table:table-cell>
          <table:table-cell office:value-type="float" office:value="7051.6088635815" calcext:value-type="float">
            <text:p>7051,6088635815</text:p>
          </table:table-cell>
          <table:table-cell office:value-type="float" office:value="53.6246414848" calcext:value-type="float">
            <text:p>53,6246414848</text:p>
          </table:table-cell>
          <table:table-cell office:value-type="float" office:value="84449.7877226674" calcext:value-type="float">
            <text:p>84449,7877226674</text:p>
          </table:table-cell>
          <table:table-cell office:value-type="float" office:value="8444.9787722666" calcext:value-type="float">
            <text:p>8444,9787722666</text:p>
          </table:table-cell>
          <table:table-cell office:value-type="float" office:value="91555.0212277329" calcext:value-type="float">
            <text:p>91555,0212277329</text:p>
          </table:table-cell>
        </table:table-row>
        <table:table-row table:style-name="ro2">
          <table:table-cell office:value-type="float" office:value="112.2" calcext:value-type="float">
            <text:p>112,2</text:p>
          </table:table-cell>
          <table:table-cell office:value-type="float" office:value="7051.4609506379" calcext:value-type="float">
            <text:p>7051,4609506379</text:p>
          </table:table-cell>
          <table:table-cell office:value-type="float" office:value="53.0683869454" calcext:value-type="float">
            <text:p>53,0683869454</text:p>
          </table:table-cell>
          <table:table-cell office:value-type="float" office:value="84450.4278749247" calcext:value-type="float">
            <text:p>84450,4278749247</text:p>
          </table:table-cell>
          <table:table-cell office:value-type="float" office:value="8445.0427874924" calcext:value-type="float">
            <text:p>8445,0427874924</text:p>
          </table:table-cell>
          <table:table-cell office:value-type="float" office:value="91554.9572125072" calcext:value-type="float">
            <text:p>91554,9572125072</text:p>
          </table:table-cell>
        </table:table-row>
        <table:table-row table:style-name="ro2">
          <table:table-cell office:value-type="float" office:value="112.32" calcext:value-type="float">
            <text:p>112,32</text:p>
          </table:table-cell>
          <table:table-cell office:value-type="float" office:value="7051.3145749689" calcext:value-type="float">
            <text:p>7051,3145749689</text:p>
          </table:table-cell>
          <table:table-cell office:value-type="float" office:value="52.5178995606" calcext:value-type="float">
            <text:p>52,5178995606</text:p>
          </table:table-cell>
          <table:table-cell office:value-type="float" office:value="84451.0613867918" calcext:value-type="float">
            <text:p>84451,0613867918</text:p>
          </table:table-cell>
          <table:table-cell office:value-type="float" office:value="8445.1061386791" calcext:value-type="float">
            <text:p>8445,1061386791</text:p>
          </table:table-cell>
          <table:table-cell office:value-type="float" office:value="91554.8938613205" calcext:value-type="float">
            <text:p>91554,8938613205</text:p>
          </table:table-cell>
        </table:table-row>
        <table:table-row table:style-name="ro2">
          <table:table-cell office:value-type="float" office:value="112.44" calcext:value-type="float">
            <text:p>112,44</text:p>
          </table:table-cell>
          <table:table-cell office:value-type="float" office:value="7051.1697205753" calcext:value-type="float">
            <text:p>7051,1697205753</text:p>
          </table:table-cell>
          <table:table-cell office:value-type="float" office:value="51.9731195983" calcext:value-type="float">
            <text:p>51,9731195983</text:p>
          </table:table-cell>
          <table:table-cell office:value-type="float" office:value="84451.6883271153" calcext:value-type="float">
            <text:p>84451,6883271153</text:p>
          </table:table-cell>
          <table:table-cell office:value-type="float" office:value="8445.1688327114" calcext:value-type="float">
            <text:p>8445,1688327114</text:p>
          </table:table-cell>
          <table:table-cell office:value-type="float" office:value="91554.8311672881" calcext:value-type="float">
            <text:p>91554,8311672881</text:p>
          </table:table-cell>
        </table:table-row>
        <table:table-row table:style-name="ro2">
          <table:table-cell office:value-type="float" office:value="112.56" calcext:value-type="float">
            <text:p>112,56</text:p>
          </table:table-cell>
          <table:table-cell office:value-type="float" office:value="7051.0263716247" calcext:value-type="float">
            <text:p>7051,0263716247</text:p>
          </table:table-cell>
          <table:table-cell office:value-type="float" office:value="51.4339879437" calcext:value-type="float">
            <text:p>51,4339879437</text:p>
          </table:table-cell>
          <table:table-cell office:value-type="float" office:value="84452.3087640292" calcext:value-type="float">
            <text:p>84452,3087640292</text:p>
          </table:table-cell>
          <table:table-cell office:value-type="float" office:value="8445.2308764028" calcext:value-type="float">
            <text:p>8445,2308764028</text:p>
          </table:table-cell>
          <table:table-cell office:value-type="float" office:value="91554.7691235968" calcext:value-type="float">
            <text:p>91554,7691235968</text:p>
          </table:table-cell>
        </table:table-row>
        <table:table-row table:style-name="ro2">
          <table:table-cell office:value-type="float" office:value="112.68" calcext:value-type="float">
            <text:p>112,68</text:p>
          </table:table-cell>
          <table:table-cell office:value-type="float" office:value="7050.88451245" calcext:value-type="float">
            <text:p>7050,88451245</text:p>
          </table:table-cell>
          <table:table-cell office:value-type="float" office:value="50.9004460931" calcext:value-type="float">
            <text:p>50,9004460931</text:p>
          </table:table-cell>
          <table:table-cell office:value-type="float" office:value="84452.9227649614" calcext:value-type="float">
            <text:p>84452,9227649614</text:p>
          </table:table-cell>
          <table:table-cell office:value-type="float" office:value="8445.292276496" calcext:value-type="float">
            <text:p>8445,292276496</text:p>
          </table:table-cell>
          <table:table-cell office:value-type="float" office:value="91554.7077235035" calcext:value-type="float">
            <text:p>91554,7077235035</text:p>
          </table:table-cell>
        </table:table-row>
        <table:table-row table:style-name="ro2">
          <table:table-cell office:value-type="float" office:value="112.8" calcext:value-type="float">
            <text:p>112,8</text:p>
          </table:table-cell>
          <table:table-cell office:value-type="float" office:value="7050.7441275475" calcext:value-type="float">
            <text:p>7050,7441275475</text:p>
          </table:table-cell>
          <table:table-cell office:value-type="float" office:value="50.3724361474" calcext:value-type="float">
            <text:p>50,3724361474</text:p>
          </table:table-cell>
          <table:table-cell office:value-type="float" office:value="84453.5303966415" calcext:value-type="float">
            <text:p>84453,5303966415</text:p>
          </table:table-cell>
          <table:table-cell office:value-type="float" office:value="8445.3530396641" calcext:value-type="float">
            <text:p>8445,3530396641</text:p>
          </table:table-cell>
          <table:table-cell office:value-type="float" office:value="91554.6469603355" calcext:value-type="float">
            <text:p>91554,6469603355</text:p>
          </table:table-cell>
        </table:table-row>
        <table:table-row table:style-name="ro2">
          <table:table-cell office:value-type="float" office:value="112.92" calcext:value-type="float">
            <text:p>112,92</text:p>
          </table:table-cell>
          <table:table-cell office:value-type="float" office:value="7050.6052015755" calcext:value-type="float">
            <text:p>7050,6052015755</text:p>
          </table:table-cell>
          <table:table-cell office:value-type="float" office:value="49.8499008062" calcext:value-type="float">
            <text:p>49,8499008062</text:p>
          </table:table-cell>
          <table:table-cell office:value-type="float" office:value="84454.131725108" calcext:value-type="float">
            <text:p>84454,131725108</text:p>
          </table:table-cell>
          <table:table-cell office:value-type="float" office:value="8445.4131725107" calcext:value-type="float">
            <text:p>8445,4131725107</text:p>
          </table:table-cell>
          <table:table-cell office:value-type="float" office:value="91554.5868274889" calcext:value-type="float">
            <text:p>91554,5868274889</text:p>
          </table:table-cell>
        </table:table-row>
        <table:table-row table:style-name="ro2">
          <table:table-cell office:value-type="float" office:value="113.04" calcext:value-type="float">
            <text:p>113,04</text:p>
          </table:table-cell>
          <table:table-cell office:value-type="float" office:value="7050.4677193521" calcext:value-type="float">
            <text:p>7050,4677193521</text:p>
          </table:table-cell>
          <table:table-cell office:value-type="float" office:value="49.3327833614" calcext:value-type="float">
            <text:p>49,3327833614</text:p>
          </table:table-cell>
          <table:table-cell office:value-type="float" office:value="84454.7268157154" calcext:value-type="float">
            <text:p>84454,7268157154</text:p>
          </table:table-cell>
          <table:table-cell office:value-type="float" office:value="8445.4726815715" calcext:value-type="float">
            <text:p>8445,4726815715</text:p>
          </table:table-cell>
          <table:table-cell office:value-type="float" office:value="91554.5273184281" calcext:value-type="float">
            <text:p>91554,5273184281</text:p>
          </table:table-cell>
        </table:table-row>
        <table:table-row table:style-name="ro2">
          <table:table-cell office:value-type="float" office:value="113.16" calcext:value-type="float">
            <text:p>113,16</text:p>
          </table:table-cell>
          <table:table-cell office:value-type="float" office:value="7050.331665854" calcext:value-type="float">
            <text:p>7050,331665854</text:p>
          </table:table-cell>
          <table:table-cell office:value-type="float" office:value="48.8210276913" calcext:value-type="float">
            <text:p>48,8210276913</text:p>
          </table:table-cell>
          <table:table-cell office:value-type="float" office:value="84455.3157331411" calcext:value-type="float">
            <text:p>84455,3157331411</text:p>
          </table:table-cell>
          <table:table-cell office:value-type="float" office:value="8445.531573314" calcext:value-type="float">
            <text:p>8445,531573314</text:p>
          </table:table-cell>
          <table:table-cell office:value-type="float" office:value="91554.4684266856" calcext:value-type="float">
            <text:p>91554,4684266856</text:p>
          </table:table-cell>
        </table:table-row>
        <table:table-row table:style-name="ro2">
          <table:table-cell office:value-type="float" office:value="113.28" calcext:value-type="float">
            <text:p>113,28</text:p>
          </table:table-cell>
          <table:table-cell office:value-type="float" office:value="7050.1970262145" calcext:value-type="float">
            <text:p>7050,1970262145</text:p>
          </table:table-cell>
          <table:table-cell office:value-type="float" office:value="48.3145782543" calcext:value-type="float">
            <text:p>48,3145782543</text:p>
          </table:table-cell>
          <table:table-cell office:value-type="float" office:value="84455.8985413925" calcext:value-type="float">
            <text:p>84455,8985413925</text:p>
          </table:table-cell>
          <table:table-cell office:value-type="float" office:value="8445.5898541392" calcext:value-type="float">
            <text:p>8445,5898541392</text:p>
          </table:table-cell>
          <table:table-cell office:value-type="float" office:value="91554.4101458604" calcext:value-type="float">
            <text:p>91554,4101458604</text:p>
          </table:table-cell>
        </table:table-row>
        <table:table-row table:style-name="ro2">
          <table:table-cell office:value-type="float" office:value="113.4" calcext:value-type="float">
            <text:p>113,4</text:p>
          </table:table-cell>
          <table:table-cell office:value-type="float" office:value="7050.063785722" calcext:value-type="float">
            <text:p>7050,063785722</text:p>
          </table:table-cell>
          <table:table-cell office:value-type="float" office:value="47.8133800831" calcext:value-type="float">
            <text:p>47,8133800831</text:p>
          </table:table-cell>
          <table:table-cell office:value-type="float" office:value="84456.4753038139" calcext:value-type="float">
            <text:p>84456,4753038139</text:p>
          </table:table-cell>
          <table:table-cell office:value-type="float" office:value="8445.6475303813" calcext:value-type="float">
            <text:p>8445,6475303813</text:p>
          </table:table-cell>
          <table:table-cell office:value-type="float" office:value="91554.3524696183" calcext:value-type="float">
            <text:p>91554,3524696183</text:p>
          </table:table-cell>
        </table:table-row>
        <table:table-row table:style-name="ro2">
          <table:table-cell office:value-type="float" office:value="113.52" calcext:value-type="float">
            <text:p>113,52</text:p>
          </table:table-cell>
          <table:table-cell office:value-type="float" office:value="7049.9319298186" calcext:value-type="float">
            <text:p>7049,9319298186</text:p>
          </table:table-cell>
          <table:table-cell office:value-type="float" office:value="47.3173787787" calcext:value-type="float">
            <text:p>47,3173787787</text:p>
          </table:table-cell>
          <table:table-cell office:value-type="float" office:value="84457.0460830938" calcext:value-type="float">
            <text:p>84457,0460830938</text:p>
          </table:table-cell>
          <table:table-cell office:value-type="float" office:value="8445.7046083093" calcext:value-type="float">
            <text:p>8445,7046083093</text:p>
          </table:table-cell>
          <table:table-cell office:value-type="float" office:value="91554.2953916903" calcext:value-type="float">
            <text:p>91554,2953916903</text:p>
          </table:table-cell>
        </table:table-row>
        <table:table-row table:style-name="ro2">
          <table:table-cell office:value-type="float" office:value="113.64" calcext:value-type="float">
            <text:p>113,64</text:p>
          </table:table-cell>
          <table:table-cell office:value-type="float" office:value="7049.801444098" calcext:value-type="float">
            <text:p>7049,801444098</text:p>
          </table:table-cell>
          <table:table-cell office:value-type="float" office:value="46.8265205046" calcext:value-type="float">
            <text:p>46,8265205046</text:p>
          </table:table-cell>
          <table:table-cell office:value-type="float" office:value="84457.6109412708" calcext:value-type="float">
            <text:p>84457,6109412708</text:p>
          </table:table-cell>
          <table:table-cell office:value-type="float" office:value="8445.761094127" calcext:value-type="float">
            <text:p>8445,761094127</text:p>
          </table:table-cell>
          <table:table-cell office:value-type="float" office:value="91554.2389058726" calcext:value-type="float">
            <text:p>91554,2389058726</text:p>
          </table:table-cell>
        </table:table-row>
        <table:table-row table:style-name="ro2">
          <table:table-cell office:value-type="float" office:value="113.76" calcext:value-type="float">
            <text:p>113,76</text:p>
          </table:table-cell>
          <table:table-cell office:value-type="float" office:value="7049.6723143041" calcext:value-type="float">
            <text:p>7049,6723143041</text:p>
          </table:table-cell>
          <table:table-cell office:value-type="float" office:value="46.3407519812" calcext:value-type="float">
            <text:p>46,3407519812</text:p>
          </table:table-cell>
          <table:table-cell office:value-type="float" office:value="84458.1699397411" calcext:value-type="float">
            <text:p>84458,1699397411</text:p>
          </table:table-cell>
          <table:table-cell office:value-type="float" office:value="8445.816993974" calcext:value-type="float">
            <text:p>8445,816993974</text:p>
          </table:table-cell>
          <table:table-cell office:value-type="float" office:value="91554.1830060256" calcext:value-type="float">
            <text:p>91554,1830060256</text:p>
          </table:table-cell>
        </table:table-row>
        <table:table-row table:style-name="ro2">
          <table:table-cell office:value-type="float" office:value="113.88" calcext:value-type="float">
            <text:p>113,88</text:p>
          </table:table-cell>
          <table:table-cell office:value-type="float" office:value="7049.5445263297" calcext:value-type="float">
            <text:p>7049,5445263297</text:p>
          </table:table-cell>
          <table:table-cell office:value-type="float" office:value="45.8600204795" calcext:value-type="float">
            <text:p>45,8600204795</text:p>
          </table:table-cell>
          <table:table-cell office:value-type="float" office:value="84458.7231392647" calcext:value-type="float">
            <text:p>84458,7231392647</text:p>
          </table:table-cell>
          <table:table-cell office:value-type="float" office:value="8445.8723139264" calcext:value-type="float">
            <text:p>8445,8723139264</text:p>
          </table:table-cell>
          <table:table-cell office:value-type="float" office:value="91554.1276860732" calcext:value-type="float">
            <text:p>91554,127686073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7049.4180662148" calcext:value-type="float">
            <text:p>7049,4180662148</text:p>
          </table:table-cell>
          <table:table-cell office:value-type="float" office:value="45.3842738161" calcext:value-type="float">
            <text:p>45,3842738161</text:p>
          </table:table-cell>
          <table:table-cell office:value-type="float" office:value="84459.2705999723" calcext:value-type="float">
            <text:p>84459,2705999723</text:p>
          </table:table-cell>
          <table:table-cell office:value-type="float" office:value="8445.9270599971" calcext:value-type="float">
            <text:p>8445,9270599971</text:p>
          </table:table-cell>
          <table:table-cell office:value-type="float" office:value="91554.0729400025" calcext:value-type="float">
            <text:p>91554,0729400025</text:p>
          </table:table-cell>
        </table:table-row>
        <table:table-row table:style-name="ro2">
          <table:table-cell office:value-type="float" office:value="114.12" calcext:value-type="float">
            <text:p>114,12</text:p>
          </table:table-cell>
          <table:table-cell office:value-type="float" office:value="7049.2929201447" calcext:value-type="float">
            <text:p>7049,2929201447</text:p>
          </table:table-cell>
          <table:table-cell office:value-type="float" office:value="44.9134603471" calcext:value-type="float">
            <text:p>44,9134603471</text:p>
          </table:table-cell>
          <table:table-cell office:value-type="float" office:value="84459.8123813716" calcext:value-type="float">
            <text:p>84459,8123813716</text:p>
          </table:table-cell>
          <table:table-cell office:value-type="float" office:value="8445.9812381371" calcext:value-type="float">
            <text:p>8445,9812381371</text:p>
          </table:table-cell>
          <table:table-cell office:value-type="float" office:value="91554.0187618626" calcext:value-type="float">
            <text:p>91554,0187618626</text:p>
          </table:table-cell>
        </table:table-row>
        <table:table-row table:style-name="ro2">
          <table:table-cell office:value-type="float" office:value="114.24" calcext:value-type="float">
            <text:p>114,24</text:p>
          </table:table-cell>
          <table:table-cell office:value-type="float" office:value="7049.1690744489" calcext:value-type="float">
            <text:p>7049,1690744489</text:p>
          </table:table-cell>
          <table:table-cell office:value-type="float" office:value="44.4475289627" calcext:value-type="float">
            <text:p>44,4475289627</text:p>
          </table:table-cell>
          <table:table-cell office:value-type="float" office:value="84460.3485423535" calcext:value-type="float">
            <text:p>84460,3485423535</text:p>
          </table:table-cell>
          <table:table-cell office:value-type="float" office:value="8446.0348542353" calcext:value-type="float">
            <text:p>8446,0348542353</text:p>
          </table:table-cell>
          <table:table-cell office:value-type="float" office:value="91553.9651457644" calcext:value-type="float">
            <text:p>91553,9651457644</text:p>
          </table:table-cell>
        </table:table-row>
        <table:table-row table:style-name="ro2">
          <table:table-cell office:value-type="float" office:value="114.36" calcext:value-type="float">
            <text:p>114,36</text:p>
          </table:table-cell>
          <table:table-cell office:value-type="float" office:value="7049.0465155995" calcext:value-type="float">
            <text:p>7049,0465155995</text:p>
          </table:table-cell>
          <table:table-cell office:value-type="float" office:value="43.9864290819" calcext:value-type="float">
            <text:p>43,9864290819</text:p>
          </table:table-cell>
          <table:table-cell office:value-type="float" office:value="84460.8791411992" calcext:value-type="float">
            <text:p>84460,8791411992</text:p>
          </table:table-cell>
          <table:table-cell office:value-type="float" office:value="8446.0879141198" calcext:value-type="float">
            <text:p>8446,0879141198</text:p>
          </table:table-cell>
          <table:table-cell office:value-type="float" office:value="91553.9120858798" calcext:value-type="float">
            <text:p>91553,9120858798</text:p>
          </table:table-cell>
        </table:table-row>
        <table:table-row table:style-name="ro2">
          <table:table-cell office:value-type="float" office:value="114.48" calcext:value-type="float">
            <text:p>114,48</text:p>
          </table:table-cell>
          <table:table-cell office:value-type="float" office:value="7048.9252302097" calcext:value-type="float">
            <text:p>7048,9252302097</text:p>
          </table:table-cell>
          <table:table-cell office:value-type="float" office:value="43.5301106465" calcext:value-type="float">
            <text:p>43,5301106465</text:p>
          </table:table-cell>
          <table:table-cell office:value-type="float" office:value="84461.4042355857" calcext:value-type="float">
            <text:p>84461,4042355857</text:p>
          </table:table-cell>
          <table:table-cell office:value-type="float" office:value="8446.1404235585" calcext:value-type="float">
            <text:p>8446,1404235585</text:p>
          </table:table-cell>
          <table:table-cell office:value-type="float" office:value="91553.8595764411" calcext:value-type="float">
            <text:p>91553,8595764411</text:p>
          </table:table-cell>
        </table:table-row>
        <table:table-row table:style-name="ro2">
          <table:table-cell office:value-type="float" office:value="114.6" calcext:value-type="float">
            <text:p>114,6</text:p>
          </table:table-cell>
          <table:table-cell office:value-type="float" office:value="7048.8052050321" calcext:value-type="float">
            <text:p>7048,8052050321</text:p>
          </table:table-cell>
          <table:table-cell office:value-type="float" office:value="43.0785241163" calcext:value-type="float">
            <text:p>43,0785241163</text:p>
          </table:table-cell>
          <table:table-cell office:value-type="float" office:value="84461.9238825928" calcext:value-type="float">
            <text:p>84461,9238825928</text:p>
          </table:table-cell>
          <table:table-cell office:value-type="float" office:value="8446.1923882592" calcext:value-type="float">
            <text:p>8446,1923882592</text:p>
          </table:table-cell>
          <table:table-cell office:value-type="float" office:value="91553.8076117404" calcext:value-type="float">
            <text:p>91553,8076117404</text:p>
          </table:table-cell>
        </table:table-row>
        <table:table-row table:style-name="ro2">
          <table:table-cell office:value-type="float" office:value="114.72" calcext:value-type="float">
            <text:p>114,72</text:p>
          </table:table-cell>
          <table:table-cell office:value-type="float" office:value="7048.6864269576" calcext:value-type="float">
            <text:p>7048,6864269576</text:p>
          </table:table-cell>
          <table:table-cell office:value-type="float" office:value="42.6316204635" calcext:value-type="float">
            <text:p>42,6316204635</text:p>
          </table:table-cell>
          <table:table-cell office:value-type="float" office:value="84462.4381387085" calcext:value-type="float">
            <text:p>84462,4381387085</text:p>
          </table:table-cell>
          <table:table-cell office:value-type="float" office:value="8446.2438138708" calcext:value-type="float">
            <text:p>8446,2438138708</text:p>
          </table:table-cell>
          <table:table-cell office:value-type="float" office:value="91553.7561861289" calcext:value-type="float">
            <text:p>91553,7561861289</text:p>
          </table:table-cell>
        </table:table-row>
        <table:table-row table:style-name="ro2">
          <table:table-cell office:value-type="float" office:value="114.84" calcext:value-type="float">
            <text:p>114,84</text:p>
          </table:table-cell>
          <table:table-cell office:value-type="float" office:value="7048.5688830137" calcext:value-type="float">
            <text:p>7048,5688830137</text:p>
          </table:table-cell>
          <table:table-cell office:value-type="float" office:value="42.1893511674" calcext:value-type="float">
            <text:p>42,1893511674</text:p>
          </table:table-cell>
          <table:table-cell office:value-type="float" office:value="84462.9470598357" calcext:value-type="float">
            <text:p>84462,9470598357</text:p>
          </table:table-cell>
          <table:table-cell office:value-type="float" office:value="8446.2947059835" calcext:value-type="float">
            <text:p>8446,2947059835</text:p>
          </table:table-cell>
          <table:table-cell office:value-type="float" office:value="91553.7052940161" calcext:value-type="float">
            <text:p>91553,7052940161</text:p>
          </table:table-cell>
        </table:table-row>
        <table:table-row table:style-name="ro2">
          <table:table-cell office:value-type="float" office:value="114.96" calcext:value-type="float">
            <text:p>114,96</text:p>
          </table:table-cell>
          <table:table-cell office:value-type="float" office:value="7048.4525603631" calcext:value-type="float">
            <text:p>7048,4525603631</text:p>
          </table:table-cell>
          <table:table-cell office:value-type="float" office:value="41.7516682093" calcext:value-type="float">
            <text:p>41,7516682093</text:p>
          </table:table-cell>
          <table:table-cell office:value-type="float" office:value="84463.4507012982" calcext:value-type="float">
            <text:p>84463,4507012982</text:p>
          </table:table-cell>
          <table:table-cell office:value-type="float" office:value="8446.3450701297" calcext:value-type="float">
            <text:p>8446,3450701297</text:p>
          </table:table-cell>
          <table:table-cell office:value-type="float" office:value="91553.6549298699" calcext:value-type="float">
            <text:p>91553,6549298699</text:p>
          </table:table-cell>
        </table:table-row>
        <table:table-row table:style-name="ro2">
          <table:table-cell office:value-type="float" office:value="115.08" calcext:value-type="float">
            <text:p>115,08</text:p>
          </table:table-cell>
          <table:table-cell office:value-type="float" office:value="7048.3374463025" calcext:value-type="float">
            <text:p>7048,3374463025</text:p>
          </table:table-cell>
          <table:table-cell office:value-type="float" office:value="41.318524067" calcext:value-type="float">
            <text:p>41,318524067</text:p>
          </table:table-cell>
          <table:table-cell office:value-type="float" office:value="84463.9491178463" calcext:value-type="float">
            <text:p>84463,9491178463</text:p>
          </table:table-cell>
          <table:table-cell office:value-type="float" office:value="8446.3949117845" calcext:value-type="float">
            <text:p>8446,3949117845</text:p>
          </table:table-cell>
          <table:table-cell office:value-type="float" office:value="91553.6050882151" calcext:value-type="float">
            <text:p>91553,6050882151</text:p>
          </table:table-cell>
        </table:table-row>
        <table:table-row table:style-name="ro2">
          <table:table-cell office:value-type="float" office:value="115.2" calcext:value-type="float">
            <text:p>115,2</text:p>
          </table:table-cell>
          <table:table-cell office:value-type="float" office:value="7048.2235282608" calcext:value-type="float">
            <text:p>7048,2235282608</text:p>
          </table:table-cell>
          <table:table-cell office:value-type="float" office:value="40.8898717103" calcext:value-type="float">
            <text:p>40,8898717103</text:p>
          </table:table-cell>
          <table:table-cell office:value-type="float" office:value="84464.4423636631" calcext:value-type="float">
            <text:p>84464,4423636631</text:p>
          </table:table-cell>
          <table:table-cell office:value-type="float" office:value="8446.4442363662" calcext:value-type="float">
            <text:p>8446,4442363662</text:p>
          </table:table-cell>
          <table:table-cell office:value-type="float" office:value="91553.5557636334" calcext:value-type="float">
            <text:p>91553,5557636334</text:p>
          </table:table-cell>
        </table:table-row>
        <table:table-row table:style-name="ro2">
          <table:table-cell office:value-type="float" office:value="115.32" calcext:value-type="float">
            <text:p>115,32</text:p>
          </table:table-cell>
          <table:table-cell office:value-type="float" office:value="7048.110793798" calcext:value-type="float">
            <text:p>7048,110793798</text:p>
          </table:table-cell>
          <table:table-cell office:value-type="float" office:value="40.4656645951" calcext:value-type="float">
            <text:p>40,4656645951</text:p>
          </table:table-cell>
          <table:table-cell office:value-type="float" office:value="84464.9304923703" calcext:value-type="float">
            <text:p>84464,9304923703</text:p>
          </table:table-cell>
          <table:table-cell office:value-type="float" office:value="8446.4930492369" calcext:value-type="float">
            <text:p>8446,4930492369</text:p>
          </table:table-cell>
          <table:table-cell office:value-type="float" office:value="91553.5069507627" calcext:value-type="float">
            <text:p>91553,5069507627</text:p>
          </table:table-cell>
        </table:table-row>
        <table:table-row table:style-name="ro2">
          <table:table-cell office:value-type="float" office:value="115.44" calcext:value-type="float">
            <text:p>115,44</text:p>
          </table:table-cell>
          <table:table-cell office:value-type="float" office:value="7047.999230604" calcext:value-type="float">
            <text:p>7047,999230604</text:p>
          </table:table-cell>
          <table:table-cell office:value-type="float" office:value="40.0458566591" calcext:value-type="float">
            <text:p>40,0458566591</text:p>
          </table:table-cell>
          <table:table-cell office:value-type="float" office:value="84465.4135570339" calcext:value-type="float">
            <text:p>84465,4135570339</text:p>
          </table:table-cell>
          <table:table-cell office:value-type="float" office:value="8446.5413557033" calcext:value-type="float">
            <text:p>8446,5413557033</text:p>
          </table:table-cell>
          <table:table-cell office:value-type="float" office:value="91553.4586442963" calcext:value-type="float">
            <text:p>91553,4586442963</text:p>
          </table:table-cell>
        </table:table-row>
        <table:table-row table:style-name="ro2">
          <table:table-cell office:value-type="float" office:value="115.56" calcext:value-type="float">
            <text:p>115,56</text:p>
          </table:table-cell>
          <table:table-cell office:value-type="float" office:value="7047.8888264967" calcext:value-type="float">
            <text:p>7047,8888264967</text:p>
          </table:table-cell>
          <table:table-cell office:value-type="float" office:value="39.6304023166" calcext:value-type="float">
            <text:p>39,6304023166</text:p>
          </table:table-cell>
          <table:table-cell office:value-type="float" office:value="84465.8916101701" calcext:value-type="float">
            <text:p>84465,8916101701</text:p>
          </table:table-cell>
          <table:table-cell office:value-type="float" office:value="8446.5891610169" calcext:value-type="float">
            <text:p>8446,5891610169</text:p>
          </table:table-cell>
          <table:table-cell office:value-type="float" office:value="91553.4108389827" calcext:value-type="float">
            <text:p>91553,4108389827</text:p>
          </table:table-cell>
        </table:table-row>
        <table:table-row table:style-name="ro2">
          <table:table-cell office:value-type="float" office:value="115.68" calcext:value-type="float">
            <text:p>115,68</text:p>
          </table:table-cell>
          <table:table-cell office:value-type="float" office:value="7047.779569421" calcext:value-type="float">
            <text:p>7047,779569421</text:p>
          </table:table-cell>
          <table:table-cell office:value-type="float" office:value="39.2192564534" calcext:value-type="float">
            <text:p>39,2192564534</text:p>
          </table:table-cell>
          <table:table-cell office:value-type="float" office:value="84466.3647037509" calcext:value-type="float">
            <text:p>84466,3647037509</text:p>
          </table:table-cell>
          <table:table-cell office:value-type="float" office:value="8446.636470375" calcext:value-type="float">
            <text:p>8446,636470375</text:p>
          </table:table-cell>
          <table:table-cell office:value-type="float" office:value="91553.3635296246" calcext:value-type="float">
            <text:p>91553,3635296246</text:p>
          </table:table-cell>
        </table:table-row>
        <table:table-row table:style-name="ro2">
          <table:table-cell office:value-type="float" office:value="115.8" calcext:value-type="float">
            <text:p>115,8</text:p>
          </table:table-cell>
          <table:table-cell office:value-type="float" office:value="7047.6714474477" calcext:value-type="float">
            <text:p>7047,6714474477</text:p>
          </table:table-cell>
          <table:table-cell office:value-type="float" office:value="38.8123744221" calcext:value-type="float">
            <text:p>38,8123744221</text:p>
          </table:table-cell>
          <table:table-cell office:value-type="float" office:value="84466.8328892096" calcext:value-type="float">
            <text:p>84466,8328892096</text:p>
          </table:table-cell>
          <table:table-cell office:value-type="float" office:value="8446.6832889209" calcext:value-type="float">
            <text:p>8446,6832889209</text:p>
          </table:table-cell>
          <table:table-cell office:value-type="float" office:value="91553.3167110787" calcext:value-type="float">
            <text:p>91553,3167110787</text:p>
          </table:table-cell>
        </table:table-row>
        <table:table-row table:style-name="ro2">
          <table:table-cell office:value-type="float" office:value="115.92" calcext:value-type="float">
            <text:p>115,92</text:p>
          </table:table-cell>
          <table:table-cell office:value-type="float" office:value="7047.5644487717" calcext:value-type="float">
            <text:p>7047,5644487717</text:p>
          </table:table-cell>
          <table:table-cell office:value-type="float" office:value="38.4097120374" calcext:value-type="float">
            <text:p>38,4097120374</text:p>
          </table:table-cell>
          <table:table-cell office:value-type="float" office:value="84467.2962174467" calcext:value-type="float">
            <text:p>84467,2962174467</text:p>
          </table:table-cell>
          <table:table-cell office:value-type="float" office:value="8446.7296217446" calcext:value-type="float">
            <text:p>8446,7296217446</text:p>
          </table:table-cell>
          <table:table-cell office:value-type="float" office:value="91553.2703782551" calcext:value-type="float">
            <text:p>91553,2703782551</text:p>
          </table:table-cell>
        </table:table-row>
        <table:table-row table:style-name="ro2">
          <table:table-cell office:value-type="float" office:value="116.04" calcext:value-type="float">
            <text:p>116,04</text:p>
          </table:table-cell>
          <table:table-cell office:value-type="float" office:value="7047.458561711" calcext:value-type="float">
            <text:p>7047,458561711</text:p>
          </table:table-cell>
          <table:table-cell office:value-type="float" office:value="38.011225571" calcext:value-type="float">
            <text:p>38,011225571</text:p>
          </table:table-cell>
          <table:table-cell office:value-type="float" office:value="84467.754738835" calcext:value-type="float">
            <text:p>84467,754738835</text:p>
          </table:table-cell>
          <table:table-cell office:value-type="float" office:value="8446.7754738834" calcext:value-type="float">
            <text:p>8446,7754738834</text:p>
          </table:table-cell>
          <table:table-cell office:value-type="float" office:value="91553.2245261162" calcext:value-type="float">
            <text:p>91553,2245261162</text:p>
          </table:table-cell>
        </table:table-row>
        <table:table-row table:style-name="ro2">
          <table:table-cell office:value-type="float" office:value="116.16" calcext:value-type="float">
            <text:p>116,16</text:p>
          </table:table-cell>
          <table:table-cell office:value-type="float" office:value="7047.3537747052" calcext:value-type="float">
            <text:p>7047,3537747052</text:p>
          </table:table-cell>
          <table:table-cell office:value-type="float" office:value="37.6168717473" calcext:value-type="float">
            <text:p>37,6168717473</text:p>
          </table:table-cell>
          <table:table-cell office:value-type="float" office:value="84468.2085032255" calcext:value-type="float">
            <text:p>84468,2085032255</text:p>
          </table:table-cell>
          <table:table-cell office:value-type="float" office:value="8446.8208503225" calcext:value-type="float">
            <text:p>8446,8208503225</text:p>
          </table:table-cell>
          <table:table-cell office:value-type="float" office:value="91553.1791496771" calcext:value-type="float">
            <text:p>91553,1791496771</text:p>
          </table:table-cell>
        </table:table-row>
        <table:table-row table:style-name="ro2">
          <table:table-cell office:value-type="float" office:value="116.28" calcext:value-type="float">
            <text:p>116,28</text:p>
          </table:table-cell>
          <table:table-cell office:value-type="float" office:value="7047.2500763146" calcext:value-type="float">
            <text:p>7047,2500763146</text:p>
          </table:table-cell>
          <table:table-cell office:value-type="float" office:value="37.2266077383" calcext:value-type="float">
            <text:p>37,2266077383</text:p>
          </table:table-cell>
          <table:table-cell office:value-type="float" office:value="84468.6575599524" calcext:value-type="float">
            <text:p>84468,6575599524</text:p>
          </table:table-cell>
          <table:table-cell office:value-type="float" office:value="8446.8657559951" calcext:value-type="float">
            <text:p>8446,8657559951</text:p>
          </table:table-cell>
          <table:table-cell office:value-type="float" office:value="91553.1342440045" calcext:value-type="float">
            <text:p>91553,1342440045</text:p>
          </table:table-cell>
        </table:table-row>
        <table:table-row table:style-name="ro2">
          <table:table-cell office:value-type="float" office:value="116.4" calcext:value-type="float">
            <text:p>116,4</text:p>
          </table:table-cell>
          <table:table-cell office:value-type="float" office:value="7047.1474552185" calcext:value-type="float">
            <text:p>7047,1474552185</text:p>
          </table:table-cell>
          <table:table-cell office:value-type="float" office:value="36.8403911593" calcext:value-type="float">
            <text:p>36,8403911593</text:p>
          </table:table-cell>
          <table:table-cell office:value-type="float" office:value="84469.1019578388" calcext:value-type="float">
            <text:p>84469,1019578388</text:p>
          </table:table-cell>
          <table:table-cell office:value-type="float" office:value="8446.9101957838" calcext:value-type="float">
            <text:p>8446,9101957838</text:p>
          </table:table-cell>
          <table:table-cell office:value-type="float" office:value="91553.0898042158" calcext:value-type="float">
            <text:p>91553,0898042158</text:p>
          </table:table-cell>
        </table:table-row>
        <table:table-row table:style-name="ro2">
          <table:table-cell office:value-type="float" office:value="116.52" calcext:value-type="float">
            <text:p>116,52</text:p>
          </table:table-cell>
          <table:table-cell office:value-type="float" office:value="7047.0459002143" calcext:value-type="float">
            <text:p>7047,0459002143</text:p>
          </table:table-cell>
          <table:table-cell office:value-type="float" office:value="36.4581800643" calcext:value-type="float">
            <text:p>36,4581800643</text:p>
          </table:table-cell>
          <table:table-cell office:value-type="float" office:value="84469.5417452018" calcext:value-type="float">
            <text:p>84469,5417452018</text:p>
          </table:table-cell>
          <table:table-cell office:value-type="float" office:value="8446.9541745201" calcext:value-type="float">
            <text:p>8446,9541745201</text:p>
          </table:table-cell>
          <table:table-cell office:value-type="float" office:value="91553.0458254795" calcext:value-type="float">
            <text:p>91553,0458254795</text:p>
          </table:table-cell>
        </table:table-row>
        <table:table-row table:style-name="ro2">
          <table:table-cell office:value-type="float" office:value="116.64" calcext:value-type="float">
            <text:p>116,64</text:p>
          </table:table-cell>
          <table:table-cell office:value-type="float" office:value="7046.9454002159" calcext:value-type="float">
            <text:p>7046,9454002159</text:p>
          </table:table-cell>
          <table:table-cell office:value-type="float" office:value="36.0799329413" calcext:value-type="float">
            <text:p>36,0799329413</text:p>
          </table:table-cell>
          <table:table-cell office:value-type="float" office:value="84469.9769698575" calcext:value-type="float">
            <text:p>84469,9769698575</text:p>
          </table:table-cell>
          <table:table-cell office:value-type="float" office:value="8446.9976969857" calcext:value-type="float">
            <text:p>8446,9976969857</text:p>
          </table:table-cell>
          <table:table-cell office:value-type="float" office:value="91553.0023030139" calcext:value-type="float">
            <text:p>91553,0023030139</text:p>
          </table:table-cell>
        </table:table-row>
        <table:table-row table:style-name="ro2">
          <table:table-cell office:value-type="float" office:value="116.76" calcext:value-type="float">
            <text:p>116,76</text:p>
          </table:table-cell>
          <table:table-cell office:value-type="float" office:value="7046.8459442531" calcext:value-type="float">
            <text:p>7046,8459442531</text:p>
          </table:table-cell>
          <table:table-cell office:value-type="float" office:value="35.7056087079" calcext:value-type="float">
            <text:p>35,7056087079</text:p>
          </table:table-cell>
          <table:table-cell office:value-type="float" office:value="84470.4076791268" calcext:value-type="float">
            <text:p>84470,4076791268</text:p>
          </table:table-cell>
          <table:table-cell office:value-type="float" office:value="8447.0407679126" calcext:value-type="float">
            <text:p>8447,0407679126</text:p>
          </table:table-cell>
          <table:table-cell office:value-type="float" office:value="91552.959232087" calcext:value-type="float">
            <text:p>91552,959232087</text:p>
          </table:table-cell>
        </table:table-row>
        <table:table-row table:style-name="ro2">
          <table:table-cell office:value-type="float" office:value="116.88" calcext:value-type="float">
            <text:p>116,88</text:p>
          </table:table-cell>
          <table:table-cell office:value-type="float" office:value="7046.7475214696" calcext:value-type="float">
            <text:p>7046,7475214696</text:p>
          </table:table-cell>
          <table:table-cell office:value-type="float" office:value="35.335166707" calcext:value-type="float">
            <text:p>35,335166707</text:p>
          </table:table-cell>
          <table:table-cell office:value-type="float" office:value="84470.83391984" calcext:value-type="float">
            <text:p>84470,83391984</text:p>
          </table:table-cell>
          <table:table-cell office:value-type="float" office:value="8447.0833919839" calcext:value-type="float">
            <text:p>8447,0833919839</text:p>
          </table:table-cell>
          <table:table-cell office:value-type="float" office:value="91552.9166080157" calcext:value-type="float">
            <text:p>91552,916608015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7046.6501211223" calcext:value-type="float">
            <text:p>7046,6501211223</text:p>
          </table:table-cell>
          <table:table-cell office:value-type="float" office:value="34.9685667021" calcext:value-type="float">
            <text:p>34,9685667021</text:p>
          </table:table-cell>
          <table:table-cell office:value-type="float" office:value="84471.2557383419" calcext:value-type="float">
            <text:p>84471,2557383419</text:p>
          </table:table-cell>
          <table:table-cell office:value-type="float" office:value="8447.1255738341" calcext:value-type="float">
            <text:p>8447,1255738341</text:p>
          </table:table-cell>
          <table:table-cell office:value-type="float" office:value="91552.8744261655" calcext:value-type="float">
            <text:p>91552,8744261655</text:p>
          </table:table-cell>
        </table:table-row>
        <table:table-row table:style-name="ro2">
          <table:table-cell office:value-type="float" office:value="117.12" calcext:value-type="float">
            <text:p>117,12</text:p>
          </table:table-cell>
          <table:table-cell office:value-type="float" office:value="7046.5537325801" calcext:value-type="float">
            <text:p>7046,5537325801</text:p>
          </table:table-cell>
          <table:table-cell office:value-type="float" office:value="34.6057688734" calcext:value-type="float">
            <text:p>34,6057688734</text:p>
          </table:table-cell>
          <table:table-cell office:value-type="float" office:value="84471.6731804973" calcext:value-type="float">
            <text:p>84471,6731804973</text:p>
          </table:table-cell>
          <table:table-cell office:value-type="float" office:value="8447.1673180496" calcext:value-type="float">
            <text:p>8447,1673180496</text:p>
          </table:table-cell>
          <table:table-cell office:value-type="float" office:value="91552.8326819499" calcext:value-type="float">
            <text:p>91552,8326819499</text:p>
          </table:table-cell>
        </table:table-row>
        <table:table-row table:style-name="ro2">
          <table:table-cell office:value-type="float" office:value="117.24" calcext:value-type="float">
            <text:p>117,24</text:p>
          </table:table-cell>
          <table:table-cell office:value-type="float" office:value="7046.4583453226" calcext:value-type="float">
            <text:p>7046,4583453226</text:p>
          </table:table-cell>
          <table:table-cell office:value-type="float" office:value="34.2467338131" calcext:value-type="float">
            <text:p>34,2467338131</text:p>
          </table:table-cell>
          <table:table-cell office:value-type="float" office:value="84472.0862916953" calcext:value-type="float">
            <text:p>84472,0862916953</text:p>
          </table:table-cell>
          <table:table-cell office:value-type="float" office:value="8447.2086291694" calcext:value-type="float">
            <text:p>8447,2086291694</text:p>
          </table:table-cell>
          <table:table-cell office:value-type="float" office:value="91552.7913708302" calcext:value-type="float">
            <text:p>91552,7913708302</text:p>
          </table:table-cell>
        </table:table-row>
        <table:table-row table:style-name="ro2">
          <table:table-cell office:value-type="float" office:value="117.36" calcext:value-type="float">
            <text:p>117,36</text:p>
          </table:table-cell>
          <table:table-cell office:value-type="float" office:value="7046.3639489391" calcext:value-type="float">
            <text:p>7046,3639489391</text:p>
          </table:table-cell>
          <table:table-cell office:value-type="float" office:value="33.8914225212" calcext:value-type="float">
            <text:p>33,8914225212</text:p>
          </table:table-cell>
          <table:table-cell office:value-type="float" office:value="84472.4951168548" calcext:value-type="float">
            <text:p>84472,4951168548</text:p>
          </table:table-cell>
          <table:table-cell office:value-type="float" office:value="8447.2495116854" calcext:value-type="float">
            <text:p>8447,2495116854</text:p>
          </table:table-cell>
          <table:table-cell office:value-type="float" office:value="91552.7504883142" calcext:value-type="float">
            <text:p>91552,7504883142</text:p>
          </table:table-cell>
        </table:table-row>
        <table:table-row table:style-name="ro2">
          <table:table-cell office:value-type="float" office:value="117.48" calcext:value-type="float">
            <text:p>117,48</text:p>
          </table:table-cell>
          <table:table-cell office:value-type="float" office:value="7046.2705331271" calcext:value-type="float">
            <text:p>7046,2705331271</text:p>
          </table:table-cell>
          <table:table-cell office:value-type="float" office:value="33.5397964016" calcext:value-type="float">
            <text:p>33,5397964016</text:p>
          </table:table-cell>
          <table:table-cell office:value-type="float" office:value="84472.8997004289" calcext:value-type="float">
            <text:p>84472,8997004289</text:p>
          </table:table-cell>
          <table:table-cell office:value-type="float" office:value="8447.2899700428" calcext:value-type="float">
            <text:p>8447,2899700428</text:p>
          </table:table-cell>
          <table:table-cell office:value-type="float" office:value="91552.7100299568" calcext:value-type="float">
            <text:p>91552,7100299568</text:p>
          </table:table-cell>
        </table:table-row>
        <table:table-row table:style-name="ro2">
          <table:table-cell office:value-type="float" office:value="117.6" calcext:value-type="float">
            <text:p>117,6</text:p>
          </table:table-cell>
          <table:table-cell office:value-type="float" office:value="7046.1780876916" calcext:value-type="float">
            <text:p>7046,1780876916</text:p>
          </table:table-cell>
          <table:table-cell office:value-type="float" office:value="33.1918172577" calcext:value-type="float">
            <text:p>33,1918172577</text:p>
          </table:table-cell>
          <table:table-cell office:value-type="float" office:value="84473.3000864103" calcext:value-type="float">
            <text:p>84473,3000864103</text:p>
          </table:table-cell>
          <table:table-cell office:value-type="float" office:value="8447.3300086409" calcext:value-type="float">
            <text:p>8447,3300086409</text:p>
          </table:table-cell>
          <table:table-cell office:value-type="float" office:value="91552.6699913587" calcext:value-type="float">
            <text:p>91552,6699913587</text:p>
          </table:table-cell>
        </table:table-row>
        <table:table-row table:style-name="ro2">
          <table:table-cell office:value-type="float" office:value="117.72" calcext:value-type="float">
            <text:p>117,72</text:p>
          </table:table-cell>
          <table:table-cell office:value-type="float" office:value="7046.0866025436" calcext:value-type="float">
            <text:p>7046,0866025436</text:p>
          </table:table-cell>
          <table:table-cell office:value-type="float" office:value="32.8474472881" calcext:value-type="float">
            <text:p>32,8474472881</text:p>
          </table:table-cell>
          <table:table-cell office:value-type="float" office:value="84473.6963183353" calcext:value-type="float">
            <text:p>84473,6963183353</text:p>
          </table:table-cell>
          <table:table-cell office:value-type="float" office:value="8447.3696318334" calcext:value-type="float">
            <text:p>8447,3696318334</text:p>
          </table:table-cell>
          <table:table-cell office:value-type="float" office:value="91552.6303681662" calcext:value-type="float">
            <text:p>91552,6303681662</text:p>
          </table:table-cell>
        </table:table-row>
        <table:table-row table:style-name="ro2">
          <table:table-cell office:value-type="float" office:value="117.84" calcext:value-type="float">
            <text:p>117,84</text:p>
          </table:table-cell>
          <table:table-cell office:value-type="float" office:value="7045.9960676995" calcext:value-type="float">
            <text:p>7045,9960676995</text:p>
          </table:table-cell>
          <table:table-cell office:value-type="float" office:value="32.506649083" calcext:value-type="float">
            <text:p>32,506649083</text:p>
          </table:table-cell>
          <table:table-cell office:value-type="float" office:value="84474.0884392892" calcext:value-type="float">
            <text:p>84474,0884392892</text:p>
          </table:table-cell>
          <table:table-cell office:value-type="float" office:value="8447.4088439288" calcext:value-type="float">
            <text:p>8447,4088439288</text:p>
          </table:table-cell>
          <table:table-cell office:value-type="float" office:value="91552.5911560708" calcext:value-type="float">
            <text:p>91552,5911560708</text:p>
          </table:table-cell>
        </table:table-row>
        <table:table-row table:style-name="ro2">
          <table:table-cell office:value-type="float" office:value="117.96" calcext:value-type="float">
            <text:p>117,96</text:p>
          </table:table-cell>
          <table:table-cell office:value-type="float" office:value="7045.9064732793" calcext:value-type="float">
            <text:p>7045,9064732793</text:p>
          </table:table-cell>
          <table:table-cell office:value-type="float" office:value="32.1693856195" calcext:value-type="float">
            <text:p>32,1693856195</text:p>
          </table:table-cell>
          <table:table-cell office:value-type="float" office:value="84474.4764919107" calcext:value-type="float">
            <text:p>84474,4764919107</text:p>
          </table:table-cell>
          <table:table-cell office:value-type="float" office:value="8447.447649191" calcext:value-type="float">
            <text:p>8447,447649191</text:p>
          </table:table-cell>
          <table:table-cell office:value-type="float" office:value="91552.5523508087" calcext:value-type="float">
            <text:p>91552,5523508087</text:p>
          </table:table-cell>
        </table:table-row>
        <table:table-row table:style-name="ro2">
          <table:table-cell office:value-type="float" office:value="118.08" calcext:value-type="float">
            <text:p>118,08</text:p>
          </table:table-cell>
          <table:table-cell office:value-type="float" office:value="7045.8178095062" calcext:value-type="float">
            <text:p>7045,8178095062</text:p>
          </table:table-cell>
          <table:table-cell office:value-type="float" office:value="31.8356202583" calcext:value-type="float">
            <text:p>31,8356202583</text:p>
          </table:table-cell>
          <table:table-cell office:value-type="float" office:value="84474.8605183964" calcext:value-type="float">
            <text:p>84474,8605183964</text:p>
          </table:table-cell>
          <table:table-cell office:value-type="float" office:value="8447.4860518395" calcext:value-type="float">
            <text:p>8447,4860518395</text:p>
          </table:table-cell>
          <table:table-cell office:value-type="float" office:value="91552.5139481601" calcext:value-type="float">
            <text:p>91552,5139481601</text:p>
          </table:table-cell>
        </table:table-row>
        <table:table-row table:style-name="ro2">
          <table:table-cell office:value-type="float" office:value="118.2" calcext:value-type="float">
            <text:p>118,2</text:p>
          </table:table-cell>
          <table:table-cell office:value-type="float" office:value="7045.730066705" calcext:value-type="float">
            <text:p>7045,730066705</text:p>
          </table:table-cell>
          <table:table-cell office:value-type="float" office:value="31.5053167394" calcext:value-type="float">
            <text:p>31,5053167394</text:p>
          </table:table-cell>
          <table:table-cell office:value-type="float" office:value="84475.2405605056" calcext:value-type="float">
            <text:p>84475,2405605056</text:p>
          </table:table-cell>
          <table:table-cell office:value-type="float" office:value="8447.5240560505" calcext:value-type="float">
            <text:p>8447,5240560505</text:p>
          </table:table-cell>
          <table:table-cell office:value-type="float" office:value="91552.4759439492" calcext:value-type="float">
            <text:p>91552,4759439492</text:p>
          </table:table-cell>
        </table:table-row>
        <table:table-row table:style-name="ro2">
          <table:table-cell office:value-type="float" office:value="118.32" calcext:value-type="float">
            <text:p>118,32</text:p>
          </table:table-cell>
          <table:table-cell office:value-type="float" office:value="7045.6432353013" calcext:value-type="float">
            <text:p>7045,6432353013</text:p>
          </table:table-cell>
          <table:table-cell office:value-type="float" office:value="31.1784391779" calcext:value-type="float">
            <text:p>31,1784391779</text:p>
          </table:table-cell>
          <table:table-cell office:value-type="float" office:value="84475.6166595648" calcext:value-type="float">
            <text:p>84475,6166595648</text:p>
          </table:table-cell>
          <table:table-cell office:value-type="float" office:value="8447.5616659564" calcext:value-type="float">
            <text:p>8447,5616659564</text:p>
          </table:table-cell>
          <table:table-cell office:value-type="float" office:value="91552.4383340433" calcext:value-type="float">
            <text:p>91552,4383340433</text:p>
          </table:table-cell>
        </table:table-row>
        <table:table-row table:style-name="ro2">
          <table:table-cell office:value-type="float" office:value="118.44" calcext:value-type="float">
            <text:p>118,44</text:p>
          </table:table-cell>
          <table:table-cell office:value-type="float" office:value="7045.5573058206" calcext:value-type="float">
            <text:p>7045,5573058206</text:p>
          </table:table-cell>
          <table:table-cell office:value-type="float" office:value="30.8549520608" calcext:value-type="float">
            <text:p>30,8549520608</text:p>
          </table:table-cell>
          <table:table-cell office:value-type="float" office:value="84475.9888564719" calcext:value-type="float">
            <text:p>84475,9888564719</text:p>
          </table:table-cell>
          <table:table-cell office:value-type="float" office:value="8447.5988856471" calcext:value-type="float">
            <text:p>8447,5988856471</text:p>
          </table:table-cell>
          <table:table-cell office:value-type="float" office:value="91552.4011143526" calcext:value-type="float">
            <text:p>91552,4011143526</text:p>
          </table:table-cell>
        </table:table-row>
        <table:table-row table:style-name="ro2">
          <table:table-cell office:value-type="float" office:value="118.56" calcext:value-type="float">
            <text:p>118,56</text:p>
          </table:table-cell>
          <table:table-cell office:value-type="float" office:value="7045.4722688868" calcext:value-type="float">
            <text:p>7045,4722688868</text:p>
          </table:table-cell>
          <table:table-cell office:value-type="float" office:value="30.5348202426" calcext:value-type="float">
            <text:p>30,5348202426</text:p>
          </table:table-cell>
          <table:table-cell office:value-type="float" office:value="84476.3571917011" calcext:value-type="float">
            <text:p>84476,3571917011</text:p>
          </table:table-cell>
          <table:table-cell office:value-type="float" office:value="8447.63571917" calcext:value-type="float">
            <text:p>8447,63571917</text:p>
          </table:table-cell>
          <table:table-cell office:value-type="float" office:value="91552.3642808297" calcext:value-type="float">
            <text:p>91552,3642808297</text:p>
          </table:table-cell>
        </table:table-row>
        <table:table-row table:style-name="ro2">
          <table:table-cell office:value-type="float" office:value="118.68" calcext:value-type="float">
            <text:p>118,68</text:p>
          </table:table-cell>
          <table:table-cell office:value-type="float" office:value="7045.3881152215" calcext:value-type="float">
            <text:p>7045,3881152215</text:p>
          </table:table-cell>
          <table:table-cell office:value-type="float" office:value="30.2180089416" calcext:value-type="float">
            <text:p>30,2180089416</text:p>
          </table:table-cell>
          <table:table-cell office:value-type="float" office:value="84476.7217053069" calcext:value-type="float">
            <text:p>84476,7217053069</text:p>
          </table:table-cell>
          <table:table-cell office:value-type="float" office:value="8447.6721705306" calcext:value-type="float">
            <text:p>8447,6721705306</text:p>
          </table:table-cell>
          <table:table-cell office:value-type="float" office:value="91552.3278294691" calcext:value-type="float">
            <text:p>91552,3278294691</text:p>
          </table:table-cell>
        </table:table-row>
        <table:table-row table:style-name="ro2">
          <table:table-cell office:value-type="float" office:value="118.8" calcext:value-type="float">
            <text:p>118,8</text:p>
          </table:table-cell>
          <table:table-cell office:value-type="float" office:value="7045.3048356429" calcext:value-type="float">
            <text:p>7045,3048356429</text:p>
          </table:table-cell>
          <table:table-cell office:value-type="float" office:value="29.9044837363" calcext:value-type="float">
            <text:p>29,9044837363</text:p>
          </table:table-cell>
          <table:table-cell office:value-type="float" office:value="84477.0824369285" calcext:value-type="float">
            <text:p>84477,0824369285</text:p>
          </table:table-cell>
          <table:table-cell office:value-type="float" office:value="8447.7082436928" calcext:value-type="float">
            <text:p>8447,7082436928</text:p>
          </table:table-cell>
          <table:table-cell office:value-type="float" office:value="91552.2917563069" calcext:value-type="float">
            <text:p>91552,2917563069</text:p>
          </table:table-cell>
        </table:table-row>
        <table:table-row table:style-name="ro2">
          <table:table-cell office:value-type="float" office:value="118.92" calcext:value-type="float">
            <text:p>118,92</text:p>
          </table:table-cell>
          <table:table-cell office:value-type="float" office:value="7045.222421065" calcext:value-type="float">
            <text:p>7045,222421065</text:p>
          </table:table-cell>
          <table:table-cell office:value-type="float" office:value="29.5942105618" calcext:value-type="float">
            <text:p>29,5942105618</text:p>
          </table:table-cell>
          <table:table-cell office:value-type="float" office:value="84477.4394257944" calcext:value-type="float">
            <text:p>84477,4394257944</text:p>
          </table:table-cell>
          <table:table-cell office:value-type="float" office:value="8447.7439425794" calcext:value-type="float">
            <text:p>8447,7439425794</text:p>
          </table:table-cell>
          <table:table-cell office:value-type="float" office:value="91552.2560574203" calcext:value-type="float">
            <text:p>91552,2560574203</text:p>
          </table:table-cell>
        </table:table-row>
        <table:table-row table:style-name="ro2">
          <table:table-cell office:value-type="float" office:value="119.04" calcext:value-type="float">
            <text:p>119,04</text:p>
          </table:table-cell>
          <table:table-cell office:value-type="float" office:value="7045.140862496" calcext:value-type="float">
            <text:p>7045,140862496</text:p>
          </table:table-cell>
          <table:table-cell office:value-type="float" office:value="29.2871557056" calcext:value-type="float">
            <text:p>29,2871557056</text:p>
          </table:table-cell>
          <table:table-cell office:value-type="float" office:value="84477.7927107264" calcext:value-type="float">
            <text:p>84477,7927107264</text:p>
          </table:table-cell>
          <table:table-cell office:value-type="float" office:value="8447.7792710725" calcext:value-type="float">
            <text:p>8447,7792710725</text:p>
          </table:table-cell>
          <table:table-cell office:value-type="float" office:value="91552.2207289271" calcext:value-type="float">
            <text:p>91552,2207289271</text:p>
          </table:table-cell>
        </table:table-row>
        <table:table-row table:style-name="ro2">
          <table:table-cell office:value-type="float" office:value="119.16" calcext:value-type="float">
            <text:p>119,16</text:p>
          </table:table-cell>
          <table:table-cell office:value-type="float" office:value="7045.0601510381" calcext:value-type="float">
            <text:p>7045,0601510381</text:p>
          </table:table-cell>
          <table:table-cell office:value-type="float" office:value="28.9832858045" calcext:value-type="float">
            <text:p>28,9832858045</text:p>
          </table:table-cell>
          <table:table-cell office:value-type="float" office:value="84478.1423301436" calcext:value-type="float">
            <text:p>84478,1423301436</text:p>
          </table:table-cell>
          <table:table-cell office:value-type="float" office:value="8447.8142330143" calcext:value-type="float">
            <text:p>8447,8142330143</text:p>
          </table:table-cell>
          <table:table-cell office:value-type="float" office:value="91552.1857669854" calcext:value-type="float">
            <text:p>91552,1857669854</text:p>
          </table:table-cell>
        </table:table-row>
        <table:table-row table:style-name="ro2">
          <table:table-cell office:value-type="float" office:value="119.28" calcext:value-type="float">
            <text:p>119,28</text:p>
          </table:table-cell>
          <table:table-cell office:value-type="float" office:value="7044.9802778859" calcext:value-type="float">
            <text:p>7044,9802778859</text:p>
          </table:table-cell>
          <table:table-cell office:value-type="float" office:value="28.6825678408" calcext:value-type="float">
            <text:p>28,6825678408</text:p>
          </table:table-cell>
          <table:table-cell office:value-type="float" office:value="84478.4883220672" calcext:value-type="float">
            <text:p>84478,4883220672</text:p>
          </table:table-cell>
          <table:table-cell office:value-type="float" office:value="8447.8488322066" calcext:value-type="float">
            <text:p>8447,8488322066</text:p>
          </table:table-cell>
          <table:table-cell office:value-type="float" office:value="91552.151167793" calcext:value-type="float">
            <text:p>91552,151167793</text:p>
          </table:table-cell>
        </table:table-row>
        <table:table-row table:style-name="ro2">
          <table:table-cell office:value-type="float" office:value="119.4" calcext:value-type="float">
            <text:p>119,4</text:p>
          </table:table-cell>
          <table:table-cell office:value-type="float" office:value="7044.9012343258" calcext:value-type="float">
            <text:p>7044,9012343258</text:p>
          </table:table-cell>
          <table:table-cell office:value-type="float" office:value="28.3849691385" calcext:value-type="float">
            <text:p>28,3849691385</text:p>
          </table:table-cell>
          <table:table-cell office:value-type="float" office:value="84478.8307241239" calcext:value-type="float">
            <text:p>84478,8307241239</text:p>
          </table:table-cell>
          <table:table-cell office:value-type="float" office:value="8447.8830724123" calcext:value-type="float">
            <text:p>8447,8830724123</text:p>
          </table:table-cell>
          <table:table-cell office:value-type="float" office:value="91552.1169275873" calcext:value-type="float">
            <text:p>91552,1169275873</text:p>
          </table:table-cell>
        </table:table-row>
        <table:table-row table:style-name="ro2">
          <table:table-cell office:value-type="float" office:value="119.52" calcext:value-type="float">
            <text:p>119,52</text:p>
          </table:table-cell>
          <table:table-cell office:value-type="float" office:value="7044.8230117348" calcext:value-type="float">
            <text:p>7044,8230117348</text:p>
          </table:table-cell>
          <table:table-cell office:value-type="float" office:value="28.0904573601" calcext:value-type="float">
            <text:p>28,0904573601</text:p>
          </table:table-cell>
          <table:table-cell office:value-type="float" office:value="84479.1695735506" calcext:value-type="float">
            <text:p>84479,1695735506</text:p>
          </table:table-cell>
          <table:table-cell office:value-type="float" office:value="8447.916957355" calcext:value-type="float">
            <text:p>8447,916957355</text:p>
          </table:table-cell>
          <table:table-cell office:value-type="float" office:value="91552.0830426447" calcext:value-type="float">
            <text:p>91552,0830426447</text:p>
          </table:table-cell>
        </table:table-row>
        <table:table-row table:style-name="ro2">
          <table:table-cell office:value-type="float" office:value="119.64" calcext:value-type="float">
            <text:p>119,64</text:p>
          </table:table-cell>
          <table:table-cell office:value-type="float" office:value="7044.7456015798" calcext:value-type="float">
            <text:p>7044,7456015798</text:p>
          </table:table-cell>
          <table:table-cell office:value-type="float" office:value="27.7990005031" calcext:value-type="float">
            <text:p>27,7990005031</text:p>
          </table:table-cell>
          <table:table-cell office:value-type="float" office:value="84479.5049071979" calcext:value-type="float">
            <text:p>84479,5049071979</text:p>
          </table:table-cell>
          <table:table-cell office:value-type="float" office:value="8447.9504907197" calcext:value-type="float">
            <text:p>8447,9504907197</text:p>
          </table:table-cell>
          <table:table-cell office:value-type="float" office:value="91552.04950928" calcext:value-type="float">
            <text:p>91552,04950928</text:p>
          </table:table-cell>
        </table:table-row>
        <table:table-row table:style-name="ro2">
          <table:table-cell office:value-type="float" office:value="119.76" calcext:value-type="float">
            <text:p>119,76</text:p>
          </table:table-cell>
          <table:table-cell office:value-type="float" office:value="7044.6689954163" calcext:value-type="float">
            <text:p>7044,6689954163</text:p>
          </table:table-cell>
          <table:table-cell office:value-type="float" office:value="27.5105668963" calcext:value-type="float">
            <text:p>27,5105668963</text:p>
          </table:table-cell>
          <table:table-cell office:value-type="float" office:value="84479.8367615346" calcext:value-type="float">
            <text:p>84479,8367615346</text:p>
          </table:table-cell>
          <table:table-cell office:value-type="float" office:value="8447.9836761534" calcext:value-type="float">
            <text:p>8447,9836761534</text:p>
          </table:table-cell>
          <table:table-cell office:value-type="float" office:value="91552.0163238463" calcext:value-type="float">
            <text:p>91552,0163238463</text:p>
          </table:table-cell>
        </table:table-row>
        <table:table-row table:style-name="ro2">
          <table:table-cell office:value-type="float" office:value="119.88" calcext:value-type="float">
            <text:p>119,88</text:p>
          </table:table-cell>
          <table:table-cell office:value-type="float" office:value="7044.5931848879" calcext:value-type="float">
            <text:p>7044,5931848879</text:p>
          </table:table-cell>
          <table:table-cell office:value-type="float" office:value="27.2251251963" calcext:value-type="float">
            <text:p>27,2251251963</text:p>
          </table:table-cell>
          <table:table-cell office:value-type="float" office:value="84480.1651726513" calcext:value-type="float">
            <text:p>84480,1651726513</text:p>
          </table:table-cell>
          <table:table-cell office:value-type="float" office:value="8448.016517265" calcext:value-type="float">
            <text:p>8448,016517265</text:p>
          </table:table-cell>
          <table:table-cell office:value-type="float" office:value="91551.9834827346" calcext:value-type="float">
            <text:p>91551,9834827346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044.5181617252" calcext:value-type="float">
            <text:p>7044,5181617252</text:p>
          </table:table-cell>
          <table:table-cell office:value-type="float" office:value="26.9426443847" calcext:value-type="float">
            <text:p>26,9426443847</text:p>
          </table:table-cell>
          <table:table-cell office:value-type="float" office:value="84480.4901762643" calcext:value-type="float">
            <text:p>84480,4901762643</text:p>
          </table:table-cell>
          <table:table-cell office:value-type="float" office:value="8448.0490176263" calcext:value-type="float">
            <text:p>8448,0490176263</text:p>
          </table:table-cell>
          <table:table-cell office:value-type="float" office:value="91551.9509823733" calcext:value-type="float">
            <text:p>91551,95098237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7:26:46.1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Windows_X86_64 LibreOffice_project/dc89aa7a9eabfd848af146d5086077aeed2ae4a5</meta:generator>
    <dc:date>2020-11-01T17:27:27.992000000</dc:date>
    <meta:editing-duration>PT30M56S</meta:editing-duration>
    <meta:editing-cycles>2</meta:editing-cycles>
    <meta:document-statistic meta:table-count="1" meta:cell-count="60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21cm" svg:height="14.974cm" xlink:href=".." xlink:type="simple" chart:class="chart:scatter" chart:style-name="ch1">
        <chart:legend chart:legend-position="end" svg:x="24.197cm" svg:y="6.177cm" style:legend-expansion="high" chart:style-name="ch2"/>
        <chart:plot-area chart:style-name="ch3" table:cell-range-address="Sheet1.A2:Sheet1.F1002 Sheet1.B1:Sheet1.F1" chart:data-source-has-labels="row" svg:x="0.532cm" svg:y="0.299cm" svg:width="23.133cm" svg:height="14.376cm">
          <chartooo:coordinate-region svg:x="1.736cm" svg:y="0.501cm" svg:width="21.452cm" svg:height="13.5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02" chart:label-cell-address="Sheet1.B1:Sheet1.B1" chart:class="chart:scatter">
            <chart:domain table:cell-range-address="Sheet1.A2:Sheet1.A1002"/>
            <chart:data-point chart:repeated="1001"/>
          </chart:series>
          <chart:series chart:style-name="ch7" chart:values-cell-range-address="Sheet1.C2:Sheet1.C1002" chart:label-cell-address="Sheet1.C1:Sheet1.C1" chart:class="chart:scatter">
            <chart:data-point chart:repeated="1001"/>
          </chart:series>
          <chart:series chart:style-name="ch8" chart:values-cell-range-address="Sheet1.D2:Sheet1.D1002" chart:label-cell-address="Sheet1.D1:Sheet1.D1" chart:class="chart:scatter">
            <chart:data-point chart:repeated="1001"/>
          </chart:series>
          <chart:series chart:style-name="ch9" chart:values-cell-range-address="Sheet1.E2:Sheet1.E1002" chart:label-cell-address="Sheet1.E1:Sheet1.E1" chart:class="chart:scatter">
            <chart:data-point chart:repeated="1001"/>
          </chart:series>
          <chart:series chart:style-name="ch10" chart:values-cell-range-address="Sheet1.F2:Sheet1.F1002" chart:label-cell-address="Sheet1.F1:Sheet1.F1" chart:class="chart:scatter">
            <chart:data-point chart:repeated="10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ain</text:p>
                <draw:g>
                  <svg:desc>Sheet1.B1:Sheet1.B1</svg:desc>
                </draw:g>
              </table:table-cell>
              <table:table-cell office:value-type="string">
                <text:p>Infecte</text:p>
                <draw:g>
                  <svg:desc>Sheet1.C1:Sheet1.C1</svg:desc>
                </draw:g>
              </table:table-cell>
              <table:table-cell office:value-type="string">
                <text:p>Remis</text:p>
                <draw:g>
                  <svg:desc>Sheet1.D1:Sheet1.D1</svg:desc>
                </draw:g>
              </table:table-cell>
              <table:table-cell office:value-type="string">
                <text:p>Mort</text:p>
                <draw:g>
                  <svg:desc>Sheet1.E1:Sheet1.E1</svg:desc>
                </draw:g>
              </table:table-cell>
              <table:table-cell office:value-type="string">
                <text:p>N total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02</svg:desc>
                </draw:g>
              </table:table-cell>
              <table:table-cell office:value-type="float" office:value="99500">
                <text:p>99500</text:p>
                <draw:g>
                  <svg:desc>Sheet1.B2:Sheet1.B1002</svg:desc>
                </draw:g>
              </table:table-cell>
              <table:table-cell office:value-type="float" office:value="500">
                <text:p>500</text:p>
                <draw:g>
                  <svg:desc>Sheet1.C2:Sheet1.C1002</svg:desc>
                </draw:g>
              </table:table-cell>
              <table:table-cell office:value-type="float" office:value="0">
                <text:p>0</text:p>
                <draw:g>
                  <svg:desc>Sheet1.D2:Sheet1.D1002</svg:desc>
                </draw:g>
              </table:table-cell>
              <table:table-cell office:value-type="float" office:value="0">
                <text:p>0</text:p>
                <draw:g>
                  <svg:desc>Sheet1.E2:Sheet1.E1002</svg:desc>
                </draw:g>
              </table:table-cell>
              <table:table-cell office:value-type="float" office:value="100000">
                <text:p>100000</text:p>
                <draw:g>
                  <svg:desc>Sheet1.F2:Sheet1.F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99481.8875299425">
                <text:p>99481.8875299425</text:p>
              </table:table-cell>
              <table:table-cell office:value-type="float" office:value="511.4372707161">
                <text:p>511.4372707161</text:p>
              </table:table-cell>
              <table:table-cell office:value-type="float" office:value="6.0683630377">
                <text:p>6.0683630377</text:p>
              </table:table-cell>
              <table:table-cell office:value-type="float" office:value="0.6068363038">
                <text:p>0.6068363038</text:p>
              </table:table-cell>
              <table:table-cell office:value-type="float" office:value="99999.3931636962">
                <text:p>99999.3931636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">
                <text:p>0.24</text:p>
              </table:table-cell>
              <table:table-cell office:value-type="float" office:value="99463.364101861">
                <text:p>99463.364101861</text:p>
              </table:table-cell>
              <table:table-cell office:value-type="float" office:value="523.1328290896">
                <text:p>523.1328290896</text:p>
              </table:table-cell>
              <table:table-cell office:value-type="float" office:value="12.2755173176">
                <text:p>12.2755173176</text:p>
              </table:table-cell>
              <table:table-cell office:value-type="float" office:value="1.2275517318">
                <text:p>1.2275517318</text:p>
              </table:table-cell>
              <table:table-cell office:value-type="float" office:value="99998.7724482682">
                <text:p>99998.7724482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">
                <text:p>0.36</text:p>
              </table:table-cell>
              <table:table-cell office:value-type="float" office:value="99444.4205906872">
                <text:p>99444.4205906872</text:p>
              </table:table-cell>
              <table:table-cell office:value-type="float" office:value="535.092353446">
                <text:p>535.092353446</text:p>
              </table:table-cell>
              <table:table-cell office:value-type="float" office:value="18.6245962425">
                <text:p>18.6245962425</text:p>
              </table:table-cell>
              <table:table-cell office:value-type="float" office:value="1.8624596242">
                <text:p>1.8624596242</text:p>
              </table:table-cell>
              <table:table-cell office:value-type="float" office:value="99998.1375403757">
                <text:p>99998.13754037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">
                <text:p>0.48</text:p>
              </table:table-cell>
              <table:table-cell office:value-type="float" office:value="99425.0476779615">
                <text:p>99425.0476779615</text:p>
              </table:table-cell>
              <table:table-cell office:value-type="float" office:value="547.3216397735">
                <text:p>547.3216397735</text:p>
              </table:table-cell>
              <table:table-cell office:value-type="float" office:value="25.1188020591">
                <text:p>25.1188020591</text:p>
              </table:table-cell>
              <table:table-cell office:value-type="float" office:value="2.5118802059">
                <text:p>2.5118802059</text:p>
              </table:table-cell>
              <table:table-cell office:value-type="float" office:value="99997.4881197941">
                <text:p>99997.4881197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99405.2358481641">
                <text:p>99405.2358481641</text:p>
              </table:table-cell>
              <table:table-cell office:value-type="float" office:value="559.8266038253">
                <text:p>559.8266038253</text:p>
              </table:table-cell>
              <table:table-cell office:value-type="float" office:value="31.7614072823">
                <text:p>31.7614072823</text:p>
              </table:table-cell>
              <table:table-cell office:value-type="float" office:value="3.1761407282">
                <text:p>3.1761407282</text:p>
              </table:table-cell>
              <table:table-cell office:value-type="float" office:value="99996.8238592718">
                <text:p>99996.8238592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">
                <text:p>0.72</text:p>
              </table:table-cell>
              <table:table-cell office:value-type="float" office:value="99384.9753849962">
                <text:p>99384.9753849962</text:p>
              </table:table-cell>
              <table:table-cell office:value-type="float" office:value="572.6132832439">
                <text:p>572.6132832439</text:p>
              </table:table-cell>
              <table:table-cell office:value-type="float" office:value="38.5557561453">
                <text:p>38.5557561453</text:p>
              </table:table-cell>
              <table:table-cell office:value-type="float" office:value="3.8555756145">
                <text:p>3.8555756145</text:p>
              </table:table-cell>
              <table:table-cell office:value-type="float" office:value="99996.1444243854">
                <text:p>99996.1444243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">
                <text:p>0.84</text:p>
              </table:table-cell>
              <table:table-cell office:value-type="float" office:value="99364.2563676128">
                <text:p>99364.2563676128</text:p>
              </table:table-cell>
              <table:table-cell office:value-type="float" office:value="585.6878397048">
                <text:p>585.6878397048</text:p>
              </table:table-cell>
              <table:table-cell office:value-type="float" office:value="45.5052660749">
                <text:p>45.5052660749</text:p>
              </table:table-cell>
              <table:table-cell office:value-type="float" office:value="4.5505266075">
                <text:p>4.5505266075</text:p>
              </table:table-cell>
              <table:table-cell office:value-type="float" office:value="99995.4494733925">
                <text:p>99995.44947339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6">
                <text:p>0.96</text:p>
              </table:table-cell>
              <table:table-cell office:value-type="float" office:value="99343.0686668069">
                <text:p>99343.0686668069</text:p>
              </table:table-cell>
              <table:table-cell office:value-type="float" office:value="599.0565610807">
                <text:p>599.0565610807</text:p>
              </table:table-cell>
              <table:table-cell office:value-type="float" office:value="52.6134291931">
                <text:p>52.6134291931</text:p>
              </table:table-cell>
              <table:table-cell office:value-type="float" office:value="5.2613429193">
                <text:p>5.2613429193</text:p>
              </table:table-cell>
              <table:table-cell office:value-type="float" office:value="99994.7386570807">
                <text:p>99994.7386570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8">
                <text:p>1.08</text:p>
              </table:table-cell>
              <table:table-cell office:value-type="float" office:value="99321.4019411461">
                <text:p>99321.4019411461</text:p>
              </table:table-cell>
              <table:table-cell office:value-type="float" office:value="612.7258636253">
                <text:p>612.7258636253</text:p>
              </table:table-cell>
              <table:table-cell office:value-type="float" office:value="59.8838138442">
                <text:p>59.8838138442</text:p>
              </table:table-cell>
              <table:table-cell office:value-type="float" office:value="5.9883813844">
                <text:p>5.9883813844</text:p>
              </table:table-cell>
              <table:table-cell office:value-type="float" office:value="99994.0116186156">
                <text:p>99994.0116186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99299.2456330618">
                <text:p>99299.2456330618</text:p>
              </table:table-cell>
              <table:table-cell office:value-type="float" office:value="626.7022941743">
                <text:p>626.7022941743</text:p>
              </table:table-cell>
              <table:table-cell office:value-type="float" office:value="67.3200661489">
                <text:p>67.3200661489</text:p>
              </table:table-cell>
              <table:table-cell office:value-type="float" office:value="6.7320066149">
                <text:p>6.7320066149</text:p>
              </table:table-cell>
              <table:table-cell office:value-type="float" office:value="99993.2679933851">
                <text:p>99993.26799338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2">
                <text:p>1.32</text:p>
              </table:table-cell>
              <table:table-cell office:value-type="float" office:value="99276.5889648921">
                <text:p>99276.5889648921</text:p>
              </table:table-cell>
              <table:table-cell office:value-type="float" office:value="640.9925323647">
                <text:p>640.9925323647</text:p>
              </table:table-cell>
              <table:table-cell office:value-type="float" office:value="74.9259115847">
                <text:p>74.9259115847</text:p>
              </table:table-cell>
              <table:table-cell office:value-type="float" office:value="7.4925911585">
                <text:p>7.4925911585</text:p>
              </table:table-cell>
              <table:table-cell office:value-type="float" office:value="99992.5074088415">
                <text:p>99992.50740884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4">
                <text:p>1.44</text:p>
              </table:table-cell>
              <table:table-cell office:value-type="float" office:value="99253.4209348789">
                <text:p>99253.4209348789</text:p>
              </table:table-cell>
              <table:table-cell office:value-type="float" office:value="655.6033928697">
                <text:p>655.6033928697</text:p>
              </table:table-cell>
              <table:table-cell office:value-type="float" office:value="82.7051565923">
                <text:p>82.7051565923</text:p>
              </table:table-cell>
              <table:table-cell office:value-type="float" office:value="8.2705156592">
                <text:p>8.2705156592</text:p>
              </table:table-cell>
              <table:table-cell office:value-type="float" office:value="99991.7294843407">
                <text:p>99991.72948434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6">
                <text:p>1.56</text:p>
              </table:table-cell>
              <table:table-cell office:value-type="float" office:value="99229.7303131197">
                <text:p>99229.7303131197</text:p>
              </table:table-cell>
              <table:table-cell office:value-type="float" office:value="670.5418276493">
                <text:p>670.5418276493</text:p>
              </table:table-cell>
              <table:table-cell office:value-type="float" office:value="90.66169021">
                <text:p>90.66169021</text:p>
              </table:table-cell>
              <table:table-cell office:value-type="float" office:value="9.066169021">
                <text:p>9.066169021</text:p>
              </table:table-cell>
              <table:table-cell office:value-type="float" office:value="99990.933830979">
                <text:p>99990.9338309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8">
                <text:p>1.68</text:p>
              </table:table-cell>
              <table:table-cell office:value-type="float" office:value="99205.5056374766">
                <text:p>99205.5056374766</text:p>
              </table:table-cell>
              <table:table-cell office:value-type="float" office:value="685.8149282151">
                <text:p>685.8149282151</text:p>
              </table:table-cell>
              <table:table-cell office:value-type="float" office:value="98.7994857348">
                <text:p>98.7994857348</text:p>
              </table:table-cell>
              <table:table-cell office:value-type="float" office:value="9.8799485735">
                <text:p>9.8799485735</text:p>
              </table:table-cell>
              <table:table-cell office:value-type="float" office:value="99990.1200514265">
                <text:p>99990.12005142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">
                <text:p>1.8</text:p>
              </table:table-cell>
              <table:table-cell office:value-type="float" office:value="99180.7352094417">
                <text:p>99180.7352094417</text:p>
              </table:table-cell>
              <table:table-cell office:value-type="float" office:value="701.429927907">
                <text:p>701.429927907</text:p>
              </table:table-cell>
              <table:table-cell office:value-type="float" office:value="107.1226024103">
                <text:p>107.1226024103</text:p>
              </table:table-cell>
              <table:table-cell office:value-type="float" office:value="10.712260241">
                <text:p>10.712260241</text:p>
              </table:table-cell>
              <table:table-cell office:value-type="float" office:value="99989.287739759">
                <text:p>99989.287739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2">
                <text:p>1.92</text:p>
              </table:table-cell>
              <table:table-cell office:value-type="float" office:value="99155.4070899605">
                <text:p>99155.4070899605</text:p>
              </table:table-cell>
              <table:table-cell office:value-type="float" office:value="717.3942041827">
                <text:p>717.3942041827</text:p>
              </table:table-cell>
              <table:table-cell office:value-type="float" office:value="115.6351871425">
                <text:p>115.6351871425</text:p>
              </table:table-cell>
              <table:table-cell office:value-type="float" office:value="11.5635187143">
                <text:p>11.5635187143</text:p>
              </table:table-cell>
              <table:table-cell office:value-type="float" office:value="99988.4364812857">
                <text:p>99988.4364812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">
                <text:p>2.04</text:p>
              </table:table-cell>
              <table:table-cell office:value-type="float" office:value="99129.5090952163">
                <text:p>99129.5090952163</text:p>
              </table:table-cell>
              <table:table-cell office:value-type="float" office:value="733.715280916">
                <text:p>733.715280916</text:p>
              </table:table-cell>
              <table:table-cell office:value-type="float" office:value="124.3414762433">
                <text:p>124.3414762433</text:p>
              </table:table-cell>
              <table:table-cell office:value-type="float" office:value="12.4341476243">
                <text:p>12.4341476243</text:p>
              </table:table-cell>
              <table:table-cell office:value-type="float" office:value="99987.5658523757">
                <text:p>99987.56585237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6">
                <text:p>2.16</text:p>
              </table:table-cell>
              <table:table-cell office:value-type="float" office:value="99103.0287923745">
                <text:p>99103.0287923745</text:p>
              </table:table-cell>
              <table:table-cell office:value-type="float" office:value="750.4008307045">
                <text:p>750.4008307045</text:p>
              </table:table-cell>
              <table:table-cell office:value-type="float" office:value="133.2457972008">
                <text:p>133.2457972008</text:p>
              </table:table-cell>
              <table:table-cell office:value-type="float" office:value="13.3245797201">
                <text:p>13.3245797201</text:p>
              </table:table-cell>
              <table:table-cell office:value-type="float" office:value="99986.6754202799">
                <text:p>99986.6754202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8">
                <text:p>2.28</text:p>
              </table:table-cell>
              <table:table-cell office:value-type="float" office:value="99075.95349529">
                <text:p>99075.95349529</text:p>
              </table:table-cell>
              <table:table-cell office:value-type="float" office:value="767.4586771839">
                <text:p>767.4586771839</text:p>
              </table:table-cell>
              <table:table-cell office:value-type="float" office:value="142.3525704783">
                <text:p>142.3525704783</text:p>
              </table:table-cell>
              <table:table-cell office:value-type="float" office:value="14.2352570478">
                <text:p>14.2352570478</text:p>
              </table:table-cell>
              <table:table-cell office:value-type="float" office:value="99985.7647429522">
                <text:p>99985.76474295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">
                <text:p>2.4</text:p>
              </table:table-cell>
              <table:table-cell office:value-type="float" office:value="99048.2702601785">
                <text:p>99048.2702601785</text:p>
              </table:table-cell>
              <table:table-cell office:value-type="float" office:value="784.896797347">
                <text:p>784.896797347</text:p>
              </table:table-cell>
              <table:table-cell office:value-type="float" office:value="151.6663113404">
                <text:p>151.6663113404</text:p>
              </table:table-cell>
              <table:table-cell office:value-type="float" office:value="15.166631134">
                <text:p>15.166631134</text:p>
              </table:table-cell>
              <table:table-cell office:value-type="float" office:value="99984.833368866">
                <text:p>99984.8333688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2">
                <text:p>2.52</text:p>
              </table:table-cell>
              <table:table-cell office:value-type="float" office:value="99019.9658812547">
                <text:p>99019.9658812547</text:p>
              </table:table-cell>
              <table:table-cell office:value-type="float" office:value="802.7233238672">
                <text:p>802.7233238672</text:p>
              </table:table-cell>
              <table:table-cell office:value-type="float" office:value="161.1916317073">
                <text:p>161.1916317073</text:p>
              </table:table-cell>
              <table:table-cell office:value-type="float" office:value="16.1191631707">
                <text:p>16.1191631707</text:p>
              </table:table-cell>
              <table:table-cell office:value-type="float" office:value="99983.8808368293">
                <text:p>99983.8808368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4">
                <text:p>2.64</text:p>
              </table:table-cell>
              <table:table-cell office:value-type="float" office:value="98991.0268863376">
                <text:p>98991.0268863376</text:p>
              </table:table-cell>
              <table:table-cell office:value-type="float" office:value="820.9465474215">
                <text:p>820.9465474215</text:p>
              </table:table-cell>
              <table:table-cell office:value-type="float" office:value="170.9332420371">
                <text:p>170.9332420371</text:p>
              </table:table-cell>
              <table:table-cell office:value-type="float" office:value="17.0933242037">
                <text:p>17.0933242037</text:p>
              </table:table-cell>
              <table:table-cell office:value-type="float" office:value="99982.9066757963">
                <text:p>99982.90667579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6">
                <text:p>2.76</text:p>
              </table:table-cell>
              <table:table-cell office:value-type="float" office:value="98961.4395324262">
                <text:p>98961.4395324262</text:p>
              </table:table-cell>
              <table:table-cell office:value-type="float" office:value="839.5749190146">
                <text:p>839.5749190146</text:p>
              </table:table-cell>
              <table:table-cell office:value-type="float" office:value="180.8959532356">
                <text:p>180.8959532356</text:p>
              </table:table-cell>
              <table:table-cell office:value-type="float" office:value="18.0895953236">
                <text:p>18.0895953236</text:p>
              </table:table-cell>
              <table:table-cell office:value-type="float" office:value="99981.9104046765">
                <text:p>99981.9104046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8">
                <text:p>2.88</text:p>
              </table:table-cell>
              <table:table-cell office:value-type="float" office:value="98931.1898012476">
                <text:p>98931.1898012476</text:p>
              </table:table-cell>
              <table:table-cell office:value-type="float" office:value="858.6170522991">
                <text:p>858.6170522991</text:p>
              </table:table-cell>
              <table:table-cell office:value-type="float" office:value="191.0846785939">
                <text:p>191.0846785939</text:p>
              </table:table-cell>
              <table:table-cell office:value-type="float" office:value="19.1084678594">
                <text:p>19.1084678594</text:p>
              </table:table-cell>
              <table:table-cell office:value-type="float" office:value="99980.8915321406">
                <text:p>99980.89153214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98900.2633947795">
                <text:p>98900.2633947795</text:p>
              </table:table-cell>
              <table:table-cell office:value-type="float" office:value="878.0817258903">
                <text:p>878.0817258903</text:p>
              </table:table-cell>
              <table:table-cell office:value-type="float" office:value="201.5044357546">
                <text:p>201.5044357546</text:p>
              </table:table-cell>
              <table:table-cell office:value-type="float" office:value="20.1504435755">
                <text:p>20.1504435755</text:p>
              </table:table-cell>
              <table:table-cell office:value-type="float" office:value="99979.8495564245">
                <text:p>99979.84955642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2">
                <text:p>3.12</text:p>
              </table:table-cell>
              <table:table-cell office:value-type="float" office:value="98868.6457307507">
                <text:p>98868.6457307507</text:p>
              </table:table-cell>
              <table:table-cell office:value-type="float" office:value="897.9778856736">
                <text:p>897.9778856736</text:p>
              </table:table-cell>
              <table:table-cell office:value-type="float" office:value="212.1603487051">
                <text:p>212.1603487051</text:p>
              </table:table-cell>
              <table:table-cell office:value-type="float" office:value="21.2160348705">
                <text:p>21.2160348705</text:p>
              </table:table-cell>
              <table:table-cell office:value-type="float" office:value="99978.7839651295">
                <text:p>99978.7839651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4">
                <text:p>3.24</text:p>
              </table:table-cell>
              <table:table-cell office:value-type="float" office:value="98836.3219381203">
                <text:p>98836.3219381203</text:p>
              </table:table-cell>
              <table:table-cell office:value-type="float" office:value="918.3146471017">
                <text:p>918.3146471017</text:p>
              </table:table-cell>
              <table:table-cell office:value-type="float" office:value="223.0576497981">
                <text:p>223.0576497981</text:p>
              </table:table-cell>
              <table:table-cell office:value-type="float" office:value="22.3057649798">
                <text:p>22.3057649798</text:p>
              </table:table-cell>
              <table:table-cell office:value-type="float" office:value="99977.6942350202">
                <text:p>99977.69423502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6">
                <text:p>3.36</text:p>
              </table:table-cell>
              <table:table-cell office:value-type="float" office:value="98803.276852541">
                <text:p>98803.276852541</text:p>
              </table:table-cell>
              <table:table-cell office:value-type="float" office:value="939.1012974781">
                <text:p>939.1012974781</text:p>
              </table:table-cell>
              <table:table-cell office:value-type="float" office:value="234.2016818007">
                <text:p>234.2016818007</text:p>
              </table:table-cell>
              <table:table-cell office:value-type="float" office:value="23.4201681801">
                <text:p>23.4201681801</text:p>
              </table:table-cell>
              <table:table-cell office:value-type="float" office:value="99976.5798318199">
                <text:p>99976.5798318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8">
                <text:p>3.48</text:p>
              </table:table-cell>
              <table:table-cell office:value-type="float" office:value="98769.495011808">
                <text:p>98769.495011808</text:p>
              </table:table-cell>
              <table:table-cell office:value-type="float" office:value="960.3472982247">
                <text:p>960.3472982247</text:p>
              </table:table-cell>
              <table:table-cell office:value-type="float" office:value="245.5978999702">
                <text:p>245.5978999702</text:p>
              </table:table-cell>
              <table:table-cell office:value-type="float" office:value="24.559789997">
                <text:p>24.559789997</text:p>
              </table:table-cell>
              <table:table-cell office:value-type="float" office:value="99975.440210003">
                <text:p>99975.4402100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">
                <text:p>3.6</text:p>
              </table:table-cell>
              <table:table-cell office:value-type="float" office:value="98734.9606512964">
                <text:p>98734.9606512964</text:p>
              </table:table-cell>
              <table:table-cell office:value-type="float" office:value="982.0622871311">
                <text:p>982.0622871311</text:p>
              </table:table-cell>
              <table:table-cell office:value-type="float" office:value="257.2518741567">
                <text:p>257.2518741567</text:p>
              </table:table-cell>
              <table:table-cell office:value-type="float" office:value="25.7251874157">
                <text:p>25.7251874157</text:p>
              </table:table-cell>
              <table:table-cell office:value-type="float" office:value="99974.2748125844">
                <text:p>99974.27481258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2">
                <text:p>3.72</text:p>
              </table:table-cell>
              <table:table-cell office:value-type="float" office:value="98699.6576993932">
                <text:p>98699.6576993932</text:p>
              </table:table-cell>
              <table:table-cell office:value-type="float" office:value="1004.2560805803">
                <text:p>1004.2560805803</text:p>
              </table:table-cell>
              <table:table-cell office:value-type="float" office:value="269.1692909331">
                <text:p>269.1692909331</text:p>
              </table:table-cell>
              <table:table-cell office:value-type="float" office:value="26.9169290933">
                <text:p>26.9169290933</text:p>
              </table:table-cell>
              <table:table-cell office:value-type="float" office:value="99973.0830709067">
                <text:p>99973.08307090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84">
                <text:p>3.84</text:p>
              </table:table-cell>
              <table:table-cell office:value-type="float" office:value="98663.5697729236">
                <text:p>98663.5697729236</text:p>
              </table:table-cell>
              <table:table-cell office:value-type="float" office:value="1026.9386757497">
                <text:p>1026.9386757497</text:p>
              </table:table-cell>
              <table:table-cell office:value-type="float" office:value="281.3559557515">
                <text:p>281.3559557515</text:p>
              </table:table-cell>
              <table:table-cell office:value-type="float" office:value="28.1355955751">
                <text:p>28.1355955751</text:p>
              </table:table-cell>
              <table:table-cell office:value-type="float" office:value="99971.8644044249">
                <text:p>99971.86440442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6">
                <text:p>3.96</text:p>
              </table:table-cell>
              <table:table-cell office:value-type="float" office:value="98626.6801725794">
                <text:p>98626.6801725794</text:p>
              </table:table-cell>
              <table:table-cell office:value-type="float" office:value="1050.1202527824">
                <text:p>1050.1202527824</text:p>
              </table:table-cell>
              <table:table-cell office:value-type="float" office:value="293.8177951256">
                <text:p>293.8177951256</text:p>
              </table:table-cell>
              <table:table-cell office:value-type="float" office:value="29.3817795126">
                <text:p>29.3817795126</text:p>
              </table:table-cell>
              <table:table-cell office:value-type="float" office:value="99970.6182204874">
                <text:p>99970.61822048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08">
                <text:p>4.08</text:p>
              </table:table-cell>
              <table:table-cell office:value-type="float" office:value="98588.9718783513">
                <text:p>98588.9718783513</text:p>
              </table:table-cell>
              <table:table-cell office:value-type="float" office:value="1073.8111769252">
                <text:p>1073.8111769252</text:p>
              </table:table-cell>
              <table:table-cell office:value-type="float" office:value="306.5608588395">
                <text:p>306.5608588395</text:p>
              </table:table-cell>
              <table:table-cell office:value-type="float" office:value="30.6560858839">
                <text:p>30.6560858839</text:p>
              </table:table-cell>
              <table:table-cell office:value-type="float" office:value="99969.343914116">
                <text:p>99969.3439141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2">
                <text:p>4.2</text:p>
              </table:table-cell>
              <table:table-cell office:value-type="float" office:value="98550.4275449703">
                <text:p>98550.4275449703</text:p>
              </table:table-cell>
              <table:table-cell office:value-type="float" office:value="1098.0220006305">
                <text:p>1098.0220006305</text:p>
              </table:table-cell>
              <table:table-cell office:value-type="float" office:value="319.5913221811">
                <text:p>319.5913221811</text:p>
              </table:table-cell>
              <table:table-cell office:value-type="float" office:value="31.9591322181">
                <text:p>31.9591322181</text:p>
              </table:table-cell>
              <table:table-cell office:value-type="float" office:value="99968.0408677819">
                <text:p>99968.04086778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32">
                <text:p>4.32</text:p>
              </table:table-cell>
              <table:table-cell office:value-type="float" office:value="98511.0294973625">
                <text:p>98511.0294973625</text:p>
              </table:table-cell>
              <table:table-cell office:value-type="float" office:value="1122.7634656159">
                <text:p>1122.7634656159</text:p>
              </table:table-cell>
              <table:table-cell office:value-type="float" office:value="332.9154882014">
                <text:p>332.9154882014</text:p>
              </table:table-cell>
              <table:table-cell office:value-type="float" office:value="33.2915488201">
                <text:p>33.2915488201</text:p>
              </table:table-cell>
              <table:table-cell office:value-type="float" office:value="99966.7084511799">
                <text:p>99966.70845117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44">
                <text:p>4.44</text:p>
              </table:table-cell>
              <table:table-cell office:value-type="float" office:value="98470.7597261229">
                <text:p>98470.7597261229</text:p>
              </table:table-cell>
              <table:table-cell office:value-type="float" office:value="1148.0465048796">
                <text:p>1148.0465048796</text:p>
              </table:table-cell>
              <table:table-cell office:value-type="float" office:value="346.5397899977">
                <text:p>346.5397899977</text:p>
              </table:table-cell>
              <table:table-cell office:value-type="float" office:value="34.6539789998">
                <text:p>34.6539789998</text:p>
              </table:table-cell>
              <table:table-cell office:value-type="float" office:value="99965.3460210003">
                <text:p>99965.3460210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56">
                <text:p>4.56</text:p>
              </table:table-cell>
              <table:table-cell office:value-type="float" office:value="98429.5998830124">
                <text:p>98429.5998830124</text:p>
              </table:table-cell>
              <table:table-cell office:value-type="float" office:value="1173.8822446649">
                <text:p>1173.8822446649</text:p>
              </table:table-cell>
              <table:table-cell office:value-type="float" office:value="360.4707930206">
                <text:p>360.4707930206</text:p>
              </table:table-cell>
              <table:table-cell office:value-type="float" office:value="36.0470793021">
                <text:p>36.0470793021</text:p>
              </table:table-cell>
              <table:table-cell office:value-type="float" office:value="99963.952920698">
                <text:p>99963.9529206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68">
                <text:p>4.68</text:p>
              </table:table-cell>
              <table:table-cell office:value-type="float" office:value="98387.5312764842">
                <text:p>98387.5312764842</text:p>
              </table:table-cell>
              <table:table-cell office:value-type="float" office:value="1200.2820063704">
                <text:p>1200.2820063704</text:p>
              </table:table-cell>
              <table:table-cell office:value-type="float" office:value="374.7151974048">
                <text:p>374.7151974048</text:p>
              </table:table-cell>
              <table:table-cell office:value-type="float" office:value="37.4715197405">
                <text:p>37.4715197405</text:p>
              </table:table-cell>
              <table:table-cell office:value-type="float" office:value="99962.5284802595">
                <text:p>99962.5284802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">
                <text:p>4.8</text:p>
              </table:table-cell>
              <table:table-cell office:value-type="float" office:value="98344.5348672451">
                <text:p>98344.5348672451</text:p>
              </table:table-cell>
              <table:table-cell office:value-type="float" office:value="1227.2573084007">
                <text:p>1227.2573084007</text:p>
              </table:table-cell>
              <table:table-cell office:value-type="float" office:value="389.279840322">
                <text:p>389.279840322</text:p>
              </table:table-cell>
              <table:table-cell office:value-type="float" office:value="38.9279840322">
                <text:p>38.9279840322</text:p>
              </table:table-cell>
              <table:table-cell office:value-type="float" office:value="99961.0720159678">
                <text:p>99961.07201596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92">
                <text:p>4.92</text:p>
              </table:table-cell>
              <table:table-cell office:value-type="float" office:value="98300.591263857">
                <text:p>98300.591263857</text:p>
              </table:table-cell>
              <table:table-cell office:value-type="float" office:value="1254.819867952">
                <text:p>1254.819867952</text:p>
              </table:table-cell>
              <table:table-cell office:value-type="float" office:value="404.1716983554">
                <text:p>404.1716983554</text:p>
              </table:table-cell>
              <table:table-cell office:value-type="float" office:value="40.4171698355">
                <text:p>40.4171698355</text:p>
              </table:table-cell>
              <table:table-cell office:value-type="float" office:value="99959.5828301645">
                <text:p>99959.58283016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04">
                <text:p>5.04</text:p>
              </table:table-cell>
              <table:table-cell office:value-type="float" office:value="98255.6807183866">
                <text:p>98255.6807183866</text:p>
              </table:table-cell>
              <table:table-cell office:value-type="float" office:value="1282.9816027273">
                <text:p>1282.9816027273</text:p>
              </table:table-cell>
              <table:table-cell office:value-type="float" office:value="419.3978898964">
                <text:p>419.3978898964</text:p>
              </table:table-cell>
              <table:table-cell office:value-type="float" office:value="41.9397889896">
                <text:p>41.9397889896</text:p>
              </table:table-cell>
              <table:table-cell office:value-type="float" office:value="99958.0602110104">
                <text:p>99958.06021101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16">
                <text:p>5.16</text:p>
              </table:table-cell>
              <table:table-cell office:value-type="float" office:value="98209.7831221082">
                <text:p>98209.7831221082</text:p>
              </table:table-cell>
              <table:table-cell office:value-type="float" office:value="1311.7546325763">
                <text:p>1311.7546325763</text:p>
              </table:table-cell>
              <table:table-cell office:value-type="float" office:value="434.9656775595">
                <text:p>434.9656775595</text:p>
              </table:table-cell>
              <table:table-cell office:value-type="float" office:value="43.496567756">
                <text:p>43.496567756</text:p>
              </table:table-cell>
              <table:table-cell office:value-type="float" office:value="99956.503432244">
                <text:p>99956.5034322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28">
                <text:p>5.28</text:p>
              </table:table-cell>
              <table:table-cell office:value-type="float" office:value="98162.8780012669">
                <text:p>98162.8780012669</text:p>
              </table:table-cell>
              <table:table-cell office:value-type="float" office:value="1341.1512810527">
                <text:p>1341.1512810527</text:p>
              </table:table-cell>
              <table:table-cell office:value-type="float" office:value="450.8824706185">
                <text:p>450.8824706185</text:p>
              </table:table-cell>
              <table:table-cell office:value-type="float" office:value="45.0882470619">
                <text:p>45.0882470619</text:p>
              </table:table-cell>
              <table:table-cell office:value-type="float" office:value="99954.9117529381">
                <text:p>99954.91175293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4">
                <text:p>5.4</text:p>
              </table:table-cell>
              <table:table-cell office:value-type="float" office:value="98114.9445129105">
                <text:p>98114.9445129105</text:p>
              </table:table-cell>
              <table:table-cell office:value-type="float" office:value="1371.1840768842">
                <text:p>1371.1840768842</text:p>
              </table:table-cell>
              <table:table-cell office:value-type="float" office:value="467.1558274594">
                <text:p>467.1558274594</text:p>
              </table:table-cell>
              <table:table-cell office:value-type="float" office:value="46.7155827459">
                <text:p>46.7155827459</text:p>
              </table:table-cell>
              <table:table-cell office:value-type="float" office:value="99953.284417254">
                <text:p>99953.2844172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52">
                <text:p>5.52</text:p>
              </table:table-cell>
              <table:table-cell office:value-type="float" office:value="98065.9614407966">
                <text:p>98065.9614407966</text:p>
              </table:table-cell>
              <table:table-cell office:value-type="float" office:value="1401.8657553477">
                <text:p>1401.8657553477</text:p>
              </table:table-cell>
              <table:table-cell office:value-type="float" office:value="483.7934580506">
                <text:p>483.7934580506</text:p>
              </table:table-cell>
              <table:table-cell office:value-type="float" office:value="48.3793458051">
                <text:p>48.3793458051</text:p>
              </table:table-cell>
              <table:table-cell office:value-type="float" office:value="99951.6206541949">
                <text:p>99951.62065419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64">
                <text:p>5.64</text:p>
              </table:table-cell>
              <table:table-cell office:value-type="float" office:value="98015.9071913833">
                <text:p>98015.9071913833</text:p>
              </table:table-cell>
              <table:table-cell office:value-type="float" office:value="1433.2092595439">
                <text:p>1433.2092595439</text:p>
              </table:table-cell>
              <table:table-cell office:value-type="float" office:value="500.8032264297">
                <text:p>500.8032264297</text:p>
              </table:table-cell>
              <table:table-cell office:value-type="float" office:value="50.080322643">
                <text:p>50.080322643</text:p>
              </table:table-cell>
              <table:table-cell office:value-type="float" office:value="99949.919677357">
                <text:p>99949.9196773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76">
                <text:p>5.76</text:p>
              </table:table-cell>
              <table:table-cell office:value-type="float" office:value="97964.7597899119">
                <text:p>97964.7597899119</text:p>
              </table:table-cell>
              <table:table-cell office:value-type="float" office:value="1465.2277415631">
                <text:p>1465.2277415631</text:p>
              </table:table-cell>
              <table:table-cell office:value-type="float" office:value="518.1931532045">
                <text:p>518.1931532045</text:p>
              </table:table-cell>
              <table:table-cell office:value-type="float" office:value="51.8193153204">
                <text:p>51.8193153204</text:p>
              </table:table-cell>
              <table:table-cell office:value-type="float" office:value="99948.1806846795">
                <text:p>99948.18068467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88">
                <text:p>5.88</text:p>
              </table:table-cell>
              <table:table-cell office:value-type="float" office:value="97912.4968765895">
                <text:p>97912.4968765895</text:p>
              </table:table-cell>
              <table:table-cell office:value-type="float" office:value="1497.934563537">
                <text:p>1497.934563537</text:p>
              </table:table-cell>
              <table:table-cell office:value-type="float" office:value="535.9714180667">
                <text:p>535.9714180667</text:p>
              </table:table-cell>
              <table:table-cell office:value-type="float" office:value="53.5971418067">
                <text:p>53.5971418067</text:p>
              </table:table-cell>
              <table:table-cell office:value-type="float" office:value="99946.4028581933">
                <text:p>99946.40285819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97859.0957028823">
                <text:p>97859.0957028823</text:p>
              </table:table-cell>
              <table:table-cell office:value-type="float" office:value="1531.3432985667">
                <text:p>1531.3432985667</text:p>
              </table:table-cell>
              <table:table-cell office:value-type="float" office:value="554.1463623189">
                <text:p>554.1463623189</text:p>
              </table:table-cell>
              <table:table-cell office:value-type="float" office:value="55.4146362319">
                <text:p>55.4146362319</text:p>
              </table:table-cell>
              <table:table-cell office:value-type="float" office:value="99944.5853637681">
                <text:p>99944.58536376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12">
                <text:p>6.12</text:p>
              </table:table-cell>
              <table:table-cell office:value-type="float" office:value="97804.5331279273">
                <text:p>97804.5331279273</text:p>
              </table:table-cell>
              <table:table-cell office:value-type="float" office:value="1565.467731521">
                <text:p>1565.467731521</text:p>
              </table:table-cell>
              <table:table-cell office:value-type="float" office:value="572.7264914106">
                <text:p>572.7264914106</text:p>
              </table:table-cell>
              <table:table-cell office:value-type="float" office:value="57.2726491411">
                <text:p>57.2726491411</text:p>
              </table:table-cell>
              <table:table-cell office:value-type="float" office:value="99942.7273508589">
                <text:p>99942.7273508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24">
                <text:p>6.24</text:p>
              </table:table-cell>
              <table:table-cell office:value-type="float" office:value="97748.7856150725">
                <text:p>97748.7856150725</text:p>
              </table:table-cell>
              <table:table-cell office:value-type="float" office:value="1600.3218596954">
                <text:p>1600.3218596954</text:p>
              </table:table-cell>
              <table:table-cell office:value-type="float" office:value="591.7204774836">
                <text:p>591.7204774836</text:p>
              </table:table-cell>
              <table:table-cell office:value-type="float" office:value="59.1720477484">
                <text:p>59.1720477484</text:p>
              </table:table-cell>
              <table:table-cell office:value-type="float" office:value="99940.8279522517">
                <text:p>99940.82795225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36">
                <text:p>6.36</text:p>
              </table:table-cell>
              <table:table-cell office:value-type="float" office:value="97691.8292285574">
                <text:p>97691.8292285574</text:p>
              </table:table-cell>
              <table:table-cell office:value-type="float" office:value="1635.9198933253">
                <text:p>1635.9198933253</text:p>
              </table:table-cell>
              <table:table-cell office:value-type="float" office:value="611.1371619247">
                <text:p>611.1371619247</text:p>
              </table:table-cell>
              <table:table-cell office:value-type="float" office:value="61.1137161925">
                <text:p>61.1137161925</text:p>
              </table:table-cell>
              <table:table-cell office:value-type="float" office:value="99938.8862838075">
                <text:p>99938.88628380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48">
                <text:p>6.48</text:p>
              </table:table-cell>
              <table:table-cell office:value-type="float" office:value="97633.6396303426">
                <text:p>97633.6396303426</text:p>
              </table:table-cell>
              <table:table-cell office:value-type="float" office:value="1672.2762559423">
                <text:p>1672.2762559423</text:p>
              </table:table-cell>
              <table:table-cell office:value-type="float" office:value="630.9855579227">
                <text:p>630.9855579227</text:p>
              </table:table-cell>
              <table:table-cell office:value-type="float" office:value="63.0985557923">
                <text:p>63.0985557923</text:p>
              </table:table-cell>
              <table:table-cell office:value-type="float" office:value="99936.9014442077">
                <text:p>99936.90144420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6">
                <text:p>6.6</text:p>
              </table:table-cell>
              <table:table-cell office:value-type="float" office:value="97574.1920771003">
                <text:p>97574.1920771003</text:p>
              </table:table-cell>
              <table:table-cell office:value-type="float" office:value="1709.4055845667">
                <text:p>1709.4055845667</text:p>
              </table:table-cell>
              <table:table-cell office:value-type="float" office:value="651.2748530299">
                <text:p>651.2748530299</text:p>
              </table:table-cell>
              <table:table-cell office:value-type="float" office:value="65.127485303">
                <text:p>65.127485303</text:p>
              </table:table-cell>
              <table:table-cell office:value-type="float" office:value="99934.872514697">
                <text:p>99934.8725146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72">
                <text:p>6.72</text:p>
              </table:table-cell>
              <table:table-cell office:value-type="float" office:value="97513.4614173779">
                <text:p>97513.4614173779</text:p>
              </table:table-cell>
              <table:table-cell office:value-type="float" office:value="1747.3227297258">
                <text:p>1747.3227297258</text:p>
              </table:table-cell>
              <table:table-cell office:value-type="float" office:value="672.0144117238">
                <text:p>672.0144117238</text:p>
              </table:table-cell>
              <table:table-cell office:value-type="float" office:value="67.2014411724">
                <text:p>67.2014411724</text:p>
              </table:table-cell>
              <table:table-cell office:value-type="float" office:value="99932.7985588277">
                <text:p>99932.79855882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84">
                <text:p>6.84</text:p>
              </table:table-cell>
              <table:table-cell office:value-type="float" office:value="97451.4220889452">
                <text:p>97451.4220889452</text:p>
              </table:table-cell>
              <table:table-cell office:value-type="float" office:value="1786.0427552893">
                <text:p>1786.0427552893</text:p>
              </table:table-cell>
              <table:table-cell office:value-type="float" office:value="693.2137779685">
                <text:p>693.2137779685</text:p>
              </table:table-cell>
              <table:table-cell office:value-type="float" office:value="69.3213777969">
                <text:p>69.3213777969</text:p>
              </table:table-cell>
              <table:table-cell office:value-type="float" office:value="99930.6786222032">
                <text:p>99930.67862220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96">
                <text:p>6.96</text:p>
              </table:table-cell>
              <table:table-cell office:value-type="float" office:value="97388.0481163398">
                <text:p>97388.0481163398</text:p>
              </table:table-cell>
              <table:table-cell office:value-type="float" office:value="1825.5809381097">
                <text:p>1825.5809381097</text:p>
              </table:table-cell>
              <table:table-cell office:value-type="float" office:value="714.8826777731">
                <text:p>714.8826777731</text:p>
              </table:table-cell>
              <table:table-cell office:value-type="float" office:value="71.4882677773">
                <text:p>71.4882677773</text:p>
              </table:table-cell>
              <table:table-cell office:value-type="float" office:value="99928.5117322228">
                <text:p>99928.51173222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08">
                <text:p>7.08</text:p>
              </table:table-cell>
              <table:table-cell office:value-type="float" office:value="97323.3131086205">
                <text:p>97323.3131086205</text:p>
              </table:table-cell>
              <table:table-cell office:value-type="float" office:value="1865.9527674611">
                <text:p>1865.9527674611</text:p>
              </table:table-cell>
              <table:table-cell office:value-type="float" office:value="737.0310217439">
                <text:p>737.0310217439</text:p>
              </table:table-cell>
              <table:table-cell office:value-type="float" office:value="73.7031021744">
                <text:p>73.7031021744</text:p>
              </table:table-cell>
              <table:table-cell office:value-type="float" office:value="99926.2968978257">
                <text:p>99926.29689782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2">
                <text:p>7.2</text:p>
              </table:table-cell>
              <table:table-cell office:value-type="float" office:value="97257.1902573457">
                <text:p>97257.1902573457</text:p>
              </table:table-cell>
              <table:table-cell office:value-type="float" office:value="1907.1739442618">
                <text:p>1907.1739442618</text:p>
              </table:table-cell>
              <table:table-cell office:value-type="float" office:value="759.6689076294">
                <text:p>759.6689076294</text:p>
              </table:table-cell>
              <table:table-cell office:value-type="float" office:value="75.9668907629">
                <text:p>75.9668907629</text:p>
              </table:table-cell>
              <table:table-cell office:value-type="float" office:value="99924.0331092371">
                <text:p>99924.03310923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32">
                <text:p>7.32</text:p>
              </table:table-cell>
              <table:table-cell office:value-type="float" office:value="97189.6523347875">
                <text:p>97189.6523347875</text:p>
              </table:table-cell>
              <table:table-cell office:value-type="float" office:value="1949.2603800729">
                <text:p>1949.2603800729</text:p>
              </table:table-cell>
              <table:table-cell office:value-type="float" office:value="782.8066228541">
                <text:p>782.8066228541</text:p>
              </table:table-cell>
              <table:table-cell office:value-type="float" office:value="78.2806622854">
                <text:p>78.2806622854</text:p>
              </table:table-cell>
              <table:table-cell office:value-type="float" office:value="99921.7193377146">
                <text:p>99921.71933771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44">
                <text:p>7.44</text:p>
              </table:table-cell>
              <table:table-cell office:value-type="float" office:value="97120.6716923972">
                <text:p>97120.6716923972</text:p>
              </table:table-cell>
              <table:table-cell office:value-type="float" office:value="1992.2281958597">
                <text:p>1992.2281958597</text:p>
              </table:table-cell>
              <table:table-cell office:value-type="float" office:value="806.454647039">
                <text:p>806.454647039</text:p>
              </table:table-cell>
              <table:table-cell office:value-type="float" office:value="80.6454647039">
                <text:p>80.6454647039</text:p>
              </table:table-cell>
              <table:table-cell office:value-type="float" office:value="99919.3545352961">
                <text:p>99919.35453529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56">
                <text:p>7.56</text:p>
              </table:table-cell>
              <table:table-cell office:value-type="float" office:value="97050.2202595376">
                <text:p>97050.2202595376</text:p>
              </table:table-cell>
              <table:table-cell office:value-type="float" office:value="2036.0937205057">
                <text:p>2036.0937205057</text:p>
              </table:table-cell>
              <table:table-cell office:value-type="float" office:value="830.623654506">
                <text:p>830.623654506</text:p>
              </table:table-cell>
              <table:table-cell office:value-type="float" office:value="83.0623654506">
                <text:p>83.0623654506</text:p>
              </table:table-cell>
              <table:table-cell office:value-type="float" office:value="99916.9376345494">
                <text:p>99916.93763454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68">
                <text:p>7.68</text:p>
              </table:table-cell>
              <table:table-cell office:value-type="float" office:value="96978.2695424954">
                <text:p>96978.2695424954</text:p>
              </table:table-cell>
              <table:table-cell office:value-type="float" office:value="2080.8734890659">
                <text:p>2080.8734890659</text:p>
              </table:table-cell>
              <table:table-cell office:value-type="float" office:value="855.3245167623">
                <text:p>855.3245167623</text:p>
              </table:table-cell>
              <table:table-cell office:value-type="float" office:value="85.5324516762">
                <text:p>85.5324516762</text:p>
              </table:table-cell>
              <table:table-cell office:value-type="float" office:value="99914.4675483238">
                <text:p>99914.46754832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8">
                <text:p>7.8</text:p>
              </table:table-cell>
              <table:table-cell office:value-type="float" office:value="96904.7906237918">
                <text:p>96904.7906237918</text:p>
              </table:table-cell>
              <table:table-cell office:value-type="float" office:value="2126.5842407488">
                <text:p>2126.5842407488</text:p>
              </table:table-cell>
              <table:table-cell office:value-type="float" office:value="880.568304963">
                <text:p>880.568304963</text:p>
              </table:table-cell>
              <table:table-cell office:value-type="float" office:value="88.0568304963">
                <text:p>88.0568304963</text:p>
              </table:table-cell>
              <table:table-cell office:value-type="float" office:value="99911.9431695037">
                <text:p>99911.94316950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92">
                <text:p>7.92</text:p>
              </table:table-cell>
              <table:table-cell office:value-type="float" office:value="96829.7541618051">
                <text:p>96829.7541618051</text:p>
              </table:table-cell>
              <table:table-cell office:value-type="float" office:value="2173.2429166127">
                <text:p>2173.2429166127</text:p>
              </table:table-cell>
              <table:table-cell office:value-type="float" office:value="906.3662923474">
                <text:p>906.3662923474</text:p>
              </table:table-cell>
              <table:table-cell office:value-type="float" office:value="90.6366292347">
                <text:p>90.6366292347</text:p>
              </table:table-cell>
              <table:table-cell office:value-type="float" office:value="99909.3633707653">
                <text:p>99909.36337076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04">
                <text:p>8.04</text:p>
              </table:table-cell>
              <table:table-cell office:value-type="float" office:value="96753.1303907244">
                <text:p>96753.1303907244</text:p>
              </table:table-cell>
              <table:table-cell office:value-type="float" office:value="2220.8666569653">
                <text:p>2220.8666569653</text:p>
              </table:table-cell>
              <table:table-cell office:value-type="float" office:value="932.7299566456">
                <text:p>932.7299566456</text:p>
              </table:table-cell>
              <table:table-cell office:value-type="float" office:value="93.2729956646">
                <text:p>93.2729956646</text:p>
              </table:table-cell>
              <table:table-cell office:value-type="float" office:value="99906.7270043355">
                <text:p>99906.72700433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16">
                <text:p>8.16</text:p>
              </table:table-cell>
              <table:table-cell office:value-type="float" office:value="96674.8891208497">
                <text:p>96674.8891208497</text:p>
              </table:table-cell>
              <table:table-cell office:value-type="float" office:value="2269.4727984522">
                <text:p>2269.4727984522</text:p>
              </table:table-cell>
              <table:table-cell office:value-type="float" office:value="959.6709824528">
                <text:p>959.6709824528</text:p>
              </table:table-cell>
              <table:table-cell office:value-type="float" office:value="95.9670982453">
                <text:p>95.9670982453</text:p>
              </table:table-cell>
              <table:table-cell office:value-type="float" office:value="99904.0329017547">
                <text:p>99904.03290175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28">
                <text:p>8.28</text:p>
              </table:table-cell>
              <table:table-cell office:value-type="float" office:value="96594.9997392573">
                <text:p>96594.9997392573</text:p>
              </table:table-cell>
              <table:table-cell office:value-type="float" office:value="2319.0788708203">
                <text:p>2319.0788708203</text:p>
              </table:table-cell>
              <table:table-cell office:value-type="float" office:value="987.2012635657">
                <text:p>987.2012635657</text:p>
              </table:table-cell>
              <table:table-cell office:value-type="float" office:value="98.7201263566">
                <text:p>98.7201263566</text:p>
              </table:table-cell>
              <table:table-cell office:value-type="float" office:value="99901.2798736435">
                <text:p>99901.27987364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4">
                <text:p>8.4</text:p>
              </table:table-cell>
              <table:table-cell office:value-type="float" office:value="96513.431210848">
                <text:p>96513.431210848</text:p>
              </table:table-cell>
              <table:table-cell office:value-type="float" office:value="2369.7025933446">
                <text:p>2369.7025933446</text:p>
              </table:table-cell>
              <table:table-cell office:value-type="float" office:value="1015.3329052793">
                <text:p>1015.3329052793</text:p>
              </table:table-cell>
              <table:table-cell office:value-type="float" office:value="101.5332905279">
                <text:p>101.5332905279</text:p>
              </table:table-cell>
              <table:table-cell office:value-type="float" office:value="99898.4667094721">
                <text:p>99898.46670947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52">
                <text:p>8.52</text:p>
              </table:table-cell>
              <table:table-cell office:value-type="float" office:value="96430.1520797973">
                <text:p>96430.1520797973</text:p>
              </table:table-cell>
              <table:table-cell office:value-type="float" office:value="2421.3618709014">
                <text:p>2421.3618709014</text:p>
              </table:table-cell>
              <table:table-cell office:value-type="float" office:value="1044.0782266375">
                <text:p>1044.0782266375</text:p>
              </table:table-cell>
              <table:table-cell office:value-type="float" office:value="104.4078226637">
                <text:p>104.4078226637</text:p>
              </table:table-cell>
              <table:table-cell office:value-type="float" office:value="99895.5921773363">
                <text:p>99895.59217733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64">
                <text:p>8.64</text:p>
              </table:table-cell>
              <table:table-cell office:value-type="float" office:value="96345.1304714258">
                <text:p>96345.1304714258</text:p>
              </table:table-cell>
              <table:table-cell office:value-type="float" office:value="2474.0747896755">
                <text:p>2474.0747896755</text:p>
              </table:table-cell>
              <table:table-cell office:value-type="float" office:value="1073.449762635">
                <text:p>1073.449762635</text:p>
              </table:table-cell>
              <table:table-cell office:value-type="float" office:value="107.3449762635">
                <text:p>107.3449762635</text:p>
              </table:table-cell>
              <table:table-cell office:value-type="float" office:value="99892.6550237365">
                <text:p>99892.65502373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76">
                <text:p>8.76</text:p>
              </table:table-cell>
              <table:table-cell office:value-type="float" office:value="96258.3340945115">
                <text:p>96258.3340945115</text:p>
              </table:table-cell>
              <table:table-cell office:value-type="float" office:value="2527.8596124858">
                <text:p>2527.8596124858</text:p>
              </table:table-cell>
              <table:table-cell office:value-type="float" office:value="1103.4602663659">
                <text:p>1103.4602663659</text:p>
              </table:table-cell>
              <table:table-cell office:value-type="float" office:value="110.3460266366">
                <text:p>110.3460266366</text:p>
              </table:table-cell>
              <table:table-cell office:value-type="float" office:value="99889.6539733634">
                <text:p>99889.65397336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88">
                <text:p>8.88</text:p>
              </table:table-cell>
              <table:table-cell office:value-type="float" office:value="96169.7302440609">
                <text:p>96169.7302440609</text:p>
              </table:table-cell>
              <table:table-cell office:value-type="float" office:value="2582.7347737151">
                <text:p>2582.7347737151</text:p>
              </table:table-cell>
              <table:table-cell office:value-type="float" office:value="1134.1227111126">
                <text:p>1134.1227111126</text:p>
              </table:table-cell>
              <table:table-cell office:value-type="float" office:value="113.4122711113">
                <text:p>113.4122711113</text:p>
              </table:table-cell>
              <table:table-cell office:value-type="float" office:value="99886.5877288888">
                <text:p>99886.58772888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96079.2858045625">
                <text:p>96079.2858045625</text:p>
              </table:table-cell>
              <table:table-cell office:value-type="float" office:value="2638.7188738278">
                <text:p>2638.7188738278</text:p>
              </table:table-cell>
              <table:table-cell office:value-type="float" office:value="1165.4502923723">
                <text:p>1165.4502923723</text:p>
              </table:table-cell>
              <table:table-cell office:value-type="float" office:value="116.5450292372">
                <text:p>116.5450292372</text:p>
              </table:table-cell>
              <table:table-cell office:value-type="float" office:value="99883.4549707628">
                <text:p>99883.45497076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12">
                <text:p>9.12</text:p>
              </table:table-cell>
              <table:table-cell office:value-type="float" office:value="95986.9672537423">
                <text:p>95986.9672537423</text:p>
              </table:table-cell>
              <table:table-cell office:value-type="float" office:value="2695.8306734607">
                <text:p>2695.8306734607</text:p>
              </table:table-cell>
              <table:table-cell office:value-type="float" office:value="1197.4564298154">
                <text:p>1197.4564298154</text:p>
              </table:table-cell>
              <table:table-cell office:value-type="float" office:value="119.7456429815">
                <text:p>119.7456429815</text:p>
              </table:table-cell>
              <table:table-cell office:value-type="float" office:value="99880.2543570185">
                <text:p>99880.25435701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.24">
                <text:p>9.24</text:p>
              </table:table-cell>
              <table:table-cell office:value-type="float" office:value="95892.7406668418">
                <text:p>95892.7406668418</text:p>
              </table:table-cell>
              <table:table-cell office:value-type="float" office:value="2754.0890870719">
                <text:p>2754.0890870719</text:p>
              </table:table-cell>
              <table:table-cell office:value-type="float" office:value="1230.1547691692">
                <text:p>1230.1547691692</text:p>
              </table:table-cell>
              <table:table-cell office:value-type="float" office:value="123.0154769169">
                <text:p>123.0154769169</text:p>
              </table:table-cell>
              <table:table-cell office:value-type="float" office:value="99876.9845230831">
                <text:p>99876.98452308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36">
                <text:p>9.36</text:p>
              </table:table-cell>
              <table:table-cell office:value-type="float" office:value="95796.5717214427">
                <text:p>95796.5717214427</text:p>
              </table:table-cell>
              <table:table-cell office:value-type="float" office:value="2813.5131761308">
                <text:p>2813.5131761308</text:p>
              </table:table-cell>
              <table:table-cell office:value-type="float" office:value="1263.5591840239">
                <text:p>1263.5591840239</text:p>
              </table:table-cell>
              <table:table-cell office:value-type="float" office:value="126.3559184024">
                <text:p>126.3559184024</text:p>
              </table:table-cell>
              <table:table-cell office:value-type="float" office:value="99873.6440815976">
                <text:p>99873.64408159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48">
                <text:p>9.48</text:p>
              </table:table-cell>
              <table:table-cell office:value-type="float" office:value="95698.4257028576">
                <text:p>95698.4257028576</text:p>
              </table:table-cell>
              <table:table-cell office:value-type="float" office:value="2874.1221418333">
                <text:p>2874.1221418333</text:p>
              </table:table-cell>
              <table:table-cell office:value-type="float" office:value="1297.6837775536">
                <text:p>1297.6837775536</text:p>
              </table:table-cell>
              <table:table-cell office:value-type="float" office:value="129.7683777554">
                <text:p>129.7683777554</text:p>
              </table:table-cell>
              <table:table-cell office:value-type="float" office:value="99870.2316222446">
                <text:p>99870.23162224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6">
                <text:p>9.6</text:p>
              </table:table-cell>
              <table:table-cell office:value-type="float" office:value="95598.2675101121">
                <text:p>95598.2675101121</text:p>
              </table:table-cell>
              <table:table-cell office:value-type="float" office:value="2935.9353173268">
                <text:p>2935.9353173268</text:p>
              </table:table-cell>
              <table:table-cell office:value-type="float" office:value="1332.5428841463">
                <text:p>1332.5428841463</text:p>
              </table:table-cell>
              <table:table-cell office:value-type="float" office:value="133.2542884146">
                <text:p>133.2542884146</text:p>
              </table:table-cell>
              <table:table-cell office:value-type="float" office:value="99866.7457115854">
                <text:p>99866.74571158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72">
                <text:p>9.72</text:p>
              </table:table-cell>
              <table:table-cell office:value-type="float" office:value="95496.061662539">
                <text:p>95496.061662539</text:p>
              </table:table-cell>
              <table:table-cell office:value-type="float" office:value="2998.9721594284">
                <text:p>2998.9721594284</text:p>
              </table:table-cell>
              <table:table-cell office:value-type="float" office:value="1368.1510709386">
                <text:p>1368.1510709386</text:p>
              </table:table-cell>
              <table:table-cell office:value-type="float" office:value="136.8151070939">
                <text:p>136.8151070939</text:p>
              </table:table-cell>
              <table:table-cell office:value-type="float" office:value="99863.1848929061">
                <text:p>99863.18489290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84">
                <text:p>9.84</text:p>
              </table:table-cell>
              <table:table-cell office:value-type="float" office:value="95391.7723070088">
                <text:p>95391.7723070088</text:p>
              </table:table-cell>
              <table:table-cell office:value-type="float" office:value="3063.2522398189">
                <text:p>3063.2522398189</text:p>
              </table:table-cell>
              <table:table-cell office:value-type="float" office:value="1404.5231392474">
                <text:p>1404.5231392474</text:p>
              </table:table-cell>
              <table:table-cell office:value-type="float" office:value="140.4523139247">
                <text:p>140.4523139247</text:p>
              </table:table-cell>
              <table:table-cell office:value-type="float" office:value="99859.5476860753">
                <text:p>99859.54768607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96">
                <text:p>9.96</text:p>
              </table:table-cell>
              <table:table-cell office:value-type="float" office:value="95285.36322582">
                <text:p>95285.36322582</text:p>
              </table:table-cell>
              <table:table-cell office:value-type="float" office:value="3128.7952356978">
                <text:p>3128.7952356978</text:p>
              </table:table-cell>
              <table:table-cell office:value-type="float" office:value="1441.6741258927">
                <text:p>1441.6741258927</text:p>
              </table:table-cell>
              <table:table-cell office:value-type="float" office:value="144.1674125893">
                <text:p>144.1674125893</text:p>
              </table:table-cell>
              <table:table-cell office:value-type="float" office:value="99855.8325874107">
                <text:p>99855.83258741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08">
                <text:p>10.08</text:p>
              </table:table-cell>
              <table:table-cell office:value-type="float" office:value="95176.7978452729">
                <text:p>95176.7978452729</text:p>
              </table:table-cell>
              <table:table-cell office:value-type="float" office:value="3195.6209198814">
                <text:p>3195.6209198814</text:p>
              </table:table-cell>
              <table:table-cell office:value-type="float" office:value="1479.619304405">
                <text:p>1479.619304405</text:p>
              </table:table-cell>
              <table:table-cell office:value-type="float" office:value="147.9619304405">
                <text:p>147.9619304405</text:p>
              </table:table-cell>
              <table:table-cell office:value-type="float" office:value="99852.0380695595">
                <text:p>99852.03806955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2">
                <text:p>10.2</text:p>
              </table:table-cell>
              <table:table-cell office:value-type="float" office:value="95066.0392449502">
                <text:p>95066.0392449502</text:p>
              </table:table-cell>
              <table:table-cell office:value-type="float" office:value="3263.7491503283">
                <text:p>3263.7491503283</text:p>
              </table:table-cell>
              <table:table-cell office:value-type="float" office:value="1518.3741861103">
                <text:p>1518.3741861103</text:p>
              </table:table-cell>
              <table:table-cell office:value-type="float" office:value="151.837418611">
                <text:p>151.837418611</text:p>
              </table:table-cell>
              <table:table-cell office:value-type="float" office:value="99848.162581389">
                <text:p>99848.1625813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32">
                <text:p>10.32</text:p>
              </table:table-cell>
              <table:table-cell office:value-type="float" office:value="94953.0501677301">
                <text:p>94953.0501677301</text:p>
              </table:table-cell>
              <table:table-cell office:value-type="float" office:value="3333.1998590748">
                <text:p>3333.1998590748</text:p>
              </table:table-cell>
              <table:table-cell office:value-type="float" office:value="1557.9545210863">
                <text:p>1557.9545210863</text:p>
              </table:table-cell>
              <table:table-cell office:value-type="float" office:value="155.7954521086">
                <text:p>155.7954521086</text:p>
              </table:table-cell>
              <table:table-cell office:value-type="float" office:value="99844.2045478914">
                <text:p>99844.20454789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44">
                <text:p>10.44</text:p>
              </table:table-cell>
              <table:table-cell office:value-type="float" office:value="94837.7930305545">
                <text:p>94837.7930305545</text:p>
              </table:table-cell>
              <table:table-cell office:value-type="float" office:value="3403.9930405654">
                <text:p>3403.9930405654</text:p>
              </table:table-cell>
              <table:table-cell office:value-type="float" office:value="1598.3762989817">
                <text:p>1598.3762989817</text:p>
              </table:table-cell>
              <table:table-cell office:value-type="float" office:value="159.8376298982">
                <text:p>159.8376298982</text:p>
              </table:table-cell>
              <table:table-cell office:value-type="float" office:value="99840.1623701018">
                <text:p>99840.16237010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56">
                <text:p>10.56</text:p>
              </table:table-cell>
              <table:table-cell office:value-type="float" office:value="94720.2299359774">
                <text:p>94720.2299359774</text:p>
              </table:table-cell>
              <table:table-cell office:value-type="float" office:value="3476.1487393611">
                <text:p>3476.1487393611</text:p>
              </table:table-cell>
              <table:table-cell office:value-type="float" office:value="1639.6557496921">
                <text:p>1639.6557496921</text:p>
              </table:table-cell>
              <table:table-cell office:value-type="float" office:value="163.9655749692">
                <text:p>163.9655749692</text:p>
              </table:table-cell>
              <table:table-cell office:value-type="float" office:value="99836.0344250308">
                <text:p>99836.03442503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68">
                <text:p>10.68</text:p>
              </table:table-cell>
              <table:table-cell office:value-type="float" office:value="94600.3226845181">
                <text:p>94600.3226845181</text:p>
              </table:table-cell>
              <table:table-cell office:value-type="float" office:value="3549.6870372087">
                <text:p>3549.6870372087</text:p>
              </table:table-cell>
              <table:table-cell office:value-type="float" office:value="1681.8093438846">
                <text:p>1681.8093438846</text:p>
              </table:table-cell>
              <table:table-cell office:value-type="float" office:value="168.1809343885">
                <text:p>168.1809343885</text:p>
              </table:table-cell>
              <table:table-cell office:value-type="float" office:value="99831.8190656115">
                <text:p>99831.81906561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8">
                <text:p>10.8</text:p>
              </table:table-cell>
              <table:table-cell office:value-type="float" office:value="94478.0327878434">
                <text:p>94478.0327878434</text:p>
              </table:table-cell>
              <table:table-cell office:value-type="float" office:value="3624.6280394572">
                <text:p>3624.6280394572</text:p>
              </table:table-cell>
              <table:table-cell office:value-type="float" office:value="1724.8537933629">
                <text:p>1724.8537933629</text:p>
              </table:table-cell>
              <table:table-cell office:value-type="float" office:value="172.4853793363">
                <text:p>172.4853793363</text:p>
              </table:table-cell>
              <table:table-cell office:value-type="float" office:value="99827.5146206637">
                <text:p>99827.51462066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92">
                <text:p>10.92</text:p>
              </table:table-cell>
              <table:table-cell office:value-type="float" office:value="94353.3214828032">
                <text:p>94353.3214828032</text:p>
              </table:table-cell>
              <table:table-cell office:value-type="float" office:value="3700.991860804">
                <text:p>3700.991860804</text:p>
              </table:table-cell>
              <table:table-cell office:value-type="float" office:value="1768.806051266">
                <text:p>1768.806051266</text:p>
              </table:table-cell>
              <table:table-cell office:value-type="float" office:value="176.8806051266">
                <text:p>176.8806051266</text:p>
              </table:table-cell>
              <table:table-cell office:value-type="float" office:value="99823.1193948734">
                <text:p>99823.11939487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04">
                <text:p>11.04</text:p>
              </table:table-cell>
              <table:table-cell office:value-type="float" office:value="94226.1497463433">
                <text:p>94226.1497463433</text:p>
              </table:table-cell>
              <table:table-cell office:value-type="float" office:value="3778.7986103561">
                <text:p>3778.7986103561</text:p>
              </table:table-cell>
              <table:table-cell office:value-type="float" office:value="1813.6833120912">
                <text:p>1813.6833120912</text:p>
              </table:table-cell>
              <table:table-cell office:value-type="float" office:value="181.3683312091">
                <text:p>181.3683312091</text:p>
              </table:table-cell>
              <table:table-cell office:value-type="float" office:value="99818.6316687909">
                <text:p>99818.63166879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16">
                <text:p>11.16</text:p>
              </table:table-cell>
              <table:table-cell office:value-type="float" office:value="94096.4783113197">
                <text:p>94096.4783113197</text:p>
              </table:table-cell>
              <table:table-cell office:value-type="float" office:value="3858.0683759926">
                <text:p>3858.0683759926</text:p>
              </table:table-cell>
              <table:table-cell office:value-type="float" office:value="1859.5030115341">
                <text:p>1859.5030115341</text:p>
              </table:table-cell>
              <table:table-cell office:value-type="float" office:value="185.9503011534">
                <text:p>185.9503011534</text:p>
              </table:table-cell>
              <table:table-cell office:value-type="float" office:value="99814.0496988466">
                <text:p>99814.04969884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28">
                <text:p>11.28</text:p>
              </table:table-cell>
              <table:table-cell office:value-type="float" office:value="93964.2676832385">
                <text:p>93964.2676832385</text:p>
              </table:table-cell>
              <table:table-cell office:value-type="float" office:value="3938.8212080114">
                <text:p>3938.8212080114</text:p>
              </table:table-cell>
              <table:table-cell office:value-type="float" office:value="1906.2828261363">
                <text:p>1906.2828261363</text:p>
              </table:table-cell>
              <table:table-cell office:value-type="float" office:value="190.6282826136">
                <text:p>190.6282826136</text:p>
              </table:table-cell>
              <table:table-cell office:value-type="float" office:value="99809.3717173864">
                <text:p>99809.37171738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4">
                <text:p>11.4</text:p>
              </table:table-cell>
              <table:table-cell office:value-type="float" office:value="93829.4781579436">
                <text:p>93829.4781579436</text:p>
              </table:table-cell>
              <table:table-cell office:value-type="float" office:value="4021.0771020498">
                <text:p>4021.0771020498</text:p>
              </table:table-cell>
              <table:table-cell office:value-type="float" office:value="1954.040672733">
                <text:p>1954.040672733</text:p>
              </table:table-cell>
              <table:table-cell office:value-type="float" office:value="195.4040672733">
                <text:p>195.4040672733</text:p>
              </table:table-cell>
              <table:table-cell office:value-type="float" office:value="99804.5959327267">
                <text:p>99804.59593272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52">
                <text:p>11.52</text:p>
              </table:table-cell>
              <table:table-cell office:value-type="float" office:value="93692.0698402771">
                <text:p>93692.0698402771</text:p>
              </table:table-cell>
              <table:table-cell office:value-type="float" office:value="4104.855981263">
                <text:p>4104.855981263</text:p>
              </table:table-cell>
              <table:table-cell office:value-type="float" office:value="2002.7947076907">
                <text:p>2002.7947076907</text:p>
              </table:table-cell>
              <table:table-cell office:value-type="float" office:value="200.2794707691">
                <text:p>200.2794707691</text:p>
              </table:table-cell>
              <table:table-cell office:value-type="float" office:value="99799.720529231">
                <text:p>99799.7205292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64">
                <text:p>11.64</text:p>
              </table:table-cell>
              <table:table-cell office:value-type="float" office:value="93552.0026637321">
                <text:p>93552.0026637321</text:p>
              </table:table-cell>
              <table:table-cell office:value-type="float" office:value="4190.1776777487">
                <text:p>4190.1776777487</text:p>
              </table:table-cell>
              <table:table-cell office:value-type="float" office:value="2052.5633259264">
                <text:p>2052.5633259264</text:p>
              </table:table-cell>
              <table:table-cell office:value-type="float" office:value="205.2563325926">
                <text:p>205.2563325926</text:p>
              </table:table-cell>
              <table:table-cell office:value-type="float" office:value="99794.7436674074">
                <text:p>99794.74366740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76">
                <text:p>11.76</text:p>
              </table:table-cell>
              <table:table-cell office:value-type="float" office:value="93409.2364111226">
                <text:p>93409.2364111226</text:p>
              </table:table-cell>
              <table:table-cell office:value-type="float" office:value="4277.0619132067">
                <text:p>4277.0619132067</text:p>
              </table:table-cell>
              <table:table-cell office:value-type="float" office:value="2103.3651597004">
                <text:p>2103.3651597004</text:p>
              </table:table-cell>
              <table:table-cell office:value-type="float" office:value="210.33651597">
                <text:p>210.33651597</text:p>
              </table:table-cell>
              <table:table-cell office:value-type="float" office:value="99789.66348403">
                <text:p>99789.663484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88">
                <text:p>11.88</text:p>
              </table:table-cell>
              <table:table-cell office:value-type="float" office:value="93263.7307362899">
                <text:p>93263.7307362899</text:p>
              </table:table-cell>
              <table:table-cell office:value-type="float" office:value="4365.5282788216">
                <text:p>4365.5282788216</text:p>
              </table:table-cell>
              <table:table-cell office:value-type="float" office:value="2155.2190771712">
                <text:p>2155.2190771712</text:p>
              </table:table-cell>
              <table:table-cell office:value-type="float" office:value="215.5219077171">
                <text:p>215.5219077171</text:p>
              </table:table-cell>
              <table:table-cell office:value-type="float" office:value="99784.4780922829">
                <text:p>99784.47809228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">
                <text:p>12</text:p>
              </table:table-cell>
              <table:table-cell office:value-type="float" office:value="93115.4451868658">
                <text:p>93115.4451868658</text:p>
              </table:table-cell>
              <table:table-cell office:value-type="float" office:value="4455.5962143591">
                <text:p>4455.5962143591</text:p>
              </table:table-cell>
              <table:table-cell office:value-type="float" office:value="2208.1441807045">
                <text:p>2208.1441807045</text:p>
              </table:table-cell>
              <table:table-cell office:value-type="float" office:value="220.8144180704">
                <text:p>220.8144180704</text:p>
              </table:table-cell>
              <table:table-cell office:value-type="float" office:value="99779.1855819296">
                <text:p>99779.18558192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12">
                <text:p>12.12</text:p>
              </table:table-cell>
              <table:table-cell office:value-type="float" office:value="92964.3392281134">
                <text:p>92964.3392281134</text:p>
              </table:table-cell>
              <table:table-cell office:value-type="float" office:value="4547.2849864666">
                <text:p>4547.2849864666</text:p>
              </table:table-cell>
              <table:table-cell office:value-type="float" office:value="2262.1598049271">
                <text:p>2262.1598049271</text:p>
              </table:table-cell>
              <table:table-cell office:value-type="float" office:value="226.2159804927">
                <text:p>226.2159804927</text:p>
              </table:table-cell>
              <table:table-cell office:value-type="float" office:value="99773.7840195073">
                <text:p>99773.78401950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24">
                <text:p>12.24</text:p>
              </table:table-cell>
              <table:table-cell office:value-type="float" office:value="92810.3722678628">
                <text:p>92810.3722678628</text:p>
              </table:table-cell>
              <table:table-cell office:value-type="float" office:value="4640.6136661702">
                <text:p>4640.6136661702</text:p>
              </table:table-cell>
              <table:table-cell office:value-type="float" office:value="2317.2855145153">
                <text:p>2317.2855145153</text:p>
              </table:table-cell>
              <table:table-cell office:value-type="float" office:value="231.7285514515">
                <text:p>231.7285514515</text:p>
              </table:table-cell>
              <table:table-cell office:value-type="float" office:value="99768.2714485485">
                <text:p>99768.27144854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36">
                <text:p>12.36</text:p>
              </table:table-cell>
              <table:table-cell office:value-type="float" office:value="92653.5036825592">
                <text:p>92653.5036825592</text:p>
              </table:table-cell>
              <table:table-cell office:value-type="float" office:value="4735.6011055615">
                <text:p>4735.6011055615</text:p>
              </table:table-cell>
              <table:table-cell office:value-type="float" office:value="2373.5411017082">
                <text:p>2373.5411017082</text:p>
              </table:table-cell>
              <table:table-cell office:value-type="float" office:value="237.3541101708">
                <text:p>237.3541101708</text:p>
              </table:table-cell>
              <table:table-cell office:value-type="float" office:value="99762.6458898292">
                <text:p>99762.64588982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48">
                <text:p>12.48</text:p>
              </table:table-cell>
              <table:table-cell office:value-type="float" office:value="92493.6928444409">
                <text:p>92493.6928444409</text:p>
              </table:table-cell>
              <table:table-cell office:value-type="float" office:value="4832.2659136685">
                <text:p>4832.2659136685</text:p>
              </table:table-cell>
              <table:table-cell office:value-type="float" office:value="2430.9465835368">
                <text:p>2430.9465835368</text:p>
              </table:table-cell>
              <table:table-cell office:value-type="float" office:value="243.0946583537">
                <text:p>243.0946583537</text:p>
              </table:table-cell>
              <table:table-cell office:value-type="float" office:value="99756.9053416463">
                <text:p>99756.90534164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6">
                <text:p>12.6</text:p>
              </table:table-cell>
              <table:table-cell office:value-type="float" office:value="92330.8991498594">
                <text:p>92330.8991498594</text:p>
              </table:table-cell>
              <table:table-cell office:value-type="float" office:value="4930.6264315066">
                <text:p>4930.6264315066</text:p>
              </table:table-cell>
              <table:table-cell office:value-type="float" office:value="2489.522198758">
                <text:p>2489.522198758</text:p>
              </table:table-cell>
              <table:table-cell office:value-type="float" office:value="248.9522198758">
                <text:p>248.9522198758</text:p>
              </table:table-cell>
              <table:table-cell office:value-type="float" office:value="99751.0477801242">
                <text:p>99751.04778012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72">
                <text:p>12.72</text:p>
              </table:table-cell>
              <table:table-cell office:value-type="float" office:value="92165.0820487585">
                <text:p>92165.0820487585</text:p>
              </table:table-cell>
              <table:table-cell office:value-type="float" office:value="5030.7007063078">
                <text:p>5030.7007063078</text:p>
              </table:table-cell>
              <table:table-cell office:value-type="float" office:value="2549.288404485">
                <text:p>2549.288404485</text:p>
              </table:table-cell>
              <table:table-cell office:value-type="float" office:value="254.9288404485">
                <text:p>254.9288404485</text:p>
              </table:table-cell>
              <table:table-cell office:value-type="float" office:value="99745.0711595515">
                <text:p>99745.07115955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84">
                <text:p>12.84</text:p>
              </table:table-cell>
              <table:table-cell office:value-type="float" office:value="91996.2010753205">
                <text:p>91996.2010753205</text:p>
              </table:table-cell>
              <table:table-cell office:value-type="float" office:value="5132.5064649259">
                <text:p>5132.5064649259</text:p>
              </table:table-cell>
              <table:table-cell office:value-type="float" office:value="2610.2658725031">
                <text:p>2610.2658725031</text:p>
              </table:table-cell>
              <table:table-cell office:value-type="float" office:value="261.0265872503">
                <text:p>261.0265872503</text:p>
              </table:table-cell>
              <table:table-cell office:value-type="float" office:value="99738.9734127497">
                <text:p>99738.97341274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96">
                <text:p>12.96</text:p>
              </table:table-cell>
              <table:table-cell office:value-type="float" office:value="91824.2158797927">
                <text:p>91824.2158797927</text:p>
              </table:table-cell>
              <table:table-cell office:value-type="float" office:value="5236.0610864195">
                <text:p>5236.0610864195</text:p>
              </table:table-cell>
              <table:table-cell office:value-type="float" office:value="2672.4754852615">
                <text:p>2672.4754852615</text:p>
              </table:table-cell>
              <table:table-cell office:value-type="float" office:value="267.2475485261">
                <text:p>267.2475485261</text:p>
              </table:table-cell>
              <table:table-cell office:value-type="float" office:value="99732.7524514738">
                <text:p>99732.75245147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08">
                <text:p>13.08</text:p>
              </table:table-cell>
              <table:table-cell office:value-type="float" office:value="91649.0862615007">
                <text:p>91649.0862615007</text:p>
              </table:table-cell>
              <table:table-cell office:value-type="float" office:value="5341.3815738151">
                <text:p>5341.3815738151</text:p>
              </table:table-cell>
              <table:table-cell office:value-type="float" office:value="2735.9383315309">
                <text:p>2735.9383315309</text:p>
              </table:table-cell>
              <table:table-cell office:value-type="float" office:value="273.5938331531">
                <text:p>273.5938331531</text:p>
              </table:table-cell>
              <table:table-cell office:value-type="float" office:value="99726.4061668469">
                <text:p>99726.40616684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2">
                <text:p>13.2</text:p>
              </table:table-cell>
              <table:table-cell office:value-type="float" office:value="91470.7722030553">
                <text:p>91470.7722030553</text:p>
              </table:table-cell>
              <table:table-cell office:value-type="float" office:value="5448.4845250546">
                <text:p>5448.4845250546</text:p>
              </table:table-cell>
              <table:table-cell office:value-type="float" office:value="2800.6757017181">
                <text:p>2800.6757017181</text:p>
              </table:table-cell>
              <table:table-cell office:value-type="float" office:value="280.0675701718">
                <text:p>280.0675701718</text:p>
              </table:table-cell>
              <table:table-cell office:value-type="float" office:value="99719.9324298282">
                <text:p>99719.93242982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32">
                <text:p>13.32</text:p>
              </table:table-cell>
              <table:table-cell office:value-type="float" office:value="91289.2339057565">
                <text:p>91289.2339057565</text:p>
              </table:table-cell>
              <table:table-cell office:value-type="float" office:value="5557.3861031344">
                <text:p>5557.3861031344</text:p>
              </table:table-cell>
              <table:table-cell office:value-type="float" office:value="2866.7090828263">
                <text:p>2866.7090828263</text:p>
              </table:table-cell>
              <table:table-cell office:value-type="float" office:value="286.6709082826">
                <text:p>286.6709082826</text:p>
              </table:table-cell>
              <table:table-cell office:value-type="float" office:value="99713.3290917174">
                <text:p>99713.32909171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44">
                <text:p>13.44</text:p>
              </table:table-cell>
              <table:table-cell office:value-type="float" office:value="91104.431826198">
                <text:p>91104.431826198</text:p>
              </table:table-cell>
              <table:table-cell office:value-type="float" office:value="5668.1020054439">
                <text:p>5668.1020054439</text:p>
              </table:table-cell>
              <table:table-cell office:value-type="float" office:value="2934.0601530527">
                <text:p>2934.0601530527</text:p>
              </table:table-cell>
              <table:table-cell office:value-type="float" office:value="293.4060153053">
                <text:p>293.4060153053</text:p>
              </table:table-cell>
              <table:table-cell office:value-type="float" office:value="99706.5939846947">
                <text:p>99706.59398469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56">
                <text:p>13.56</text:p>
              </table:table-cell>
              <table:table-cell office:value-type="float" office:value="90916.3267140698">
                <text:p>90916.3267140698</text:p>
              </table:table-cell>
              <table:table-cell office:value-type="float" office:value="5780.6474323155">
                <text:p>5780.6474323155</text:p>
              </table:table-cell>
              <table:table-cell office:value-type="float" office:value="3002.7507760132">
                <text:p>3002.7507760132</text:p>
              </table:table-cell>
              <table:table-cell office:value-type="float" office:value="300.2750776013">
                <text:p>300.2750776013</text:p>
              </table:table-cell>
              <table:table-cell office:value-type="float" office:value="99699.7249223987">
                <text:p>99699.72492239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68">
                <text:p>13.68</text:p>
              </table:table-cell>
              <table:table-cell office:value-type="float" office:value="90724.8796511571">
                <text:p>90724.8796511571</text:p>
              </table:table-cell>
              <table:table-cell office:value-type="float" office:value="5895.0370547986">
                <text:p>5895.0370547986</text:p>
              </table:table-cell>
              <table:table-cell office:value-type="float" office:value="3072.8029945855">
                <text:p>3072.8029945855</text:p>
              </table:table-cell>
              <table:table-cell office:value-type="float" office:value="307.2802994585">
                <text:p>307.2802994585</text:p>
              </table:table-cell>
              <table:table-cell office:value-type="float" office:value="99692.7197005414">
                <text:p>99692.71970054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8">
                <text:p>13.8</text:p>
              </table:table-cell>
              <table:table-cell office:value-type="float" office:value="90530.0520915292">
                <text:p>90530.0520915292</text:p>
              </table:table-cell>
              <table:table-cell office:value-type="float" office:value="6011.2849816746">
                <text:p>6011.2849816746</text:p>
              </table:table-cell>
              <table:table-cell office:value-type="float" office:value="3144.23902436">
                <text:p>3144.23902436</text:p>
              </table:table-cell>
              <table:table-cell office:value-type="float" office:value="314.423902436">
                <text:p>314.423902436</text:p>
              </table:table-cell>
              <table:table-cell office:value-type="float" office:value="99685.576097564">
                <text:p>99685.5760975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92">
                <text:p>13.92</text:p>
              </table:table-cell>
              <table:table-cell office:value-type="float" office:value="90331.8059029093">
                <text:p>90331.8059029093</text:p>
              </table:table-cell>
              <table:table-cell office:value-type="float" office:value="6129.4047257297">
                <text:p>6129.4047257297</text:p>
              </table:table-cell>
              <table:table-cell office:value-type="float" office:value="3217.0812466916">
                <text:p>3217.0812466916</text:p>
              </table:table-cell>
              <table:table-cell office:value-type="float" office:value="321.7081246692">
                <text:p>321.7081246692</text:p>
              </table:table-cell>
              <table:table-cell office:value-type="float" office:value="99678.2918753308">
                <text:p>99678.29187533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04">
                <text:p>14.04</text:p>
              </table:table-cell>
              <table:table-cell office:value-type="float" office:value="90130.1034092146">
                <text:p>90130.1034092146</text:p>
              </table:table-cell>
              <table:table-cell office:value-type="float" office:value="6249.4091693098">
                <text:p>6249.4091693098</text:p>
              </table:table-cell>
              <table:table-cell office:value-type="float" office:value="3291.3522013413">
                <text:p>3291.3522013413</text:p>
              </table:table-cell>
              <table:table-cell office:value-type="float" office:value="329.1352201341">
                <text:p>329.1352201341</text:p>
              </table:table-cell>
              <table:table-cell office:value-type="float" office:value="99670.8647798658">
                <text:p>99670.86477986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16">
                <text:p>14.16</text:p>
              </table:table-cell>
              <table:table-cell office:value-type="float" office:value="89924.9074342508">
                <text:p>89924.9074342508</text:p>
              </table:table-cell>
              <table:table-cell office:value-type="float" office:value="6371.310529178">
                <text:p>6371.310529178</text:p>
              </table:table-cell>
              <table:table-cell office:value-type="float" office:value="3367.0745787009">
                <text:p>3367.0745787009</text:p>
              </table:table-cell>
              <table:table-cell office:value-type="float" office:value="336.7074578701">
                <text:p>336.7074578701</text:p>
              </table:table-cell>
              <table:table-cell office:value-type="float" office:value="99663.2925421299">
                <text:p>99663.29254212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28">
                <text:p>14.28</text:p>
              </table:table-cell>
              <table:table-cell office:value-type="float" office:value="89716.1813465435">
                <text:p>89716.1813465435</text:p>
              </table:table-cell>
              <table:table-cell office:value-type="float" office:value="6495.1203207051">
                <text:p>6495.1203207051</text:p>
              </table:table-cell>
              <table:table-cell office:value-type="float" office:value="3444.2712115919">
                <text:p>3444.2712115919</text:p>
              </table:table-cell>
              <table:table-cell office:value-type="float" office:value="344.4271211592">
                <text:p>344.4271211592</text:p>
              </table:table-cell>
              <table:table-cell office:value-type="float" office:value="99655.5728788408">
                <text:p>99655.57287884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4">
                <text:p>14.4</text:p>
              </table:table-cell>
              <table:table-cell office:value-type="float" office:value="89503.8891052846">
                <text:p>89503.8891052846</text:p>
              </table:table-cell>
              <table:table-cell office:value-type="float" office:value="6620.8493214212">
                <text:p>6620.8493214212</text:p>
              </table:table-cell>
              <table:table-cell office:value-type="float" office:value="3522.9650666309">
                <text:p>3522.9650666309</text:p>
              </table:table-cell>
              <table:table-cell office:value-type="float" office:value="352.2965066631">
                <text:p>352.2965066631</text:p>
              </table:table-cell>
              <table:table-cell office:value-type="float" office:value="99647.7034933369">
                <text:p>99647.70349333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52">
                <text:p>14.52</text:p>
              </table:table-cell>
              <table:table-cell office:value-type="float" office:value="89287.9953073684">
                <text:p>89287.9953073684</text:p>
              </table:table-cell>
              <table:table-cell office:value-type="float" office:value="6748.5075339628">
                <text:p>6748.5075339628</text:p>
              </table:table-cell>
              <table:table-cell office:value-type="float" office:value="3603.1792351532">
                <text:p>3603.1792351532</text:p>
              </table:table-cell>
              <table:table-cell office:value-type="float" office:value="360.3179235153">
                <text:p>360.3179235153</text:p>
              </table:table-cell>
              <table:table-cell office:value-type="float" office:value="99639.6820764846">
                <text:p>99639.68207648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.64">
                <text:p>14.64</text:p>
              </table:table-cell>
              <table:table-cell office:value-type="float" office:value="89068.4652354893">
                <text:p>89068.4652354893</text:p>
              </table:table-cell>
              <table:table-cell office:value-type="float" office:value="6878.1041484518">
                <text:p>6878.1041484518</text:p>
              </table:table-cell>
              <table:table-cell office:value-type="float" office:value="3684.9369236897">
                <text:p>3684.9369236897</text:p>
              </table:table-cell>
              <table:table-cell office:value-type="float" office:value="368.493692369">
                <text:p>368.493692369</text:p>
              </table:table-cell>
              <table:table-cell office:value-type="float" office:value="99631.506307631">
                <text:p>99631.5063076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76">
                <text:p>14.76</text:p>
              </table:table-cell>
              <table:table-cell office:value-type="float" office:value="88845.2649072672">
                <text:p>88845.2649072672</text:p>
              </table:table-cell>
              <table:table-cell office:value-type="float" office:value="7009.6475043461">
                <text:p>7009.6475043461</text:p>
              </table:table-cell>
              <table:table-cell office:value-type="float" office:value="3768.2614439877">
                <text:p>3768.2614439877</text:p>
              </table:table-cell>
              <table:table-cell office:value-type="float" office:value="376.8261443988">
                <text:p>376.8261443988</text:p>
              </table:table-cell>
              <table:table-cell office:value-type="float" office:value="99623.1738556012">
                <text:p>99623.17385560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88">
                <text:p>14.88</text:p>
              </table:table-cell>
              <table:table-cell office:value-type="float" office:value="88618.3611253646">
                <text:p>88618.3611253646</text:p>
              </table:table-cell>
              <table:table-cell office:value-type="float" office:value="7143.1450518061">
                <text:p>7143.1450518061</text:p>
              </table:table-cell>
              <table:table-cell office:value-type="float" office:value="3853.1762025719">
                <text:p>3853.1762025719</text:p>
              </table:table-cell>
              <table:table-cell office:value-type="float" office:value="385.3176202572">
                <text:p>385.3176202572</text:p>
              </table:table-cell>
              <table:table-cell office:value-type="float" office:value="99614.6823797428">
                <text:p>99614.68237974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">
                <text:p>15</text:p>
              </table:table-cell>
              <table:table-cell office:value-type="float" office:value="88387.721528554">
                <text:p>88387.721528554</text:p>
              </table:table-cell>
              <table:table-cell office:value-type="float" office:value="7278.6033126232">
                <text:p>7278.6033126232</text:p>
              </table:table-cell>
              <table:table-cell office:value-type="float" office:value="3939.7046898387">
                <text:p>3939.7046898387</text:p>
              </table:table-cell>
              <table:table-cell office:value-type="float" office:value="393.9704689839">
                <text:p>393.9704689839</text:p>
              </table:table-cell>
              <table:table-cell office:value-type="float" office:value="99606.0295310161">
                <text:p>99606.02953101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12">
                <text:p>15.12</text:p>
              </table:table-cell>
              <table:table-cell office:value-type="float" office:value="88153.3146436915">
                <text:p>88153.3146436915</text:p>
              </table:table-cell>
              <table:table-cell office:value-type="float" office:value="7416.0278407606">
                <text:p>7416.0278407606</text:p>
              </table:table-cell>
              <table:table-cell office:value-type="float" office:value="4027.8704686797">
                <text:p>4027.8704686797</text:p>
              </table:table-cell>
              <table:table-cell office:value-type="float" office:value="402.787046868">
                <text:p>402.787046868</text:p>
              </table:table-cell>
              <table:table-cell office:value-type="float" office:value="99597.212953132">
                <text:p>99597.2129531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24">
                <text:p>15.24</text:p>
              </table:table-cell>
              <table:table-cell office:value-type="float" office:value="87915.1099385455">
                <text:p>87915.1099385455</text:p>
              </table:table-cell>
              <table:table-cell office:value-type="float" office:value="7555.4231825625">
                <text:p>7555.4231825625</text:p>
              </table:table-cell>
              <table:table-cell office:value-type="float" office:value="4117.6971626288">
                <text:p>4117.6971626288</text:p>
              </table:table-cell>
              <table:table-cell office:value-type="float" office:value="411.7697162629">
                <text:p>411.7697162629</text:p>
              </table:table-cell>
              <table:table-cell office:value-type="float" office:value="99588.2302837371">
                <text:p>99588.23028373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36">
                <text:p>15.36</text:p>
              </table:table-cell>
              <table:table-cell office:value-type="float" office:value="87673.0778754281">
                <text:p>87673.0778754281</text:p>
              </table:table-cell>
              <table:table-cell office:value-type="float" office:value="7696.7928366874">
                <text:p>7696.7928366874</text:p>
              </table:table-cell>
              <table:table-cell office:value-type="float" office:value="4209.2084435311">
                <text:p>4209.2084435311</text:p>
              </table:table-cell>
              <table:table-cell office:value-type="float" office:value="420.9208443531">
                <text:p>420.9208443531</text:p>
              </table:table-cell>
              <table:table-cell office:value-type="float" office:value="99579.0791556469">
                <text:p>99579.07915564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.48">
                <text:p>15.48</text:p>
              </table:table-cell>
              <table:table-cell office:value-type="float" office:value="87427.1899655702">
                <text:p>87427.1899655702</text:p>
              </table:table-cell>
              <table:table-cell office:value-type="float" office:value="7840.1392138278">
                <text:p>7840.1392138278</text:p>
              </table:table-cell>
              <table:table-cell office:value-type="float" office:value="4302.4280187289">
                <text:p>4302.4280187289</text:p>
              </table:table-cell>
              <table:table-cell office:value-type="float" office:value="430.2428018729">
                <text:p>430.2428018729</text:p>
              </table:table-cell>
              <table:table-cell office:value-type="float" office:value="99569.7571981271">
                <text:p>99569.75719812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.6">
                <text:p>15.6</text:p>
              </table:table-cell>
              <table:table-cell office:value-type="float" office:value="87177.4188241767">
                <text:p>87177.4188241767</text:p>
              </table:table-cell>
              <table:table-cell office:value-type="float" office:value="7985.463596283">
                <text:p>7985.463596283</text:p>
              </table:table-cell>
              <table:table-cell office:value-type="float" office:value="4397.3796177636">
                <text:p>4397.3796177636</text:p>
              </table:table-cell>
              <table:table-cell office:value-type="float" office:value="439.7379617764">
                <text:p>439.7379617764</text:p>
              </table:table-cell>
              <table:table-cell office:value-type="float" office:value="99560.2620382236">
                <text:p>99560.26203822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.72">
                <text:p>15.72</text:p>
              </table:table-cell>
              <table:table-cell office:value-type="float" office:value="86923.7382260952">
                <text:p>86923.7382260952</text:p>
              </table:table-cell>
              <table:table-cell office:value-type="float" office:value="8132.7660974528">
                <text:p>8132.7660974528</text:p>
              </table:table-cell>
              <table:table-cell office:value-type="float" office:value="4494.0869785925">
                <text:p>4494.0869785925</text:p>
              </table:table-cell>
              <table:table-cell office:value-type="float" office:value="449.4086978592">
                <text:p>449.4086978592</text:p>
              </table:table-cell>
              <table:table-cell office:value-type="float" office:value="99550.5913021407">
                <text:p>99550.59130214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84">
                <text:p>15.84</text:p>
              </table:table-cell>
              <table:table-cell office:value-type="float" office:value="86666.123162025">
                <text:p>86666.123162025</text:p>
              </table:table-cell>
              <table:table-cell office:value-type="float" office:value="8282.0456213249">
                <text:p>8282.0456213249</text:p>
              </table:table-cell>
              <table:table-cell office:value-type="float" office:value="4592.5738333181">
                <text:p>4592.5738333181</text:p>
              </table:table-cell>
              <table:table-cell office:value-type="float" office:value="459.2573833318">
                <text:p>459.2573833318</text:p>
              </table:table-cell>
              <table:table-cell office:value-type="float" office:value="99540.7426166682">
                <text:p>99540.74261666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96">
                <text:p>15.96</text:p>
              </table:table-cell>
              <table:table-cell office:value-type="float" office:value="86404.5498951894">
                <text:p>86404.5498951894</text:p>
              </table:table-cell>
              <table:table-cell office:value-type="float" office:value="8433.2998220339">
                <text:p>8433.2998220339</text:p>
              </table:table-cell>
              <table:table-cell office:value-type="float" office:value="4692.8638934331">
                <text:p>4692.8638934331</text:p>
              </table:table-cell>
              <table:table-cell office:value-type="float" office:value="469.2863893433">
                <text:p>469.2863893433</text:p>
              </table:table-cell>
              <table:table-cell office:value-type="float" office:value="99530.7136106567">
                <text:p>99530.71361065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08">
                <text:p>16.08</text:p>
              </table:table-cell>
              <table:table-cell office:value-type="float" office:value="86138.9960183895">
                <text:p>86138.9960183895</text:p>
              </table:table-cell>
              <table:table-cell office:value-type="float" office:value="8586.5250635723">
                <text:p>8586.5250635723</text:p>
              </table:table-cell>
              <table:table-cell office:value-type="float" office:value="4794.9808345799">
                <text:p>4794.9808345799</text:p>
              </table:table-cell>
              <table:table-cell office:value-type="float" office:value="479.498083458">
                <text:p>479.498083458</text:p>
              </table:table-cell>
              <table:table-cell office:value-type="float" office:value="99520.501916542">
                <text:p>99520.5019165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2">
                <text:p>16.2</text:p>
              </table:table-cell>
              <table:table-cell office:value-type="float" office:value="85869.4405113524">
                <text:p>85869.4405113524</text:p>
              </table:table-cell>
              <table:table-cell office:value-type="float" office:value="8741.7163797363">
                <text:p>8741.7163797363</text:p>
              </table:table-cell>
              <table:table-cell office:value-type="float" office:value="4898.9482808283">
                <text:p>4898.9482808283</text:p>
              </table:table-cell>
              <table:table-cell office:value-type="float" office:value="489.8948280828">
                <text:p>489.8948280828</text:p>
              </table:table-cell>
              <table:table-cell office:value-type="float" office:value="99510.1051719172">
                <text:p>99510.10517191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32">
                <text:p>16.32</text:p>
              </table:table-cell>
              <table:table-cell office:value-type="float" office:value="85595.8637982826">
                <text:p>85595.8637982826</text:p>
              </table:table-cell>
              <table:table-cell office:value-type="float" office:value="8898.8674343954">
                <text:p>8898.8674343954</text:p>
              </table:table-cell>
              <table:table-cell office:value-type="float" office:value="5004.7897884743">
                <text:p>5004.7897884743</text:p>
              </table:table-cell>
              <table:table-cell office:value-type="float" office:value="500.4789788474">
                <text:p>500.4789788474</text:p>
              </table:table-cell>
              <table:table-cell office:value-type="float" office:value="99499.5210211525">
                <text:p>99499.52102115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44">
                <text:p>16.44</text:p>
              </table:table-cell>
              <table:table-cell office:value-type="float" office:value="85318.2478055207">
                <text:p>85318.2478055207</text:p>
              </table:table-cell>
              <table:table-cell office:value-type="float" office:value="9057.9704821774">
                <text:p>9057.9704821774</text:p>
              </table:table-cell>
              <table:table-cell office:value-type="float" office:value="5112.5288293651">
                <text:p>5112.5288293651</text:p>
              </table:table-cell>
              <table:table-cell office:value-type="float" office:value="511.2528829365">
                <text:p>511.2528829365</text:p>
              </table:table-cell>
              <table:table-cell office:value-type="float" office:value="99488.7471170635">
                <text:p>99488.74711706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.56">
                <text:p>16.56</text:p>
              </table:table-cell>
              <table:table-cell office:value-type="float" office:value="85036.5760192074">
                <text:p>85036.5760192074</text:p>
              </table:table-cell>
              <table:table-cell office:value-type="float" office:value="9219.0163296628">
                <text:p>9219.0163296628</text:p>
              </table:table-cell>
              <table:table-cell office:value-type="float" office:value="5222.1887737541">
                <text:p>5222.1887737541</text:p>
              </table:table-cell>
              <table:table-cell office:value-type="float" office:value="522.2188773754">
                <text:p>522.2188773754</text:p>
              </table:table-cell>
              <table:table-cell office:value-type="float" office:value="99477.7811226246">
                <text:p>99477.78112262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.68">
                <text:p>16.68</text:p>
              </table:table-cell>
              <table:table-cell office:value-type="float" office:value="84750.833542849">
                <text:p>84750.833542849</text:p>
              </table:table-cell>
              <table:table-cell office:value-type="float" office:value="9381.9942971863">
                <text:p>9381.9942971863</text:p>
              </table:table-cell>
              <table:table-cell office:value-type="float" office:value="5333.792872695">
                <text:p>5333.792872695</text:p>
              </table:table-cell>
              <table:table-cell office:value-type="float" office:value="533.3792872695">
                <text:p>533.3792872695</text:p>
              </table:table-cell>
              <table:table-cell office:value-type="float" office:value="99466.6207127305">
                <text:p>99466.62071273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.8">
                <text:p>16.8</text:p>
              </table:table-cell>
              <table:table-cell office:value-type="float" office:value="84461.0071546724">
                <text:p>84461.0071546724</text:p>
              </table:table-cell>
              <table:table-cell office:value-type="float" office:value="9546.8921813486">
                <text:p>9546.8921813486</text:p>
              </table:table-cell>
              <table:table-cell office:value-type="float" office:value="5447.3642399807">
                <text:p>5447.3642399807</text:p>
              </table:table-cell>
              <table:table-cell office:value-type="float" office:value="544.7364239981">
                <text:p>544.7364239981</text:p>
              </table:table-cell>
              <table:table-cell office:value-type="float" office:value="99455.2635760019">
                <text:p>99455.26357600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92">
                <text:p>16.92</text:p>
              </table:table-cell>
              <table:table-cell office:value-type="float" office:value="84167.0853646575">
                <text:p>84167.0853646575</text:p>
              </table:table-cell>
              <table:table-cell office:value-type="float" office:value="9713.6962183401">
                <text:p>9713.6962183401</text:p>
              </table:table-cell>
              <table:table-cell office:value-type="float" office:value="5562.9258336383">
                <text:p>5562.9258336383</text:p>
              </table:table-cell>
              <table:table-cell office:value-type="float" office:value="556.2925833638">
                <text:p>556.2925833638</text:p>
              </table:table-cell>
              <table:table-cell office:value-type="float" office:value="99443.7074166361">
                <text:p>99443.70741663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04">
                <text:p>17.04</text:p>
              </table:table-cell>
              <table:table-cell office:value-type="float" office:value="83869.0584711268">
                <text:p>83869.0584711268</text:p>
              </table:table-cell>
              <table:table-cell office:value-type="float" office:value="9882.3910481866">
                <text:p>9882.3910481866</text:p>
              </table:table-cell>
              <table:table-cell office:value-type="float" office:value="5680.5004369876">
                <text:p>5680.5004369876</text:p>
              </table:table-cell>
              <table:table-cell office:value-type="float" office:value="568.0500436988">
                <text:p>568.0500436988</text:p>
              </table:table-cell>
              <table:table-cell office:value-type="float" office:value="99431.9499563012">
                <text:p>99431.94995630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16">
                <text:p>17.16</text:p>
              </table:table-cell>
              <table:table-cell office:value-type="float" office:value="83566.9186167701">
                <text:p>83566.9186167701</text:p>
              </table:table-cell>
              <table:table-cell office:value-type="float" office:value="10052.9596800232">
                <text:p>10052.9596800232</text:p>
              </table:table-cell>
              <table:table-cell office:value-type="float" office:value="5800.1106392786">
                <text:p>5800.1106392786</text:p>
              </table:table-cell>
              <table:table-cell office:value-type="float" office:value="580.0110639279">
                <text:p>580.0110639279</text:p>
              </table:table-cell>
              <table:table-cell office:value-type="float" office:value="99419.9889360721">
                <text:p>99419.98893607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28">
                <text:p>17.28</text:p>
              </table:table-cell>
              <table:table-cell office:value-type="float" office:value="83260.6598439781">
                <text:p>83260.6598439781</text:p>
              </table:table-cell>
              <table:table-cell office:value-type="float" office:value="10225.3834585123">
                <text:p>10225.3834585123</text:p>
              </table:table-cell>
              <table:table-cell office:value-type="float" office:value="5921.7788159176">
                <text:p>5921.7788159176</text:p>
              </table:table-cell>
              <table:table-cell office:value-type="float" office:value="592.1778815918">
                <text:p>592.1778815918</text:p>
              </table:table-cell>
              <table:table-cell office:value-type="float" office:value="99407.8221184082">
                <text:p>99407.82211840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.4">
                <text:p>17.4</text:p>
              </table:table-cell>
              <table:table-cell office:value-type="float" office:value="82950.2781493557">
                <text:p>82950.2781493557</text:p>
              </table:table-cell>
              <table:table-cell office:value-type="float" office:value="10399.6420315159">
                <text:p>10399.6420315159</text:p>
              </table:table-cell>
              <table:table-cell office:value-type="float" office:value="6045.5271082984">
                <text:p>6045.5271082984</text:p>
              </table:table-cell>
              <table:table-cell office:value-type="float" office:value="604.5527108298">
                <text:p>604.5527108298</text:p>
              </table:table-cell>
              <table:table-cell office:value-type="float" office:value="99395.4472891701">
                <text:p>99395.44728917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.52">
                <text:p>17.52</text:p>
              </table:table-cell>
              <table:table-cell office:value-type="float" office:value="82635.771537279">
                <text:p>82635.771537279</text:p>
              </table:table-cell>
              <table:table-cell office:value-type="float" office:value="10575.7133191421">
                <text:p>10575.7133191421</text:p>
              </table:table-cell>
              <table:table-cell office:value-type="float" office:value="6171.3774032533">
                <text:p>6171.3774032533</text:p>
              </table:table-cell>
              <table:table-cell office:value-type="float" office:value="617.1377403253">
                <text:p>617.1377403253</text:p>
              </table:table-cell>
              <table:table-cell office:value-type="float" office:value="99382.8622596746">
                <text:p>99382.86225967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.64">
                <text:p>17.64</text:p>
              </table:table-cell>
              <table:table-cell office:value-type="float" office:value="82317.1400723636">
                <text:p>82317.1400723636</text:p>
              </table:table-cell>
              <table:table-cell office:value-type="float" office:value="10753.57348428">
                <text:p>10753.57348428</text:p>
              </table:table-cell>
              <table:table-cell office:value-type="float" office:value="6299.351312142">
                <text:p>6299.351312142</text:p>
              </table:table-cell>
              <table:table-cell office:value-type="float" office:value="629.9351312142">
                <text:p>629.9351312142</text:p>
              </table:table-cell>
              <table:table-cell office:value-type="float" office:value="99370.0648687857">
                <text:p>99370.06486878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.76">
                <text:p>17.76</text:p>
              </table:table-cell>
              <table:table-cell office:value-type="float" office:value="81994.3859307006">
                <text:p>81994.3859307006</text:p>
              </table:table-cell>
              <table:table-cell office:value-type="float" office:value="10933.1969047437">
                <text:p>10933.1969047437</text:p>
              </table:table-cell>
              <table:table-cell office:value-type="float" office:value="6429.4701495959">
                <text:p>6429.4701495959</text:p>
              </table:table-cell>
              <table:table-cell office:value-type="float" office:value="642.9470149596">
                <text:p>642.9470149596</text:p>
              </table:table-cell>
              <table:table-cell office:value-type="float" office:value="99357.0529850403">
                <text:p>99357.05298504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.88">
                <text:p>17.88</text:p>
              </table:table-cell>
              <table:table-cell office:value-type="float" office:value="81667.5134497228">
                <text:p>81667.5134497228</text:p>
              </table:table-cell>
              <table:table-cell office:value-type="float" office:value="11114.5561471443">
                <text:p>11114.5561471443</text:p>
              </table:table-cell>
              <table:table-cell office:value-type="float" office:value="6561.7549119388">
                <text:p>6561.7549119388</text:p>
              </table:table-cell>
              <table:table-cell office:value-type="float" office:value="656.1754911939">
                <text:p>656.1754911939</text:p>
              </table:table-cell>
              <table:table-cell office:value-type="float" office:value="99343.824508806">
                <text:p>99343.8245088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">
                <text:p>18</text:p>
              </table:table-cell>
              <table:table-cell office:value-type="float" office:value="81336.5291765549">
                <text:p>81336.5291765549</text:p>
              </table:table-cell>
              <table:table-cell office:value-type="float" office:value="11297.6219426099">
                <text:p>11297.6219426099</text:p>
              </table:table-cell>
              <table:table-cell office:value-type="float" office:value="6696.2262553045">
                <text:p>6696.2262553045</text:p>
              </table:table-cell>
              <table:table-cell office:value-type="float" office:value="669.6226255304">
                <text:p>669.6226255304</text:p>
              </table:table-cell>
              <table:table-cell office:value-type="float" office:value="99330.3773744694">
                <text:p>99330.37737446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12">
                <text:p>18.12</text:p>
              </table:table-cell>
              <table:table-cell office:value-type="float" office:value="81001.4419147024">
                <text:p>81001.4419147024</text:p>
              </table:table-cell>
              <table:table-cell office:value-type="float" office:value="11482.3631644743">
                <text:p>11482.3631644743</text:p>
              </table:table-cell>
              <table:table-cell office:value-type="float" office:value="6832.9044734755">
                <text:p>6832.9044734755</text:p>
              </table:table-cell>
              <table:table-cell office:value-type="float" office:value="683.2904473476">
                <text:p>683.2904473476</text:p>
              </table:table-cell>
              <table:table-cell office:value-type="float" office:value="99316.7095526523">
                <text:p>99316.70955265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.24">
                <text:p>18.24</text:p>
              </table:table-cell>
              <table:table-cell office:value-type="float" office:value="80662.262768935">
                <text:p>80662.262768935</text:p>
              </table:table-cell>
              <table:table-cell office:value-type="float" office:value="11668.7468080525">
                <text:p>11668.7468080525</text:p>
              </table:table-cell>
              <table:table-cell office:value-type="float" office:value="6971.8094754657">
                <text:p>6971.8094754657</text:p>
              </table:table-cell>
              <table:table-cell office:value-type="float" office:value="697.1809475466">
                <text:p>697.1809475466</text:p>
              </table:table-cell>
              <table:table-cell office:value-type="float" office:value="99302.8190524533">
                <text:p>99302.81905245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.36">
                <text:p>18.36</text:p>
              </table:table-cell>
              <table:table-cell office:value-type="float" office:value="80319.0051882141">
                <text:p>80319.0051882141</text:p>
              </table:table-cell>
              <table:table-cell office:value-type="float" office:value="11856.7379726248">
                <text:p>11856.7379726248</text:p>
              </table:table-cell>
              <table:table-cell office:value-type="float" office:value="7112.9607628736">
                <text:p>7112.9607628736</text:p>
              </table:table-cell>
              <table:table-cell office:value-type="float" office:value="711.2960762874">
                <text:p>711.2960762874</text:p>
              </table:table-cell>
              <table:table-cell office:value-type="float" office:value="99288.7039237125">
                <text:p>99288.7039237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.48">
                <text:p>18.48</text:p>
              </table:table-cell>
              <table:table-cell office:value-type="float" office:value="79971.6850065189">
                <text:p>79971.6850065189</text:p>
              </table:table-cell>
              <table:table-cell office:value-type="float" office:value="12046.2998457439">
                <text:p>12046.2998457439</text:p>
              </table:table-cell>
              <table:table-cell office:value-type="float" office:value="7256.3774070336">
                <text:p>7256.3774070336</text:p>
              </table:table-cell>
              <table:table-cell office:value-type="float" office:value="725.6377407034">
                <text:p>725.6377407034</text:p>
              </table:table-cell>
              <table:table-cell office:value-type="float" office:value="99274.3622592965">
                <text:p>99274.36225929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.6">
                <text:p>18.6</text:p>
              </table:table-cell>
              <table:table-cell office:value-type="float" office:value="79620.320481423">
                <text:p>79620.320481423</text:p>
              </table:table-cell>
              <table:table-cell office:value-type="float" office:value="12237.3936899841">
                <text:p>12237.3936899841</text:p>
              </table:table-cell>
              <table:table-cell office:value-type="float" office:value="7402.0780259933">
                <text:p>7402.0780259933</text:p>
              </table:table-cell>
              <table:table-cell office:value-type="float" office:value="740.2078025993">
                <text:p>740.2078025993</text:p>
              </table:table-cell>
              <table:table-cell office:value-type="float" office:value="99259.7921974006">
                <text:p>99259.79219740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.72">
                <text:p>18.72</text:p>
              </table:table-cell>
              <table:table-cell office:value-type="float" office:value="79264.9323302742">
                <text:p>79264.9323302742</text:p>
              </table:table-cell>
              <table:table-cell office:value-type="float" office:value="12429.9788322446">
                <text:p>12429.9788322446</text:p>
              </table:table-cell>
              <table:table-cell office:value-type="float" office:value="7550.0807613463">
                <text:p>7550.0807613463</text:p>
              </table:table-cell>
              <table:table-cell office:value-type="float" office:value="755.0080761346">
                <text:p>755.0080761346</text:p>
              </table:table-cell>
              <table:table-cell office:value-type="float" office:value="99244.9919238653">
                <text:p>99244.99192386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.84">
                <text:p>18.84</text:p>
              </table:table-cell>
              <table:table-cell office:value-type="float" office:value="78905.5437638321">
                <text:p>78905.5437638321</text:p>
              </table:table-cell>
              <table:table-cell office:value-type="float" office:value="12624.0126557183">
                <text:p>12624.0126557183</text:p>
              </table:table-cell>
              <table:table-cell office:value-type="float" office:value="7700.4032549539">
                <text:p>7700.4032549539</text:p>
              </table:table-cell>
              <table:table-cell office:value-type="float" office:value="770.0403254954">
                <text:p>770.0403254954</text:p>
              </table:table-cell>
              <table:table-cell office:value-type="float" office:value="99229.9596745045">
                <text:p>99229.95967450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.96">
                <text:p>18.96</text:p>
              </table:table-cell>
              <table:table-cell office:value-type="float" office:value="78542.1805172207">
                <text:p>78542.1805172207</text:p>
              </table:table-cell>
              <table:table-cell office:value-type="float" office:value="12819.4505946347">
                <text:p>12819.4505946347</text:p>
              </table:table-cell>
              <table:table-cell office:value-type="float" office:value="7853.0626255858">
                <text:p>7853.0626255858</text:p>
              </table:table-cell>
              <table:table-cell office:value-type="float" office:value="785.3062625586">
                <text:p>785.3062625586</text:p>
              </table:table-cell>
              <table:table-cell office:value-type="float" office:value="99214.6937374413">
                <text:p>99214.69373744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08">
                <text:p>19.08</text:p>
              </table:table-cell>
              <table:table-cell office:value-type="float" office:value="78174.8708780524">
                <text:p>78174.8708780524</text:p>
              </table:table-cell>
              <table:table-cell office:value-type="float" office:value="13016.2461318807">
                <text:p>13016.2461318807</text:p>
              </table:table-cell>
              <table:table-cell office:value-type="float" office:value="8008.075445515">
                <text:p>8008.075445515</text:p>
              </table:table-cell>
              <table:table-cell office:value-type="float" office:value="800.8075445515">
                <text:p>800.8075445515</text:p>
              </table:table-cell>
              <table:table-cell office:value-type="float" office:value="99199.1924554484">
                <text:p>99199.19245544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2">
                <text:p>19.2</text:p>
              </table:table-cell>
              <table:table-cell office:value-type="float" office:value="77803.6457115868">
                <text:p>77803.6457115868</text:p>
              </table:table-cell>
              <table:table-cell office:value-type="float" office:value="13214.3507995996">
                <text:p>13214.3507995996</text:p>
              </table:table-cell>
              <table:table-cell office:value-type="float" office:value="8165.4577171031">
                <text:p>8165.4577171031</text:p>
              </table:table-cell>
              <table:table-cell office:value-type="float" office:value="816.5457717103">
                <text:p>816.5457717103</text:p>
              </table:table-cell>
              <table:table-cell office:value-type="float" office:value="99183.4542282896">
                <text:p>99183.45422828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32">
                <text:p>19.32</text:p>
              </table:table-cell>
              <table:table-cell office:value-type="float" office:value="77428.5384827876">
                <text:p>77428.5384827876</text:p>
              </table:table-cell>
              <table:table-cell office:value-type="float" office:value="13413.7141828621">
                <text:p>13413.7141828621</text:p>
              </table:table-cell>
              <table:table-cell office:value-type="float" office:value="8325.2248494091">
                <text:p>8325.2248494091</text:p>
              </table:table-cell>
              <table:table-cell office:value-type="float" office:value="832.5224849409">
                <text:p>832.5224849409</text:p>
              </table:table-cell>
              <table:table-cell office:value-type="float" office:value="99167.477515059">
                <text:p>99167.4775150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.44">
                <text:p>19.44</text:p>
              </table:table-cell>
              <table:table-cell office:value-type="float" office:value="77049.5852751486">
                <text:p>77049.5852751486</text:p>
              </table:table-cell>
              <table:table-cell office:value-type="float" office:value="13614.2839265017">
                <text:p>13614.2839265017</text:p>
              </table:table-cell>
              <table:table-cell office:value-type="float" office:value="8487.3916348632">
                <text:p>8487.3916348632</text:p>
              </table:table-cell>
              <table:table-cell office:value-type="float" office:value="848.7391634863">
                <text:p>848.7391634863</text:p>
              </table:table-cell>
              <table:table-cell office:value-type="float" office:value="99151.2608365136">
                <text:p>99151.26083651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.56">
                <text:p>19.56</text:p>
              </table:table-cell>
              <table:table-cell office:value-type="float" office:value="76666.8248061598">
                <text:p>76666.8248061598</text:p>
              </table:table-cell>
              <table:table-cell office:value-type="float" office:value="13816.0057451955">
                <text:p>13816.0057451955</text:p>
              </table:table-cell>
              <table:table-cell office:value-type="float" office:value="8651.9722260404">
                <text:p>8651.9722260404</text:p>
              </table:table-cell>
              <table:table-cell office:value-type="float" office:value="865.197222604">
                <text:p>865.197222604</text:p>
              </table:table-cell>
              <table:table-cell office:value-type="float" office:value="99134.8027773958">
                <text:p>99134.80277739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.68">
                <text:p>19.68</text:p>
              </table:table-cell>
              <table:table-cell office:value-type="float" office:value="76280.2984392955">
                <text:p>76280.2984392955</text:p>
              </table:table-cell>
              <table:table-cell office:value-type="float" office:value="14018.8234368705">
                <text:p>14018.8234368705</text:p>
              </table:table-cell>
              <table:table-cell office:value-type="float" office:value="8818.9801125762">
                <text:p>8818.9801125762</text:p>
              </table:table-cell>
              <table:table-cell office:value-type="float" office:value="881.8980112576">
                <text:p>881.8980112576</text:p>
              </table:table-cell>
              <table:table-cell office:value-type="float" office:value="99118.1019887423">
                <text:p>99118.10198874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.8">
                <text:p>19.8</text:p>
              </table:table-cell>
              <table:table-cell office:value-type="float" office:value="75890.0501924073">
                <text:p>75890.0501924073</text:p>
              </table:table-cell>
              <table:table-cell office:value-type="float" office:value="14222.6788995038">
                <text:p>14222.6788995038</text:p>
              </table:table-cell>
              <table:table-cell office:value-type="float" office:value="8988.4280982624">
                <text:p>8988.4280982624</text:p>
              </table:table-cell>
              <table:table-cell office:value-type="float" office:value="898.8428098262">
                <text:p>898.8428098262</text:p>
              </table:table-cell>
              <table:table-cell office:value-type="float" office:value="99101.1571901736">
                <text:p>99101.15719017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.92">
                <text:p>19.92</text:p>
              </table:table-cell>
              <table:table-cell office:value-type="float" office:value="75496.1267424153">
                <text:p>75496.1267424153</text:p>
              </table:table-cell>
              <table:table-cell office:value-type="float" office:value="14427.5121513816">
                <text:p>14427.5121513816</text:p>
              </table:table-cell>
              <table:table-cell office:value-type="float" office:value="9160.3282783663">
                <text:p>9160.3282783663</text:p>
              </table:table-cell>
              <table:table-cell office:value-type="float" office:value="916.0328278366">
                <text:p>916.0328278366</text:p>
              </table:table-cell>
              <table:table-cell office:value-type="float" office:value="99083.9671721633">
                <text:p>99083.96717216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04">
                <text:p>20.04</text:p>
              </table:table-cell>
              <table:table-cell office:value-type="float" office:value="75098.5774261948">
                <text:p>75098.5774261948</text:p>
              </table:table-cell>
              <table:table-cell office:value-type="float" office:value="14633.2613548712">
                <text:p>14633.2613548712</text:p>
              </table:table-cell>
              <table:table-cell office:value-type="float" office:value="9334.6920172125">
                <text:p>9334.6920172125</text:p>
              </table:table-cell>
              <table:table-cell office:value-type="float" office:value="933.4692017213">
                <text:p>933.4692017213</text:p>
              </table:table-cell>
              <table:table-cell office:value-type="float" office:value="99066.5307982786">
                <text:p>99066.53079827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16">
                <text:p>20.16</text:p>
              </table:table-cell>
              <table:table-cell office:value-type="float" office:value="74697.4542375662">
                <text:p>74697.4542375662</text:p>
              </table:table-cell>
              <table:table-cell office:value-type="float" office:value="14839.8628437529">
                <text:p>14839.8628437529</text:p>
              </table:table-cell>
              <table:table-cell office:value-type="float" office:value="9511.5299260734">
                <text:p>9511.5299260734</text:p>
              </table:table-cell>
              <table:table-cell office:value-type="float" office:value="951.1529926073">
                <text:p>951.1529926073</text:p>
              </table:table-cell>
              <table:table-cell office:value-type="float" office:value="99048.8470073926">
                <text:p>99048.84700739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28">
                <text:p>20.28</text:p>
              </table:table-cell>
              <table:table-cell office:value-type="float" office:value="74292.8118203026">
                <text:p>74292.8118203026</text:p>
              </table:table-cell>
              <table:table-cell office:value-type="float" office:value="15047.2511541495">
                <text:p>15047.2511541495</text:p>
              </table:table-cell>
              <table:table-cell office:value-type="float" office:value="9690.851841407">
                <text:p>9690.851841407</text:p>
              </table:table-cell>
              <table:table-cell office:value-type="float" office:value="969.0851841407">
                <text:p>969.0851841407</text:p>
              </table:table-cell>
              <table:table-cell office:value-type="float" office:value="99030.9148158592">
                <text:p>99030.91481585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4">
                <text:p>20.4</text:p>
              </table:table-cell>
              <table:table-cell office:value-type="float" office:value="73884.7074570791">
                <text:p>73884.7074570791</text:p>
              </table:table-cell>
              <table:table-cell office:value-type="float" office:value="15255.3590590826">
                <text:p>15255.3590590826</text:p>
              </table:table-cell>
              <table:table-cell office:value-type="float" office:value="9872.6668034892">
                <text:p>9872.6668034892</text:p>
              </table:table-cell>
              <table:table-cell office:value-type="float" office:value="987.2666803489">
                <text:p>987.2666803489</text:p>
              </table:table-cell>
              <table:table-cell office:value-type="float" office:value="99012.733319651">
                <text:p>99012.7333196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52">
                <text:p>20.52</text:p>
              </table:table-cell>
              <table:table-cell office:value-type="float" office:value="73473.2010542967">
                <text:p>73473.2010542967</text:p>
              </table:table-cell>
              <table:table-cell office:value-type="float" office:value="15464.1176066728">
                <text:p>15464.1176066728</text:p>
              </table:table-cell>
              <table:table-cell office:value-type="float" office:value="10056.983035482">
                <text:p>10056.983035482</text:p>
              </table:table-cell>
              <table:table-cell office:value-type="float" office:value="1005.6983035482">
                <text:p>1005.6983035482</text:p>
              </table:table-cell>
              <table:table-cell office:value-type="float" office:value="98994.3016964517">
                <text:p>98994.30169645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64">
                <text:p>20.64</text:p>
              </table:table-cell>
              <table:table-cell office:value-type="float" office:value="73058.3551227248">
                <text:p>73058.3551227248</text:p>
              </table:table-cell>
              <table:table-cell office:value-type="float" office:value="15673.4561619947">
                <text:p>15673.4561619947</text:p>
              </table:table-cell>
              <table:table-cell office:value-type="float" office:value="10243.807922982">
                <text:p>10243.807922982</text:p>
              </table:table-cell>
              <table:table-cell office:value-type="float" office:value="1024.3807922982">
                <text:p>1024.3807922982</text:p>
              </table:table-cell>
              <table:table-cell office:value-type="float" office:value="98975.6192077017">
                <text:p>98975.61920770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76">
                <text:p>20.76</text:p>
              </table:table-cell>
              <table:table-cell office:value-type="float" office:value="72640.2347539153">
                <text:p>72640.2347539153</text:p>
              </table:table-cell>
              <table:table-cell office:value-type="float" office:value="15883.3024525821">
                <text:p>15883.3024525821</text:p>
              </table:table-cell>
              <table:table-cell office:value-type="float" office:value="10433.147994093">
                <text:p>10433.147994093</text:p>
              </table:table-cell>
              <table:table-cell office:value-type="float" office:value="1043.3147994093">
                <text:p>1043.3147994093</text:p>
              </table:table-cell>
              <table:table-cell office:value-type="float" office:value="98956.6852005906">
                <text:p>98956.68520059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88">
                <text:p>20.88</text:p>
              </table:table-cell>
              <table:table-cell office:value-type="float" office:value="72218.9075923533">
                <text:p>72218.9075923533</text:p>
              </table:table-cell>
              <table:table-cell office:value-type="float" office:value="16093.5826175725">
                <text:p>16093.5826175725</text:p>
              </table:table-cell>
              <table:table-cell office:value-type="float" office:value="10625.0089000672">
                <text:p>10625.0089000672</text:p>
              </table:table-cell>
              <table:table-cell office:value-type="float" office:value="1062.5008900067">
                <text:p>1062.5008900067</text:p>
              </table:table-cell>
              <table:table-cell office:value-type="float" office:value="98937.4991099932">
                <text:p>98937.49910999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">
                <text:p>21</text:p>
              </table:table-cell>
              <table:table-cell office:value-type="float" office:value="71794.4438033211">
                <text:p>71794.4438033211</text:p>
              </table:table-cell>
              <table:table-cell office:value-type="float" office:value="16304.2212604664">
                <text:p>16304.2212604664</text:p>
              </table:table-cell>
              <table:table-cell office:value-type="float" office:value="10819.3953965565">
                <text:p>10819.3953965565</text:p>
              </table:table-cell>
              <table:table-cell office:value-type="float" office:value="1081.9395396557">
                <text:p>1081.9395396557</text:p>
              </table:table-cell>
              <table:table-cell office:value-type="float" office:value="98918.0604603442">
                <text:p>98918.06046034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12">
                <text:p>21.12</text:p>
              </table:table-cell>
              <table:table-cell office:value-type="float" office:value="71366.9160364613">
                <text:p>71366.9160364613</text:p>
              </table:table-cell>
              <table:table-cell office:value-type="float" office:value="16515.141505466">
                <text:p>16515.141505466</text:p>
              </table:table-cell>
              <table:table-cell office:value-type="float" office:value="11016.3113255203">
                <text:p>11016.3113255203</text:p>
              </table:table-cell>
              <table:table-cell office:value-type="float" office:value="1101.631132552">
                <text:p>1101.631132552</text:p>
              </table:table-cell>
              <table:table-cell office:value-type="float" office:value="98898.3688674479">
                <text:p>98898.36886744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24">
                <text:p>21.24</text:p>
              </table:table-cell>
              <table:table-cell office:value-type="float" office:value="70936.3993850413">
                <text:p>70936.3993850413</text:p>
              </table:table-cell>
              <table:table-cell office:value-type="float" office:value="16726.2650573469">
                <text:p>16726.2650573469</text:p>
              </table:table-cell>
              <table:table-cell office:value-type="float" office:value="11215.7595978287">
                <text:p>11215.7595978287</text:p>
              </table:table-cell>
              <table:table-cell office:value-type="float" office:value="1121.5759597829">
                <text:p>1121.5759597829</text:p>
              </table:table-cell>
              <table:table-cell office:value-type="float" office:value="98878.424040217">
                <text:p>98878.4240402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36">
                <text:p>21.36</text:p>
              </table:table-cell>
              <table:table-cell office:value-type="float" office:value="70502.9713409288">
                <text:p>70502.9713409288</text:p>
              </table:table-cell>
              <table:table-cell office:value-type="float" office:value="16937.5122648042">
                <text:p>16937.5122648042</text:p>
              </table:table-cell>
              <table:table-cell office:value-type="float" office:value="11417.7421766061">
                <text:p>11417.7421766061</text:p>
              </table:table-cell>
              <table:table-cell office:value-type="float" office:value="1141.7742176606">
                <text:p>1141.7742176606</text:p>
              </table:table-cell>
              <table:table-cell office:value-type="float" office:value="98858.2257823393">
                <text:p>98858.22578233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48">
                <text:p>21.48</text:p>
              </table:table-cell>
              <table:table-cell office:value-type="float" office:value="70066.7117453048">
                <text:p>70066.7117453048</text:p>
              </table:table-cell>
              <table:table-cell office:value-type="float" office:value="17148.8021872034">
                <text:p>17148.8021872034</text:p>
              </table:table-cell>
              <table:table-cell office:value-type="float" office:value="11622.2600613559">
                <text:p>11622.2600613559</text:p>
              </table:table-cell>
              <table:table-cell office:value-type="float" office:value="1162.2260061356">
                <text:p>1162.2260061356</text:p>
              </table:table-cell>
              <table:table-cell office:value-type="float" office:value="98837.7739938643">
                <text:p>98837.77399386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6">
                <text:p>21.6</text:p>
              </table:table-cell>
              <table:table-cell office:value-type="float" office:value="69627.7027351508">
                <text:p>69627.7027351508</text:p>
              </table:table-cell>
              <table:table-cell office:value-type="float" office:value="17360.0526646535">
                <text:p>17360.0526646535</text:p>
              </table:table-cell>
              <table:table-cell office:value-type="float" office:value="11829.3132729049">
                <text:p>11829.3132729049</text:p>
              </table:table-cell>
              <table:table-cell office:value-type="float" office:value="1182.9313272905">
                <text:p>1182.9313272905</text:p>
              </table:table-cell>
              <table:table-cell office:value-type="float" office:value="98817.0686727094">
                <text:p>98817.06867270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72">
                <text:p>21.72</text:p>
              </table:table-cell>
              <table:table-cell office:value-type="float" office:value="69186.0286855599">
                <text:p>69186.0286855599</text:p>
              </table:table-cell>
              <table:table-cell office:value-type="float" office:value="17571.1803913097">
                <text:p>17571.1803913097</text:p>
              </table:table-cell>
              <table:table-cell office:value-type="float" office:value="12038.9008392092">
                <text:p>12038.9008392092</text:p>
              </table:table-cell>
              <table:table-cell office:value-type="float" office:value="1203.8900839209">
                <text:p>1203.8900839209</text:p>
              </table:table-cell>
              <table:table-cell office:value-type="float" office:value="98796.109916079">
                <text:p>98796.1099160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84">
                <text:p>21.84</text:p>
              </table:table-cell>
              <table:table-cell office:value-type="float" office:value="68741.776147936">
                <text:p>68741.776147936</text:p>
              </table:table-cell>
              <table:table-cell office:value-type="float" office:value="17782.1009917998">
                <text:p>17782.1009917998</text:p>
              </table:table-cell>
              <table:table-cell office:value-type="float" office:value="12251.0207820581">
                <text:p>12251.0207820581</text:p>
              </table:table-cell>
              <table:table-cell office:value-type="float" office:value="1225.1020782058">
                <text:p>1225.1020782058</text:p>
              </table:table-cell>
              <table:table-cell office:value-type="float" office:value="98774.8979217941">
                <text:p>98774.89792179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96">
                <text:p>21.96</text:p>
              </table:table-cell>
              <table:table-cell office:value-type="float" office:value="68295.0337841572">
                <text:p>68295.0337841572</text:p>
              </table:table-cell>
              <table:table-cell office:value-type="float" office:value="17992.7291006579">
                <text:p>17992.7291006579</text:p>
              </table:table-cell>
              <table:table-cell office:value-type="float" office:value="12465.6701047133">
                <text:p>12465.6701047133</text:p>
              </table:table-cell>
              <table:table-cell office:value-type="float" office:value="1246.5670104713">
                <text:p>1246.5670104713</text:p>
              </table:table-cell>
              <table:table-cell office:value-type="float" office:value="98753.4329895286">
                <text:p>98753.43298952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.08">
                <text:p>22.08</text:p>
              </table:table-cell>
              <table:table-cell office:value-type="float" office:value="67845.8922967912">
                <text:p>67845.8922967912</text:p>
              </table:table-cell>
              <table:table-cell office:value-type="float" office:value="18202.9784446377">
                <text:p>18202.9784446377</text:p>
              </table:table-cell>
              <table:table-cell office:value-type="float" office:value="12682.844780519">
                <text:p>12682.844780519</text:p>
              </table:table-cell>
              <table:table-cell office:value-type="float" office:value="1268.2844780519">
                <text:p>1268.2844780519</text:p>
              </table:table-cell>
              <table:table-cell office:value-type="float" office:value="98731.715521948">
                <text:p>98731.7155219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.2">
                <text:p>22.2</text:p>
              </table:table-cell>
              <table:table-cell office:value-type="float" office:value="67394.4443554665">
                <text:p>67394.4443554665</text:p>
              </table:table-cell>
              <table:table-cell office:value-type="float" office:value="18412.761927766">
                <text:p>18412.761927766</text:p>
              </table:table-cell>
              <table:table-cell office:value-type="float" office:value="12902.5397425157">
                <text:p>12902.5397425157</text:p>
              </table:table-cell>
              <table:table-cell office:value-type="float" office:value="1290.2539742516">
                <text:p>1290.2539742516</text:p>
              </table:table-cell>
              <table:table-cell office:value-type="float" office:value="98709.7460257483">
                <text:p>98709.74602574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32">
                <text:p>22.32</text:p>
              </table:table-cell>
              <table:table-cell office:value-type="float" office:value="66940.7845195126">
                <text:p>66940.7845195126</text:p>
              </table:table-cell>
              <table:table-cell office:value-type="float" office:value="18621.9917189865">
                <text:p>18621.9917189865</text:p>
              </table:table-cell>
              <table:table-cell office:value-type="float" office:value="13124.7488740914">
                <text:p>13124.7488740914</text:p>
              </table:table-cell>
              <table:table-cell office:value-type="float" office:value="1312.4748874091">
                <text:p>1312.4748874091</text:p>
              </table:table-cell>
              <table:table-cell office:value-type="float" office:value="98687.5251125908">
                <text:p>98687.52511259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.44">
                <text:p>22.44</text:p>
              </table:table-cell>
              <table:table-cell office:value-type="float" office:value="66485.0091569969">
                <text:p>66485.0091569969</text:p>
              </table:table-cell>
              <table:table-cell office:value-type="float" office:value="18830.5793422349">
                <text:p>18830.5793422349</text:p>
              </table:table-cell>
              <table:table-cell office:value-type="float" office:value="13349.4650006981">
                <text:p>13349.4650006981</text:p>
              </table:table-cell>
              <table:table-cell office:value-type="float" office:value="1334.9465000698">
                <text:p>1334.9465000698</text:p>
              </table:table-cell>
              <table:table-cell office:value-type="float" office:value="98665.0534999301">
                <text:p>98665.05349993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56">
                <text:p>22.56</text:p>
              </table:table-cell>
              <table:table-cell office:value-type="float" office:value="66027.2163602963">
                <text:p>66027.2163602963</text:p>
              </table:table-cell>
              <table:table-cell office:value-type="float" office:value="19038.4357687733">
                <text:p>19038.4357687733</text:p>
              </table:table-cell>
              <table:table-cell office:value-type="float" office:value="13576.6798826638">
                <text:p>13576.6798826638</text:p>
              </table:table-cell>
              <table:table-cell office:value-type="float" office:value="1357.6679882664">
                <text:p>1357.6679882664</text:p>
              </table:table-cell>
              <table:table-cell office:value-type="float" office:value="98642.3320117336">
                <text:p>98642.33201173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.68">
                <text:p>22.68</text:p>
              </table:table-cell>
              <table:table-cell office:value-type="float" office:value="65567.5058583557">
                <text:p>65567.5058583557</text:p>
              </table:table-cell>
              <table:table-cell office:value-type="float" office:value="19245.471511607">
                <text:p>19245.471511607</text:p>
              </table:table-cell>
              <table:table-cell office:value-type="float" office:value="13806.3842091246">
                <text:p>13806.3842091246</text:p>
              </table:table-cell>
              <table:table-cell office:value-type="float" office:value="1380.6384209125">
                <text:p>1380.6384209125</text:p>
              </table:table-cell>
              <table:table-cell office:value-type="float" office:value="98619.3615790875">
                <text:p>98619.36157908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8">
                <text:p>22.8</text:p>
              </table:table-cell>
              <table:table-cell office:value-type="float" office:value="65105.9789257944">
                <text:p>65105.9789257944</text:p>
              </table:table-cell>
              <table:table-cell office:value-type="float" office:value="19451.596721793">
                <text:p>19451.596721793</text:p>
              </table:table-cell>
              <table:table-cell office:value-type="float" office:value="14038.5675931021">
                <text:p>14038.5675931021</text:p>
              </table:table-cell>
              <table:table-cell office:value-type="float" office:value="1403.8567593102">
                <text:p>1403.8567593102</text:p>
              </table:table-cell>
              <table:table-cell office:value-type="float" office:value="98596.1432406897">
                <text:p>98596.14324068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.92">
                <text:p>22.92</text:p>
              </table:table-cell>
              <table:table-cell office:value-type="float" office:value="64642.7382890339">
                <text:p>64642.7382890339</text:p>
              </table:table-cell>
              <table:table-cell office:value-type="float" office:value="19656.7212864451">
                <text:p>19656.7212864451</text:p>
              </table:table-cell>
              <table:table-cell office:value-type="float" office:value="14273.2185677462">
                <text:p>14273.2185677462</text:p>
              </table:table-cell>
              <table:table-cell office:value-type="float" office:value="1427.3218567746">
                <text:p>1427.3218567746</text:p>
              </table:table-cell>
              <table:table-cell office:value-type="float" office:value="98572.6781432253">
                <text:p>98572.67814322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.04">
                <text:p>23.04</text:p>
              </table:table-cell>
              <table:table-cell office:value-type="float" office:value="64177.8880296299">
                <text:p>64177.8880296299</text:p>
              </table:table-cell>
              <table:table-cell office:value-type="float" office:value="19860.7549282306">
                <text:p>19860.7549282306</text:p>
              </table:table-cell>
              <table:table-cell office:value-type="float" office:value="14510.3245837629">
                <text:p>14510.3245837629</text:p>
              </table:table-cell>
              <table:table-cell office:value-type="float" office:value="1451.0324583763">
                <text:p>1451.0324583763</text:p>
              </table:table-cell>
              <table:table-cell office:value-type="float" office:value="98548.9675416236">
                <text:p>98548.96754162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.16">
                <text:p>23.16</text:p>
              </table:table-cell>
              <table:table-cell office:value-type="float" office:value="63711.533485002">
                <text:p>63711.533485002</text:p>
              </table:table-cell>
              <table:table-cell office:value-type="float" office:value="20063.6073061479">
                <text:p>20063.6073061479</text:p>
              </table:table-cell>
              <table:table-cell office:value-type="float" office:value="14749.8720080453">
                <text:p>14749.8720080453</text:p>
              </table:table-cell>
              <table:table-cell office:value-type="float" office:value="1474.9872008045">
                <text:p>1474.9872008045</text:p>
              </table:table-cell>
              <table:table-cell office:value-type="float" office:value="98525.0127991954">
                <text:p>98525.01279919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.28">
                <text:p>23.28</text:p>
              </table:table-cell>
              <table:table-cell office:value-type="float" office:value="63243.7811467628">
                <text:p>63243.7811467628</text:p>
              </table:table-cell>
              <table:table-cell office:value-type="float" office:value="20265.1881173662">
                <text:p>20265.1881173662</text:p>
              </table:table-cell>
              <table:table-cell office:value-type="float" office:value="14991.8461235189">
                <text:p>14991.8461235189</text:p>
              </table:table-cell>
              <table:table-cell office:value-type="float" office:value="1499.1846123519">
                <text:p>1499.1846123519</text:p>
              </table:table-cell>
              <table:table-cell office:value-type="float" office:value="98500.815387648">
                <text:p>98500.8153876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.4">
                <text:p>23.4</text:p>
              </table:table-cell>
              <table:table-cell office:value-type="float" office:value="62774.7385568564">
                <text:p>62774.7385568564</text:p>
              </table:table-cell>
              <table:table-cell office:value-type="float" office:value="20465.4071999065">
                <text:p>20465.4071999065</text:p>
              </table:table-cell>
              <table:table-cell office:value-type="float" office:value="15236.2311302152">
                <text:p>15236.2311302152</text:p>
              </table:table-cell>
              <table:table-cell office:value-type="float" office:value="1523.6231130215">
                <text:p>1523.6231130215</text:p>
              </table:table-cell>
              <table:table-cell office:value-type="float" office:value="98476.3768869784">
                <text:p>98476.37688697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.52">
                <text:p>23.52</text:p>
              </table:table-cell>
              <table:table-cell office:value-type="float" office:value="62304.5142017257">
                <text:p>62304.5142017257</text:p>
              </table:table-cell>
              <table:table-cell office:value-type="float" office:value="20664.1746359344">
                <text:p>20664.1746359344</text:p>
              </table:table-cell>
              <table:table-cell office:value-type="float" office:value="15483.0101475815">
                <text:p>15483.0101475815</text:p>
              </table:table-cell>
              <table:table-cell office:value-type="float" office:value="1548.3010147582">
                <text:p>1548.3010147582</text:p>
              </table:table-cell>
              <table:table-cell office:value-type="float" office:value="98451.6989852418">
                <text:p>98451.69898524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.64">
                <text:p>23.64</text:p>
              </table:table-cell>
              <table:table-cell office:value-type="float" office:value="61833.2174047311">
                <text:p>61833.2174047311</text:p>
              </table:table-cell>
              <table:table-cell office:value-type="float" office:value="20861.4008554336">
                <text:p>20861.4008554336</text:p>
              </table:table-cell>
              <table:table-cell office:value-type="float" office:value="15732.1652180318">
                <text:p>15732.1652180318</text:p>
              </table:table-cell>
              <table:table-cell office:value-type="float" office:value="1573.2165218032">
                <text:p>1573.2165218032</text:p>
              </table:table-cell>
              <table:table-cell office:value-type="float" office:value="98426.7834781968">
                <text:p>98426.78347819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.76">
                <text:p>23.76</text:p>
              </table:table-cell>
              <table:table-cell office:value-type="float" office:value="61360.9582170543">
                <text:p>61360.9582170543</text:p>
              </table:table-cell>
              <table:table-cell office:value-type="float" office:value="21056.9967400269">
                <text:p>21056.9967400269</text:p>
              </table:table-cell>
              <table:table-cell office:value-type="float" office:value="15983.6773117441">
                <text:p>15983.6773117441</text:p>
              </table:table-cell>
              <table:table-cell office:value-type="float" office:value="1598.3677311744">
                <text:p>1598.3677311744</text:p>
              </table:table-cell>
              <table:table-cell office:value-type="float" office:value="98401.6322688256">
                <text:p>98401.63226882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.88">
                <text:p>23.88</text:p>
              </table:table-cell>
              <table:table-cell office:value-type="float" office:value="60887.8473073208">
                <text:p>60887.8473073208</text:p>
              </table:table-cell>
              <table:table-cell office:value-type="float" office:value="21250.8737267064">
                <text:p>21250.8737267064</text:p>
              </table:table-cell>
              <table:table-cell office:value-type="float" office:value="16237.5263327023">
                <text:p>16237.5263327023</text:p>
              </table:table-cell>
              <table:table-cell office:value-type="float" office:value="1623.7526332702">
                <text:p>1623.7526332702</text:p>
              </table:table-cell>
              <table:table-cell office:value-type="float" office:value="98376.2473667298">
                <text:p>98376.24736672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">
                <text:p>24</text:p>
              </table:table-cell>
              <table:table-cell office:value-type="float" office:value="60413.9958501829">
                <text:p>60413.9958501829</text:p>
              </table:table-cell>
              <table:table-cell office:value-type="float" office:value="21442.9439112371">
                <text:p>21442.9439112371</text:p>
              </table:table-cell>
              <table:table-cell office:value-type="float" office:value="16493.6911259816">
                <text:p>16493.6911259816</text:p>
              </table:table-cell>
              <table:table-cell office:value-type="float" office:value="1649.3691125982">
                <text:p>1649.3691125982</text:p>
              </table:table-cell>
              <table:table-cell office:value-type="float" office:value="98350.6308874018">
                <text:p>98350.63088740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4.12">
                <text:p>24.12</text:p>
              </table:table-cell>
              <table:table-cell office:value-type="float" office:value="59939.5154141064">
                <text:p>59939.5154141064</text:p>
              </table:table-cell>
              <table:table-cell office:value-type="float" office:value="21633.1201509948">
                <text:p>21633.1201509948</text:p>
              </table:table-cell>
              <table:table-cell office:value-type="float" office:value="16752.1494862714">
                <text:p>16752.1494862714</text:p>
              </table:table-cell>
              <table:table-cell office:value-type="float" office:value="1675.2149486271">
                <text:p>1675.2149486271</text:p>
              </table:table-cell>
              <table:table-cell office:value-type="float" office:value="98324.7850513728">
                <text:p>98324.78505137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.24">
                <text:p>24.24</text:p>
              </table:table-cell>
              <table:table-cell office:value-type="float" office:value="59464.5178486079">
                <text:p>59464.5178486079</text:p>
              </table:table-cell>
              <table:table-cell office:value-type="float" office:value="21821.3161670008">
                <text:p>21821.3161670008</text:p>
              </table:table-cell>
              <table:table-cell office:value-type="float" office:value="17012.8781676283">
                <text:p>17012.8781676283</text:p>
              </table:table-cell>
              <table:table-cell office:value-type="float" office:value="1701.2878167628">
                <text:p>1701.2878167628</text:p>
              </table:table-cell>
              <table:table-cell office:value-type="float" office:value="98298.7121832372">
                <text:p>98298.71218323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.36">
                <text:p>24.36</text:p>
              </table:table-cell>
              <table:table-cell office:value-type="float" office:value="58989.1151711896">
                <text:p>58989.1151711896</text:p>
              </table:table-cell>
              <table:table-cell office:value-type="float" office:value="22007.4466449195">
                <text:p>22007.4466449195</text:p>
              </table:table-cell>
              <table:table-cell office:value-type="float" office:value="17275.8528944461">
                <text:p>17275.8528944461</text:p>
              </table:table-cell>
              <table:table-cell office:value-type="float" office:value="1727.5852894446">
                <text:p>1727.5852894446</text:p>
              </table:table-cell>
              <table:table-cell office:value-type="float" office:value="98272.4147105554">
                <text:p>98272.41471055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.48">
                <text:p>24.48</text:p>
              </table:table-cell>
              <table:table-cell office:value-type="float" office:value="58513.4194542207">
                <text:p>58513.4194542207</text:p>
              </table:table-cell>
              <table:table-cell office:value-type="float" office:value="22191.4273347838">
                <text:p>22191.4273347838</text:p>
              </table:table-cell>
              <table:table-cell office:value-type="float" office:value="17541.0483736321">
                <text:p>17541.0483736321</text:p>
              </table:table-cell>
              <table:table-cell office:value-type="float" office:value="1754.1048373632">
                <text:p>1754.1048373632</text:p>
              </table:table-cell>
              <table:table-cell office:value-type="float" office:value="98245.8951626368">
                <text:p>98245.89516263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.6">
                <text:p>24.6</text:p>
              </table:table-cell>
              <table:table-cell office:value-type="float" office:value="58037.5427120128">
                <text:p>58037.5427120128</text:p>
              </table:table-cell>
              <table:table-cell office:value-type="float" office:value="22373.1751492199">
                <text:p>22373.1751492199</text:p>
              </table:table-cell>
              <table:table-cell office:value-type="float" office:value="17808.4383079701">
                <text:p>17808.4383079701</text:p>
              </table:table-cell>
              <table:table-cell office:value-type="float" office:value="1780.843830797">
                <text:p>1780.843830797</text:p>
              </table:table-cell>
              <table:table-cell office:value-type="float" office:value="98219.1561692029">
                <text:p>98219.15616920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.72">
                <text:p>24.72</text:p>
              </table:table-cell>
              <table:table-cell office:value-type="float" office:value="57561.5967883368">
                <text:p>57561.5967883368</text:p>
              </table:table-cell>
              <table:table-cell office:value-type="float" office:value="22552.6082599452">
                <text:p>22552.6082599452</text:p>
              </table:table-cell>
              <table:table-cell office:value-type="float" office:value="18077.9954106525">
                <text:p>18077.9954106525</text:p>
              </table:table-cell>
              <table:table-cell office:value-type="float" office:value="1807.7995410652">
                <text:p>1807.7995410652</text:p>
              </table:table-cell>
              <table:table-cell office:value-type="float" office:value="98192.2004589347">
                <text:p>98192.20045893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.84">
                <text:p>24.84</text:p>
              </table:table-cell>
              <table:table-cell office:value-type="float" office:value="57085.6932446255">
                <text:p>57085.6932446255</text:p>
              </table:table-cell>
              <table:table-cell office:value-type="float" office:value="22729.6461923196">
                <text:p>22729.6461923196</text:p>
              </table:table-cell>
              <table:table-cell office:value-type="float" office:value="18349.6914209587">
                <text:p>18349.6914209587</text:p>
              </table:table-cell>
              <table:table-cell office:value-type="float" office:value="1834.9691420959">
                <text:p>1834.9691420959</text:p>
              </table:table-cell>
              <table:table-cell office:value-type="float" office:value="98165.0308579041">
                <text:p>98165.03085790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.96">
                <text:p>24.96</text:p>
              </table:table-cell>
              <table:table-cell office:value-type="float" office:value="56609.9432491025">
                <text:p>56609.9432491025</text:p>
              </table:table-cell>
              <table:table-cell office:value-type="float" office:value="22904.2099177358">
                <text:p>22904.2099177358</text:p>
              </table:table-cell>
              <table:table-cell office:value-type="float" office:value="18623.4971210558">
                <text:p>18623.4971210558</text:p>
              </table:table-cell>
              <table:table-cell office:value-type="float" office:value="1862.3497121056">
                <text:p>1862.3497121056</text:p>
              </table:table-cell>
              <table:table-cell office:value-type="float" office:value="98137.6502878944">
                <text:p>98137.65028789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.08">
                <text:p>25.08</text:p>
              </table:table-cell>
              <table:table-cell office:value-type="float" office:value="56134.4574670765">
                <text:p>56134.4574670765</text:p>
              </table:table-cell>
              <table:table-cell office:value-type="float" office:value="23076.2219436408">
                <text:p>23076.2219436408</text:p>
              </table:table-cell>
              <table:table-cell office:value-type="float" office:value="18899.3823538931">
                <text:p>18899.3823538931</text:p>
              </table:table-cell>
              <table:table-cell office:value-type="float" office:value="1889.9382353893">
                <text:p>1889.9382353893</text:p>
              </table:table-cell>
              <table:table-cell office:value-type="float" office:value="98110.0617646106">
                <text:p>98110.06176461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.2">
                <text:p>25.2</text:p>
              </table:table-cell>
              <table:table-cell office:value-type="float" office:value="55659.3459526314">
                <text:p>55659.3459526314</text:p>
              </table:table-cell>
              <table:table-cell office:value-type="float" office:value="23245.6064009895">
                <text:p>23245.6064009895</text:p>
              </table:table-cell>
              <table:table-cell office:value-type="float" office:value="19177.3160421626">
                <text:p>19177.3160421626</text:p>
              </table:table-cell>
              <table:table-cell office:value-type="float" office:value="1917.7316042163">
                <text:p>1917.7316042163</text:p>
              </table:table-cell>
              <table:table-cell office:value-type="float" office:value="98082.2683957836">
                <text:p>98082.26839578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.32">
                <text:p>25.32</text:p>
              </table:table-cell>
              <table:table-cell office:value-type="float" office:value="55184.7180419408">
                <text:p>55184.7180419408</text:p>
              </table:table-cell>
              <table:table-cell office:value-type="float" office:value="23412.2891289376">
                <text:p>23412.2891289376</text:p>
              </table:table-cell>
              <table:table-cell office:value-type="float" office:value="19457.2662082921">
                <text:p>19457.2662082921</text:p>
              </table:table-cell>
              <table:table-cell office:value-type="float" office:value="1945.7266208292">
                <text:p>1945.7266208292</text:p>
              </table:table-cell>
              <table:table-cell office:value-type="float" office:value="98054.2733791707">
                <text:p>98054.27337917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44">
                <text:p>25.44</text:p>
              </table:table-cell>
              <table:table-cell office:value-type="float" office:value="54710.6822484259">
                <text:p>54710.6822484259</text:p>
              </table:table-cell>
              <table:table-cell office:value-type="float" office:value="23576.1977565932">
                <text:p>23576.1977565932</text:p>
              </table:table-cell>
              <table:table-cell office:value-type="float" office:value="19739.1999954369">
                <text:p>19739.1999954369</text:p>
              </table:table-cell>
              <table:table-cell office:value-type="float" office:value="1973.9199995437">
                <text:p>1973.9199995437</text:p>
              </table:table-cell>
              <table:table-cell office:value-type="float" office:value="98026.0800004562">
                <text:p>98026.08000045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.56">
                <text:p>25.56</text:p>
              </table:table-cell>
              <table:table-cell office:value-type="float" office:value="54237.3461599693">
                <text:p>54237.3461599693</text:p>
              </table:table-cell>
              <table:table-cell office:value-type="float" office:value="23737.2617816521">
                <text:p>23737.2617816521</text:p>
              </table:table-cell>
              <table:table-cell office:value-type="float" office:value="20023.0836894349">
                <text:p>20023.0836894349</text:p>
              </table:table-cell>
              <table:table-cell office:value-type="float" office:value="2002.3083689435">
                <text:p>2002.3083689435</text:p>
              </table:table-cell>
              <table:table-cell office:value-type="float" office:value="97997.6916310564">
                <text:p>97997.69163105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68">
                <text:p>25.68</text:p>
              </table:table-cell>
              <table:table-cell office:value-type="float" office:value="53764.8163383909">
                <text:p>53764.8163383909</text:p>
              </table:table-cell>
              <table:table-cell office:value-type="float" office:value="23895.4126457558">
                <text:p>23895.4126457558</text:p>
              </table:table-cell>
              <table:table-cell office:value-type="float" office:value="20308.8827416846">
                <text:p>20308.8827416846</text:p>
              </table:table-cell>
              <table:table-cell office:value-type="float" office:value="2030.8882741685">
                <text:p>2030.8882741685</text:p>
              </table:table-cell>
              <table:table-cell office:value-type="float" office:value="97969.1117258314">
                <text:p>97969.11172583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8">
                <text:p>25.8</text:p>
              </table:table-cell>
              <table:table-cell office:value-type="float" office:value="53293.1982213807">
                <text:p>53293.1982213807</text:p>
              </table:table-cell>
              <table:table-cell office:value-type="float" office:value="24050.5838064201">
                <text:p>24050.5838064201</text:p>
              </table:table-cell>
              <table:table-cell office:value-type="float" office:value="20596.5617929081">
                <text:p>20596.5617929081</text:p>
              </table:table-cell>
              <table:table-cell office:value-type="float" office:value="2059.6561792908">
                <text:p>2059.6561792908</text:p>
              </table:table-cell>
              <table:table-cell office:value-type="float" office:value="97940.3438207091">
                <text:p>97940.34382070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92">
                <text:p>25.92</text:p>
              </table:table-cell>
              <table:table-cell office:value-type="float" office:value="52822.5960270757">
                <text:p>52822.5960270757</text:p>
              </table:table-cell>
              <table:table-cell office:value-type="float" office:value="24202.7108053936">
                <text:p>24202.7108053936</text:p>
              </table:table-cell>
              <table:table-cell office:value-type="float" office:value="20886.084697755">
                <text:p>20886.084697755</text:p>
              </table:table-cell>
              <table:table-cell office:value-type="float" office:value="2088.6084697755">
                <text:p>2088.6084697755</text:p>
              </table:table-cell>
              <table:table-cell office:value-type="float" office:value="97911.3915302244">
                <text:p>97911.39153022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6.04">
                <text:p>26.04</text:p>
              </table:table-cell>
              <table:table-cell office:value-type="float" office:value="52353.1126614572">
                <text:p>52353.1126614572</text:p>
              </table:table-cell>
              <table:table-cell office:value-type="float" office:value="24351.7313333167">
                <text:p>24351.7313333167</text:p>
              </table:table-cell>
              <table:table-cell office:value-type="float" office:value="21177.4145502054">
                <text:p>21177.4145502054</text:p>
              </table:table-cell>
              <table:table-cell office:value-type="float" office:value="2117.7414550205">
                <text:p>2117.7414550205</text:p>
              </table:table-cell>
              <table:table-cell office:value-type="float" office:value="97882.2585449794">
                <text:p>97882.25854497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6.16">
                <text:p>26.16</text:p>
              </table:table-cell>
              <table:table-cell office:value-type="float" office:value="51884.8496287356">
                <text:p>51884.8496287356</text:p>
              </table:table-cell>
              <table:table-cell office:value-type="float" office:value="24497.5852905665">
                <text:p>24497.5852905665</text:p>
              </table:table-cell>
              <table:table-cell office:value-type="float" office:value="21470.5137097252">
                <text:p>21470.5137097252</text:p>
              </table:table-cell>
              <table:table-cell office:value-type="float" office:value="2147.0513709725">
                <text:p>2147.0513709725</text:p>
              </table:table-cell>
              <table:table-cell office:value-type="float" office:value="97852.9486290274">
                <text:p>97852.94862902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28">
                <text:p>26.28</text:p>
              </table:table-cell>
              <table:table-cell office:value-type="float" office:value="51417.9069448772">
                <text:p>51417.9069448772</text:p>
              </table:table-cell>
              <table:table-cell office:value-type="float" office:value="24640.2148441808">
                <text:p>24640.2148441808</text:p>
              </table:table-cell>
              <table:table-cell office:value-type="float" office:value="21765.3438281289">
                <text:p>21765.3438281289</text:p>
              </table:table-cell>
              <table:table-cell office:value-type="float" office:value="2176.5343828129">
                <text:p>2176.5343828129</text:p>
              </table:table-cell>
              <table:table-cell office:value-type="float" office:value="97823.4656171871">
                <text:p>97823.46561718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.4">
                <text:p>26.4</text:p>
              </table:table-cell>
              <table:table-cell office:value-type="float" office:value="50952.3830544171">
                <text:p>50952.3830544171</text:p>
              </table:table-cell>
              <table:table-cell office:value-type="float" office:value="24779.5644807716">
                <text:p>24779.5644807716</text:p>
              </table:table-cell>
              <table:table-cell office:value-type="float" office:value="22061.865877101">
                <text:p>22061.865877101</text:p>
              </table:table-cell>
              <table:table-cell office:value-type="float" office:value="2206.1865877101">
                <text:p>2206.1865877101</text:p>
              </table:table-cell>
              <table:table-cell office:value-type="float" office:value="97793.8134122898">
                <text:p>97793.81341228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.52">
                <text:p>26.52</text:p>
              </table:table-cell>
              <table:table-cell office:value-type="float" office:value="50488.3747506914">
                <text:p>50488.3747506914</text:p>
              </table:table-cell>
              <table:table-cell office:value-type="float" office:value="24915.5810553476">
                <text:p>24915.5810553476</text:p>
              </table:table-cell>
              <table:table-cell office:value-type="float" office:value="22360.0401763279">
                <text:p>22360.0401763279</text:p>
              </table:table-cell>
              <table:table-cell office:value-type="float" office:value="2236.0040176328">
                <text:p>2236.0040176328</text:p>
              </table:table-cell>
              <table:table-cell office:value-type="float" office:value="97763.9959823672">
                <text:p>97763.99598236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.64">
                <text:p>26.64</text:p>
              </table:table-cell>
              <table:table-cell office:value-type="float" office:value="50025.9770996081">
                <text:p>50025.9770996081</text:p>
              </table:table-cell>
              <table:table-cell office:value-type="float" office:value="25048.2138359812">
                <text:p>25048.2138359812</text:p>
              </table:table-cell>
              <table:table-cell office:value-type="float" office:value="22659.8264221914">
                <text:p>22659.8264221914</text:p>
              </table:table-cell>
              <table:table-cell office:value-type="float" office:value="2265.9826422191">
                <text:p>2265.9826422191</text:p>
              </table:table-cell>
              <table:table-cell office:value-type="float" office:value="97734.0173577808">
                <text:p>97734.01735778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.76">
                <text:p>26.76</text:p>
              </table:table-cell>
              <table:table-cell office:value-type="float" office:value="49565.2833670648">
                <text:p>49565.2833670648</text:p>
              </table:table-cell>
              <table:table-cell office:value-type="float" office:value="25177.4145442661">
                <text:p>25177.4145442661</text:p>
              </table:table-cell>
              <table:table-cell office:value-type="float" office:value="22961.1837169717">
                <text:p>22961.1837169717</text:p>
              </table:table-cell>
              <table:table-cell office:value-type="float" office:value="2296.1183716972">
                <text:p>2296.1183716972</text:p>
              </table:table-cell>
              <table:table-cell office:value-type="float" office:value="97703.8816283028">
                <text:p>97703.88162830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.88">
                <text:p>26.88</text:p>
              </table:table-cell>
              <table:table-cell office:value-type="float" office:value="49106.3849501102">
                <text:p>49106.3849501102</text:p>
              </table:table-cell>
              <table:table-cell office:value-type="float" office:value="25303.1373915263">
                <text:p>25303.1373915263</text:p>
              </table:table-cell>
              <table:table-cell office:value-type="float" office:value="23264.070598512">
                <text:p>23264.070598512</text:p>
              </table:table-cell>
              <table:table-cell office:value-type="float" office:value="2326.4070598512">
                <text:p>2326.4070598512</text:p>
              </table:table-cell>
              <table:table-cell office:value-type="float" office:value="97673.5929401487">
                <text:p>97673.59294014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7">
                <text:p>27</text:p>
              </table:table-cell>
              <table:table-cell office:value-type="float" office:value="48649.3713119315">
                <text:p>48649.3713119315</text:p>
              </table:table-cell>
              <table:table-cell office:value-type="float" office:value="25425.3391107481">
                <text:p>25425.3391107481</text:p>
              </table:table-cell>
              <table:table-cell office:value-type="float" office:value="23568.4450702911">
                <text:p>23568.4450702911</text:p>
              </table:table-cell>
              <table:table-cell office:value-type="float" office:value="2356.8445070291">
                <text:p>2356.8445070291</text:p>
              </table:table-cell>
              <table:table-cell office:value-type="float" office:value="97643.1554929708">
                <text:p>97643.15549297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.12">
                <text:p>27.12</text:p>
              </table:table-cell>
              <table:table-cell office:value-type="float" office:value="48194.3299207386">
                <text:p>48194.3299207386</text:p>
              </table:table-cell>
              <table:table-cell office:value-type="float" office:value="25543.9789842227">
                <text:p>25543.9789842227</text:p>
              </table:table-cell>
              <table:table-cell office:value-type="float" office:value="23874.2646318532">
                <text:p>23874.2646318532</text:p>
              </table:table-cell>
              <table:table-cell office:value-type="float" office:value="2387.4264631853">
                <text:p>2387.4264631853</text:p>
              </table:table-cell>
              <table:table-cell office:value-type="float" office:value="97612.5735368146">
                <text:p>97612.57353681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.24">
                <text:p>27.24</text:p>
              </table:table-cell>
              <table:table-cell office:value-type="float" office:value="47741.3461926049">
                <text:p>47741.3461926049</text:p>
              </table:table-cell>
              <table:table-cell office:value-type="float" office:value="25659.018866896">
                <text:p>25659.018866896</text:p>
              </table:table-cell>
              <table:table-cell office:value-type="float" office:value="24181.4863095444">
                <text:p>24181.4863095444</text:p>
              </table:table-cell>
              <table:table-cell office:value-type="float" office:value="2418.1486309544">
                <text:p>2418.1486309544</text:p>
              </table:table-cell>
              <table:table-cell office:value-type="float" office:value="97581.8513690455">
                <text:p>97581.85136904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.36">
                <text:p>27.36</text:p>
              </table:table-cell>
              <table:table-cell office:value-type="float" office:value="47290.5034383089">
                <text:p>47290.5034383089</text:p>
              </table:table-cell>
              <table:table-cell office:value-type="float" office:value="25770.4232054373">
                <text:p>25770.4232054373</text:p>
              </table:table-cell>
              <table:table-cell office:value-type="float" office:value="24490.0666875033">
                <text:p>24490.0666875033</text:p>
              </table:table-cell>
              <table:table-cell office:value-type="float" office:value="2449.0066687503">
                <text:p>2449.0066687503</text:p>
              </table:table-cell>
              <table:table-cell office:value-type="float" office:value="97550.9933312496">
                <text:p>97550.99333124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48">
                <text:p>27.48</text:p>
              </table:table-cell>
              <table:table-cell office:value-type="float" office:value="46841.8828142106">
                <text:p>46841.8828142106</text:p>
              </table:table-cell>
              <table:table-cell office:value-type="float" office:value="25878.1590530491">
                <text:p>25878.1590530491</text:p>
              </table:table-cell>
              <table:table-cell office:value-type="float" office:value="24799.9619388546">
                <text:p>24799.9619388546</text:p>
              </table:table-cell>
              <table:table-cell office:value-type="float" office:value="2479.9961938855">
                <text:p>2479.9961938855</text:p>
              </table:table-cell>
              <table:table-cell office:value-type="float" office:value="97520.0038061145">
                <text:p>97520.00380611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.6">
                <text:p>27.6</text:p>
              </table:table-cell>
              <table:table-cell office:value-type="float" office:value="46395.563277186">
                <text:p>46395.563277186</text:p>
              </table:table-cell>
              <table:table-cell office:value-type="float" office:value="25982.1960800526">
                <text:p>25982.1960800526</text:p>
              </table:table-cell>
              <table:table-cell office:value-type="float" office:value="25111.1278570556">
                <text:p>25111.1278570556</text:p>
              </table:table-cell>
              <table:table-cell office:value-type="float" office:value="2511.1127857056">
                <text:p>2511.1127857056</text:p>
              </table:table-cell>
              <table:table-cell office:value-type="float" office:value="97488.8872142944">
                <text:p>97488.88721429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72">
                <text:p>27.72</text:p>
              </table:table-cell>
              <table:table-cell office:value-type="float" office:value="45951.6215436263">
                <text:p>45951.6215436263</text:p>
              </table:table-cell>
              <table:table-cell office:value-type="float" office:value="26082.5065802949">
                <text:p>26082.5065802949</text:p>
              </table:table-cell>
              <table:table-cell office:value-type="float" office:value="25423.5198873442">
                <text:p>25423.5198873442</text:p>
              </table:table-cell>
              <table:table-cell office:value-type="float" office:value="2542.3519887344">
                <text:p>2542.3519887344</text:p>
              </table:table-cell>
              <table:table-cell office:value-type="float" office:value="97457.6480112655">
                <text:p>97457.64801126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.84">
                <text:p>27.84</text:p>
              </table:table-cell>
              <table:table-cell office:value-type="float" office:value="45510.1320525027">
                <text:p>45510.1320525027</text:p>
              </table:table-cell>
              <table:table-cell office:value-type="float" office:value="26179.0654734342">
                <text:p>26179.0654734342</text:p>
              </table:table-cell>
              <table:table-cell office:value-type="float" office:value="25737.093158239">
                <text:p>25737.093158239</text:p>
              </table:table-cell>
              <table:table-cell office:value-type="float" office:value="2573.7093158239">
                <text:p>2573.7093158239</text:p>
              </table:table-cell>
              <table:table-cell office:value-type="float" office:value="97426.290684176">
                <text:p>97426.2906841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.96">
                <text:p>27.96</text:p>
              </table:table-cell>
              <table:table-cell office:value-type="float" office:value="45071.1669324822">
                <text:p>45071.1669324822</text:p>
              </table:table-cell>
              <table:table-cell office:value-type="float" office:value="26271.8503031707">
                <text:p>26271.8503031707</text:p>
              </table:table-cell>
              <table:table-cell office:value-type="float" office:value="26051.8025130426">
                <text:p>26051.8025130426</text:p>
              </table:table-cell>
              <table:table-cell office:value-type="float" office:value="2605.1802513043">
                <text:p>2605.1802513043</text:p>
              </table:table-cell>
              <table:table-cell office:value-type="float" office:value="97394.8197486957">
                <text:p>97394.81974869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.08">
                <text:p>28.08</text:p>
              </table:table-cell>
              <table:table-cell office:value-type="float" office:value="44634.7959730702">
                <text:p>44634.7959730702</text:p>
              </table:table-cell>
              <table:table-cell office:value-type="float" office:value="26360.8412314999">
                <text:p>26360.8412314999</text:p>
              </table:table-cell>
              <table:table-cell office:value-type="float" office:value="26367.6025412997">
                <text:p>26367.6025412997</text:p>
              </table:table-cell>
              <table:table-cell office:value-type="float" office:value="2636.76025413">
                <text:p>2636.76025413</text:p>
              </table:table-cell>
              <table:table-cell office:value-type="float" office:value="97363.23974587">
                <text:p>97363.239745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8.2">
                <text:p>28.2</text:p>
              </table:table-cell>
              <table:table-cell office:value-type="float" office:value="44201.0865997454">
                <text:p>44201.0865997454</text:p>
              </table:table-cell>
              <table:table-cell office:value-type="float" office:value="26446.0210290755">
                <text:p>26446.0210290755</text:p>
              </table:table-cell>
              <table:table-cell office:value-type="float" office:value="26684.4476101627">
                <text:p>26684.4476101627</text:p>
              </table:table-cell>
              <table:table-cell office:value-type="float" office:value="2668.4447610163">
                <text:p>2668.4447610163</text:p>
              </table:table-cell>
              <table:table-cell office:value-type="float" office:value="97331.5552389837">
                <text:p>97331.55523898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.32">
                <text:p>28.32</text:p>
              </table:table-cell>
              <table:table-cell office:value-type="float" office:value="43770.103853043">
                <text:p>43770.103853043</text:p>
              </table:table-cell>
              <table:table-cell office:value-type="float" office:value="26527.3750617763">
                <text:p>26527.3750617763</text:p>
              </table:table-cell>
              <table:table-cell office:value-type="float" office:value="27002.2918956186">
                <text:p>27002.2918956186</text:p>
              </table:table-cell>
              <table:table-cell office:value-type="float" office:value="2700.2291895619">
                <text:p>2700.2291895619</text:p>
              </table:table-cell>
              <table:table-cell office:value-type="float" office:value="97299.7708104381">
                <text:p>97299.77081043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.44">
                <text:p>28.44</text:p>
              </table:table-cell>
              <table:table-cell office:value-type="float" office:value="43341.9103715308">
                <text:p>43341.9103715308</text:p>
              </table:table-cell>
              <table:table-cell office:value-type="float" office:value="26604.8912735826">
                <text:p>26604.8912735826</text:p>
              </table:table-cell>
              <table:table-cell office:value-type="float" office:value="27321.0894135331">
                <text:p>27321.0894135331</text:p>
              </table:table-cell>
              <table:table-cell office:value-type="float" office:value="2732.1089413533">
                <text:p>2732.1089413533</text:p>
              </table:table-cell>
              <table:table-cell office:value-type="float" office:value="97267.8910586467">
                <text:p>97267.89105864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.56">
                <text:p>28.56</text:p>
              </table:table-cell>
              <table:table-cell office:value-type="float" office:value="42916.5663786148">
                <text:p>42916.5663786148</text:p>
              </table:table-cell>
              <table:table-cell office:value-type="float" office:value="26678.5601658715">
                <text:p>26678.5601658715</text:p>
              </table:table-cell>
              <table:table-cell office:value-type="float" office:value="27640.7940504667">
                <text:p>27640.7940504667</text:p>
              </table:table-cell>
              <table:table-cell office:value-type="float" office:value="2764.0794050467">
                <text:p>2764.0794050467</text:p>
              </table:table-cell>
              <table:table-cell office:value-type="float" office:value="97235.9205949534">
                <text:p>97235.92059495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.68">
                <text:p>28.68</text:p>
              </table:table-cell>
              <table:table-cell office:value-type="float" office:value="42494.1296731029">
                <text:p>42494.1296731029</text:p>
              </table:table-cell>
              <table:table-cell office:value-type="float" office:value="26748.3747732521">
                <text:p>26748.3747732521</text:p>
              </table:table-cell>
              <table:table-cell office:value-type="float" office:value="27961.3595942225">
                <text:p>27961.3595942225</text:p>
              </table:table-cell>
              <table:table-cell office:value-type="float" office:value="2796.1359594223">
                <text:p>2796.1359594223</text:p>
              </table:table-cell>
              <table:table-cell office:value-type="float" office:value="97203.8640405778">
                <text:p>97203.86404057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.8">
                <text:p>28.8</text:p>
              </table:table-cell>
              <table:table-cell office:value-type="float" office:value="42074.6556234455">
                <text:p>42074.6556234455</text:p>
              </table:table-cell>
              <table:table-cell office:value-type="float" office:value="26814.3306360632">
                <text:p>26814.3306360632</text:p>
              </table:table-cell>
              <table:table-cell office:value-type="float" office:value="28282.7397640828">
                <text:p>28282.7397640828</text:p>
              </table:table-cell>
              <table:table-cell office:value-type="float" office:value="2828.2739764083">
                <text:p>2828.2739764083</text:p>
              </table:table-cell>
              <table:table-cell office:value-type="float" office:value="97171.7260235917">
                <text:p>97171.72602359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.92">
                <text:p>28.92</text:p>
              </table:table-cell>
              <table:table-cell office:value-type="float" office:value="41658.1971655667">
                <text:p>41658.1971655667</text:p>
              </table:table-cell>
              <table:table-cell office:value-type="float" office:value="26876.4257696664">
                <text:p>26876.4257696664</text:p>
              </table:table-cell>
              <table:table-cell office:value-type="float" office:value="28604.888240697">
                <text:p>28604.888240697</text:p>
              </table:table-cell>
              <table:table-cell office:value-type="float" office:value="2860.4888240697">
                <text:p>2860.4888240697</text:p>
              </table:table-cell>
              <table:table-cell office:value-type="float" office:value="97139.5111759303">
                <text:p>97139.51117593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.04">
                <text:p>29.04</text:p>
              </table:table-cell>
              <table:table-cell office:value-type="float" office:value="41244.8048041894">
                <text:p>41244.8048041894</text:p>
              </table:table-cell>
              <table:table-cell office:value-type="float" office:value="26934.6606306699">
                <text:p>26934.6606306699</text:p>
              </table:table-cell>
              <table:table-cell office:value-type="float" office:value="28927.7586955822">
                <text:p>28927.7586955822</text:p>
              </table:table-cell>
              <table:table-cell office:value-type="float" office:value="2892.7758695582">
                <text:p>2892.7758695582</text:p>
              </table:table-cell>
              <table:table-cell office:value-type="float" office:value="97107.2241304418">
                <text:p>97107.22413044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.16">
                <text:p>29.16</text:p>
              </table:table-cell>
              <table:table-cell office:value-type="float" office:value="40834.5266175546">
                <text:p>40834.5266175546</text:p>
              </table:table-cell>
              <table:table-cell office:value-type="float" office:value="26989.0380802238">
                <text:p>26989.0380802238</text:p>
              </table:table-cell>
              <table:table-cell office:value-type="float" office:value="29251.3048202013">
                <text:p>29251.3048202013</text:p>
              </table:table-cell>
              <table:table-cell office:value-type="float" office:value="2925.1304820201">
                <text:p>2925.1304820201</text:p>
              </table:table-cell>
              <table:table-cell office:value-type="float" office:value="97074.8695179799">
                <text:p>97074.86951797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.28">
                <text:p>29.28</text:p>
              </table:table-cell>
              <table:table-cell office:value-type="float" office:value="40427.4082654281">
                <text:p>40427.4082654281</text:p>
              </table:table-cell>
              <table:table-cell office:value-type="float" office:value="27039.5633445309">
                <text:p>27039.5633445309</text:p>
              </table:table-cell>
              <table:table-cell office:value-type="float" office:value="29575.4803545825">
                <text:p>29575.4803545825</text:p>
              </table:table-cell>
              <table:table-cell office:value-type="float" office:value="2957.5480354583">
                <text:p>2957.5480354583</text:p>
              </table:table-cell>
              <table:table-cell office:value-type="float" office:value="97042.4519645417">
                <text:p>97042.45196454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.4">
                <text:p>29.4</text:p>
              </table:table-cell>
              <table:table-cell office:value-type="float" office:value="40023.4930002812">
                <text:p>40023.4930002812</text:p>
              </table:table-cell>
              <table:table-cell office:value-type="float" office:value="27086.2439727229">
                <text:p>27086.2439727229</text:p>
              </table:table-cell>
              <table:table-cell office:value-type="float" office:value="29900.2391154506">
                <text:p>29900.2391154506</text:p>
              </table:table-cell>
              <table:table-cell office:value-type="float" office:value="2990.0239115451">
                <text:p>2990.0239115451</text:p>
              </table:table-cell>
              <table:table-cell office:value-type="float" office:value="97009.9760884549">
                <text:p>97009.97608845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.52">
                <text:p>29.52</text:p>
              </table:table-cell>
              <table:table-cell office:value-type="float" office:value="39622.8216815294">
                <text:p>39622.8216815294</text:p>
              </table:table-cell>
              <table:table-cell office:value-type="float" office:value="27129.0897922502">
                <text:p>27129.0897922502</text:p>
              </table:table-cell>
              <table:table-cell office:value-type="float" office:value="30225.5350238365">
                <text:p>30225.5350238365</text:p>
              </table:table-cell>
              <table:table-cell office:value-type="float" office:value="3022.5535023837">
                <text:p>3022.5535023837</text:p>
              </table:table-cell>
              <table:table-cell office:value-type="float" office:value="96977.4464976163">
                <text:p>96977.44649761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.64">
                <text:p>29.64</text:p>
              </table:table-cell>
              <table:table-cell office:value-type="float" office:value="39225.4327927085">
                <text:p>39225.4327927085</text:p>
              </table:table-cell>
              <table:table-cell office:value-type="float" office:value="27168.1128619397">
                <text:p>27168.1128619397</text:p>
              </table:table-cell>
              <table:table-cell office:value-type="float" office:value="30551.3221321378">
                <text:p>30551.3221321378</text:p>
              </table:table-cell>
              <table:table-cell office:value-type="float" office:value="3055.1322132138">
                <text:p>3055.1322132138</text:p>
              </table:table-cell>
              <table:table-cell office:value-type="float" office:value="96944.8677867862">
                <text:p>96944.86778678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.76">
                <text:p>29.76</text:p>
              </table:table-cell>
              <table:table-cell office:value-type="float" office:value="38831.3624614624">
                <text:p>38831.3624614624</text:p>
              </table:table-cell>
              <table:table-cell office:value-type="float" office:value="27203.3274228745">
                <text:p>27203.3274228745</text:p>
              </table:table-cell>
              <table:table-cell office:value-type="float" office:value="30877.5546506026">
                <text:p>30877.5546506026</text:p>
              </table:table-cell>
              <table:table-cell office:value-type="float" office:value="3087.7554650603">
                <text:p>3087.7554650603</text:p>
              </table:table-cell>
              <table:table-cell office:value-type="float" office:value="96912.2445349397">
                <text:p>96912.24453493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.88">
                <text:p>29.88</text:p>
              </table:table-cell>
              <table:table-cell office:value-type="float" office:value="38440.6444822164">
                <text:p>38440.6444822164</text:p>
              </table:table-cell>
              <table:table-cell office:value-type="float" office:value="27234.7498472502">
                <text:p>27234.7498472502</text:p>
              </table:table-cell>
              <table:table-cell office:value-type="float" office:value="31204.186973212">
                <text:p>31204.186973212</text:p>
              </table:table-cell>
              <table:table-cell office:value-type="float" office:value="3120.4186973212">
                <text:p>3120.4186973212</text:p>
              </table:table-cell>
              <table:table-cell office:value-type="float" office:value="96879.5813026788">
                <text:p>96879.58130267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">
                <text:p>30</text:p>
              </table:table-cell>
              <table:table-cell office:value-type="float" office:value="38053.3103414055">
                <text:p>38053.3103414055</text:p>
              </table:table-cell>
              <table:table-cell office:value-type="float" office:value="27262.3985853636">
                <text:p>27262.3985853636</text:p>
              </table:table-cell>
              <table:table-cell office:value-type="float" office:value="31531.1737029369">
                <text:p>31531.1737029369</text:p>
              </table:table-cell>
              <table:table-cell office:value-type="float" office:value="3153.1173702937">
                <text:p>3153.1173702937</text:p>
              </table:table-cell>
              <table:table-cell office:value-type="float" office:value="96846.8826297062">
                <text:p>96846.88262970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12">
                <text:p>30.12</text:p>
              </table:table-cell>
              <table:table-cell office:value-type="float" office:value="37669.3892451263">
                <text:p>37669.3892451263</text:p>
              </table:table-cell>
              <table:table-cell office:value-type="float" office:value="27286.2941108898">
                <text:p>27286.2941108898</text:p>
              </table:table-cell>
              <table:table-cell office:value-type="float" office:value="31858.4696763488">
                <text:p>31858.4696763488</text:p>
              </table:table-cell>
              <table:table-cell office:value-type="float" office:value="3185.8469676349">
                <text:p>3185.8469676349</text:p>
              </table:table-cell>
              <table:table-cell office:value-type="float" office:value="96814.1530323651">
                <text:p>96814.15303236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24">
                <text:p>30.24</text:p>
              </table:table-cell>
              <table:table-cell office:value-type="float" office:value="37288.9081490785">
                <text:p>37288.9081490785</text:p>
              </table:table-cell>
              <table:table-cell office:value-type="float" office:value="27306.4588646011">
                <text:p>27306.4588646011</text:p>
              </table:table-cell>
              <table:table-cell office:value-type="float" office:value="32186.0299875639">
                <text:p>32186.0299875639</text:p>
              </table:table-cell>
              <table:table-cell office:value-type="float" office:value="3218.6029987564">
                <text:p>3218.6029987564</text:p>
              </table:table-cell>
              <table:table-cell office:value-type="float" office:value="96781.3970012436">
                <text:p>96781.39700124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.36">
                <text:p>30.36</text:p>
              </table:table-cell>
              <table:table-cell office:value-type="float" office:value="36911.8917906637">
                <text:p>36911.8917906637</text:p>
              </table:table-cell>
              <table:table-cell office:value-type="float" office:value="27322.9171966821">
                <text:p>27322.9171966821</text:p>
              </table:table-cell>
              <table:table-cell office:value-type="float" office:value="32513.8100115036">
                <text:p>32513.8100115036</text:p>
              </table:table-cell>
              <table:table-cell office:value-type="float" office:value="3251.3810011504">
                <text:p>3251.3810011504</text:p>
              </table:table-cell>
              <table:table-cell office:value-type="float" office:value="96748.6189988496">
                <text:p>96748.61899884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.48">
                <text:p>30.48</text:p>
              </table:table-cell>
              <table:table-cell office:value-type="float" office:value="36538.3627231058">
                <text:p>36538.3627231058</text:p>
              </table:table-cell>
              <table:table-cell office:value-type="float" office:value="27335.6953077932">
                <text:p>27335.6953077932</text:p>
              </table:table-cell>
              <table:table-cell office:value-type="float" office:value="32841.7654264553">
                <text:p>32841.7654264553</text:p>
              </table:table-cell>
              <table:table-cell office:value-type="float" office:value="3284.1765426455">
                <text:p>3284.1765426455</text:p>
              </table:table-cell>
              <table:table-cell office:value-type="float" office:value="96715.8234573544">
                <text:p>96715.82345735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.6">
                <text:p>30.6</text:p>
              </table:table-cell>
              <table:table-cell office:value-type="float" office:value="36168.3413514582">
                <text:p>36168.3413514582</text:p>
              </table:table-cell>
              <table:table-cell office:value-type="float" office:value="27344.8211890311">
                <text:p>27344.8211890311</text:p>
              </table:table-cell>
              <table:table-cell office:value-type="float" office:value="33169.8522359186">
                <text:p>33169.8522359186</text:p>
              </table:table-cell>
              <table:table-cell office:value-type="float" office:value="3316.9852235919">
                <text:p>3316.9852235919</text:p>
              </table:table-cell>
              <table:table-cell office:value-type="float" office:value="96683.0147764081">
                <text:p>96683.01477640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.72">
                <text:p>30.72</text:p>
              </table:table-cell>
              <table:table-cell office:value-type="float" office:value="35801.8459703667">
                <text:p>35801.8459703667</text:p>
              </table:table-cell>
              <table:table-cell office:value-type="float" office:value="27350.3245609352">
                <text:p>27350.3245609352</text:p>
              </table:table-cell>
              <table:table-cell office:value-type="float" office:value="33498.0267897254">
                <text:p>33498.0267897254</text:p>
              </table:table-cell>
              <table:table-cell office:value-type="float" office:value="3349.8026789725">
                <text:p>3349.8026789725</text:p>
              </table:table-cell>
              <table:table-cell office:value-type="float" office:value="96650.1973210274">
                <text:p>96650.19732102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.84">
                <text:p>30.84</text:p>
              </table:table-cell>
              <table:table-cell office:value-type="float" office:value="35438.8928034511">
                <text:p>35438.8928034511</text:p>
              </table:table-cell>
              <table:table-cell office:value-type="float" office:value="27352.2368116828">
                <text:p>27352.2368116828</text:p>
              </table:table-cell>
              <table:table-cell office:value-type="float" office:value="33826.2458044234">
                <text:p>33826.2458044234</text:p>
              </table:table-cell>
              <table:table-cell office:value-type="float" office:value="3382.6245804423">
                <text:p>3382.6245804423</text:p>
              </table:table-cell>
              <table:table-cell office:value-type="float" office:value="96617.3754195576">
                <text:p>96617.37541955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.96">
                <text:p>30.96</text:p>
              </table:table-cell>
              <table:table-cell office:value-type="float" office:value="35079.4960441785">
                <text:p>35079.4960441785</text:p>
              </table:table-cell>
              <table:table-cell office:value-type="float" office:value="27350.5909346162">
                <text:p>27350.5909346162</text:p>
              </table:table-cell>
              <table:table-cell office:value-type="float" office:value="34154.4663829137">
                <text:p>34154.4663829137</text:p>
              </table:table-cell>
              <table:table-cell office:value-type="float" office:value="3415.4466382914">
                <text:p>3415.4466382914</text:p>
              </table:table-cell>
              <table:table-cell office:value-type="float" office:value="96584.5533617086">
                <text:p>96584.55336170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08">
                <text:p>31.08</text:p>
              </table:table-cell>
              <table:table-cell office:value-type="float" office:value="34723.6678980938">
                <text:p>34723.6678980938</text:p>
              </table:table-cell>
              <table:table-cell office:value-type="float" office:value="27345.4214652379">
                <text:p>27345.4214652379</text:p>
              </table:table-cell>
              <table:table-cell office:value-type="float" office:value="34482.6460333346">
                <text:p>34482.6460333346</text:p>
              </table:table-cell>
              <table:table-cell office:value-type="float" office:value="3448.2646033335">
                <text:p>3448.2646033335</text:p>
              </table:table-cell>
              <table:table-cell office:value-type="float" office:value="96551.7353966665">
                <text:p>96551.73539666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.2">
                <text:p>31.2</text:p>
              </table:table-cell>
              <table:table-cell office:value-type="float" office:value="34371.4186262839">
                <text:p>34371.4186262839</text:p>
              </table:table-cell>
              <table:table-cell office:value-type="float" office:value="27336.7644178092">
                <text:p>27336.7644178092</text:p>
              </table:table-cell>
              <table:table-cell office:value-type="float" office:value="34810.7426871879">
                <text:p>34810.7426871879</text:p>
              </table:table-cell>
              <table:table-cell office:value-type="float" office:value="3481.0742687188">
                <text:p>3481.0742687188</text:p>
              </table:table-cell>
              <table:table-cell office:value-type="float" office:value="96518.9257312812">
                <text:p>96518.92573128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.32">
                <text:p>31.32</text:p>
              </table:table-cell>
              <table:table-cell office:value-type="float" office:value="34022.7565899461">
                <text:p>34022.7565899461</text:p>
              </table:table-cell>
              <table:table-cell office:value-type="float" office:value="27324.6572216811">
                <text:p>27324.6572216811</text:p>
              </table:table-cell>
              <table:table-cell office:value-type="float" office:value="35138.7147167023">
                <text:p>35138.7147167023</text:p>
              </table:table-cell>
              <table:table-cell office:value-type="float" office:value="3513.8714716702">
                <text:p>3513.8714716702</text:p>
              </table:table-cell>
              <table:table-cell office:value-type="float" office:value="96486.1285283297">
                <text:p>96486.12852832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.44">
                <text:p>31.44</text:p>
              </table:table-cell>
              <table:table-cell office:value-type="float" office:value="33677.6882959409">
                <text:p>33677.6882959409</text:p>
              </table:table-cell>
              <table:table-cell office:value-type="float" office:value="27309.1386574845">
                <text:p>27309.1386574845</text:p>
              </table:table-cell>
              <table:table-cell office:value-type="float" office:value="35466.5209514313">
                <text:p>35466.5209514313</text:p>
              </table:table-cell>
              <table:table-cell office:value-type="float" office:value="3546.6520951431">
                <text:p>3546.6520951431</text:p>
              </table:table-cell>
              <table:table-cell office:value-type="float" office:value="96453.3479048568">
                <text:p>96453.34790485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.56">
                <text:p>31.56</text:p>
              </table:table-cell>
              <table:table-cell office:value-type="float" office:value="33336.2184432067">
                <text:p>33336.2184432067</text:p>
              </table:table-cell>
              <table:table-cell office:value-type="float" office:value="27290.2487932987">
                <text:p>27290.2487932987</text:p>
              </table:table-cell>
              <table:table-cell office:value-type="float" office:value="35794.1206940858">
                <text:p>35794.1206940858</text:p>
              </table:table-cell>
              <table:table-cell office:value-type="float" office:value="3579.4120694086">
                <text:p>3579.4120694086</text:p>
              </table:table-cell>
              <table:table-cell office:value-type="float" office:value="96420.5879305914">
                <text:p>96420.58793059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.68">
                <text:p>31.68</text:p>
              </table:table-cell>
              <table:table-cell office:value-type="float" office:value="32998.3499699212">
                <text:p>32998.3499699212</text:p>
              </table:table-cell>
              <table:table-cell office:value-type="float" office:value="27268.0289209176">
                <text:p>27268.0289209176</text:p>
              </table:table-cell>
              <table:table-cell office:value-type="float" office:value="36121.4737356009">
                <text:p>36121.4737356009</text:p>
              </table:table-cell>
              <table:table-cell office:value-type="float" office:value="3612.1473735601">
                <text:p>3612.1473735601</text:p>
              </table:table-cell>
              <table:table-cell office:value-type="float" office:value="96387.8526264398">
                <text:p>96387.85262643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.8">
                <text:p>31.8</text:p>
              </table:table-cell>
              <table:table-cell office:value-type="float" office:value="32664.0841012942">
                <text:p>32664.0841012942</text:p>
              </table:table-cell>
              <table:table-cell office:value-type="float" office:value="27242.5214923227">
                <text:p>27242.5214923227</text:p>
              </table:table-cell>
              <table:table-cell office:value-type="float" office:value="36448.540369439">
                <text:p>36448.540369439</text:p>
              </table:table-cell>
              <table:table-cell office:value-type="float" office:value="3644.8540369439">
                <text:p>3644.8540369439</text:p>
              </table:table-cell>
              <table:table-cell office:value-type="float" office:value="96355.145963056">
                <text:p>96355.1459630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.92">
                <text:p>31.92</text:p>
              </table:table-cell>
              <table:table-cell office:value-type="float" office:value="32333.4203978837">
                <text:p>32333.4203978837</text:p>
              </table:table-cell>
              <table:table-cell office:value-type="float" office:value="27213.7700564705">
                <text:p>27213.7700564705</text:p>
              </table:table-cell>
              <table:table-cell office:value-type="float" office:value="36775.2814051323">
                <text:p>36775.2814051323</text:p>
              </table:table-cell>
              <table:table-cell office:value-type="float" office:value="3677.5281405132">
                <text:p>3677.5281405132</text:p>
              </table:table-cell>
              <table:table-cell office:value-type="float" office:value="96322.4718594867">
                <text:p>96322.47185948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2.04">
                <text:p>32.04</text:p>
              </table:table-cell>
              <table:table-cell office:value-type="float" office:value="32006.3568043265">
                <text:p>32006.3568043265</text:p>
              </table:table-cell>
              <table:table-cell office:value-type="float" office:value="27181.8191964967">
                <text:p>27181.8191964967</text:p>
              </table:table-cell>
              <table:table-cell office:value-type="float" office:value="37101.6581810696">
                <text:p>37101.6581810696</text:p>
              </table:table-cell>
              <table:table-cell office:value-type="float" office:value="3710.165818107">
                <text:p>3710.165818107</text:p>
              </table:table-cell>
              <table:table-cell office:value-type="float" office:value="96289.834181893">
                <text:p>96289.8341818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.16">
                <text:p>32.16</text:p>
              </table:table-cell>
              <table:table-cell office:value-type="float" office:value="31682.8896983825">
                <text:p>31682.8896983825</text:p>
              </table:table-cell>
              <table:table-cell office:value-type="float" office:value="27146.7144674324">
                <text:p>27146.7144674324</text:p>
              </table:table-cell>
              <table:table-cell office:value-type="float" office:value="37427.6325765317">
                <text:p>37427.6325765317</text:p>
              </table:table-cell>
              <table:table-cell office:value-type="float" office:value="3742.7632576532">
                <text:p>3742.7632576532</text:p>
              </table:table-cell>
              <table:table-cell office:value-type="float" office:value="96257.2367423468">
                <text:p>96257.23674234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2.28">
                <text:p>32.28</text:p>
              </table:table-cell>
              <table:table-cell office:value-type="float" office:value="31363.0139401929">
                <text:p>31363.0139401929</text:p>
              </table:table-cell>
              <table:table-cell office:value-type="float" office:value="27108.5023345247">
                <text:p>27108.5023345247</text:p>
              </table:table-cell>
              <table:table-cell office:value-type="float" office:value="37753.1670229838">
                <text:p>37753.1670229838</text:p>
              </table:table-cell>
              <table:table-cell office:value-type="float" office:value="3775.3167022984">
                <text:p>3775.3167022984</text:p>
              </table:table-cell>
              <table:table-cell office:value-type="float" office:value="96224.6832977016">
                <text:p>96224.68329770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.4">
                <text:p>32.4</text:p>
              </table:table-cell>
              <table:table-cell office:value-type="float" office:value="31046.7229216585">
                <text:p>31046.7229216585</text:p>
              </table:table-cell>
              <table:table-cell office:value-type="float" office:value="27067.230112247">
                <text:p>27067.230112247</text:p>
              </table:table-cell>
              <table:table-cell office:value-type="float" office:value="38078.2245146311">
                <text:p>38078.2245146311</text:p>
              </table:table-cell>
              <table:table-cell office:value-type="float" office:value="3807.8224514631">
                <text:p>3807.8224514631</text:p>
              </table:table-cell>
              <table:table-cell office:value-type="float" office:value="96192.1775485369">
                <text:p>96192.17754853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.52">
                <text:p>32.52</text:p>
              </table:table-cell>
              <table:table-cell office:value-type="float" office:value="30734.0086158463">
                <text:p>30734.0086158463</text:p>
              </table:table-cell>
              <table:table-cell office:value-type="float" office:value="27022.9459040809">
                <text:p>27022.9459040809</text:p>
              </table:table-cell>
              <table:table-cell office:value-type="float" office:value="38402.7686182478">
                <text:p>38402.7686182478</text:p>
              </table:table-cell>
              <table:table-cell office:value-type="float" office:value="3840.2768618248">
                <text:p>3840.2768618248</text:p>
              </table:table-cell>
              <table:table-cell office:value-type="float" office:value="96159.7231381752">
                <text:p>96159.72313817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.64">
                <text:p>32.64</text:p>
              </table:table-cell>
              <table:table-cell office:value-type="float" office:value="30424.8616263396">
                <text:p>30424.8616263396</text:p>
              </table:table-cell>
              <table:table-cell office:value-type="float" office:value="26975.6985431439">
                <text:p>26975.6985431439</text:p>
              </table:table-cell>
              <table:table-cell office:value-type="float" office:value="38726.7634822875">
                <text:p>38726.7634822875</text:p>
              </table:table-cell>
              <table:table-cell office:value-type="float" office:value="3872.6763482288">
                <text:p>3872.6763482288</text:p>
              </table:table-cell>
              <table:table-cell office:value-type="float" office:value="96127.3236517712">
                <text:p>96127.32365177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.76">
                <text:p>32.76</text:p>
              </table:table-cell>
              <table:table-cell office:value-type="float" office:value="30119.2712364478">
                <text:p>30119.2712364478</text:p>
              </table:table-cell>
              <table:table-cell office:value-type="float" office:value="26925.5375337356">
                <text:p>26925.5375337356</text:p>
              </table:table-cell>
              <table:table-cell office:value-type="float" office:value="39050.1738452877">
                <text:p>39050.1738452877</text:p>
              </table:table-cell>
              <table:table-cell office:value-type="float" office:value="3905.0173845288">
                <text:p>3905.0173845288</text:p>
              </table:table-cell>
              <table:table-cell office:value-type="float" office:value="96094.9826154712">
                <text:p>96094.98261547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.88">
                <text:p>32.88</text:p>
              </table:table-cell>
              <table:table-cell office:value-type="float" office:value="29817.2254581992">
                <text:p>29817.2254581992</text:p>
              </table:table-cell>
              <table:table-cell office:value-type="float" office:value="26872.5129938652">
                <text:p>26872.5129938652</text:p>
              </table:table-cell>
              <table:table-cell office:value-type="float" office:value="39372.9650435776">
                <text:p>39372.9650435776</text:p>
              </table:table-cell>
              <table:table-cell office:value-type="float" office:value="3937.2965043578">
                <text:p>3937.2965043578</text:p>
              </table:table-cell>
              <table:table-cell office:value-type="float" office:value="96062.7034956422">
                <text:p>96062.70349564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">
                <text:p>33</text:p>
              </table:table-cell>
              <table:table-cell office:value-type="float" office:value="29518.7110810427">
                <text:p>29518.7110810427</text:p>
              </table:table-cell>
              <table:table-cell office:value-type="float" office:value="26816.6755988233">
                <text:p>26816.6755988233</text:p>
              </table:table-cell>
              <table:table-cell office:value-type="float" office:value="39695.1030183034">
                <text:p>39695.1030183034</text:p>
              </table:table-cell>
              <table:table-cell office:value-type="float" office:value="3969.5103018303">
                <text:p>3969.5103018303</text:p>
              </table:table-cell>
              <table:table-cell office:value-type="float" office:value="96030.4896981697">
                <text:p>96030.48969816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3.12">
                <text:p>33.12</text:p>
              </table:table-cell>
              <table:table-cell office:value-type="float" office:value="29223.7137201884">
                <text:p>29223.7137201884</text:p>
              </table:table-cell>
              <table:table-cell office:value-type="float" office:value="26758.0765258509">
                <text:p>26758.0765258509</text:p>
              </table:table-cell>
              <table:table-cell office:value-type="float" office:value="40016.5543217823">
                <text:p>40016.5543217823</text:p>
              </table:table-cell>
              <table:table-cell office:value-type="float" office:value="4001.6554321782">
                <text:p>4001.6554321782</text:p>
              </table:table-cell>
              <table:table-cell office:value-type="float" office:value="95998.3445678218">
                <text:p>95998.34456782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.24">
                <text:p>33.24</text:p>
              </table:table-cell>
              <table:table-cell office:value-type="float" office:value="28932.2178645219">
                <text:p>28932.2178645219</text:p>
              </table:table-cell>
              <table:table-cell office:value-type="float" office:value="26696.7673999583">
                <text:p>26696.7673999583</text:p>
              </table:table-cell>
              <table:table-cell office:value-type="float" office:value="40337.2861231996">
                <text:p>40337.2861231996</text:p>
              </table:table-cell>
              <table:table-cell office:value-type="float" office:value="4033.72861232">
                <text:p>4033.72861232</text:p>
              </table:table-cell>
              <table:table-cell office:value-type="float" office:value="95966.27138768">
                <text:p>95966.271387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.36">
                <text:p>33.36</text:p>
              </table:table-cell>
              <table:table-cell office:value-type="float" office:value="28644.2069240329">
                <text:p>28644.2069240329</text:p>
              </table:table-cell>
              <table:table-cell office:value-type="float" office:value="26632.8002409377">
                <text:p>26632.8002409377</text:p>
              </table:table-cell>
              <table:table-cell office:value-type="float" office:value="40657.2662136629">
                <text:p>40657.2662136629</text:p>
              </table:table-cell>
              <table:table-cell office:value-type="float" office:value="4065.7266213663">
                <text:p>4065.7266213663</text:p>
              </table:table-cell>
              <table:table-cell office:value-type="float" office:value="95934.2733786337">
                <text:p>95934.27337863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.48">
                <text:p>33.48</text:p>
              </table:table-cell>
              <table:table-cell office:value-type="float" office:value="28359.6632766975">
                <text:p>28359.6632766975</text:p>
              </table:table-cell>
              <table:table-cell office:value-type="float" office:value="26566.2274116119">
                <text:p>26566.2274116119</text:p>
              </table:table-cell>
              <table:table-cell office:value-type="float" office:value="40976.4630106277">
                <text:p>40976.4630106277</text:p>
              </table:table-cell>
              <table:table-cell office:value-type="float" office:value="4097.6463010628">
                <text:p>4097.6463010628</text:p>
              </table:table-cell>
              <table:table-cell office:value-type="float" office:value="95902.3536989372">
                <text:p>95902.35369893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.6">
                <text:p>33.6</text:p>
              </table:table-cell>
              <table:table-cell office:value-type="float" office:value="28078.568314765">
                <text:p>28078.568314765</text:p>
              </table:table-cell>
              <table:table-cell office:value-type="float" office:value="26497.1015673544">
                <text:p>26497.1015673544</text:p>
              </table:table-cell>
              <table:table-cell office:value-type="float" office:value="41294.8455617094">
                <text:p>41294.8455617094</text:p>
              </table:table-cell>
              <table:table-cell office:value-type="float" office:value="4129.4845561709">
                <text:p>4129.4845561709</text:p>
              </table:table-cell>
              <table:table-cell office:value-type="float" office:value="95870.5154438291">
                <text:p>95870.51544382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.72">
                <text:p>33.72</text:p>
              </table:table-cell>
              <table:table-cell office:value-type="float" office:value="27800.9024903977">
                <text:p>27800.9024903977</text:p>
              </table:table-cell>
              <table:table-cell office:value-type="float" office:value="26425.4756069145">
                <text:p>26425.4756069145</text:p>
              </table:table-cell>
              <table:table-cell office:value-type="float" office:value="41612.3835478977">
                <text:p>41612.3835478977</text:p>
              </table:table-cell>
              <table:table-cell office:value-type="float" office:value="4161.2383547898">
                <text:p>4161.2383547898</text:p>
              </table:table-cell>
              <table:table-cell office:value-type="float" office:value="95838.7616452102">
                <text:p>95838.76164521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.84">
                <text:p>33.84</text:p>
              </table:table-cell>
              <table:table-cell office:value-type="float" office:value="27526.6453606189">
                <text:p>27526.6453606189</text:p>
              </table:table-cell>
              <table:table-cell office:value-type="float" office:value="26351.4026245734">
                <text:p>26351.4026245734</text:p>
              </table:table-cell>
              <table:table-cell office:value-type="float" office:value="41929.0472861886">
                <text:p>41929.0472861886</text:p>
              </table:table-cell>
              <table:table-cell office:value-type="float" office:value="4192.9047286189">
                <text:p>4192.9047286189</text:p>
              </table:table-cell>
              <table:table-cell office:value-type="float" office:value="95807.0952713811">
                <text:p>95807.09527138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.96">
                <text:p>33.96</text:p>
              </table:table-cell>
              <table:table-cell office:value-type="float" office:value="27255.7756315286">
                <text:p>27255.7756315286</text:p>
              </table:table-cell>
              <table:table-cell office:value-type="float" office:value="26274.9358636558">
                <text:p>26274.9358636558</text:p>
              </table:table-cell>
              <table:table-cell office:value-type="float" office:value="42244.8077316503">
                <text:p>42244.8077316503</text:p>
              </table:table-cell>
              <table:table-cell office:value-type="float" office:value="4224.480773165">
                <text:p>4224.480773165</text:p>
              </table:table-cell>
              <table:table-cell office:value-type="float" office:value="95775.519226835">
                <text:p>95775.5192268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4.08">
                <text:p>34.08</text:p>
              </table:table-cell>
              <table:table-cell office:value-type="float" office:value="26988.2712017485">
                <text:p>26988.2712017485</text:p>
              </table:table-cell>
              <table:table-cell office:value-type="float" office:value="26196.1286714172">
                <text:p>26196.1286714172</text:p>
              </table:table-cell>
              <table:table-cell office:value-type="float" office:value="42559.6364789401">
                <text:p>42559.6364789401</text:p>
              </table:table-cell>
              <table:table-cell office:value-type="float" office:value="4255.963647894">
                <text:p>4255.963647894</text:p>
              </table:table-cell>
              <table:table-cell office:value-type="float" office:value="95744.036352106">
                <text:p>95744.0363521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.2">
                <text:p>34.2</text:p>
              </table:table-cell>
              <table:table-cell office:value-type="float" office:value="26724.1092050622">
                <text:p>26724.1092050622</text:p>
              </table:table-cell>
              <table:table-cell office:value-type="float" office:value="26115.0344553217">
                <text:p>26115.0344553217</text:p>
              </table:table-cell>
              <table:table-cell office:value-type="float" office:value="42873.5057632871">
                <text:p>42873.5057632871</text:p>
              </table:table-cell>
              <table:table-cell office:value-type="float" office:value="4287.3505763287">
                <text:p>4287.3505763287</text:p>
              </table:table-cell>
              <table:table-cell office:value-type="float" office:value="95712.6494236713">
                <text:p>95712.64942367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.32">
                <text:p>34.32</text:p>
              </table:table-cell>
              <table:table-cell office:value-type="float" office:value="26463.26605222">
                <text:p>26463.26605222</text:p>
              </table:table-cell>
              <table:table-cell office:value-type="float" office:value="26031.7066407236">
                <text:p>26031.7066407236</text:p>
              </table:table-cell>
              <table:table-cell office:value-type="float" office:value="43186.3884609601">
                <text:p>43186.3884609601</text:p>
              </table:table-cell>
              <table:table-cell office:value-type="float" office:value="4318.638846096">
                <text:p>4318.638846096</text:p>
              </table:table-cell>
              <table:table-cell office:value-type="float" office:value="95681.361153904">
                <text:p>95681.3611539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.44">
                <text:p>34.44</text:p>
              </table:table-cell>
              <table:table-cell office:value-type="float" office:value="26205.7174718811">
                <text:p>26205.7174718811</text:p>
              </table:table-cell>
              <table:table-cell office:value-type="float" office:value="25946.1986299602">
                <text:p>25946.1986299602</text:p>
              </table:table-cell>
              <table:table-cell office:value-type="float" office:value="43498.2580892349">
                <text:p>43498.2580892349</text:p>
              </table:table-cell>
              <table:table-cell office:value-type="float" office:value="4349.8258089235">
                <text:p>4349.8258089235</text:p>
              </table:table-cell>
              <table:table-cell office:value-type="float" office:value="95650.1741910765">
                <text:p>95650.17419107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.56">
                <text:p>34.56</text:p>
              </table:table-cell>
              <table:table-cell office:value-type="float" office:value="25951.438550669">
                <text:p>25951.438550669</text:p>
              </table:table-cell>
              <table:table-cell office:value-type="float" office:value="25858.5637628628">
                <text:p>25858.5637628628</text:p>
              </table:table-cell>
              <table:table-cell office:value-type="float" office:value="43809.08880588">
                <text:p>43809.08880588</text:p>
              </table:table-cell>
              <table:table-cell office:value-type="float" office:value="4380.908880588">
                <text:p>4380.908880588</text:p>
              </table:table-cell>
              <table:table-cell office:value-type="float" office:value="95619.091119412">
                <text:p>95619.0911194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.68">
                <text:p>34.68</text:p>
              </table:table-cell>
              <table:table-cell office:value-type="float" office:value="25700.4037723194">
                <text:p>25700.4037723194</text:p>
              </table:table-cell>
              <table:table-cell office:value-type="float" office:value="25768.8552786865">
                <text:p>25768.8552786865</text:p>
              </table:table-cell>
              <table:table-cell office:value-type="float" office:value="44118.8554081762">
                <text:p>44118.8554081762</text:p>
              </table:table-cell>
              <table:table-cell office:value-type="float" office:value="4411.8855408176">
                <text:p>4411.8855408176</text:p>
              </table:table-cell>
              <table:table-cell office:value-type="float" office:value="95588.1144591823">
                <text:p>95588.11445918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.8">
                <text:p>34.8</text:p>
              </table:table-cell>
              <table:table-cell office:value-type="float" office:value="25452.587055902">
                <text:p>25452.587055902</text:p>
              </table:table-cell>
              <table:table-cell office:value-type="float" office:value="25677.1262794597">
                <text:p>25677.1262794597</text:p>
              </table:table-cell>
              <table:table-cell office:value-type="float" office:value="44427.5333314891">
                <text:p>44427.5333314891</text:p>
              </table:table-cell>
              <table:table-cell office:value-type="float" office:value="4442.7533331489">
                <text:p>4442.7533331489</text:p>
              </table:table-cell>
              <table:table-cell office:value-type="float" office:value="95557.246666851">
                <text:p>95557.2466668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.92">
                <text:p>34.92</text:p>
              </table:table-cell>
              <table:table-cell office:value-type="float" office:value="25207.9617931019">
                <text:p>25207.9617931019</text:p>
              </table:table-cell>
              <table:table-cell office:value-type="float" office:value="25583.4296947482">
                <text:p>25583.4296947482</text:p>
              </table:table-cell>
              <table:table-cell office:value-type="float" office:value="44735.0986474089">
                <text:p>44735.0986474089</text:p>
              </table:table-cell>
              <table:table-cell office:value-type="float" office:value="4473.5098647409">
                <text:p>4473.5098647409</text:p>
              </table:table-cell>
              <table:table-cell office:value-type="float" office:value="95526.490135259">
                <text:p>95526.4901352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.04">
                <text:p>35.04</text:p>
              </table:table-cell>
              <table:table-cell office:value-type="float" office:value="24966.5008845471">
                <text:p>24966.5008845471</text:p>
              </table:table-cell>
              <table:table-cell office:value-type="float" office:value="25487.8182478287">
                <text:p>25487.8182478287</text:p>
              </table:table-cell>
              <table:table-cell office:value-type="float" office:value="45041.5280614764">
                <text:p>45041.5280614764</text:p>
              </table:table-cell>
              <table:table-cell office:value-type="float" office:value="4504.1528061476">
                <text:p>4504.1528061476</text:p>
              </table:table-cell>
              <table:table-cell office:value-type="float" office:value="95495.8471938523">
                <text:p>95495.84719385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5.16">
                <text:p>35.16</text:p>
              </table:table-cell>
              <table:table-cell office:value-type="float" office:value="24728.1767751737">
                <text:p>24728.1767751737</text:p>
              </table:table-cell>
              <table:table-cell office:value-type="float" office:value="25390.3444232627">
                <text:p>25390.3444232627</text:p>
              </table:table-cell>
              <table:table-cell office:value-type="float" office:value="45346.7989105121">
                <text:p>45346.7989105121</text:p>
              </table:table-cell>
              <table:table-cell office:value-type="float" office:value="4534.6798910512">
                <text:p>4534.6798910512</text:p>
              </table:table-cell>
              <table:table-cell office:value-type="float" office:value="95465.3201089487">
                <text:p>95465.320108948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5.28">
                <text:p>35.28</text:p>
              </table:table-cell>
              <table:table-cell office:value-type="float" office:value="24492.9614886201">
                <text:p>24492.9614886201</text:p>
              </table:table-cell>
              <table:table-cell office:value-type="float" office:value="25291.0604358596">
                <text:p>25291.0604358596</text:p>
              </table:table-cell>
              <table:table-cell office:value-type="float" office:value="45650.8891595637">
                <text:p>45650.8891595637</text:p>
              </table:table-cell>
              <table:table-cell office:value-type="float" office:value="4565.0889159564">
                <text:p>4565.0889159564</text:p>
              </table:table-cell>
              <table:table-cell office:value-type="float" office:value="95434.9110840436">
                <text:p>95434.91108404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.4">
                <text:p>35.4</text:p>
              </table:table-cell>
              <table:table-cell office:value-type="float" office:value="24260.8266606458">
                <text:p>24260.8266606458</text:p>
              </table:table-cell>
              <table:table-cell office:value-type="float" office:value="25190.0182010155">
                <text:p>25190.0182010155</text:p>
              </table:table-cell>
              <table:table-cell office:value-type="float" office:value="45953.7773984895">
                <text:p>45953.7773984895</text:p>
              </table:table-cell>
              <table:table-cell office:value-type="float" office:value="4595.377739849">
                <text:p>4595.377739849</text:p>
              </table:table-cell>
              <table:table-cell office:value-type="float" office:value="95404.622260151">
                <text:p>95404.6222601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.52">
                <text:p>35.52</text:p>
              </table:table-cell>
              <table:table-cell office:value-type="float" office:value="24031.7435715721">
                <text:p>24031.7435715721</text:p>
              </table:table-cell>
              <table:table-cell office:value-type="float" office:value="25087.2693064137">
                <text:p>25087.2693064137</text:p>
              </table:table-cell>
              <table:table-cell office:value-type="float" office:value="46255.4428381946">
                <text:p>46255.4428381946</text:p>
              </table:table-cell>
              <table:table-cell office:value-type="float" office:value="4625.5442838195">
                <text:p>4625.5442838195</text:p>
              </table:table-cell>
              <table:table-cell office:value-type="float" office:value="95374.4557161805">
                <text:p>95374.45571618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.64">
                <text:p>35.64</text:p>
              </table:table-cell>
              <table:table-cell office:value-type="float" office:value="23805.6831777437">
                <text:p>23805.6831777437</text:p>
              </table:table-cell>
              <table:table-cell office:value-type="float" office:value="24982.8649850676">
                <text:p>24982.8649850676</text:p>
              </table:table-cell>
              <table:table-cell office:value-type="float" office:value="46555.8653065349">
                <text:p>46555.8653065349</text:p>
              </table:table-cell>
              <table:table-cell office:value-type="float" office:value="4655.5865306535">
                <text:p>4655.5865306535</text:p>
              </table:table-cell>
              <table:table-cell office:value-type="float" office:value="95344.4134693465">
                <text:p>95344.413469346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.76">
                <text:p>35.76</text:p>
              </table:table-cell>
              <table:table-cell office:value-type="float" office:value="23582.6161420127">
                <text:p>23582.6161420127</text:p>
              </table:table-cell>
              <table:table-cell office:value-type="float" office:value="24876.85608969">
                <text:p>24876.85608969</text:p>
              </table:table-cell>
              <table:table-cell office:value-type="float" office:value="46855.0252439065">
                <text:p>46855.0252439065</text:p>
              </table:table-cell>
              <table:table-cell office:value-type="float" office:value="4685.5025243907">
                <text:p>4685.5025243907</text:p>
              </table:table-cell>
              <table:table-cell office:value-type="float" office:value="95314.4974756093">
                <text:p>95314.49747560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.88">
                <text:p>35.88</text:p>
              </table:table-cell>
              <table:table-cell office:value-type="float" office:value="23362.5128632474">
                <text:p>23362.5128632474</text:p>
              </table:table-cell>
              <table:table-cell office:value-type="float" office:value="24769.293068365">
                <text:p>24769.293068365</text:p>
              </table:table-cell>
              <table:table-cell office:value-type="float" office:value="47152.903698534">
                <text:p>47152.903698534</text:p>
              </table:table-cell>
              <table:table-cell office:value-type="float" office:value="4715.2903698534">
                <text:p>4715.2903698534</text:p>
              </table:table-cell>
              <table:table-cell office:value-type="float" office:value="95284.7096301466">
                <text:p>95284.70963014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6">
                <text:p>36</text:p>
              </table:table-cell>
              <table:table-cell office:value-type="float" office:value="23145.3435048718">
                <text:p>23145.3435048718</text:p>
              </table:table-cell>
              <table:table-cell office:value-type="float" office:value="24660.2259415043">
                <text:p>24660.2259415043</text:p>
              </table:table-cell>
              <table:table-cell office:value-type="float" office:value="47449.4823214761">
                <text:p>47449.4823214761</text:p>
              </table:table-cell>
              <table:table-cell office:value-type="float" office:value="4744.9482321476">
                <text:p>4744.9482321476</text:p>
              </table:table-cell>
              <table:table-cell office:value-type="float" office:value="95255.0517678523">
                <text:p>95255.05176785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.12">
                <text:p>36.12</text:p>
              </table:table-cell>
              <table:table-cell office:value-type="float" office:value="22931.078022441">
                <text:p>22931.078022441</text:p>
              </table:table-cell>
              <table:table-cell office:value-type="float" office:value="24549.7042800613">
                <text:p>24549.7042800613</text:p>
              </table:table-cell>
              <table:table-cell office:value-type="float" office:value="47744.7433613614">
                <text:p>47744.7433613614</text:p>
              </table:table-cell>
              <table:table-cell office:value-type="float" office:value="4774.4743361361">
                <text:p>4774.4743361361</text:p>
              </table:table-cell>
              <table:table-cell office:value-type="float" office:value="95225.5256638638">
                <text:p>95225.52566386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6.24">
                <text:p>36.24</text:p>
              </table:table-cell>
              <table:table-cell office:value-type="float" office:value="22719.6861902617">
                <text:p>22719.6861902617</text:p>
              </table:table-cell>
              <table:table-cell office:value-type="float" office:value="24437.7771849813">
                <text:p>24437.7771849813</text:p>
              </table:table-cell>
              <table:table-cell office:value-type="float" office:value="48038.6696588698">
                <text:p>48038.6696588698</text:p>
              </table:table-cell>
              <table:table-cell office:value-type="float" office:value="4803.866965887">
                <text:p>4803.866965887</text:p>
              </table:table-cell>
              <table:table-cell office:value-type="float" office:value="95196.133034113">
                <text:p>95196.1330341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.36">
                <text:p>36.36</text:p>
              </table:table-cell>
              <table:table-cell office:value-type="float" office:value="22511.137627065">
                <text:p>22511.137627065</text:p>
              </table:table-cell>
              <table:table-cell office:value-type="float" office:value="24324.4932678612">
                <text:p>24324.4932678612</text:p>
              </table:table-cell>
              <table:table-cell office:value-type="float" office:value="48331.244640976">
                <text:p>48331.244640976</text:p>
              </table:table-cell>
              <table:table-cell office:value-type="float" office:value="4833.1244640976">
                <text:p>4833.1244640976</text:p>
              </table:table-cell>
              <table:table-cell office:value-type="float" office:value="95166.8755359024">
                <text:p>95166.87553590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.48">
                <text:p>36.48</text:p>
              </table:table-cell>
              <table:table-cell office:value-type="float" office:value="22305.4018207446">
                <text:p>22305.4018207446</text:p>
              </table:table-cell>
              <table:table-cell office:value-type="float" office:value="24209.900632792">
                <text:p>24209.900632792</text:p>
              </table:table-cell>
              <table:table-cell office:value-type="float" office:value="48622.4523149666">
                <text:p>48622.4523149666</text:p>
              </table:table-cell>
              <table:table-cell office:value-type="float" office:value="4862.2452314967">
                <text:p>4862.2452314967</text:p>
              </table:table-cell>
              <table:table-cell office:value-type="float" office:value="95137.7547685033">
                <text:p>95137.75476850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.6">
                <text:p>36.6</text:p>
              </table:table-cell>
              <table:table-cell office:value-type="float" office:value="22102.4481521699">
                <text:p>22102.4481521699</text:p>
              </table:table-cell>
              <table:table-cell office:value-type="float" office:value="24094.0468593583">
                <text:p>24094.0468593583</text:p>
              </table:table-cell>
              <table:table-cell office:value-type="float" office:value="48912.2772622469">
                <text:p>48912.2772622469</text:p>
              </table:table-cell>
              <table:table-cell office:value-type="float" office:value="4891.2277262247">
                <text:p>4891.2277262247</text:p>
              </table:table-cell>
              <table:table-cell office:value-type="float" office:value="95108.7722737753">
                <text:p>95108.77227377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.72">
                <text:p>36.72</text:p>
              </table:table-cell>
              <table:table-cell office:value-type="float" office:value="21902.2459180879">
                <text:p>21902.2459180879</text:p>
              </table:table-cell>
              <table:table-cell office:value-type="float" office:value="23976.9789867662">
                <text:p>23976.9789867662</text:p>
              </table:table-cell>
              <table:table-cell office:value-type="float" office:value="49200.7046319507">
                <text:p>49200.7046319507</text:p>
              </table:table-cell>
              <table:table-cell office:value-type="float" office:value="4920.0704631951">
                <text:p>4920.0704631951</text:p>
              </table:table-cell>
              <table:table-cell office:value-type="float" office:value="95079.929536805">
                <text:p>95079.92953680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.84">
                <text:p>36.84</text:p>
              </table:table-cell>
              <table:table-cell office:value-type="float" office:value="21704.7643531268">
                <text:p>21704.7643531268</text:p>
              </table:table-cell>
              <table:table-cell office:value-type="float" office:value="23858.7434990706">
                <text:p>23858.7434990706</text:p>
              </table:table-cell>
              <table:table-cell office:value-type="float" office:value="49487.7201343658">
                <text:p>49487.7201343658</text:p>
              </table:table-cell>
              <table:table-cell office:value-type="float" office:value="4948.7720134366">
                <text:p>4948.7720134366</text:p>
              </table:table-cell>
              <table:table-cell office:value-type="float" office:value="95051.2279865634">
                <text:p>95051.22798656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.96">
                <text:p>36.96</text:p>
              </table:table-cell>
              <table:table-cell office:value-type="float" office:value="21509.9726509171">
                <text:p>21509.9726509171</text:p>
              </table:table-cell>
              <table:table-cell office:value-type="float" office:value="23739.3863114745">
                <text:p>23739.3863114745</text:p>
              </table:table-cell>
              <table:table-cell office:value-type="float" office:value="49773.3100341892">
                <text:p>49773.3100341892</text:p>
              </table:table-cell>
              <table:table-cell office:value-type="float" office:value="4977.3310034189">
                <text:p>4977.3310034189</text:p>
              </table:table-cell>
              <table:table-cell office:value-type="float" office:value="95022.6689965811">
                <text:p>95022.66899658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7.08">
                <text:p>37.08</text:p>
              </table:table-cell>
              <table:table-cell office:value-type="float" office:value="21317.8399843443">
                <text:p>21317.8399843443</text:p>
              </table:table-cell>
              <table:table-cell office:value-type="float" office:value="23618.9527576698">
                <text:p>23618.9527576698</text:p>
              </table:table-cell>
              <table:table-cell office:value-type="float" office:value="50057.4611436234">
                <text:p>50057.4611436234</text:p>
              </table:table-cell>
              <table:table-cell office:value-type="float" office:value="5005.7461143623">
                <text:p>5005.7461143623</text:p>
              </table:table-cell>
              <table:table-cell office:value-type="float" office:value="94994.2538856377">
                <text:p>94994.25388563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7.2">
                <text:p>37.2</text:p>
              </table:table-cell>
              <table:table-cell office:value-type="float" office:value="21128.3355249493">
                <text:p>21128.3355249493</text:p>
              </table:table-cell>
              <table:table-cell office:value-type="float" office:value="23497.4875781901">
                <text:p>23497.4875781901</text:p>
              </table:table-cell>
              <table:table-cell office:value-type="float" office:value="50340.1608153277">
                <text:p>50340.1608153277</text:p>
              </table:table-cell>
              <table:table-cell office:value-type="float" office:value="5034.0160815328">
                <text:p>5034.0160815328</text:p>
              </table:table-cell>
              <table:table-cell office:value-type="float" office:value="94965.9839184672">
                <text:p>94965.98391846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.32">
                <text:p>37.32</text:p>
              </table:table-cell>
              <table:table-cell office:value-type="float" office:value="20941.4284614945">
                <text:p>20941.4284614945</text:p>
              </table:table-cell>
              <table:table-cell office:value-type="float" office:value="23375.0349097465">
                <text:p>23375.0349097465</text:p>
              </table:table-cell>
              <table:table-cell office:value-type="float" office:value="50621.3969352353">
                <text:p>50621.3969352353</text:p>
              </table:table-cell>
              <table:table-cell office:value-type="float" office:value="5062.1396935235">
                <text:p>5062.1396935235</text:p>
              </table:table-cell>
              <table:table-cell office:value-type="float" office:value="94937.8603064765">
                <text:p>94937.86030647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.44">
                <text:p>37.44</text:p>
              </table:table-cell>
              <table:table-cell office:value-type="float" office:value="20757.0880177113">
                <text:p>20757.0880177113</text:p>
              </table:table-cell>
              <table:table-cell office:value-type="float" office:value="23251.6382755155">
                <text:p>23251.6382755155</text:p>
              </table:table-cell>
              <table:table-cell office:value-type="float" office:value="50901.1579152482">
                <text:p>50901.1579152482</text:p>
              </table:table-cell>
              <table:table-cell office:value-type="float" office:value="5090.1157915248">
                <text:p>5090.1157915248</text:p>
              </table:table-cell>
              <table:table-cell office:value-type="float" office:value="94909.8842084752">
                <text:p>94909.88420847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.56">
                <text:p>37.56</text:p>
              </table:table-cell>
              <table:table-cell office:value-type="float" office:value="20575.2834692474">
                <text:p>20575.2834692474</text:p>
              </table:table-cell>
              <table:table-cell office:value-type="float" office:value="23127.3405763492">
                <text:p>23127.3405763492</text:p>
              </table:table-cell>
              <table:table-cell office:value-type="float" office:value="51179.432685821">
                <text:p>51179.432685821</text:p>
              </table:table-cell>
              <table:table-cell office:value-type="float" office:value="5117.9432685821">
                <text:p>5117.9432685821</text:p>
              </table:table-cell>
              <table:table-cell office:value-type="float" office:value="94882.0567314179">
                <text:p>94882.05673141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.68">
                <text:p>37.68</text:p>
              </table:table-cell>
              <table:table-cell office:value-type="float" office:value="20395.984159832">
                <text:p>20395.984159832</text:p>
              </table:table-cell>
              <table:table-cell office:value-type="float" office:value="23002.1840828785">
                <text:p>23002.1840828785</text:p>
              </table:table-cell>
              <table:table-cell office:value-type="float" office:value="51456.2106884448">
                <text:p>51456.2106884448</text:p>
              </table:table-cell>
              <table:table-cell office:value-type="float" office:value="5145.6210688445">
                <text:p>5145.6210688445</text:p>
              </table:table-cell>
              <table:table-cell office:value-type="float" office:value="94854.3789311555">
                <text:p>94854.37893115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.8">
                <text:p>37.8</text:p>
              </table:table-cell>
              <table:table-cell office:value-type="float" office:value="20219.1595166768">
                <text:p>20219.1595166768</text:p>
              </table:table-cell>
              <table:table-cell office:value-type="float" office:value="22876.2104284773">
                <text:p>22876.2104284773</text:p>
              </table:table-cell>
              <table:table-cell office:value-type="float" office:value="51731.4818680415">
                <text:p>51731.4818680415</text:p>
              </table:table-cell>
              <table:table-cell office:value-type="float" office:value="5173.1481868042">
                <text:p>5173.1481868042</text:p>
              </table:table-cell>
              <table:table-cell office:value-type="float" office:value="94826.8518131959">
                <text:p>94826.85181319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.92">
                <text:p>37.92</text:p>
              </table:table-cell>
              <table:table-cell office:value-type="float" office:value="20044.779065132">
                <text:p>20044.779065132</text:p>
              </table:table-cell>
              <table:table-cell office:value-type="float" office:value="22749.4606030612">
                <text:p>22749.4606030612</text:p>
              </table:table-cell>
              <table:table-cell office:value-type="float" office:value="52005.2366652787">
                <text:p>52005.2366652787</text:p>
              </table:table-cell>
              <table:table-cell office:value-type="float" office:value="5200.5236665279">
                <text:p>5200.5236665279</text:p>
              </table:table-cell>
              <table:table-cell office:value-type="float" office:value="94799.4763334721">
                <text:p>94799.47633347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8.04">
                <text:p>38.04</text:p>
              </table:table-cell>
              <table:table-cell office:value-type="float" office:value="19872.8124426166">
                <text:p>19872.8124426166</text:p>
              </table:table-cell>
              <table:table-cell office:value-type="float" office:value="22621.9749476869">
                <text:p>22621.9749476869</text:p>
              </table:table-cell>
              <table:table-cell office:value-type="float" office:value="52277.4660088148">
                <text:p>52277.4660088148</text:p>
              </table:table-cell>
              <table:table-cell office:value-type="float" office:value="5227.7466008815">
                <text:p>5227.7466008815</text:p>
              </table:table-cell>
              <table:table-cell office:value-type="float" office:value="94772.2533991185">
                <text:p>94772.25339911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8.16">
                <text:p>38.16</text:p>
              </table:table-cell>
              <table:table-cell office:value-type="float" office:value="19703.2294118401">
                <text:p>19703.2294118401</text:p>
              </table:table-cell>
              <table:table-cell office:value-type="float" office:value="22493.7931499267">
                <text:p>22493.7931499267</text:p>
              </table:table-cell>
              <table:table-cell office:value-type="float" office:value="52548.1613074845">
                <text:p>52548.1613074845</text:p>
              </table:table-cell>
              <table:table-cell office:value-type="float" office:value="5254.8161307485">
                <text:p>5254.8161307485</text:p>
              </table:table-cell>
              <table:table-cell office:value-type="float" office:value="94745.1838692516">
                <text:p>94745.18386925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.28">
                <text:p>38.28</text:p>
              </table:table-cell>
              <table:table-cell office:value-type="float" office:value="19535.9998733376">
                <text:p>19535.9998733376</text:p>
              </table:table-cell>
              <table:table-cell office:value-type="float" office:value="22364.9542399863">
                <text:p>22364.9542399863</text:p>
              </table:table-cell>
              <table:table-cell office:value-type="float" office:value="52817.3144424327">
                <text:p>52817.3144424327</text:p>
              </table:table-cell>
              <table:table-cell office:value-type="float" office:value="5281.7314442433">
                <text:p>5281.7314442433</text:p>
              </table:table-cell>
              <table:table-cell office:value-type="float" office:value="94718.2685557567">
                <text:p>94718.26855575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.4">
                <text:p>38.4</text:p>
              </table:table-cell>
              <table:table-cell office:value-type="float" office:value="19371.0938773348">
                <text:p>19371.0938773348</text:p>
              </table:table-cell>
              <table:table-cell office:value-type="float" office:value="22235.4965875381">
                <text:p>22235.4965875381</text:p>
              </table:table-cell>
              <table:table-cell office:value-type="float" office:value="53084.9177592062">
                <text:p>53084.9177592062</text:p>
              </table:table-cell>
              <table:table-cell office:value-type="float" office:value="5308.4917759206">
                <text:p>5308.4917759206</text:p>
              </table:table-cell>
              <table:table-cell office:value-type="float" office:value="94691.5082240794">
                <text:p>94691.508224079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.52">
                <text:p>38.52</text:p>
              </table:table-cell>
              <table:table-cell office:value-type="float" office:value="19208.4816349642">
                <text:p>19208.4816349642</text:p>
              </table:table-cell>
              <table:table-cell office:value-type="float" office:value="22105.4578992419">
                <text:p>22105.4578992419</text:p>
              </table:table-cell>
              <table:table-cell office:value-type="float" office:value="53350.9640598124">
                <text:p>53350.9640598124</text:p>
              </table:table-cell>
              <table:table-cell office:value-type="float" office:value="5335.0964059812">
                <text:p>5335.0964059812</text:p>
              </table:table-cell>
              <table:table-cell office:value-type="float" office:value="94664.9035940187">
                <text:p>94664.90359401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.64">
                <text:p>38.64</text:p>
              </table:table-cell>
              <table:table-cell office:value-type="float" office:value="19048.1335288501">
                <text:p>19048.1335288501</text:p>
              </table:table-cell>
              <table:table-cell office:value-type="float" office:value="21974.8752169237">
                <text:p>21974.8752169237</text:p>
              </table:table-cell>
              <table:table-cell office:value-type="float" office:value="53615.4465947509">
                <text:p>53615.4465947509</text:p>
              </table:table-cell>
              <table:table-cell office:value-type="float" office:value="5361.5446594751">
                <text:p>5361.5446594751</text:p>
              </table:table-cell>
              <table:table-cell office:value-type="float" office:value="94638.4553405249">
                <text:p>94638.45534052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.76">
                <text:p>38.76</text:p>
              </table:table-cell>
              <table:table-cell office:value-type="float" office:value="18890.0201230828">
                <text:p>18890.0201230828</text:p>
              </table:table-cell>
              <table:table-cell office:value-type="float" office:value="21843.7849163863">
                <text:p>21843.7849163863</text:p>
              </table:table-cell>
              <table:table-cell office:value-type="float" office:value="53878.3590550279">
                <text:p>53878.3590550279</text:p>
              </table:table-cell>
              <table:table-cell office:value-type="float" office:value="5387.8359055028">
                <text:p>5387.8359055028</text:p>
              </table:table-cell>
              <table:table-cell office:value-type="float" office:value="94612.1640944972">
                <text:p>94612.16409449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.88">
                <text:p>38.88</text:p>
              </table:table-cell>
              <table:table-cell office:value-type="float" office:value="18734.1121725996">
                <text:p>18734.1121725996</text:p>
              </table:table-cell>
              <table:table-cell office:value-type="float" office:value="21712.222706824">
                <text:p>21712.222706824</text:p>
              </table:table-cell>
              <table:table-cell office:value-type="float" office:value="54139.6955641601">
                <text:p>54139.6955641601</text:p>
              </table:table-cell>
              <table:table-cell office:value-type="float" office:value="5413.969556416">
                <text:p>5413.969556416</text:p>
              </table:table-cell>
              <table:table-cell office:value-type="float" office:value="94586.030443584">
                <text:p>94586.0304435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9">
                <text:p>39</text:p>
              </table:table-cell>
              <table:table-cell office:value-type="float" office:value="18580.3806319936">
                <text:p>18580.3806319936</text:p>
              </table:table-cell>
              <table:table-cell office:value-type="float" office:value="21580.2236308144">
                <text:p>21580.2236308144</text:p>
              </table:table-cell>
              <table:table-cell office:value-type="float" office:value="54399.4506701744">
                <text:p>54399.4506701744</text:p>
              </table:table-cell>
              <table:table-cell office:value-type="float" office:value="5439.9450670174">
                <text:p>5439.9450670174</text:p>
              </table:table-cell>
              <table:table-cell office:value-type="float" office:value="94560.0549329826">
                <text:p>94560.05493298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.12">
                <text:p>39.12</text:p>
              </table:table-cell>
              <table:table-cell office:value-type="float" office:value="18428.796663766">
                <text:p>18428.796663766</text:p>
              </table:table-cell>
              <table:table-cell office:value-type="float" office:value="21447.8220648613">
                <text:p>21447.8220648613</text:p>
              </table:table-cell>
              <table:table-cell office:value-type="float" office:value="54657.6193376113">
                <text:p>54657.6193376113</text:p>
              </table:table-cell>
              <table:table-cell office:value-type="float" office:value="5465.7619337611">
                <text:p>5465.7619337611</text:p>
              </table:table-cell>
              <table:table-cell office:value-type="float" office:value="94534.2380662389">
                <text:p>94534.23806623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.24">
                <text:p>39.24</text:p>
              </table:table-cell>
              <table:table-cell office:value-type="float" office:value="18279.3316460436">
                <text:p>18279.3316460436</text:p>
              </table:table-cell>
              <table:table-cell office:value-type="float" office:value="21315.0517204641">
                <text:p>21315.0517204641</text:p>
              </table:table-cell>
              <table:table-cell office:value-type="float" office:value="54914.1969395382">
                <text:p>54914.1969395382</text:p>
              </table:table-cell>
              <table:table-cell office:value-type="float" office:value="5491.4196939538">
                <text:p>5491.4196939538</text:p>
              </table:table-cell>
              <table:table-cell office:value-type="float" office:value="94508.5803060462">
                <text:p>94508.580306046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.36">
                <text:p>39.36</text:p>
              </table:table-cell>
              <table:table-cell office:value-type="float" office:value="18131.9571797774">
                <text:p>18131.9571797774</text:p>
              </table:table-cell>
              <table:table-cell office:value-type="float" office:value="21181.9456456867">
                <text:p>21181.9456456867</text:p>
              </table:table-cell>
              <table:table-cell office:value-type="float" office:value="55169.1792495779">
                <text:p>55169.1792495779</text:p>
              </table:table-cell>
              <table:table-cell office:value-type="float" office:value="5516.9179249578">
                <text:p>5516.9179249578</text:p>
              </table:table-cell>
              <table:table-cell office:value-type="float" office:value="94483.0820750422">
                <text:p>94483.08207504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.48">
                <text:p>39.48</text:p>
              </table:table-cell>
              <table:table-cell office:value-type="float" office:value="17986.6450954413">
                <text:p>17986.6450954413</text:p>
              </table:table-cell>
              <table:table-cell office:value-type="float" office:value="21048.5362272032">
                <text:p>21048.5362272032</text:p>
              </table:table-cell>
              <table:table-cell office:value-type="float" office:value="55422.5624339593">
                <text:p>55422.5624339593</text:p>
              </table:table-cell>
              <table:table-cell office:value-type="float" office:value="5542.2562433959">
                <text:p>5542.2562433959</text:p>
              </table:table-cell>
              <table:table-cell office:value-type="float" office:value="94457.743756604">
                <text:p>94457.7437566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.6">
                <text:p>39.6</text:p>
              </table:table-cell>
              <table:table-cell office:value-type="float" office:value="17843.3674592491">
                <text:p>17843.3674592491</text:p>
              </table:table-cell>
              <table:table-cell office:value-type="float" office:value="20914.8551927959">
                <text:p>20914.8551927959</text:p>
              </table:table-cell>
              <table:table-cell office:value-type="float" office:value="55674.3430435953">
                <text:p>55674.3430435953</text:p>
              </table:table-cell>
              <table:table-cell office:value-type="float" office:value="5567.4343043595">
                <text:p>5567.4343043595</text:p>
              </table:table-cell>
              <table:table-cell office:value-type="float" office:value="94432.5656956404">
                <text:p>94432.56569564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.72">
                <text:p>39.72</text:p>
              </table:table-cell>
              <table:table-cell office:value-type="float" office:value="17702.0965789059">
                <text:p>17702.0965789059</text:p>
              </table:table-cell>
              <table:table-cell office:value-type="float" office:value="20780.9336142814">
                <text:p>20780.9336142814</text:p>
              </table:table-cell>
              <table:table-cell office:value-type="float" office:value="55924.5180061931">
                <text:p>55924.5180061931</text:p>
              </table:table-cell>
              <table:table-cell office:value-type="float" office:value="5592.4518006193">
                <text:p>5592.4518006193</text:p>
              </table:table-cell>
              <table:table-cell office:value-type="float" office:value="94407.5481993806">
                <text:p>94407.54819938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.84">
                <text:p>39.84</text:p>
              </table:table-cell>
              <table:table-cell office:value-type="float" office:value="17562.8050089131">
                <text:p>17562.8050089131</text:p>
              </table:table-cell>
              <table:table-cell office:value-type="float" office:value="20646.8019108439">
                <text:p>20646.8019108439</text:p>
              </table:table-cell>
              <table:table-cell office:value-type="float" office:value="56173.0846184025">
                <text:p>56173.0846184025</text:p>
              </table:table-cell>
              <table:table-cell office:value-type="float" office:value="5617.3084618403">
                <text:p>5617.3084618403</text:p>
              </table:table-cell>
              <table:table-cell office:value-type="float" office:value="94382.6915381597">
                <text:p>94382.69153815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.96">
                <text:p>39.96</text:p>
              </table:table-cell>
              <table:table-cell office:value-type="float" office:value="17425.4655554416">
                <text:p>17425.4655554416</text:p>
              </table:table-cell>
              <table:table-cell office:value-type="float" office:value="20512.4898527518">
                <text:p>20512.4898527518</text:p>
              </table:table-cell>
              <table:table-cell office:value-type="float" office:value="56420.0405380058">
                <text:p>56420.0405380058</text:p>
              </table:table-cell>
              <table:table-cell office:value-type="float" office:value="5642.0040538006">
                <text:p>5642.0040538006</text:p>
              </table:table-cell>
              <table:table-cell office:value-type="float" office:value="94357.9959461994">
                <text:p>94357.99594619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.08">
                <text:p>40.08</text:p>
              </table:table-cell>
              <table:table-cell office:value-type="float" office:value="17290.0512807914">
                <text:p>17290.0512807914</text:p>
              </table:table-cell>
              <table:table-cell office:value-type="float" office:value="20378.0265654375">
                <text:p>20378.0265654375</text:p>
              </table:table-cell>
              <table:table-cell office:value-type="float" office:value="56665.3837761554">
                <text:p>56665.3837761554</text:p>
              </table:table-cell>
              <table:table-cell office:value-type="float" office:value="5666.5383776155">
                <text:p>5666.5383776155</text:p>
              </table:table-cell>
              <table:table-cell office:value-type="float" office:value="94333.4616223844">
                <text:p>94333.46162238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.2">
                <text:p>40.2</text:p>
              </table:table-cell>
              <table:table-cell office:value-type="float" office:value="17156.5355074537">
                <text:p>17156.5355074537</text:p>
              </table:table-cell>
              <table:table-cell office:value-type="float" office:value="20243.4405339184">
                <text:p>20243.4405339184</text:p>
              </table:table-cell>
              <table:table-cell office:value-type="float" office:value="56909.1126896615">
                <text:p>56909.1126896615</text:p>
              </table:table-cell>
              <table:table-cell office:value-type="float" office:value="5690.9112689662">
                <text:p>5690.9112689662</text:p>
              </table:table-cell>
              <table:table-cell office:value-type="float" office:value="94309.0887310338">
                <text:p>94309.08873103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.32">
                <text:p>40.32</text:p>
              </table:table-cell>
              <table:table-cell office:value-type="float" office:value="17024.8918217905">
                <text:p>17024.8918217905</text:p>
              </table:table-cell>
              <table:table-cell office:value-type="float" office:value="20108.7596075401">
                <text:p>20108.7596075401</text:p>
              </table:table-cell>
              <table:table-cell office:value-type="float" office:value="57151.2259733357">
                <text:p>57151.2259733357</text:p>
              </table:table-cell>
              <table:table-cell office:value-type="float" office:value="5715.1225973336">
                <text:p>5715.1225973336</text:p>
              </table:table-cell>
              <table:table-cell office:value-type="float" office:value="94284.8774026664">
                <text:p>94284.87740266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.44">
                <text:p>40.44</text:p>
              </table:table-cell>
              <table:table-cell office:value-type="float" office:value="16895.0940773473">
                <text:p>16895.0940773473</text:p>
              </table:table-cell>
              <table:table-cell office:value-type="float" office:value="19974.0110050207">
                <text:p>19974.0110050207</text:p>
              </table:table-cell>
              <table:table-cell office:value-type="float" office:value="57391.7226523925">
                <text:p>57391.7226523925</text:p>
              </table:table-cell>
              <table:table-cell office:value-type="float" office:value="5739.1722652393">
                <text:p>5739.1722652393</text:p>
              </table:table-cell>
              <table:table-cell office:value-type="float" office:value="94260.8277347607">
                <text:p>94260.82773476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.56">
                <text:p>40.56</text:p>
              </table:table-cell>
              <table:table-cell office:value-type="float" office:value="16767.1163978158">
                <text:p>16767.1163978158</text:p>
              </table:table-cell>
              <table:table-cell office:value-type="float" office:value="19839.2213197788">
                <text:p>19839.2213197788</text:p>
              </table:table-cell>
              <table:table-cell office:value-type="float" office:value="57630.6020749137">
                <text:p>57630.6020749137</text:p>
              </table:table-cell>
              <table:table-cell office:value-type="float" office:value="5763.0602074914">
                <text:p>5763.0602074914</text:p>
              </table:table-cell>
              <table:table-cell office:value-type="float" office:value="94236.9397925086">
                <text:p>94236.93979250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.68">
                <text:p>40.68</text:p>
              </table:table-cell>
              <table:table-cell office:value-type="float" office:value="16640.9331796584">
                <text:p>16640.9331796584</text:p>
              </table:table-cell>
              <table:table-cell office:value-type="float" office:value="19704.4165255254">
                <text:p>19704.4165255254</text:p>
              </table:table-cell>
              <table:table-cell office:value-type="float" office:value="57867.8639043782">
                <text:p>57867.8639043782</text:p>
              </table:table-cell>
              <table:table-cell office:value-type="float" office:value="5786.7863904378">
                <text:p>5786.7863904378</text:p>
              </table:table-cell>
              <table:table-cell office:value-type="float" office:value="94213.2136095621">
                <text:p>94213.21360956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.8">
                <text:p>40.8</text:p>
              </table:table-cell>
              <table:table-cell office:value-type="float" office:value="16516.5190944114">
                <text:p>16516.5190944114</text:p>
              </table:table-cell>
              <table:table-cell office:value-type="float" office:value="19569.6219821024">
                <text:p>19569.6219821024</text:p>
              </table:table-cell>
              <table:table-cell office:value-type="float" office:value="58103.5081122599">
                <text:p>58103.5081122599</text:p>
              </table:table-cell>
              <table:table-cell office:value-type="float" office:value="5810.350811226">
                <text:p>5810.350811226</text:p>
              </table:table-cell>
              <table:table-cell office:value-type="float" office:value="94189.649188774">
                <text:p>94189.64918877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.92">
                <text:p>40.92</text:p>
              </table:table-cell>
              <table:table-cell office:value-type="float" office:value="16393.8490906805">
                <text:p>16393.8490906805</text:p>
              </table:table-cell>
              <table:table-cell office:value-type="float" office:value="19434.8624415516">
                <text:p>19434.8624415516</text:p>
              </table:table-cell>
              <table:table-cell office:value-type="float" office:value="58337.5349706979">
                <text:p>58337.5349706979</text:p>
              </table:table-cell>
              <table:table-cell office:value-type="float" office:value="5833.7534970698">
                <text:p>5833.7534970698</text:p>
              </table:table-cell>
              <table:table-cell office:value-type="float" office:value="94166.2465029302">
                <text:p>94166.24650293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1.04">
                <text:p>41.04</text:p>
              </table:table-cell>
              <table:table-cell office:value-type="float" office:value="16272.8983958405">
                <text:p>16272.8983958405</text:p>
              </table:table-cell>
              <table:table-cell office:value-type="float" office:value="19300.1620543953">
                <text:p>19300.1620543953</text:p>
              </table:table-cell>
              <table:table-cell office:value-type="float" office:value="58569.94504524">
                <text:p>58569.94504524</text:p>
              </table:table-cell>
              <table:table-cell office:value-type="float" office:value="5856.994504524">
                <text:p>5856.994504524</text:p>
              </table:table-cell>
              <table:table-cell office:value-type="float" office:value="94143.005495476">
                <text:p>94143.0054954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.16">
                <text:p>41.16</text:p>
              </table:table-cell>
              <table:table-cell office:value-type="float" office:value="16153.6425174551">
                <text:p>16153.6425174551</text:p>
              </table:table-cell>
              <table:table-cell office:value-type="float" office:value="19165.5443761148">
                <text:p>19165.5443761148</text:p>
              </table:table-cell>
              <table:table-cell office:value-type="float" office:value="58800.7391876635">
                <text:p>58800.7391876635</text:p>
              </table:table-cell>
              <table:table-cell office:value-type="float" office:value="5880.0739187664">
                <text:p>5880.0739187664</text:p>
              </table:table-cell>
              <table:table-cell office:value-type="float" office:value="94119.9260812336">
                <text:p>94119.92608123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.28">
                <text:p>41.28</text:p>
              </table:table-cell>
              <table:table-cell office:value-type="float" office:value="16036.057244428">
                <text:p>16036.057244428</text:p>
              </table:table-cell>
              <table:table-cell office:value-type="float" office:value="19031.0323738101">
                <text:p>19031.0323738101</text:p>
              </table:table-cell>
              <table:table-cell office:value-type="float" office:value="59029.9185288742">
                <text:p>59029.9185288742</text:p>
              </table:table-cell>
              <table:table-cell office:value-type="float" office:value="5902.9918528874">
                <text:p>5902.9918528874</text:p>
              </table:table-cell>
              <table:table-cell office:value-type="float" office:value="94097.0081471125">
                <text:p>94097.00814711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.4">
                <text:p>41.4</text:p>
              </table:table-cell>
              <table:table-cell office:value-type="float" office:value="15920.1186478979">
                <text:p>15920.1186478979</text:p>
              </table:table-cell>
              <table:table-cell office:value-type="float" office:value="18896.6484330265">
                <text:p>18896.6484330265</text:p>
              </table:table-cell>
              <table:table-cell office:value-type="float" office:value="59257.4844718867">
                <text:p>59257.4844718867</text:p>
              </table:table-cell>
              <table:table-cell office:value-type="float" office:value="5925.7484471887">
                <text:p>5925.7484471887</text:p>
              </table:table-cell>
              <table:table-cell office:value-type="float" office:value="94074.2515528113">
                <text:p>94074.25155281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.52">
                <text:p>41.52</text:p>
              </table:table-cell>
              <table:table-cell office:value-type="float" office:value="15805.8030818905">
                <text:p>15805.8030818905</text:p>
              </table:table-cell>
              <table:table-cell office:value-type="float" office:value="18762.414364733">
                <text:p>18762.414364733</text:p>
              </table:table-cell>
              <table:table-cell office:value-type="float" office:value="59483.4386848875">
                <text:p>59483.4386848875</text:p>
              </table:table-cell>
              <table:table-cell office:value-type="float" office:value="5948.3438684888">
                <text:p>5948.3438684888</text:p>
              </table:table-cell>
              <table:table-cell office:value-type="float" office:value="94051.6561315112">
                <text:p>94051.65613151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.64">
                <text:p>41.64</text:p>
              </table:table-cell>
              <table:table-cell office:value-type="float" office:value="15693.0871837382">
                <text:p>15693.0871837382</text:p>
              </table:table-cell>
              <table:table-cell office:value-type="float" office:value="18628.3514124404">
                <text:p>18628.3514124404</text:p>
              </table:table-cell>
              <table:table-cell office:value-type="float" office:value="59707.7830943828">
                <text:p>59707.7830943828</text:p>
              </table:table-cell>
              <table:table-cell office:value-type="float" office:value="5970.7783094383">
                <text:p>5970.7783094383</text:p>
              </table:table-cell>
              <table:table-cell office:value-type="float" office:value="94029.2216905617">
                <text:p>94029.22169056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.76">
                <text:p>41.76</text:p>
              </table:table-cell>
              <table:table-cell office:value-type="float" office:value="15581.9478742804">
                <text:p>15581.9478742804</text:p>
              </table:table-cell>
              <table:table-cell office:value-type="float" office:value="18494.4802594441">
                <text:p>18494.4802594441</text:p>
              </table:table-cell>
              <table:table-cell office:value-type="float" office:value="59930.5198784321">
                <text:p>59930.5198784321</text:p>
              </table:table-cell>
              <table:table-cell office:value-type="float" office:value="5993.0519878432">
                <text:p>5993.0519878432</text:p>
              </table:table-cell>
              <table:table-cell office:value-type="float" office:value="94006.9480121568">
                <text:p>94006.94801215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.88">
                <text:p>41.88</text:p>
              </table:table-cell>
              <table:table-cell office:value-type="float" office:value="15472.362357853">
                <text:p>15472.362357853</text:p>
              </table:table-cell>
              <table:table-cell office:value-type="float" office:value="18360.8210361803">
                <text:p>18360.8210361803</text:p>
              </table:table-cell>
              <table:table-cell office:value-type="float" office:value="60151.6514599695">
                <text:p>60151.6514599695</text:p>
              </table:table-cell>
              <table:table-cell office:value-type="float" office:value="6015.165145997">
                <text:p>6015.165145997</text:p>
              </table:table-cell>
              <table:table-cell office:value-type="float" office:value="93984.834854003">
                <text:p>93984.8348540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">
                <text:p>42</text:p>
              </table:table-cell>
              <table:table-cell office:value-type="float" office:value="15364.3081220808">
                <text:p>15364.3081220808</text:p>
              </table:table-cell>
              <table:table-cell office:value-type="float" office:value="18227.3933276827">
                <text:p>18227.3933276827</text:p>
              </table:table-cell>
              <table:table-cell office:value-type="float" office:value="60371.1805002148">
                <text:p>60371.1805002148</text:p>
              </table:table-cell>
              <table:table-cell office:value-type="float" office:value="6037.1180500215">
                <text:p>6037.1180500215</text:p>
              </table:table-cell>
              <table:table-cell office:value-type="float" office:value="93962.8819499785">
                <text:p>93962.881949978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2.12">
                <text:p>42.12</text:p>
              </table:table-cell>
              <table:table-cell office:value-type="float" office:value="15257.7629374811">
                <text:p>15257.7629374811</text:p>
              </table:table-cell>
              <table:table-cell office:value-type="float" office:value="18094.2161811286">
                <text:p>18094.2161811286</text:p>
              </table:table-cell>
              <table:table-cell office:value-type="float" office:value="60589.1098921727">
                <text:p>60589.1098921727</text:p>
              </table:table-cell>
              <table:table-cell office:value-type="float" office:value="6058.9109892173">
                <text:p>6058.9109892173</text:p>
              </table:table-cell>
              <table:table-cell office:value-type="float" office:value="93941.0890107827">
                <text:p>93941.08901078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2.24">
                <text:p>42.24</text:p>
              </table:table-cell>
              <table:table-cell office:value-type="float" office:value="15152.7048568887">
                <text:p>15152.7048568887</text:p>
              </table:table-cell>
              <table:table-cell office:value-type="float" office:value="17961.3081134631">
                <text:p>17961.3081134631</text:p>
              </table:table-cell>
              <table:table-cell office:value-type="float" office:value="60805.4427542253">
                <text:p>60805.4427542253</text:p>
              </table:table-cell>
              <table:table-cell office:value-type="float" office:value="6080.5442754225">
                <text:p>6080.5442754225</text:p>
              </table:table-cell>
              <table:table-cell office:value-type="float" office:value="93919.4557245774">
                <text:p>93919.45572457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2.36">
                <text:p>42.36</text:p>
              </table:table-cell>
              <table:table-cell office:value-type="float" office:value="15049.1122147131">
                <text:p>15049.1122147131</text:p>
              </table:table-cell>
              <table:table-cell office:value-type="float" office:value="17828.6871190904">
                <text:p>17828.6871190904</text:p>
              </table:table-cell>
              <table:table-cell office:value-type="float" office:value="61020.1824238148">
                <text:p>61020.1824238148</text:p>
              </table:table-cell>
              <table:table-cell office:value-type="float" office:value="6102.0182423815">
                <text:p>6102.0182423815</text:p>
              </table:table-cell>
              <table:table-cell office:value-type="float" office:value="93897.9817576184">
                <text:p>93897.98175761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.48">
                <text:p>42.48</text:p>
              </table:table-cell>
              <table:table-cell office:value-type="float" office:value="14946.9636260355">
                <text:p>14946.9636260355</text:p>
              </table:table-cell>
              <table:table-cell office:value-type="float" office:value="17696.370677623">
                <text:p>17696.370677623</text:p>
              </table:table-cell>
              <table:table-cell office:value-type="float" office:value="61233.3324512194">
                <text:p>61233.3324512194</text:p>
              </table:table-cell>
              <table:table-cell office:value-type="float" office:value="6123.333245122">
                <text:p>6123.333245122</text:p>
              </table:table-cell>
              <table:table-cell office:value-type="float" office:value="93876.666754878">
                <text:p>93876.66675487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.6">
                <text:p>42.6</text:p>
              </table:table-cell>
              <table:table-cell office:value-type="float" office:value="14846.2379855568">
                <text:p>14846.2379855568</text:p>
              </table:table-cell>
              <table:table-cell office:value-type="float" office:value="17564.3757616778">
                <text:p>17564.3757616778</text:p>
              </table:table-cell>
              <table:table-cell office:value-type="float" office:value="61444.8965934228">
                <text:p>61444.8965934228</text:p>
              </table:table-cell>
              <table:table-cell office:value-type="float" office:value="6144.4896593423">
                <text:p>6144.4896593423</text:p>
              </table:table-cell>
              <table:table-cell office:value-type="float" office:value="93855.5103406576">
                <text:p>93855.51034065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.72">
                <text:p>42.72</text:p>
              </table:table-cell>
              <table:table-cell office:value-type="float" office:value="14746.914466403">
                <text:p>14746.914466403</text:p>
              </table:table-cell>
              <table:table-cell office:value-type="float" office:value="17432.7188447117">
                <text:p>17432.7188447117</text:p>
              </table:table-cell>
              <table:table-cell office:value-type="float" office:value="61654.8788080773">
                <text:p>61654.8788080773</text:p>
              </table:table-cell>
              <table:table-cell office:value-type="float" office:value="6165.4878808077">
                <text:p>6165.4878808077</text:p>
              </table:table-cell>
              <table:table-cell office:value-type="float" office:value="93834.5121191922">
                <text:p>93834.51211919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.84">
                <text:p>42.84</text:p>
              </table:table-cell>
              <table:table-cell office:value-type="float" office:value="14648.9725187974">
                <text:p>14648.9725187974</text:p>
              </table:table-cell>
              <table:table-cell office:value-type="float" office:value="17301.4159088857">
                <text:p>17301.4159088857</text:p>
              </table:table-cell>
              <table:table-cell office:value-type="float" office:value="61863.2832475606">
                <text:p>61863.2832475606</text:p>
              </table:table-cell>
              <table:table-cell office:value-type="float" office:value="6186.3283247561">
                <text:p>6186.3283247561</text:p>
              </table:table-cell>
              <table:table-cell office:value-type="float" office:value="93813.6716752439">
                <text:p>93813.67167524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.96">
                <text:p>42.96</text:p>
              </table:table-cell>
              <table:table-cell office:value-type="float" office:value="14552.3918686083">
                <text:p>14552.3918686083</text:p>
              </table:table-cell>
              <table:table-cell office:value-type="float" office:value="17170.4824529507">
                <text:p>17170.4824529507</text:p>
              </table:table-cell>
              <table:table-cell office:value-type="float" office:value="62070.1142531279">
                <text:p>62070.1142531279</text:p>
              </table:table-cell>
              <table:table-cell office:value-type="float" office:value="6207.0114253128">
                <text:p>6207.0114253128</text:p>
              </table:table-cell>
              <table:table-cell office:value-type="float" office:value="93792.9885746871">
                <text:p>93792.98857468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3.08">
                <text:p>43.08</text:p>
              </table:table-cell>
              <table:table-cell office:value-type="float" office:value="14457.1525157783">
                <text:p>14457.1525157783</text:p>
              </table:table-cell>
              <table:table-cell office:value-type="float" office:value="17039.933500147">
                <text:p>17039.933500147</text:p>
              </table:table-cell>
              <table:table-cell office:value-type="float" office:value="62275.3763491585">
                <text:p>62275.3763491585</text:p>
              </table:table-cell>
              <table:table-cell office:value-type="float" office:value="6227.5376349159">
                <text:p>6227.5376349159</text:p>
              </table:table-cell>
              <table:table-cell office:value-type="float" office:value="93772.4623650841">
                <text:p>93772.46236508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3.2">
                <text:p>43.2</text:p>
              </table:table-cell>
              <table:table-cell office:value-type="float" office:value="14363.2347326445">
                <text:p>14363.2347326445</text:p>
              </table:table-cell>
              <table:table-cell office:value-type="float" office:value="16909.7836061089">
                <text:p>16909.7836061089</text:p>
              </table:table-cell>
              <table:table-cell office:value-type="float" office:value="62479.0742374967">
                <text:p>62479.0742374967</text:p>
              </table:table-cell>
              <table:table-cell office:value-type="float" office:value="6247.9074237497">
                <text:p>6247.9074237497</text:p>
              </table:table-cell>
              <table:table-cell office:value-type="float" office:value="93752.0925762502">
                <text:p>93752.09257625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3.32">
                <text:p>43.32</text:p>
              </table:table-cell>
              <table:table-cell office:value-type="float" office:value="14270.6190621546">
                <text:p>14270.6190621546</text:p>
              </table:table-cell>
              <table:table-cell office:value-type="float" office:value="16780.0468667682">
                <text:p>16780.0468667682</text:p>
              </table:table-cell>
              <table:table-cell office:value-type="float" office:value="62681.2127918881">
                <text:p>62681.2127918881</text:p>
              </table:table-cell>
              <table:table-cell office:value-type="float" office:value="6268.1212791888">
                <text:p>6268.1212791888</text:p>
              </table:table-cell>
              <table:table-cell office:value-type="float" office:value="93731.8787208111">
                <text:p>93731.87872081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.44">
                <text:p>43.44</text:p>
              </table:table-cell>
              <table:table-cell office:value-type="float" office:value="14179.2863159884">
                <text:p>14179.2863159884</text:p>
              </table:table-cell>
              <table:table-cell office:value-type="float" office:value="16650.7369262497">
                <text:p>16650.7369262497</text:p>
              </table:table-cell>
              <table:table-cell office:value-type="float" office:value="62881.7970525106">
                <text:p>62881.7970525106</text:p>
              </table:table-cell>
              <table:table-cell office:value-type="float" office:value="6288.1797052511">
                <text:p>6288.1797052511</text:p>
              </table:table-cell>
              <table:table-cell office:value-type="float" office:value="93711.8202947488">
                <text:p>93711.82029474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.56">
                <text:p>43.56</text:p>
              </table:table-cell>
              <table:table-cell office:value-type="float" office:value="14089.2175725883">
                <text:p>14089.2175725883</text:p>
              </table:table-cell>
              <table:table-cell office:value-type="float" office:value="16521.8669847513">
                <text:p>16521.8669847513</text:p>
              </table:table-cell>
              <table:table-cell office:value-type="float" office:value="63080.8322206001">
                <text:p>63080.8322206001</text:p>
              </table:table-cell>
              <table:table-cell office:value-type="float" office:value="6308.08322206">
                <text:p>6308.08322206</text:p>
              </table:table-cell>
              <table:table-cell office:value-type="float" office:value="93691.9167779399">
                <text:p>93691.91677793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.68">
                <text:p>43.68</text:p>
              </table:table-cell>
              <table:table-cell office:value-type="float" office:value="14000.3941751076">
                <text:p>14000.3941751076</text:p>
              </table:table-cell>
              <table:table-cell office:value-type="float" office:value="16393.4498064047">
                <text:p>16393.4498064047</text:p>
              </table:table-cell>
              <table:table-cell office:value-type="float" office:value="63278.3236531705">
                <text:p>63278.3236531705</text:p>
              </table:table-cell>
              <table:table-cell office:value-type="float" office:value="6327.8323653171">
                <text:p>6327.8323653171</text:p>
              </table:table-cell>
              <table:table-cell office:value-type="float" office:value="93672.1676346829">
                <text:p>93672.167634682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.8">
                <text:p>43.8</text:p>
              </table:table-cell>
              <table:table-cell office:value-type="float" office:value="13912.7977292813">
                <text:p>13912.7977292813</text:p>
              </table:table-cell>
              <table:table-cell office:value-type="float" office:value="16265.497727108">
                <text:p>16265.497727108</text:p>
              </table:table-cell>
              <table:table-cell office:value-type="float" office:value="63474.2768578277">
                <text:p>63474.2768578277</text:p>
              </table:table-cell>
              <table:table-cell office:value-type="float" office:value="6347.4276857828">
                <text:p>6347.4276857828</text:p>
              </table:table-cell>
              <table:table-cell office:value-type="float" office:value="93652.5723142172">
                <text:p>93652.572314217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.92">
                <text:p>43.92</text:p>
              </table:table-cell>
              <table:table-cell office:value-type="float" office:value="13826.410101226">
                <text:p>13826.410101226</text:p>
              </table:table-cell>
              <table:table-cell office:value-type="float" office:value="16138.0226623279">
                <text:p>16138.0226623279</text:p>
              </table:table-cell>
              <table:table-cell office:value-type="float" office:value="63668.6974876781">
                <text:p>63668.6974876781</text:p>
              </table:table-cell>
              <table:table-cell office:value-type="float" office:value="6366.8697487678">
                <text:p>6366.8697487678</text:p>
              </table:table-cell>
              <table:table-cell office:value-type="float" office:value="93633.1302512321">
                <text:p>93633.130251232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4.04">
                <text:p>44.04</text:p>
              </table:table-cell>
              <table:table-cell office:value-type="float" office:value="13741.2134151731">
                <text:p>13741.2134151731</text:p>
              </table:table-cell>
              <table:table-cell office:value-type="float" office:value="16011.0361148642">
                <text:p>16011.0361148642</text:p>
              </table:table-cell>
              <table:table-cell office:value-type="float" office:value="63861.5913363296">
                <text:p>63861.5913363296</text:p>
              </table:table-cell>
              <table:table-cell office:value-type="float" office:value="6386.159133633">
                <text:p>6386.159133633</text:p>
              </table:table-cell>
              <table:table-cell office:value-type="float" office:value="93613.840866367">
                <text:p>93613.8408663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4.16">
                <text:p>44.16</text:p>
              </table:table-cell>
              <table:table-cell office:value-type="float" office:value="13657.1900511425">
                <text:p>13657.1900511425</text:p>
              </table:table-cell>
              <table:table-cell office:value-type="float" office:value="15884.5491825724">
                <text:p>15884.5491825724</text:p>
              </table:table-cell>
              <table:table-cell office:value-type="float" office:value="64052.9643329863">
                <text:p>64052.9643329863</text:p>
              </table:table-cell>
              <table:table-cell office:value-type="float" office:value="6405.2964332986">
                <text:p>6405.2964332986</text:p>
              </table:table-cell>
              <table:table-cell office:value-type="float" office:value="93594.7035667013">
                <text:p>93594.70356670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4.28">
                <text:p>44.28</text:p>
              </table:table-cell>
              <table:table-cell office:value-type="float" office:value="13574.3226425604">
                <text:p>13574.3226425604</text:p>
              </table:table-cell>
              <table:table-cell office:value-type="float" office:value="15758.5725660408">
                <text:p>15758.5725660408</text:p>
              </table:table-cell>
              <table:table-cell office:value-type="float" office:value="64242.8225376351">
                <text:p>64242.8225376351</text:p>
              </table:table-cell>
              <table:table-cell office:value-type="float" office:value="6424.2822537635">
                <text:p>6424.2822537635</text:p>
              </table:table-cell>
              <table:table-cell office:value-type="float" office:value="93575.7177462364">
                <text:p>93575.71774623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4.4">
                <text:p>44.4</text:p>
              </table:table-cell>
              <table:table-cell office:value-type="float" office:value="13492.5940738265">
                <text:p>13492.5940738265</text:p>
              </table:table-cell>
              <table:table-cell office:value-type="float" office:value="15633.1165762165">
                <text:p>15633.1165762165</text:p>
              </table:table-cell>
              <table:table-cell office:value-type="float" office:value="64431.1721363244">
                <text:p>64431.1721363244</text:p>
              </table:table-cell>
              <table:table-cell office:value-type="float" office:value="6443.1172136324">
                <text:p>6443.1172136324</text:p>
              </table:table-cell>
              <table:table-cell office:value-type="float" office:value="93556.8827863675">
                <text:p>93556.88278636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.52">
                <text:p>44.52</text:p>
              </table:table-cell>
              <table:table-cell office:value-type="float" office:value="13411.9874778355">
                <text:p>13411.9874778355</text:p>
              </table:table-cell>
              <table:table-cell office:value-type="float" office:value="15508.1911419771">
                <text:p>15508.1911419771</text:p>
              </table:table-cell>
              <table:table-cell office:value-type="float" office:value="64618.0194365338">
                <text:p>64618.0194365338</text:p>
              </table:table-cell>
              <table:table-cell office:value-type="float" office:value="6461.8019436534">
                <text:p>6461.8019436534</text:p>
              </table:table-cell>
              <table:table-cell office:value-type="float" office:value="93538.1980563465">
                <text:p>93538.19805634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.64">
                <text:p>44.64</text:p>
              </table:table-cell>
              <table:table-cell office:value-type="float" office:value="13332.4862334571">
                <text:p>13332.4862334571</text:p>
              </table:table-cell>
              <table:table-cell office:value-type="float" office:value="15383.8058176447">
                <text:p>15383.8058176447</text:p>
              </table:table-cell>
              <table:table-cell office:value-type="float" office:value="64803.3708626345">
                <text:p>64803.3708626345</text:p>
              </table:table-cell>
              <table:table-cell office:value-type="float" office:value="6480.3370862635">
                <text:p>6480.3370862635</text:p>
              </table:table-cell>
              <table:table-cell office:value-type="float" office:value="93519.6629137364">
                <text:p>93519.662913736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.76">
                <text:p>44.76</text:p>
              </table:table-cell>
              <table:table-cell office:value-type="float" office:value="13254.0739629784">
                <text:p>13254.0739629784</text:p>
              </table:table-cell>
              <table:table-cell office:value-type="float" office:value="15259.969790438">
                <text:p>15259.969790438</text:p>
              </table:table-cell>
              <table:table-cell office:value-type="float" office:value="64987.2329514394">
                <text:p>64987.2329514394</text:p>
              </table:table-cell>
              <table:table-cell office:value-type="float" office:value="6498.723295144">
                <text:p>6498.723295144</text:p>
              </table:table-cell>
              <table:table-cell office:value-type="float" office:value="93501.276704856">
                <text:p>93501.2767048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.88">
                <text:p>44.88</text:p>
              </table:table-cell>
              <table:table-cell office:value-type="float" office:value="13176.7345295138">
                <text:p>13176.7345295138</text:p>
              </table:table-cell>
              <table:table-cell office:value-type="float" office:value="15136.6918878595">
                <text:p>15136.6918878595</text:p>
              </table:table-cell>
              <table:table-cell office:value-type="float" office:value="65169.6123478422">
                <text:p>65169.6123478422</text:p>
              </table:table-cell>
              <table:table-cell office:value-type="float" office:value="6516.9612347842">
                <text:p>6516.9612347842</text:p>
              </table:table-cell>
              <table:table-cell office:value-type="float" office:value="93483.0387652157">
                <text:p>93483.03876521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5">
                <text:p>45</text:p>
              </table:table-cell>
              <table:table-cell office:value-type="float" office:value="13100.4520343843">
                <text:p>13100.4520343843</text:p>
              </table:table-cell>
              <table:table-cell office:value-type="float" office:value="15013.9805850161">
                <text:p>15013.9805850161</text:p>
              </table:table-cell>
              <table:table-cell office:value-type="float" office:value="65350.5158005448">
                <text:p>65350.5158005448</text:p>
              </table:table-cell>
              <table:table-cell office:value-type="float" office:value="6535.0515800545">
                <text:p>6535.0515800545</text:p>
              </table:table-cell>
              <table:table-cell office:value-type="float" office:value="93464.9484199454">
                <text:p>93464.94841994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5.12">
                <text:p>45.12</text:p>
              </table:table-cell>
              <table:table-cell office:value-type="float" office:value="13025.2108144723">
                <text:p>13025.2108144723</text:p>
              </table:table-cell>
              <table:table-cell office:value-type="float" office:value="14891.8440118681">
                <text:p>14891.8440118681</text:p>
              </table:table-cell>
              <table:table-cell office:value-type="float" office:value="65529.9501578722">
                <text:p>65529.9501578722</text:p>
              </table:table-cell>
              <table:table-cell office:value-type="float" office:value="6552.9950157872">
                <text:p>6552.9950157872</text:p>
              </table:table-cell>
              <table:table-cell office:value-type="float" office:value="93447.0049842127">
                <text:p>93447.00498421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5.24">
                <text:p>45.24</text:p>
              </table:table-cell>
              <table:table-cell office:value-type="float" office:value="12950.995439553">
                <text:p>12950.995439553</text:p>
              </table:table-cell>
              <table:table-cell office:value-type="float" office:value="14770.2899604057">
                <text:p>14770.2899604057</text:p>
              </table:table-cell>
              <table:table-cell office:value-type="float" office:value="65707.9223636737">
                <text:p>65707.9223636737</text:p>
              </table:table-cell>
              <table:table-cell office:value-type="float" office:value="6570.7922363674">
                <text:p>6570.7922363674</text:p>
              </table:table-cell>
              <table:table-cell office:value-type="float" office:value="93429.2077636325">
                <text:p>93429.20776363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5.36">
                <text:p>45.36</text:p>
              </table:table-cell>
              <table:table-cell office:value-type="float" office:value="12877.7907096077">
                <text:p>12877.7907096077</text:p>
              </table:table-cell>
              <table:table-cell office:value-type="float" office:value="14649.3258917507">
                <text:p>14649.3258917507</text:p>
              </table:table-cell>
              <table:table-cell office:value-type="float" office:value="65884.4394533102">
                <text:p>65884.4394533102</text:p>
              </table:table-cell>
              <table:table-cell office:value-type="float" office:value="6588.443945331">
                <text:p>6588.443945331</text:p>
              </table:table-cell>
              <table:table-cell office:value-type="float" office:value="93411.5560546689">
                <text:p>93411.55605466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5.48">
                <text:p>45.48</text:p>
              </table:table-cell>
              <table:table-cell office:value-type="float" office:value="12805.5816521206">
                <text:p>12805.5816521206</text:p>
              </table:table-cell>
              <table:table-cell office:value-type="float" office:value="14528.9589431805">
                <text:p>14528.9589431805</text:p>
              </table:table-cell>
              <table:table-cell office:value-type="float" office:value="66059.5085497259">
                <text:p>66059.5085497259</text:p>
              </table:table-cell>
              <table:table-cell office:value-type="float" office:value="6605.9508549726">
                <text:p>6605.9508549726</text:p>
              </table:table-cell>
              <table:table-cell office:value-type="float" office:value="93394.0491450273">
                <text:p>93394.049145027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.6">
                <text:p>45.6</text:p>
              </table:table-cell>
              <table:table-cell office:value-type="float" office:value="12734.3535193629">
                <text:p>12734.3535193629</text:p>
              </table:table-cell>
              <table:table-cell office:value-type="float" office:value="14409.1959350727">
                <text:p>14409.1959350727</text:p>
              </table:table-cell>
              <table:table-cell office:value-type="float" office:value="66233.1368596038">
                <text:p>66233.1368596038</text:p>
              </table:table-cell>
              <table:table-cell office:value-type="float" office:value="6623.3136859604">
                <text:p>6623.3136859604</text:p>
              </table:table-cell>
              <table:table-cell office:value-type="float" office:value="93376.6863140395">
                <text:p>93376.68631403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.72">
                <text:p>45.72</text:p>
              </table:table-cell>
              <table:table-cell office:value-type="float" office:value="12664.0917856667">
                <text:p>12664.0917856667</text:p>
              </table:table-cell>
              <table:table-cell office:value-type="float" office:value="14290.0433777684">
                <text:p>14290.0433777684</text:p>
              </table:table-cell>
              <table:table-cell office:value-type="float" office:value="66405.3316696042">
                <text:p>66405.3316696042</text:p>
              </table:table-cell>
              <table:table-cell office:value-type="float" office:value="6640.5331669604">
                <text:p>6640.5331669604</text:p>
              </table:table-cell>
              <table:table-cell office:value-type="float" office:value="93359.4668330395">
                <text:p>93359.46683303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.84">
                <text:p>45.84</text:p>
              </table:table-cell>
              <table:table-cell office:value-type="float" office:value="12594.782144692">
                <text:p>12594.782144692</text:p>
              </table:table-cell>
              <table:table-cell office:value-type="float" office:value="14171.5074783541">
                <text:p>14171.5074783541</text:p>
              </table:table-cell>
              <table:table-cell office:value-type="float" office:value="66576.1003426851">
                <text:p>66576.1003426851</text:p>
              </table:table-cell>
              <table:table-cell office:value-type="float" office:value="6657.6100342685">
                <text:p>6657.6100342685</text:p>
              </table:table-cell>
              <table:table-cell office:value-type="float" office:value="93342.3899657314">
                <text:p>93342.38996573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.96">
                <text:p>45.96</text:p>
              </table:table-cell>
              <table:table-cell office:value-type="float" office:value="12526.410506688">
                <text:p>12526.410506688</text:p>
              </table:table-cell>
              <table:table-cell office:value-type="float" office:value="14053.5941473577">
                <text:p>14053.5941473577</text:p>
              </table:table-cell>
              <table:table-cell office:value-type="float" office:value="66745.4503145036">
                <text:p>66745.4503145036</text:p>
              </table:table-cell>
              <table:table-cell office:value-type="float" office:value="6674.5450314504">
                <text:p>6674.5450314504</text:p>
              </table:table-cell>
              <table:table-cell office:value-type="float" office:value="93325.4549685496">
                <text:p>93325.45496854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6.08">
                <text:p>46.08</text:p>
              </table:table-cell>
              <table:table-cell office:value-type="float" office:value="12458.9629957525">
                <text:p>12458.9629957525</text:p>
              </table:table-cell>
              <table:table-cell office:value-type="float" office:value="13936.3090053609">
                <text:p>13936.3090053609</text:p>
              </table:table-cell>
              <table:table-cell office:value-type="float" office:value="66913.3890898966">
                <text:p>66913.3890898966</text:p>
              </table:table-cell>
              <table:table-cell office:value-type="float" office:value="6691.3389089897">
                <text:p>6691.3389089897</text:p>
              </table:table-cell>
              <table:table-cell office:value-type="float" office:value="93308.6610910103">
                <text:p>93308.66109101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6.2">
                <text:p>46.2</text:p>
              </table:table-cell>
              <table:table-cell office:value-type="float" office:value="12392.425947091">
                <text:p>12392.425947091</text:p>
              </table:table-cell>
              <table:table-cell office:value-type="float" office:value="13819.6573895239">
                <text:p>13819.6573895239</text:p>
              </table:table-cell>
              <table:table-cell office:value-type="float" office:value="67079.9242394408">
                <text:p>67079.9242394408</text:p>
              </table:table-cell>
              <table:table-cell office:value-type="float" office:value="6707.9924239441">
                <text:p>6707.9924239441</text:p>
              </table:table-cell>
              <table:table-cell office:value-type="float" office:value="93292.0075760559">
                <text:p>93292.00757605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6.32">
                <text:p>46.32</text:p>
              </table:table-cell>
              <table:table-cell office:value-type="float" office:value="12326.7859042774">
                <text:p>12326.7859042774</text:p>
              </table:table-cell>
              <table:table-cell office:value-type="float" office:value="13703.6443600229">
                <text:p>13703.6443600229</text:p>
              </table:table-cell>
              <table:table-cell office:value-type="float" office:value="67245.0633960905">
                <text:p>67245.0633960905</text:p>
              </table:table-cell>
              <table:table-cell office:value-type="float" office:value="6724.5063396091">
                <text:p>6724.5063396091</text:p>
              </table:table-cell>
              <table:table-cell office:value-type="float" office:value="93275.4936603909">
                <text:p>93275.49366039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6.44">
                <text:p>46.44</text:p>
              </table:table-cell>
              <table:table-cell office:value-type="float" office:value="12262.029616519">
                <text:p>12262.029616519</text:p>
              </table:table-cell>
              <table:table-cell office:value-type="float" office:value="13588.2747063999">
                <text:p>13588.2747063999</text:p>
              </table:table-cell>
              <table:table-cell office:value-type="float" office:value="67408.8142518917">
                <text:p>67408.8142518917</text:p>
              </table:table-cell>
              <table:table-cell office:value-type="float" office:value="6740.8814251892">
                <text:p>6740.8814251892</text:p>
              </table:table-cell>
              <table:table-cell office:value-type="float" office:value="93259.1185748108">
                <text:p>93259.11857481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.56">
                <text:p>46.56</text:p>
              </table:table-cell>
              <table:table-cell office:value-type="float" office:value="12198.1440359272">
                <text:p>12198.1440359272</text:p>
              </table:table-cell>
              <table:table-cell office:value-type="float" office:value="13473.5529538227">
                <text:p>13473.5529538227</text:p>
              </table:table-cell>
              <table:table-cell office:value-type="float" office:value="67571.1845547726">
                <text:p>67571.1845547726</text:p>
              </table:table-cell>
              <table:table-cell office:value-type="float" office:value="6757.1184554773">
                <text:p>6757.1184554773</text:p>
              </table:table-cell>
              <table:table-cell office:value-type="float" office:value="93242.8815445227">
                <text:p>93242.88154452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.68">
                <text:p>46.68</text:p>
              </table:table-cell>
              <table:table-cell office:value-type="float" office:value="12135.1163147954">
                <text:p>12135.1163147954</text:p>
              </table:table-cell>
              <table:table-cell office:value-type="float" office:value="13359.4833692558">
                <text:p>13359.4833692558</text:p>
              </table:table-cell>
              <table:table-cell office:value-type="float" office:value="67732.1821054077">
                <text:p>67732.1821054077</text:p>
              </table:table-cell>
              <table:table-cell office:value-type="float" office:value="6773.2182105408">
                <text:p>6773.2182105408</text:p>
              </table:table-cell>
              <table:table-cell office:value-type="float" office:value="93226.7817894592">
                <text:p>93226.78178945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.8">
                <text:p>46.8</text:p>
              </table:table-cell>
              <table:table-cell office:value-type="float" office:value="12072.9338028871">
                <text:p>12072.9338028871</text:p>
              </table:table-cell>
              <table:table-cell office:value-type="float" office:value="13246.0699675407">
                <text:p>13246.0699675407</text:p>
              </table:table-cell>
              <table:table-cell office:value-type="float" office:value="67891.8147541564">
                <text:p>67891.8147541564</text:p>
              </table:table-cell>
              <table:table-cell office:value-type="float" office:value="6789.1814754157">
                <text:p>6789.1814754157</text:p>
              </table:table-cell>
              <table:table-cell office:value-type="float" office:value="93210.8185245843">
                <text:p>93210.818524584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6.92">
                <text:p>46.92</text:p>
              </table:table-cell>
              <table:table-cell office:value-type="float" office:value="12011.5840447338">
                <text:p>12011.5840447338</text:p>
              </table:table-cell>
              <table:table-cell office:value-type="float" office:value="13133.3165173856">
                <text:p>13133.3165173856</text:p>
              </table:table-cell>
              <table:table-cell office:value-type="float" office:value="68050.090398073">
                <text:p>68050.090398073</text:p>
              </table:table-cell>
              <table:table-cell office:value-type="float" office:value="6805.0090398073">
                <text:p>6805.0090398073</text:p>
              </table:table-cell>
              <table:table-cell office:value-type="float" office:value="93194.9909601926">
                <text:p>93194.99096019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7.04">
                <text:p>47.04</text:p>
              </table:table-cell>
              <table:table-cell office:value-type="float" office:value="11951.054776946">
                <text:p>11951.054776946</text:p>
              </table:table-cell>
              <table:table-cell office:value-type="float" office:value="13021.2265472655">
                <text:p>13021.2265472655</text:p>
              </table:table-cell>
              <table:table-cell office:value-type="float" office:value="68207.0169779893">
                <text:p>68207.0169779893</text:p>
              </table:table-cell>
              <table:table-cell office:value-type="float" office:value="6820.7016977989">
                <text:p>6820.7016977989</text:p>
              </table:table-cell>
              <table:table-cell office:value-type="float" office:value="93179.298302201">
                <text:p>93179.2983022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7.16">
                <text:p>47.16</text:p>
              </table:table-cell>
              <table:table-cell office:value-type="float" office:value="11891.3339255377">
                <text:p>11891.3339255377</text:p>
              </table:table-cell>
              <table:table-cell office:value-type="float" office:value="12909.8033512292">
                <text:p>12909.8033512292</text:p>
              </table:table-cell>
              <table:table-cell office:value-type="float" office:value="68362.6024756662">
                <text:p>68362.6024756662</text:p>
              </table:table-cell>
              <table:table-cell office:value-type="float" office:value="6836.2602475666">
                <text:p>6836.2602475666</text:p>
              </table:table-cell>
              <table:table-cell office:value-type="float" office:value="93163.7397524333">
                <text:p>93163.73975243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7.28">
                <text:p>47.28</text:p>
              </table:table-cell>
              <table:table-cell office:value-type="float" office:value="11832.4096032657">
                <text:p>11832.4096032657</text:p>
              </table:table-cell>
              <table:table-cell office:value-type="float" office:value="12799.0499946174">
                <text:p>12799.0499946174</text:p>
              </table:table-cell>
              <table:table-cell office:value-type="float" office:value="68516.8549110151">
                <text:p>68516.8549110151</text:p>
              </table:table-cell>
              <table:table-cell office:value-type="float" office:value="6851.6854911015">
                <text:p>6851.6854911015</text:p>
              </table:table-cell>
              <table:table-cell office:value-type="float" office:value="93148.3145088984">
                <text:p>93148.31450889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7.4">
                <text:p>47.4</text:p>
              </table:table-cell>
              <table:table-cell office:value-type="float" office:value="11774.2701069857">
                <text:p>11774.2701069857</text:p>
              </table:table-cell>
              <table:table-cell office:value-type="float" office:value="12688.969319688">
                <text:p>12688.969319688</text:p>
              </table:table-cell>
              <table:table-cell office:value-type="float" office:value="68669.7823393873">
                <text:p>68669.7823393873</text:p>
              </table:table-cell>
              <table:table-cell office:value-type="float" office:value="6866.9782339387">
                <text:p>6866.9782339387</text:p>
              </table:table-cell>
              <table:table-cell office:value-type="float" office:value="93133.0217660612">
                <text:p>93133.02176606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7.52">
                <text:p>47.52</text:p>
              </table:table-cell>
              <table:table-cell office:value-type="float" office:value="11716.9039150247">
                <text:p>11716.9039150247</text:p>
              </table:table-cell>
              <table:table-cell office:value-type="float" office:value="12579.5639511515">
                <text:p>12579.5639511515</text:p>
              </table:table-cell>
              <table:table-cell office:value-type="float" office:value="68821.3928489305">
                <text:p>68821.3928489305</text:p>
              </table:table-cell>
              <table:table-cell office:value-type="float" office:value="6882.1392848931">
                <text:p>6882.1392848931</text:p>
              </table:table-cell>
              <table:table-cell office:value-type="float" office:value="93117.8607151069">
                <text:p>93117.86071510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.64">
                <text:p>47.64</text:p>
              </table:table-cell>
              <table:table-cell office:value-type="float" office:value="11660.2996845733">
                <text:p>11660.2996845733</text:p>
              </table:table-cell>
              <table:table-cell office:value-type="float" office:value="12470.8363016148">
                <text:p>12470.8363016148</text:p>
              </table:table-cell>
              <table:table-cell office:value-type="float" office:value="68971.6945580106">
                <text:p>68971.6945580106</text:p>
              </table:table-cell>
              <table:table-cell office:value-type="float" office:value="6897.1694558011">
                <text:p>6897.1694558011</text:p>
              </table:table-cell>
              <table:table-cell office:value-type="float" office:value="93102.8305441989">
                <text:p>93102.830544198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.76">
                <text:p>47.76</text:p>
              </table:table-cell>
              <table:table-cell office:value-type="float" office:value="11604.4462490961">
                <text:p>11604.4462490961</text:p>
              </table:table-cell>
              <table:table-cell office:value-type="float" office:value="12362.7885769349">
                <text:p>12362.7885769349</text:p>
              </table:table-cell>
              <table:table-cell office:value-type="float" office:value="69120.6956126989">
                <text:p>69120.6956126989</text:p>
              </table:table-cell>
              <table:table-cell office:value-type="float" office:value="6912.0695612699">
                <text:p>6912.0695612699</text:p>
              </table:table-cell>
              <table:table-cell office:value-type="float" office:value="93087.9304387301">
                <text:p>93087.93043873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.88">
                <text:p>47.88</text:p>
              </table:table-cell>
              <table:table-cell office:value-type="float" office:value="11549.3326157627">
                <text:p>11549.3326157627</text:p>
              </table:table-cell>
              <table:table-cell office:value-type="float" office:value="12255.422781482">
                <text:p>12255.422781482</text:p>
              </table:table-cell>
              <table:table-cell office:value-type="float" office:value="69268.4041843227">
                <text:p>69268.4041843227</text:p>
              </table:table-cell>
              <table:table-cell office:value-type="float" office:value="6926.8404184323">
                <text:p>6926.8404184323</text:p>
              </table:table-cell>
              <table:table-cell office:value-type="float" office:value="93073.1595815677">
                <text:p>93073.15958156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8">
                <text:p>48</text:p>
              </table:table-cell>
              <table:table-cell office:value-type="float" office:value="11494.9479629004">
                <text:p>11494.9479629004</text:p>
              </table:table-cell>
              <table:table-cell office:value-type="float" office:value="12148.7407233126">
                <text:p>12148.7407233126</text:p>
              </table:table-cell>
              <table:table-cell office:value-type="float" office:value="69414.8284670789">
                <text:p>69414.8284670789</text:p>
              </table:table-cell>
              <table:table-cell office:value-type="float" office:value="6941.4828467079">
                <text:p>6941.4828467079</text:p>
              </table:table-cell>
              <table:table-cell office:value-type="float" office:value="93058.5171532921">
                <text:p>93058.517153292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8.12">
                <text:p>48.12</text:p>
              </table:table-cell>
              <table:table-cell office:value-type="float" office:value="11441.2816374678">
                <text:p>11441.2816374678</text:p>
              </table:table-cell>
              <table:table-cell office:value-type="float" office:value="12042.7440192529">
                <text:p>12042.7440192529</text:p>
              </table:table-cell>
              <table:table-cell office:value-type="float" office:value="69559.9766757082">
                <text:p>69559.9766757082</text:p>
              </table:table-cell>
              <table:table-cell office:value-type="float" office:value="6955.9976675708">
                <text:p>6955.9976675708</text:p>
              </table:table-cell>
              <table:table-cell office:value-type="float" office:value="93044.0023324291">
                <text:p>93044.002332429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8.24">
                <text:p>48.24</text:p>
              </table:table-cell>
              <table:table-cell office:value-type="float" office:value="11388.3231525519">
                <text:p>11388.3231525519</text:p>
              </table:table-cell>
              <table:table-cell office:value-type="float" office:value="11937.4340998938">
                <text:p>11937.4340998938</text:p>
              </table:table-cell>
              <table:table-cell office:value-type="float" office:value="69703.857043231">
                <text:p>69703.857043231</text:p>
              </table:table-cell>
              <table:table-cell office:value-type="float" office:value="6970.3857043231">
                <text:p>6970.3857043231</text:p>
              </table:table-cell>
              <table:table-cell office:value-type="float" office:value="93029.6142956769">
                <text:p>93029.61429567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8.36">
                <text:p>48.36</text:p>
              </table:table-cell>
              <table:table-cell office:value-type="float" office:value="11336.0621848879">
                <text:p>11336.0621848879</text:p>
              </table:table-cell>
              <table:table-cell office:value-type="float" office:value="11832.812214496">
                <text:p>11832.812214496</text:p>
              </table:table-cell>
              <table:table-cell office:value-type="float" office:value="69846.4778187417">
                <text:p>69846.4778187417</text:p>
              </table:table-cell>
              <table:table-cell office:value-type="float" office:value="6984.6477818742">
                <text:p>6984.6477818742</text:p>
              </table:table-cell>
              <table:table-cell office:value-type="float" office:value="93015.3522181258">
                <text:p>93015.352218125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8.48">
                <text:p>48.48</text:p>
              </table:table-cell>
              <table:table-cell office:value-type="float" office:value="11284.4885724029">
                <text:p>11284.4885724029</text:p>
              </table:table-cell>
              <table:table-cell office:value-type="float" office:value="11728.8794358087">
                <text:p>11728.8794358087</text:p>
              </table:table-cell>
              <table:table-cell office:value-type="float" office:value="69987.847265262">
                <text:p>69987.847265262</text:p>
              </table:table-cell>
              <table:table-cell office:value-type="float" office:value="6998.7847265262">
                <text:p>6998.7847265262</text:p>
              </table:table-cell>
              <table:table-cell office:value-type="float" office:value="93001.2152734738">
                <text:p>93001.21527347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.6">
                <text:p>48.6</text:p>
              </table:table-cell>
              <table:table-cell office:value-type="float" office:value="11233.592311784">
                <text:p>11233.592311784</text:p>
              </table:table-cell>
              <table:table-cell office:value-type="float" office:value="11625.6366647997">
                <text:p>11625.6366647997</text:p>
              </table:table-cell>
              <table:table-cell office:value-type="float" office:value="70127.973657651">
                <text:p>70127.973657651</text:p>
              </table:table-cell>
              <table:table-cell office:value-type="float" office:value="7012.7973657651">
                <text:p>7012.7973657651</text:p>
              </table:table-cell>
              <table:table-cell office:value-type="float" office:value="92987.2026342349">
                <text:p>92987.20263423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.72">
                <text:p>48.72</text:p>
              </table:table-cell>
              <table:table-cell office:value-type="float" office:value="11183.363556071">
                <text:p>11183.363556071</text:p>
              </table:table-cell>
              <table:table-cell office:value-type="float" office:value="11523.0846352996">
                <text:p>11523.0846352996</text:p>
              </table:table-cell>
              <table:table-cell office:value-type="float" office:value="70266.865280572">
                <text:p>70266.865280572</text:p>
              </table:table-cell>
              <table:table-cell office:value-type="float" office:value="7026.6865280572">
                <text:p>7026.6865280572</text:p>
              </table:table-cell>
              <table:table-cell office:value-type="float" office:value="92973.3134719428">
                <text:p>92973.31347194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.84">
                <text:p>48.84</text:p>
              </table:table-cell>
              <table:table-cell office:value-type="float" office:value="11133.7926122751">
                <text:p>11133.7926122751</text:p>
              </table:table-cell>
              <table:table-cell office:value-type="float" office:value="11421.2239185591">
                <text:p>11421.2239185591</text:p>
              </table:table-cell>
              <table:table-cell office:value-type="float" office:value="70404.5304265142">
                <text:p>70404.5304265142</text:p>
              </table:table-cell>
              <table:table-cell office:value-type="float" office:value="7040.4530426514">
                <text:p>7040.4530426514</text:p>
              </table:table-cell>
              <table:table-cell office:value-type="float" office:value="92959.5469573485">
                <text:p>92959.546957348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.96">
                <text:p>48.96</text:p>
              </table:table-cell>
              <table:table-cell office:value-type="float" office:value="11084.8699390223">
                <text:p>11084.8699390223</text:p>
              </table:table-cell>
              <table:table-cell office:value-type="float" office:value="11320.0549277221">
                <text:p>11320.0549277221</text:p>
              </table:table-cell>
              <table:table-cell office:value-type="float" office:value="70540.9773938685">
                <text:p>70540.9773938685</text:p>
              </table:table-cell>
              <table:table-cell office:value-type="float" office:value="7054.0977393869">
                <text:p>7054.0977393869</text:p>
              </table:table-cell>
              <table:table-cell office:value-type="float" office:value="92945.9022606131">
                <text:p>92945.90226061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9.08">
                <text:p>49.08</text:p>
              </table:table-cell>
              <table:table-cell office:value-type="float" office:value="11036.5861442233">
                <text:p>11036.5861442233</text:p>
              </table:table-cell>
              <table:table-cell office:value-type="float" office:value="11219.5779222138">
                <text:p>11219.5779222138</text:p>
              </table:table-cell>
              <table:table-cell office:value-type="float" office:value="70676.2144850569">
                <text:p>70676.2144850569</text:p>
              </table:table-cell>
              <table:table-cell office:value-type="float" office:value="7067.6214485057">
                <text:p>7067.6214485057</text:p>
              </table:table-cell>
              <table:table-cell office:value-type="float" office:value="92932.3785514943">
                <text:p>92932.378551494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9.2">
                <text:p>49.2</text:p>
              </table:table-cell>
              <table:table-cell office:value-type="float" office:value="10988.9319827699">
                <text:p>10988.9319827699</text:p>
              </table:table-cell>
              <table:table-cell office:value-type="float" office:value="11119.7930120447">
                <text:p>11119.7930120447</text:p>
              </table:table-cell>
              <table:table-cell office:value-type="float" office:value="70810.2500047138">
                <text:p>70810.2500047138</text:p>
              </table:table-cell>
              <table:table-cell office:value-type="float" office:value="7081.0250004714">
                <text:p>7081.0250004714</text:p>
              </table:table-cell>
              <table:table-cell office:value-type="float" office:value="92918.9749995286">
                <text:p>92918.97499952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.32">
                <text:p>49.32</text:p>
              </table:table-cell>
              <table:table-cell office:value-type="float" office:value="10941.8983542573">
                <text:p>10941.8983542573</text:p>
              </table:table-cell>
              <table:table-cell office:value-type="float" office:value="11020.7001620327">
                <text:p>11020.7001620327</text:p>
              </table:table-cell>
              <table:table-cell office:value-type="float" office:value="70943.092257918">
                <text:p>70943.092257918</text:p>
              </table:table-cell>
              <table:table-cell office:value-type="float" office:value="7094.3092257918">
                <text:p>7094.3092257918</text:p>
              </table:table-cell>
              <table:table-cell office:value-type="float" office:value="92905.6907742082">
                <text:p>92905.69077420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9.44">
                <text:p>49.44</text:p>
              </table:table-cell>
              <table:table-cell office:value-type="float" office:value="10895.476300734">
                <text:p>10895.476300734</text:p>
              </table:table-cell>
              <table:table-cell office:value-type="float" office:value="10922.2991959423">
                <text:p>10922.2991959423</text:p>
              </table:table-cell>
              <table:table-cell office:value-type="float" office:value="71074.7495484759">
                <text:p>71074.7495484759</text:p>
              </table:table-cell>
              <table:table-cell office:value-type="float" office:value="7107.4749548476">
                <text:p>7107.4749548476</text:p>
              </table:table-cell>
              <table:table-cell office:value-type="float" office:value="92892.5250451524">
                <text:p>92892.52504515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.56">
                <text:p>49.56</text:p>
              </table:table-cell>
              <table:table-cell office:value-type="float" office:value="10849.6570044783">
                <text:p>10849.6570044783</text:p>
              </table:table-cell>
              <table:table-cell office:value-type="float" office:value="10824.5898005436">
                <text:p>10824.5898005436</text:p>
              </table:table-cell>
              <table:table-cell office:value-type="float" office:value="71205.2301772526">
                <text:p>71205.2301772526</text:p>
              </table:table-cell>
              <table:table-cell office:value-type="float" office:value="7120.5230177253">
                <text:p>7120.5230177253</text:p>
              </table:table-cell>
              <table:table-cell office:value-type="float" office:value="92879.4769822747">
                <text:p>92879.47698227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.68">
                <text:p>49.68</text:p>
              </table:table-cell>
              <table:table-cell office:value-type="float" office:value="10804.4317858016">
                <text:p>10804.4317858016</text:p>
              </table:table-cell>
              <table:table-cell office:value-type="float" office:value="10727.57152959">
                <text:p>10727.57152959</text:p>
              </table:table-cell>
              <table:table-cell office:value-type="float" office:value="71334.5424405529">
                <text:p>71334.5424405529</text:p>
              </table:table-cell>
              <table:table-cell office:value-type="float" office:value="7133.4542440553">
                <text:p>7133.4542440553</text:p>
              </table:table-cell>
              <table:table-cell office:value-type="float" office:value="92866.5457559447">
                <text:p>92866.545755944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.8">
                <text:p>49.8</text:p>
              </table:table-cell>
              <table:table-cell office:value-type="float" office:value="10759.7921008796">
                <text:p>10759.7921008796</text:p>
              </table:table-cell>
              <table:table-cell office:value-type="float" office:value="10631.2438077178">
                <text:p>10631.2438077178</text:p>
              </table:table-cell>
              <table:table-cell office:value-type="float" office:value="71462.6946285476">
                <text:p>71462.6946285476</text:p>
              </table:table-cell>
              <table:table-cell office:value-type="float" office:value="7146.2694628548">
                <text:p>7146.2694628548</text:p>
              </table:table-cell>
              <table:table-cell office:value-type="float" office:value="92853.7305371452">
                <text:p>92853.73053714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.92">
                <text:p>49.92</text:p>
              </table:table-cell>
              <table:table-cell office:value-type="float" office:value="10715.7295396106">
                <text:p>10715.7295396106</text:p>
              </table:table-cell>
              <table:table-cell office:value-type="float" office:value="10535.6059342669">
                <text:p>10535.6059342669</text:p>
              </table:table-cell>
              <table:table-cell office:value-type="float" office:value="71589.6950237475">
                <text:p>71589.6950237475</text:p>
              </table:table-cell>
              <table:table-cell office:value-type="float" office:value="7158.9695023748">
                <text:p>7158.9695023748</text:p>
              </table:table-cell>
              <table:table-cell office:value-type="float" office:value="92841.0304976252">
                <text:p>92841.030497625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0.04">
                <text:p>50.04</text:p>
              </table:table-cell>
              <table:table-cell office:value-type="float" office:value="10672.2358235012">
                <text:p>10672.2358235012</text:p>
              </table:table-cell>
              <table:table-cell office:value-type="float" office:value="10440.6570870238">
                <text:p>10440.6570870238</text:p>
              </table:table-cell>
              <table:table-cell office:value-type="float" office:value="71715.5518995226">
                <text:p>71715.5518995226</text:p>
              </table:table-cell>
              <table:table-cell office:value-type="float" office:value="7171.5551899523">
                <text:p>7171.5551899523</text:p>
              </table:table-cell>
              <table:table-cell office:value-type="float" office:value="92828.4448100477">
                <text:p>92828.44481004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0.16">
                <text:p>50.16</text:p>
              </table:table-cell>
              <table:table-cell office:value-type="float" office:value="10629.3028035792">
                <text:p>10629.3028035792</text:p>
              </table:table-cell>
              <table:table-cell office:value-type="float" office:value="10346.3963258889">
                <text:p>10346.3963258889</text:p>
              </table:table-cell>
              <table:table-cell office:value-type="float" office:value="71840.2735186652">
                <text:p>71840.2735186652</text:p>
              </table:table-cell>
              <table:table-cell office:value-type="float" office:value="7184.0273518665">
                <text:p>7184.0273518665</text:p>
              </table:table-cell>
              <table:table-cell office:value-type="float" office:value="92815.9726481334">
                <text:p>92815.97264813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0.28">
                <text:p>50.28</text:p>
              </table:table-cell>
              <table:table-cell office:value-type="float" office:value="10586.9224583349">
                <text:p>10586.9224583349</text:p>
              </table:table-cell>
              <table:table-cell office:value-type="float" office:value="10252.8225964683">
                <text:p>10252.8225964683</text:p>
              </table:table-cell>
              <table:table-cell office:value-type="float" office:value="71963.8681319969">
                <text:p>71963.8681319969</text:p>
              </table:table-cell>
              <table:table-cell office:value-type="float" office:value="7196.3868131997">
                <text:p>7196.3868131997</text:p>
              </table:table-cell>
              <table:table-cell office:value-type="float" office:value="92803.6131868002">
                <text:p>92803.613186800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0.4">
                <text:p>50.4</text:p>
              </table:table-cell>
              <table:table-cell office:value-type="float" office:value="10545.0868916888">
                <text:p>10545.0868916888</text:p>
              </table:table-cell>
              <table:table-cell office:value-type="float" office:value="10159.9347335905">
                <text:p>10159.9347335905</text:p>
              </table:table-cell>
              <table:table-cell office:value-type="float" office:value="72086.3439770186">
                <text:p>72086.3439770186</text:p>
              </table:table-cell>
              <table:table-cell office:value-type="float" office:value="7208.6343977019">
                <text:p>7208.6343977019</text:p>
              </table:table-cell>
              <table:table-cell office:value-type="float" office:value="92791.365602298">
                <text:p>92791.3656022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0.52">
                <text:p>50.52</text:p>
              </table:table-cell>
              <table:table-cell office:value-type="float" office:value="10503.7883309875">
                <text:p>10503.7883309875</text:p>
              </table:table-cell>
              <table:table-cell office:value-type="float" office:value="10067.7314647507">
                <text:p>10067.7314647507</text:p>
              </table:table-cell>
              <table:table-cell office:value-type="float" office:value="72207.7092766015">
                <text:p>72207.7092766015</text:p>
              </table:table-cell>
              <table:table-cell office:value-type="float" office:value="7220.7709276601">
                <text:p>7220.7709276601</text:p>
              </table:table-cell>
              <table:table-cell office:value-type="float" office:value="92779.2290723398">
                <text:p>92779.229072339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.64">
                <text:p>50.64</text:p>
              </table:table-cell>
              <table:table-cell office:value-type="float" office:value="10463.0191250265">
                <text:p>10463.0191250265</text:p>
              </table:table-cell>
              <table:table-cell office:value-type="float" office:value="9976.2114134818">
                <text:p>9976.2114134818</text:p>
              </table:table-cell>
              <table:table-cell office:value-type="float" office:value="72327.9722377195">
                <text:p>72327.9722377195</text:p>
              </table:table-cell>
              <table:table-cell office:value-type="float" office:value="7232.797223772">
                <text:p>7232.797223772</text:p>
              </table:table-cell>
              <table:table-cell office:value-type="float" office:value="92767.202776228">
                <text:p>92767.20277622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.76">
                <text:p>50.76</text:p>
              </table:table-cell>
              <table:table-cell office:value-type="float" office:value="10422.771742101">
                <text:p>10422.771742101</text:p>
              </table:table-cell>
              <table:table-cell office:value-type="float" office:value="9885.3731026548">
                <text:p>9885.3731026548</text:p>
              </table:table-cell>
              <table:table-cell office:value-type="float" office:value="72447.1410502218">
                <text:p>72447.1410502218</text:p>
              </table:table-cell>
              <table:table-cell office:value-type="float" office:value="7244.7141050222">
                <text:p>7244.7141050222</text:p>
              </table:table-cell>
              <table:table-cell office:value-type="float" office:value="92755.2858949777">
                <text:p>92755.28589497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.88">
                <text:p>50.88</text:p>
              </table:table-cell>
              <table:table-cell office:value-type="float" office:value="10383.0387680831">
                <text:p>10383.0387680831</text:p>
              </table:table-cell>
              <table:table-cell office:value-type="float" office:value="9795.2149577081">
                <text:p>9795.2149577081</text:p>
              </table:table-cell>
              <table:table-cell office:value-type="float" office:value="72565.2238856441">
                <text:p>72565.2238856441</text:p>
              </table:table-cell>
              <table:table-cell office:value-type="float" office:value="7256.5223885644">
                <text:p>7256.5223885644</text:p>
              </table:table-cell>
              <table:table-cell office:value-type="float" office:value="92743.4776114355">
                <text:p>92743.47761143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1">
                <text:p>51</text:p>
              </table:table-cell>
              <table:table-cell office:value-type="float" office:value="10343.8129045269">
                <text:p>10343.8129045269</text:p>
              </table:table-cell>
              <table:table-cell office:value-type="float" office:value="9705.7353098085">
                <text:p>9705.7353098085</text:p>
              </table:table-cell>
              <table:table-cell office:value-type="float" office:value="72682.2288960585">
                <text:p>72682.2288960585</text:p>
              </table:table-cell>
              <table:table-cell office:value-type="float" office:value="7268.2228896058">
                <text:p>7268.2228896058</text:p>
              </table:table-cell>
              <table:table-cell office:value-type="float" office:value="92731.7771103941">
                <text:p>92731.777110394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1.12">
                <text:p>51.12</text:p>
              </table:table-cell>
              <table:table-cell office:value-type="float" office:value="10305.0869667999">
                <text:p>10305.0869667999</text:p>
              </table:table-cell>
              <table:table-cell office:value-type="float" office:value="9616.9323989428">
                <text:p>9616.9323989428</text:p>
              </table:table-cell>
              <table:table-cell office:value-type="float" office:value="72798.164212961">
                <text:p>72798.164212961</text:p>
              </table:table-cell>
              <table:table-cell office:value-type="float" office:value="7279.8164212961">
                <text:p>7279.8164212961</text:p>
              </table:table-cell>
              <table:table-cell office:value-type="float" office:value="92720.1835787038">
                <text:p>92720.18357870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1.24">
                <text:p>51.24</text:p>
              </table:table-cell>
              <table:table-cell office:value-type="float" office:value="10266.8538822423">
                <text:p>10266.8538822423</text:p>
              </table:table-cell>
              <table:table-cell office:value-type="float" office:value="9528.8043769427">
                <text:p>9528.8043769427</text:p>
              </table:table-cell>
              <table:table-cell office:value-type="float" office:value="72913.0379461952">
                <text:p>72913.0379461952</text:p>
              </table:table-cell>
              <table:table-cell office:value-type="float" office:value="7291.3037946195">
                <text:p>7291.3037946195</text:p>
              </table:table-cell>
              <table:table-cell office:value-type="float" office:value="92708.6962053804">
                <text:p>92708.69620538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1.36">
                <text:p>51.36</text:p>
              </table:table-cell>
              <table:table-cell office:value-type="float" office:value="10229.1066883518">
                <text:p>10229.1066883518</text:p>
              </table:table-cell>
              <table:table-cell office:value-type="float" office:value="9441.3493104437">
                <text:p>9441.3493104437</text:p>
              </table:table-cell>
              <table:table-cell office:value-type="float" office:value="73026.858182913">
                <text:p>73026.858182913</text:p>
              </table:table-cell>
              <table:table-cell office:value-type="float" office:value="7302.6858182913">
                <text:p>7302.6858182913</text:p>
              </table:table-cell>
              <table:table-cell office:value-type="float" office:value="92697.3141817086">
                <text:p>92697.31418170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1.48">
                <text:p>51.48</text:p>
              </table:table-cell>
              <table:table-cell office:value-type="float" office:value="10191.8385309958">
                <text:p>10191.8385309958</text:p>
              </table:table-cell>
              <table:table-cell office:value-type="float" office:value="9354.5651837785">
                <text:p>9354.5651837785</text:p>
              </table:table-cell>
              <table:table-cell office:value-type="float" office:value="73139.6329865687">
                <text:p>73139.6329865687</text:p>
              </table:table-cell>
              <table:table-cell office:value-type="float" office:value="7313.9632986569">
                <text:p>7313.9632986569</text:p>
              </table:table-cell>
              <table:table-cell office:value-type="float" office:value="92686.0367013431">
                <text:p>92686.03670134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.6">
                <text:p>51.6</text:p>
              </table:table-cell>
              <table:table-cell office:value-type="float" office:value="10155.0426626498">
                <text:p>10155.0426626498</text:p>
              </table:table-cell>
              <table:table-cell office:value-type="float" office:value="9268.4499018059">
                <text:p>9268.4499018059</text:p>
              </table:table-cell>
              <table:table-cell office:value-type="float" office:value="73251.3703959492">
                <text:p>73251.3703959492</text:p>
              </table:table-cell>
              <table:table-cell office:value-type="float" office:value="7325.1370395949">
                <text:p>7325.1370395949</text:p>
              </table:table-cell>
              <table:table-cell office:value-type="float" office:value="92674.862960405">
                <text:p>92674.86296040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1.72">
                <text:p>51.72</text:p>
              </table:table-cell>
              <table:table-cell office:value-type="float" office:value="10118.7124406621">
                <text:p>10118.7124406621</text:p>
              </table:table-cell>
              <table:table-cell office:value-type="float" office:value="9183.0012926775">
                <text:p>9183.0012926775</text:p>
              </table:table-cell>
              <table:table-cell office:value-type="float" office:value="73362.0784242365">
                <text:p>73362.0784242365</text:p>
              </table:table-cell>
              <table:table-cell office:value-type="float" office:value="7336.2078424236">
                <text:p>7336.2078424236</text:p>
              </table:table-cell>
              <table:table-cell office:value-type="float" office:value="92663.7921575763">
                <text:p>92663.79215757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.84">
                <text:p>51.84</text:p>
              </table:table-cell>
              <table:table-cell office:value-type="float" office:value="10082.841325544">
                <text:p>10082.841325544</text:p>
              </table:table-cell>
              <table:table-cell office:value-type="float" office:value="9098.2171105416">
                <text:p>9098.2171105416</text:p>
              </table:table-cell>
              <table:table-cell office:value-type="float" office:value="73471.7650581038">
                <text:p>73471.7650581038</text:p>
              </table:table-cell>
              <table:table-cell office:value-type="float" office:value="7347.1765058104">
                <text:p>7347.1765058104</text:p>
              </table:table-cell>
              <table:table-cell office:value-type="float" office:value="92652.8234941895">
                <text:p>92652.82349418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1.96">
                <text:p>51.96</text:p>
              </table:table-cell>
              <table:table-cell office:value-type="float" office:value="10047.4228792864">
                <text:p>10047.4228792864</text:p>
              </table:table-cell>
              <table:table-cell office:value-type="float" office:value="9014.0950381859">
                <text:p>9014.0950381859</text:p>
              </table:table-cell>
              <table:table-cell office:value-type="float" office:value="73580.4382568432">
                <text:p>73580.4382568432</text:p>
              </table:table-cell>
              <table:table-cell office:value-type="float" office:value="7358.0438256843">
                <text:p>7358.0438256843</text:p>
              </table:table-cell>
              <table:table-cell office:value-type="float" office:value="92641.9561743156">
                <text:p>92641.95617431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2.08">
                <text:p>52.08</text:p>
              </table:table-cell>
              <table:table-cell office:value-type="float" office:value="10012.4507637016">
                <text:p>10012.4507637016</text:p>
              </table:table-cell>
              <table:table-cell office:value-type="float" office:value="8930.6326896207">
                <text:p>8930.6326896207</text:p>
              </table:table-cell>
              <table:table-cell office:value-type="float" office:value="73688.105951525">
                <text:p>73688.105951525</text:p>
              </table:table-cell>
              <table:table-cell office:value-type="float" office:value="7368.8105951525">
                <text:p>7368.8105951525</text:p>
              </table:table-cell>
              <table:table-cell office:value-type="float" office:value="92631.1894048474">
                <text:p>92631.18940484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2.2">
                <text:p>52.2</text:p>
              </table:table-cell>
              <table:table-cell office:value-type="float" office:value="9977.9187387909">
                <text:p>9977.9187387909</text:p>
              </table:table-cell>
              <table:table-cell office:value-type="float" office:value="8847.8276126027">
                <text:p>8847.8276126027</text:p>
              </table:table-cell>
              <table:table-cell office:value-type="float" office:value="73794.7760441875">
                <text:p>73794.7760441875</text:p>
              </table:table-cell>
              <table:table-cell office:value-type="float" office:value="7379.4776044187">
                <text:p>7379.4776044187</text:p>
              </table:table-cell>
              <table:table-cell office:value-type="float" office:value="92620.5223955811">
                <text:p>92620.52239558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2.32">
                <text:p>52.32</text:p>
              </table:table-cell>
              <table:table-cell office:value-type="float" office:value="9943.8206611364">
                <text:p>9943.8206611364</text:p>
              </table:table-cell>
              <table:table-cell office:value-type="float" office:value="8765.6772911008">
                <text:p>8765.6772911008</text:p>
              </table:table-cell>
              <table:table-cell office:value-type="float" office:value="73900.4564070569">
                <text:p>73900.4564070569</text:p>
              </table:table-cell>
              <table:table-cell office:value-type="float" office:value="7390.0456407057">
                <text:p>7390.0456407057</text:p>
              </table:table-cell>
              <table:table-cell office:value-type="float" office:value="92609.9543592942">
                <text:p>92609.954359294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2.44">
                <text:p>52.44</text:p>
              </table:table-cell>
              <table:table-cell office:value-type="float" office:value="9910.1504823189">
                <text:p>9910.1504823189</text:p>
              </table:table-cell>
              <table:table-cell office:value-type="float" office:value="8684.1791477049">
                <text:p>8684.1791477049</text:p>
              </table:table-cell>
              <table:table-cell office:value-type="float" office:value="74005.1548817964">
                <text:p>74005.1548817964</text:p>
              </table:table-cell>
              <table:table-cell office:value-type="float" office:value="7400.5154881796">
                <text:p>7400.5154881796</text:p>
              </table:table-cell>
              <table:table-cell office:value-type="float" office:value="92599.4845118202">
                <text:p>92599.48451182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2.56">
                <text:p>52.56</text:p>
              </table:table-cell>
              <table:table-cell office:value-type="float" office:value="9876.9022473596">
                <text:p>9876.9022473596</text:p>
              </table:table-cell>
              <table:table-cell office:value-type="float" office:value="8603.3305459783">
                <text:p>8603.3305459783</text:p>
              </table:table-cell>
              <table:table-cell office:value-type="float" office:value="74108.8792787836">
                <text:p>74108.8792787836</text:p>
              </table:table-cell>
              <table:table-cell office:value-type="float" office:value="7410.8879278784">
                <text:p>7410.8879278784</text:p>
              </table:table-cell>
              <table:table-cell office:value-type="float" office:value="92589.1120721215">
                <text:p>92589.11207212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2.68">
                <text:p>52.68</text:p>
              </table:table-cell>
              <table:table-cell office:value-type="float" office:value="9844.0700931863">
                <text:p>9844.0700931863</text:p>
              </table:table-cell>
              <table:table-cell office:value-type="float" office:value="8523.1287927557">
                <text:p>8523.1287927557</text:p>
              </table:table-cell>
              <table:table-cell office:value-type="float" office:value="74211.6373764163">
                <text:p>74211.6373764163</text:p>
              </table:table-cell>
              <table:table-cell office:value-type="float" office:value="7421.1637376416">
                <text:p>7421.1637376416</text:p>
              </table:table-cell>
              <table:table-cell office:value-type="float" office:value="92578.8362623582">
                <text:p>92578.83626235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2.8">
                <text:p>52.8</text:p>
              </table:table-cell>
              <table:table-cell office:value-type="float" office:value="9811.6482471236">
                <text:p>9811.6482471236</text:p>
              </table:table-cell>
              <table:table-cell office:value-type="float" office:value="8443.5711403867">
                <text:p>8443.5711403867</text:p>
              </table:table-cell>
              <table:table-cell office:value-type="float" office:value="74313.436920445">
                <text:p>74313.436920445</text:p>
              </table:table-cell>
              <table:table-cell office:value-type="float" office:value="7431.3436920445">
                <text:p>7431.3436920445</text:p>
              </table:table-cell>
              <table:table-cell office:value-type="float" office:value="92568.6563079553">
                <text:p>92568.656307955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2.92">
                <text:p>52.92</text:p>
              </table:table-cell>
              <table:table-cell office:value-type="float" office:value="9779.631025408">
                <text:p>9779.631025408</text:p>
              </table:table-cell>
              <table:table-cell office:value-type="float" office:value="8364.6547889259">
                <text:p>8364.6547889259</text:p>
              </table:table-cell>
              <table:table-cell office:value-type="float" office:value="74414.2856233327">
                <text:p>74414.2856233327</text:p>
              </table:table-cell>
              <table:table-cell office:value-type="float" office:value="7441.4285623333">
                <text:p>7441.4285623333</text:p>
              </table:table-cell>
              <table:table-cell office:value-type="float" office:value="92558.5714376666">
                <text:p>92558.57143766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3.04">
                <text:p>53.04</text:p>
              </table:table-cell>
              <table:table-cell office:value-type="float" office:value="9748.0128317249">
                <text:p>9748.0128317249</text:p>
              </table:table-cell>
              <table:table-cell office:value-type="float" office:value="8286.3768882714">
                <text:p>8286.3768882714</text:p>
              </table:table-cell>
              <table:table-cell office:value-type="float" office:value="74514.1911636396">
                <text:p>74514.1911636396</text:p>
              </table:table-cell>
              <table:table-cell office:value-type="float" office:value="7451.419116364">
                <text:p>7451.419116364</text:p>
              </table:table-cell>
              <table:table-cell office:value-type="float" office:value="92548.5808836359">
                <text:p>92548.580883635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3.16">
                <text:p>53.16</text:p>
              </table:table-cell>
              <table:table-cell office:value-type="float" office:value="9716.7881557702">
                <text:p>9716.7881557702</text:p>
              </table:table-cell>
              <table:table-cell office:value-type="float" office:value="8208.7345402518">
                <text:p>8208.7345402518</text:p>
              </table:table-cell>
              <table:table-cell office:value-type="float" office:value="74613.1611854344">
                <text:p>74613.1611854344</text:p>
              </table:table-cell>
              <table:table-cell office:value-type="float" office:value="7461.3161185434">
                <text:p>7461.3161185434</text:p>
              </table:table-cell>
              <table:table-cell office:value-type="float" office:value="92538.6838814564">
                <text:p>92538.683881456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3.28">
                <text:p>53.28</text:p>
              </table:table-cell>
              <table:table-cell office:value-type="float" office:value="9685.9515718347">
                <text:p>9685.9515718347</text:p>
              </table:table-cell>
              <table:table-cell office:value-type="float" office:value="8131.7248006628">
                <text:p>8131.7248006628</text:p>
              </table:table-cell>
              <table:table-cell office:value-type="float" office:value="74711.2032977294">
                <text:p>74711.2032977294</text:p>
              </table:table-cell>
              <table:table-cell office:value-type="float" office:value="7471.1203297729">
                <text:p>7471.1203297729</text:p>
              </table:table-cell>
              <table:table-cell office:value-type="float" office:value="92528.8796702269">
                <text:p>92528.87967022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3.4">
                <text:p>53.4</text:p>
              </table:table-cell>
              <table:table-cell office:value-type="float" office:value="9655.4977374109">
                <text:p>9655.4977374109</text:p>
              </table:table-cell>
              <table:table-cell office:value-type="float" office:value="8055.3446812546">
                <text:p>8055.3446812546</text:p>
              </table:table-cell>
              <table:table-cell office:value-type="float" office:value="74808.3250739403">
                <text:p>74808.3250739403</text:p>
              </table:table-cell>
              <table:table-cell office:value-type="float" office:value="7480.832507394">
                <text:p>7480.832507394</text:p>
              </table:table-cell>
              <table:table-cell office:value-type="float" office:value="92519.1674926058">
                <text:p>92519.16749260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3.52">
                <text:p>53.52</text:p>
              </table:table-cell>
              <table:table-cell office:value-type="float" office:value="9625.4213918228">
                <text:p>9625.4213918228</text:p>
              </table:table-cell>
              <table:table-cell office:value-type="float" office:value="7979.5911516711">
                <text:p>7979.5911516711</text:p>
              </table:table-cell>
              <table:table-cell office:value-type="float" office:value="74904.534051369">
                <text:p>74904.534051369</text:p>
              </table:table-cell>
              <table:table-cell office:value-type="float" office:value="7490.4534051369">
                <text:p>7490.4534051369</text:p>
              </table:table-cell>
              <table:table-cell office:value-type="float" office:value="92509.546594863">
                <text:p>92509.5465948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.64">
                <text:p>53.64</text:p>
              </table:table-cell>
              <table:table-cell office:value-type="float" office:value="9595.7173548774">
                <text:p>9595.7173548774</text:p>
              </table:table-cell>
              <table:table-cell office:value-type="float" office:value="7904.4611413413">
                <text:p>7904.4611413413</text:p>
              </table:table-cell>
              <table:table-cell office:value-type="float" office:value="74999.8377307101">
                <text:p>74999.8377307101</text:p>
              </table:table-cell>
              <table:table-cell office:value-type="float" office:value="7499.983773071">
                <text:p>7499.983773071</text:p>
              </table:table-cell>
              <table:table-cell office:value-type="float" office:value="92500.0162269289">
                <text:p>92500.016226928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3.76">
                <text:p>53.76</text:p>
              </table:table-cell>
              <table:table-cell office:value-type="float" office:value="9566.3805255389">
                <text:p>9566.3805255389</text:p>
              </table:table-cell>
              <table:table-cell office:value-type="float" office:value="7829.9515413237">
                <text:p>7829.9515413237</text:p>
              </table:table-cell>
              <table:table-cell office:value-type="float" office:value="75094.2435755792">
                <text:p>75094.2435755792</text:p>
              </table:table-cell>
              <table:table-cell office:value-type="float" office:value="7509.4243575579">
                <text:p>7509.4243575579</text:p>
              </table:table-cell>
              <table:table-cell office:value-type="float" office:value="92490.575642442">
                <text:p>92490.57564244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3.88">
                <text:p>53.88</text:p>
              </table:table-cell>
              <table:table-cell office:value-type="float" office:value="9537.4058806238">
                <text:p>9537.4058806238</text:p>
              </table:table-cell>
              <table:table-cell office:value-type="float" office:value="7756.0592061064">
                <text:p>7756.0592061064</text:p>
              </table:table-cell>
              <table:table-cell office:value-type="float" office:value="75187.7590120634">
                <text:p>75187.7590120634</text:p>
              </table:table-cell>
              <table:table-cell office:value-type="float" office:value="7518.7759012063">
                <text:p>7518.7759012063</text:p>
              </table:table-cell>
              <table:table-cell office:value-type="float" office:value="92481.2240987935">
                <text:p>92481.22409879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4">
                <text:p>54</text:p>
              </table:table-cell>
              <table:table-cell office:value-type="float" office:value="9508.7884735175">
                <text:p>9508.7884735175</text:p>
              </table:table-cell>
              <table:table-cell office:value-type="float" office:value="7682.7809553602">
                <text:p>7682.7809553602</text:p>
              </table:table-cell>
              <table:table-cell office:value-type="float" office:value="75280.3914282929">
                <text:p>75280.3914282929</text:p>
              </table:table-cell>
              <table:table-cell office:value-type="float" office:value="7528.0391428293">
                <text:p>7528.0391428293</text:p>
              </table:table-cell>
              <table:table-cell office:value-type="float" office:value="92471.9608571706">
                <text:p>92471.96085717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4.12">
                <text:p>54.12</text:p>
              </table:table-cell>
              <table:table-cell office:value-type="float" office:value="9480.5234329127">
                <text:p>9480.5234329127</text:p>
              </table:table-cell>
              <table:table-cell office:value-type="float" office:value="7610.1135756501">
                <text:p>7610.1135756501</text:p>
              </table:table-cell>
              <table:table-cell office:value-type="float" office:value="75372.1481740336">
                <text:p>75372.1481740336</text:p>
              </table:table-cell>
              <table:table-cell office:value-type="float" office:value="7537.2148174034">
                <text:p>7537.2148174034</text:p>
              </table:table-cell>
              <table:table-cell office:value-type="float" office:value="92462.7851825965">
                <text:p>92462.78518259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4.24">
                <text:p>54.24</text:p>
              </table:table-cell>
              <table:table-cell office:value-type="float" office:value="9452.605961568">
                <text:p>9452.605961568</text:p>
              </table:table-cell>
              <table:table-cell office:value-type="float" office:value="7538.0538221018">
                <text:p>7538.0538221018</text:p>
              </table:table-cell>
              <table:table-cell office:value-type="float" office:value="75463.0365603001">
                <text:p>75463.0365603001</text:p>
              </table:table-cell>
              <table:table-cell office:value-type="float" office:value="7546.30365603">
                <text:p>7546.30365603</text:p>
              </table:table-cell>
              <table:table-cell office:value-type="float" office:value="92453.6963439699">
                <text:p>92453.69634396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4.36">
                <text:p>54.36</text:p>
              </table:table-cell>
              <table:table-cell office:value-type="float" office:value="9425.0313350866">
                <text:p>9425.0313350866</text:p>
              </table:table-cell>
              <table:table-cell office:value-type="float" office:value="7466.5984200268">
                <text:p>7466.5984200268</text:p>
              </table:table-cell>
              <table:table-cell office:value-type="float" office:value="75553.0638589876">
                <text:p>75553.0638589876</text:p>
              </table:table-cell>
              <table:table-cell office:value-type="float" office:value="7555.3063858988">
                <text:p>7555.3063858988</text:p>
              </table:table-cell>
              <table:table-cell office:value-type="float" office:value="92444.6936141012">
                <text:p>92444.69361410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4.48">
                <text:p>54.48</text:p>
              </table:table-cell>
              <table:table-cell office:value-type="float" office:value="9397.7949007167">
                <text:p>9397.7949007167</text:p>
              </table:table-cell>
              <table:table-cell office:value-type="float" office:value="7395.7440665062">
                <text:p>7395.7440665062</text:p>
              </table:table-cell>
              <table:table-cell office:value-type="float" office:value="75642.2373025245">
                <text:p>75642.2373025245</text:p>
              </table:table-cell>
              <table:table-cell office:value-type="float" office:value="7564.2237302524">
                <text:p>7564.2237302524</text:p>
              </table:table-cell>
              <table:table-cell office:value-type="float" office:value="92435.7762697475">
                <text:p>92435.77626974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4.6">
                <text:p>54.6</text:p>
              </table:table-cell>
              <table:table-cell office:value-type="float" office:value="9370.8920761702">
                <text:p>9370.8920761702</text:p>
              </table:table-cell>
              <table:table-cell office:value-type="float" office:value="7325.4874319333">
                <text:p>7325.4874319333</text:p>
              </table:table-cell>
              <table:table-cell office:value-type="float" office:value="75730.5640835421">
                <text:p>75730.5640835421</text:p>
              </table:table-cell>
              <table:table-cell office:value-type="float" office:value="7573.0564083542">
                <text:p>7573.0564083542</text:p>
              </table:table-cell>
              <table:table-cell office:value-type="float" office:value="92426.9435916457">
                <text:p>92426.943591645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.72">
                <text:p>54.72</text:p>
              </table:table-cell>
              <table:table-cell office:value-type="float" office:value="9344.3183484625">
                <text:p>9344.3183484625</text:p>
              </table:table-cell>
              <table:table-cell office:value-type="float" office:value="7255.825161517">
                <text:p>7255.825161517</text:p>
              </table:table-cell>
              <table:table-cell office:value-type="float" office:value="75818.051354564">
                <text:p>75818.051354564</text:p>
              </table:table-cell>
              <table:table-cell office:value-type="float" office:value="7581.8051354564">
                <text:p>7581.8051354564</text:p>
              </table:table-cell>
              <table:table-cell office:value-type="float" office:value="92418.1948645435">
                <text:p>92418.19486454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4.84">
                <text:p>54.84</text:p>
              </table:table-cell>
              <table:table-cell office:value-type="float" office:value="9318.0692727703">
                <text:p>9318.0692727703</text:p>
              </table:table-cell>
              <table:table-cell office:value-type="float" office:value="7186.7538767458">
                <text:p>7186.7538767458</text:p>
              </table:table-cell>
              <table:table-cell office:value-type="float" office:value="75904.7062277125">
                <text:p>75904.7062277125</text:p>
              </table:table-cell>
              <table:table-cell office:value-type="float" office:value="7590.4706227712">
                <text:p>7590.4706227712</text:p>
              </table:table-cell>
              <table:table-cell office:value-type="float" office:value="92409.5293772286">
                <text:p>92409.52937722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.96">
                <text:p>54.96</text:p>
              </table:table-cell>
              <table:table-cell office:value-type="float" office:value="9292.1404713103">
                <text:p>9292.1404713103</text:p>
              </table:table-cell>
              <table:table-cell office:value-type="float" office:value="7118.2701768139">
                <text:p>7118.2701768139</text:p>
              </table:table-cell>
              <table:table-cell office:value-type="float" office:value="75990.5357744325">
                <text:p>75990.5357744325</text:p>
              </table:table-cell>
              <table:table-cell office:value-type="float" office:value="7599.0535774432">
                <text:p>7599.0535774432</text:p>
              </table:table-cell>
              <table:table-cell office:value-type="float" office:value="92400.9464225566">
                <text:p>92400.946422556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5.08">
                <text:p>55.08</text:p>
              </table:table-cell>
              <table:table-cell office:value-type="float" office:value="9266.5276322347">
                <text:p>9266.5276322347</text:p>
              </table:table-cell>
              <table:table-cell office:value-type="float" office:value="7050.3706400095">
                <text:p>7050.3706400095</text:p>
              </table:table-cell>
              <table:table-cell office:value-type="float" office:value="76075.5470252324">
                <text:p>76075.5470252324</text:p>
              </table:table-cell>
              <table:table-cell office:value-type="float" office:value="7607.5547025232">
                <text:p>7607.5547025232</text:p>
              </table:table-cell>
              <table:table-cell office:value-type="float" office:value="92392.4452974766">
                <text:p>92392.44529747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5.2">
                <text:p>55.2</text:p>
              </table:table-cell>
              <table:table-cell office:value-type="float" office:value="9241.226508547">
                <text:p>9241.226508547</text:p>
              </table:table-cell>
              <table:table-cell office:value-type="float" office:value="6983.0518250672">
                <text:p>6983.0518250672</text:p>
              </table:table-cell>
              <table:table-cell office:value-type="float" office:value="76159.7469694415">
                <text:p>76159.7469694415</text:p>
              </table:table-cell>
              <table:table-cell office:value-type="float" office:value="7615.9746969441">
                <text:p>7615.9746969441</text:p>
              </table:table-cell>
              <table:table-cell office:value-type="float" office:value="92384.0253030557">
                <text:p>92384.025303055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5.32">
                <text:p>55.32</text:p>
              </table:table-cell>
              <table:table-cell office:value-type="float" office:value="9216.2329170352">
                <text:p>9216.2329170352</text:p>
              </table:table-cell>
              <table:table-cell office:value-type="float" office:value="6916.3102724834">
                <text:p>6916.3102724834</text:p>
              </table:table-cell>
              <table:table-cell office:value-type="float" office:value="76243.142554983">
                <text:p>76243.142554983</text:p>
              </table:table-cell>
              <table:table-cell office:value-type="float" office:value="7624.3142554983">
                <text:p>7624.3142554983</text:p>
              </table:table-cell>
              <table:table-cell office:value-type="float" office:value="92375.6857445015">
                <text:p>92375.68574450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5.44">
                <text:p>55.44</text:p>
              </table:table-cell>
              <table:table-cell office:value-type="float" office:value="9191.5427372232">
                <text:p>9191.5427372232</text:p>
              </table:table-cell>
              <table:table-cell office:value-type="float" office:value="6850.1425057973">
                <text:p>6850.1425057973</text:p>
              </table:table-cell>
              <table:table-cell office:value-type="float" office:value="76325.7406881631">
                <text:p>76325.7406881631</text:p>
              </table:table-cell>
              <table:table-cell office:value-type="float" office:value="7632.5740688163">
                <text:p>7632.5740688163</text:p>
              </table:table-cell>
              <table:table-cell office:value-type="float" office:value="92367.4259311835">
                <text:p>92367.42593118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5.56">
                <text:p>55.56</text:p>
              </table:table-cell>
              <table:table-cell office:value-type="float" office:value="9167.1519103399">
                <text:p>9167.1519103399</text:p>
              </table:table-cell>
              <table:table-cell office:value-type="float" office:value="6784.5450328375">
                <text:p>6784.5450328375</text:p>
              </table:table-cell>
              <table:table-cell office:value-type="float" office:value="76407.548233475">
                <text:p>76407.548233475</text:p>
              </table:table-cell>
              <table:table-cell office:value-type="float" office:value="7640.7548233475">
                <text:p>7640.7548233475</text:p>
              </table:table-cell>
              <table:table-cell office:value-type="float" office:value="92359.2451766524">
                <text:p>92359.245176652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.68">
                <text:p>55.68</text:p>
              </table:table-cell>
              <table:table-cell office:value-type="float" office:value="9143.056438306">
                <text:p>9143.056438306</text:p>
              </table:table-cell>
              <table:table-cell office:value-type="float" office:value="6719.5143469347">
                <text:p>6719.5143469347</text:p>
              </table:table-cell>
              <table:table-cell office:value-type="float" office:value="76488.5720134175">
                <text:p>76488.5720134175</text:p>
              </table:table-cell>
              <table:table-cell office:value-type="float" office:value="7648.8572013417">
                <text:p>7648.8572013417</text:p>
              </table:table-cell>
              <table:table-cell office:value-type="float" office:value="92351.1427986581">
                <text:p>92351.142798658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.8">
                <text:p>55.8</text:p>
              </table:table-cell>
              <table:table-cell office:value-type="float" office:value="9119.2523827376">
                <text:p>9119.2523827376</text:p>
              </table:table-cell>
              <table:table-cell office:value-type="float" office:value="6655.0469281011">
                <text:p>6655.0469281011</text:p>
              </table:table-cell>
              <table:table-cell office:value-type="float" office:value="76568.8188083283">
                <text:p>76568.8188083283</text:p>
              </table:table-cell>
              <table:table-cell office:value-type="float" office:value="7656.8818808328">
                <text:p>7656.8818808328</text:p>
              </table:table-cell>
              <table:table-cell office:value-type="float" office:value="92343.118119167">
                <text:p>92343.1181191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.92">
                <text:p>55.92</text:p>
              </table:table-cell>
              <table:table-cell office:value-type="float" office:value="9095.7358639673">
                <text:p>9095.7358639673</text:p>
              </table:table-cell>
              <table:table-cell office:value-type="float" office:value="6591.1392441781">
                <text:p>6591.1392441781</text:p>
              </table:table-cell>
              <table:table-cell office:value-type="float" office:value="76648.2953562313">
                <text:p>76648.2953562313</text:p>
              </table:table-cell>
              <table:table-cell office:value-type="float" office:value="7664.8295356231">
                <text:p>7664.8295356231</text:p>
              </table:table-cell>
              <table:table-cell office:value-type="float" office:value="92335.1704643767">
                <text:p>92335.170464376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6.04">
                <text:p>56.04</text:p>
              </table:table-cell>
              <table:table-cell office:value-type="float" office:value="9072.5030600814">
                <text:p>9072.5030600814</text:p>
              </table:table-cell>
              <table:table-cell office:value-type="float" office:value="6527.787751952">
                <text:p>6527.787751952</text:p>
              </table:table-cell>
              <table:table-cell office:value-type="float" office:value="76727.0083526967">
                <text:p>76727.0083526967</text:p>
              </table:table-cell>
              <table:table-cell office:value-type="float" office:value="7672.7008352697">
                <text:p>7672.7008352697</text:p>
              </table:table-cell>
              <table:table-cell office:value-type="float" office:value="92327.2991647302">
                <text:p>92327.29916473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6.16">
                <text:p>56.16</text:p>
              </table:table-cell>
              <table:table-cell office:value-type="float" office:value="9049.5502059737">
                <text:p>9049.5502059737</text:p>
              </table:table-cell>
              <table:table-cell office:value-type="float" office:value="6464.9888982391">
                <text:p>6464.9888982391</text:p>
              </table:table-cell>
              <table:table-cell office:value-type="float" office:value="76804.9644507156">
                <text:p>76804.9644507156</text:p>
              </table:table-cell>
              <table:table-cell office:value-type="float" office:value="7680.4964450715">
                <text:p>7680.4964450715</text:p>
              </table:table-cell>
              <table:table-cell office:value-type="float" office:value="92319.5035549283">
                <text:p>92319.50355492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6.28">
                <text:p>56.28</text:p>
              </table:table-cell>
              <table:table-cell office:value-type="float" office:value="9026.8735924158">
                <text:p>9026.8735924158</text:p>
              </table:table-cell>
              <table:table-cell office:value-type="float" office:value="6402.7391209396">
                <text:p>6402.7391209396</text:p>
              </table:table-cell>
              <table:table-cell office:value-type="float" office:value="76882.1702605859">
                <text:p>76882.1702605859</text:p>
              </table:table-cell>
              <table:table-cell office:value-type="float" office:value="7688.2170260586">
                <text:p>7688.2170260586</text:p>
              </table:table-cell>
              <table:table-cell office:value-type="float" office:value="92311.7829739413">
                <text:p>92311.78297394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6.4">
                <text:p>56.4</text:p>
              </table:table-cell>
              <table:table-cell office:value-type="float" office:value="9004.4695651428">
                <text:p>9004.4695651428</text:p>
              </table:table-cell>
              <table:table-cell office:value-type="float" office:value="6341.0348500636">
                <text:p>6341.0348500636</text:p>
              </table:table-cell>
              <table:table-cell office:value-type="float" office:value="76958.6323498122">
                <text:p>76958.6323498122</text:p>
              </table:table-cell>
              <table:table-cell office:value-type="float" office:value="7695.8632349812">
                <text:p>7695.8632349812</text:p>
              </table:table-cell>
              <table:table-cell office:value-type="float" office:value="92304.1367650186">
                <text:p>92304.13676501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6.52">
                <text:p>56.52</text:p>
              </table:table-cell>
              <table:table-cell office:value-type="float" office:value="8982.3345239551">
                <text:p>8982.3345239551</text:p>
              </table:table-cell>
              <table:table-cell office:value-type="float" office:value="6279.8725087262">
                <text:p>6279.8725087262</text:p>
              </table:table-cell>
              <table:table-cell office:value-type="float" office:value="77034.3572430169">
                <text:p>77034.3572430169</text:p>
              </table:table-cell>
              <table:table-cell office:value-type="float" office:value="7703.4357243017">
                <text:p>7703.4357243017</text:p>
              </table:table-cell>
              <table:table-cell office:value-type="float" office:value="92296.5642756982">
                <text:p>92296.56427569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6.64">
                <text:p>56.64</text:p>
              </table:table-cell>
              <table:table-cell office:value-type="float" office:value="8960.464921835">
                <text:p>8960.464921835</text:p>
              </table:table-cell>
              <table:table-cell office:value-type="float" office:value="6219.2485141155">
                <text:p>6219.2485141155</text:p>
              </table:table-cell>
              <table:table-cell office:value-type="float" office:value="77109.3514218631">
                <text:p>77109.3514218631</text:p>
              </table:table-cell>
              <table:table-cell office:value-type="float" office:value="7710.9351421863">
                <text:p>7710.9351421863</text:p>
              </table:table-cell>
              <table:table-cell office:value-type="float" office:value="92289.0648578135">
                <text:p>92289.06485781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6.76">
                <text:p>56.76</text:p>
              </table:table-cell>
              <table:table-cell office:value-type="float" office:value="8938.8572640789">
                <text:p>8938.8572640789</text:p>
              </table:table-cell>
              <table:table-cell office:value-type="float" office:value="6159.1592784327">
                <text:p>6159.1592784327</text:p>
              </table:table-cell>
              <table:table-cell office:value-type="float" office:value="77183.6213249893">
                <text:p>77183.6213249893</text:p>
              </table:table-cell>
              <table:table-cell office:value-type="float" office:value="7718.3621324989">
                <text:p>7718.3621324989</text:p>
              </table:table-cell>
              <table:table-cell office:value-type="float" office:value="92281.6378675009">
                <text:p>92281.637867500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6.88">
                <text:p>56.88</text:p>
              </table:table-cell>
              <table:table-cell office:value-type="float" office:value="8917.5081074446">
                <text:p>8917.5081074446</text:p>
              </table:table-cell>
              <table:table-cell office:value-type="float" office:value="6099.6012098045">
                <text:p>6099.6012098045</text:p>
              </table:table-cell>
              <table:table-cell office:value-type="float" office:value="77257.1733479552">
                <text:p>77257.1733479552</text:p>
              </table:table-cell>
              <table:table-cell office:value-type="float" office:value="7725.7173347955">
                <text:p>7725.7173347955</text:p>
              </table:table-cell>
              <table:table-cell office:value-type="float" office:value="92274.2826652043">
                <text:p>92274.28266520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7">
                <text:p>57</text:p>
              </table:table-cell>
              <table:table-cell office:value-type="float" office:value="8896.4140593124">
                <text:p>8896.4140593124</text:p>
              </table:table-cell>
              <table:table-cell office:value-type="float" office:value="6040.5707131698">
                <text:p>6040.5707131698</text:p>
              </table:table-cell>
              <table:table-cell office:value-type="float" office:value="77330.0138431979">
                <text:p>77330.0138431979</text:p>
              </table:table-cell>
              <table:table-cell office:value-type="float" office:value="7733.0013843198">
                <text:p>7733.0013843198</text:p>
              </table:table-cell>
              <table:table-cell office:value-type="float" office:value="92266.9986156801">
                <text:p>92266.99861568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7.12">
                <text:p>57.12</text:p>
              </table:table-cell>
              <table:table-cell office:value-type="float" office:value="8875.5717768617">
                <text:p>8875.5717768617</text:p>
              </table:table-cell>
              <table:table-cell office:value-type="float" office:value="5982.0641911396">
                <text:p>5982.0641911396</text:p>
              </table:table-cell>
              <table:table-cell office:value-type="float" office:value="77402.1491199988">
                <text:p>77402.1491199988</text:p>
              </table:table-cell>
              <table:table-cell office:value-type="float" office:value="7740.2149119999">
                <text:p>7740.2149119999</text:p>
              </table:table-cell>
              <table:table-cell office:value-type="float" office:value="92259.7850879999">
                <text:p>92259.78508799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7.24">
                <text:p>57.24</text:p>
              </table:table-cell>
              <table:table-cell office:value-type="float" office:value="8854.9779662605">
                <text:p>8854.9779662605</text:p>
              </table:table-cell>
              <table:table-cell office:value-type="float" office:value="5924.0780448322">
                <text:p>5924.0780448322</text:p>
              </table:table-cell>
              <table:table-cell office:value-type="float" office:value="77473.585444461">
                <text:p>77473.585444461</text:p>
              </table:table-cell>
              <table:table-cell office:value-type="float" office:value="7747.3585444461">
                <text:p>7747.3585444461</text:p>
              </table:table-cell>
              <table:table-cell office:value-type="float" office:value="92252.6414555537">
                <text:p>92252.64145555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7.36">
                <text:p>57.36</text:p>
              </table:table-cell>
              <table:table-cell office:value-type="float" office:value="8834.6293818705">
                <text:p>8834.6293818705</text:p>
              </table:table-cell>
              <table:table-cell office:value-type="float" office:value="5866.6086746836">
                <text:p>5866.6086746836</text:p>
              </table:table-cell>
              <table:table-cell office:value-type="float" office:value="77544.3290394962">
                <text:p>77544.3290394962</text:p>
              </table:table-cell>
              <table:table-cell office:value-type="float" office:value="7754.4329039496">
                <text:p>7754.4329039496</text:p>
              </table:table-cell>
              <table:table-cell office:value-type="float" office:value="92245.5670960502">
                <text:p>92245.56709605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7.48">
                <text:p>57.48</text:p>
              </table:table-cell>
              <table:table-cell office:value-type="float" office:value="8814.522825464">
                <text:p>8814.522825464</text:p>
              </table:table-cell>
              <table:table-cell office:value-type="float" office:value="5809.6524812328">
                <text:p>5809.6524812328</text:p>
              </table:table-cell>
              <table:table-cell office:value-type="float" office:value="77614.3860848209">
                <text:p>77614.3860848209</text:p>
              </table:table-cell>
              <table:table-cell office:value-type="float" office:value="7761.4386084821">
                <text:p>7761.4386084821</text:p>
              </table:table-cell>
              <table:table-cell office:value-type="float" office:value="92238.5613915177">
                <text:p>92238.56139151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7.6">
                <text:p>57.6</text:p>
              </table:table-cell>
              <table:table-cell office:value-type="float" office:value="8794.655145456">
                <text:p>8794.655145456</text:p>
              </table:table-cell>
              <table:table-cell office:value-type="float" office:value="5753.2058658848">
                <text:p>5753.2058658848</text:p>
              </table:table-cell>
              <table:table-cell office:value-type="float" office:value="77683.7627169628">
                <text:p>77683.7627169628</text:p>
              </table:table-cell>
              <table:table-cell office:value-type="float" office:value="7768.3762716963">
                <text:p>7768.3762716963</text:p>
              </table:table-cell>
              <table:table-cell office:value-type="float" office:value="92231.6237283035">
                <text:p>92231.62372830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7.72">
                <text:p>57.72</text:p>
              </table:table-cell>
              <table:table-cell office:value-type="float" office:value="8775.0232361483">
                <text:p>8775.0232361483</text:p>
              </table:table-cell>
              <table:table-cell office:value-type="float" office:value="5697.2652316491">
                <text:p>5697.2652316491</text:p>
              </table:table-cell>
              <table:table-cell office:value-type="float" office:value="77752.465029275">
                <text:p>77752.465029275</text:p>
              </table:table-cell>
              <table:table-cell office:value-type="float" office:value="7775.2465029275">
                <text:p>7775.2465029275</text:p>
              </table:table-cell>
              <table:table-cell office:value-type="float" office:value="92224.7534970723">
                <text:p>92224.75349707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.84">
                <text:p>57.84</text:p>
              </table:table-cell>
              <table:table-cell office:value-type="float" office:value="8755.6240369871">
                <text:p>8755.6240369871</text:p>
              </table:table-cell>
              <table:table-cell office:value-type="float" office:value="5641.8269838565">
                <text:p>5641.8269838565</text:p>
              </table:table-cell>
              <table:table-cell office:value-type="float" office:value="77820.4990719603">
                <text:p>77820.4990719603</text:p>
              </table:table-cell>
              <table:table-cell office:value-type="float" office:value="7782.049907196">
                <text:p>7782.049907196</text:p>
              </table:table-cell>
              <table:table-cell office:value-type="float" office:value="92217.9500928038">
                <text:p>92217.95009280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7.96">
                <text:p>57.96</text:p>
              </table:table-cell>
              <table:table-cell office:value-type="float" office:value="8736.454531834">
                <text:p>8736.454531834</text:p>
              </table:table-cell>
              <table:table-cell office:value-type="float" office:value="5586.8875308532">
                <text:p>5586.8875308532</text:p>
              </table:table-cell>
              <table:table-cell office:value-type="float" office:value="77887.8708521025">
                <text:p>77887.8708521025</text:p>
              </table:table-cell>
              <table:table-cell office:value-type="float" office:value="7788.7870852102">
                <text:p>7788.7870852102</text:p>
              </table:table-cell>
              <table:table-cell office:value-type="float" office:value="92211.2129147896">
                <text:p>92211.212914789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8.08">
                <text:p>58.08</text:p>
              </table:table-cell>
              <table:table-cell office:value-type="float" office:value="8717.5117482482">
                <text:p>8717.5117482482</text:p>
              </table:table-cell>
              <table:table-cell office:value-type="float" office:value="5532.4432846737">
                <text:p>5532.4432846737</text:p>
              </table:table-cell>
              <table:table-cell office:value-type="float" office:value="77954.5863337073">
                <text:p>77954.5863337073</text:p>
              </table:table-cell>
              <table:table-cell office:value-type="float" office:value="7795.4586333707">
                <text:p>7795.4586333707</text:p>
              </table:table-cell>
              <table:table-cell office:value-type="float" office:value="92204.5413666291">
                <text:p>92204.541366629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8.2">
                <text:p>58.2</text:p>
              </table:table-cell>
              <table:table-cell office:value-type="float" office:value="8698.7927567825">
                <text:p>8698.7927567825</text:p>
              </table:table-cell>
              <table:table-cell office:value-type="float" office:value="5478.4906616925">
                <text:p>5478.4906616925</text:p>
              </table:table-cell>
              <table:table-cell office:value-type="float" office:value="78020.65143775">
                <text:p>78020.65143775</text:p>
              </table:table-cell>
              <table:table-cell office:value-type="float" office:value="7802.065143775">
                <text:p>7802.065143775</text:p>
              </table:table-cell>
              <table:table-cell office:value-type="float" office:value="92197.9348562248">
                <text:p>92197.934856224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8.32">
                <text:p>58.32</text:p>
              </table:table-cell>
              <table:table-cell office:value-type="float" office:value="8680.2946702904">
                <text:p>8680.2946702904</text:p>
              </table:table-cell>
              <table:table-cell office:value-type="float" office:value="5425.0260832547">
                <text:p>5425.0260832547</text:p>
              </table:table-cell>
              <table:table-cell office:value-type="float" office:value="78086.0720422317">
                <text:p>78086.0720422317</text:p>
              </table:table-cell>
              <table:table-cell office:value-type="float" office:value="7808.6072042231">
                <text:p>7808.6072042231</text:p>
              </table:table-cell>
              <table:table-cell office:value-type="float" office:value="92191.3927957767">
                <text:p>92191.392795776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8.44">
                <text:p>58.44</text:p>
              </table:table-cell>
              <table:table-cell office:value-type="float" office:value="8662.0146432461">
                <text:p>8662.0146432461</text:p>
              </table:table-cell>
              <table:table-cell office:value-type="float" office:value="5372.0459762872">
                <text:p>5372.0459762872</text:p>
              </table:table-cell>
              <table:table-cell office:value-type="float" office:value="78150.8539822424">
                <text:p>78150.8539822424</text:p>
              </table:table-cell>
              <table:table-cell office:value-type="float" office:value="7815.0853982242">
                <text:p>7815.0853982242</text:p>
              </table:table-cell>
              <table:table-cell office:value-type="float" office:value="92184.9146017756">
                <text:p>92184.91460177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8.56">
                <text:p>58.56</text:p>
              </table:table-cell>
              <table:table-cell office:value-type="float" office:value="8643.9498710751">
                <text:p>8643.9498710751</text:p>
              </table:table-cell>
              <table:table-cell office:value-type="float" office:value="5319.5467738897">
                <text:p>5319.5467738897</text:p>
              </table:table-cell>
              <table:table-cell office:value-type="float" office:value="78215.0030500319">
                <text:p>78215.0030500319</text:p>
              </table:table-cell>
              <table:table-cell office:value-type="float" office:value="7821.5003050032">
                <text:p>7821.5003050032</text:p>
              </table:table-cell>
              <table:table-cell office:value-type="float" office:value="92178.4996949967">
                <text:p>92178.49969499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.68">
                <text:p>58.68</text:p>
              </table:table-cell>
              <table:table-cell office:value-type="float" office:value="8626.0975894976">
                <text:p>8626.0975894976</text:p>
              </table:table-cell>
              <table:table-cell office:value-type="float" office:value="5267.5249159067">
                <text:p>5267.5249159067</text:p>
              </table:table-cell>
              <table:table-cell office:value-type="float" office:value="78278.5249950869">
                <text:p>78278.5249950869</text:p>
              </table:table-cell>
              <table:table-cell office:value-type="float" office:value="7827.8524995087">
                <text:p>7827.8524995087</text:p>
              </table:table-cell>
              <table:table-cell office:value-type="float" office:value="92172.1475004911">
                <text:p>92172.14750049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.8">
                <text:p>58.8</text:p>
              </table:table-cell>
              <table:table-cell office:value-type="float" office:value="8608.4550738823">
                <text:p>8608.4550738823</text:p>
              </table:table-cell>
              <table:table-cell office:value-type="float" office:value="5215.9768494806">
                <text:p>5215.9768494806</text:p>
              </table:table-cell>
              <table:table-cell office:value-type="float" office:value="78341.4255242155">
                <text:p>78341.4255242155</text:p>
              </table:table-cell>
              <table:table-cell office:value-type="float" office:value="7834.1425524215">
                <text:p>7834.1425524215</text:p>
              </table:table-cell>
              <table:table-cell office:value-type="float" office:value="92165.8574475783">
                <text:p>92165.857447578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8.92">
                <text:p>58.92</text:p>
              </table:table-cell>
              <table:table-cell office:value-type="float" office:value="8591.0196386119">
                <text:p>8591.0196386119</text:p>
              </table:table-cell>
              <table:table-cell office:value-type="float" office:value="5164.8990295863">
                <text:p>5164.8990295863</text:p>
              </table:table-cell>
              <table:table-cell office:value-type="float" office:value="78403.710301638">
                <text:p>78403.710301638</text:p>
              </table:table-cell>
              <table:table-cell office:value-type="float" office:value="7840.3710301638">
                <text:p>7840.3710301638</text:p>
              </table:table-cell>
              <table:table-cell office:value-type="float" office:value="92159.628969836">
                <text:p>92159.62896983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9.04">
                <text:p>59.04</text:p>
              </table:table-cell>
              <table:table-cell office:value-type="float" office:value="8573.7886364591">
                <text:p>8573.7886364591</text:p>
              </table:table-cell>
              <table:table-cell office:value-type="float" office:value="5114.2879195487">
                <text:p>5114.2879195487</text:p>
              </table:table-cell>
              <table:table-cell office:value-type="float" office:value="78465.3849490838">
                <text:p>78465.3849490838</text:p>
              </table:table-cell>
              <table:table-cell office:value-type="float" office:value="7846.5384949084">
                <text:p>7846.5384949084</text:p>
              </table:table-cell>
              <table:table-cell office:value-type="float" office:value="92153.4615050914">
                <text:p>92153.46150509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9.16">
                <text:p>59.16</text:p>
              </table:table-cell>
              <table:table-cell office:value-type="float" office:value="8556.7594579738">
                <text:p>8556.7594579738</text:p>
              </table:table-cell>
              <table:table-cell office:value-type="float" office:value="5064.1399915415">
                <text:p>5064.1399915415</text:p>
              </table:table-cell>
              <table:table-cell office:value-type="float" office:value="78526.4550458951">
                <text:p>78526.4550458951</text:p>
              </table:table-cell>
              <table:table-cell office:value-type="float" office:value="7852.6455045895">
                <text:p>7852.6455045895</text:p>
              </table:table-cell>
              <table:table-cell office:value-type="float" office:value="92147.3544954103">
                <text:p>92147.35449541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9.28">
                <text:p>59.28</text:p>
              </table:table-cell>
              <table:table-cell office:value-type="float" office:value="8539.9295308808">
                <text:p>8539.9295308808</text:p>
              </table:table-cell>
              <table:table-cell office:value-type="float" office:value="5014.4517270701">
                <text:p>5014.4517270701</text:p>
              </table:table-cell>
              <table:table-cell office:value-type="float" office:value="78586.9261291356">
                <text:p>78586.9261291356</text:p>
              </table:table-cell>
              <table:table-cell office:value-type="float" office:value="7858.6926129135">
                <text:p>7858.6926129135</text:p>
              </table:table-cell>
              <table:table-cell office:value-type="float" office:value="92141.3073870863">
                <text:p>92141.30738708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9.4">
                <text:p>59.4</text:p>
              </table:table-cell>
              <table:table-cell office:value-type="float" office:value="8523.2963194874">
                <text:p>8523.2963194874</text:p>
              </table:table-cell>
              <table:table-cell office:value-type="float" office:value="4965.2196174369">
                <text:p>4965.2196174369</text:p>
              </table:table-cell>
              <table:table-cell office:value-type="float" office:value="78646.8036937051">
                <text:p>78646.8036937051</text:p>
              </table:table-cell>
              <table:table-cell office:value-type="float" office:value="7864.6803693705">
                <text:p>7864.6803693705</text:p>
              </table:table-cell>
              <table:table-cell office:value-type="float" office:value="92135.3196306293">
                <text:p>92135.31963062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9.52">
                <text:p>59.52</text:p>
              </table:table-cell>
              <table:table-cell office:value-type="float" office:value="8506.8573241021">
                <text:p>8506.8573241021</text:p>
              </table:table-cell>
              <table:table-cell office:value-type="float" office:value="4916.4401641913">
                <text:p>4916.4401641913</text:p>
              </table:table-cell>
              <table:table-cell office:value-type="float" office:value="78706.0931924605">
                <text:p>78706.0931924605</text:p>
              </table:table-cell>
              <table:table-cell office:value-type="float" office:value="7870.609319246">
                <text:p>7870.609319246</text:p>
              </table:table-cell>
              <table:table-cell office:value-type="float" office:value="92129.3906807538">
                <text:p>92129.390680753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9.64">
                <text:p>59.64</text:p>
              </table:table-cell>
              <table:table-cell office:value-type="float" office:value="8490.6100804626">
                <text:p>8490.6100804626</text:p>
              </table:table-cell>
              <table:table-cell office:value-type="float" office:value="4868.1098795627">
                <text:p>4868.1098795627</text:p>
              </table:table-cell>
              <table:table-cell office:value-type="float" office:value="78764.8000363406">
                <text:p>78764.8000363406</text:p>
              </table:table-cell>
              <table:table-cell office:value-type="float" office:value="7876.480003634">
                <text:p>7876.480003634</text:p>
              </table:table-cell>
              <table:table-cell office:value-type="float" office:value="92123.5199963658">
                <text:p>92123.519996365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9.76">
                <text:p>59.76</text:p>
              </table:table-cell>
              <table:table-cell office:value-type="float" office:value="8474.5521591738">
                <text:p>8474.5521591738</text:p>
              </table:table-cell>
              <table:table-cell office:value-type="float" office:value="4820.2252868792">
                <text:p>4820.2252868792</text:p>
              </table:table-cell>
              <table:table-cell office:value-type="float" office:value="78822.9295944972">
                <text:p>78822.9295944972</text:p>
              </table:table-cell>
              <table:table-cell office:value-type="float" office:value="7882.2929594497">
                <text:p>7882.2929594497</text:p>
              </table:table-cell>
              <table:table-cell office:value-type="float" office:value="92117.7070405501">
                <text:p>92117.70704055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.88">
                <text:p>59.88</text:p>
              </table:table-cell>
              <table:table-cell office:value-type="float" office:value="8458.6811651557">
                <text:p>8458.6811651557</text:p>
              </table:table-cell>
              <table:table-cell office:value-type="float" office:value="4772.7829209703">
                <text:p>4772.7829209703</text:p>
              </table:table-cell>
              <table:table-cell office:value-type="float" office:value="78880.4871944308">
                <text:p>78880.4871944308</text:p>
              </table:table-cell>
              <table:table-cell office:value-type="float" office:value="7888.0487194431">
                <text:p>7888.0487194431</text:p>
              </table:table-cell>
              <table:table-cell office:value-type="float" office:value="92111.9512805568">
                <text:p>92111.951280556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0">
                <text:p>60</text:p>
              </table:table-cell>
              <table:table-cell office:value-type="float" office:value="8442.9947371008">
                <text:p>8442.9947371008</text:p>
              </table:table-cell>
              <table:table-cell office:value-type="float" office:value="4725.7793285554">
                <text:p>4725.7793285554</text:p>
              </table:table-cell>
              <table:table-cell office:value-type="float" office:value="78937.4781221307">
                <text:p>78937.4781221307</text:p>
              </table:table-cell>
              <table:table-cell office:value-type="float" office:value="7893.747812213">
                <text:p>7893.747812213</text:p>
              </table:table-cell>
              <table:table-cell office:value-type="float" office:value="92106.2521877868">
                <text:p>92106.25218778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0.12">
                <text:p>60.12</text:p>
              </table:table-cell>
              <table:table-cell office:value-type="float" office:value="8427.4905469404">
                <text:p>8427.4905469404</text:p>
              </table:table-cell>
              <table:table-cell office:value-type="float" office:value="4679.2110686176">
                <text:p>4679.2110686176</text:p>
              </table:table-cell>
              <table:table-cell office:value-type="float" office:value="78993.9076222199">
                <text:p>78993.9076222199</text:p>
              </table:table-cell>
              <table:table-cell office:value-type="float" office:value="7899.390762222">
                <text:p>7899.390762222</text:p>
              </table:table-cell>
              <table:table-cell office:value-type="float" office:value="92100.6092377778">
                <text:p>92100.60923777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0.24">
                <text:p>60.24</text:p>
              </table:table-cell>
              <table:table-cell office:value-type="float" office:value="8412.166299321">
                <text:p>8412.166299321</text:p>
              </table:table-cell>
              <table:table-cell office:value-type="float" office:value="4633.0747127636">
                <text:p>4633.0747127636</text:p>
              </table:table-cell>
              <table:table-cell office:value-type="float" office:value="79049.7808981048">
                <text:p>79049.7808981048</text:p>
              </table:table-cell>
              <table:table-cell office:value-type="float" office:value="7904.9780898105">
                <text:p>7904.9780898105</text:p>
              </table:table-cell>
              <table:table-cell office:value-type="float" office:value="92095.0219101893">
                <text:p>92095.021910189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0.36">
                <text:p>60.36</text:p>
              </table:table-cell>
              <table:table-cell office:value-type="float" office:value="8397.0197310886">
                <text:p>8397.0197310886</text:p>
              </table:table-cell>
              <table:table-cell office:value-type="float" office:value="4587.36684557">
                <text:p>4587.36684557</text:p>
              </table:table-cell>
              <table:table-cell office:value-type="float" office:value="79105.1031121285">
                <text:p>79105.1031121285</text:p>
              </table:table-cell>
              <table:table-cell office:value-type="float" office:value="7910.5103112128">
                <text:p>7910.5103112128</text:p>
              </table:table-cell>
              <table:table-cell office:value-type="float" office:value="92089.489688787">
                <text:p>92089.48968878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0.48">
                <text:p>60.48</text:p>
              </table:table-cell>
              <table:table-cell office:value-type="float" office:value="8382.0486107825">
                <text:p>8382.0486107825</text:p>
              </table:table-cell>
              <table:table-cell office:value-type="float" office:value="4542.0840649162">
                <text:p>4542.0840649162</text:p>
              </table:table-cell>
              <table:table-cell office:value-type="float" office:value="79159.8793857284">
                <text:p>79159.8793857284</text:p>
              </table:table-cell>
              <table:table-cell office:value-type="float" office:value="7915.9879385728">
                <text:p>7915.9879385728</text:p>
              </table:table-cell>
              <table:table-cell office:value-type="float" office:value="92084.012061427">
                <text:p>92084.01206142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0.6">
                <text:p>60.6</text:p>
              </table:table-cell>
              <table:table-cell office:value-type="float" office:value="8367.2507381379">
                <text:p>8367.2507381379</text:p>
              </table:table-cell>
              <table:table-cell office:value-type="float" office:value="4497.2229823043">
                <text:p>4497.2229823043</text:p>
              </table:table-cell>
              <table:table-cell office:value-type="float" office:value="79214.114799598">
                <text:p>79214.114799598</text:p>
              </table:table-cell>
              <table:table-cell office:value-type="float" office:value="7921.4114799598">
                <text:p>7921.4114799598</text:p>
              </table:table-cell>
              <table:table-cell office:value-type="float" office:value="92078.58852004">
                <text:p>92078.588520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0.72">
                <text:p>60.72</text:p>
              </table:table-cell>
              <table:table-cell office:value-type="float" office:value="8352.6239435968">
                <text:p>8352.6239435968</text:p>
              </table:table-cell>
              <table:table-cell office:value-type="float" office:value="4452.7802231661">
                <text:p>4452.7802231661</text:p>
              </table:table-cell>
              <table:table-cell office:value-type="float" office:value="79267.8143938519">
                <text:p>79267.8143938519</text:p>
              </table:table-cell>
              <table:table-cell office:value-type="float" office:value="7926.7814393852">
                <text:p>7926.7814393852</text:p>
              </table:table-cell>
              <table:table-cell office:value-type="float" office:value="92073.2185606147">
                <text:p>92073.21856061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.84">
                <text:p>60.84</text:p>
              </table:table-cell>
              <table:table-cell office:value-type="float" office:value="8338.1660878271">
                <text:p>8338.1660878271</text:p>
              </table:table-cell>
              <table:table-cell office:value-type="float" office:value="4408.7524271582">
                <text:p>4408.7524271582</text:p>
              </table:table-cell>
              <table:table-cell office:value-type="float" office:value="79320.9831681952">
                <text:p>79320.9831681952</text:p>
              </table:table-cell>
              <table:table-cell office:value-type="float" office:value="7932.0983168195">
                <text:p>7932.0983168195</text:p>
              </table:table-cell>
              <table:table-cell office:value-type="float" office:value="92067.9016831803">
                <text:p>92067.90168318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.96">
                <text:p>60.96</text:p>
              </table:table-cell>
              <table:table-cell office:value-type="float" office:value="8323.8750612504">
                <text:p>8323.8750612504</text:p>
              </table:table-cell>
              <table:table-cell office:value-type="float" office:value="4365.1362484446">
                <text:p>4365.1362484446</text:p>
              </table:table-cell>
              <table:table-cell office:value-type="float" office:value="79373.6260820955">
                <text:p>79373.6260820955</text:p>
              </table:table-cell>
              <table:table-cell office:value-type="float" office:value="7937.3626082095">
                <text:p>7937.3626082095</text:p>
              </table:table-cell>
              <table:table-cell office:value-type="float" office:value="92062.6373917903">
                <text:p>92062.63739179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1.08">
                <text:p>61.08</text:p>
              </table:table-cell>
              <table:table-cell office:value-type="float" office:value="8309.7487835778">
                <text:p>8309.7487835778</text:p>
              </table:table-cell>
              <table:table-cell office:value-type="float" office:value="4321.9283559678">
                <text:p>4321.9283559678</text:p>
              </table:table-cell>
              <table:table-cell office:value-type="float" office:value="79425.7480549586">
                <text:p>79425.7480549586</text:p>
              </table:table-cell>
              <table:table-cell office:value-type="float" office:value="7942.5748054958">
                <text:p>7942.5748054958</text:p>
              </table:table-cell>
              <table:table-cell office:value-type="float" office:value="92057.425194504">
                <text:p>92057.42519450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1.2">
                <text:p>61.2</text:p>
              </table:table-cell>
              <table:table-cell office:value-type="float" office:value="8295.785203353">
                <text:p>8295.785203353</text:p>
              </table:table-cell>
              <table:table-cell office:value-type="float" office:value="4279.1254337082">
                <text:p>4279.1254337082</text:p>
              </table:table-cell>
              <table:table-cell office:value-type="float" office:value="79477.3539663081">
                <text:p>79477.3539663081</text:p>
              </table:table-cell>
              <table:table-cell office:value-type="float" office:value="7947.7353966308">
                <text:p>7947.7353966308</text:p>
              </table:table-cell>
              <table:table-cell office:value-type="float" office:value="92052.264603369">
                <text:p>92052.2646033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1.32">
                <text:p>61.32</text:p>
              </table:table-cell>
              <table:table-cell office:value-type="float" office:value="8281.9822975044">
                <text:p>8281.9822975044</text:p>
              </table:table-cell>
              <table:table-cell office:value-type="float" office:value="4236.7241809329">
                <text:p>4236.7241809329</text:p>
              </table:table-cell>
              <table:table-cell office:value-type="float" office:value="79528.4486559661">
                <text:p>79528.4486559661</text:p>
              </table:table-cell>
              <table:table-cell office:value-type="float" office:value="7952.8448655966">
                <text:p>7952.8448655966</text:p>
              </table:table-cell>
              <table:table-cell office:value-type="float" office:value="92047.1551344032">
                <text:p>92047.155134403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.44">
                <text:p>61.44</text:p>
              </table:table-cell>
              <table:table-cell office:value-type="float" office:value="8268.3380709038">
                <text:p>8268.3380709038</text:p>
              </table:table-cell>
              <table:table-cell office:value-type="float" office:value="4194.7213124328">
                <text:p>4194.7213124328</text:p>
              </table:table-cell>
              <table:table-cell office:value-type="float" office:value="79579.0369242395">
                <text:p>79579.0369242395</text:p>
              </table:table-cell>
              <table:table-cell office:value-type="float" office:value="7957.9036924239">
                <text:p>7957.9036924239</text:p>
              </table:table-cell>
              <table:table-cell office:value-type="float" office:value="92042.0963075758">
                <text:p>92042.096307575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1.56">
                <text:p>61.56</text:p>
              </table:table-cell>
              <table:table-cell office:value-type="float" office:value="8254.8505559331">
                <text:p>8254.8505559331</text:p>
              </table:table-cell>
              <table:table-cell office:value-type="float" office:value="4153.1135587498">
                <text:p>4153.1135587498</text:p>
              </table:table-cell>
              <table:table-cell office:value-type="float" office:value="79629.1235321066">
                <text:p>79629.1235321066</text:p>
              </table:table-cell>
              <table:table-cell office:value-type="float" office:value="7962.9123532106">
                <text:p>7962.9123532106</text:p>
              </table:table-cell>
              <table:table-cell office:value-type="float" office:value="92037.0876467892">
                <text:p>92037.087646789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.68">
                <text:p>61.68</text:p>
              </table:table-cell>
              <table:table-cell office:value-type="float" office:value="8241.5178120583">
                <text:p>8241.5178120583</text:p>
              </table:table-cell>
              <table:table-cell office:value-type="float" office:value="4111.8976663931">
                <text:p>4111.8976663931</text:p>
              </table:table-cell>
              <table:table-cell office:value-type="float" office:value="79678.7132014078">
                <text:p>79678.7132014078</text:p>
              </table:table-cell>
              <table:table-cell office:value-type="float" office:value="7967.8713201407">
                <text:p>7967.8713201407</text:p>
              </table:table-cell>
              <table:table-cell office:value-type="float" office:value="92032.128679859">
                <text:p>92032.12867985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.8">
                <text:p>61.8</text:p>
              </table:table-cell>
              <table:table-cell office:value-type="float" office:value="8228.3379254112">
                <text:p>8228.3379254112</text:p>
              </table:table-cell>
              <table:table-cell office:value-type="float" office:value="4071.0703980464">
                <text:p>4071.0703980464</text:p>
              </table:table-cell>
              <table:table-cell office:value-type="float" office:value="79727.8106150385">
                <text:p>79727.8106150385</text:p>
              </table:table-cell>
              <table:table-cell office:value-type="float" office:value="7972.7810615038">
                <text:p>7972.7810615038</text:p>
              </table:table-cell>
              <table:table-cell office:value-type="float" office:value="92027.2189384959">
                <text:p>92027.218938495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.92">
                <text:p>61.92</text:p>
              </table:table-cell>
              <table:table-cell office:value-type="float" office:value="8215.3090083773">
                <text:p>8215.3090083773</text:p>
              </table:table-cell>
              <table:table-cell office:value-type="float" office:value="4030.6285327638">
                <text:p>4030.6285327638</text:p>
              </table:table-cell>
              <table:table-cell office:value-type="float" office:value="79776.4204171445">
                <text:p>79776.4204171445</text:p>
              </table:table-cell>
              <table:table-cell office:value-type="float" office:value="7977.6420417144">
                <text:p>7977.6420417144</text:p>
              </table:table-cell>
              <table:table-cell office:value-type="float" office:value="92022.3579582854">
                <text:p>92022.357958285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2.04">
                <text:p>62.04</text:p>
              </table:table-cell>
              <table:table-cell office:value-type="float" office:value="8202.4291991915">
                <text:p>8202.4291991915</text:p>
              </table:table-cell>
              <table:table-cell office:value-type="float" office:value="3990.5688661575">
                <text:p>3990.5688661575</text:p>
              </table:table-cell>
              <table:table-cell office:value-type="float" office:value="79824.5472133191">
                <text:p>79824.5472133191</text:p>
              </table:table-cell>
              <table:table-cell office:value-type="float" office:value="7982.4547213319">
                <text:p>7982.4547213319</text:p>
              </table:table-cell>
              <table:table-cell office:value-type="float" office:value="92017.5452786679">
                <text:p>92017.545278667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2.16">
                <text:p>62.16</text:p>
              </table:table-cell>
              <table:table-cell office:value-type="float" office:value="8189.6966615405">
                <text:p>8189.6966615405</text:p>
              </table:table-cell>
              <table:table-cell office:value-type="float" office:value="3950.8882105757">
                <text:p>3950.8882105757</text:p>
              </table:table-cell>
              <table:table-cell office:value-type="float" office:value="79872.1955708035">
                <text:p>79872.1955708035</text:p>
              </table:table-cell>
              <table:table-cell office:value-type="float" office:value="7987.2195570803">
                <text:p>7987.2195570803</text:p>
              </table:table-cell>
              <table:table-cell office:value-type="float" office:value="92012.7804429195">
                <text:p>92012.780442919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2.28">
                <text:p>62.28</text:p>
              </table:table-cell>
              <table:table-cell office:value-type="float" office:value="8177.1095841718">
                <text:p>8177.1095841718</text:p>
              </table:table-cell>
              <table:table-cell office:value-type="float" office:value="3911.5833952714">
                <text:p>3911.5833952714</text:p>
              </table:table-cell>
              <table:table-cell office:value-type="float" office:value="79919.3700186881">
                <text:p>79919.3700186881</text:p>
              </table:table-cell>
              <table:table-cell office:value-type="float" office:value="7991.9370018688">
                <text:p>7991.9370018688</text:p>
              </table:table-cell>
              <table:table-cell office:value-type="float" office:value="92008.062998131">
                <text:p>92008.06299813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2.4">
                <text:p>62.4</text:p>
              </table:table-cell>
              <table:table-cell office:value-type="float" office:value="8164.6661805094">
                <text:p>8164.6661805094</text:p>
              </table:table-cell>
              <table:table-cell office:value-type="float" office:value="3872.6512665624">
                <text:p>3872.6512665624</text:p>
              </table:table-cell>
              <table:table-cell office:value-type="float" office:value="79966.0750481166">
                <text:p>79966.0750481166</text:p>
              </table:table-cell>
              <table:table-cell office:value-type="float" office:value="7996.6075048116">
                <text:p>7996.6075048116</text:p>
              </table:table-cell>
              <table:table-cell office:value-type="float" office:value="92003.3924951882">
                <text:p>92003.392495188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2.52">
                <text:p>62.52</text:p>
              </table:table-cell>
              <table:table-cell office:value-type="float" office:value="8152.3646882761">
                <text:p>8152.3646882761</text:p>
              </table:table-cell>
              <table:table-cell office:value-type="float" office:value="3834.088687983">
                <text:p>3834.088687983</text:p>
              </table:table-cell>
              <table:table-cell office:value-type="float" office:value="80012.3151124918">
                <text:p>80012.3151124918</text:p>
              </table:table-cell>
              <table:table-cell office:value-type="float" office:value="8001.2315112492">
                <text:p>8001.2315112492</text:p>
              </table:table-cell>
              <table:table-cell office:value-type="float" office:value="91998.7684887506">
                <text:p>91998.76848875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.64">
                <text:p>62.64</text:p>
              </table:table-cell>
              <table:table-cell office:value-type="float" office:value="8140.2033691223">
                <text:p>8140.2033691223</text:p>
              </table:table-cell>
              <table:table-cell office:value-type="float" office:value="3795.8925404267">
                <text:p>3795.8925404267</text:p>
              </table:table-cell>
              <table:table-cell office:value-type="float" office:value="80058.0946276828">
                <text:p>80058.0946276828</text:p>
              </table:table-cell>
              <table:table-cell office:value-type="float" office:value="8005.8094627682">
                <text:p>8005.8094627682</text:p>
              </table:table-cell>
              <table:table-cell office:value-type="float" office:value="91994.1905372316">
                <text:p>91994.19053723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.76">
                <text:p>62.76</text:p>
              </table:table-cell>
              <table:table-cell office:value-type="float" office:value="8128.1805082606">
                <text:p>8128.1805082606</text:p>
              </table:table-cell>
              <table:table-cell office:value-type="float" office:value="3758.0597222817">
                <text:p>3758.0597222817</text:p>
              </table:table-cell>
              <table:table-cell office:value-type="float" office:value="80103.4179722343">
                <text:p>80103.4179722343</text:p>
              </table:table-cell>
              <table:table-cell office:value-type="float" office:value="8010.3417972234">
                <text:p>8010.3417972234</text:p>
              </table:table-cell>
              <table:table-cell office:value-type="float" office:value="91989.6582027764">
                <text:p>91989.658202776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.88">
                <text:p>62.88</text:p>
              </table:table-cell>
              <table:table-cell office:value-type="float" office:value="8116.2944141073">
                <text:p>8116.2944141073</text:p>
              </table:table-cell>
              <table:table-cell office:value-type="float" office:value="3720.5871495578">
                <text:p>3720.5871495578</text:p>
              </table:table-cell>
              <table:table-cell office:value-type="float" office:value="80148.2894875773">
                <text:p>80148.2894875773</text:p>
              </table:table-cell>
              <table:table-cell office:value-type="float" office:value="8014.8289487577">
                <text:p>8014.8289487577</text:p>
              </table:table-cell>
              <table:table-cell office:value-type="float" office:value="91985.1710512421">
                <text:p>91985.171051242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3">
                <text:p>63</text:p>
              </table:table-cell>
              <table:table-cell office:value-type="float" office:value="8104.543417929">
                <text:p>8104.543417929</text:p>
              </table:table-cell>
              <table:table-cell office:value-type="float" office:value="3683.4717560059">
                <text:p>3683.4717560059</text:p>
              </table:table-cell>
              <table:table-cell office:value-type="float" office:value="80192.7134782411">
                <text:p>80192.7134782411</text:p>
              </table:table-cell>
              <table:table-cell office:value-type="float" office:value="8019.2713478241">
                <text:p>8019.2713478241</text:p>
              </table:table-cell>
              <table:table-cell office:value-type="float" office:value="91980.7286521757">
                <text:p>91980.72865217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3.12">
                <text:p>63.12</text:p>
              </table:table-cell>
              <table:table-cell office:value-type="float" office:value="8092.9258734964">
                <text:p>8092.9258734964</text:p>
              </table:table-cell>
              <table:table-cell office:value-type="float" office:value="3646.7104932297">
                <text:p>3646.7104932297</text:p>
              </table:table-cell>
              <table:table-cell office:value-type="float" office:value="80236.6942120672">
                <text:p>80236.6942120672</text:p>
              </table:table-cell>
              <table:table-cell office:value-type="float" office:value="8023.6694212067">
                <text:p>8023.6694212067</text:p>
              </table:table-cell>
              <table:table-cell office:value-type="float" office:value="91976.3305787931">
                <text:p>91976.330578793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3.24">
                <text:p>63.24</text:p>
              </table:table-cell>
              <table:table-cell office:value-type="float" office:value="8081.440156743">
                <text:p>8081.440156743</text:p>
              </table:table-cell>
              <table:table-cell office:value-type="float" office:value="3610.3003307907">
                <text:p>3610.3003307907</text:p>
              </table:table-cell>
              <table:table-cell office:value-type="float" office:value="80280.2359204239">
                <text:p>80280.2359204239</text:p>
              </table:table-cell>
              <table:table-cell office:value-type="float" office:value="8028.0235920424">
                <text:p>8028.0235920424</text:p>
              </table:table-cell>
              <table:table-cell office:value-type="float" office:value="91971.9764079574">
                <text:p>91971.976407957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3.36">
                <text:p>63.36</text:p>
              </table:table-cell>
              <table:table-cell office:value-type="float" office:value="8070.0846654295">
                <text:p>8070.0846654295</text:p>
              </table:table-cell>
              <table:table-cell office:value-type="float" office:value="3574.2382563058">
                <text:p>3574.2382563058</text:p>
              </table:table-cell>
              <table:table-cell office:value-type="float" office:value="80323.3427984225">
                <text:p>80323.3427984225</text:p>
              </table:table-cell>
              <table:table-cell office:value-type="float" office:value="8032.3342798422">
                <text:p>8032.3342798422</text:p>
              </table:table-cell>
              <table:table-cell office:value-type="float" office:value="91967.6657201575">
                <text:p>91967.665720157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3.48">
                <text:p>63.48</text:p>
              </table:table-cell>
              <table:table-cell office:value-type="float" office:value="8058.8578188146">
                <text:p>8058.8578188146</text:p>
              </table:table-cell>
              <table:table-cell office:value-type="float" office:value="3538.5212755375">
                <text:p>3538.5212755375</text:p>
              </table:table-cell>
              <table:table-cell office:value-type="float" office:value="80366.0190051344">
                <text:p>80366.0190051344</text:p>
              </table:table-cell>
              <table:table-cell office:value-type="float" office:value="8036.6019005134">
                <text:p>8036.6019005134</text:p>
              </table:table-cell>
              <table:table-cell office:value-type="float" office:value="91963.3980994863">
                <text:p>91963.39809948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.6">
                <text:p>63.6</text:p>
              </table:table-cell>
              <table:table-cell office:value-type="float" office:value="8047.7580573306">
                <text:p>8047.7580573306</text:p>
              </table:table-cell>
              <table:table-cell office:value-type="float" office:value="3503.1464124788">
                <text:p>3503.1464124788</text:p>
              </table:table-cell>
              <table:table-cell office:value-type="float" office:value="80408.2686638097">
                <text:p>80408.2686638097</text:p>
              </table:table-cell>
              <table:table-cell office:value-type="float" office:value="8040.8268663809">
                <text:p>8040.8268663809</text:p>
              </table:table-cell>
              <table:table-cell office:value-type="float" office:value="91959.1731336188">
                <text:p>91959.173133618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.72">
                <text:p>63.72</text:p>
              </table:table-cell>
              <table:table-cell office:value-type="float" office:value="8036.7838422649">
                <text:p>8036.7838422649</text:p>
              </table:table-cell>
              <table:table-cell office:value-type="float" office:value="3468.1107094298">
                <text:p>3468.1107094298</text:p>
              </table:table-cell>
              <table:table-cell office:value-type="float" office:value="80450.0958620958">
                <text:p>80450.0958620958</text:p>
              </table:table-cell>
              <table:table-cell office:value-type="float" office:value="8045.0095862095">
                <text:p>8045.0095862095</text:p>
              </table:table-cell>
              <table:table-cell office:value-type="float" office:value="91954.9904137902">
                <text:p>91954.99041379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3.84">
                <text:p>63.84</text:p>
              </table:table-cell>
              <table:table-cell office:value-type="float" office:value="8025.9336554466">
                <text:p>8025.9336554466</text:p>
              </table:table-cell>
              <table:table-cell office:value-type="float" office:value="3433.4112270695">
                <text:p>3433.4112270695</text:p>
              </table:table-cell>
              <table:table-cell office:value-type="float" office:value="80491.5046522582">
                <text:p>80491.5046522582</text:p>
              </table:table-cell>
              <table:table-cell office:value-type="float" office:value="8049.1504652258">
                <text:p>8049.1504652258</text:p>
              </table:table-cell>
              <table:table-cell office:value-type="float" office:value="91950.849534774">
                <text:p>91950.84953477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.96">
                <text:p>63.96</text:p>
              </table:table-cell>
              <table:table-cell office:value-type="float" office:value="8015.2059989382">
                <text:p>8015.2059989382</text:p>
              </table:table-cell>
              <table:table-cell office:value-type="float" office:value="3399.0450445207">
                <text:p>3399.0450445207</text:p>
              </table:table-cell>
              <table:table-cell office:value-type="float" office:value="80532.499051401">
                <text:p>80532.499051401</text:p>
              </table:table-cell>
              <table:table-cell office:value-type="float" office:value="8053.2499051401">
                <text:p>8053.2499051401</text:p>
              </table:table-cell>
              <table:table-cell office:value-type="float" office:value="91946.7500948597">
                <text:p>91946.75009485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4.08">
                <text:p>64.08</text:p>
              </table:table-cell>
              <table:table-cell office:value-type="float" office:value="8004.5993947331">
                <text:p>8004.5993947331</text:p>
              </table:table-cell>
              <table:table-cell office:value-type="float" office:value="3365.0092594091">
                <text:p>3365.0092594091</text:p>
              </table:table-cell>
              <table:table-cell office:value-type="float" office:value="80573.0830416888">
                <text:p>80573.0830416888</text:p>
              </table:table-cell>
              <table:table-cell office:value-type="float" office:value="8057.3083041689">
                <text:p>8057.3083041689</text:p>
              </table:table-cell>
              <table:table-cell office:value-type="float" office:value="91942.6916958309">
                <text:p>91942.691695830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4.2">
                <text:p>64.2</text:p>
              </table:table-cell>
              <table:table-cell office:value-type="float" office:value="7994.1123844573">
                <text:p>7994.1123844573</text:p>
              </table:table-cell>
              <table:table-cell office:value-type="float" office:value="3331.3009879167">
                <text:p>3331.3009879167</text:p>
              </table:table-cell>
              <table:table-cell office:value-type="float" office:value="80613.2605705692">
                <text:p>80613.2605705692</text:p>
              </table:table-cell>
              <table:table-cell office:value-type="float" office:value="8061.3260570569">
                <text:p>8061.3260570569</text:p>
              </table:table-cell>
              <table:table-cell office:value-type="float" office:value="91938.6739429429">
                <text:p>91938.673942942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4.32">
                <text:p>64.32</text:p>
              </table:table-cell>
              <table:table-cell office:value-type="float" office:value="7983.7435290765">
                <text:p>7983.7435290765</text:p>
              </table:table-cell>
              <table:table-cell office:value-type="float" office:value="3297.917364829">
                <text:p>3297.917364829</text:p>
              </table:table-cell>
              <table:table-cell office:value-type="float" office:value="80653.035550995">
                <text:p>80653.035550995</text:p>
              </table:table-cell>
              <table:table-cell office:value-type="float" office:value="8065.3035550995">
                <text:p>8065.3035550995</text:p>
              </table:table-cell>
              <table:table-cell office:value-type="float" office:value="91934.6964449003">
                <text:p>91934.696444900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4.44">
                <text:p>64.44</text:p>
              </table:table-cell>
              <table:table-cell office:value-type="float" office:value="7973.4914086084">
                <text:p>7973.4914086084</text:p>
              </table:table-cell>
              <table:table-cell office:value-type="float" office:value="3264.8555435778">
                <text:p>3264.8555435778</text:p>
              </table:table-cell>
              <table:table-cell office:value-type="float" office:value="80692.4118616489">
                <text:p>80692.4118616489</text:p>
              </table:table-cell>
              <table:table-cell office:value-type="float" office:value="8069.2411861649">
                <text:p>8069.2411861649</text:p>
              </table:table-cell>
              <table:table-cell office:value-type="float" office:value="91930.758813835">
                <text:p>91930.75881383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4.56">
                <text:p>64.56</text:p>
              </table:table-cell>
              <table:table-cell office:value-type="float" office:value="7963.3546218392">
                <text:p>7963.3546218392</text:p>
              </table:table-cell>
              <table:table-cell office:value-type="float" office:value="3232.1126962779">
                <text:p>3232.1126962779</text:p>
              </table:table-cell>
              <table:table-cell office:value-type="float" office:value="80731.3933471664">
                <text:p>80731.3933471664</text:p>
              </table:table-cell>
              <table:table-cell office:value-type="float" office:value="8073.1393347166">
                <text:p>8073.1393347166</text:p>
              </table:table-cell>
              <table:table-cell office:value-type="float" office:value="91926.8606652832">
                <text:p>91926.86066528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4.68">
                <text:p>64.68</text:p>
              </table:table-cell>
              <table:table-cell office:value-type="float" office:value="7953.3317860448">
                <text:p>7953.3317860448</text:p>
              </table:table-cell>
              <table:table-cell office:value-type="float" office:value="3199.6860137584">
                <text:p>3199.6860137584</text:p>
              </table:table-cell>
              <table:table-cell office:value-type="float" office:value="80769.9838183608">
                <text:p>80769.9838183608</text:p>
              </table:table-cell>
              <table:table-cell office:value-type="float" office:value="8076.998381836">
                <text:p>8076.998381836</text:p>
              </table:table-cell>
              <table:table-cell office:value-type="float" office:value="91923.0016181638">
                <text:p>91923.001618163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4.8">
                <text:p>64.8</text:p>
              </table:table-cell>
              <table:table-cell office:value-type="float" office:value="7943.4215367173">
                <text:p>7943.4215367173</text:p>
              </table:table-cell>
              <table:table-cell office:value-type="float" office:value="3167.5727055903">
                <text:p>3167.5727055903</text:p>
              </table:table-cell>
              <table:table-cell office:value-type="float" office:value="80808.1870524477">
                <text:p>80808.1870524477</text:p>
              </table:table-cell>
              <table:table-cell office:value-type="float" office:value="8080.8187052447">
                <text:p>8080.8187052447</text:p>
              </table:table-cell>
              <table:table-cell office:value-type="float" office:value="91919.1812947551">
                <text:p>91919.181294755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4.92">
                <text:p>64.92</text:p>
              </table:table-cell>
              <table:table-cell office:value-type="float" office:value="7933.6225272954">
                <text:p>7933.6225272954</text:p>
              </table:table-cell>
              <table:table-cell office:value-type="float" office:value="3135.7700001072">
                <text:p>3135.7700001072</text:p>
              </table:table-cell>
              <table:table-cell office:value-type="float" office:value="80846.0067932703">
                <text:p>80846.0067932703</text:p>
              </table:table-cell>
              <table:table-cell office:value-type="float" office:value="8084.600679327">
                <text:p>8084.600679327</text:p>
              </table:table-cell>
              <table:table-cell office:value-type="float" office:value="91915.3993206728">
                <text:p>91915.399320672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5.04">
                <text:p>65.04</text:p>
              </table:table-cell>
              <table:table-cell office:value-type="float" office:value="7923.9334288996">
                <text:p>7923.9334288996</text:p>
              </table:table-cell>
              <table:table-cell office:value-type="float" office:value="3104.2751444237">
                <text:p>3104.2751444237</text:p>
              </table:table-cell>
              <table:table-cell office:value-type="float" office:value="80883.4467515243">
                <text:p>80883.4467515243</text:p>
              </table:table-cell>
              <table:table-cell office:value-type="float" office:value="8088.3446751524">
                <text:p>8088.3446751524</text:p>
              </table:table-cell>
              <table:table-cell office:value-type="float" office:value="91911.6553248474">
                <text:p>91911.655324847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5.16">
                <text:p>65.16</text:p>
              </table:table-cell>
              <table:table-cell office:value-type="float" office:value="7914.3529300711">
                <text:p>7914.3529300711</text:p>
              </table:table-cell>
              <table:table-cell office:value-type="float" office:value="3073.085404447">
                <text:p>3073.085404447</text:p>
              </table:table-cell>
              <table:table-cell office:value-type="float" office:value="80920.5106049836">
                <text:p>80920.5106049836</text:p>
              </table:table-cell>
              <table:table-cell office:value-type="float" office:value="8092.0510604983">
                <text:p>8092.0510604983</text:p>
              </table:table-cell>
              <table:table-cell office:value-type="float" office:value="91907.9489395015">
                <text:p>91907.94893950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5.28">
                <text:p>65.28</text:p>
              </table:table-cell>
              <table:table-cell office:value-type="float" office:value="7904.8797365163">
                <text:p>7904.8797365163</text:p>
              </table:table-cell>
              <table:table-cell office:value-type="float" office:value="3042.1980648854">
                <text:p>3042.1980648854</text:p>
              </table:table-cell>
              <table:table-cell office:value-type="float" office:value="80957.2019987257">
                <text:p>80957.2019987257</text:p>
              </table:table-cell>
              <table:table-cell office:value-type="float" office:value="8095.7201998725">
                <text:p>8095.7201998725</text:p>
              </table:table-cell>
              <table:table-cell office:value-type="float" office:value="91904.2798001273">
                <text:p>91904.279800127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5.4">
                <text:p>65.4</text:p>
              </table:table-cell>
              <table:table-cell office:value-type="float" office:value="7895.5125708543">
                <text:p>7895.5125708543</text:p>
              </table:table-cell>
              <table:table-cell office:value-type="float" office:value="3011.6104292526">
                <text:p>3011.6104292526</text:p>
              </table:table-cell>
              <table:table-cell office:value-type="float" office:value="80993.5245453574">
                <text:p>80993.5245453574</text:p>
              </table:table-cell>
              <table:table-cell office:value-type="float" office:value="8099.3524545357">
                <text:p>8099.3524545357</text:p>
              </table:table-cell>
              <table:table-cell office:value-type="float" office:value="91900.6475454641">
                <text:p>91900.647545464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5.52">
                <text:p>65.52</text:p>
              </table:table-cell>
              <table:table-cell office:value-type="float" office:value="7886.2501723688">
                <text:p>7886.2501723688</text:p>
              </table:table-cell>
              <table:table-cell office:value-type="float" office:value="2981.3198198664">
                <text:p>2981.3198198664</text:p>
              </table:table-cell>
              <table:table-cell office:value-type="float" office:value="81029.4818252408">
                <text:p>81029.4818252408</text:p>
              </table:table-cell>
              <table:table-cell office:value-type="float" office:value="8102.9481825241">
                <text:p>8102.9481825241</text:p>
              </table:table-cell>
              <table:table-cell office:value-type="float" office:value="91897.0518174758">
                <text:p>91897.051817475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5.64">
                <text:p>65.64</text:p>
              </table:table-cell>
              <table:table-cell office:value-type="float" office:value="7877.0912967648">
                <text:p>7877.0912967648</text:p>
              </table:table-cell>
              <table:table-cell office:value-type="float" office:value="2951.3235778453">
                <text:p>2951.3235778453</text:p>
              </table:table-cell>
              <table:table-cell office:value-type="float" office:value="81065.0773867182">
                <text:p>81065.0773867182</text:p>
              </table:table-cell>
              <table:table-cell office:value-type="float" office:value="8106.5077386718">
                <text:p>8106.5077386718</text:p>
              </table:table-cell>
              <table:table-cell office:value-type="float" office:value="91893.4922613281">
                <text:p>91893.492261328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5.76">
                <text:p>65.76</text:p>
              </table:table-cell>
              <table:table-cell office:value-type="float" office:value="7868.0347159282">
                <text:p>7868.0347159282</text:p>
              </table:table-cell>
              <table:table-cell office:value-type="float" office:value="2921.6190630997">
                <text:p>2921.6190630997</text:p>
              </table:table-cell>
              <table:table-cell office:value-type="float" office:value="81100.3147463383">
                <text:p>81100.3147463383</text:p>
              </table:table-cell>
              <table:table-cell office:value-type="float" office:value="8110.0314746338">
                <text:p>8110.0314746338</text:p>
              </table:table-cell>
              <table:table-cell office:value-type="float" office:value="91889.9685253661">
                <text:p>91889.968525366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5.88">
                <text:p>65.88</text:p>
              </table:table-cell>
              <table:table-cell office:value-type="float" office:value="7859.0792176905">
                <text:p>7859.0792176905</text:p>
              </table:table-cell>
              <table:table-cell office:value-type="float" office:value="2892.2036543199">
                <text:p>2892.2036543199</text:p>
              </table:table-cell>
              <table:table-cell office:value-type="float" office:value="81135.1973890815">
                <text:p>81135.1973890815</text:p>
              </table:table-cell>
              <table:table-cell office:value-type="float" office:value="8113.5197389081">
                <text:p>8113.5197389081</text:p>
              </table:table-cell>
              <table:table-cell office:value-type="float" office:value="91886.4802610917">
                <text:p>91886.48026109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6">
                <text:p>66</text:p>
              </table:table-cell>
              <table:table-cell office:value-type="float" office:value="7850.223605596">
                <text:p>7850.223605596</text:p>
              </table:table-cell>
              <table:table-cell office:value-type="float" office:value="2863.0747489607">
                <text:p>2863.0747489607</text:p>
              </table:table-cell>
              <table:table-cell office:value-type="float" office:value="81169.7287685849">
                <text:p>81169.7287685849</text:p>
              </table:table-cell>
              <table:table-cell office:value-type="float" office:value="8116.9728768585">
                <text:p>8116.9728768585</text:p>
              </table:table-cell>
              <table:table-cell office:value-type="float" office:value="91883.0271231414">
                <text:p>91883.027123141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6.12">
                <text:p>66.12</text:p>
              </table:table-cell>
              <table:table-cell office:value-type="float" office:value="7841.4666986741">
                <text:p>7841.4666986741</text:p>
              </table:table-cell>
              <table:table-cell office:value-type="float" office:value="2834.2297632215">
                <text:p>2834.2297632215</text:p>
              </table:table-cell>
              <table:table-cell office:value-type="float" office:value="81203.9123073676">
                <text:p>81203.9123073676</text:p>
              </table:table-cell>
              <table:table-cell office:value-type="float" office:value="8120.3912307367">
                <text:p>8120.3912307367</text:p>
              </table:table-cell>
              <table:table-cell office:value-type="float" office:value="91879.6087692631">
                <text:p>91879.608769263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6.24">
                <text:p>66.24</text:p>
              </table:table-cell>
              <table:table-cell office:value-type="float" office:value="7832.8073312145">
                <text:p>7832.8073312145</text:p>
              </table:table-cell>
              <table:table-cell office:value-type="float" office:value="2805.6661320242">
                <text:p>2805.6661320242</text:p>
              </table:table-cell>
              <table:table-cell office:value-type="float" office:value="81237.7513970556">
                <text:p>81237.7513970556</text:p>
              </table:table-cell>
              <table:table-cell office:value-type="float" office:value="8123.7751397055">
                <text:p>8123.7751397055</text:p>
              </table:table-cell>
              <table:table-cell office:value-type="float" office:value="91876.2248602943">
                <text:p>91876.224860294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6.36">
                <text:p>66.36</text:p>
              </table:table-cell>
              <table:table-cell office:value-type="float" office:value="7824.2443525466">
                <text:p>7824.2443525466</text:p>
              </table:table-cell>
              <table:table-cell office:value-type="float" office:value="2777.3813089867">
                <text:p>2777.3813089867</text:p>
              </table:table-cell>
              <table:table-cell office:value-type="float" office:value="81271.2493986061">
                <text:p>81271.2493986061</text:p>
              </table:table-cell>
              <table:table-cell office:value-type="float" office:value="8127.1249398606">
                <text:p>8127.1249398606</text:p>
              </table:table-cell>
              <table:table-cell office:value-type="float" office:value="91872.8750601393">
                <text:p>91872.87506013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6.48">
                <text:p>66.48</text:p>
              </table:table-cell>
              <table:table-cell office:value-type="float" office:value="7815.7766268215">
                <text:p>7815.7766268215</text:p>
              </table:table-cell>
              <table:table-cell office:value-type="float" office:value="2749.3727663939">
                <text:p>2749.3727663939</text:p>
              </table:table-cell>
              <table:table-cell office:value-type="float" office:value="81304.4096425315">
                <text:p>81304.4096425315</text:p>
              </table:table-cell>
              <table:table-cell office:value-type="float" office:value="8130.4409642531">
                <text:p>8130.4409642531</text:p>
              </table:table-cell>
              <table:table-cell office:value-type="float" office:value="91869.5590357467">
                <text:p>91869.55903574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6.6">
                <text:p>66.6</text:p>
              </table:table-cell>
              <table:table-cell office:value-type="float" office:value="7807.4030327989">
                <text:p>7807.4030327989</text:p>
              </table:table-cell>
              <table:table-cell office:value-type="float" office:value="2721.6379951649">
                <text:p>2721.6379951649</text:p>
              </table:table-cell>
              <table:table-cell office:value-type="float" office:value="81337.2354291239">
                <text:p>81337.2354291239</text:p>
              </table:table-cell>
              <table:table-cell office:value-type="float" office:value="8133.7235429124">
                <text:p>8133.7235429124</text:p>
              </table:table-cell>
              <table:table-cell office:value-type="float" office:value="91866.2764570875">
                <text:p>91866.276457087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6.72">
                <text:p>66.72</text:p>
              </table:table-cell>
              <table:table-cell office:value-type="float" office:value="7799.1224636367">
                <text:p>7799.1224636367</text:p>
              </table:table-cell>
              <table:table-cell office:value-type="float" office:value="2694.174504818">
                <text:p>2694.174504818</text:p>
              </table:table-cell>
              <table:table-cell office:value-type="float" office:value="81369.7300286776">
                <text:p>81369.7300286776</text:p>
              </table:table-cell>
              <table:table-cell office:value-type="float" office:value="8136.9730028677">
                <text:p>8136.9730028677</text:p>
              </table:table-cell>
              <table:table-cell office:value-type="float" office:value="91863.0269971321">
                <text:p>91863.026997132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6.84">
                <text:p>66.84</text:p>
              </table:table-cell>
              <table:table-cell office:value-type="float" office:value="7790.9338266837">
                <text:p>7790.9338266837</text:p>
              </table:table-cell>
              <table:table-cell office:value-type="float" office:value="2666.9798234323">
                <text:p>2666.9798234323</text:p>
              </table:table-cell>
              <table:table-cell office:value-type="float" office:value="81401.8966817128">
                <text:p>81401.8966817128</text:p>
              </table:table-cell>
              <table:table-cell office:value-type="float" office:value="8140.1896681712">
                <text:p>8140.1896681712</text:p>
              </table:table-cell>
              <table:table-cell office:value-type="float" office:value="91859.8103318286">
                <text:p>91859.810331828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.96">
                <text:p>66.96</text:p>
              </table:table-cell>
              <table:table-cell office:value-type="float" office:value="7782.8360432761">
                <text:p>7782.8360432761</text:p>
              </table:table-cell>
              <table:table-cell office:value-type="float" office:value="2640.0514976063">
                <text:p>2640.0514976063</text:p>
              </table:table-cell>
              <table:table-cell office:value-type="float" office:value="81433.7385991979">
                <text:p>81433.7385991979</text:p>
              </table:table-cell>
              <table:table-cell office:value-type="float" office:value="8143.3738599198">
                <text:p>8143.3738599198</text:p>
              </table:table-cell>
              <table:table-cell office:value-type="float" office:value="91856.6261400801">
                <text:p>91856.626140080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7.08">
                <text:p>67.08</text:p>
              </table:table-cell>
              <table:table-cell office:value-type="float" office:value="7774.8280485377">
                <text:p>7774.8280485377</text:p>
              </table:table-cell>
              <table:table-cell office:value-type="float" office:value="2613.3870924142">
                <text:p>2613.3870924142</text:p>
              </table:table-cell>
              <table:table-cell office:value-type="float" office:value="81465.2589627711">
                <text:p>81465.2589627711</text:p>
              </table:table-cell>
              <table:table-cell office:value-type="float" office:value="8146.5258962771">
                <text:p>8146.5258962771</text:p>
              </table:table-cell>
              <table:table-cell office:value-type="float" office:value="91853.4741037228">
                <text:p>91853.474103722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7.2">
                <text:p>67.2</text:p>
              </table:table-cell>
              <table:table-cell office:value-type="float" office:value="7766.9087911823">
                <text:p>7766.9087911823</text:p>
              </table:table-cell>
              <table:table-cell office:value-type="float" office:value="2586.9841913594">
                <text:p>2586.9841913594</text:p>
              </table:table-cell>
              <table:table-cell office:value-type="float" office:value="81496.4609249622">
                <text:p>81496.4609249622</text:p>
              </table:table-cell>
              <table:table-cell office:value-type="float" office:value="8149.6460924962">
                <text:p>8149.6460924962</text:p>
              </table:table-cell>
              <table:table-cell office:value-type="float" office:value="91850.3539075037">
                <text:p>91850.353907503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7.32">
                <text:p>67.32</text:p>
              </table:table-cell>
              <table:table-cell office:value-type="float" office:value="7759.0772333197">
                <text:p>7759.0772333197</text:p>
              </table:table-cell>
              <table:table-cell office:value-type="float" office:value="2560.8403963254">
                <text:p>2560.8403963254</text:p>
              </table:table-cell>
              <table:table-cell office:value-type="float" office:value="81527.3476094136">
                <text:p>81527.3476094136</text:p>
              </table:table-cell>
              <table:table-cell office:value-type="float" office:value="8152.7347609413">
                <text:p>8152.7347609413</text:p>
              </table:table-cell>
              <table:table-cell office:value-type="float" office:value="91847.2652390585">
                <text:p>91847.265239058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7.44">
                <text:p>67.44</text:p>
              </table:table-cell>
              <table:table-cell office:value-type="float" office:value="7751.3323502655">
                <text:p>7751.3323502655</text:p>
              </table:table-cell>
              <table:table-cell office:value-type="float" office:value="2534.9533275245">
                <text:p>2534.9533275245</text:p>
              </table:table-cell>
              <table:table-cell office:value-type="float" office:value="81557.9221111">
                <text:p>81557.9221111</text:p>
              </table:table-cell>
              <table:table-cell office:value-type="float" office:value="8155.79221111">
                <text:p>8155.79221111</text:p>
              </table:table-cell>
              <table:table-cell office:value-type="float" office:value="91844.2077888898">
                <text:p>91844.207788889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7.56">
                <text:p>67.56</text:p>
              </table:table-cell>
              <table:table-cell office:value-type="float" office:value="7743.6731303529">
                <text:p>7743.6731303529</text:p>
              </table:table-cell>
              <table:table-cell office:value-type="float" office:value="2509.3206234436">
                <text:p>2509.3206234436</text:p>
              </table:table-cell>
              <table:table-cell office:value-type="float" office:value="81588.1874965487">
                <text:p>81588.1874965487</text:p>
              </table:table-cell>
              <table:table-cell office:value-type="float" office:value="8158.8187496548">
                <text:p>8158.8187496548</text:p>
              </table:table-cell>
              <table:table-cell office:value-type="float" office:value="91841.181250345">
                <text:p>91841.1812503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7.68">
                <text:p>67.68</text:p>
              </table:table-cell>
              <table:table-cell office:value-type="float" office:value="7736.098574748">
                <text:p>7736.098574748</text:p>
              </table:table-cell>
              <table:table-cell office:value-type="float" office:value="2483.9399407884">
                <text:p>2483.9399407884</text:p>
              </table:table-cell>
              <table:table-cell office:value-type="float" office:value="81618.1468040578">
                <text:p>81618.1468040578</text:p>
              </table:table-cell>
              <table:table-cell office:value-type="float" office:value="8161.8146804057">
                <text:p>8161.8146804057</text:p>
              </table:table-cell>
              <table:table-cell office:value-type="float" office:value="91838.1853195941">
                <text:p>91838.185319594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7.8">
                <text:p>67.8</text:p>
              </table:table-cell>
              <table:table-cell office:value-type="float" office:value="7728.6076972682">
                <text:p>7728.6076972682</text:p>
              </table:table-cell>
              <table:table-cell office:value-type="float" office:value="2458.8089544251">
                <text:p>2458.8089544251</text:p>
              </table:table-cell>
              <table:table-cell office:value-type="float" office:value="81647.8030439153">
                <text:p>81647.8030439153</text:p>
              </table:table-cell>
              <table:table-cell office:value-type="float" office:value="8164.7803043915">
                <text:p>8164.7803043915</text:p>
              </table:table-cell>
              <table:table-cell office:value-type="float" office:value="91835.2196956083">
                <text:p>91835.219695608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7.92">
                <text:p>67.92</text:p>
              </table:table-cell>
              <table:table-cell office:value-type="float" office:value="7721.199524203">
                <text:p>7721.199524203</text:p>
              </table:table-cell>
              <table:table-cell office:value-type="float" office:value="2433.9253573196">
                <text:p>2433.9253573196</text:p>
              </table:table-cell>
              <table:table-cell office:value-type="float" office:value="81677.1591986159">
                <text:p>81677.1591986159</text:p>
              </table:table-cell>
              <table:table-cell office:value-type="float" office:value="8167.7159198616">
                <text:p>8167.7159198616</text:p>
              </table:table-cell>
              <table:table-cell office:value-type="float" office:value="91832.2840801383">
                <text:p>91832.284080138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8.04">
                <text:p>68.04</text:p>
              </table:table-cell>
              <table:table-cell office:value-type="float" office:value="7713.8730941383">
                <text:p>7713.8730941383</text:p>
              </table:table-cell>
              <table:table-cell office:value-type="float" office:value="2409.2868604755">
                <text:p>2409.2868604755</text:p>
              </table:table-cell>
              <table:table-cell office:value-type="float" office:value="81706.2182230785">
                <text:p>81706.2182230785</text:p>
              </table:table-cell>
              <table:table-cell office:value-type="float" office:value="8170.6218223078">
                <text:p>8170.6218223078</text:p>
              </table:table-cell>
              <table:table-cell office:value-type="float" office:value="91829.378177692">
                <text:p>91829.37817769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8.16">
                <text:p>68.16</text:p>
              </table:table-cell>
              <table:table-cell office:value-type="float" office:value="7706.6274577829">
                <text:p>7706.6274577829</text:p>
              </table:table-cell>
              <table:table-cell office:value-type="float" office:value="2384.8911928693">
                <text:p>2384.8911928693</text:p>
              </table:table-cell>
              <table:table-cell office:value-type="float" office:value="81734.9830448617">
                <text:p>81734.9830448617</text:p>
              </table:table-cell>
              <table:table-cell office:value-type="float" office:value="8173.4983044861">
                <text:p>8173.4983044861</text:p>
              </table:table-cell>
              <table:table-cell office:value-type="float" office:value="91826.5016955137">
                <text:p>91826.501695513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8.28">
                <text:p>68.28</text:p>
              </table:table-cell>
              <table:table-cell office:value-type="float" office:value="7699.4616777981">
                <text:p>7699.4616777981</text:p>
              </table:table-cell>
              <table:table-cell office:value-type="float" office:value="2360.7361013846">
                <text:p>2360.7361013846</text:p>
              </table:table-cell>
              <table:table-cell office:value-type="float" office:value="81763.4565643794">
                <text:p>81763.4565643794</text:p>
              </table:table-cell>
              <table:table-cell office:value-type="float" office:value="8176.3456564379">
                <text:p>8176.3456564379</text:p>
              </table:table-cell>
              <table:table-cell office:value-type="float" office:value="91823.6543435619">
                <text:p>91823.65434356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8.4">
                <text:p>68.4</text:p>
              </table:table-cell>
              <table:table-cell office:value-type="float" office:value="7692.3748286299">
                <text:p>7692.3748286299</text:p>
              </table:table-cell>
              <table:table-cell office:value-type="float" office:value="2336.8193507432">
                <text:p>2336.8193507432</text:p>
              </table:table-cell>
              <table:table-cell office:value-type="float" office:value="81791.6416551153">
                <text:p>81791.6416551153</text:p>
              </table:table-cell>
              <table:table-cell office:value-type="float" office:value="8179.1641655115">
                <text:p>8179.1641655115</text:p>
              </table:table-cell>
              <table:table-cell office:value-type="float" office:value="91820.8358344883">
                <text:p>91820.835834488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8.52">
                <text:p>68.52</text:p>
              </table:table-cell>
              <table:table-cell office:value-type="float" office:value="7685.3659963439">
                <text:p>7685.3659963439</text:p>
              </table:table-cell>
              <table:table-cell office:value-type="float" office:value="2313.1387234361">
                <text:p>2313.1387234361</text:p>
              </table:table-cell>
              <table:table-cell office:value-type="float" office:value="81819.5411638364">
                <text:p>81819.5411638364</text:p>
              </table:table-cell>
              <table:table-cell office:value-type="float" office:value="8181.9541163836">
                <text:p>8181.9541163836</text:p>
              </table:table-cell>
              <table:table-cell office:value-type="float" office:value="91818.0458836162">
                <text:p>91818.045883616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8.64">
                <text:p>68.64</text:p>
              </table:table-cell>
              <table:table-cell office:value-type="float" office:value="7678.4342784625">
                <text:p>7678.4342784625</text:p>
              </table:table-cell>
              <table:table-cell office:value-type="float" office:value="2289.6920196512">
                <text:p>2289.6920196512</text:p>
              </table:table-cell>
              <table:table-cell office:value-type="float" office:value="81847.1579108058">
                <text:p>81847.1579108058</text:p>
              </table:table-cell>
              <table:table-cell office:value-type="float" office:value="8184.7157910805">
                <text:p>8184.7157910805</text:p>
              </table:table-cell>
              <table:table-cell office:value-type="float" office:value="91815.2842089193">
                <text:p>91815.284208919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8.76">
                <text:p>68.76</text:p>
              </table:table-cell>
              <table:table-cell office:value-type="float" office:value="7671.5787838053">
                <text:p>7671.5787838053</text:p>
              </table:table-cell>
              <table:table-cell office:value-type="float" office:value="2266.4770572007">
                <text:p>2266.4770572007</text:p>
              </table:table-cell>
              <table:table-cell office:value-type="float" office:value="81874.4946899946">
                <text:p>81874.4946899946</text:p>
              </table:table-cell>
              <table:table-cell office:value-type="float" office:value="8187.4494689994">
                <text:p>8187.4494689994</text:p>
              </table:table-cell>
              <table:table-cell office:value-type="float" office:value="91812.5505310004">
                <text:p>91812.55053100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8.88">
                <text:p>68.88</text:p>
              </table:table-cell>
              <table:table-cell office:value-type="float" office:value="7664.7986323312">
                <text:p>7664.7986323312</text:p>
              </table:table-cell>
              <table:table-cell office:value-type="float" office:value="2243.4916714463">
                <text:p>2243.4916714463</text:p>
              </table:table-cell>
              <table:table-cell office:value-type="float" office:value="81901.5542692933">
                <text:p>81901.5542692933</text:p>
              </table:table-cell>
              <table:table-cell office:value-type="float" office:value="8190.1554269293">
                <text:p>8190.1554269293</text:p>
              </table:table-cell>
              <table:table-cell office:value-type="float" office:value="91809.8445730705">
                <text:p>91809.84457307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9">
                <text:p>69</text:p>
              </table:table-cell>
              <table:table-cell office:value-type="float" office:value="7658.0929549838">
                <text:p>7658.0929549838</text:p>
              </table:table-cell>
              <table:table-cell office:value-type="float" office:value="2220.7337152228">
                <text:p>2220.7337152228</text:p>
              </table:table-cell>
              <table:table-cell office:value-type="float" office:value="81928.3393907213">
                <text:p>81928.3393907213</text:p>
              </table:table-cell>
              <table:table-cell office:value-type="float" office:value="8192.8339390721">
                <text:p>8192.8339390721</text:p>
              </table:table-cell>
              <table:table-cell office:value-type="float" office:value="91807.1660609277">
                <text:p>91807.166060927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9.12">
                <text:p>69.12</text:p>
              </table:table-cell>
              <table:table-cell office:value-type="float" office:value="7651.4608935386">
                <text:p>7651.4608935386</text:p>
              </table:table-cell>
              <table:table-cell office:value-type="float" office:value="2198.201058761">
                <text:p>2198.201058761</text:p>
              </table:table-cell>
              <table:table-cell office:value-type="float" office:value="81954.8527706368">
                <text:p>81954.8527706368</text:p>
              </table:table-cell>
              <table:table-cell office:value-type="float" office:value="8195.4852770636">
                <text:p>8195.4852770636</text:p>
              </table:table-cell>
              <table:table-cell office:value-type="float" office:value="91804.5147229361">
                <text:p>91804.514722936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9.24">
                <text:p>69.24</text:p>
              </table:table-cell>
              <table:table-cell office:value-type="float" office:value="7644.9016004529">
                <text:p>7644.9016004529</text:p>
              </table:table-cell>
              <table:table-cell office:value-type="float" office:value="2175.8915896082">
                <text:p>2175.8915896082</text:p>
              </table:table-cell>
              <table:table-cell office:value-type="float" office:value="81981.0970999445">
                <text:p>81981.0970999445</text:p>
              </table:table-cell>
              <table:table-cell office:value-type="float" office:value="8198.1097099944">
                <text:p>8198.1097099944</text:p>
              </table:table-cell>
              <table:table-cell office:value-type="float" office:value="91801.8902900054">
                <text:p>91801.890290005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9.36">
                <text:p>69.36</text:p>
              </table:table-cell>
              <table:table-cell office:value-type="float" office:value="7638.4142387179">
                <text:p>7638.4142387179</text:p>
              </table:table-cell>
              <table:table-cell office:value-type="float" office:value="2153.8032125485">
                <text:p>2153.8032125485</text:p>
              </table:table-cell>
              <table:table-cell office:value-type="float" office:value="82007.0750443033">
                <text:p>82007.0750443033</text:p>
              </table:table-cell>
              <table:table-cell office:value-type="float" office:value="8200.7075044303">
                <text:p>8200.7075044303</text:p>
              </table:table-cell>
              <table:table-cell office:value-type="float" office:value="91799.2924955695">
                <text:p>91799.292495569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9.48">
                <text:p>69.48</text:p>
              </table:table-cell>
              <table:table-cell office:value-type="float" office:value="7631.9979817133">
                <text:p>7631.9979817133</text:p>
              </table:table-cell>
              <table:table-cell office:value-type="float" office:value="2131.933849521">
                <text:p>2131.933849521</text:p>
              </table:table-cell>
              <table:table-cell office:value-type="float" office:value="82032.7892443325">
                <text:p>82032.7892443325</text:p>
              </table:table-cell>
              <table:table-cell office:value-type="float" office:value="8203.2789244332">
                <text:p>8203.2789244332</text:p>
              </table:table-cell>
              <table:table-cell office:value-type="float" office:value="91796.7210755666">
                <text:p>91796.721075566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9.6">
                <text:p>69.6</text:p>
              </table:table-cell>
              <table:table-cell office:value-type="float" office:value="7625.6520130638">
                <text:p>7625.6520130638</text:p>
              </table:table-cell>
              <table:table-cell office:value-type="float" office:value="2110.2814395374">
                <text:p>2110.2814395374</text:p>
              </table:table-cell>
              <table:table-cell office:value-type="float" office:value="82058.2423158172">
                <text:p>82058.2423158172</text:p>
              </table:table-cell>
              <table:table-cell office:value-type="float" office:value="8205.8242315817">
                <text:p>8205.8242315817</text:p>
              </table:table-cell>
              <table:table-cell office:value-type="float" office:value="91794.1757684181">
                <text:p>91794.175768418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9.72">
                <text:p>69.72</text:p>
              </table:table-cell>
              <table:table-cell office:value-type="float" office:value="7619.3755264982">
                <text:p>7619.3755264982</text:p>
              </table:table-cell>
              <table:table-cell office:value-type="float" office:value="2088.8439385979">
                <text:p>2088.8439385979</text:p>
              </table:table-cell>
              <table:table-cell office:value-type="float" office:value="82083.4368499126">
                <text:p>82083.4368499126</text:p>
              </table:table-cell>
              <table:table-cell office:value-type="float" office:value="8208.3436849912">
                <text:p>8208.3436849912</text:p>
              </table:table-cell>
              <table:table-cell office:value-type="float" office:value="91791.6563150086">
                <text:p>91791.656315008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9.84">
                <text:p>69.84</text:p>
              </table:table-cell>
              <table:table-cell office:value-type="float" office:value="7613.1677257107">
                <text:p>7613.1677257107</text:p>
              </table:table-cell>
              <table:table-cell office:value-type="float" office:value="2067.619319607">
                <text:p>2067.619319607</text:p>
              </table:table-cell>
              <table:table-cell office:value-type="float" office:value="82108.3754133475">
                <text:p>82108.3754133475</text:p>
              </table:table-cell>
              <table:table-cell office:value-type="float" office:value="8210.8375413347">
                <text:p>8210.8375413347</text:p>
              </table:table-cell>
              <table:table-cell office:value-type="float" office:value="91789.1624586651">
                <text:p>91789.162458665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9.96">
                <text:p>69.96</text:p>
              </table:table-cell>
              <table:table-cell office:value-type="float" office:value="7607.027824224">
                <text:p>7607.027824224</text:p>
              </table:table-cell>
              <table:table-cell office:value-type="float" office:value="2046.6055722869">
                <text:p>2046.6055722869</text:p>
              </table:table-cell>
              <table:table-cell office:value-type="float" office:value="82133.0605486265">
                <text:p>82133.0605486265</text:p>
              </table:table-cell>
              <table:table-cell office:value-type="float" office:value="8213.3060548626">
                <text:p>8213.3060548626</text:p>
              </table:table-cell>
              <table:table-cell office:value-type="float" office:value="91786.6939451371">
                <text:p>91786.693945137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0.08">
                <text:p>70.08</text:p>
              </table:table-cell>
              <table:table-cell office:value-type="float" office:value="7600.9550452545">
                <text:p>7600.9550452545</text:p>
              </table:table-cell>
              <table:table-cell office:value-type="float" office:value="2025.800703091">
                <text:p>2025.800703091</text:p>
              </table:table-cell>
              <table:table-cell office:value-type="float" office:value="82157.4947742314">
                <text:p>82157.4947742314</text:p>
              </table:table-cell>
              <table:table-cell office:value-type="float" office:value="8215.7494774231">
                <text:p>8215.7494774231</text:p>
              </table:table-cell>
              <table:table-cell office:value-type="float" office:value="91784.2505225767">
                <text:p>91784.250522576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0.2">
                <text:p>70.2</text:p>
              </table:table-cell>
              <table:table-cell office:value-type="float" office:value="7594.9486215803">
                <text:p>7594.9486215803</text:p>
              </table:table-cell>
              <table:table-cell office:value-type="float" office:value="2005.2027351164">
                <text:p>2005.2027351164</text:p>
              </table:table-cell>
              <table:table-cell office:value-type="float" office:value="82181.6805848212">
                <text:p>82181.6805848212</text:p>
              </table:table-cell>
              <table:table-cell office:value-type="float" office:value="8218.1680584821">
                <text:p>8218.1680584821</text:p>
              </table:table-cell>
              <table:table-cell office:value-type="float" office:value="91781.8319415177">
                <text:p>91781.831941517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0.32">
                <text:p>70.32</text:p>
              </table:table-cell>
              <table:table-cell office:value-type="float" office:value="7589.0077954103">
                <text:p>7589.0077954103</text:p>
              </table:table-cell>
              <table:table-cell office:value-type="float" office:value="1984.8097080148">
                <text:p>1984.8097080148</text:p>
              </table:table-cell>
              <table:table-cell office:value-type="float" office:value="82205.6204514318">
                <text:p>82205.6204514318</text:p>
              </table:table-cell>
              <table:table-cell office:value-type="float" office:value="8220.5620451432">
                <text:p>8220.5620451432</text:p>
              </table:table-cell>
              <table:table-cell office:value-type="float" office:value="91779.4379548566">
                <text:p>91779.437954856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0.44">
                <text:p>70.44</text:p>
              </table:table-cell>
              <table:table-cell office:value-type="float" office:value="7583.1318182559">
                <text:p>7583.1318182559</text:p>
              </table:table-cell>
              <table:table-cell office:value-type="float" office:value="1964.6196779032">
                <text:p>1964.6196779032</text:p>
              </table:table-cell>
              <table:table-cell office:value-type="float" office:value="82229.3168216735">
                <text:p>82229.3168216735</text:p>
              </table:table-cell>
              <table:table-cell office:value-type="float" office:value="8222.9316821673">
                <text:p>8222.9316821673</text:p>
              </table:table-cell>
              <table:table-cell office:value-type="float" office:value="91777.0683178325">
                <text:p>91777.06831783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0.56">
                <text:p>70.56</text:p>
              </table:table-cell>
              <table:table-cell office:value-type="float" office:value="7577.3199508047">
                <text:p>7577.3199508047</text:p>
              </table:table-cell>
              <table:table-cell office:value-type="float" office:value="1944.630717274">
                <text:p>1944.630717274</text:p>
              </table:table-cell>
              <table:table-cell office:value-type="float" office:value="82252.7721199285">
                <text:p>82252.7721199285</text:p>
              </table:table-cell>
              <table:table-cell office:value-type="float" office:value="8225.2772119928">
                <text:p>8225.2772119928</text:p>
              </table:table-cell>
              <table:table-cell office:value-type="float" office:value="91774.722788007">
                <text:p>91774.72278800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0.68">
                <text:p>70.68</text:p>
              </table:table-cell>
              <table:table-cell office:value-type="float" office:value="7571.5714627953">
                <text:p>7571.5714627953</text:p>
              </table:table-cell>
              <table:table-cell office:value-type="float" office:value="1924.8409149034">
                <text:p>1924.8409149034</text:p>
              </table:table-cell>
              <table:table-cell office:value-type="float" office:value="82275.9887475467">
                <text:p>82275.9887475467</text:p>
              </table:table-cell>
              <table:table-cell office:value-type="float" office:value="8227.5988747546">
                <text:p>8227.5988747546</text:p>
              </table:table-cell>
              <table:table-cell office:value-type="float" office:value="91772.4011252452">
                <text:p>91772.401125245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.8">
                <text:p>70.8</text:p>
              </table:table-cell>
              <table:table-cell office:value-type="float" office:value="7565.8856328953">
                <text:p>7565.8856328953</text:p>
              </table:table-cell>
              <table:table-cell office:value-type="float" office:value="1905.2483757601">
                <text:p>1905.2483757601</text:p>
              </table:table-cell>
              <table:table-cell office:value-type="float" office:value="82298.9690830405">
                <text:p>82298.9690830405</text:p>
              </table:table-cell>
              <table:table-cell office:value-type="float" office:value="8229.896908304">
                <text:p>8229.896908304</text:p>
              </table:table-cell>
              <table:table-cell office:value-type="float" office:value="91770.1030916958">
                <text:p>91770.103091695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0.92">
                <text:p>70.92</text:p>
              </table:table-cell>
              <table:table-cell office:value-type="float" office:value="7560.2617485802">
                <text:p>7560.2617485802</text:p>
              </table:table-cell>
              <table:table-cell office:value-type="float" office:value="1885.8512209131">
                <text:p>1885.8512209131</text:p>
              </table:table-cell>
              <table:table-cell office:value-type="float" office:value="82321.7154822788">
                <text:p>82321.7154822788</text:p>
              </table:table-cell>
              <table:table-cell office:value-type="float" office:value="8232.1715482279">
                <text:p>8232.1715482279</text:p>
              </table:table-cell>
              <table:table-cell office:value-type="float" office:value="91767.828451772">
                <text:p>91767.82845177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1.04">
                <text:p>71.04</text:p>
              </table:table-cell>
              <table:table-cell office:value-type="float" office:value="7554.6991060147">
                <text:p>7554.6991060147</text:p>
              </table:table-cell>
              <table:table-cell office:value-type="float" office:value="1866.6475874382">
                <text:p>1866.6475874382</text:p>
              </table:table-cell>
              <table:table-cell office:value-type="float" office:value="82344.2302786792">
                <text:p>82344.2302786792</text:p>
              </table:table-cell>
              <table:table-cell office:value-type="float" office:value="8234.4230278679">
                <text:p>8234.4230278679</text:p>
              </table:table-cell>
              <table:table-cell office:value-type="float" office:value="91765.5769721319">
                <text:p>91765.576972131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1.16">
                <text:p>71.16</text:p>
              </table:table-cell>
              <table:table-cell office:value-type="float" office:value="7549.1970099351">
                <text:p>7549.1970099351</text:p>
              </table:table-cell>
              <table:table-cell office:value-type="float" office:value="1847.6356283249">
                <text:p>1847.6356283249</text:p>
              </table:table-cell>
              <table:table-cell office:value-type="float" office:value="82366.5157834">
                <text:p>82366.5157834</text:p>
              </table:table-cell>
              <table:table-cell office:value-type="float" office:value="8236.65157834">
                <text:p>8236.65157834</text:p>
              </table:table-cell>
              <table:table-cell office:value-type="float" office:value="91763.3484216598">
                <text:p>91763.348421659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1.28">
                <text:p>71.28</text:p>
              </table:table-cell>
              <table:table-cell office:value-type="float" office:value="7543.7547735344">
                <text:p>7543.7547735344</text:p>
              </table:table-cell>
              <table:table-cell office:value-type="float" office:value="1828.8135123824">
                <text:p>1828.8135123824</text:p>
              </table:table-cell>
              <table:table-cell office:value-type="float" office:value="82388.5742855303">
                <text:p>82388.5742855303</text:p>
              </table:table-cell>
              <table:table-cell office:value-type="float" office:value="8238.857428553">
                <text:p>8238.857428553</text:p>
              </table:table-cell>
              <table:table-cell office:value-type="float" office:value="91761.1425714468">
                <text:p>91761.14257144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1.4">
                <text:p>71.4</text:p>
              </table:table-cell>
              <table:table-cell office:value-type="float" office:value="7538.3717183484">
                <text:p>7538.3717183484</text:p>
              </table:table-cell>
              <table:table-cell office:value-type="float" office:value="1810.1794241445">
                <text:p>1810.1794241445</text:p>
              </table:table-cell>
              <table:table-cell office:value-type="float" office:value="82410.4080522792">
                <text:p>82410.4080522792</text:p>
              </table:table-cell>
              <table:table-cell office:value-type="float" office:value="8241.0408052279">
                <text:p>8241.0408052279</text:p>
              </table:table-cell>
              <table:table-cell office:value-type="float" office:value="91758.9591947719">
                <text:p>91758.959194771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1.52">
                <text:p>71.52</text:p>
              </table:table-cell>
              <table:table-cell office:value-type="float" office:value="7533.047174144">
                <text:p>7533.047174144</text:p>
              </table:table-cell>
              <table:table-cell office:value-type="float" office:value="1791.7315637751">
                <text:p>1791.7315637751</text:p>
              </table:table-cell>
              <table:table-cell office:value-type="float" office:value="82432.0193291645">
                <text:p>82432.0193291645</text:p>
              </table:table-cell>
              <table:table-cell office:value-type="float" office:value="8243.2019329164">
                <text:p>8243.2019329164</text:p>
              </table:table-cell>
              <table:table-cell office:value-type="float" office:value="91756.7980670834">
                <text:p>91756.798067083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1.64">
                <text:p>71.64</text:p>
              </table:table-cell>
              <table:table-cell office:value-type="float" office:value="7527.780478809">
                <text:p>7527.780478809</text:p>
              </table:table-cell>
              <table:table-cell office:value-type="float" office:value="1773.4681469724">
                <text:p>1773.4681469724</text:p>
              </table:table-cell>
              <table:table-cell office:value-type="float" office:value="82453.4103401988">
                <text:p>82453.4103401988</text:p>
              </table:table-cell>
              <table:table-cell office:value-type="float" office:value="8245.3410340198">
                <text:p>8245.3410340198</text:p>
              </table:table-cell>
              <table:table-cell office:value-type="float" office:value="91754.6589659799">
                <text:p>91754.658965979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.76">
                <text:p>71.76</text:p>
              </table:table-cell>
              <table:table-cell office:value-type="float" office:value="7522.5709782432">
                <text:p>7522.5709782432</text:p>
              </table:table-cell>
              <table:table-cell office:value-type="float" office:value="1755.3874048731">
                <text:p>1755.3874048731</text:p>
              </table:table-cell>
              <table:table-cell office:value-type="float" office:value="82474.5832880762">
                <text:p>82474.5832880762</text:p>
              </table:table-cell>
              <table:table-cell office:value-type="float" office:value="8247.4583288076">
                <text:p>8247.4583288076</text:p>
              </table:table-cell>
              <table:table-cell office:value-type="float" office:value="91752.5416711922">
                <text:p>91752.541671192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1.88">
                <text:p>71.88</text:p>
              </table:table-cell>
              <table:table-cell office:value-type="float" office:value="7517.418026252">
                <text:p>7517.418026252</text:p>
              </table:table-cell>
              <table:table-cell office:value-type="float" office:value="1737.4875839562">
                <text:p>1737.4875839562</text:p>
              </table:table-cell>
              <table:table-cell office:value-type="float" office:value="82495.5403543562">
                <text:p>82495.5403543562</text:p>
              </table:table-cell>
              <table:table-cell office:value-type="float" office:value="8249.5540354356">
                <text:p>8249.5540354356</text:p>
              </table:table-cell>
              <table:table-cell office:value-type="float" office:value="91750.4459645642">
                <text:p>91750.445964564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2">
                <text:p>72</text:p>
              </table:table-cell>
              <table:table-cell office:value-type="float" office:value="7512.3209844406">
                <text:p>7512.3209844406</text:p>
              </table:table-cell>
              <table:table-cell office:value-type="float" office:value="1719.7669459466">
                <text:p>1719.7669459466</text:p>
              </table:table-cell>
              <table:table-cell office:value-type="float" office:value="82516.283699648">
                <text:p>82516.283699648</text:p>
              </table:table-cell>
              <table:table-cell office:value-type="float" office:value="8251.6283699648">
                <text:p>8251.6283699648</text:p>
              </table:table-cell>
              <table:table-cell office:value-type="float" office:value="91748.371630035">
                <text:p>91748.37163003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2.12">
                <text:p>72.12</text:p>
              </table:table-cell>
              <table:table-cell office:value-type="float" office:value="7507.2792221108">
                <text:p>7507.2792221108</text:p>
              </table:table-cell>
              <table:table-cell office:value-type="float" office:value="1702.2237677176">
                <text:p>1702.2237677176</text:p>
              </table:table-cell>
              <table:table-cell office:value-type="float" office:value="82536.8154637924">
                <text:p>82536.8154637924</text:p>
              </table:table-cell>
              <table:table-cell office:value-type="float" office:value="8253.6815463792">
                <text:p>8253.6815463792</text:p>
              </table:table-cell>
              <table:table-cell office:value-type="float" office:value="91746.3184536205">
                <text:p>91746.318453620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2.24">
                <text:p>72.24</text:p>
              </table:table-cell>
              <table:table-cell office:value-type="float" office:value="7502.2921161584">
                <text:p>7502.2921161584</text:p>
              </table:table-cell>
              <table:table-cell office:value-type="float" office:value="1684.8563411946">
                <text:p>1684.8563411946</text:p>
              </table:table-cell>
              <table:table-cell office:value-type="float" office:value="82557.1377660428">
                <text:p>82557.1377660428</text:p>
              </table:table-cell>
              <table:table-cell office:value-type="float" office:value="8255.7137766042">
                <text:p>8255.7137766042</text:p>
              </table:table-cell>
              <table:table-cell office:value-type="float" office:value="91744.2862233955">
                <text:p>91744.286223395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2.36">
                <text:p>72.36</text:p>
              </table:table-cell>
              <table:table-cell office:value-type="float" office:value="7497.3590509726">
                <text:p>7497.3590509726</text:p>
              </table:table-cell>
              <table:table-cell office:value-type="float" office:value="1667.662973257">
                <text:p>1667.662973257</text:p>
              </table:table-cell>
              <table:table-cell office:value-type="float" office:value="82577.2527052459">
                <text:p>82577.2527052459</text:p>
              </table:table-cell>
              <table:table-cell office:value-type="float" office:value="8257.7252705245">
                <text:p>8257.7252705245</text:p>
              </table:table-cell>
              <table:table-cell office:value-type="float" office:value="91742.2747294752">
                <text:p>91742.27472947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2.48">
                <text:p>72.48</text:p>
              </table:table-cell>
              <table:table-cell office:value-type="float" office:value="7492.4794183371">
                <text:p>7492.4794183371</text:p>
              </table:table-cell>
              <table:table-cell office:value-type="float" office:value="1650.6419856411">
                <text:p>1650.6419856411</text:p>
              </table:table-cell>
              <table:table-cell office:value-type="float" office:value="82597.1623600199">
                <text:p>82597.1623600199</text:p>
              </table:table-cell>
              <table:table-cell office:value-type="float" office:value="8259.716236002">
                <text:p>8259.716236002</text:p>
              </table:table-cell>
              <table:table-cell office:value-type="float" office:value="91740.2837639978">
                <text:p>91740.283763997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2.6">
                <text:p>72.6</text:p>
              </table:table-cell>
              <table:table-cell office:value-type="float" office:value="7487.6526173321">
                <text:p>7487.6526173321</text:p>
              </table:table-cell>
              <table:table-cell office:value-type="float" office:value="1633.7917148419">
                <text:p>1633.7917148419</text:p>
              </table:table-cell>
              <table:table-cell office:value-type="float" office:value="82616.8687889328">
                <text:p>82616.8687889328</text:p>
              </table:table-cell>
              <table:table-cell office:value-type="float" office:value="8261.6868788932">
                <text:p>8261.6868788932</text:p>
              </table:table-cell>
              <table:table-cell office:value-type="float" office:value="91738.3131211065">
                <text:p>91738.313121106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2.72">
                <text:p>72.72</text:p>
              </table:table-cell>
              <table:table-cell office:value-type="float" office:value="7482.8780542383">
                <text:p>7482.8780542383</text:p>
              </table:table-cell>
              <table:table-cell office:value-type="float" office:value="1617.1105120156">
                <text:p>1617.1105120156</text:p>
              </table:table-cell>
              <table:table-cell office:value-type="float" office:value="82636.3740306783">
                <text:p>82636.3740306783</text:p>
              </table:table-cell>
              <table:table-cell office:value-type="float" office:value="8263.6374030678">
                <text:p>8263.6374030678</text:p>
              </table:table-cell>
              <table:table-cell office:value-type="float" office:value="91736.3625969319">
                <text:p>91736.36259693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2.84">
                <text:p>72.84</text:p>
              </table:table-cell>
              <table:table-cell office:value-type="float" office:value="7478.1551424421">
                <text:p>7478.1551424421</text:p>
              </table:table-cell>
              <table:table-cell office:value-type="float" office:value="1600.5967428811">
                <text:p>1600.5967428811</text:p>
              </table:table-cell>
              <table:table-cell office:value-type="float" office:value="82655.6801042517">
                <text:p>82655.6801042517</text:p>
              </table:table-cell>
              <table:table-cell office:value-type="float" office:value="8265.5680104251">
                <text:p>8265.5680104251</text:p>
              </table:table-cell>
              <table:table-cell office:value-type="float" office:value="91734.4319895746">
                <text:p>91734.431989574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2.96">
                <text:p>72.96</text:p>
              </table:table-cell>
              <table:table-cell office:value-type="float" office:value="7473.4833023421">
                <text:p>7473.4833023421</text:p>
              </table:table-cell>
              <table:table-cell office:value-type="float" office:value="1584.2487876221">
                <text:p>1584.2487876221</text:p>
              </table:table-cell>
              <table:table-cell office:value-type="float" office:value="82674.7890091235">
                <text:p>82674.7890091235</text:p>
              </table:table-cell>
              <table:table-cell office:value-type="float" office:value="8267.4789009123">
                <text:p>8267.4789009123</text:p>
              </table:table-cell>
              <table:table-cell office:value-type="float" office:value="91732.5210990874">
                <text:p>91732.521099087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3.08">
                <text:p>73.08</text:p>
              </table:table-cell>
              <table:table-cell office:value-type="float" office:value="7468.861961257">
                <text:p>7468.861961257</text:p>
              </table:table-cell>
              <table:table-cell office:value-type="float" office:value="1568.0650407886">
                <text:p>1568.0650407886</text:p>
              </table:table-cell>
              <table:table-cell office:value-type="float" office:value="82693.7027254132">
                <text:p>82693.7027254132</text:p>
              </table:table-cell>
              <table:table-cell office:value-type="float" office:value="8269.3702725413">
                <text:p>8269.3702725413</text:p>
              </table:table-cell>
              <table:table-cell office:value-type="float" office:value="91730.6297274585">
                <text:p>91730.629727458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3.2">
                <text:p>73.2</text:p>
              </table:table-cell>
              <table:table-cell office:value-type="float" office:value="7464.2905533353">
                <text:p>7464.2905533353</text:p>
              </table:table-cell>
              <table:table-cell office:value-type="float" office:value="1552.0439111989">
                <text:p>1552.0439111989</text:p>
              </table:table-cell>
              <table:table-cell office:value-type="float" office:value="82712.42321406">
                <text:p>82712.42321406</text:p>
              </table:table-cell>
              <table:table-cell office:value-type="float" office:value="8271.2423214059">
                <text:p>8271.2423214059</text:p>
              </table:table-cell>
              <table:table-cell office:value-type="float" office:value="91728.7576785938">
                <text:p>91728.757678593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3.32">
                <text:p>73.32</text:p>
              </table:table-cell>
              <table:table-cell office:value-type="float" office:value="7459.7685194653">
                <text:p>7459.7685194653</text:p>
              </table:table-cell>
              <table:table-cell office:value-type="float" office:value="1536.1838218409">
                <text:p>1536.1838218409</text:p>
              </table:table-cell>
              <table:table-cell office:value-type="float" office:value="82730.9524169945">
                <text:p>82730.9524169945</text:p>
              </table:table-cell>
              <table:table-cell office:value-type="float" office:value="8273.0952416994">
                <text:p>8273.0952416994</text:p>
              </table:table-cell>
              <table:table-cell office:value-type="float" office:value="91726.9047583003">
                <text:p>91726.904758300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3.44">
                <text:p>73.44</text:p>
              </table:table-cell>
              <table:table-cell office:value-type="float" office:value="7455.295307188">
                <text:p>7455.295307188</text:p>
              </table:table-cell>
              <table:table-cell office:value-type="float" office:value="1520.4832097738">
                <text:p>1520.4832097738</text:p>
              </table:table-cell>
              <table:table-cell office:value-type="float" office:value="82749.2922573076">
                <text:p>82749.2922573076</text:p>
              </table:table-cell>
              <table:table-cell office:value-type="float" office:value="8274.9292257307">
                <text:p>8274.9292257307</text:p>
              </table:table-cell>
              <table:table-cell office:value-type="float" office:value="91725.070774269">
                <text:p>91725.07077426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3.56">
                <text:p>73.56</text:p>
              </table:table-cell>
              <table:table-cell office:value-type="float" office:value="7450.8703706096">
                <text:p>7450.8703706096</text:p>
              </table:table-cell>
              <table:table-cell office:value-type="float" office:value="1504.94052603">
                <text:p>1504.94052603</text:p>
              </table:table-cell>
              <table:table-cell office:value-type="float" office:value="82767.4446394186">
                <text:p>82767.4446394186</text:p>
              </table:table-cell>
              <table:table-cell office:value-type="float" office:value="8276.7444639418">
                <text:p>8276.7444639418</text:p>
              </table:table-cell>
              <table:table-cell office:value-type="float" office:value="91723.2555360579">
                <text:p>91723.255536057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3.68">
                <text:p>73.68</text:p>
              </table:table-cell>
              <table:table-cell office:value-type="float" office:value="7446.4931703164">
                <text:p>7446.4931703164</text:p>
              </table:table-cell>
              <table:table-cell office:value-type="float" office:value="1489.5542355165">
                <text:p>1489.5542355165</text:p>
              </table:table-cell>
              <table:table-cell office:value-type="float" office:value="82785.4114492429">
                <text:p>82785.4114492429</text:p>
              </table:table-cell>
              <table:table-cell office:value-type="float" office:value="8278.5411449242">
                <text:p>8278.5411449242</text:p>
              </table:table-cell>
              <table:table-cell office:value-type="float" office:value="91721.4588550755">
                <text:p>91721.458855075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3.8">
                <text:p>73.8</text:p>
              </table:table-cell>
              <table:table-cell office:value-type="float" office:value="7442.1631732905">
                <text:p>7442.1631732905</text:p>
              </table:table-cell>
              <table:table-cell office:value-type="float" office:value="1474.3228169166">
                <text:p>1474.3228169166</text:p>
              </table:table-cell>
              <table:table-cell office:value-type="float" office:value="82803.1945543573">
                <text:p>82803.1945543573</text:p>
              </table:table-cell>
              <table:table-cell office:value-type="float" office:value="8280.3194554357">
                <text:p>8280.3194554357</text:p>
              </table:table-cell>
              <table:table-cell office:value-type="float" office:value="91719.680544564">
                <text:p>91719.68054456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3.92">
                <text:p>73.92</text:p>
              </table:table-cell>
              <table:table-cell office:value-type="float" office:value="7437.8798528268">
                <text:p>7437.8798528268</text:p>
              </table:table-cell>
              <table:table-cell office:value-type="float" office:value="1459.2447625919">
                <text:p>1459.2447625919</text:p>
              </table:table-cell>
              <table:table-cell office:value-type="float" office:value="82820.795804165">
                <text:p>82820.795804165</text:p>
              </table:table-cell>
              <table:table-cell office:value-type="float" office:value="8282.0795804165">
                <text:p>8282.0795804165</text:p>
              </table:table-cell>
              <table:table-cell office:value-type="float" office:value="91717.9204195833">
                <text:p>91717.920419583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4.04">
                <text:p>74.04</text:p>
              </table:table-cell>
              <table:table-cell office:value-type="float" office:value="7433.6426884513">
                <text:p>7433.6426884513</text:p>
              </table:table-cell>
              <table:table-cell office:value-type="float" office:value="1444.3185784837">
                <text:p>1444.3185784837</text:p>
              </table:table-cell>
              <table:table-cell office:value-type="float" office:value="82838.2170300592">
                <text:p>82838.2170300592</text:p>
              </table:table-cell>
              <table:table-cell office:value-type="float" office:value="8283.8217030059">
                <text:p>8283.8217030059</text:p>
              </table:table-cell>
              <table:table-cell office:value-type="float" office:value="91716.1782969939">
                <text:p>91716.178296993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4.16">
                <text:p>74.16</text:p>
              </table:table-cell>
              <table:table-cell office:value-type="float" office:value="7429.4511658406">
                <text:p>7429.4511658406</text:p>
              </table:table-cell>
              <table:table-cell office:value-type="float" office:value="1429.5427840158">
                <text:p>1429.5427840158</text:p>
              </table:table-cell>
              <table:table-cell office:value-type="float" office:value="82855.4600455853">
                <text:p>82855.4600455853</text:p>
              </table:table-cell>
              <table:table-cell office:value-type="float" office:value="8285.5460045585">
                <text:p>8285.5460045585</text:p>
              </table:table-cell>
              <table:table-cell office:value-type="float" office:value="91714.4539954412">
                <text:p>91714.453995441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4.28">
                <text:p>74.28</text:p>
              </table:table-cell>
              <table:table-cell office:value-type="float" office:value="7425.3047767421">
                <text:p>7425.3047767421</text:p>
              </table:table-cell>
              <table:table-cell office:value-type="float" office:value="1414.9159119956">
                <text:p>1414.9159119956</text:p>
              </table:table-cell>
              <table:table-cell office:value-type="float" office:value="82872.5266466022">
                <text:p>82872.5266466022</text:p>
              </table:table-cell>
              <table:table-cell office:value-type="float" office:value="8287.2526646602">
                <text:p>8287.2526646602</text:p>
              </table:table-cell>
              <table:table-cell office:value-type="float" office:value="91712.7473353396">
                <text:p>91712.74733533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4.4">
                <text:p>74.4</text:p>
              </table:table-cell>
              <table:table-cell office:value-type="float" office:value="7421.2030188962">
                <text:p>7421.2030188962</text:p>
              </table:table-cell>
              <table:table-cell office:value-type="float" office:value="1400.4365085173">
                <text:p>1400.4365085173</text:p>
              </table:table-cell>
              <table:table-cell office:value-type="float" office:value="82889.4186114424">
                <text:p>82889.4186114424</text:p>
              </table:table-cell>
              <table:table-cell office:value-type="float" office:value="8288.9418611442">
                <text:p>8288.9418611442</text:p>
              </table:table-cell>
              <table:table-cell office:value-type="float" office:value="91711.0581388555">
                <text:p>91711.058138855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4.52">
                <text:p>74.52</text:p>
              </table:table-cell>
              <table:table-cell office:value-type="float" office:value="7417.1453959589">
                <text:p>7417.1453959589</text:p>
              </table:table-cell>
              <table:table-cell office:value-type="float" office:value="1386.1031328635">
                <text:p>1386.1031328635</text:p>
              </table:table-cell>
              <table:table-cell office:value-type="float" office:value="82906.1377010706">
                <text:p>82906.1377010706</text:p>
              </table:table-cell>
              <table:table-cell office:value-type="float" office:value="8290.613770107">
                <text:p>8290.613770107</text:p>
              </table:table-cell>
              <table:table-cell office:value-type="float" office:value="91709.3862298927">
                <text:p>91709.386229892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4.64">
                <text:p>74.64</text:p>
              </table:table-cell>
              <table:table-cell office:value-type="float" office:value="7413.1314174258">
                <text:p>7413.1314174258</text:p>
              </table:table-cell>
              <table:table-cell office:value-type="float" office:value="1371.9143574084">
                <text:p>1371.9143574084</text:p>
              </table:table-cell>
              <table:table-cell office:value-type="float" office:value="82922.6856592418">
                <text:p>82922.6856592418</text:p>
              </table:table-cell>
              <table:table-cell office:value-type="float" office:value="8292.2685659241">
                <text:p>8292.2685659241</text:p>
              </table:table-cell>
              <table:table-cell office:value-type="float" office:value="91707.7314340756">
                <text:p>91707.731434075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4.76">
                <text:p>74.76</text:p>
              </table:table-cell>
              <table:table-cell office:value-type="float" office:value="7409.1605985572">
                <text:p>7409.1605985572</text:p>
              </table:table-cell>
              <table:table-cell office:value-type="float" office:value="1357.86876752">
                <text:p>1357.86876752</text:p>
              </table:table-cell>
              <table:table-cell office:value-type="float" office:value="82939.0642126572">
                <text:p>82939.0642126572</text:p>
              </table:table-cell>
              <table:table-cell office:value-type="float" office:value="8293.9064212657">
                <text:p>8293.9064212657</text:p>
              </table:table-cell>
              <table:table-cell office:value-type="float" office:value="91706.0935787341">
                <text:p>91706.093578734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4.88">
                <text:p>74.88</text:p>
              </table:table-cell>
              <table:table-cell office:value-type="float" office:value="7405.2324603042">
                <text:p>7405.2324603042</text:p>
              </table:table-cell>
              <table:table-cell office:value-type="float" office:value="1343.9649614636">
                <text:p>1343.9649614636</text:p>
              </table:table-cell>
              <table:table-cell office:value-type="float" office:value="82955.2750711202">
                <text:p>82955.2750711202</text:p>
              </table:table-cell>
              <table:table-cell office:value-type="float" office:value="8295.527507112">
                <text:p>8295.527507112</text:p>
              </table:table-cell>
              <table:table-cell office:value-type="float" office:value="91704.4724928877">
                <text:p>91704.472492887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5">
                <text:p>75</text:p>
              </table:table-cell>
              <table:table-cell office:value-type="float" office:value="7401.3465292361">
                <text:p>7401.3465292361</text:p>
              </table:table-cell>
              <table:table-cell office:value-type="float" office:value="1330.2015503048">
                <text:p>1330.2015503048</text:p>
              </table:table-cell>
              <table:table-cell office:value-type="float" office:value="82971.3199276902">
                <text:p>82971.3199276902</text:p>
              </table:table-cell>
              <table:table-cell office:value-type="float" office:value="8297.131992769">
                <text:p>8297.131992769</text:p>
              </table:table-cell>
              <table:table-cell office:value-type="float" office:value="91702.8680072307">
                <text:p>91702.868007230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5.12">
                <text:p>75.12</text:p>
              </table:table-cell>
              <table:table-cell office:value-type="float" office:value="7397.5023374683">
                <text:p>7397.5023374683</text:p>
              </table:table-cell>
              <table:table-cell office:value-type="float" office:value="1316.5771578127">
                <text:p>1316.5771578127</text:p>
              </table:table-cell>
              <table:table-cell office:value-type="float" office:value="82987.2004588355">
                <text:p>82987.2004588355</text:p>
              </table:table-cell>
              <table:table-cell office:value-type="float" office:value="8298.7200458835">
                <text:p>8298.7200458835</text:p>
              </table:table-cell>
              <table:table-cell office:value-type="float" office:value="91701.2799541162">
                <text:p>91701.279954116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5.24">
                <text:p>75.24</text:p>
              </table:table-cell>
              <table:table-cell office:value-type="float" office:value="7393.6994225919">
                <text:p>7393.6994225919</text:p>
              </table:table-cell>
              <table:table-cell office:value-type="float" office:value="1303.0904203638">
                <text:p>1303.0904203638</text:p>
              </table:table-cell>
              <table:table-cell office:value-type="float" office:value="83002.9183245858">
                <text:p>83002.9183245858</text:p>
              </table:table-cell>
              <table:table-cell office:value-type="float" office:value="8300.2918324585">
                <text:p>8300.2918324585</text:p>
              </table:table-cell>
              <table:table-cell office:value-type="float" office:value="91699.7081675412">
                <text:p>91699.708167541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5.36">
                <text:p>75.36</text:p>
              </table:table-cell>
              <table:table-cell office:value-type="float" office:value="7389.9373276038">
                <text:p>7389.9373276038</text:p>
              </table:table-cell>
              <table:table-cell office:value-type="float" office:value="1289.7399868461">
                <text:p>1289.7399868461</text:p>
              </table:table-cell>
              <table:table-cell office:value-type="float" office:value="83018.4751686821">
                <text:p>83018.4751686821</text:p>
              </table:table-cell>
              <table:table-cell office:value-type="float" office:value="8301.8475168682">
                <text:p>8301.8475168682</text:p>
              </table:table-cell>
              <table:table-cell office:value-type="float" office:value="91698.1524831316">
                <text:p>91698.152483131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5.48">
                <text:p>75.48</text:p>
              </table:table-cell>
              <table:table-cell office:value-type="float" office:value="7386.2156008379">
                <text:p>7386.2156008379</text:p>
              </table:table-cell>
              <table:table-cell office:value-type="float" office:value="1276.5245185629">
                <text:p>1276.5245185629</text:p>
              </table:table-cell>
              <table:table-cell office:value-type="float" office:value="83033.8726187267">
                <text:p>83033.8726187267</text:p>
              </table:table-cell>
              <table:table-cell office:value-type="float" office:value="8303.3872618726">
                <text:p>8303.3872618726</text:p>
              </table:table-cell>
              <table:table-cell office:value-type="float" office:value="91696.6127381271">
                <text:p>91696.612738127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5.6">
                <text:p>75.6</text:p>
              </table:table-cell>
              <table:table-cell office:value-type="float" office:value="7382.5337958976">
                <text:p>7382.5337958976</text:p>
              </table:table-cell>
              <table:table-cell office:value-type="float" office:value="1263.4426891376">
                <text:p>1263.4426891376</text:p>
              </table:table-cell>
              <table:table-cell office:value-type="float" office:value="83049.1122863317">
                <text:p>83049.1122863317</text:p>
              </table:table-cell>
              <table:table-cell office:value-type="float" office:value="8304.9112286331">
                <text:p>8304.9112286331</text:p>
              </table:table-cell>
              <table:table-cell office:value-type="float" office:value="91695.0887713666">
                <text:p>91695.088771366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5.72">
                <text:p>75.72</text:p>
              </table:table-cell>
              <table:table-cell office:value-type="float" office:value="7378.8914715889">
                <text:p>7378.8914715889</text:p>
              </table:table-cell>
              <table:table-cell office:value-type="float" office:value="1250.4931844184">
                <text:p>1250.4931844184</text:p>
              </table:table-cell>
              <table:table-cell office:value-type="float" office:value="83064.1957672662">
                <text:p>83064.1957672662</text:p>
              </table:table-cell>
              <table:table-cell office:value-type="float" office:value="8306.4195767266">
                <text:p>8306.4195767266</text:p>
              </table:table-cell>
              <table:table-cell office:value-type="float" office:value="91693.5804232731">
                <text:p>91693.580423273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5.84">
                <text:p>75.84</text:p>
              </table:table-cell>
              <table:table-cell office:value-type="float" office:value="7375.2881918544">
                <text:p>7375.2881918544</text:p>
              </table:table-cell>
              <table:table-cell office:value-type="float" office:value="1237.6747023835">
                <text:p>1237.6747023835</text:p>
              </table:table-cell>
              <table:table-cell office:value-type="float" office:value="83079.124641602">
                <text:p>83079.124641602</text:p>
              </table:table-cell>
              <table:table-cell office:value-type="float" office:value="8307.9124641602">
                <text:p>8307.9124641602</text:p>
              </table:table-cell>
              <table:table-cell office:value-type="float" office:value="91692.0875358396">
                <text:p>91692.087535839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5.96">
                <text:p>75.96</text:p>
              </table:table-cell>
              <table:table-cell office:value-type="float" office:value="7371.7235257085">
                <text:p>7371.7235257085</text:p>
              </table:table-cell>
              <table:table-cell office:value-type="float" office:value="1224.9859530463">
                <text:p>1224.9859530463</text:p>
              </table:table-cell>
              <table:table-cell office:value-type="float" office:value="83093.9004738593">
                <text:p>83093.9004738593</text:p>
              </table:table-cell>
              <table:table-cell office:value-type="float" office:value="8309.3900473859">
                <text:p>8309.3900473859</text:p>
              </table:table-cell>
              <table:table-cell office:value-type="float" office:value="91690.6099526138">
                <text:p>91690.609952613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6.08">
                <text:p>76.08</text:p>
              </table:table-cell>
              <table:table-cell office:value-type="float" office:value="7368.1970471736">
                <text:p>7368.1970471736</text:p>
              </table:table-cell>
              <table:table-cell office:value-type="float" office:value="1212.4256583614">
                <text:p>1212.4256583614</text:p>
              </table:table-cell>
              <table:table-cell office:value-type="float" office:value="83108.5248131501">
                <text:p>83108.5248131501</text:p>
              </table:table-cell>
              <table:table-cell office:value-type="float" office:value="8310.852481315">
                <text:p>8310.852481315</text:p>
              </table:table-cell>
              <table:table-cell office:value-type="float" office:value="91689.1475186848">
                <text:p>91689.147518684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6.2">
                <text:p>76.2</text:p>
              </table:table-cell>
              <table:table-cell office:value-type="float" office:value="7364.7083352167">
                <text:p>7364.7083352167</text:p>
              </table:table-cell>
              <table:table-cell office:value-type="float" office:value="1199.9925521305">
                <text:p>1199.9925521305</text:p>
              </table:table-cell>
              <table:table-cell office:value-type="float" office:value="83122.9991933209">
                <text:p>83122.9991933209</text:p>
              </table:table-cell>
              <table:table-cell office:value-type="float" office:value="8312.299919332">
                <text:p>8312.299919332</text:p>
              </table:table-cell>
              <table:table-cell office:value-type="float" office:value="91687.7000806677">
                <text:p>91687.700080667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6.32">
                <text:p>76.32</text:p>
              </table:table-cell>
              <table:table-cell office:value-type="float" office:value="7361.2569736871">
                <text:p>7361.2569736871</text:p>
              </table:table-cell>
              <table:table-cell office:value-type="float" office:value="1187.685379909">
                <text:p>1187.685379909</text:p>
              </table:table-cell>
              <table:table-cell office:value-type="float" office:value="83137.3251330945">
                <text:p>83137.3251330945</text:p>
              </table:table-cell>
              <table:table-cell office:value-type="float" office:value="8313.7325133094">
                <text:p>8313.7325133094</text:p>
              </table:table-cell>
              <table:table-cell office:value-type="float" office:value="91686.2674866903">
                <text:p>91686.267486690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6.44">
                <text:p>76.44</text:p>
              </table:table-cell>
              <table:table-cell office:value-type="float" office:value="7357.8425512556">
                <text:p>7357.8425512556</text:p>
              </table:table-cell>
              <table:table-cell office:value-type="float" office:value="1175.5028989128">
                <text:p>1175.5028989128</text:p>
              </table:table-cell>
              <table:table-cell office:value-type="float" office:value="83151.5041362106">
                <text:p>83151.5041362106</text:p>
              </table:table-cell>
              <table:table-cell office:value-type="float" office:value="8315.150413621">
                <text:p>8315.150413621</text:p>
              </table:table-cell>
              <table:table-cell office:value-type="float" office:value="91684.8495863787">
                <text:p>91684.849586378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6.56">
                <text:p>76.56</text:p>
              </table:table-cell>
              <table:table-cell office:value-type="float" office:value="7354.4646613536">
                <text:p>7354.4646613536</text:p>
              </table:table-cell>
              <table:table-cell office:value-type="float" office:value="1163.4438779253">
                <text:p>1163.4438779253</text:p>
              </table:table-cell>
              <table:table-cell office:value-type="float" office:value="83165.5376915647">
                <text:p>83165.5376915647</text:p>
              </table:table-cell>
              <table:table-cell office:value-type="float" office:value="8316.5537691564">
                <text:p>8316.5537691564</text:p>
              </table:table-cell>
              <table:table-cell office:value-type="float" office:value="91683.4462308433">
                <text:p>91683.446230843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.68">
                <text:p>76.68</text:p>
              </table:table-cell>
              <table:table-cell office:value-type="float" office:value="7351.1229021134">
                <text:p>7351.1229021134</text:p>
              </table:table-cell>
              <table:table-cell office:value-type="float" office:value="1151.5070972051">
                <text:p>1151.5070972051</text:p>
              </table:table-cell>
              <table:table-cell office:value-type="float" office:value="83179.427273347">
                <text:p>83179.427273347</text:p>
              </table:table-cell>
              <table:table-cell office:value-type="float" office:value="8317.9427273347">
                <text:p>8317.9427273347</text:p>
              </table:table-cell>
              <table:table-cell office:value-type="float" office:value="91682.0572726651">
                <text:p>91682.057272665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6.8">
                <text:p>76.8</text:p>
              </table:table-cell>
              <table:table-cell office:value-type="float" office:value="7347.8168763095">
                <text:p>7347.8168763095</text:p>
              </table:table-cell>
              <table:table-cell office:value-type="float" office:value="1139.6913483939">
                <text:p>1139.6913483939</text:p>
              </table:table-cell>
              <table:table-cell office:value-type="float" office:value="83193.1743411788">
                <text:p>83193.1743411788</text:p>
              </table:table-cell>
              <table:table-cell office:value-type="float" office:value="8319.3174341178">
                <text:p>8319.3174341178</text:p>
              </table:table-cell>
              <table:table-cell office:value-type="float" office:value="91680.682565882">
                <text:p>91680.68256588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6.92">
                <text:p>76.92</text:p>
              </table:table-cell>
              <table:table-cell office:value-type="float" office:value="7344.5461913011">
                <text:p>7344.5461913011</text:p>
              </table:table-cell>
              <table:table-cell office:value-type="float" office:value="1127.9954344248">
                <text:p>1127.9954344248</text:p>
              </table:table-cell>
              <table:table-cell office:value-type="float" office:value="83206.7803402493">
                <text:p>83206.7803402493</text:p>
              </table:table-cell>
              <table:table-cell office:value-type="float" office:value="8320.6780340249">
                <text:p>8320.6780340249</text:p>
              </table:table-cell>
              <table:table-cell office:value-type="float" office:value="91679.3219659749">
                <text:p>91679.321965974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7.04">
                <text:p>77.04</text:p>
              </table:table-cell>
              <table:table-cell office:value-type="float" office:value="7341.3104589739">
                <text:p>7341.3104589739</text:p>
              </table:table-cell>
              <table:table-cell office:value-type="float" office:value="1116.4181694314">
                <text:p>1116.4181694314</text:p>
              </table:table-cell>
              <table:table-cell office:value-type="float" office:value="83220.2467014499">
                <text:p>83220.2467014499</text:p>
              </table:table-cell>
              <table:table-cell office:value-type="float" office:value="8322.0246701449">
                <text:p>8322.0246701449</text:p>
              </table:table-cell>
              <table:table-cell office:value-type="float" office:value="91677.9753298549">
                <text:p>91677.975329854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7.16">
                <text:p>77.16</text:p>
              </table:table-cell>
              <table:table-cell office:value-type="float" office:value="7338.1092956847">
                <text:p>7338.1092956847</text:p>
              </table:table-cell>
              <table:table-cell office:value-type="float" office:value="1104.9583786561">
                <text:p>1104.9583786561</text:p>
              </table:table-cell>
              <table:table-cell office:value-type="float" office:value="83233.5748415084">
                <text:p>83233.5748415084</text:p>
              </table:table-cell>
              <table:table-cell office:value-type="float" office:value="8323.3574841508">
                <text:p>8323.3574841508</text:p>
              </table:table-cell>
              <table:table-cell office:value-type="float" office:value="91676.642515849">
                <text:p>91676.6425158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7.28">
                <text:p>77.28</text:p>
              </table:table-cell>
              <table:table-cell office:value-type="float" office:value="7334.9423222053">
                <text:p>7334.9423222053</text:p>
              </table:table-cell>
              <table:table-cell office:value-type="float" office:value="1093.6148983605">
                <text:p>1093.6148983605</text:p>
              </table:table-cell>
              <table:table-cell office:value-type="float" office:value="83246.766163122">
                <text:p>83246.766163122</text:p>
              </table:table-cell>
              <table:table-cell office:value-type="float" office:value="8324.6766163122">
                <text:p>8324.6766163122</text:p>
              </table:table-cell>
              <table:table-cell office:value-type="float" office:value="91675.3233836876">
                <text:p>91675.323383687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7.4">
                <text:p>77.4</text:p>
              </table:table-cell>
              <table:table-cell office:value-type="float" office:value="7331.8091636677">
                <text:p>7331.8091636677</text:p>
              </table:table-cell>
              <table:table-cell office:value-type="float" office:value="1082.386575735">
                <text:p>1082.386575735</text:p>
              </table:table-cell>
              <table:table-cell office:value-type="float" office:value="83259.8220550885">
                <text:p>83259.8220550885</text:p>
              </table:table-cell>
              <table:table-cell office:value-type="float" office:value="8325.9822055088">
                <text:p>8325.9822055088</text:p>
              </table:table-cell>
              <table:table-cell office:value-type="float" office:value="91674.017794491">
                <text:p>91674.01779449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7.52">
                <text:p>77.52</text:p>
              </table:table-cell>
              <table:table-cell office:value-type="float" office:value="7328.7094495102">
                <text:p>7328.7094495102</text:p>
              </table:table-cell>
              <table:table-cell office:value-type="float" office:value="1071.2722688093">
                <text:p>1071.2722688093</text:p>
              </table:table-cell>
              <table:table-cell office:value-type="float" office:value="83272.7438924369">
                <text:p>83272.7438924369</text:p>
              </table:table-cell>
              <table:table-cell office:value-type="float" office:value="8327.2743892437">
                <text:p>8327.2743892437</text:p>
              </table:table-cell>
              <table:table-cell office:value-type="float" office:value="91672.7256107561">
                <text:p>91672.725610756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7.64">
                <text:p>77.64</text:p>
              </table:table-cell>
              <table:table-cell office:value-type="float" office:value="7325.6428134238">
                <text:p>7325.6428134238</text:p>
              </table:table-cell>
              <table:table-cell office:value-type="float" office:value="1060.270846363">
                <text:p>1060.270846363</text:p>
              </table:table-cell>
              <table:table-cell office:value-type="float" office:value="83285.5330365575">
                <text:p>83285.5330365575</text:p>
              </table:table-cell>
              <table:table-cell office:value-type="float" office:value="8328.5533036557">
                <text:p>8328.5533036557</text:p>
              </table:table-cell>
              <table:table-cell office:value-type="float" office:value="91671.446696344">
                <text:p>91671.44669634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7.76">
                <text:p>77.76</text:p>
              </table:table-cell>
              <table:table-cell office:value-type="float" office:value="7322.6088932998">
                <text:p>7322.6088932998</text:p>
              </table:table-cell>
              <table:table-cell office:value-type="float" office:value="1049.3811878373">
                <text:p>1049.3811878373</text:p>
              </table:table-cell>
              <table:table-cell office:value-type="float" office:value="83298.1908353299">
                <text:p>83298.1908353299</text:p>
              </table:table-cell>
              <table:table-cell office:value-type="float" office:value="8329.819083533">
                <text:p>8329.819083533</text:p>
              </table:table-cell>
              <table:table-cell office:value-type="float" office:value="91670.1809164668">
                <text:p>91670.180916466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7.88">
                <text:p>77.88</text:p>
              </table:table-cell>
              <table:table-cell office:value-type="float" office:value="7319.6073311782">
                <text:p>7319.6073311782</text:p>
              </table:table-cell>
              <table:table-cell office:value-type="float" office:value="1038.6021832464">
                <text:p>1038.6021832464</text:p>
              </table:table-cell>
              <table:table-cell office:value-type="float" office:value="83310.7186232504">
                <text:p>83310.7186232504</text:p>
              </table:table-cell>
              <table:table-cell office:value-type="float" office:value="8331.071862325">
                <text:p>8331.071862325</text:p>
              </table:table-cell>
              <table:table-cell office:value-type="float" office:value="91668.9281376748">
                <text:p>91668.928137674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8">
                <text:p>78</text:p>
              </table:table-cell>
              <table:table-cell office:value-type="float" office:value="7316.6377731956">
                <text:p>7316.6377731956</text:p>
              </table:table-cell>
              <table:table-cell office:value-type="float" office:value="1027.9327330899">
                <text:p>1027.9327330899</text:p>
              </table:table-cell>
              <table:table-cell office:value-type="float" office:value="83323.1177215587">
                <text:p>83323.1177215587</text:p>
              </table:table-cell>
              <table:table-cell office:value-type="float" office:value="8332.3117721558">
                <text:p>8332.3117721558</text:p>
              </table:table-cell>
              <table:table-cell office:value-type="float" office:value="91667.6882278439">
                <text:p>91667.688227843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8.12">
                <text:p>78.12</text:p>
              </table:table-cell>
              <table:table-cell office:value-type="float" office:value="7313.699869536">
                <text:p>7313.699869536</text:p>
              </table:table-cell>
              <table:table-cell office:value-type="float" office:value="1017.3717482652">
                <text:p>1017.3717482652</text:p>
              </table:table-cell>
              <table:table-cell office:value-type="float" office:value="83335.3894383626">
                <text:p>83335.3894383626</text:p>
              </table:table-cell>
              <table:table-cell office:value-type="float" office:value="8333.5389438362">
                <text:p>8333.5389438362</text:p>
              </table:table-cell>
              <table:table-cell office:value-type="float" office:value="91666.4610561635">
                <text:p>91666.461056163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8.24">
                <text:p>78.24</text:p>
              </table:table-cell>
              <table:table-cell office:value-type="float" office:value="7310.7932743798">
                <text:p>7310.7932743798</text:p>
              </table:table-cell>
              <table:table-cell office:value-type="float" office:value="1006.9181499808">
                <text:p>1006.9181499808</text:p>
              </table:table-cell>
              <table:table-cell office:value-type="float" office:value="83347.5350687631">
                <text:p>83347.5350687631</text:p>
              </table:table-cell>
              <table:table-cell office:value-type="float" office:value="8334.7535068763">
                <text:p>8334.7535068763</text:p>
              </table:table-cell>
              <table:table-cell office:value-type="float" office:value="91665.2464931235">
                <text:p>91665.246493123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8.36">
                <text:p>78.36</text:p>
              </table:table-cell>
              <table:table-cell office:value-type="float" office:value="7307.9176458558">
                <text:p>7307.9176458558</text:p>
              </table:table-cell>
              <table:table-cell office:value-type="float" office:value="996.5708696699">
                <text:p>996.5708696699</text:p>
              </table:table-cell>
              <table:table-cell office:value-type="float" office:value="83359.5558949767">
                <text:p>83359.5558949767</text:p>
              </table:table-cell>
              <table:table-cell office:value-type="float" office:value="8335.9555894976">
                <text:p>8335.9555894976</text:p>
              </table:table-cell>
              <table:table-cell office:value-type="float" office:value="91664.0444105021">
                <text:p>91664.044410502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8.48">
                <text:p>78.48</text:p>
              </table:table-cell>
              <table:table-cell office:value-type="float" office:value="7305.0726459918">
                <text:p>7305.0726459918</text:p>
              </table:table-cell>
              <table:table-cell office:value-type="float" office:value="986.328848904">
                <text:p>986.328848904</text:p>
              </table:table-cell>
              <table:table-cell office:value-type="float" office:value="83371.4531864584">
                <text:p>83371.4531864584</text:p>
              </table:table-cell>
              <table:table-cell office:value-type="float" office:value="8337.1453186458">
                <text:p>8337.1453186458</text:p>
              </table:table-cell>
              <table:table-cell office:value-type="float" office:value="91662.854681354">
                <text:p>91662.85468135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8.6">
                <text:p>78.6</text:p>
              </table:table-cell>
              <table:table-cell office:value-type="float" office:value="7302.2579406676">
                <text:p>7302.2579406676</text:p>
              </table:table-cell>
              <table:table-cell office:value-type="float" office:value="976.1910393082">
                <text:p>976.1910393082</text:p>
              </table:table-cell>
              <table:table-cell office:value-type="float" office:value="83383.2282000221">
                <text:p>83383.2282000221</text:p>
              </table:table-cell>
              <table:table-cell office:value-type="float" office:value="8338.3228200022">
                <text:p>8338.3228200022</text:p>
              </table:table-cell>
              <table:table-cell office:value-type="float" office:value="91661.6771799976">
                <text:p>91661.677179997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8.72">
                <text:p>78.72</text:p>
              </table:table-cell>
              <table:table-cell office:value-type="float" office:value="7299.4731995673">
                <text:p>7299.4731995673</text:p>
              </table:table-cell>
              <table:table-cell office:value-type="float" office:value="966.1564024752">
                <text:p>966.1564024752</text:p>
              </table:table-cell>
              <table:table-cell office:value-type="float" office:value="83394.8821799614">
                <text:p>83394.8821799614</text:p>
              </table:table-cell>
              <table:table-cell office:value-type="float" office:value="8339.4882179961">
                <text:p>8339.4882179961</text:p>
              </table:table-cell>
              <table:table-cell office:value-type="float" office:value="91660.5117820037">
                <text:p>91660.511782003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8.84">
                <text:p>78.84</text:p>
              </table:table-cell>
              <table:table-cell office:value-type="float" office:value="7296.7180961332">
                <text:p>7296.7180961332</text:p>
              </table:table-cell>
              <table:table-cell office:value-type="float" office:value="956.2239098817">
                <text:p>956.2239098817</text:p>
              </table:table-cell>
              <table:table-cell office:value-type="float" office:value="83406.4163581683">
                <text:p>83406.4163581683</text:p>
              </table:table-cell>
              <table:table-cell office:value-type="float" office:value="8340.6416358168">
                <text:p>8340.6416358168</text:p>
              </table:table-cell>
              <table:table-cell office:value-type="float" office:value="91659.358364183">
                <text:p>91659.35836418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8.96">
                <text:p>78.96</text:p>
              </table:table-cell>
              <table:table-cell office:value-type="float" office:value="7293.9923075199">
                <text:p>7293.9923075199</text:p>
              </table:table-cell>
              <table:table-cell office:value-type="float" office:value="946.3925428038">
                <text:p>946.3925428038</text:p>
              </table:table-cell>
              <table:table-cell office:value-type="float" office:value="83417.8319542512">
                <text:p>83417.8319542512</text:p>
              </table:table-cell>
              <table:table-cell office:value-type="float" office:value="8341.7831954251">
                <text:p>8341.7831954251</text:p>
              </table:table-cell>
              <table:table-cell office:value-type="float" office:value="91658.2168045747">
                <text:p>91658.216804574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9.08">
                <text:p>79.08</text:p>
              </table:table-cell>
              <table:table-cell office:value-type="float" office:value="7291.2955145488">
                <text:p>7291.2955145488</text:p>
              </table:table-cell>
              <table:table-cell office:value-type="float" office:value="936.6612922334">
                <text:p>936.6612922334</text:p>
              </table:table-cell>
              <table:table-cell office:value-type="float" office:value="83429.1301756526">
                <text:p>83429.1301756526</text:p>
              </table:table-cell>
              <table:table-cell office:value-type="float" office:value="8342.9130175652">
                <text:p>8342.9130175652</text:p>
              </table:table-cell>
              <table:table-cell office:value-type="float" office:value="91657.0869824345">
                <text:p>91657.086982434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9.2">
                <text:p>79.2</text:p>
              </table:table-cell>
              <table:table-cell office:value-type="float" office:value="7288.6274016638">
                <text:p>7288.6274016638</text:p>
              </table:table-cell>
              <table:table-cell office:value-type="float" office:value="927.0291587955">
                <text:p>927.0291587955</text:p>
              </table:table-cell>
              <table:table-cell office:value-type="float" office:value="83440.3122177644">
                <text:p>83440.3122177644</text:p>
              </table:table-cell>
              <table:table-cell office:value-type="float" office:value="8344.0312217764">
                <text:p>8344.0312217764</text:p>
              </table:table-cell>
              <table:table-cell office:value-type="float" office:value="91655.9687782233">
                <text:p>91655.96877822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9.32">
                <text:p>79.32</text:p>
              </table:table-cell>
              <table:table-cell office:value-type="float" office:value="7285.9876568869">
                <text:p>7285.9876568869</text:p>
              </table:table-cell>
              <table:table-cell office:value-type="float" office:value="917.4951526653">
                <text:p>917.4951526653</text:p>
              </table:table-cell>
              <table:table-cell office:value-type="float" office:value="83451.3792640435">
                <text:p>83451.3792640435</text:p>
              </table:table-cell>
              <table:table-cell office:value-type="float" office:value="8345.1379264043">
                <text:p>8345.1379264043</text:p>
              </table:table-cell>
              <table:table-cell office:value-type="float" office:value="91654.8620735954">
                <text:p>91654.862073595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9.44">
                <text:p>79.44</text:p>
              </table:table-cell>
              <table:table-cell office:value-type="float" office:value="7283.3759717751">
                <text:p>7283.3759717751</text:p>
              </table:table-cell>
              <table:table-cell office:value-type="float" office:value="908.0582934864">
                <text:p>908.0582934864</text:p>
              </table:table-cell>
              <table:table-cell office:value-type="float" office:value="83462.332486126">
                <text:p>83462.332486126</text:p>
              </table:table-cell>
              <table:table-cell office:value-type="float" office:value="8346.2332486125">
                <text:p>8346.2332486125</text:p>
              </table:table-cell>
              <table:table-cell office:value-type="float" office:value="91653.7667513872">
                <text:p>91653.766751387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9.56">
                <text:p>79.56</text:p>
              </table:table-cell>
              <table:table-cell office:value-type="float" office:value="7280.7920413774">
                <text:p>7280.7920413774</text:p>
              </table:table-cell>
              <table:table-cell office:value-type="float" office:value="898.7176102888">
                <text:p>898.7176102888</text:p>
              </table:table-cell>
              <table:table-cell office:value-type="float" office:value="83473.1730439399">
                <text:p>83473.1730439399</text:p>
              </table:table-cell>
              <table:table-cell office:value-type="float" office:value="8347.3173043939">
                <text:p>8347.3173043939</text:p>
              </table:table-cell>
              <table:table-cell office:value-type="float" office:value="91652.6826956058">
                <text:p>91652.682695605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9.68">
                <text:p>79.68</text:p>
              </table:table-cell>
              <table:table-cell office:value-type="float" office:value="7278.2355641926">
                <text:p>7278.2355641926</text:p>
              </table:table-cell>
              <table:table-cell office:value-type="float" office:value="889.4721414082">
                <text:p>889.4721414082</text:p>
              </table:table-cell>
              <table:table-cell office:value-type="float" office:value="83483.9020858175">
                <text:p>83483.9020858175</text:p>
              </table:table-cell>
              <table:table-cell office:value-type="float" office:value="8348.3902085817">
                <text:p>8348.3902085817</text:p>
              </table:table-cell>
              <table:table-cell office:value-type="float" office:value="91651.609791418">
                <text:p>91651.60979141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9.8">
                <text:p>79.8</text:p>
              </table:table-cell>
              <table:table-cell office:value-type="float" office:value="7275.7062421275">
                <text:p>7275.7062421275</text:p>
              </table:table-cell>
              <table:table-cell office:value-type="float" office:value="880.3209344053">
                <text:p>880.3209344053</text:p>
              </table:table-cell>
              <table:table-cell office:value-type="float" office:value="83494.5207486066">
                <text:p>83494.5207486066</text:p>
              </table:table-cell>
              <table:table-cell office:value-type="float" office:value="8349.4520748606">
                <text:p>8349.4520748606</text:p>
              </table:table-cell>
              <table:table-cell office:value-type="float" office:value="91650.5479251391">
                <text:p>91650.547925139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9.92">
                <text:p>79.92</text:p>
              </table:table-cell>
              <table:table-cell office:value-type="float" office:value="7273.2037804556">
                <text:p>7273.2037804556</text:p>
              </table:table-cell>
              <table:table-cell office:value-type="float" office:value="871.2630459857">
                <text:p>871.2630459857</text:p>
              </table:table-cell>
              <table:table-cell office:value-type="float" office:value="83505.0301577807">
                <text:p>83505.0301577807</text:p>
              </table:table-cell>
              <table:table-cell office:value-type="float" office:value="8350.503015778">
                <text:p>8350.503015778</text:p>
              </table:table-cell>
              <table:table-cell office:value-type="float" office:value="91649.4969842217">
                <text:p>91649.49698422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0.04">
                <text:p>80.04</text:p>
              </table:table-cell>
              <table:table-cell office:value-type="float" office:value="7270.7278877768">
                <text:p>7270.7278877768</text:p>
              </table:table-cell>
              <table:table-cell office:value-type="float" office:value="862.2975419202">
                <text:p>862.2975419202</text:p>
              </table:table-cell>
              <table:table-cell office:value-type="float" office:value="83515.4314275483">
                <text:p>83515.4314275483</text:p>
              </table:table-cell>
              <table:table-cell office:value-type="float" office:value="8351.5431427548">
                <text:p>8351.5431427548</text:p>
              </table:table-cell>
              <table:table-cell office:value-type="float" office:value="91648.456857245">
                <text:p>91648.45685724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0.16">
                <text:p>80.16</text:p>
              </table:table-cell>
              <table:table-cell office:value-type="float" office:value="7268.278275977">
                <text:p>7268.278275977</text:p>
              </table:table-cell>
              <table:table-cell office:value-type="float" office:value="853.423496966">
                <text:p>853.423496966</text:p>
              </table:table-cell>
              <table:table-cell office:value-type="float" office:value="83525.7256609609">
                <text:p>83525.7256609609</text:p>
              </table:table-cell>
              <table:table-cell office:value-type="float" office:value="8352.572566096">
                <text:p>8352.572566096</text:p>
              </table:table-cell>
              <table:table-cell office:value-type="float" office:value="91647.4274339037">
                <text:p>91647.427433903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0.28">
                <text:p>80.28</text:p>
              </table:table-cell>
              <table:table-cell office:value-type="float" office:value="7265.854660189">
                <text:p>7265.854660189</text:p>
              </table:table-cell>
              <table:table-cell office:value-type="float" office:value="844.6399947881">
                <text:p>844.6399947881</text:p>
              </table:table-cell>
              <table:table-cell office:value-type="float" office:value="83535.9139500209">
                <text:p>83535.9139500209</text:p>
              </table:table-cell>
              <table:table-cell office:value-type="float" office:value="8353.591395002">
                <text:p>8353.591395002</text:p>
              </table:table-cell>
              <table:table-cell office:value-type="float" office:value="91646.4086049977">
                <text:p>91646.408604997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0.4">
                <text:p>80.4</text:p>
              </table:table-cell>
              <table:table-cell office:value-type="float" office:value="7263.4567587529">
                <text:p>7263.4567587529</text:p>
              </table:table-cell>
              <table:table-cell office:value-type="float" office:value="835.9461278809">
                <text:p>835.9461278809</text:p>
              </table:table-cell>
              <table:table-cell office:value-type="float" office:value="83545.9973757876">
                <text:p>83545.9973757876</text:p>
              </table:table-cell>
              <table:table-cell office:value-type="float" office:value="8354.5997375787">
                <text:p>8354.5997375787</text:p>
              </table:table-cell>
              <table:table-cell office:value-type="float" office:value="91645.400262421">
                <text:p>91645.40026242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0.52">
                <text:p>80.52</text:p>
              </table:table-cell>
              <table:table-cell office:value-type="float" office:value="7261.084293178">
                <text:p>7261.084293178</text:p>
              </table:table-cell>
              <table:table-cell office:value-type="float" office:value="827.340997491">
                <text:p>827.340997491</text:p>
              </table:table-cell>
              <table:table-cell office:value-type="float" office:value="83555.9770084828">
                <text:p>83555.9770084828</text:p>
              </table:table-cell>
              <table:table-cell office:value-type="float" office:value="8355.5977008482">
                <text:p>8355.5977008482</text:p>
              </table:table-cell>
              <table:table-cell office:value-type="float" office:value="91644.4022991515">
                <text:p>91644.402299151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0.64">
                <text:p>80.64</text:p>
              </table:table-cell>
              <table:table-cell office:value-type="float" office:value="7258.7369881048">
                <text:p>7258.7369881048</text:p>
              </table:table-cell>
              <table:table-cell office:value-type="float" office:value="818.8237135404">
                <text:p>818.8237135404</text:p>
              </table:table-cell>
              <table:table-cell office:value-type="float" office:value="83565.8539075954">
                <text:p>83565.8539075954</text:p>
              </table:table-cell>
              <table:table-cell office:value-type="float" office:value="8356.5853907595">
                <text:p>8356.5853907595</text:p>
              </table:table-cell>
              <table:table-cell office:value-type="float" office:value="91643.4146092403">
                <text:p>91643.414609240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0.76">
                <text:p>80.76</text:p>
              </table:table-cell>
              <table:table-cell office:value-type="float" office:value="7256.4145712672">
                <text:p>7256.4145712672</text:p>
              </table:table-cell>
              <table:table-cell office:value-type="float" office:value="810.3933945492">
                <text:p>810.3933945492</text:p>
              </table:table-cell>
              <table:table-cell office:value-type="float" office:value="83575.6291219852">
                <text:p>83575.6291219852</text:p>
              </table:table-cell>
              <table:table-cell office:value-type="float" office:value="8357.5629121985">
                <text:p>8357.5629121985</text:p>
              </table:table-cell>
              <table:table-cell office:value-type="float" office:value="91642.4370878013">
                <text:p>91642.437087801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0.88">
                <text:p>80.88</text:p>
              </table:table-cell>
              <table:table-cell office:value-type="float" office:value="7254.1167734559">
                <text:p>7254.1167734559</text:p>
              </table:table-cell>
              <table:table-cell office:value-type="float" office:value="802.0491675606">
                <text:p>802.0491675606</text:p>
              </table:table-cell>
              <table:table-cell office:value-type="float" office:value="83585.3036899851">
                <text:p>83585.3036899851</text:p>
              </table:table-cell>
              <table:table-cell office:value-type="float" office:value="8358.5303689985">
                <text:p>8358.5303689985</text:p>
              </table:table-cell>
              <table:table-cell office:value-type="float" office:value="91641.4696310013">
                <text:p>91641.469631001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1">
                <text:p>81</text:p>
              </table:table-cell>
              <table:table-cell office:value-type="float" office:value="7251.8433284815">
                <text:p>7251.8433284815</text:p>
              </table:table-cell>
              <table:table-cell office:value-type="float" office:value="793.7901680645">
                <text:p>793.7901680645</text:p>
              </table:table-cell>
              <table:table-cell office:value-type="float" office:value="83594.8786395037">
                <text:p>83594.8786395037</text:p>
              </table:table-cell>
              <table:table-cell office:value-type="float" office:value="8359.4878639503">
                <text:p>8359.4878639503</text:p>
              </table:table-cell>
              <table:table-cell office:value-type="float" office:value="91640.5121360494">
                <text:p>91640.512136049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1.12">
                <text:p>81.12</text:p>
              </table:table-cell>
              <table:table-cell office:value-type="float" office:value="7249.5939731388">
                <text:p>7249.5939731388</text:p>
              </table:table-cell>
              <table:table-cell office:value-type="float" office:value="785.6155399232">
                <text:p>785.6155399232</text:p>
              </table:table-cell>
              <table:table-cell office:value-type="float" office:value="83604.3549881255">
                <text:p>83604.3549881255</text:p>
              </table:table-cell>
              <table:table-cell office:value-type="float" office:value="8360.4354988125">
                <text:p>8360.4354988125</text:p>
              </table:table-cell>
              <table:table-cell office:value-type="float" office:value="91639.5645011872">
                <text:p>91639.564501187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1.24">
                <text:p>81.24</text:p>
              </table:table-cell>
              <table:table-cell office:value-type="float" office:value="7247.368447171">
                <text:p>7247.368447171</text:p>
              </table:table-cell>
              <table:table-cell office:value-type="float" office:value="777.5244352967">
                <text:p>777.5244352967</text:p>
              </table:table-cell>
              <table:table-cell office:value-type="float" office:value="83613.7337432114">
                <text:p>83613.7337432114</text:p>
              </table:table-cell>
              <table:table-cell office:value-type="float" office:value="8361.3733743211">
                <text:p>8361.3733743211</text:p>
              </table:table-cell>
              <table:table-cell office:value-type="float" office:value="91638.6266256786">
                <text:p>91638.626625678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1.36">
                <text:p>81.36</text:p>
              </table:table-cell>
              <table:table-cell office:value-type="float" office:value="7245.1664932347">
                <text:p>7245.1664932347</text:p>
              </table:table-cell>
              <table:table-cell office:value-type="float" office:value="769.5160145685">
                <text:p>769.5160145685</text:p>
              </table:table-cell>
              <table:table-cell office:value-type="float" office:value="83623.0159019973">
                <text:p>83623.0159019973</text:p>
              </table:table-cell>
              <table:table-cell office:value-type="float" office:value="8362.3015901997">
                <text:p>8362.3015901997</text:p>
              </table:table-cell>
              <table:table-cell office:value-type="float" office:value="91637.6984098">
                <text:p>91637.698409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1.48">
                <text:p>81.48</text:p>
              </table:table-cell>
              <table:table-cell office:value-type="float" office:value="7242.9878568651">
                <text:p>7242.9878568651</text:p>
              </table:table-cell>
              <table:table-cell office:value-type="float" office:value="761.5894462727">
                <text:p>761.5894462727</text:p>
              </table:table-cell>
              <table:table-cell office:value-type="float" office:value="83632.202451693">
                <text:p>83632.202451693</text:p>
              </table:table-cell>
              <table:table-cell office:value-type="float" office:value="8363.2202451692">
                <text:p>8363.2202451692</text:p>
              </table:table-cell>
              <table:table-cell office:value-type="float" office:value="91636.7797548305">
                <text:p>91636.77975483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1.6">
                <text:p>81.6</text:p>
              </table:table-cell>
              <table:table-cell office:value-type="float" office:value="7240.8322864422">
                <text:p>7240.8322864422</text:p>
              </table:table-cell>
              <table:table-cell office:value-type="float" office:value="753.7439070208">
                <text:p>753.7439070208</text:p>
              </table:table-cell>
              <table:table-cell office:value-type="float" office:value="83641.2943695793">
                <text:p>83641.2943695793</text:p>
              </table:table-cell>
              <table:table-cell office:value-type="float" office:value="8364.1294369579">
                <text:p>8364.1294369579</text:p>
              </table:table-cell>
              <table:table-cell office:value-type="float" office:value="91635.8705630418">
                <text:p>91635.870563041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1.72">
                <text:p>81.72</text:p>
              </table:table-cell>
              <table:table-cell office:value-type="float" office:value="7238.6995331566">
                <text:p>7238.6995331566</text:p>
              </table:table-cell>
              <table:table-cell office:value-type="float" office:value="745.9785814291">
                <text:p>745.9785814291</text:p>
              </table:table-cell>
              <table:table-cell office:value-type="float" office:value="83650.2926231041">
                <text:p>83650.2926231041</text:p>
              </table:table-cell>
              <table:table-cell office:value-type="float" office:value="8365.0292623103">
                <text:p>8365.0292623103</text:p>
              </table:table-cell>
              <table:table-cell office:value-type="float" office:value="91634.9707376893">
                <text:p>91634.970737689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1.84">
                <text:p>81.84</text:p>
              </table:table-cell>
              <table:table-cell office:value-type="float" office:value="7236.5893509764">
                <text:p>7236.5893509764</text:p>
              </table:table-cell>
              <table:table-cell office:value-type="float" office:value="738.2926620472">
                <text:p>738.2926620472</text:p>
              </table:table-cell>
              <table:table-cell office:value-type="float" office:value="83659.1981699786">
                <text:p>83659.1981699786</text:p>
              </table:table-cell>
              <table:table-cell office:value-type="float" office:value="8365.9198169978">
                <text:p>8365.9198169978</text:p>
              </table:table-cell>
              <table:table-cell office:value-type="float" office:value="91634.0801830019">
                <text:p>91634.080183001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1.96">
                <text:p>81.96</text:p>
              </table:table-cell>
              <table:table-cell office:value-type="float" office:value="7234.5014966144">
                <text:p>7234.5014966144</text:p>
              </table:table-cell>
              <table:table-cell office:value-type="float" office:value="730.6853492866">
                <text:p>730.6853492866</text:p>
              </table:table-cell>
              <table:table-cell office:value-type="float" office:value="83668.0119582719">
                <text:p>83668.0119582719</text:p>
              </table:table-cell>
              <table:table-cell office:value-type="float" office:value="8366.8011958271">
                <text:p>8366.8011958271</text:p>
              </table:table-cell>
              <table:table-cell office:value-type="float" office:value="91633.1988041725">
                <text:p>91633.19880417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2.08">
                <text:p>82.08</text:p>
              </table:table-cell>
              <table:table-cell office:value-type="float" office:value="7232.4357294955">
                <text:p>7232.4357294955</text:p>
              </table:table-cell>
              <table:table-cell office:value-type="float" office:value="723.1558513494">
                <text:p>723.1558513494</text:p>
              </table:table-cell>
              <table:table-cell office:value-type="float" office:value="83676.7349265048">
                <text:p>83676.7349265048</text:p>
              </table:table-cell>
              <table:table-cell office:value-type="float" office:value="8367.6734926504">
                <text:p>8367.6734926504</text:p>
              </table:table-cell>
              <table:table-cell office:value-type="float" office:value="91632.3265073493">
                <text:p>91632.326507349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2.2">
                <text:p>82.2</text:p>
              </table:table-cell>
              <table:table-cell office:value-type="float" office:value="7230.3918117246">
                <text:p>7230.3918117246</text:p>
              </table:table-cell>
              <table:table-cell office:value-type="float" office:value="715.7033841585">
                <text:p>715.7033841585</text:p>
              </table:table-cell>
              <table:table-cell office:value-type="float" office:value="83685.3680037427">
                <text:p>83685.3680037427</text:p>
              </table:table-cell>
              <table:table-cell office:value-type="float" office:value="8368.5368003742">
                <text:p>8368.5368003742</text:p>
              </table:table-cell>
              <table:table-cell office:value-type="float" office:value="91631.4631996254">
                <text:p>91631.463199625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2.32">
                <text:p>82.32</text:p>
              </table:table-cell>
              <table:table-cell office:value-type="float" office:value="7228.3695080554">
                <text:p>7228.3695080554</text:p>
              </table:table-cell>
              <table:table-cell office:value-type="float" office:value="708.3271712876">
                <text:p>708.3271712876</text:p>
              </table:table-cell>
              <table:table-cell office:value-type="float" office:value="83693.9121096884">
                <text:p>83693.9121096884</text:p>
              </table:table-cell>
              <table:table-cell office:value-type="float" office:value="8369.3912109688">
                <text:p>8369.3912109688</text:p>
              </table:table-cell>
              <table:table-cell office:value-type="float" office:value="91630.6087890309">
                <text:p>91630.608789030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2.44">
                <text:p>82.44</text:p>
              </table:table-cell>
              <table:table-cell office:value-type="float" office:value="7226.3685858585">
                <text:p>7226.3685858585</text:p>
              </table:table-cell>
              <table:table-cell office:value-type="float" office:value="701.0264438916">
                <text:p>701.0264438916</text:p>
              </table:table-cell>
              <table:table-cell office:value-type="float" office:value="83702.3681547728">
                <text:p>83702.3681547728</text:p>
              </table:table-cell>
              <table:table-cell office:value-type="float" office:value="8370.2368154772">
                <text:p>8370.2368154772</text:p>
              </table:table-cell>
              <table:table-cell office:value-type="float" office:value="91629.7631845224">
                <text:p>91629.763184522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2.56">
                <text:p>82.56</text:p>
              </table:table-cell>
              <table:table-cell office:value-type="float" office:value="7224.3888150913">
                <text:p>7224.3888150913</text:p>
              </table:table-cell>
              <table:table-cell office:value-type="float" office:value="693.8004406382">
                <text:p>693.8004406382</text:p>
              </table:table-cell>
              <table:table-cell office:value-type="float" office:value="83710.7370402461">
                <text:p>83710.7370402461</text:p>
              </table:table-cell>
              <table:table-cell office:value-type="float" office:value="8371.0737040245">
                <text:p>8371.0737040245</text:p>
              </table:table-cell>
              <table:table-cell office:value-type="float" office:value="91628.9262959751">
                <text:p>91628.926295975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2.68">
                <text:p>82.68</text:p>
              </table:table-cell>
              <table:table-cell office:value-type="float" office:value="7222.4299682671">
                <text:p>7222.4299682671</text:p>
              </table:table-cell>
              <table:table-cell office:value-type="float" office:value="686.6484076394">
                <text:p>686.6484076394</text:p>
              </table:table-cell>
              <table:table-cell office:value-type="float" office:value="83719.019658267">
                <text:p>83719.019658267</text:p>
              </table:table-cell>
              <table:table-cell office:value-type="float" office:value="8371.9019658266">
                <text:p>8371.9019658266</text:p>
              </table:table-cell>
              <table:table-cell office:value-type="float" office:value="91628.098034173">
                <text:p>91628.09803417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2.8">
                <text:p>82.8</text:p>
              </table:table-cell>
              <table:table-cell office:value-type="float" office:value="7220.4918204252">
                <text:p>7220.4918204252</text:p>
              </table:table-cell>
              <table:table-cell office:value-type="float" office:value="679.5695983836">
                <text:p>679.5695983836</text:p>
              </table:table-cell>
              <table:table-cell office:value-type="float" office:value="83727.2168919922">
                <text:p>83727.2168919922</text:p>
              </table:table-cell>
              <table:table-cell office:value-type="float" office:value="8372.7216891991">
                <text:p>8372.7216891991</text:p>
              </table:table-cell>
              <table:table-cell office:value-type="float" office:value="91627.2783108005">
                <text:p>91627.27831080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2.92">
                <text:p>82.92</text:p>
              </table:table-cell>
              <table:table-cell office:value-type="float" office:value="7218.5741491015">
                <text:p>7218.5741491015</text:p>
              </table:table-cell>
              <table:table-cell office:value-type="float" office:value="672.5632736685">
                <text:p>672.5632736685</text:p>
              </table:table-cell>
              <table:table-cell office:value-type="float" office:value="83735.3296156638">
                <text:p>83735.3296156638</text:p>
              </table:table-cell>
              <table:table-cell office:value-type="float" office:value="8373.5329615663">
                <text:p>8373.5329615663</text:p>
              </table:table-cell>
              <table:table-cell office:value-type="float" office:value="91626.4670384333">
                <text:p>91626.467038433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3.04">
                <text:p>83.04</text:p>
              </table:table-cell>
              <table:table-cell office:value-type="float" office:value="7216.6767342988">
                <text:p>7216.6767342988</text:p>
              </table:table-cell>
              <table:table-cell office:value-type="float" office:value="665.6287015344">
                <text:p>665.6287015344</text:p>
              </table:table-cell>
              <table:table-cell office:value-type="float" office:value="83743.3586946973">
                <text:p>83743.3586946973</text:p>
              </table:table-cell>
              <table:table-cell office:value-type="float" office:value="8374.3358694697">
                <text:p>8374.3358694697</text:p>
              </table:table-cell>
              <table:table-cell office:value-type="float" office:value="91625.66413053">
                <text:p>91625.6641305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3.16">
                <text:p>83.16</text:p>
              </table:table-cell>
              <table:table-cell office:value-type="float" office:value="7214.7993584583">
                <text:p>7214.7993584583</text:p>
              </table:table-cell>
              <table:table-cell office:value-type="float" office:value="658.7651571976">
                <text:p>658.7651571976</text:p>
              </table:table-cell>
              <table:table-cell office:value-type="float" office:value="83751.3049857675">
                <text:p>83751.3049857675</text:p>
              </table:table-cell>
              <table:table-cell office:value-type="float" office:value="8375.1304985767">
                <text:p>8375.1304985767</text:p>
              </table:table-cell>
              <table:table-cell office:value-type="float" office:value="91624.869501423">
                <text:p>91624.8695014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3.28">
                <text:p>83.28</text:p>
              </table:table-cell>
              <table:table-cell office:value-type="float" office:value="7212.9418064308">
                <text:p>7212.9418064308</text:p>
              </table:table-cell>
              <table:table-cell office:value-type="float" office:value="651.9719229849">
                <text:p>651.9719229849</text:p>
              </table:table-cell>
              <table:table-cell office:value-type="float" office:value="83759.1693368949">
                <text:p>83759.1693368949</text:p>
              </table:table-cell>
              <table:table-cell office:value-type="float" office:value="8375.9169336894">
                <text:p>8375.9169336894</text:p>
              </table:table-cell>
              <table:table-cell office:value-type="float" office:value="91624.0830663102">
                <text:p>91624.083066310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3.4">
                <text:p>83.4</text:p>
              </table:table-cell>
              <table:table-cell office:value-type="float" office:value="7211.1038654488">
                <text:p>7211.1038654488</text:p>
              </table:table-cell>
              <table:table-cell office:value-type="float" office:value="645.2482882683">
                <text:p>645.2482882683</text:p>
              </table:table-cell>
              <table:table-cell office:value-type="float" office:value="83766.9525875301">
                <text:p>83766.9525875301</text:p>
              </table:table-cell>
              <table:table-cell office:value-type="float" office:value="8376.6952587529">
                <text:p>8376.6952587529</text:p>
              </table:table-cell>
              <table:table-cell office:value-type="float" office:value="91623.3047412467">
                <text:p>91623.304741246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3.52">
                <text:p>83.52</text:p>
              </table:table-cell>
              <table:table-cell office:value-type="float" office:value="7209.2853250984">
                <text:p>7209.2853250984</text:p>
              </table:table-cell>
              <table:table-cell office:value-type="float" office:value="638.5935494001">
                <text:p>638.5935494001</text:p>
              </table:table-cell>
              <table:table-cell office:value-type="float" office:value="83774.6555686379">
                <text:p>83774.6555686379</text:p>
              </table:table-cell>
              <table:table-cell office:value-type="float" office:value="8377.4655568637">
                <text:p>8377.4655568637</text:p>
              </table:table-cell>
              <table:table-cell office:value-type="float" office:value="91622.534443136">
                <text:p>91622.53444313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3.64">
                <text:p>83.64</text:p>
              </table:table-cell>
              <table:table-cell office:value-type="float" office:value="7207.4859772921">
                <text:p>7207.4859772921</text:p>
              </table:table-cell>
              <table:table-cell office:value-type="float" office:value="632.0070096488">
                <text:p>632.0070096488</text:p>
              </table:table-cell>
              <table:table-cell office:value-type="float" office:value="83782.2791027812">
                <text:p>83782.2791027812</text:p>
              </table:table-cell>
              <table:table-cell office:value-type="float" office:value="8378.2279102781">
                <text:p>8378.2279102781</text:p>
              </table:table-cell>
              <table:table-cell office:value-type="float" office:value="91621.7720897217">
                <text:p>91621.772089721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.76">
                <text:p>83.76</text:p>
              </table:table-cell>
              <table:table-cell office:value-type="float" office:value="7205.7056162417">
                <text:p>7205.7056162417</text:p>
              </table:table-cell>
              <table:table-cell office:value-type="float" office:value="625.4879791351">
                <text:p>625.4879791351</text:p>
              </table:table-cell>
              <table:table-cell office:value-type="float" office:value="83789.8240042031">
                <text:p>83789.8240042031</text:p>
              </table:table-cell>
              <table:table-cell office:value-type="float" office:value="8378.9824004202">
                <text:p>8378.9824004202</text:p>
              </table:table-cell>
              <table:table-cell office:value-type="float" office:value="91621.0175995795">
                <text:p>91621.017599579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3.88">
                <text:p>83.88</text:p>
              </table:table-cell>
              <table:table-cell office:value-type="float" office:value="7203.9440384313">
                <text:p>7203.9440384313</text:p>
              </table:table-cell>
              <table:table-cell office:value-type="float" office:value="619.035774769">
                <text:p>619.035774769</text:p>
              </table:table-cell>
              <table:table-cell office:value-type="float" office:value="83797.291078909">
                <text:p>83797.291078909</text:p>
              </table:table-cell>
              <table:table-cell office:value-type="float" office:value="8379.7291078908">
                <text:p>8379.7291078908</text:p>
              </table:table-cell>
              <table:table-cell office:value-type="float" office:value="91620.2708921089">
                <text:p>91620.270892108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4">
                <text:p>84</text:p>
              </table:table-cell>
              <table:table-cell office:value-type="float" office:value="7202.2010425911">
                <text:p>7202.2010425911</text:p>
              </table:table-cell>
              <table:table-cell office:value-type="float" office:value="612.6497201866">
                <text:p>612.6497201866</text:p>
              </table:table-cell>
              <table:table-cell office:value-type="float" office:value="83804.6811247477">
                <text:p>83804.6811247477</text:p>
              </table:table-cell>
              <table:table-cell office:value-type="float" office:value="8380.4681124747">
                <text:p>8380.4681124747</text:p>
              </table:table-cell>
              <table:table-cell office:value-type="float" office:value="91619.531887525">
                <text:p>91619.53188752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4.12">
                <text:p>84.12</text:p>
              </table:table-cell>
              <table:table-cell office:value-type="float" office:value="7200.4764296713">
                <text:p>7200.4764296713</text:p>
              </table:table-cell>
              <table:table-cell office:value-type="float" office:value="606.329145688">
                <text:p>606.329145688</text:p>
              </table:table-cell>
              <table:table-cell office:value-type="float" office:value="83811.9949314917">
                <text:p>83811.9949314917</text:p>
              </table:table-cell>
              <table:table-cell office:value-type="float" office:value="8381.1994931491">
                <text:p>8381.1994931491</text:p>
              </table:table-cell>
              <table:table-cell office:value-type="float" office:value="91618.8005068506">
                <text:p>91618.800506850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4.24">
                <text:p>84.24</text:p>
              </table:table-cell>
              <table:table-cell office:value-type="float" office:value="7198.7700028163">
                <text:p>7198.7700028163</text:p>
              </table:table-cell>
              <table:table-cell office:value-type="float" office:value="600.0733881757">
                <text:p>600.0733881757</text:p>
              </table:table-cell>
              <table:table-cell office:value-type="float" office:value="83819.2332809166">
                <text:p>83819.2332809166</text:p>
              </table:table-cell>
              <table:table-cell office:value-type="float" office:value="8381.9233280916">
                <text:p>8381.9233280916</text:p>
              </table:table-cell>
              <table:table-cell office:value-type="float" office:value="91618.0766719081">
                <text:p>91618.076671908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4.36">
                <text:p>84.36</text:p>
              </table:table-cell>
              <table:table-cell office:value-type="float" office:value="7197.0815673391">
                <text:p>7197.0815673391</text:p>
              </table:table-cell>
              <table:table-cell office:value-type="float" office:value="593.8817910928">
                <text:p>593.8817910928</text:p>
              </table:table-cell>
              <table:table-cell office:value-type="float" office:value="83826.3969468804">
                <text:p>83826.3969468804</text:p>
              </table:table-cell>
              <table:table-cell office:value-type="float" office:value="8382.639694688">
                <text:p>8382.639694688</text:p>
              </table:table-cell>
              <table:table-cell office:value-type="float" office:value="91617.3603053117">
                <text:p>91617.360305311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4.48">
                <text:p>84.48</text:p>
              </table:table-cell>
              <table:table-cell office:value-type="float" office:value="7195.4109306965">
                <text:p>7195.4109306965</text:p>
              </table:table-cell>
              <table:table-cell office:value-type="float" office:value="587.7537043626">
                <text:p>587.7537043626</text:p>
              </table:table-cell>
              <table:table-cell office:value-type="float" office:value="83833.4866954011">
                <text:p>83833.4866954011</text:p>
              </table:table-cell>
              <table:table-cell office:value-type="float" office:value="8383.34866954">
                <text:p>8383.34866954</text:p>
              </table:table-cell>
              <table:table-cell office:value-type="float" office:value="91616.6513304596">
                <text:p>91616.651330459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4.6">
                <text:p>84.6</text:p>
              </table:table-cell>
              <table:table-cell office:value-type="float" office:value="7193.7579024641">
                <text:p>7193.7579024641</text:p>
              </table:table-cell>
              <table:table-cell office:value-type="float" office:value="581.6884843283">
                <text:p>581.6884843283</text:p>
              </table:table-cell>
              <table:table-cell office:value-type="float" office:value="83840.5032847344">
                <text:p>83840.5032847344</text:p>
              </table:table-cell>
              <table:table-cell office:value-type="float" office:value="8384.0503284734">
                <text:p>8384.0503284734</text:p>
              </table:table-cell>
              <table:table-cell office:value-type="float" office:value="91615.9496715263">
                <text:p>91615.949671526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4.72">
                <text:p>84.72</text:p>
              </table:table-cell>
              <table:table-cell office:value-type="float" office:value="7192.1222943119">
                <text:p>7192.1222943119</text:p>
              </table:table-cell>
              <table:table-cell office:value-type="float" office:value="575.6854936928">
                <text:p>575.6854936928</text:p>
              </table:table-cell>
              <table:table-cell office:value-type="float" office:value="83847.4474654505">
                <text:p>83847.4474654505</text:p>
              </table:table-cell>
              <table:table-cell office:value-type="float" office:value="8384.744746545">
                <text:p>8384.744746545</text:p>
              </table:table-cell>
              <table:table-cell office:value-type="float" office:value="91615.2552534547">
                <text:p>91615.25525345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4.84">
                <text:p>84.84</text:p>
              </table:table-cell>
              <table:table-cell office:value-type="float" office:value="7190.5039199799">
                <text:p>7190.5039199799</text:p>
              </table:table-cell>
              <table:table-cell office:value-type="float" office:value="569.7441014594">
                <text:p>569.7441014594</text:p>
              </table:table-cell>
              <table:table-cell office:value-type="float" office:value="83854.3199805099">
                <text:p>83854.3199805099</text:p>
              </table:table-cell>
              <table:table-cell office:value-type="float" office:value="8385.4319980509">
                <text:p>8385.4319980509</text:p>
              </table:table-cell>
              <table:table-cell office:value-type="float" office:value="91614.5680019488">
                <text:p>91614.568001948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4.96">
                <text:p>84.96</text:p>
              </table:table-cell>
              <table:table-cell office:value-type="float" office:value="7188.9025952546">
                <text:p>7188.9025952546</text:p>
              </table:table-cell>
              <table:table-cell office:value-type="float" office:value="563.8636828733">
                <text:p>563.8636828733</text:p>
              </table:table-cell>
              <table:table-cell office:value-type="float" office:value="83861.1215653385">
                <text:p>83861.1215653385</text:p>
              </table:table-cell>
              <table:table-cell office:value-type="float" office:value="8386.1121565338">
                <text:p>8386.1121565338</text:p>
              </table:table-cell>
              <table:table-cell office:value-type="float" office:value="91613.8878434659">
                <text:p>91613.887843465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5.08">
                <text:p>85.08</text:p>
              </table:table-cell>
              <table:table-cell office:value-type="float" office:value="7187.3181379451">
                <text:p>7187.3181379451</text:p>
              </table:table-cell>
              <table:table-cell office:value-type="float" office:value="558.0436193626">
                <text:p>558.0436193626</text:p>
              </table:table-cell>
              <table:table-cell office:value-type="float" office:value="83867.8529479023">
                <text:p>83867.8529479023</text:p>
              </table:table-cell>
              <table:table-cell office:value-type="float" office:value="8386.7852947902">
                <text:p>8386.7852947902</text:p>
              </table:table-cell>
              <table:table-cell office:value-type="float" office:value="91613.2147052095">
                <text:p>91613.214705209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5.2">
                <text:p>85.2</text:p>
              </table:table-cell>
              <table:table-cell office:value-type="float" office:value="7185.75036786">
                <text:p>7185.75036786</text:p>
              </table:table-cell>
              <table:table-cell office:value-type="float" office:value="552.2832984808">
                <text:p>552.2832984808</text:p>
              </table:table-cell>
              <table:table-cell office:value-type="float" office:value="83874.5148487813">
                <text:p>83874.5148487813</text:p>
              </table:table-cell>
              <table:table-cell office:value-type="float" office:value="8387.4514848781">
                <text:p>8387.4514848781</text:p>
              </table:table-cell>
              <table:table-cell office:value-type="float" office:value="91612.5485151216">
                <text:p>91612.54851512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5.32">
                <text:p>85.32</text:p>
              </table:table-cell>
              <table:table-cell office:value-type="float" office:value="7184.1991067841">
                <text:p>7184.1991067841</text:p>
              </table:table-cell>
              <table:table-cell office:value-type="float" office:value="546.5821138492">
                <text:p>546.5821138492</text:p>
              </table:table-cell>
              <table:table-cell office:value-type="float" office:value="83881.1079812427">
                <text:p>83881.1079812427</text:p>
              </table:table-cell>
              <table:table-cell office:value-type="float" office:value="8388.1107981242">
                <text:p>8388.1107981242</text:p>
              </table:table-cell>
              <table:table-cell office:value-type="float" office:value="91611.8892018755">
                <text:p>91611.88920187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5.44">
                <text:p>85.44</text:p>
              </table:table-cell>
              <table:table-cell office:value-type="float" office:value="7182.664178456">
                <text:p>7182.664178456</text:p>
              </table:table-cell>
              <table:table-cell office:value-type="float" office:value="540.9394650997">
                <text:p>540.9394650997</text:p>
              </table:table-cell>
              <table:table-cell office:value-type="float" office:value="83887.6330513132">
                <text:p>83887.6330513132</text:p>
              </table:table-cell>
              <table:table-cell office:value-type="float" office:value="8388.7633051313">
                <text:p>8388.7633051313</text:p>
              </table:table-cell>
              <table:table-cell office:value-type="float" office:value="91611.2366948685">
                <text:p>91611.236694868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5.56">
                <text:p>85.56</text:p>
              </table:table-cell>
              <table:table-cell office:value-type="float" office:value="7181.1454085458">
                <text:p>7181.1454085458</text:p>
              </table:table-cell>
              <table:table-cell office:value-type="float" office:value="535.3547578186">
                <text:p>535.3547578186</text:p>
              </table:table-cell>
              <table:table-cell office:value-type="float" office:value="83894.0907578507">
                <text:p>83894.0907578507</text:p>
              </table:table-cell>
              <table:table-cell office:value-type="float" office:value="8389.409075785">
                <text:p>8389.409075785</text:p>
              </table:table-cell>
              <table:table-cell office:value-type="float" office:value="91610.5909242147">
                <text:p>91610.590924214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5.68">
                <text:p>85.68</text:p>
              </table:table-cell>
              <table:table-cell office:value-type="float" office:value="7179.6426246323">
                <text:p>7179.6426246323</text:p>
              </table:table-cell>
              <table:table-cell office:value-type="float" office:value="529.8274034904">
                <text:p>529.8274034904</text:p>
              </table:table-cell>
              <table:table-cell office:value-type="float" office:value="83900.4817926159">
                <text:p>83900.4817926159</text:p>
              </table:table-cell>
              <table:table-cell office:value-type="float" office:value="8390.0481792615">
                <text:p>8390.0481792615</text:p>
              </table:table-cell>
              <table:table-cell office:value-type="float" office:value="91609.9518207382">
                <text:p>91609.951820738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5.8">
                <text:p>85.8</text:p>
              </table:table-cell>
              <table:table-cell office:value-type="float" office:value="7178.1556561818">
                <text:p>7178.1556561818</text:p>
              </table:table-cell>
              <table:table-cell office:value-type="float" office:value="524.3568194419">
                <text:p>524.3568194419</text:p>
              </table:table-cell>
              <table:table-cell office:value-type="float" office:value="83906.8068403422">
                <text:p>83906.8068403422</text:p>
              </table:table-cell>
              <table:table-cell office:value-type="float" office:value="8390.6806840342">
                <text:p>8390.6806840342</text:p>
              </table:table-cell>
              <table:table-cell office:value-type="float" office:value="91609.3193159655">
                <text:p>91609.319315965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5.92">
                <text:p>85.92</text:p>
              </table:table-cell>
              <table:table-cell office:value-type="float" office:value="7176.6843345261">
                <text:p>7176.6843345261</text:p>
              </table:table-cell>
              <table:table-cell office:value-type="float" office:value="518.9424287877">
                <text:p>518.9424287877</text:p>
              </table:table-cell>
              <table:table-cell office:value-type="float" office:value="83913.0665788059">
                <text:p>83913.0665788059</text:p>
              </table:table-cell>
              <table:table-cell office:value-type="float" office:value="8391.3066578805">
                <text:p>8391.3066578805</text:p>
              </table:table-cell>
              <table:table-cell office:value-type="float" office:value="91608.6933421192">
                <text:p>91608.693342119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6.04">
                <text:p>86.04</text:p>
              </table:table-cell>
              <table:table-cell office:value-type="float" office:value="7175.2284928413">
                <text:p>7175.2284928413</text:p>
              </table:table-cell>
              <table:table-cell office:value-type="float" office:value="513.5836603747">
                <text:p>513.5836603747</text:p>
              </table:table-cell>
              <table:table-cell office:value-type="float" office:value="83919.2616788947">
                <text:p>83919.2616788947</text:p>
              </table:table-cell>
              <table:table-cell office:value-type="float" office:value="8391.9261678894">
                <text:p>8391.9261678894</text:p>
              </table:table-cell>
              <table:table-cell office:value-type="float" office:value="91608.0738321103">
                <text:p>91608.073832110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6.16">
                <text:p>86.16</text:p>
              </table:table-cell>
              <table:table-cell office:value-type="float" office:value="7173.7879661266">
                <text:p>7173.7879661266</text:p>
              </table:table-cell>
              <table:table-cell office:value-type="float" office:value="508.2799487287">
                <text:p>508.2799487287</text:p>
              </table:table-cell>
              <table:table-cell office:value-type="float" office:value="83925.3928046772">
                <text:p>83925.3928046772</text:p>
              </table:table-cell>
              <table:table-cell office:value-type="float" office:value="8392.5392804677">
                <text:p>8392.5392804677</text:p>
              </table:table-cell>
              <table:table-cell office:value-type="float" office:value="91607.4607195321">
                <text:p>91607.460719532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6.28">
                <text:p>86.28</text:p>
              </table:table-cell>
              <table:table-cell office:value-type="float" office:value="7172.3625911837">
                <text:p>7172.3625911837</text:p>
              </table:table-cell>
              <table:table-cell office:value-type="float" office:value="503.0307339999">
                <text:p>503.0307339999</text:p>
              </table:table-cell>
              <table:table-cell office:value-type="float" office:value="83931.4606134696">
                <text:p>83931.4606134696</text:p>
              </table:table-cell>
              <table:table-cell office:value-type="float" office:value="8393.1460613469">
                <text:p>8393.1460613469</text:p>
              </table:table-cell>
              <table:table-cell office:value-type="float" office:value="91606.8539386528">
                <text:p>91606.853938652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6.4">
                <text:p>86.4</text:p>
              </table:table-cell>
              <table:table-cell office:value-type="float" office:value="7170.9522065961">
                <text:p>7170.9522065961</text:p>
              </table:table-cell>
              <table:table-cell office:value-type="float" office:value="497.8354619102">
                <text:p>497.8354619102</text:p>
              </table:table-cell>
              <table:table-cell office:value-type="float" office:value="83937.4657559036">
                <text:p>83937.4657559036</text:p>
              </table:table-cell>
              <table:table-cell office:value-type="float" office:value="8393.7465755903">
                <text:p>8393.7465755903</text:p>
              </table:table-cell>
              <table:table-cell office:value-type="float" office:value="91606.2534244094">
                <text:p>91606.253424409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6.52">
                <text:p>86.52</text:p>
              </table:table-cell>
              <table:table-cell office:value-type="float" office:value="7169.5566527084">
                <text:p>7169.5566527084</text:p>
              </table:table-cell>
              <table:table-cell office:value-type="float" office:value="492.6935836997">
                <text:p>492.6935836997</text:p>
              </table:table-cell>
              <table:table-cell office:value-type="float" office:value="83943.4088759928">
                <text:p>83943.4088759928</text:p>
              </table:table-cell>
              <table:table-cell office:value-type="float" office:value="8394.3408875992">
                <text:p>8394.3408875992</text:p>
              </table:table-cell>
              <table:table-cell office:value-type="float" office:value="91605.6591124005">
                <text:p>91605.65911240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6.64">
                <text:p>86.64</text:p>
              </table:table-cell>
              <table:table-cell office:value-type="float" office:value="7168.1757716071">
                <text:p>7168.1757716071</text:p>
              </table:table-cell>
              <table:table-cell office:value-type="float" office:value="487.6045560749">
                <text:p>487.6045560749</text:p>
              </table:table-cell>
              <table:table-cell office:value-type="float" office:value="83949.2906111984">
                <text:p>83949.2906111984</text:p>
              </table:table-cell>
              <table:table-cell office:value-type="float" office:value="8394.9290611198">
                <text:p>8394.9290611198</text:p>
              </table:table-cell>
              <table:table-cell office:value-type="float" office:value="91605.0709388799">
                <text:p>91605.070938879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6.76">
                <text:p>86.76</text:p>
              </table:table-cell>
              <table:table-cell office:value-type="float" office:value="7166.8094071">
                <text:p>7166.8094071</text:p>
              </table:table-cell>
              <table:table-cell office:value-type="float" office:value="482.5678411562">
                <text:p>482.5678411562</text:p>
              </table:table-cell>
              <table:table-cell office:value-type="float" office:value="83955.1115924946">
                <text:p>83955.1115924946</text:p>
              </table:table-cell>
              <table:table-cell office:value-type="float" office:value="8395.5111592494">
                <text:p>8395.5111592494</text:p>
              </table:table-cell>
              <table:table-cell office:value-type="float" office:value="91604.4888407503">
                <text:p>91604.488840750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6.88">
                <text:p>86.88</text:p>
              </table:table-cell>
              <table:table-cell office:value-type="float" office:value="7165.4574046969">
                <text:p>7165.4574046969</text:p>
              </table:table-cell>
              <table:table-cell office:value-type="float" office:value="477.5829064267">
                <text:p>477.5829064267</text:p>
              </table:table-cell>
              <table:table-cell office:value-type="float" office:value="83960.8724444333">
                <text:p>83960.8724444333</text:p>
              </table:table-cell>
              <table:table-cell office:value-type="float" office:value="8396.0872444433">
                <text:p>8396.0872444433</text:p>
              </table:table-cell>
              <table:table-cell office:value-type="float" office:value="91603.9127555564">
                <text:p>91603.912755556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7">
                <text:p>87</text:p>
              </table:table-cell>
              <table:table-cell office:value-type="float" office:value="7164.1196115903">
                <text:p>7164.1196115903</text:p>
              </table:table-cell>
              <table:table-cell office:value-type="float" office:value="472.6492246808">
                <text:p>472.6492246808</text:p>
              </table:table-cell>
              <table:table-cell office:value-type="float" office:value="83966.5737852083">
                <text:p>83966.5737852083</text:p>
              </table:table-cell>
              <table:table-cell office:value-type="float" office:value="8396.6573785208">
                <text:p>8396.6573785208</text:p>
              </table:table-cell>
              <table:table-cell office:value-type="float" office:value="91603.3426214789">
                <text:p>91603.342621478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7.12">
                <text:p>87.12</text:p>
              </table:table-cell>
              <table:table-cell office:value-type="float" office:value="7162.7958766363">
                <text:p>7162.7958766363</text:p>
              </table:table-cell>
              <table:table-cell office:value-type="float" office:value="467.7662739738">
                <text:p>467.7662739738</text:p>
              </table:table-cell>
              <table:table-cell office:value-type="float" office:value="83972.2162267183">
                <text:p>83972.2162267183</text:p>
              </table:table-cell>
              <table:table-cell office:value-type="float" office:value="8397.2216226718">
                <text:p>8397.2216226718</text:p>
              </table:table-cell>
              <table:table-cell office:value-type="float" office:value="91602.7783773279">
                <text:p>91602.778377327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7.24">
                <text:p>87.24</text:p>
              </table:table-cell>
              <table:table-cell office:value-type="float" office:value="7161.4860503356">
                <text:p>7161.4860503356</text:p>
              </table:table-cell>
              <table:table-cell office:value-type="float" office:value="462.9335375715">
                <text:p>462.9335375715</text:p>
              </table:table-cell>
              <table:table-cell office:value-type="float" office:value="83977.8003746301">
                <text:p>83977.8003746301</text:p>
              </table:table-cell>
              <table:table-cell office:value-type="float" office:value="8397.780037463">
                <text:p>8397.780037463</text:p>
              </table:table-cell>
              <table:table-cell office:value-type="float" office:value="91602.2199625367">
                <text:p>91602.219962536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7.36">
                <text:p>87.36</text:p>
              </table:table-cell>
              <table:table-cell office:value-type="float" office:value="7160.1899848149">
                <text:p>7160.1899848149</text:p>
              </table:table-cell>
              <table:table-cell office:value-type="float" office:value="458.1505039006">
                <text:p>458.1505039006</text:p>
              </table:table-cell>
              <table:table-cell office:value-type="float" office:value="83983.3268284406">
                <text:p>83983.3268284406</text:p>
              </table:table-cell>
              <table:table-cell office:value-type="float" office:value="8398.332682844">
                <text:p>8398.332682844</text:p>
              </table:table-cell>
              <table:table-cell office:value-type="float" office:value="91601.6673171557">
                <text:p>91601.667317155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7.48">
                <text:p>87.48</text:p>
              </table:table-cell>
              <table:table-cell office:value-type="float" office:value="7158.9075338087">
                <text:p>7158.9075338087</text:p>
              </table:table-cell>
              <table:table-cell office:value-type="float" office:value="453.4166664989">
                <text:p>453.4166664989</text:p>
              </table:table-cell>
              <table:table-cell office:value-type="float" office:value="83988.7961815387">
                <text:p>83988.7961815387</text:p>
              </table:table-cell>
              <table:table-cell office:value-type="float" office:value="8398.8796181538">
                <text:p>8398.8796181538</text:p>
              </table:table-cell>
              <table:table-cell office:value-type="float" office:value="91601.1203818459">
                <text:p>91601.120381845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7.6">
                <text:p>87.6</text:p>
              </table:table-cell>
              <table:table-cell office:value-type="float" office:value="7157.6385526406">
                <text:p>7157.6385526406</text:p>
              </table:table-cell>
              <table:table-cell office:value-type="float" office:value="448.7315239669">
                <text:p>448.7315239669</text:p>
              </table:table-cell>
              <table:table-cell office:value-type="float" office:value="83994.209021266">
                <text:p>83994.209021266</text:p>
              </table:table-cell>
              <table:table-cell office:value-type="float" office:value="8399.4209021266">
                <text:p>8399.4209021266</text:p>
              </table:table-cell>
              <table:table-cell office:value-type="float" office:value="91600.5790978731">
                <text:p>91600.579097873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7.72">
                <text:p>87.72</text:p>
              </table:table-cell>
              <table:table-cell office:value-type="float" office:value="7156.382898206">
                <text:p>7156.382898206</text:p>
              </table:table-cell>
              <table:table-cell office:value-type="float" office:value="444.0945799186">
                <text:p>444.0945799186</text:p>
              </table:table-cell>
              <table:table-cell office:value-type="float" office:value="83999.5659289777">
                <text:p>83999.5659289777</text:p>
              </table:table-cell>
              <table:table-cell office:value-type="float" office:value="8399.9565928977">
                <text:p>8399.9565928977</text:p>
              </table:table-cell>
              <table:table-cell office:value-type="float" office:value="91600.043407102">
                <text:p>91600.04340710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7.84">
                <text:p>87.84</text:p>
              </table:table-cell>
              <table:table-cell office:value-type="float" office:value="7155.1404289538">
                <text:p>7155.1404289538</text:p>
              </table:table-cell>
              <table:table-cell office:value-type="float" office:value="439.5053429343">
                <text:p>439.5053429343</text:p>
              </table:table-cell>
              <table:table-cell office:value-type="float" office:value="84004.8674801019">
                <text:p>84004.8674801019</text:p>
              </table:table-cell>
              <table:table-cell office:value-type="float" office:value="8400.4867480101">
                <text:p>8400.4867480101</text:p>
              </table:table-cell>
              <table:table-cell office:value-type="float" office:value="91599.5132519895">
                <text:p>91599.513251989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7.96">
                <text:p>87.96</text:p>
              </table:table-cell>
              <table:table-cell office:value-type="float" office:value="7153.9110048689">
                <text:p>7153.9110048689</text:p>
              </table:table-cell>
              <table:table-cell office:value-type="float" office:value="434.9633265119">
                <text:p>434.9633265119</text:p>
              </table:table-cell>
              <table:table-cell office:value-type="float" office:value="84010.1142441994">
                <text:p>84010.1142441994</text:p>
              </table:table-cell>
              <table:table-cell office:value-type="float" office:value="8401.0114244199">
                <text:p>8401.0114244199</text:p>
              </table:table-cell>
              <table:table-cell office:value-type="float" office:value="91598.9885755798">
                <text:p>91598.988575579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8.08">
                <text:p>88.08</text:p>
              </table:table-cell>
              <table:table-cell office:value-type="float" office:value="7152.6944874552">
                <text:p>7152.6944874552</text:p>
              </table:table-cell>
              <table:table-cell office:value-type="float" office:value="430.4680490204">
                <text:p>430.4680490204</text:p>
              </table:table-cell>
              <table:table-cell office:value-type="float" office:value="84015.3067850222">
                <text:p>84015.3067850222</text:p>
              </table:table-cell>
              <table:table-cell office:value-type="float" office:value="8401.5306785022">
                <text:p>8401.5306785022</text:p>
              </table:table-cell>
              <table:table-cell office:value-type="float" office:value="91598.4693214975">
                <text:p>91598.46932149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8.2">
                <text:p>88.2</text:p>
              </table:table-cell>
              <table:table-cell office:value-type="float" office:value="7151.4907397184">
                <text:p>7151.4907397184</text:p>
              </table:table-cell>
              <table:table-cell office:value-type="float" office:value="426.0190336527">
                <text:p>426.0190336527</text:p>
              </table:table-cell>
              <table:table-cell office:value-type="float" office:value="84020.4456605718">
                <text:p>84020.4456605718</text:p>
              </table:table-cell>
              <table:table-cell office:value-type="float" office:value="8402.0445660571">
                <text:p>8402.0445660571</text:p>
              </table:table-cell>
              <table:table-cell office:value-type="float" office:value="91597.9554339425">
                <text:p>91597.95543394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8.32">
                <text:p>88.32</text:p>
              </table:table-cell>
              <table:table-cell office:value-type="float" office:value="7150.2996261486">
                <text:p>7150.2996261486</text:p>
              </table:table-cell>
              <table:table-cell office:value-type="float" office:value="421.6158083792">
                <text:p>421.6158083792</text:p>
              </table:table-cell>
              <table:table-cell office:value-type="float" office:value="84025.5314231566">
                <text:p>84025.5314231566</text:p>
              </table:table-cell>
              <table:table-cell office:value-type="float" office:value="8402.5531423156">
                <text:p>8402.5531423156</text:p>
              </table:table-cell>
              <table:table-cell office:value-type="float" office:value="91597.446857684">
                <text:p>91597.44685768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8.44">
                <text:p>88.44</text:p>
              </table:table-cell>
              <table:table-cell office:value-type="float" office:value="7149.1210127043">
                <text:p>7149.1210127043</text:p>
              </table:table-cell>
              <table:table-cell office:value-type="float" office:value="417.2579059018">
                <text:p>417.2579059018</text:p>
              </table:table-cell>
              <table:table-cell office:value-type="float" office:value="84030.5646194491">
                <text:p>84030.5646194491</text:p>
              </table:table-cell>
              <table:table-cell office:value-type="float" office:value="8403.0564619449">
                <text:p>8403.0564619449</text:p>
              </table:table-cell>
              <table:table-cell office:value-type="float" office:value="91596.9435380548">
                <text:p>91596.943538054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8.56">
                <text:p>88.56</text:p>
              </table:table-cell>
              <table:table-cell office:value-type="float" office:value="7147.9547667954">
                <text:p>7147.9547667954</text:p>
              </table:table-cell>
              <table:table-cell office:value-type="float" office:value="412.944863608">
                <text:p>412.944863608</text:p>
              </table:table-cell>
              <table:table-cell office:value-type="float" office:value="84035.5457905425">
                <text:p>84035.5457905425</text:p>
              </table:table-cell>
              <table:table-cell office:value-type="float" office:value="8403.5545790542">
                <text:p>8403.5545790542</text:p>
              </table:table-cell>
              <table:table-cell office:value-type="float" office:value="91596.4454209454">
                <text:p>91596.445420945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8.68">
                <text:p>88.68</text:p>
              </table:table-cell>
              <table:table-cell office:value-type="float" office:value="7146.8007572669">
                <text:p>7146.8007572669</text:p>
              </table:table-cell>
              <table:table-cell office:value-type="float" office:value="408.6762235261">
                <text:p>408.6762235261</text:p>
              </table:table-cell>
              <table:table-cell office:value-type="float" office:value="84040.4754720065">
                <text:p>84040.4754720065</text:p>
              </table:table-cell>
              <table:table-cell office:value-type="float" office:value="8404.0475472006">
                <text:p>8404.0475472006</text:p>
              </table:table-cell>
              <table:table-cell office:value-type="float" office:value="91595.952452799">
                <text:p>91595.95245279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8.8">
                <text:p>88.8</text:p>
              </table:table-cell>
              <table:table-cell office:value-type="float" office:value="7145.6588543831">
                <text:p>7145.6588543831</text:p>
              </table:table-cell>
              <table:table-cell office:value-type="float" office:value="404.4515322802">
                <text:p>404.4515322802</text:p>
              </table:table-cell>
              <table:table-cell office:value-type="float" office:value="84045.3541939426">
                <text:p>84045.3541939426</text:p>
              </table:table-cell>
              <table:table-cell office:value-type="float" office:value="8404.5354193942">
                <text:p>8404.5354193942</text:p>
              </table:table-cell>
              <table:table-cell office:value-type="float" office:value="91595.4645806054">
                <text:p>91595.464580605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8.92">
                <text:p>88.92</text:p>
              </table:table-cell>
              <table:table-cell office:value-type="float" office:value="7144.5289298115">
                <text:p>7144.5289298115</text:p>
              </table:table-cell>
              <table:table-cell office:value-type="float" office:value="400.2703410454">
                <text:p>400.2703410454</text:p>
              </table:table-cell>
              <table:table-cell office:value-type="float" office:value="84050.1824810393">
                <text:p>84050.1824810393</text:p>
              </table:table-cell>
              <table:table-cell office:value-type="float" office:value="8405.0182481039">
                <text:p>8405.0182481039</text:p>
              </table:table-cell>
              <table:table-cell office:value-type="float" office:value="91594.9817518958">
                <text:p>91594.981751895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9.04">
                <text:p>89.04</text:p>
              </table:table-cell>
              <table:table-cell office:value-type="float" office:value="7143.4108566068">
                <text:p>7143.4108566068</text:p>
              </table:table-cell>
              <table:table-cell office:value-type="float" office:value="396.1322055044">
                <text:p>396.1322055044</text:p>
              </table:table-cell>
              <table:table-cell office:value-type="float" office:value="84054.9608526263">
                <text:p>84054.9608526263</text:p>
              </table:table-cell>
              <table:table-cell office:value-type="float" office:value="8405.4960852626">
                <text:p>8405.4960852626</text:p>
              </table:table-cell>
              <table:table-cell office:value-type="float" office:value="91594.5039147371">
                <text:p>91594.503914737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9.16">
                <text:p>89.16</text:p>
              </table:table-cell>
              <table:table-cell office:value-type="float" office:value="7142.3045091958">
                <text:p>7142.3045091958</text:p>
              </table:table-cell>
              <table:table-cell office:value-type="float" office:value="392.0366858033">
                <text:p>392.0366858033</text:p>
              </table:table-cell>
              <table:table-cell office:value-type="float" office:value="84059.6898227283">
                <text:p>84059.6898227283</text:p>
              </table:table-cell>
              <table:table-cell office:value-type="float" office:value="8405.9689822728">
                <text:p>8405.9689822728</text:p>
              </table:table-cell>
              <table:table-cell office:value-type="float" office:value="91594.0310177269">
                <text:p>91594.031017726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9.28">
                <text:p>89.28</text:p>
              </table:table-cell>
              <table:table-cell office:value-type="float" office:value="7141.2097633617">
                <text:p>7141.2097633617</text:p>
              </table:table-cell>
              <table:table-cell office:value-type="float" office:value="387.9833465085">
                <text:p>387.9833465085</text:p>
              </table:table-cell>
              <table:table-cell office:value-type="float" office:value="84064.3699001182">
                <text:p>84064.3699001182</text:p>
              </table:table-cell>
              <table:table-cell office:value-type="float" office:value="8406.4369900118">
                <text:p>8406.4369900118</text:p>
              </table:table-cell>
              <table:table-cell office:value-type="float" office:value="91593.5630099879">
                <text:p>91593.563009987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9.4">
                <text:p>89.4</text:p>
              </table:table-cell>
              <table:table-cell office:value-type="float" office:value="7140.1264962292">
                <text:p>7140.1264962292</text:p>
              </table:table-cell>
              <table:table-cell office:value-type="float" office:value="383.971756564">
                <text:p>383.971756564</text:p>
              </table:table-cell>
              <table:table-cell office:value-type="float" office:value="84069.00158837">
                <text:p>84069.00158837</text:p>
              </table:table-cell>
              <table:table-cell office:value-type="float" office:value="8406.900158837">
                <text:p>8406.900158837</text:p>
              </table:table-cell>
              <table:table-cell office:value-type="float" office:value="91593.0998411627">
                <text:p>91593.099841162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9.52">
                <text:p>89.52</text:p>
              </table:table-cell>
              <table:table-cell office:value-type="float" office:value="7139.0545862492">
                <text:p>7139.0545862492</text:p>
              </table:table-cell>
              <table:table-cell office:value-type="float" office:value="380.0014892485">
                <text:p>380.0014892485</text:p>
              </table:table-cell>
              <table:table-cell office:value-type="float" office:value="84073.5853859114">
                <text:p>84073.5853859114</text:p>
              </table:table-cell>
              <table:table-cell office:value-type="float" office:value="8407.3585385911">
                <text:p>8407.3585385911</text:p>
              </table:table-cell>
              <table:table-cell office:value-type="float" office:value="91592.6414614086">
                <text:p>91592.641461408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9.64">
                <text:p>89.64</text:p>
              </table:table-cell>
              <table:table-cell office:value-type="float" office:value="7137.9939131841">
                <text:p>7137.9939131841</text:p>
              </table:table-cell>
              <table:table-cell office:value-type="float" office:value="376.0721221337">
                <text:p>376.0721221337</text:p>
              </table:table-cell>
              <table:table-cell office:value-type="float" office:value="84078.121786075">
                <text:p>84078.121786075</text:p>
              </table:table-cell>
              <table:table-cell office:value-type="float" office:value="8407.8121786074">
                <text:p>8407.8121786074</text:p>
              </table:table-cell>
              <table:table-cell office:value-type="float" office:value="91592.1878213922">
                <text:p>91592.187821392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9.76">
                <text:p>89.76</text:p>
              </table:table-cell>
              <table:table-cell office:value-type="float" office:value="7136.9443580933">
                <text:p>7136.9443580933</text:p>
              </table:table-cell>
              <table:table-cell office:value-type="float" office:value="372.1832370423">
                <text:p>372.1832370423</text:p>
              </table:table-cell>
              <table:table-cell office:value-type="float" office:value="84082.6112771497">
                <text:p>84082.6112771497</text:p>
              </table:table-cell>
              <table:table-cell office:value-type="float" office:value="8408.2611277149">
                <text:p>8408.2611277149</text:p>
              </table:table-cell>
              <table:table-cell office:value-type="float" office:value="91591.7388722847">
                <text:p>91591.738872284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9.88">
                <text:p>89.88</text:p>
              </table:table-cell>
              <table:table-cell office:value-type="float" office:value="7135.9058033185">
                <text:p>7135.9058033185</text:p>
              </table:table-cell>
              <table:table-cell office:value-type="float" office:value="368.3344200069">
                <text:p>368.3344200069</text:p>
              </table:table-cell>
              <table:table-cell office:value-type="float" office:value="84087.0543424317">
                <text:p>84087.0543424317</text:p>
              </table:table-cell>
              <table:table-cell office:value-type="float" office:value="8408.7054342431">
                <text:p>8408.7054342431</text:p>
              </table:table-cell>
              <table:table-cell office:value-type="float" office:value="91591.2945657565">
                <text:p>91591.294565756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0">
                <text:p>90</text:p>
              </table:table-cell>
              <table:table-cell office:value-type="float" office:value="7134.8781324694">
                <text:p>7134.8781324694</text:p>
              </table:table-cell>
              <table:table-cell office:value-type="float" office:value="364.5252612286">
                <text:p>364.5252612286</text:p>
              </table:table-cell>
              <table:table-cell office:value-type="float" office:value="84091.4514602747">
                <text:p>84091.4514602747</text:p>
              </table:table-cell>
              <table:table-cell office:value-type="float" office:value="8409.1451460274">
                <text:p>8409.1451460274</text:p>
              </table:table-cell>
              <table:table-cell office:value-type="float" office:value="91590.8548539722">
                <text:p>91590.854853972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0.12">
                <text:p>90.12</text:p>
              </table:table-cell>
              <table:table-cell office:value-type="float" office:value="7133.86123041">
                <text:p>7133.86123041</text:p>
              </table:table-cell>
              <table:table-cell office:value-type="float" office:value="360.7553550367">
                <text:p>360.7553550367</text:p>
              </table:table-cell>
              <table:table-cell office:value-type="float" office:value="84095.8031041396">
                <text:p>84095.8031041396</text:p>
              </table:table-cell>
              <table:table-cell office:value-type="float" office:value="8409.5803104139">
                <text:p>8409.5803104139</text:p>
              </table:table-cell>
              <table:table-cell office:value-type="float" office:value="91590.4196895857">
                <text:p>91590.419689585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0.24">
                <text:p>90.24</text:p>
              </table:table-cell>
              <table:table-cell office:value-type="float" office:value="7132.8549832438">
                <text:p>7132.8549832438</text:p>
              </table:table-cell>
              <table:table-cell office:value-type="float" office:value="357.0242998482">
                <text:p>357.0242998482</text:p>
              </table:table-cell>
              <table:table-cell office:value-type="float" office:value="84100.1097426438">
                <text:p>84100.1097426438</text:p>
              </table:table-cell>
              <table:table-cell office:value-type="float" office:value="8410.0109742643">
                <text:p>8410.0109742643</text:p>
              </table:table-cell>
              <table:table-cell office:value-type="float" office:value="91589.9890257353">
                <text:p>91589.989025735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0.36">
                <text:p>90.36</text:p>
              </table:table-cell>
              <table:table-cell office:value-type="float" office:value="7131.859278301">
                <text:p>7131.859278301</text:p>
              </table:table-cell>
              <table:table-cell office:value-type="float" office:value="353.3316981282">
                <text:p>353.3316981282</text:p>
              </table:table-cell>
              <table:table-cell office:value-type="float" office:value="84104.37183961">
                <text:p>84104.37183961</text:p>
              </table:table-cell>
              <table:table-cell office:value-type="float" office:value="8410.4371839609">
                <text:p>8410.4371839609</text:p>
              </table:table-cell>
              <table:table-cell office:value-type="float" office:value="91589.5628160387">
                <text:p>91589.562816038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0.48">
                <text:p>90.48</text:p>
              </table:table-cell>
              <table:table-cell office:value-type="float" office:value="7130.874004124">
                <text:p>7130.874004124</text:p>
              </table:table-cell>
              <table:table-cell office:value-type="float" office:value="349.6771563502">
                <text:p>349.6771563502</text:p>
              </table:table-cell>
              <table:table-cell office:value-type="float" office:value="84108.5898541145">
                <text:p>84108.5898541145</text:p>
              </table:table-cell>
              <table:table-cell office:value-type="float" office:value="8410.8589854114">
                <text:p>8410.8589854114</text:p>
              </table:table-cell>
              <table:table-cell office:value-type="float" office:value="91589.1410145882">
                <text:p>91589.141014588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0.6">
                <text:p>90.6</text:p>
              </table:table-cell>
              <table:table-cell office:value-type="float" office:value="7129.8990504544">
                <text:p>7129.8990504544</text:p>
              </table:table-cell>
              <table:table-cell office:value-type="float" office:value="346.0602849569">
                <text:p>346.0602849569</text:p>
              </table:table-cell>
              <table:table-cell office:value-type="float" office:value="84112.7642405354">
                <text:p>84112.7642405354</text:p>
              </table:table-cell>
              <table:table-cell office:value-type="float" office:value="8411.2764240535">
                <text:p>8411.2764240535</text:p>
              </table:table-cell>
              <table:table-cell office:value-type="float" office:value="91588.7235759462">
                <text:p>91588.723575946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0.72">
                <text:p>90.72</text:p>
              </table:table-cell>
              <table:table-cell office:value-type="float" office:value="7128.9343082196">
                <text:p>7128.9343082196</text:p>
              </table:table-cell>
              <table:table-cell office:value-type="float" office:value="342.4806983213">
                <text:p>342.4806983213</text:p>
              </table:table-cell>
              <table:table-cell office:value-type="float" office:value="84116.8954485995">
                <text:p>84116.8954485995</text:p>
              </table:table-cell>
              <table:table-cell office:value-type="float" office:value="8411.6895448599">
                <text:p>8411.6895448599</text:p>
              </table:table-cell>
              <table:table-cell office:value-type="float" office:value="91588.3104551398">
                <text:p>91588.310455139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0.84">
                <text:p>90.84</text:p>
              </table:table-cell>
              <table:table-cell office:value-type="float" office:value="7127.9796695193">
                <text:p>7127.9796695193</text:p>
              </table:table-cell>
              <table:table-cell office:value-type="float" office:value="338.9380147086">
                <text:p>338.9380147086</text:p>
              </table:table-cell>
              <table:table-cell office:value-type="float" office:value="84120.9839234294">
                <text:p>84120.9839234294</text:p>
              </table:table-cell>
              <table:table-cell office:value-type="float" office:value="8412.0983923429">
                <text:p>8412.0983923429</text:p>
              </table:table-cell>
              <table:table-cell office:value-type="float" office:value="91587.9016076568">
                <text:p>91587.901607656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0.96">
                <text:p>90.96</text:p>
              </table:table-cell>
              <table:table-cell office:value-type="float" office:value="7127.0350276132">
                <text:p>7127.0350276132</text:p>
              </table:table-cell>
              <table:table-cell office:value-type="float" office:value="335.4318562376">
                <text:p>335.4318562376</text:p>
              </table:table-cell>
              <table:table-cell office:value-type="float" office:value="84125.0301055904">
                <text:p>84125.0301055904</text:p>
              </table:table-cell>
              <table:table-cell office:value-type="float" office:value="8412.503010559">
                <text:p>8412.503010559</text:p>
              </table:table-cell>
              <table:table-cell office:value-type="float" office:value="91587.4969894407">
                <text:p>91587.496989440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1.08">
                <text:p>91.08</text:p>
              </table:table-cell>
              <table:table-cell office:value-type="float" office:value="7126.1002769075">
                <text:p>7126.1002769075</text:p>
              </table:table-cell>
              <table:table-cell office:value-type="float" office:value="331.9618488434">
                <text:p>331.9618488434</text:p>
              </table:table-cell>
              <table:table-cell office:value-type="float" office:value="84129.0344311358">
                <text:p>84129.0344311358</text:p>
              </table:table-cell>
              <table:table-cell office:value-type="float" office:value="8412.9034431135">
                <text:p>8412.9034431135</text:p>
              </table:table-cell>
              <table:table-cell office:value-type="float" office:value="91587.0965568862">
                <text:p>91587.096556886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1.2">
                <text:p>91.2</text:p>
              </table:table-cell>
              <table:table-cell office:value-type="float" office:value="7125.1753129423">
                <text:p>7125.1753129423</text:p>
              </table:table-cell>
              <table:table-cell office:value-type="float" office:value="328.5276222397">
                <text:p>328.5276222397</text:p>
              </table:table-cell>
              <table:table-cell office:value-type="float" office:value="84132.997331653">
                <text:p>84132.997331653</text:p>
              </table:table-cell>
              <table:table-cell office:value-type="float" office:value="8413.2997331652">
                <text:p>8413.2997331652</text:p>
              </table:table-cell>
              <table:table-cell office:value-type="float" office:value="91586.7002668345">
                <text:p>91586.700266834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1.32">
                <text:p>91.32</text:p>
              </table:table-cell>
              <table:table-cell office:value-type="float" office:value="7124.2600323795">
                <text:p>7124.2600323795</text:p>
              </table:table-cell>
              <table:table-cell office:value-type="float" office:value="325.1288098816">
                <text:p>325.1288098816</text:p>
              </table:table-cell>
              <table:table-cell office:value-type="float" office:value="84136.9192343083">
                <text:p>84136.9192343083</text:p>
              </table:table-cell>
              <table:table-cell office:value-type="float" office:value="8413.6919234308">
                <text:p>8413.6919234308</text:p>
              </table:table-cell>
              <table:table-cell office:value-type="float" office:value="91586.3080765689">
                <text:p>91586.308076568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1.44">
                <text:p>91.44</text:p>
              </table:table-cell>
              <table:table-cell office:value-type="float" office:value="7123.3543329896">
                <text:p>7123.3543329896</text:p>
              </table:table-cell>
              <table:table-cell office:value-type="float" office:value="321.7650489294">
                <text:p>321.7650489294</text:p>
              </table:table-cell>
              <table:table-cell office:value-type="float" office:value="84140.8005618921">
                <text:p>84140.8005618921</text:p>
              </table:table-cell>
              <table:table-cell office:value-type="float" office:value="8414.0800561892">
                <text:p>8414.0800561892</text:p>
              </table:table-cell>
              <table:table-cell office:value-type="float" office:value="91585.9199438105">
                <text:p>91585.919943810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1.56">
                <text:p>91.56</text:p>
              </table:table-cell>
              <table:table-cell office:value-type="float" office:value="7122.4581136402">
                <text:p>7122.4581136402</text:p>
              </table:table-cell>
              <table:table-cell office:value-type="float" office:value="318.4359802115">
                <text:p>318.4359802115</text:p>
              </table:table-cell>
              <table:table-cell office:value-type="float" office:value="84144.6417328624">
                <text:p>84144.6417328624</text:p>
              </table:table-cell>
              <table:table-cell office:value-type="float" office:value="8414.4641732862">
                <text:p>8414.4641732862</text:p>
              </table:table-cell>
              <table:table-cell office:value-type="float" office:value="91585.5358267135">
                <text:p>91585.535826713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1.68">
                <text:p>91.68</text:p>
              </table:table-cell>
              <table:table-cell office:value-type="float" office:value="7121.5712742835">
                <text:p>7121.5712742835</text:p>
              </table:table-cell>
              <table:table-cell office:value-type="float" office:value="315.1412481889">
                <text:p>315.1412481889</text:p>
              </table:table-cell>
              <table:table-cell office:value-type="float" office:value="84148.443161389">
                <text:p>84148.443161389</text:p>
              </table:table-cell>
              <table:table-cell office:value-type="float" office:value="8414.8443161388">
                <text:p>8414.8443161388</text:p>
              </table:table-cell>
              <table:table-cell office:value-type="float" office:value="91585.1556838608">
                <text:p>91585.155683860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1.8">
                <text:p>91.8</text:p>
              </table:table-cell>
              <table:table-cell office:value-type="float" office:value="7120.6937159443">
                <text:p>7120.6937159443</text:p>
              </table:table-cell>
              <table:table-cell office:value-type="float" office:value="311.8805009193">
                <text:p>311.8805009193</text:p>
              </table:table-cell>
              <table:table-cell office:value-type="float" office:value="84152.205257397">
                <text:p>84152.205257397</text:p>
              </table:table-cell>
              <table:table-cell office:value-type="float" office:value="8415.2205257396">
                <text:p>8415.2205257396</text:p>
              </table:table-cell>
              <table:table-cell office:value-type="float" office:value="91584.77947426">
                <text:p>91584.7794742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1.92">
                <text:p>91.92</text:p>
              </table:table-cell>
              <table:table-cell office:value-type="float" office:value="7119.8253407083">
                <text:p>7119.8253407083</text:p>
              </table:table-cell>
              <table:table-cell office:value-type="float" office:value="308.6533900216">
                <text:p>308.6533900216</text:p>
              </table:table-cell>
              <table:table-cell office:value-type="float" office:value="84155.9284266096">
                <text:p>84155.9284266096</text:p>
              </table:table-cell>
              <table:table-cell office:value-type="float" office:value="8415.5928426609">
                <text:p>8415.5928426609</text:p>
              </table:table-cell>
              <table:table-cell office:value-type="float" office:value="91584.4071573388">
                <text:p>91584.407157338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2.04">
                <text:p>92.04</text:p>
              </table:table-cell>
              <table:table-cell office:value-type="float" office:value="7118.9660517101">
                <text:p>7118.9660517101</text:p>
              </table:table-cell>
              <table:table-cell office:value-type="float" office:value="305.4595706407">
                <text:p>305.4595706407</text:p>
              </table:table-cell>
              <table:table-cell office:value-type="float" office:value="84159.6130705904">
                <text:p>84159.6130705904</text:p>
              </table:table-cell>
              <table:table-cell office:value-type="float" office:value="8415.961307059">
                <text:p>8415.961307059</text:p>
              </table:table-cell>
              <table:table-cell office:value-type="float" office:value="91584.0386929407">
                <text:p>91584.038692940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2.16">
                <text:p>92.16</text:p>
              </table:table-cell>
              <table:table-cell office:value-type="float" office:value="7118.1157531223">
                <text:p>7118.1157531223</text:p>
              </table:table-cell>
              <table:table-cell office:value-type="float" office:value="302.2987014134">
                <text:p>302.2987014134</text:p>
              </table:table-cell>
              <table:table-cell office:value-type="float" office:value="84163.259586786">
                <text:p>84163.259586786</text:p>
              </table:table-cell>
              <table:table-cell office:value-type="float" office:value="8416.3259586785">
                <text:p>8416.3259586785</text:p>
              </table:table-cell>
              <table:table-cell office:value-type="float" office:value="91583.6740413211">
                <text:p>91583.674041321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2.28">
                <text:p>92.28</text:p>
              </table:table-cell>
              <table:table-cell office:value-type="float" office:value="7117.2743501431">
                <text:p>7117.2743501431</text:p>
              </table:table-cell>
              <table:table-cell office:value-type="float" office:value="299.1704444332">
                <text:p>299.1704444332</text:p>
              </table:table-cell>
              <table:table-cell office:value-type="float" office:value="84166.8683685673">
                <text:p>84166.8683685673</text:p>
              </table:table-cell>
              <table:table-cell office:value-type="float" office:value="8416.6868368567">
                <text:p>8416.6868368567</text:p>
              </table:table-cell>
              <table:table-cell office:value-type="float" office:value="91583.313163143">
                <text:p>91583.31316314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2.4">
                <text:p>92.4</text:p>
              </table:table-cell>
              <table:table-cell office:value-type="float" office:value="7116.4417489858">
                <text:p>7116.4417489858</text:p>
              </table:table-cell>
              <table:table-cell office:value-type="float" office:value="296.0744652165">
                <text:p>296.0744652165</text:p>
              </table:table-cell>
              <table:table-cell office:value-type="float" office:value="84170.4398052709">
                <text:p>84170.4398052709</text:p>
              </table:table-cell>
              <table:table-cell office:value-type="float" office:value="8417.043980527">
                <text:p>8417.043980527</text:p>
              </table:table-cell>
              <table:table-cell office:value-type="float" office:value="91582.9560194727">
                <text:p>91582.956019472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2.52">
                <text:p>92.52</text:p>
              </table:table-cell>
              <table:table-cell office:value-type="float" office:value="7115.6178568675">
                <text:p>7115.6178568675</text:p>
              </table:table-cell>
              <table:table-cell office:value-type="float" office:value="293.010432669">
                <text:p>293.010432669</text:p>
              </table:table-cell>
              <table:table-cell office:value-type="float" office:value="84173.9742822399">
                <text:p>84173.9742822399</text:p>
              </table:table-cell>
              <table:table-cell office:value-type="float" office:value="8417.3974282239">
                <text:p>8417.3974282239</text:p>
              </table:table-cell>
              <table:table-cell office:value-type="float" office:value="91582.6025717758">
                <text:p>91582.602571775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2.64">
                <text:p>92.64</text:p>
              </table:table-cell>
              <table:table-cell office:value-type="float" office:value="7114.8025819974">
                <text:p>7114.8025819974</text:p>
              </table:table-cell>
              <table:table-cell office:value-type="float" office:value="289.978019052">
                <text:p>289.978019052</text:p>
              </table:table-cell>
              <table:table-cell office:value-type="float" office:value="84177.4721808645">
                <text:p>84177.4721808645</text:p>
              </table:table-cell>
              <table:table-cell office:value-type="float" office:value="8417.7472180864">
                <text:p>8417.7472180864</text:p>
              </table:table-cell>
              <table:table-cell office:value-type="float" office:value="91582.2527819133">
                <text:p>91582.25278191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2.76">
                <text:p>92.76</text:p>
              </table:table-cell>
              <table:table-cell office:value-type="float" office:value="7113.9958335669">
                <text:p>7113.9958335669</text:p>
              </table:table-cell>
              <table:table-cell office:value-type="float" office:value="286.9768999492">
                <text:p>286.9768999492</text:p>
              </table:table-cell>
              <table:table-cell office:value-type="float" office:value="84180.933878622">
                <text:p>84180.933878622</text:p>
              </table:table-cell>
              <table:table-cell office:value-type="float" office:value="8418.0933878621">
                <text:p>8418.0933878621</text:p>
              </table:table-cell>
              <table:table-cell office:value-type="float" office:value="91581.9066121376">
                <text:p>91581.906612137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2.88">
                <text:p>92.88</text:p>
              </table:table-cell>
              <table:table-cell office:value-type="float" office:value="7113.197521738">
                <text:p>7113.197521738</text:p>
              </table:table-cell>
              <table:table-cell office:value-type="float" office:value="284.0067542342">
                <text:p>284.0067542342</text:p>
              </table:table-cell>
              <table:table-cell office:value-type="float" office:value="84184.3597491164">
                <text:p>84184.3597491164</text:p>
              </table:table-cell>
              <table:table-cell office:value-type="float" office:value="8418.4359749116">
                <text:p>8418.4359749116</text:p>
              </table:table-cell>
              <table:table-cell office:value-type="float" office:value="91581.5640250881">
                <text:p>91581.564025088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3">
                <text:p>93</text:p>
              </table:table-cell>
              <table:table-cell office:value-type="float" office:value="7112.4075576329">
                <text:p>7112.4075576329</text:p>
              </table:table-cell>
              <table:table-cell office:value-type="float" office:value="281.0672640375">
                <text:p>281.0672640375</text:p>
              </table:table-cell>
              <table:table-cell office:value-type="float" office:value="84187.750162118">
                <text:p>84187.750162118</text:p>
              </table:table-cell>
              <table:table-cell office:value-type="float" office:value="8418.7750162117">
                <text:p>8418.7750162117</text:p>
              </table:table-cell>
              <table:table-cell office:value-type="float" office:value="91581.224983788">
                <text:p>91581.22498378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3.12">
                <text:p>93.12</text:p>
              </table:table-cell>
              <table:table-cell office:value-type="float" office:value="7111.6258533238">
                <text:p>7111.6258533238</text:p>
              </table:table-cell>
              <table:table-cell office:value-type="float" office:value="278.1581147145">
                <text:p>278.1581147145</text:p>
              </table:table-cell>
              <table:table-cell office:value-type="float" office:value="84191.1054836018">
                <text:p>84191.1054836018</text:p>
              </table:table-cell>
              <table:table-cell office:value-type="float" office:value="8419.1105483601">
                <text:p>8419.1105483601</text:p>
              </table:table-cell>
              <table:table-cell office:value-type="float" office:value="91580.8894516396">
                <text:p>91580.889451639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3.24">
                <text:p>93.24</text:p>
              </table:table-cell>
              <table:table-cell office:value-type="float" office:value="7110.8523218218">
                <text:p>7110.8523218218</text:p>
              </table:table-cell>
              <table:table-cell office:value-type="float" office:value="275.2789948135">
                <text:p>275.2789948135</text:p>
              </table:table-cell>
              <table:table-cell office:value-type="float" office:value="84194.4260757863">
                <text:p>84194.4260757863</text:p>
              </table:table-cell>
              <table:table-cell office:value-type="float" office:value="8419.4426075786">
                <text:p>8419.4426075786</text:p>
              </table:table-cell>
              <table:table-cell office:value-type="float" office:value="91580.5573924211">
                <text:p>91580.557392421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3.36">
                <text:p>93.36</text:p>
              </table:table-cell>
              <table:table-cell office:value-type="float" office:value="7110.0868770671">
                <text:p>7110.0868770671</text:p>
              </table:table-cell>
              <table:table-cell office:value-type="float" office:value="272.4295960443">
                <text:p>272.4295960443</text:p>
              </table:table-cell>
              <table:table-cell office:value-type="float" office:value="84197.7122971716">
                <text:p>84197.7122971716</text:p>
              </table:table-cell>
              <table:table-cell office:value-type="float" office:value="8419.7712297171">
                <text:p>8419.7712297171</text:p>
              </table:table-cell>
              <table:table-cell office:value-type="float" office:value="91580.2287702826">
                <text:p>91580.228770282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3.48">
                <text:p>93.48</text:p>
              </table:table-cell>
              <table:table-cell office:value-type="float" office:value="7109.3294339188">
                <text:p>7109.3294339188</text:p>
              </table:table-cell>
              <table:table-cell office:value-type="float" office:value="269.6096132464">
                <text:p>269.6096132464</text:p>
              </table:table-cell>
              <table:table-cell office:value-type="float" office:value="84200.9645025773">
                <text:p>84200.9645025773</text:p>
              </table:table-cell>
              <table:table-cell office:value-type="float" office:value="8420.0964502577">
                <text:p>8420.0964502577</text:p>
              </table:table-cell>
              <table:table-cell office:value-type="float" office:value="91579.903549742">
                <text:p>91579.90354974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3.6">
                <text:p>93.6</text:p>
              </table:table-cell>
              <table:table-cell office:value-type="float" office:value="7108.5799081446">
                <text:p>7108.5799081446</text:p>
              </table:table-cell>
              <table:table-cell office:value-type="float" office:value="266.8187443584">
                <text:p>266.8187443584</text:p>
              </table:table-cell>
              <table:table-cell office:value-type="float" office:value="84204.1830431793">
                <text:p>84204.1830431793</text:p>
              </table:table-cell>
              <table:table-cell office:value-type="float" office:value="8420.4183043179">
                <text:p>8420.4183043179</text:p>
              </table:table-cell>
              <table:table-cell office:value-type="float" office:value="91579.5816956818">
                <text:p>91579.581695681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3.72">
                <text:p>93.72</text:p>
              </table:table-cell>
              <table:table-cell office:value-type="float" office:value="7107.8382164109">
                <text:p>7107.8382164109</text:p>
              </table:table-cell>
              <table:table-cell office:value-type="float" office:value="264.056690387">
                <text:p>264.056690387</text:p>
              </table:table-cell>
              <table:table-cell office:value-type="float" office:value="84207.3682665476">
                <text:p>84207.3682665476</text:p>
              </table:table-cell>
              <table:table-cell office:value-type="float" office:value="8420.7368266547">
                <text:p>8420.7368266547</text:p>
              </table:table-cell>
              <table:table-cell office:value-type="float" office:value="91579.263173345">
                <text:p>91579.26317334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3.84">
                <text:p>93.84</text:p>
              </table:table-cell>
              <table:table-cell office:value-type="float" office:value="7107.1042762732">
                <text:p>7107.1042762732</text:p>
              </table:table-cell>
              <table:table-cell office:value-type="float" office:value="261.3231553764">
                <text:p>261.3231553764</text:p>
              </table:table-cell>
              <table:table-cell office:value-type="float" office:value="84210.5205166824">
                <text:p>84210.5205166824</text:p>
              </table:table-cell>
              <table:table-cell office:value-type="float" office:value="8421.0520516682">
                <text:p>8421.0520516682</text:p>
              </table:table-cell>
              <table:table-cell office:value-type="float" office:value="91578.9479483315">
                <text:p>91578.947948331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.96">
                <text:p>93.96</text:p>
              </table:table-cell>
              <table:table-cell office:value-type="float" office:value="7106.3780061661">
                <text:p>7106.3780061661</text:p>
              </table:table-cell>
              <table:table-cell office:value-type="float" office:value="258.6178463788">
                <text:p>258.6178463788</text:p>
              </table:table-cell>
              <table:table-cell office:value-type="float" office:value="84213.6401340504">
                <text:p>84213.6401340504</text:p>
              </table:table-cell>
              <table:table-cell office:value-type="float" office:value="8421.364013405">
                <text:p>8421.364013405</text:p>
              </table:table-cell>
              <table:table-cell office:value-type="float" office:value="91578.6359865947">
                <text:p>91578.635986594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4.08">
                <text:p>94.08</text:p>
              </table:table-cell>
              <table:table-cell office:value-type="float" office:value="7105.6593253937">
                <text:p>7105.6593253937</text:p>
              </table:table-cell>
              <table:table-cell office:value-type="float" office:value="255.9404734235">
                <text:p>255.9404734235</text:p>
              </table:table-cell>
              <table:table-cell office:value-type="float" office:value="84216.7274556209">
                <text:p>84216.7274556209</text:p>
              </table:table-cell>
              <table:table-cell office:value-type="float" office:value="8421.672745562">
                <text:p>8421.672745562</text:p>
              </table:table-cell>
              <table:table-cell office:value-type="float" office:value="91578.3272544376">
                <text:p>91578.327254437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4.2">
                <text:p>94.2</text:p>
              </table:table-cell>
              <table:table-cell office:value-type="float" office:value="7104.9481541206">
                <text:p>7104.9481541206</text:p>
              </table:table-cell>
              <table:table-cell office:value-type="float" office:value="253.2907494881">
                <text:p>253.2907494881</text:p>
              </table:table-cell>
              <table:table-cell office:value-type="float" office:value="84219.7828149014">
                <text:p>84219.7828149014</text:p>
              </table:table-cell>
              <table:table-cell office:value-type="float" office:value="8421.9782814901">
                <text:p>8421.9782814901</text:p>
              </table:table-cell>
              <table:table-cell office:value-type="float" office:value="91578.0217185096">
                <text:p>91578.021718509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4.32">
                <text:p>94.32</text:p>
              </table:table-cell>
              <table:table-cell office:value-type="float" office:value="7104.2444133615">
                <text:p>7104.2444133615</text:p>
              </table:table-cell>
              <table:table-cell office:value-type="float" office:value="250.668390469">
                <text:p>250.668390469</text:p>
              </table:table-cell>
              <table:table-cell office:value-type="float" office:value="84222.8065419725">
                <text:p>84222.8065419725</text:p>
              </table:table-cell>
              <table:table-cell office:value-type="float" office:value="8422.2806541972">
                <text:p>8422.2806541972</text:p>
              </table:table-cell>
              <table:table-cell office:value-type="float" office:value="91577.7193458025">
                <text:p>91577.719345802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4.44">
                <text:p>94.44</text:p>
              </table:table-cell>
              <table:table-cell office:value-type="float" office:value="7103.548024973">
                <text:p>7103.548024973</text:p>
              </table:table-cell>
              <table:table-cell office:value-type="float" office:value="248.0731151521">
                <text:p>248.0731151521</text:p>
              </table:table-cell>
              <table:table-cell office:value-type="float" office:value="84225.7989635229">
                <text:p>84225.7989635229</text:p>
              </table:table-cell>
              <table:table-cell office:value-type="float" office:value="8422.5798963522">
                <text:p>8422.5798963522</text:p>
              </table:table-cell>
              <table:table-cell office:value-type="float" office:value="91577.4201036474">
                <text:p>91577.420103647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4.56">
                <text:p>94.56</text:p>
              </table:table-cell>
              <table:table-cell office:value-type="float" office:value="7102.8589116436">
                <text:p>7102.8589116436</text:p>
              </table:table-cell>
              <table:table-cell office:value-type="float" office:value="245.5046451841">
                <text:p>245.5046451841</text:p>
              </table:table-cell>
              <table:table-cell office:value-type="float" office:value="84228.7604028841">
                <text:p>84228.7604028841</text:p>
              </table:table-cell>
              <table:table-cell office:value-type="float" office:value="8422.8760402883">
                <text:p>8422.8760402883</text:p>
              </table:table-cell>
              <table:table-cell office:value-type="float" office:value="91577.1239597113">
                <text:p>91577.12395971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4.68">
                <text:p>94.68</text:p>
              </table:table-cell>
              <table:table-cell office:value-type="float" office:value="7102.1769968853">
                <text:p>7102.1769968853</text:p>
              </table:table-cell>
              <table:table-cell office:value-type="float" office:value="242.9627050443">
                <text:p>242.9627050443</text:p>
              </table:table-cell>
              <table:table-cell office:value-type="float" office:value="84231.6911800642">
                <text:p>84231.6911800642</text:p>
              </table:table-cell>
              <table:table-cell office:value-type="float" office:value="8423.1691180064">
                <text:p>8423.1691180064</text:p>
              </table:table-cell>
              <table:table-cell office:value-type="float" office:value="91576.8308819933">
                <text:p>91576.830881993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4.8">
                <text:p>94.8</text:p>
              </table:table-cell>
              <table:table-cell office:value-type="float" office:value="7101.502205024">
                <text:p>7101.502205024</text:p>
              </table:table-cell>
              <table:table-cell office:value-type="float" office:value="240.4470220159">
                <text:p>240.4470220159</text:p>
              </table:table-cell>
              <table:table-cell office:value-type="float" office:value="84234.5916117821">
                <text:p>84234.5916117821</text:p>
              </table:table-cell>
              <table:table-cell office:value-type="float" office:value="8423.4591611781">
                <text:p>8423.4591611781</text:p>
              </table:table-cell>
              <table:table-cell office:value-type="float" office:value="91576.5408388215">
                <text:p>91576.540838821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4.92">
                <text:p>94.92</text:p>
              </table:table-cell>
              <table:table-cell office:value-type="float" office:value="7100.8344611909">
                <text:p>7100.8344611909</text:p>
              </table:table-cell>
              <table:table-cell office:value-type="float" office:value="237.9573261586">
                <text:p>237.9573261586</text:p>
              </table:table-cell>
              <table:table-cell office:value-type="float" office:value="84237.4620115006">
                <text:p>84237.4620115006</text:p>
              </table:table-cell>
              <table:table-cell office:value-type="float" office:value="8423.74620115">
                <text:p>8423.74620115</text:p>
              </table:table-cell>
              <table:table-cell office:value-type="float" office:value="91576.2537988496">
                <text:p>91576.253798849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5.04">
                <text:p>95.04</text:p>
              </table:table-cell>
              <table:table-cell office:value-type="float" office:value="7100.173691314">
                <text:p>7100.173691314</text:p>
              </table:table-cell>
              <table:table-cell office:value-type="float" office:value="235.4933502804">
                <text:p>235.4933502804</text:p>
              </table:table-cell>
              <table:table-cell office:value-type="float" office:value="84240.3026894598">
                <text:p>84240.3026894598</text:p>
              </table:table-cell>
              <table:table-cell office:value-type="float" office:value="8424.0302689459">
                <text:p>8424.0302689459</text:p>
              </table:table-cell>
              <table:table-cell office:value-type="float" office:value="91575.9697310537">
                <text:p>91575.969731053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5.16">
                <text:p>95.16</text:p>
              </table:table-cell>
              <table:table-cell office:value-type="float" office:value="7099.5198221089">
                <text:p>7099.5198221089</text:p>
              </table:table-cell>
              <table:table-cell office:value-type="float" office:value="233.0548299103">
                <text:p>233.0548299103</text:p>
              </table:table-cell>
              <table:table-cell office:value-type="float" office:value="84243.11395271">
                <text:p>84243.11395271</text:p>
              </table:table-cell>
              <table:table-cell office:value-type="float" office:value="8424.3113952709">
                <text:p>8424.3113952709</text:p>
              </table:table-cell>
              <table:table-cell office:value-type="float" office:value="91575.6886047287">
                <text:p>91575.688604728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5.28">
                <text:p>95.28</text:p>
              </table:table-cell>
              <table:table-cell office:value-type="float" office:value="7098.8727810706">
                <text:p>7098.8727810706</text:p>
              </table:table-cell>
              <table:table-cell office:value-type="float" office:value="230.6415032715">
                <text:p>230.6415032715</text:p>
              </table:table-cell>
              <table:table-cell office:value-type="float" office:value="84245.8961051437">
                <text:p>84245.8961051437</text:p>
              </table:table-cell>
              <table:table-cell office:value-type="float" office:value="8424.5896105143">
                <text:p>8424.5896105143</text:p>
              </table:table-cell>
              <table:table-cell office:value-type="float" office:value="91575.4103894853">
                <text:p>91575.410389485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5.4">
                <text:p>95.4</text:p>
              </table:table-cell>
              <table:table-cell office:value-type="float" office:value="7098.232496465">
                <text:p>7098.232496465</text:p>
              </table:table-cell>
              <table:table-cell office:value-type="float" office:value="228.2531112539">
                <text:p>228.2531112539</text:p>
              </table:table-cell>
              <table:table-cell office:value-type="float" office:value="84248.6494475285">
                <text:p>84248.6494475285</text:p>
              </table:table-cell>
              <table:table-cell office:value-type="float" office:value="8424.8649447528">
                <text:p>8424.8649447528</text:p>
              </table:table-cell>
              <table:table-cell office:value-type="float" office:value="91575.1350552469">
                <text:p>91575.135055246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5.52">
                <text:p>95.52</text:p>
              </table:table-cell>
              <table:table-cell office:value-type="float" office:value="7097.5988973204">
                <text:p>7097.5988973204</text:p>
              </table:table-cell>
              <table:table-cell office:value-type="float" office:value="225.8893973879">
                <text:p>225.8893973879</text:p>
              </table:table-cell>
              <table:table-cell office:value-type="float" office:value="84251.3742775382">
                <text:p>84251.3742775382</text:p>
              </table:table-cell>
              <table:table-cell office:value-type="float" office:value="8425.1374277538">
                <text:p>8425.1374277538</text:p>
              </table:table-cell>
              <table:table-cell office:value-type="float" office:value="91574.8625722459">
                <text:p>91574.862572245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5.64">
                <text:p>95.64</text:p>
              </table:table-cell>
              <table:table-cell office:value-type="float" office:value="7096.971913419">
                <text:p>7096.971913419</text:p>
              </table:table-cell>
              <table:table-cell office:value-type="float" office:value="223.5501078178">
                <text:p>223.5501078178</text:p>
              </table:table-cell>
              <table:table-cell office:value-type="float" office:value="84254.0708897849">
                <text:p>84254.0708897849</text:p>
              </table:table-cell>
              <table:table-cell office:value-type="float" office:value="8425.4070889784">
                <text:p>8425.4070889784</text:p>
              </table:table-cell>
              <table:table-cell office:value-type="float" office:value="91574.5929110212">
                <text:p>91574.59291102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5.76">
                <text:p>95.76</text:p>
              </table:table-cell>
              <table:table-cell office:value-type="float" office:value="7096.3514752895">
                <text:p>7096.3514752895</text:p>
              </table:table-cell>
              <table:table-cell office:value-type="float" office:value="221.2349912759">
                <text:p>221.2349912759</text:p>
              </table:table-cell>
              <table:table-cell office:value-type="float" office:value="84256.7395758499">
                <text:p>84256.7395758499</text:p>
              </table:table-cell>
              <table:table-cell office:value-type="float" office:value="8425.6739575849">
                <text:p>8425.6739575849</text:p>
              </table:table-cell>
              <table:table-cell office:value-type="float" office:value="91574.3260424147">
                <text:p>91574.326042414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5.88">
                <text:p>95.88</text:p>
              </table:table-cell>
              <table:table-cell office:value-type="float" office:value="7095.7375141979">
                <text:p>7095.7375141979</text:p>
              </table:table-cell>
              <table:table-cell office:value-type="float" office:value="218.9437990561">
                <text:p>218.9437990561</text:p>
              </table:table-cell>
              <table:table-cell office:value-type="float" office:value="84259.3806243147">
                <text:p>84259.3806243147</text:p>
              </table:table-cell>
              <table:table-cell office:value-type="float" office:value="8425.9380624314">
                <text:p>8425.9380624314</text:p>
              </table:table-cell>
              <table:table-cell office:value-type="float" office:value="91574.0619375682">
                <text:p>91574.061937568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6">
                <text:p>96</text:p>
              </table:table-cell>
              <table:table-cell office:value-type="float" office:value="7095.1299621405">
                <text:p>7095.1299621405</text:p>
              </table:table-cell>
              <table:table-cell office:value-type="float" office:value="216.6762849889">
                <text:p>216.6762849889</text:p>
              </table:table-cell>
              <table:table-cell office:value-type="float" office:value="84261.9943207916">
                <text:p>84261.9943207916</text:p>
              </table:table-cell>
              <table:table-cell office:value-type="float" office:value="8426.1994320791">
                <text:p>8426.1994320791</text:p>
              </table:table-cell>
              <table:table-cell office:value-type="float" office:value="91573.8005679205">
                <text:p>91573.800567920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6.12">
                <text:p>96.12</text:p>
              </table:table-cell>
              <table:table-cell office:value-type="float" office:value="7094.5287518354">
                <text:p>7094.5287518354</text:p>
              </table:table-cell>
              <table:table-cell office:value-type="float" office:value="214.4322054155">
                <text:p>214.4322054155</text:p>
              </table:table-cell>
              <table:table-cell office:value-type="float" office:value="84264.5809479539">
                <text:p>84264.5809479539</text:p>
              </table:table-cell>
              <table:table-cell office:value-type="float" office:value="8426.4580947953">
                <text:p>8426.4580947953</text:p>
              </table:table-cell>
              <table:table-cell office:value-type="float" office:value="91573.5419052043">
                <text:p>91573.541905204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6.24">
                <text:p>96.24</text:p>
              </table:table-cell>
              <table:table-cell office:value-type="float" office:value="7093.9338167146">
                <text:p>7093.9338167146</text:p>
              </table:table-cell>
              <table:table-cell office:value-type="float" office:value="212.2113191629">
                <text:p>212.2113191629</text:p>
              </table:table-cell>
              <table:table-cell office:value-type="float" office:value="84267.1407855661">
                <text:p>84267.1407855661</text:p>
              </table:table-cell>
              <table:table-cell office:value-type="float" office:value="8426.7140785566">
                <text:p>8426.7140785566</text:p>
              </table:table-cell>
              <table:table-cell office:value-type="float" office:value="91573.2859214431">
                <text:p>91573.285921443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6.36">
                <text:p>96.36</text:p>
              </table:table-cell>
              <table:table-cell office:value-type="float" office:value="7093.3450909168">
                <text:p>7093.3450909168</text:p>
              </table:table-cell>
              <table:table-cell office:value-type="float" office:value="210.013387519">
                <text:p>210.013387519</text:p>
              </table:table-cell>
              <table:table-cell office:value-type="float" office:value="84269.6741105131">
                <text:p>84269.6741105131</text:p>
              </table:table-cell>
              <table:table-cell office:value-type="float" office:value="8426.9674110513">
                <text:p>8426.9674110513</text:p>
              </table:table-cell>
              <table:table-cell office:value-type="float" office:value="91573.0325889484">
                <text:p>91573.032588948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6.48">
                <text:p>96.48</text:p>
              </table:table-cell>
              <table:table-cell office:value-type="float" office:value="7092.7625092794">
                <text:p>7092.7625092794</text:p>
              </table:table-cell>
              <table:table-cell office:value-type="float" office:value="207.8381742077">
                <text:p>207.8381742077</text:p>
              </table:table-cell>
              <table:table-cell office:value-type="float" office:value="84272.1811968301">
                <text:p>84272.1811968301</text:p>
              </table:table-cell>
              <table:table-cell office:value-type="float" office:value="8427.218119683">
                <text:p>8427.218119683</text:p>
              </table:table-cell>
              <table:table-cell office:value-type="float" office:value="91572.7818803167">
                <text:p>91572.781880316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6.6">
                <text:p>96.6</text:p>
              </table:table-cell>
              <table:table-cell office:value-type="float" office:value="7092.1860073307">
                <text:p>7092.1860073307</text:p>
              </table:table-cell>
              <table:table-cell office:value-type="float" office:value="205.6854453648">
                <text:p>205.6854453648</text:p>
              </table:table-cell>
              <table:table-cell office:value-type="float" office:value="84274.6623157315">
                <text:p>84274.6623157315</text:p>
              </table:table-cell>
              <table:table-cell office:value-type="float" office:value="8427.4662315731">
                <text:p>8427.4662315731</text:p>
              </table:table-cell>
              <table:table-cell office:value-type="float" office:value="91572.5337684266">
                <text:p>91572.533768426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6.72">
                <text:p>96.72</text:p>
              </table:table-cell>
              <table:table-cell office:value-type="float" office:value="7091.6155212829">
                <text:p>7091.6155212829</text:p>
              </table:table-cell>
              <table:table-cell office:value-type="float" office:value="203.5549695136">
                <text:p>203.5549695136</text:p>
              </table:table-cell>
              <table:table-cell office:value-type="float" office:value="84277.1177356397">
                <text:p>84277.1177356397</text:p>
              </table:table-cell>
              <table:table-cell office:value-type="float" office:value="8427.7117735639">
                <text:p>8427.7117735639</text:p>
              </table:table-cell>
              <table:table-cell office:value-type="float" office:value="91572.2882264357">
                <text:p>91572.288226435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6.84">
                <text:p>96.84</text:p>
              </table:table-cell>
              <table:table-cell office:value-type="float" office:value="7091.0509880245">
                <text:p>7091.0509880245</text:p>
              </table:table-cell>
              <table:table-cell office:value-type="float" office:value="201.446517541">
                <text:p>201.446517541</text:p>
              </table:table-cell>
              <table:table-cell office:value-type="float" office:value="84279.5477222134">
                <text:p>84279.5477222134</text:p>
              </table:table-cell>
              <table:table-cell office:value-type="float" office:value="8427.9547722213">
                <text:p>8427.9547722213</text:p>
              </table:table-cell>
              <table:table-cell office:value-type="float" office:value="91572.0452277784">
                <text:p>91572.045227778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6.96">
                <text:p>96.96</text:p>
              </table:table-cell>
              <table:table-cell office:value-type="float" office:value="7090.4923451128">
                <text:p>7090.4923451128</text:p>
              </table:table-cell>
              <table:table-cell office:value-type="float" office:value="199.3598626736">
                <text:p>199.3598626736</text:p>
              </table:table-cell>
              <table:table-cell office:value-type="float" office:value="84281.9525383762">
                <text:p>84281.9525383762</text:p>
              </table:table-cell>
              <table:table-cell office:value-type="float" office:value="8428.1952538376">
                <text:p>8428.1952538376</text:p>
              </table:table-cell>
              <table:table-cell office:value-type="float" office:value="91571.8047461621">
                <text:p>91571.804746162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7.08">
                <text:p>97.08</text:p>
              </table:table-cell>
              <table:table-cell office:value-type="float" office:value="7089.939530767">
                <text:p>7089.939530767</text:p>
              </table:table-cell>
              <table:table-cell office:value-type="float" office:value="197.2947804545">
                <text:p>197.2947804545</text:p>
              </table:table-cell>
              <table:table-cell office:value-type="float" office:value="84284.3324443443">
                <text:p>84284.3324443443</text:p>
              </table:table-cell>
              <table:table-cell office:value-type="float" office:value="8428.4332444344">
                <text:p>8428.4332444344</text:p>
              </table:table-cell>
              <table:table-cell office:value-type="float" office:value="91571.5667555653">
                <text:p>91571.566755565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7.2">
                <text:p>97.2</text:p>
              </table:table-cell>
              <table:table-cell office:value-type="float" office:value="7089.3924838608">
                <text:p>7089.3924838608</text:p>
              </table:table-cell>
              <table:table-cell office:value-type="float" office:value="195.2510487199">
                <text:p>195.2510487199</text:p>
              </table:table-cell>
              <table:table-cell office:value-type="float" office:value="84286.6876976541">
                <text:p>84286.6876976541</text:p>
              </table:table-cell>
              <table:table-cell office:value-type="float" office:value="8428.6687697654">
                <text:p>8428.6687697654</text:p>
              </table:table-cell>
              <table:table-cell office:value-type="float" office:value="91571.3312302343">
                <text:p>91571.331230234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7.32">
                <text:p>97.32</text:p>
              </table:table-cell>
              <table:table-cell office:value-type="float" office:value="7088.8511439155">
                <text:p>7088.8511439155</text:p>
              </table:table-cell>
              <table:table-cell office:value-type="float" office:value="193.228447576">
                <text:p>193.228447576</text:p>
              </table:table-cell>
              <table:table-cell office:value-type="float" office:value="84289.0185531897">
                <text:p>84289.0185531897</text:p>
              </table:table-cell>
              <table:table-cell office:value-type="float" office:value="8428.9018553189">
                <text:p>8428.9018553189</text:p>
              </table:table-cell>
              <table:table-cell office:value-type="float" office:value="91571.0981446808">
                <text:p>91571.098144680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7.44">
                <text:p>97.44</text:p>
              </table:table-cell>
              <table:table-cell office:value-type="float" office:value="7088.3154510929">
                <text:p>7088.3154510929</text:p>
              </table:table-cell>
              <table:table-cell office:value-type="float" office:value="191.2267593761">
                <text:p>191.2267593761</text:p>
              </table:table-cell>
              <table:table-cell office:value-type="float" office:value="84291.3252632102">
                <text:p>84291.3252632102</text:p>
              </table:table-cell>
              <table:table-cell office:value-type="float" office:value="8429.132526321">
                <text:p>8429.132526321</text:p>
              </table:table-cell>
              <table:table-cell office:value-type="float" office:value="91570.8674736787">
                <text:p>91570.867473678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7.56">
                <text:p>97.56</text:p>
              </table:table-cell>
              <table:table-cell office:value-type="float" office:value="7087.7853461883">
                <text:p>7087.7853461883</text:p>
              </table:table-cell>
              <table:table-cell office:value-type="float" office:value="189.2457686983">
                <text:p>189.2457686983</text:p>
              </table:table-cell>
              <table:table-cell office:value-type="float" office:value="84293.608077376">
                <text:p>84293.608077376</text:p>
              </table:table-cell>
              <table:table-cell office:value-type="float" office:value="8429.3608077376">
                <text:p>8429.3608077376</text:p>
              </table:table-cell>
              <table:table-cell office:value-type="float" office:value="91570.6391922621">
                <text:p>91570.639192262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7.68">
                <text:p>97.68</text:p>
              </table:table-cell>
              <table:table-cell office:value-type="float" office:value="7087.2607706239">
                <text:p>7087.2607706239</text:p>
              </table:table-cell>
              <table:table-cell office:value-type="float" office:value="187.2852623228">
                <text:p>187.2852623228</text:p>
              </table:table-cell>
              <table:table-cell office:value-type="float" office:value="84295.8672427759">
                <text:p>84295.8672427759</text:p>
              </table:table-cell>
              <table:table-cell office:value-type="float" office:value="8429.5867242775">
                <text:p>8429.5867242775</text:p>
              </table:table-cell>
              <table:table-cell office:value-type="float" office:value="91570.4132757221">
                <text:p>91570.413275722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7.8">
                <text:p>97.8</text:p>
              </table:table-cell>
              <table:table-cell office:value-type="float" office:value="7086.7416664419">
                <text:p>7086.7416664419</text:p>
              </table:table-cell>
              <table:table-cell office:value-type="float" office:value="185.3450292101">
                <text:p>185.3450292101</text:p>
              </table:table-cell>
              <table:table-cell office:value-type="float" office:value="84298.103003953">
                <text:p>84298.103003953</text:p>
              </table:table-cell>
              <table:table-cell office:value-type="float" office:value="8429.8103003952">
                <text:p>8429.8103003952</text:p>
              </table:table-cell>
              <table:table-cell office:value-type="float" office:value="91570.1896996044">
                <text:p>91570.189699604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7.92">
                <text:p>97.92</text:p>
              </table:table-cell>
              <table:table-cell office:value-type="float" office:value="7086.2279762978">
                <text:p>7086.2279762978</text:p>
              </table:table-cell>
              <table:table-cell office:value-type="float" office:value="183.4248604784">
                <text:p>183.4248604784</text:p>
              </table:table-cell>
              <table:table-cell office:value-type="float" office:value="84300.315602931">
                <text:p>84300.315602931</text:p>
              </table:table-cell>
              <table:table-cell office:value-type="float" office:value="8430.031560293">
                <text:p>8430.031560293</text:p>
              </table:table-cell>
              <table:table-cell office:value-type="float" office:value="91569.9684397066">
                <text:p>91569.968439706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8.04">
                <text:p>98.04</text:p>
              </table:table-cell>
              <table:table-cell office:value-type="float" office:value="7085.7196434538">
                <text:p>7085.7196434538</text:p>
              </table:table-cell>
              <table:table-cell office:value-type="float" office:value="181.5245493826">
                <text:p>181.5245493826</text:p>
              </table:table-cell>
              <table:table-cell office:value-type="float" office:value="84302.5052792398">
                <text:p>84302.5052792398</text:p>
              </table:table-cell>
              <table:table-cell office:value-type="float" office:value="8430.2505279239">
                <text:p>8430.2505279239</text:p>
              </table:table-cell>
              <table:table-cell office:value-type="float" office:value="91569.7494720757">
                <text:p>91569.749472075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8.16">
                <text:p>98.16</text:p>
              </table:table-cell>
              <table:table-cell office:value-type="float" office:value="7085.2166117724">
                <text:p>7085.2166117724</text:p>
              </table:table-cell>
              <table:table-cell office:value-type="float" office:value="179.6438912926">
                <text:p>179.6438912926</text:p>
              </table:table-cell>
              <table:table-cell office:value-type="float" office:value="84304.6722699412">
                <text:p>84304.6722699412</text:p>
              </table:table-cell>
              <table:table-cell office:value-type="float" office:value="8430.4672269941">
                <text:p>8430.4672269941</text:p>
              </table:table-cell>
              <table:table-cell office:value-type="float" office:value="91569.5327730056">
                <text:p>91569.532773005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8.28">
                <text:p>98.28</text:p>
              </table:table-cell>
              <table:table-cell office:value-type="float" office:value="7084.7188257097">
                <text:p>7084.7188257097</text:p>
              </table:table-cell>
              <table:table-cell office:value-type="float" office:value="177.7826836714">
                <text:p>177.7826836714</text:p>
              </table:table-cell>
              <table:table-cell office:value-type="float" office:value="84306.8168096538">
                <text:p>84306.8168096538</text:p>
              </table:table-cell>
              <table:table-cell office:value-type="float" office:value="8430.6816809653">
                <text:p>8430.6816809653</text:p>
              </table:table-cell>
              <table:table-cell office:value-type="float" office:value="91569.3183190343">
                <text:p>91569.318319034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8.4">
                <text:p>98.4</text:p>
              </table:table-cell>
              <table:table-cell office:value-type="float" office:value="7084.2262303092">
                <text:p>7084.2262303092</text:p>
              </table:table-cell>
              <table:table-cell office:value-type="float" office:value="175.9407260548">
                <text:p>175.9407260548</text:p>
              </table:table-cell>
              <table:table-cell office:value-type="float" office:value="84308.9391305784">
                <text:p>84308.9391305784</text:p>
              </table:table-cell>
              <table:table-cell office:value-type="float" office:value="8430.8939130578">
                <text:p>8430.8939130578</text:p>
              </table:table-cell>
              <table:table-cell office:value-type="float" office:value="91569.1060869419">
                <text:p>91569.106086941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8.52">
                <text:p>98.52</text:p>
              </table:table-cell>
              <table:table-cell office:value-type="float" office:value="7083.7387711953">
                <text:p>7083.7387711953</text:p>
              </table:table-cell>
              <table:table-cell office:value-type="float" office:value="174.1178200301">
                <text:p>174.1178200301</text:p>
              </table:table-cell>
              <table:table-cell office:value-type="float" office:value="84311.0394625226">
                <text:p>84311.0394625226</text:p>
              </table:table-cell>
              <table:table-cell office:value-type="float" office:value="8431.1039462522">
                <text:p>8431.1039462522</text:p>
              </table:table-cell>
              <table:table-cell office:value-type="float" office:value="91568.8960537475">
                <text:p>91568.896053747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8.64">
                <text:p>98.64</text:p>
              </table:table-cell>
              <table:table-cell office:value-type="float" office:value="7083.2563945674">
                <text:p>7083.2563945674</text:p>
              </table:table-cell>
              <table:table-cell office:value-type="float" office:value="172.3137692155">
                <text:p>172.3137692155</text:p>
              </table:table-cell>
              <table:table-cell office:value-type="float" office:value="84313.1180329249">
                <text:p>84313.1180329249</text:p>
              </table:table-cell>
              <table:table-cell office:value-type="float" office:value="8431.3118032924">
                <text:p>8431.3118032924</text:p>
              </table:table-cell>
              <table:table-cell office:value-type="float" office:value="91568.6881967072">
                <text:p>91568.688196707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8.76">
                <text:p>98.76</text:p>
              </table:table-cell>
              <table:table-cell office:value-type="float" office:value="7082.7790471932">
                <text:p>7082.7790471932</text:p>
              </table:table-cell>
              <table:table-cell office:value-type="float" office:value="170.5283792393">
                <text:p>170.5283792393</text:p>
              </table:table-cell>
              <table:table-cell office:value-type="float" office:value="84315.1750668798">
                <text:p>84315.1750668798</text:p>
              </table:table-cell>
              <table:table-cell office:value-type="float" office:value="8431.5175066879">
                <text:p>8431.5175066879</text:p>
              </table:table-cell>
              <table:table-cell office:value-type="float" office:value="91568.4824933117">
                <text:p>91568.482493311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8.88">
                <text:p>98.88</text:p>
              </table:table-cell>
              <table:table-cell office:value-type="float" office:value="7082.306676403">
                <text:p>7082.306676403</text:p>
              </table:table-cell>
              <table:table-cell office:value-type="float" office:value="168.7614577202">
                <text:p>168.7614577202</text:p>
              </table:table-cell>
              <table:table-cell office:value-type="float" office:value="84317.2107871609">
                <text:p>84317.2107871609</text:p>
              </table:table-cell>
              <table:table-cell office:value-type="float" office:value="8431.721078716">
                <text:p>8431.721078716</text:p>
              </table:table-cell>
              <table:table-cell office:value-type="float" office:value="91568.2789212836">
                <text:p>91568.278921283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9">
                <text:p>99</text:p>
              </table:table-cell>
              <table:table-cell office:value-type="float" office:value="7081.8392300837">
                <text:p>7081.8392300837</text:p>
              </table:table-cell>
              <table:table-cell office:value-type="float" office:value="167.0128142468">
                <text:p>167.0128142468</text:p>
              </table:table-cell>
              <table:table-cell office:value-type="float" office:value="84319.2254142453">
                <text:p>84319.2254142453</text:p>
              </table:table-cell>
              <table:table-cell office:value-type="float" office:value="8431.9225414245">
                <text:p>8431.9225414245</text:p>
              </table:table-cell>
              <table:table-cell office:value-type="float" office:value="91568.0774585752">
                <text:p>91568.077458575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9.12">
                <text:p>99.12</text:p>
              </table:table-cell>
              <table:table-cell office:value-type="float" office:value="7081.3766566722">
                <text:p>7081.3766566722</text:p>
              </table:table-cell>
              <table:table-cell office:value-type="float" office:value="165.2822603577">
                <text:p>165.2822603577</text:p>
              </table:table-cell>
              <table:table-cell office:value-type="float" office:value="84321.2191663368">
                <text:p>84321.2191663368</text:p>
              </table:table-cell>
              <table:table-cell office:value-type="float" office:value="8432.1219166336">
                <text:p>8432.1219166336</text:p>
              </table:table-cell>
              <table:table-cell office:value-type="float" office:value="91567.878083366">
                <text:p>91567.87808336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9.24">
                <text:p>99.24</text:p>
              </table:table-cell>
              <table:table-cell office:value-type="float" office:value="7080.9189051503">
                <text:p>7080.9189051503</text:p>
              </table:table-cell>
              <table:table-cell office:value-type="float" office:value="163.5696095219">
                <text:p>163.5696095219</text:p>
              </table:table-cell>
              <table:table-cell office:value-type="float" office:value="84323.1922593892">
                <text:p>84323.1922593892</text:p>
              </table:table-cell>
              <table:table-cell office:value-type="float" office:value="8432.3192259389">
                <text:p>8432.3192259389</text:p>
              </table:table-cell>
              <table:table-cell office:value-type="float" office:value="91567.6807740608">
                <text:p>91567.680774060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9.36">
                <text:p>99.36</text:p>
              </table:table-cell>
              <table:table-cell office:value-type="float" office:value="7080.4659250385">
                <text:p>7080.4659250385</text:p>
              </table:table-cell>
              <table:table-cell office:value-type="float" office:value="161.8746771194">
                <text:p>161.8746771194</text:p>
              </table:table-cell>
              <table:table-cell office:value-type="float" office:value="84325.1449071294">
                <text:p>84325.1449071294</text:p>
              </table:table-cell>
              <table:table-cell office:value-type="float" office:value="8432.5144907129">
                <text:p>8432.5144907129</text:p>
              </table:table-cell>
              <table:table-cell office:value-type="float" office:value="91567.4855092868">
                <text:p>91567.485509286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9.48">
                <text:p>99.48</text:p>
              </table:table-cell>
              <table:table-cell office:value-type="float" office:value="7080.01766639">
                <text:p>7080.01766639</text:p>
              </table:table-cell>
              <table:table-cell office:value-type="float" office:value="160.1972804216">
                <text:p>160.1972804216</text:p>
              </table:table-cell>
              <table:table-cell office:value-type="float" office:value="84327.0773210806">
                <text:p>84327.0773210806</text:p>
              </table:table-cell>
              <table:table-cell office:value-type="float" office:value="8432.707732108">
                <text:p>8432.707732108</text:p>
              </table:table-cell>
              <table:table-cell office:value-type="float" office:value="91567.2922678917">
                <text:p>91567.292267891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9.6">
                <text:p>99.6</text:p>
              </table:table-cell>
              <table:table-cell office:value-type="float" office:value="7079.5740797853">
                <text:p>7079.5740797853</text:p>
              </table:table-cell>
              <table:table-cell office:value-type="float" office:value="158.5372385726">
                <text:p>158.5372385726</text:p>
              </table:table-cell>
              <table:table-cell office:value-type="float" office:value="84328.989710584">
                <text:p>84328.989710584</text:p>
              </table:table-cell>
              <table:table-cell office:value-type="float" office:value="8432.8989710583">
                <text:p>8432.8989710583</text:p>
              </table:table-cell>
              <table:table-cell office:value-type="float" office:value="91567.1010289413">
                <text:p>91567.101028941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9.72">
                <text:p>99.72</text:p>
              </table:table-cell>
              <table:table-cell office:value-type="float" office:value="7079.1351163264">
                <text:p>7079.1351163264</text:p>
              </table:table-cell>
              <table:table-cell office:value-type="float" office:value="156.8943725698">
                <text:p>156.8943725698</text:p>
              </table:table-cell>
              <table:table-cell office:value-type="float" office:value="84330.8822828219">
                <text:p>84330.8822828219</text:p>
              </table:table-cell>
              <table:table-cell office:value-type="float" office:value="8433.0882282821">
                <text:p>8433.0882282821</text:p>
              </table:table-cell>
              <table:table-cell office:value-type="float" office:value="91566.9117717175">
                <text:p>91566.91177171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.84">
                <text:p>99.84</text:p>
              </table:table-cell>
              <table:table-cell office:value-type="float" office:value="7078.7007276314">
                <text:p>7078.7007276314</text:p>
              </table:table-cell>
              <table:table-cell office:value-type="float" office:value="155.2685052453">
                <text:p>155.2685052453</text:p>
              </table:table-cell>
              <table:table-cell office:value-type="float" office:value="84332.7552428397">
                <text:p>84332.7552428397</text:p>
              </table:table-cell>
              <table:table-cell office:value-type="float" office:value="8433.2755242839">
                <text:p>8433.2755242839</text:p>
              </table:table-cell>
              <table:table-cell office:value-type="float" office:value="91566.7244757158">
                <text:p>91566.724475715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9.96">
                <text:p>99.96</text:p>
              </table:table-cell>
              <table:table-cell office:value-type="float" office:value="7078.2708658285">
                <text:p>7078.2708658285</text:p>
              </table:table-cell>
              <table:table-cell office:value-type="float" office:value="153.6594612476">
                <text:p>153.6594612476</text:p>
              </table:table-cell>
              <table:table-cell office:value-type="float" office:value="84334.6087935674">
                <text:p>84334.6087935674</text:p>
              </table:table-cell>
              <table:table-cell office:value-type="float" office:value="8433.4608793567">
                <text:p>8433.4608793567</text:p>
              </table:table-cell>
              <table:table-cell office:value-type="float" office:value="91566.539120643">
                <text:p>91566.53912064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0.08">
                <text:p>100.08</text:p>
              </table:table-cell>
              <table:table-cell office:value-type="float" office:value="7077.8454835512">
                <text:p>7077.8454835512</text:p>
              </table:table-cell>
              <table:table-cell office:value-type="float" office:value="152.067067023">
                <text:p>152.067067023</text:p>
              </table:table-cell>
              <table:table-cell office:value-type="float" office:value="84336.443135842">
                <text:p>84336.443135842</text:p>
              </table:table-cell>
              <table:table-cell office:value-type="float" office:value="8433.6443135841">
                <text:p>8433.6443135841</text:p>
              </table:table-cell>
              <table:table-cell office:value-type="float" office:value="91566.3556864155">
                <text:p>91566.355686415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0.2">
                <text:p>100.2</text:p>
              </table:table-cell>
              <table:table-cell office:value-type="float" office:value="7077.4245339322">
                <text:p>7077.4245339322</text:p>
              </table:table-cell>
              <table:table-cell office:value-type="float" office:value="150.4911507971">
                <text:p>150.4911507971</text:p>
              </table:table-cell>
              <table:table-cell office:value-type="float" office:value="84338.2584684281">
                <text:p>84338.2584684281</text:p>
              </table:table-cell>
              <table:table-cell office:value-type="float" office:value="8433.8258468428">
                <text:p>8433.8258468428</text:p>
              </table:table-cell>
              <table:table-cell office:value-type="float" office:value="91566.1741531569">
                <text:p>91566.174153156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0.32">
                <text:p>100.32</text:p>
              </table:table-cell>
              <table:table-cell office:value-type="float" office:value="7077.0079705988">
                <text:p>7077.0079705988</text:p>
              </table:table-cell>
              <table:table-cell office:value-type="float" office:value="148.9315425575">
                <text:p>148.9315425575</text:p>
              </table:table-cell>
              <table:table-cell office:value-type="float" office:value="84340.05498804">
                <text:p>84340.05498804</text:p>
              </table:table-cell>
              <table:table-cell office:value-type="float" office:value="8434.0054988039">
                <text:p>8434.0054988039</text:p>
              </table:table-cell>
              <table:table-cell office:value-type="float" office:value="91565.9945011957">
                <text:p>91565.994501195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0.44">
                <text:p>100.44</text:p>
              </table:table-cell>
              <table:table-cell office:value-type="float" office:value="7076.5957476669">
                <text:p>7076.5957476669</text:p>
              </table:table-cell>
              <table:table-cell office:value-type="float" office:value="147.3880740352">
                <text:p>147.3880740352</text:p>
              </table:table-cell>
              <table:table-cell office:value-type="float" office:value="84341.832889362">
                <text:p>84341.832889362</text:p>
              </table:table-cell>
              <table:table-cell office:value-type="float" office:value="8434.1832889361">
                <text:p>8434.1832889361</text:p>
              </table:table-cell>
              <table:table-cell office:value-type="float" office:value="91565.8167110635">
                <text:p>91565.816711063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0.56">
                <text:p>100.56</text:p>
              </table:table-cell>
              <table:table-cell office:value-type="float" office:value="7076.187819736">
                <text:p>7076.187819736</text:p>
              </table:table-cell>
              <table:table-cell office:value-type="float" office:value="145.8605786875">
                <text:p>145.8605786875</text:p>
              </table:table-cell>
              <table:table-cell office:value-type="float" office:value="84343.5923650699">
                <text:p>84343.5923650699</text:p>
              </table:table-cell>
              <table:table-cell office:value-type="float" office:value="8434.3592365069">
                <text:p>8434.3592365069</text:p>
              </table:table-cell>
              <table:table-cell office:value-type="float" office:value="91565.6407634928">
                <text:p>91565.640763492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0.68">
                <text:p>100.68</text:p>
              </table:table-cell>
              <table:table-cell office:value-type="float" office:value="7075.7841418843">
                <text:p>7075.7841418843</text:p>
              </table:table-cell>
              <table:table-cell office:value-type="float" office:value="144.3488916801">
                <text:p>144.3488916801</text:p>
              </table:table-cell>
              <table:table-cell office:value-type="float" office:value="84345.3336058509">
                <text:p>84345.3336058509</text:p>
              </table:table-cell>
              <table:table-cell office:value-type="float" office:value="8434.533360585">
                <text:p>8434.533360585</text:p>
              </table:table-cell>
              <table:table-cell office:value-type="float" office:value="91565.4666394147">
                <text:p>91565.466639414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0.8">
                <text:p>100.8</text:p>
              </table:table-cell>
              <table:table-cell office:value-type="float" office:value="7075.3846696634">
                <text:p>7075.3846696634</text:p>
              </table:table-cell>
              <table:table-cell office:value-type="float" office:value="142.85284987">
                <text:p>142.85284987</text:p>
              </table:table-cell>
              <table:table-cell office:value-type="float" office:value="84347.0568004245">
                <text:p>84347.0568004245</text:p>
              </table:table-cell>
              <table:table-cell office:value-type="float" office:value="8434.7056800424">
                <text:p>8434.7056800424</text:p>
              </table:table-cell>
              <table:table-cell office:value-type="float" office:value="91565.2943199573">
                <text:p>91565.294319957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0.92">
                <text:p>100.92</text:p>
              </table:table-cell>
              <table:table-cell office:value-type="float" office:value="7074.9893590931">
                <text:p>7074.9893590931</text:p>
              </table:table-cell>
              <table:table-cell office:value-type="float" office:value="141.3722917884">
                <text:p>141.3722917884</text:p>
              </table:table-cell>
              <table:table-cell office:value-type="float" office:value="84348.7621355626">
                <text:p>84348.7621355626</text:p>
              </table:table-cell>
              <table:table-cell office:value-type="float" office:value="8434.8762135562">
                <text:p>8434.8762135562</text:p>
              </table:table-cell>
              <table:table-cell office:value-type="float" office:value="91565.1237864435">
                <text:p>91565.123786443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1.04">
                <text:p>101.04</text:p>
              </table:table-cell>
              <table:table-cell office:value-type="float" office:value="7074.5981666565">
                <text:p>7074.5981666565</text:p>
              </table:table-cell>
              <table:table-cell office:value-type="float" office:value="139.9070576235">
                <text:p>139.9070576235</text:p>
              </table:table-cell>
              <table:table-cell office:value-type="float" office:value="84350.4497961095">
                <text:p>84350.4497961095</text:p>
              </table:table-cell>
              <table:table-cell office:value-type="float" office:value="8435.0449796109">
                <text:p>8435.0449796109</text:p>
              </table:table-cell>
              <table:table-cell office:value-type="float" office:value="91564.9550203888">
                <text:p>91564.955020388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1.16">
                <text:p>101.16</text:p>
              </table:table-cell>
              <table:table-cell office:value-type="float" office:value="7074.2110492951">
                <text:p>7074.2110492951</text:p>
              </table:table-cell>
              <table:table-cell office:value-type="float" office:value="138.4569892039">
                <text:p>138.4569892039</text:p>
              </table:table-cell>
              <table:table-cell office:value-type="float" office:value="84352.1199650013">
                <text:p>84352.1199650013</text:p>
              </table:table-cell>
              <table:table-cell office:value-type="float" office:value="8435.2119965001">
                <text:p>8435.2119965001</text:p>
              </table:table-cell>
              <table:table-cell office:value-type="float" office:value="91564.7880034996">
                <text:p>91564.788003499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1.28">
                <text:p>101.28</text:p>
              </table:table-cell>
              <table:table-cell office:value-type="float" office:value="7073.8279644039">
                <text:p>7073.8279644039</text:p>
              </table:table-cell>
              <table:table-cell office:value-type="float" office:value="137.0219299818">
                <text:p>137.0219299818</text:p>
              </table:table-cell>
              <table:table-cell office:value-type="float" office:value="84353.7728232861">
                <text:p>84353.7728232861</text:p>
              </table:table-cell>
              <table:table-cell office:value-type="float" office:value="8435.3772823285">
                <text:p>8435.3772823285</text:p>
              </table:table-cell>
              <table:table-cell office:value-type="float" office:value="91564.6227176712">
                <text:p>91564.622717671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1.4">
                <text:p>101.4</text:p>
              </table:table-cell>
              <table:table-cell office:value-type="float" office:value="7073.4488698265">
                <text:p>7073.4488698265</text:p>
              </table:table-cell>
              <table:table-cell office:value-type="float" office:value="135.6017250166">
                <text:p>135.6017250166</text:p>
              </table:table-cell>
              <table:table-cell office:value-type="float" office:value="84355.408550143">
                <text:p>84355.408550143</text:p>
              </table:table-cell>
              <table:table-cell office:value-type="float" office:value="8435.5408550142">
                <text:p>8435.5408550142</text:p>
              </table:table-cell>
              <table:table-cell office:value-type="float" office:value="91564.4591449855">
                <text:p>91564.45914498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1.52">
                <text:p>101.52</text:p>
              </table:table-cell>
              <table:table-cell office:value-type="float" office:value="7073.0737238503">
                <text:p>7073.0737238503</text:p>
              </table:table-cell>
              <table:table-cell office:value-type="float" office:value="134.1962209585">
                <text:p>134.1962209585</text:p>
              </table:table-cell>
              <table:table-cell office:value-type="float" office:value="84357.0273229014">
                <text:p>84357.0273229014</text:p>
              </table:table-cell>
              <table:table-cell office:value-type="float" office:value="8435.7027322901">
                <text:p>8435.7027322901</text:p>
              </table:table-cell>
              <table:table-cell office:value-type="float" office:value="91564.2972677097">
                <text:p>91564.297267709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1.64">
                <text:p>101.64</text:p>
              </table:table-cell>
              <table:table-cell office:value-type="float" office:value="7072.7024852019">
                <text:p>7072.7024852019</text:p>
              </table:table-cell>
              <table:table-cell office:value-type="float" office:value="132.8052660326">
                <text:p>132.8052660326</text:p>
              </table:table-cell>
              <table:table-cell office:value-type="float" office:value="84358.6293170599">
                <text:p>84358.6293170599</text:p>
              </table:table-cell>
              <table:table-cell office:value-type="float" office:value="8435.8629317059">
                <text:p>8435.8629317059</text:p>
              </table:table-cell>
              <table:table-cell office:value-type="float" office:value="91564.1370682938">
                <text:p>91564.137068293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1.76">
                <text:p>101.76</text:p>
              </table:table-cell>
              <table:table-cell office:value-type="float" office:value="7072.3351130421">
                <text:p>7072.3351130421</text:p>
              </table:table-cell>
              <table:table-cell office:value-type="float" office:value="131.4287100226">
                <text:p>131.4287100226</text:p>
              </table:table-cell>
              <table:table-cell office:value-type="float" office:value="84360.2147063052">
                <text:p>84360.2147063052</text:p>
              </table:table-cell>
              <table:table-cell office:value-type="float" office:value="8436.0214706304">
                <text:p>8436.0214706304</text:p>
              </table:table-cell>
              <table:table-cell office:value-type="float" office:value="91563.9785293693">
                <text:p>91563.978529369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1.88">
                <text:p>101.88</text:p>
              </table:table-cell>
              <table:table-cell office:value-type="float" office:value="7071.9715669617">
                <text:p>7071.9715669617</text:p>
              </table:table-cell>
              <table:table-cell office:value-type="float" office:value="130.0664042549">
                <text:p>130.0664042549</text:p>
              </table:table-cell>
              <table:table-cell office:value-type="float" office:value="84361.7836625308">
                <text:p>84361.7836625308</text:p>
              </table:table-cell>
              <table:table-cell office:value-type="float" office:value="8436.178366253">
                <text:p>8436.178366253</text:p>
              </table:table-cell>
              <table:table-cell office:value-type="float" office:value="91563.8216337467">
                <text:p>91563.821633746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2">
                <text:p>102</text:p>
              </table:table-cell>
              <table:table-cell office:value-type="float" office:value="7071.6118069766">
                <text:p>7071.6118069766</text:p>
              </table:table-cell>
              <table:table-cell office:value-type="float" office:value="128.7182015834">
                <text:p>128.7182015834</text:p>
              </table:table-cell>
              <table:table-cell office:value-type="float" office:value="84363.336355855">
                <text:p>84363.336355855</text:p>
              </table:table-cell>
              <table:table-cell office:value-type="float" office:value="8436.3336355854">
                <text:p>8436.3336355854</text:p>
              </table:table-cell>
              <table:table-cell office:value-type="float" office:value="91563.6663644143">
                <text:p>91563.666364414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2.12">
                <text:p>102.12</text:p>
              </table:table-cell>
              <table:table-cell office:value-type="float" office:value="7071.2557935233">
                <text:p>7071.2557935233</text:p>
              </table:table-cell>
              <table:table-cell office:value-type="float" office:value="127.3839563735">
                <text:p>127.3839563735</text:p>
              </table:table-cell>
              <table:table-cell office:value-type="float" office:value="84364.8729546397">
                <text:p>84364.8729546397</text:p>
              </table:table-cell>
              <table:table-cell office:value-type="float" office:value="8436.4872954639">
                <text:p>8436.4872954639</text:p>
              </table:table-cell>
              <table:table-cell office:value-type="float" office:value="91563.5127045358">
                <text:p>91563.512704535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2.24">
                <text:p>102.24</text:p>
              </table:table-cell>
              <table:table-cell office:value-type="float" office:value="7070.9034874547">
                <text:p>7070.9034874547</text:p>
              </table:table-cell>
              <table:table-cell office:value-type="float" office:value="126.0635244869">
                <text:p>126.0635244869</text:p>
              </table:table-cell>
              <table:table-cell office:value-type="float" office:value="84366.3936255081">
                <text:p>84366.3936255081</text:p>
              </table:table-cell>
              <table:table-cell office:value-type="float" office:value="8436.6393625507">
                <text:p>8436.6393625507</text:p>
              </table:table-cell>
              <table:table-cell office:value-type="float" office:value="91563.360637449">
                <text:p>91563.36063744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2.36">
                <text:p>102.36</text:p>
              </table:table-cell>
              <table:table-cell office:value-type="float" office:value="7070.5548500351">
                <text:p>7070.5548500351</text:p>
              </table:table-cell>
              <table:table-cell office:value-type="float" office:value="124.7567632665">
                <text:p>124.7567632665</text:p>
              </table:table-cell>
              <table:table-cell office:value-type="float" office:value="84367.8985333625">
                <text:p>84367.8985333625</text:p>
              </table:table-cell>
              <table:table-cell office:value-type="float" office:value="8436.7898533362">
                <text:p>8436.7898533362</text:p>
              </table:table-cell>
              <table:table-cell office:value-type="float" office:value="91563.2101466635">
                <text:p>91563.21014666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2.48">
                <text:p>102.48</text:p>
              </table:table-cell>
              <table:table-cell office:value-type="float" office:value="7070.2098429366">
                <text:p>7070.2098429366</text:p>
              </table:table-cell>
              <table:table-cell office:value-type="float" office:value="123.463531521">
                <text:p>123.463531521</text:p>
              </table:table-cell>
              <table:table-cell office:value-type="float" office:value="84369.3878414026">
                <text:p>84369.3878414026</text:p>
              </table:table-cell>
              <table:table-cell office:value-type="float" office:value="8436.9387841402">
                <text:p>8436.9387841402</text:p>
              </table:table-cell>
              <table:table-cell office:value-type="float" office:value="91563.0612158595">
                <text:p>91563.061215859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2.6">
                <text:p>102.6</text:p>
              </table:table-cell>
              <table:table-cell office:value-type="float" office:value="7069.8684282338">
                <text:p>7069.8684282338</text:p>
              </table:table-cell>
              <table:table-cell office:value-type="float" office:value="122.1836895106">
                <text:p>122.1836895106</text:p>
              </table:table-cell>
              <table:table-cell office:value-type="float" office:value="84370.8617111419">
                <text:p>84370.8617111419</text:p>
              </table:table-cell>
              <table:table-cell office:value-type="float" office:value="8437.0861711141">
                <text:p>8437.0861711141</text:p>
              </table:table-cell>
              <table:table-cell office:value-type="float" office:value="91562.9138288856">
                <text:p>91562.913828885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2.72">
                <text:p>102.72</text:p>
              </table:table-cell>
              <table:table-cell office:value-type="float" office:value="7069.5305684005">
                <text:p>7069.5305684005</text:p>
              </table:table-cell>
              <table:table-cell office:value-type="float" office:value="120.9170989315">
                <text:p>120.9170989315</text:p>
              </table:table-cell>
              <table:table-cell office:value-type="float" office:value="84372.3203024259">
                <text:p>84372.3203024259</text:p>
              </table:table-cell>
              <table:table-cell office:value-type="float" office:value="8437.2320302425">
                <text:p>8437.2320302425</text:p>
              </table:table-cell>
              <table:table-cell office:value-type="float" office:value="91562.7679697572">
                <text:p>91562.767969757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2.84">
                <text:p>102.84</text:p>
              </table:table-cell>
              <table:table-cell office:value-type="float" office:value="7069.1962263047">
                <text:p>7069.1962263047</text:p>
              </table:table-cell>
              <table:table-cell office:value-type="float" office:value="119.6636229016">
                <text:p>119.6636229016</text:p>
              </table:table-cell>
              <table:table-cell office:value-type="float" office:value="84373.7637734492">
                <text:p>84373.7637734492</text:p>
              </table:table-cell>
              <table:table-cell office:value-type="float" office:value="8437.3763773448">
                <text:p>8437.3763773448</text:p>
              </table:table-cell>
              <table:table-cell office:value-type="float" office:value="91562.6236226549">
                <text:p>91562.623622654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2.96">
                <text:p>102.96</text:p>
              </table:table-cell>
              <table:table-cell office:value-type="float" office:value="7068.8653652048">
                <text:p>7068.8653652048</text:p>
              </table:table-cell>
              <table:table-cell office:value-type="float" office:value="118.4231259464">
                <text:p>118.4231259464</text:p>
              </table:table-cell>
              <table:table-cell office:value-type="float" office:value="84375.1922807721">
                <text:p>84375.1922807721</text:p>
              </table:table-cell>
              <table:table-cell office:value-type="float" office:value="8437.5192280771">
                <text:p>8437.5192280771</text:p>
              </table:table-cell>
              <table:table-cell office:value-type="float" office:value="91562.4807719226">
                <text:p>91562.480771922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3.08">
                <text:p>103.08</text:p>
              </table:table-cell>
              <table:table-cell office:value-type="float" office:value="7068.5379487453">
                <text:p>7068.5379487453</text:p>
              </table:table-cell>
              <table:table-cell office:value-type="float" office:value="117.1954739839">
                <text:p>117.1954739839</text:p>
              </table:table-cell>
              <table:table-cell office:value-type="float" office:value="84376.6059793375">
                <text:p>84376.6059793375</text:p>
              </table:table-cell>
              <table:table-cell office:value-type="float" office:value="8437.6605979337">
                <text:p>8437.6605979337</text:p>
              </table:table-cell>
              <table:table-cell office:value-type="float" office:value="91562.339402066">
                <text:p>91562.33940206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3.2">
                <text:p>103.2</text:p>
              </table:table-cell>
              <table:table-cell office:value-type="float" office:value="7068.2139409527">
                <text:p>7068.2139409527</text:p>
              </table:table-cell>
              <table:table-cell office:value-type="float" office:value="115.9805343112">
                <text:p>115.9805343112</text:p>
              </table:table-cell>
              <table:table-cell office:value-type="float" office:value="84378.0050224878">
                <text:p>84378.0050224878</text:p>
              </table:table-cell>
              <table:table-cell office:value-type="float" office:value="8437.8005022487">
                <text:p>8437.8005022487</text:p>
              </table:table-cell>
              <table:table-cell office:value-type="float" office:value="91562.1994977509">
                <text:p>91562.199497750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3.32">
                <text:p>103.32</text:p>
              </table:table-cell>
              <table:table-cell office:value-type="float" office:value="7067.8933062315">
                <text:p>7067.8933062315</text:p>
              </table:table-cell>
              <table:table-cell office:value-type="float" office:value="114.7781755898">
                <text:p>114.7781755898</text:p>
              </table:table-cell>
              <table:table-cell office:value-type="float" office:value="84379.389561981">
                <text:p>84379.389561981</text:p>
              </table:table-cell>
              <table:table-cell office:value-type="float" office:value="8437.938956198">
                <text:p>8437.938956198</text:p>
              </table:table-cell>
              <table:table-cell office:value-type="float" office:value="91562.0610438016">
                <text:p>91562.061043801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3.44">
                <text:p>103.44</text:p>
              </table:table-cell>
              <table:table-cell office:value-type="float" office:value="7067.5760093603">
                <text:p>7067.5760093603</text:p>
              </table:table-cell>
              <table:table-cell office:value-type="float" office:value="113.5882678323">
                <text:p>113.5882678323</text:p>
              </table:table-cell>
              <table:table-cell office:value-type="float" office:value="84380.7597480072">
                <text:p>84380.7597480072</text:p>
              </table:table-cell>
              <table:table-cell office:value-type="float" office:value="8438.0759748006">
                <text:p>8438.0759748006</text:p>
              </table:table-cell>
              <table:table-cell office:value-type="float" office:value="91561.924025199">
                <text:p>91561.92402519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3.56">
                <text:p>103.56</text:p>
              </table:table-cell>
              <table:table-cell office:value-type="float" office:value="7067.2620154873">
                <text:p>7067.2620154873</text:p>
              </table:table-cell>
              <table:table-cell office:value-type="float" office:value="112.4106823879">
                <text:p>112.4106823879</text:p>
              </table:table-cell>
              <table:table-cell office:value-type="float" office:value="84382.1157292048">
                <text:p>84382.1157292048</text:p>
              </table:table-cell>
              <table:table-cell office:value-type="float" office:value="8438.2115729204">
                <text:p>8438.2115729204</text:p>
              </table:table-cell>
              <table:table-cell office:value-type="float" office:value="91561.7884270792">
                <text:p>91561.78842707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3.68">
                <text:p>103.68</text:p>
              </table:table-cell>
              <table:table-cell office:value-type="float" office:value="7066.9512901271">
                <text:p>7066.9512901271</text:p>
              </table:table-cell>
              <table:table-cell office:value-type="float" office:value="111.2452919296">
                <text:p>111.2452919296</text:p>
              </table:table-cell>
              <table:table-cell office:value-type="float" office:value="84383.4576526761">
                <text:p>84383.4576526761</text:p>
              </table:table-cell>
              <table:table-cell office:value-type="float" office:value="8438.3457652675">
                <text:p>8438.3457652675</text:p>
              </table:table-cell>
              <table:table-cell office:value-type="float" office:value="91561.6542347321">
                <text:p>91561.654234732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3.8">
                <text:p>103.8</text:p>
              </table:table-cell>
              <table:table-cell office:value-type="float" office:value="7066.6437991564">
                <text:p>7066.6437991564</text:p>
              </table:table-cell>
              <table:table-cell office:value-type="float" office:value="110.0919704401">
                <text:p>110.0919704401</text:p>
              </table:table-cell>
              <table:table-cell office:value-type="float" office:value="84384.7856640037">
                <text:p>84384.7856640037</text:p>
              </table:table-cell>
              <table:table-cell office:value-type="float" office:value="8438.4785664003">
                <text:p>8438.4785664003</text:p>
              </table:table-cell>
              <table:table-cell office:value-type="float" office:value="91561.5214335994">
                <text:p>91561.521433599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3.92">
                <text:p>103.92</text:p>
              </table:table-cell>
              <table:table-cell office:value-type="float" office:value="7066.3395088099">
                <text:p>7066.3395088099</text:p>
              </table:table-cell>
              <table:table-cell office:value-type="float" office:value="108.9505931987">
                <text:p>108.9505931987</text:p>
              </table:table-cell>
              <table:table-cell office:value-type="float" office:value="84386.0999072654">
                <text:p>84386.0999072654</text:p>
              </table:table-cell>
              <table:table-cell office:value-type="float" office:value="8438.6099907265">
                <text:p>8438.6099907265</text:p>
              </table:table-cell>
              <table:table-cell office:value-type="float" office:value="91561.3900092732">
                <text:p>91561.390009273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4.04">
                <text:p>104.04</text:p>
              </table:table-cell>
              <table:table-cell office:value-type="float" office:value="7066.0383856771">
                <text:p>7066.0383856771</text:p>
              </table:table-cell>
              <table:table-cell office:value-type="float" office:value="107.821036768">
                <text:p>107.821036768</text:p>
              </table:table-cell>
              <table:table-cell office:value-type="float" office:value="84387.4005250503">
                <text:p>84387.4005250503</text:p>
              </table:table-cell>
              <table:table-cell office:value-type="float" office:value="8438.7400525049">
                <text:p>8438.7400525049</text:p>
              </table:table-cell>
              <table:table-cell office:value-type="float" office:value="91561.2599474947">
                <text:p>91561.259947494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4.16">
                <text:p>104.16</text:p>
              </table:table-cell>
              <table:table-cell office:value-type="float" office:value="7065.7403966983">
                <text:p>7065.7403966983</text:p>
              </table:table-cell>
              <table:table-cell office:value-type="float" office:value="106.7031789809">
                <text:p>106.7031789809</text:p>
              </table:table-cell>
              <table:table-cell office:value-type="float" office:value="84388.6876584739">
                <text:p>84388.6876584739</text:p>
              </table:table-cell>
              <table:table-cell office:value-type="float" office:value="8438.8687658473">
                <text:p>8438.8687658473</text:p>
              </table:table-cell>
              <table:table-cell office:value-type="float" office:value="91561.1312341524">
                <text:p>91561.131234152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4.28">
                <text:p>104.28</text:p>
              </table:table-cell>
              <table:table-cell office:value-type="float" office:value="7065.4455091605">
                <text:p>7065.4455091605</text:p>
              </table:table-cell>
              <table:table-cell office:value-type="float" office:value="105.5968989275">
                <text:p>105.5968989275</text:p>
              </table:table-cell>
              <table:table-cell office:value-type="float" office:value="84389.9614471932">
                <text:p>84389.9614471932</text:p>
              </table:table-cell>
              <table:table-cell office:value-type="float" office:value="8438.9961447192">
                <text:p>8438.9961447192</text:p>
              </table:table-cell>
              <table:table-cell office:value-type="float" office:value="91561.0038552805">
                <text:p>91561.003855280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4.4">
                <text:p>104.4</text:p>
              </table:table-cell>
              <table:table-cell office:value-type="float" office:value="7065.1536906944">
                <text:p>7065.1536906944</text:p>
              </table:table-cell>
              <table:table-cell office:value-type="float" office:value="104.5020769424">
                <text:p>104.5020769424</text:p>
              </table:table-cell>
              <table:table-cell office:value-type="float" office:value="84391.2220294216">
                <text:p>84391.2220294216</text:p>
              </table:table-cell>
              <table:table-cell office:value-type="float" office:value="8439.1222029421">
                <text:p>8439.1222029421</text:p>
              </table:table-cell>
              <table:table-cell office:value-type="float" office:value="91560.8777970576">
                <text:p>91560.877797057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4.52">
                <text:p>104.52</text:p>
              </table:table-cell>
              <table:table-cell office:value-type="float" office:value="7064.86490927">
                <text:p>7064.86490927</text:p>
              </table:table-cell>
              <table:table-cell office:value-type="float" office:value="103.4185945919">
                <text:p>103.4185945919</text:p>
              </table:table-cell>
              <table:table-cell office:value-type="float" office:value="84392.4695419442">
                <text:p>84392.4695419442</text:p>
              </table:table-cell>
              <table:table-cell office:value-type="float" office:value="8439.2469541943">
                <text:p>8439.2469541943</text:p>
              </table:table-cell>
              <table:table-cell office:value-type="float" office:value="91560.7530458054">
                <text:p>91560.753045805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4.64">
                <text:p>104.64</text:p>
              </table:table-cell>
              <table:table-cell office:value-type="float" office:value="7064.5791331938">
                <text:p>7064.5791331938</text:p>
              </table:table-cell>
              <table:table-cell office:value-type="float" office:value="102.3463346614">
                <text:p>102.3463346614</text:p>
              </table:table-cell>
              <table:table-cell office:value-type="float" office:value="84393.7041201321">
                <text:p>84393.7041201321</text:p>
              </table:table-cell>
              <table:table-cell office:value-type="float" office:value="8439.3704120131">
                <text:p>8439.3704120131</text:p>
              </table:table-cell>
              <table:table-cell office:value-type="float" office:value="91560.6295879866">
                <text:p>91560.629587986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4.76">
                <text:p>104.76</text:p>
              </table:table-cell>
              <table:table-cell office:value-type="float" office:value="7064.2963311045">
                <text:p>7064.2963311045</text:p>
              </table:table-cell>
              <table:table-cell office:value-type="float" office:value="101.2851811434">
                <text:p>101.2851811434</text:p>
              </table:table-cell>
              <table:table-cell office:value-type="float" office:value="84394.925897957">
                <text:p>84394.925897957</text:p>
              </table:table-cell>
              <table:table-cell office:value-type="float" office:value="8439.4925897956">
                <text:p>8439.4925897956</text:p>
              </table:table-cell>
              <table:table-cell office:value-type="float" office:value="91560.5074102041">
                <text:p>91560.507410204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4.88">
                <text:p>104.88</text:p>
              </table:table-cell>
              <table:table-cell office:value-type="float" office:value="7064.0164719699">
                <text:p>7064.0164719699</text:p>
              </table:table-cell>
              <table:table-cell office:value-type="float" office:value="100.2350192243">
                <text:p>100.2350192243</text:p>
              </table:table-cell>
              <table:table-cell office:value-type="float" office:value="84396.1350080058">
                <text:p>84396.1350080058</text:p>
              </table:table-cell>
              <table:table-cell office:value-type="float" office:value="8439.6135008005">
                <text:p>8439.6135008005</text:p>
              </table:table-cell>
              <table:table-cell office:value-type="float" office:value="91560.3864991992">
                <text:p>91560.386499199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5">
                <text:p>105</text:p>
              </table:table-cell>
              <table:table-cell office:value-type="float" office:value="7063.7395250835">
                <text:p>7063.7395250835</text:p>
              </table:table-cell>
              <table:table-cell office:value-type="float" office:value="99.195735273">
                <text:p>99.195735273</text:p>
              </table:table-cell>
              <table:table-cell office:value-type="float" office:value="84397.3315814946">
                <text:p>84397.3315814946</text:p>
              </table:table-cell>
              <table:table-cell office:value-type="float" office:value="8439.7331581494">
                <text:p>8439.7331581494</text:p>
              </table:table-cell>
              <table:table-cell office:value-type="float" office:value="91560.2668418504">
                <text:p>91560.266841850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5.12">
                <text:p>105.12</text:p>
              </table:table-cell>
              <table:table-cell office:value-type="float" office:value="7063.4654600605">
                <text:p>7063.4654600605</text:p>
              </table:table-cell>
              <table:table-cell office:value-type="float" office:value="98.1672168285">
                <text:p>98.1672168285</text:p>
              </table:table-cell>
              <table:table-cell office:value-type="float" office:value="84398.5157482832">
                <text:p>84398.5157482832</text:p>
              </table:table-cell>
              <table:table-cell office:value-type="float" office:value="8439.8515748282">
                <text:p>8439.8515748282</text:p>
              </table:table-cell>
              <table:table-cell office:value-type="float" office:value="91560.1484251715">
                <text:p>91560.148425171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5.24">
                <text:p>105.24</text:p>
              </table:table-cell>
              <table:table-cell office:value-type="float" office:value="7063.194246835">
                <text:p>7063.194246835</text:p>
              </table:table-cell>
              <table:table-cell office:value-type="float" office:value="97.149352588">
                <text:p>97.149352588</text:p>
              </table:table-cell>
              <table:table-cell office:value-type="float" office:value="84399.6876368887">
                <text:p>84399.6876368887</text:p>
              </table:table-cell>
              <table:table-cell office:value-type="float" office:value="8439.9687636888">
                <text:p>8439.9687636888</text:p>
              </table:table-cell>
              <table:table-cell office:value-type="float" office:value="91560.031236311">
                <text:p>91560.03123631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5.36">
                <text:p>105.36</text:p>
              </table:table-cell>
              <table:table-cell office:value-type="float" office:value="7062.9258556564">
                <text:p>7062.9258556564</text:p>
              </table:table-cell>
              <table:table-cell office:value-type="float" office:value="96.142032395">
                <text:p>96.142032395</text:p>
              </table:table-cell>
              <table:table-cell office:value-type="float" office:value="84400.8473744993">
                <text:p>84400.8473744993</text:p>
              </table:table-cell>
              <table:table-cell office:value-type="float" office:value="8440.0847374498">
                <text:p>8440.0847374498</text:p>
              </table:table-cell>
              <table:table-cell office:value-type="float" office:value="91559.9152625499">
                <text:p>91559.915262549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5.48">
                <text:p>105.48</text:p>
              </table:table-cell>
              <table:table-cell office:value-type="float" office:value="7062.6602570858">
                <text:p>7062.6602570858</text:p>
              </table:table-cell>
              <table:table-cell office:value-type="float" office:value="95.1451472275">
                <text:p>95.1451472275</text:p>
              </table:table-cell>
              <table:table-cell office:value-type="float" office:value="84401.9950869884">
                <text:p>84401.9950869884</text:p>
              </table:table-cell>
              <table:table-cell office:value-type="float" office:value="8440.1995086988">
                <text:p>8440.1995086988</text:p>
              </table:table-cell>
              <table:table-cell office:value-type="float" office:value="91559.800491301">
                <text:p>91559.80049130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5.6">
                <text:p>105.6</text:p>
              </table:table-cell>
              <table:table-cell office:value-type="float" office:value="7062.3974219933">
                <text:p>7062.3974219933</text:p>
              </table:table-cell>
              <table:table-cell office:value-type="float" office:value="94.1585891868">
                <text:p>94.1585891868</text:p>
              </table:table-cell>
              <table:table-cell office:value-type="float" office:value="84403.1308989277">
                <text:p>84403.1308989277</text:p>
              </table:table-cell>
              <table:table-cell office:value-type="float" office:value="8440.3130898927">
                <text:p>8440.3130898927</text:p>
              </table:table-cell>
              <table:table-cell office:value-type="float" office:value="91559.6869101071">
                <text:p>91559.686910107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5.72">
                <text:p>105.72</text:p>
              </table:table-cell>
              <table:table-cell office:value-type="float" office:value="7062.137321554">
                <text:p>7062.137321554</text:p>
              </table:table-cell>
              <table:table-cell office:value-type="float" office:value="93.1822514855">
                <text:p>93.1822514855</text:p>
              </table:table-cell>
              <table:table-cell office:value-type="float" office:value="84404.2549336009">
                <text:p>84404.2549336009</text:p>
              </table:table-cell>
              <table:table-cell office:value-type="float" office:value="8440.42549336">
                <text:p>8440.42549336</text:p>
              </table:table-cell>
              <table:table-cell office:value-type="float" office:value="91559.5745066398">
                <text:p>91559.574506639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5.84">
                <text:p>105.84</text:p>
              </table:table-cell>
              <table:table-cell office:value-type="float" office:value="7061.8799272454">
                <text:p>7061.8799272454</text:p>
              </table:table-cell>
              <table:table-cell office:value-type="float" office:value="92.2160284366">
                <text:p>92.2160284366</text:p>
              </table:table-cell>
              <table:table-cell office:value-type="float" office:value="84405.3673130169">
                <text:p>84405.3673130169</text:p>
              </table:table-cell>
              <table:table-cell office:value-type="float" office:value="8440.5367313016">
                <text:p>8440.5367313016</text:p>
              </table:table-cell>
              <table:table-cell office:value-type="float" office:value="91559.4632686981">
                <text:p>91559.463268698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5.96">
                <text:p>105.96</text:p>
              </table:table-cell>
              <table:table-cell office:value-type="float" office:value="7061.6252108437">
                <text:p>7061.6252108437</text:p>
              </table:table-cell>
              <table:table-cell office:value-type="float" office:value="91.2598154418">
                <text:p>91.2598154418</text:p>
              </table:table-cell>
              <table:table-cell office:value-type="float" office:value="84406.4681579228">
                <text:p>84406.4681579228</text:p>
              </table:table-cell>
              <table:table-cell office:value-type="float" office:value="8440.6468157922">
                <text:p>8440.6468157922</text:p>
              </table:table-cell>
              <table:table-cell office:value-type="float" office:value="91559.3531842076">
                <text:p>91559.353184207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6.08">
                <text:p>106.08</text:p>
              </table:table-cell>
              <table:table-cell office:value-type="float" office:value="7061.3731444211">
                <text:p>7061.3731444211</text:p>
              </table:table-cell>
              <table:table-cell office:value-type="float" office:value="90.3135089808">
                <text:p>90.3135089808</text:p>
              </table:table-cell>
              <table:table-cell office:value-type="float" office:value="84407.557587817">
                <text:p>84407.557587817</text:p>
              </table:table-cell>
              <table:table-cell office:value-type="float" office:value="8440.7557587816">
                <text:p>8440.7557587816</text:p>
              </table:table-cell>
              <table:table-cell office:value-type="float" office:value="91559.2442412182">
                <text:p>91559.244241218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6.2">
                <text:p>106.2</text:p>
              </table:table-cell>
              <table:table-cell office:value-type="float" office:value="7061.1237003423">
                <text:p>7061.1237003423</text:p>
              </table:table-cell>
              <table:table-cell office:value-type="float" office:value="89.3770066">
                <text:p>89.3770066</text:p>
              </table:table-cell>
              <table:table-cell office:value-type="float" office:value="84408.635720962">
                <text:p>84408.635720962</text:p>
              </table:table-cell>
              <table:table-cell office:value-type="float" office:value="8440.8635720961">
                <text:p>8440.8635720961</text:p>
              </table:table-cell>
              <table:table-cell office:value-type="float" office:value="91559.1364279036">
                <text:p>91559.136427903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6.32">
                <text:p>106.32</text:p>
              </table:table-cell>
              <table:table-cell office:value-type="float" office:value="7060.8768512617">
                <text:p>7060.8768512617</text:p>
              </table:table-cell>
              <table:table-cell office:value-type="float" office:value="88.4502069016">
                <text:p>88.4502069016</text:p>
              </table:table-cell>
              <table:table-cell office:value-type="float" office:value="84409.7026743975">
                <text:p>84409.7026743975</text:p>
              </table:table-cell>
              <table:table-cell office:value-type="float" office:value="8440.9702674397">
                <text:p>8440.9702674397</text:p>
              </table:table-cell>
              <table:table-cell office:value-type="float" office:value="91559.0297325601">
                <text:p>91559.029732560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6.44">
                <text:p>106.44</text:p>
              </table:table-cell>
              <table:table-cell office:value-type="float" office:value="7060.6325701199">
                <text:p>7060.6325701199</text:p>
              </table:table-cell>
              <table:table-cell office:value-type="float" office:value="87.533009533">
                <text:p>87.533009533</text:p>
              </table:table-cell>
              <table:table-cell office:value-type="float" office:value="84410.7585639524">
                <text:p>84410.7585639524</text:p>
              </table:table-cell>
              <table:table-cell office:value-type="float" office:value="8441.0758563952">
                <text:p>8441.0758563952</text:p>
              </table:table-cell>
              <table:table-cell office:value-type="float" office:value="91558.9241436046">
                <text:p>91558.924143604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6.56">
                <text:p>106.56</text:p>
              </table:table-cell>
              <table:table-cell office:value-type="float" office:value="7060.3908301413">
                <text:p>7060.3908301413</text:p>
              </table:table-cell>
              <table:table-cell office:value-type="float" office:value="86.6253151757">
                <text:p>86.6253151757</text:p>
              </table:table-cell>
              <table:table-cell office:value-type="float" office:value="84411.8035042578">
                <text:p>84411.8035042578</text:p>
              </table:table-cell>
              <table:table-cell office:value-type="float" office:value="8441.1803504257">
                <text:p>8441.1803504257</text:p>
              </table:table-cell>
              <table:table-cell office:value-type="float" office:value="91558.819649574">
                <text:p>91558.81964957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6.68">
                <text:p>106.68</text:p>
              </table:table-cell>
              <table:table-cell office:value-type="float" office:value="7060.1516048305">
                <text:p>7060.1516048305</text:p>
              </table:table-cell>
              <table:table-cell office:value-type="float" office:value="85.7270255352">
                <text:p>85.7270255352</text:p>
              </table:table-cell>
              <table:table-cell office:value-type="float" office:value="84412.8376087589">
                <text:p>84412.8376087589</text:p>
              </table:table-cell>
              <table:table-cell office:value-type="float" office:value="8441.2837608758">
                <text:p>8441.2837608758</text:p>
              </table:table-cell>
              <table:table-cell office:value-type="float" office:value="91558.7162391239">
                <text:p>91558.716239123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6.8">
                <text:p>106.8</text:p>
              </table:table-cell>
              <table:table-cell office:value-type="float" office:value="7059.9148679698">
                <text:p>7059.9148679698</text:p>
              </table:table-cell>
              <table:table-cell office:value-type="float" office:value="84.8380433303">
                <text:p>84.8380433303</text:p>
              </table:table-cell>
              <table:table-cell office:value-type="float" office:value="84413.8609897277">
                <text:p>84413.8609897277</text:p>
              </table:table-cell>
              <table:table-cell office:value-type="float" office:value="8441.3860989727">
                <text:p>8441.3860989727</text:p>
              </table:table-cell>
              <table:table-cell office:value-type="float" office:value="91558.613901027">
                <text:p>91558.61390102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6.92">
                <text:p>106.92</text:p>
              </table:table-cell>
              <table:table-cell office:value-type="float" office:value="7059.680593616">
                <text:p>7059.680593616</text:p>
              </table:table-cell>
              <table:table-cell office:value-type="float" office:value="83.9582722825">
                <text:p>83.9582722825</text:p>
              </table:table-cell>
              <table:table-cell office:value-type="float" office:value="84414.8737582746">
                <text:p>84414.8737582746</text:p>
              </table:table-cell>
              <table:table-cell office:value-type="float" office:value="8441.4873758274">
                <text:p>8441.4873758274</text:p>
              </table:table-cell>
              <table:table-cell office:value-type="float" office:value="91558.5126241723">
                <text:p>91558.512624172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7.04">
                <text:p>107.04</text:p>
              </table:table-cell>
              <table:table-cell office:value-type="float" office:value="7059.4487560974">
                <text:p>7059.4487560974</text:p>
              </table:table-cell>
              <table:table-cell office:value-type="float" office:value="83.0876171062">
                <text:p>83.0876171062</text:p>
              </table:table-cell>
              <table:table-cell office:value-type="float" office:value="84415.8760243609">
                <text:p>84415.8760243609</text:p>
              </table:table-cell>
              <table:table-cell office:value-type="float" office:value="8441.587602436">
                <text:p>8441.587602436</text:p>
              </table:table-cell>
              <table:table-cell office:value-type="float" office:value="91558.4123975637">
                <text:p>91558.412397563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7.16">
                <text:p>107.16</text:p>
              </table:table-cell>
              <table:table-cell office:value-type="float" office:value="7059.2193300113">
                <text:p>7059.2193300113</text:p>
              </table:table-cell>
              <table:table-cell office:value-type="float" office:value="82.2259834981">
                <text:p>82.2259834981</text:p>
              </table:table-cell>
              <table:table-cell office:value-type="float" office:value="84416.8678968102">
                <text:p>84416.8678968102</text:p>
              </table:table-cell>
              <table:table-cell office:value-type="float" office:value="8441.6867896809">
                <text:p>8441.6867896809</text:p>
              </table:table-cell>
              <table:table-cell office:value-type="float" office:value="91558.3132103188">
                <text:p>91558.313210318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7.28">
                <text:p>107.28</text:p>
              </table:table-cell>
              <table:table-cell office:value-type="float" office:value="7058.992290221">
                <text:p>7058.992290221</text:p>
              </table:table-cell>
              <table:table-cell office:value-type="float" office:value="81.3732781273">
                <text:p>81.3732781273</text:p>
              </table:table-cell>
              <table:table-cell office:value-type="float" office:value="84417.8494833203">
                <text:p>84417.8494833203</text:p>
              </table:table-cell>
              <table:table-cell office:value-type="float" office:value="8441.7849483319">
                <text:p>8441.7849483319</text:p>
              </table:table-cell>
              <table:table-cell office:value-type="float" office:value="91558.2150516678">
                <text:p>91558.215051667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7.4">
                <text:p>107.4</text:p>
              </table:table-cell>
              <table:table-cell office:value-type="float" office:value="7058.7676118528">
                <text:p>7058.7676118528</text:p>
              </table:table-cell>
              <table:table-cell office:value-type="float" office:value="80.5294086255">
                <text:p>80.5294086255</text:p>
              </table:table-cell>
              <table:table-cell office:value-type="float" office:value="84418.8208904748">
                <text:p>84418.8208904748</text:p>
              </table:table-cell>
              <table:table-cell office:value-type="float" office:value="8441.8820890474">
                <text:p>8441.8820890474</text:p>
              </table:table-cell>
              <table:table-cell office:value-type="float" office:value="91558.1179109523">
                <text:p>91558.117910952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7.52">
                <text:p>107.52</text:p>
              </table:table-cell>
              <table:table-cell office:value-type="float" office:value="7058.5452702933">
                <text:p>7058.5452702933</text:p>
              </table:table-cell>
              <table:table-cell office:value-type="float" office:value="79.6942835769">
                <text:p>79.6942835769</text:p>
              </table:table-cell>
              <table:table-cell office:value-type="float" office:value="84419.7822237549">
                <text:p>84419.7822237549</text:p>
              </table:table-cell>
              <table:table-cell office:value-type="float" office:value="8441.9782223754">
                <text:p>8441.9782223754</text:p>
              </table:table-cell>
              <table:table-cell office:value-type="float" office:value="91558.0217776243">
                <text:p>91558.021777624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7.64">
                <text:p>107.64</text:p>
              </table:table-cell>
              <table:table-cell office:value-type="float" office:value="7058.325241187">
                <text:p>7058.325241187</text:p>
              </table:table-cell>
              <table:table-cell office:value-type="float" office:value="78.8678125085">
                <text:p>78.8678125085</text:p>
              </table:table-cell>
              <table:table-cell office:value-type="float" office:value="84420.7335875501">
                <text:p>84420.7335875501</text:p>
              </table:table-cell>
              <table:table-cell office:value-type="float" office:value="8442.0733587549">
                <text:p>8442.0733587549</text:p>
              </table:table-cell>
              <table:table-cell office:value-type="float" office:value="91557.9266412447">
                <text:p>91557.926641244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7.76">
                <text:p>107.76</text:p>
              </table:table-cell>
              <table:table-cell office:value-type="float" office:value="7058.1075004331">
                <text:p>7058.1075004331</text:p>
              </table:table-cell>
              <table:table-cell office:value-type="float" office:value="78.0499058806">
                <text:p>78.0499058806</text:p>
              </table:table-cell>
              <table:table-cell office:value-type="float" office:value="84421.6750851699">
                <text:p>84421.6750851699</text:p>
              </table:table-cell>
              <table:table-cell office:value-type="float" office:value="8442.1675085169">
                <text:p>8442.1675085169</text:p>
              </table:table-cell>
              <table:table-cell office:value-type="float" office:value="91557.8324914827">
                <text:p>91557.832491482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7.88">
                <text:p>107.88</text:p>
              </table:table-cell>
              <table:table-cell office:value-type="float" office:value="7057.8920241831">
                <text:p>7057.8920241831</text:p>
              </table:table-cell>
              <table:table-cell office:value-type="float" office:value="77.240475077">
                <text:p>77.240475077</text:p>
              </table:table-cell>
              <table:table-cell office:value-type="float" office:value="84422.6068188551">
                <text:p>84422.6068188551</text:p>
              </table:table-cell>
              <table:table-cell office:value-type="float" office:value="8442.2606818854">
                <text:p>8442.2606818854</text:p>
              </table:table-cell>
              <table:table-cell office:value-type="float" office:value="91557.7393181142">
                <text:p>91557.739318114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8">
                <text:p>108</text:p>
              </table:table-cell>
              <table:table-cell office:value-type="float" office:value="7057.6787888379">
                <text:p>7057.6787888379</text:p>
              </table:table-cell>
              <table:table-cell office:value-type="float" office:value="76.4394323955">
                <text:p>76.4394323955</text:p>
              </table:table-cell>
              <table:table-cell office:value-type="float" office:value="84423.5288897883">
                <text:p>84423.5288897883</text:p>
              </table:table-cell>
              <table:table-cell office:value-type="float" office:value="8442.3528889787">
                <text:p>8442.3528889787</text:p>
              </table:table-cell>
              <table:table-cell office:value-type="float" office:value="91557.6471110209">
                <text:p>91557.647111020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8.12">
                <text:p>108.12</text:p>
              </table:table-cell>
              <table:table-cell office:value-type="float" office:value="7057.4677710456">
                <text:p>7057.4677710456</text:p>
              </table:table-cell>
              <table:table-cell office:value-type="float" office:value="75.646691039">
                <text:p>75.646691039</text:p>
              </table:table-cell>
              <table:table-cell office:value-type="float" office:value="84424.4413981054">
                <text:p>84424.4413981054</text:p>
              </table:table-cell>
              <table:table-cell office:value-type="float" office:value="8442.4441398104">
                <text:p>8442.4441398104</text:p>
              </table:table-cell>
              <table:table-cell office:value-type="float" office:value="91557.5558601892">
                <text:p>91557.555860189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8.24">
                <text:p>108.24</text:p>
              </table:table-cell>
              <table:table-cell office:value-type="float" office:value="7057.2589476984">
                <text:p>7057.2589476984</text:p>
              </table:table-cell>
              <table:table-cell office:value-type="float" office:value="74.8621651056">
                <text:p>74.8621651056</text:p>
              </table:table-cell>
              <table:table-cell office:value-type="float" office:value="84425.344442906">
                <text:p>84425.344442906</text:p>
              </table:table-cell>
              <table:table-cell office:value-type="float" office:value="8442.5344442905">
                <text:p>8442.5344442905</text:p>
              </table:table-cell>
              <table:table-cell office:value-type="float" office:value="91557.4655557091">
                <text:p>91557.465555709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8.36">
                <text:p>108.36</text:p>
              </table:table-cell>
              <table:table-cell office:value-type="float" office:value="7057.0522959304">
                <text:p>7057.0522959304</text:p>
              </table:table-cell>
              <table:table-cell office:value-type="float" office:value="74.0857695798">
                <text:p>74.0857695798</text:p>
              </table:table-cell>
              <table:table-cell office:value-type="float" office:value="84426.238122264">
                <text:p>84426.238122264</text:p>
              </table:table-cell>
              <table:table-cell office:value-type="float" office:value="8442.6238122263">
                <text:p>8442.6238122263</text:p>
              </table:table-cell>
              <table:table-cell office:value-type="float" office:value="91557.3761877733">
                <text:p>91557.37618777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8.48">
                <text:p>108.48</text:p>
              </table:table-cell>
              <table:table-cell office:value-type="float" office:value="7056.8477931147">
                <text:p>7056.8477931147</text:p>
              </table:table-cell>
              <table:table-cell office:value-type="float" office:value="73.3174203233">
                <text:p>73.3174203233</text:p>
              </table:table-cell>
              <table:table-cell office:value-type="float" office:value="84427.1225332387">
                <text:p>84427.1225332387</text:p>
              </table:table-cell>
              <table:table-cell office:value-type="float" office:value="8442.7122533238">
                <text:p>8442.7122533238</text:p>
              </table:table-cell>
              <table:table-cell office:value-type="float" office:value="91557.2877466758">
                <text:p>91557.287746675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8.6">
                <text:p>108.6</text:p>
              </table:table-cell>
              <table:table-cell office:value-type="float" office:value="7056.6454168611">
                <text:p>7056.6454168611</text:p>
              </table:table-cell>
              <table:table-cell office:value-type="float" office:value="72.5570340661">
                <text:p>72.5570340661</text:p>
              </table:table-cell>
              <table:table-cell office:value-type="float" office:value="84427.9977718849">
                <text:p>84427.9977718849</text:p>
              </table:table-cell>
              <table:table-cell office:value-type="float" office:value="8442.7997771884">
                <text:p>8442.7997771884</text:p>
              </table:table-cell>
              <table:table-cell office:value-type="float" office:value="91557.2002228112">
                <text:p>91557.200222811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8.72">
                <text:p>108.72</text:p>
              </table:table-cell>
              <table:table-cell office:value-type="float" office:value="7056.4451450139">
                <text:p>7056.4451450139</text:p>
              </table:table-cell>
              <table:table-cell office:value-type="float" office:value="71.8045283973">
                <text:p>71.8045283973</text:p>
              </table:table-cell>
              <table:table-cell office:value-type="float" office:value="84428.8639332631">
                <text:p>84428.8639332631</text:p>
              </table:table-cell>
              <table:table-cell office:value-type="float" office:value="8442.8863933262">
                <text:p>8442.8863933262</text:p>
              </table:table-cell>
              <table:table-cell office:value-type="float" office:value="91557.1136066734">
                <text:p>91557.113606673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8.84">
                <text:p>108.84</text:p>
              </table:table-cell>
              <table:table-cell office:value-type="float" office:value="7056.2469556487">
                <text:p>7056.2469556487</text:p>
              </table:table-cell>
              <table:table-cell office:value-type="float" office:value="71.0598217567">
                <text:p>71.0598217567</text:p>
              </table:table-cell>
              <table:table-cell office:value-type="float" office:value="84429.7211114502">
                <text:p>84429.7211114502</text:p>
              </table:table-cell>
              <table:table-cell office:value-type="float" office:value="8442.9721111449">
                <text:p>8442.9721111449</text:p>
              </table:table-cell>
              <table:table-cell office:value-type="float" office:value="91557.0278888547">
                <text:p>91557.027888854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8.96">
                <text:p>108.96</text:p>
              </table:table-cell>
              <table:table-cell office:value-type="float" office:value="7056.0508270706">
                <text:p>7056.0508270706</text:p>
              </table:table-cell>
              <table:table-cell office:value-type="float" office:value="70.3228334257">
                <text:p>70.3228334257</text:p>
              </table:table-cell>
              <table:table-cell office:value-type="float" office:value="84430.5693995494">
                <text:p>84430.5693995494</text:p>
              </table:table-cell>
              <table:table-cell office:value-type="float" office:value="8443.0569399549">
                <text:p>8443.0569399549</text:p>
              </table:table-cell>
              <table:table-cell office:value-type="float" office:value="91556.9430600448">
                <text:p>91556.943060044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9.08">
                <text:p>109.08</text:p>
              </table:table-cell>
              <table:table-cell office:value-type="float" office:value="7055.8567378114">
                <text:p>7055.8567378114</text:p>
              </table:table-cell>
              <table:table-cell office:value-type="float" office:value="69.5934835189">
                <text:p>69.5934835189</text:p>
              </table:table-cell>
              <table:table-cell office:value-type="float" office:value="84431.4088897002">
                <text:p>84431.4088897002</text:p>
              </table:table-cell>
              <table:table-cell office:value-type="float" office:value="8443.1408889699">
                <text:p>8443.1408889699</text:p>
              </table:table-cell>
              <table:table-cell office:value-type="float" office:value="91556.8591110297">
                <text:p>91556.859111029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9.2">
                <text:p>109.2</text:p>
              </table:table-cell>
              <table:table-cell office:value-type="float" office:value="7055.6646666276">
                <text:p>7055.6646666276</text:p>
              </table:table-cell>
              <table:table-cell office:value-type="float" office:value="68.8716929756">
                <text:p>68.8716929756</text:p>
              </table:table-cell>
              <table:table-cell office:value-type="float" office:value="84432.2396730885">
                <text:p>84432.2396730885</text:p>
              </table:table-cell>
              <table:table-cell office:value-type="float" office:value="8443.2239673088">
                <text:p>8443.2239673088</text:p>
              </table:table-cell>
              <table:table-cell office:value-type="float" office:value="91556.7760326909">
                <text:p>91556.776032690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9.32">
                <text:p>109.32</text:p>
              </table:table-cell>
              <table:table-cell office:value-type="float" office:value="7055.4745924976">
                <text:p>7055.4745924976</text:p>
              </table:table-cell>
              <table:table-cell office:value-type="float" office:value="68.1573835508">
                <text:p>68.1573835508</text:p>
              </table:table-cell>
              <table:table-cell office:value-type="float" office:value="84433.0618399565">
                <text:p>84433.0618399565</text:p>
              </table:table-cell>
              <table:table-cell office:value-type="float" office:value="8443.3061839956">
                <text:p>8443.3061839956</text:p>
              </table:table-cell>
              <table:table-cell office:value-type="float" office:value="91556.6938160041">
                <text:p>91556.693816004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9.44">
                <text:p>109.44</text:p>
              </table:table-cell>
              <table:table-cell office:value-type="float" office:value="7055.2864946196">
                <text:p>7055.2864946196</text:p>
              </table:table-cell>
              <table:table-cell office:value-type="float" office:value="67.4504778078">
                <text:p>67.4504778078</text:p>
              </table:table-cell>
              <table:table-cell office:value-type="float" office:value="84433.875479612">
                <text:p>84433.875479612</text:p>
              </table:table-cell>
              <table:table-cell office:value-type="float" office:value="8443.3875479611">
                <text:p>8443.3875479611</text:p>
              </table:table-cell>
              <table:table-cell office:value-type="float" office:value="91556.6124520385">
                <text:p>91556.612452038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9.56">
                <text:p>109.56</text:p>
              </table:table-cell>
              <table:table-cell office:value-type="float" office:value="7055.1003524092">
                <text:p>7055.1003524092</text:p>
              </table:table-cell>
              <table:table-cell office:value-type="float" office:value="66.7508991088">
                <text:p>66.7508991088</text:p>
              </table:table-cell>
              <table:table-cell office:value-type="float" office:value="84434.6806804386">
                <text:p>84434.6806804386</text:p>
              </table:table-cell>
              <table:table-cell office:value-type="float" office:value="8443.4680680438">
                <text:p>8443.4680680438</text:p>
              </table:table-cell>
              <table:table-cell office:value-type="float" office:value="91556.5319319558">
                <text:p>91556.531931955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9.68">
                <text:p>109.68</text:p>
              </table:table-cell>
              <table:table-cell office:value-type="float" office:value="7054.9161454974">
                <text:p>7054.9161454974</text:p>
              </table:table-cell>
              <table:table-cell office:value-type="float" office:value="66.0585716076">
                <text:p>66.0585716076</text:p>
              </table:table-cell>
              <table:table-cell office:value-type="float" office:value="84435.477529905">
                <text:p>84435.477529905</text:p>
              </table:table-cell>
              <table:table-cell office:value-type="float" office:value="8443.5477529904">
                <text:p>8443.5477529904</text:p>
              </table:table-cell>
              <table:table-cell office:value-type="float" office:value="91556.4522470092">
                <text:p>91556.452247009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9.8">
                <text:p>109.8</text:p>
              </table:table-cell>
              <table:table-cell office:value-type="float" office:value="7054.7338537279">
                <text:p>7054.7338537279</text:p>
              </table:table-cell>
              <table:table-cell office:value-type="float" office:value="65.3734202409">
                <text:p>65.3734202409</text:p>
              </table:table-cell>
              <table:table-cell office:value-type="float" office:value="84436.2661145743">
                <text:p>84436.2661145743</text:p>
              </table:table-cell>
              <table:table-cell office:value-type="float" office:value="8443.6266114573">
                <text:p>8443.6266114573</text:p>
              </table:table-cell>
              <table:table-cell office:value-type="float" office:value="91556.3733885423">
                <text:p>91556.373388542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9.92">
                <text:p>109.92</text:p>
              </table:table-cell>
              <table:table-cell office:value-type="float" office:value="7054.5534571549">
                <text:p>7054.5534571549</text:p>
              </table:table-cell>
              <table:table-cell office:value-type="float" office:value="64.6953707204">
                <text:p>64.6953707204</text:p>
              </table:table-cell>
              <table:table-cell office:value-type="float" office:value="84437.0465201138">
                <text:p>84437.0465201138</text:p>
              </table:table-cell>
              <table:table-cell office:value-type="float" office:value="8443.7046520113">
                <text:p>8443.7046520113</text:p>
              </table:table-cell>
              <table:table-cell office:value-type="float" office:value="91556.2953479884">
                <text:p>91556.295347988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0.04">
                <text:p>110.04</text:p>
              </table:table-cell>
              <table:table-cell office:value-type="float" office:value="7054.3749360415">
                <text:p>7054.3749360415</text:p>
              </table:table-cell>
              <table:table-cell office:value-type="float" office:value="64.0243495252">
                <text:p>64.0243495252</text:p>
              </table:table-cell>
              <table:table-cell office:value-type="float" office:value="84437.8188313035">
                <text:p>84437.8188313035</text:p>
              </table:table-cell>
              <table:table-cell office:value-type="float" office:value="8443.7818831303">
                <text:p>8443.7818831303</text:p>
              </table:table-cell>
              <table:table-cell office:value-type="float" office:value="91556.2181168694">
                <text:p>91556.218116869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10.16">
                <text:p>110.16</text:p>
              </table:table-cell>
              <table:table-cell office:value-type="float" office:value="7054.1982708565">
                <text:p>7054.1982708565</text:p>
              </table:table-cell>
              <table:table-cell office:value-type="float" office:value="63.3602838934">
                <text:p>63.3602838934</text:p>
              </table:table-cell>
              <table:table-cell office:value-type="float" office:value="84438.5831320461">
                <text:p>84438.5831320461</text:p>
              </table:table-cell>
              <table:table-cell office:value-type="float" office:value="8443.8583132045">
                <text:p>8443.8583132045</text:p>
              </table:table-cell>
              <table:table-cell office:value-type="float" office:value="91556.1416867951">
                <text:p>91556.141686795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10.28">
                <text:p>110.28</text:p>
              </table:table-cell>
              <table:table-cell office:value-type="float" office:value="7054.0234422732">
                <text:p>7054.0234422732</text:p>
              </table:table-cell>
              <table:table-cell office:value-type="float" office:value="62.7031018143">
                <text:p>62.7031018143</text:p>
              </table:table-cell>
              <table:table-cell office:value-type="float" office:value="84439.3395053755">
                <text:p>84439.3395053755</text:p>
              </table:table-cell>
              <table:table-cell office:value-type="float" office:value="8443.9339505375">
                <text:p>8443.9339505375</text:p>
              </table:table-cell>
              <table:table-cell office:value-type="float" office:value="91556.0660494622">
                <text:p>91556.066049462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10.4">
                <text:p>110.4</text:p>
              </table:table-cell>
              <table:table-cell office:value-type="float" office:value="7053.8504311666">
                <text:p>7053.8504311666</text:p>
              </table:table-cell>
              <table:table-cell office:value-type="float" office:value="62.0527320214">
                <text:p>62.0527320214</text:p>
              </table:table-cell>
              <table:table-cell office:value-type="float" office:value="84440.088033466">
                <text:p>84440.088033466</text:p>
              </table:table-cell>
              <table:table-cell office:value-type="float" office:value="8444.0088033465">
                <text:p>8444.0088033465</text:p>
              </table:table-cell>
              <table:table-cell office:value-type="float" office:value="91555.9911966532">
                <text:p>91555.991196653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10.52">
                <text:p>110.52</text:p>
              </table:table-cell>
              <table:table-cell office:value-type="float" office:value="7053.6792186116">
                <text:p>7053.6792186116</text:p>
              </table:table-cell>
              <table:table-cell office:value-type="float" office:value="61.4091039838">
                <text:p>61.4091039838</text:p>
              </table:table-cell>
              <table:table-cell office:value-type="float" office:value="84440.8287976411">
                <text:p>84440.8287976411</text:p>
              </table:table-cell>
              <table:table-cell office:value-type="float" office:value="8444.082879764">
                <text:p>8444.082879764</text:p>
              </table:table-cell>
              <table:table-cell office:value-type="float" office:value="91555.9171202357">
                <text:p>91555.917120235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10.64">
                <text:p>110.64</text:p>
              </table:table-cell>
              <table:table-cell office:value-type="float" office:value="7053.5097858808">
                <text:p>7053.5097858808</text:p>
              </table:table-cell>
              <table:table-cell office:value-type="float" office:value="60.7721478993">
                <text:p>60.7721478993</text:p>
              </table:table-cell>
              <table:table-cell office:value-type="float" office:value="84441.5618783822">
                <text:p>84441.5618783822</text:p>
              </table:table-cell>
              <table:table-cell office:value-type="float" office:value="8444.1561878381">
                <text:p>8444.1561878381</text:p>
              </table:table-cell>
              <table:table-cell office:value-type="float" office:value="91555.8438121615">
                <text:p>91555.843812161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10.76">
                <text:p>110.76</text:p>
              </table:table-cell>
              <table:table-cell office:value-type="float" office:value="7053.3421144425">
                <text:p>7053.3421144425</text:p>
              </table:table-cell>
              <table:table-cell office:value-type="float" office:value="60.1417946866">
                <text:p>60.1417946866</text:p>
              </table:table-cell>
              <table:table-cell office:value-type="float" office:value="84442.2873553377">
                <text:p>84442.2873553377</text:p>
              </table:table-cell>
              <table:table-cell office:value-type="float" office:value="8444.2287355337">
                <text:p>8444.2287355337</text:p>
              </table:table-cell>
              <table:table-cell office:value-type="float" office:value="91555.771264466">
                <text:p>91555.77126446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10.88">
                <text:p>110.88</text:p>
              </table:table-cell>
              <table:table-cell office:value-type="float" office:value="7053.1761859583">
                <text:p>7053.1761859583</text:p>
              </table:table-cell>
              <table:table-cell office:value-type="float" office:value="59.5179759782">
                <text:p>59.5179759782</text:p>
              </table:table-cell>
              <table:table-cell office:value-type="float" office:value="84443.005307331">
                <text:p>84443.005307331</text:p>
              </table:table-cell>
              <table:table-cell office:value-type="float" office:value="8444.300530733">
                <text:p>8444.300530733</text:p>
              </table:table-cell>
              <table:table-cell office:value-type="float" office:value="91555.6994692666">
                <text:p>91555.699469266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11">
                <text:p>111</text:p>
              </table:table-cell>
              <table:table-cell office:value-type="float" office:value="7053.0119822815">
                <text:p>7053.0119822815</text:p>
              </table:table-cell>
              <table:table-cell office:value-type="float" office:value="58.9006241125">
                <text:p>58.9006241125</text:p>
              </table:table-cell>
              <table:table-cell office:value-type="float" office:value="84443.7158123695">
                <text:p>84443.7158123695</text:p>
              </table:table-cell>
              <table:table-cell office:value-type="float" office:value="8444.3715812369">
                <text:p>8444.3715812369</text:p>
              </table:table-cell>
              <table:table-cell office:value-type="float" office:value="91555.6284187628">
                <text:p>91555.628418762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1.12">
                <text:p>111.12</text:p>
              </table:table-cell>
              <table:table-cell office:value-type="float" office:value="7052.8494854552">
                <text:p>7052.8494854552</text:p>
              </table:table-cell>
              <table:table-cell office:value-type="float" office:value="58.2896721271">
                <text:p>58.2896721271</text:p>
              </table:table-cell>
              <table:table-cell office:value-type="float" office:value="84444.4189476529">
                <text:p>84444.4189476529</text:p>
              </table:table-cell>
              <table:table-cell office:value-type="float" office:value="8444.4418947652">
                <text:p>8444.4418947652</text:p>
              </table:table-cell>
              <table:table-cell office:value-type="float" office:value="91555.5581052344">
                <text:p>91555.558105234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11.24">
                <text:p>111.24</text:p>
              </table:table-cell>
              <table:table-cell office:value-type="float" office:value="7052.6886777095">
                <text:p>7052.6886777095</text:p>
              </table:table-cell>
              <table:table-cell office:value-type="float" office:value="57.6850537515">
                <text:p>57.6850537515</text:p>
              </table:table-cell>
              <table:table-cell office:value-type="float" office:value="84445.1147895814">
                <text:p>84445.1147895814</text:p>
              </table:table-cell>
              <table:table-cell office:value-type="float" office:value="8444.511478958">
                <text:p>8444.511478958</text:p>
              </table:table-cell>
              <table:table-cell office:value-type="float" office:value="91555.4885210416">
                <text:p>91555.488521041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11.36">
                <text:p>111.36</text:p>
              </table:table-cell>
              <table:table-cell office:value-type="float" office:value="7052.5295414605">
                <text:p>7052.5295414605</text:p>
              </table:table-cell>
              <table:table-cell office:value-type="float" office:value="57.0867033996">
                <text:p>57.0867033996</text:p>
              </table:table-cell>
              <table:table-cell office:value-type="float" office:value="84445.803413764">
                <text:p>84445.803413764</text:p>
              </table:table-cell>
              <table:table-cell office:value-type="float" office:value="8444.5803413763">
                <text:p>8444.5803413763</text:p>
              </table:table-cell>
              <table:table-cell office:value-type="float" office:value="91555.4196586233">
                <text:p>91555.419658623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11.48">
                <text:p>111.48</text:p>
              </table:table-cell>
              <table:table-cell office:value-type="float" office:value="7052.3720593076">
                <text:p>7052.3720593076</text:p>
              </table:table-cell>
              <table:table-cell office:value-type="float" office:value="56.4945561631">
                <text:p>56.4945561631</text:p>
              </table:table-cell>
              <table:table-cell office:value-type="float" office:value="84446.484895027">
                <text:p>84446.484895027</text:p>
              </table:table-cell>
              <table:table-cell office:value-type="float" office:value="8444.6484895026">
                <text:p>8444.6484895026</text:p>
              </table:table-cell>
              <table:table-cell office:value-type="float" office:value="91555.351510497">
                <text:p>91555.35151049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11.6">
                <text:p>111.6</text:p>
              </table:table-cell>
              <table:table-cell office:value-type="float" office:value="7052.2162140322">
                <text:p>7052.2162140322</text:p>
              </table:table-cell>
              <table:table-cell office:value-type="float" office:value="55.9085478045">
                <text:p>55.9085478045</text:p>
              </table:table-cell>
              <table:table-cell office:value-type="float" office:value="84447.1593074216">
                <text:p>84447.1593074216</text:p>
              </table:table-cell>
              <table:table-cell office:value-type="float" office:value="8444.7159307421">
                <text:p>8444.7159307421</text:p>
              </table:table-cell>
              <table:table-cell office:value-type="float" office:value="91555.2840692575">
                <text:p>91555.284069257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11.72">
                <text:p>111.72</text:p>
              </table:table-cell>
              <table:table-cell office:value-type="float" office:value="7052.0619885951">
                <text:p>7052.0619885951</text:p>
              </table:table-cell>
              <table:table-cell office:value-type="float" office:value="55.3286147499">
                <text:p>55.3286147499</text:p>
              </table:table-cell>
              <table:table-cell office:value-type="float" office:value="84447.8267242322">
                <text:p>84447.8267242322</text:p>
              </table:table-cell>
              <table:table-cell office:value-type="float" office:value="8444.7826724231">
                <text:p>8444.7826724231</text:p>
              </table:table-cell>
              <table:table-cell office:value-type="float" office:value="91555.2173275765">
                <text:p>91555.217327576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11.84">
                <text:p>111.84</text:p>
              </table:table-cell>
              <table:table-cell office:value-type="float" office:value="7051.9093661354">
                <text:p>7051.9093661354</text:p>
              </table:table-cell>
              <table:table-cell office:value-type="float" office:value="54.7546940823">
                <text:p>54.7546940823</text:p>
              </table:table-cell>
              <table:table-cell office:value-type="float" office:value="84448.4872179844">
                <text:p>84448.4872179844</text:p>
              </table:table-cell>
              <table:table-cell office:value-type="float" office:value="8444.8487217983">
                <text:p>8444.8487217983</text:p>
              </table:table-cell>
              <table:table-cell office:value-type="float" office:value="91555.1512782013">
                <text:p>91555.15127820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11.96">
                <text:p>111.96</text:p>
              </table:table-cell>
              <table:table-cell office:value-type="float" office:value="7051.7583299678">
                <text:p>7051.7583299678</text:p>
              </table:table-cell>
              <table:table-cell office:value-type="float" office:value="54.186723535">
                <text:p>54.186723535</text:p>
              </table:table-cell>
              <table:table-cell office:value-type="float" office:value="84449.1408604524">
                <text:p>84449.1408604524</text:p>
              </table:table-cell>
              <table:table-cell office:value-type="float" office:value="8444.9140860451">
                <text:p>8444.9140860451</text:p>
              </table:table-cell>
              <table:table-cell office:value-type="float" office:value="91555.0859139544">
                <text:p>91555.085913954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2.08">
                <text:p>112.08</text:p>
              </table:table-cell>
              <table:table-cell office:value-type="float" office:value="7051.6088635815">
                <text:p>7051.6088635815</text:p>
              </table:table-cell>
              <table:table-cell office:value-type="float" office:value="53.6246414848">
                <text:p>53.6246414848</text:p>
              </table:table-cell>
              <table:table-cell office:value-type="float" office:value="84449.7877226674">
                <text:p>84449.7877226674</text:p>
              </table:table-cell>
              <table:table-cell office:value-type="float" office:value="8444.9787722666">
                <text:p>8444.9787722666</text:p>
              </table:table-cell>
              <table:table-cell office:value-type="float" office:value="91555.0212277329">
                <text:p>91555.021227732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12.2">
                <text:p>112.2</text:p>
              </table:table-cell>
              <table:table-cell office:value-type="float" office:value="7051.4609506379">
                <text:p>7051.4609506379</text:p>
              </table:table-cell>
              <table:table-cell office:value-type="float" office:value="53.0683869454">
                <text:p>53.0683869454</text:p>
              </table:table-cell>
              <table:table-cell office:value-type="float" office:value="84450.4278749247">
                <text:p>84450.4278749247</text:p>
              </table:table-cell>
              <table:table-cell office:value-type="float" office:value="8445.0427874924">
                <text:p>8445.0427874924</text:p>
              </table:table-cell>
              <table:table-cell office:value-type="float" office:value="91554.9572125072">
                <text:p>91554.957212507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12.32">
                <text:p>112.32</text:p>
              </table:table-cell>
              <table:table-cell office:value-type="float" office:value="7051.3145749689">
                <text:p>7051.3145749689</text:p>
              </table:table-cell>
              <table:table-cell office:value-type="float" office:value="52.5178995606">
                <text:p>52.5178995606</text:p>
              </table:table-cell>
              <table:table-cell office:value-type="float" office:value="84451.0613867918">
                <text:p>84451.0613867918</text:p>
              </table:table-cell>
              <table:table-cell office:value-type="float" office:value="8445.1061386791">
                <text:p>8445.1061386791</text:p>
              </table:table-cell>
              <table:table-cell office:value-type="float" office:value="91554.8938613205">
                <text:p>91554.893861320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12.44">
                <text:p>112.44</text:p>
              </table:table-cell>
              <table:table-cell office:value-type="float" office:value="7051.1697205753">
                <text:p>7051.1697205753</text:p>
              </table:table-cell>
              <table:table-cell office:value-type="float" office:value="51.9731195983">
                <text:p>51.9731195983</text:p>
              </table:table-cell>
              <table:table-cell office:value-type="float" office:value="84451.6883271153">
                <text:p>84451.6883271153</text:p>
              </table:table-cell>
              <table:table-cell office:value-type="float" office:value="8445.1688327114">
                <text:p>8445.1688327114</text:p>
              </table:table-cell>
              <table:table-cell office:value-type="float" office:value="91554.8311672881">
                <text:p>91554.831167288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12.56">
                <text:p>112.56</text:p>
              </table:table-cell>
              <table:table-cell office:value-type="float" office:value="7051.0263716247">
                <text:p>7051.0263716247</text:p>
              </table:table-cell>
              <table:table-cell office:value-type="float" office:value="51.4339879437">
                <text:p>51.4339879437</text:p>
              </table:table-cell>
              <table:table-cell office:value-type="float" office:value="84452.3087640292">
                <text:p>84452.3087640292</text:p>
              </table:table-cell>
              <table:table-cell office:value-type="float" office:value="8445.2308764028">
                <text:p>8445.2308764028</text:p>
              </table:table-cell>
              <table:table-cell office:value-type="float" office:value="91554.7691235968">
                <text:p>91554.76912359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12.68">
                <text:p>112.68</text:p>
              </table:table-cell>
              <table:table-cell office:value-type="float" office:value="7050.88451245">
                <text:p>7050.88451245</text:p>
              </table:table-cell>
              <table:table-cell office:value-type="float" office:value="50.9004460931">
                <text:p>50.9004460931</text:p>
              </table:table-cell>
              <table:table-cell office:value-type="float" office:value="84452.9227649614">
                <text:p>84452.9227649614</text:p>
              </table:table-cell>
              <table:table-cell office:value-type="float" office:value="8445.292276496">
                <text:p>8445.292276496</text:p>
              </table:table-cell>
              <table:table-cell office:value-type="float" office:value="91554.7077235035">
                <text:p>91554.707723503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2.8">
                <text:p>112.8</text:p>
              </table:table-cell>
              <table:table-cell office:value-type="float" office:value="7050.7441275475">
                <text:p>7050.7441275475</text:p>
              </table:table-cell>
              <table:table-cell office:value-type="float" office:value="50.3724361474">
                <text:p>50.3724361474</text:p>
              </table:table-cell>
              <table:table-cell office:value-type="float" office:value="84453.5303966415">
                <text:p>84453.5303966415</text:p>
              </table:table-cell>
              <table:table-cell office:value-type="float" office:value="8445.3530396641">
                <text:p>8445.3530396641</text:p>
              </table:table-cell>
              <table:table-cell office:value-type="float" office:value="91554.6469603355">
                <text:p>91554.646960335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2.92">
                <text:p>112.92</text:p>
              </table:table-cell>
              <table:table-cell office:value-type="float" office:value="7050.6052015755">
                <text:p>7050.6052015755</text:p>
              </table:table-cell>
              <table:table-cell office:value-type="float" office:value="49.8499008062">
                <text:p>49.8499008062</text:p>
              </table:table-cell>
              <table:table-cell office:value-type="float" office:value="84454.131725108">
                <text:p>84454.131725108</text:p>
              </table:table-cell>
              <table:table-cell office:value-type="float" office:value="8445.4131725107">
                <text:p>8445.4131725107</text:p>
              </table:table-cell>
              <table:table-cell office:value-type="float" office:value="91554.5868274889">
                <text:p>91554.586827488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3.04">
                <text:p>113.04</text:p>
              </table:table-cell>
              <table:table-cell office:value-type="float" office:value="7050.4677193521">
                <text:p>7050.4677193521</text:p>
              </table:table-cell>
              <table:table-cell office:value-type="float" office:value="49.3327833614">
                <text:p>49.3327833614</text:p>
              </table:table-cell>
              <table:table-cell office:value-type="float" office:value="84454.7268157154">
                <text:p>84454.7268157154</text:p>
              </table:table-cell>
              <table:table-cell office:value-type="float" office:value="8445.4726815715">
                <text:p>8445.4726815715</text:p>
              </table:table-cell>
              <table:table-cell office:value-type="float" office:value="91554.5273184281">
                <text:p>91554.527318428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3.16">
                <text:p>113.16</text:p>
              </table:table-cell>
              <table:table-cell office:value-type="float" office:value="7050.331665854">
                <text:p>7050.331665854</text:p>
              </table:table-cell>
              <table:table-cell office:value-type="float" office:value="48.8210276913">
                <text:p>48.8210276913</text:p>
              </table:table-cell>
              <table:table-cell office:value-type="float" office:value="84455.3157331411">
                <text:p>84455.3157331411</text:p>
              </table:table-cell>
              <table:table-cell office:value-type="float" office:value="8445.531573314">
                <text:p>8445.531573314</text:p>
              </table:table-cell>
              <table:table-cell office:value-type="float" office:value="91554.4684266856">
                <text:p>91554.468426685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3.28">
                <text:p>113.28</text:p>
              </table:table-cell>
              <table:table-cell office:value-type="float" office:value="7050.1970262145">
                <text:p>7050.1970262145</text:p>
              </table:table-cell>
              <table:table-cell office:value-type="float" office:value="48.3145782543">
                <text:p>48.3145782543</text:p>
              </table:table-cell>
              <table:table-cell office:value-type="float" office:value="84455.8985413925">
                <text:p>84455.8985413925</text:p>
              </table:table-cell>
              <table:table-cell office:value-type="float" office:value="8445.5898541392">
                <text:p>8445.5898541392</text:p>
              </table:table-cell>
              <table:table-cell office:value-type="float" office:value="91554.4101458604">
                <text:p>91554.410145860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3.4">
                <text:p>113.4</text:p>
              </table:table-cell>
              <table:table-cell office:value-type="float" office:value="7050.063785722">
                <text:p>7050.063785722</text:p>
              </table:table-cell>
              <table:table-cell office:value-type="float" office:value="47.8133800831">
                <text:p>47.8133800831</text:p>
              </table:table-cell>
              <table:table-cell office:value-type="float" office:value="84456.4753038139">
                <text:p>84456.4753038139</text:p>
              </table:table-cell>
              <table:table-cell office:value-type="float" office:value="8445.6475303813">
                <text:p>8445.6475303813</text:p>
              </table:table-cell>
              <table:table-cell office:value-type="float" office:value="91554.3524696183">
                <text:p>91554.352469618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3.52">
                <text:p>113.52</text:p>
              </table:table-cell>
              <table:table-cell office:value-type="float" office:value="7049.9319298186">
                <text:p>7049.9319298186</text:p>
              </table:table-cell>
              <table:table-cell office:value-type="float" office:value="47.3173787787">
                <text:p>47.3173787787</text:p>
              </table:table-cell>
              <table:table-cell office:value-type="float" office:value="84457.0460830938">
                <text:p>84457.0460830938</text:p>
              </table:table-cell>
              <table:table-cell office:value-type="float" office:value="8445.7046083093">
                <text:p>8445.7046083093</text:p>
              </table:table-cell>
              <table:table-cell office:value-type="float" office:value="91554.2953916903">
                <text:p>91554.295391690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3.64">
                <text:p>113.64</text:p>
              </table:table-cell>
              <table:table-cell office:value-type="float" office:value="7049.801444098">
                <text:p>7049.801444098</text:p>
              </table:table-cell>
              <table:table-cell office:value-type="float" office:value="46.8265205046">
                <text:p>46.8265205046</text:p>
              </table:table-cell>
              <table:table-cell office:value-type="float" office:value="84457.6109412708">
                <text:p>84457.6109412708</text:p>
              </table:table-cell>
              <table:table-cell office:value-type="float" office:value="8445.761094127">
                <text:p>8445.761094127</text:p>
              </table:table-cell>
              <table:table-cell office:value-type="float" office:value="91554.2389058726">
                <text:p>91554.238905872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3.76">
                <text:p>113.76</text:p>
              </table:table-cell>
              <table:table-cell office:value-type="float" office:value="7049.6723143041">
                <text:p>7049.6723143041</text:p>
              </table:table-cell>
              <table:table-cell office:value-type="float" office:value="46.3407519812">
                <text:p>46.3407519812</text:p>
              </table:table-cell>
              <table:table-cell office:value-type="float" office:value="84458.1699397411">
                <text:p>84458.1699397411</text:p>
              </table:table-cell>
              <table:table-cell office:value-type="float" office:value="8445.816993974">
                <text:p>8445.816993974</text:p>
              </table:table-cell>
              <table:table-cell office:value-type="float" office:value="91554.1830060256">
                <text:p>91554.183006025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3.88">
                <text:p>113.88</text:p>
              </table:table-cell>
              <table:table-cell office:value-type="float" office:value="7049.5445263297">
                <text:p>7049.5445263297</text:p>
              </table:table-cell>
              <table:table-cell office:value-type="float" office:value="45.8600204795">
                <text:p>45.8600204795</text:p>
              </table:table-cell>
              <table:table-cell office:value-type="float" office:value="84458.7231392647">
                <text:p>84458.7231392647</text:p>
              </table:table-cell>
              <table:table-cell office:value-type="float" office:value="8445.8723139264">
                <text:p>8445.8723139264</text:p>
              </table:table-cell>
              <table:table-cell office:value-type="float" office:value="91554.1276860732">
                <text:p>91554.127686073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14">
                <text:p>114</text:p>
              </table:table-cell>
              <table:table-cell office:value-type="float" office:value="7049.4180662148">
                <text:p>7049.4180662148</text:p>
              </table:table-cell>
              <table:table-cell office:value-type="float" office:value="45.3842738161">
                <text:p>45.3842738161</text:p>
              </table:table-cell>
              <table:table-cell office:value-type="float" office:value="84459.2705999723">
                <text:p>84459.2705999723</text:p>
              </table:table-cell>
              <table:table-cell office:value-type="float" office:value="8445.9270599971">
                <text:p>8445.9270599971</text:p>
              </table:table-cell>
              <table:table-cell office:value-type="float" office:value="91554.0729400025">
                <text:p>91554.07294000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4.12">
                <text:p>114.12</text:p>
              </table:table-cell>
              <table:table-cell office:value-type="float" office:value="7049.2929201447">
                <text:p>7049.2929201447</text:p>
              </table:table-cell>
              <table:table-cell office:value-type="float" office:value="44.9134603471">
                <text:p>44.9134603471</text:p>
              </table:table-cell>
              <table:table-cell office:value-type="float" office:value="84459.8123813716">
                <text:p>84459.8123813716</text:p>
              </table:table-cell>
              <table:table-cell office:value-type="float" office:value="8445.9812381371">
                <text:p>8445.9812381371</text:p>
              </table:table-cell>
              <table:table-cell office:value-type="float" office:value="91554.0187618626">
                <text:p>91554.018761862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4.24">
                <text:p>114.24</text:p>
              </table:table-cell>
              <table:table-cell office:value-type="float" office:value="7049.1690744489">
                <text:p>7049.1690744489</text:p>
              </table:table-cell>
              <table:table-cell office:value-type="float" office:value="44.4475289627">
                <text:p>44.4475289627</text:p>
              </table:table-cell>
              <table:table-cell office:value-type="float" office:value="84460.3485423535">
                <text:p>84460.3485423535</text:p>
              </table:table-cell>
              <table:table-cell office:value-type="float" office:value="8446.0348542353">
                <text:p>8446.0348542353</text:p>
              </table:table-cell>
              <table:table-cell office:value-type="float" office:value="91553.9651457644">
                <text:p>91553.965145764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4.36">
                <text:p>114.36</text:p>
              </table:table-cell>
              <table:table-cell office:value-type="float" office:value="7049.0465155995">
                <text:p>7049.0465155995</text:p>
              </table:table-cell>
              <table:table-cell office:value-type="float" office:value="43.9864290819">
                <text:p>43.9864290819</text:p>
              </table:table-cell>
              <table:table-cell office:value-type="float" office:value="84460.8791411992">
                <text:p>84460.8791411992</text:p>
              </table:table-cell>
              <table:table-cell office:value-type="float" office:value="8446.0879141198">
                <text:p>8446.0879141198</text:p>
              </table:table-cell>
              <table:table-cell office:value-type="float" office:value="91553.9120858798">
                <text:p>91553.912085879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4.48">
                <text:p>114.48</text:p>
              </table:table-cell>
              <table:table-cell office:value-type="float" office:value="7048.9252302097">
                <text:p>7048.9252302097</text:p>
              </table:table-cell>
              <table:table-cell office:value-type="float" office:value="43.5301106465">
                <text:p>43.5301106465</text:p>
              </table:table-cell>
              <table:table-cell office:value-type="float" office:value="84461.4042355857">
                <text:p>84461.4042355857</text:p>
              </table:table-cell>
              <table:table-cell office:value-type="float" office:value="8446.1404235585">
                <text:p>8446.1404235585</text:p>
              </table:table-cell>
              <table:table-cell office:value-type="float" office:value="91553.8595764411">
                <text:p>91553.859576441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4.6">
                <text:p>114.6</text:p>
              </table:table-cell>
              <table:table-cell office:value-type="float" office:value="7048.8052050321">
                <text:p>7048.8052050321</text:p>
              </table:table-cell>
              <table:table-cell office:value-type="float" office:value="43.0785241163">
                <text:p>43.0785241163</text:p>
              </table:table-cell>
              <table:table-cell office:value-type="float" office:value="84461.9238825928">
                <text:p>84461.9238825928</text:p>
              </table:table-cell>
              <table:table-cell office:value-type="float" office:value="8446.1923882592">
                <text:p>8446.1923882592</text:p>
              </table:table-cell>
              <table:table-cell office:value-type="float" office:value="91553.8076117404">
                <text:p>91553.807611740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14.72">
                <text:p>114.72</text:p>
              </table:table-cell>
              <table:table-cell office:value-type="float" office:value="7048.6864269576">
                <text:p>7048.6864269576</text:p>
              </table:table-cell>
              <table:table-cell office:value-type="float" office:value="42.6316204635">
                <text:p>42.6316204635</text:p>
              </table:table-cell>
              <table:table-cell office:value-type="float" office:value="84462.4381387085">
                <text:p>84462.4381387085</text:p>
              </table:table-cell>
              <table:table-cell office:value-type="float" office:value="8446.2438138708">
                <text:p>8446.2438138708</text:p>
              </table:table-cell>
              <table:table-cell office:value-type="float" office:value="91553.7561861289">
                <text:p>91553.756186128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4.84">
                <text:p>114.84</text:p>
              </table:table-cell>
              <table:table-cell office:value-type="float" office:value="7048.5688830137">
                <text:p>7048.5688830137</text:p>
              </table:table-cell>
              <table:table-cell office:value-type="float" office:value="42.1893511674">
                <text:p>42.1893511674</text:p>
              </table:table-cell>
              <table:table-cell office:value-type="float" office:value="84462.9470598357">
                <text:p>84462.9470598357</text:p>
              </table:table-cell>
              <table:table-cell office:value-type="float" office:value="8446.2947059835">
                <text:p>8446.2947059835</text:p>
              </table:table-cell>
              <table:table-cell office:value-type="float" office:value="91553.7052940161">
                <text:p>91553.705294016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14.96">
                <text:p>114.96</text:p>
              </table:table-cell>
              <table:table-cell office:value-type="float" office:value="7048.4525603631">
                <text:p>7048.4525603631</text:p>
              </table:table-cell>
              <table:table-cell office:value-type="float" office:value="41.7516682093">
                <text:p>41.7516682093</text:p>
              </table:table-cell>
              <table:table-cell office:value-type="float" office:value="84463.4507012982">
                <text:p>84463.4507012982</text:p>
              </table:table-cell>
              <table:table-cell office:value-type="float" office:value="8446.3450701297">
                <text:p>8446.3450701297</text:p>
              </table:table-cell>
              <table:table-cell office:value-type="float" office:value="91553.6549298699">
                <text:p>91553.654929869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15.08">
                <text:p>115.08</text:p>
              </table:table-cell>
              <table:table-cell office:value-type="float" office:value="7048.3374463025">
                <text:p>7048.3374463025</text:p>
              </table:table-cell>
              <table:table-cell office:value-type="float" office:value="41.318524067">
                <text:p>41.318524067</text:p>
              </table:table-cell>
              <table:table-cell office:value-type="float" office:value="84463.9491178463">
                <text:p>84463.9491178463</text:p>
              </table:table-cell>
              <table:table-cell office:value-type="float" office:value="8446.3949117845">
                <text:p>8446.3949117845</text:p>
              </table:table-cell>
              <table:table-cell office:value-type="float" office:value="91553.6050882151">
                <text:p>91553.605088215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5.2">
                <text:p>115.2</text:p>
              </table:table-cell>
              <table:table-cell office:value-type="float" office:value="7048.2235282608">
                <text:p>7048.2235282608</text:p>
              </table:table-cell>
              <table:table-cell office:value-type="float" office:value="40.8898717103">
                <text:p>40.8898717103</text:p>
              </table:table-cell>
              <table:table-cell office:value-type="float" office:value="84464.4423636631">
                <text:p>84464.4423636631</text:p>
              </table:table-cell>
              <table:table-cell office:value-type="float" office:value="8446.4442363662">
                <text:p>8446.4442363662</text:p>
              </table:table-cell>
              <table:table-cell office:value-type="float" office:value="91553.5557636334">
                <text:p>91553.555763633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5.32">
                <text:p>115.32</text:p>
              </table:table-cell>
              <table:table-cell office:value-type="float" office:value="7048.110793798">
                <text:p>7048.110793798</text:p>
              </table:table-cell>
              <table:table-cell office:value-type="float" office:value="40.4656645951">
                <text:p>40.4656645951</text:p>
              </table:table-cell>
              <table:table-cell office:value-type="float" office:value="84464.9304923703">
                <text:p>84464.9304923703</text:p>
              </table:table-cell>
              <table:table-cell office:value-type="float" office:value="8446.4930492369">
                <text:p>8446.4930492369</text:p>
              </table:table-cell>
              <table:table-cell office:value-type="float" office:value="91553.5069507627">
                <text:p>91553.506950762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5.44">
                <text:p>115.44</text:p>
              </table:table-cell>
              <table:table-cell office:value-type="float" office:value="7047.999230604">
                <text:p>7047.999230604</text:p>
              </table:table-cell>
              <table:table-cell office:value-type="float" office:value="40.0458566591">
                <text:p>40.0458566591</text:p>
              </table:table-cell>
              <table:table-cell office:value-type="float" office:value="84465.4135570339">
                <text:p>84465.4135570339</text:p>
              </table:table-cell>
              <table:table-cell office:value-type="float" office:value="8446.5413557033">
                <text:p>8446.5413557033</text:p>
              </table:table-cell>
              <table:table-cell office:value-type="float" office:value="91553.4586442963">
                <text:p>91553.458644296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5.56">
                <text:p>115.56</text:p>
              </table:table-cell>
              <table:table-cell office:value-type="float" office:value="7047.8888264967">
                <text:p>7047.8888264967</text:p>
              </table:table-cell>
              <table:table-cell office:value-type="float" office:value="39.6304023166">
                <text:p>39.6304023166</text:p>
              </table:table-cell>
              <table:table-cell office:value-type="float" office:value="84465.8916101701">
                <text:p>84465.8916101701</text:p>
              </table:table-cell>
              <table:table-cell office:value-type="float" office:value="8446.5891610169">
                <text:p>8446.5891610169</text:p>
              </table:table-cell>
              <table:table-cell office:value-type="float" office:value="91553.4108389827">
                <text:p>91553.410838982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5.68">
                <text:p>115.68</text:p>
              </table:table-cell>
              <table:table-cell office:value-type="float" office:value="7047.779569421">
                <text:p>7047.779569421</text:p>
              </table:table-cell>
              <table:table-cell office:value-type="float" office:value="39.2192564534">
                <text:p>39.2192564534</text:p>
              </table:table-cell>
              <table:table-cell office:value-type="float" office:value="84466.3647037509">
                <text:p>84466.3647037509</text:p>
              </table:table-cell>
              <table:table-cell office:value-type="float" office:value="8446.636470375">
                <text:p>8446.636470375</text:p>
              </table:table-cell>
              <table:table-cell office:value-type="float" office:value="91553.3635296246">
                <text:p>91553.363529624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5.8">
                <text:p>115.8</text:p>
              </table:table-cell>
              <table:table-cell office:value-type="float" office:value="7047.6714474477">
                <text:p>7047.6714474477</text:p>
              </table:table-cell>
              <table:table-cell office:value-type="float" office:value="38.8123744221">
                <text:p>38.8123744221</text:p>
              </table:table-cell>
              <table:table-cell office:value-type="float" office:value="84466.8328892096">
                <text:p>84466.8328892096</text:p>
              </table:table-cell>
              <table:table-cell office:value-type="float" office:value="8446.6832889209">
                <text:p>8446.6832889209</text:p>
              </table:table-cell>
              <table:table-cell office:value-type="float" office:value="91553.3167110787">
                <text:p>91553.316711078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5.92">
                <text:p>115.92</text:p>
              </table:table-cell>
              <table:table-cell office:value-type="float" office:value="7047.5644487717">
                <text:p>7047.5644487717</text:p>
              </table:table-cell>
              <table:table-cell office:value-type="float" office:value="38.4097120374">
                <text:p>38.4097120374</text:p>
              </table:table-cell>
              <table:table-cell office:value-type="float" office:value="84467.2962174467">
                <text:p>84467.2962174467</text:p>
              </table:table-cell>
              <table:table-cell office:value-type="float" office:value="8446.7296217446">
                <text:p>8446.7296217446</text:p>
              </table:table-cell>
              <table:table-cell office:value-type="float" office:value="91553.2703782551">
                <text:p>91553.270378255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6.04">
                <text:p>116.04</text:p>
              </table:table-cell>
              <table:table-cell office:value-type="float" office:value="7047.458561711">
                <text:p>7047.458561711</text:p>
              </table:table-cell>
              <table:table-cell office:value-type="float" office:value="38.011225571">
                <text:p>38.011225571</text:p>
              </table:table-cell>
              <table:table-cell office:value-type="float" office:value="84467.754738835">
                <text:p>84467.754738835</text:p>
              </table:table-cell>
              <table:table-cell office:value-type="float" office:value="8446.7754738834">
                <text:p>8446.7754738834</text:p>
              </table:table-cell>
              <table:table-cell office:value-type="float" office:value="91553.2245261162">
                <text:p>91553.224526116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6.16">
                <text:p>116.16</text:p>
              </table:table-cell>
              <table:table-cell office:value-type="float" office:value="7047.3537747052">
                <text:p>7047.3537747052</text:p>
              </table:table-cell>
              <table:table-cell office:value-type="float" office:value="37.6168717473">
                <text:p>37.6168717473</text:p>
              </table:table-cell>
              <table:table-cell office:value-type="float" office:value="84468.2085032255">
                <text:p>84468.2085032255</text:p>
              </table:table-cell>
              <table:table-cell office:value-type="float" office:value="8446.8208503225">
                <text:p>8446.8208503225</text:p>
              </table:table-cell>
              <table:table-cell office:value-type="float" office:value="91553.1791496771">
                <text:p>91553.179149677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6.28">
                <text:p>116.28</text:p>
              </table:table-cell>
              <table:table-cell office:value-type="float" office:value="7047.2500763146">
                <text:p>7047.2500763146</text:p>
              </table:table-cell>
              <table:table-cell office:value-type="float" office:value="37.2266077383">
                <text:p>37.2266077383</text:p>
              </table:table-cell>
              <table:table-cell office:value-type="float" office:value="84468.6575599524">
                <text:p>84468.6575599524</text:p>
              </table:table-cell>
              <table:table-cell office:value-type="float" office:value="8446.8657559951">
                <text:p>8446.8657559951</text:p>
              </table:table-cell>
              <table:table-cell office:value-type="float" office:value="91553.1342440045">
                <text:p>91553.134244004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6.4">
                <text:p>116.4</text:p>
              </table:table-cell>
              <table:table-cell office:value-type="float" office:value="7047.1474552185">
                <text:p>7047.1474552185</text:p>
              </table:table-cell>
              <table:table-cell office:value-type="float" office:value="36.8403911593">
                <text:p>36.8403911593</text:p>
              </table:table-cell>
              <table:table-cell office:value-type="float" office:value="84469.1019578388">
                <text:p>84469.1019578388</text:p>
              </table:table-cell>
              <table:table-cell office:value-type="float" office:value="8446.9101957838">
                <text:p>8446.9101957838</text:p>
              </table:table-cell>
              <table:table-cell office:value-type="float" office:value="91553.0898042158">
                <text:p>91553.089804215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6.52">
                <text:p>116.52</text:p>
              </table:table-cell>
              <table:table-cell office:value-type="float" office:value="7047.0459002143">
                <text:p>7047.0459002143</text:p>
              </table:table-cell>
              <table:table-cell office:value-type="float" office:value="36.4581800643">
                <text:p>36.4581800643</text:p>
              </table:table-cell>
              <table:table-cell office:value-type="float" office:value="84469.5417452018">
                <text:p>84469.5417452018</text:p>
              </table:table-cell>
              <table:table-cell office:value-type="float" office:value="8446.9541745201">
                <text:p>8446.9541745201</text:p>
              </table:table-cell>
              <table:table-cell office:value-type="float" office:value="91553.0458254795">
                <text:p>91553.045825479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6.64">
                <text:p>116.64</text:p>
              </table:table-cell>
              <table:table-cell office:value-type="float" office:value="7046.9454002159">
                <text:p>7046.9454002159</text:p>
              </table:table-cell>
              <table:table-cell office:value-type="float" office:value="36.0799329413">
                <text:p>36.0799329413</text:p>
              </table:table-cell>
              <table:table-cell office:value-type="float" office:value="84469.9769698575">
                <text:p>84469.9769698575</text:p>
              </table:table-cell>
              <table:table-cell office:value-type="float" office:value="8446.9976969857">
                <text:p>8446.9976969857</text:p>
              </table:table-cell>
              <table:table-cell office:value-type="float" office:value="91553.0023030139">
                <text:p>91553.002303013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6.76">
                <text:p>116.76</text:p>
              </table:table-cell>
              <table:table-cell office:value-type="float" office:value="7046.8459442531">
                <text:p>7046.8459442531</text:p>
              </table:table-cell>
              <table:table-cell office:value-type="float" office:value="35.7056087079">
                <text:p>35.7056087079</text:p>
              </table:table-cell>
              <table:table-cell office:value-type="float" office:value="84470.4076791268">
                <text:p>84470.4076791268</text:p>
              </table:table-cell>
              <table:table-cell office:value-type="float" office:value="8447.0407679126">
                <text:p>8447.0407679126</text:p>
              </table:table-cell>
              <table:table-cell office:value-type="float" office:value="91552.959232087">
                <text:p>91552.95923208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6.88">
                <text:p>116.88</text:p>
              </table:table-cell>
              <table:table-cell office:value-type="float" office:value="7046.7475214696">
                <text:p>7046.7475214696</text:p>
              </table:table-cell>
              <table:table-cell office:value-type="float" office:value="35.335166707">
                <text:p>35.335166707</text:p>
              </table:table-cell>
              <table:table-cell office:value-type="float" office:value="84470.83391984">
                <text:p>84470.83391984</text:p>
              </table:table-cell>
              <table:table-cell office:value-type="float" office:value="8447.0833919839">
                <text:p>8447.0833919839</text:p>
              </table:table-cell>
              <table:table-cell office:value-type="float" office:value="91552.9166080157">
                <text:p>91552.916608015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7">
                <text:p>117</text:p>
              </table:table-cell>
              <table:table-cell office:value-type="float" office:value="7046.6501211223">
                <text:p>7046.6501211223</text:p>
              </table:table-cell>
              <table:table-cell office:value-type="float" office:value="34.9685667021">
                <text:p>34.9685667021</text:p>
              </table:table-cell>
              <table:table-cell office:value-type="float" office:value="84471.2557383419">
                <text:p>84471.2557383419</text:p>
              </table:table-cell>
              <table:table-cell office:value-type="float" office:value="8447.1255738341">
                <text:p>8447.1255738341</text:p>
              </table:table-cell>
              <table:table-cell office:value-type="float" office:value="91552.8744261655">
                <text:p>91552.874426165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7.12">
                <text:p>117.12</text:p>
              </table:table-cell>
              <table:table-cell office:value-type="float" office:value="7046.5537325801">
                <text:p>7046.5537325801</text:p>
              </table:table-cell>
              <table:table-cell office:value-type="float" office:value="34.6057688734">
                <text:p>34.6057688734</text:p>
              </table:table-cell>
              <table:table-cell office:value-type="float" office:value="84471.6731804973">
                <text:p>84471.6731804973</text:p>
              </table:table-cell>
              <table:table-cell office:value-type="float" office:value="8447.1673180496">
                <text:p>8447.1673180496</text:p>
              </table:table-cell>
              <table:table-cell office:value-type="float" office:value="91552.8326819499">
                <text:p>91552.832681949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7.24">
                <text:p>117.24</text:p>
              </table:table-cell>
              <table:table-cell office:value-type="float" office:value="7046.4583453226">
                <text:p>7046.4583453226</text:p>
              </table:table-cell>
              <table:table-cell office:value-type="float" office:value="34.2467338131">
                <text:p>34.2467338131</text:p>
              </table:table-cell>
              <table:table-cell office:value-type="float" office:value="84472.0862916953">
                <text:p>84472.0862916953</text:p>
              </table:table-cell>
              <table:table-cell office:value-type="float" office:value="8447.2086291694">
                <text:p>8447.2086291694</text:p>
              </table:table-cell>
              <table:table-cell office:value-type="float" office:value="91552.7913708302">
                <text:p>91552.791370830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7.36">
                <text:p>117.36</text:p>
              </table:table-cell>
              <table:table-cell office:value-type="float" office:value="7046.3639489391">
                <text:p>7046.3639489391</text:p>
              </table:table-cell>
              <table:table-cell office:value-type="float" office:value="33.8914225212">
                <text:p>33.8914225212</text:p>
              </table:table-cell>
              <table:table-cell office:value-type="float" office:value="84472.4951168548">
                <text:p>84472.4951168548</text:p>
              </table:table-cell>
              <table:table-cell office:value-type="float" office:value="8447.2495116854">
                <text:p>8447.2495116854</text:p>
              </table:table-cell>
              <table:table-cell office:value-type="float" office:value="91552.7504883142">
                <text:p>91552.750488314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7.48">
                <text:p>117.48</text:p>
              </table:table-cell>
              <table:table-cell office:value-type="float" office:value="7046.2705331271">
                <text:p>7046.2705331271</text:p>
              </table:table-cell>
              <table:table-cell office:value-type="float" office:value="33.5397964016">
                <text:p>33.5397964016</text:p>
              </table:table-cell>
              <table:table-cell office:value-type="float" office:value="84472.8997004289">
                <text:p>84472.8997004289</text:p>
              </table:table-cell>
              <table:table-cell office:value-type="float" office:value="8447.2899700428">
                <text:p>8447.2899700428</text:p>
              </table:table-cell>
              <table:table-cell office:value-type="float" office:value="91552.7100299568">
                <text:p>91552.710029956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7.6">
                <text:p>117.6</text:p>
              </table:table-cell>
              <table:table-cell office:value-type="float" office:value="7046.1780876916">
                <text:p>7046.1780876916</text:p>
              </table:table-cell>
              <table:table-cell office:value-type="float" office:value="33.1918172577">
                <text:p>33.1918172577</text:p>
              </table:table-cell>
              <table:table-cell office:value-type="float" office:value="84473.3000864103">
                <text:p>84473.3000864103</text:p>
              </table:table-cell>
              <table:table-cell office:value-type="float" office:value="8447.3300086409">
                <text:p>8447.3300086409</text:p>
              </table:table-cell>
              <table:table-cell office:value-type="float" office:value="91552.6699913587">
                <text:p>91552.669991358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7.72">
                <text:p>117.72</text:p>
              </table:table-cell>
              <table:table-cell office:value-type="float" office:value="7046.0866025436">
                <text:p>7046.0866025436</text:p>
              </table:table-cell>
              <table:table-cell office:value-type="float" office:value="32.8474472881">
                <text:p>32.8474472881</text:p>
              </table:table-cell>
              <table:table-cell office:value-type="float" office:value="84473.6963183353">
                <text:p>84473.6963183353</text:p>
              </table:table-cell>
              <table:table-cell office:value-type="float" office:value="8447.3696318334">
                <text:p>8447.3696318334</text:p>
              </table:table-cell>
              <table:table-cell office:value-type="float" office:value="91552.6303681662">
                <text:p>91552.630368166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7.84">
                <text:p>117.84</text:p>
              </table:table-cell>
              <table:table-cell office:value-type="float" office:value="7045.9960676995">
                <text:p>7045.9960676995</text:p>
              </table:table-cell>
              <table:table-cell office:value-type="float" office:value="32.506649083">
                <text:p>32.506649083</text:p>
              </table:table-cell>
              <table:table-cell office:value-type="float" office:value="84474.0884392892">
                <text:p>84474.0884392892</text:p>
              </table:table-cell>
              <table:table-cell office:value-type="float" office:value="8447.4088439288">
                <text:p>8447.4088439288</text:p>
              </table:table-cell>
              <table:table-cell office:value-type="float" office:value="91552.5911560708">
                <text:p>91552.591156070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7.96">
                <text:p>117.96</text:p>
              </table:table-cell>
              <table:table-cell office:value-type="float" office:value="7045.9064732793">
                <text:p>7045.9064732793</text:p>
              </table:table-cell>
              <table:table-cell office:value-type="float" office:value="32.1693856195">
                <text:p>32.1693856195</text:p>
              </table:table-cell>
              <table:table-cell office:value-type="float" office:value="84474.4764919107">
                <text:p>84474.4764919107</text:p>
              </table:table-cell>
              <table:table-cell office:value-type="float" office:value="8447.447649191">
                <text:p>8447.447649191</text:p>
              </table:table-cell>
              <table:table-cell office:value-type="float" office:value="91552.5523508087">
                <text:p>91552.552350808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8.08">
                <text:p>118.08</text:p>
              </table:table-cell>
              <table:table-cell office:value-type="float" office:value="7045.8178095062">
                <text:p>7045.8178095062</text:p>
              </table:table-cell>
              <table:table-cell office:value-type="float" office:value="31.8356202583">
                <text:p>31.8356202583</text:p>
              </table:table-cell>
              <table:table-cell office:value-type="float" office:value="84474.8605183964">
                <text:p>84474.8605183964</text:p>
              </table:table-cell>
              <table:table-cell office:value-type="float" office:value="8447.4860518395">
                <text:p>8447.4860518395</text:p>
              </table:table-cell>
              <table:table-cell office:value-type="float" office:value="91552.5139481601">
                <text:p>91552.513948160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8.2">
                <text:p>118.2</text:p>
              </table:table-cell>
              <table:table-cell office:value-type="float" office:value="7045.730066705">
                <text:p>7045.730066705</text:p>
              </table:table-cell>
              <table:table-cell office:value-type="float" office:value="31.5053167394">
                <text:p>31.5053167394</text:p>
              </table:table-cell>
              <table:table-cell office:value-type="float" office:value="84475.2405605056">
                <text:p>84475.2405605056</text:p>
              </table:table-cell>
              <table:table-cell office:value-type="float" office:value="8447.5240560505">
                <text:p>8447.5240560505</text:p>
              </table:table-cell>
              <table:table-cell office:value-type="float" office:value="91552.4759439492">
                <text:p>91552.475943949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8.32">
                <text:p>118.32</text:p>
              </table:table-cell>
              <table:table-cell office:value-type="float" office:value="7045.6432353013">
                <text:p>7045.6432353013</text:p>
              </table:table-cell>
              <table:table-cell office:value-type="float" office:value="31.1784391779">
                <text:p>31.1784391779</text:p>
              </table:table-cell>
              <table:table-cell office:value-type="float" office:value="84475.6166595648">
                <text:p>84475.6166595648</text:p>
              </table:table-cell>
              <table:table-cell office:value-type="float" office:value="8447.5616659564">
                <text:p>8447.5616659564</text:p>
              </table:table-cell>
              <table:table-cell office:value-type="float" office:value="91552.4383340433">
                <text:p>91552.438334043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8.44">
                <text:p>118.44</text:p>
              </table:table-cell>
              <table:table-cell office:value-type="float" office:value="7045.5573058206">
                <text:p>7045.5573058206</text:p>
              </table:table-cell>
              <table:table-cell office:value-type="float" office:value="30.8549520608">
                <text:p>30.8549520608</text:p>
              </table:table-cell>
              <table:table-cell office:value-type="float" office:value="84475.9888564719">
                <text:p>84475.9888564719</text:p>
              </table:table-cell>
              <table:table-cell office:value-type="float" office:value="8447.5988856471">
                <text:p>8447.5988856471</text:p>
              </table:table-cell>
              <table:table-cell office:value-type="float" office:value="91552.4011143526">
                <text:p>91552.401114352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8.56">
                <text:p>118.56</text:p>
              </table:table-cell>
              <table:table-cell office:value-type="float" office:value="7045.4722688868">
                <text:p>7045.4722688868</text:p>
              </table:table-cell>
              <table:table-cell office:value-type="float" office:value="30.5348202426">
                <text:p>30.5348202426</text:p>
              </table:table-cell>
              <table:table-cell office:value-type="float" office:value="84476.3571917011">
                <text:p>84476.3571917011</text:p>
              </table:table-cell>
              <table:table-cell office:value-type="float" office:value="8447.63571917">
                <text:p>8447.63571917</text:p>
              </table:table-cell>
              <table:table-cell office:value-type="float" office:value="91552.3642808297">
                <text:p>91552.364280829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8.68">
                <text:p>118.68</text:p>
              </table:table-cell>
              <table:table-cell office:value-type="float" office:value="7045.3881152215">
                <text:p>7045.3881152215</text:p>
              </table:table-cell>
              <table:table-cell office:value-type="float" office:value="30.2180089416">
                <text:p>30.2180089416</text:p>
              </table:table-cell>
              <table:table-cell office:value-type="float" office:value="84476.7217053069">
                <text:p>84476.7217053069</text:p>
              </table:table-cell>
              <table:table-cell office:value-type="float" office:value="8447.6721705306">
                <text:p>8447.6721705306</text:p>
              </table:table-cell>
              <table:table-cell office:value-type="float" office:value="91552.3278294691">
                <text:p>91552.327829469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8.8">
                <text:p>118.8</text:p>
              </table:table-cell>
              <table:table-cell office:value-type="float" office:value="7045.3048356429">
                <text:p>7045.3048356429</text:p>
              </table:table-cell>
              <table:table-cell office:value-type="float" office:value="29.9044837363">
                <text:p>29.9044837363</text:p>
              </table:table-cell>
              <table:table-cell office:value-type="float" office:value="84477.0824369285">
                <text:p>84477.0824369285</text:p>
              </table:table-cell>
              <table:table-cell office:value-type="float" office:value="8447.7082436928">
                <text:p>8447.7082436928</text:p>
              </table:table-cell>
              <table:table-cell office:value-type="float" office:value="91552.2917563069">
                <text:p>91552.291756306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8.92">
                <text:p>118.92</text:p>
              </table:table-cell>
              <table:table-cell office:value-type="float" office:value="7045.222421065">
                <text:p>7045.222421065</text:p>
              </table:table-cell>
              <table:table-cell office:value-type="float" office:value="29.5942105618">
                <text:p>29.5942105618</text:p>
              </table:table-cell>
              <table:table-cell office:value-type="float" office:value="84477.4394257944">
                <text:p>84477.4394257944</text:p>
              </table:table-cell>
              <table:table-cell office:value-type="float" office:value="8447.7439425794">
                <text:p>8447.7439425794</text:p>
              </table:table-cell>
              <table:table-cell office:value-type="float" office:value="91552.2560574203">
                <text:p>91552.256057420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9.04">
                <text:p>119.04</text:p>
              </table:table-cell>
              <table:table-cell office:value-type="float" office:value="7045.140862496">
                <text:p>7045.140862496</text:p>
              </table:table-cell>
              <table:table-cell office:value-type="float" office:value="29.2871557056">
                <text:p>29.2871557056</text:p>
              </table:table-cell>
              <table:table-cell office:value-type="float" office:value="84477.7927107264">
                <text:p>84477.7927107264</text:p>
              </table:table-cell>
              <table:table-cell office:value-type="float" office:value="8447.7792710725">
                <text:p>8447.7792710725</text:p>
              </table:table-cell>
              <table:table-cell office:value-type="float" office:value="91552.2207289271">
                <text:p>91552.220728927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9.16">
                <text:p>119.16</text:p>
              </table:table-cell>
              <table:table-cell office:value-type="float" office:value="7045.0601510381">
                <text:p>7045.0601510381</text:p>
              </table:table-cell>
              <table:table-cell office:value-type="float" office:value="28.9832858045">
                <text:p>28.9832858045</text:p>
              </table:table-cell>
              <table:table-cell office:value-type="float" office:value="84478.1423301436">
                <text:p>84478.1423301436</text:p>
              </table:table-cell>
              <table:table-cell office:value-type="float" office:value="8447.8142330143">
                <text:p>8447.8142330143</text:p>
              </table:table-cell>
              <table:table-cell office:value-type="float" office:value="91552.1857669854">
                <text:p>91552.185766985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9.28">
                <text:p>119.28</text:p>
              </table:table-cell>
              <table:table-cell office:value-type="float" office:value="7044.9802778859">
                <text:p>7044.9802778859</text:p>
              </table:table-cell>
              <table:table-cell office:value-type="float" office:value="28.6825678408">
                <text:p>28.6825678408</text:p>
              </table:table-cell>
              <table:table-cell office:value-type="float" office:value="84478.4883220672">
                <text:p>84478.4883220672</text:p>
              </table:table-cell>
              <table:table-cell office:value-type="float" office:value="8447.8488322066">
                <text:p>8447.8488322066</text:p>
              </table:table-cell>
              <table:table-cell office:value-type="float" office:value="91552.151167793">
                <text:p>91552.15116779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9.4">
                <text:p>119.4</text:p>
              </table:table-cell>
              <table:table-cell office:value-type="float" office:value="7044.9012343258">
                <text:p>7044.9012343258</text:p>
              </table:table-cell>
              <table:table-cell office:value-type="float" office:value="28.3849691385">
                <text:p>28.3849691385</text:p>
              </table:table-cell>
              <table:table-cell office:value-type="float" office:value="84478.8307241239">
                <text:p>84478.8307241239</text:p>
              </table:table-cell>
              <table:table-cell office:value-type="float" office:value="8447.8830724123">
                <text:p>8447.8830724123</text:p>
              </table:table-cell>
              <table:table-cell office:value-type="float" office:value="91552.1169275873">
                <text:p>91552.116927587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9.52">
                <text:p>119.52</text:p>
              </table:table-cell>
              <table:table-cell office:value-type="float" office:value="7044.8230117348">
                <text:p>7044.8230117348</text:p>
              </table:table-cell>
              <table:table-cell office:value-type="float" office:value="28.0904573601">
                <text:p>28.0904573601</text:p>
              </table:table-cell>
              <table:table-cell office:value-type="float" office:value="84479.1695735506">
                <text:p>84479.1695735506</text:p>
              </table:table-cell>
              <table:table-cell office:value-type="float" office:value="8447.916957355">
                <text:p>8447.916957355</text:p>
              </table:table-cell>
              <table:table-cell office:value-type="float" office:value="91552.0830426447">
                <text:p>91552.083042644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9.64">
                <text:p>119.64</text:p>
              </table:table-cell>
              <table:table-cell office:value-type="float" office:value="7044.7456015798">
                <text:p>7044.7456015798</text:p>
              </table:table-cell>
              <table:table-cell office:value-type="float" office:value="27.7990005031">
                <text:p>27.7990005031</text:p>
              </table:table-cell>
              <table:table-cell office:value-type="float" office:value="84479.5049071979">
                <text:p>84479.5049071979</text:p>
              </table:table-cell>
              <table:table-cell office:value-type="float" office:value="8447.9504907197">
                <text:p>8447.9504907197</text:p>
              </table:table-cell>
              <table:table-cell office:value-type="float" office:value="91552.04950928">
                <text:p>91552.0495092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9.76">
                <text:p>119.76</text:p>
              </table:table-cell>
              <table:table-cell office:value-type="float" office:value="7044.6689954163">
                <text:p>7044.6689954163</text:p>
              </table:table-cell>
              <table:table-cell office:value-type="float" office:value="27.5105668963">
                <text:p>27.5105668963</text:p>
              </table:table-cell>
              <table:table-cell office:value-type="float" office:value="84479.8367615346">
                <text:p>84479.8367615346</text:p>
              </table:table-cell>
              <table:table-cell office:value-type="float" office:value="8447.9836761534">
                <text:p>8447.9836761534</text:p>
              </table:table-cell>
              <table:table-cell office:value-type="float" office:value="91552.0163238463">
                <text:p>91552.016323846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9.88">
                <text:p>119.88</text:p>
              </table:table-cell>
              <table:table-cell office:value-type="float" office:value="7044.5931848879">
                <text:p>7044.5931848879</text:p>
              </table:table-cell>
              <table:table-cell office:value-type="float" office:value="27.2251251963">
                <text:p>27.2251251963</text:p>
              </table:table-cell>
              <table:table-cell office:value-type="float" office:value="84480.1651726513">
                <text:p>84480.1651726513</text:p>
              </table:table-cell>
              <table:table-cell office:value-type="float" office:value="8448.016517265">
                <text:p>8448.016517265</text:p>
              </table:table-cell>
              <table:table-cell office:value-type="float" office:value="91551.9834827346">
                <text:p>91551.983482734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20">
                <text:p>120</text:p>
              </table:table-cell>
              <table:table-cell office:value-type="float" office:value="7044.5181617252">
                <text:p>7044.5181617252</text:p>
              </table:table-cell>
              <table:table-cell office:value-type="float" office:value="26.9426443847">
                <text:p>26.9426443847</text:p>
              </table:table-cell>
              <table:table-cell office:value-type="float" office:value="84480.4901762643">
                <text:p>84480.4901762643</text:p>
              </table:table-cell>
              <table:table-cell office:value-type="float" office:value="8448.0490176263">
                <text:p>8448.0490176263</text:p>
              </table:table-cell>
              <table:table-cell office:value-type="float" office:value="91551.9509823733">
                <text:p>91551.95098237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